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3.28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1.859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99" style:diagonal-bl-tr="none" style:diagonal-tl-br="none" fo:border="0.74pt solid #ccccc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1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112">
      <style:table-cell-properties fo:background-color="#ffff99" style:diagonal-bl-tr="none" style:diagonal-tl-br="none" fo:border="0.74pt solid #cccccc" fo:padding="0.071cm" style:rotation-align="none"/>
    </style:style>
    <style:style style:name="ce10" style:family="table-cell" style:parent-style-name="Default" style:data-style-name="N113">
      <style:table-cell-properties fo:background-color="#ffff99" style:diagonal-bl-tr="none" style:diagonal-tl-br="none" fo:border="0.74pt solid #cccccc" fo:padding="0.071cm" style:rotation-align="none"/>
    </style:style>
    <style:style style:name="ce11" style:family="table-cell" style:parent-style-name="Default" style:data-style-name="N112">
      <style:table-cell-properties fo:padding="0.071cm"/>
    </style:style>
    <style:style style:name="ce12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14">
      <style:table-cell-properties fo:background-color="#ffffa6" style:diagonal-bl-tr="none" style:diagonal-tl-br="none" fo:border="0.74pt solid #cccccc" fo:padding="0.071cm" style:rotation-align="none"/>
    </style:style>
    <style:style style:name="ce15" style:family="table-cell" style:parent-style-name="Default" style:data-style-name="N114">
      <style:table-cell-properties fo:background-color="#ffffa6" style:diagonal-bl-tr="none" style:diagonal-tl-br="none" fo:border="0.74pt solid #ccccc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 style:data-style-name="N114">
      <style:table-cell-properties fo:background-color="#ffff99" style:diagonal-bl-tr="none" style:diagonal-tl-br="none" fo:border="0.74pt solid #cccccc" fo:padding="0.071cm" style:rotation-align="none"/>
    </style:style>
    <style:style style:name="ce18" style:family="table-cell" style:parent-style-name="Default" style:data-style-name="N114">
      <style:table-cell-properties fo:background-color="#ffff99" style:diagonal-bl-tr="none" style:diagonal-tl-br="none" fo:border="0.74pt solid #ccccc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14">
      <style:table-cell-properties style:diagonal-bl-tr="none" style:diagonal-tl-br="none" fo:background-color="transparent" fo:border="0.74pt solid #cccccc" fo:padding="0.071cm" style:rotation-align="none"/>
    </style:style>
    <style:style style:name="ce20" style:family="table-cell" style:parent-style-name="Default" style:data-style-name="N114">
      <style:table-cell-properties style:diagonal-bl-tr="none" style:diagonal-tl-br="none" fo:background-color="transparent" fo:border="0.74pt solid #ccccc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5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115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16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16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12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2">
      <style:table-cell-properties fo:border-bottom="none" style:diagonal-bl-tr="none" style:diagonal-tl-br="none" fo:border-left="none" fo:padding="0.071cm" fo:border-right="none" style:rotation-align="none" fo:border-top="0.74pt solid #000000"/>
    </style:style>
    <style:style style:name="ce28" style:family="table-cell" style:parent-style-name="Default" style:data-style-name="N114">
      <style:table-cell-properties fo:padding="0.071cm"/>
    </style:style>
    <style:style style:name="ce29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17">
      <style:table-cell-properties fo:padding="0.071cm"/>
    </style:style>
    <style:style style:name="ce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026cm" svg:stroke-color="#3465a4" draw:marker-start="msArrowEnd_20_5" draw:marker-start-width="0.21c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1.54cm" fo:min-width="2.39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3465a4" draw:marker-start="msArrowEnd_20_5" draw:marker-start-width="0.21c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1.54cm" fo:min-width="2.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26cm" svg:stroke-color="#3465a4" draw:marker-start="msArrowEnd_20_5" draw:marker-start-width="0.21c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1.54cm" fo:min-width="2.397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Feuille1.B22">
          <table:error-message table:message-type="stop" table:display="true"/>
        </table:content-validation>
        <table:content-validation table:name="val2" table:condition="of:cell-content-is-in-list([.$D$5:.$I$5])" table:allow-empty-cell="true" table:display-list="unsorted" table:base-cell-address="Feuille1.C22">
          <table:error-message table:message-type="stop" table:display="true"/>
        </table:content-validation>
        <table:content-validation table:name="val3" table:condition="of:cell-content-is-in-list(&quot;Prévisionnel&quot;;&quot;Réalisé&quot;)" table:allow-empty-cell="true" table:display-list="unsorted" table:base-cell-address="Feuille1.D3">
          <table:error-message table:message-type="stop" table:display="true"/>
        </table:content-validation>
        <table:content-validation table:name="val4" table:condition="of:cell-content-is-in-list(&quot;Oui&quot;;&quot;Non&quot;)" table:allow-empty-cell="true" table:display-list="unsorted" table:base-cell-address="Feuille1.D9">
          <table:error-message table:message-type="stop" table:display="true"/>
        </table:content-validation>
        <table:content-validation table:name="val5" table:condition="of:cell-content-is-in-list(&quot;Oui&quot;;&quot;Non&quot;)" table:allow-empty-cell="true" table:display-list="unsorted" table:base-cell-address="Feuille1.D14">
          <table:error-message table:message-type="stop" table:display="true"/>
        </table:content-validation>
        <table:content-validation table:name="val6" table:condition="of:cell-content-is-in-list(&quot;Oui&quot;;&quot;Non&quot;)" table:allow-empty-cell="true" table:display-list="unsorted" table:base-cell-address="Feuille1.H22">
          <table:error-message table:message-type="stop" table:display="true"/>
        </table:content-validation>
      </table:content-validations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1" table:default-cell-style-name="ce2"/>
        <table:table-column table:style-name="co2" table:number-columns-repeated="9" table:default-cell-style-name="ce31"/>
        <table:table-column table:style-name="co2" table:number-columns-repeated="224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Paramètres globaux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Code structure de l’établissement</text:p>
          </table:table-cell>
          <table:table-cell/>
          <table:table-cell table:style-name="ce7" office:value-type="string" calcext:value-type="string">
            <text:p>UNIV</text:p>
          </table:table-cell>
          <table:table-cell table:number-columns-repeated="1020"/>
        </table:table-row>
        <table:table-row table:style-name="ro1">
          <table:table-cell table:style-name="ce1"/>
          <table:table-cell office:value-type="string" calcext:value-type="string">
            <text:p>Contexte du calcul</text:p>
          </table:table-cell>
          <table:table-cell/>
          <table:table-cell table:style-name="ce7" table:content-validation-name="val3" office:value-type="string" calcext:value-type="string">
            <text:p>Réalisé</text:p>
          </table:table-cell>
          <table:table-cell table:style-name="ce16" office:value-type="string" calcext:value-type="string">
            <text:p>(calcul du service prévisionnel ou réalisé)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Types et valeurs HETD des types d’interventio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<text:s text:c="6"/>types d’intervention</text:p>
          </table:table-cell>
          <table:table-cell/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TD</text:p>
          </table:table-cell>
          <table:table-cell table:style-name="ce6" office:value-type="string" calcext:value-type="string">
            <text:p>TP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Projet</text:p>
          </table:table-cell>
          <table:table-cell table:style-name="ce6" office:value-type="string" calcext:value-type="string">
            <text:p>Référentiel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string" calcext:value-type="string">
            <text:p><text:s text:c="6"/>valeur dans le service</text:p>
          </table:table-cell>
          <table:table-cell/>
          <table:table-cell table:style-name="ce8" office:value-type="float" office:value="1.5" calcext:value-type="float">
            <text:p>1,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string" calcext:value-type="string">
            <text:p><text:s text:c="6"/>valeur au-delà du service</text:p>
          </table:table-cell>
          <table:table-cell/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666666666666667" calcext:value-type="float">
            <text:p>0,67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aramètres dépendant du type d’intervena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P dans le service = TD</text:p>
          </table:table-cell>
          <table:table-cell/>
          <table:table-cell table:style-name="ce6" table:content-validation-name="val4"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rvice statutaire</text:p>
          </table:table-cell>
          <table:table-cell/>
          <table:table-cell table:style-name="ce9" office:value-type="float" office:value="192" calcext:value-type="float">
            <text:p>192 HETD</text:p>
          </table:table-cell>
          <table:table-cell table:style-name="ce16" office:value-type="string" calcext:value-type="string">
            <text:p>(0 si vacataire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ramètres propres à l’intervenant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Composante d’affectation</text:p>
          </table:table-cell>
          <table:table-cell/>
          <table:table-cell table:style-name="ce5" office:value-type="string" calcext:value-type="string">
            <text:p>901</text:p>
          </table:table-cell>
          <table:table-cell table:style-name="ce16" office:value-type="string" calcext:value-type="string">
            <text:p>(vide si vacataire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odification du service dû +/-</text:p>
          </table:table-cell>
          <table:table-cell/>
          <table:table-cell table:style-name="ce10" office:value-type="float" office:value="0" calcext:value-type="float">
            <text:p>+0 HETD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HC autorisées</text:p>
          </table:table-cell>
          <table:table-cell/>
          <table:table-cell table:style-name="ce6" table:content-validation-name="val5" office:value-type="string" calcext:value-type="string">
            <text:p>Oui</text:p>
          </table:table-cell>
          <table:table-cell table:style-name="ce16" office:value-type="string" calcext:value-type="string">
            <text:p>(non pour président, un directeur d’IUT..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cul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Service dû</text:p>
          </table:table-cell>
          <table:table-cell/>
          <table:table-cell table:style-name="ce11" table:formula="of:=[.D10]+[.D13]" office:value-type="float" office:value="192" calcext:value-type="float">
            <text:p>192 HET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rvice réalisé</text:p>
          </table:table-cell>
          <table:table-cell/>
          <table:table-cell table:style-name="ce12" table:formula="of:=IF(contexte_calcul=&quot;Réalisé&quot;;MAX([.$T$22:.$T$521]);SUM([.$O$22:.$O$521]))" office:value-type="float" office:value="192" calcext:value-type="float">
            <text:p>192 HET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ures complémentaires</text:p>
          </table:table-cell>
          <table:table-cell/>
          <table:table-cell table:style-name="ce12" table:formula="of:=IF(contexte_calcul=&quot;Réalisé&quot;;SUM([.$W$22:.$W$521]);SUM([.$R$22:.$R$521]))" office:value-type="float" office:value="170.5" calcext:value-type="float">
            <text:p>170,5 HET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Détail des heures de service</text:p>
          </table:table-cell>
          <table:table-cell table:number-columns-repeated="2"/>
          <table:table-cell table:style-name="ce12"/>
          <table:table-cell table:number-columns-repeated="9"/>
          <table:table-cell office:value-type="string" calcext:value-type="string">
            <text:p>Calcul du service prévisionnel (proportionnel)</text:p>
          </table:table-cell>
          <table:table-cell table:number-columns-repeated="5"/>
          <table:table-cell office:value-type="string" calcext:value-type="string">
            <text:p>Calcul du service réalisé (calendaire)</text:p>
          </table:table-cell>
          <table:table-cell table:number-columns-repeated="4"/>
          <table:table-cell office:value-type="string" calcext:value-type="string">
            <text:p>Répartition HETD dans le service</text:p>
          </table:table-cell>
          <table:table-cell table:number-columns-repeated="3"/>
          <table:table-cell office:value-type="string" calcext:value-type="string">
            <text:p>Répartition des heures complémentaires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string" calcext:value-type="string">
            <text:p>Composante d’intervention</text:p>
          </table:table-cell>
          <table:table-cell table:style-name="ce4" office:value-type="string" calcext:value-type="string">
            <text:p>Type d’intervention</text:p>
          </table:table-cell>
          <table:table-cell table:style-name="ce13" office:value-type="string" calcext:value-type="string">
            <text:p>% FI</text:p>
          </table:table-cell>
          <table:table-cell table:style-name="ce13" office:value-type="string" calcext:value-type="string">
            <text:p>% FA</text:p>
          </table:table-cell>
          <table:table-cell table:style-name="ce13" office:value-type="string" calcext:value-type="string">
            <text:p>% FC</text:p>
          </table:table-cell>
          <table:table-cell table:style-name="ce13" office:value-type="string" calcext:value-type="string">
            <text:p>Majoration FC</text:p>
          </table:table-cell>
          <table:table-cell table:style-name="ce13" office:value-type="string" calcext:value-type="string">
            <text:p>Participe au service</text:p>
          </table:table-cell>
          <table:table-cell table:style-name="ce13" office:value-type="string" calcext:value-type="string">
            <text:p>Nb heures effectives</text:p>
          </table:table-cell>
          <table:table-cell table:style-name="ce25" office:value-type="string" calcext:value-type="string">
            <office:annotation draw:style-name="gr1" draw:text-style-name="P2" svg:width="2.898cm" svg:height="1.8cm" svg:x="24.356cm" svg:y="8.834cm" draw:caption-point-x="-0.61cm" draw:caption-point-y="1.512cm">
              <dc:date>2024-03-08T00:00:00</dc:date>
              <text:p text:style-name="P1"><text:span text:style-name="T1">Prise en compte du modulateur (colonne G)</text:span></text:p>
            </office:annotation>
            <text:p>Valeur d’1h dans le service</text:p>
          </table:table-cell>
          <table:table-cell table:style-name="ce13" office:value-type="string" calcext:value-type="string">
            <text:p>Valeur d’1h au-delà du service</text:p>
          </table:table-cell>
          <table:table-cell table:style-name="ce13" office:value-type="string" calcext:value-type="string">
            <text:p>Nb HETD dans le service</text:p>
          </table:table-cell>
          <table:table-cell table:style-name="ce13"/>
          <table:table-cell table:style-name="ce13" office:value-type="string" calcext:value-type="string">
            <text:p>Part de chaque intervention</text:p>
          </table:table-cell>
          <table:table-cell table:style-name="ce13" office:value-type="string" calcext:value-type="string">
            <text:p>Répartition du service dû</text:p>
          </table:table-cell>
          <table:table-cell table:style-name="ce13" office:value-type="string" calcext:value-type="string">
            <text:p>Part utilisée pour compléter le service dû</text:p>
          </table:table-cell>
          <table:table-cell table:style-name="ce13" office:value-type="string" calcext:value-type="string">
            <text:p>Part utilisable pour générer des HC</text:p>
          </table:table-cell>
          <table:table-cell table:style-name="ce25" office:value-type="string" calcext:value-type="string">
            <office:annotation draw:style-name="gr2" draw:text-style-name="P2" svg:width="2.9cm" svg:height="1.8cm" svg:x="45.347cm" svg:y="8.834cm" draw:caption-point-x="-0.611cm" draw:caption-point-y="1.512cm">
              <dc:date>2024-03-08T00:00:00</dc:date>
              <text:p text:style-name="P1"><text:span text:style-name="T1">Prise en compte du modulateur (colonne G)</text:span></text:p>
            </office:annotation>
            <text:p>HC</text:p>
          </table:table-cell>
          <table:table-cell table:style-name="ce13"/>
          <table:table-cell table:style-name="ce11" office:value-type="float" office:value="0" calcext:value-type="float">
            <text:p>0 HETD</text:p>
          </table:table-cell>
          <table:table-cell table:style-name="ce13" office:value-type="string" calcext:value-type="string">
            <text:p>Répartition du service dû</text:p>
          </table:table-cell>
          <table:table-cell table:style-name="ce13" office:value-type="string" calcext:value-type="string">
            <text:p>Report heures effectives</text:p>
          </table:table-cell>
          <table:table-cell table:style-name="ce25" office:value-type="string" calcext:value-type="string">
            <office:annotation draw:style-name="gr3" draw:text-style-name="P2" svg:width="2.897cm" svg:height="1.8cm" svg:x="57.994cm" svg:y="8.834cm" draw:caption-point-x="-0.611cm" draw:caption-point-y="1.512cm">
              <dc:date>2024-03-08T00:00:00</dc:date>
              <text:p text:style-name="P1"><text:span text:style-name="T1">Prise en compte du modulateur (colonne G)</text:span></text:p>
            </office:annotation>
            <text:p>HC</text:p>
          </table:table-cell>
          <table:table-cell/>
          <table:table-cell table:style-name="ce32" office:value-type="string" calcext:value-type="string">
            <text:p>FI</text:p>
          </table:table-cell>
          <table:table-cell table:style-name="ce32" office:value-type="string" calcext:value-type="string">
            <text:p>FA</text:p>
          </table:table-cell>
          <table:table-cell table:style-name="ce32" office:value-type="string" calcext:value-type="string">
            <text:p>FC non majorée</text:p>
          </table:table-cell>
          <table:table-cell table:style-name="ce32" office:value-type="string" calcext:value-type="string">
            <text:p>Référentiel</text:p>
          </table:table-cell>
          <table:table-cell table:style-name="ce32" office:value-type="string" calcext:value-type="string">
            <text:p>FI</text:p>
          </table:table-cell>
          <table:table-cell table:style-name="ce32" office:value-type="string" calcext:value-type="string">
            <text:p>FA</text:p>
          </table:table-cell>
          <table:table-cell table:style-name="ce32" office:value-type="string" calcext:value-type="string">
            <text:p>FC non majorée</text:p>
          </table:table-cell>
          <table:table-cell table:style-name="ce32" office:value-type="string" calcext:value-type="string">
            <text:p>FC majorée</text:p>
          </table:table-cell>
          <table:table-cell table:style-name="ce32" office:value-type="string" calcext:value-type="string">
            <text:p>Référentiel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 table:number-columns-spanned="1" table:number-rows-spanned="500">
            <text:p>Les interventions sont censées être triées par ordre chronologique</text:p>
          </table:table-cell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2]);[.C22]=&quot;Référentiel&quot;);&quot;&quot;;1-([.D22]+[.E22]))" office:value-type="percentage" office:value="0" calcext:value-type="percentage">
            <text:p>0,00 %</text:p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26" calcext:value-type="float">
            <text:p>26 h</text:p>
          </table:table-cell>
          <table:table-cell table:style-name="ce26" table:formula="of:=IF(ISBLANK([.C22]);0;HLOOKUP(IF(AND([.C22]=&quot;TP&quot;;TP_vaut_TD=&quot;Oui&quot;);&quot;TD&quot;;[.C22]);types_intervention;2;0))*IF(ISBLANK([.G22]);1;[.G22])" office:value-type="float" office:value="1" calcext:value-type="float">
            <text:p>1 HETD</text:p>
          </table:table-cell>
          <table:table-cell table:style-name="ce12" table:formula="of:=IF(ISBLANK([.C22]);0;HLOOKUP([.C22];types_intervention;3;0))*IF(ISBLANK([.G22]);1;[.G22])" office:value-type="float" office:value="1" calcext:value-type="float">
            <text:p>1 HETD</text:p>
          </table:table-cell>
          <table:table-cell table:style-name="ce11" table:formula="of:=IF([.H22]=&quot;Oui&quot;;[.I22]*[.J22];0)" office:value-type="float" office:value="26" calcext:value-type="float">
            <text:p>26 HETD</text:p>
          </table:table-cell>
          <table:table-cell table:style-name="ce11"/>
          <table:table-cell table:style-name="ce28" table:formula="of:=IF([.$L$522]&gt;0;[.L22]/[.$L$522];0)" office:value-type="percentage" office:value="0.0725244072524407" calcext:value-type="percentage">
            <text:p>7,25 %</text:p>
          </table:table-cell>
          <table:table-cell table:style-name="ce11" table:formula="of:=MIN(service_du;[.$L$522])*[.N22]" office:value-type="float" office:value="13.9246861924686" calcext:value-type="float">
            <text:p>13,92 HETD</text:p>
          </table:table-cell>
          <table:table-cell table:style-name="ce28" table:formula="of:=IF([.L22]&lt;&gt;0;[.O22]/[.L22];0)" office:value-type="percentage" office:value="0.535564853556485" calcext:value-type="percentage">
            <text:p>53,56 %</text:p>
          </table:table-cell>
          <table:table-cell table:style-name="ce28" table:formula="of:=IF([.$L$522]&gt;service_du;1-[.P22];0)" office:value-type="percentage" office:value="0.464435146443515" calcext:value-type="percentage">
            <text:p>46,44 %</text:p>
          </table:table-cell>
          <table:table-cell table:style-name="ce26" table:formula="of:=[.I22]*[.Q22]*[.K22]*IF(ISBLANK([.G22]);1;[.G22])" office:value-type="float" office:value="12.0753138075314" calcext:value-type="float">
            <text:p>12,08 HETD</text:p>
          </table:table-cell>
          <table:table-cell table:style-name="ce11"/>
          <table:table-cell table:style-name="ce11" table:formula="of:=IF(service_du=0;0;IF([.T21]+[.L22]&gt;service_du;service_du;[.T21]+[.L22]))" office:value-type="float" office:value="26" calcext:value-type="float">
            <text:p>26 HETD</text:p>
          </table:table-cell>
          <table:table-cell table:style-name="ce11" table:formula="of:=IF(service_du=0;0;IF([.T21]+[.L22]&gt;service_du;service_du-[.T21];[.L22]))" office:value-type="float" office:value="26" calcext:value-type="float">
            <text:p>26 HETD</text:p>
          </table:table-cell>
          <table:table-cell table:style-name="ce30" table:formula="of:=IF(service_du=0;[.I22];IF([.J22]&gt;0;IF([.T21]+[.L22]&lt;service_du;0;(([.T21]+[.L22])-service_du)/[.J2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]+IF([.H22]&lt;&gt;&quot;Oui&quot;;[.I22];0))*[.K22])*IF(ISBLANK([.G22]);1;[.G22])" office:value-type="float" office:value="0" calcext:value-type="float">
            <text:p>0 HETD</text:p>
          </table:table-cell>
          <table:table-cell/>
          <table:table-cell table:style-name="ce33" table:formula="of:=IF(OR(ISBLANK([.$C22]);[.$C22]=&quot;Référentiel&quot;);0;IF(contexte_calcul=&quot;Réalisé&quot;;[.$U22]*[.D22];[.$O22]*[.D22]))" office:value-type="float" office:value="26" calcext:value-type="float">
            <text:p>26 HETD</text:p>
          </table:table-cell>
          <table:table-cell table:style-name="ce33" table:formula="of:=IF(OR(ISBLANK([.$C22]);[.$C22]=&quot;Référentiel&quot;);0;IF(contexte_calcul=&quot;Réalisé&quot;;[.$U22]*[.E22];[.$O22]*[.E22]))" office:value-type="float" office:value="0" calcext:value-type="float">
            <text:p>0 HETD</text:p>
          </table:table-cell>
          <table:table-cell table:style-name="ce33" table:formula="of:=IF(OR(ISBLANK([.$C22]);[.$C22]=&quot;Référentiel&quot;);0;IF(contexte_calcul=&quot;Réalisé&quot;;[.$U22]*[.F22];[.$O22]*[.F22]))" office:value-type="float" office:value="0" calcext:value-type="float">
            <text:p>0 HETD</text:p>
          </table:table-cell>
          <table:table-cell table:style-name="ce33" table:formula="of:=IF([.$C22]=&quot;Référentiel&quot;;IF(contexte_calcul=&quot;Réalisé&quot;;[.$U22];[.$R22]);0)" office:value-type="float" office:value="0" calcext:value-type="float">
            <text:p>0 HETD</text:p>
          </table:table-cell>
          <table:table-cell table:style-name="ce33" table:formula="of:=IF(OR(ISBLANK([.$C22]);[.$C22]=&quot;Référentiel&quot;);0;IF(contexte_calcul=&quot;Réalisé&quot;;[.$W22]*[.D22];[.$R22]*[.D22]))" office:value-type="float" office:value="0" calcext:value-type="float">
            <text:p>0 HETD</text:p>
          </table:table-cell>
          <table:table-cell table:style-name="ce33" table:formula="of:=IF(OR(ISBLANK([.$C22]);[.$C22]=&quot;Référentiel&quot;);0;IF(contexte_calcul=&quot;Réalisé&quot;;[.$W22]*[.E22];[.$R22]*[.E22]))" office:value-type="float" office:value="0" calcext:value-type="float">
            <text:p>0 HETD</text:p>
          </table:table-cell>
          <table:table-cell table:style-name="ce33" table:formula="of:=IF(OR(ISBLANK([.$C22]);[.$C22]=&quot;Référentiel&quot;);0;IF(contexte_calcul=&quot;Réalisé&quot;;[.$W22]*[.F22];[.$R22]*[.F2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]=&quot;Référentiel&quot;;IF(contexte_calcul=&quot;Réalisé&quot;;[.$W22];[.$R2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9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3]);[.C23]=&quot;Référentiel&quot;);&quot;&quot;;1-([.D23]+[.E23]))" office:value-type="percentage" office:value="0" calcext:value-type="percentage">
            <text:p>0,00 %</text:p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6" calcext:value-type="float">
            <text:p>6 h</text:p>
          </table:table-cell>
          <table:table-cell table:style-name="ce26" table:formula="of:=IF(ISBLANK([.C23]);0;HLOOKUP(IF(AND([.C23]=&quot;TP&quot;;TP_vaut_TD=&quot;Oui&quot;);&quot;TD&quot;;[.C23]);types_intervention;2;0))*IF(ISBLANK([.G23]);1;[.G23])" office:value-type="float" office:value="1" calcext:value-type="float">
            <text:p>1 HETD</text:p>
          </table:table-cell>
          <table:table-cell table:style-name="ce12" table:formula="of:=IF(ISBLANK([.C23]);0;HLOOKUP([.C23];types_intervention;3;0))*IF(ISBLANK([.G23]);1;[.G23])" office:value-type="float" office:value="1" calcext:value-type="float">
            <text:p>1 HETD</text:p>
          </table:table-cell>
          <table:table-cell table:style-name="ce11" table:formula="of:=IF([.H23]=&quot;Oui&quot;;[.I23]*[.J23];0)" office:value-type="float" office:value="6" calcext:value-type="float">
            <text:p>6 HETD</text:p>
          </table:table-cell>
          <table:table-cell table:style-name="ce11"/>
          <table:table-cell table:style-name="ce28" table:formula="of:=IF([.$L$522]&gt;0;[.L23]/[.$L$522];0)" office:value-type="percentage" office:value="0.0167364016736402" calcext:value-type="percentage">
            <text:p>1,67 %</text:p>
          </table:table-cell>
          <table:table-cell table:style-name="ce11" table:formula="of:=MIN(service_du;[.$L$522])*[.N23]" office:value-type="float" office:value="3.21338912133891" calcext:value-type="float">
            <text:p>3,21 HETD</text:p>
          </table:table-cell>
          <table:table-cell table:style-name="ce28" table:formula="of:=IF([.L23]&lt;&gt;0;[.O23]/[.L23];0)" office:value-type="percentage" office:value="0.535564853556485" calcext:value-type="percentage">
            <text:p>53,56 %</text:p>
          </table:table-cell>
          <table:table-cell table:style-name="ce28" table:formula="of:=IF([.$L$522]&gt;service_du;1-[.P23];0)" office:value-type="percentage" office:value="0.464435146443515" calcext:value-type="percentage">
            <text:p>46,44 %</text:p>
          </table:table-cell>
          <table:table-cell table:style-name="ce26" table:formula="of:=[.I23]*[.Q23]*[.K23]*IF(ISBLANK([.G23]);1;[.G23])" office:value-type="float" office:value="2.78661087866109" calcext:value-type="float">
            <text:p>2,79 HETD</text:p>
          </table:table-cell>
          <table:table-cell table:style-name="ce11"/>
          <table:table-cell table:style-name="ce11" table:formula="of:=IF(service_du=0;0;IF([.T22]+[.L23]&gt;service_du;service_du;[.T22]+[.L23]))" office:value-type="float" office:value="32" calcext:value-type="float">
            <text:p>32 HETD</text:p>
          </table:table-cell>
          <table:table-cell table:style-name="ce11" table:formula="of:=IF(service_du=0;0;IF([.T22]+[.L23]&gt;service_du;service_du-[.T22];[.L23]))" office:value-type="float" office:value="6" calcext:value-type="float">
            <text:p>6 HETD</text:p>
          </table:table-cell>
          <table:table-cell table:style-name="ce30" table:formula="of:=IF(service_du=0;[.I23];IF([.J23]&gt;0;IF([.T22]+[.L23]&lt;service_du;0;(([.T22]+[.L23])-service_du)/[.J2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]+IF([.H23]&lt;&gt;&quot;Oui&quot;;[.I23];0))*[.K23])*IF(ISBLANK([.G23]);1;[.G23])" office:value-type="float" office:value="0" calcext:value-type="float">
            <text:p>0 HETD</text:p>
          </table:table-cell>
          <table:table-cell/>
          <table:table-cell table:style-name="ce33" table:formula="of:=IF(OR(ISBLANK([.$C23]);[.$C23]=&quot;Référentiel&quot;);0;IF(contexte_calcul=&quot;Réalisé&quot;;[.$U23]*[.D23];[.$O23]*[.D23]))" office:value-type="float" office:value="6" calcext:value-type="float">
            <text:p>6 HETD</text:p>
          </table:table-cell>
          <table:table-cell table:style-name="ce33" table:formula="of:=IF(OR(ISBLANK([.$C23]);[.$C23]=&quot;Référentiel&quot;);0;IF(contexte_calcul=&quot;Réalisé&quot;;[.$U23]*[.E23];[.$O23]*[.E23]))" office:value-type="float" office:value="0" calcext:value-type="float">
            <text:p>0 HETD</text:p>
          </table:table-cell>
          <table:table-cell table:style-name="ce33" table:formula="of:=IF(OR(ISBLANK([.$C23]);[.$C23]=&quot;Référentiel&quot;);0;IF(contexte_calcul=&quot;Réalisé&quot;;[.$U23]*[.F23];[.$O23]*[.F23]))" office:value-type="float" office:value="0" calcext:value-type="float">
            <text:p>0 HETD</text:p>
          </table:table-cell>
          <table:table-cell table:style-name="ce33" table:formula="of:=IF([.$C23]=&quot;Référentiel&quot;;IF(contexte_calcul=&quot;Réalisé&quot;;[.$U23];[.$R23]);0)" office:value-type="float" office:value="0" calcext:value-type="float">
            <text:p>0 HETD</text:p>
          </table:table-cell>
          <table:table-cell table:style-name="ce33" table:formula="of:=IF(OR(ISBLANK([.$C23]);[.$C23]=&quot;Référentiel&quot;);0;IF(contexte_calcul=&quot;Réalisé&quot;;[.$W23]*[.D23];[.$R23]*[.D23]))" office:value-type="float" office:value="0" calcext:value-type="float">
            <text:p>0 HETD</text:p>
          </table:table-cell>
          <table:table-cell table:style-name="ce33" table:formula="of:=IF(OR(ISBLANK([.$C23]);[.$C23]=&quot;Référentiel&quot;);0;IF(contexte_calcul=&quot;Réalisé&quot;;[.$W23]*[.E23];[.$R23]*[.E23]))" office:value-type="float" office:value="0" calcext:value-type="float">
            <text:p>0 HETD</text:p>
          </table:table-cell>
          <table:table-cell table:style-name="ce33" table:formula="of:=IF(OR(ISBLANK([.$C23]);[.$C23]=&quot;Référentiel&quot;);0;IF(contexte_calcul=&quot;Réalisé&quot;;[.$W23]*[.F23];[.$R23]*[.F2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]=&quot;Référentiel&quot;;IF(contexte_calcul=&quot;Réalisé&quot;;[.$W23];[.$R2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4]);[.C24]=&quot;Référentiel&quot;);&quot;&quot;;1-([.D24]+[.E24]))" office:value-type="percentage" office:value="0" calcext:value-type="percentage">
            <text:p>0,00 %</text:p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22" calcext:value-type="float">
            <text:p>22 h</text:p>
          </table:table-cell>
          <table:table-cell table:style-name="ce26" table:formula="of:=IF(ISBLANK([.C24]);0;HLOOKUP(IF(AND([.C24]=&quot;TP&quot;;TP_vaut_TD=&quot;Oui&quot;);&quot;TD&quot;;[.C24]);types_intervention;2;0))*IF(ISBLANK([.G24]);1;[.G24])" office:value-type="float" office:value="1" calcext:value-type="float">
            <text:p>1 HETD</text:p>
          </table:table-cell>
          <table:table-cell table:style-name="ce12" table:formula="of:=IF(ISBLANK([.C24]);0;HLOOKUP([.C24];types_intervention;3;0))*IF(ISBLANK([.G24]);1;[.G24])" office:value-type="float" office:value="1" calcext:value-type="float">
            <text:p>1 HETD</text:p>
          </table:table-cell>
          <table:table-cell table:style-name="ce11" table:formula="of:=IF([.H24]=&quot;Oui&quot;;[.I24]*[.J24];0)" office:value-type="float" office:value="22" calcext:value-type="float">
            <text:p>22 HETD</text:p>
          </table:table-cell>
          <table:table-cell table:style-name="ce11"/>
          <table:table-cell table:style-name="ce28" table:formula="of:=IF([.$L$522]&gt;0;[.L24]/[.$L$522];0)" office:value-type="percentage" office:value="0.0613668061366806" calcext:value-type="percentage">
            <text:p>6,14 %</text:p>
          </table:table-cell>
          <table:table-cell table:style-name="ce11" table:formula="of:=MIN(service_du;[.$L$522])*[.N24]" office:value-type="float" office:value="11.7824267782427" calcext:value-type="float">
            <text:p>11,78 HETD</text:p>
          </table:table-cell>
          <table:table-cell table:style-name="ce28" table:formula="of:=IF([.L24]&lt;&gt;0;[.O24]/[.L24];0)" office:value-type="percentage" office:value="0.535564853556485" calcext:value-type="percentage">
            <text:p>53,56 %</text:p>
          </table:table-cell>
          <table:table-cell table:style-name="ce28" table:formula="of:=IF([.$L$522]&gt;service_du;1-[.P24];0)" office:value-type="percentage" office:value="0.464435146443515" calcext:value-type="percentage">
            <text:p>46,44 %</text:p>
          </table:table-cell>
          <table:table-cell table:style-name="ce26" table:formula="of:=[.I24]*[.Q24]*[.K24]*IF(ISBLANK([.G24]);1;[.G24])" office:value-type="float" office:value="10.2175732217573" calcext:value-type="float">
            <text:p>10,22 HETD</text:p>
          </table:table-cell>
          <table:table-cell table:style-name="ce11"/>
          <table:table-cell table:style-name="ce11" table:formula="of:=IF(service_du=0;0;IF([.T23]+[.L24]&gt;service_du;service_du;[.T23]+[.L24]))" office:value-type="float" office:value="54" calcext:value-type="float">
            <text:p>54 HETD</text:p>
          </table:table-cell>
          <table:table-cell table:style-name="ce11" table:formula="of:=IF(service_du=0;0;IF([.T23]+[.L24]&gt;service_du;service_du-[.T23];[.L24]))" office:value-type="float" office:value="22" calcext:value-type="float">
            <text:p>22 HETD</text:p>
          </table:table-cell>
          <table:table-cell table:style-name="ce30" table:formula="of:=IF(service_du=0;[.I24];IF([.J24]&gt;0;IF([.T23]+[.L24]&lt;service_du;0;(([.T23]+[.L24])-service_du)/[.J2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]+IF([.H24]&lt;&gt;&quot;Oui&quot;;[.I24];0))*[.K24])*IF(ISBLANK([.G24]);1;[.G24])" office:value-type="float" office:value="0" calcext:value-type="float">
            <text:p>0 HETD</text:p>
          </table:table-cell>
          <table:table-cell/>
          <table:table-cell table:style-name="ce33" table:formula="of:=IF(OR(ISBLANK([.$C24]);[.$C24]=&quot;Référentiel&quot;);0;IF(contexte_calcul=&quot;Réalisé&quot;;[.$U24]*[.D24];[.$O24]*[.D24]))" office:value-type="float" office:value="22" calcext:value-type="float">
            <text:p>22 HETD</text:p>
          </table:table-cell>
          <table:table-cell table:style-name="ce33" table:formula="of:=IF(OR(ISBLANK([.$C24]);[.$C24]=&quot;Référentiel&quot;);0;IF(contexte_calcul=&quot;Réalisé&quot;;[.$U24]*[.E24];[.$O24]*[.E24]))" office:value-type="float" office:value="0" calcext:value-type="float">
            <text:p>0 HETD</text:p>
          </table:table-cell>
          <table:table-cell table:style-name="ce33" table:formula="of:=IF(OR(ISBLANK([.$C24]);[.$C24]=&quot;Référentiel&quot;);0;IF(contexte_calcul=&quot;Réalisé&quot;;[.$U24]*[.F24];[.$O24]*[.F24]))" office:value-type="float" office:value="0" calcext:value-type="float">
            <text:p>0 HETD</text:p>
          </table:table-cell>
          <table:table-cell table:style-name="ce33" table:formula="of:=IF([.$C24]=&quot;Référentiel&quot;;IF(contexte_calcul=&quot;Réalisé&quot;;[.$U24];[.$R24]);0)" office:value-type="float" office:value="0" calcext:value-type="float">
            <text:p>0 HETD</text:p>
          </table:table-cell>
          <table:table-cell table:style-name="ce33" table:formula="of:=IF(OR(ISBLANK([.$C24]);[.$C24]=&quot;Référentiel&quot;);0;IF(contexte_calcul=&quot;Réalisé&quot;;[.$W24]*[.D24];[.$R24]*[.D24]))" office:value-type="float" office:value="0" calcext:value-type="float">
            <text:p>0 HETD</text:p>
          </table:table-cell>
          <table:table-cell table:style-name="ce33" table:formula="of:=IF(OR(ISBLANK([.$C24]);[.$C24]=&quot;Référentiel&quot;);0;IF(contexte_calcul=&quot;Réalisé&quot;;[.$W24]*[.E24];[.$R24]*[.E24]))" office:value-type="float" office:value="0" calcext:value-type="float">
            <text:p>0 HETD</text:p>
          </table:table-cell>
          <table:table-cell table:style-name="ce33" table:formula="of:=IF(OR(ISBLANK([.$C24]);[.$C24]=&quot;Référentiel&quot;);0;IF(contexte_calcul=&quot;Réalisé&quot;;[.$W24]*[.F24];[.$R24]*[.F2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]=&quot;Référentiel&quot;;IF(contexte_calcul=&quot;Réalisé&quot;;[.$W24];[.$R2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5]);[.C25]=&quot;Référentiel&quot;);&quot;&quot;;1-([.D25]+[.E25]))" office:value-type="percentage" office:value="0" calcext:value-type="percentage">
            <text:p>0,00 %</text:p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6" calcext:value-type="float">
            <text:p>6 h</text:p>
          </table:table-cell>
          <table:table-cell table:style-name="ce26" table:formula="of:=IF(ISBLANK([.C25]);0;HLOOKUP(IF(AND([.C25]=&quot;TP&quot;;TP_vaut_TD=&quot;Oui&quot;);&quot;TD&quot;;[.C25]);types_intervention;2;0))*IF(ISBLANK([.G25]);1;[.G25])" office:value-type="float" office:value="1" calcext:value-type="float">
            <text:p>1 HETD</text:p>
          </table:table-cell>
          <table:table-cell table:style-name="ce12" table:formula="of:=IF(ISBLANK([.C25]);0;HLOOKUP([.C25];types_intervention;3;0))*IF(ISBLANK([.G25]);1;[.G25])" office:value-type="float" office:value="1" calcext:value-type="float">
            <text:p>1 HETD</text:p>
          </table:table-cell>
          <table:table-cell table:style-name="ce11" table:formula="of:=IF([.H25]=&quot;Oui&quot;;[.I25]*[.J25];0)" office:value-type="float" office:value="6" calcext:value-type="float">
            <text:p>6 HETD</text:p>
          </table:table-cell>
          <table:table-cell table:style-name="ce11"/>
          <table:table-cell table:style-name="ce28" table:formula="of:=IF([.$L$522]&gt;0;[.L25]/[.$L$522];0)" office:value-type="percentage" office:value="0.0167364016736402" calcext:value-type="percentage">
            <text:p>1,67 %</text:p>
          </table:table-cell>
          <table:table-cell table:style-name="ce11" table:formula="of:=MIN(service_du;[.$L$522])*[.N25]" office:value-type="float" office:value="3.21338912133891" calcext:value-type="float">
            <text:p>3,21 HETD</text:p>
          </table:table-cell>
          <table:table-cell table:style-name="ce28" table:formula="of:=IF([.L25]&lt;&gt;0;[.O25]/[.L25];0)" office:value-type="percentage" office:value="0.535564853556485" calcext:value-type="percentage">
            <text:p>53,56 %</text:p>
          </table:table-cell>
          <table:table-cell table:style-name="ce28" table:formula="of:=IF([.$L$522]&gt;service_du;1-[.P25];0)" office:value-type="percentage" office:value="0.464435146443515" calcext:value-type="percentage">
            <text:p>46,44 %</text:p>
          </table:table-cell>
          <table:table-cell table:style-name="ce26" table:formula="of:=[.I25]*[.Q25]*[.K25]*IF(ISBLANK([.G25]);1;[.G25])" office:value-type="float" office:value="2.78661087866109" calcext:value-type="float">
            <text:p>2,79 HETD</text:p>
          </table:table-cell>
          <table:table-cell table:style-name="ce11"/>
          <table:table-cell table:style-name="ce11" table:formula="of:=IF(service_du=0;0;IF([.T24]+[.L25]&gt;service_du;service_du;[.T24]+[.L25]))" office:value-type="float" office:value="60" calcext:value-type="float">
            <text:p>60 HETD</text:p>
          </table:table-cell>
          <table:table-cell table:style-name="ce11" table:formula="of:=IF(service_du=0;0;IF([.T24]+[.L25]&gt;service_du;service_du-[.T24];[.L25]))" office:value-type="float" office:value="6" calcext:value-type="float">
            <text:p>6 HETD</text:p>
          </table:table-cell>
          <table:table-cell table:style-name="ce30" table:formula="of:=IF(service_du=0;[.I25];IF([.J25]&gt;0;IF([.T24]+[.L25]&lt;service_du;0;(([.T24]+[.L25])-service_du)/[.J2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]+IF([.H25]&lt;&gt;&quot;Oui&quot;;[.I25];0))*[.K25])*IF(ISBLANK([.G25]);1;[.G25])" office:value-type="float" office:value="0" calcext:value-type="float">
            <text:p>0 HETD</text:p>
          </table:table-cell>
          <table:table-cell/>
          <table:table-cell table:style-name="ce33" table:formula="of:=IF(OR(ISBLANK([.$C25]);[.$C25]=&quot;Référentiel&quot;);0;IF(contexte_calcul=&quot;Réalisé&quot;;[.$U25]*[.D25];[.$O25]*[.D25]))" office:value-type="float" office:value="6" calcext:value-type="float">
            <text:p>6 HETD</text:p>
          </table:table-cell>
          <table:table-cell table:style-name="ce33" table:formula="of:=IF(OR(ISBLANK([.$C25]);[.$C25]=&quot;Référentiel&quot;);0;IF(contexte_calcul=&quot;Réalisé&quot;;[.$U25]*[.E25];[.$O25]*[.E25]))" office:value-type="float" office:value="0" calcext:value-type="float">
            <text:p>0 HETD</text:p>
          </table:table-cell>
          <table:table-cell table:style-name="ce33" table:formula="of:=IF(OR(ISBLANK([.$C25]);[.$C25]=&quot;Référentiel&quot;);0;IF(contexte_calcul=&quot;Réalisé&quot;;[.$U25]*[.F25];[.$O25]*[.F25]))" office:value-type="float" office:value="0" calcext:value-type="float">
            <text:p>0 HETD</text:p>
          </table:table-cell>
          <table:table-cell table:style-name="ce33" table:formula="of:=IF([.$C25]=&quot;Référentiel&quot;;IF(contexte_calcul=&quot;Réalisé&quot;;[.$U25];[.$R25]);0)" office:value-type="float" office:value="0" calcext:value-type="float">
            <text:p>0 HETD</text:p>
          </table:table-cell>
          <table:table-cell table:style-name="ce33" table:formula="of:=IF(OR(ISBLANK([.$C25]);[.$C25]=&quot;Référentiel&quot;);0;IF(contexte_calcul=&quot;Réalisé&quot;;[.$W25]*[.D25];[.$R25]*[.D25]))" office:value-type="float" office:value="0" calcext:value-type="float">
            <text:p>0 HETD</text:p>
          </table:table-cell>
          <table:table-cell table:style-name="ce33" table:formula="of:=IF(OR(ISBLANK([.$C25]);[.$C25]=&quot;Référentiel&quot;);0;IF(contexte_calcul=&quot;Réalisé&quot;;[.$W25]*[.E25];[.$R25]*[.E25]))" office:value-type="float" office:value="0" calcext:value-type="float">
            <text:p>0 HETD</text:p>
          </table:table-cell>
          <table:table-cell table:style-name="ce33" table:formula="of:=IF(OR(ISBLANK([.$C25]);[.$C25]=&quot;Référentiel&quot;);0;IF(contexte_calcul=&quot;Réalisé&quot;;[.$W25]*[.F25];[.$R25]*[.F2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]=&quot;Référentiel&quot;;IF(contexte_calcul=&quot;Réalisé&quot;;[.$W25];[.$R2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6]);[.C26]=&quot;Référentiel&quot;);&quot;&quot;;1-([.D26]+[.E26]))" office:value-type="percentage" office:value="0" calcext:value-type="percentage">
            <text:p>0,00 %</text:p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16" calcext:value-type="float">
            <text:p>16 h</text:p>
          </table:table-cell>
          <table:table-cell table:style-name="ce26" table:formula="of:=IF(ISBLANK([.C26]);0;HLOOKUP(IF(AND([.C26]=&quot;TP&quot;;TP_vaut_TD=&quot;Oui&quot;);&quot;TD&quot;;[.C26]);types_intervention;2;0))*IF(ISBLANK([.G26]);1;[.G26])" office:value-type="float" office:value="1" calcext:value-type="float">
            <text:p>1 HETD</text:p>
          </table:table-cell>
          <table:table-cell table:style-name="ce12" table:formula="of:=IF(ISBLANK([.C26]);0;HLOOKUP([.C26];types_intervention;3;0))*IF(ISBLANK([.G26]);1;[.G26])" office:value-type="float" office:value="1" calcext:value-type="float">
            <text:p>1 HETD</text:p>
          </table:table-cell>
          <table:table-cell table:style-name="ce11" table:formula="of:=IF([.H26]=&quot;Oui&quot;;[.I26]*[.J26];0)" office:value-type="float" office:value="16" calcext:value-type="float">
            <text:p>16 HETD</text:p>
          </table:table-cell>
          <table:table-cell table:style-name="ce11"/>
          <table:table-cell table:style-name="ce28" table:formula="of:=IF([.$L$522]&gt;0;[.L26]/[.$L$522];0)" office:value-type="percentage" office:value="0.0446304044630405" calcext:value-type="percentage">
            <text:p>4,46 %</text:p>
          </table:table-cell>
          <table:table-cell table:style-name="ce11" table:formula="of:=MIN(service_du;[.$L$522])*[.N26]" office:value-type="float" office:value="8.56903765690377" calcext:value-type="float">
            <text:p>8,57 HETD</text:p>
          </table:table-cell>
          <table:table-cell table:style-name="ce28" table:formula="of:=IF([.L26]&lt;&gt;0;[.O26]/[.L26];0)" office:value-type="percentage" office:value="0.535564853556485" calcext:value-type="percentage">
            <text:p>53,56 %</text:p>
          </table:table-cell>
          <table:table-cell table:style-name="ce28" table:formula="of:=IF([.$L$522]&gt;service_du;1-[.P26];0)" office:value-type="percentage" office:value="0.464435146443515" calcext:value-type="percentage">
            <text:p>46,44 %</text:p>
          </table:table-cell>
          <table:table-cell table:style-name="ce26" table:formula="of:=[.I26]*[.Q26]*[.K26]*IF(ISBLANK([.G26]);1;[.G26])" office:value-type="float" office:value="7.43096234309624" calcext:value-type="float">
            <text:p>7,43 HETD</text:p>
          </table:table-cell>
          <table:table-cell table:style-name="ce11"/>
          <table:table-cell table:style-name="ce11" table:formula="of:=IF(service_du=0;0;IF([.T25]+[.L26]&gt;service_du;service_du;[.T25]+[.L26]))" office:value-type="float" office:value="76" calcext:value-type="float">
            <text:p>76 HETD</text:p>
          </table:table-cell>
          <table:table-cell table:style-name="ce11" table:formula="of:=IF(service_du=0;0;IF([.T25]+[.L26]&gt;service_du;service_du-[.T25];[.L26]))" office:value-type="float" office:value="16" calcext:value-type="float">
            <text:p>16 HETD</text:p>
          </table:table-cell>
          <table:table-cell table:style-name="ce30" table:formula="of:=IF(service_du=0;[.I26];IF([.J26]&gt;0;IF([.T25]+[.L26]&lt;service_du;0;(([.T25]+[.L26])-service_du)/[.J2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]+IF([.H26]&lt;&gt;&quot;Oui&quot;;[.I26];0))*[.K26])*IF(ISBLANK([.G26]);1;[.G26])" office:value-type="float" office:value="0" calcext:value-type="float">
            <text:p>0 HETD</text:p>
          </table:table-cell>
          <table:table-cell/>
          <table:table-cell table:style-name="ce33" table:formula="of:=IF(OR(ISBLANK([.$C26]);[.$C26]=&quot;Référentiel&quot;);0;IF(contexte_calcul=&quot;Réalisé&quot;;[.$U26]*[.D26];[.$O26]*[.D26]))" office:value-type="float" office:value="16" calcext:value-type="float">
            <text:p>16 HETD</text:p>
          </table:table-cell>
          <table:table-cell table:style-name="ce33" table:formula="of:=IF(OR(ISBLANK([.$C26]);[.$C26]=&quot;Référentiel&quot;);0;IF(contexte_calcul=&quot;Réalisé&quot;;[.$U26]*[.E26];[.$O26]*[.E26]))" office:value-type="float" office:value="0" calcext:value-type="float">
            <text:p>0 HETD</text:p>
          </table:table-cell>
          <table:table-cell table:style-name="ce33" table:formula="of:=IF(OR(ISBLANK([.$C26]);[.$C26]=&quot;Référentiel&quot;);0;IF(contexte_calcul=&quot;Réalisé&quot;;[.$U26]*[.F26];[.$O26]*[.F26]))" office:value-type="float" office:value="0" calcext:value-type="float">
            <text:p>0 HETD</text:p>
          </table:table-cell>
          <table:table-cell table:style-name="ce33" table:formula="of:=IF([.$C26]=&quot;Référentiel&quot;;IF(contexte_calcul=&quot;Réalisé&quot;;[.$U26];[.$R26]);0)" office:value-type="float" office:value="0" calcext:value-type="float">
            <text:p>0 HETD</text:p>
          </table:table-cell>
          <table:table-cell table:style-name="ce33" table:formula="of:=IF(OR(ISBLANK([.$C26]);[.$C26]=&quot;Référentiel&quot;);0;IF(contexte_calcul=&quot;Réalisé&quot;;[.$W26]*[.D26];[.$R26]*[.D26]))" office:value-type="float" office:value="0" calcext:value-type="float">
            <text:p>0 HETD</text:p>
          </table:table-cell>
          <table:table-cell table:style-name="ce33" table:formula="of:=IF(OR(ISBLANK([.$C26]);[.$C26]=&quot;Référentiel&quot;);0;IF(contexte_calcul=&quot;Réalisé&quot;;[.$W26]*[.E26];[.$R26]*[.E26]))" office:value-type="float" office:value="0" calcext:value-type="float">
            <text:p>0 HETD</text:p>
          </table:table-cell>
          <table:table-cell table:style-name="ce33" table:formula="of:=IF(OR(ISBLANK([.$C26]);[.$C26]=&quot;Référentiel&quot;);0;IF(contexte_calcul=&quot;Réalisé&quot;;[.$W26]*[.F26];[.$R26]*[.F2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]=&quot;Référentiel&quot;;IF(contexte_calcul=&quot;Réalisé&quot;;[.$W26];[.$R2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7]);[.C27]=&quot;Référentiel&quot;);&quot;&quot;;1-([.D27]+[.E27]))" office:value-type="percentage" office:value="0" calcext:value-type="percentage">
            <text:p>0,00 %</text:p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36" calcext:value-type="float">
            <text:p>36 h</text:p>
          </table:table-cell>
          <table:table-cell table:style-name="ce26" table:formula="of:=IF(ISBLANK([.C27]);0;HLOOKUP(IF(AND([.C27]=&quot;TP&quot;;TP_vaut_TD=&quot;Oui&quot;);&quot;TD&quot;;[.C27]);types_intervention;2;0))*IF(ISBLANK([.G27]);1;[.G27])" office:value-type="float" office:value="1" calcext:value-type="float">
            <text:p>1 HETD</text:p>
          </table:table-cell>
          <table:table-cell table:style-name="ce12" table:formula="of:=IF(ISBLANK([.C27]);0;HLOOKUP([.C27];types_intervention;3;0))*IF(ISBLANK([.G27]);1;[.G27])" office:value-type="float" office:value="1" calcext:value-type="float">
            <text:p>1 HETD</text:p>
          </table:table-cell>
          <table:table-cell table:style-name="ce11" table:formula="of:=IF([.H27]=&quot;Oui&quot;;[.I27]*[.J27];0)" office:value-type="float" office:value="36" calcext:value-type="float">
            <text:p>36 HETD</text:p>
          </table:table-cell>
          <table:table-cell table:style-name="ce11"/>
          <table:table-cell table:style-name="ce28" table:formula="of:=IF([.$L$522]&gt;0;[.L27]/[.$L$522];0)" office:value-type="percentage" office:value="0.100418410041841" calcext:value-type="percentage">
            <text:p>10,04 %</text:p>
          </table:table-cell>
          <table:table-cell table:style-name="ce11" table:formula="of:=MIN(service_du;[.$L$522])*[.N27]" office:value-type="float" office:value="19.2803347280335" calcext:value-type="float">
            <text:p>19,28 HETD</text:p>
          </table:table-cell>
          <table:table-cell table:style-name="ce28" table:formula="of:=IF([.L27]&lt;&gt;0;[.O27]/[.L27];0)" office:value-type="percentage" office:value="0.535564853556485" calcext:value-type="percentage">
            <text:p>53,56 %</text:p>
          </table:table-cell>
          <table:table-cell table:style-name="ce28" table:formula="of:=IF([.$L$522]&gt;service_du;1-[.P27];0)" office:value-type="percentage" office:value="0.464435146443515" calcext:value-type="percentage">
            <text:p>46,44 %</text:p>
          </table:table-cell>
          <table:table-cell table:style-name="ce26" table:formula="of:=[.I27]*[.Q27]*[.K27]*IF(ISBLANK([.G27]);1;[.G27])" office:value-type="float" office:value="16.7196652719665" calcext:value-type="float">
            <text:p>16,72 HETD</text:p>
          </table:table-cell>
          <table:table-cell table:style-name="ce11"/>
          <table:table-cell table:style-name="ce11" table:formula="of:=IF(service_du=0;0;IF([.T26]+[.L27]&gt;service_du;service_du;[.T26]+[.L27]))" office:value-type="float" office:value="112" calcext:value-type="float">
            <text:p>112 HETD</text:p>
          </table:table-cell>
          <table:table-cell table:style-name="ce11" table:formula="of:=IF(service_du=0;0;IF([.T26]+[.L27]&gt;service_du;service_du-[.T26];[.L27]))" office:value-type="float" office:value="36" calcext:value-type="float">
            <text:p>36 HETD</text:p>
          </table:table-cell>
          <table:table-cell table:style-name="ce30" table:formula="of:=IF(service_du=0;[.I27];IF([.J27]&gt;0;IF([.T26]+[.L27]&lt;service_du;0;(([.T26]+[.L27])-service_du)/[.J2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]+IF([.H27]&lt;&gt;&quot;Oui&quot;;[.I27];0))*[.K27])*IF(ISBLANK([.G27]);1;[.G27])" office:value-type="float" office:value="0" calcext:value-type="float">
            <text:p>0 HETD</text:p>
          </table:table-cell>
          <table:table-cell/>
          <table:table-cell table:style-name="ce33" table:formula="of:=IF(OR(ISBLANK([.$C27]);[.$C27]=&quot;Référentiel&quot;);0;IF(contexte_calcul=&quot;Réalisé&quot;;[.$U27]*[.D27];[.$O27]*[.D27]))" office:value-type="float" office:value="36" calcext:value-type="float">
            <text:p>36 HETD</text:p>
          </table:table-cell>
          <table:table-cell table:style-name="ce33" table:formula="of:=IF(OR(ISBLANK([.$C27]);[.$C27]=&quot;Référentiel&quot;);0;IF(contexte_calcul=&quot;Réalisé&quot;;[.$U27]*[.E27];[.$O27]*[.E27]))" office:value-type="float" office:value="0" calcext:value-type="float">
            <text:p>0 HETD</text:p>
          </table:table-cell>
          <table:table-cell table:style-name="ce33" table:formula="of:=IF(OR(ISBLANK([.$C27]);[.$C27]=&quot;Référentiel&quot;);0;IF(contexte_calcul=&quot;Réalisé&quot;;[.$U27]*[.F27];[.$O27]*[.F27]))" office:value-type="float" office:value="0" calcext:value-type="float">
            <text:p>0 HETD</text:p>
          </table:table-cell>
          <table:table-cell table:style-name="ce33" table:formula="of:=IF([.$C27]=&quot;Référentiel&quot;;IF(contexte_calcul=&quot;Réalisé&quot;;[.$U27];[.$R27]);0)" office:value-type="float" office:value="0" calcext:value-type="float">
            <text:p>0 HETD</text:p>
          </table:table-cell>
          <table:table-cell table:style-name="ce33" table:formula="of:=IF(OR(ISBLANK([.$C27]);[.$C27]=&quot;Référentiel&quot;);0;IF(contexte_calcul=&quot;Réalisé&quot;;[.$W27]*[.D27];[.$R27]*[.D27]))" office:value-type="float" office:value="0" calcext:value-type="float">
            <text:p>0 HETD</text:p>
          </table:table-cell>
          <table:table-cell table:style-name="ce33" table:formula="of:=IF(OR(ISBLANK([.$C27]);[.$C27]=&quot;Référentiel&quot;);0;IF(contexte_calcul=&quot;Réalisé&quot;;[.$W27]*[.E27];[.$R27]*[.E27]))" office:value-type="float" office:value="0" calcext:value-type="float">
            <text:p>0 HETD</text:p>
          </table:table-cell>
          <table:table-cell table:style-name="ce33" table:formula="of:=IF(OR(ISBLANK([.$C27]);[.$C27]=&quot;Référentiel&quot;);0;IF(contexte_calcul=&quot;Réalisé&quot;;[.$W27]*[.F27];[.$R27]*[.F2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]=&quot;Référentiel&quot;;IF(contexte_calcul=&quot;Réalisé&quot;;[.$W27];[.$R2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8]);[.C28]=&quot;Référentiel&quot;);&quot;&quot;;1-([.D28]+[.E28]))" office:value-type="percentage" office:value="0" calcext:value-type="percentage">
            <text:p>0,00 %</text:p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6" calcext:value-type="float">
            <text:p>6 h</text:p>
          </table:table-cell>
          <table:table-cell table:style-name="ce26" table:formula="of:=IF(ISBLANK([.C28]);0;HLOOKUP(IF(AND([.C28]=&quot;TP&quot;;TP_vaut_TD=&quot;Oui&quot;);&quot;TD&quot;;[.C28]);types_intervention;2;0))*IF(ISBLANK([.G28]);1;[.G28])" office:value-type="float" office:value="1" calcext:value-type="float">
            <text:p>1 HETD</text:p>
          </table:table-cell>
          <table:table-cell table:style-name="ce12" table:formula="of:=IF(ISBLANK([.C28]);0;HLOOKUP([.C28];types_intervention;3;0))*IF(ISBLANK([.G28]);1;[.G28])" office:value-type="float" office:value="1" calcext:value-type="float">
            <text:p>1 HETD</text:p>
          </table:table-cell>
          <table:table-cell table:style-name="ce11" table:formula="of:=IF([.H28]=&quot;Oui&quot;;[.I28]*[.J28];0)" office:value-type="float" office:value="6" calcext:value-type="float">
            <text:p>6 HETD</text:p>
          </table:table-cell>
          <table:table-cell table:style-name="ce11"/>
          <table:table-cell table:style-name="ce28" table:formula="of:=IF([.$L$522]&gt;0;[.L28]/[.$L$522];0)" office:value-type="percentage" office:value="0.0167364016736402" calcext:value-type="percentage">
            <text:p>1,67 %</text:p>
          </table:table-cell>
          <table:table-cell table:style-name="ce11" table:formula="of:=MIN(service_du;[.$L$522])*[.N28]" office:value-type="float" office:value="3.21338912133891" calcext:value-type="float">
            <text:p>3,21 HETD</text:p>
          </table:table-cell>
          <table:table-cell table:style-name="ce28" table:formula="of:=IF([.L28]&lt;&gt;0;[.O28]/[.L28];0)" office:value-type="percentage" office:value="0.535564853556485" calcext:value-type="percentage">
            <text:p>53,56 %</text:p>
          </table:table-cell>
          <table:table-cell table:style-name="ce28" table:formula="of:=IF([.$L$522]&gt;service_du;1-[.P28];0)" office:value-type="percentage" office:value="0.464435146443515" calcext:value-type="percentage">
            <text:p>46,44 %</text:p>
          </table:table-cell>
          <table:table-cell table:style-name="ce26" table:formula="of:=[.I28]*[.Q28]*[.K28]*IF(ISBLANK([.G28]);1;[.G28])" office:value-type="float" office:value="2.78661087866109" calcext:value-type="float">
            <text:p>2,79 HETD</text:p>
          </table:table-cell>
          <table:table-cell table:style-name="ce11"/>
          <table:table-cell table:style-name="ce11" table:formula="of:=IF(service_du=0;0;IF([.T27]+[.L28]&gt;service_du;service_du;[.T27]+[.L28]))" office:value-type="float" office:value="118" calcext:value-type="float">
            <text:p>118 HETD</text:p>
          </table:table-cell>
          <table:table-cell table:style-name="ce11" table:formula="of:=IF(service_du=0;0;IF([.T27]+[.L28]&gt;service_du;service_du-[.T27];[.L28]))" office:value-type="float" office:value="6" calcext:value-type="float">
            <text:p>6 HETD</text:p>
          </table:table-cell>
          <table:table-cell table:style-name="ce30" table:formula="of:=IF(service_du=0;[.I28];IF([.J28]&gt;0;IF([.T27]+[.L28]&lt;service_du;0;(([.T27]+[.L28])-service_du)/[.J2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]+IF([.H28]&lt;&gt;&quot;Oui&quot;;[.I28];0))*[.K28])*IF(ISBLANK([.G28]);1;[.G28])" office:value-type="float" office:value="0" calcext:value-type="float">
            <text:p>0 HETD</text:p>
          </table:table-cell>
          <table:table-cell/>
          <table:table-cell table:style-name="ce33" table:formula="of:=IF(OR(ISBLANK([.$C28]);[.$C28]=&quot;Référentiel&quot;);0;IF(contexte_calcul=&quot;Réalisé&quot;;[.$U28]*[.D28];[.$O28]*[.D28]))" office:value-type="float" office:value="6" calcext:value-type="float">
            <text:p>6 HETD</text:p>
          </table:table-cell>
          <table:table-cell table:style-name="ce33" table:formula="of:=IF(OR(ISBLANK([.$C28]);[.$C28]=&quot;Référentiel&quot;);0;IF(contexte_calcul=&quot;Réalisé&quot;;[.$U28]*[.E28];[.$O28]*[.E28]))" office:value-type="float" office:value="0" calcext:value-type="float">
            <text:p>0 HETD</text:p>
          </table:table-cell>
          <table:table-cell table:style-name="ce33" table:formula="of:=IF(OR(ISBLANK([.$C28]);[.$C28]=&quot;Référentiel&quot;);0;IF(contexte_calcul=&quot;Réalisé&quot;;[.$U28]*[.F28];[.$O28]*[.F28]))" office:value-type="float" office:value="0" calcext:value-type="float">
            <text:p>0 HETD</text:p>
          </table:table-cell>
          <table:table-cell table:style-name="ce33" table:formula="of:=IF([.$C28]=&quot;Référentiel&quot;;IF(contexte_calcul=&quot;Réalisé&quot;;[.$U28];[.$R28]);0)" office:value-type="float" office:value="0" calcext:value-type="float">
            <text:p>0 HETD</text:p>
          </table:table-cell>
          <table:table-cell table:style-name="ce33" table:formula="of:=IF(OR(ISBLANK([.$C28]);[.$C28]=&quot;Référentiel&quot;);0;IF(contexte_calcul=&quot;Réalisé&quot;;[.$W28]*[.D28];[.$R28]*[.D28]))" office:value-type="float" office:value="0" calcext:value-type="float">
            <text:p>0 HETD</text:p>
          </table:table-cell>
          <table:table-cell table:style-name="ce33" table:formula="of:=IF(OR(ISBLANK([.$C28]);[.$C28]=&quot;Référentiel&quot;);0;IF(contexte_calcul=&quot;Réalisé&quot;;[.$W28]*[.E28];[.$R28]*[.E28]))" office:value-type="float" office:value="0" calcext:value-type="float">
            <text:p>0 HETD</text:p>
          </table:table-cell>
          <table:table-cell table:style-name="ce33" table:formula="of:=IF(OR(ISBLANK([.$C28]);[.$C28]=&quot;Référentiel&quot;);0;IF(contexte_calcul=&quot;Réalisé&quot;;[.$W28]*[.F28];[.$R28]*[.F2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]=&quot;Référentiel&quot;;IF(contexte_calcul=&quot;Réalisé&quot;;[.$W28];[.$R2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9]);[.C29]=&quot;Référentiel&quot;);&quot;&quot;;1-([.D29]+[.E29]))" office:value-type="percentage" office:value="0" calcext:value-type="percentage">
            <text:p>0,00 %</text:p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6" calcext:value-type="float">
            <text:p>6 h</text:p>
          </table:table-cell>
          <table:table-cell table:style-name="ce26" table:formula="of:=IF(ISBLANK([.C29]);0;HLOOKUP(IF(AND([.C29]=&quot;TP&quot;;TP_vaut_TD=&quot;Oui&quot;);&quot;TD&quot;;[.C29]);types_intervention;2;0))*IF(ISBLANK([.G29]);1;[.G29])" office:value-type="float" office:value="1" calcext:value-type="float">
            <text:p>1 HETD</text:p>
          </table:table-cell>
          <table:table-cell table:style-name="ce12" table:formula="of:=IF(ISBLANK([.C29]);0;HLOOKUP([.C29];types_intervention;3;0))*IF(ISBLANK([.G29]);1;[.G29])" office:value-type="float" office:value="1" calcext:value-type="float">
            <text:p>1 HETD</text:p>
          </table:table-cell>
          <table:table-cell table:style-name="ce11" table:formula="of:=IF([.H29]=&quot;Oui&quot;;[.I29]*[.J29];0)" office:value-type="float" office:value="6" calcext:value-type="float">
            <text:p>6 HETD</text:p>
          </table:table-cell>
          <table:table-cell table:style-name="ce11"/>
          <table:table-cell table:style-name="ce28" table:formula="of:=IF([.$L$522]&gt;0;[.L29]/[.$L$522];0)" office:value-type="percentage" office:value="0.0167364016736402" calcext:value-type="percentage">
            <text:p>1,67 %</text:p>
          </table:table-cell>
          <table:table-cell table:style-name="ce11" table:formula="of:=MIN(service_du;[.$L$522])*[.N29]" office:value-type="float" office:value="3.21338912133891" calcext:value-type="float">
            <text:p>3,21 HETD</text:p>
          </table:table-cell>
          <table:table-cell table:style-name="ce28" table:formula="of:=IF([.L29]&lt;&gt;0;[.O29]/[.L29];0)" office:value-type="percentage" office:value="0.535564853556485" calcext:value-type="percentage">
            <text:p>53,56 %</text:p>
          </table:table-cell>
          <table:table-cell table:style-name="ce28" table:formula="of:=IF([.$L$522]&gt;service_du;1-[.P29];0)" office:value-type="percentage" office:value="0.464435146443515" calcext:value-type="percentage">
            <text:p>46,44 %</text:p>
          </table:table-cell>
          <table:table-cell table:style-name="ce26" table:formula="of:=[.I29]*[.Q29]*[.K29]*IF(ISBLANK([.G29]);1;[.G29])" office:value-type="float" office:value="2.78661087866109" calcext:value-type="float">
            <text:p>2,79 HETD</text:p>
          </table:table-cell>
          <table:table-cell table:style-name="ce11"/>
          <table:table-cell table:style-name="ce11" table:formula="of:=IF(service_du=0;0;IF([.T28]+[.L29]&gt;service_du;service_du;[.T28]+[.L29]))" office:value-type="float" office:value="124" calcext:value-type="float">
            <text:p>124 HETD</text:p>
          </table:table-cell>
          <table:table-cell table:style-name="ce11" table:formula="of:=IF(service_du=0;0;IF([.T28]+[.L29]&gt;service_du;service_du-[.T28];[.L29]))" office:value-type="float" office:value="6" calcext:value-type="float">
            <text:p>6 HETD</text:p>
          </table:table-cell>
          <table:table-cell table:style-name="ce30" table:formula="of:=IF(service_du=0;[.I29];IF([.J29]&gt;0;IF([.T28]+[.L29]&lt;service_du;0;(([.T28]+[.L29])-service_du)/[.J2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]+IF([.H29]&lt;&gt;&quot;Oui&quot;;[.I29];0))*[.K29])*IF(ISBLANK([.G29]);1;[.G29])" office:value-type="float" office:value="0" calcext:value-type="float">
            <text:p>0 HETD</text:p>
          </table:table-cell>
          <table:table-cell/>
          <table:table-cell table:style-name="ce33" table:formula="of:=IF(OR(ISBLANK([.$C29]);[.$C29]=&quot;Référentiel&quot;);0;IF(contexte_calcul=&quot;Réalisé&quot;;[.$U29]*[.D29];[.$O29]*[.D29]))" office:value-type="float" office:value="6" calcext:value-type="float">
            <text:p>6 HETD</text:p>
          </table:table-cell>
          <table:table-cell table:style-name="ce33" table:formula="of:=IF(OR(ISBLANK([.$C29]);[.$C29]=&quot;Référentiel&quot;);0;IF(contexte_calcul=&quot;Réalisé&quot;;[.$U29]*[.E29];[.$O29]*[.E29]))" office:value-type="float" office:value="0" calcext:value-type="float">
            <text:p>0 HETD</text:p>
          </table:table-cell>
          <table:table-cell table:style-name="ce33" table:formula="of:=IF(OR(ISBLANK([.$C29]);[.$C29]=&quot;Référentiel&quot;);0;IF(contexte_calcul=&quot;Réalisé&quot;;[.$U29]*[.F29];[.$O29]*[.F29]))" office:value-type="float" office:value="0" calcext:value-type="float">
            <text:p>0 HETD</text:p>
          </table:table-cell>
          <table:table-cell table:style-name="ce33" table:formula="of:=IF([.$C29]=&quot;Référentiel&quot;;IF(contexte_calcul=&quot;Réalisé&quot;;[.$U29];[.$R29]);0)" office:value-type="float" office:value="0" calcext:value-type="float">
            <text:p>0 HETD</text:p>
          </table:table-cell>
          <table:table-cell table:style-name="ce33" table:formula="of:=IF(OR(ISBLANK([.$C29]);[.$C29]=&quot;Référentiel&quot;);0;IF(contexte_calcul=&quot;Réalisé&quot;;[.$W29]*[.D29];[.$R29]*[.D29]))" office:value-type="float" office:value="0" calcext:value-type="float">
            <text:p>0 HETD</text:p>
          </table:table-cell>
          <table:table-cell table:style-name="ce33" table:formula="of:=IF(OR(ISBLANK([.$C29]);[.$C29]=&quot;Référentiel&quot;);0;IF(contexte_calcul=&quot;Réalisé&quot;;[.$W29]*[.E29];[.$R29]*[.E29]))" office:value-type="float" office:value="0" calcext:value-type="float">
            <text:p>0 HETD</text:p>
          </table:table-cell>
          <table:table-cell table:style-name="ce33" table:formula="of:=IF(OR(ISBLANK([.$C29]);[.$C29]=&quot;Référentiel&quot;);0;IF(contexte_calcul=&quot;Réalisé&quot;;[.$W29]*[.F29];[.$R29]*[.F2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]=&quot;Référentiel&quot;;IF(contexte_calcul=&quot;Réalisé&quot;;[.$W29];[.$R2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0]);[.C30]=&quot;Référentiel&quot;);&quot;&quot;;1-([.D30]+[.E30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6" calcext:value-type="float">
            <text:p>6 h</text:p>
          </table:table-cell>
          <table:table-cell table:style-name="ce26" table:formula="of:=IF(ISBLANK([.C30]);0;HLOOKUP(IF(AND([.C30]=&quot;TP&quot;;TP_vaut_TD=&quot;Oui&quot;);&quot;TD&quot;;[.C30]);types_intervention;2;0))*IF(ISBLANK([.G30]);1;[.G30])" office:value-type="float" office:value="1" calcext:value-type="float">
            <text:p>1 HETD</text:p>
          </table:table-cell>
          <table:table-cell table:style-name="ce12" table:formula="of:=IF(ISBLANK([.C30]);0;HLOOKUP([.C30];types_intervention;3;0))*IF(ISBLANK([.G30]);1;[.G30])" office:value-type="float" office:value="1" calcext:value-type="float">
            <text:p>1 HETD</text:p>
          </table:table-cell>
          <table:table-cell table:style-name="ce12" table:formula="of:=IF([.H30]=&quot;Oui&quot;;[.I30]*[.J30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30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30]" office:value-type="float" office:value="3.21338912133891" calcext:value-type="float">
            <text:p>3,21 HETD</text:p>
          </table:table-cell>
          <table:table-cell table:style-name="ce29" table:formula="of:=IF([.L30]&lt;&gt;0;[.O30]/[.L30];0)" office:value-type="percentage" office:value="0.535564853556485" calcext:value-type="percentage">
            <text:p>53,56 %</text:p>
          </table:table-cell>
          <table:table-cell table:style-name="ce29" table:formula="of:=IF([.$L$522]&gt;service_du;1-[.P30];0)" office:value-type="percentage" office:value="0.464435146443515" calcext:value-type="percentage">
            <text:p>46,44 %</text:p>
          </table:table-cell>
          <table:table-cell table:style-name="ce26" table:formula="of:=[.I30]*[.Q30]*[.K30]*IF(ISBLANK([.G30]);1;[.G30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29]+[.L30]&gt;service_du;service_du;[.T29]+[.L30]))" office:value-type="float" office:value="130" calcext:value-type="float">
            <text:p>130 HETD</text:p>
          </table:table-cell>
          <table:table-cell table:style-name="ce11" table:formula="of:=IF(service_du=0;0;IF([.T29]+[.L30]&gt;service_du;service_du-[.T29];[.L30]))" office:value-type="float" office:value="6" calcext:value-type="float">
            <text:p>6 HETD</text:p>
          </table:table-cell>
          <table:table-cell table:style-name="ce30" table:formula="of:=IF(service_du=0;[.I30];IF([.J30]&gt;0;IF([.T29]+[.L30]&lt;service_du;0;(([.T29]+[.L30])-service_du)/[.J3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]+IF([.H30]&lt;&gt;&quot;Oui&quot;;[.I30];0))*[.K30])*IF(ISBLANK([.G30]);1;[.G30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0]);[.$C30]=&quot;Référentiel&quot;);0;IF(contexte_calcul=&quot;Réalisé&quot;;[.$U30]*[.D30];[.$O30]*[.D30]))" office:value-type="float" office:value="6" calcext:value-type="float">
            <text:p>6 HETD</text:p>
          </table:table-cell>
          <table:table-cell table:style-name="ce33" table:formula="of:=IF(OR(ISBLANK([.$C30]);[.$C30]=&quot;Référentiel&quot;);0;IF(contexte_calcul=&quot;Réalisé&quot;;[.$U30]*[.E30];[.$O30]*[.E30]))" office:value-type="float" office:value="0" calcext:value-type="float">
            <text:p>0 HETD</text:p>
          </table:table-cell>
          <table:table-cell table:style-name="ce33" table:formula="of:=IF(OR(ISBLANK([.$C30]);[.$C30]=&quot;Référentiel&quot;);0;IF(contexte_calcul=&quot;Réalisé&quot;;[.$U30]*[.F30];[.$O30]*[.F30]))" office:value-type="float" office:value="0" calcext:value-type="float">
            <text:p>0 HETD</text:p>
          </table:table-cell>
          <table:table-cell table:style-name="ce33" table:formula="of:=IF([.$C30]=&quot;Référentiel&quot;;IF(contexte_calcul=&quot;Réalisé&quot;;[.$U30];[.$R30]);0)" office:value-type="float" office:value="0" calcext:value-type="float">
            <text:p>0 HETD</text:p>
          </table:table-cell>
          <table:table-cell table:style-name="ce33" table:formula="of:=IF(OR(ISBLANK([.$C30]);[.$C30]=&quot;Référentiel&quot;);0;IF(contexte_calcul=&quot;Réalisé&quot;;[.$W30]*[.D30];[.$R30]*[.D30]))" office:value-type="float" office:value="0" calcext:value-type="float">
            <text:p>0 HETD</text:p>
          </table:table-cell>
          <table:table-cell table:style-name="ce33" table:formula="of:=IF(OR(ISBLANK([.$C30]);[.$C30]=&quot;Référentiel&quot;);0;IF(contexte_calcul=&quot;Réalisé&quot;;[.$W30]*[.E30];[.$R30]*[.E30]))" office:value-type="float" office:value="0" calcext:value-type="float">
            <text:p>0 HETD</text:p>
          </table:table-cell>
          <table:table-cell table:style-name="ce33" table:formula="of:=IF(OR(ISBLANK([.$C30]);[.$C30]=&quot;Référentiel&quot;);0;IF(contexte_calcul=&quot;Réalisé&quot;;[.$W30]*[.F30];[.$R30]*[.F3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]=&quot;Référentiel&quot;;IF(contexte_calcul=&quot;Réalisé&quot;;[.$W30];[.$R30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1]);[.C31]=&quot;Référentiel&quot;);&quot;&quot;;1-([.D31]+[.E31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6" calcext:value-type="float">
            <text:p>6 h</text:p>
          </table:table-cell>
          <table:table-cell table:style-name="ce26" table:formula="of:=IF(ISBLANK([.C31]);0;HLOOKUP(IF(AND([.C31]=&quot;TP&quot;;TP_vaut_TD=&quot;Oui&quot;);&quot;TD&quot;;[.C31]);types_intervention;2;0))*IF(ISBLANK([.G31]);1;[.G31])" office:value-type="float" office:value="1" calcext:value-type="float">
            <text:p>1 HETD</text:p>
          </table:table-cell>
          <table:table-cell table:style-name="ce12" table:formula="of:=IF(ISBLANK([.C31]);0;HLOOKUP([.C31];types_intervention;3;0))*IF(ISBLANK([.G31]);1;[.G31])" office:value-type="float" office:value="1" calcext:value-type="float">
            <text:p>1 HETD</text:p>
          </table:table-cell>
          <table:table-cell table:style-name="ce12" table:formula="of:=IF([.H31]=&quot;Oui&quot;;[.I31]*[.J31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31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31]" office:value-type="float" office:value="3.21338912133891" calcext:value-type="float">
            <text:p>3,21 HETD</text:p>
          </table:table-cell>
          <table:table-cell table:style-name="ce29" table:formula="of:=IF([.L31]&lt;&gt;0;[.O31]/[.L31];0)" office:value-type="percentage" office:value="0.535564853556485" calcext:value-type="percentage">
            <text:p>53,56 %</text:p>
          </table:table-cell>
          <table:table-cell table:style-name="ce29" table:formula="of:=IF([.$L$522]&gt;service_du;1-[.P31];0)" office:value-type="percentage" office:value="0.464435146443515" calcext:value-type="percentage">
            <text:p>46,44 %</text:p>
          </table:table-cell>
          <table:table-cell table:style-name="ce26" table:formula="of:=[.I31]*[.Q31]*[.K31]*IF(ISBLANK([.G31]);1;[.G31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30]+[.L31]&gt;service_du;service_du;[.T30]+[.L31]))" office:value-type="float" office:value="136" calcext:value-type="float">
            <text:p>136 HETD</text:p>
          </table:table-cell>
          <table:table-cell table:style-name="ce11" table:formula="of:=IF(service_du=0;0;IF([.T30]+[.L31]&gt;service_du;service_du-[.T30];[.L31]))" office:value-type="float" office:value="6" calcext:value-type="float">
            <text:p>6 HETD</text:p>
          </table:table-cell>
          <table:table-cell table:style-name="ce30" table:formula="of:=IF(service_du=0;[.I31];IF([.J31]&gt;0;IF([.T30]+[.L31]&lt;service_du;0;(([.T30]+[.L31])-service_du)/[.J3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]+IF([.H31]&lt;&gt;&quot;Oui&quot;;[.I31];0))*[.K31])*IF(ISBLANK([.G31]);1;[.G31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1]);[.$C31]=&quot;Référentiel&quot;);0;IF(contexte_calcul=&quot;Réalisé&quot;;[.$U31]*[.D31];[.$O31]*[.D31]))" office:value-type="float" office:value="6" calcext:value-type="float">
            <text:p>6 HETD</text:p>
          </table:table-cell>
          <table:table-cell table:style-name="ce33" table:formula="of:=IF(OR(ISBLANK([.$C31]);[.$C31]=&quot;Référentiel&quot;);0;IF(contexte_calcul=&quot;Réalisé&quot;;[.$U31]*[.E31];[.$O31]*[.E31]))" office:value-type="float" office:value="0" calcext:value-type="float">
            <text:p>0 HETD</text:p>
          </table:table-cell>
          <table:table-cell table:style-name="ce33" table:formula="of:=IF(OR(ISBLANK([.$C31]);[.$C31]=&quot;Référentiel&quot;);0;IF(contexte_calcul=&quot;Réalisé&quot;;[.$U31]*[.F31];[.$O31]*[.F31]))" office:value-type="float" office:value="0" calcext:value-type="float">
            <text:p>0 HETD</text:p>
          </table:table-cell>
          <table:table-cell table:style-name="ce33" table:formula="of:=IF([.$C31]=&quot;Référentiel&quot;;IF(contexte_calcul=&quot;Réalisé&quot;;[.$U31];[.$R31]);0)" office:value-type="float" office:value="0" calcext:value-type="float">
            <text:p>0 HETD</text:p>
          </table:table-cell>
          <table:table-cell table:style-name="ce33" table:formula="of:=IF(OR(ISBLANK([.$C31]);[.$C31]=&quot;Référentiel&quot;);0;IF(contexte_calcul=&quot;Réalisé&quot;;[.$W31]*[.D31];[.$R31]*[.D31]))" office:value-type="float" office:value="0" calcext:value-type="float">
            <text:p>0 HETD</text:p>
          </table:table-cell>
          <table:table-cell table:style-name="ce33" table:formula="of:=IF(OR(ISBLANK([.$C31]);[.$C31]=&quot;Référentiel&quot;);0;IF(contexte_calcul=&quot;Réalisé&quot;;[.$W31]*[.E31];[.$R31]*[.E31]))" office:value-type="float" office:value="0" calcext:value-type="float">
            <text:p>0 HETD</text:p>
          </table:table-cell>
          <table:table-cell table:style-name="ce33" table:formula="of:=IF(OR(ISBLANK([.$C31]);[.$C31]=&quot;Référentiel&quot;);0;IF(contexte_calcul=&quot;Réalisé&quot;;[.$W31]*[.F31];[.$R31]*[.F3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]=&quot;Référentiel&quot;;IF(contexte_calcul=&quot;Réalisé&quot;;[.$W31];[.$R31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2]);[.C32]=&quot;Référentiel&quot;);&quot;&quot;;1-([.D32]+[.E32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1" calcext:value-type="float">
            <text:p>1 h</text:p>
          </table:table-cell>
          <table:table-cell table:style-name="ce26" table:formula="of:=IF(ISBLANK([.C32]);0;HLOOKUP(IF(AND([.C32]=&quot;TP&quot;;TP_vaut_TD=&quot;Oui&quot;);&quot;TD&quot;;[.C32]);types_intervention;2;0))*IF(ISBLANK([.G32]);1;[.G32])" office:value-type="float" office:value="1.5" calcext:value-type="float">
            <text:p>1,5 HETD</text:p>
          </table:table-cell>
          <table:table-cell table:style-name="ce12" table:formula="of:=IF(ISBLANK([.C32]);0;HLOOKUP([.C32];types_intervention;3;0))*IF(ISBLANK([.G32]);1;[.G32])" office:value-type="float" office:value="1.5" calcext:value-type="float">
            <text:p>1,5 HETD</text:p>
          </table:table-cell>
          <table:table-cell table:style-name="ce12" table:formula="of:=IF([.H32]=&quot;Oui&quot;;[.I32]*[.J32];0)" office:value-type="float" office:value="1.5" calcext:value-type="float">
            <text:p>1,5 HETD</text:p>
          </table:table-cell>
          <table:table-cell table:style-name="ce12"/>
          <table:table-cell table:style-name="ce29" table:formula="of:=IF([.$L$522]&gt;0;[.L32]/[.$L$522];0)" office:value-type="percentage" office:value="0.00418410041841004" calcext:value-type="percentage">
            <text:p>0,42 %</text:p>
          </table:table-cell>
          <table:table-cell table:style-name="ce12" table:formula="of:=MIN(service_du;[.$L$522])*[.N32]" office:value-type="float" office:value="0.803347280334728" calcext:value-type="float">
            <text:p>0,8 HETD</text:p>
          </table:table-cell>
          <table:table-cell table:style-name="ce29" table:formula="of:=IF([.L32]&lt;&gt;0;[.O32]/[.L32];0)" office:value-type="percentage" office:value="0.535564853556485" calcext:value-type="percentage">
            <text:p>53,56 %</text:p>
          </table:table-cell>
          <table:table-cell table:style-name="ce29" table:formula="of:=IF([.$L$522]&gt;service_du;1-[.P32];0)" office:value-type="percentage" office:value="0.464435146443515" calcext:value-type="percentage">
            <text:p>46,44 %</text:p>
          </table:table-cell>
          <table:table-cell table:style-name="ce26" table:formula="of:=[.I32]*[.Q32]*[.K32]*IF(ISBLANK([.G32]);1;[.G32])" office:value-type="float" office:value="0.696652719665272" calcext:value-type="float">
            <text:p>0,7 HETD</text:p>
          </table:table-cell>
          <table:table-cell table:style-name="ce12"/>
          <table:table-cell table:style-name="ce11" table:formula="of:=IF(service_du=0;0;IF([.T31]+[.L32]&gt;service_du;service_du;[.T31]+[.L32]))" office:value-type="float" office:value="137.5" calcext:value-type="float">
            <text:p>137,5 HETD</text:p>
          </table:table-cell>
          <table:table-cell table:style-name="ce11" table:formula="of:=IF(service_du=0;0;IF([.T31]+[.L32]&gt;service_du;service_du-[.T31];[.L32]))" office:value-type="float" office:value="1.5" calcext:value-type="float">
            <text:p>1,5 HETD</text:p>
          </table:table-cell>
          <table:table-cell table:style-name="ce30" table:formula="of:=IF(service_du=0;[.I32];IF([.J32]&gt;0;IF([.T31]+[.L32]&lt;service_du;0;(([.T31]+[.L32])-service_du)/[.J3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]+IF([.H32]&lt;&gt;&quot;Oui&quot;;[.I32];0))*[.K32])*IF(ISBLANK([.G32]);1;[.G32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2]);[.$C32]=&quot;Référentiel&quot;);0;IF(contexte_calcul=&quot;Réalisé&quot;;[.$U32]*[.D32];[.$O32]*[.D32]))" office:value-type="float" office:value="1.5" calcext:value-type="float">
            <text:p>1,5 HETD</text:p>
          </table:table-cell>
          <table:table-cell table:style-name="ce33" table:formula="of:=IF(OR(ISBLANK([.$C32]);[.$C32]=&quot;Référentiel&quot;);0;IF(contexte_calcul=&quot;Réalisé&quot;;[.$U32]*[.E32];[.$O32]*[.E32]))" office:value-type="float" office:value="0" calcext:value-type="float">
            <text:p>0 HETD</text:p>
          </table:table-cell>
          <table:table-cell table:style-name="ce33" table:formula="of:=IF(OR(ISBLANK([.$C32]);[.$C32]=&quot;Référentiel&quot;);0;IF(contexte_calcul=&quot;Réalisé&quot;;[.$U32]*[.F32];[.$O32]*[.F32]))" office:value-type="float" office:value="0" calcext:value-type="float">
            <text:p>0 HETD</text:p>
          </table:table-cell>
          <table:table-cell table:style-name="ce33" table:formula="of:=IF([.$C32]=&quot;Référentiel&quot;;IF(contexte_calcul=&quot;Réalisé&quot;;[.$U32];[.$R32]);0)" office:value-type="float" office:value="0" calcext:value-type="float">
            <text:p>0 HETD</text:p>
          </table:table-cell>
          <table:table-cell table:style-name="ce33" table:formula="of:=IF(OR(ISBLANK([.$C32]);[.$C32]=&quot;Référentiel&quot;);0;IF(contexte_calcul=&quot;Réalisé&quot;;[.$W32]*[.D32];[.$R32]*[.D32]))" office:value-type="float" office:value="0" calcext:value-type="float">
            <text:p>0 HETD</text:p>
          </table:table-cell>
          <table:table-cell table:style-name="ce33" table:formula="of:=IF(OR(ISBLANK([.$C32]);[.$C32]=&quot;Référentiel&quot;);0;IF(contexte_calcul=&quot;Réalisé&quot;;[.$W32]*[.E32];[.$R32]*[.E32]))" office:value-type="float" office:value="0" calcext:value-type="float">
            <text:p>0 HETD</text:p>
          </table:table-cell>
          <table:table-cell table:style-name="ce33" table:formula="of:=IF(OR(ISBLANK([.$C32]);[.$C32]=&quot;Référentiel&quot;);0;IF(contexte_calcul=&quot;Réalisé&quot;;[.$W32]*[.F32];[.$R32]*[.F3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]=&quot;Référentiel&quot;;IF(contexte_calcul=&quot;Réalisé&quot;;[.$W32];[.$R32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3]);[.C33]=&quot;Référentiel&quot;);&quot;&quot;;1-([.D33]+[.E33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1" calcext:value-type="float">
            <text:p>1 h</text:p>
          </table:table-cell>
          <table:table-cell table:style-name="ce26" table:formula="of:=IF(ISBLANK([.C33]);0;HLOOKUP(IF(AND([.C33]=&quot;TP&quot;;TP_vaut_TD=&quot;Oui&quot;);&quot;TD&quot;;[.C33]);types_intervention;2;0))*IF(ISBLANK([.G33]);1;[.G33])" office:value-type="float" office:value="1" calcext:value-type="float">
            <text:p>1 HETD</text:p>
          </table:table-cell>
          <table:table-cell table:style-name="ce12" table:formula="of:=IF(ISBLANK([.C33]);0;HLOOKUP([.C33];types_intervention;3;0))*IF(ISBLANK([.G33]);1;[.G33])" office:value-type="float" office:value="1" calcext:value-type="float">
            <text:p>1 HETD</text:p>
          </table:table-cell>
          <table:table-cell table:style-name="ce12" table:formula="of:=IF([.H33]=&quot;Oui&quot;;[.I33]*[.J33];0)" office:value-type="float" office:value="1" calcext:value-type="float">
            <text:p>1 HETD</text:p>
          </table:table-cell>
          <table:table-cell table:style-name="ce12"/>
          <table:table-cell table:style-name="ce29" table:formula="of:=IF([.$L$522]&gt;0;[.L33]/[.$L$522];0)" office:value-type="percentage" office:value="0.00278940027894003" calcext:value-type="percentage">
            <text:p>0,28 %</text:p>
          </table:table-cell>
          <table:table-cell table:style-name="ce12" table:formula="of:=MIN(service_du;[.$L$522])*[.N33]" office:value-type="float" office:value="0.535564853556485" calcext:value-type="float">
            <text:p>0,54 HETD</text:p>
          </table:table-cell>
          <table:table-cell table:style-name="ce29" table:formula="of:=IF([.L33]&lt;&gt;0;[.O33]/[.L33];0)" office:value-type="percentage" office:value="0.535564853556485" calcext:value-type="percentage">
            <text:p>53,56 %</text:p>
          </table:table-cell>
          <table:table-cell table:style-name="ce29" table:formula="of:=IF([.$L$522]&gt;service_du;1-[.P33];0)" office:value-type="percentage" office:value="0.464435146443515" calcext:value-type="percentage">
            <text:p>46,44 %</text:p>
          </table:table-cell>
          <table:table-cell table:style-name="ce26" table:formula="of:=[.I33]*[.Q33]*[.K33]*IF(ISBLANK([.G33]);1;[.G33])" office:value-type="float" office:value="0.464435146443515" calcext:value-type="float">
            <text:p>0,46 HETD</text:p>
          </table:table-cell>
          <table:table-cell table:style-name="ce12"/>
          <table:table-cell table:style-name="ce11" table:formula="of:=IF(service_du=0;0;IF([.T32]+[.L33]&gt;service_du;service_du;[.T32]+[.L33]))" office:value-type="float" office:value="138.5" calcext:value-type="float">
            <text:p>138,5 HETD</text:p>
          </table:table-cell>
          <table:table-cell table:style-name="ce11" table:formula="of:=IF(service_du=0;0;IF([.T32]+[.L33]&gt;service_du;service_du-[.T32];[.L33]))" office:value-type="float" office:value="1" calcext:value-type="float">
            <text:p>1 HETD</text:p>
          </table:table-cell>
          <table:table-cell table:style-name="ce30" table:formula="of:=IF(service_du=0;[.I33];IF([.J33]&gt;0;IF([.T32]+[.L33]&lt;service_du;0;(([.T32]+[.L33])-service_du)/[.J3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]+IF([.H33]&lt;&gt;&quot;Oui&quot;;[.I33];0))*[.K33])*IF(ISBLANK([.G33]);1;[.G33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3]);[.$C33]=&quot;Référentiel&quot;);0;IF(contexte_calcul=&quot;Réalisé&quot;;[.$U33]*[.D33];[.$O33]*[.D33]))" office:value-type="float" office:value="1" calcext:value-type="float">
            <text:p>1 HETD</text:p>
          </table:table-cell>
          <table:table-cell table:style-name="ce33" table:formula="of:=IF(OR(ISBLANK([.$C33]);[.$C33]=&quot;Référentiel&quot;);0;IF(contexte_calcul=&quot;Réalisé&quot;;[.$U33]*[.E33];[.$O33]*[.E33]))" office:value-type="float" office:value="0" calcext:value-type="float">
            <text:p>0 HETD</text:p>
          </table:table-cell>
          <table:table-cell table:style-name="ce33" table:formula="of:=IF(OR(ISBLANK([.$C33]);[.$C33]=&quot;Référentiel&quot;);0;IF(contexte_calcul=&quot;Réalisé&quot;;[.$U33]*[.F33];[.$O33]*[.F33]))" office:value-type="float" office:value="0" calcext:value-type="float">
            <text:p>0 HETD</text:p>
          </table:table-cell>
          <table:table-cell table:style-name="ce33" table:formula="of:=IF([.$C33]=&quot;Référentiel&quot;;IF(contexte_calcul=&quot;Réalisé&quot;;[.$U33];[.$R33]);0)" office:value-type="float" office:value="0" calcext:value-type="float">
            <text:p>0 HETD</text:p>
          </table:table-cell>
          <table:table-cell table:style-name="ce33" table:formula="of:=IF(OR(ISBLANK([.$C33]);[.$C33]=&quot;Référentiel&quot;);0;IF(contexte_calcul=&quot;Réalisé&quot;;[.$W33]*[.D33];[.$R33]*[.D33]))" office:value-type="float" office:value="0" calcext:value-type="float">
            <text:p>0 HETD</text:p>
          </table:table-cell>
          <table:table-cell table:style-name="ce33" table:formula="of:=IF(OR(ISBLANK([.$C33]);[.$C33]=&quot;Référentiel&quot;);0;IF(contexte_calcul=&quot;Réalisé&quot;;[.$W33]*[.E33];[.$R33]*[.E33]))" office:value-type="float" office:value="0" calcext:value-type="float">
            <text:p>0 HETD</text:p>
          </table:table-cell>
          <table:table-cell table:style-name="ce33" table:formula="of:=IF(OR(ISBLANK([.$C33]);[.$C33]=&quot;Référentiel&quot;);0;IF(contexte_calcul=&quot;Réalisé&quot;;[.$W33]*[.F33];[.$R33]*[.F3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]=&quot;Référentiel&quot;;IF(contexte_calcul=&quot;Réalisé&quot;;[.$W33];[.$R33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4]);[.C34]=&quot;Référentiel&quot;);&quot;&quot;;1-([.D34]+[.E34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1" calcext:value-type="float">
            <text:p>1 h</text:p>
          </table:table-cell>
          <table:table-cell table:style-name="ce26" table:formula="of:=IF(ISBLANK([.C34]);0;HLOOKUP(IF(AND([.C34]=&quot;TP&quot;;TP_vaut_TD=&quot;Oui&quot;);&quot;TD&quot;;[.C34]);types_intervention;2;0))*IF(ISBLANK([.G34]);1;[.G34])" office:value-type="float" office:value="1" calcext:value-type="float">
            <text:p>1 HETD</text:p>
          </table:table-cell>
          <table:table-cell table:style-name="ce12" table:formula="of:=IF(ISBLANK([.C34]);0;HLOOKUP([.C34];types_intervention;3;0))*IF(ISBLANK([.G34]);1;[.G34])" office:value-type="float" office:value="1" calcext:value-type="float">
            <text:p>1 HETD</text:p>
          </table:table-cell>
          <table:table-cell table:style-name="ce12" table:formula="of:=IF([.H34]=&quot;Oui&quot;;[.I34]*[.J34];0)" office:value-type="float" office:value="1" calcext:value-type="float">
            <text:p>1 HETD</text:p>
          </table:table-cell>
          <table:table-cell table:style-name="ce12"/>
          <table:table-cell table:style-name="ce29" table:formula="of:=IF([.$L$522]&gt;0;[.L34]/[.$L$522];0)" office:value-type="percentage" office:value="0.00278940027894003" calcext:value-type="percentage">
            <text:p>0,28 %</text:p>
          </table:table-cell>
          <table:table-cell table:style-name="ce12" table:formula="of:=MIN(service_du;[.$L$522])*[.N34]" office:value-type="float" office:value="0.535564853556485" calcext:value-type="float">
            <text:p>0,54 HETD</text:p>
          </table:table-cell>
          <table:table-cell table:style-name="ce29" table:formula="of:=IF([.L34]&lt;&gt;0;[.O34]/[.L34];0)" office:value-type="percentage" office:value="0.535564853556485" calcext:value-type="percentage">
            <text:p>53,56 %</text:p>
          </table:table-cell>
          <table:table-cell table:style-name="ce29" table:formula="of:=IF([.$L$522]&gt;service_du;1-[.P34];0)" office:value-type="percentage" office:value="0.464435146443515" calcext:value-type="percentage">
            <text:p>46,44 %</text:p>
          </table:table-cell>
          <table:table-cell table:style-name="ce26" table:formula="of:=[.I34]*[.Q34]*[.K34]*IF(ISBLANK([.G34]);1;[.G34])" office:value-type="float" office:value="0.464435146443515" calcext:value-type="float">
            <text:p>0,46 HETD</text:p>
          </table:table-cell>
          <table:table-cell table:style-name="ce12"/>
          <table:table-cell table:style-name="ce11" table:formula="of:=IF(service_du=0;0;IF([.T33]+[.L34]&gt;service_du;service_du;[.T33]+[.L34]))" office:value-type="float" office:value="139.5" calcext:value-type="float">
            <text:p>139,5 HETD</text:p>
          </table:table-cell>
          <table:table-cell table:style-name="ce11" table:formula="of:=IF(service_du=0;0;IF([.T33]+[.L34]&gt;service_du;service_du-[.T33];[.L34]))" office:value-type="float" office:value="1" calcext:value-type="float">
            <text:p>1 HETD</text:p>
          </table:table-cell>
          <table:table-cell table:style-name="ce30" table:formula="of:=IF(service_du=0;[.I34];IF([.J34]&gt;0;IF([.T33]+[.L34]&lt;service_du;0;(([.T33]+[.L34])-service_du)/[.J3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]+IF([.H34]&lt;&gt;&quot;Oui&quot;;[.I34];0))*[.K34])*IF(ISBLANK([.G34]);1;[.G34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4]);[.$C34]=&quot;Référentiel&quot;);0;IF(contexte_calcul=&quot;Réalisé&quot;;[.$U34]*[.D34];[.$O34]*[.D34]))" office:value-type="float" office:value="1" calcext:value-type="float">
            <text:p>1 HETD</text:p>
          </table:table-cell>
          <table:table-cell table:style-name="ce33" table:formula="of:=IF(OR(ISBLANK([.$C34]);[.$C34]=&quot;Référentiel&quot;);0;IF(contexte_calcul=&quot;Réalisé&quot;;[.$U34]*[.E34];[.$O34]*[.E34]))" office:value-type="float" office:value="0" calcext:value-type="float">
            <text:p>0 HETD</text:p>
          </table:table-cell>
          <table:table-cell table:style-name="ce33" table:formula="of:=IF(OR(ISBLANK([.$C34]);[.$C34]=&quot;Référentiel&quot;);0;IF(contexte_calcul=&quot;Réalisé&quot;;[.$U34]*[.F34];[.$O34]*[.F34]))" office:value-type="float" office:value="0" calcext:value-type="float">
            <text:p>0 HETD</text:p>
          </table:table-cell>
          <table:table-cell table:style-name="ce33" table:formula="of:=IF([.$C34]=&quot;Référentiel&quot;;IF(contexte_calcul=&quot;Réalisé&quot;;[.$U34];[.$R34]);0)" office:value-type="float" office:value="0" calcext:value-type="float">
            <text:p>0 HETD</text:p>
          </table:table-cell>
          <table:table-cell table:style-name="ce33" table:formula="of:=IF(OR(ISBLANK([.$C34]);[.$C34]=&quot;Référentiel&quot;);0;IF(contexte_calcul=&quot;Réalisé&quot;;[.$W34]*[.D34];[.$R34]*[.D34]))" office:value-type="float" office:value="0" calcext:value-type="float">
            <text:p>0 HETD</text:p>
          </table:table-cell>
          <table:table-cell table:style-name="ce33" table:formula="of:=IF(OR(ISBLANK([.$C34]);[.$C34]=&quot;Référentiel&quot;);0;IF(contexte_calcul=&quot;Réalisé&quot;;[.$W34]*[.E34];[.$R34]*[.E34]))" office:value-type="float" office:value="0" calcext:value-type="float">
            <text:p>0 HETD</text:p>
          </table:table-cell>
          <table:table-cell table:style-name="ce33" table:formula="of:=IF(OR(ISBLANK([.$C34]);[.$C34]=&quot;Référentiel&quot;);0;IF(contexte_calcul=&quot;Réalisé&quot;;[.$W34]*[.F34];[.$R34]*[.F3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]=&quot;Référentiel&quot;;IF(contexte_calcul=&quot;Réalisé&quot;;[.$W34];[.$R34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5]);[.C35]=&quot;Référentiel&quot;);&quot;&quot;;1-([.D35]+[.E35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8" calcext:value-type="float">
            <text:p>8 h</text:p>
          </table:table-cell>
          <table:table-cell table:style-name="ce26" table:formula="of:=IF(ISBLANK([.C35]);0;HLOOKUP(IF(AND([.C35]=&quot;TP&quot;;TP_vaut_TD=&quot;Oui&quot;);&quot;TD&quot;;[.C35]);types_intervention;2;0))*IF(ISBLANK([.G35]);1;[.G35])" office:value-type="float" office:value="1.5" calcext:value-type="float">
            <text:p>1,5 HETD</text:p>
          </table:table-cell>
          <table:table-cell table:style-name="ce12" table:formula="of:=IF(ISBLANK([.C35]);0;HLOOKUP([.C35];types_intervention;3;0))*IF(ISBLANK([.G35]);1;[.G35])" office:value-type="float" office:value="1.5" calcext:value-type="float">
            <text:p>1,5 HETD</text:p>
          </table:table-cell>
          <table:table-cell table:style-name="ce12" table:formula="of:=IF([.H35]=&quot;Oui&quot;;[.I35]*[.J35];0)" office:value-type="float" office:value="12" calcext:value-type="float">
            <text:p>12 HETD</text:p>
          </table:table-cell>
          <table:table-cell table:style-name="ce12"/>
          <table:table-cell table:style-name="ce29" table:formula="of:=IF([.$L$522]&gt;0;[.L35]/[.$L$522];0)" office:value-type="percentage" office:value="0.0334728033472803" calcext:value-type="percentage">
            <text:p>3,35 %</text:p>
          </table:table-cell>
          <table:table-cell table:style-name="ce12" table:formula="of:=MIN(service_du;[.$L$522])*[.N35]" office:value-type="float" office:value="6.42677824267782" calcext:value-type="float">
            <text:p>6,43 HETD</text:p>
          </table:table-cell>
          <table:table-cell table:style-name="ce29" table:formula="of:=IF([.L35]&lt;&gt;0;[.O35]/[.L35];0)" office:value-type="percentage" office:value="0.535564853556485" calcext:value-type="percentage">
            <text:p>53,56 %</text:p>
          </table:table-cell>
          <table:table-cell table:style-name="ce29" table:formula="of:=IF([.$L$522]&gt;service_du;1-[.P35];0)" office:value-type="percentage" office:value="0.464435146443515" calcext:value-type="percentage">
            <text:p>46,44 %</text:p>
          </table:table-cell>
          <table:table-cell table:style-name="ce26" table:formula="of:=[.I35]*[.Q35]*[.K35]*IF(ISBLANK([.G35]);1;[.G35])" office:value-type="float" office:value="5.57322175732218" calcext:value-type="float">
            <text:p>5,57 HETD</text:p>
          </table:table-cell>
          <table:table-cell table:style-name="ce12"/>
          <table:table-cell table:style-name="ce11" table:formula="of:=IF(service_du=0;0;IF([.T34]+[.L35]&gt;service_du;service_du;[.T34]+[.L35]))" office:value-type="float" office:value="151.5" calcext:value-type="float">
            <text:p>151,5 HETD</text:p>
          </table:table-cell>
          <table:table-cell table:style-name="ce11" table:formula="of:=IF(service_du=0;0;IF([.T34]+[.L35]&gt;service_du;service_du-[.T34];[.L35]))" office:value-type="float" office:value="12" calcext:value-type="float">
            <text:p>12 HETD</text:p>
          </table:table-cell>
          <table:table-cell table:style-name="ce30" table:formula="of:=IF(service_du=0;[.I35];IF([.J35]&gt;0;IF([.T34]+[.L35]&lt;service_du;0;(([.T34]+[.L35])-service_du)/[.J3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]+IF([.H35]&lt;&gt;&quot;Oui&quot;;[.I35];0))*[.K35])*IF(ISBLANK([.G35]);1;[.G35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5]);[.$C35]=&quot;Référentiel&quot;);0;IF(contexte_calcul=&quot;Réalisé&quot;;[.$U35]*[.D35];[.$O35]*[.D35]))" office:value-type="float" office:value="12" calcext:value-type="float">
            <text:p>12 HETD</text:p>
          </table:table-cell>
          <table:table-cell table:style-name="ce33" table:formula="of:=IF(OR(ISBLANK([.$C35]);[.$C35]=&quot;Référentiel&quot;);0;IF(contexte_calcul=&quot;Réalisé&quot;;[.$U35]*[.E35];[.$O35]*[.E35]))" office:value-type="float" office:value="0" calcext:value-type="float">
            <text:p>0 HETD</text:p>
          </table:table-cell>
          <table:table-cell table:style-name="ce33" table:formula="of:=IF(OR(ISBLANK([.$C35]);[.$C35]=&quot;Référentiel&quot;);0;IF(contexte_calcul=&quot;Réalisé&quot;;[.$U35]*[.F35];[.$O35]*[.F35]))" office:value-type="float" office:value="0" calcext:value-type="float">
            <text:p>0 HETD</text:p>
          </table:table-cell>
          <table:table-cell table:style-name="ce33" table:formula="of:=IF([.$C35]=&quot;Référentiel&quot;;IF(contexte_calcul=&quot;Réalisé&quot;;[.$U35];[.$R35]);0)" office:value-type="float" office:value="0" calcext:value-type="float">
            <text:p>0 HETD</text:p>
          </table:table-cell>
          <table:table-cell table:style-name="ce33" table:formula="of:=IF(OR(ISBLANK([.$C35]);[.$C35]=&quot;Référentiel&quot;);0;IF(contexte_calcul=&quot;Réalisé&quot;;[.$W35]*[.D35];[.$R35]*[.D35]))" office:value-type="float" office:value="0" calcext:value-type="float">
            <text:p>0 HETD</text:p>
          </table:table-cell>
          <table:table-cell table:style-name="ce33" table:formula="of:=IF(OR(ISBLANK([.$C35]);[.$C35]=&quot;Référentiel&quot;);0;IF(contexte_calcul=&quot;Réalisé&quot;;[.$W35]*[.E35];[.$R35]*[.E35]))" office:value-type="float" office:value="0" calcext:value-type="float">
            <text:p>0 HETD</text:p>
          </table:table-cell>
          <table:table-cell table:style-name="ce33" table:formula="of:=IF(OR(ISBLANK([.$C35]);[.$C35]=&quot;Référentiel&quot;);0;IF(contexte_calcul=&quot;Réalisé&quot;;[.$W35]*[.F35];[.$R35]*[.F3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]=&quot;Référentiel&quot;;IF(contexte_calcul=&quot;Réalisé&quot;;[.$W35];[.$R35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6]);[.C36]=&quot;Référentiel&quot;);&quot;&quot;;1-([.D36]+[.E36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4" calcext:value-type="float">
            <text:p>4 h</text:p>
          </table:table-cell>
          <table:table-cell table:style-name="ce26" table:formula="of:=IF(ISBLANK([.C36]);0;HLOOKUP(IF(AND([.C36]=&quot;TP&quot;;TP_vaut_TD=&quot;Oui&quot;);&quot;TD&quot;;[.C36]);types_intervention;2;0))*IF(ISBLANK([.G36]);1;[.G36])" office:value-type="float" office:value="1.5" calcext:value-type="float">
            <text:p>1,5 HETD</text:p>
          </table:table-cell>
          <table:table-cell table:style-name="ce12" table:formula="of:=IF(ISBLANK([.C36]);0;HLOOKUP([.C36];types_intervention;3;0))*IF(ISBLANK([.G36]);1;[.G36])" office:value-type="float" office:value="1.5" calcext:value-type="float">
            <text:p>1,5 HETD</text:p>
          </table:table-cell>
          <table:table-cell table:style-name="ce12" table:formula="of:=IF([.H36]=&quot;Oui&quot;;[.I36]*[.J36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36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36]" office:value-type="float" office:value="3.21338912133891" calcext:value-type="float">
            <text:p>3,21 HETD</text:p>
          </table:table-cell>
          <table:table-cell table:style-name="ce29" table:formula="of:=IF([.L36]&lt;&gt;0;[.O36]/[.L36];0)" office:value-type="percentage" office:value="0.535564853556485" calcext:value-type="percentage">
            <text:p>53,56 %</text:p>
          </table:table-cell>
          <table:table-cell table:style-name="ce29" table:formula="of:=IF([.$L$522]&gt;service_du;1-[.P36];0)" office:value-type="percentage" office:value="0.464435146443515" calcext:value-type="percentage">
            <text:p>46,44 %</text:p>
          </table:table-cell>
          <table:table-cell table:style-name="ce26" table:formula="of:=[.I36]*[.Q36]*[.K36]*IF(ISBLANK([.G36]);1;[.G36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35]+[.L36]&gt;service_du;service_du;[.T35]+[.L36]))" office:value-type="float" office:value="157.5" calcext:value-type="float">
            <text:p>157,5 HETD</text:p>
          </table:table-cell>
          <table:table-cell table:style-name="ce11" table:formula="of:=IF(service_du=0;0;IF([.T35]+[.L36]&gt;service_du;service_du-[.T35];[.L36]))" office:value-type="float" office:value="6" calcext:value-type="float">
            <text:p>6 HETD</text:p>
          </table:table-cell>
          <table:table-cell table:style-name="ce30" table:formula="of:=IF(service_du=0;[.I36];IF([.J36]&gt;0;IF([.T35]+[.L36]&lt;service_du;0;(([.T35]+[.L36])-service_du)/[.J3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]+IF([.H36]&lt;&gt;&quot;Oui&quot;;[.I36];0))*[.K36])*IF(ISBLANK([.G36]);1;[.G36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6]);[.$C36]=&quot;Référentiel&quot;);0;IF(contexte_calcul=&quot;Réalisé&quot;;[.$U36]*[.D36];[.$O36]*[.D36]))" office:value-type="float" office:value="6" calcext:value-type="float">
            <text:p>6 HETD</text:p>
          </table:table-cell>
          <table:table-cell table:style-name="ce33" table:formula="of:=IF(OR(ISBLANK([.$C36]);[.$C36]=&quot;Référentiel&quot;);0;IF(contexte_calcul=&quot;Réalisé&quot;;[.$U36]*[.E36];[.$O36]*[.E36]))" office:value-type="float" office:value="0" calcext:value-type="float">
            <text:p>0 HETD</text:p>
          </table:table-cell>
          <table:table-cell table:style-name="ce33" table:formula="of:=IF(OR(ISBLANK([.$C36]);[.$C36]=&quot;Référentiel&quot;);0;IF(contexte_calcul=&quot;Réalisé&quot;;[.$U36]*[.F36];[.$O36]*[.F36]))" office:value-type="float" office:value="0" calcext:value-type="float">
            <text:p>0 HETD</text:p>
          </table:table-cell>
          <table:table-cell table:style-name="ce33" table:formula="of:=IF([.$C36]=&quot;Référentiel&quot;;IF(contexte_calcul=&quot;Réalisé&quot;;[.$U36];[.$R36]);0)" office:value-type="float" office:value="0" calcext:value-type="float">
            <text:p>0 HETD</text:p>
          </table:table-cell>
          <table:table-cell table:style-name="ce33" table:formula="of:=IF(OR(ISBLANK([.$C36]);[.$C36]=&quot;Référentiel&quot;);0;IF(contexte_calcul=&quot;Réalisé&quot;;[.$W36]*[.D36];[.$R36]*[.D36]))" office:value-type="float" office:value="0" calcext:value-type="float">
            <text:p>0 HETD</text:p>
          </table:table-cell>
          <table:table-cell table:style-name="ce33" table:formula="of:=IF(OR(ISBLANK([.$C36]);[.$C36]=&quot;Référentiel&quot;);0;IF(contexte_calcul=&quot;Réalisé&quot;;[.$W36]*[.E36];[.$R36]*[.E36]))" office:value-type="float" office:value="0" calcext:value-type="float">
            <text:p>0 HETD</text:p>
          </table:table-cell>
          <table:table-cell table:style-name="ce33" table:formula="of:=IF(OR(ISBLANK([.$C36]);[.$C36]=&quot;Référentiel&quot;);0;IF(contexte_calcul=&quot;Réalisé&quot;;[.$W36]*[.F36];[.$R36]*[.F3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]=&quot;Référentiel&quot;;IF(contexte_calcul=&quot;Réalisé&quot;;[.$W36];[.$R36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7]);[.C37]=&quot;Référentiel&quot;);&quot;&quot;;1-([.D37]+[.E37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24" calcext:value-type="float">
            <text:p>24 h</text:p>
          </table:table-cell>
          <table:table-cell table:style-name="ce26" table:formula="of:=IF(ISBLANK([.C37]);0;HLOOKUP(IF(AND([.C37]=&quot;TP&quot;;TP_vaut_TD=&quot;Oui&quot;);&quot;TD&quot;;[.C37]);types_intervention;2;0))*IF(ISBLANK([.G37]);1;[.G37])" office:value-type="float" office:value="1" calcext:value-type="float">
            <text:p>1 HETD</text:p>
          </table:table-cell>
          <table:table-cell table:style-name="ce12" table:formula="of:=IF(ISBLANK([.C37]);0;HLOOKUP([.C37];types_intervention;3;0))*IF(ISBLANK([.G37]);1;[.G37])" office:value-type="float" office:value="1" calcext:value-type="float">
            <text:p>1 HETD</text:p>
          </table:table-cell>
          <table:table-cell table:style-name="ce12" table:formula="of:=IF([.H37]=&quot;Oui&quot;;[.I37]*[.J37];0)" office:value-type="float" office:value="24" calcext:value-type="float">
            <text:p>24 HETD</text:p>
          </table:table-cell>
          <table:table-cell table:style-name="ce12"/>
          <table:table-cell table:style-name="ce29" table:formula="of:=IF([.$L$522]&gt;0;[.L37]/[.$L$522];0)" office:value-type="percentage" office:value="0.0669456066945607" calcext:value-type="percentage">
            <text:p>6,69 %</text:p>
          </table:table-cell>
          <table:table-cell table:style-name="ce12" table:formula="of:=MIN(service_du;[.$L$522])*[.N37]" office:value-type="float" office:value="12.8535564853556" calcext:value-type="float">
            <text:p>12,85 HETD</text:p>
          </table:table-cell>
          <table:table-cell table:style-name="ce29" table:formula="of:=IF([.L37]&lt;&gt;0;[.O37]/[.L37];0)" office:value-type="percentage" office:value="0.535564853556485" calcext:value-type="percentage">
            <text:p>53,56 %</text:p>
          </table:table-cell>
          <table:table-cell table:style-name="ce29" table:formula="of:=IF([.$L$522]&gt;service_du;1-[.P37];0)" office:value-type="percentage" office:value="0.464435146443515" calcext:value-type="percentage">
            <text:p>46,44 %</text:p>
          </table:table-cell>
          <table:table-cell table:style-name="ce26" table:formula="of:=[.I37]*[.Q37]*[.K37]*IF(ISBLANK([.G37]);1;[.G37])" office:value-type="float" office:value="11.1464435146444" calcext:value-type="float">
            <text:p>11,15 HETD</text:p>
          </table:table-cell>
          <table:table-cell table:style-name="ce12"/>
          <table:table-cell table:style-name="ce11" table:formula="of:=IF(service_du=0;0;IF([.T36]+[.L37]&gt;service_du;service_du;[.T36]+[.L37]))" office:value-type="float" office:value="181.5" calcext:value-type="float">
            <text:p>181,5 HETD</text:p>
          </table:table-cell>
          <table:table-cell table:style-name="ce11" table:formula="of:=IF(service_du=0;0;IF([.T36]+[.L37]&gt;service_du;service_du-[.T36];[.L37]))" office:value-type="float" office:value="24" calcext:value-type="float">
            <text:p>24 HETD</text:p>
          </table:table-cell>
          <table:table-cell table:style-name="ce30" table:formula="of:=IF(service_du=0;[.I37];IF([.J37]&gt;0;IF([.T36]+[.L37]&lt;service_du;0;(([.T36]+[.L37])-service_du)/[.J3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]+IF([.H37]&lt;&gt;&quot;Oui&quot;;[.I37];0))*[.K37])*IF(ISBLANK([.G37]);1;[.G37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7]);[.$C37]=&quot;Référentiel&quot;);0;IF(contexte_calcul=&quot;Réalisé&quot;;[.$U37]*[.D37];[.$O37]*[.D37]))" office:value-type="float" office:value="24" calcext:value-type="float">
            <text:p>24 HETD</text:p>
          </table:table-cell>
          <table:table-cell table:style-name="ce33" table:formula="of:=IF(OR(ISBLANK([.$C37]);[.$C37]=&quot;Référentiel&quot;);0;IF(contexte_calcul=&quot;Réalisé&quot;;[.$U37]*[.E37];[.$O37]*[.E37]))" office:value-type="float" office:value="0" calcext:value-type="float">
            <text:p>0 HETD</text:p>
          </table:table-cell>
          <table:table-cell table:style-name="ce33" table:formula="of:=IF(OR(ISBLANK([.$C37]);[.$C37]=&quot;Référentiel&quot;);0;IF(contexte_calcul=&quot;Réalisé&quot;;[.$U37]*[.F37];[.$O37]*[.F37]))" office:value-type="float" office:value="0" calcext:value-type="float">
            <text:p>0 HETD</text:p>
          </table:table-cell>
          <table:table-cell table:style-name="ce33" table:formula="of:=IF([.$C37]=&quot;Référentiel&quot;;IF(contexte_calcul=&quot;Réalisé&quot;;[.$U37];[.$R37]);0)" office:value-type="float" office:value="0" calcext:value-type="float">
            <text:p>0 HETD</text:p>
          </table:table-cell>
          <table:table-cell table:style-name="ce33" table:formula="of:=IF(OR(ISBLANK([.$C37]);[.$C37]=&quot;Référentiel&quot;);0;IF(contexte_calcul=&quot;Réalisé&quot;;[.$W37]*[.D37];[.$R37]*[.D37]))" office:value-type="float" office:value="0" calcext:value-type="float">
            <text:p>0 HETD</text:p>
          </table:table-cell>
          <table:table-cell table:style-name="ce33" table:formula="of:=IF(OR(ISBLANK([.$C37]);[.$C37]=&quot;Référentiel&quot;);0;IF(contexte_calcul=&quot;Réalisé&quot;;[.$W37]*[.E37];[.$R37]*[.E37]))" office:value-type="float" office:value="0" calcext:value-type="float">
            <text:p>0 HETD</text:p>
          </table:table-cell>
          <table:table-cell table:style-name="ce33" table:formula="of:=IF(OR(ISBLANK([.$C37]);[.$C37]=&quot;Référentiel&quot;);0;IF(contexte_calcul=&quot;Réalisé&quot;;[.$W37]*[.F37];[.$R37]*[.F3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]=&quot;Référentiel&quot;;IF(contexte_calcul=&quot;Réalisé&quot;;[.$W37];[.$R37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8]);[.C38]=&quot;Référentiel&quot;);&quot;&quot;;1-([.D38]+[.E38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6" calcext:value-type="float">
            <text:p>6 h</text:p>
          </table:table-cell>
          <table:table-cell table:style-name="ce26" table:formula="of:=IF(ISBLANK([.C38]);0;HLOOKUP(IF(AND([.C38]=&quot;TP&quot;;TP_vaut_TD=&quot;Oui&quot;);&quot;TD&quot;;[.C38]);types_intervention;2;0))*IF(ISBLANK([.G38]);1;[.G38])" office:value-type="float" office:value="1" calcext:value-type="float">
            <text:p>1 HETD</text:p>
          </table:table-cell>
          <table:table-cell table:style-name="ce12" table:formula="of:=IF(ISBLANK([.C38]);0;HLOOKUP([.C38];types_intervention;3;0))*IF(ISBLANK([.G38]);1;[.G38])" office:value-type="float" office:value="1" calcext:value-type="float">
            <text:p>1 HETD</text:p>
          </table:table-cell>
          <table:table-cell table:style-name="ce12" table:formula="of:=IF([.H38]=&quot;Oui&quot;;[.I38]*[.J38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38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38]" office:value-type="float" office:value="3.21338912133891" calcext:value-type="float">
            <text:p>3,21 HETD</text:p>
          </table:table-cell>
          <table:table-cell table:style-name="ce29" table:formula="of:=IF([.L38]&lt;&gt;0;[.O38]/[.L38];0)" office:value-type="percentage" office:value="0.535564853556485" calcext:value-type="percentage">
            <text:p>53,56 %</text:p>
          </table:table-cell>
          <table:table-cell table:style-name="ce29" table:formula="of:=IF([.$L$522]&gt;service_du;1-[.P38];0)" office:value-type="percentage" office:value="0.464435146443515" calcext:value-type="percentage">
            <text:p>46,44 %</text:p>
          </table:table-cell>
          <table:table-cell table:style-name="ce26" table:formula="of:=[.I38]*[.Q38]*[.K38]*IF(ISBLANK([.G38]);1;[.G38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37]+[.L38]&gt;service_du;service_du;[.T37]+[.L38]))" office:value-type="float" office:value="187.5" calcext:value-type="float">
            <text:p>187,5 HETD</text:p>
          </table:table-cell>
          <table:table-cell table:style-name="ce11" table:formula="of:=IF(service_du=0;0;IF([.T37]+[.L38]&gt;service_du;service_du-[.T37];[.L38]))" office:value-type="float" office:value="6" calcext:value-type="float">
            <text:p>6 HETD</text:p>
          </table:table-cell>
          <table:table-cell table:style-name="ce30" table:formula="of:=IF(service_du=0;[.I38];IF([.J38]&gt;0;IF([.T37]+[.L38]&lt;service_du;0;(([.T37]+[.L38])-service_du)/[.J3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]+IF([.H38]&lt;&gt;&quot;Oui&quot;;[.I38];0))*[.K38])*IF(ISBLANK([.G38]);1;[.G38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8]);[.$C38]=&quot;Référentiel&quot;);0;IF(contexte_calcul=&quot;Réalisé&quot;;[.$U38]*[.D38];[.$O38]*[.D38]))" office:value-type="float" office:value="6" calcext:value-type="float">
            <text:p>6 HETD</text:p>
          </table:table-cell>
          <table:table-cell table:style-name="ce33" table:formula="of:=IF(OR(ISBLANK([.$C38]);[.$C38]=&quot;Référentiel&quot;);0;IF(contexte_calcul=&quot;Réalisé&quot;;[.$U38]*[.E38];[.$O38]*[.E38]))" office:value-type="float" office:value="0" calcext:value-type="float">
            <text:p>0 HETD</text:p>
          </table:table-cell>
          <table:table-cell table:style-name="ce33" table:formula="of:=IF(OR(ISBLANK([.$C38]);[.$C38]=&quot;Référentiel&quot;);0;IF(contexte_calcul=&quot;Réalisé&quot;;[.$U38]*[.F38];[.$O38]*[.F38]))" office:value-type="float" office:value="0" calcext:value-type="float">
            <text:p>0 HETD</text:p>
          </table:table-cell>
          <table:table-cell table:style-name="ce33" table:formula="of:=IF([.$C38]=&quot;Référentiel&quot;;IF(contexte_calcul=&quot;Réalisé&quot;;[.$U38];[.$R38]);0)" office:value-type="float" office:value="0" calcext:value-type="float">
            <text:p>0 HETD</text:p>
          </table:table-cell>
          <table:table-cell table:style-name="ce33" table:formula="of:=IF(OR(ISBLANK([.$C38]);[.$C38]=&quot;Référentiel&quot;);0;IF(contexte_calcul=&quot;Réalisé&quot;;[.$W38]*[.D38];[.$R38]*[.D38]))" office:value-type="float" office:value="0" calcext:value-type="float">
            <text:p>0 HETD</text:p>
          </table:table-cell>
          <table:table-cell table:style-name="ce33" table:formula="of:=IF(OR(ISBLANK([.$C38]);[.$C38]=&quot;Référentiel&quot;);0;IF(contexte_calcul=&quot;Réalisé&quot;;[.$W38]*[.E38];[.$R38]*[.E38]))" office:value-type="float" office:value="0" calcext:value-type="float">
            <text:p>0 HETD</text:p>
          </table:table-cell>
          <table:table-cell table:style-name="ce33" table:formula="of:=IF(OR(ISBLANK([.$C38]);[.$C38]=&quot;Référentiel&quot;);0;IF(contexte_calcul=&quot;Réalisé&quot;;[.$W38]*[.F38];[.$R38]*[.F3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]=&quot;Référentiel&quot;;IF(contexte_calcul=&quot;Réalisé&quot;;[.$W38];[.$R38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9]);[.C39]=&quot;Référentiel&quot;);&quot;&quot;;1-([.D39]+[.E39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2" calcext:value-type="float">
            <text:p>2 h</text:p>
          </table:table-cell>
          <table:table-cell table:style-name="ce26" table:formula="of:=IF(ISBLANK([.C39]);0;HLOOKUP(IF(AND([.C39]=&quot;TP&quot;;TP_vaut_TD=&quot;Oui&quot;);&quot;TD&quot;;[.C39]);types_intervention;2;0))*IF(ISBLANK([.G39]);1;[.G39])" office:value-type="float" office:value="1.5" calcext:value-type="float">
            <text:p>1,5 HETD</text:p>
          </table:table-cell>
          <table:table-cell table:style-name="ce12" table:formula="of:=IF(ISBLANK([.C39]);0;HLOOKUP([.C39];types_intervention;3;0))*IF(ISBLANK([.G39]);1;[.G39])" office:value-type="float" office:value="1.5" calcext:value-type="float">
            <text:p>1,5 HETD</text:p>
          </table:table-cell>
          <table:table-cell table:style-name="ce12" table:formula="of:=IF([.H39]=&quot;Oui&quot;;[.I39]*[.J39];0)" office:value-type="float" office:value="3" calcext:value-type="float">
            <text:p>3 HETD</text:p>
          </table:table-cell>
          <table:table-cell table:style-name="ce12"/>
          <table:table-cell table:style-name="ce29" table:formula="of:=IF([.$L$522]&gt;0;[.L39]/[.$L$522];0)" office:value-type="percentage" office:value="0.00836820083682008" calcext:value-type="percentage">
            <text:p>0,84 %</text:p>
          </table:table-cell>
          <table:table-cell table:style-name="ce12" table:formula="of:=MIN(service_du;[.$L$522])*[.N39]" office:value-type="float" office:value="1.60669456066946" calcext:value-type="float">
            <text:p>1,61 HETD</text:p>
          </table:table-cell>
          <table:table-cell table:style-name="ce29" table:formula="of:=IF([.L39]&lt;&gt;0;[.O39]/[.L39];0)" office:value-type="percentage" office:value="0.535564853556485" calcext:value-type="percentage">
            <text:p>53,56 %</text:p>
          </table:table-cell>
          <table:table-cell table:style-name="ce29" table:formula="of:=IF([.$L$522]&gt;service_du;1-[.P39];0)" office:value-type="percentage" office:value="0.464435146443515" calcext:value-type="percentage">
            <text:p>46,44 %</text:p>
          </table:table-cell>
          <table:table-cell table:style-name="ce26" table:formula="of:=[.I39]*[.Q39]*[.K39]*IF(ISBLANK([.G39]);1;[.G39])" office:value-type="float" office:value="1.39330543933054" calcext:value-type="float">
            <text:p>1,39 HETD</text:p>
          </table:table-cell>
          <table:table-cell table:style-name="ce12"/>
          <table:table-cell table:style-name="ce11" table:formula="of:=IF(service_du=0;0;IF([.T38]+[.L39]&gt;service_du;service_du;[.T38]+[.L39]))" office:value-type="float" office:value="190.5" calcext:value-type="float">
            <text:p>190,5 HETD</text:p>
          </table:table-cell>
          <table:table-cell table:style-name="ce11" table:formula="of:=IF(service_du=0;0;IF([.T38]+[.L39]&gt;service_du;service_du-[.T38];[.L39]))" office:value-type="float" office:value="3" calcext:value-type="float">
            <text:p>3 HETD</text:p>
          </table:table-cell>
          <table:table-cell table:style-name="ce30" table:formula="of:=IF(service_du=0;[.I39];IF([.J39]&gt;0;IF([.T38]+[.L39]&lt;service_du;0;(([.T38]+[.L39])-service_du)/[.J3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]+IF([.H39]&lt;&gt;&quot;Oui&quot;;[.I39];0))*[.K39])*IF(ISBLANK([.G39]);1;[.G39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9]);[.$C39]=&quot;Référentiel&quot;);0;IF(contexte_calcul=&quot;Réalisé&quot;;[.$U39]*[.D39];[.$O39]*[.D39]))" office:value-type="float" office:value="3" calcext:value-type="float">
            <text:p>3 HETD</text:p>
          </table:table-cell>
          <table:table-cell table:style-name="ce33" table:formula="of:=IF(OR(ISBLANK([.$C39]);[.$C39]=&quot;Référentiel&quot;);0;IF(contexte_calcul=&quot;Réalisé&quot;;[.$U39]*[.E39];[.$O39]*[.E39]))" office:value-type="float" office:value="0" calcext:value-type="float">
            <text:p>0 HETD</text:p>
          </table:table-cell>
          <table:table-cell table:style-name="ce33" table:formula="of:=IF(OR(ISBLANK([.$C39]);[.$C39]=&quot;Référentiel&quot;);0;IF(contexte_calcul=&quot;Réalisé&quot;;[.$U39]*[.F39];[.$O39]*[.F39]))" office:value-type="float" office:value="0" calcext:value-type="float">
            <text:p>0 HETD</text:p>
          </table:table-cell>
          <table:table-cell table:style-name="ce33" table:formula="of:=IF([.$C39]=&quot;Référentiel&quot;;IF(contexte_calcul=&quot;Réalisé&quot;;[.$U39];[.$R39]);0)" office:value-type="float" office:value="0" calcext:value-type="float">
            <text:p>0 HETD</text:p>
          </table:table-cell>
          <table:table-cell table:style-name="ce33" table:formula="of:=IF(OR(ISBLANK([.$C39]);[.$C39]=&quot;Référentiel&quot;);0;IF(contexte_calcul=&quot;Réalisé&quot;;[.$W39]*[.D39];[.$R39]*[.D39]))" office:value-type="float" office:value="0" calcext:value-type="float">
            <text:p>0 HETD</text:p>
          </table:table-cell>
          <table:table-cell table:style-name="ce33" table:formula="of:=IF(OR(ISBLANK([.$C39]);[.$C39]=&quot;Référentiel&quot;);0;IF(contexte_calcul=&quot;Réalisé&quot;;[.$W39]*[.E39];[.$R39]*[.E39]))" office:value-type="float" office:value="0" calcext:value-type="float">
            <text:p>0 HETD</text:p>
          </table:table-cell>
          <table:table-cell table:style-name="ce33" table:formula="of:=IF(OR(ISBLANK([.$C39]);[.$C39]=&quot;Référentiel&quot;);0;IF(contexte_calcul=&quot;Réalisé&quot;;[.$W39]*[.F39];[.$R39]*[.F3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]=&quot;Référentiel&quot;;IF(contexte_calcul=&quot;Réalisé&quot;;[.$W39];[.$R39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0]);[.C40]=&quot;Référentiel&quot;);&quot;&quot;;1-([.D40]+[.E40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6" calcext:value-type="float">
            <text:p>6 h</text:p>
          </table:table-cell>
          <table:table-cell table:style-name="ce26" table:formula="of:=IF(ISBLANK([.C40]);0;HLOOKUP(IF(AND([.C40]=&quot;TP&quot;;TP_vaut_TD=&quot;Oui&quot;);&quot;TD&quot;;[.C40]);types_intervention;2;0))*IF(ISBLANK([.G40]);1;[.G40])" office:value-type="float" office:value="1" calcext:value-type="float">
            <text:p>1 HETD</text:p>
          </table:table-cell>
          <table:table-cell table:style-name="ce12" table:formula="of:=IF(ISBLANK([.C40]);0;HLOOKUP([.C40];types_intervention;3;0))*IF(ISBLANK([.G40]);1;[.G40])" office:value-type="float" office:value="1" calcext:value-type="float">
            <text:p>1 HETD</text:p>
          </table:table-cell>
          <table:table-cell table:style-name="ce12" table:formula="of:=IF([.H40]=&quot;Oui&quot;;[.I40]*[.J40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40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40]" office:value-type="float" office:value="3.21338912133891" calcext:value-type="float">
            <text:p>3,21 HETD</text:p>
          </table:table-cell>
          <table:table-cell table:style-name="ce29" table:formula="of:=IF([.L40]&lt;&gt;0;[.O40]/[.L40];0)" office:value-type="percentage" office:value="0.535564853556485" calcext:value-type="percentage">
            <text:p>53,56 %</text:p>
          </table:table-cell>
          <table:table-cell table:style-name="ce29" table:formula="of:=IF([.$L$522]&gt;service_du;1-[.P40];0)" office:value-type="percentage" office:value="0.464435146443515" calcext:value-type="percentage">
            <text:p>46,44 %</text:p>
          </table:table-cell>
          <table:table-cell table:style-name="ce26" table:formula="of:=[.I40]*[.Q40]*[.K40]*IF(ISBLANK([.G40]);1;[.G40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39]+[.L40]&gt;service_du;service_du;[.T39]+[.L40]))" office:value-type="float" office:value="192" calcext:value-type="float">
            <text:p>192 HETD</text:p>
          </table:table-cell>
          <table:table-cell table:style-name="ce11" table:formula="of:=IF(service_du=0;0;IF([.T39]+[.L40]&gt;service_du;service_du-[.T39];[.L40]))" office:value-type="float" office:value="1.5" calcext:value-type="float">
            <text:p>1,5 HETD</text:p>
          </table:table-cell>
          <table:table-cell table:style-name="ce30" table:formula="of:=IF(service_du=0;[.I40];IF([.J40]&gt;0;IF([.T39]+[.L40]&lt;service_du;0;(([.T39]+[.L40])-service_du)/[.J40]);0))" office:value-type="float" office:value="4.5" calcext:value-type="float">
            <text:p>4,5 h</text:p>
          </table:table-cell>
          <table:table-cell table:style-name="ce26" table:formula="of:=IF(OR(service_realise&lt;service_du;HC_autorisees&lt;&gt;&quot;Oui&quot;);0;([.V40]+IF([.H40]&lt;&gt;&quot;Oui&quot;;[.I40];0))*[.K40])*IF(ISBLANK([.G40]);1;[.G40])" office:value-type="float" office:value="4.5" calcext:value-type="float">
            <text:p>4,5 HETD</text:p>
          </table:table-cell>
          <table:table-cell table:style-name="ce1"/>
          <table:table-cell table:style-name="ce33" table:formula="of:=IF(OR(ISBLANK([.$C40]);[.$C40]=&quot;Référentiel&quot;);0;IF(contexte_calcul=&quot;Réalisé&quot;;[.$U40]*[.D40];[.$O40]*[.D40]))" office:value-type="float" office:value="1.5" calcext:value-type="float">
            <text:p>1,5 HETD</text:p>
          </table:table-cell>
          <table:table-cell table:style-name="ce33" table:formula="of:=IF(OR(ISBLANK([.$C40]);[.$C40]=&quot;Référentiel&quot;);0;IF(contexte_calcul=&quot;Réalisé&quot;;[.$U40]*[.E40];[.$O40]*[.E40]))" office:value-type="float" office:value="0" calcext:value-type="float">
            <text:p>0 HETD</text:p>
          </table:table-cell>
          <table:table-cell table:style-name="ce33" table:formula="of:=IF(OR(ISBLANK([.$C40]);[.$C40]=&quot;Référentiel&quot;);0;IF(contexte_calcul=&quot;Réalisé&quot;;[.$U40]*[.F40];[.$O40]*[.F40]))" office:value-type="float" office:value="0" calcext:value-type="float">
            <text:p>0 HETD</text:p>
          </table:table-cell>
          <table:table-cell table:style-name="ce33" table:formula="of:=IF([.$C40]=&quot;Référentiel&quot;;IF(contexte_calcul=&quot;Réalisé&quot;;[.$U40];[.$R40]);0)" office:value-type="float" office:value="0" calcext:value-type="float">
            <text:p>0 HETD</text:p>
          </table:table-cell>
          <table:table-cell table:style-name="ce33" table:formula="of:=IF(OR(ISBLANK([.$C40]);[.$C40]=&quot;Référentiel&quot;);0;IF(contexte_calcul=&quot;Réalisé&quot;;[.$W40]*[.D40];[.$R40]*[.D40]))" office:value-type="float" office:value="4.5" calcext:value-type="float">
            <text:p>4,5 HETD</text:p>
          </table:table-cell>
          <table:table-cell table:style-name="ce33" table:formula="of:=IF(OR(ISBLANK([.$C40]);[.$C40]=&quot;Référentiel&quot;);0;IF(contexte_calcul=&quot;Réalisé&quot;;[.$W40]*[.E40];[.$R40]*[.E40]))" office:value-type="float" office:value="0" calcext:value-type="float">
            <text:p>0 HETD</text:p>
          </table:table-cell>
          <table:table-cell table:style-name="ce33" table:formula="of:=IF(OR(ISBLANK([.$C40]);[.$C40]=&quot;Référentiel&quot;);0;IF(contexte_calcul=&quot;Réalisé&quot;;[.$W40]*[.F40];[.$R40]*[.F4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]=&quot;Référentiel&quot;;IF(contexte_calcul=&quot;Réalisé&quot;;[.$W40];[.$R40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1]);[.C41]=&quot;Référentiel&quot;);&quot;&quot;;1-([.D41]+[.E41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13" calcext:value-type="float">
            <text:p>13 h</text:p>
          </table:table-cell>
          <table:table-cell table:style-name="ce26" table:formula="of:=IF(ISBLANK([.C41]);0;HLOOKUP(IF(AND([.C41]=&quot;TP&quot;;TP_vaut_TD=&quot;Oui&quot;);&quot;TD&quot;;[.C41]);types_intervention;2;0))*IF(ISBLANK([.G41]);1;[.G41])" office:value-type="float" office:value="1" calcext:value-type="float">
            <text:p>1 HETD</text:p>
          </table:table-cell>
          <table:table-cell table:style-name="ce12" table:formula="of:=IF(ISBLANK([.C41]);0;HLOOKUP([.C41];types_intervention;3;0))*IF(ISBLANK([.G41]);1;[.G41])" office:value-type="float" office:value="1" calcext:value-type="float">
            <text:p>1 HETD</text:p>
          </table:table-cell>
          <table:table-cell table:style-name="ce12" table:formula="of:=IF([.H41]=&quot;Oui&quot;;[.I41]*[.J41];0)" office:value-type="float" office:value="13" calcext:value-type="float">
            <text:p>13 HETD</text:p>
          </table:table-cell>
          <table:table-cell table:style-name="ce12"/>
          <table:table-cell table:style-name="ce29" table:formula="of:=IF([.$L$522]&gt;0;[.L41]/[.$L$522];0)" office:value-type="percentage" office:value="0.0362622036262204" calcext:value-type="percentage">
            <text:p>3,63 %</text:p>
          </table:table-cell>
          <table:table-cell table:style-name="ce12" table:formula="of:=MIN(service_du;[.$L$522])*[.N41]" office:value-type="float" office:value="6.96234309623431" calcext:value-type="float">
            <text:p>6,96 HETD</text:p>
          </table:table-cell>
          <table:table-cell table:style-name="ce29" table:formula="of:=IF([.L41]&lt;&gt;0;[.O41]/[.L41];0)" office:value-type="percentage" office:value="0.535564853556485" calcext:value-type="percentage">
            <text:p>53,56 %</text:p>
          </table:table-cell>
          <table:table-cell table:style-name="ce29" table:formula="of:=IF([.$L$522]&gt;service_du;1-[.P41];0)" office:value-type="percentage" office:value="0.464435146443515" calcext:value-type="percentage">
            <text:p>46,44 %</text:p>
          </table:table-cell>
          <table:table-cell table:style-name="ce26" table:formula="of:=[.I41]*[.Q41]*[.K41]*IF(ISBLANK([.G41]);1;[.G41])" office:value-type="float" office:value="6.03765690376569" calcext:value-type="float">
            <text:p>6,04 HETD</text:p>
          </table:table-cell>
          <table:table-cell table:style-name="ce12"/>
          <table:table-cell table:style-name="ce11" table:formula="of:=IF(service_du=0;0;IF([.T40]+[.L41]&gt;service_du;service_du;[.T40]+[.L41]))" office:value-type="float" office:value="192" calcext:value-type="float">
            <text:p>192 HETD</text:p>
          </table:table-cell>
          <table:table-cell table:style-name="ce11" table:formula="of:=IF(service_du=0;0;IF([.T40]+[.L41]&gt;service_du;service_du-[.T40];[.L41]))" office:value-type="float" office:value="0" calcext:value-type="float">
            <text:p>0 HETD</text:p>
          </table:table-cell>
          <table:table-cell table:style-name="ce30" table:formula="of:=IF(service_du=0;[.I41];IF([.J41]&gt;0;IF([.T40]+[.L41]&lt;service_du;0;(([.T40]+[.L41])-service_du)/[.J41]);0))" office:value-type="float" office:value="13" calcext:value-type="float">
            <text:p>13 h</text:p>
          </table:table-cell>
          <table:table-cell table:style-name="ce26" table:formula="of:=IF(OR(service_realise&lt;service_du;HC_autorisees&lt;&gt;&quot;Oui&quot;);0;([.V41]+IF([.H41]&lt;&gt;&quot;Oui&quot;;[.I41];0))*[.K41])*IF(ISBLANK([.G41]);1;[.G41])" office:value-type="float" office:value="13" calcext:value-type="float">
            <text:p>13 HETD</text:p>
          </table:table-cell>
          <table:table-cell table:style-name="ce1"/>
          <table:table-cell table:style-name="ce33" table:formula="of:=IF(OR(ISBLANK([.$C41]);[.$C41]=&quot;Référentiel&quot;);0;IF(contexte_calcul=&quot;Réalisé&quot;;[.$U41]*[.D41];[.$O41]*[.D41]))" office:value-type="float" office:value="0" calcext:value-type="float">
            <text:p>0 HETD</text:p>
          </table:table-cell>
          <table:table-cell table:style-name="ce33" table:formula="of:=IF(OR(ISBLANK([.$C41]);[.$C41]=&quot;Référentiel&quot;);0;IF(contexte_calcul=&quot;Réalisé&quot;;[.$U41]*[.E41];[.$O41]*[.E41]))" office:value-type="float" office:value="0" calcext:value-type="float">
            <text:p>0 HETD</text:p>
          </table:table-cell>
          <table:table-cell table:style-name="ce33" table:formula="of:=IF(OR(ISBLANK([.$C41]);[.$C41]=&quot;Référentiel&quot;);0;IF(contexte_calcul=&quot;Réalisé&quot;;[.$U41]*[.F41];[.$O41]*[.F41]))" office:value-type="float" office:value="0" calcext:value-type="float">
            <text:p>0 HETD</text:p>
          </table:table-cell>
          <table:table-cell table:style-name="ce33" table:formula="of:=IF([.$C41]=&quot;Référentiel&quot;;IF(contexte_calcul=&quot;Réalisé&quot;;[.$U41];[.$R41]);0)" office:value-type="float" office:value="0" calcext:value-type="float">
            <text:p>0 HETD</text:p>
          </table:table-cell>
          <table:table-cell table:style-name="ce33" table:formula="of:=IF(OR(ISBLANK([.$C41]);[.$C41]=&quot;Référentiel&quot;);0;IF(contexte_calcul=&quot;Réalisé&quot;;[.$W41]*[.D41];[.$R41]*[.D41]))" office:value-type="float" office:value="13" calcext:value-type="float">
            <text:p>13 HETD</text:p>
          </table:table-cell>
          <table:table-cell table:style-name="ce33" table:formula="of:=IF(OR(ISBLANK([.$C41]);[.$C41]=&quot;Référentiel&quot;);0;IF(contexte_calcul=&quot;Réalisé&quot;;[.$W41]*[.E41];[.$R41]*[.E41]))" office:value-type="float" office:value="0" calcext:value-type="float">
            <text:p>0 HETD</text:p>
          </table:table-cell>
          <table:table-cell table:style-name="ce33" table:formula="of:=IF(OR(ISBLANK([.$C41]);[.$C41]=&quot;Référentiel&quot;);0;IF(contexte_calcul=&quot;Réalisé&quot;;[.$W41]*[.F41];[.$R41]*[.F4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]=&quot;Référentiel&quot;;IF(contexte_calcul=&quot;Réalisé&quot;;[.$W41];[.$R41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2]);[.C42]=&quot;Référentiel&quot;);&quot;&quot;;1-([.D42]+[.E42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12" calcext:value-type="float">
            <text:p>12 h</text:p>
          </table:table-cell>
          <table:table-cell table:style-name="ce26" table:formula="of:=IF(ISBLANK([.C42]);0;HLOOKUP(IF(AND([.C42]=&quot;TP&quot;;TP_vaut_TD=&quot;Oui&quot;);&quot;TD&quot;;[.C42]);types_intervention;2;0))*IF(ISBLANK([.G42]);1;[.G42])" office:value-type="float" office:value="1" calcext:value-type="float">
            <text:p>1 HETD</text:p>
          </table:table-cell>
          <table:table-cell table:style-name="ce12" table:formula="of:=IF(ISBLANK([.C42]);0;HLOOKUP([.C42];types_intervention;3;0))*IF(ISBLANK([.G42]);1;[.G42])" office:value-type="float" office:value="1" calcext:value-type="float">
            <text:p>1 HETD</text:p>
          </table:table-cell>
          <table:table-cell table:style-name="ce12" table:formula="of:=IF([.H42]=&quot;Oui&quot;;[.I42]*[.J42];0)" office:value-type="float" office:value="12" calcext:value-type="float">
            <text:p>12 HETD</text:p>
          </table:table-cell>
          <table:table-cell table:style-name="ce12"/>
          <table:table-cell table:style-name="ce29" table:formula="of:=IF([.$L$522]&gt;0;[.L42]/[.$L$522];0)" office:value-type="percentage" office:value="0.0334728033472803" calcext:value-type="percentage">
            <text:p>3,35 %</text:p>
          </table:table-cell>
          <table:table-cell table:style-name="ce12" table:formula="of:=MIN(service_du;[.$L$522])*[.N42]" office:value-type="float" office:value="6.42677824267782" calcext:value-type="float">
            <text:p>6,43 HETD</text:p>
          </table:table-cell>
          <table:table-cell table:style-name="ce29" table:formula="of:=IF([.L42]&lt;&gt;0;[.O42]/[.L42];0)" office:value-type="percentage" office:value="0.535564853556485" calcext:value-type="percentage">
            <text:p>53,56 %</text:p>
          </table:table-cell>
          <table:table-cell table:style-name="ce29" table:formula="of:=IF([.$L$522]&gt;service_du;1-[.P42];0)" office:value-type="percentage" office:value="0.464435146443515" calcext:value-type="percentage">
            <text:p>46,44 %</text:p>
          </table:table-cell>
          <table:table-cell table:style-name="ce26" table:formula="of:=[.I42]*[.Q42]*[.K42]*IF(ISBLANK([.G42]);1;[.G42])" office:value-type="float" office:value="5.57322175732218" calcext:value-type="float">
            <text:p>5,57 HETD</text:p>
          </table:table-cell>
          <table:table-cell table:style-name="ce12"/>
          <table:table-cell table:style-name="ce11" table:formula="of:=IF(service_du=0;0;IF([.T41]+[.L42]&gt;service_du;service_du;[.T41]+[.L42]))" office:value-type="float" office:value="192" calcext:value-type="float">
            <text:p>192 HETD</text:p>
          </table:table-cell>
          <table:table-cell table:style-name="ce11" table:formula="of:=IF(service_du=0;0;IF([.T41]+[.L42]&gt;service_du;service_du-[.T41];[.L42]))" office:value-type="float" office:value="0" calcext:value-type="float">
            <text:p>0 HETD</text:p>
          </table:table-cell>
          <table:table-cell table:style-name="ce30" table:formula="of:=IF(service_du=0;[.I42];IF([.J42]&gt;0;IF([.T41]+[.L42]&lt;service_du;0;(([.T41]+[.L42])-service_du)/[.J42]);0))" office:value-type="float" office:value="12" calcext:value-type="float">
            <text:p>12 h</text:p>
          </table:table-cell>
          <table:table-cell table:style-name="ce26" table:formula="of:=IF(OR(service_realise&lt;service_du;HC_autorisees&lt;&gt;&quot;Oui&quot;);0;([.V42]+IF([.H42]&lt;&gt;&quot;Oui&quot;;[.I42];0))*[.K42])*IF(ISBLANK([.G42]);1;[.G42])" office:value-type="float" office:value="12" calcext:value-type="float">
            <text:p>12 HETD</text:p>
          </table:table-cell>
          <table:table-cell table:style-name="ce1"/>
          <table:table-cell table:style-name="ce33" table:formula="of:=IF(OR(ISBLANK([.$C42]);[.$C42]=&quot;Référentiel&quot;);0;IF(contexte_calcul=&quot;Réalisé&quot;;[.$U42]*[.D42];[.$O42]*[.D42]))" office:value-type="float" office:value="0" calcext:value-type="float">
            <text:p>0 HETD</text:p>
          </table:table-cell>
          <table:table-cell table:style-name="ce33" table:formula="of:=IF(OR(ISBLANK([.$C42]);[.$C42]=&quot;Référentiel&quot;);0;IF(contexte_calcul=&quot;Réalisé&quot;;[.$U42]*[.E42];[.$O42]*[.E42]))" office:value-type="float" office:value="0" calcext:value-type="float">
            <text:p>0 HETD</text:p>
          </table:table-cell>
          <table:table-cell table:style-name="ce33" table:formula="of:=IF(OR(ISBLANK([.$C42]);[.$C42]=&quot;Référentiel&quot;);0;IF(contexte_calcul=&quot;Réalisé&quot;;[.$U42]*[.F42];[.$O42]*[.F42]))" office:value-type="float" office:value="0" calcext:value-type="float">
            <text:p>0 HETD</text:p>
          </table:table-cell>
          <table:table-cell table:style-name="ce33" table:formula="of:=IF([.$C42]=&quot;Référentiel&quot;;IF(contexte_calcul=&quot;Réalisé&quot;;[.$U42];[.$R42]);0)" office:value-type="float" office:value="0" calcext:value-type="float">
            <text:p>0 HETD</text:p>
          </table:table-cell>
          <table:table-cell table:style-name="ce33" table:formula="of:=IF(OR(ISBLANK([.$C42]);[.$C42]=&quot;Référentiel&quot;);0;IF(contexte_calcul=&quot;Réalisé&quot;;[.$W42]*[.D42];[.$R42]*[.D42]))" office:value-type="float" office:value="12" calcext:value-type="float">
            <text:p>12 HETD</text:p>
          </table:table-cell>
          <table:table-cell table:style-name="ce33" table:formula="of:=IF(OR(ISBLANK([.$C42]);[.$C42]=&quot;Référentiel&quot;);0;IF(contexte_calcul=&quot;Réalisé&quot;;[.$W42]*[.E42];[.$R42]*[.E42]))" office:value-type="float" office:value="0" calcext:value-type="float">
            <text:p>0 HETD</text:p>
          </table:table-cell>
          <table:table-cell table:style-name="ce33" table:formula="of:=IF(OR(ISBLANK([.$C42]);[.$C42]=&quot;Référentiel&quot;);0;IF(contexte_calcul=&quot;Réalisé&quot;;[.$W42]*[.F42];[.$R42]*[.F4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]=&quot;Référentiel&quot;;IF(contexte_calcul=&quot;Réalisé&quot;;[.$W42];[.$R42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3]);[.C43]=&quot;Référentiel&quot;);&quot;&quot;;1-([.D43]+[.E43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4" calcext:value-type="float">
            <text:p>4 h</text:p>
          </table:table-cell>
          <table:table-cell table:style-name="ce26" table:formula="of:=IF(ISBLANK([.C43]);0;HLOOKUP(IF(AND([.C43]=&quot;TP&quot;;TP_vaut_TD=&quot;Oui&quot;);&quot;TD&quot;;[.C43]);types_intervention;2;0))*IF(ISBLANK([.G43]);1;[.G43])" office:value-type="float" office:value="1.5" calcext:value-type="float">
            <text:p>1,5 HETD</text:p>
          </table:table-cell>
          <table:table-cell table:style-name="ce12" table:formula="of:=IF(ISBLANK([.C43]);0;HLOOKUP([.C43];types_intervention;3;0))*IF(ISBLANK([.G43]);1;[.G43])" office:value-type="float" office:value="1.5" calcext:value-type="float">
            <text:p>1,5 HETD</text:p>
          </table:table-cell>
          <table:table-cell table:style-name="ce12" table:formula="of:=IF([.H43]=&quot;Oui&quot;;[.I43]*[.J43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43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43]" office:value-type="float" office:value="3.21338912133891" calcext:value-type="float">
            <text:p>3,21 HETD</text:p>
          </table:table-cell>
          <table:table-cell table:style-name="ce29" table:formula="of:=IF([.L43]&lt;&gt;0;[.O43]/[.L43];0)" office:value-type="percentage" office:value="0.535564853556485" calcext:value-type="percentage">
            <text:p>53,56 %</text:p>
          </table:table-cell>
          <table:table-cell table:style-name="ce29" table:formula="of:=IF([.$L$522]&gt;service_du;1-[.P43];0)" office:value-type="percentage" office:value="0.464435146443515" calcext:value-type="percentage">
            <text:p>46,44 %</text:p>
          </table:table-cell>
          <table:table-cell table:style-name="ce26" table:formula="of:=[.I43]*[.Q43]*[.K43]*IF(ISBLANK([.G43]);1;[.G43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42]+[.L43]&gt;service_du;service_du;[.T42]+[.L43]))" office:value-type="float" office:value="192" calcext:value-type="float">
            <text:p>192 HETD</text:p>
          </table:table-cell>
          <table:table-cell table:style-name="ce11" table:formula="of:=IF(service_du=0;0;IF([.T42]+[.L43]&gt;service_du;service_du-[.T42];[.L43]))" office:value-type="float" office:value="0" calcext:value-type="float">
            <text:p>0 HETD</text:p>
          </table:table-cell>
          <table:table-cell table:style-name="ce30" table:formula="of:=IF(service_du=0;[.I43];IF([.J43]&gt;0;IF([.T42]+[.L43]&lt;service_du;0;(([.T42]+[.L43])-service_du)/[.J43]);0))" office:value-type="float" office:value="4" calcext:value-type="float">
            <text:p>4 h</text:p>
          </table:table-cell>
          <table:table-cell table:style-name="ce26" table:formula="of:=IF(OR(service_realise&lt;service_du;HC_autorisees&lt;&gt;&quot;Oui&quot;);0;([.V43]+IF([.H43]&lt;&gt;&quot;Oui&quot;;[.I43];0))*[.K43])*IF(ISBLANK([.G43]);1;[.G43])" office:value-type="float" office:value="6" calcext:value-type="float">
            <text:p>6 HETD</text:p>
          </table:table-cell>
          <table:table-cell table:style-name="ce1"/>
          <table:table-cell table:style-name="ce33" table:formula="of:=IF(OR(ISBLANK([.$C43]);[.$C43]=&quot;Référentiel&quot;);0;IF(contexte_calcul=&quot;Réalisé&quot;;[.$U43]*[.D43];[.$O43]*[.D43]))" office:value-type="float" office:value="0" calcext:value-type="float">
            <text:p>0 HETD</text:p>
          </table:table-cell>
          <table:table-cell table:style-name="ce33" table:formula="of:=IF(OR(ISBLANK([.$C43]);[.$C43]=&quot;Référentiel&quot;);0;IF(contexte_calcul=&quot;Réalisé&quot;;[.$U43]*[.E43];[.$O43]*[.E43]))" office:value-type="float" office:value="0" calcext:value-type="float">
            <text:p>0 HETD</text:p>
          </table:table-cell>
          <table:table-cell table:style-name="ce33" table:formula="of:=IF(OR(ISBLANK([.$C43]);[.$C43]=&quot;Référentiel&quot;);0;IF(contexte_calcul=&quot;Réalisé&quot;;[.$U43]*[.F43];[.$O43]*[.F43]))" office:value-type="float" office:value="0" calcext:value-type="float">
            <text:p>0 HETD</text:p>
          </table:table-cell>
          <table:table-cell table:style-name="ce33" table:formula="of:=IF([.$C43]=&quot;Référentiel&quot;;IF(contexte_calcul=&quot;Réalisé&quot;;[.$U43];[.$R43]);0)" office:value-type="float" office:value="0" calcext:value-type="float">
            <text:p>0 HETD</text:p>
          </table:table-cell>
          <table:table-cell table:style-name="ce33" table:formula="of:=IF(OR(ISBLANK([.$C43]);[.$C43]=&quot;Référentiel&quot;);0;IF(contexte_calcul=&quot;Réalisé&quot;;[.$W43]*[.D43];[.$R43]*[.D43]))" office:value-type="float" office:value="6" calcext:value-type="float">
            <text:p>6 HETD</text:p>
          </table:table-cell>
          <table:table-cell table:style-name="ce33" table:formula="of:=IF(OR(ISBLANK([.$C43]);[.$C43]=&quot;Référentiel&quot;);0;IF(contexte_calcul=&quot;Réalisé&quot;;[.$W43]*[.E43];[.$R43]*[.E43]))" office:value-type="float" office:value="0" calcext:value-type="float">
            <text:p>0 HETD</text:p>
          </table:table-cell>
          <table:table-cell table:style-name="ce33" table:formula="of:=IF(OR(ISBLANK([.$C43]);[.$C43]=&quot;Référentiel&quot;);0;IF(contexte_calcul=&quot;Réalisé&quot;;[.$W43]*[.F43];[.$R43]*[.F4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]=&quot;Référentiel&quot;;IF(contexte_calcul=&quot;Réalisé&quot;;[.$W43];[.$R43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4]);[.C44]=&quot;Référentiel&quot;);&quot;&quot;;1-([.D44]+[.E44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14" calcext:value-type="float">
            <text:p>14 h</text:p>
          </table:table-cell>
          <table:table-cell table:style-name="ce26" table:formula="of:=IF(ISBLANK([.C44]);0;HLOOKUP(IF(AND([.C44]=&quot;TP&quot;;TP_vaut_TD=&quot;Oui&quot;);&quot;TD&quot;;[.C44]);types_intervention;2;0))*IF(ISBLANK([.G44]);1;[.G44])" office:value-type="float" office:value="1" calcext:value-type="float">
            <text:p>1 HETD</text:p>
          </table:table-cell>
          <table:table-cell table:style-name="ce12" table:formula="of:=IF(ISBLANK([.C44]);0;HLOOKUP([.C44];types_intervention;3;0))*IF(ISBLANK([.G44]);1;[.G44])" office:value-type="float" office:value="1" calcext:value-type="float">
            <text:p>1 HETD</text:p>
          </table:table-cell>
          <table:table-cell table:style-name="ce12" table:formula="of:=IF([.H44]=&quot;Oui&quot;;[.I44]*[.J44];0)" office:value-type="float" office:value="14" calcext:value-type="float">
            <text:p>14 HETD</text:p>
          </table:table-cell>
          <table:table-cell table:style-name="ce12"/>
          <table:table-cell table:style-name="ce29" table:formula="of:=IF([.$L$522]&gt;0;[.L44]/[.$L$522];0)" office:value-type="percentage" office:value="0.0390516039051604" calcext:value-type="percentage">
            <text:p>3,91 %</text:p>
          </table:table-cell>
          <table:table-cell table:style-name="ce12" table:formula="of:=MIN(service_du;[.$L$522])*[.N44]" office:value-type="float" office:value="7.4979079497908" calcext:value-type="float">
            <text:p>7,5 HETD</text:p>
          </table:table-cell>
          <table:table-cell table:style-name="ce29" table:formula="of:=IF([.L44]&lt;&gt;0;[.O44]/[.L44];0)" office:value-type="percentage" office:value="0.535564853556485" calcext:value-type="percentage">
            <text:p>53,56 %</text:p>
          </table:table-cell>
          <table:table-cell table:style-name="ce29" table:formula="of:=IF([.$L$522]&gt;service_du;1-[.P44];0)" office:value-type="percentage" office:value="0.464435146443515" calcext:value-type="percentage">
            <text:p>46,44 %</text:p>
          </table:table-cell>
          <table:table-cell table:style-name="ce26" table:formula="of:=[.I44]*[.Q44]*[.K44]*IF(ISBLANK([.G44]);1;[.G44])" office:value-type="float" office:value="6.50209205020921" calcext:value-type="float">
            <text:p>6,5 HETD</text:p>
          </table:table-cell>
          <table:table-cell table:style-name="ce12"/>
          <table:table-cell table:style-name="ce11" table:formula="of:=IF(service_du=0;0;IF([.T43]+[.L44]&gt;service_du;service_du;[.T43]+[.L44]))" office:value-type="float" office:value="192" calcext:value-type="float">
            <text:p>192 HETD</text:p>
          </table:table-cell>
          <table:table-cell table:style-name="ce11" table:formula="of:=IF(service_du=0;0;IF([.T43]+[.L44]&gt;service_du;service_du-[.T43];[.L44]))" office:value-type="float" office:value="0" calcext:value-type="float">
            <text:p>0 HETD</text:p>
          </table:table-cell>
          <table:table-cell table:style-name="ce30" table:formula="of:=IF(service_du=0;[.I44];IF([.J44]&gt;0;IF([.T43]+[.L44]&lt;service_du;0;(([.T43]+[.L44])-service_du)/[.J44]);0))" office:value-type="float" office:value="14" calcext:value-type="float">
            <text:p>14 h</text:p>
          </table:table-cell>
          <table:table-cell table:style-name="ce26" table:formula="of:=IF(OR(service_realise&lt;service_du;HC_autorisees&lt;&gt;&quot;Oui&quot;);0;([.V44]+IF([.H44]&lt;&gt;&quot;Oui&quot;;[.I44];0))*[.K44])*IF(ISBLANK([.G44]);1;[.G44])" office:value-type="float" office:value="14" calcext:value-type="float">
            <text:p>14 HETD</text:p>
          </table:table-cell>
          <table:table-cell table:style-name="ce1"/>
          <table:table-cell table:style-name="ce33" table:formula="of:=IF(OR(ISBLANK([.$C44]);[.$C44]=&quot;Référentiel&quot;);0;IF(contexte_calcul=&quot;Réalisé&quot;;[.$U44]*[.D44];[.$O44]*[.D44]))" office:value-type="float" office:value="0" calcext:value-type="float">
            <text:p>0 HETD</text:p>
          </table:table-cell>
          <table:table-cell table:style-name="ce33" table:formula="of:=IF(OR(ISBLANK([.$C44]);[.$C44]=&quot;Référentiel&quot;);0;IF(contexte_calcul=&quot;Réalisé&quot;;[.$U44]*[.E44];[.$O44]*[.E44]))" office:value-type="float" office:value="0" calcext:value-type="float">
            <text:p>0 HETD</text:p>
          </table:table-cell>
          <table:table-cell table:style-name="ce33" table:formula="of:=IF(OR(ISBLANK([.$C44]);[.$C44]=&quot;Référentiel&quot;);0;IF(contexte_calcul=&quot;Réalisé&quot;;[.$U44]*[.F44];[.$O44]*[.F44]))" office:value-type="float" office:value="0" calcext:value-type="float">
            <text:p>0 HETD</text:p>
          </table:table-cell>
          <table:table-cell table:style-name="ce33" table:formula="of:=IF([.$C44]=&quot;Référentiel&quot;;IF(contexte_calcul=&quot;Réalisé&quot;;[.$U44];[.$R44]);0)" office:value-type="float" office:value="0" calcext:value-type="float">
            <text:p>0 HETD</text:p>
          </table:table-cell>
          <table:table-cell table:style-name="ce33" table:formula="of:=IF(OR(ISBLANK([.$C44]);[.$C44]=&quot;Référentiel&quot;);0;IF(contexte_calcul=&quot;Réalisé&quot;;[.$W44]*[.D44];[.$R44]*[.D44]))" office:value-type="float" office:value="14" calcext:value-type="float">
            <text:p>14 HETD</text:p>
          </table:table-cell>
          <table:table-cell table:style-name="ce33" table:formula="of:=IF(OR(ISBLANK([.$C44]);[.$C44]=&quot;Référentiel&quot;);0;IF(contexte_calcul=&quot;Réalisé&quot;;[.$W44]*[.E44];[.$R44]*[.E44]))" office:value-type="float" office:value="0" calcext:value-type="float">
            <text:p>0 HETD</text:p>
          </table:table-cell>
          <table:table-cell table:style-name="ce33" table:formula="of:=IF(OR(ISBLANK([.$C44]);[.$C44]=&quot;Référentiel&quot;);0;IF(contexte_calcul=&quot;Réalisé&quot;;[.$W44]*[.F44];[.$R44]*[.F4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]=&quot;Référentiel&quot;;IF(contexte_calcul=&quot;Réalisé&quot;;[.$W44];[.$R44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5]);[.C45]=&quot;Référentiel&quot;);&quot;&quot;;1-([.D45]+[.E45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6" calcext:value-type="float">
            <text:p>6 h</text:p>
          </table:table-cell>
          <table:table-cell table:style-name="ce26" table:formula="of:=IF(ISBLANK([.C45]);0;HLOOKUP(IF(AND([.C45]=&quot;TP&quot;;TP_vaut_TD=&quot;Oui&quot;);&quot;TD&quot;;[.C45]);types_intervention;2;0))*IF(ISBLANK([.G45]);1;[.G45])" office:value-type="float" office:value="1" calcext:value-type="float">
            <text:p>1 HETD</text:p>
          </table:table-cell>
          <table:table-cell table:style-name="ce12" table:formula="of:=IF(ISBLANK([.C45]);0;HLOOKUP([.C45];types_intervention;3;0))*IF(ISBLANK([.G45]);1;[.G45])" office:value-type="float" office:value="1" calcext:value-type="float">
            <text:p>1 HETD</text:p>
          </table:table-cell>
          <table:table-cell table:style-name="ce12" table:formula="of:=IF([.H45]=&quot;Oui&quot;;[.I45]*[.J45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45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45]" office:value-type="float" office:value="3.21338912133891" calcext:value-type="float">
            <text:p>3,21 HETD</text:p>
          </table:table-cell>
          <table:table-cell table:style-name="ce29" table:formula="of:=IF([.L45]&lt;&gt;0;[.O45]/[.L45];0)" office:value-type="percentage" office:value="0.535564853556485" calcext:value-type="percentage">
            <text:p>53,56 %</text:p>
          </table:table-cell>
          <table:table-cell table:style-name="ce29" table:formula="of:=IF([.$L$522]&gt;service_du;1-[.P45];0)" office:value-type="percentage" office:value="0.464435146443515" calcext:value-type="percentage">
            <text:p>46,44 %</text:p>
          </table:table-cell>
          <table:table-cell table:style-name="ce26" table:formula="of:=[.I45]*[.Q45]*[.K45]*IF(ISBLANK([.G45]);1;[.G45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44]+[.L45]&gt;service_du;service_du;[.T44]+[.L45]))" office:value-type="float" office:value="192" calcext:value-type="float">
            <text:p>192 HETD</text:p>
          </table:table-cell>
          <table:table-cell table:style-name="ce11" table:formula="of:=IF(service_du=0;0;IF([.T44]+[.L45]&gt;service_du;service_du-[.T44];[.L45]))" office:value-type="float" office:value="0" calcext:value-type="float">
            <text:p>0 HETD</text:p>
          </table:table-cell>
          <table:table-cell table:style-name="ce30" table:formula="of:=IF(service_du=0;[.I45];IF([.J45]&gt;0;IF([.T44]+[.L45]&lt;service_du;0;(([.T44]+[.L45])-service_du)/[.J45]);0))" office:value-type="float" office:value="6" calcext:value-type="float">
            <text:p>6 h</text:p>
          </table:table-cell>
          <table:table-cell table:style-name="ce26" table:formula="of:=IF(OR(service_realise&lt;service_du;HC_autorisees&lt;&gt;&quot;Oui&quot;);0;([.V45]+IF([.H45]&lt;&gt;&quot;Oui&quot;;[.I45];0))*[.K45])*IF(ISBLANK([.G45]);1;[.G45])" office:value-type="float" office:value="6" calcext:value-type="float">
            <text:p>6 HETD</text:p>
          </table:table-cell>
          <table:table-cell table:style-name="ce1"/>
          <table:table-cell table:style-name="ce33" table:formula="of:=IF(OR(ISBLANK([.$C45]);[.$C45]=&quot;Référentiel&quot;);0;IF(contexte_calcul=&quot;Réalisé&quot;;[.$U45]*[.D45];[.$O45]*[.D45]))" office:value-type="float" office:value="0" calcext:value-type="float">
            <text:p>0 HETD</text:p>
          </table:table-cell>
          <table:table-cell table:style-name="ce33" table:formula="of:=IF(OR(ISBLANK([.$C45]);[.$C45]=&quot;Référentiel&quot;);0;IF(contexte_calcul=&quot;Réalisé&quot;;[.$U45]*[.E45];[.$O45]*[.E45]))" office:value-type="float" office:value="0" calcext:value-type="float">
            <text:p>0 HETD</text:p>
          </table:table-cell>
          <table:table-cell table:style-name="ce33" table:formula="of:=IF(OR(ISBLANK([.$C45]);[.$C45]=&quot;Référentiel&quot;);0;IF(contexte_calcul=&quot;Réalisé&quot;;[.$U45]*[.F45];[.$O45]*[.F45]))" office:value-type="float" office:value="0" calcext:value-type="float">
            <text:p>0 HETD</text:p>
          </table:table-cell>
          <table:table-cell table:style-name="ce33" table:formula="of:=IF([.$C45]=&quot;Référentiel&quot;;IF(contexte_calcul=&quot;Réalisé&quot;;[.$U45];[.$R45]);0)" office:value-type="float" office:value="0" calcext:value-type="float">
            <text:p>0 HETD</text:p>
          </table:table-cell>
          <table:table-cell table:style-name="ce33" table:formula="of:=IF(OR(ISBLANK([.$C45]);[.$C45]=&quot;Référentiel&quot;);0;IF(contexte_calcul=&quot;Réalisé&quot;;[.$W45]*[.D45];[.$R45]*[.D45]))" office:value-type="float" office:value="6" calcext:value-type="float">
            <text:p>6 HETD</text:p>
          </table:table-cell>
          <table:table-cell table:style-name="ce33" table:formula="of:=IF(OR(ISBLANK([.$C45]);[.$C45]=&quot;Référentiel&quot;);0;IF(contexte_calcul=&quot;Réalisé&quot;;[.$W45]*[.E45];[.$R45]*[.E45]))" office:value-type="float" office:value="0" calcext:value-type="float">
            <text:p>0 HETD</text:p>
          </table:table-cell>
          <table:table-cell table:style-name="ce33" table:formula="of:=IF(OR(ISBLANK([.$C45]);[.$C45]=&quot;Référentiel&quot;);0;IF(contexte_calcul=&quot;Réalisé&quot;;[.$W45]*[.F45];[.$R45]*[.F4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]=&quot;Référentiel&quot;;IF(contexte_calcul=&quot;Réalisé&quot;;[.$W45];[.$R45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6]);[.C46]=&quot;Référentiel&quot;);&quot;&quot;;1-([.D46]+[.E46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15" calcext:value-type="float">
            <text:p>15 h</text:p>
          </table:table-cell>
          <table:table-cell table:style-name="ce26" table:formula="of:=IF(ISBLANK([.C46]);0;HLOOKUP(IF(AND([.C46]=&quot;TP&quot;;TP_vaut_TD=&quot;Oui&quot;);&quot;TD&quot;;[.C46]);types_intervention;2;0))*IF(ISBLANK([.G46]);1;[.G46])" office:value-type="float" office:value="1" calcext:value-type="float">
            <text:p>1 HETD</text:p>
          </table:table-cell>
          <table:table-cell table:style-name="ce12" table:formula="of:=IF(ISBLANK([.C46]);0;HLOOKUP([.C46];types_intervention;3;0))*IF(ISBLANK([.G46]);1;[.G46])" office:value-type="float" office:value="1" calcext:value-type="float">
            <text:p>1 HETD</text:p>
          </table:table-cell>
          <table:table-cell table:style-name="ce12" table:formula="of:=IF([.H46]=&quot;Oui&quot;;[.I46]*[.J46];0)" office:value-type="float" office:value="15" calcext:value-type="float">
            <text:p>15 HETD</text:p>
          </table:table-cell>
          <table:table-cell table:style-name="ce12"/>
          <table:table-cell table:style-name="ce29" table:formula="of:=IF([.$L$522]&gt;0;[.L46]/[.$L$522];0)" office:value-type="percentage" office:value="0.0418410041841004" calcext:value-type="percentage">
            <text:p>4,18 %</text:p>
          </table:table-cell>
          <table:table-cell table:style-name="ce12" table:formula="of:=MIN(service_du;[.$L$522])*[.N46]" office:value-type="float" office:value="8.03347280334728" calcext:value-type="float">
            <text:p>8,03 HETD</text:p>
          </table:table-cell>
          <table:table-cell table:style-name="ce29" table:formula="of:=IF([.L46]&lt;&gt;0;[.O46]/[.L46];0)" office:value-type="percentage" office:value="0.535564853556485" calcext:value-type="percentage">
            <text:p>53,56 %</text:p>
          </table:table-cell>
          <table:table-cell table:style-name="ce29" table:formula="of:=IF([.$L$522]&gt;service_du;1-[.P46];0)" office:value-type="percentage" office:value="0.464435146443515" calcext:value-type="percentage">
            <text:p>46,44 %</text:p>
          </table:table-cell>
          <table:table-cell table:style-name="ce26" table:formula="of:=[.I46]*[.Q46]*[.K46]*IF(ISBLANK([.G46]);1;[.G46])" office:value-type="float" office:value="6.96652719665272" calcext:value-type="float">
            <text:p>6,97 HETD</text:p>
          </table:table-cell>
          <table:table-cell table:style-name="ce12"/>
          <table:table-cell table:style-name="ce11" table:formula="of:=IF(service_du=0;0;IF([.T45]+[.L46]&gt;service_du;service_du;[.T45]+[.L46]))" office:value-type="float" office:value="192" calcext:value-type="float">
            <text:p>192 HETD</text:p>
          </table:table-cell>
          <table:table-cell table:style-name="ce11" table:formula="of:=IF(service_du=0;0;IF([.T45]+[.L46]&gt;service_du;service_du-[.T45];[.L46]))" office:value-type="float" office:value="0" calcext:value-type="float">
            <text:p>0 HETD</text:p>
          </table:table-cell>
          <table:table-cell table:style-name="ce30" table:formula="of:=IF(service_du=0;[.I46];IF([.J46]&gt;0;IF([.T45]+[.L46]&lt;service_du;0;(([.T45]+[.L46])-service_du)/[.J46]);0))" office:value-type="float" office:value="15" calcext:value-type="float">
            <text:p>15 h</text:p>
          </table:table-cell>
          <table:table-cell table:style-name="ce26" table:formula="of:=IF(OR(service_realise&lt;service_du;HC_autorisees&lt;&gt;&quot;Oui&quot;);0;([.V46]+IF([.H46]&lt;&gt;&quot;Oui&quot;;[.I46];0))*[.K46])*IF(ISBLANK([.G46]);1;[.G46])" office:value-type="float" office:value="15" calcext:value-type="float">
            <text:p>15 HETD</text:p>
          </table:table-cell>
          <table:table-cell table:style-name="ce1"/>
          <table:table-cell table:style-name="ce33" table:formula="of:=IF(OR(ISBLANK([.$C46]);[.$C46]=&quot;Référentiel&quot;);0;IF(contexte_calcul=&quot;Réalisé&quot;;[.$U46]*[.D46];[.$O46]*[.D46]))" office:value-type="float" office:value="0" calcext:value-type="float">
            <text:p>0 HETD</text:p>
          </table:table-cell>
          <table:table-cell table:style-name="ce33" table:formula="of:=IF(OR(ISBLANK([.$C46]);[.$C46]=&quot;Référentiel&quot;);0;IF(contexte_calcul=&quot;Réalisé&quot;;[.$U46]*[.E46];[.$O46]*[.E46]))" office:value-type="float" office:value="0" calcext:value-type="float">
            <text:p>0 HETD</text:p>
          </table:table-cell>
          <table:table-cell table:style-name="ce33" table:formula="of:=IF(OR(ISBLANK([.$C46]);[.$C46]=&quot;Référentiel&quot;);0;IF(contexte_calcul=&quot;Réalisé&quot;;[.$U46]*[.F46];[.$O46]*[.F46]))" office:value-type="float" office:value="0" calcext:value-type="float">
            <text:p>0 HETD</text:p>
          </table:table-cell>
          <table:table-cell table:style-name="ce33" table:formula="of:=IF([.$C46]=&quot;Référentiel&quot;;IF(contexte_calcul=&quot;Réalisé&quot;;[.$U46];[.$R46]);0)" office:value-type="float" office:value="0" calcext:value-type="float">
            <text:p>0 HETD</text:p>
          </table:table-cell>
          <table:table-cell table:style-name="ce33" table:formula="of:=IF(OR(ISBLANK([.$C46]);[.$C46]=&quot;Référentiel&quot;);0;IF(contexte_calcul=&quot;Réalisé&quot;;[.$W46]*[.D46];[.$R46]*[.D46]))" office:value-type="float" office:value="15" calcext:value-type="float">
            <text:p>15 HETD</text:p>
          </table:table-cell>
          <table:table-cell table:style-name="ce33" table:formula="of:=IF(OR(ISBLANK([.$C46]);[.$C46]=&quot;Référentiel&quot;);0;IF(contexte_calcul=&quot;Réalisé&quot;;[.$W46]*[.E46];[.$R46]*[.E46]))" office:value-type="float" office:value="0" calcext:value-type="float">
            <text:p>0 HETD</text:p>
          </table:table-cell>
          <table:table-cell table:style-name="ce33" table:formula="of:=IF(OR(ISBLANK([.$C46]);[.$C46]=&quot;Référentiel&quot;);0;IF(contexte_calcul=&quot;Réalisé&quot;;[.$W46]*[.F46];[.$R46]*[.F4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]=&quot;Référentiel&quot;;IF(contexte_calcul=&quot;Réalisé&quot;;[.$W46];[.$R46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7]);[.C47]=&quot;Référentiel&quot;);&quot;&quot;;1-([.D47]+[.E47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9" calcext:value-type="float">
            <text:p>9 h</text:p>
          </table:table-cell>
          <table:table-cell table:style-name="ce26" table:formula="of:=IF(ISBLANK([.C47]);0;HLOOKUP(IF(AND([.C47]=&quot;TP&quot;;TP_vaut_TD=&quot;Oui&quot;);&quot;TD&quot;;[.C47]);types_intervention;2;0))*IF(ISBLANK([.G47]);1;[.G47])" office:value-type="float" office:value="1" calcext:value-type="float">
            <text:p>1 HETD</text:p>
          </table:table-cell>
          <table:table-cell table:style-name="ce12" table:formula="of:=IF(ISBLANK([.C47]);0;HLOOKUP([.C47];types_intervention;3;0))*IF(ISBLANK([.G47]);1;[.G47])" office:value-type="float" office:value="1" calcext:value-type="float">
            <text:p>1 HETD</text:p>
          </table:table-cell>
          <table:table-cell table:style-name="ce12" table:formula="of:=IF([.H47]=&quot;Oui&quot;;[.I47]*[.J47];0)" office:value-type="float" office:value="9" calcext:value-type="float">
            <text:p>9 HETD</text:p>
          </table:table-cell>
          <table:table-cell table:style-name="ce12"/>
          <table:table-cell table:style-name="ce29" table:formula="of:=IF([.$L$522]&gt;0;[.L47]/[.$L$522];0)" office:value-type="percentage" office:value="0.0251046025104602" calcext:value-type="percentage">
            <text:p>2,51 %</text:p>
          </table:table-cell>
          <table:table-cell table:style-name="ce12" table:formula="of:=MIN(service_du;[.$L$522])*[.N47]" office:value-type="float" office:value="4.82008368200837" calcext:value-type="float">
            <text:p>4,82 HETD</text:p>
          </table:table-cell>
          <table:table-cell table:style-name="ce29" table:formula="of:=IF([.L47]&lt;&gt;0;[.O47]/[.L47];0)" office:value-type="percentage" office:value="0.535564853556485" calcext:value-type="percentage">
            <text:p>53,56 %</text:p>
          </table:table-cell>
          <table:table-cell table:style-name="ce29" table:formula="of:=IF([.$L$522]&gt;service_du;1-[.P47];0)" office:value-type="percentage" office:value="0.464435146443515" calcext:value-type="percentage">
            <text:p>46,44 %</text:p>
          </table:table-cell>
          <table:table-cell table:style-name="ce26" table:formula="of:=[.I47]*[.Q47]*[.K47]*IF(ISBLANK([.G47]);1;[.G47])" office:value-type="float" office:value="4.17991631799163" calcext:value-type="float">
            <text:p>4,18 HETD</text:p>
          </table:table-cell>
          <table:table-cell table:style-name="ce12"/>
          <table:table-cell table:style-name="ce11" table:formula="of:=IF(service_du=0;0;IF([.T46]+[.L47]&gt;service_du;service_du;[.T46]+[.L47]))" office:value-type="float" office:value="192" calcext:value-type="float">
            <text:p>192 HETD</text:p>
          </table:table-cell>
          <table:table-cell table:style-name="ce11" table:formula="of:=IF(service_du=0;0;IF([.T46]+[.L47]&gt;service_du;service_du-[.T46];[.L47]))" office:value-type="float" office:value="0" calcext:value-type="float">
            <text:p>0 HETD</text:p>
          </table:table-cell>
          <table:table-cell table:style-name="ce30" table:formula="of:=IF(service_du=0;[.I47];IF([.J47]&gt;0;IF([.T46]+[.L47]&lt;service_du;0;(([.T46]+[.L47])-service_du)/[.J47]);0))" office:value-type="float" office:value="9" calcext:value-type="float">
            <text:p>9 h</text:p>
          </table:table-cell>
          <table:table-cell table:style-name="ce26" table:formula="of:=IF(OR(service_realise&lt;service_du;HC_autorisees&lt;&gt;&quot;Oui&quot;);0;([.V47]+IF([.H47]&lt;&gt;&quot;Oui&quot;;[.I47];0))*[.K47])*IF(ISBLANK([.G47]);1;[.G47])" office:value-type="float" office:value="9" calcext:value-type="float">
            <text:p>9 HETD</text:p>
          </table:table-cell>
          <table:table-cell table:style-name="ce1"/>
          <table:table-cell table:style-name="ce33" table:formula="of:=IF(OR(ISBLANK([.$C47]);[.$C47]=&quot;Référentiel&quot;);0;IF(contexte_calcul=&quot;Réalisé&quot;;[.$U47]*[.D47];[.$O47]*[.D47]))" office:value-type="float" office:value="0" calcext:value-type="float">
            <text:p>0 HETD</text:p>
          </table:table-cell>
          <table:table-cell table:style-name="ce33" table:formula="of:=IF(OR(ISBLANK([.$C47]);[.$C47]=&quot;Référentiel&quot;);0;IF(contexte_calcul=&quot;Réalisé&quot;;[.$U47]*[.E47];[.$O47]*[.E47]))" office:value-type="float" office:value="0" calcext:value-type="float">
            <text:p>0 HETD</text:p>
          </table:table-cell>
          <table:table-cell table:style-name="ce33" table:formula="of:=IF(OR(ISBLANK([.$C47]);[.$C47]=&quot;Référentiel&quot;);0;IF(contexte_calcul=&quot;Réalisé&quot;;[.$U47]*[.F47];[.$O47]*[.F47]))" office:value-type="float" office:value="0" calcext:value-type="float">
            <text:p>0 HETD</text:p>
          </table:table-cell>
          <table:table-cell table:style-name="ce33" table:formula="of:=IF([.$C47]=&quot;Référentiel&quot;;IF(contexte_calcul=&quot;Réalisé&quot;;[.$U47];[.$R47]);0)" office:value-type="float" office:value="0" calcext:value-type="float">
            <text:p>0 HETD</text:p>
          </table:table-cell>
          <table:table-cell table:style-name="ce33" table:formula="of:=IF(OR(ISBLANK([.$C47]);[.$C47]=&quot;Référentiel&quot;);0;IF(contexte_calcul=&quot;Réalisé&quot;;[.$W47]*[.D47];[.$R47]*[.D47]))" office:value-type="float" office:value="9" calcext:value-type="float">
            <text:p>9 HETD</text:p>
          </table:table-cell>
          <table:table-cell table:style-name="ce33" table:formula="of:=IF(OR(ISBLANK([.$C47]);[.$C47]=&quot;Référentiel&quot;);0;IF(contexte_calcul=&quot;Réalisé&quot;;[.$W47]*[.E47];[.$R47]*[.E47]))" office:value-type="float" office:value="0" calcext:value-type="float">
            <text:p>0 HETD</text:p>
          </table:table-cell>
          <table:table-cell table:style-name="ce33" table:formula="of:=IF(OR(ISBLANK([.$C47]);[.$C47]=&quot;Référentiel&quot;);0;IF(contexte_calcul=&quot;Réalisé&quot;;[.$W47]*[.F47];[.$R47]*[.F4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]=&quot;Référentiel&quot;;IF(contexte_calcul=&quot;Réalisé&quot;;[.$W47];[.$R47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8]);[.C48]=&quot;Référentiel&quot;);&quot;&quot;;1-([.D48]+[.E48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18" calcext:value-type="float">
            <text:p>18 h</text:p>
          </table:table-cell>
          <table:table-cell table:style-name="ce26" table:formula="of:=IF(ISBLANK([.C48]);0;HLOOKUP(IF(AND([.C48]=&quot;TP&quot;;TP_vaut_TD=&quot;Oui&quot;);&quot;TD&quot;;[.C48]);types_intervention;2;0))*IF(ISBLANK([.G48]);1;[.G48])" office:value-type="float" office:value="1" calcext:value-type="float">
            <text:p>1 HETD</text:p>
          </table:table-cell>
          <table:table-cell table:style-name="ce12" table:formula="of:=IF(ISBLANK([.C48]);0;HLOOKUP([.C48];types_intervention;3;0))*IF(ISBLANK([.G48]);1;[.G48])" office:value-type="float" office:value="1" calcext:value-type="float">
            <text:p>1 HETD</text:p>
          </table:table-cell>
          <table:table-cell table:style-name="ce12" table:formula="of:=IF([.H48]=&quot;Oui&quot;;[.I48]*[.J48];0)" office:value-type="float" office:value="18" calcext:value-type="float">
            <text:p>18 HETD</text:p>
          </table:table-cell>
          <table:table-cell table:style-name="ce12"/>
          <table:table-cell table:style-name="ce29" table:formula="of:=IF([.$L$522]&gt;0;[.L48]/[.$L$522];0)" office:value-type="percentage" office:value="0.0502092050209205" calcext:value-type="percentage">
            <text:p>5,02 %</text:p>
          </table:table-cell>
          <table:table-cell table:style-name="ce12" table:formula="of:=MIN(service_du;[.$L$522])*[.N48]" office:value-type="float" office:value="9.64016736401674" calcext:value-type="float">
            <text:p>9,64 HETD</text:p>
          </table:table-cell>
          <table:table-cell table:style-name="ce29" table:formula="of:=IF([.L48]&lt;&gt;0;[.O48]/[.L48];0)" office:value-type="percentage" office:value="0.535564853556485" calcext:value-type="percentage">
            <text:p>53,56 %</text:p>
          </table:table-cell>
          <table:table-cell table:style-name="ce29" table:formula="of:=IF([.$L$522]&gt;service_du;1-[.P48];0)" office:value-type="percentage" office:value="0.464435146443515" calcext:value-type="percentage">
            <text:p>46,44 %</text:p>
          </table:table-cell>
          <table:table-cell table:style-name="ce26" table:formula="of:=[.I48]*[.Q48]*[.K48]*IF(ISBLANK([.G48]);1;[.G48])" office:value-type="float" office:value="8.35983263598326" calcext:value-type="float">
            <text:p>8,36 HETD</text:p>
          </table:table-cell>
          <table:table-cell table:style-name="ce12"/>
          <table:table-cell table:style-name="ce11" table:formula="of:=IF(service_du=0;0;IF([.T47]+[.L48]&gt;service_du;service_du;[.T47]+[.L48]))" office:value-type="float" office:value="192" calcext:value-type="float">
            <text:p>192 HETD</text:p>
          </table:table-cell>
          <table:table-cell table:style-name="ce11" table:formula="of:=IF(service_du=0;0;IF([.T47]+[.L48]&gt;service_du;service_du-[.T47];[.L48]))" office:value-type="float" office:value="0" calcext:value-type="float">
            <text:p>0 HETD</text:p>
          </table:table-cell>
          <table:table-cell table:style-name="ce30" table:formula="of:=IF(service_du=0;[.I48];IF([.J48]&gt;0;IF([.T47]+[.L48]&lt;service_du;0;(([.T47]+[.L48])-service_du)/[.J48]);0))" office:value-type="float" office:value="18" calcext:value-type="float">
            <text:p>18 h</text:p>
          </table:table-cell>
          <table:table-cell table:style-name="ce26" table:formula="of:=IF(OR(service_realise&lt;service_du;HC_autorisees&lt;&gt;&quot;Oui&quot;);0;([.V48]+IF([.H48]&lt;&gt;&quot;Oui&quot;;[.I48];0))*[.K48])*IF(ISBLANK([.G48]);1;[.G48])" office:value-type="float" office:value="18" calcext:value-type="float">
            <text:p>18 HETD</text:p>
          </table:table-cell>
          <table:table-cell table:style-name="ce1"/>
          <table:table-cell table:style-name="ce33" table:formula="of:=IF(OR(ISBLANK([.$C48]);[.$C48]=&quot;Référentiel&quot;);0;IF(contexte_calcul=&quot;Réalisé&quot;;[.$U48]*[.D48];[.$O48]*[.D48]))" office:value-type="float" office:value="0" calcext:value-type="float">
            <text:p>0 HETD</text:p>
          </table:table-cell>
          <table:table-cell table:style-name="ce33" table:formula="of:=IF(OR(ISBLANK([.$C48]);[.$C48]=&quot;Référentiel&quot;);0;IF(contexte_calcul=&quot;Réalisé&quot;;[.$U48]*[.E48];[.$O48]*[.E48]))" office:value-type="float" office:value="0" calcext:value-type="float">
            <text:p>0 HETD</text:p>
          </table:table-cell>
          <table:table-cell table:style-name="ce33" table:formula="of:=IF(OR(ISBLANK([.$C48]);[.$C48]=&quot;Référentiel&quot;);0;IF(contexte_calcul=&quot;Réalisé&quot;;[.$U48]*[.F48];[.$O48]*[.F48]))" office:value-type="float" office:value="0" calcext:value-type="float">
            <text:p>0 HETD</text:p>
          </table:table-cell>
          <table:table-cell table:style-name="ce33" table:formula="of:=IF([.$C48]=&quot;Référentiel&quot;;IF(contexte_calcul=&quot;Réalisé&quot;;[.$U48];[.$R48]);0)" office:value-type="float" office:value="0" calcext:value-type="float">
            <text:p>0 HETD</text:p>
          </table:table-cell>
          <table:table-cell table:style-name="ce33" table:formula="of:=IF(OR(ISBLANK([.$C48]);[.$C48]=&quot;Référentiel&quot;);0;IF(contexte_calcul=&quot;Réalisé&quot;;[.$W48]*[.D48];[.$R48]*[.D48]))" office:value-type="float" office:value="18" calcext:value-type="float">
            <text:p>18 HETD</text:p>
          </table:table-cell>
          <table:table-cell table:style-name="ce33" table:formula="of:=IF(OR(ISBLANK([.$C48]);[.$C48]=&quot;Référentiel&quot;);0;IF(contexte_calcul=&quot;Réalisé&quot;;[.$W48]*[.E48];[.$R48]*[.E48]))" office:value-type="float" office:value="0" calcext:value-type="float">
            <text:p>0 HETD</text:p>
          </table:table-cell>
          <table:table-cell table:style-name="ce33" table:formula="of:=IF(OR(ISBLANK([.$C48]);[.$C48]=&quot;Référentiel&quot;);0;IF(contexte_calcul=&quot;Réalisé&quot;;[.$W48]*[.F48];[.$R48]*[.F4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]=&quot;Référentiel&quot;;IF(contexte_calcul=&quot;Réalisé&quot;;[.$W48];[.$R48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9]);[.C49]=&quot;Référentiel&quot;);&quot;&quot;;1-([.D49]+[.E49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8" calcext:value-type="float">
            <text:p>8 h</text:p>
          </table:table-cell>
          <table:table-cell table:style-name="ce26" table:formula="of:=IF(ISBLANK([.C49]);0;HLOOKUP(IF(AND([.C49]=&quot;TP&quot;;TP_vaut_TD=&quot;Oui&quot;);&quot;TD&quot;;[.C49]);types_intervention;2;0))*IF(ISBLANK([.G49]);1;[.G49])" office:value-type="float" office:value="1" calcext:value-type="float">
            <text:p>1 HETD</text:p>
          </table:table-cell>
          <table:table-cell table:style-name="ce12" table:formula="of:=IF(ISBLANK([.C49]);0;HLOOKUP([.C49];types_intervention;3;0))*IF(ISBLANK([.G49]);1;[.G49])" office:value-type="float" office:value="1" calcext:value-type="float">
            <text:p>1 HETD</text:p>
          </table:table-cell>
          <table:table-cell table:style-name="ce12" table:formula="of:=IF([.H49]=&quot;Oui&quot;;[.I49]*[.J49];0)" office:value-type="float" office:value="8" calcext:value-type="float">
            <text:p>8 HETD</text:p>
          </table:table-cell>
          <table:table-cell table:style-name="ce12"/>
          <table:table-cell table:style-name="ce29" table:formula="of:=IF([.$L$522]&gt;0;[.L49]/[.$L$522];0)" office:value-type="percentage" office:value="0.0223152022315202" calcext:value-type="percentage">
            <text:p>2,23 %</text:p>
          </table:table-cell>
          <table:table-cell table:style-name="ce12" table:formula="of:=MIN(service_du;[.$L$522])*[.N49]" office:value-type="float" office:value="4.28451882845188" calcext:value-type="float">
            <text:p>4,28 HETD</text:p>
          </table:table-cell>
          <table:table-cell table:style-name="ce29" table:formula="of:=IF([.L49]&lt;&gt;0;[.O49]/[.L49];0)" office:value-type="percentage" office:value="0.535564853556485" calcext:value-type="percentage">
            <text:p>53,56 %</text:p>
          </table:table-cell>
          <table:table-cell table:style-name="ce29" table:formula="of:=IF([.$L$522]&gt;service_du;1-[.P49];0)" office:value-type="percentage" office:value="0.464435146443515" calcext:value-type="percentage">
            <text:p>46,44 %</text:p>
          </table:table-cell>
          <table:table-cell table:style-name="ce26" table:formula="of:=[.I49]*[.Q49]*[.K49]*IF(ISBLANK([.G49]);1;[.G49])" office:value-type="float" office:value="3.71548117154812" calcext:value-type="float">
            <text:p>3,72 HETD</text:p>
          </table:table-cell>
          <table:table-cell table:style-name="ce12"/>
          <table:table-cell table:style-name="ce11" table:formula="of:=IF(service_du=0;0;IF([.T48]+[.L49]&gt;service_du;service_du;[.T48]+[.L49]))" office:value-type="float" office:value="192" calcext:value-type="float">
            <text:p>192 HETD</text:p>
          </table:table-cell>
          <table:table-cell table:style-name="ce11" table:formula="of:=IF(service_du=0;0;IF([.T48]+[.L49]&gt;service_du;service_du-[.T48];[.L49]))" office:value-type="float" office:value="0" calcext:value-type="float">
            <text:p>0 HETD</text:p>
          </table:table-cell>
          <table:table-cell table:style-name="ce30" table:formula="of:=IF(service_du=0;[.I49];IF([.J49]&gt;0;IF([.T48]+[.L49]&lt;service_du;0;(([.T48]+[.L49])-service_du)/[.J49]);0))" office:value-type="float" office:value="8" calcext:value-type="float">
            <text:p>8 h</text:p>
          </table:table-cell>
          <table:table-cell table:style-name="ce26" table:formula="of:=IF(OR(service_realise&lt;service_du;HC_autorisees&lt;&gt;&quot;Oui&quot;);0;([.V49]+IF([.H49]&lt;&gt;&quot;Oui&quot;;[.I49];0))*[.K49])*IF(ISBLANK([.G49]);1;[.G49])" office:value-type="float" office:value="8" calcext:value-type="float">
            <text:p>8 HETD</text:p>
          </table:table-cell>
          <table:table-cell table:style-name="ce1"/>
          <table:table-cell table:style-name="ce33" table:formula="of:=IF(OR(ISBLANK([.$C49]);[.$C49]=&quot;Référentiel&quot;);0;IF(contexte_calcul=&quot;Réalisé&quot;;[.$U49]*[.D49];[.$O49]*[.D49]))" office:value-type="float" office:value="0" calcext:value-type="float">
            <text:p>0 HETD</text:p>
          </table:table-cell>
          <table:table-cell table:style-name="ce33" table:formula="of:=IF(OR(ISBLANK([.$C49]);[.$C49]=&quot;Référentiel&quot;);0;IF(contexte_calcul=&quot;Réalisé&quot;;[.$U49]*[.E49];[.$O49]*[.E49]))" office:value-type="float" office:value="0" calcext:value-type="float">
            <text:p>0 HETD</text:p>
          </table:table-cell>
          <table:table-cell table:style-name="ce33" table:formula="of:=IF(OR(ISBLANK([.$C49]);[.$C49]=&quot;Référentiel&quot;);0;IF(contexte_calcul=&quot;Réalisé&quot;;[.$U49]*[.F49];[.$O49]*[.F49]))" office:value-type="float" office:value="0" calcext:value-type="float">
            <text:p>0 HETD</text:p>
          </table:table-cell>
          <table:table-cell table:style-name="ce33" table:formula="of:=IF([.$C49]=&quot;Référentiel&quot;;IF(contexte_calcul=&quot;Réalisé&quot;;[.$U49];[.$R49]);0)" office:value-type="float" office:value="0" calcext:value-type="float">
            <text:p>0 HETD</text:p>
          </table:table-cell>
          <table:table-cell table:style-name="ce33" table:formula="of:=IF(OR(ISBLANK([.$C49]);[.$C49]=&quot;Référentiel&quot;);0;IF(contexte_calcul=&quot;Réalisé&quot;;[.$W49]*[.D49];[.$R49]*[.D49]))" office:value-type="float" office:value="8" calcext:value-type="float">
            <text:p>8 HETD</text:p>
          </table:table-cell>
          <table:table-cell table:style-name="ce33" table:formula="of:=IF(OR(ISBLANK([.$C49]);[.$C49]=&quot;Référentiel&quot;);0;IF(contexte_calcul=&quot;Réalisé&quot;;[.$W49]*[.E49];[.$R49]*[.E49]))" office:value-type="float" office:value="0" calcext:value-type="float">
            <text:p>0 HETD</text:p>
          </table:table-cell>
          <table:table-cell table:style-name="ce33" table:formula="of:=IF(OR(ISBLANK([.$C49]);[.$C49]=&quot;Référentiel&quot;);0;IF(contexte_calcul=&quot;Réalisé&quot;;[.$W49]*[.F49];[.$R49]*[.F4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]=&quot;Référentiel&quot;;IF(contexte_calcul=&quot;Réalisé&quot;;[.$W49];[.$R49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0]);[.C50]=&quot;Référentiel&quot;);&quot;&quot;;1-([.D50]+[.E50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4" calcext:value-type="float">
            <text:p>4 h</text:p>
          </table:table-cell>
          <table:table-cell table:style-name="ce26" table:formula="of:=IF(ISBLANK([.C50]);0;HLOOKUP(IF(AND([.C50]=&quot;TP&quot;;TP_vaut_TD=&quot;Oui&quot;);&quot;TD&quot;;[.C50]);types_intervention;2;0))*IF(ISBLANK([.G50]);1;[.G50])" office:value-type="float" office:value="1.5" calcext:value-type="float">
            <text:p>1,5 HETD</text:p>
          </table:table-cell>
          <table:table-cell table:style-name="ce12" table:formula="of:=IF(ISBLANK([.C50]);0;HLOOKUP([.C50];types_intervention;3;0))*IF(ISBLANK([.G50]);1;[.G50])" office:value-type="float" office:value="1.5" calcext:value-type="float">
            <text:p>1,5 HETD</text:p>
          </table:table-cell>
          <table:table-cell table:style-name="ce12" table:formula="of:=IF([.H50]=&quot;Oui&quot;;[.I50]*[.J50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50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50]" office:value-type="float" office:value="3.21338912133891" calcext:value-type="float">
            <text:p>3,21 HETD</text:p>
          </table:table-cell>
          <table:table-cell table:style-name="ce29" table:formula="of:=IF([.L50]&lt;&gt;0;[.O50]/[.L50];0)" office:value-type="percentage" office:value="0.535564853556485" calcext:value-type="percentage">
            <text:p>53,56 %</text:p>
          </table:table-cell>
          <table:table-cell table:style-name="ce29" table:formula="of:=IF([.$L$522]&gt;service_du;1-[.P50];0)" office:value-type="percentage" office:value="0.464435146443515" calcext:value-type="percentage">
            <text:p>46,44 %</text:p>
          </table:table-cell>
          <table:table-cell table:style-name="ce26" table:formula="of:=[.I50]*[.Q50]*[.K50]*IF(ISBLANK([.G50]);1;[.G50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49]+[.L50]&gt;service_du;service_du;[.T49]+[.L50]))" office:value-type="float" office:value="192" calcext:value-type="float">
            <text:p>192 HETD</text:p>
          </table:table-cell>
          <table:table-cell table:style-name="ce11" table:formula="of:=IF(service_du=0;0;IF([.T49]+[.L50]&gt;service_du;service_du-[.T49];[.L50]))" office:value-type="float" office:value="0" calcext:value-type="float">
            <text:p>0 HETD</text:p>
          </table:table-cell>
          <table:table-cell table:style-name="ce30" table:formula="of:=IF(service_du=0;[.I50];IF([.J50]&gt;0;IF([.T49]+[.L50]&lt;service_du;0;(([.T49]+[.L50])-service_du)/[.J50]);0))" office:value-type="float" office:value="4" calcext:value-type="float">
            <text:p>4 h</text:p>
          </table:table-cell>
          <table:table-cell table:style-name="ce26" table:formula="of:=IF(OR(service_realise&lt;service_du;HC_autorisees&lt;&gt;&quot;Oui&quot;);0;([.V50]+IF([.H50]&lt;&gt;&quot;Oui&quot;;[.I50];0))*[.K50])*IF(ISBLANK([.G50]);1;[.G50])" office:value-type="float" office:value="6" calcext:value-type="float">
            <text:p>6 HETD</text:p>
          </table:table-cell>
          <table:table-cell table:style-name="ce1"/>
          <table:table-cell table:style-name="ce33" table:formula="of:=IF(OR(ISBLANK([.$C50]);[.$C50]=&quot;Référentiel&quot;);0;IF(contexte_calcul=&quot;Réalisé&quot;;[.$U50]*[.D50];[.$O50]*[.D50]))" office:value-type="float" office:value="0" calcext:value-type="float">
            <text:p>0 HETD</text:p>
          </table:table-cell>
          <table:table-cell table:style-name="ce33" table:formula="of:=IF(OR(ISBLANK([.$C50]);[.$C50]=&quot;Référentiel&quot;);0;IF(contexte_calcul=&quot;Réalisé&quot;;[.$U50]*[.E50];[.$O50]*[.E50]))" office:value-type="float" office:value="0" calcext:value-type="float">
            <text:p>0 HETD</text:p>
          </table:table-cell>
          <table:table-cell table:style-name="ce33" table:formula="of:=IF(OR(ISBLANK([.$C50]);[.$C50]=&quot;Référentiel&quot;);0;IF(contexte_calcul=&quot;Réalisé&quot;;[.$U50]*[.F50];[.$O50]*[.F50]))" office:value-type="float" office:value="0" calcext:value-type="float">
            <text:p>0 HETD</text:p>
          </table:table-cell>
          <table:table-cell table:style-name="ce33" table:formula="of:=IF([.$C50]=&quot;Référentiel&quot;;IF(contexte_calcul=&quot;Réalisé&quot;;[.$U50];[.$R50]);0)" office:value-type="float" office:value="0" calcext:value-type="float">
            <text:p>0 HETD</text:p>
          </table:table-cell>
          <table:table-cell table:style-name="ce33" table:formula="of:=IF(OR(ISBLANK([.$C50]);[.$C50]=&quot;Référentiel&quot;);0;IF(contexte_calcul=&quot;Réalisé&quot;;[.$W50]*[.D50];[.$R50]*[.D50]))" office:value-type="float" office:value="6" calcext:value-type="float">
            <text:p>6 HETD</text:p>
          </table:table-cell>
          <table:table-cell table:style-name="ce33" table:formula="of:=IF(OR(ISBLANK([.$C50]);[.$C50]=&quot;Référentiel&quot;);0;IF(contexte_calcul=&quot;Réalisé&quot;;[.$W50]*[.E50];[.$R50]*[.E50]))" office:value-type="float" office:value="0" calcext:value-type="float">
            <text:p>0 HETD</text:p>
          </table:table-cell>
          <table:table-cell table:style-name="ce33" table:formula="of:=IF(OR(ISBLANK([.$C50]);[.$C50]=&quot;Référentiel&quot;);0;IF(contexte_calcul=&quot;Réalisé&quot;;[.$W50]*[.F50];[.$R50]*[.F5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]=&quot;Référentiel&quot;;IF(contexte_calcul=&quot;Réalisé&quot;;[.$W50];[.$R50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1]);[.C51]=&quot;Référentiel&quot;);&quot;&quot;;1-([.D51]+[.E51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20" calcext:value-type="float">
            <text:p>20 h</text:p>
          </table:table-cell>
          <table:table-cell table:style-name="ce26" table:formula="of:=IF(ISBLANK([.C51]);0;HLOOKUP(IF(AND([.C51]=&quot;TP&quot;;TP_vaut_TD=&quot;Oui&quot;);&quot;TD&quot;;[.C51]);types_intervention;2;0))*IF(ISBLANK([.G51]);1;[.G51])" office:value-type="float" office:value="1" calcext:value-type="float">
            <text:p>1 HETD</text:p>
          </table:table-cell>
          <table:table-cell table:style-name="ce12" table:formula="of:=IF(ISBLANK([.C51]);0;HLOOKUP([.C51];types_intervention;3;0))*IF(ISBLANK([.G51]);1;[.G51])" office:value-type="float" office:value="1" calcext:value-type="float">
            <text:p>1 HETD</text:p>
          </table:table-cell>
          <table:table-cell table:style-name="ce12" table:formula="of:=IF([.H51]=&quot;Oui&quot;;[.I51]*[.J51];0)" office:value-type="float" office:value="20" calcext:value-type="float">
            <text:p>20 HETD</text:p>
          </table:table-cell>
          <table:table-cell table:style-name="ce12"/>
          <table:table-cell table:style-name="ce29" table:formula="of:=IF([.$L$522]&gt;0;[.L51]/[.$L$522];0)" office:value-type="percentage" office:value="0.0557880055788006" calcext:value-type="percentage">
            <text:p>5,58 %</text:p>
          </table:table-cell>
          <table:table-cell table:style-name="ce12" table:formula="of:=MIN(service_du;[.$L$522])*[.N51]" office:value-type="float" office:value="10.7112970711297" calcext:value-type="float">
            <text:p>10,71 HETD</text:p>
          </table:table-cell>
          <table:table-cell table:style-name="ce29" table:formula="of:=IF([.L51]&lt;&gt;0;[.O51]/[.L51];0)" office:value-type="percentage" office:value="0.535564853556485" calcext:value-type="percentage">
            <text:p>53,56 %</text:p>
          </table:table-cell>
          <table:table-cell table:style-name="ce29" table:formula="of:=IF([.$L$522]&gt;service_du;1-[.P51];0)" office:value-type="percentage" office:value="0.464435146443515" calcext:value-type="percentage">
            <text:p>46,44 %</text:p>
          </table:table-cell>
          <table:table-cell table:style-name="ce26" table:formula="of:=[.I51]*[.Q51]*[.K51]*IF(ISBLANK([.G51]);1;[.G51])" office:value-type="float" office:value="9.28870292887029" calcext:value-type="float">
            <text:p>9,29 HETD</text:p>
          </table:table-cell>
          <table:table-cell table:style-name="ce12"/>
          <table:table-cell table:style-name="ce11" table:formula="of:=IF(service_du=0;0;IF([.T50]+[.L51]&gt;service_du;service_du;[.T50]+[.L51]))" office:value-type="float" office:value="192" calcext:value-type="float">
            <text:p>192 HETD</text:p>
          </table:table-cell>
          <table:table-cell table:style-name="ce11" table:formula="of:=IF(service_du=0;0;IF([.T50]+[.L51]&gt;service_du;service_du-[.T50];[.L51]))" office:value-type="float" office:value="0" calcext:value-type="float">
            <text:p>0 HETD</text:p>
          </table:table-cell>
          <table:table-cell table:style-name="ce30" table:formula="of:=IF(service_du=0;[.I51];IF([.J51]&gt;0;IF([.T50]+[.L51]&lt;service_du;0;(([.T50]+[.L51])-service_du)/[.J51]);0))" office:value-type="float" office:value="20" calcext:value-type="float">
            <text:p>20 h</text:p>
          </table:table-cell>
          <table:table-cell table:style-name="ce26" table:formula="of:=IF(OR(service_realise&lt;service_du;HC_autorisees&lt;&gt;&quot;Oui&quot;);0;([.V51]+IF([.H51]&lt;&gt;&quot;Oui&quot;;[.I51];0))*[.K51])*IF(ISBLANK([.G51]);1;[.G51])" office:value-type="float" office:value="20" calcext:value-type="float">
            <text:p>20 HETD</text:p>
          </table:table-cell>
          <table:table-cell table:style-name="ce1"/>
          <table:table-cell table:style-name="ce33" table:formula="of:=IF(OR(ISBLANK([.$C51]);[.$C51]=&quot;Référentiel&quot;);0;IF(contexte_calcul=&quot;Réalisé&quot;;[.$U51]*[.D51];[.$O51]*[.D51]))" office:value-type="float" office:value="0" calcext:value-type="float">
            <text:p>0 HETD</text:p>
          </table:table-cell>
          <table:table-cell table:style-name="ce33" table:formula="of:=IF(OR(ISBLANK([.$C51]);[.$C51]=&quot;Référentiel&quot;);0;IF(contexte_calcul=&quot;Réalisé&quot;;[.$U51]*[.E51];[.$O51]*[.E51]))" office:value-type="float" office:value="0" calcext:value-type="float">
            <text:p>0 HETD</text:p>
          </table:table-cell>
          <table:table-cell table:style-name="ce33" table:formula="of:=IF(OR(ISBLANK([.$C51]);[.$C51]=&quot;Référentiel&quot;);0;IF(contexte_calcul=&quot;Réalisé&quot;;[.$U51]*[.F51];[.$O51]*[.F51]))" office:value-type="float" office:value="0" calcext:value-type="float">
            <text:p>0 HETD</text:p>
          </table:table-cell>
          <table:table-cell table:style-name="ce33" table:formula="of:=IF([.$C51]=&quot;Référentiel&quot;;IF(contexte_calcul=&quot;Réalisé&quot;;[.$U51];[.$R51]);0)" office:value-type="float" office:value="0" calcext:value-type="float">
            <text:p>0 HETD</text:p>
          </table:table-cell>
          <table:table-cell table:style-name="ce33" table:formula="of:=IF(OR(ISBLANK([.$C51]);[.$C51]=&quot;Référentiel&quot;);0;IF(contexte_calcul=&quot;Réalisé&quot;;[.$W51]*[.D51];[.$R51]*[.D51]))" office:value-type="float" office:value="20" calcext:value-type="float">
            <text:p>20 HETD</text:p>
          </table:table-cell>
          <table:table-cell table:style-name="ce33" table:formula="of:=IF(OR(ISBLANK([.$C51]);[.$C51]=&quot;Référentiel&quot;);0;IF(contexte_calcul=&quot;Réalisé&quot;;[.$W51]*[.E51];[.$R51]*[.E51]))" office:value-type="float" office:value="0" calcext:value-type="float">
            <text:p>0 HETD</text:p>
          </table:table-cell>
          <table:table-cell table:style-name="ce33" table:formula="of:=IF(OR(ISBLANK([.$C51]);[.$C51]=&quot;Référentiel&quot;);0;IF(contexte_calcul=&quot;Réalisé&quot;;[.$W51]*[.F51];[.$R51]*[.F5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]=&quot;Référentiel&quot;;IF(contexte_calcul=&quot;Réalisé&quot;;[.$W51];[.$R51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CM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2]);[.C52]=&quot;Référentiel&quot;);&quot;&quot;;1-([.D52]+[.E52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4" calcext:value-type="float">
            <text:p>4 h</text:p>
          </table:table-cell>
          <table:table-cell table:style-name="ce26" table:formula="of:=IF(ISBLANK([.C52]);0;HLOOKUP(IF(AND([.C52]=&quot;TP&quot;;TP_vaut_TD=&quot;Oui&quot;);&quot;TD&quot;;[.C52]);types_intervention;2;0))*IF(ISBLANK([.G52]);1;[.G52])" office:value-type="float" office:value="1.5" calcext:value-type="float">
            <text:p>1,5 HETD</text:p>
          </table:table-cell>
          <table:table-cell table:style-name="ce12" table:formula="of:=IF(ISBLANK([.C52]);0;HLOOKUP([.C52];types_intervention;3;0))*IF(ISBLANK([.G52]);1;[.G52])" office:value-type="float" office:value="1.5" calcext:value-type="float">
            <text:p>1,5 HETD</text:p>
          </table:table-cell>
          <table:table-cell table:style-name="ce12" table:formula="of:=IF([.H52]=&quot;Oui&quot;;[.I52]*[.J52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52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52]" office:value-type="float" office:value="3.21338912133891" calcext:value-type="float">
            <text:p>3,21 HETD</text:p>
          </table:table-cell>
          <table:table-cell table:style-name="ce29" table:formula="of:=IF([.L52]&lt;&gt;0;[.O52]/[.L52];0)" office:value-type="percentage" office:value="0.535564853556485" calcext:value-type="percentage">
            <text:p>53,56 %</text:p>
          </table:table-cell>
          <table:table-cell table:style-name="ce29" table:formula="of:=IF([.$L$522]&gt;service_du;1-[.P52];0)" office:value-type="percentage" office:value="0.464435146443515" calcext:value-type="percentage">
            <text:p>46,44 %</text:p>
          </table:table-cell>
          <table:table-cell table:style-name="ce26" table:formula="of:=[.I52]*[.Q52]*[.K52]*IF(ISBLANK([.G52]);1;[.G52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51]+[.L52]&gt;service_du;service_du;[.T51]+[.L52]))" office:value-type="float" office:value="192" calcext:value-type="float">
            <text:p>192 HETD</text:p>
          </table:table-cell>
          <table:table-cell table:style-name="ce11" table:formula="of:=IF(service_du=0;0;IF([.T51]+[.L52]&gt;service_du;service_du-[.T51];[.L52]))" office:value-type="float" office:value="0" calcext:value-type="float">
            <text:p>0 HETD</text:p>
          </table:table-cell>
          <table:table-cell table:style-name="ce30" table:formula="of:=IF(service_du=0;[.I52];IF([.J52]&gt;0;IF([.T51]+[.L52]&lt;service_du;0;(([.T51]+[.L52])-service_du)/[.J52]);0))" office:value-type="float" office:value="4" calcext:value-type="float">
            <text:p>4 h</text:p>
          </table:table-cell>
          <table:table-cell table:style-name="ce26" table:formula="of:=IF(OR(service_realise&lt;service_du;HC_autorisees&lt;&gt;&quot;Oui&quot;);0;([.V52]+IF([.H52]&lt;&gt;&quot;Oui&quot;;[.I52];0))*[.K52])*IF(ISBLANK([.G52]);1;[.G52])" office:value-type="float" office:value="6" calcext:value-type="float">
            <text:p>6 HETD</text:p>
          </table:table-cell>
          <table:table-cell table:style-name="ce1"/>
          <table:table-cell table:style-name="ce33" table:formula="of:=IF(OR(ISBLANK([.$C52]);[.$C52]=&quot;Référentiel&quot;);0;IF(contexte_calcul=&quot;Réalisé&quot;;[.$U52]*[.D52];[.$O52]*[.D52]))" office:value-type="float" office:value="0" calcext:value-type="float">
            <text:p>0 HETD</text:p>
          </table:table-cell>
          <table:table-cell table:style-name="ce33" table:formula="of:=IF(OR(ISBLANK([.$C52]);[.$C52]=&quot;Référentiel&quot;);0;IF(contexte_calcul=&quot;Réalisé&quot;;[.$U52]*[.E52];[.$O52]*[.E52]))" office:value-type="float" office:value="0" calcext:value-type="float">
            <text:p>0 HETD</text:p>
          </table:table-cell>
          <table:table-cell table:style-name="ce33" table:formula="of:=IF(OR(ISBLANK([.$C52]);[.$C52]=&quot;Référentiel&quot;);0;IF(contexte_calcul=&quot;Réalisé&quot;;[.$U52]*[.F52];[.$O52]*[.F52]))" office:value-type="float" office:value="0" calcext:value-type="float">
            <text:p>0 HETD</text:p>
          </table:table-cell>
          <table:table-cell table:style-name="ce33" table:formula="of:=IF([.$C52]=&quot;Référentiel&quot;;IF(contexte_calcul=&quot;Réalisé&quot;;[.$U52];[.$R52]);0)" office:value-type="float" office:value="0" calcext:value-type="float">
            <text:p>0 HETD</text:p>
          </table:table-cell>
          <table:table-cell table:style-name="ce33" table:formula="of:=IF(OR(ISBLANK([.$C52]);[.$C52]=&quot;Référentiel&quot;);0;IF(contexte_calcul=&quot;Réalisé&quot;;[.$W52]*[.D52];[.$R52]*[.D52]))" office:value-type="float" office:value="6" calcext:value-type="float">
            <text:p>6 HETD</text:p>
          </table:table-cell>
          <table:table-cell table:style-name="ce33" table:formula="of:=IF(OR(ISBLANK([.$C52]);[.$C52]=&quot;Référentiel&quot;);0;IF(contexte_calcul=&quot;Réalisé&quot;;[.$W52]*[.E52];[.$R52]*[.E52]))" office:value-type="float" office:value="0" calcext:value-type="float">
            <text:p>0 HETD</text:p>
          </table:table-cell>
          <table:table-cell table:style-name="ce33" table:formula="of:=IF(OR(ISBLANK([.$C52]);[.$C52]=&quot;Référentiel&quot;);0;IF(contexte_calcul=&quot;Réalisé&quot;;[.$W52]*[.F52];[.$R52]*[.F5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2]=&quot;Référentiel&quot;;IF(contexte_calcul=&quot;Réalisé&quot;;[.$W52];[.$R52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3]);[.C53]=&quot;Référentiel&quot;);&quot;&quot;;1-([.D53]+[.E53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15" calcext:value-type="float">
            <text:p>15 h</text:p>
          </table:table-cell>
          <table:table-cell table:style-name="ce26" table:formula="of:=IF(ISBLANK([.C53]);0;HLOOKUP(IF(AND([.C53]=&quot;TP&quot;;TP_vaut_TD=&quot;Oui&quot;);&quot;TD&quot;;[.C53]);types_intervention;2;0))*IF(ISBLANK([.G53]);1;[.G53])" office:value-type="float" office:value="1" calcext:value-type="float">
            <text:p>1 HETD</text:p>
          </table:table-cell>
          <table:table-cell table:style-name="ce12" table:formula="of:=IF(ISBLANK([.C53]);0;HLOOKUP([.C53];types_intervention;3;0))*IF(ISBLANK([.G53]);1;[.G53])" office:value-type="float" office:value="1" calcext:value-type="float">
            <text:p>1 HETD</text:p>
          </table:table-cell>
          <table:table-cell table:style-name="ce12" table:formula="of:=IF([.H53]=&quot;Oui&quot;;[.I53]*[.J53];0)" office:value-type="float" office:value="15" calcext:value-type="float">
            <text:p>15 HETD</text:p>
          </table:table-cell>
          <table:table-cell table:style-name="ce12"/>
          <table:table-cell table:style-name="ce29" table:formula="of:=IF([.$L$522]&gt;0;[.L53]/[.$L$522];0)" office:value-type="percentage" office:value="0.0418410041841004" calcext:value-type="percentage">
            <text:p>4,18 %</text:p>
          </table:table-cell>
          <table:table-cell table:style-name="ce12" table:formula="of:=MIN(service_du;[.$L$522])*[.N53]" office:value-type="float" office:value="8.03347280334728" calcext:value-type="float">
            <text:p>8,03 HETD</text:p>
          </table:table-cell>
          <table:table-cell table:style-name="ce29" table:formula="of:=IF([.L53]&lt;&gt;0;[.O53]/[.L53];0)" office:value-type="percentage" office:value="0.535564853556485" calcext:value-type="percentage">
            <text:p>53,56 %</text:p>
          </table:table-cell>
          <table:table-cell table:style-name="ce29" table:formula="of:=IF([.$L$522]&gt;service_du;1-[.P53];0)" office:value-type="percentage" office:value="0.464435146443515" calcext:value-type="percentage">
            <text:p>46,44 %</text:p>
          </table:table-cell>
          <table:table-cell table:style-name="ce26" table:formula="of:=[.I53]*[.Q53]*[.K53]*IF(ISBLANK([.G53]);1;[.G53])" office:value-type="float" office:value="6.96652719665272" calcext:value-type="float">
            <text:p>6,97 HETD</text:p>
          </table:table-cell>
          <table:table-cell table:style-name="ce12"/>
          <table:table-cell table:style-name="ce11" table:formula="of:=IF(service_du=0;0;IF([.T52]+[.L53]&gt;service_du;service_du;[.T52]+[.L53]))" office:value-type="float" office:value="192" calcext:value-type="float">
            <text:p>192 HETD</text:p>
          </table:table-cell>
          <table:table-cell table:style-name="ce11" table:formula="of:=IF(service_du=0;0;IF([.T52]+[.L53]&gt;service_du;service_du-[.T52];[.L53]))" office:value-type="float" office:value="0" calcext:value-type="float">
            <text:p>0 HETD</text:p>
          </table:table-cell>
          <table:table-cell table:style-name="ce30" table:formula="of:=IF(service_du=0;[.I53];IF([.J53]&gt;0;IF([.T52]+[.L53]&lt;service_du;0;(([.T52]+[.L53])-service_du)/[.J53]);0))" office:value-type="float" office:value="15" calcext:value-type="float">
            <text:p>15 h</text:p>
          </table:table-cell>
          <table:table-cell table:style-name="ce26" table:formula="of:=IF(OR(service_realise&lt;service_du;HC_autorisees&lt;&gt;&quot;Oui&quot;);0;([.V53]+IF([.H53]&lt;&gt;&quot;Oui&quot;;[.I53];0))*[.K53])*IF(ISBLANK([.G53]);1;[.G53])" office:value-type="float" office:value="15" calcext:value-type="float">
            <text:p>15 HETD</text:p>
          </table:table-cell>
          <table:table-cell table:style-name="ce1"/>
          <table:table-cell table:style-name="ce33" table:formula="of:=IF(OR(ISBLANK([.$C53]);[.$C53]=&quot;Référentiel&quot;);0;IF(contexte_calcul=&quot;Réalisé&quot;;[.$U53]*[.D53];[.$O53]*[.D53]))" office:value-type="float" office:value="0" calcext:value-type="float">
            <text:p>0 HETD</text:p>
          </table:table-cell>
          <table:table-cell table:style-name="ce33" table:formula="of:=IF(OR(ISBLANK([.$C53]);[.$C53]=&quot;Référentiel&quot;);0;IF(contexte_calcul=&quot;Réalisé&quot;;[.$U53]*[.E53];[.$O53]*[.E53]))" office:value-type="float" office:value="0" calcext:value-type="float">
            <text:p>0 HETD</text:p>
          </table:table-cell>
          <table:table-cell table:style-name="ce33" table:formula="of:=IF(OR(ISBLANK([.$C53]);[.$C53]=&quot;Référentiel&quot;);0;IF(contexte_calcul=&quot;Réalisé&quot;;[.$U53]*[.F53];[.$O53]*[.F53]))" office:value-type="float" office:value="0" calcext:value-type="float">
            <text:p>0 HETD</text:p>
          </table:table-cell>
          <table:table-cell table:style-name="ce33" table:formula="of:=IF([.$C53]=&quot;Référentiel&quot;;IF(contexte_calcul=&quot;Réalisé&quot;;[.$U53];[.$R53]);0)" office:value-type="float" office:value="0" calcext:value-type="float">
            <text:p>0 HETD</text:p>
          </table:table-cell>
          <table:table-cell table:style-name="ce33" table:formula="of:=IF(OR(ISBLANK([.$C53]);[.$C53]=&quot;Référentiel&quot;);0;IF(contexte_calcul=&quot;Réalisé&quot;;[.$W53]*[.D53];[.$R53]*[.D53]))" office:value-type="float" office:value="15" calcext:value-type="float">
            <text:p>15 HETD</text:p>
          </table:table-cell>
          <table:table-cell table:style-name="ce33" table:formula="of:=IF(OR(ISBLANK([.$C53]);[.$C53]=&quot;Référentiel&quot;);0;IF(contexte_calcul=&quot;Réalisé&quot;;[.$W53]*[.E53];[.$R53]*[.E53]))" office:value-type="float" office:value="0" calcext:value-type="float">
            <text:p>0 HETD</text:p>
          </table:table-cell>
          <table:table-cell table:style-name="ce33" table:formula="of:=IF(OR(ISBLANK([.$C53]);[.$C53]=&quot;Référentiel&quot;);0;IF(contexte_calcul=&quot;Réalisé&quot;;[.$W53]*[.F53];[.$R53]*[.F5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3]=&quot;Référentiel&quot;;IF(contexte_calcul=&quot;Réalisé&quot;;[.$W53];[.$R53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4]);[.C54]=&quot;Référentiel&quot;);&quot;&quot;;1-([.D54]+[.E54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8" calcext:value-type="float">
            <text:p>8 h</text:p>
          </table:table-cell>
          <table:table-cell table:style-name="ce26" table:formula="of:=IF(ISBLANK([.C54]);0;HLOOKUP(IF(AND([.C54]=&quot;TP&quot;;TP_vaut_TD=&quot;Oui&quot;);&quot;TD&quot;;[.C54]);types_intervention;2;0))*IF(ISBLANK([.G54]);1;[.G54])" office:value-type="float" office:value="1" calcext:value-type="float">
            <text:p>1 HETD</text:p>
          </table:table-cell>
          <table:table-cell table:style-name="ce12" table:formula="of:=IF(ISBLANK([.C54]);0;HLOOKUP([.C54];types_intervention;3;0))*IF(ISBLANK([.G54]);1;[.G54])" office:value-type="float" office:value="1" calcext:value-type="float">
            <text:p>1 HETD</text:p>
          </table:table-cell>
          <table:table-cell table:style-name="ce12" table:formula="of:=IF([.H54]=&quot;Oui&quot;;[.I54]*[.J54];0)" office:value-type="float" office:value="8" calcext:value-type="float">
            <text:p>8 HETD</text:p>
          </table:table-cell>
          <table:table-cell table:style-name="ce12"/>
          <table:table-cell table:style-name="ce29" table:formula="of:=IF([.$L$522]&gt;0;[.L54]/[.$L$522];0)" office:value-type="percentage" office:value="0.0223152022315202" calcext:value-type="percentage">
            <text:p>2,23 %</text:p>
          </table:table-cell>
          <table:table-cell table:style-name="ce12" table:formula="of:=MIN(service_du;[.$L$522])*[.N54]" office:value-type="float" office:value="4.28451882845188" calcext:value-type="float">
            <text:p>4,28 HETD</text:p>
          </table:table-cell>
          <table:table-cell table:style-name="ce29" table:formula="of:=IF([.L54]&lt;&gt;0;[.O54]/[.L54];0)" office:value-type="percentage" office:value="0.535564853556485" calcext:value-type="percentage">
            <text:p>53,56 %</text:p>
          </table:table-cell>
          <table:table-cell table:style-name="ce29" table:formula="of:=IF([.$L$522]&gt;service_du;1-[.P54];0)" office:value-type="percentage" office:value="0.464435146443515" calcext:value-type="percentage">
            <text:p>46,44 %</text:p>
          </table:table-cell>
          <table:table-cell table:style-name="ce26" table:formula="of:=[.I54]*[.Q54]*[.K54]*IF(ISBLANK([.G54]);1;[.G54])" office:value-type="float" office:value="3.71548117154812" calcext:value-type="float">
            <text:p>3,72 HETD</text:p>
          </table:table-cell>
          <table:table-cell table:style-name="ce12"/>
          <table:table-cell table:style-name="ce11" table:formula="of:=IF(service_du=0;0;IF([.T53]+[.L54]&gt;service_du;service_du;[.T53]+[.L54]))" office:value-type="float" office:value="192" calcext:value-type="float">
            <text:p>192 HETD</text:p>
          </table:table-cell>
          <table:table-cell table:style-name="ce11" table:formula="of:=IF(service_du=0;0;IF([.T53]+[.L54]&gt;service_du;service_du-[.T53];[.L54]))" office:value-type="float" office:value="0" calcext:value-type="float">
            <text:p>0 HETD</text:p>
          </table:table-cell>
          <table:table-cell table:style-name="ce30" table:formula="of:=IF(service_du=0;[.I54];IF([.J54]&gt;0;IF([.T53]+[.L54]&lt;service_du;0;(([.T53]+[.L54])-service_du)/[.J54]);0))" office:value-type="float" office:value="8" calcext:value-type="float">
            <text:p>8 h</text:p>
          </table:table-cell>
          <table:table-cell table:style-name="ce26" table:formula="of:=IF(OR(service_realise&lt;service_du;HC_autorisees&lt;&gt;&quot;Oui&quot;);0;([.V54]+IF([.H54]&lt;&gt;&quot;Oui&quot;;[.I54];0))*[.K54])*IF(ISBLANK([.G54]);1;[.G54])" office:value-type="float" office:value="8" calcext:value-type="float">
            <text:p>8 HETD</text:p>
          </table:table-cell>
          <table:table-cell table:style-name="ce1"/>
          <table:table-cell table:style-name="ce33" table:formula="of:=IF(OR(ISBLANK([.$C54]);[.$C54]=&quot;Référentiel&quot;);0;IF(contexte_calcul=&quot;Réalisé&quot;;[.$U54]*[.D54];[.$O54]*[.D54]))" office:value-type="float" office:value="0" calcext:value-type="float">
            <text:p>0 HETD</text:p>
          </table:table-cell>
          <table:table-cell table:style-name="ce33" table:formula="of:=IF(OR(ISBLANK([.$C54]);[.$C54]=&quot;Référentiel&quot;);0;IF(contexte_calcul=&quot;Réalisé&quot;;[.$U54]*[.E54];[.$O54]*[.E54]))" office:value-type="float" office:value="0" calcext:value-type="float">
            <text:p>0 HETD</text:p>
          </table:table-cell>
          <table:table-cell table:style-name="ce33" table:formula="of:=IF(OR(ISBLANK([.$C54]);[.$C54]=&quot;Référentiel&quot;);0;IF(contexte_calcul=&quot;Réalisé&quot;;[.$U54]*[.F54];[.$O54]*[.F54]))" office:value-type="float" office:value="0" calcext:value-type="float">
            <text:p>0 HETD</text:p>
          </table:table-cell>
          <table:table-cell table:style-name="ce33" table:formula="of:=IF([.$C54]=&quot;Référentiel&quot;;IF(contexte_calcul=&quot;Réalisé&quot;;[.$U54];[.$R54]);0)" office:value-type="float" office:value="0" calcext:value-type="float">
            <text:p>0 HETD</text:p>
          </table:table-cell>
          <table:table-cell table:style-name="ce33" table:formula="of:=IF(OR(ISBLANK([.$C54]);[.$C54]=&quot;Référentiel&quot;);0;IF(contexte_calcul=&quot;Réalisé&quot;;[.$W54]*[.D54];[.$R54]*[.D54]))" office:value-type="float" office:value="8" calcext:value-type="float">
            <text:p>8 HETD</text:p>
          </table:table-cell>
          <table:table-cell table:style-name="ce33" table:formula="of:=IF(OR(ISBLANK([.$C54]);[.$C54]=&quot;Référentiel&quot;);0;IF(contexte_calcul=&quot;Réalisé&quot;;[.$W54]*[.E54];[.$R54]*[.E54]))" office:value-type="float" office:value="0" calcext:value-type="float">
            <text:p>0 HETD</text:p>
          </table:table-cell>
          <table:table-cell table:style-name="ce33" table:formula="of:=IF(OR(ISBLANK([.$C54]);[.$C54]=&quot;Référentiel&quot;);0;IF(contexte_calcul=&quot;Réalisé&quot;;[.$W54]*[.F54];[.$R54]*[.F5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4]=&quot;Référentiel&quot;;IF(contexte_calcul=&quot;Réalisé&quot;;[.$W54];[.$R54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5]);[.C55]=&quot;Référentiel&quot;);&quot;&quot;;1-([.D55]+[.E55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10" calcext:value-type="float">
            <text:p>10 h</text:p>
          </table:table-cell>
          <table:table-cell table:style-name="ce26" table:formula="of:=IF(ISBLANK([.C55]);0;HLOOKUP(IF(AND([.C55]=&quot;TP&quot;;TP_vaut_TD=&quot;Oui&quot;);&quot;TD&quot;;[.C55]);types_intervention;2;0))*IF(ISBLANK([.G55]);1;[.G55])" office:value-type="float" office:value="1" calcext:value-type="float">
            <text:p>1 HETD</text:p>
          </table:table-cell>
          <table:table-cell table:style-name="ce12" table:formula="of:=IF(ISBLANK([.C55]);0;HLOOKUP([.C55];types_intervention;3;0))*IF(ISBLANK([.G55]);1;[.G55])" office:value-type="float" office:value="1" calcext:value-type="float">
            <text:p>1 HETD</text:p>
          </table:table-cell>
          <table:table-cell table:style-name="ce12" table:formula="of:=IF([.H55]=&quot;Oui&quot;;[.I55]*[.J55];0)" office:value-type="float" office:value="10" calcext:value-type="float">
            <text:p>10 HETD</text:p>
          </table:table-cell>
          <table:table-cell table:style-name="ce12"/>
          <table:table-cell table:style-name="ce29" table:formula="of:=IF([.$L$522]&gt;0;[.L55]/[.$L$522];0)" office:value-type="percentage" office:value="0.0278940027894003" calcext:value-type="percentage">
            <text:p>2,79 %</text:p>
          </table:table-cell>
          <table:table-cell table:style-name="ce12" table:formula="of:=MIN(service_du;[.$L$522])*[.N55]" office:value-type="float" office:value="5.35564853556485" calcext:value-type="float">
            <text:p>5,36 HETD</text:p>
          </table:table-cell>
          <table:table-cell table:style-name="ce29" table:formula="of:=IF([.L55]&lt;&gt;0;[.O55]/[.L55];0)" office:value-type="percentage" office:value="0.535564853556485" calcext:value-type="percentage">
            <text:p>53,56 %</text:p>
          </table:table-cell>
          <table:table-cell table:style-name="ce29" table:formula="of:=IF([.$L$522]&gt;service_du;1-[.P55];0)" office:value-type="percentage" office:value="0.464435146443515" calcext:value-type="percentage">
            <text:p>46,44 %</text:p>
          </table:table-cell>
          <table:table-cell table:style-name="ce26" table:formula="of:=[.I55]*[.Q55]*[.K55]*IF(ISBLANK([.G55]);1;[.G55])" office:value-type="float" office:value="4.64435146443515" calcext:value-type="float">
            <text:p>4,64 HETD</text:p>
          </table:table-cell>
          <table:table-cell table:style-name="ce12"/>
          <table:table-cell table:style-name="ce11" table:formula="of:=IF(service_du=0;0;IF([.T54]+[.L55]&gt;service_du;service_du;[.T54]+[.L55]))" office:value-type="float" office:value="192" calcext:value-type="float">
            <text:p>192 HETD</text:p>
          </table:table-cell>
          <table:table-cell table:style-name="ce11" table:formula="of:=IF(service_du=0;0;IF([.T54]+[.L55]&gt;service_du;service_du-[.T54];[.L55]))" office:value-type="float" office:value="0" calcext:value-type="float">
            <text:p>0 HETD</text:p>
          </table:table-cell>
          <table:table-cell table:style-name="ce30" table:formula="of:=IF(service_du=0;[.I55];IF([.J55]&gt;0;IF([.T54]+[.L55]&lt;service_du;0;(([.T54]+[.L55])-service_du)/[.J55]);0))" office:value-type="float" office:value="10" calcext:value-type="float">
            <text:p>10 h</text:p>
          </table:table-cell>
          <table:table-cell table:style-name="ce26" table:formula="of:=IF(OR(service_realise&lt;service_du;HC_autorisees&lt;&gt;&quot;Oui&quot;);0;([.V55]+IF([.H55]&lt;&gt;&quot;Oui&quot;;[.I55];0))*[.K55])*IF(ISBLANK([.G55]);1;[.G55])" office:value-type="float" office:value="10" calcext:value-type="float">
            <text:p>10 HETD</text:p>
          </table:table-cell>
          <table:table-cell table:style-name="ce1"/>
          <table:table-cell table:style-name="ce33" table:formula="of:=IF(OR(ISBLANK([.$C55]);[.$C55]=&quot;Référentiel&quot;);0;IF(contexte_calcul=&quot;Réalisé&quot;;[.$U55]*[.D55];[.$O55]*[.D55]))" office:value-type="float" office:value="0" calcext:value-type="float">
            <text:p>0 HETD</text:p>
          </table:table-cell>
          <table:table-cell table:style-name="ce33" table:formula="of:=IF(OR(ISBLANK([.$C55]);[.$C55]=&quot;Référentiel&quot;);0;IF(contexte_calcul=&quot;Réalisé&quot;;[.$U55]*[.E55];[.$O55]*[.E55]))" office:value-type="float" office:value="0" calcext:value-type="float">
            <text:p>0 HETD</text:p>
          </table:table-cell>
          <table:table-cell table:style-name="ce33" table:formula="of:=IF(OR(ISBLANK([.$C55]);[.$C55]=&quot;Référentiel&quot;);0;IF(contexte_calcul=&quot;Réalisé&quot;;[.$U55]*[.F55];[.$O55]*[.F55]))" office:value-type="float" office:value="0" calcext:value-type="float">
            <text:p>0 HETD</text:p>
          </table:table-cell>
          <table:table-cell table:style-name="ce33" table:formula="of:=IF([.$C55]=&quot;Référentiel&quot;;IF(contexte_calcul=&quot;Réalisé&quot;;[.$U55];[.$R55]);0)" office:value-type="float" office:value="0" calcext:value-type="float">
            <text:p>0 HETD</text:p>
          </table:table-cell>
          <table:table-cell table:style-name="ce33" table:formula="of:=IF(OR(ISBLANK([.$C55]);[.$C55]=&quot;Référentiel&quot;);0;IF(contexte_calcul=&quot;Réalisé&quot;;[.$W55]*[.D55];[.$R55]*[.D55]))" office:value-type="float" office:value="10" calcext:value-type="float">
            <text:p>10 HETD</text:p>
          </table:table-cell>
          <table:table-cell table:style-name="ce33" table:formula="of:=IF(OR(ISBLANK([.$C55]);[.$C55]=&quot;Référentiel&quot;);0;IF(contexte_calcul=&quot;Réalisé&quot;;[.$W55]*[.E55];[.$R55]*[.E55]))" office:value-type="float" office:value="0" calcext:value-type="float">
            <text:p>0 HETD</text:p>
          </table:table-cell>
          <table:table-cell table:style-name="ce33" table:formula="of:=IF(OR(ISBLANK([.$C55]);[.$C55]=&quot;Référentiel&quot;);0;IF(contexte_calcul=&quot;Réalisé&quot;;[.$W55]*[.F55];[.$R55]*[.F5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5]=&quot;Référentiel&quot;;IF(contexte_calcul=&quot;Réalisé&quot;;[.$W55];[.$R55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6]);[.C56]=&quot;Référentiel&quot;);&quot;&quot;;1-([.D56]+[.E56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-10" calcext:value-type="float">
            <text:p>-10 h</text:p>
          </table:table-cell>
          <table:table-cell table:style-name="ce26" table:formula="of:=IF(ISBLANK([.C56]);0;HLOOKUP(IF(AND([.C56]=&quot;TP&quot;;TP_vaut_TD=&quot;Oui&quot;);&quot;TD&quot;;[.C56]);types_intervention;2;0))*IF(ISBLANK([.G56]);1;[.G56])" office:value-type="float" office:value="1" calcext:value-type="float">
            <text:p>1 HETD</text:p>
          </table:table-cell>
          <table:table-cell table:style-name="ce12" table:formula="of:=IF(ISBLANK([.C56]);0;HLOOKUP([.C56];types_intervention;3;0))*IF(ISBLANK([.G56]);1;[.G56])" office:value-type="float" office:value="1" calcext:value-type="float">
            <text:p>1 HETD</text:p>
          </table:table-cell>
          <table:table-cell table:style-name="ce12" table:formula="of:=IF([.H56]=&quot;Oui&quot;;[.I56]*[.J56];0)" office:value-type="float" office:value="-10" calcext:value-type="float">
            <text:p>-10 HETD</text:p>
          </table:table-cell>
          <table:table-cell table:style-name="ce12"/>
          <table:table-cell table:style-name="ce29" table:formula="of:=IF([.$L$522]&gt;0;[.L56]/[.$L$522];0)" office:value-type="percentage" office:value="-0.0278940027894003" calcext:value-type="percentage">
            <text:p>-2,79 %</text:p>
          </table:table-cell>
          <table:table-cell table:style-name="ce12" table:formula="of:=MIN(service_du;[.$L$522])*[.N56]" office:value-type="float" office:value="-5.35564853556485" calcext:value-type="float">
            <text:p>-5,36 HETD</text:p>
          </table:table-cell>
          <table:table-cell table:style-name="ce29" table:formula="of:=IF([.L56]&lt;&gt;0;[.O56]/[.L56];0)" office:value-type="percentage" office:value="0.535564853556485" calcext:value-type="percentage">
            <text:p>53,56 %</text:p>
          </table:table-cell>
          <table:table-cell table:style-name="ce29" table:formula="of:=IF([.$L$522]&gt;service_du;1-[.P56];0)" office:value-type="percentage" office:value="0.464435146443515" calcext:value-type="percentage">
            <text:p>46,44 %</text:p>
          </table:table-cell>
          <table:table-cell table:style-name="ce26" table:formula="of:=[.I56]*[.Q56]*[.K56]*IF(ISBLANK([.G56]);1;[.G56])" office:value-type="float" office:value="-4.64435146443515" calcext:value-type="float">
            <text:p>-4,64 HETD</text:p>
          </table:table-cell>
          <table:table-cell table:style-name="ce12"/>
          <table:table-cell table:style-name="ce11" table:formula="of:=IF(service_du=0;0;IF([.T55]+[.L56]&gt;service_du;service_du;[.T55]+[.L56]))" office:value-type="float" office:value="182" calcext:value-type="float">
            <text:p>182 HETD</text:p>
          </table:table-cell>
          <table:table-cell table:style-name="ce11" table:formula="of:=IF(service_du=0;0;IF([.T55]+[.L56]&gt;service_du;service_du-[.T55];[.L56]))" office:value-type="float" office:value="-10" calcext:value-type="float">
            <text:p>-10 HETD</text:p>
          </table:table-cell>
          <table:table-cell table:style-name="ce30" table:formula="of:=IF(service_du=0;[.I56];IF([.J56]&gt;0;IF([.T55]+[.L56]&lt;service_du;0;(([.T55]+[.L56])-service_du)/[.J5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6]+IF([.H56]&lt;&gt;&quot;Oui&quot;;[.I56];0))*[.K56])*IF(ISBLANK([.G56]);1;[.G56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56]);[.$C56]=&quot;Référentiel&quot;);0;IF(contexte_calcul=&quot;Réalisé&quot;;[.$U56]*[.D56];[.$O56]*[.D56]))" office:value-type="float" office:value="-10" calcext:value-type="float">
            <text:p>-10 HETD</text:p>
          </table:table-cell>
          <table:table-cell table:style-name="ce33" table:formula="of:=IF(OR(ISBLANK([.$C56]);[.$C56]=&quot;Référentiel&quot;);0;IF(contexte_calcul=&quot;Réalisé&quot;;[.$U56]*[.E56];[.$O56]*[.E56]))" office:value-type="float" office:value="-0" calcext:value-type="float">
            <text:p>0 HETD</text:p>
          </table:table-cell>
          <table:table-cell table:style-name="ce33" table:formula="of:=IF(OR(ISBLANK([.$C56]);[.$C56]=&quot;Référentiel&quot;);0;IF(contexte_calcul=&quot;Réalisé&quot;;[.$U56]*[.F56];[.$O56]*[.F56]))" office:value-type="float" office:value="-0" calcext:value-type="float">
            <text:p>0 HETD</text:p>
          </table:table-cell>
          <table:table-cell table:style-name="ce33" table:formula="of:=IF([.$C56]=&quot;Référentiel&quot;;IF(contexte_calcul=&quot;Réalisé&quot;;[.$U56];[.$R56]);0)" office:value-type="float" office:value="0" calcext:value-type="float">
            <text:p>0 HETD</text:p>
          </table:table-cell>
          <table:table-cell table:style-name="ce33" table:formula="of:=IF(OR(ISBLANK([.$C56]);[.$C56]=&quot;Référentiel&quot;);0;IF(contexte_calcul=&quot;Réalisé&quot;;[.$W56]*[.D56];[.$R56]*[.D56]))" office:value-type="float" office:value="0" calcext:value-type="float">
            <text:p>0 HETD</text:p>
          </table:table-cell>
          <table:table-cell table:style-name="ce33" table:formula="of:=IF(OR(ISBLANK([.$C56]);[.$C56]=&quot;Référentiel&quot;);0;IF(contexte_calcul=&quot;Réalisé&quot;;[.$W56]*[.E56];[.$R56]*[.E56]))" office:value-type="float" office:value="0" calcext:value-type="float">
            <text:p>0 HETD</text:p>
          </table:table-cell>
          <table:table-cell table:style-name="ce33" table:formula="of:=IF(OR(ISBLANK([.$C56]);[.$C56]=&quot;Référentiel&quot;);0;IF(contexte_calcul=&quot;Réalisé&quot;;[.$W56]*[.F56];[.$R56]*[.F5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6]=&quot;Référentiel&quot;;IF(contexte_calcul=&quot;Réalisé&quot;;[.$W56];[.$R56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7]);[.C57]=&quot;Référentiel&quot;);&quot;&quot;;1-([.D57]+[.E57]))" office:value-type="percentage" office:value="0" calcext:value-type="percentage">
            <text:p>0,00 %</text:p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6" calcext:value-type="float">
            <text:p>6 h</text:p>
          </table:table-cell>
          <table:table-cell table:style-name="ce26" table:formula="of:=IF(ISBLANK([.C57]);0;HLOOKUP(IF(AND([.C57]=&quot;TP&quot;;TP_vaut_TD=&quot;Oui&quot;);&quot;TD&quot;;[.C57]);types_intervention;2;0))*IF(ISBLANK([.G57]);1;[.G57])" office:value-type="float" office:value="1" calcext:value-type="float">
            <text:p>1 HETD</text:p>
          </table:table-cell>
          <table:table-cell table:style-name="ce12" table:formula="of:=IF(ISBLANK([.C57]);0;HLOOKUP([.C57];types_intervention;3;0))*IF(ISBLANK([.G57]);1;[.G57])" office:value-type="float" office:value="1" calcext:value-type="float">
            <text:p>1 HETD</text:p>
          </table:table-cell>
          <table:table-cell table:style-name="ce12" table:formula="of:=IF([.H57]=&quot;Oui&quot;;[.I57]*[.J57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57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57]" office:value-type="float" office:value="3.21338912133891" calcext:value-type="float">
            <text:p>3,21 HETD</text:p>
          </table:table-cell>
          <table:table-cell table:style-name="ce29" table:formula="of:=IF([.L57]&lt;&gt;0;[.O57]/[.L57];0)" office:value-type="percentage" office:value="0.535564853556485" calcext:value-type="percentage">
            <text:p>53,56 %</text:p>
          </table:table-cell>
          <table:table-cell table:style-name="ce29" table:formula="of:=IF([.$L$522]&gt;service_du;1-[.P57];0)" office:value-type="percentage" office:value="0.464435146443515" calcext:value-type="percentage">
            <text:p>46,44 %</text:p>
          </table:table-cell>
          <table:table-cell table:style-name="ce26" table:formula="of:=[.I57]*[.Q57]*[.K57]*IF(ISBLANK([.G57]);1;[.G57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56]+[.L57]&gt;service_du;service_du;[.T56]+[.L57]))" office:value-type="float" office:value="188" calcext:value-type="float">
            <text:p>188 HETD</text:p>
          </table:table-cell>
          <table:table-cell table:style-name="ce11" table:formula="of:=IF(service_du=0;0;IF([.T56]+[.L57]&gt;service_du;service_du-[.T56];[.L57]))" office:value-type="float" office:value="6" calcext:value-type="float">
            <text:p>6 HETD</text:p>
          </table:table-cell>
          <table:table-cell table:style-name="ce30" table:formula="of:=IF(service_du=0;[.I57];IF([.J57]&gt;0;IF([.T56]+[.L57]&lt;service_du;0;(([.T56]+[.L57])-service_du)/[.J5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7]+IF([.H57]&lt;&gt;&quot;Oui&quot;;[.I57];0))*[.K57])*IF(ISBLANK([.G57]);1;[.G57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57]);[.$C57]=&quot;Référentiel&quot;);0;IF(contexte_calcul=&quot;Réalisé&quot;;[.$U57]*[.D57];[.$O57]*[.D57]))" office:value-type="float" office:value="6" calcext:value-type="float">
            <text:p>6 HETD</text:p>
          </table:table-cell>
          <table:table-cell table:style-name="ce33" table:formula="of:=IF(OR(ISBLANK([.$C57]);[.$C57]=&quot;Référentiel&quot;);0;IF(contexte_calcul=&quot;Réalisé&quot;;[.$U57]*[.E57];[.$O57]*[.E57]))" office:value-type="float" office:value="0" calcext:value-type="float">
            <text:p>0 HETD</text:p>
          </table:table-cell>
          <table:table-cell table:style-name="ce33" table:formula="of:=IF(OR(ISBLANK([.$C57]);[.$C57]=&quot;Référentiel&quot;);0;IF(contexte_calcul=&quot;Réalisé&quot;;[.$U57]*[.F57];[.$O57]*[.F57]))" office:value-type="float" office:value="0" calcext:value-type="float">
            <text:p>0 HETD</text:p>
          </table:table-cell>
          <table:table-cell table:style-name="ce33" table:formula="of:=IF([.$C57]=&quot;Référentiel&quot;;IF(contexte_calcul=&quot;Réalisé&quot;;[.$U57];[.$R57]);0)" office:value-type="float" office:value="0" calcext:value-type="float">
            <text:p>0 HETD</text:p>
          </table:table-cell>
          <table:table-cell table:style-name="ce33" table:formula="of:=IF(OR(ISBLANK([.$C57]);[.$C57]=&quot;Référentiel&quot;);0;IF(contexte_calcul=&quot;Réalisé&quot;;[.$W57]*[.D57];[.$R57]*[.D57]))" office:value-type="float" office:value="0" calcext:value-type="float">
            <text:p>0 HETD</text:p>
          </table:table-cell>
          <table:table-cell table:style-name="ce33" table:formula="of:=IF(OR(ISBLANK([.$C57]);[.$C57]=&quot;Référentiel&quot;);0;IF(contexte_calcul=&quot;Réalisé&quot;;[.$W57]*[.E57];[.$R57]*[.E57]))" office:value-type="float" office:value="0" calcext:value-type="float">
            <text:p>0 HETD</text:p>
          </table:table-cell>
          <table:table-cell table:style-name="ce33" table:formula="of:=IF(OR(ISBLANK([.$C57]);[.$C57]=&quot;Référentiel&quot;);0;IF(contexte_calcul=&quot;Réalisé&quot;;[.$W57]*[.F57];[.$R57]*[.F5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7]=&quot;Référentiel&quot;;IF(contexte_calcul=&quot;Réalisé&quot;;[.$W57];[.$R57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8]);[.C58]=&quot;Référentiel&quot;);&quot;&quot;;1-([.D58]+[.E58]))">
            <text:p/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58]);0;HLOOKUP(IF(AND([.C58]=&quot;TP&quot;;TP_vaut_TD=&quot;Oui&quot;);&quot;TD&quot;;[.C58]);types_intervention;2;0))*IF(ISBLANK([.G58]);1;[.G58])" office:value-type="float" office:value="0" calcext:value-type="float">
            <text:p>0 HETD</text:p>
          </table:table-cell>
          <table:table-cell table:style-name="ce12" table:formula="of:=IF(ISBLANK([.C58]);0;HLOOKUP([.C58];types_intervention;3;0))*IF(ISBLANK([.G58]);1;[.G58])" office:value-type="float" office:value="0" calcext:value-type="float">
            <text:p>0 HETD</text:p>
          </table:table-cell>
          <table:table-cell table:style-name="ce12" table:formula="of:=IF([.H58]=&quot;Oui&quot;;[.I58]*[.J58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58]/[.$L$522];0)" office:value-type="percentage" office:value="0" calcext:value-type="percentage">
            <text:p>0,00 %</text:p>
          </table:table-cell>
          <table:table-cell table:style-name="ce12" table:formula="of:=MIN(service_du;[.$L$522])*[.N58]" office:value-type="float" office:value="0" calcext:value-type="float">
            <text:p>0 HETD</text:p>
          </table:table-cell>
          <table:table-cell table:style-name="ce29" table:formula="of:=IF([.L58]&lt;&gt;0;[.O58]/[.L58];0)" office:value-type="percentage" office:value="0" calcext:value-type="percentage">
            <text:p>0,00 %</text:p>
          </table:table-cell>
          <table:table-cell table:style-name="ce29" table:formula="of:=IF([.$L$522]&gt;service_du;1-[.P58];0)" office:value-type="percentage" office:value="1" calcext:value-type="percentage">
            <text:p>100,00 %</text:p>
          </table:table-cell>
          <table:table-cell table:style-name="ce26" table:formula="of:=[.I58]*[.Q58]*[.K58]*IF(ISBLANK([.G58]);1;[.G58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57]+[.L58]&gt;service_du;service_du;[.T57]+[.L58]))" office:value-type="float" office:value="188" calcext:value-type="float">
            <text:p>188 HETD</text:p>
          </table:table-cell>
          <table:table-cell table:style-name="ce11" table:formula="of:=IF(service_du=0;0;IF([.T57]+[.L58]&gt;service_du;service_du-[.T57];[.L58]))" office:value-type="float" office:value="0" calcext:value-type="float">
            <text:p>0 HETD</text:p>
          </table:table-cell>
          <table:table-cell table:style-name="ce30" table:formula="of:=IF(service_du=0;[.I58];IF([.J58]&gt;0;IF([.T57]+[.L58]&lt;service_du;0;(([.T57]+[.L58])-service_du)/[.J5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8]+IF([.H58]&lt;&gt;&quot;Oui&quot;;[.I58];0))*[.K58])*IF(ISBLANK([.G58]);1;[.G58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58]);[.$C58]=&quot;Référentiel&quot;);0;IF(contexte_calcul=&quot;Réalisé&quot;;[.$U58]*[.D58];[.$O58]*[.D58]))" office:value-type="float" office:value="0" calcext:value-type="float">
            <text:p>0 HETD</text:p>
          </table:table-cell>
          <table:table-cell table:style-name="ce33" table:formula="of:=IF(OR(ISBLANK([.$C58]);[.$C58]=&quot;Référentiel&quot;);0;IF(contexte_calcul=&quot;Réalisé&quot;;[.$U58]*[.E58];[.$O58]*[.E58]))" office:value-type="float" office:value="0" calcext:value-type="float">
            <text:p>0 HETD</text:p>
          </table:table-cell>
          <table:table-cell table:style-name="ce33" table:formula="of:=IF(OR(ISBLANK([.$C58]);[.$C58]=&quot;Référentiel&quot;);0;IF(contexte_calcul=&quot;Réalisé&quot;;[.$U58]*[.F58];[.$O58]*[.F58]))" office:value-type="float" office:value="0" calcext:value-type="float">
            <text:p>0 HETD</text:p>
          </table:table-cell>
          <table:table-cell table:style-name="ce33" table:formula="of:=IF([.$C58]=&quot;Référentiel&quot;;IF(contexte_calcul=&quot;Réalisé&quot;;[.$U58];[.$R58]);0)" office:value-type="float" office:value="0" calcext:value-type="float">
            <text:p>0 HETD</text:p>
          </table:table-cell>
          <table:table-cell table:style-name="ce33" table:formula="of:=IF(OR(ISBLANK([.$C58]);[.$C58]=&quot;Référentiel&quot;);0;IF(contexte_calcul=&quot;Réalisé&quot;;[.$W58]*[.D58];[.$R58]*[.D58]))" office:value-type="float" office:value="0" calcext:value-type="float">
            <text:p>0 HETD</text:p>
          </table:table-cell>
          <table:table-cell table:style-name="ce33" table:formula="of:=IF(OR(ISBLANK([.$C58]);[.$C58]=&quot;Référentiel&quot;);0;IF(contexte_calcul=&quot;Réalisé&quot;;[.$W58]*[.E58];[.$R58]*[.E58]))" office:value-type="float" office:value="0" calcext:value-type="float">
            <text:p>0 HETD</text:p>
          </table:table-cell>
          <table:table-cell table:style-name="ce33" table:formula="of:=IF(OR(ISBLANK([.$C58]);[.$C58]=&quot;Référentiel&quot;);0;IF(contexte_calcul=&quot;Réalisé&quot;;[.$W58]*[.F58];[.$R58]*[.F5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8]=&quot;Référentiel&quot;;IF(contexte_calcul=&quot;Réalisé&quot;;[.$W58];[.$R58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9]);[.C59]=&quot;Référentiel&quot;);&quot;&quot;;1-([.D59]+[.E59]))">
            <text:p/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59]);0;HLOOKUP(IF(AND([.C59]=&quot;TP&quot;;TP_vaut_TD=&quot;Oui&quot;);&quot;TD&quot;;[.C59]);types_intervention;2;0))*IF(ISBLANK([.G59]);1;[.G59])" office:value-type="float" office:value="0" calcext:value-type="float">
            <text:p>0 HETD</text:p>
          </table:table-cell>
          <table:table-cell table:style-name="ce12" table:formula="of:=IF(ISBLANK([.C59]);0;HLOOKUP([.C59];types_intervention;3;0))*IF(ISBLANK([.G59]);1;[.G59])" office:value-type="float" office:value="0" calcext:value-type="float">
            <text:p>0 HETD</text:p>
          </table:table-cell>
          <table:table-cell table:style-name="ce12" table:formula="of:=IF([.H59]=&quot;Oui&quot;;[.I59]*[.J59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59]/[.$L$522];0)" office:value-type="percentage" office:value="0" calcext:value-type="percentage">
            <text:p>0,00 %</text:p>
          </table:table-cell>
          <table:table-cell table:style-name="ce12" table:formula="of:=MIN(service_du;[.$L$522])*[.N59]" office:value-type="float" office:value="0" calcext:value-type="float">
            <text:p>0 HETD</text:p>
          </table:table-cell>
          <table:table-cell table:style-name="ce29" table:formula="of:=IF([.L59]&lt;&gt;0;[.O59]/[.L59];0)" office:value-type="percentage" office:value="0" calcext:value-type="percentage">
            <text:p>0,00 %</text:p>
          </table:table-cell>
          <table:table-cell table:style-name="ce29" table:formula="of:=IF([.$L$522]&gt;service_du;1-[.P59];0)" office:value-type="percentage" office:value="1" calcext:value-type="percentage">
            <text:p>100,00 %</text:p>
          </table:table-cell>
          <table:table-cell table:style-name="ce26" table:formula="of:=[.I59]*[.Q59]*[.K59]*IF(ISBLANK([.G59]);1;[.G59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58]+[.L59]&gt;service_du;service_du;[.T58]+[.L59]))" office:value-type="float" office:value="188" calcext:value-type="float">
            <text:p>188 HETD</text:p>
          </table:table-cell>
          <table:table-cell table:style-name="ce11" table:formula="of:=IF(service_du=0;0;IF([.T58]+[.L59]&gt;service_du;service_du-[.T58];[.L59]))" office:value-type="float" office:value="0" calcext:value-type="float">
            <text:p>0 HETD</text:p>
          </table:table-cell>
          <table:table-cell table:style-name="ce30" table:formula="of:=IF(service_du=0;[.I59];IF([.J59]&gt;0;IF([.T58]+[.L59]&lt;service_du;0;(([.T58]+[.L59])-service_du)/[.J5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9]+IF([.H59]&lt;&gt;&quot;Oui&quot;;[.I59];0))*[.K59])*IF(ISBLANK([.G59]);1;[.G59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59]);[.$C59]=&quot;Référentiel&quot;);0;IF(contexte_calcul=&quot;Réalisé&quot;;[.$U59]*[.D59];[.$O59]*[.D59]))" office:value-type="float" office:value="0" calcext:value-type="float">
            <text:p>0 HETD</text:p>
          </table:table-cell>
          <table:table-cell table:style-name="ce33" table:formula="of:=IF(OR(ISBLANK([.$C59]);[.$C59]=&quot;Référentiel&quot;);0;IF(contexte_calcul=&quot;Réalisé&quot;;[.$U59]*[.E59];[.$O59]*[.E59]))" office:value-type="float" office:value="0" calcext:value-type="float">
            <text:p>0 HETD</text:p>
          </table:table-cell>
          <table:table-cell table:style-name="ce33" table:formula="of:=IF(OR(ISBLANK([.$C59]);[.$C59]=&quot;Référentiel&quot;);0;IF(contexte_calcul=&quot;Réalisé&quot;;[.$U59]*[.F59];[.$O59]*[.F59]))" office:value-type="float" office:value="0" calcext:value-type="float">
            <text:p>0 HETD</text:p>
          </table:table-cell>
          <table:table-cell table:style-name="ce33" table:formula="of:=IF([.$C59]=&quot;Référentiel&quot;;IF(contexte_calcul=&quot;Réalisé&quot;;[.$U59];[.$R59]);0)" office:value-type="float" office:value="0" calcext:value-type="float">
            <text:p>0 HETD</text:p>
          </table:table-cell>
          <table:table-cell table:style-name="ce33" table:formula="of:=IF(OR(ISBLANK([.$C59]);[.$C59]=&quot;Référentiel&quot;);0;IF(contexte_calcul=&quot;Réalisé&quot;;[.$W59]*[.D59];[.$R59]*[.D59]))" office:value-type="float" office:value="0" calcext:value-type="float">
            <text:p>0 HETD</text:p>
          </table:table-cell>
          <table:table-cell table:style-name="ce33" table:formula="of:=IF(OR(ISBLANK([.$C59]);[.$C59]=&quot;Référentiel&quot;);0;IF(contexte_calcul=&quot;Réalisé&quot;;[.$W59]*[.E59];[.$R59]*[.E59]))" office:value-type="float" office:value="0" calcext:value-type="float">
            <text:p>0 HETD</text:p>
          </table:table-cell>
          <table:table-cell table:style-name="ce33" table:formula="of:=IF(OR(ISBLANK([.$C59]);[.$C59]=&quot;Référentiel&quot;);0;IF(contexte_calcul=&quot;Réalisé&quot;;[.$W59]*[.F59];[.$R59]*[.F5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9]=&quot;Référentiel&quot;;IF(contexte_calcul=&quot;Réalisé&quot;;[.$W59];[.$R59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0]);[.C60]=&quot;Référentiel&quot;);&quot;&quot;;1-([.D60]+[.E60]))">
            <text:p/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0]);0;HLOOKUP(IF(AND([.C60]=&quot;TP&quot;;TP_vaut_TD=&quot;Oui&quot;);&quot;TD&quot;;[.C60]);types_intervention;2;0))*IF(ISBLANK([.G60]);1;[.G60])" office:value-type="float" office:value="0" calcext:value-type="float">
            <text:p>0 HETD</text:p>
          </table:table-cell>
          <table:table-cell table:style-name="ce12" table:formula="of:=IF(ISBLANK([.C60]);0;HLOOKUP([.C60];types_intervention;3;0))*IF(ISBLANK([.G60]);1;[.G60])" office:value-type="float" office:value="0" calcext:value-type="float">
            <text:p>0 HETD</text:p>
          </table:table-cell>
          <table:table-cell table:style-name="ce12" table:formula="of:=IF([.H60]=&quot;Oui&quot;;[.I60]*[.J60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0]/[.$L$522];0)" office:value-type="percentage" office:value="0" calcext:value-type="percentage">
            <text:p>0,00 %</text:p>
          </table:table-cell>
          <table:table-cell table:style-name="ce12" table:formula="of:=MIN(service_du;[.$L$522])*[.N60]" office:value-type="float" office:value="0" calcext:value-type="float">
            <text:p>0 HETD</text:p>
          </table:table-cell>
          <table:table-cell table:style-name="ce29" table:formula="of:=IF([.L60]&lt;&gt;0;[.O60]/[.L60];0)" office:value-type="percentage" office:value="0" calcext:value-type="percentage">
            <text:p>0,00 %</text:p>
          </table:table-cell>
          <table:table-cell table:style-name="ce29" table:formula="of:=IF([.$L$522]&gt;service_du;1-[.P60];0)" office:value-type="percentage" office:value="1" calcext:value-type="percentage">
            <text:p>100,00 %</text:p>
          </table:table-cell>
          <table:table-cell table:style-name="ce26" table:formula="of:=[.I60]*[.Q60]*[.K60]*IF(ISBLANK([.G60]);1;[.G60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59]+[.L60]&gt;service_du;service_du;[.T59]+[.L60]))" office:value-type="float" office:value="188" calcext:value-type="float">
            <text:p>188 HETD</text:p>
          </table:table-cell>
          <table:table-cell table:style-name="ce11" table:formula="of:=IF(service_du=0;0;IF([.T59]+[.L60]&gt;service_du;service_du-[.T59];[.L60]))" office:value-type="float" office:value="0" calcext:value-type="float">
            <text:p>0 HETD</text:p>
          </table:table-cell>
          <table:table-cell table:style-name="ce30" table:formula="of:=IF(service_du=0;[.I60];IF([.J60]&gt;0;IF([.T59]+[.L60]&lt;service_du;0;(([.T59]+[.L60])-service_du)/[.J6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0]+IF([.H60]&lt;&gt;&quot;Oui&quot;;[.I60];0))*[.K60])*IF(ISBLANK([.G60]);1;[.G60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0]);[.$C60]=&quot;Référentiel&quot;);0;IF(contexte_calcul=&quot;Réalisé&quot;;[.$U60]*[.D60];[.$O60]*[.D60]))" office:value-type="float" office:value="0" calcext:value-type="float">
            <text:p>0 HETD</text:p>
          </table:table-cell>
          <table:table-cell table:style-name="ce33" table:formula="of:=IF(OR(ISBLANK([.$C60]);[.$C60]=&quot;Référentiel&quot;);0;IF(contexte_calcul=&quot;Réalisé&quot;;[.$U60]*[.E60];[.$O60]*[.E60]))" office:value-type="float" office:value="0" calcext:value-type="float">
            <text:p>0 HETD</text:p>
          </table:table-cell>
          <table:table-cell table:style-name="ce33" table:formula="of:=IF(OR(ISBLANK([.$C60]);[.$C60]=&quot;Référentiel&quot;);0;IF(contexte_calcul=&quot;Réalisé&quot;;[.$U60]*[.F60];[.$O60]*[.F60]))" office:value-type="float" office:value="0" calcext:value-type="float">
            <text:p>0 HETD</text:p>
          </table:table-cell>
          <table:table-cell table:style-name="ce33" table:formula="of:=IF([.$C60]=&quot;Référentiel&quot;;IF(contexte_calcul=&quot;Réalisé&quot;;[.$U60];[.$R60]);0)" office:value-type="float" office:value="0" calcext:value-type="float">
            <text:p>0 HETD</text:p>
          </table:table-cell>
          <table:table-cell table:style-name="ce33" table:formula="of:=IF(OR(ISBLANK([.$C60]);[.$C60]=&quot;Référentiel&quot;);0;IF(contexte_calcul=&quot;Réalisé&quot;;[.$W60]*[.D60];[.$R60]*[.D60]))" office:value-type="float" office:value="0" calcext:value-type="float">
            <text:p>0 HETD</text:p>
          </table:table-cell>
          <table:table-cell table:style-name="ce33" table:formula="of:=IF(OR(ISBLANK([.$C60]);[.$C60]=&quot;Référentiel&quot;);0;IF(contexte_calcul=&quot;Réalisé&quot;;[.$W60]*[.E60];[.$R60]*[.E60]))" office:value-type="float" office:value="0" calcext:value-type="float">
            <text:p>0 HETD</text:p>
          </table:table-cell>
          <table:table-cell table:style-name="ce33" table:formula="of:=IF(OR(ISBLANK([.$C60]);[.$C60]=&quot;Référentiel&quot;);0;IF(contexte_calcul=&quot;Réalisé&quot;;[.$W60]*[.F60];[.$R60]*[.F6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0]=&quot;Référentiel&quot;;IF(contexte_calcul=&quot;Réalisé&quot;;[.$W60];[.$R60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1]);[.C61]=&quot;Référentiel&quot;);&quot;&quot;;1-([.D61]+[.E61]))">
            <text:p/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1]);0;HLOOKUP(IF(AND([.C61]=&quot;TP&quot;;TP_vaut_TD=&quot;Oui&quot;);&quot;TD&quot;;[.C61]);types_intervention;2;0))*IF(ISBLANK([.G61]);1;[.G61])" office:value-type="float" office:value="0" calcext:value-type="float">
            <text:p>0 HETD</text:p>
          </table:table-cell>
          <table:table-cell table:style-name="ce12" table:formula="of:=IF(ISBLANK([.C61]);0;HLOOKUP([.C61];types_intervention;3;0))*IF(ISBLANK([.G61]);1;[.G61])" office:value-type="float" office:value="0" calcext:value-type="float">
            <text:p>0 HETD</text:p>
          </table:table-cell>
          <table:table-cell table:style-name="ce12" table:formula="of:=IF([.H61]=&quot;Oui&quot;;[.I61]*[.J61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1]/[.$L$522];0)" office:value-type="percentage" office:value="0" calcext:value-type="percentage">
            <text:p>0,00 %</text:p>
          </table:table-cell>
          <table:table-cell table:style-name="ce12" table:formula="of:=MIN(service_du;[.$L$522])*[.N61]" office:value-type="float" office:value="0" calcext:value-type="float">
            <text:p>0 HETD</text:p>
          </table:table-cell>
          <table:table-cell table:style-name="ce29" table:formula="of:=IF([.L61]&lt;&gt;0;[.O61]/[.L61];0)" office:value-type="percentage" office:value="0" calcext:value-type="percentage">
            <text:p>0,00 %</text:p>
          </table:table-cell>
          <table:table-cell table:style-name="ce29" table:formula="of:=IF([.$L$522]&gt;service_du;1-[.P61];0)" office:value-type="percentage" office:value="1" calcext:value-type="percentage">
            <text:p>100,00 %</text:p>
          </table:table-cell>
          <table:table-cell table:style-name="ce26" table:formula="of:=[.I61]*[.Q61]*[.K61]*IF(ISBLANK([.G61]);1;[.G61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0]+[.L61]&gt;service_du;service_du;[.T60]+[.L61]))" office:value-type="float" office:value="188" calcext:value-type="float">
            <text:p>188 HETD</text:p>
          </table:table-cell>
          <table:table-cell table:style-name="ce11" table:formula="of:=IF(service_du=0;0;IF([.T60]+[.L61]&gt;service_du;service_du-[.T60];[.L61]))" office:value-type="float" office:value="0" calcext:value-type="float">
            <text:p>0 HETD</text:p>
          </table:table-cell>
          <table:table-cell table:style-name="ce30" table:formula="of:=IF(service_du=0;[.I61];IF([.J61]&gt;0;IF([.T60]+[.L61]&lt;service_du;0;(([.T60]+[.L61])-service_du)/[.J6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1]+IF([.H61]&lt;&gt;&quot;Oui&quot;;[.I61];0))*[.K61])*IF(ISBLANK([.G61]);1;[.G61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1]);[.$C61]=&quot;Référentiel&quot;);0;IF(contexte_calcul=&quot;Réalisé&quot;;[.$U61]*[.D61];[.$O61]*[.D61]))" office:value-type="float" office:value="0" calcext:value-type="float">
            <text:p>0 HETD</text:p>
          </table:table-cell>
          <table:table-cell table:style-name="ce33" table:formula="of:=IF(OR(ISBLANK([.$C61]);[.$C61]=&quot;Référentiel&quot;);0;IF(contexte_calcul=&quot;Réalisé&quot;;[.$U61]*[.E61];[.$O61]*[.E61]))" office:value-type="float" office:value="0" calcext:value-type="float">
            <text:p>0 HETD</text:p>
          </table:table-cell>
          <table:table-cell table:style-name="ce33" table:formula="of:=IF(OR(ISBLANK([.$C61]);[.$C61]=&quot;Référentiel&quot;);0;IF(contexte_calcul=&quot;Réalisé&quot;;[.$U61]*[.F61];[.$O61]*[.F61]))" office:value-type="float" office:value="0" calcext:value-type="float">
            <text:p>0 HETD</text:p>
          </table:table-cell>
          <table:table-cell table:style-name="ce33" table:formula="of:=IF([.$C61]=&quot;Référentiel&quot;;IF(contexte_calcul=&quot;Réalisé&quot;;[.$U61];[.$R61]);0)" office:value-type="float" office:value="0" calcext:value-type="float">
            <text:p>0 HETD</text:p>
          </table:table-cell>
          <table:table-cell table:style-name="ce33" table:formula="of:=IF(OR(ISBLANK([.$C61]);[.$C61]=&quot;Référentiel&quot;);0;IF(contexte_calcul=&quot;Réalisé&quot;;[.$W61]*[.D61];[.$R61]*[.D61]))" office:value-type="float" office:value="0" calcext:value-type="float">
            <text:p>0 HETD</text:p>
          </table:table-cell>
          <table:table-cell table:style-name="ce33" table:formula="of:=IF(OR(ISBLANK([.$C61]);[.$C61]=&quot;Référentiel&quot;);0;IF(contexte_calcul=&quot;Réalisé&quot;;[.$W61]*[.E61];[.$R61]*[.E61]))" office:value-type="float" office:value="0" calcext:value-type="float">
            <text:p>0 HETD</text:p>
          </table:table-cell>
          <table:table-cell table:style-name="ce33" table:formula="of:=IF(OR(ISBLANK([.$C61]);[.$C61]=&quot;Référentiel&quot;);0;IF(contexte_calcul=&quot;Réalisé&quot;;[.$W61]*[.F61];[.$R61]*[.F6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1]=&quot;Référentiel&quot;;IF(contexte_calcul=&quot;Réalisé&quot;;[.$W61];[.$R61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2]);[.C62]=&quot;Référentiel&quot;);&quot;&quot;;1-([.D62]+[.E62]))">
            <text:p/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2]);0;HLOOKUP(IF(AND([.C62]=&quot;TP&quot;;TP_vaut_TD=&quot;Oui&quot;);&quot;TD&quot;;[.C62]);types_intervention;2;0))*IF(ISBLANK([.G62]);1;[.G62])" office:value-type="float" office:value="0" calcext:value-type="float">
            <text:p>0 HETD</text:p>
          </table:table-cell>
          <table:table-cell table:style-name="ce12" table:formula="of:=IF(ISBLANK([.C62]);0;HLOOKUP([.C62];types_intervention;3;0))*IF(ISBLANK([.G62]);1;[.G62])" office:value-type="float" office:value="0" calcext:value-type="float">
            <text:p>0 HETD</text:p>
          </table:table-cell>
          <table:table-cell table:style-name="ce12" table:formula="of:=IF([.H62]=&quot;Oui&quot;;[.I62]*[.J62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2]/[.$L$522];0)" office:value-type="percentage" office:value="0" calcext:value-type="percentage">
            <text:p>0,00 %</text:p>
          </table:table-cell>
          <table:table-cell table:style-name="ce12" table:formula="of:=MIN(service_du;[.$L$522])*[.N62]" office:value-type="float" office:value="0" calcext:value-type="float">
            <text:p>0 HETD</text:p>
          </table:table-cell>
          <table:table-cell table:style-name="ce29" table:formula="of:=IF([.L62]&lt;&gt;0;[.O62]/[.L62];0)" office:value-type="percentage" office:value="0" calcext:value-type="percentage">
            <text:p>0,00 %</text:p>
          </table:table-cell>
          <table:table-cell table:style-name="ce29" table:formula="of:=IF([.$L$522]&gt;service_du;1-[.P62];0)" office:value-type="percentage" office:value="1" calcext:value-type="percentage">
            <text:p>100,00 %</text:p>
          </table:table-cell>
          <table:table-cell table:style-name="ce26" table:formula="of:=[.I62]*[.Q62]*[.K62]*IF(ISBLANK([.G62]);1;[.G62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1]+[.L62]&gt;service_du;service_du;[.T61]+[.L62]))" office:value-type="float" office:value="188" calcext:value-type="float">
            <text:p>188 HETD</text:p>
          </table:table-cell>
          <table:table-cell table:style-name="ce11" table:formula="of:=IF(service_du=0;0;IF([.T61]+[.L62]&gt;service_du;service_du-[.T61];[.L62]))" office:value-type="float" office:value="0" calcext:value-type="float">
            <text:p>0 HETD</text:p>
          </table:table-cell>
          <table:table-cell table:style-name="ce30" table:formula="of:=IF(service_du=0;[.I62];IF([.J62]&gt;0;IF([.T61]+[.L62]&lt;service_du;0;(([.T61]+[.L62])-service_du)/[.J6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2]+IF([.H62]&lt;&gt;&quot;Oui&quot;;[.I62];0))*[.K62])*IF(ISBLANK([.G62]);1;[.G62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2]);[.$C62]=&quot;Référentiel&quot;);0;IF(contexte_calcul=&quot;Réalisé&quot;;[.$U62]*[.D62];[.$O62]*[.D62]))" office:value-type="float" office:value="0" calcext:value-type="float">
            <text:p>0 HETD</text:p>
          </table:table-cell>
          <table:table-cell table:style-name="ce33" table:formula="of:=IF(OR(ISBLANK([.$C62]);[.$C62]=&quot;Référentiel&quot;);0;IF(contexte_calcul=&quot;Réalisé&quot;;[.$U62]*[.E62];[.$O62]*[.E62]))" office:value-type="float" office:value="0" calcext:value-type="float">
            <text:p>0 HETD</text:p>
          </table:table-cell>
          <table:table-cell table:style-name="ce33" table:formula="of:=IF(OR(ISBLANK([.$C62]);[.$C62]=&quot;Référentiel&quot;);0;IF(contexte_calcul=&quot;Réalisé&quot;;[.$U62]*[.F62];[.$O62]*[.F62]))" office:value-type="float" office:value="0" calcext:value-type="float">
            <text:p>0 HETD</text:p>
          </table:table-cell>
          <table:table-cell table:style-name="ce33" table:formula="of:=IF([.$C62]=&quot;Référentiel&quot;;IF(contexte_calcul=&quot;Réalisé&quot;;[.$U62];[.$R62]);0)" office:value-type="float" office:value="0" calcext:value-type="float">
            <text:p>0 HETD</text:p>
          </table:table-cell>
          <table:table-cell table:style-name="ce33" table:formula="of:=IF(OR(ISBLANK([.$C62]);[.$C62]=&quot;Référentiel&quot;);0;IF(contexte_calcul=&quot;Réalisé&quot;;[.$W62]*[.D62];[.$R62]*[.D62]))" office:value-type="float" office:value="0" calcext:value-type="float">
            <text:p>0 HETD</text:p>
          </table:table-cell>
          <table:table-cell table:style-name="ce33" table:formula="of:=IF(OR(ISBLANK([.$C62]);[.$C62]=&quot;Référentiel&quot;);0;IF(contexte_calcul=&quot;Réalisé&quot;;[.$W62]*[.E62];[.$R62]*[.E62]))" office:value-type="float" office:value="0" calcext:value-type="float">
            <text:p>0 HETD</text:p>
          </table:table-cell>
          <table:table-cell table:style-name="ce33" table:formula="of:=IF(OR(ISBLANK([.$C62]);[.$C62]=&quot;Référentiel&quot;);0;IF(contexte_calcul=&quot;Réalisé&quot;;[.$W62]*[.F62];[.$R62]*[.F6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2]=&quot;Référentiel&quot;;IF(contexte_calcul=&quot;Réalisé&quot;;[.$W62];[.$R62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3]);[.C63]=&quot;Référentiel&quot;);&quot;&quot;;1-([.D63]+[.E63]))">
            <text:p/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3]);0;HLOOKUP(IF(AND([.C63]=&quot;TP&quot;;TP_vaut_TD=&quot;Oui&quot;);&quot;TD&quot;;[.C63]);types_intervention;2;0))*IF(ISBLANK([.G63]);1;[.G63])" office:value-type="float" office:value="0" calcext:value-type="float">
            <text:p>0 HETD</text:p>
          </table:table-cell>
          <table:table-cell table:style-name="ce12" table:formula="of:=IF(ISBLANK([.C63]);0;HLOOKUP([.C63];types_intervention;3;0))*IF(ISBLANK([.G63]);1;[.G63])" office:value-type="float" office:value="0" calcext:value-type="float">
            <text:p>0 HETD</text:p>
          </table:table-cell>
          <table:table-cell table:style-name="ce12" table:formula="of:=IF([.H63]=&quot;Oui&quot;;[.I63]*[.J63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3]/[.$L$522];0)" office:value-type="percentage" office:value="0" calcext:value-type="percentage">
            <text:p>0,00 %</text:p>
          </table:table-cell>
          <table:table-cell table:style-name="ce12" table:formula="of:=MIN(service_du;[.$L$522])*[.N63]" office:value-type="float" office:value="0" calcext:value-type="float">
            <text:p>0 HETD</text:p>
          </table:table-cell>
          <table:table-cell table:style-name="ce29" table:formula="of:=IF([.L63]&lt;&gt;0;[.O63]/[.L63];0)" office:value-type="percentage" office:value="0" calcext:value-type="percentage">
            <text:p>0,00 %</text:p>
          </table:table-cell>
          <table:table-cell table:style-name="ce29" table:formula="of:=IF([.$L$522]&gt;service_du;1-[.P63];0)" office:value-type="percentage" office:value="1" calcext:value-type="percentage">
            <text:p>100,00 %</text:p>
          </table:table-cell>
          <table:table-cell table:style-name="ce26" table:formula="of:=[.I63]*[.Q63]*[.K63]*IF(ISBLANK([.G63]);1;[.G63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2]+[.L63]&gt;service_du;service_du;[.T62]+[.L63]))" office:value-type="float" office:value="188" calcext:value-type="float">
            <text:p>188 HETD</text:p>
          </table:table-cell>
          <table:table-cell table:style-name="ce11" table:formula="of:=IF(service_du=0;0;IF([.T62]+[.L63]&gt;service_du;service_du-[.T62];[.L63]))" office:value-type="float" office:value="0" calcext:value-type="float">
            <text:p>0 HETD</text:p>
          </table:table-cell>
          <table:table-cell table:style-name="ce30" table:formula="of:=IF(service_du=0;[.I63];IF([.J63]&gt;0;IF([.T62]+[.L63]&lt;service_du;0;(([.T62]+[.L63])-service_du)/[.J6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3]+IF([.H63]&lt;&gt;&quot;Oui&quot;;[.I63];0))*[.K63])*IF(ISBLANK([.G63]);1;[.G63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3]);[.$C63]=&quot;Référentiel&quot;);0;IF(contexte_calcul=&quot;Réalisé&quot;;[.$U63]*[.D63];[.$O63]*[.D63]))" office:value-type="float" office:value="0" calcext:value-type="float">
            <text:p>0 HETD</text:p>
          </table:table-cell>
          <table:table-cell table:style-name="ce33" table:formula="of:=IF(OR(ISBLANK([.$C63]);[.$C63]=&quot;Référentiel&quot;);0;IF(contexte_calcul=&quot;Réalisé&quot;;[.$U63]*[.E63];[.$O63]*[.E63]))" office:value-type="float" office:value="0" calcext:value-type="float">
            <text:p>0 HETD</text:p>
          </table:table-cell>
          <table:table-cell table:style-name="ce33" table:formula="of:=IF(OR(ISBLANK([.$C63]);[.$C63]=&quot;Référentiel&quot;);0;IF(contexte_calcul=&quot;Réalisé&quot;;[.$U63]*[.F63];[.$O63]*[.F63]))" office:value-type="float" office:value="0" calcext:value-type="float">
            <text:p>0 HETD</text:p>
          </table:table-cell>
          <table:table-cell table:style-name="ce33" table:formula="of:=IF([.$C63]=&quot;Référentiel&quot;;IF(contexte_calcul=&quot;Réalisé&quot;;[.$U63];[.$R63]);0)" office:value-type="float" office:value="0" calcext:value-type="float">
            <text:p>0 HETD</text:p>
          </table:table-cell>
          <table:table-cell table:style-name="ce33" table:formula="of:=IF(OR(ISBLANK([.$C63]);[.$C63]=&quot;Référentiel&quot;);0;IF(contexte_calcul=&quot;Réalisé&quot;;[.$W63]*[.D63];[.$R63]*[.D63]))" office:value-type="float" office:value="0" calcext:value-type="float">
            <text:p>0 HETD</text:p>
          </table:table-cell>
          <table:table-cell table:style-name="ce33" table:formula="of:=IF(OR(ISBLANK([.$C63]);[.$C63]=&quot;Référentiel&quot;);0;IF(contexte_calcul=&quot;Réalisé&quot;;[.$W63]*[.E63];[.$R63]*[.E63]))" office:value-type="float" office:value="0" calcext:value-type="float">
            <text:p>0 HETD</text:p>
          </table:table-cell>
          <table:table-cell table:style-name="ce33" table:formula="of:=IF(OR(ISBLANK([.$C63]);[.$C63]=&quot;Référentiel&quot;);0;IF(contexte_calcul=&quot;Réalisé&quot;;[.$W63]*[.F63];[.$R63]*[.F6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3]=&quot;Référentiel&quot;;IF(contexte_calcul=&quot;Réalisé&quot;;[.$W63];[.$R63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4]);[.C64]=&quot;Référentiel&quot;);&quot;&quot;;1-([.D64]+[.E64]))">
            <text:p/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4]);0;HLOOKUP(IF(AND([.C64]=&quot;TP&quot;;TP_vaut_TD=&quot;Oui&quot;);&quot;TD&quot;;[.C64]);types_intervention;2;0))*IF(ISBLANK([.G64]);1;[.G64])" office:value-type="float" office:value="0" calcext:value-type="float">
            <text:p>0 HETD</text:p>
          </table:table-cell>
          <table:table-cell table:style-name="ce12" table:formula="of:=IF(ISBLANK([.C64]);0;HLOOKUP([.C64];types_intervention;3;0))*IF(ISBLANK([.G64]);1;[.G64])" office:value-type="float" office:value="0" calcext:value-type="float">
            <text:p>0 HETD</text:p>
          </table:table-cell>
          <table:table-cell table:style-name="ce12" table:formula="of:=IF([.H64]=&quot;Oui&quot;;[.I64]*[.J64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4]/[.$L$522];0)" office:value-type="percentage" office:value="0" calcext:value-type="percentage">
            <text:p>0,00 %</text:p>
          </table:table-cell>
          <table:table-cell table:style-name="ce12" table:formula="of:=MIN(service_du;[.$L$522])*[.N64]" office:value-type="float" office:value="0" calcext:value-type="float">
            <text:p>0 HETD</text:p>
          </table:table-cell>
          <table:table-cell table:style-name="ce29" table:formula="of:=IF([.L64]&lt;&gt;0;[.O64]/[.L64];0)" office:value-type="percentage" office:value="0" calcext:value-type="percentage">
            <text:p>0,00 %</text:p>
          </table:table-cell>
          <table:table-cell table:style-name="ce29" table:formula="of:=IF([.$L$522]&gt;service_du;1-[.P64];0)" office:value-type="percentage" office:value="1" calcext:value-type="percentage">
            <text:p>100,00 %</text:p>
          </table:table-cell>
          <table:table-cell table:style-name="ce26" table:formula="of:=[.I64]*[.Q64]*[.K64]*IF(ISBLANK([.G64]);1;[.G64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3]+[.L64]&gt;service_du;service_du;[.T63]+[.L64]))" office:value-type="float" office:value="188" calcext:value-type="float">
            <text:p>188 HETD</text:p>
          </table:table-cell>
          <table:table-cell table:style-name="ce11" table:formula="of:=IF(service_du=0;0;IF([.T63]+[.L64]&gt;service_du;service_du-[.T63];[.L64]))" office:value-type="float" office:value="0" calcext:value-type="float">
            <text:p>0 HETD</text:p>
          </table:table-cell>
          <table:table-cell table:style-name="ce30" table:formula="of:=IF(service_du=0;[.I64];IF([.J64]&gt;0;IF([.T63]+[.L64]&lt;service_du;0;(([.T63]+[.L64])-service_du)/[.J6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4]+IF([.H64]&lt;&gt;&quot;Oui&quot;;[.I64];0))*[.K64])*IF(ISBLANK([.G64]);1;[.G64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4]);[.$C64]=&quot;Référentiel&quot;);0;IF(contexte_calcul=&quot;Réalisé&quot;;[.$U64]*[.D64];[.$O64]*[.D64]))" office:value-type="float" office:value="0" calcext:value-type="float">
            <text:p>0 HETD</text:p>
          </table:table-cell>
          <table:table-cell table:style-name="ce33" table:formula="of:=IF(OR(ISBLANK([.$C64]);[.$C64]=&quot;Référentiel&quot;);0;IF(contexte_calcul=&quot;Réalisé&quot;;[.$U64]*[.E64];[.$O64]*[.E64]))" office:value-type="float" office:value="0" calcext:value-type="float">
            <text:p>0 HETD</text:p>
          </table:table-cell>
          <table:table-cell table:style-name="ce33" table:formula="of:=IF(OR(ISBLANK([.$C64]);[.$C64]=&quot;Référentiel&quot;);0;IF(contexte_calcul=&quot;Réalisé&quot;;[.$U64]*[.F64];[.$O64]*[.F64]))" office:value-type="float" office:value="0" calcext:value-type="float">
            <text:p>0 HETD</text:p>
          </table:table-cell>
          <table:table-cell table:style-name="ce33" table:formula="of:=IF([.$C64]=&quot;Référentiel&quot;;IF(contexte_calcul=&quot;Réalisé&quot;;[.$U64];[.$R64]);0)" office:value-type="float" office:value="0" calcext:value-type="float">
            <text:p>0 HETD</text:p>
          </table:table-cell>
          <table:table-cell table:style-name="ce33" table:formula="of:=IF(OR(ISBLANK([.$C64]);[.$C64]=&quot;Référentiel&quot;);0;IF(contexte_calcul=&quot;Réalisé&quot;;[.$W64]*[.D64];[.$R64]*[.D64]))" office:value-type="float" office:value="0" calcext:value-type="float">
            <text:p>0 HETD</text:p>
          </table:table-cell>
          <table:table-cell table:style-name="ce33" table:formula="of:=IF(OR(ISBLANK([.$C64]);[.$C64]=&quot;Référentiel&quot;);0;IF(contexte_calcul=&quot;Réalisé&quot;;[.$W64]*[.E64];[.$R64]*[.E64]))" office:value-type="float" office:value="0" calcext:value-type="float">
            <text:p>0 HETD</text:p>
          </table:table-cell>
          <table:table-cell table:style-name="ce33" table:formula="of:=IF(OR(ISBLANK([.$C64]);[.$C64]=&quot;Référentiel&quot;);0;IF(contexte_calcul=&quot;Réalisé&quot;;[.$W64]*[.F64];[.$R64]*[.F6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4]=&quot;Référentiel&quot;;IF(contexte_calcul=&quot;Réalisé&quot;;[.$W64];[.$R64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5]);[.C65]=&quot;Référentiel&quot;);&quot;&quot;;1-([.D65]+[.E65]))">
            <text:p/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5]);0;HLOOKUP(IF(AND([.C65]=&quot;TP&quot;;TP_vaut_TD=&quot;Oui&quot;);&quot;TD&quot;;[.C65]);types_intervention;2;0))*IF(ISBLANK([.G65]);1;[.G65])" office:value-type="float" office:value="0" calcext:value-type="float">
            <text:p>0 HETD</text:p>
          </table:table-cell>
          <table:table-cell table:style-name="ce12" table:formula="of:=IF(ISBLANK([.C65]);0;HLOOKUP([.C65];types_intervention;3;0))*IF(ISBLANK([.G65]);1;[.G65])" office:value-type="float" office:value="0" calcext:value-type="float">
            <text:p>0 HETD</text:p>
          </table:table-cell>
          <table:table-cell table:style-name="ce12" table:formula="of:=IF([.H65]=&quot;Oui&quot;;[.I65]*[.J65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5]/[.$L$522];0)" office:value-type="percentage" office:value="0" calcext:value-type="percentage">
            <text:p>0,00 %</text:p>
          </table:table-cell>
          <table:table-cell table:style-name="ce12" table:formula="of:=MIN(service_du;[.$L$522])*[.N65]" office:value-type="float" office:value="0" calcext:value-type="float">
            <text:p>0 HETD</text:p>
          </table:table-cell>
          <table:table-cell table:style-name="ce29" table:formula="of:=IF([.L65]&lt;&gt;0;[.O65]/[.L65];0)" office:value-type="percentage" office:value="0" calcext:value-type="percentage">
            <text:p>0,00 %</text:p>
          </table:table-cell>
          <table:table-cell table:style-name="ce29" table:formula="of:=IF([.$L$522]&gt;service_du;1-[.P65];0)" office:value-type="percentage" office:value="1" calcext:value-type="percentage">
            <text:p>100,00 %</text:p>
          </table:table-cell>
          <table:table-cell table:style-name="ce26" table:formula="of:=[.I65]*[.Q65]*[.K65]*IF(ISBLANK([.G65]);1;[.G65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4]+[.L65]&gt;service_du;service_du;[.T64]+[.L65]))" office:value-type="float" office:value="188" calcext:value-type="float">
            <text:p>188 HETD</text:p>
          </table:table-cell>
          <table:table-cell table:style-name="ce11" table:formula="of:=IF(service_du=0;0;IF([.T64]+[.L65]&gt;service_du;service_du-[.T64];[.L65]))" office:value-type="float" office:value="0" calcext:value-type="float">
            <text:p>0 HETD</text:p>
          </table:table-cell>
          <table:table-cell table:style-name="ce30" table:formula="of:=IF(service_du=0;[.I65];IF([.J65]&gt;0;IF([.T64]+[.L65]&lt;service_du;0;(([.T64]+[.L65])-service_du)/[.J6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5]+IF([.H65]&lt;&gt;&quot;Oui&quot;;[.I65];0))*[.K65])*IF(ISBLANK([.G65]);1;[.G65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5]);[.$C65]=&quot;Référentiel&quot;);0;IF(contexte_calcul=&quot;Réalisé&quot;;[.$U65]*[.D65];[.$O65]*[.D65]))" office:value-type="float" office:value="0" calcext:value-type="float">
            <text:p>0 HETD</text:p>
          </table:table-cell>
          <table:table-cell table:style-name="ce33" table:formula="of:=IF(OR(ISBLANK([.$C65]);[.$C65]=&quot;Référentiel&quot;);0;IF(contexte_calcul=&quot;Réalisé&quot;;[.$U65]*[.E65];[.$O65]*[.E65]))" office:value-type="float" office:value="0" calcext:value-type="float">
            <text:p>0 HETD</text:p>
          </table:table-cell>
          <table:table-cell table:style-name="ce33" table:formula="of:=IF(OR(ISBLANK([.$C65]);[.$C65]=&quot;Référentiel&quot;);0;IF(contexte_calcul=&quot;Réalisé&quot;;[.$U65]*[.F65];[.$O65]*[.F65]))" office:value-type="float" office:value="0" calcext:value-type="float">
            <text:p>0 HETD</text:p>
          </table:table-cell>
          <table:table-cell table:style-name="ce33" table:formula="of:=IF([.$C65]=&quot;Référentiel&quot;;IF(contexte_calcul=&quot;Réalisé&quot;;[.$U65];[.$R65]);0)" office:value-type="float" office:value="0" calcext:value-type="float">
            <text:p>0 HETD</text:p>
          </table:table-cell>
          <table:table-cell table:style-name="ce33" table:formula="of:=IF(OR(ISBLANK([.$C65]);[.$C65]=&quot;Référentiel&quot;);0;IF(contexte_calcul=&quot;Réalisé&quot;;[.$W65]*[.D65];[.$R65]*[.D65]))" office:value-type="float" office:value="0" calcext:value-type="float">
            <text:p>0 HETD</text:p>
          </table:table-cell>
          <table:table-cell table:style-name="ce33" table:formula="of:=IF(OR(ISBLANK([.$C65]);[.$C65]=&quot;Référentiel&quot;);0;IF(contexte_calcul=&quot;Réalisé&quot;;[.$W65]*[.E65];[.$R65]*[.E65]))" office:value-type="float" office:value="0" calcext:value-type="float">
            <text:p>0 HETD</text:p>
          </table:table-cell>
          <table:table-cell table:style-name="ce33" table:formula="of:=IF(OR(ISBLANK([.$C65]);[.$C65]=&quot;Référentiel&quot;);0;IF(contexte_calcul=&quot;Réalisé&quot;;[.$W65]*[.F65];[.$R65]*[.F6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5]=&quot;Référentiel&quot;;IF(contexte_calcul=&quot;Réalisé&quot;;[.$W65];[.$R65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6]);[.C66]=&quot;Référentiel&quot;);&quot;&quot;;1-([.D66]+[.E66]))">
            <text:p/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6]);0;HLOOKUP(IF(AND([.C66]=&quot;TP&quot;;TP_vaut_TD=&quot;Oui&quot;);&quot;TD&quot;;[.C66]);types_intervention;2;0))*IF(ISBLANK([.G66]);1;[.G66])" office:value-type="float" office:value="0" calcext:value-type="float">
            <text:p>0 HETD</text:p>
          </table:table-cell>
          <table:table-cell table:style-name="ce12" table:formula="of:=IF(ISBLANK([.C66]);0;HLOOKUP([.C66];types_intervention;3;0))*IF(ISBLANK([.G66]);1;[.G66])" office:value-type="float" office:value="0" calcext:value-type="float">
            <text:p>0 HETD</text:p>
          </table:table-cell>
          <table:table-cell table:style-name="ce12" table:formula="of:=IF([.H66]=&quot;Oui&quot;;[.I66]*[.J66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6]/[.$L$522];0)" office:value-type="percentage" office:value="0" calcext:value-type="percentage">
            <text:p>0,00 %</text:p>
          </table:table-cell>
          <table:table-cell table:style-name="ce12" table:formula="of:=MIN(service_du;[.$L$522])*[.N66]" office:value-type="float" office:value="0" calcext:value-type="float">
            <text:p>0 HETD</text:p>
          </table:table-cell>
          <table:table-cell table:style-name="ce29" table:formula="of:=IF([.L66]&lt;&gt;0;[.O66]/[.L66];0)" office:value-type="percentage" office:value="0" calcext:value-type="percentage">
            <text:p>0,00 %</text:p>
          </table:table-cell>
          <table:table-cell table:style-name="ce29" table:formula="of:=IF([.$L$522]&gt;service_du;1-[.P66];0)" office:value-type="percentage" office:value="1" calcext:value-type="percentage">
            <text:p>100,00 %</text:p>
          </table:table-cell>
          <table:table-cell table:style-name="ce26" table:formula="of:=[.I66]*[.Q66]*[.K66]*IF(ISBLANK([.G66]);1;[.G66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5]+[.L66]&gt;service_du;service_du;[.T65]+[.L66]))" office:value-type="float" office:value="188" calcext:value-type="float">
            <text:p>188 HETD</text:p>
          </table:table-cell>
          <table:table-cell table:style-name="ce11" table:formula="of:=IF(service_du=0;0;IF([.T65]+[.L66]&gt;service_du;service_du-[.T65];[.L66]))" office:value-type="float" office:value="0" calcext:value-type="float">
            <text:p>0 HETD</text:p>
          </table:table-cell>
          <table:table-cell table:style-name="ce30" table:formula="of:=IF(service_du=0;[.I66];IF([.J66]&gt;0;IF([.T65]+[.L66]&lt;service_du;0;(([.T65]+[.L66])-service_du)/[.J6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6]+IF([.H66]&lt;&gt;&quot;Oui&quot;;[.I66];0))*[.K66])*IF(ISBLANK([.G66]);1;[.G66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6]);[.$C66]=&quot;Référentiel&quot;);0;IF(contexte_calcul=&quot;Réalisé&quot;;[.$U66]*[.D66];[.$O66]*[.D66]))" office:value-type="float" office:value="0" calcext:value-type="float">
            <text:p>0 HETD</text:p>
          </table:table-cell>
          <table:table-cell table:style-name="ce33" table:formula="of:=IF(OR(ISBLANK([.$C66]);[.$C66]=&quot;Référentiel&quot;);0;IF(contexte_calcul=&quot;Réalisé&quot;;[.$U66]*[.E66];[.$O66]*[.E66]))" office:value-type="float" office:value="0" calcext:value-type="float">
            <text:p>0 HETD</text:p>
          </table:table-cell>
          <table:table-cell table:style-name="ce33" table:formula="of:=IF(OR(ISBLANK([.$C66]);[.$C66]=&quot;Référentiel&quot;);0;IF(contexte_calcul=&quot;Réalisé&quot;;[.$U66]*[.F66];[.$O66]*[.F66]))" office:value-type="float" office:value="0" calcext:value-type="float">
            <text:p>0 HETD</text:p>
          </table:table-cell>
          <table:table-cell table:style-name="ce33" table:formula="of:=IF([.$C66]=&quot;Référentiel&quot;;IF(contexte_calcul=&quot;Réalisé&quot;;[.$U66];[.$R66]);0)" office:value-type="float" office:value="0" calcext:value-type="float">
            <text:p>0 HETD</text:p>
          </table:table-cell>
          <table:table-cell table:style-name="ce33" table:formula="of:=IF(OR(ISBLANK([.$C66]);[.$C66]=&quot;Référentiel&quot;);0;IF(contexte_calcul=&quot;Réalisé&quot;;[.$W66]*[.D66];[.$R66]*[.D66]))" office:value-type="float" office:value="0" calcext:value-type="float">
            <text:p>0 HETD</text:p>
          </table:table-cell>
          <table:table-cell table:style-name="ce33" table:formula="of:=IF(OR(ISBLANK([.$C66]);[.$C66]=&quot;Référentiel&quot;);0;IF(contexte_calcul=&quot;Réalisé&quot;;[.$W66]*[.E66];[.$R66]*[.E66]))" office:value-type="float" office:value="0" calcext:value-type="float">
            <text:p>0 HETD</text:p>
          </table:table-cell>
          <table:table-cell table:style-name="ce33" table:formula="of:=IF(OR(ISBLANK([.$C66]);[.$C66]=&quot;Référentiel&quot;);0;IF(contexte_calcul=&quot;Réalisé&quot;;[.$W66]*[.F66];[.$R66]*[.F6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6]=&quot;Référentiel&quot;;IF(contexte_calcul=&quot;Réalisé&quot;;[.$W66];[.$R66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7]);[.C67]=&quot;Référentiel&quot;);&quot;&quot;;1-([.D67]+[.E67]))">
            <text:p/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7]);0;HLOOKUP(IF(AND([.C67]=&quot;TP&quot;;TP_vaut_TD=&quot;Oui&quot;);&quot;TD&quot;;[.C67]);types_intervention;2;0))*IF(ISBLANK([.G67]);1;[.G67])" office:value-type="float" office:value="0" calcext:value-type="float">
            <text:p>0 HETD</text:p>
          </table:table-cell>
          <table:table-cell table:style-name="ce12" table:formula="of:=IF(ISBLANK([.C67]);0;HLOOKUP([.C67];types_intervention;3;0))*IF(ISBLANK([.G67]);1;[.G67])" office:value-type="float" office:value="0" calcext:value-type="float">
            <text:p>0 HETD</text:p>
          </table:table-cell>
          <table:table-cell table:style-name="ce12" table:formula="of:=IF([.H67]=&quot;Oui&quot;;[.I67]*[.J67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7]/[.$L$522];0)" office:value-type="percentage" office:value="0" calcext:value-type="percentage">
            <text:p>0,00 %</text:p>
          </table:table-cell>
          <table:table-cell table:style-name="ce12" table:formula="of:=MIN(service_du;[.$L$522])*[.N67]" office:value-type="float" office:value="0" calcext:value-type="float">
            <text:p>0 HETD</text:p>
          </table:table-cell>
          <table:table-cell table:style-name="ce29" table:formula="of:=IF([.L67]&lt;&gt;0;[.O67]/[.L67];0)" office:value-type="percentage" office:value="0" calcext:value-type="percentage">
            <text:p>0,00 %</text:p>
          </table:table-cell>
          <table:table-cell table:style-name="ce29" table:formula="of:=IF([.$L$522]&gt;service_du;1-[.P67];0)" office:value-type="percentage" office:value="1" calcext:value-type="percentage">
            <text:p>100,00 %</text:p>
          </table:table-cell>
          <table:table-cell table:style-name="ce26" table:formula="of:=[.I67]*[.Q67]*[.K67]*IF(ISBLANK([.G67]);1;[.G67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6]+[.L67]&gt;service_du;service_du;[.T66]+[.L67]))" office:value-type="float" office:value="188" calcext:value-type="float">
            <text:p>188 HETD</text:p>
          </table:table-cell>
          <table:table-cell table:style-name="ce11" table:formula="of:=IF(service_du=0;0;IF([.T66]+[.L67]&gt;service_du;service_du-[.T66];[.L67]))" office:value-type="float" office:value="0" calcext:value-type="float">
            <text:p>0 HETD</text:p>
          </table:table-cell>
          <table:table-cell table:style-name="ce30" table:formula="of:=IF(service_du=0;[.I67];IF([.J67]&gt;0;IF([.T66]+[.L67]&lt;service_du;0;(([.T66]+[.L67])-service_du)/[.J6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7]+IF([.H67]&lt;&gt;&quot;Oui&quot;;[.I67];0))*[.K67])*IF(ISBLANK([.G67]);1;[.G67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7]);[.$C67]=&quot;Référentiel&quot;);0;IF(contexte_calcul=&quot;Réalisé&quot;;[.$U67]*[.D67];[.$O67]*[.D67]))" office:value-type="float" office:value="0" calcext:value-type="float">
            <text:p>0 HETD</text:p>
          </table:table-cell>
          <table:table-cell table:style-name="ce33" table:formula="of:=IF(OR(ISBLANK([.$C67]);[.$C67]=&quot;Référentiel&quot;);0;IF(contexte_calcul=&quot;Réalisé&quot;;[.$U67]*[.E67];[.$O67]*[.E67]))" office:value-type="float" office:value="0" calcext:value-type="float">
            <text:p>0 HETD</text:p>
          </table:table-cell>
          <table:table-cell table:style-name="ce33" table:formula="of:=IF(OR(ISBLANK([.$C67]);[.$C67]=&quot;Référentiel&quot;);0;IF(contexte_calcul=&quot;Réalisé&quot;;[.$U67]*[.F67];[.$O67]*[.F67]))" office:value-type="float" office:value="0" calcext:value-type="float">
            <text:p>0 HETD</text:p>
          </table:table-cell>
          <table:table-cell table:style-name="ce33" table:formula="of:=IF([.$C67]=&quot;Référentiel&quot;;IF(contexte_calcul=&quot;Réalisé&quot;;[.$U67];[.$R67]);0)" office:value-type="float" office:value="0" calcext:value-type="float">
            <text:p>0 HETD</text:p>
          </table:table-cell>
          <table:table-cell table:style-name="ce33" table:formula="of:=IF(OR(ISBLANK([.$C67]);[.$C67]=&quot;Référentiel&quot;);0;IF(contexte_calcul=&quot;Réalisé&quot;;[.$W67]*[.D67];[.$R67]*[.D67]))" office:value-type="float" office:value="0" calcext:value-type="float">
            <text:p>0 HETD</text:p>
          </table:table-cell>
          <table:table-cell table:style-name="ce33" table:formula="of:=IF(OR(ISBLANK([.$C67]);[.$C67]=&quot;Référentiel&quot;);0;IF(contexte_calcul=&quot;Réalisé&quot;;[.$W67]*[.E67];[.$R67]*[.E67]))" office:value-type="float" office:value="0" calcext:value-type="float">
            <text:p>0 HETD</text:p>
          </table:table-cell>
          <table:table-cell table:style-name="ce33" table:formula="of:=IF(OR(ISBLANK([.$C67]);[.$C67]=&quot;Référentiel&quot;);0;IF(contexte_calcul=&quot;Réalisé&quot;;[.$W67]*[.F67];[.$R67]*[.F6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7]=&quot;Référentiel&quot;;IF(contexte_calcul=&quot;Réalisé&quot;;[.$W67];[.$R67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8]);[.C68]=&quot;Référentiel&quot;);&quot;&quot;;1-([.D68]+[.E68]))">
            <text:p/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8]);0;HLOOKUP(IF(AND([.C68]=&quot;TP&quot;;TP_vaut_TD=&quot;Oui&quot;);&quot;TD&quot;;[.C68]);types_intervention;2;0))*IF(ISBLANK([.G68]);1;[.G68])" office:value-type="float" office:value="0" calcext:value-type="float">
            <text:p>0 HETD</text:p>
          </table:table-cell>
          <table:table-cell table:style-name="ce12" table:formula="of:=IF(ISBLANK([.C68]);0;HLOOKUP([.C68];types_intervention;3;0))*IF(ISBLANK([.G68]);1;[.G68])" office:value-type="float" office:value="0" calcext:value-type="float">
            <text:p>0 HETD</text:p>
          </table:table-cell>
          <table:table-cell table:style-name="ce12" table:formula="of:=IF([.H68]=&quot;Oui&quot;;[.I68]*[.J68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8]/[.$L$522];0)" office:value-type="percentage" office:value="0" calcext:value-type="percentage">
            <text:p>0,00 %</text:p>
          </table:table-cell>
          <table:table-cell table:style-name="ce12" table:formula="of:=MIN(service_du;[.$L$522])*[.N68]" office:value-type="float" office:value="0" calcext:value-type="float">
            <text:p>0 HETD</text:p>
          </table:table-cell>
          <table:table-cell table:style-name="ce29" table:formula="of:=IF([.L68]&lt;&gt;0;[.O68]/[.L68];0)" office:value-type="percentage" office:value="0" calcext:value-type="percentage">
            <text:p>0,00 %</text:p>
          </table:table-cell>
          <table:table-cell table:style-name="ce29" table:formula="of:=IF([.$L$522]&gt;service_du;1-[.P68];0)" office:value-type="percentage" office:value="1" calcext:value-type="percentage">
            <text:p>100,00 %</text:p>
          </table:table-cell>
          <table:table-cell table:style-name="ce26" table:formula="of:=[.I68]*[.Q68]*[.K68]*IF(ISBLANK([.G68]);1;[.G68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7]+[.L68]&gt;service_du;service_du;[.T67]+[.L68]))" office:value-type="float" office:value="188" calcext:value-type="float">
            <text:p>188 HETD</text:p>
          </table:table-cell>
          <table:table-cell table:style-name="ce11" table:formula="of:=IF(service_du=0;0;IF([.T67]+[.L68]&gt;service_du;service_du-[.T67];[.L68]))" office:value-type="float" office:value="0" calcext:value-type="float">
            <text:p>0 HETD</text:p>
          </table:table-cell>
          <table:table-cell table:style-name="ce30" table:formula="of:=IF(service_du=0;[.I68];IF([.J68]&gt;0;IF([.T67]+[.L68]&lt;service_du;0;(([.T67]+[.L68])-service_du)/[.J6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8]+IF([.H68]&lt;&gt;&quot;Oui&quot;;[.I68];0))*[.K68])*IF(ISBLANK([.G68]);1;[.G68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8]);[.$C68]=&quot;Référentiel&quot;);0;IF(contexte_calcul=&quot;Réalisé&quot;;[.$U68]*[.D68];[.$O68]*[.D68]))" office:value-type="float" office:value="0" calcext:value-type="float">
            <text:p>0 HETD</text:p>
          </table:table-cell>
          <table:table-cell table:style-name="ce33" table:formula="of:=IF(OR(ISBLANK([.$C68]);[.$C68]=&quot;Référentiel&quot;);0;IF(contexte_calcul=&quot;Réalisé&quot;;[.$U68]*[.E68];[.$O68]*[.E68]))" office:value-type="float" office:value="0" calcext:value-type="float">
            <text:p>0 HETD</text:p>
          </table:table-cell>
          <table:table-cell table:style-name="ce33" table:formula="of:=IF(OR(ISBLANK([.$C68]);[.$C68]=&quot;Référentiel&quot;);0;IF(contexte_calcul=&quot;Réalisé&quot;;[.$U68]*[.F68];[.$O68]*[.F68]))" office:value-type="float" office:value="0" calcext:value-type="float">
            <text:p>0 HETD</text:p>
          </table:table-cell>
          <table:table-cell table:style-name="ce33" table:formula="of:=IF([.$C68]=&quot;Référentiel&quot;;IF(contexte_calcul=&quot;Réalisé&quot;;[.$U68];[.$R68]);0)" office:value-type="float" office:value="0" calcext:value-type="float">
            <text:p>0 HETD</text:p>
          </table:table-cell>
          <table:table-cell table:style-name="ce33" table:formula="of:=IF(OR(ISBLANK([.$C68]);[.$C68]=&quot;Référentiel&quot;);0;IF(contexte_calcul=&quot;Réalisé&quot;;[.$W68]*[.D68];[.$R68]*[.D68]))" office:value-type="float" office:value="0" calcext:value-type="float">
            <text:p>0 HETD</text:p>
          </table:table-cell>
          <table:table-cell table:style-name="ce33" table:formula="of:=IF(OR(ISBLANK([.$C68]);[.$C68]=&quot;Référentiel&quot;);0;IF(contexte_calcul=&quot;Réalisé&quot;;[.$W68]*[.E68];[.$R68]*[.E68]))" office:value-type="float" office:value="0" calcext:value-type="float">
            <text:p>0 HETD</text:p>
          </table:table-cell>
          <table:table-cell table:style-name="ce33" table:formula="of:=IF(OR(ISBLANK([.$C68]);[.$C68]=&quot;Référentiel&quot;);0;IF(contexte_calcul=&quot;Réalisé&quot;;[.$W68]*[.F68];[.$R68]*[.F6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8]=&quot;Référentiel&quot;;IF(contexte_calcul=&quot;Réalisé&quot;;[.$W68];[.$R68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9]);[.C69]=&quot;Référentiel&quot;);&quot;&quot;;1-([.D69]+[.E69]))">
            <text:p/>
          </table:table-cell>
          <table:table-cell table:style-name="ce22"/>
          <table:table-cell table:style-name="ce6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9]);0;HLOOKUP(IF(AND([.C69]=&quot;TP&quot;;TP_vaut_TD=&quot;Oui&quot;);&quot;TD&quot;;[.C69]);types_intervention;2;0))*IF(ISBLANK([.G69]);1;[.G69])" office:value-type="float" office:value="0" calcext:value-type="float">
            <text:p>0 HETD</text:p>
          </table:table-cell>
          <table:table-cell table:style-name="ce12" table:formula="of:=IF(ISBLANK([.C69]);0;HLOOKUP([.C69];types_intervention;3;0))*IF(ISBLANK([.G69]);1;[.G69])" office:value-type="float" office:value="0" calcext:value-type="float">
            <text:p>0 HETD</text:p>
          </table:table-cell>
          <table:table-cell table:style-name="ce12" table:formula="of:=IF([.H69]=&quot;Oui&quot;;[.I69]*[.J69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9]/[.$L$522];0)" office:value-type="percentage" office:value="0" calcext:value-type="percentage">
            <text:p>0,00 %</text:p>
          </table:table-cell>
          <table:table-cell table:style-name="ce12" table:formula="of:=MIN(service_du;[.$L$522])*[.N69]" office:value-type="float" office:value="0" calcext:value-type="float">
            <text:p>0 HETD</text:p>
          </table:table-cell>
          <table:table-cell table:style-name="ce29" table:formula="of:=IF([.L69]&lt;&gt;0;[.O69]/[.L69];0)" office:value-type="percentage" office:value="0" calcext:value-type="percentage">
            <text:p>0,00 %</text:p>
          </table:table-cell>
          <table:table-cell table:style-name="ce29" table:formula="of:=IF([.$L$522]&gt;service_du;1-[.P69];0)" office:value-type="percentage" office:value="1" calcext:value-type="percentage">
            <text:p>100,00 %</text:p>
          </table:table-cell>
          <table:table-cell table:style-name="ce26" table:formula="of:=[.I69]*[.Q69]*[.K69]*IF(ISBLANK([.G69]);1;[.G69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8]+[.L69]&gt;service_du;service_du;[.T68]+[.L69]))" office:value-type="float" office:value="188" calcext:value-type="float">
            <text:p>188 HETD</text:p>
          </table:table-cell>
          <table:table-cell table:style-name="ce11" table:formula="of:=IF(service_du=0;0;IF([.T68]+[.L69]&gt;service_du;service_du-[.T68];[.L69]))" office:value-type="float" office:value="0" calcext:value-type="float">
            <text:p>0 HETD</text:p>
          </table:table-cell>
          <table:table-cell table:style-name="ce30" table:formula="of:=IF(service_du=0;[.I69];IF([.J69]&gt;0;IF([.T68]+[.L69]&lt;service_du;0;(([.T68]+[.L69])-service_du)/[.J6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9]+IF([.H69]&lt;&gt;&quot;Oui&quot;;[.I69];0))*[.K69])*IF(ISBLANK([.G69]);1;[.G69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9]);[.$C69]=&quot;Référentiel&quot;);0;IF(contexte_calcul=&quot;Réalisé&quot;;[.$U69]*[.D69];[.$O69]*[.D69]))" office:value-type="float" office:value="0" calcext:value-type="float">
            <text:p>0 HETD</text:p>
          </table:table-cell>
          <table:table-cell table:style-name="ce33" table:formula="of:=IF(OR(ISBLANK([.$C69]);[.$C69]=&quot;Référentiel&quot;);0;IF(contexte_calcul=&quot;Réalisé&quot;;[.$U69]*[.E69];[.$O69]*[.E69]))" office:value-type="float" office:value="0" calcext:value-type="float">
            <text:p>0 HETD</text:p>
          </table:table-cell>
          <table:table-cell table:style-name="ce33" table:formula="of:=IF(OR(ISBLANK([.$C69]);[.$C69]=&quot;Référentiel&quot;);0;IF(contexte_calcul=&quot;Réalisé&quot;;[.$U69]*[.F69];[.$O69]*[.F69]))" office:value-type="float" office:value="0" calcext:value-type="float">
            <text:p>0 HETD</text:p>
          </table:table-cell>
          <table:table-cell table:style-name="ce33" table:formula="of:=IF([.$C69]=&quot;Référentiel&quot;;IF(contexte_calcul=&quot;Réalisé&quot;;[.$U69];[.$R69]);0)" office:value-type="float" office:value="0" calcext:value-type="float">
            <text:p>0 HETD</text:p>
          </table:table-cell>
          <table:table-cell table:style-name="ce33" table:formula="of:=IF(OR(ISBLANK([.$C69]);[.$C69]=&quot;Référentiel&quot;);0;IF(contexte_calcul=&quot;Réalisé&quot;;[.$W69]*[.D69];[.$R69]*[.D69]))" office:value-type="float" office:value="0" calcext:value-type="float">
            <text:p>0 HETD</text:p>
          </table:table-cell>
          <table:table-cell table:style-name="ce33" table:formula="of:=IF(OR(ISBLANK([.$C69]);[.$C69]=&quot;Référentiel&quot;);0;IF(contexte_calcul=&quot;Réalisé&quot;;[.$W69]*[.E69];[.$R69]*[.E69]))" office:value-type="float" office:value="0" calcext:value-type="float">
            <text:p>0 HETD</text:p>
          </table:table-cell>
          <table:table-cell table:style-name="ce33" table:formula="of:=IF(OR(ISBLANK([.$C69]);[.$C69]=&quot;Référentiel&quot;);0;IF(contexte_calcul=&quot;Réalisé&quot;;[.$W69]*[.F69];[.$R69]*[.F6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9]=&quot;Référentiel&quot;;IF(contexte_calcul=&quot;Réalisé&quot;;[.$W69];[.$R69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0]);[.C70]=&quot;Référentiel&quot;);&quot;&quot;;1-([.D70]+[.E70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0]);0;HLOOKUP(IF(AND([.C70]=&quot;TP&quot;;TP_vaut_TD=&quot;Oui&quot;);&quot;TD&quot;;[.C70]);types_intervention;2;0))*IF(ISBLANK([.G70]);1;[.G70])" office:value-type="float" office:value="0" calcext:value-type="float">
            <text:p>0 HETD</text:p>
          </table:table-cell>
          <table:table-cell table:style-name="ce12" table:formula="of:=IF(ISBLANK([.C70]);0;HLOOKUP([.C70];types_intervention;3;0))*IF(ISBLANK([.G70]);1;[.G70])" office:value-type="float" office:value="0" calcext:value-type="float">
            <text:p>0 HETD</text:p>
          </table:table-cell>
          <table:table-cell table:style-name="ce11" table:formula="of:=IF([.H70]=&quot;Oui&quot;;[.I70]*[.J7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0]/[.$L$522];0)" office:value-type="percentage" office:value="0" calcext:value-type="percentage">
            <text:p>0,00 %</text:p>
          </table:table-cell>
          <table:table-cell table:style-name="ce11" table:formula="of:=MIN(service_du;[.$L$522])*[.N70]" office:value-type="float" office:value="0" calcext:value-type="float">
            <text:p>0 HETD</text:p>
          </table:table-cell>
          <table:table-cell table:style-name="ce28" table:formula="of:=IF([.L70]&lt;&gt;0;[.O70]/[.L70];0)" office:value-type="percentage" office:value="0" calcext:value-type="percentage">
            <text:p>0,00 %</text:p>
          </table:table-cell>
          <table:table-cell table:style-name="ce28" table:formula="of:=IF([.$L$522]&gt;service_du;1-[.P70];0)" office:value-type="percentage" office:value="1" calcext:value-type="percentage">
            <text:p>100,00 %</text:p>
          </table:table-cell>
          <table:table-cell table:style-name="ce26" table:formula="of:=[.I70]*[.Q70]*[.K70]*IF(ISBLANK([.G70]);1;[.G7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69]+[.L70]&gt;service_du;service_du;[.T69]+[.L70]))" office:value-type="float" office:value="188" calcext:value-type="float">
            <text:p>188 HETD</text:p>
          </table:table-cell>
          <table:table-cell table:style-name="ce11" table:formula="of:=IF(service_du=0;0;IF([.T69]+[.L70]&gt;service_du;service_du-[.T69];[.L70]))" office:value-type="float" office:value="0" calcext:value-type="float">
            <text:p>0 HETD</text:p>
          </table:table-cell>
          <table:table-cell table:style-name="ce30" table:formula="of:=IF(service_du=0;[.I70];IF([.J70]&gt;0;IF([.T69]+[.L70]&lt;service_du;0;(([.T69]+[.L70])-service_du)/[.J7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0]+IF([.H70]&lt;&gt;&quot;Oui&quot;;[.I70];0))*[.K70])*IF(ISBLANK([.G70]);1;[.G70])" office:value-type="float" office:value="0" calcext:value-type="float">
            <text:p>0 HETD</text:p>
          </table:table-cell>
          <table:table-cell/>
          <table:table-cell table:style-name="ce33" table:formula="of:=IF(OR(ISBLANK([.$C70]);[.$C70]=&quot;Référentiel&quot;);0;IF(contexte_calcul=&quot;Réalisé&quot;;[.$U70]*[.D70];[.$O70]*[.D70]))" office:value-type="float" office:value="0" calcext:value-type="float">
            <text:p>0 HETD</text:p>
          </table:table-cell>
          <table:table-cell table:style-name="ce33" table:formula="of:=IF(OR(ISBLANK([.$C70]);[.$C70]=&quot;Référentiel&quot;);0;IF(contexte_calcul=&quot;Réalisé&quot;;[.$U70]*[.E70];[.$O70]*[.E70]))" office:value-type="float" office:value="0" calcext:value-type="float">
            <text:p>0 HETD</text:p>
          </table:table-cell>
          <table:table-cell table:style-name="ce33" table:formula="of:=IF(OR(ISBLANK([.$C70]);[.$C70]=&quot;Référentiel&quot;);0;IF(contexte_calcul=&quot;Réalisé&quot;;[.$U70]*[.F70];[.$O70]*[.F70]))" office:value-type="float" office:value="0" calcext:value-type="float">
            <text:p>0 HETD</text:p>
          </table:table-cell>
          <table:table-cell table:style-name="ce33" table:formula="of:=IF([.$C70]=&quot;Référentiel&quot;;IF(contexte_calcul=&quot;Réalisé&quot;;[.$U70];[.$R70]);0)" office:value-type="float" office:value="0" calcext:value-type="float">
            <text:p>0 HETD</text:p>
          </table:table-cell>
          <table:table-cell table:style-name="ce33" table:formula="of:=IF(OR(ISBLANK([.$C70]);[.$C70]=&quot;Référentiel&quot;);0;IF(contexte_calcul=&quot;Réalisé&quot;;[.$W70]*[.D70];[.$R70]*[.D70]))" office:value-type="float" office:value="0" calcext:value-type="float">
            <text:p>0 HETD</text:p>
          </table:table-cell>
          <table:table-cell table:style-name="ce33" table:formula="of:=IF(OR(ISBLANK([.$C70]);[.$C70]=&quot;Référentiel&quot;);0;IF(contexte_calcul=&quot;Réalisé&quot;;[.$W70]*[.E70];[.$R70]*[.E70]))" office:value-type="float" office:value="0" calcext:value-type="float">
            <text:p>0 HETD</text:p>
          </table:table-cell>
          <table:table-cell table:style-name="ce33" table:formula="of:=IF(OR(ISBLANK([.$C70]);[.$C70]=&quot;Référentiel&quot;);0;IF(contexte_calcul=&quot;Réalisé&quot;;[.$W70]*[.F70];[.$R70]*[.F7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0]=&quot;Référentiel&quot;;IF(contexte_calcul=&quot;Réalisé&quot;;[.$W70];[.$R7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1]);[.C71]=&quot;Référentiel&quot;);&quot;&quot;;1-([.D71]+[.E71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1]);0;HLOOKUP(IF(AND([.C71]=&quot;TP&quot;;TP_vaut_TD=&quot;Oui&quot;);&quot;TD&quot;;[.C71]);types_intervention;2;0))*IF(ISBLANK([.G71]);1;[.G71])" office:value-type="float" office:value="0" calcext:value-type="float">
            <text:p>0 HETD</text:p>
          </table:table-cell>
          <table:table-cell table:style-name="ce12" table:formula="of:=IF(ISBLANK([.C71]);0;HLOOKUP([.C71];types_intervention;3;0))*IF(ISBLANK([.G71]);1;[.G71])" office:value-type="float" office:value="0" calcext:value-type="float">
            <text:p>0 HETD</text:p>
          </table:table-cell>
          <table:table-cell table:style-name="ce11" table:formula="of:=IF([.H71]=&quot;Oui&quot;;[.I71]*[.J7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1]/[.$L$522];0)" office:value-type="percentage" office:value="0" calcext:value-type="percentage">
            <text:p>0,00 %</text:p>
          </table:table-cell>
          <table:table-cell table:style-name="ce11" table:formula="of:=MIN(service_du;[.$L$522])*[.N71]" office:value-type="float" office:value="0" calcext:value-type="float">
            <text:p>0 HETD</text:p>
          </table:table-cell>
          <table:table-cell table:style-name="ce28" table:formula="of:=IF([.L71]&lt;&gt;0;[.O71]/[.L71];0)" office:value-type="percentage" office:value="0" calcext:value-type="percentage">
            <text:p>0,00 %</text:p>
          </table:table-cell>
          <table:table-cell table:style-name="ce28" table:formula="of:=IF([.$L$522]&gt;service_du;1-[.P71];0)" office:value-type="percentage" office:value="1" calcext:value-type="percentage">
            <text:p>100,00 %</text:p>
          </table:table-cell>
          <table:table-cell table:style-name="ce26" table:formula="of:=[.I71]*[.Q71]*[.K71]*IF(ISBLANK([.G71]);1;[.G7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0]+[.L71]&gt;service_du;service_du;[.T70]+[.L71]))" office:value-type="float" office:value="188" calcext:value-type="float">
            <text:p>188 HETD</text:p>
          </table:table-cell>
          <table:table-cell table:style-name="ce11" table:formula="of:=IF(service_du=0;0;IF([.T70]+[.L71]&gt;service_du;service_du-[.T70];[.L71]))" office:value-type="float" office:value="0" calcext:value-type="float">
            <text:p>0 HETD</text:p>
          </table:table-cell>
          <table:table-cell table:style-name="ce30" table:formula="of:=IF(service_du=0;[.I71];IF([.J71]&gt;0;IF([.T70]+[.L71]&lt;service_du;0;(([.T70]+[.L71])-service_du)/[.J7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1]+IF([.H71]&lt;&gt;&quot;Oui&quot;;[.I71];0))*[.K71])*IF(ISBLANK([.G71]);1;[.G71])" office:value-type="float" office:value="0" calcext:value-type="float">
            <text:p>0 HETD</text:p>
          </table:table-cell>
          <table:table-cell/>
          <table:table-cell table:style-name="ce33" table:formula="of:=IF(OR(ISBLANK([.$C71]);[.$C71]=&quot;Référentiel&quot;);0;IF(contexte_calcul=&quot;Réalisé&quot;;[.$U71]*[.D71];[.$O71]*[.D71]))" office:value-type="float" office:value="0" calcext:value-type="float">
            <text:p>0 HETD</text:p>
          </table:table-cell>
          <table:table-cell table:style-name="ce33" table:formula="of:=IF(OR(ISBLANK([.$C71]);[.$C71]=&quot;Référentiel&quot;);0;IF(contexte_calcul=&quot;Réalisé&quot;;[.$U71]*[.E71];[.$O71]*[.E71]))" office:value-type="float" office:value="0" calcext:value-type="float">
            <text:p>0 HETD</text:p>
          </table:table-cell>
          <table:table-cell table:style-name="ce33" table:formula="of:=IF(OR(ISBLANK([.$C71]);[.$C71]=&quot;Référentiel&quot;);0;IF(contexte_calcul=&quot;Réalisé&quot;;[.$U71]*[.F71];[.$O71]*[.F71]))" office:value-type="float" office:value="0" calcext:value-type="float">
            <text:p>0 HETD</text:p>
          </table:table-cell>
          <table:table-cell table:style-name="ce33" table:formula="of:=IF([.$C71]=&quot;Référentiel&quot;;IF(contexte_calcul=&quot;Réalisé&quot;;[.$U71];[.$R71]);0)" office:value-type="float" office:value="0" calcext:value-type="float">
            <text:p>0 HETD</text:p>
          </table:table-cell>
          <table:table-cell table:style-name="ce33" table:formula="of:=IF(OR(ISBLANK([.$C71]);[.$C71]=&quot;Référentiel&quot;);0;IF(contexte_calcul=&quot;Réalisé&quot;;[.$W71]*[.D71];[.$R71]*[.D71]))" office:value-type="float" office:value="0" calcext:value-type="float">
            <text:p>0 HETD</text:p>
          </table:table-cell>
          <table:table-cell table:style-name="ce33" table:formula="of:=IF(OR(ISBLANK([.$C71]);[.$C71]=&quot;Référentiel&quot;);0;IF(contexte_calcul=&quot;Réalisé&quot;;[.$W71]*[.E71];[.$R71]*[.E71]))" office:value-type="float" office:value="0" calcext:value-type="float">
            <text:p>0 HETD</text:p>
          </table:table-cell>
          <table:table-cell table:style-name="ce33" table:formula="of:=IF(OR(ISBLANK([.$C71]);[.$C71]=&quot;Référentiel&quot;);0;IF(contexte_calcul=&quot;Réalisé&quot;;[.$W71]*[.F71];[.$R71]*[.F7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1]=&quot;Référentiel&quot;;IF(contexte_calcul=&quot;Réalisé&quot;;[.$W71];[.$R7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2]);[.C72]=&quot;Référentiel&quot;);&quot;&quot;;1-([.D72]+[.E72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2]);0;HLOOKUP(IF(AND([.C72]=&quot;TP&quot;;TP_vaut_TD=&quot;Oui&quot;);&quot;TD&quot;;[.C72]);types_intervention;2;0))*IF(ISBLANK([.G72]);1;[.G72])" office:value-type="float" office:value="0" calcext:value-type="float">
            <text:p>0 HETD</text:p>
          </table:table-cell>
          <table:table-cell table:style-name="ce12" table:formula="of:=IF(ISBLANK([.C72]);0;HLOOKUP([.C72];types_intervention;3;0))*IF(ISBLANK([.G72]);1;[.G72])" office:value-type="float" office:value="0" calcext:value-type="float">
            <text:p>0 HETD</text:p>
          </table:table-cell>
          <table:table-cell table:style-name="ce11" table:formula="of:=IF([.H72]=&quot;Oui&quot;;[.I72]*[.J7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2]/[.$L$522];0)" office:value-type="percentage" office:value="0" calcext:value-type="percentage">
            <text:p>0,00 %</text:p>
          </table:table-cell>
          <table:table-cell table:style-name="ce11" table:formula="of:=MIN(service_du;[.$L$522])*[.N72]" office:value-type="float" office:value="0" calcext:value-type="float">
            <text:p>0 HETD</text:p>
          </table:table-cell>
          <table:table-cell table:style-name="ce28" table:formula="of:=IF([.L72]&lt;&gt;0;[.O72]/[.L72];0)" office:value-type="percentage" office:value="0" calcext:value-type="percentage">
            <text:p>0,00 %</text:p>
          </table:table-cell>
          <table:table-cell table:style-name="ce28" table:formula="of:=IF([.$L$522]&gt;service_du;1-[.P72];0)" office:value-type="percentage" office:value="1" calcext:value-type="percentage">
            <text:p>100,00 %</text:p>
          </table:table-cell>
          <table:table-cell table:style-name="ce26" table:formula="of:=[.I72]*[.Q72]*[.K72]*IF(ISBLANK([.G72]);1;[.G7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1]+[.L72]&gt;service_du;service_du;[.T71]+[.L72]))" office:value-type="float" office:value="188" calcext:value-type="float">
            <text:p>188 HETD</text:p>
          </table:table-cell>
          <table:table-cell table:style-name="ce11" table:formula="of:=IF(service_du=0;0;IF([.T71]+[.L72]&gt;service_du;service_du-[.T71];[.L72]))" office:value-type="float" office:value="0" calcext:value-type="float">
            <text:p>0 HETD</text:p>
          </table:table-cell>
          <table:table-cell table:style-name="ce30" table:formula="of:=IF(service_du=0;[.I72];IF([.J72]&gt;0;IF([.T71]+[.L72]&lt;service_du;0;(([.T71]+[.L72])-service_du)/[.J7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2]+IF([.H72]&lt;&gt;&quot;Oui&quot;;[.I72];0))*[.K72])*IF(ISBLANK([.G72]);1;[.G72])" office:value-type="float" office:value="0" calcext:value-type="float">
            <text:p>0 HETD</text:p>
          </table:table-cell>
          <table:table-cell/>
          <table:table-cell table:style-name="ce33" table:formula="of:=IF(OR(ISBLANK([.$C72]);[.$C72]=&quot;Référentiel&quot;);0;IF(contexte_calcul=&quot;Réalisé&quot;;[.$U72]*[.D72];[.$O72]*[.D72]))" office:value-type="float" office:value="0" calcext:value-type="float">
            <text:p>0 HETD</text:p>
          </table:table-cell>
          <table:table-cell table:style-name="ce33" table:formula="of:=IF(OR(ISBLANK([.$C72]);[.$C72]=&quot;Référentiel&quot;);0;IF(contexte_calcul=&quot;Réalisé&quot;;[.$U72]*[.E72];[.$O72]*[.E72]))" office:value-type="float" office:value="0" calcext:value-type="float">
            <text:p>0 HETD</text:p>
          </table:table-cell>
          <table:table-cell table:style-name="ce33" table:formula="of:=IF(OR(ISBLANK([.$C72]);[.$C72]=&quot;Référentiel&quot;);0;IF(contexte_calcul=&quot;Réalisé&quot;;[.$U72]*[.F72];[.$O72]*[.F72]))" office:value-type="float" office:value="0" calcext:value-type="float">
            <text:p>0 HETD</text:p>
          </table:table-cell>
          <table:table-cell table:style-name="ce33" table:formula="of:=IF([.$C72]=&quot;Référentiel&quot;;IF(contexte_calcul=&quot;Réalisé&quot;;[.$U72];[.$R72]);0)" office:value-type="float" office:value="0" calcext:value-type="float">
            <text:p>0 HETD</text:p>
          </table:table-cell>
          <table:table-cell table:style-name="ce33" table:formula="of:=IF(OR(ISBLANK([.$C72]);[.$C72]=&quot;Référentiel&quot;);0;IF(contexte_calcul=&quot;Réalisé&quot;;[.$W72]*[.D72];[.$R72]*[.D72]))" office:value-type="float" office:value="0" calcext:value-type="float">
            <text:p>0 HETD</text:p>
          </table:table-cell>
          <table:table-cell table:style-name="ce33" table:formula="of:=IF(OR(ISBLANK([.$C72]);[.$C72]=&quot;Référentiel&quot;);0;IF(contexte_calcul=&quot;Réalisé&quot;;[.$W72]*[.E72];[.$R72]*[.E72]))" office:value-type="float" office:value="0" calcext:value-type="float">
            <text:p>0 HETD</text:p>
          </table:table-cell>
          <table:table-cell table:style-name="ce33" table:formula="of:=IF(OR(ISBLANK([.$C72]);[.$C72]=&quot;Référentiel&quot;);0;IF(contexte_calcul=&quot;Réalisé&quot;;[.$W72]*[.F72];[.$R72]*[.F7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2]=&quot;Référentiel&quot;;IF(contexte_calcul=&quot;Réalisé&quot;;[.$W72];[.$R7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3]);[.C73]=&quot;Référentiel&quot;);&quot;&quot;;1-([.D73]+[.E73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3]);0;HLOOKUP(IF(AND([.C73]=&quot;TP&quot;;TP_vaut_TD=&quot;Oui&quot;);&quot;TD&quot;;[.C73]);types_intervention;2;0))*IF(ISBLANK([.G73]);1;[.G73])" office:value-type="float" office:value="0" calcext:value-type="float">
            <text:p>0 HETD</text:p>
          </table:table-cell>
          <table:table-cell table:style-name="ce12" table:formula="of:=IF(ISBLANK([.C73]);0;HLOOKUP([.C73];types_intervention;3;0))*IF(ISBLANK([.G73]);1;[.G73])" office:value-type="float" office:value="0" calcext:value-type="float">
            <text:p>0 HETD</text:p>
          </table:table-cell>
          <table:table-cell table:style-name="ce11" table:formula="of:=IF([.H73]=&quot;Oui&quot;;[.I73]*[.J7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3]/[.$L$522];0)" office:value-type="percentage" office:value="0" calcext:value-type="percentage">
            <text:p>0,00 %</text:p>
          </table:table-cell>
          <table:table-cell table:style-name="ce11" table:formula="of:=MIN(service_du;[.$L$522])*[.N73]" office:value-type="float" office:value="0" calcext:value-type="float">
            <text:p>0 HETD</text:p>
          </table:table-cell>
          <table:table-cell table:style-name="ce28" table:formula="of:=IF([.L73]&lt;&gt;0;[.O73]/[.L73];0)" office:value-type="percentage" office:value="0" calcext:value-type="percentage">
            <text:p>0,00 %</text:p>
          </table:table-cell>
          <table:table-cell table:style-name="ce28" table:formula="of:=IF([.$L$522]&gt;service_du;1-[.P73];0)" office:value-type="percentage" office:value="1" calcext:value-type="percentage">
            <text:p>100,00 %</text:p>
          </table:table-cell>
          <table:table-cell table:style-name="ce26" table:formula="of:=[.I73]*[.Q73]*[.K73]*IF(ISBLANK([.G73]);1;[.G7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2]+[.L73]&gt;service_du;service_du;[.T72]+[.L73]))" office:value-type="float" office:value="188" calcext:value-type="float">
            <text:p>188 HETD</text:p>
          </table:table-cell>
          <table:table-cell table:style-name="ce11" table:formula="of:=IF(service_du=0;0;IF([.T72]+[.L73]&gt;service_du;service_du-[.T72];[.L73]))" office:value-type="float" office:value="0" calcext:value-type="float">
            <text:p>0 HETD</text:p>
          </table:table-cell>
          <table:table-cell table:style-name="ce30" table:formula="of:=IF(service_du=0;[.I73];IF([.J73]&gt;0;IF([.T72]+[.L73]&lt;service_du;0;(([.T72]+[.L73])-service_du)/[.J7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3]+IF([.H73]&lt;&gt;&quot;Oui&quot;;[.I73];0))*[.K73])*IF(ISBLANK([.G73]);1;[.G73])" office:value-type="float" office:value="0" calcext:value-type="float">
            <text:p>0 HETD</text:p>
          </table:table-cell>
          <table:table-cell/>
          <table:table-cell table:style-name="ce33" table:formula="of:=IF(OR(ISBLANK([.$C73]);[.$C73]=&quot;Référentiel&quot;);0;IF(contexte_calcul=&quot;Réalisé&quot;;[.$U73]*[.D73];[.$O73]*[.D73]))" office:value-type="float" office:value="0" calcext:value-type="float">
            <text:p>0 HETD</text:p>
          </table:table-cell>
          <table:table-cell table:style-name="ce33" table:formula="of:=IF(OR(ISBLANK([.$C73]);[.$C73]=&quot;Référentiel&quot;);0;IF(contexte_calcul=&quot;Réalisé&quot;;[.$U73]*[.E73];[.$O73]*[.E73]))" office:value-type="float" office:value="0" calcext:value-type="float">
            <text:p>0 HETD</text:p>
          </table:table-cell>
          <table:table-cell table:style-name="ce33" table:formula="of:=IF(OR(ISBLANK([.$C73]);[.$C73]=&quot;Référentiel&quot;);0;IF(contexte_calcul=&quot;Réalisé&quot;;[.$U73]*[.F73];[.$O73]*[.F73]))" office:value-type="float" office:value="0" calcext:value-type="float">
            <text:p>0 HETD</text:p>
          </table:table-cell>
          <table:table-cell table:style-name="ce33" table:formula="of:=IF([.$C73]=&quot;Référentiel&quot;;IF(contexte_calcul=&quot;Réalisé&quot;;[.$U73];[.$R73]);0)" office:value-type="float" office:value="0" calcext:value-type="float">
            <text:p>0 HETD</text:p>
          </table:table-cell>
          <table:table-cell table:style-name="ce33" table:formula="of:=IF(OR(ISBLANK([.$C73]);[.$C73]=&quot;Référentiel&quot;);0;IF(contexte_calcul=&quot;Réalisé&quot;;[.$W73]*[.D73];[.$R73]*[.D73]))" office:value-type="float" office:value="0" calcext:value-type="float">
            <text:p>0 HETD</text:p>
          </table:table-cell>
          <table:table-cell table:style-name="ce33" table:formula="of:=IF(OR(ISBLANK([.$C73]);[.$C73]=&quot;Référentiel&quot;);0;IF(contexte_calcul=&quot;Réalisé&quot;;[.$W73]*[.E73];[.$R73]*[.E73]))" office:value-type="float" office:value="0" calcext:value-type="float">
            <text:p>0 HETD</text:p>
          </table:table-cell>
          <table:table-cell table:style-name="ce33" table:formula="of:=IF(OR(ISBLANK([.$C73]);[.$C73]=&quot;Référentiel&quot;);0;IF(contexte_calcul=&quot;Réalisé&quot;;[.$W73]*[.F73];[.$R73]*[.F7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3]=&quot;Référentiel&quot;;IF(contexte_calcul=&quot;Réalisé&quot;;[.$W73];[.$R7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4]);[.C74]=&quot;Référentiel&quot;);&quot;&quot;;1-([.D74]+[.E74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4]);0;HLOOKUP(IF(AND([.C74]=&quot;TP&quot;;TP_vaut_TD=&quot;Oui&quot;);&quot;TD&quot;;[.C74]);types_intervention;2;0))*IF(ISBLANK([.G74]);1;[.G74])" office:value-type="float" office:value="0" calcext:value-type="float">
            <text:p>0 HETD</text:p>
          </table:table-cell>
          <table:table-cell table:style-name="ce12" table:formula="of:=IF(ISBLANK([.C74]);0;HLOOKUP([.C74];types_intervention;3;0))*IF(ISBLANK([.G74]);1;[.G74])" office:value-type="float" office:value="0" calcext:value-type="float">
            <text:p>0 HETD</text:p>
          </table:table-cell>
          <table:table-cell table:style-name="ce11" table:formula="of:=IF([.H74]=&quot;Oui&quot;;[.I74]*[.J7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4]/[.$L$522];0)" office:value-type="percentage" office:value="0" calcext:value-type="percentage">
            <text:p>0,00 %</text:p>
          </table:table-cell>
          <table:table-cell table:style-name="ce11" table:formula="of:=MIN(service_du;[.$L$522])*[.N74]" office:value-type="float" office:value="0" calcext:value-type="float">
            <text:p>0 HETD</text:p>
          </table:table-cell>
          <table:table-cell table:style-name="ce28" table:formula="of:=IF([.L74]&lt;&gt;0;[.O74]/[.L74];0)" office:value-type="percentage" office:value="0" calcext:value-type="percentage">
            <text:p>0,00 %</text:p>
          </table:table-cell>
          <table:table-cell table:style-name="ce28" table:formula="of:=IF([.$L$522]&gt;service_du;1-[.P74];0)" office:value-type="percentage" office:value="1" calcext:value-type="percentage">
            <text:p>100,00 %</text:p>
          </table:table-cell>
          <table:table-cell table:style-name="ce26" table:formula="of:=[.I74]*[.Q74]*[.K74]*IF(ISBLANK([.G74]);1;[.G7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3]+[.L74]&gt;service_du;service_du;[.T73]+[.L74]))" office:value-type="float" office:value="188" calcext:value-type="float">
            <text:p>188 HETD</text:p>
          </table:table-cell>
          <table:table-cell table:style-name="ce11" table:formula="of:=IF(service_du=0;0;IF([.T73]+[.L74]&gt;service_du;service_du-[.T73];[.L74]))" office:value-type="float" office:value="0" calcext:value-type="float">
            <text:p>0 HETD</text:p>
          </table:table-cell>
          <table:table-cell table:style-name="ce30" table:formula="of:=IF(service_du=0;[.I74];IF([.J74]&gt;0;IF([.T73]+[.L74]&lt;service_du;0;(([.T73]+[.L74])-service_du)/[.J7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4]+IF([.H74]&lt;&gt;&quot;Oui&quot;;[.I74];0))*[.K74])*IF(ISBLANK([.G74]);1;[.G74])" office:value-type="float" office:value="0" calcext:value-type="float">
            <text:p>0 HETD</text:p>
          </table:table-cell>
          <table:table-cell/>
          <table:table-cell table:style-name="ce33" table:formula="of:=IF(OR(ISBLANK([.$C74]);[.$C74]=&quot;Référentiel&quot;);0;IF(contexte_calcul=&quot;Réalisé&quot;;[.$U74]*[.D74];[.$O74]*[.D74]))" office:value-type="float" office:value="0" calcext:value-type="float">
            <text:p>0 HETD</text:p>
          </table:table-cell>
          <table:table-cell table:style-name="ce33" table:formula="of:=IF(OR(ISBLANK([.$C74]);[.$C74]=&quot;Référentiel&quot;);0;IF(contexte_calcul=&quot;Réalisé&quot;;[.$U74]*[.E74];[.$O74]*[.E74]))" office:value-type="float" office:value="0" calcext:value-type="float">
            <text:p>0 HETD</text:p>
          </table:table-cell>
          <table:table-cell table:style-name="ce33" table:formula="of:=IF(OR(ISBLANK([.$C74]);[.$C74]=&quot;Référentiel&quot;);0;IF(contexte_calcul=&quot;Réalisé&quot;;[.$U74]*[.F74];[.$O74]*[.F74]))" office:value-type="float" office:value="0" calcext:value-type="float">
            <text:p>0 HETD</text:p>
          </table:table-cell>
          <table:table-cell table:style-name="ce33" table:formula="of:=IF([.$C74]=&quot;Référentiel&quot;;IF(contexte_calcul=&quot;Réalisé&quot;;[.$U74];[.$R74]);0)" office:value-type="float" office:value="0" calcext:value-type="float">
            <text:p>0 HETD</text:p>
          </table:table-cell>
          <table:table-cell table:style-name="ce33" table:formula="of:=IF(OR(ISBLANK([.$C74]);[.$C74]=&quot;Référentiel&quot;);0;IF(contexte_calcul=&quot;Réalisé&quot;;[.$W74]*[.D74];[.$R74]*[.D74]))" office:value-type="float" office:value="0" calcext:value-type="float">
            <text:p>0 HETD</text:p>
          </table:table-cell>
          <table:table-cell table:style-name="ce33" table:formula="of:=IF(OR(ISBLANK([.$C74]);[.$C74]=&quot;Référentiel&quot;);0;IF(contexte_calcul=&quot;Réalisé&quot;;[.$W74]*[.E74];[.$R74]*[.E74]))" office:value-type="float" office:value="0" calcext:value-type="float">
            <text:p>0 HETD</text:p>
          </table:table-cell>
          <table:table-cell table:style-name="ce33" table:formula="of:=IF(OR(ISBLANK([.$C74]);[.$C74]=&quot;Référentiel&quot;);0;IF(contexte_calcul=&quot;Réalisé&quot;;[.$W74]*[.F74];[.$R74]*[.F7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4]=&quot;Référentiel&quot;;IF(contexte_calcul=&quot;Réalisé&quot;;[.$W74];[.$R7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5]);[.C75]=&quot;Référentiel&quot;);&quot;&quot;;1-([.D75]+[.E75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5]);0;HLOOKUP(IF(AND([.C75]=&quot;TP&quot;;TP_vaut_TD=&quot;Oui&quot;);&quot;TD&quot;;[.C75]);types_intervention;2;0))*IF(ISBLANK([.G75]);1;[.G75])" office:value-type="float" office:value="0" calcext:value-type="float">
            <text:p>0 HETD</text:p>
          </table:table-cell>
          <table:table-cell table:style-name="ce12" table:formula="of:=IF(ISBLANK([.C75]);0;HLOOKUP([.C75];types_intervention;3;0))*IF(ISBLANK([.G75]);1;[.G75])" office:value-type="float" office:value="0" calcext:value-type="float">
            <text:p>0 HETD</text:p>
          </table:table-cell>
          <table:table-cell table:style-name="ce11" table:formula="of:=IF([.H75]=&quot;Oui&quot;;[.I75]*[.J7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5]/[.$L$522];0)" office:value-type="percentage" office:value="0" calcext:value-type="percentage">
            <text:p>0,00 %</text:p>
          </table:table-cell>
          <table:table-cell table:style-name="ce11" table:formula="of:=MIN(service_du;[.$L$522])*[.N75]" office:value-type="float" office:value="0" calcext:value-type="float">
            <text:p>0 HETD</text:p>
          </table:table-cell>
          <table:table-cell table:style-name="ce28" table:formula="of:=IF([.L75]&lt;&gt;0;[.O75]/[.L75];0)" office:value-type="percentage" office:value="0" calcext:value-type="percentage">
            <text:p>0,00 %</text:p>
          </table:table-cell>
          <table:table-cell table:style-name="ce28" table:formula="of:=IF([.$L$522]&gt;service_du;1-[.P75];0)" office:value-type="percentage" office:value="1" calcext:value-type="percentage">
            <text:p>100,00 %</text:p>
          </table:table-cell>
          <table:table-cell table:style-name="ce26" table:formula="of:=[.I75]*[.Q75]*[.K75]*IF(ISBLANK([.G75]);1;[.G7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4]+[.L75]&gt;service_du;service_du;[.T74]+[.L75]))" office:value-type="float" office:value="188" calcext:value-type="float">
            <text:p>188 HETD</text:p>
          </table:table-cell>
          <table:table-cell table:style-name="ce11" table:formula="of:=IF(service_du=0;0;IF([.T74]+[.L75]&gt;service_du;service_du-[.T74];[.L75]))" office:value-type="float" office:value="0" calcext:value-type="float">
            <text:p>0 HETD</text:p>
          </table:table-cell>
          <table:table-cell table:style-name="ce30" table:formula="of:=IF(service_du=0;[.I75];IF([.J75]&gt;0;IF([.T74]+[.L75]&lt;service_du;0;(([.T74]+[.L75])-service_du)/[.J7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5]+IF([.H75]&lt;&gt;&quot;Oui&quot;;[.I75];0))*[.K75])*IF(ISBLANK([.G75]);1;[.G75])" office:value-type="float" office:value="0" calcext:value-type="float">
            <text:p>0 HETD</text:p>
          </table:table-cell>
          <table:table-cell/>
          <table:table-cell table:style-name="ce33" table:formula="of:=IF(OR(ISBLANK([.$C75]);[.$C75]=&quot;Référentiel&quot;);0;IF(contexte_calcul=&quot;Réalisé&quot;;[.$U75]*[.D75];[.$O75]*[.D75]))" office:value-type="float" office:value="0" calcext:value-type="float">
            <text:p>0 HETD</text:p>
          </table:table-cell>
          <table:table-cell table:style-name="ce33" table:formula="of:=IF(OR(ISBLANK([.$C75]);[.$C75]=&quot;Référentiel&quot;);0;IF(contexte_calcul=&quot;Réalisé&quot;;[.$U75]*[.E75];[.$O75]*[.E75]))" office:value-type="float" office:value="0" calcext:value-type="float">
            <text:p>0 HETD</text:p>
          </table:table-cell>
          <table:table-cell table:style-name="ce33" table:formula="of:=IF(OR(ISBLANK([.$C75]);[.$C75]=&quot;Référentiel&quot;);0;IF(contexte_calcul=&quot;Réalisé&quot;;[.$U75]*[.F75];[.$O75]*[.F75]))" office:value-type="float" office:value="0" calcext:value-type="float">
            <text:p>0 HETD</text:p>
          </table:table-cell>
          <table:table-cell table:style-name="ce33" table:formula="of:=IF([.$C75]=&quot;Référentiel&quot;;IF(contexte_calcul=&quot;Réalisé&quot;;[.$U75];[.$R75]);0)" office:value-type="float" office:value="0" calcext:value-type="float">
            <text:p>0 HETD</text:p>
          </table:table-cell>
          <table:table-cell table:style-name="ce33" table:formula="of:=IF(OR(ISBLANK([.$C75]);[.$C75]=&quot;Référentiel&quot;);0;IF(contexte_calcul=&quot;Réalisé&quot;;[.$W75]*[.D75];[.$R75]*[.D75]))" office:value-type="float" office:value="0" calcext:value-type="float">
            <text:p>0 HETD</text:p>
          </table:table-cell>
          <table:table-cell table:style-name="ce33" table:formula="of:=IF(OR(ISBLANK([.$C75]);[.$C75]=&quot;Référentiel&quot;);0;IF(contexte_calcul=&quot;Réalisé&quot;;[.$W75]*[.E75];[.$R75]*[.E75]))" office:value-type="float" office:value="0" calcext:value-type="float">
            <text:p>0 HETD</text:p>
          </table:table-cell>
          <table:table-cell table:style-name="ce33" table:formula="of:=IF(OR(ISBLANK([.$C75]);[.$C75]=&quot;Référentiel&quot;);0;IF(contexte_calcul=&quot;Réalisé&quot;;[.$W75]*[.F75];[.$R75]*[.F7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5]=&quot;Référentiel&quot;;IF(contexte_calcul=&quot;Réalisé&quot;;[.$W75];[.$R7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6]);[.C76]=&quot;Référentiel&quot;);&quot;&quot;;1-([.D76]+[.E76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6]);0;HLOOKUP(IF(AND([.C76]=&quot;TP&quot;;TP_vaut_TD=&quot;Oui&quot;);&quot;TD&quot;;[.C76]);types_intervention;2;0))*IF(ISBLANK([.G76]);1;[.G76])" office:value-type="float" office:value="0" calcext:value-type="float">
            <text:p>0 HETD</text:p>
          </table:table-cell>
          <table:table-cell table:style-name="ce12" table:formula="of:=IF(ISBLANK([.C76]);0;HLOOKUP([.C76];types_intervention;3;0))*IF(ISBLANK([.G76]);1;[.G76])" office:value-type="float" office:value="0" calcext:value-type="float">
            <text:p>0 HETD</text:p>
          </table:table-cell>
          <table:table-cell table:style-name="ce11" table:formula="of:=IF([.H76]=&quot;Oui&quot;;[.I76]*[.J7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6]/[.$L$522];0)" office:value-type="percentage" office:value="0" calcext:value-type="percentage">
            <text:p>0,00 %</text:p>
          </table:table-cell>
          <table:table-cell table:style-name="ce11" table:formula="of:=MIN(service_du;[.$L$522])*[.N76]" office:value-type="float" office:value="0" calcext:value-type="float">
            <text:p>0 HETD</text:p>
          </table:table-cell>
          <table:table-cell table:style-name="ce28" table:formula="of:=IF([.L76]&lt;&gt;0;[.O76]/[.L76];0)" office:value-type="percentage" office:value="0" calcext:value-type="percentage">
            <text:p>0,00 %</text:p>
          </table:table-cell>
          <table:table-cell table:style-name="ce28" table:formula="of:=IF([.$L$522]&gt;service_du;1-[.P76];0)" office:value-type="percentage" office:value="1" calcext:value-type="percentage">
            <text:p>100,00 %</text:p>
          </table:table-cell>
          <table:table-cell table:style-name="ce26" table:formula="of:=[.I76]*[.Q76]*[.K76]*IF(ISBLANK([.G76]);1;[.G7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5]+[.L76]&gt;service_du;service_du;[.T75]+[.L76]))" office:value-type="float" office:value="188" calcext:value-type="float">
            <text:p>188 HETD</text:p>
          </table:table-cell>
          <table:table-cell table:style-name="ce11" table:formula="of:=IF(service_du=0;0;IF([.T75]+[.L76]&gt;service_du;service_du-[.T75];[.L76]))" office:value-type="float" office:value="0" calcext:value-type="float">
            <text:p>0 HETD</text:p>
          </table:table-cell>
          <table:table-cell table:style-name="ce30" table:formula="of:=IF(service_du=0;[.I76];IF([.J76]&gt;0;IF([.T75]+[.L76]&lt;service_du;0;(([.T75]+[.L76])-service_du)/[.J7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6]+IF([.H76]&lt;&gt;&quot;Oui&quot;;[.I76];0))*[.K76])*IF(ISBLANK([.G76]);1;[.G76])" office:value-type="float" office:value="0" calcext:value-type="float">
            <text:p>0 HETD</text:p>
          </table:table-cell>
          <table:table-cell/>
          <table:table-cell table:style-name="ce33" table:formula="of:=IF(OR(ISBLANK([.$C76]);[.$C76]=&quot;Référentiel&quot;);0;IF(contexte_calcul=&quot;Réalisé&quot;;[.$U76]*[.D76];[.$O76]*[.D76]))" office:value-type="float" office:value="0" calcext:value-type="float">
            <text:p>0 HETD</text:p>
          </table:table-cell>
          <table:table-cell table:style-name="ce33" table:formula="of:=IF(OR(ISBLANK([.$C76]);[.$C76]=&quot;Référentiel&quot;);0;IF(contexte_calcul=&quot;Réalisé&quot;;[.$U76]*[.E76];[.$O76]*[.E76]))" office:value-type="float" office:value="0" calcext:value-type="float">
            <text:p>0 HETD</text:p>
          </table:table-cell>
          <table:table-cell table:style-name="ce33" table:formula="of:=IF(OR(ISBLANK([.$C76]);[.$C76]=&quot;Référentiel&quot;);0;IF(contexte_calcul=&quot;Réalisé&quot;;[.$U76]*[.F76];[.$O76]*[.F76]))" office:value-type="float" office:value="0" calcext:value-type="float">
            <text:p>0 HETD</text:p>
          </table:table-cell>
          <table:table-cell table:style-name="ce33" table:formula="of:=IF([.$C76]=&quot;Référentiel&quot;;IF(contexte_calcul=&quot;Réalisé&quot;;[.$U76];[.$R76]);0)" office:value-type="float" office:value="0" calcext:value-type="float">
            <text:p>0 HETD</text:p>
          </table:table-cell>
          <table:table-cell table:style-name="ce33" table:formula="of:=IF(OR(ISBLANK([.$C76]);[.$C76]=&quot;Référentiel&quot;);0;IF(contexte_calcul=&quot;Réalisé&quot;;[.$W76]*[.D76];[.$R76]*[.D76]))" office:value-type="float" office:value="0" calcext:value-type="float">
            <text:p>0 HETD</text:p>
          </table:table-cell>
          <table:table-cell table:style-name="ce33" table:formula="of:=IF(OR(ISBLANK([.$C76]);[.$C76]=&quot;Référentiel&quot;);0;IF(contexte_calcul=&quot;Réalisé&quot;;[.$W76]*[.E76];[.$R76]*[.E76]))" office:value-type="float" office:value="0" calcext:value-type="float">
            <text:p>0 HETD</text:p>
          </table:table-cell>
          <table:table-cell table:style-name="ce33" table:formula="of:=IF(OR(ISBLANK([.$C76]);[.$C76]=&quot;Référentiel&quot;);0;IF(contexte_calcul=&quot;Réalisé&quot;;[.$W76]*[.F76];[.$R76]*[.F7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6]=&quot;Référentiel&quot;;IF(contexte_calcul=&quot;Réalisé&quot;;[.$W76];[.$R7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7]);[.C77]=&quot;Référentiel&quot;);&quot;&quot;;1-([.D77]+[.E77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7]);0;HLOOKUP(IF(AND([.C77]=&quot;TP&quot;;TP_vaut_TD=&quot;Oui&quot;);&quot;TD&quot;;[.C77]);types_intervention;2;0))*IF(ISBLANK([.G77]);1;[.G77])" office:value-type="float" office:value="0" calcext:value-type="float">
            <text:p>0 HETD</text:p>
          </table:table-cell>
          <table:table-cell table:style-name="ce12" table:formula="of:=IF(ISBLANK([.C77]);0;HLOOKUP([.C77];types_intervention;3;0))*IF(ISBLANK([.G77]);1;[.G77])" office:value-type="float" office:value="0" calcext:value-type="float">
            <text:p>0 HETD</text:p>
          </table:table-cell>
          <table:table-cell table:style-name="ce11" table:formula="of:=IF([.H77]=&quot;Oui&quot;;[.I77]*[.J7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7]/[.$L$522];0)" office:value-type="percentage" office:value="0" calcext:value-type="percentage">
            <text:p>0,00 %</text:p>
          </table:table-cell>
          <table:table-cell table:style-name="ce11" table:formula="of:=MIN(service_du;[.$L$522])*[.N77]" office:value-type="float" office:value="0" calcext:value-type="float">
            <text:p>0 HETD</text:p>
          </table:table-cell>
          <table:table-cell table:style-name="ce28" table:formula="of:=IF([.L77]&lt;&gt;0;[.O77]/[.L77];0)" office:value-type="percentage" office:value="0" calcext:value-type="percentage">
            <text:p>0,00 %</text:p>
          </table:table-cell>
          <table:table-cell table:style-name="ce28" table:formula="of:=IF([.$L$522]&gt;service_du;1-[.P77];0)" office:value-type="percentage" office:value="1" calcext:value-type="percentage">
            <text:p>100,00 %</text:p>
          </table:table-cell>
          <table:table-cell table:style-name="ce26" table:formula="of:=[.I77]*[.Q77]*[.K77]*IF(ISBLANK([.G77]);1;[.G7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6]+[.L77]&gt;service_du;service_du;[.T76]+[.L77]))" office:value-type="float" office:value="188" calcext:value-type="float">
            <text:p>188 HETD</text:p>
          </table:table-cell>
          <table:table-cell table:style-name="ce11" table:formula="of:=IF(service_du=0;0;IF([.T76]+[.L77]&gt;service_du;service_du-[.T76];[.L77]))" office:value-type="float" office:value="0" calcext:value-type="float">
            <text:p>0 HETD</text:p>
          </table:table-cell>
          <table:table-cell table:style-name="ce30" table:formula="of:=IF(service_du=0;[.I77];IF([.J77]&gt;0;IF([.T76]+[.L77]&lt;service_du;0;(([.T76]+[.L77])-service_du)/[.J7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7]+IF([.H77]&lt;&gt;&quot;Oui&quot;;[.I77];0))*[.K77])*IF(ISBLANK([.G77]);1;[.G77])" office:value-type="float" office:value="0" calcext:value-type="float">
            <text:p>0 HETD</text:p>
          </table:table-cell>
          <table:table-cell/>
          <table:table-cell table:style-name="ce33" table:formula="of:=IF(OR(ISBLANK([.$C77]);[.$C77]=&quot;Référentiel&quot;);0;IF(contexte_calcul=&quot;Réalisé&quot;;[.$U77]*[.D77];[.$O77]*[.D77]))" office:value-type="float" office:value="0" calcext:value-type="float">
            <text:p>0 HETD</text:p>
          </table:table-cell>
          <table:table-cell table:style-name="ce33" table:formula="of:=IF(OR(ISBLANK([.$C77]);[.$C77]=&quot;Référentiel&quot;);0;IF(contexte_calcul=&quot;Réalisé&quot;;[.$U77]*[.E77];[.$O77]*[.E77]))" office:value-type="float" office:value="0" calcext:value-type="float">
            <text:p>0 HETD</text:p>
          </table:table-cell>
          <table:table-cell table:style-name="ce33" table:formula="of:=IF(OR(ISBLANK([.$C77]);[.$C77]=&quot;Référentiel&quot;);0;IF(contexte_calcul=&quot;Réalisé&quot;;[.$U77]*[.F77];[.$O77]*[.F77]))" office:value-type="float" office:value="0" calcext:value-type="float">
            <text:p>0 HETD</text:p>
          </table:table-cell>
          <table:table-cell table:style-name="ce33" table:formula="of:=IF([.$C77]=&quot;Référentiel&quot;;IF(contexte_calcul=&quot;Réalisé&quot;;[.$U77];[.$R77]);0)" office:value-type="float" office:value="0" calcext:value-type="float">
            <text:p>0 HETD</text:p>
          </table:table-cell>
          <table:table-cell table:style-name="ce33" table:formula="of:=IF(OR(ISBLANK([.$C77]);[.$C77]=&quot;Référentiel&quot;);0;IF(contexte_calcul=&quot;Réalisé&quot;;[.$W77]*[.D77];[.$R77]*[.D77]))" office:value-type="float" office:value="0" calcext:value-type="float">
            <text:p>0 HETD</text:p>
          </table:table-cell>
          <table:table-cell table:style-name="ce33" table:formula="of:=IF(OR(ISBLANK([.$C77]);[.$C77]=&quot;Référentiel&quot;);0;IF(contexte_calcul=&quot;Réalisé&quot;;[.$W77]*[.E77];[.$R77]*[.E77]))" office:value-type="float" office:value="0" calcext:value-type="float">
            <text:p>0 HETD</text:p>
          </table:table-cell>
          <table:table-cell table:style-name="ce33" table:formula="of:=IF(OR(ISBLANK([.$C77]);[.$C77]=&quot;Référentiel&quot;);0;IF(contexte_calcul=&quot;Réalisé&quot;;[.$W77]*[.F77];[.$R77]*[.F7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7]=&quot;Référentiel&quot;;IF(contexte_calcul=&quot;Réalisé&quot;;[.$W77];[.$R7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8]);[.C78]=&quot;Référentiel&quot;);&quot;&quot;;1-([.D78]+[.E78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8]);0;HLOOKUP(IF(AND([.C78]=&quot;TP&quot;;TP_vaut_TD=&quot;Oui&quot;);&quot;TD&quot;;[.C78]);types_intervention;2;0))*IF(ISBLANK([.G78]);1;[.G78])" office:value-type="float" office:value="0" calcext:value-type="float">
            <text:p>0 HETD</text:p>
          </table:table-cell>
          <table:table-cell table:style-name="ce12" table:formula="of:=IF(ISBLANK([.C78]);0;HLOOKUP([.C78];types_intervention;3;0))*IF(ISBLANK([.G78]);1;[.G78])" office:value-type="float" office:value="0" calcext:value-type="float">
            <text:p>0 HETD</text:p>
          </table:table-cell>
          <table:table-cell table:style-name="ce11" table:formula="of:=IF([.H78]=&quot;Oui&quot;;[.I78]*[.J7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8]/[.$L$522];0)" office:value-type="percentage" office:value="0" calcext:value-type="percentage">
            <text:p>0,00 %</text:p>
          </table:table-cell>
          <table:table-cell table:style-name="ce11" table:formula="of:=MIN(service_du;[.$L$522])*[.N78]" office:value-type="float" office:value="0" calcext:value-type="float">
            <text:p>0 HETD</text:p>
          </table:table-cell>
          <table:table-cell table:style-name="ce28" table:formula="of:=IF([.L78]&lt;&gt;0;[.O78]/[.L78];0)" office:value-type="percentage" office:value="0" calcext:value-type="percentage">
            <text:p>0,00 %</text:p>
          </table:table-cell>
          <table:table-cell table:style-name="ce28" table:formula="of:=IF([.$L$522]&gt;service_du;1-[.P78];0)" office:value-type="percentage" office:value="1" calcext:value-type="percentage">
            <text:p>100,00 %</text:p>
          </table:table-cell>
          <table:table-cell table:style-name="ce26" table:formula="of:=[.I78]*[.Q78]*[.K78]*IF(ISBLANK([.G78]);1;[.G7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7]+[.L78]&gt;service_du;service_du;[.T77]+[.L78]))" office:value-type="float" office:value="188" calcext:value-type="float">
            <text:p>188 HETD</text:p>
          </table:table-cell>
          <table:table-cell table:style-name="ce11" table:formula="of:=IF(service_du=0;0;IF([.T77]+[.L78]&gt;service_du;service_du-[.T77];[.L78]))" office:value-type="float" office:value="0" calcext:value-type="float">
            <text:p>0 HETD</text:p>
          </table:table-cell>
          <table:table-cell table:style-name="ce30" table:formula="of:=IF(service_du=0;[.I78];IF([.J78]&gt;0;IF([.T77]+[.L78]&lt;service_du;0;(([.T77]+[.L78])-service_du)/[.J7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8]+IF([.H78]&lt;&gt;&quot;Oui&quot;;[.I78];0))*[.K78])*IF(ISBLANK([.G78]);1;[.G78])" office:value-type="float" office:value="0" calcext:value-type="float">
            <text:p>0 HETD</text:p>
          </table:table-cell>
          <table:table-cell/>
          <table:table-cell table:style-name="ce33" table:formula="of:=IF(OR(ISBLANK([.$C78]);[.$C78]=&quot;Référentiel&quot;);0;IF(contexte_calcul=&quot;Réalisé&quot;;[.$U78]*[.D78];[.$O78]*[.D78]))" office:value-type="float" office:value="0" calcext:value-type="float">
            <text:p>0 HETD</text:p>
          </table:table-cell>
          <table:table-cell table:style-name="ce33" table:formula="of:=IF(OR(ISBLANK([.$C78]);[.$C78]=&quot;Référentiel&quot;);0;IF(contexte_calcul=&quot;Réalisé&quot;;[.$U78]*[.E78];[.$O78]*[.E78]))" office:value-type="float" office:value="0" calcext:value-type="float">
            <text:p>0 HETD</text:p>
          </table:table-cell>
          <table:table-cell table:style-name="ce33" table:formula="of:=IF(OR(ISBLANK([.$C78]);[.$C78]=&quot;Référentiel&quot;);0;IF(contexte_calcul=&quot;Réalisé&quot;;[.$U78]*[.F78];[.$O78]*[.F78]))" office:value-type="float" office:value="0" calcext:value-type="float">
            <text:p>0 HETD</text:p>
          </table:table-cell>
          <table:table-cell table:style-name="ce33" table:formula="of:=IF([.$C78]=&quot;Référentiel&quot;;IF(contexte_calcul=&quot;Réalisé&quot;;[.$U78];[.$R78]);0)" office:value-type="float" office:value="0" calcext:value-type="float">
            <text:p>0 HETD</text:p>
          </table:table-cell>
          <table:table-cell table:style-name="ce33" table:formula="of:=IF(OR(ISBLANK([.$C78]);[.$C78]=&quot;Référentiel&quot;);0;IF(contexte_calcul=&quot;Réalisé&quot;;[.$W78]*[.D78];[.$R78]*[.D78]))" office:value-type="float" office:value="0" calcext:value-type="float">
            <text:p>0 HETD</text:p>
          </table:table-cell>
          <table:table-cell table:style-name="ce33" table:formula="of:=IF(OR(ISBLANK([.$C78]);[.$C78]=&quot;Référentiel&quot;);0;IF(contexte_calcul=&quot;Réalisé&quot;;[.$W78]*[.E78];[.$R78]*[.E78]))" office:value-type="float" office:value="0" calcext:value-type="float">
            <text:p>0 HETD</text:p>
          </table:table-cell>
          <table:table-cell table:style-name="ce33" table:formula="of:=IF(OR(ISBLANK([.$C78]);[.$C78]=&quot;Référentiel&quot;);0;IF(contexte_calcul=&quot;Réalisé&quot;;[.$W78]*[.F78];[.$R78]*[.F7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8]=&quot;Référentiel&quot;;IF(contexte_calcul=&quot;Réalisé&quot;;[.$W78];[.$R7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9]);[.C79]=&quot;Référentiel&quot;);&quot;&quot;;1-([.D79]+[.E79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9]);0;HLOOKUP(IF(AND([.C79]=&quot;TP&quot;;TP_vaut_TD=&quot;Oui&quot;);&quot;TD&quot;;[.C79]);types_intervention;2;0))*IF(ISBLANK([.G79]);1;[.G79])" office:value-type="float" office:value="0" calcext:value-type="float">
            <text:p>0 HETD</text:p>
          </table:table-cell>
          <table:table-cell table:style-name="ce12" table:formula="of:=IF(ISBLANK([.C79]);0;HLOOKUP([.C79];types_intervention;3;0))*IF(ISBLANK([.G79]);1;[.G79])" office:value-type="float" office:value="0" calcext:value-type="float">
            <text:p>0 HETD</text:p>
          </table:table-cell>
          <table:table-cell table:style-name="ce11" table:formula="of:=IF([.H79]=&quot;Oui&quot;;[.I79]*[.J7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9]/[.$L$522];0)" office:value-type="percentage" office:value="0" calcext:value-type="percentage">
            <text:p>0,00 %</text:p>
          </table:table-cell>
          <table:table-cell table:style-name="ce11" table:formula="of:=MIN(service_du;[.$L$522])*[.N79]" office:value-type="float" office:value="0" calcext:value-type="float">
            <text:p>0 HETD</text:p>
          </table:table-cell>
          <table:table-cell table:style-name="ce28" table:formula="of:=IF([.L79]&lt;&gt;0;[.O79]/[.L79];0)" office:value-type="percentage" office:value="0" calcext:value-type="percentage">
            <text:p>0,00 %</text:p>
          </table:table-cell>
          <table:table-cell table:style-name="ce28" table:formula="of:=IF([.$L$522]&gt;service_du;1-[.P79];0)" office:value-type="percentage" office:value="1" calcext:value-type="percentage">
            <text:p>100,00 %</text:p>
          </table:table-cell>
          <table:table-cell table:style-name="ce26" table:formula="of:=[.I79]*[.Q79]*[.K79]*IF(ISBLANK([.G79]);1;[.G7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8]+[.L79]&gt;service_du;service_du;[.T78]+[.L79]))" office:value-type="float" office:value="188" calcext:value-type="float">
            <text:p>188 HETD</text:p>
          </table:table-cell>
          <table:table-cell table:style-name="ce11" table:formula="of:=IF(service_du=0;0;IF([.T78]+[.L79]&gt;service_du;service_du-[.T78];[.L79]))" office:value-type="float" office:value="0" calcext:value-type="float">
            <text:p>0 HETD</text:p>
          </table:table-cell>
          <table:table-cell table:style-name="ce30" table:formula="of:=IF(service_du=0;[.I79];IF([.J79]&gt;0;IF([.T78]+[.L79]&lt;service_du;0;(([.T78]+[.L79])-service_du)/[.J7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9]+IF([.H79]&lt;&gt;&quot;Oui&quot;;[.I79];0))*[.K79])*IF(ISBLANK([.G79]);1;[.G79])" office:value-type="float" office:value="0" calcext:value-type="float">
            <text:p>0 HETD</text:p>
          </table:table-cell>
          <table:table-cell/>
          <table:table-cell table:style-name="ce33" table:formula="of:=IF(OR(ISBLANK([.$C79]);[.$C79]=&quot;Référentiel&quot;);0;IF(contexte_calcul=&quot;Réalisé&quot;;[.$U79]*[.D79];[.$O79]*[.D79]))" office:value-type="float" office:value="0" calcext:value-type="float">
            <text:p>0 HETD</text:p>
          </table:table-cell>
          <table:table-cell table:style-name="ce33" table:formula="of:=IF(OR(ISBLANK([.$C79]);[.$C79]=&quot;Référentiel&quot;);0;IF(contexte_calcul=&quot;Réalisé&quot;;[.$U79]*[.E79];[.$O79]*[.E79]))" office:value-type="float" office:value="0" calcext:value-type="float">
            <text:p>0 HETD</text:p>
          </table:table-cell>
          <table:table-cell table:style-name="ce33" table:formula="of:=IF(OR(ISBLANK([.$C79]);[.$C79]=&quot;Référentiel&quot;);0;IF(contexte_calcul=&quot;Réalisé&quot;;[.$U79]*[.F79];[.$O79]*[.F79]))" office:value-type="float" office:value="0" calcext:value-type="float">
            <text:p>0 HETD</text:p>
          </table:table-cell>
          <table:table-cell table:style-name="ce33" table:formula="of:=IF([.$C79]=&quot;Référentiel&quot;;IF(contexte_calcul=&quot;Réalisé&quot;;[.$U79];[.$R79]);0)" office:value-type="float" office:value="0" calcext:value-type="float">
            <text:p>0 HETD</text:p>
          </table:table-cell>
          <table:table-cell table:style-name="ce33" table:formula="of:=IF(OR(ISBLANK([.$C79]);[.$C79]=&quot;Référentiel&quot;);0;IF(contexte_calcul=&quot;Réalisé&quot;;[.$W79]*[.D79];[.$R79]*[.D79]))" office:value-type="float" office:value="0" calcext:value-type="float">
            <text:p>0 HETD</text:p>
          </table:table-cell>
          <table:table-cell table:style-name="ce33" table:formula="of:=IF(OR(ISBLANK([.$C79]);[.$C79]=&quot;Référentiel&quot;);0;IF(contexte_calcul=&quot;Réalisé&quot;;[.$W79]*[.E79];[.$R79]*[.E79]))" office:value-type="float" office:value="0" calcext:value-type="float">
            <text:p>0 HETD</text:p>
          </table:table-cell>
          <table:table-cell table:style-name="ce33" table:formula="of:=IF(OR(ISBLANK([.$C79]);[.$C79]=&quot;Référentiel&quot;);0;IF(contexte_calcul=&quot;Réalisé&quot;;[.$W79]*[.F79];[.$R79]*[.F7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9]=&quot;Référentiel&quot;;IF(contexte_calcul=&quot;Réalisé&quot;;[.$W79];[.$R7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0]);[.C80]=&quot;Référentiel&quot;);&quot;&quot;;1-([.D80]+[.E80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0]);0;HLOOKUP(IF(AND([.C80]=&quot;TP&quot;;TP_vaut_TD=&quot;Oui&quot;);&quot;TD&quot;;[.C80]);types_intervention;2;0))*IF(ISBLANK([.G80]);1;[.G80])" office:value-type="float" office:value="0" calcext:value-type="float">
            <text:p>0 HETD</text:p>
          </table:table-cell>
          <table:table-cell table:style-name="ce12" table:formula="of:=IF(ISBLANK([.C80]);0;HLOOKUP([.C80];types_intervention;3;0))*IF(ISBLANK([.G80]);1;[.G80])" office:value-type="float" office:value="0" calcext:value-type="float">
            <text:p>0 HETD</text:p>
          </table:table-cell>
          <table:table-cell table:style-name="ce11" table:formula="of:=IF([.H80]=&quot;Oui&quot;;[.I80]*[.J8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0]/[.$L$522];0)" office:value-type="percentage" office:value="0" calcext:value-type="percentage">
            <text:p>0,00 %</text:p>
          </table:table-cell>
          <table:table-cell table:style-name="ce11" table:formula="of:=MIN(service_du;[.$L$522])*[.N80]" office:value-type="float" office:value="0" calcext:value-type="float">
            <text:p>0 HETD</text:p>
          </table:table-cell>
          <table:table-cell table:style-name="ce28" table:formula="of:=IF([.L80]&lt;&gt;0;[.O80]/[.L80];0)" office:value-type="percentage" office:value="0" calcext:value-type="percentage">
            <text:p>0,00 %</text:p>
          </table:table-cell>
          <table:table-cell table:style-name="ce28" table:formula="of:=IF([.$L$522]&gt;service_du;1-[.P80];0)" office:value-type="percentage" office:value="1" calcext:value-type="percentage">
            <text:p>100,00 %</text:p>
          </table:table-cell>
          <table:table-cell table:style-name="ce26" table:formula="of:=[.I80]*[.Q80]*[.K80]*IF(ISBLANK([.G80]);1;[.G8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9]+[.L80]&gt;service_du;service_du;[.T79]+[.L80]))" office:value-type="float" office:value="188" calcext:value-type="float">
            <text:p>188 HETD</text:p>
          </table:table-cell>
          <table:table-cell table:style-name="ce11" table:formula="of:=IF(service_du=0;0;IF([.T79]+[.L80]&gt;service_du;service_du-[.T79];[.L80]))" office:value-type="float" office:value="0" calcext:value-type="float">
            <text:p>0 HETD</text:p>
          </table:table-cell>
          <table:table-cell table:style-name="ce30" table:formula="of:=IF(service_du=0;[.I80];IF([.J80]&gt;0;IF([.T79]+[.L80]&lt;service_du;0;(([.T79]+[.L80])-service_du)/[.J8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0]+IF([.H80]&lt;&gt;&quot;Oui&quot;;[.I80];0))*[.K80])*IF(ISBLANK([.G80]);1;[.G80])" office:value-type="float" office:value="0" calcext:value-type="float">
            <text:p>0 HETD</text:p>
          </table:table-cell>
          <table:table-cell/>
          <table:table-cell table:style-name="ce33" table:formula="of:=IF(OR(ISBLANK([.$C80]);[.$C80]=&quot;Référentiel&quot;);0;IF(contexte_calcul=&quot;Réalisé&quot;;[.$U80]*[.D80];[.$O80]*[.D80]))" office:value-type="float" office:value="0" calcext:value-type="float">
            <text:p>0 HETD</text:p>
          </table:table-cell>
          <table:table-cell table:style-name="ce33" table:formula="of:=IF(OR(ISBLANK([.$C80]);[.$C80]=&quot;Référentiel&quot;);0;IF(contexte_calcul=&quot;Réalisé&quot;;[.$U80]*[.E80];[.$O80]*[.E80]))" office:value-type="float" office:value="0" calcext:value-type="float">
            <text:p>0 HETD</text:p>
          </table:table-cell>
          <table:table-cell table:style-name="ce33" table:formula="of:=IF(OR(ISBLANK([.$C80]);[.$C80]=&quot;Référentiel&quot;);0;IF(contexte_calcul=&quot;Réalisé&quot;;[.$U80]*[.F80];[.$O80]*[.F80]))" office:value-type="float" office:value="0" calcext:value-type="float">
            <text:p>0 HETD</text:p>
          </table:table-cell>
          <table:table-cell table:style-name="ce33" table:formula="of:=IF([.$C80]=&quot;Référentiel&quot;;IF(contexte_calcul=&quot;Réalisé&quot;;[.$U80];[.$R80]);0)" office:value-type="float" office:value="0" calcext:value-type="float">
            <text:p>0 HETD</text:p>
          </table:table-cell>
          <table:table-cell table:style-name="ce33" table:formula="of:=IF(OR(ISBLANK([.$C80]);[.$C80]=&quot;Référentiel&quot;);0;IF(contexte_calcul=&quot;Réalisé&quot;;[.$W80]*[.D80];[.$R80]*[.D80]))" office:value-type="float" office:value="0" calcext:value-type="float">
            <text:p>0 HETD</text:p>
          </table:table-cell>
          <table:table-cell table:style-name="ce33" table:formula="of:=IF(OR(ISBLANK([.$C80]);[.$C80]=&quot;Référentiel&quot;);0;IF(contexte_calcul=&quot;Réalisé&quot;;[.$W80]*[.E80];[.$R80]*[.E80]))" office:value-type="float" office:value="0" calcext:value-type="float">
            <text:p>0 HETD</text:p>
          </table:table-cell>
          <table:table-cell table:style-name="ce33" table:formula="of:=IF(OR(ISBLANK([.$C80]);[.$C80]=&quot;Référentiel&quot;);0;IF(contexte_calcul=&quot;Réalisé&quot;;[.$W80]*[.F80];[.$R80]*[.F8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0]=&quot;Référentiel&quot;;IF(contexte_calcul=&quot;Réalisé&quot;;[.$W80];[.$R8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1]);[.C81]=&quot;Référentiel&quot;);&quot;&quot;;1-([.D81]+[.E81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1]);0;HLOOKUP(IF(AND([.C81]=&quot;TP&quot;;TP_vaut_TD=&quot;Oui&quot;);&quot;TD&quot;;[.C81]);types_intervention;2;0))*IF(ISBLANK([.G81]);1;[.G81])" office:value-type="float" office:value="0" calcext:value-type="float">
            <text:p>0 HETD</text:p>
          </table:table-cell>
          <table:table-cell table:style-name="ce12" table:formula="of:=IF(ISBLANK([.C81]);0;HLOOKUP([.C81];types_intervention;3;0))*IF(ISBLANK([.G81]);1;[.G81])" office:value-type="float" office:value="0" calcext:value-type="float">
            <text:p>0 HETD</text:p>
          </table:table-cell>
          <table:table-cell table:style-name="ce11" table:formula="of:=IF([.H81]=&quot;Oui&quot;;[.I81]*[.J8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1]/[.$L$522];0)" office:value-type="percentage" office:value="0" calcext:value-type="percentage">
            <text:p>0,00 %</text:p>
          </table:table-cell>
          <table:table-cell table:style-name="ce11" table:formula="of:=MIN(service_du;[.$L$522])*[.N81]" office:value-type="float" office:value="0" calcext:value-type="float">
            <text:p>0 HETD</text:p>
          </table:table-cell>
          <table:table-cell table:style-name="ce28" table:formula="of:=IF([.L81]&lt;&gt;0;[.O81]/[.L81];0)" office:value-type="percentage" office:value="0" calcext:value-type="percentage">
            <text:p>0,00 %</text:p>
          </table:table-cell>
          <table:table-cell table:style-name="ce28" table:formula="of:=IF([.$L$522]&gt;service_du;1-[.P81];0)" office:value-type="percentage" office:value="1" calcext:value-type="percentage">
            <text:p>100,00 %</text:p>
          </table:table-cell>
          <table:table-cell table:style-name="ce26" table:formula="of:=[.I81]*[.Q81]*[.K81]*IF(ISBLANK([.G81]);1;[.G8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0]+[.L81]&gt;service_du;service_du;[.T80]+[.L81]))" office:value-type="float" office:value="188" calcext:value-type="float">
            <text:p>188 HETD</text:p>
          </table:table-cell>
          <table:table-cell table:style-name="ce11" table:formula="of:=IF(service_du=0;0;IF([.T80]+[.L81]&gt;service_du;service_du-[.T80];[.L81]))" office:value-type="float" office:value="0" calcext:value-type="float">
            <text:p>0 HETD</text:p>
          </table:table-cell>
          <table:table-cell table:style-name="ce30" table:formula="of:=IF(service_du=0;[.I81];IF([.J81]&gt;0;IF([.T80]+[.L81]&lt;service_du;0;(([.T80]+[.L81])-service_du)/[.J8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1]+IF([.H81]&lt;&gt;&quot;Oui&quot;;[.I81];0))*[.K81])*IF(ISBLANK([.G81]);1;[.G81])" office:value-type="float" office:value="0" calcext:value-type="float">
            <text:p>0 HETD</text:p>
          </table:table-cell>
          <table:table-cell/>
          <table:table-cell table:style-name="ce33" table:formula="of:=IF(OR(ISBLANK([.$C81]);[.$C81]=&quot;Référentiel&quot;);0;IF(contexte_calcul=&quot;Réalisé&quot;;[.$U81]*[.D81];[.$O81]*[.D81]))" office:value-type="float" office:value="0" calcext:value-type="float">
            <text:p>0 HETD</text:p>
          </table:table-cell>
          <table:table-cell table:style-name="ce33" table:formula="of:=IF(OR(ISBLANK([.$C81]);[.$C81]=&quot;Référentiel&quot;);0;IF(contexte_calcul=&quot;Réalisé&quot;;[.$U81]*[.E81];[.$O81]*[.E81]))" office:value-type="float" office:value="0" calcext:value-type="float">
            <text:p>0 HETD</text:p>
          </table:table-cell>
          <table:table-cell table:style-name="ce33" table:formula="of:=IF(OR(ISBLANK([.$C81]);[.$C81]=&quot;Référentiel&quot;);0;IF(contexte_calcul=&quot;Réalisé&quot;;[.$U81]*[.F81];[.$O81]*[.F81]))" office:value-type="float" office:value="0" calcext:value-type="float">
            <text:p>0 HETD</text:p>
          </table:table-cell>
          <table:table-cell table:style-name="ce33" table:formula="of:=IF([.$C81]=&quot;Référentiel&quot;;IF(contexte_calcul=&quot;Réalisé&quot;;[.$U81];[.$R81]);0)" office:value-type="float" office:value="0" calcext:value-type="float">
            <text:p>0 HETD</text:p>
          </table:table-cell>
          <table:table-cell table:style-name="ce33" table:formula="of:=IF(OR(ISBLANK([.$C81]);[.$C81]=&quot;Référentiel&quot;);0;IF(contexte_calcul=&quot;Réalisé&quot;;[.$W81]*[.D81];[.$R81]*[.D81]))" office:value-type="float" office:value="0" calcext:value-type="float">
            <text:p>0 HETD</text:p>
          </table:table-cell>
          <table:table-cell table:style-name="ce33" table:formula="of:=IF(OR(ISBLANK([.$C81]);[.$C81]=&quot;Référentiel&quot;);0;IF(contexte_calcul=&quot;Réalisé&quot;;[.$W81]*[.E81];[.$R81]*[.E81]))" office:value-type="float" office:value="0" calcext:value-type="float">
            <text:p>0 HETD</text:p>
          </table:table-cell>
          <table:table-cell table:style-name="ce33" table:formula="of:=IF(OR(ISBLANK([.$C81]);[.$C81]=&quot;Référentiel&quot;);0;IF(contexte_calcul=&quot;Réalisé&quot;;[.$W81]*[.F81];[.$R81]*[.F8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1]=&quot;Référentiel&quot;;IF(contexte_calcul=&quot;Réalisé&quot;;[.$W81];[.$R8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2]);[.C82]=&quot;Référentiel&quot;);&quot;&quot;;1-([.D82]+[.E82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2]);0;HLOOKUP(IF(AND([.C82]=&quot;TP&quot;;TP_vaut_TD=&quot;Oui&quot;);&quot;TD&quot;;[.C82]);types_intervention;2;0))*IF(ISBLANK([.G82]);1;[.G82])" office:value-type="float" office:value="0" calcext:value-type="float">
            <text:p>0 HETD</text:p>
          </table:table-cell>
          <table:table-cell table:style-name="ce12" table:formula="of:=IF(ISBLANK([.C82]);0;HLOOKUP([.C82];types_intervention;3;0))*IF(ISBLANK([.G82]);1;[.G82])" office:value-type="float" office:value="0" calcext:value-type="float">
            <text:p>0 HETD</text:p>
          </table:table-cell>
          <table:table-cell table:style-name="ce11" table:formula="of:=IF([.H82]=&quot;Oui&quot;;[.I82]*[.J8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2]/[.$L$522];0)" office:value-type="percentage" office:value="0" calcext:value-type="percentage">
            <text:p>0,00 %</text:p>
          </table:table-cell>
          <table:table-cell table:style-name="ce11" table:formula="of:=MIN(service_du;[.$L$522])*[.N82]" office:value-type="float" office:value="0" calcext:value-type="float">
            <text:p>0 HETD</text:p>
          </table:table-cell>
          <table:table-cell table:style-name="ce28" table:formula="of:=IF([.L82]&lt;&gt;0;[.O82]/[.L82];0)" office:value-type="percentage" office:value="0" calcext:value-type="percentage">
            <text:p>0,00 %</text:p>
          </table:table-cell>
          <table:table-cell table:style-name="ce28" table:formula="of:=IF([.$L$522]&gt;service_du;1-[.P82];0)" office:value-type="percentage" office:value="1" calcext:value-type="percentage">
            <text:p>100,00 %</text:p>
          </table:table-cell>
          <table:table-cell table:style-name="ce26" table:formula="of:=[.I82]*[.Q82]*[.K82]*IF(ISBLANK([.G82]);1;[.G8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1]+[.L82]&gt;service_du;service_du;[.T81]+[.L82]))" office:value-type="float" office:value="188" calcext:value-type="float">
            <text:p>188 HETD</text:p>
          </table:table-cell>
          <table:table-cell table:style-name="ce11" table:formula="of:=IF(service_du=0;0;IF([.T81]+[.L82]&gt;service_du;service_du-[.T81];[.L82]))" office:value-type="float" office:value="0" calcext:value-type="float">
            <text:p>0 HETD</text:p>
          </table:table-cell>
          <table:table-cell table:style-name="ce30" table:formula="of:=IF(service_du=0;[.I82];IF([.J82]&gt;0;IF([.T81]+[.L82]&lt;service_du;0;(([.T81]+[.L82])-service_du)/[.J8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2]+IF([.H82]&lt;&gt;&quot;Oui&quot;;[.I82];0))*[.K82])*IF(ISBLANK([.G82]);1;[.G82])" office:value-type="float" office:value="0" calcext:value-type="float">
            <text:p>0 HETD</text:p>
          </table:table-cell>
          <table:table-cell/>
          <table:table-cell table:style-name="ce33" table:formula="of:=IF(OR(ISBLANK([.$C82]);[.$C82]=&quot;Référentiel&quot;);0;IF(contexte_calcul=&quot;Réalisé&quot;;[.$U82]*[.D82];[.$O82]*[.D82]))" office:value-type="float" office:value="0" calcext:value-type="float">
            <text:p>0 HETD</text:p>
          </table:table-cell>
          <table:table-cell table:style-name="ce33" table:formula="of:=IF(OR(ISBLANK([.$C82]);[.$C82]=&quot;Référentiel&quot;);0;IF(contexte_calcul=&quot;Réalisé&quot;;[.$U82]*[.E82];[.$O82]*[.E82]))" office:value-type="float" office:value="0" calcext:value-type="float">
            <text:p>0 HETD</text:p>
          </table:table-cell>
          <table:table-cell table:style-name="ce33" table:formula="of:=IF(OR(ISBLANK([.$C82]);[.$C82]=&quot;Référentiel&quot;);0;IF(contexte_calcul=&quot;Réalisé&quot;;[.$U82]*[.F82];[.$O82]*[.F82]))" office:value-type="float" office:value="0" calcext:value-type="float">
            <text:p>0 HETD</text:p>
          </table:table-cell>
          <table:table-cell table:style-name="ce33" table:formula="of:=IF([.$C82]=&quot;Référentiel&quot;;IF(contexte_calcul=&quot;Réalisé&quot;;[.$U82];[.$R82]);0)" office:value-type="float" office:value="0" calcext:value-type="float">
            <text:p>0 HETD</text:p>
          </table:table-cell>
          <table:table-cell table:style-name="ce33" table:formula="of:=IF(OR(ISBLANK([.$C82]);[.$C82]=&quot;Référentiel&quot;);0;IF(contexte_calcul=&quot;Réalisé&quot;;[.$W82]*[.D82];[.$R82]*[.D82]))" office:value-type="float" office:value="0" calcext:value-type="float">
            <text:p>0 HETD</text:p>
          </table:table-cell>
          <table:table-cell table:style-name="ce33" table:formula="of:=IF(OR(ISBLANK([.$C82]);[.$C82]=&quot;Référentiel&quot;);0;IF(contexte_calcul=&quot;Réalisé&quot;;[.$W82]*[.E82];[.$R82]*[.E82]))" office:value-type="float" office:value="0" calcext:value-type="float">
            <text:p>0 HETD</text:p>
          </table:table-cell>
          <table:table-cell table:style-name="ce33" table:formula="of:=IF(OR(ISBLANK([.$C82]);[.$C82]=&quot;Référentiel&quot;);0;IF(contexte_calcul=&quot;Réalisé&quot;;[.$W82]*[.F82];[.$R82]*[.F8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2]=&quot;Référentiel&quot;;IF(contexte_calcul=&quot;Réalisé&quot;;[.$W82];[.$R8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3]);[.C83]=&quot;Référentiel&quot;);&quot;&quot;;1-([.D83]+[.E83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3]);0;HLOOKUP(IF(AND([.C83]=&quot;TP&quot;;TP_vaut_TD=&quot;Oui&quot;);&quot;TD&quot;;[.C83]);types_intervention;2;0))*IF(ISBLANK([.G83]);1;[.G83])" office:value-type="float" office:value="0" calcext:value-type="float">
            <text:p>0 HETD</text:p>
          </table:table-cell>
          <table:table-cell table:style-name="ce12" table:formula="of:=IF(ISBLANK([.C83]);0;HLOOKUP([.C83];types_intervention;3;0))*IF(ISBLANK([.G83]);1;[.G83])" office:value-type="float" office:value="0" calcext:value-type="float">
            <text:p>0 HETD</text:p>
          </table:table-cell>
          <table:table-cell table:style-name="ce11" table:formula="of:=IF([.H83]=&quot;Oui&quot;;[.I83]*[.J8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3]/[.$L$522];0)" office:value-type="percentage" office:value="0" calcext:value-type="percentage">
            <text:p>0,00 %</text:p>
          </table:table-cell>
          <table:table-cell table:style-name="ce11" table:formula="of:=MIN(service_du;[.$L$522])*[.N83]" office:value-type="float" office:value="0" calcext:value-type="float">
            <text:p>0 HETD</text:p>
          </table:table-cell>
          <table:table-cell table:style-name="ce28" table:formula="of:=IF([.L83]&lt;&gt;0;[.O83]/[.L83];0)" office:value-type="percentage" office:value="0" calcext:value-type="percentage">
            <text:p>0,00 %</text:p>
          </table:table-cell>
          <table:table-cell table:style-name="ce28" table:formula="of:=IF([.$L$522]&gt;service_du;1-[.P83];0)" office:value-type="percentage" office:value="1" calcext:value-type="percentage">
            <text:p>100,00 %</text:p>
          </table:table-cell>
          <table:table-cell table:style-name="ce26" table:formula="of:=[.I83]*[.Q83]*[.K83]*IF(ISBLANK([.G83]);1;[.G8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2]+[.L83]&gt;service_du;service_du;[.T82]+[.L83]))" office:value-type="float" office:value="188" calcext:value-type="float">
            <text:p>188 HETD</text:p>
          </table:table-cell>
          <table:table-cell table:style-name="ce11" table:formula="of:=IF(service_du=0;0;IF([.T82]+[.L83]&gt;service_du;service_du-[.T82];[.L83]))" office:value-type="float" office:value="0" calcext:value-type="float">
            <text:p>0 HETD</text:p>
          </table:table-cell>
          <table:table-cell table:style-name="ce30" table:formula="of:=IF(service_du=0;[.I83];IF([.J83]&gt;0;IF([.T82]+[.L83]&lt;service_du;0;(([.T82]+[.L83])-service_du)/[.J8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3]+IF([.H83]&lt;&gt;&quot;Oui&quot;;[.I83];0))*[.K83])*IF(ISBLANK([.G83]);1;[.G83])" office:value-type="float" office:value="0" calcext:value-type="float">
            <text:p>0 HETD</text:p>
          </table:table-cell>
          <table:table-cell/>
          <table:table-cell table:style-name="ce33" table:formula="of:=IF(OR(ISBLANK([.$C83]);[.$C83]=&quot;Référentiel&quot;);0;IF(contexte_calcul=&quot;Réalisé&quot;;[.$U83]*[.D83];[.$O83]*[.D83]))" office:value-type="float" office:value="0" calcext:value-type="float">
            <text:p>0 HETD</text:p>
          </table:table-cell>
          <table:table-cell table:style-name="ce33" table:formula="of:=IF(OR(ISBLANK([.$C83]);[.$C83]=&quot;Référentiel&quot;);0;IF(contexte_calcul=&quot;Réalisé&quot;;[.$U83]*[.E83];[.$O83]*[.E83]))" office:value-type="float" office:value="0" calcext:value-type="float">
            <text:p>0 HETD</text:p>
          </table:table-cell>
          <table:table-cell table:style-name="ce33" table:formula="of:=IF(OR(ISBLANK([.$C83]);[.$C83]=&quot;Référentiel&quot;);0;IF(contexte_calcul=&quot;Réalisé&quot;;[.$U83]*[.F83];[.$O83]*[.F83]))" office:value-type="float" office:value="0" calcext:value-type="float">
            <text:p>0 HETD</text:p>
          </table:table-cell>
          <table:table-cell table:style-name="ce33" table:formula="of:=IF([.$C83]=&quot;Référentiel&quot;;IF(contexte_calcul=&quot;Réalisé&quot;;[.$U83];[.$R83]);0)" office:value-type="float" office:value="0" calcext:value-type="float">
            <text:p>0 HETD</text:p>
          </table:table-cell>
          <table:table-cell table:style-name="ce33" table:formula="of:=IF(OR(ISBLANK([.$C83]);[.$C83]=&quot;Référentiel&quot;);0;IF(contexte_calcul=&quot;Réalisé&quot;;[.$W83]*[.D83];[.$R83]*[.D83]))" office:value-type="float" office:value="0" calcext:value-type="float">
            <text:p>0 HETD</text:p>
          </table:table-cell>
          <table:table-cell table:style-name="ce33" table:formula="of:=IF(OR(ISBLANK([.$C83]);[.$C83]=&quot;Référentiel&quot;);0;IF(contexte_calcul=&quot;Réalisé&quot;;[.$W83]*[.E83];[.$R83]*[.E83]))" office:value-type="float" office:value="0" calcext:value-type="float">
            <text:p>0 HETD</text:p>
          </table:table-cell>
          <table:table-cell table:style-name="ce33" table:formula="of:=IF(OR(ISBLANK([.$C83]);[.$C83]=&quot;Référentiel&quot;);0;IF(contexte_calcul=&quot;Réalisé&quot;;[.$W83]*[.F83];[.$R83]*[.F8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3]=&quot;Référentiel&quot;;IF(contexte_calcul=&quot;Réalisé&quot;;[.$W83];[.$R8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4]);[.C84]=&quot;Référentiel&quot;);&quot;&quot;;1-([.D84]+[.E84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4]);0;HLOOKUP(IF(AND([.C84]=&quot;TP&quot;;TP_vaut_TD=&quot;Oui&quot;);&quot;TD&quot;;[.C84]);types_intervention;2;0))*IF(ISBLANK([.G84]);1;[.G84])" office:value-type="float" office:value="0" calcext:value-type="float">
            <text:p>0 HETD</text:p>
          </table:table-cell>
          <table:table-cell table:style-name="ce12" table:formula="of:=IF(ISBLANK([.C84]);0;HLOOKUP([.C84];types_intervention;3;0))*IF(ISBLANK([.G84]);1;[.G84])" office:value-type="float" office:value="0" calcext:value-type="float">
            <text:p>0 HETD</text:p>
          </table:table-cell>
          <table:table-cell table:style-name="ce11" table:formula="of:=IF([.H84]=&quot;Oui&quot;;[.I84]*[.J8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4]/[.$L$522];0)" office:value-type="percentage" office:value="0" calcext:value-type="percentage">
            <text:p>0,00 %</text:p>
          </table:table-cell>
          <table:table-cell table:style-name="ce11" table:formula="of:=MIN(service_du;[.$L$522])*[.N84]" office:value-type="float" office:value="0" calcext:value-type="float">
            <text:p>0 HETD</text:p>
          </table:table-cell>
          <table:table-cell table:style-name="ce28" table:formula="of:=IF([.L84]&lt;&gt;0;[.O84]/[.L84];0)" office:value-type="percentage" office:value="0" calcext:value-type="percentage">
            <text:p>0,00 %</text:p>
          </table:table-cell>
          <table:table-cell table:style-name="ce28" table:formula="of:=IF([.$L$522]&gt;service_du;1-[.P84];0)" office:value-type="percentage" office:value="1" calcext:value-type="percentage">
            <text:p>100,00 %</text:p>
          </table:table-cell>
          <table:table-cell table:style-name="ce26" table:formula="of:=[.I84]*[.Q84]*[.K84]*IF(ISBLANK([.G84]);1;[.G8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3]+[.L84]&gt;service_du;service_du;[.T83]+[.L84]))" office:value-type="float" office:value="188" calcext:value-type="float">
            <text:p>188 HETD</text:p>
          </table:table-cell>
          <table:table-cell table:style-name="ce11" table:formula="of:=IF(service_du=0;0;IF([.T83]+[.L84]&gt;service_du;service_du-[.T83];[.L84]))" office:value-type="float" office:value="0" calcext:value-type="float">
            <text:p>0 HETD</text:p>
          </table:table-cell>
          <table:table-cell table:style-name="ce30" table:formula="of:=IF(service_du=0;[.I84];IF([.J84]&gt;0;IF([.T83]+[.L84]&lt;service_du;0;(([.T83]+[.L84])-service_du)/[.J8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4]+IF([.H84]&lt;&gt;&quot;Oui&quot;;[.I84];0))*[.K84])*IF(ISBLANK([.G84]);1;[.G84])" office:value-type="float" office:value="0" calcext:value-type="float">
            <text:p>0 HETD</text:p>
          </table:table-cell>
          <table:table-cell/>
          <table:table-cell table:style-name="ce33" table:formula="of:=IF(OR(ISBLANK([.$C84]);[.$C84]=&quot;Référentiel&quot;);0;IF(contexte_calcul=&quot;Réalisé&quot;;[.$U84]*[.D84];[.$O84]*[.D84]))" office:value-type="float" office:value="0" calcext:value-type="float">
            <text:p>0 HETD</text:p>
          </table:table-cell>
          <table:table-cell table:style-name="ce33" table:formula="of:=IF(OR(ISBLANK([.$C84]);[.$C84]=&quot;Référentiel&quot;);0;IF(contexte_calcul=&quot;Réalisé&quot;;[.$U84]*[.E84];[.$O84]*[.E84]))" office:value-type="float" office:value="0" calcext:value-type="float">
            <text:p>0 HETD</text:p>
          </table:table-cell>
          <table:table-cell table:style-name="ce33" table:formula="of:=IF(OR(ISBLANK([.$C84]);[.$C84]=&quot;Référentiel&quot;);0;IF(contexte_calcul=&quot;Réalisé&quot;;[.$U84]*[.F84];[.$O84]*[.F84]))" office:value-type="float" office:value="0" calcext:value-type="float">
            <text:p>0 HETD</text:p>
          </table:table-cell>
          <table:table-cell table:style-name="ce33" table:formula="of:=IF([.$C84]=&quot;Référentiel&quot;;IF(contexte_calcul=&quot;Réalisé&quot;;[.$U84];[.$R84]);0)" office:value-type="float" office:value="0" calcext:value-type="float">
            <text:p>0 HETD</text:p>
          </table:table-cell>
          <table:table-cell table:style-name="ce33" table:formula="of:=IF(OR(ISBLANK([.$C84]);[.$C84]=&quot;Référentiel&quot;);0;IF(contexte_calcul=&quot;Réalisé&quot;;[.$W84]*[.D84];[.$R84]*[.D84]))" office:value-type="float" office:value="0" calcext:value-type="float">
            <text:p>0 HETD</text:p>
          </table:table-cell>
          <table:table-cell table:style-name="ce33" table:formula="of:=IF(OR(ISBLANK([.$C84]);[.$C84]=&quot;Référentiel&quot;);0;IF(contexte_calcul=&quot;Réalisé&quot;;[.$W84]*[.E84];[.$R84]*[.E84]))" office:value-type="float" office:value="0" calcext:value-type="float">
            <text:p>0 HETD</text:p>
          </table:table-cell>
          <table:table-cell table:style-name="ce33" table:formula="of:=IF(OR(ISBLANK([.$C84]);[.$C84]=&quot;Référentiel&quot;);0;IF(contexte_calcul=&quot;Réalisé&quot;;[.$W84]*[.F84];[.$R84]*[.F8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4]=&quot;Référentiel&quot;;IF(contexte_calcul=&quot;Réalisé&quot;;[.$W84];[.$R8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5]);[.C85]=&quot;Référentiel&quot;);&quot;&quot;;1-([.D85]+[.E85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5]);0;HLOOKUP(IF(AND([.C85]=&quot;TP&quot;;TP_vaut_TD=&quot;Oui&quot;);&quot;TD&quot;;[.C85]);types_intervention;2;0))*IF(ISBLANK([.G85]);1;[.G85])" office:value-type="float" office:value="0" calcext:value-type="float">
            <text:p>0 HETD</text:p>
          </table:table-cell>
          <table:table-cell table:style-name="ce12" table:formula="of:=IF(ISBLANK([.C85]);0;HLOOKUP([.C85];types_intervention;3;0))*IF(ISBLANK([.G85]);1;[.G85])" office:value-type="float" office:value="0" calcext:value-type="float">
            <text:p>0 HETD</text:p>
          </table:table-cell>
          <table:table-cell table:style-name="ce11" table:formula="of:=IF([.H85]=&quot;Oui&quot;;[.I85]*[.J8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5]/[.$L$522];0)" office:value-type="percentage" office:value="0" calcext:value-type="percentage">
            <text:p>0,00 %</text:p>
          </table:table-cell>
          <table:table-cell table:style-name="ce11" table:formula="of:=MIN(service_du;[.$L$522])*[.N85]" office:value-type="float" office:value="0" calcext:value-type="float">
            <text:p>0 HETD</text:p>
          </table:table-cell>
          <table:table-cell table:style-name="ce28" table:formula="of:=IF([.L85]&lt;&gt;0;[.O85]/[.L85];0)" office:value-type="percentage" office:value="0" calcext:value-type="percentage">
            <text:p>0,00 %</text:p>
          </table:table-cell>
          <table:table-cell table:style-name="ce28" table:formula="of:=IF([.$L$522]&gt;service_du;1-[.P85];0)" office:value-type="percentage" office:value="1" calcext:value-type="percentage">
            <text:p>100,00 %</text:p>
          </table:table-cell>
          <table:table-cell table:style-name="ce26" table:formula="of:=[.I85]*[.Q85]*[.K85]*IF(ISBLANK([.G85]);1;[.G8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4]+[.L85]&gt;service_du;service_du;[.T84]+[.L85]))" office:value-type="float" office:value="188" calcext:value-type="float">
            <text:p>188 HETD</text:p>
          </table:table-cell>
          <table:table-cell table:style-name="ce11" table:formula="of:=IF(service_du=0;0;IF([.T84]+[.L85]&gt;service_du;service_du-[.T84];[.L85]))" office:value-type="float" office:value="0" calcext:value-type="float">
            <text:p>0 HETD</text:p>
          </table:table-cell>
          <table:table-cell table:style-name="ce30" table:formula="of:=IF(service_du=0;[.I85];IF([.J85]&gt;0;IF([.T84]+[.L85]&lt;service_du;0;(([.T84]+[.L85])-service_du)/[.J8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5]+IF([.H85]&lt;&gt;&quot;Oui&quot;;[.I85];0))*[.K85])*IF(ISBLANK([.G85]);1;[.G85])" office:value-type="float" office:value="0" calcext:value-type="float">
            <text:p>0 HETD</text:p>
          </table:table-cell>
          <table:table-cell/>
          <table:table-cell table:style-name="ce33" table:formula="of:=IF(OR(ISBLANK([.$C85]);[.$C85]=&quot;Référentiel&quot;);0;IF(contexte_calcul=&quot;Réalisé&quot;;[.$U85]*[.D85];[.$O85]*[.D85]))" office:value-type="float" office:value="0" calcext:value-type="float">
            <text:p>0 HETD</text:p>
          </table:table-cell>
          <table:table-cell table:style-name="ce33" table:formula="of:=IF(OR(ISBLANK([.$C85]);[.$C85]=&quot;Référentiel&quot;);0;IF(contexte_calcul=&quot;Réalisé&quot;;[.$U85]*[.E85];[.$O85]*[.E85]))" office:value-type="float" office:value="0" calcext:value-type="float">
            <text:p>0 HETD</text:p>
          </table:table-cell>
          <table:table-cell table:style-name="ce33" table:formula="of:=IF(OR(ISBLANK([.$C85]);[.$C85]=&quot;Référentiel&quot;);0;IF(contexte_calcul=&quot;Réalisé&quot;;[.$U85]*[.F85];[.$O85]*[.F85]))" office:value-type="float" office:value="0" calcext:value-type="float">
            <text:p>0 HETD</text:p>
          </table:table-cell>
          <table:table-cell table:style-name="ce33" table:formula="of:=IF([.$C85]=&quot;Référentiel&quot;;IF(contexte_calcul=&quot;Réalisé&quot;;[.$U85];[.$R85]);0)" office:value-type="float" office:value="0" calcext:value-type="float">
            <text:p>0 HETD</text:p>
          </table:table-cell>
          <table:table-cell table:style-name="ce33" table:formula="of:=IF(OR(ISBLANK([.$C85]);[.$C85]=&quot;Référentiel&quot;);0;IF(contexte_calcul=&quot;Réalisé&quot;;[.$W85]*[.D85];[.$R85]*[.D85]))" office:value-type="float" office:value="0" calcext:value-type="float">
            <text:p>0 HETD</text:p>
          </table:table-cell>
          <table:table-cell table:style-name="ce33" table:formula="of:=IF(OR(ISBLANK([.$C85]);[.$C85]=&quot;Référentiel&quot;);0;IF(contexte_calcul=&quot;Réalisé&quot;;[.$W85]*[.E85];[.$R85]*[.E85]))" office:value-type="float" office:value="0" calcext:value-type="float">
            <text:p>0 HETD</text:p>
          </table:table-cell>
          <table:table-cell table:style-name="ce33" table:formula="of:=IF(OR(ISBLANK([.$C85]);[.$C85]=&quot;Référentiel&quot;);0;IF(contexte_calcul=&quot;Réalisé&quot;;[.$W85]*[.F85];[.$R85]*[.F8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5]=&quot;Référentiel&quot;;IF(contexte_calcul=&quot;Réalisé&quot;;[.$W85];[.$R8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6]);[.C86]=&quot;Référentiel&quot;);&quot;&quot;;1-([.D86]+[.E86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6]);0;HLOOKUP(IF(AND([.C86]=&quot;TP&quot;;TP_vaut_TD=&quot;Oui&quot;);&quot;TD&quot;;[.C86]);types_intervention;2;0))*IF(ISBLANK([.G86]);1;[.G86])" office:value-type="float" office:value="0" calcext:value-type="float">
            <text:p>0 HETD</text:p>
          </table:table-cell>
          <table:table-cell table:style-name="ce12" table:formula="of:=IF(ISBLANK([.C86]);0;HLOOKUP([.C86];types_intervention;3;0))*IF(ISBLANK([.G86]);1;[.G86])" office:value-type="float" office:value="0" calcext:value-type="float">
            <text:p>0 HETD</text:p>
          </table:table-cell>
          <table:table-cell table:style-name="ce11" table:formula="of:=IF([.H86]=&quot;Oui&quot;;[.I86]*[.J8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6]/[.$L$522];0)" office:value-type="percentage" office:value="0" calcext:value-type="percentage">
            <text:p>0,00 %</text:p>
          </table:table-cell>
          <table:table-cell table:style-name="ce11" table:formula="of:=MIN(service_du;[.$L$522])*[.N86]" office:value-type="float" office:value="0" calcext:value-type="float">
            <text:p>0 HETD</text:p>
          </table:table-cell>
          <table:table-cell table:style-name="ce28" table:formula="of:=IF([.L86]&lt;&gt;0;[.O86]/[.L86];0)" office:value-type="percentage" office:value="0" calcext:value-type="percentage">
            <text:p>0,00 %</text:p>
          </table:table-cell>
          <table:table-cell table:style-name="ce28" table:formula="of:=IF([.$L$522]&gt;service_du;1-[.P86];0)" office:value-type="percentage" office:value="1" calcext:value-type="percentage">
            <text:p>100,00 %</text:p>
          </table:table-cell>
          <table:table-cell table:style-name="ce26" table:formula="of:=[.I86]*[.Q86]*[.K86]*IF(ISBLANK([.G86]);1;[.G8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5]+[.L86]&gt;service_du;service_du;[.T85]+[.L86]))" office:value-type="float" office:value="188" calcext:value-type="float">
            <text:p>188 HETD</text:p>
          </table:table-cell>
          <table:table-cell table:style-name="ce11" table:formula="of:=IF(service_du=0;0;IF([.T85]+[.L86]&gt;service_du;service_du-[.T85];[.L86]))" office:value-type="float" office:value="0" calcext:value-type="float">
            <text:p>0 HETD</text:p>
          </table:table-cell>
          <table:table-cell table:style-name="ce30" table:formula="of:=IF(service_du=0;[.I86];IF([.J86]&gt;0;IF([.T85]+[.L86]&lt;service_du;0;(([.T85]+[.L86])-service_du)/[.J8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6]+IF([.H86]&lt;&gt;&quot;Oui&quot;;[.I86];0))*[.K86])*IF(ISBLANK([.G86]);1;[.G86])" office:value-type="float" office:value="0" calcext:value-type="float">
            <text:p>0 HETD</text:p>
          </table:table-cell>
          <table:table-cell/>
          <table:table-cell table:style-name="ce33" table:formula="of:=IF(OR(ISBLANK([.$C86]);[.$C86]=&quot;Référentiel&quot;);0;IF(contexte_calcul=&quot;Réalisé&quot;;[.$U86]*[.D86];[.$O86]*[.D86]))" office:value-type="float" office:value="0" calcext:value-type="float">
            <text:p>0 HETD</text:p>
          </table:table-cell>
          <table:table-cell table:style-name="ce33" table:formula="of:=IF(OR(ISBLANK([.$C86]);[.$C86]=&quot;Référentiel&quot;);0;IF(contexte_calcul=&quot;Réalisé&quot;;[.$U86]*[.E86];[.$O86]*[.E86]))" office:value-type="float" office:value="0" calcext:value-type="float">
            <text:p>0 HETD</text:p>
          </table:table-cell>
          <table:table-cell table:style-name="ce33" table:formula="of:=IF(OR(ISBLANK([.$C86]);[.$C86]=&quot;Référentiel&quot;);0;IF(contexte_calcul=&quot;Réalisé&quot;;[.$U86]*[.F86];[.$O86]*[.F86]))" office:value-type="float" office:value="0" calcext:value-type="float">
            <text:p>0 HETD</text:p>
          </table:table-cell>
          <table:table-cell table:style-name="ce33" table:formula="of:=IF([.$C86]=&quot;Référentiel&quot;;IF(contexte_calcul=&quot;Réalisé&quot;;[.$U86];[.$R86]);0)" office:value-type="float" office:value="0" calcext:value-type="float">
            <text:p>0 HETD</text:p>
          </table:table-cell>
          <table:table-cell table:style-name="ce33" table:formula="of:=IF(OR(ISBLANK([.$C86]);[.$C86]=&quot;Référentiel&quot;);0;IF(contexte_calcul=&quot;Réalisé&quot;;[.$W86]*[.D86];[.$R86]*[.D86]))" office:value-type="float" office:value="0" calcext:value-type="float">
            <text:p>0 HETD</text:p>
          </table:table-cell>
          <table:table-cell table:style-name="ce33" table:formula="of:=IF(OR(ISBLANK([.$C86]);[.$C86]=&quot;Référentiel&quot;);0;IF(contexte_calcul=&quot;Réalisé&quot;;[.$W86]*[.E86];[.$R86]*[.E86]))" office:value-type="float" office:value="0" calcext:value-type="float">
            <text:p>0 HETD</text:p>
          </table:table-cell>
          <table:table-cell table:style-name="ce33" table:formula="of:=IF(OR(ISBLANK([.$C86]);[.$C86]=&quot;Référentiel&quot;);0;IF(contexte_calcul=&quot;Réalisé&quot;;[.$W86]*[.F86];[.$R86]*[.F8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6]=&quot;Référentiel&quot;;IF(contexte_calcul=&quot;Réalisé&quot;;[.$W86];[.$R8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7]);[.C87]=&quot;Référentiel&quot;);&quot;&quot;;1-([.D87]+[.E87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7]);0;HLOOKUP(IF(AND([.C87]=&quot;TP&quot;;TP_vaut_TD=&quot;Oui&quot;);&quot;TD&quot;;[.C87]);types_intervention;2;0))*IF(ISBLANK([.G87]);1;[.G87])" office:value-type="float" office:value="0" calcext:value-type="float">
            <text:p>0 HETD</text:p>
          </table:table-cell>
          <table:table-cell table:style-name="ce12" table:formula="of:=IF(ISBLANK([.C87]);0;HLOOKUP([.C87];types_intervention;3;0))*IF(ISBLANK([.G87]);1;[.G87])" office:value-type="float" office:value="0" calcext:value-type="float">
            <text:p>0 HETD</text:p>
          </table:table-cell>
          <table:table-cell table:style-name="ce11" table:formula="of:=IF([.H87]=&quot;Oui&quot;;[.I87]*[.J8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7]/[.$L$522];0)" office:value-type="percentage" office:value="0" calcext:value-type="percentage">
            <text:p>0,00 %</text:p>
          </table:table-cell>
          <table:table-cell table:style-name="ce11" table:formula="of:=MIN(service_du;[.$L$522])*[.N87]" office:value-type="float" office:value="0" calcext:value-type="float">
            <text:p>0 HETD</text:p>
          </table:table-cell>
          <table:table-cell table:style-name="ce28" table:formula="of:=IF([.L87]&lt;&gt;0;[.O87]/[.L87];0)" office:value-type="percentage" office:value="0" calcext:value-type="percentage">
            <text:p>0,00 %</text:p>
          </table:table-cell>
          <table:table-cell table:style-name="ce28" table:formula="of:=IF([.$L$522]&gt;service_du;1-[.P87];0)" office:value-type="percentage" office:value="1" calcext:value-type="percentage">
            <text:p>100,00 %</text:p>
          </table:table-cell>
          <table:table-cell table:style-name="ce26" table:formula="of:=[.I87]*[.Q87]*[.K87]*IF(ISBLANK([.G87]);1;[.G8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6]+[.L87]&gt;service_du;service_du;[.T86]+[.L87]))" office:value-type="float" office:value="188" calcext:value-type="float">
            <text:p>188 HETD</text:p>
          </table:table-cell>
          <table:table-cell table:style-name="ce11" table:formula="of:=IF(service_du=0;0;IF([.T86]+[.L87]&gt;service_du;service_du-[.T86];[.L87]))" office:value-type="float" office:value="0" calcext:value-type="float">
            <text:p>0 HETD</text:p>
          </table:table-cell>
          <table:table-cell table:style-name="ce30" table:formula="of:=IF(service_du=0;[.I87];IF([.J87]&gt;0;IF([.T86]+[.L87]&lt;service_du;0;(([.T86]+[.L87])-service_du)/[.J8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7]+IF([.H87]&lt;&gt;&quot;Oui&quot;;[.I87];0))*[.K87])*IF(ISBLANK([.G87]);1;[.G87])" office:value-type="float" office:value="0" calcext:value-type="float">
            <text:p>0 HETD</text:p>
          </table:table-cell>
          <table:table-cell/>
          <table:table-cell table:style-name="ce33" table:formula="of:=IF(OR(ISBLANK([.$C87]);[.$C87]=&quot;Référentiel&quot;);0;IF(contexte_calcul=&quot;Réalisé&quot;;[.$U87]*[.D87];[.$O87]*[.D87]))" office:value-type="float" office:value="0" calcext:value-type="float">
            <text:p>0 HETD</text:p>
          </table:table-cell>
          <table:table-cell table:style-name="ce33" table:formula="of:=IF(OR(ISBLANK([.$C87]);[.$C87]=&quot;Référentiel&quot;);0;IF(contexte_calcul=&quot;Réalisé&quot;;[.$U87]*[.E87];[.$O87]*[.E87]))" office:value-type="float" office:value="0" calcext:value-type="float">
            <text:p>0 HETD</text:p>
          </table:table-cell>
          <table:table-cell table:style-name="ce33" table:formula="of:=IF(OR(ISBLANK([.$C87]);[.$C87]=&quot;Référentiel&quot;);0;IF(contexte_calcul=&quot;Réalisé&quot;;[.$U87]*[.F87];[.$O87]*[.F87]))" office:value-type="float" office:value="0" calcext:value-type="float">
            <text:p>0 HETD</text:p>
          </table:table-cell>
          <table:table-cell table:style-name="ce33" table:formula="of:=IF([.$C87]=&quot;Référentiel&quot;;IF(contexte_calcul=&quot;Réalisé&quot;;[.$U87];[.$R87]);0)" office:value-type="float" office:value="0" calcext:value-type="float">
            <text:p>0 HETD</text:p>
          </table:table-cell>
          <table:table-cell table:style-name="ce33" table:formula="of:=IF(OR(ISBLANK([.$C87]);[.$C87]=&quot;Référentiel&quot;);0;IF(contexte_calcul=&quot;Réalisé&quot;;[.$W87]*[.D87];[.$R87]*[.D87]))" office:value-type="float" office:value="0" calcext:value-type="float">
            <text:p>0 HETD</text:p>
          </table:table-cell>
          <table:table-cell table:style-name="ce33" table:formula="of:=IF(OR(ISBLANK([.$C87]);[.$C87]=&quot;Référentiel&quot;);0;IF(contexte_calcul=&quot;Réalisé&quot;;[.$W87]*[.E87];[.$R87]*[.E87]))" office:value-type="float" office:value="0" calcext:value-type="float">
            <text:p>0 HETD</text:p>
          </table:table-cell>
          <table:table-cell table:style-name="ce33" table:formula="of:=IF(OR(ISBLANK([.$C87]);[.$C87]=&quot;Référentiel&quot;);0;IF(contexte_calcul=&quot;Réalisé&quot;;[.$W87]*[.F87];[.$R87]*[.F8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7]=&quot;Référentiel&quot;;IF(contexte_calcul=&quot;Réalisé&quot;;[.$W87];[.$R8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8]);[.C88]=&quot;Référentiel&quot;);&quot;&quot;;1-([.D88]+[.E88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8]);0;HLOOKUP(IF(AND([.C88]=&quot;TP&quot;;TP_vaut_TD=&quot;Oui&quot;);&quot;TD&quot;;[.C88]);types_intervention;2;0))*IF(ISBLANK([.G88]);1;[.G88])" office:value-type="float" office:value="0" calcext:value-type="float">
            <text:p>0 HETD</text:p>
          </table:table-cell>
          <table:table-cell table:style-name="ce12" table:formula="of:=IF(ISBLANK([.C88]);0;HLOOKUP([.C88];types_intervention;3;0))*IF(ISBLANK([.G88]);1;[.G88])" office:value-type="float" office:value="0" calcext:value-type="float">
            <text:p>0 HETD</text:p>
          </table:table-cell>
          <table:table-cell table:style-name="ce11" table:formula="of:=IF([.H88]=&quot;Oui&quot;;[.I88]*[.J8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8]/[.$L$522];0)" office:value-type="percentage" office:value="0" calcext:value-type="percentage">
            <text:p>0,00 %</text:p>
          </table:table-cell>
          <table:table-cell table:style-name="ce11" table:formula="of:=MIN(service_du;[.$L$522])*[.N88]" office:value-type="float" office:value="0" calcext:value-type="float">
            <text:p>0 HETD</text:p>
          </table:table-cell>
          <table:table-cell table:style-name="ce28" table:formula="of:=IF([.L88]&lt;&gt;0;[.O88]/[.L88];0)" office:value-type="percentage" office:value="0" calcext:value-type="percentage">
            <text:p>0,00 %</text:p>
          </table:table-cell>
          <table:table-cell table:style-name="ce28" table:formula="of:=IF([.$L$522]&gt;service_du;1-[.P88];0)" office:value-type="percentage" office:value="1" calcext:value-type="percentage">
            <text:p>100,00 %</text:p>
          </table:table-cell>
          <table:table-cell table:style-name="ce26" table:formula="of:=[.I88]*[.Q88]*[.K88]*IF(ISBLANK([.G88]);1;[.G8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7]+[.L88]&gt;service_du;service_du;[.T87]+[.L88]))" office:value-type="float" office:value="188" calcext:value-type="float">
            <text:p>188 HETD</text:p>
          </table:table-cell>
          <table:table-cell table:style-name="ce11" table:formula="of:=IF(service_du=0;0;IF([.T87]+[.L88]&gt;service_du;service_du-[.T87];[.L88]))" office:value-type="float" office:value="0" calcext:value-type="float">
            <text:p>0 HETD</text:p>
          </table:table-cell>
          <table:table-cell table:style-name="ce30" table:formula="of:=IF(service_du=0;[.I88];IF([.J88]&gt;0;IF([.T87]+[.L88]&lt;service_du;0;(([.T87]+[.L88])-service_du)/[.J8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8]+IF([.H88]&lt;&gt;&quot;Oui&quot;;[.I88];0))*[.K88])*IF(ISBLANK([.G88]);1;[.G88])" office:value-type="float" office:value="0" calcext:value-type="float">
            <text:p>0 HETD</text:p>
          </table:table-cell>
          <table:table-cell/>
          <table:table-cell table:style-name="ce33" table:formula="of:=IF(OR(ISBLANK([.$C88]);[.$C88]=&quot;Référentiel&quot;);0;IF(contexte_calcul=&quot;Réalisé&quot;;[.$U88]*[.D88];[.$O88]*[.D88]))" office:value-type="float" office:value="0" calcext:value-type="float">
            <text:p>0 HETD</text:p>
          </table:table-cell>
          <table:table-cell table:style-name="ce33" table:formula="of:=IF(OR(ISBLANK([.$C88]);[.$C88]=&quot;Référentiel&quot;);0;IF(contexte_calcul=&quot;Réalisé&quot;;[.$U88]*[.E88];[.$O88]*[.E88]))" office:value-type="float" office:value="0" calcext:value-type="float">
            <text:p>0 HETD</text:p>
          </table:table-cell>
          <table:table-cell table:style-name="ce33" table:formula="of:=IF(OR(ISBLANK([.$C88]);[.$C88]=&quot;Référentiel&quot;);0;IF(contexte_calcul=&quot;Réalisé&quot;;[.$U88]*[.F88];[.$O88]*[.F88]))" office:value-type="float" office:value="0" calcext:value-type="float">
            <text:p>0 HETD</text:p>
          </table:table-cell>
          <table:table-cell table:style-name="ce33" table:formula="of:=IF([.$C88]=&quot;Référentiel&quot;;IF(contexte_calcul=&quot;Réalisé&quot;;[.$U88];[.$R88]);0)" office:value-type="float" office:value="0" calcext:value-type="float">
            <text:p>0 HETD</text:p>
          </table:table-cell>
          <table:table-cell table:style-name="ce33" table:formula="of:=IF(OR(ISBLANK([.$C88]);[.$C88]=&quot;Référentiel&quot;);0;IF(contexte_calcul=&quot;Réalisé&quot;;[.$W88]*[.D88];[.$R88]*[.D88]))" office:value-type="float" office:value="0" calcext:value-type="float">
            <text:p>0 HETD</text:p>
          </table:table-cell>
          <table:table-cell table:style-name="ce33" table:formula="of:=IF(OR(ISBLANK([.$C88]);[.$C88]=&quot;Référentiel&quot;);0;IF(contexte_calcul=&quot;Réalisé&quot;;[.$W88]*[.E88];[.$R88]*[.E88]))" office:value-type="float" office:value="0" calcext:value-type="float">
            <text:p>0 HETD</text:p>
          </table:table-cell>
          <table:table-cell table:style-name="ce33" table:formula="of:=IF(OR(ISBLANK([.$C88]);[.$C88]=&quot;Référentiel&quot;);0;IF(contexte_calcul=&quot;Réalisé&quot;;[.$W88]*[.F88];[.$R88]*[.F8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8]=&quot;Référentiel&quot;;IF(contexte_calcul=&quot;Réalisé&quot;;[.$W88];[.$R8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9]);[.C89]=&quot;Référentiel&quot;);&quot;&quot;;1-([.D89]+[.E89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9]);0;HLOOKUP(IF(AND([.C89]=&quot;TP&quot;;TP_vaut_TD=&quot;Oui&quot;);&quot;TD&quot;;[.C89]);types_intervention;2;0))*IF(ISBLANK([.G89]);1;[.G89])" office:value-type="float" office:value="0" calcext:value-type="float">
            <text:p>0 HETD</text:p>
          </table:table-cell>
          <table:table-cell table:style-name="ce12" table:formula="of:=IF(ISBLANK([.C89]);0;HLOOKUP([.C89];types_intervention;3;0))*IF(ISBLANK([.G89]);1;[.G89])" office:value-type="float" office:value="0" calcext:value-type="float">
            <text:p>0 HETD</text:p>
          </table:table-cell>
          <table:table-cell table:style-name="ce11" table:formula="of:=IF([.H89]=&quot;Oui&quot;;[.I89]*[.J8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9]/[.$L$522];0)" office:value-type="percentage" office:value="0" calcext:value-type="percentage">
            <text:p>0,00 %</text:p>
          </table:table-cell>
          <table:table-cell table:style-name="ce11" table:formula="of:=MIN(service_du;[.$L$522])*[.N89]" office:value-type="float" office:value="0" calcext:value-type="float">
            <text:p>0 HETD</text:p>
          </table:table-cell>
          <table:table-cell table:style-name="ce28" table:formula="of:=IF([.L89]&lt;&gt;0;[.O89]/[.L89];0)" office:value-type="percentage" office:value="0" calcext:value-type="percentage">
            <text:p>0,00 %</text:p>
          </table:table-cell>
          <table:table-cell table:style-name="ce28" table:formula="of:=IF([.$L$522]&gt;service_du;1-[.P89];0)" office:value-type="percentage" office:value="1" calcext:value-type="percentage">
            <text:p>100,00 %</text:p>
          </table:table-cell>
          <table:table-cell table:style-name="ce26" table:formula="of:=[.I89]*[.Q89]*[.K89]*IF(ISBLANK([.G89]);1;[.G8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8]+[.L89]&gt;service_du;service_du;[.T88]+[.L89]))" office:value-type="float" office:value="188" calcext:value-type="float">
            <text:p>188 HETD</text:p>
          </table:table-cell>
          <table:table-cell table:style-name="ce11" table:formula="of:=IF(service_du=0;0;IF([.T88]+[.L89]&gt;service_du;service_du-[.T88];[.L89]))" office:value-type="float" office:value="0" calcext:value-type="float">
            <text:p>0 HETD</text:p>
          </table:table-cell>
          <table:table-cell table:style-name="ce30" table:formula="of:=IF(service_du=0;[.I89];IF([.J89]&gt;0;IF([.T88]+[.L89]&lt;service_du;0;(([.T88]+[.L89])-service_du)/[.J8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9]+IF([.H89]&lt;&gt;&quot;Oui&quot;;[.I89];0))*[.K89])*IF(ISBLANK([.G89]);1;[.G89])" office:value-type="float" office:value="0" calcext:value-type="float">
            <text:p>0 HETD</text:p>
          </table:table-cell>
          <table:table-cell/>
          <table:table-cell table:style-name="ce33" table:formula="of:=IF(OR(ISBLANK([.$C89]);[.$C89]=&quot;Référentiel&quot;);0;IF(contexte_calcul=&quot;Réalisé&quot;;[.$U89]*[.D89];[.$O89]*[.D89]))" office:value-type="float" office:value="0" calcext:value-type="float">
            <text:p>0 HETD</text:p>
          </table:table-cell>
          <table:table-cell table:style-name="ce33" table:formula="of:=IF(OR(ISBLANK([.$C89]);[.$C89]=&quot;Référentiel&quot;);0;IF(contexte_calcul=&quot;Réalisé&quot;;[.$U89]*[.E89];[.$O89]*[.E89]))" office:value-type="float" office:value="0" calcext:value-type="float">
            <text:p>0 HETD</text:p>
          </table:table-cell>
          <table:table-cell table:style-name="ce33" table:formula="of:=IF(OR(ISBLANK([.$C89]);[.$C89]=&quot;Référentiel&quot;);0;IF(contexte_calcul=&quot;Réalisé&quot;;[.$U89]*[.F89];[.$O89]*[.F89]))" office:value-type="float" office:value="0" calcext:value-type="float">
            <text:p>0 HETD</text:p>
          </table:table-cell>
          <table:table-cell table:style-name="ce33" table:formula="of:=IF([.$C89]=&quot;Référentiel&quot;;IF(contexte_calcul=&quot;Réalisé&quot;;[.$U89];[.$R89]);0)" office:value-type="float" office:value="0" calcext:value-type="float">
            <text:p>0 HETD</text:p>
          </table:table-cell>
          <table:table-cell table:style-name="ce33" table:formula="of:=IF(OR(ISBLANK([.$C89]);[.$C89]=&quot;Référentiel&quot;);0;IF(contexte_calcul=&quot;Réalisé&quot;;[.$W89]*[.D89];[.$R89]*[.D89]))" office:value-type="float" office:value="0" calcext:value-type="float">
            <text:p>0 HETD</text:p>
          </table:table-cell>
          <table:table-cell table:style-name="ce33" table:formula="of:=IF(OR(ISBLANK([.$C89]);[.$C89]=&quot;Référentiel&quot;);0;IF(contexte_calcul=&quot;Réalisé&quot;;[.$W89]*[.E89];[.$R89]*[.E89]))" office:value-type="float" office:value="0" calcext:value-type="float">
            <text:p>0 HETD</text:p>
          </table:table-cell>
          <table:table-cell table:style-name="ce33" table:formula="of:=IF(OR(ISBLANK([.$C89]);[.$C89]=&quot;Référentiel&quot;);0;IF(contexte_calcul=&quot;Réalisé&quot;;[.$W89]*[.F89];[.$R89]*[.F8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9]=&quot;Référentiel&quot;;IF(contexte_calcul=&quot;Réalisé&quot;;[.$W89];[.$R8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0]);[.C90]=&quot;Référentiel&quot;);&quot;&quot;;1-([.D90]+[.E90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0]);0;HLOOKUP(IF(AND([.C90]=&quot;TP&quot;;TP_vaut_TD=&quot;Oui&quot;);&quot;TD&quot;;[.C90]);types_intervention;2;0))*IF(ISBLANK([.G90]);1;[.G90])" office:value-type="float" office:value="0" calcext:value-type="float">
            <text:p>0 HETD</text:p>
          </table:table-cell>
          <table:table-cell table:style-name="ce12" table:formula="of:=IF(ISBLANK([.C90]);0;HLOOKUP([.C90];types_intervention;3;0))*IF(ISBLANK([.G90]);1;[.G90])" office:value-type="float" office:value="0" calcext:value-type="float">
            <text:p>0 HETD</text:p>
          </table:table-cell>
          <table:table-cell table:style-name="ce11" table:formula="of:=IF([.H90]=&quot;Oui&quot;;[.I90]*[.J9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0]/[.$L$522];0)" office:value-type="percentage" office:value="0" calcext:value-type="percentage">
            <text:p>0,00 %</text:p>
          </table:table-cell>
          <table:table-cell table:style-name="ce11" table:formula="of:=MIN(service_du;[.$L$522])*[.N90]" office:value-type="float" office:value="0" calcext:value-type="float">
            <text:p>0 HETD</text:p>
          </table:table-cell>
          <table:table-cell table:style-name="ce28" table:formula="of:=IF([.L90]&lt;&gt;0;[.O90]/[.L90];0)" office:value-type="percentage" office:value="0" calcext:value-type="percentage">
            <text:p>0,00 %</text:p>
          </table:table-cell>
          <table:table-cell table:style-name="ce28" table:formula="of:=IF([.$L$522]&gt;service_du;1-[.P90];0)" office:value-type="percentage" office:value="1" calcext:value-type="percentage">
            <text:p>100,00 %</text:p>
          </table:table-cell>
          <table:table-cell table:style-name="ce26" table:formula="of:=[.I90]*[.Q90]*[.K90]*IF(ISBLANK([.G90]);1;[.G9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9]+[.L90]&gt;service_du;service_du;[.T89]+[.L90]))" office:value-type="float" office:value="188" calcext:value-type="float">
            <text:p>188 HETD</text:p>
          </table:table-cell>
          <table:table-cell table:style-name="ce11" table:formula="of:=IF(service_du=0;0;IF([.T89]+[.L90]&gt;service_du;service_du-[.T89];[.L90]))" office:value-type="float" office:value="0" calcext:value-type="float">
            <text:p>0 HETD</text:p>
          </table:table-cell>
          <table:table-cell table:style-name="ce30" table:formula="of:=IF(service_du=0;[.I90];IF([.J90]&gt;0;IF([.T89]+[.L90]&lt;service_du;0;(([.T89]+[.L90])-service_du)/[.J9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0]+IF([.H90]&lt;&gt;&quot;Oui&quot;;[.I90];0))*[.K90])*IF(ISBLANK([.G90]);1;[.G90])" office:value-type="float" office:value="0" calcext:value-type="float">
            <text:p>0 HETD</text:p>
          </table:table-cell>
          <table:table-cell/>
          <table:table-cell table:style-name="ce33" table:formula="of:=IF(OR(ISBLANK([.$C90]);[.$C90]=&quot;Référentiel&quot;);0;IF(contexte_calcul=&quot;Réalisé&quot;;[.$U90]*[.D90];[.$O90]*[.D90]))" office:value-type="float" office:value="0" calcext:value-type="float">
            <text:p>0 HETD</text:p>
          </table:table-cell>
          <table:table-cell table:style-name="ce33" table:formula="of:=IF(OR(ISBLANK([.$C90]);[.$C90]=&quot;Référentiel&quot;);0;IF(contexte_calcul=&quot;Réalisé&quot;;[.$U90]*[.E90];[.$O90]*[.E90]))" office:value-type="float" office:value="0" calcext:value-type="float">
            <text:p>0 HETD</text:p>
          </table:table-cell>
          <table:table-cell table:style-name="ce33" table:formula="of:=IF(OR(ISBLANK([.$C90]);[.$C90]=&quot;Référentiel&quot;);0;IF(contexte_calcul=&quot;Réalisé&quot;;[.$U90]*[.F90];[.$O90]*[.F90]))" office:value-type="float" office:value="0" calcext:value-type="float">
            <text:p>0 HETD</text:p>
          </table:table-cell>
          <table:table-cell table:style-name="ce33" table:formula="of:=IF([.$C90]=&quot;Référentiel&quot;;IF(contexte_calcul=&quot;Réalisé&quot;;[.$U90];[.$R90]);0)" office:value-type="float" office:value="0" calcext:value-type="float">
            <text:p>0 HETD</text:p>
          </table:table-cell>
          <table:table-cell table:style-name="ce33" table:formula="of:=IF(OR(ISBLANK([.$C90]);[.$C90]=&quot;Référentiel&quot;);0;IF(contexte_calcul=&quot;Réalisé&quot;;[.$W90]*[.D90];[.$R90]*[.D90]))" office:value-type="float" office:value="0" calcext:value-type="float">
            <text:p>0 HETD</text:p>
          </table:table-cell>
          <table:table-cell table:style-name="ce33" table:formula="of:=IF(OR(ISBLANK([.$C90]);[.$C90]=&quot;Référentiel&quot;);0;IF(contexte_calcul=&quot;Réalisé&quot;;[.$W90]*[.E90];[.$R90]*[.E90]))" office:value-type="float" office:value="0" calcext:value-type="float">
            <text:p>0 HETD</text:p>
          </table:table-cell>
          <table:table-cell table:style-name="ce33" table:formula="of:=IF(OR(ISBLANK([.$C90]);[.$C90]=&quot;Référentiel&quot;);0;IF(contexte_calcul=&quot;Réalisé&quot;;[.$W90]*[.F90];[.$R90]*[.F9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0]=&quot;Référentiel&quot;;IF(contexte_calcul=&quot;Réalisé&quot;;[.$W90];[.$R9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1]);[.C91]=&quot;Référentiel&quot;);&quot;&quot;;1-([.D91]+[.E91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1]);0;HLOOKUP(IF(AND([.C91]=&quot;TP&quot;;TP_vaut_TD=&quot;Oui&quot;);&quot;TD&quot;;[.C91]);types_intervention;2;0))*IF(ISBLANK([.G91]);1;[.G91])" office:value-type="float" office:value="0" calcext:value-type="float">
            <text:p>0 HETD</text:p>
          </table:table-cell>
          <table:table-cell table:style-name="ce12" table:formula="of:=IF(ISBLANK([.C91]);0;HLOOKUP([.C91];types_intervention;3;0))*IF(ISBLANK([.G91]);1;[.G91])" office:value-type="float" office:value="0" calcext:value-type="float">
            <text:p>0 HETD</text:p>
          </table:table-cell>
          <table:table-cell table:style-name="ce11" table:formula="of:=IF([.H91]=&quot;Oui&quot;;[.I91]*[.J9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1]/[.$L$522];0)" office:value-type="percentage" office:value="0" calcext:value-type="percentage">
            <text:p>0,00 %</text:p>
          </table:table-cell>
          <table:table-cell table:style-name="ce11" table:formula="of:=MIN(service_du;[.$L$522])*[.N91]" office:value-type="float" office:value="0" calcext:value-type="float">
            <text:p>0 HETD</text:p>
          </table:table-cell>
          <table:table-cell table:style-name="ce28" table:formula="of:=IF([.L91]&lt;&gt;0;[.O91]/[.L91];0)" office:value-type="percentage" office:value="0" calcext:value-type="percentage">
            <text:p>0,00 %</text:p>
          </table:table-cell>
          <table:table-cell table:style-name="ce28" table:formula="of:=IF([.$L$522]&gt;service_du;1-[.P91];0)" office:value-type="percentage" office:value="1" calcext:value-type="percentage">
            <text:p>100,00 %</text:p>
          </table:table-cell>
          <table:table-cell table:style-name="ce26" table:formula="of:=[.I91]*[.Q91]*[.K91]*IF(ISBLANK([.G91]);1;[.G9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0]+[.L91]&gt;service_du;service_du;[.T90]+[.L91]))" office:value-type="float" office:value="188" calcext:value-type="float">
            <text:p>188 HETD</text:p>
          </table:table-cell>
          <table:table-cell table:style-name="ce11" table:formula="of:=IF(service_du=0;0;IF([.T90]+[.L91]&gt;service_du;service_du-[.T90];[.L91]))" office:value-type="float" office:value="0" calcext:value-type="float">
            <text:p>0 HETD</text:p>
          </table:table-cell>
          <table:table-cell table:style-name="ce30" table:formula="of:=IF(service_du=0;[.I91];IF([.J91]&gt;0;IF([.T90]+[.L91]&lt;service_du;0;(([.T90]+[.L91])-service_du)/[.J9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1]+IF([.H91]&lt;&gt;&quot;Oui&quot;;[.I91];0))*[.K91])*IF(ISBLANK([.G91]);1;[.G91])" office:value-type="float" office:value="0" calcext:value-type="float">
            <text:p>0 HETD</text:p>
          </table:table-cell>
          <table:table-cell/>
          <table:table-cell table:style-name="ce33" table:formula="of:=IF(OR(ISBLANK([.$C91]);[.$C91]=&quot;Référentiel&quot;);0;IF(contexte_calcul=&quot;Réalisé&quot;;[.$U91]*[.D91];[.$O91]*[.D91]))" office:value-type="float" office:value="0" calcext:value-type="float">
            <text:p>0 HETD</text:p>
          </table:table-cell>
          <table:table-cell table:style-name="ce33" table:formula="of:=IF(OR(ISBLANK([.$C91]);[.$C91]=&quot;Référentiel&quot;);0;IF(contexte_calcul=&quot;Réalisé&quot;;[.$U91]*[.E91];[.$O91]*[.E91]))" office:value-type="float" office:value="0" calcext:value-type="float">
            <text:p>0 HETD</text:p>
          </table:table-cell>
          <table:table-cell table:style-name="ce33" table:formula="of:=IF(OR(ISBLANK([.$C91]);[.$C91]=&quot;Référentiel&quot;);0;IF(contexte_calcul=&quot;Réalisé&quot;;[.$U91]*[.F91];[.$O91]*[.F91]))" office:value-type="float" office:value="0" calcext:value-type="float">
            <text:p>0 HETD</text:p>
          </table:table-cell>
          <table:table-cell table:style-name="ce33" table:formula="of:=IF([.$C91]=&quot;Référentiel&quot;;IF(contexte_calcul=&quot;Réalisé&quot;;[.$U91];[.$R91]);0)" office:value-type="float" office:value="0" calcext:value-type="float">
            <text:p>0 HETD</text:p>
          </table:table-cell>
          <table:table-cell table:style-name="ce33" table:formula="of:=IF(OR(ISBLANK([.$C91]);[.$C91]=&quot;Référentiel&quot;);0;IF(contexte_calcul=&quot;Réalisé&quot;;[.$W91]*[.D91];[.$R91]*[.D91]))" office:value-type="float" office:value="0" calcext:value-type="float">
            <text:p>0 HETD</text:p>
          </table:table-cell>
          <table:table-cell table:style-name="ce33" table:formula="of:=IF(OR(ISBLANK([.$C91]);[.$C91]=&quot;Référentiel&quot;);0;IF(contexte_calcul=&quot;Réalisé&quot;;[.$W91]*[.E91];[.$R91]*[.E91]))" office:value-type="float" office:value="0" calcext:value-type="float">
            <text:p>0 HETD</text:p>
          </table:table-cell>
          <table:table-cell table:style-name="ce33" table:formula="of:=IF(OR(ISBLANK([.$C91]);[.$C91]=&quot;Référentiel&quot;);0;IF(contexte_calcul=&quot;Réalisé&quot;;[.$W91]*[.F91];[.$R91]*[.F9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1]=&quot;Référentiel&quot;;IF(contexte_calcul=&quot;Réalisé&quot;;[.$W91];[.$R9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2]);[.C92]=&quot;Référentiel&quot;);&quot;&quot;;1-([.D92]+[.E92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2]);0;HLOOKUP(IF(AND([.C92]=&quot;TP&quot;;TP_vaut_TD=&quot;Oui&quot;);&quot;TD&quot;;[.C92]);types_intervention;2;0))*IF(ISBLANK([.G92]);1;[.G92])" office:value-type="float" office:value="0" calcext:value-type="float">
            <text:p>0 HETD</text:p>
          </table:table-cell>
          <table:table-cell table:style-name="ce12" table:formula="of:=IF(ISBLANK([.C92]);0;HLOOKUP([.C92];types_intervention;3;0))*IF(ISBLANK([.G92]);1;[.G92])" office:value-type="float" office:value="0" calcext:value-type="float">
            <text:p>0 HETD</text:p>
          </table:table-cell>
          <table:table-cell table:style-name="ce11" table:formula="of:=IF([.H92]=&quot;Oui&quot;;[.I92]*[.J9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2]/[.$L$522];0)" office:value-type="percentage" office:value="0" calcext:value-type="percentage">
            <text:p>0,00 %</text:p>
          </table:table-cell>
          <table:table-cell table:style-name="ce11" table:formula="of:=MIN(service_du;[.$L$522])*[.N92]" office:value-type="float" office:value="0" calcext:value-type="float">
            <text:p>0 HETD</text:p>
          </table:table-cell>
          <table:table-cell table:style-name="ce28" table:formula="of:=IF([.L92]&lt;&gt;0;[.O92]/[.L92];0)" office:value-type="percentage" office:value="0" calcext:value-type="percentage">
            <text:p>0,00 %</text:p>
          </table:table-cell>
          <table:table-cell table:style-name="ce28" table:formula="of:=IF([.$L$522]&gt;service_du;1-[.P92];0)" office:value-type="percentage" office:value="1" calcext:value-type="percentage">
            <text:p>100,00 %</text:p>
          </table:table-cell>
          <table:table-cell table:style-name="ce26" table:formula="of:=[.I92]*[.Q92]*[.K92]*IF(ISBLANK([.G92]);1;[.G9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1]+[.L92]&gt;service_du;service_du;[.T91]+[.L92]))" office:value-type="float" office:value="188" calcext:value-type="float">
            <text:p>188 HETD</text:p>
          </table:table-cell>
          <table:table-cell table:style-name="ce11" table:formula="of:=IF(service_du=0;0;IF([.T91]+[.L92]&gt;service_du;service_du-[.T91];[.L92]))" office:value-type="float" office:value="0" calcext:value-type="float">
            <text:p>0 HETD</text:p>
          </table:table-cell>
          <table:table-cell table:style-name="ce30" table:formula="of:=IF(service_du=0;[.I92];IF([.J92]&gt;0;IF([.T91]+[.L92]&lt;service_du;0;(([.T91]+[.L92])-service_du)/[.J9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2]+IF([.H92]&lt;&gt;&quot;Oui&quot;;[.I92];0))*[.K92])*IF(ISBLANK([.G92]);1;[.G92])" office:value-type="float" office:value="0" calcext:value-type="float">
            <text:p>0 HETD</text:p>
          </table:table-cell>
          <table:table-cell/>
          <table:table-cell table:style-name="ce33" table:formula="of:=IF(OR(ISBLANK([.$C92]);[.$C92]=&quot;Référentiel&quot;);0;IF(contexte_calcul=&quot;Réalisé&quot;;[.$U92]*[.D92];[.$O92]*[.D92]))" office:value-type="float" office:value="0" calcext:value-type="float">
            <text:p>0 HETD</text:p>
          </table:table-cell>
          <table:table-cell table:style-name="ce33" table:formula="of:=IF(OR(ISBLANK([.$C92]);[.$C92]=&quot;Référentiel&quot;);0;IF(contexte_calcul=&quot;Réalisé&quot;;[.$U92]*[.E92];[.$O92]*[.E92]))" office:value-type="float" office:value="0" calcext:value-type="float">
            <text:p>0 HETD</text:p>
          </table:table-cell>
          <table:table-cell table:style-name="ce33" table:formula="of:=IF(OR(ISBLANK([.$C92]);[.$C92]=&quot;Référentiel&quot;);0;IF(contexte_calcul=&quot;Réalisé&quot;;[.$U92]*[.F92];[.$O92]*[.F92]))" office:value-type="float" office:value="0" calcext:value-type="float">
            <text:p>0 HETD</text:p>
          </table:table-cell>
          <table:table-cell table:style-name="ce33" table:formula="of:=IF([.$C92]=&quot;Référentiel&quot;;IF(contexte_calcul=&quot;Réalisé&quot;;[.$U92];[.$R92]);0)" office:value-type="float" office:value="0" calcext:value-type="float">
            <text:p>0 HETD</text:p>
          </table:table-cell>
          <table:table-cell table:style-name="ce33" table:formula="of:=IF(OR(ISBLANK([.$C92]);[.$C92]=&quot;Référentiel&quot;);0;IF(contexte_calcul=&quot;Réalisé&quot;;[.$W92]*[.D92];[.$R92]*[.D92]))" office:value-type="float" office:value="0" calcext:value-type="float">
            <text:p>0 HETD</text:p>
          </table:table-cell>
          <table:table-cell table:style-name="ce33" table:formula="of:=IF(OR(ISBLANK([.$C92]);[.$C92]=&quot;Référentiel&quot;);0;IF(contexte_calcul=&quot;Réalisé&quot;;[.$W92]*[.E92];[.$R92]*[.E92]))" office:value-type="float" office:value="0" calcext:value-type="float">
            <text:p>0 HETD</text:p>
          </table:table-cell>
          <table:table-cell table:style-name="ce33" table:formula="of:=IF(OR(ISBLANK([.$C92]);[.$C92]=&quot;Référentiel&quot;);0;IF(contexte_calcul=&quot;Réalisé&quot;;[.$W92]*[.F92];[.$R92]*[.F9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2]=&quot;Référentiel&quot;;IF(contexte_calcul=&quot;Réalisé&quot;;[.$W92];[.$R9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3]);[.C93]=&quot;Référentiel&quot;);&quot;&quot;;1-([.D93]+[.E93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3]);0;HLOOKUP(IF(AND([.C93]=&quot;TP&quot;;TP_vaut_TD=&quot;Oui&quot;);&quot;TD&quot;;[.C93]);types_intervention;2;0))*IF(ISBLANK([.G93]);1;[.G93])" office:value-type="float" office:value="0" calcext:value-type="float">
            <text:p>0 HETD</text:p>
          </table:table-cell>
          <table:table-cell table:style-name="ce12" table:formula="of:=IF(ISBLANK([.C93]);0;HLOOKUP([.C93];types_intervention;3;0))*IF(ISBLANK([.G93]);1;[.G93])" office:value-type="float" office:value="0" calcext:value-type="float">
            <text:p>0 HETD</text:p>
          </table:table-cell>
          <table:table-cell table:style-name="ce11" table:formula="of:=IF([.H93]=&quot;Oui&quot;;[.I93]*[.J9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3]/[.$L$522];0)" office:value-type="percentage" office:value="0" calcext:value-type="percentage">
            <text:p>0,00 %</text:p>
          </table:table-cell>
          <table:table-cell table:style-name="ce11" table:formula="of:=MIN(service_du;[.$L$522])*[.N93]" office:value-type="float" office:value="0" calcext:value-type="float">
            <text:p>0 HETD</text:p>
          </table:table-cell>
          <table:table-cell table:style-name="ce28" table:formula="of:=IF([.L93]&lt;&gt;0;[.O93]/[.L93];0)" office:value-type="percentage" office:value="0" calcext:value-type="percentage">
            <text:p>0,00 %</text:p>
          </table:table-cell>
          <table:table-cell table:style-name="ce28" table:formula="of:=IF([.$L$522]&gt;service_du;1-[.P93];0)" office:value-type="percentage" office:value="1" calcext:value-type="percentage">
            <text:p>100,00 %</text:p>
          </table:table-cell>
          <table:table-cell table:style-name="ce26" table:formula="of:=[.I93]*[.Q93]*[.K93]*IF(ISBLANK([.G93]);1;[.G9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2]+[.L93]&gt;service_du;service_du;[.T92]+[.L93]))" office:value-type="float" office:value="188" calcext:value-type="float">
            <text:p>188 HETD</text:p>
          </table:table-cell>
          <table:table-cell table:style-name="ce11" table:formula="of:=IF(service_du=0;0;IF([.T92]+[.L93]&gt;service_du;service_du-[.T92];[.L93]))" office:value-type="float" office:value="0" calcext:value-type="float">
            <text:p>0 HETD</text:p>
          </table:table-cell>
          <table:table-cell table:style-name="ce30" table:formula="of:=IF(service_du=0;[.I93];IF([.J93]&gt;0;IF([.T92]+[.L93]&lt;service_du;0;(([.T92]+[.L93])-service_du)/[.J9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3]+IF([.H93]&lt;&gt;&quot;Oui&quot;;[.I93];0))*[.K93])*IF(ISBLANK([.G93]);1;[.G93])" office:value-type="float" office:value="0" calcext:value-type="float">
            <text:p>0 HETD</text:p>
          </table:table-cell>
          <table:table-cell/>
          <table:table-cell table:style-name="ce33" table:formula="of:=IF(OR(ISBLANK([.$C93]);[.$C93]=&quot;Référentiel&quot;);0;IF(contexte_calcul=&quot;Réalisé&quot;;[.$U93]*[.D93];[.$O93]*[.D93]))" office:value-type="float" office:value="0" calcext:value-type="float">
            <text:p>0 HETD</text:p>
          </table:table-cell>
          <table:table-cell table:style-name="ce33" table:formula="of:=IF(OR(ISBLANK([.$C93]);[.$C93]=&quot;Référentiel&quot;);0;IF(contexte_calcul=&quot;Réalisé&quot;;[.$U93]*[.E93];[.$O93]*[.E93]))" office:value-type="float" office:value="0" calcext:value-type="float">
            <text:p>0 HETD</text:p>
          </table:table-cell>
          <table:table-cell table:style-name="ce33" table:formula="of:=IF(OR(ISBLANK([.$C93]);[.$C93]=&quot;Référentiel&quot;);0;IF(contexte_calcul=&quot;Réalisé&quot;;[.$U93]*[.F93];[.$O93]*[.F93]))" office:value-type="float" office:value="0" calcext:value-type="float">
            <text:p>0 HETD</text:p>
          </table:table-cell>
          <table:table-cell table:style-name="ce33" table:formula="of:=IF([.$C93]=&quot;Référentiel&quot;;IF(contexte_calcul=&quot;Réalisé&quot;;[.$U93];[.$R93]);0)" office:value-type="float" office:value="0" calcext:value-type="float">
            <text:p>0 HETD</text:p>
          </table:table-cell>
          <table:table-cell table:style-name="ce33" table:formula="of:=IF(OR(ISBLANK([.$C93]);[.$C93]=&quot;Référentiel&quot;);0;IF(contexte_calcul=&quot;Réalisé&quot;;[.$W93]*[.D93];[.$R93]*[.D93]))" office:value-type="float" office:value="0" calcext:value-type="float">
            <text:p>0 HETD</text:p>
          </table:table-cell>
          <table:table-cell table:style-name="ce33" table:formula="of:=IF(OR(ISBLANK([.$C93]);[.$C93]=&quot;Référentiel&quot;);0;IF(contexte_calcul=&quot;Réalisé&quot;;[.$W93]*[.E93];[.$R93]*[.E93]))" office:value-type="float" office:value="0" calcext:value-type="float">
            <text:p>0 HETD</text:p>
          </table:table-cell>
          <table:table-cell table:style-name="ce33" table:formula="of:=IF(OR(ISBLANK([.$C93]);[.$C93]=&quot;Référentiel&quot;);0;IF(contexte_calcul=&quot;Réalisé&quot;;[.$W93]*[.F93];[.$R93]*[.F9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3]=&quot;Référentiel&quot;;IF(contexte_calcul=&quot;Réalisé&quot;;[.$W93];[.$R9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4]);[.C94]=&quot;Référentiel&quot;);&quot;&quot;;1-([.D94]+[.E94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4]);0;HLOOKUP(IF(AND([.C94]=&quot;TP&quot;;TP_vaut_TD=&quot;Oui&quot;);&quot;TD&quot;;[.C94]);types_intervention;2;0))*IF(ISBLANK([.G94]);1;[.G94])" office:value-type="float" office:value="0" calcext:value-type="float">
            <text:p>0 HETD</text:p>
          </table:table-cell>
          <table:table-cell table:style-name="ce12" table:formula="of:=IF(ISBLANK([.C94]);0;HLOOKUP([.C94];types_intervention;3;0))*IF(ISBLANK([.G94]);1;[.G94])" office:value-type="float" office:value="0" calcext:value-type="float">
            <text:p>0 HETD</text:p>
          </table:table-cell>
          <table:table-cell table:style-name="ce11" table:formula="of:=IF([.H94]=&quot;Oui&quot;;[.I94]*[.J9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4]/[.$L$522];0)" office:value-type="percentage" office:value="0" calcext:value-type="percentage">
            <text:p>0,00 %</text:p>
          </table:table-cell>
          <table:table-cell table:style-name="ce11" table:formula="of:=MIN(service_du;[.$L$522])*[.N94]" office:value-type="float" office:value="0" calcext:value-type="float">
            <text:p>0 HETD</text:p>
          </table:table-cell>
          <table:table-cell table:style-name="ce28" table:formula="of:=IF([.L94]&lt;&gt;0;[.O94]/[.L94];0)" office:value-type="percentage" office:value="0" calcext:value-type="percentage">
            <text:p>0,00 %</text:p>
          </table:table-cell>
          <table:table-cell table:style-name="ce28" table:formula="of:=IF([.$L$522]&gt;service_du;1-[.P94];0)" office:value-type="percentage" office:value="1" calcext:value-type="percentage">
            <text:p>100,00 %</text:p>
          </table:table-cell>
          <table:table-cell table:style-name="ce26" table:formula="of:=[.I94]*[.Q94]*[.K94]*IF(ISBLANK([.G94]);1;[.G9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3]+[.L94]&gt;service_du;service_du;[.T93]+[.L94]))" office:value-type="float" office:value="188" calcext:value-type="float">
            <text:p>188 HETD</text:p>
          </table:table-cell>
          <table:table-cell table:style-name="ce11" table:formula="of:=IF(service_du=0;0;IF([.T93]+[.L94]&gt;service_du;service_du-[.T93];[.L94]))" office:value-type="float" office:value="0" calcext:value-type="float">
            <text:p>0 HETD</text:p>
          </table:table-cell>
          <table:table-cell table:style-name="ce30" table:formula="of:=IF(service_du=0;[.I94];IF([.J94]&gt;0;IF([.T93]+[.L94]&lt;service_du;0;(([.T93]+[.L94])-service_du)/[.J9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4]+IF([.H94]&lt;&gt;&quot;Oui&quot;;[.I94];0))*[.K94])*IF(ISBLANK([.G94]);1;[.G94])" office:value-type="float" office:value="0" calcext:value-type="float">
            <text:p>0 HETD</text:p>
          </table:table-cell>
          <table:table-cell/>
          <table:table-cell table:style-name="ce33" table:formula="of:=IF(OR(ISBLANK([.$C94]);[.$C94]=&quot;Référentiel&quot;);0;IF(contexte_calcul=&quot;Réalisé&quot;;[.$U94]*[.D94];[.$O94]*[.D94]))" office:value-type="float" office:value="0" calcext:value-type="float">
            <text:p>0 HETD</text:p>
          </table:table-cell>
          <table:table-cell table:style-name="ce33" table:formula="of:=IF(OR(ISBLANK([.$C94]);[.$C94]=&quot;Référentiel&quot;);0;IF(contexte_calcul=&quot;Réalisé&quot;;[.$U94]*[.E94];[.$O94]*[.E94]))" office:value-type="float" office:value="0" calcext:value-type="float">
            <text:p>0 HETD</text:p>
          </table:table-cell>
          <table:table-cell table:style-name="ce33" table:formula="of:=IF(OR(ISBLANK([.$C94]);[.$C94]=&quot;Référentiel&quot;);0;IF(contexte_calcul=&quot;Réalisé&quot;;[.$U94]*[.F94];[.$O94]*[.F94]))" office:value-type="float" office:value="0" calcext:value-type="float">
            <text:p>0 HETD</text:p>
          </table:table-cell>
          <table:table-cell table:style-name="ce33" table:formula="of:=IF([.$C94]=&quot;Référentiel&quot;;IF(contexte_calcul=&quot;Réalisé&quot;;[.$U94];[.$R94]);0)" office:value-type="float" office:value="0" calcext:value-type="float">
            <text:p>0 HETD</text:p>
          </table:table-cell>
          <table:table-cell table:style-name="ce33" table:formula="of:=IF(OR(ISBLANK([.$C94]);[.$C94]=&quot;Référentiel&quot;);0;IF(contexte_calcul=&quot;Réalisé&quot;;[.$W94]*[.D94];[.$R94]*[.D94]))" office:value-type="float" office:value="0" calcext:value-type="float">
            <text:p>0 HETD</text:p>
          </table:table-cell>
          <table:table-cell table:style-name="ce33" table:formula="of:=IF(OR(ISBLANK([.$C94]);[.$C94]=&quot;Référentiel&quot;);0;IF(contexte_calcul=&quot;Réalisé&quot;;[.$W94]*[.E94];[.$R94]*[.E94]))" office:value-type="float" office:value="0" calcext:value-type="float">
            <text:p>0 HETD</text:p>
          </table:table-cell>
          <table:table-cell table:style-name="ce33" table:formula="of:=IF(OR(ISBLANK([.$C94]);[.$C94]=&quot;Référentiel&quot;);0;IF(contexte_calcul=&quot;Réalisé&quot;;[.$W94]*[.F94];[.$R94]*[.F9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4]=&quot;Référentiel&quot;;IF(contexte_calcul=&quot;Réalisé&quot;;[.$W94];[.$R9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5]);[.C95]=&quot;Référentiel&quot;);&quot;&quot;;1-([.D95]+[.E95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5]);0;HLOOKUP(IF(AND([.C95]=&quot;TP&quot;;TP_vaut_TD=&quot;Oui&quot;);&quot;TD&quot;;[.C95]);types_intervention;2;0))*IF(ISBLANK([.G95]);1;[.G95])" office:value-type="float" office:value="0" calcext:value-type="float">
            <text:p>0 HETD</text:p>
          </table:table-cell>
          <table:table-cell table:style-name="ce12" table:formula="of:=IF(ISBLANK([.C95]);0;HLOOKUP([.C95];types_intervention;3;0))*IF(ISBLANK([.G95]);1;[.G95])" office:value-type="float" office:value="0" calcext:value-type="float">
            <text:p>0 HETD</text:p>
          </table:table-cell>
          <table:table-cell table:style-name="ce11" table:formula="of:=IF([.H95]=&quot;Oui&quot;;[.I95]*[.J9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5]/[.$L$522];0)" office:value-type="percentage" office:value="0" calcext:value-type="percentage">
            <text:p>0,00 %</text:p>
          </table:table-cell>
          <table:table-cell table:style-name="ce11" table:formula="of:=MIN(service_du;[.$L$522])*[.N95]" office:value-type="float" office:value="0" calcext:value-type="float">
            <text:p>0 HETD</text:p>
          </table:table-cell>
          <table:table-cell table:style-name="ce28" table:formula="of:=IF([.L95]&lt;&gt;0;[.O95]/[.L95];0)" office:value-type="percentage" office:value="0" calcext:value-type="percentage">
            <text:p>0,00 %</text:p>
          </table:table-cell>
          <table:table-cell table:style-name="ce28" table:formula="of:=IF([.$L$522]&gt;service_du;1-[.P95];0)" office:value-type="percentage" office:value="1" calcext:value-type="percentage">
            <text:p>100,00 %</text:p>
          </table:table-cell>
          <table:table-cell table:style-name="ce26" table:formula="of:=[.I95]*[.Q95]*[.K95]*IF(ISBLANK([.G95]);1;[.G9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4]+[.L95]&gt;service_du;service_du;[.T94]+[.L95]))" office:value-type="float" office:value="188" calcext:value-type="float">
            <text:p>188 HETD</text:p>
          </table:table-cell>
          <table:table-cell table:style-name="ce11" table:formula="of:=IF(service_du=0;0;IF([.T94]+[.L95]&gt;service_du;service_du-[.T94];[.L95]))" office:value-type="float" office:value="0" calcext:value-type="float">
            <text:p>0 HETD</text:p>
          </table:table-cell>
          <table:table-cell table:style-name="ce30" table:formula="of:=IF(service_du=0;[.I95];IF([.J95]&gt;0;IF([.T94]+[.L95]&lt;service_du;0;(([.T94]+[.L95])-service_du)/[.J9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5]+IF([.H95]&lt;&gt;&quot;Oui&quot;;[.I95];0))*[.K95])*IF(ISBLANK([.G95]);1;[.G95])" office:value-type="float" office:value="0" calcext:value-type="float">
            <text:p>0 HETD</text:p>
          </table:table-cell>
          <table:table-cell/>
          <table:table-cell table:style-name="ce33" table:formula="of:=IF(OR(ISBLANK([.$C95]);[.$C95]=&quot;Référentiel&quot;);0;IF(contexte_calcul=&quot;Réalisé&quot;;[.$U95]*[.D95];[.$O95]*[.D95]))" office:value-type="float" office:value="0" calcext:value-type="float">
            <text:p>0 HETD</text:p>
          </table:table-cell>
          <table:table-cell table:style-name="ce33" table:formula="of:=IF(OR(ISBLANK([.$C95]);[.$C95]=&quot;Référentiel&quot;);0;IF(contexte_calcul=&quot;Réalisé&quot;;[.$U95]*[.E95];[.$O95]*[.E95]))" office:value-type="float" office:value="0" calcext:value-type="float">
            <text:p>0 HETD</text:p>
          </table:table-cell>
          <table:table-cell table:style-name="ce33" table:formula="of:=IF(OR(ISBLANK([.$C95]);[.$C95]=&quot;Référentiel&quot;);0;IF(contexte_calcul=&quot;Réalisé&quot;;[.$U95]*[.F95];[.$O95]*[.F95]))" office:value-type="float" office:value="0" calcext:value-type="float">
            <text:p>0 HETD</text:p>
          </table:table-cell>
          <table:table-cell table:style-name="ce33" table:formula="of:=IF([.$C95]=&quot;Référentiel&quot;;IF(contexte_calcul=&quot;Réalisé&quot;;[.$U95];[.$R95]);0)" office:value-type="float" office:value="0" calcext:value-type="float">
            <text:p>0 HETD</text:p>
          </table:table-cell>
          <table:table-cell table:style-name="ce33" table:formula="of:=IF(OR(ISBLANK([.$C95]);[.$C95]=&quot;Référentiel&quot;);0;IF(contexte_calcul=&quot;Réalisé&quot;;[.$W95]*[.D95];[.$R95]*[.D95]))" office:value-type="float" office:value="0" calcext:value-type="float">
            <text:p>0 HETD</text:p>
          </table:table-cell>
          <table:table-cell table:style-name="ce33" table:formula="of:=IF(OR(ISBLANK([.$C95]);[.$C95]=&quot;Référentiel&quot;);0;IF(contexte_calcul=&quot;Réalisé&quot;;[.$W95]*[.E95];[.$R95]*[.E95]))" office:value-type="float" office:value="0" calcext:value-type="float">
            <text:p>0 HETD</text:p>
          </table:table-cell>
          <table:table-cell table:style-name="ce33" table:formula="of:=IF(OR(ISBLANK([.$C95]);[.$C95]=&quot;Référentiel&quot;);0;IF(contexte_calcul=&quot;Réalisé&quot;;[.$W95]*[.F95];[.$R95]*[.F9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5]=&quot;Référentiel&quot;;IF(contexte_calcul=&quot;Réalisé&quot;;[.$W95];[.$R9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6]);[.C96]=&quot;Référentiel&quot;);&quot;&quot;;1-([.D96]+[.E96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6]);0;HLOOKUP(IF(AND([.C96]=&quot;TP&quot;;TP_vaut_TD=&quot;Oui&quot;);&quot;TD&quot;;[.C96]);types_intervention;2;0))*IF(ISBLANK([.G96]);1;[.G96])" office:value-type="float" office:value="0" calcext:value-type="float">
            <text:p>0 HETD</text:p>
          </table:table-cell>
          <table:table-cell table:style-name="ce12" table:formula="of:=IF(ISBLANK([.C96]);0;HLOOKUP([.C96];types_intervention;3;0))*IF(ISBLANK([.G96]);1;[.G96])" office:value-type="float" office:value="0" calcext:value-type="float">
            <text:p>0 HETD</text:p>
          </table:table-cell>
          <table:table-cell table:style-name="ce11" table:formula="of:=IF([.H96]=&quot;Oui&quot;;[.I96]*[.J9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6]/[.$L$522];0)" office:value-type="percentage" office:value="0" calcext:value-type="percentage">
            <text:p>0,00 %</text:p>
          </table:table-cell>
          <table:table-cell table:style-name="ce11" table:formula="of:=MIN(service_du;[.$L$522])*[.N96]" office:value-type="float" office:value="0" calcext:value-type="float">
            <text:p>0 HETD</text:p>
          </table:table-cell>
          <table:table-cell table:style-name="ce28" table:formula="of:=IF([.L96]&lt;&gt;0;[.O96]/[.L96];0)" office:value-type="percentage" office:value="0" calcext:value-type="percentage">
            <text:p>0,00 %</text:p>
          </table:table-cell>
          <table:table-cell table:style-name="ce28" table:formula="of:=IF([.$L$522]&gt;service_du;1-[.P96];0)" office:value-type="percentage" office:value="1" calcext:value-type="percentage">
            <text:p>100,00 %</text:p>
          </table:table-cell>
          <table:table-cell table:style-name="ce26" table:formula="of:=[.I96]*[.Q96]*[.K96]*IF(ISBLANK([.G96]);1;[.G9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5]+[.L96]&gt;service_du;service_du;[.T95]+[.L96]))" office:value-type="float" office:value="188" calcext:value-type="float">
            <text:p>188 HETD</text:p>
          </table:table-cell>
          <table:table-cell table:style-name="ce11" table:formula="of:=IF(service_du=0;0;IF([.T95]+[.L96]&gt;service_du;service_du-[.T95];[.L96]))" office:value-type="float" office:value="0" calcext:value-type="float">
            <text:p>0 HETD</text:p>
          </table:table-cell>
          <table:table-cell table:style-name="ce30" table:formula="of:=IF(service_du=0;[.I96];IF([.J96]&gt;0;IF([.T95]+[.L96]&lt;service_du;0;(([.T95]+[.L96])-service_du)/[.J9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6]+IF([.H96]&lt;&gt;&quot;Oui&quot;;[.I96];0))*[.K96])*IF(ISBLANK([.G96]);1;[.G96])" office:value-type="float" office:value="0" calcext:value-type="float">
            <text:p>0 HETD</text:p>
          </table:table-cell>
          <table:table-cell/>
          <table:table-cell table:style-name="ce33" table:formula="of:=IF(OR(ISBLANK([.$C96]);[.$C96]=&quot;Référentiel&quot;);0;IF(contexte_calcul=&quot;Réalisé&quot;;[.$U96]*[.D96];[.$O96]*[.D96]))" office:value-type="float" office:value="0" calcext:value-type="float">
            <text:p>0 HETD</text:p>
          </table:table-cell>
          <table:table-cell table:style-name="ce33" table:formula="of:=IF(OR(ISBLANK([.$C96]);[.$C96]=&quot;Référentiel&quot;);0;IF(contexte_calcul=&quot;Réalisé&quot;;[.$U96]*[.E96];[.$O96]*[.E96]))" office:value-type="float" office:value="0" calcext:value-type="float">
            <text:p>0 HETD</text:p>
          </table:table-cell>
          <table:table-cell table:style-name="ce33" table:formula="of:=IF(OR(ISBLANK([.$C96]);[.$C96]=&quot;Référentiel&quot;);0;IF(contexte_calcul=&quot;Réalisé&quot;;[.$U96]*[.F96];[.$O96]*[.F96]))" office:value-type="float" office:value="0" calcext:value-type="float">
            <text:p>0 HETD</text:p>
          </table:table-cell>
          <table:table-cell table:style-name="ce33" table:formula="of:=IF([.$C96]=&quot;Référentiel&quot;;IF(contexte_calcul=&quot;Réalisé&quot;;[.$U96];[.$R96]);0)" office:value-type="float" office:value="0" calcext:value-type="float">
            <text:p>0 HETD</text:p>
          </table:table-cell>
          <table:table-cell table:style-name="ce33" table:formula="of:=IF(OR(ISBLANK([.$C96]);[.$C96]=&quot;Référentiel&quot;);0;IF(contexte_calcul=&quot;Réalisé&quot;;[.$W96]*[.D96];[.$R96]*[.D96]))" office:value-type="float" office:value="0" calcext:value-type="float">
            <text:p>0 HETD</text:p>
          </table:table-cell>
          <table:table-cell table:style-name="ce33" table:formula="of:=IF(OR(ISBLANK([.$C96]);[.$C96]=&quot;Référentiel&quot;);0;IF(contexte_calcul=&quot;Réalisé&quot;;[.$W96]*[.E96];[.$R96]*[.E96]))" office:value-type="float" office:value="0" calcext:value-type="float">
            <text:p>0 HETD</text:p>
          </table:table-cell>
          <table:table-cell table:style-name="ce33" table:formula="of:=IF(OR(ISBLANK([.$C96]);[.$C96]=&quot;Référentiel&quot;);0;IF(contexte_calcul=&quot;Réalisé&quot;;[.$W96]*[.F96];[.$R96]*[.F9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6]=&quot;Référentiel&quot;;IF(contexte_calcul=&quot;Réalisé&quot;;[.$W96];[.$R9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7]);[.C97]=&quot;Référentiel&quot;);&quot;&quot;;1-([.D97]+[.E97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7]);0;HLOOKUP(IF(AND([.C97]=&quot;TP&quot;;TP_vaut_TD=&quot;Oui&quot;);&quot;TD&quot;;[.C97]);types_intervention;2;0))*IF(ISBLANK([.G97]);1;[.G97])" office:value-type="float" office:value="0" calcext:value-type="float">
            <text:p>0 HETD</text:p>
          </table:table-cell>
          <table:table-cell table:style-name="ce12" table:formula="of:=IF(ISBLANK([.C97]);0;HLOOKUP([.C97];types_intervention;3;0))*IF(ISBLANK([.G97]);1;[.G97])" office:value-type="float" office:value="0" calcext:value-type="float">
            <text:p>0 HETD</text:p>
          </table:table-cell>
          <table:table-cell table:style-name="ce11" table:formula="of:=IF([.H97]=&quot;Oui&quot;;[.I97]*[.J9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7]/[.$L$522];0)" office:value-type="percentage" office:value="0" calcext:value-type="percentage">
            <text:p>0,00 %</text:p>
          </table:table-cell>
          <table:table-cell table:style-name="ce11" table:formula="of:=MIN(service_du;[.$L$522])*[.N97]" office:value-type="float" office:value="0" calcext:value-type="float">
            <text:p>0 HETD</text:p>
          </table:table-cell>
          <table:table-cell table:style-name="ce28" table:formula="of:=IF([.L97]&lt;&gt;0;[.O97]/[.L97];0)" office:value-type="percentage" office:value="0" calcext:value-type="percentage">
            <text:p>0,00 %</text:p>
          </table:table-cell>
          <table:table-cell table:style-name="ce28" table:formula="of:=IF([.$L$522]&gt;service_du;1-[.P97];0)" office:value-type="percentage" office:value="1" calcext:value-type="percentage">
            <text:p>100,00 %</text:p>
          </table:table-cell>
          <table:table-cell table:style-name="ce26" table:formula="of:=[.I97]*[.Q97]*[.K97]*IF(ISBLANK([.G97]);1;[.G9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6]+[.L97]&gt;service_du;service_du;[.T96]+[.L97]))" office:value-type="float" office:value="188" calcext:value-type="float">
            <text:p>188 HETD</text:p>
          </table:table-cell>
          <table:table-cell table:style-name="ce11" table:formula="of:=IF(service_du=0;0;IF([.T96]+[.L97]&gt;service_du;service_du-[.T96];[.L97]))" office:value-type="float" office:value="0" calcext:value-type="float">
            <text:p>0 HETD</text:p>
          </table:table-cell>
          <table:table-cell table:style-name="ce30" table:formula="of:=IF(service_du=0;[.I97];IF([.J97]&gt;0;IF([.T96]+[.L97]&lt;service_du;0;(([.T96]+[.L97])-service_du)/[.J9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7]+IF([.H97]&lt;&gt;&quot;Oui&quot;;[.I97];0))*[.K97])*IF(ISBLANK([.G97]);1;[.G97])" office:value-type="float" office:value="0" calcext:value-type="float">
            <text:p>0 HETD</text:p>
          </table:table-cell>
          <table:table-cell/>
          <table:table-cell table:style-name="ce33" table:formula="of:=IF(OR(ISBLANK([.$C97]);[.$C97]=&quot;Référentiel&quot;);0;IF(contexte_calcul=&quot;Réalisé&quot;;[.$U97]*[.D97];[.$O97]*[.D97]))" office:value-type="float" office:value="0" calcext:value-type="float">
            <text:p>0 HETD</text:p>
          </table:table-cell>
          <table:table-cell table:style-name="ce33" table:formula="of:=IF(OR(ISBLANK([.$C97]);[.$C97]=&quot;Référentiel&quot;);0;IF(contexte_calcul=&quot;Réalisé&quot;;[.$U97]*[.E97];[.$O97]*[.E97]))" office:value-type="float" office:value="0" calcext:value-type="float">
            <text:p>0 HETD</text:p>
          </table:table-cell>
          <table:table-cell table:style-name="ce33" table:formula="of:=IF(OR(ISBLANK([.$C97]);[.$C97]=&quot;Référentiel&quot;);0;IF(contexte_calcul=&quot;Réalisé&quot;;[.$U97]*[.F97];[.$O97]*[.F97]))" office:value-type="float" office:value="0" calcext:value-type="float">
            <text:p>0 HETD</text:p>
          </table:table-cell>
          <table:table-cell table:style-name="ce33" table:formula="of:=IF([.$C97]=&quot;Référentiel&quot;;IF(contexte_calcul=&quot;Réalisé&quot;;[.$U97];[.$R97]);0)" office:value-type="float" office:value="0" calcext:value-type="float">
            <text:p>0 HETD</text:p>
          </table:table-cell>
          <table:table-cell table:style-name="ce33" table:formula="of:=IF(OR(ISBLANK([.$C97]);[.$C97]=&quot;Référentiel&quot;);0;IF(contexte_calcul=&quot;Réalisé&quot;;[.$W97]*[.D97];[.$R97]*[.D97]))" office:value-type="float" office:value="0" calcext:value-type="float">
            <text:p>0 HETD</text:p>
          </table:table-cell>
          <table:table-cell table:style-name="ce33" table:formula="of:=IF(OR(ISBLANK([.$C97]);[.$C97]=&quot;Référentiel&quot;);0;IF(contexte_calcul=&quot;Réalisé&quot;;[.$W97]*[.E97];[.$R97]*[.E97]))" office:value-type="float" office:value="0" calcext:value-type="float">
            <text:p>0 HETD</text:p>
          </table:table-cell>
          <table:table-cell table:style-name="ce33" table:formula="of:=IF(OR(ISBLANK([.$C97]);[.$C97]=&quot;Référentiel&quot;);0;IF(contexte_calcul=&quot;Réalisé&quot;;[.$W97]*[.F97];[.$R97]*[.F9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7]=&quot;Référentiel&quot;;IF(contexte_calcul=&quot;Réalisé&quot;;[.$W97];[.$R9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8]);[.C98]=&quot;Référentiel&quot;);&quot;&quot;;1-([.D98]+[.E98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8]);0;HLOOKUP(IF(AND([.C98]=&quot;TP&quot;;TP_vaut_TD=&quot;Oui&quot;);&quot;TD&quot;;[.C98]);types_intervention;2;0))*IF(ISBLANK([.G98]);1;[.G98])" office:value-type="float" office:value="0" calcext:value-type="float">
            <text:p>0 HETD</text:p>
          </table:table-cell>
          <table:table-cell table:style-name="ce12" table:formula="of:=IF(ISBLANK([.C98]);0;HLOOKUP([.C98];types_intervention;3;0))*IF(ISBLANK([.G98]);1;[.G98])" office:value-type="float" office:value="0" calcext:value-type="float">
            <text:p>0 HETD</text:p>
          </table:table-cell>
          <table:table-cell table:style-name="ce11" table:formula="of:=IF([.H98]=&quot;Oui&quot;;[.I98]*[.J9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8]/[.$L$522];0)" office:value-type="percentage" office:value="0" calcext:value-type="percentage">
            <text:p>0,00 %</text:p>
          </table:table-cell>
          <table:table-cell table:style-name="ce11" table:formula="of:=MIN(service_du;[.$L$522])*[.N98]" office:value-type="float" office:value="0" calcext:value-type="float">
            <text:p>0 HETD</text:p>
          </table:table-cell>
          <table:table-cell table:style-name="ce28" table:formula="of:=IF([.L98]&lt;&gt;0;[.O98]/[.L98];0)" office:value-type="percentage" office:value="0" calcext:value-type="percentage">
            <text:p>0,00 %</text:p>
          </table:table-cell>
          <table:table-cell table:style-name="ce28" table:formula="of:=IF([.$L$522]&gt;service_du;1-[.P98];0)" office:value-type="percentage" office:value="1" calcext:value-type="percentage">
            <text:p>100,00 %</text:p>
          </table:table-cell>
          <table:table-cell table:style-name="ce26" table:formula="of:=[.I98]*[.Q98]*[.K98]*IF(ISBLANK([.G98]);1;[.G9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7]+[.L98]&gt;service_du;service_du;[.T97]+[.L98]))" office:value-type="float" office:value="188" calcext:value-type="float">
            <text:p>188 HETD</text:p>
          </table:table-cell>
          <table:table-cell table:style-name="ce11" table:formula="of:=IF(service_du=0;0;IF([.T97]+[.L98]&gt;service_du;service_du-[.T97];[.L98]))" office:value-type="float" office:value="0" calcext:value-type="float">
            <text:p>0 HETD</text:p>
          </table:table-cell>
          <table:table-cell table:style-name="ce30" table:formula="of:=IF(service_du=0;[.I98];IF([.J98]&gt;0;IF([.T97]+[.L98]&lt;service_du;0;(([.T97]+[.L98])-service_du)/[.J9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8]+IF([.H98]&lt;&gt;&quot;Oui&quot;;[.I98];0))*[.K98])*IF(ISBLANK([.G98]);1;[.G98])" office:value-type="float" office:value="0" calcext:value-type="float">
            <text:p>0 HETD</text:p>
          </table:table-cell>
          <table:table-cell/>
          <table:table-cell table:style-name="ce33" table:formula="of:=IF(OR(ISBLANK([.$C98]);[.$C98]=&quot;Référentiel&quot;);0;IF(contexte_calcul=&quot;Réalisé&quot;;[.$U98]*[.D98];[.$O98]*[.D98]))" office:value-type="float" office:value="0" calcext:value-type="float">
            <text:p>0 HETD</text:p>
          </table:table-cell>
          <table:table-cell table:style-name="ce33" table:formula="of:=IF(OR(ISBLANK([.$C98]);[.$C98]=&quot;Référentiel&quot;);0;IF(contexte_calcul=&quot;Réalisé&quot;;[.$U98]*[.E98];[.$O98]*[.E98]))" office:value-type="float" office:value="0" calcext:value-type="float">
            <text:p>0 HETD</text:p>
          </table:table-cell>
          <table:table-cell table:style-name="ce33" table:formula="of:=IF(OR(ISBLANK([.$C98]);[.$C98]=&quot;Référentiel&quot;);0;IF(contexte_calcul=&quot;Réalisé&quot;;[.$U98]*[.F98];[.$O98]*[.F98]))" office:value-type="float" office:value="0" calcext:value-type="float">
            <text:p>0 HETD</text:p>
          </table:table-cell>
          <table:table-cell table:style-name="ce33" table:formula="of:=IF([.$C98]=&quot;Référentiel&quot;;IF(contexte_calcul=&quot;Réalisé&quot;;[.$U98];[.$R98]);0)" office:value-type="float" office:value="0" calcext:value-type="float">
            <text:p>0 HETD</text:p>
          </table:table-cell>
          <table:table-cell table:style-name="ce33" table:formula="of:=IF(OR(ISBLANK([.$C98]);[.$C98]=&quot;Référentiel&quot;);0;IF(contexte_calcul=&quot;Réalisé&quot;;[.$W98]*[.D98];[.$R98]*[.D98]))" office:value-type="float" office:value="0" calcext:value-type="float">
            <text:p>0 HETD</text:p>
          </table:table-cell>
          <table:table-cell table:style-name="ce33" table:formula="of:=IF(OR(ISBLANK([.$C98]);[.$C98]=&quot;Référentiel&quot;);0;IF(contexte_calcul=&quot;Réalisé&quot;;[.$W98]*[.E98];[.$R98]*[.E98]))" office:value-type="float" office:value="0" calcext:value-type="float">
            <text:p>0 HETD</text:p>
          </table:table-cell>
          <table:table-cell table:style-name="ce33" table:formula="of:=IF(OR(ISBLANK([.$C98]);[.$C98]=&quot;Référentiel&quot;);0;IF(contexte_calcul=&quot;Réalisé&quot;;[.$W98]*[.F98];[.$R98]*[.F9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8]=&quot;Référentiel&quot;;IF(contexte_calcul=&quot;Réalisé&quot;;[.$W98];[.$R9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9]);[.C99]=&quot;Référentiel&quot;);&quot;&quot;;1-([.D99]+[.E99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9]);0;HLOOKUP(IF(AND([.C99]=&quot;TP&quot;;TP_vaut_TD=&quot;Oui&quot;);&quot;TD&quot;;[.C99]);types_intervention;2;0))*IF(ISBLANK([.G99]);1;[.G99])" office:value-type="float" office:value="0" calcext:value-type="float">
            <text:p>0 HETD</text:p>
          </table:table-cell>
          <table:table-cell table:style-name="ce12" table:formula="of:=IF(ISBLANK([.C99]);0;HLOOKUP([.C99];types_intervention;3;0))*IF(ISBLANK([.G99]);1;[.G99])" office:value-type="float" office:value="0" calcext:value-type="float">
            <text:p>0 HETD</text:p>
          </table:table-cell>
          <table:table-cell table:style-name="ce11" table:formula="of:=IF([.H99]=&quot;Oui&quot;;[.I99]*[.J9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9]/[.$L$522];0)" office:value-type="percentage" office:value="0" calcext:value-type="percentage">
            <text:p>0,00 %</text:p>
          </table:table-cell>
          <table:table-cell table:style-name="ce11" table:formula="of:=MIN(service_du;[.$L$522])*[.N99]" office:value-type="float" office:value="0" calcext:value-type="float">
            <text:p>0 HETD</text:p>
          </table:table-cell>
          <table:table-cell table:style-name="ce28" table:formula="of:=IF([.L99]&lt;&gt;0;[.O99]/[.L99];0)" office:value-type="percentage" office:value="0" calcext:value-type="percentage">
            <text:p>0,00 %</text:p>
          </table:table-cell>
          <table:table-cell table:style-name="ce28" table:formula="of:=IF([.$L$522]&gt;service_du;1-[.P99];0)" office:value-type="percentage" office:value="1" calcext:value-type="percentage">
            <text:p>100,00 %</text:p>
          </table:table-cell>
          <table:table-cell table:style-name="ce26" table:formula="of:=[.I99]*[.Q99]*[.K99]*IF(ISBLANK([.G99]);1;[.G9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8]+[.L99]&gt;service_du;service_du;[.T98]+[.L99]))" office:value-type="float" office:value="188" calcext:value-type="float">
            <text:p>188 HETD</text:p>
          </table:table-cell>
          <table:table-cell table:style-name="ce11" table:formula="of:=IF(service_du=0;0;IF([.T98]+[.L99]&gt;service_du;service_du-[.T98];[.L99]))" office:value-type="float" office:value="0" calcext:value-type="float">
            <text:p>0 HETD</text:p>
          </table:table-cell>
          <table:table-cell table:style-name="ce30" table:formula="of:=IF(service_du=0;[.I99];IF([.J99]&gt;0;IF([.T98]+[.L99]&lt;service_du;0;(([.T98]+[.L99])-service_du)/[.J9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9]+IF([.H99]&lt;&gt;&quot;Oui&quot;;[.I99];0))*[.K99])*IF(ISBLANK([.G99]);1;[.G99])" office:value-type="float" office:value="0" calcext:value-type="float">
            <text:p>0 HETD</text:p>
          </table:table-cell>
          <table:table-cell/>
          <table:table-cell table:style-name="ce33" table:formula="of:=IF(OR(ISBLANK([.$C99]);[.$C99]=&quot;Référentiel&quot;);0;IF(contexte_calcul=&quot;Réalisé&quot;;[.$U99]*[.D99];[.$O99]*[.D99]))" office:value-type="float" office:value="0" calcext:value-type="float">
            <text:p>0 HETD</text:p>
          </table:table-cell>
          <table:table-cell table:style-name="ce33" table:formula="of:=IF(OR(ISBLANK([.$C99]);[.$C99]=&quot;Référentiel&quot;);0;IF(contexte_calcul=&quot;Réalisé&quot;;[.$U99]*[.E99];[.$O99]*[.E99]))" office:value-type="float" office:value="0" calcext:value-type="float">
            <text:p>0 HETD</text:p>
          </table:table-cell>
          <table:table-cell table:style-name="ce33" table:formula="of:=IF(OR(ISBLANK([.$C99]);[.$C99]=&quot;Référentiel&quot;);0;IF(contexte_calcul=&quot;Réalisé&quot;;[.$U99]*[.F99];[.$O99]*[.F99]))" office:value-type="float" office:value="0" calcext:value-type="float">
            <text:p>0 HETD</text:p>
          </table:table-cell>
          <table:table-cell table:style-name="ce33" table:formula="of:=IF([.$C99]=&quot;Référentiel&quot;;IF(contexte_calcul=&quot;Réalisé&quot;;[.$U99];[.$R99]);0)" office:value-type="float" office:value="0" calcext:value-type="float">
            <text:p>0 HETD</text:p>
          </table:table-cell>
          <table:table-cell table:style-name="ce33" table:formula="of:=IF(OR(ISBLANK([.$C99]);[.$C99]=&quot;Référentiel&quot;);0;IF(contexte_calcul=&quot;Réalisé&quot;;[.$W99]*[.D99];[.$R99]*[.D99]))" office:value-type="float" office:value="0" calcext:value-type="float">
            <text:p>0 HETD</text:p>
          </table:table-cell>
          <table:table-cell table:style-name="ce33" table:formula="of:=IF(OR(ISBLANK([.$C99]);[.$C99]=&quot;Référentiel&quot;);0;IF(contexte_calcul=&quot;Réalisé&quot;;[.$W99]*[.E99];[.$R99]*[.E99]))" office:value-type="float" office:value="0" calcext:value-type="float">
            <text:p>0 HETD</text:p>
          </table:table-cell>
          <table:table-cell table:style-name="ce33" table:formula="of:=IF(OR(ISBLANK([.$C99]);[.$C99]=&quot;Référentiel&quot;);0;IF(contexte_calcul=&quot;Réalisé&quot;;[.$W99]*[.F99];[.$R99]*[.F9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9]=&quot;Référentiel&quot;;IF(contexte_calcul=&quot;Réalisé&quot;;[.$W99];[.$R9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100]);[.C100]=&quot;Référentiel&quot;);&quot;&quot;;1-([.D100]+[.E100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100]);0;HLOOKUP(IF(AND([.C100]=&quot;TP&quot;;TP_vaut_TD=&quot;Oui&quot;);&quot;TD&quot;;[.C100]);types_intervention;2;0))*IF(ISBLANK([.G100]);1;[.G100])" office:value-type="float" office:value="0" calcext:value-type="float">
            <text:p>0 HETD</text:p>
          </table:table-cell>
          <table:table-cell table:style-name="ce12" table:formula="of:=IF(ISBLANK([.C100]);0;HLOOKUP([.C100];types_intervention;3;0))*IF(ISBLANK([.G100]);1;[.G100])" office:value-type="float" office:value="0" calcext:value-type="float">
            <text:p>0 HETD</text:p>
          </table:table-cell>
          <table:table-cell table:style-name="ce11" table:formula="of:=IF([.H100]=&quot;Oui&quot;;[.I100]*[.J10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0]/[.$L$522];0)" office:value-type="percentage" office:value="0" calcext:value-type="percentage">
            <text:p>0,00 %</text:p>
          </table:table-cell>
          <table:table-cell table:style-name="ce11" table:formula="of:=MIN(service_du;[.$L$522])*[.N100]" office:value-type="float" office:value="0" calcext:value-type="float">
            <text:p>0 HETD</text:p>
          </table:table-cell>
          <table:table-cell table:style-name="ce28" table:formula="of:=IF([.L100]&lt;&gt;0;[.O100]/[.L100];0)" office:value-type="percentage" office:value="0" calcext:value-type="percentage">
            <text:p>0,00 %</text:p>
          </table:table-cell>
          <table:table-cell table:style-name="ce28" table:formula="of:=IF([.$L$522]&gt;service_du;1-[.P100];0)" office:value-type="percentage" office:value="1" calcext:value-type="percentage">
            <text:p>100,00 %</text:p>
          </table:table-cell>
          <table:table-cell table:style-name="ce26" table:formula="of:=[.I100]*[.Q100]*[.K100]*IF(ISBLANK([.G100]);1;[.G10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9]+[.L100]&gt;service_du;service_du;[.T99]+[.L100]))" office:value-type="float" office:value="188" calcext:value-type="float">
            <text:p>188 HETD</text:p>
          </table:table-cell>
          <table:table-cell table:style-name="ce11" table:formula="of:=IF(service_du=0;0;IF([.T99]+[.L100]&gt;service_du;service_du-[.T99];[.L100]))" office:value-type="float" office:value="0" calcext:value-type="float">
            <text:p>0 HETD</text:p>
          </table:table-cell>
          <table:table-cell table:style-name="ce30" table:formula="of:=IF(service_du=0;[.I100];IF([.J100]&gt;0;IF([.T99]+[.L100]&lt;service_du;0;(([.T99]+[.L100])-service_du)/[.J10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0]+IF([.H100]&lt;&gt;&quot;Oui&quot;;[.I100];0))*[.K100])*IF(ISBLANK([.G100]);1;[.G100])" office:value-type="float" office:value="0" calcext:value-type="float">
            <text:p>0 HETD</text:p>
          </table:table-cell>
          <table:table-cell/>
          <table:table-cell table:style-name="ce33" table:formula="of:=IF(OR(ISBLANK([.$C100]);[.$C100]=&quot;Référentiel&quot;);0;IF(contexte_calcul=&quot;Réalisé&quot;;[.$U100]*[.D100];[.$O100]*[.D100]))" office:value-type="float" office:value="0" calcext:value-type="float">
            <text:p>0 HETD</text:p>
          </table:table-cell>
          <table:table-cell table:style-name="ce33" table:formula="of:=IF(OR(ISBLANK([.$C100]);[.$C100]=&quot;Référentiel&quot;);0;IF(contexte_calcul=&quot;Réalisé&quot;;[.$U100]*[.E100];[.$O100]*[.E100]))" office:value-type="float" office:value="0" calcext:value-type="float">
            <text:p>0 HETD</text:p>
          </table:table-cell>
          <table:table-cell table:style-name="ce33" table:formula="of:=IF(OR(ISBLANK([.$C100]);[.$C100]=&quot;Référentiel&quot;);0;IF(contexte_calcul=&quot;Réalisé&quot;;[.$U100]*[.F100];[.$O100]*[.F100]))" office:value-type="float" office:value="0" calcext:value-type="float">
            <text:p>0 HETD</text:p>
          </table:table-cell>
          <table:table-cell table:style-name="ce33" table:formula="of:=IF([.$C100]=&quot;Référentiel&quot;;IF(contexte_calcul=&quot;Réalisé&quot;;[.$U100];[.$R100]);0)" office:value-type="float" office:value="0" calcext:value-type="float">
            <text:p>0 HETD</text:p>
          </table:table-cell>
          <table:table-cell table:style-name="ce33" table:formula="of:=IF(OR(ISBLANK([.$C100]);[.$C100]=&quot;Référentiel&quot;);0;IF(contexte_calcul=&quot;Réalisé&quot;;[.$W100]*[.D100];[.$R100]*[.D100]))" office:value-type="float" office:value="0" calcext:value-type="float">
            <text:p>0 HETD</text:p>
          </table:table-cell>
          <table:table-cell table:style-name="ce33" table:formula="of:=IF(OR(ISBLANK([.$C100]);[.$C100]=&quot;Référentiel&quot;);0;IF(contexte_calcul=&quot;Réalisé&quot;;[.$W100]*[.E100];[.$R100]*[.E100]))" office:value-type="float" office:value="0" calcext:value-type="float">
            <text:p>0 HETD</text:p>
          </table:table-cell>
          <table:table-cell table:style-name="ce33" table:formula="of:=IF(OR(ISBLANK([.$C100]);[.$C100]=&quot;Référentiel&quot;);0;IF(contexte_calcul=&quot;Réalisé&quot;;[.$W100]*[.F100];[.$R100]*[.F10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0]=&quot;Référentiel&quot;;IF(contexte_calcul=&quot;Réalisé&quot;;[.$W100];[.$R10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101]);[.C101]=&quot;Référentiel&quot;);&quot;&quot;;1-([.D101]+[.E101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101]);0;HLOOKUP(IF(AND([.C101]=&quot;TP&quot;;TP_vaut_TD=&quot;Oui&quot;);&quot;TD&quot;;[.C101]);types_intervention;2;0))*IF(ISBLANK([.G101]);1;[.G101])" office:value-type="float" office:value="0" calcext:value-type="float">
            <text:p>0 HETD</text:p>
          </table:table-cell>
          <table:table-cell table:style-name="ce12" table:formula="of:=IF(ISBLANK([.C101]);0;HLOOKUP([.C101];types_intervention;3;0))*IF(ISBLANK([.G101]);1;[.G101])" office:value-type="float" office:value="0" calcext:value-type="float">
            <text:p>0 HETD</text:p>
          </table:table-cell>
          <table:table-cell table:style-name="ce11" table:formula="of:=IF([.H101]=&quot;Oui&quot;;[.I101]*[.J10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1]/[.$L$522];0)" office:value-type="percentage" office:value="0" calcext:value-type="percentage">
            <text:p>0,00 %</text:p>
          </table:table-cell>
          <table:table-cell table:style-name="ce11" table:formula="of:=MIN(service_du;[.$L$522])*[.N101]" office:value-type="float" office:value="0" calcext:value-type="float">
            <text:p>0 HETD</text:p>
          </table:table-cell>
          <table:table-cell table:style-name="ce28" table:formula="of:=IF([.L101]&lt;&gt;0;[.O101]/[.L101];0)" office:value-type="percentage" office:value="0" calcext:value-type="percentage">
            <text:p>0,00 %</text:p>
          </table:table-cell>
          <table:table-cell table:style-name="ce28" table:formula="of:=IF([.$L$522]&gt;service_du;1-[.P101];0)" office:value-type="percentage" office:value="1" calcext:value-type="percentage">
            <text:p>100,00 %</text:p>
          </table:table-cell>
          <table:table-cell table:style-name="ce26" table:formula="of:=[.I101]*[.Q101]*[.K101]*IF(ISBLANK([.G101]);1;[.G10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0]+[.L101]&gt;service_du;service_du;[.T100]+[.L101]))" office:value-type="float" office:value="188" calcext:value-type="float">
            <text:p>188 HETD</text:p>
          </table:table-cell>
          <table:table-cell table:style-name="ce11" table:formula="of:=IF(service_du=0;0;IF([.T100]+[.L101]&gt;service_du;service_du-[.T100];[.L101]))" office:value-type="float" office:value="0" calcext:value-type="float">
            <text:p>0 HETD</text:p>
          </table:table-cell>
          <table:table-cell table:style-name="ce30" table:formula="of:=IF(service_du=0;[.I101];IF([.J101]&gt;0;IF([.T100]+[.L101]&lt;service_du;0;(([.T100]+[.L101])-service_du)/[.J10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1]+IF([.H101]&lt;&gt;&quot;Oui&quot;;[.I101];0))*[.K101])*IF(ISBLANK([.G101]);1;[.G101])" office:value-type="float" office:value="0" calcext:value-type="float">
            <text:p>0 HETD</text:p>
          </table:table-cell>
          <table:table-cell/>
          <table:table-cell table:style-name="ce33" table:formula="of:=IF(OR(ISBLANK([.$C101]);[.$C101]=&quot;Référentiel&quot;);0;IF(contexte_calcul=&quot;Réalisé&quot;;[.$U101]*[.D101];[.$O101]*[.D101]))" office:value-type="float" office:value="0" calcext:value-type="float">
            <text:p>0 HETD</text:p>
          </table:table-cell>
          <table:table-cell table:style-name="ce33" table:formula="of:=IF(OR(ISBLANK([.$C101]);[.$C101]=&quot;Référentiel&quot;);0;IF(contexte_calcul=&quot;Réalisé&quot;;[.$U101]*[.E101];[.$O101]*[.E101]))" office:value-type="float" office:value="0" calcext:value-type="float">
            <text:p>0 HETD</text:p>
          </table:table-cell>
          <table:table-cell table:style-name="ce33" table:formula="of:=IF(OR(ISBLANK([.$C101]);[.$C101]=&quot;Référentiel&quot;);0;IF(contexte_calcul=&quot;Réalisé&quot;;[.$U101]*[.F101];[.$O101]*[.F101]))" office:value-type="float" office:value="0" calcext:value-type="float">
            <text:p>0 HETD</text:p>
          </table:table-cell>
          <table:table-cell table:style-name="ce33" table:formula="of:=IF([.$C101]=&quot;Référentiel&quot;;IF(contexte_calcul=&quot;Réalisé&quot;;[.$U101];[.$R101]);0)" office:value-type="float" office:value="0" calcext:value-type="float">
            <text:p>0 HETD</text:p>
          </table:table-cell>
          <table:table-cell table:style-name="ce33" table:formula="of:=IF(OR(ISBLANK([.$C101]);[.$C101]=&quot;Référentiel&quot;);0;IF(contexte_calcul=&quot;Réalisé&quot;;[.$W101]*[.D101];[.$R101]*[.D101]))" office:value-type="float" office:value="0" calcext:value-type="float">
            <text:p>0 HETD</text:p>
          </table:table-cell>
          <table:table-cell table:style-name="ce33" table:formula="of:=IF(OR(ISBLANK([.$C101]);[.$C101]=&quot;Référentiel&quot;);0;IF(contexte_calcul=&quot;Réalisé&quot;;[.$W101]*[.E101];[.$R101]*[.E101]))" office:value-type="float" office:value="0" calcext:value-type="float">
            <text:p>0 HETD</text:p>
          </table:table-cell>
          <table:table-cell table:style-name="ce33" table:formula="of:=IF(OR(ISBLANK([.$C101]);[.$C101]=&quot;Référentiel&quot;);0;IF(contexte_calcul=&quot;Réalisé&quot;;[.$W101]*[.F101];[.$R101]*[.F10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1]=&quot;Référentiel&quot;;IF(contexte_calcul=&quot;Réalisé&quot;;[.$W101];[.$R10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 office:value-type="string" calcext:value-type="string">
            <text:p>901</text:p>
          </table:table-cell>
          <table:table-cell table:style-name="ce6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102]);[.C102]=&quot;Référentiel&quot;);&quot;&quot;;1-([.D102]+[.E102]))">
            <text:p/>
          </table:table-cell>
          <table:table-cell table:style-name="ce21"/>
          <table:table-cell table:style-name="ce6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102]);0;HLOOKUP(IF(AND([.C102]=&quot;TP&quot;;TP_vaut_TD=&quot;Oui&quot;);&quot;TD&quot;;[.C102]);types_intervention;2;0))*IF(ISBLANK([.G102]);1;[.G102])" office:value-type="float" office:value="0" calcext:value-type="float">
            <text:p>0 HETD</text:p>
          </table:table-cell>
          <table:table-cell table:style-name="ce12" table:formula="of:=IF(ISBLANK([.C102]);0;HLOOKUP([.C102];types_intervention;3;0))*IF(ISBLANK([.G102]);1;[.G102])" office:value-type="float" office:value="0" calcext:value-type="float">
            <text:p>0 HETD</text:p>
          </table:table-cell>
          <table:table-cell table:style-name="ce11" table:formula="of:=IF([.H102]=&quot;Oui&quot;;[.I102]*[.J10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2]/[.$L$522];0)" office:value-type="percentage" office:value="0" calcext:value-type="percentage">
            <text:p>0,00 %</text:p>
          </table:table-cell>
          <table:table-cell table:style-name="ce11" table:formula="of:=MIN(service_du;[.$L$522])*[.N102]" office:value-type="float" office:value="0" calcext:value-type="float">
            <text:p>0 HETD</text:p>
          </table:table-cell>
          <table:table-cell table:style-name="ce28" table:formula="of:=IF([.L102]&lt;&gt;0;[.O102]/[.L102];0)" office:value-type="percentage" office:value="0" calcext:value-type="percentage">
            <text:p>0,00 %</text:p>
          </table:table-cell>
          <table:table-cell table:style-name="ce28" table:formula="of:=IF([.$L$522]&gt;service_du;1-[.P102];0)" office:value-type="percentage" office:value="1" calcext:value-type="percentage">
            <text:p>100,00 %</text:p>
          </table:table-cell>
          <table:table-cell table:style-name="ce26" table:formula="of:=[.I102]*[.Q102]*[.K102]*IF(ISBLANK([.G102]);1;[.G10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1]+[.L102]&gt;service_du;service_du;[.T101]+[.L102]))" office:value-type="float" office:value="188" calcext:value-type="float">
            <text:p>188 HETD</text:p>
          </table:table-cell>
          <table:table-cell table:style-name="ce11" table:formula="of:=IF(service_du=0;0;IF([.T101]+[.L102]&gt;service_du;service_du-[.T101];[.L102]))" office:value-type="float" office:value="0" calcext:value-type="float">
            <text:p>0 HETD</text:p>
          </table:table-cell>
          <table:table-cell table:style-name="ce30" table:formula="of:=IF(service_du=0;[.I102];IF([.J102]&gt;0;IF([.T101]+[.L102]&lt;service_du;0;(([.T101]+[.L102])-service_du)/[.J10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2]+IF([.H102]&lt;&gt;&quot;Oui&quot;;[.I102];0))*[.K102])*IF(ISBLANK([.G102]);1;[.G102])" office:value-type="float" office:value="0" calcext:value-type="float">
            <text:p>0 HETD</text:p>
          </table:table-cell>
          <table:table-cell/>
          <table:table-cell table:style-name="ce33" table:formula="of:=IF(OR(ISBLANK([.$C102]);[.$C102]=&quot;Référentiel&quot;);0;IF(contexte_calcul=&quot;Réalisé&quot;;[.$U102]*[.D102];[.$O102]*[.D102]))" office:value-type="float" office:value="0" calcext:value-type="float">
            <text:p>0 HETD</text:p>
          </table:table-cell>
          <table:table-cell table:style-name="ce33" table:formula="of:=IF(OR(ISBLANK([.$C102]);[.$C102]=&quot;Référentiel&quot;);0;IF(contexte_calcul=&quot;Réalisé&quot;;[.$U102]*[.E102];[.$O102]*[.E102]))" office:value-type="float" office:value="0" calcext:value-type="float">
            <text:p>0 HETD</text:p>
          </table:table-cell>
          <table:table-cell table:style-name="ce33" table:formula="of:=IF(OR(ISBLANK([.$C102]);[.$C102]=&quot;Référentiel&quot;);0;IF(contexte_calcul=&quot;Réalisé&quot;;[.$U102]*[.F102];[.$O102]*[.F102]))" office:value-type="float" office:value="0" calcext:value-type="float">
            <text:p>0 HETD</text:p>
          </table:table-cell>
          <table:table-cell table:style-name="ce33" table:formula="of:=IF([.$C102]=&quot;Référentiel&quot;;IF(contexte_calcul=&quot;Réalisé&quot;;[.$U102];[.$R102]);0)" office:value-type="float" office:value="0" calcext:value-type="float">
            <text:p>0 HETD</text:p>
          </table:table-cell>
          <table:table-cell table:style-name="ce33" table:formula="of:=IF(OR(ISBLANK([.$C102]);[.$C102]=&quot;Référentiel&quot;);0;IF(contexte_calcul=&quot;Réalisé&quot;;[.$W102]*[.D102];[.$R102]*[.D102]))" office:value-type="float" office:value="0" calcext:value-type="float">
            <text:p>0 HETD</text:p>
          </table:table-cell>
          <table:table-cell table:style-name="ce33" table:formula="of:=IF(OR(ISBLANK([.$C102]);[.$C102]=&quot;Référentiel&quot;);0;IF(contexte_calcul=&quot;Réalisé&quot;;[.$W102]*[.E102];[.$R102]*[.E102]))" office:value-type="float" office:value="0" calcext:value-type="float">
            <text:p>0 HETD</text:p>
          </table:table-cell>
          <table:table-cell table:style-name="ce33" table:formula="of:=IF(OR(ISBLANK([.$C102]);[.$C102]=&quot;Référentiel&quot;);0;IF(contexte_calcul=&quot;Réalisé&quot;;[.$W102]*[.F102];[.$R102]*[.F10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2]=&quot;Référentiel&quot;;IF(contexte_calcul=&quot;Réalisé&quot;;[.$W102];[.$R10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03]);[.C103]=&quot;Référentiel&quot;);&quot;&quot;;1-([.D103]+[.E10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03]);0;HLOOKUP(IF(AND([.C103]=&quot;TP&quot;;TP_vaut_TD=&quot;Oui&quot;);&quot;TD&quot;;[.C103]);types_intervention;2;0))*IF(ISBLANK([.G103]);1;[.G103])" office:value-type="float" office:value="0" calcext:value-type="float">
            <text:p>0 HETD</text:p>
          </table:table-cell>
          <table:table-cell table:style-name="ce12" table:formula="of:=IF(ISBLANK([.C103]);0;HLOOKUP([.C103];types_intervention;3;0))*IF(ISBLANK([.G103]);1;[.G103])" office:value-type="float" office:value="0" calcext:value-type="float">
            <text:p>0 HETD</text:p>
          </table:table-cell>
          <table:table-cell table:style-name="ce11" table:formula="of:=IF([.H103]=&quot;Oui&quot;;[.I103]*[.J10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3]/[.$L$522];0)" office:value-type="percentage" office:value="0" calcext:value-type="percentage">
            <text:p>0,00 %</text:p>
          </table:table-cell>
          <table:table-cell table:style-name="ce11" table:formula="of:=MIN(service_du;[.$L$522])*[.N103]" office:value-type="float" office:value="0" calcext:value-type="float">
            <text:p>0 HETD</text:p>
          </table:table-cell>
          <table:table-cell table:style-name="ce28" table:formula="of:=IF([.L103]&lt;&gt;0;[.O103]/[.L103];0)" office:value-type="percentage" office:value="0" calcext:value-type="percentage">
            <text:p>0,00 %</text:p>
          </table:table-cell>
          <table:table-cell table:style-name="ce28" table:formula="of:=IF([.$L$522]&gt;service_du;1-[.P103];0)" office:value-type="percentage" office:value="1" calcext:value-type="percentage">
            <text:p>100,00 %</text:p>
          </table:table-cell>
          <table:table-cell table:style-name="ce26" table:formula="of:=[.I103]*[.Q103]*[.K103]*IF(ISBLANK([.G103]);1;[.G10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2]+[.L103]&gt;service_du;service_du;[.T102]+[.L103]))" office:value-type="float" office:value="188" calcext:value-type="float">
            <text:p>188 HETD</text:p>
          </table:table-cell>
          <table:table-cell table:style-name="ce11" table:formula="of:=IF(service_du=0;0;IF([.T102]+[.L103]&gt;service_du;service_du-[.T102];[.L103]))" office:value-type="float" office:value="0" calcext:value-type="float">
            <text:p>0 HETD</text:p>
          </table:table-cell>
          <table:table-cell table:style-name="ce30" table:formula="of:=IF(service_du=0;[.I103];IF([.J103]&gt;0;IF([.T102]+[.L103]&lt;service_du;0;(([.T102]+[.L103])-service_du)/[.J10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3]+IF([.H103]&lt;&gt;&quot;Oui&quot;;[.I103];0))*[.K103])*IF(ISBLANK([.G103]);1;[.G103])" office:value-type="float" office:value="0" calcext:value-type="float">
            <text:p>0 HETD</text:p>
          </table:table-cell>
          <table:table-cell/>
          <table:table-cell table:style-name="ce33" table:formula="of:=IF(OR(ISBLANK([.$C103]);[.$C103]=&quot;Référentiel&quot;);0;IF(contexte_calcul=&quot;Réalisé&quot;;[.$U103]*[.D103];[.$O103]*[.D103]))" office:value-type="float" office:value="0" calcext:value-type="float">
            <text:p>0 HETD</text:p>
          </table:table-cell>
          <table:table-cell table:style-name="ce33" table:formula="of:=IF(OR(ISBLANK([.$C103]);[.$C103]=&quot;Référentiel&quot;);0;IF(contexte_calcul=&quot;Réalisé&quot;;[.$U103]*[.E103];[.$O103]*[.E103]))" office:value-type="float" office:value="0" calcext:value-type="float">
            <text:p>0 HETD</text:p>
          </table:table-cell>
          <table:table-cell table:style-name="ce33" table:formula="of:=IF(OR(ISBLANK([.$C103]);[.$C103]=&quot;Référentiel&quot;);0;IF(contexte_calcul=&quot;Réalisé&quot;;[.$U103]*[.F103];[.$O103]*[.F103]))" office:value-type="float" office:value="0" calcext:value-type="float">
            <text:p>0 HETD</text:p>
          </table:table-cell>
          <table:table-cell table:style-name="ce33" table:formula="of:=IF([.$C103]=&quot;Référentiel&quot;;IF(contexte_calcul=&quot;Réalisé&quot;;[.$U103];[.$R103]);0)" office:value-type="float" office:value="0" calcext:value-type="float">
            <text:p>0 HETD</text:p>
          </table:table-cell>
          <table:table-cell table:style-name="ce33" table:formula="of:=IF(OR(ISBLANK([.$C103]);[.$C103]=&quot;Référentiel&quot;);0;IF(contexte_calcul=&quot;Réalisé&quot;;[.$W103]*[.D103];[.$R103]*[.D103]))" office:value-type="float" office:value="0" calcext:value-type="float">
            <text:p>0 HETD</text:p>
          </table:table-cell>
          <table:table-cell table:style-name="ce33" table:formula="of:=IF(OR(ISBLANK([.$C103]);[.$C103]=&quot;Référentiel&quot;);0;IF(contexte_calcul=&quot;Réalisé&quot;;[.$W103]*[.E103];[.$R103]*[.E103]))" office:value-type="float" office:value="0" calcext:value-type="float">
            <text:p>0 HETD</text:p>
          </table:table-cell>
          <table:table-cell table:style-name="ce33" table:formula="of:=IF(OR(ISBLANK([.$C103]);[.$C103]=&quot;Référentiel&quot;);0;IF(contexte_calcul=&quot;Réalisé&quot;;[.$W103]*[.F103];[.$R103]*[.F10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3]=&quot;Référentiel&quot;;IF(contexte_calcul=&quot;Réalisé&quot;;[.$W103];[.$R10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04]);[.C104]=&quot;Référentiel&quot;);&quot;&quot;;1-([.D104]+[.E10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04]);0;HLOOKUP(IF(AND([.C104]=&quot;TP&quot;;TP_vaut_TD=&quot;Oui&quot;);&quot;TD&quot;;[.C104]);types_intervention;2;0))*IF(ISBLANK([.G104]);1;[.G104])" office:value-type="float" office:value="0" calcext:value-type="float">
            <text:p>0 HETD</text:p>
          </table:table-cell>
          <table:table-cell table:style-name="ce12" table:formula="of:=IF(ISBLANK([.C104]);0;HLOOKUP([.C104];types_intervention;3;0))*IF(ISBLANK([.G104]);1;[.G104])" office:value-type="float" office:value="0" calcext:value-type="float">
            <text:p>0 HETD</text:p>
          </table:table-cell>
          <table:table-cell table:style-name="ce11" table:formula="of:=IF([.H104]=&quot;Oui&quot;;[.I104]*[.J10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4]/[.$L$522];0)" office:value-type="percentage" office:value="0" calcext:value-type="percentage">
            <text:p>0,00 %</text:p>
          </table:table-cell>
          <table:table-cell table:style-name="ce11" table:formula="of:=MIN(service_du;[.$L$522])*[.N104]" office:value-type="float" office:value="0" calcext:value-type="float">
            <text:p>0 HETD</text:p>
          </table:table-cell>
          <table:table-cell table:style-name="ce28" table:formula="of:=IF([.L104]&lt;&gt;0;[.O104]/[.L104];0)" office:value-type="percentage" office:value="0" calcext:value-type="percentage">
            <text:p>0,00 %</text:p>
          </table:table-cell>
          <table:table-cell table:style-name="ce28" table:formula="of:=IF([.$L$522]&gt;service_du;1-[.P104];0)" office:value-type="percentage" office:value="1" calcext:value-type="percentage">
            <text:p>100,00 %</text:p>
          </table:table-cell>
          <table:table-cell table:style-name="ce26" table:formula="of:=[.I104]*[.Q104]*[.K104]*IF(ISBLANK([.G104]);1;[.G10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3]+[.L104]&gt;service_du;service_du;[.T103]+[.L104]))" office:value-type="float" office:value="188" calcext:value-type="float">
            <text:p>188 HETD</text:p>
          </table:table-cell>
          <table:table-cell table:style-name="ce11" table:formula="of:=IF(service_du=0;0;IF([.T103]+[.L104]&gt;service_du;service_du-[.T103];[.L104]))" office:value-type="float" office:value="0" calcext:value-type="float">
            <text:p>0 HETD</text:p>
          </table:table-cell>
          <table:table-cell table:style-name="ce30" table:formula="of:=IF(service_du=0;[.I104];IF([.J104]&gt;0;IF([.T103]+[.L104]&lt;service_du;0;(([.T103]+[.L104])-service_du)/[.J10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4]+IF([.H104]&lt;&gt;&quot;Oui&quot;;[.I104];0))*[.K104])*IF(ISBLANK([.G104]);1;[.G104])" office:value-type="float" office:value="0" calcext:value-type="float">
            <text:p>0 HETD</text:p>
          </table:table-cell>
          <table:table-cell/>
          <table:table-cell table:style-name="ce33" table:formula="of:=IF(OR(ISBLANK([.$C104]);[.$C104]=&quot;Référentiel&quot;);0;IF(contexte_calcul=&quot;Réalisé&quot;;[.$U104]*[.D104];[.$O104]*[.D104]))" office:value-type="float" office:value="0" calcext:value-type="float">
            <text:p>0 HETD</text:p>
          </table:table-cell>
          <table:table-cell table:style-name="ce33" table:formula="of:=IF(OR(ISBLANK([.$C104]);[.$C104]=&quot;Référentiel&quot;);0;IF(contexte_calcul=&quot;Réalisé&quot;;[.$U104]*[.E104];[.$O104]*[.E104]))" office:value-type="float" office:value="0" calcext:value-type="float">
            <text:p>0 HETD</text:p>
          </table:table-cell>
          <table:table-cell table:style-name="ce33" table:formula="of:=IF(OR(ISBLANK([.$C104]);[.$C104]=&quot;Référentiel&quot;);0;IF(contexte_calcul=&quot;Réalisé&quot;;[.$U104]*[.F104];[.$O104]*[.F104]))" office:value-type="float" office:value="0" calcext:value-type="float">
            <text:p>0 HETD</text:p>
          </table:table-cell>
          <table:table-cell table:style-name="ce33" table:formula="of:=IF([.$C104]=&quot;Référentiel&quot;;IF(contexte_calcul=&quot;Réalisé&quot;;[.$U104];[.$R104]);0)" office:value-type="float" office:value="0" calcext:value-type="float">
            <text:p>0 HETD</text:p>
          </table:table-cell>
          <table:table-cell table:style-name="ce33" table:formula="of:=IF(OR(ISBLANK([.$C104]);[.$C104]=&quot;Référentiel&quot;);0;IF(contexte_calcul=&quot;Réalisé&quot;;[.$W104]*[.D104];[.$R104]*[.D104]))" office:value-type="float" office:value="0" calcext:value-type="float">
            <text:p>0 HETD</text:p>
          </table:table-cell>
          <table:table-cell table:style-name="ce33" table:formula="of:=IF(OR(ISBLANK([.$C104]);[.$C104]=&quot;Référentiel&quot;);0;IF(contexte_calcul=&quot;Réalisé&quot;;[.$W104]*[.E104];[.$R104]*[.E104]))" office:value-type="float" office:value="0" calcext:value-type="float">
            <text:p>0 HETD</text:p>
          </table:table-cell>
          <table:table-cell table:style-name="ce33" table:formula="of:=IF(OR(ISBLANK([.$C104]);[.$C104]=&quot;Référentiel&quot;);0;IF(contexte_calcul=&quot;Réalisé&quot;;[.$W104]*[.F104];[.$R104]*[.F10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4]=&quot;Référentiel&quot;;IF(contexte_calcul=&quot;Réalisé&quot;;[.$W104];[.$R10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05]);[.C105]=&quot;Référentiel&quot;);&quot;&quot;;1-([.D105]+[.E10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05]);0;HLOOKUP(IF(AND([.C105]=&quot;TP&quot;;TP_vaut_TD=&quot;Oui&quot;);&quot;TD&quot;;[.C105]);types_intervention;2;0))*IF(ISBLANK([.G105]);1;[.G105])" office:value-type="float" office:value="0" calcext:value-type="float">
            <text:p>0 HETD</text:p>
          </table:table-cell>
          <table:table-cell table:style-name="ce12" table:formula="of:=IF(ISBLANK([.C105]);0;HLOOKUP([.C105];types_intervention;3;0))*IF(ISBLANK([.G105]);1;[.G105])" office:value-type="float" office:value="0" calcext:value-type="float">
            <text:p>0 HETD</text:p>
          </table:table-cell>
          <table:table-cell table:style-name="ce11" table:formula="of:=IF([.H105]=&quot;Oui&quot;;[.I105]*[.J10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5]/[.$L$522];0)" office:value-type="percentage" office:value="0" calcext:value-type="percentage">
            <text:p>0,00 %</text:p>
          </table:table-cell>
          <table:table-cell table:style-name="ce11" table:formula="of:=MIN(service_du;[.$L$522])*[.N105]" office:value-type="float" office:value="0" calcext:value-type="float">
            <text:p>0 HETD</text:p>
          </table:table-cell>
          <table:table-cell table:style-name="ce28" table:formula="of:=IF([.L105]&lt;&gt;0;[.O105]/[.L105];0)" office:value-type="percentage" office:value="0" calcext:value-type="percentage">
            <text:p>0,00 %</text:p>
          </table:table-cell>
          <table:table-cell table:style-name="ce28" table:formula="of:=IF([.$L$522]&gt;service_du;1-[.P105];0)" office:value-type="percentage" office:value="1" calcext:value-type="percentage">
            <text:p>100,00 %</text:p>
          </table:table-cell>
          <table:table-cell table:style-name="ce26" table:formula="of:=[.I105]*[.Q105]*[.K105]*IF(ISBLANK([.G105]);1;[.G10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4]+[.L105]&gt;service_du;service_du;[.T104]+[.L105]))" office:value-type="float" office:value="188" calcext:value-type="float">
            <text:p>188 HETD</text:p>
          </table:table-cell>
          <table:table-cell table:style-name="ce11" table:formula="of:=IF(service_du=0;0;IF([.T104]+[.L105]&gt;service_du;service_du-[.T104];[.L105]))" office:value-type="float" office:value="0" calcext:value-type="float">
            <text:p>0 HETD</text:p>
          </table:table-cell>
          <table:table-cell table:style-name="ce30" table:formula="of:=IF(service_du=0;[.I105];IF([.J105]&gt;0;IF([.T104]+[.L105]&lt;service_du;0;(([.T104]+[.L105])-service_du)/[.J10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5]+IF([.H105]&lt;&gt;&quot;Oui&quot;;[.I105];0))*[.K105])*IF(ISBLANK([.G105]);1;[.G105])" office:value-type="float" office:value="0" calcext:value-type="float">
            <text:p>0 HETD</text:p>
          </table:table-cell>
          <table:table-cell/>
          <table:table-cell table:style-name="ce33" table:formula="of:=IF(OR(ISBLANK([.$C105]);[.$C105]=&quot;Référentiel&quot;);0;IF(contexte_calcul=&quot;Réalisé&quot;;[.$U105]*[.D105];[.$O105]*[.D105]))" office:value-type="float" office:value="0" calcext:value-type="float">
            <text:p>0 HETD</text:p>
          </table:table-cell>
          <table:table-cell table:style-name="ce33" table:formula="of:=IF(OR(ISBLANK([.$C105]);[.$C105]=&quot;Référentiel&quot;);0;IF(contexte_calcul=&quot;Réalisé&quot;;[.$U105]*[.E105];[.$O105]*[.E105]))" office:value-type="float" office:value="0" calcext:value-type="float">
            <text:p>0 HETD</text:p>
          </table:table-cell>
          <table:table-cell table:style-name="ce33" table:formula="of:=IF(OR(ISBLANK([.$C105]);[.$C105]=&quot;Référentiel&quot;);0;IF(contexte_calcul=&quot;Réalisé&quot;;[.$U105]*[.F105];[.$O105]*[.F105]))" office:value-type="float" office:value="0" calcext:value-type="float">
            <text:p>0 HETD</text:p>
          </table:table-cell>
          <table:table-cell table:style-name="ce33" table:formula="of:=IF([.$C105]=&quot;Référentiel&quot;;IF(contexte_calcul=&quot;Réalisé&quot;;[.$U105];[.$R105]);0)" office:value-type="float" office:value="0" calcext:value-type="float">
            <text:p>0 HETD</text:p>
          </table:table-cell>
          <table:table-cell table:style-name="ce33" table:formula="of:=IF(OR(ISBLANK([.$C105]);[.$C105]=&quot;Référentiel&quot;);0;IF(contexte_calcul=&quot;Réalisé&quot;;[.$W105]*[.D105];[.$R105]*[.D105]))" office:value-type="float" office:value="0" calcext:value-type="float">
            <text:p>0 HETD</text:p>
          </table:table-cell>
          <table:table-cell table:style-name="ce33" table:formula="of:=IF(OR(ISBLANK([.$C105]);[.$C105]=&quot;Référentiel&quot;);0;IF(contexte_calcul=&quot;Réalisé&quot;;[.$W105]*[.E105];[.$R105]*[.E105]))" office:value-type="float" office:value="0" calcext:value-type="float">
            <text:p>0 HETD</text:p>
          </table:table-cell>
          <table:table-cell table:style-name="ce33" table:formula="of:=IF(OR(ISBLANK([.$C105]);[.$C105]=&quot;Référentiel&quot;);0;IF(contexte_calcul=&quot;Réalisé&quot;;[.$W105]*[.F105];[.$R105]*[.F10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5]=&quot;Référentiel&quot;;IF(contexte_calcul=&quot;Réalisé&quot;;[.$W105];[.$R10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06]);[.C106]=&quot;Référentiel&quot;);&quot;&quot;;1-([.D106]+[.E10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06]);0;HLOOKUP(IF(AND([.C106]=&quot;TP&quot;;TP_vaut_TD=&quot;Oui&quot;);&quot;TD&quot;;[.C106]);types_intervention;2;0))*IF(ISBLANK([.G106]);1;[.G106])" office:value-type="float" office:value="0" calcext:value-type="float">
            <text:p>0 HETD</text:p>
          </table:table-cell>
          <table:table-cell table:style-name="ce12" table:formula="of:=IF(ISBLANK([.C106]);0;HLOOKUP([.C106];types_intervention;3;0))*IF(ISBLANK([.G106]);1;[.G106])" office:value-type="float" office:value="0" calcext:value-type="float">
            <text:p>0 HETD</text:p>
          </table:table-cell>
          <table:table-cell table:style-name="ce11" table:formula="of:=IF([.H106]=&quot;Oui&quot;;[.I106]*[.J10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6]/[.$L$522];0)" office:value-type="percentage" office:value="0" calcext:value-type="percentage">
            <text:p>0,00 %</text:p>
          </table:table-cell>
          <table:table-cell table:style-name="ce11" table:formula="of:=MIN(service_du;[.$L$522])*[.N106]" office:value-type="float" office:value="0" calcext:value-type="float">
            <text:p>0 HETD</text:p>
          </table:table-cell>
          <table:table-cell table:style-name="ce28" table:formula="of:=IF([.L106]&lt;&gt;0;[.O106]/[.L106];0)" office:value-type="percentage" office:value="0" calcext:value-type="percentage">
            <text:p>0,00 %</text:p>
          </table:table-cell>
          <table:table-cell table:style-name="ce28" table:formula="of:=IF([.$L$522]&gt;service_du;1-[.P106];0)" office:value-type="percentage" office:value="1" calcext:value-type="percentage">
            <text:p>100,00 %</text:p>
          </table:table-cell>
          <table:table-cell table:style-name="ce26" table:formula="of:=[.I106]*[.Q106]*[.K106]*IF(ISBLANK([.G106]);1;[.G10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5]+[.L106]&gt;service_du;service_du;[.T105]+[.L106]))" office:value-type="float" office:value="188" calcext:value-type="float">
            <text:p>188 HETD</text:p>
          </table:table-cell>
          <table:table-cell table:style-name="ce11" table:formula="of:=IF(service_du=0;0;IF([.T105]+[.L106]&gt;service_du;service_du-[.T105];[.L106]))" office:value-type="float" office:value="0" calcext:value-type="float">
            <text:p>0 HETD</text:p>
          </table:table-cell>
          <table:table-cell table:style-name="ce30" table:formula="of:=IF(service_du=0;[.I106];IF([.J106]&gt;0;IF([.T105]+[.L106]&lt;service_du;0;(([.T105]+[.L106])-service_du)/[.J10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6]+IF([.H106]&lt;&gt;&quot;Oui&quot;;[.I106];0))*[.K106])*IF(ISBLANK([.G106]);1;[.G106])" office:value-type="float" office:value="0" calcext:value-type="float">
            <text:p>0 HETD</text:p>
          </table:table-cell>
          <table:table-cell/>
          <table:table-cell table:style-name="ce33" table:formula="of:=IF(OR(ISBLANK([.$C106]);[.$C106]=&quot;Référentiel&quot;);0;IF(contexte_calcul=&quot;Réalisé&quot;;[.$U106]*[.D106];[.$O106]*[.D106]))" office:value-type="float" office:value="0" calcext:value-type="float">
            <text:p>0 HETD</text:p>
          </table:table-cell>
          <table:table-cell table:style-name="ce33" table:formula="of:=IF(OR(ISBLANK([.$C106]);[.$C106]=&quot;Référentiel&quot;);0;IF(contexte_calcul=&quot;Réalisé&quot;;[.$U106]*[.E106];[.$O106]*[.E106]))" office:value-type="float" office:value="0" calcext:value-type="float">
            <text:p>0 HETD</text:p>
          </table:table-cell>
          <table:table-cell table:style-name="ce33" table:formula="of:=IF(OR(ISBLANK([.$C106]);[.$C106]=&quot;Référentiel&quot;);0;IF(contexte_calcul=&quot;Réalisé&quot;;[.$U106]*[.F106];[.$O106]*[.F106]))" office:value-type="float" office:value="0" calcext:value-type="float">
            <text:p>0 HETD</text:p>
          </table:table-cell>
          <table:table-cell table:style-name="ce33" table:formula="of:=IF([.$C106]=&quot;Référentiel&quot;;IF(contexte_calcul=&quot;Réalisé&quot;;[.$U106];[.$R106]);0)" office:value-type="float" office:value="0" calcext:value-type="float">
            <text:p>0 HETD</text:p>
          </table:table-cell>
          <table:table-cell table:style-name="ce33" table:formula="of:=IF(OR(ISBLANK([.$C106]);[.$C106]=&quot;Référentiel&quot;);0;IF(contexte_calcul=&quot;Réalisé&quot;;[.$W106]*[.D106];[.$R106]*[.D106]))" office:value-type="float" office:value="0" calcext:value-type="float">
            <text:p>0 HETD</text:p>
          </table:table-cell>
          <table:table-cell table:style-name="ce33" table:formula="of:=IF(OR(ISBLANK([.$C106]);[.$C106]=&quot;Référentiel&quot;);0;IF(contexte_calcul=&quot;Réalisé&quot;;[.$W106]*[.E106];[.$R106]*[.E106]))" office:value-type="float" office:value="0" calcext:value-type="float">
            <text:p>0 HETD</text:p>
          </table:table-cell>
          <table:table-cell table:style-name="ce33" table:formula="of:=IF(OR(ISBLANK([.$C106]);[.$C106]=&quot;Référentiel&quot;);0;IF(contexte_calcul=&quot;Réalisé&quot;;[.$W106]*[.F106];[.$R106]*[.F10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6]=&quot;Référentiel&quot;;IF(contexte_calcul=&quot;Réalisé&quot;;[.$W106];[.$R10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07]);[.C107]=&quot;Référentiel&quot;);&quot;&quot;;1-([.D107]+[.E10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07]);0;HLOOKUP(IF(AND([.C107]=&quot;TP&quot;;TP_vaut_TD=&quot;Oui&quot;);&quot;TD&quot;;[.C107]);types_intervention;2;0))*IF(ISBLANK([.G107]);1;[.G107])" office:value-type="float" office:value="0" calcext:value-type="float">
            <text:p>0 HETD</text:p>
          </table:table-cell>
          <table:table-cell table:style-name="ce12" table:formula="of:=IF(ISBLANK([.C107]);0;HLOOKUP([.C107];types_intervention;3;0))*IF(ISBLANK([.G107]);1;[.G107])" office:value-type="float" office:value="0" calcext:value-type="float">
            <text:p>0 HETD</text:p>
          </table:table-cell>
          <table:table-cell table:style-name="ce11" table:formula="of:=IF([.H107]=&quot;Oui&quot;;[.I107]*[.J10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7]/[.$L$522];0)" office:value-type="percentage" office:value="0" calcext:value-type="percentage">
            <text:p>0,00 %</text:p>
          </table:table-cell>
          <table:table-cell table:style-name="ce11" table:formula="of:=MIN(service_du;[.$L$522])*[.N107]" office:value-type="float" office:value="0" calcext:value-type="float">
            <text:p>0 HETD</text:p>
          </table:table-cell>
          <table:table-cell table:style-name="ce28" table:formula="of:=IF([.L107]&lt;&gt;0;[.O107]/[.L107];0)" office:value-type="percentage" office:value="0" calcext:value-type="percentage">
            <text:p>0,00 %</text:p>
          </table:table-cell>
          <table:table-cell table:style-name="ce28" table:formula="of:=IF([.$L$522]&gt;service_du;1-[.P107];0)" office:value-type="percentage" office:value="1" calcext:value-type="percentage">
            <text:p>100,00 %</text:p>
          </table:table-cell>
          <table:table-cell table:style-name="ce26" table:formula="of:=[.I107]*[.Q107]*[.K107]*IF(ISBLANK([.G107]);1;[.G10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6]+[.L107]&gt;service_du;service_du;[.T106]+[.L107]))" office:value-type="float" office:value="188" calcext:value-type="float">
            <text:p>188 HETD</text:p>
          </table:table-cell>
          <table:table-cell table:style-name="ce11" table:formula="of:=IF(service_du=0;0;IF([.T106]+[.L107]&gt;service_du;service_du-[.T106];[.L107]))" office:value-type="float" office:value="0" calcext:value-type="float">
            <text:p>0 HETD</text:p>
          </table:table-cell>
          <table:table-cell table:style-name="ce30" table:formula="of:=IF(service_du=0;[.I107];IF([.J107]&gt;0;IF([.T106]+[.L107]&lt;service_du;0;(([.T106]+[.L107])-service_du)/[.J10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7]+IF([.H107]&lt;&gt;&quot;Oui&quot;;[.I107];0))*[.K107])*IF(ISBLANK([.G107]);1;[.G107])" office:value-type="float" office:value="0" calcext:value-type="float">
            <text:p>0 HETD</text:p>
          </table:table-cell>
          <table:table-cell/>
          <table:table-cell table:style-name="ce33" table:formula="of:=IF(OR(ISBLANK([.$C107]);[.$C107]=&quot;Référentiel&quot;);0;IF(contexte_calcul=&quot;Réalisé&quot;;[.$U107]*[.D107];[.$O107]*[.D107]))" office:value-type="float" office:value="0" calcext:value-type="float">
            <text:p>0 HETD</text:p>
          </table:table-cell>
          <table:table-cell table:style-name="ce33" table:formula="of:=IF(OR(ISBLANK([.$C107]);[.$C107]=&quot;Référentiel&quot;);0;IF(contexte_calcul=&quot;Réalisé&quot;;[.$U107]*[.E107];[.$O107]*[.E107]))" office:value-type="float" office:value="0" calcext:value-type="float">
            <text:p>0 HETD</text:p>
          </table:table-cell>
          <table:table-cell table:style-name="ce33" table:formula="of:=IF(OR(ISBLANK([.$C107]);[.$C107]=&quot;Référentiel&quot;);0;IF(contexte_calcul=&quot;Réalisé&quot;;[.$U107]*[.F107];[.$O107]*[.F107]))" office:value-type="float" office:value="0" calcext:value-type="float">
            <text:p>0 HETD</text:p>
          </table:table-cell>
          <table:table-cell table:style-name="ce33" table:formula="of:=IF([.$C107]=&quot;Référentiel&quot;;IF(contexte_calcul=&quot;Réalisé&quot;;[.$U107];[.$R107]);0)" office:value-type="float" office:value="0" calcext:value-type="float">
            <text:p>0 HETD</text:p>
          </table:table-cell>
          <table:table-cell table:style-name="ce33" table:formula="of:=IF(OR(ISBLANK([.$C107]);[.$C107]=&quot;Référentiel&quot;);0;IF(contexte_calcul=&quot;Réalisé&quot;;[.$W107]*[.D107];[.$R107]*[.D107]))" office:value-type="float" office:value="0" calcext:value-type="float">
            <text:p>0 HETD</text:p>
          </table:table-cell>
          <table:table-cell table:style-name="ce33" table:formula="of:=IF(OR(ISBLANK([.$C107]);[.$C107]=&quot;Référentiel&quot;);0;IF(contexte_calcul=&quot;Réalisé&quot;;[.$W107]*[.E107];[.$R107]*[.E107]))" office:value-type="float" office:value="0" calcext:value-type="float">
            <text:p>0 HETD</text:p>
          </table:table-cell>
          <table:table-cell table:style-name="ce33" table:formula="of:=IF(OR(ISBLANK([.$C107]);[.$C107]=&quot;Référentiel&quot;);0;IF(contexte_calcul=&quot;Réalisé&quot;;[.$W107]*[.F107];[.$R107]*[.F10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7]=&quot;Référentiel&quot;;IF(contexte_calcul=&quot;Réalisé&quot;;[.$W107];[.$R10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08]);[.C108]=&quot;Référentiel&quot;);&quot;&quot;;1-([.D108]+[.E10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08]);0;HLOOKUP(IF(AND([.C108]=&quot;TP&quot;;TP_vaut_TD=&quot;Oui&quot;);&quot;TD&quot;;[.C108]);types_intervention;2;0))*IF(ISBLANK([.G108]);1;[.G108])" office:value-type="float" office:value="0" calcext:value-type="float">
            <text:p>0 HETD</text:p>
          </table:table-cell>
          <table:table-cell table:style-name="ce12" table:formula="of:=IF(ISBLANK([.C108]);0;HLOOKUP([.C108];types_intervention;3;0))*IF(ISBLANK([.G108]);1;[.G108])" office:value-type="float" office:value="0" calcext:value-type="float">
            <text:p>0 HETD</text:p>
          </table:table-cell>
          <table:table-cell table:style-name="ce11" table:formula="of:=IF([.H108]=&quot;Oui&quot;;[.I108]*[.J10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8]/[.$L$522];0)" office:value-type="percentage" office:value="0" calcext:value-type="percentage">
            <text:p>0,00 %</text:p>
          </table:table-cell>
          <table:table-cell table:style-name="ce11" table:formula="of:=MIN(service_du;[.$L$522])*[.N108]" office:value-type="float" office:value="0" calcext:value-type="float">
            <text:p>0 HETD</text:p>
          </table:table-cell>
          <table:table-cell table:style-name="ce28" table:formula="of:=IF([.L108]&lt;&gt;0;[.O108]/[.L108];0)" office:value-type="percentage" office:value="0" calcext:value-type="percentage">
            <text:p>0,00 %</text:p>
          </table:table-cell>
          <table:table-cell table:style-name="ce28" table:formula="of:=IF([.$L$522]&gt;service_du;1-[.P108];0)" office:value-type="percentage" office:value="1" calcext:value-type="percentage">
            <text:p>100,00 %</text:p>
          </table:table-cell>
          <table:table-cell table:style-name="ce26" table:formula="of:=[.I108]*[.Q108]*[.K108]*IF(ISBLANK([.G108]);1;[.G10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7]+[.L108]&gt;service_du;service_du;[.T107]+[.L108]))" office:value-type="float" office:value="188" calcext:value-type="float">
            <text:p>188 HETD</text:p>
          </table:table-cell>
          <table:table-cell table:style-name="ce11" table:formula="of:=IF(service_du=0;0;IF([.T107]+[.L108]&gt;service_du;service_du-[.T107];[.L108]))" office:value-type="float" office:value="0" calcext:value-type="float">
            <text:p>0 HETD</text:p>
          </table:table-cell>
          <table:table-cell table:style-name="ce30" table:formula="of:=IF(service_du=0;[.I108];IF([.J108]&gt;0;IF([.T107]+[.L108]&lt;service_du;0;(([.T107]+[.L108])-service_du)/[.J10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8]+IF([.H108]&lt;&gt;&quot;Oui&quot;;[.I108];0))*[.K108])*IF(ISBLANK([.G108]);1;[.G108])" office:value-type="float" office:value="0" calcext:value-type="float">
            <text:p>0 HETD</text:p>
          </table:table-cell>
          <table:table-cell/>
          <table:table-cell table:style-name="ce33" table:formula="of:=IF(OR(ISBLANK([.$C108]);[.$C108]=&quot;Référentiel&quot;);0;IF(contexte_calcul=&quot;Réalisé&quot;;[.$U108]*[.D108];[.$O108]*[.D108]))" office:value-type="float" office:value="0" calcext:value-type="float">
            <text:p>0 HETD</text:p>
          </table:table-cell>
          <table:table-cell table:style-name="ce33" table:formula="of:=IF(OR(ISBLANK([.$C108]);[.$C108]=&quot;Référentiel&quot;);0;IF(contexte_calcul=&quot;Réalisé&quot;;[.$U108]*[.E108];[.$O108]*[.E108]))" office:value-type="float" office:value="0" calcext:value-type="float">
            <text:p>0 HETD</text:p>
          </table:table-cell>
          <table:table-cell table:style-name="ce33" table:formula="of:=IF(OR(ISBLANK([.$C108]);[.$C108]=&quot;Référentiel&quot;);0;IF(contexte_calcul=&quot;Réalisé&quot;;[.$U108]*[.F108];[.$O108]*[.F108]))" office:value-type="float" office:value="0" calcext:value-type="float">
            <text:p>0 HETD</text:p>
          </table:table-cell>
          <table:table-cell table:style-name="ce33" table:formula="of:=IF([.$C108]=&quot;Référentiel&quot;;IF(contexte_calcul=&quot;Réalisé&quot;;[.$U108];[.$R108]);0)" office:value-type="float" office:value="0" calcext:value-type="float">
            <text:p>0 HETD</text:p>
          </table:table-cell>
          <table:table-cell table:style-name="ce33" table:formula="of:=IF(OR(ISBLANK([.$C108]);[.$C108]=&quot;Référentiel&quot;);0;IF(contexte_calcul=&quot;Réalisé&quot;;[.$W108]*[.D108];[.$R108]*[.D108]))" office:value-type="float" office:value="0" calcext:value-type="float">
            <text:p>0 HETD</text:p>
          </table:table-cell>
          <table:table-cell table:style-name="ce33" table:formula="of:=IF(OR(ISBLANK([.$C108]);[.$C108]=&quot;Référentiel&quot;);0;IF(contexte_calcul=&quot;Réalisé&quot;;[.$W108]*[.E108];[.$R108]*[.E108]))" office:value-type="float" office:value="0" calcext:value-type="float">
            <text:p>0 HETD</text:p>
          </table:table-cell>
          <table:table-cell table:style-name="ce33" table:formula="of:=IF(OR(ISBLANK([.$C108]);[.$C108]=&quot;Référentiel&quot;);0;IF(contexte_calcul=&quot;Réalisé&quot;;[.$W108]*[.F108];[.$R108]*[.F10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8]=&quot;Référentiel&quot;;IF(contexte_calcul=&quot;Réalisé&quot;;[.$W108];[.$R10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09]);[.C109]=&quot;Référentiel&quot;);&quot;&quot;;1-([.D109]+[.E10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09]);0;HLOOKUP(IF(AND([.C109]=&quot;TP&quot;;TP_vaut_TD=&quot;Oui&quot;);&quot;TD&quot;;[.C109]);types_intervention;2;0))*IF(ISBLANK([.G109]);1;[.G109])" office:value-type="float" office:value="0" calcext:value-type="float">
            <text:p>0 HETD</text:p>
          </table:table-cell>
          <table:table-cell table:style-name="ce12" table:formula="of:=IF(ISBLANK([.C109]);0;HLOOKUP([.C109];types_intervention;3;0))*IF(ISBLANK([.G109]);1;[.G109])" office:value-type="float" office:value="0" calcext:value-type="float">
            <text:p>0 HETD</text:p>
          </table:table-cell>
          <table:table-cell table:style-name="ce11" table:formula="of:=IF([.H109]=&quot;Oui&quot;;[.I109]*[.J10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9]/[.$L$522];0)" office:value-type="percentage" office:value="0" calcext:value-type="percentage">
            <text:p>0,00 %</text:p>
          </table:table-cell>
          <table:table-cell table:style-name="ce11" table:formula="of:=MIN(service_du;[.$L$522])*[.N109]" office:value-type="float" office:value="0" calcext:value-type="float">
            <text:p>0 HETD</text:p>
          </table:table-cell>
          <table:table-cell table:style-name="ce28" table:formula="of:=IF([.L109]&lt;&gt;0;[.O109]/[.L109];0)" office:value-type="percentage" office:value="0" calcext:value-type="percentage">
            <text:p>0,00 %</text:p>
          </table:table-cell>
          <table:table-cell table:style-name="ce28" table:formula="of:=IF([.$L$522]&gt;service_du;1-[.P109];0)" office:value-type="percentage" office:value="1" calcext:value-type="percentage">
            <text:p>100,00 %</text:p>
          </table:table-cell>
          <table:table-cell table:style-name="ce26" table:formula="of:=[.I109]*[.Q109]*[.K109]*IF(ISBLANK([.G109]);1;[.G10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8]+[.L109]&gt;service_du;service_du;[.T108]+[.L109]))" office:value-type="float" office:value="188" calcext:value-type="float">
            <text:p>188 HETD</text:p>
          </table:table-cell>
          <table:table-cell table:style-name="ce11" table:formula="of:=IF(service_du=0;0;IF([.T108]+[.L109]&gt;service_du;service_du-[.T108];[.L109]))" office:value-type="float" office:value="0" calcext:value-type="float">
            <text:p>0 HETD</text:p>
          </table:table-cell>
          <table:table-cell table:style-name="ce30" table:formula="of:=IF(service_du=0;[.I109];IF([.J109]&gt;0;IF([.T108]+[.L109]&lt;service_du;0;(([.T108]+[.L109])-service_du)/[.J10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9]+IF([.H109]&lt;&gt;&quot;Oui&quot;;[.I109];0))*[.K109])*IF(ISBLANK([.G109]);1;[.G109])" office:value-type="float" office:value="0" calcext:value-type="float">
            <text:p>0 HETD</text:p>
          </table:table-cell>
          <table:table-cell/>
          <table:table-cell table:style-name="ce33" table:formula="of:=IF(OR(ISBLANK([.$C109]);[.$C109]=&quot;Référentiel&quot;);0;IF(contexte_calcul=&quot;Réalisé&quot;;[.$U109]*[.D109];[.$O109]*[.D109]))" office:value-type="float" office:value="0" calcext:value-type="float">
            <text:p>0 HETD</text:p>
          </table:table-cell>
          <table:table-cell table:style-name="ce33" table:formula="of:=IF(OR(ISBLANK([.$C109]);[.$C109]=&quot;Référentiel&quot;);0;IF(contexte_calcul=&quot;Réalisé&quot;;[.$U109]*[.E109];[.$O109]*[.E109]))" office:value-type="float" office:value="0" calcext:value-type="float">
            <text:p>0 HETD</text:p>
          </table:table-cell>
          <table:table-cell table:style-name="ce33" table:formula="of:=IF(OR(ISBLANK([.$C109]);[.$C109]=&quot;Référentiel&quot;);0;IF(contexte_calcul=&quot;Réalisé&quot;;[.$U109]*[.F109];[.$O109]*[.F109]))" office:value-type="float" office:value="0" calcext:value-type="float">
            <text:p>0 HETD</text:p>
          </table:table-cell>
          <table:table-cell table:style-name="ce33" table:formula="of:=IF([.$C109]=&quot;Référentiel&quot;;IF(contexte_calcul=&quot;Réalisé&quot;;[.$U109];[.$R109]);0)" office:value-type="float" office:value="0" calcext:value-type="float">
            <text:p>0 HETD</text:p>
          </table:table-cell>
          <table:table-cell table:style-name="ce33" table:formula="of:=IF(OR(ISBLANK([.$C109]);[.$C109]=&quot;Référentiel&quot;);0;IF(contexte_calcul=&quot;Réalisé&quot;;[.$W109]*[.D109];[.$R109]*[.D109]))" office:value-type="float" office:value="0" calcext:value-type="float">
            <text:p>0 HETD</text:p>
          </table:table-cell>
          <table:table-cell table:style-name="ce33" table:formula="of:=IF(OR(ISBLANK([.$C109]);[.$C109]=&quot;Référentiel&quot;);0;IF(contexte_calcul=&quot;Réalisé&quot;;[.$W109]*[.E109];[.$R109]*[.E109]))" office:value-type="float" office:value="0" calcext:value-type="float">
            <text:p>0 HETD</text:p>
          </table:table-cell>
          <table:table-cell table:style-name="ce33" table:formula="of:=IF(OR(ISBLANK([.$C109]);[.$C109]=&quot;Référentiel&quot;);0;IF(contexte_calcul=&quot;Réalisé&quot;;[.$W109]*[.F109];[.$R109]*[.F10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9]=&quot;Référentiel&quot;;IF(contexte_calcul=&quot;Réalisé&quot;;[.$W109];[.$R10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10]);[.C110]=&quot;Référentiel&quot;);&quot;&quot;;1-([.D110]+[.E11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10]);0;HLOOKUP(IF(AND([.C110]=&quot;TP&quot;;TP_vaut_TD=&quot;Oui&quot;);&quot;TD&quot;;[.C110]);types_intervention;2;0))*IF(ISBLANK([.G110]);1;[.G110])" office:value-type="float" office:value="0" calcext:value-type="float">
            <text:p>0 HETD</text:p>
          </table:table-cell>
          <table:table-cell table:style-name="ce12" table:formula="of:=IF(ISBLANK([.C110]);0;HLOOKUP([.C110];types_intervention;3;0))*IF(ISBLANK([.G110]);1;[.G110])" office:value-type="float" office:value="0" calcext:value-type="float">
            <text:p>0 HETD</text:p>
          </table:table-cell>
          <table:table-cell table:style-name="ce11" table:formula="of:=IF([.H110]=&quot;Oui&quot;;[.I110]*[.J11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0]/[.$L$522];0)" office:value-type="percentage" office:value="0" calcext:value-type="percentage">
            <text:p>0,00 %</text:p>
          </table:table-cell>
          <table:table-cell table:style-name="ce11" table:formula="of:=MIN(service_du;[.$L$522])*[.N110]" office:value-type="float" office:value="0" calcext:value-type="float">
            <text:p>0 HETD</text:p>
          </table:table-cell>
          <table:table-cell table:style-name="ce28" table:formula="of:=IF([.L110]&lt;&gt;0;[.O110]/[.L110];0)" office:value-type="percentage" office:value="0" calcext:value-type="percentage">
            <text:p>0,00 %</text:p>
          </table:table-cell>
          <table:table-cell table:style-name="ce28" table:formula="of:=IF([.$L$522]&gt;service_du;1-[.P110];0)" office:value-type="percentage" office:value="1" calcext:value-type="percentage">
            <text:p>100,00 %</text:p>
          </table:table-cell>
          <table:table-cell table:style-name="ce26" table:formula="of:=[.I110]*[.Q110]*[.K110]*IF(ISBLANK([.G110]);1;[.G11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9]+[.L110]&gt;service_du;service_du;[.T109]+[.L110]))" office:value-type="float" office:value="188" calcext:value-type="float">
            <text:p>188 HETD</text:p>
          </table:table-cell>
          <table:table-cell table:style-name="ce11" table:formula="of:=IF(service_du=0;0;IF([.T109]+[.L110]&gt;service_du;service_du-[.T109];[.L110]))" office:value-type="float" office:value="0" calcext:value-type="float">
            <text:p>0 HETD</text:p>
          </table:table-cell>
          <table:table-cell table:style-name="ce30" table:formula="of:=IF(service_du=0;[.I110];IF([.J110]&gt;0;IF([.T109]+[.L110]&lt;service_du;0;(([.T109]+[.L110])-service_du)/[.J11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0]+IF([.H110]&lt;&gt;&quot;Oui&quot;;[.I110];0))*[.K110])*IF(ISBLANK([.G110]);1;[.G110])" office:value-type="float" office:value="0" calcext:value-type="float">
            <text:p>0 HETD</text:p>
          </table:table-cell>
          <table:table-cell/>
          <table:table-cell table:style-name="ce33" table:formula="of:=IF(OR(ISBLANK([.$C110]);[.$C110]=&quot;Référentiel&quot;);0;IF(contexte_calcul=&quot;Réalisé&quot;;[.$U110]*[.D110];[.$O110]*[.D110]))" office:value-type="float" office:value="0" calcext:value-type="float">
            <text:p>0 HETD</text:p>
          </table:table-cell>
          <table:table-cell table:style-name="ce33" table:formula="of:=IF(OR(ISBLANK([.$C110]);[.$C110]=&quot;Référentiel&quot;);0;IF(contexte_calcul=&quot;Réalisé&quot;;[.$U110]*[.E110];[.$O110]*[.E110]))" office:value-type="float" office:value="0" calcext:value-type="float">
            <text:p>0 HETD</text:p>
          </table:table-cell>
          <table:table-cell table:style-name="ce33" table:formula="of:=IF(OR(ISBLANK([.$C110]);[.$C110]=&quot;Référentiel&quot;);0;IF(contexte_calcul=&quot;Réalisé&quot;;[.$U110]*[.F110];[.$O110]*[.F110]))" office:value-type="float" office:value="0" calcext:value-type="float">
            <text:p>0 HETD</text:p>
          </table:table-cell>
          <table:table-cell table:style-name="ce33" table:formula="of:=IF([.$C110]=&quot;Référentiel&quot;;IF(contexte_calcul=&quot;Réalisé&quot;;[.$U110];[.$R110]);0)" office:value-type="float" office:value="0" calcext:value-type="float">
            <text:p>0 HETD</text:p>
          </table:table-cell>
          <table:table-cell table:style-name="ce33" table:formula="of:=IF(OR(ISBLANK([.$C110]);[.$C110]=&quot;Référentiel&quot;);0;IF(contexte_calcul=&quot;Réalisé&quot;;[.$W110]*[.D110];[.$R110]*[.D110]))" office:value-type="float" office:value="0" calcext:value-type="float">
            <text:p>0 HETD</text:p>
          </table:table-cell>
          <table:table-cell table:style-name="ce33" table:formula="of:=IF(OR(ISBLANK([.$C110]);[.$C110]=&quot;Référentiel&quot;);0;IF(contexte_calcul=&quot;Réalisé&quot;;[.$W110]*[.E110];[.$R110]*[.E110]))" office:value-type="float" office:value="0" calcext:value-type="float">
            <text:p>0 HETD</text:p>
          </table:table-cell>
          <table:table-cell table:style-name="ce33" table:formula="of:=IF(OR(ISBLANK([.$C110]);[.$C110]=&quot;Référentiel&quot;);0;IF(contexte_calcul=&quot;Réalisé&quot;;[.$W110]*[.F110];[.$R110]*[.F11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0]=&quot;Référentiel&quot;;IF(contexte_calcul=&quot;Réalisé&quot;;[.$W110];[.$R11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11]);[.C111]=&quot;Référentiel&quot;);&quot;&quot;;1-([.D111]+[.E11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11]);0;HLOOKUP(IF(AND([.C111]=&quot;TP&quot;;TP_vaut_TD=&quot;Oui&quot;);&quot;TD&quot;;[.C111]);types_intervention;2;0))*IF(ISBLANK([.G111]);1;[.G111])" office:value-type="float" office:value="0" calcext:value-type="float">
            <text:p>0 HETD</text:p>
          </table:table-cell>
          <table:table-cell table:style-name="ce12" table:formula="of:=IF(ISBLANK([.C111]);0;HLOOKUP([.C111];types_intervention;3;0))*IF(ISBLANK([.G111]);1;[.G111])" office:value-type="float" office:value="0" calcext:value-type="float">
            <text:p>0 HETD</text:p>
          </table:table-cell>
          <table:table-cell table:style-name="ce11" table:formula="of:=IF([.H111]=&quot;Oui&quot;;[.I111]*[.J11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1]/[.$L$522];0)" office:value-type="percentage" office:value="0" calcext:value-type="percentage">
            <text:p>0,00 %</text:p>
          </table:table-cell>
          <table:table-cell table:style-name="ce11" table:formula="of:=MIN(service_du;[.$L$522])*[.N111]" office:value-type="float" office:value="0" calcext:value-type="float">
            <text:p>0 HETD</text:p>
          </table:table-cell>
          <table:table-cell table:style-name="ce28" table:formula="of:=IF([.L111]&lt;&gt;0;[.O111]/[.L111];0)" office:value-type="percentage" office:value="0" calcext:value-type="percentage">
            <text:p>0,00 %</text:p>
          </table:table-cell>
          <table:table-cell table:style-name="ce28" table:formula="of:=IF([.$L$522]&gt;service_du;1-[.P111];0)" office:value-type="percentage" office:value="1" calcext:value-type="percentage">
            <text:p>100,00 %</text:p>
          </table:table-cell>
          <table:table-cell table:style-name="ce26" table:formula="of:=[.I111]*[.Q111]*[.K111]*IF(ISBLANK([.G111]);1;[.G11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0]+[.L111]&gt;service_du;service_du;[.T110]+[.L111]))" office:value-type="float" office:value="188" calcext:value-type="float">
            <text:p>188 HETD</text:p>
          </table:table-cell>
          <table:table-cell table:style-name="ce11" table:formula="of:=IF(service_du=0;0;IF([.T110]+[.L111]&gt;service_du;service_du-[.T110];[.L111]))" office:value-type="float" office:value="0" calcext:value-type="float">
            <text:p>0 HETD</text:p>
          </table:table-cell>
          <table:table-cell table:style-name="ce30" table:formula="of:=IF(service_du=0;[.I111];IF([.J111]&gt;0;IF([.T110]+[.L111]&lt;service_du;0;(([.T110]+[.L111])-service_du)/[.J11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1]+IF([.H111]&lt;&gt;&quot;Oui&quot;;[.I111];0))*[.K111])*IF(ISBLANK([.G111]);1;[.G111])" office:value-type="float" office:value="0" calcext:value-type="float">
            <text:p>0 HETD</text:p>
          </table:table-cell>
          <table:table-cell/>
          <table:table-cell table:style-name="ce33" table:formula="of:=IF(OR(ISBLANK([.$C111]);[.$C111]=&quot;Référentiel&quot;);0;IF(contexte_calcul=&quot;Réalisé&quot;;[.$U111]*[.D111];[.$O111]*[.D111]))" office:value-type="float" office:value="0" calcext:value-type="float">
            <text:p>0 HETD</text:p>
          </table:table-cell>
          <table:table-cell table:style-name="ce33" table:formula="of:=IF(OR(ISBLANK([.$C111]);[.$C111]=&quot;Référentiel&quot;);0;IF(contexte_calcul=&quot;Réalisé&quot;;[.$U111]*[.E111];[.$O111]*[.E111]))" office:value-type="float" office:value="0" calcext:value-type="float">
            <text:p>0 HETD</text:p>
          </table:table-cell>
          <table:table-cell table:style-name="ce33" table:formula="of:=IF(OR(ISBLANK([.$C111]);[.$C111]=&quot;Référentiel&quot;);0;IF(contexte_calcul=&quot;Réalisé&quot;;[.$U111]*[.F111];[.$O111]*[.F111]))" office:value-type="float" office:value="0" calcext:value-type="float">
            <text:p>0 HETD</text:p>
          </table:table-cell>
          <table:table-cell table:style-name="ce33" table:formula="of:=IF([.$C111]=&quot;Référentiel&quot;;IF(contexte_calcul=&quot;Réalisé&quot;;[.$U111];[.$R111]);0)" office:value-type="float" office:value="0" calcext:value-type="float">
            <text:p>0 HETD</text:p>
          </table:table-cell>
          <table:table-cell table:style-name="ce33" table:formula="of:=IF(OR(ISBLANK([.$C111]);[.$C111]=&quot;Référentiel&quot;);0;IF(contexte_calcul=&quot;Réalisé&quot;;[.$W111]*[.D111];[.$R111]*[.D111]))" office:value-type="float" office:value="0" calcext:value-type="float">
            <text:p>0 HETD</text:p>
          </table:table-cell>
          <table:table-cell table:style-name="ce33" table:formula="of:=IF(OR(ISBLANK([.$C111]);[.$C111]=&quot;Référentiel&quot;);0;IF(contexte_calcul=&quot;Réalisé&quot;;[.$W111]*[.E111];[.$R111]*[.E111]))" office:value-type="float" office:value="0" calcext:value-type="float">
            <text:p>0 HETD</text:p>
          </table:table-cell>
          <table:table-cell table:style-name="ce33" table:formula="of:=IF(OR(ISBLANK([.$C111]);[.$C111]=&quot;Référentiel&quot;);0;IF(contexte_calcul=&quot;Réalisé&quot;;[.$W111]*[.F111];[.$R111]*[.F11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1]=&quot;Référentiel&quot;;IF(contexte_calcul=&quot;Réalisé&quot;;[.$W111];[.$R11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12]);[.C112]=&quot;Référentiel&quot;);&quot;&quot;;1-([.D112]+[.E11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12]);0;HLOOKUP(IF(AND([.C112]=&quot;TP&quot;;TP_vaut_TD=&quot;Oui&quot;);&quot;TD&quot;;[.C112]);types_intervention;2;0))*IF(ISBLANK([.G112]);1;[.G112])" office:value-type="float" office:value="0" calcext:value-type="float">
            <text:p>0 HETD</text:p>
          </table:table-cell>
          <table:table-cell table:style-name="ce12" table:formula="of:=IF(ISBLANK([.C112]);0;HLOOKUP([.C112];types_intervention;3;0))*IF(ISBLANK([.G112]);1;[.G112])" office:value-type="float" office:value="0" calcext:value-type="float">
            <text:p>0 HETD</text:p>
          </table:table-cell>
          <table:table-cell table:style-name="ce11" table:formula="of:=IF([.H112]=&quot;Oui&quot;;[.I112]*[.J11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2]/[.$L$522];0)" office:value-type="percentage" office:value="0" calcext:value-type="percentage">
            <text:p>0,00 %</text:p>
          </table:table-cell>
          <table:table-cell table:style-name="ce11" table:formula="of:=MIN(service_du;[.$L$522])*[.N112]" office:value-type="float" office:value="0" calcext:value-type="float">
            <text:p>0 HETD</text:p>
          </table:table-cell>
          <table:table-cell table:style-name="ce28" table:formula="of:=IF([.L112]&lt;&gt;0;[.O112]/[.L112];0)" office:value-type="percentage" office:value="0" calcext:value-type="percentage">
            <text:p>0,00 %</text:p>
          </table:table-cell>
          <table:table-cell table:style-name="ce28" table:formula="of:=IF([.$L$522]&gt;service_du;1-[.P112];0)" office:value-type="percentage" office:value="1" calcext:value-type="percentage">
            <text:p>100,00 %</text:p>
          </table:table-cell>
          <table:table-cell table:style-name="ce26" table:formula="of:=[.I112]*[.Q112]*[.K112]*IF(ISBLANK([.G112]);1;[.G11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1]+[.L112]&gt;service_du;service_du;[.T111]+[.L112]))" office:value-type="float" office:value="188" calcext:value-type="float">
            <text:p>188 HETD</text:p>
          </table:table-cell>
          <table:table-cell table:style-name="ce11" table:formula="of:=IF(service_du=0;0;IF([.T111]+[.L112]&gt;service_du;service_du-[.T111];[.L112]))" office:value-type="float" office:value="0" calcext:value-type="float">
            <text:p>0 HETD</text:p>
          </table:table-cell>
          <table:table-cell table:style-name="ce30" table:formula="of:=IF(service_du=0;[.I112];IF([.J112]&gt;0;IF([.T111]+[.L112]&lt;service_du;0;(([.T111]+[.L112])-service_du)/[.J11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2]+IF([.H112]&lt;&gt;&quot;Oui&quot;;[.I112];0))*[.K112])*IF(ISBLANK([.G112]);1;[.G112])" office:value-type="float" office:value="0" calcext:value-type="float">
            <text:p>0 HETD</text:p>
          </table:table-cell>
          <table:table-cell/>
          <table:table-cell table:style-name="ce33" table:formula="of:=IF(OR(ISBLANK([.$C112]);[.$C112]=&quot;Référentiel&quot;);0;IF(contexte_calcul=&quot;Réalisé&quot;;[.$U112]*[.D112];[.$O112]*[.D112]))" office:value-type="float" office:value="0" calcext:value-type="float">
            <text:p>0 HETD</text:p>
          </table:table-cell>
          <table:table-cell table:style-name="ce33" table:formula="of:=IF(OR(ISBLANK([.$C112]);[.$C112]=&quot;Référentiel&quot;);0;IF(contexte_calcul=&quot;Réalisé&quot;;[.$U112]*[.E112];[.$O112]*[.E112]))" office:value-type="float" office:value="0" calcext:value-type="float">
            <text:p>0 HETD</text:p>
          </table:table-cell>
          <table:table-cell table:style-name="ce33" table:formula="of:=IF(OR(ISBLANK([.$C112]);[.$C112]=&quot;Référentiel&quot;);0;IF(contexte_calcul=&quot;Réalisé&quot;;[.$U112]*[.F112];[.$O112]*[.F112]))" office:value-type="float" office:value="0" calcext:value-type="float">
            <text:p>0 HETD</text:p>
          </table:table-cell>
          <table:table-cell table:style-name="ce33" table:formula="of:=IF([.$C112]=&quot;Référentiel&quot;;IF(contexte_calcul=&quot;Réalisé&quot;;[.$U112];[.$R112]);0)" office:value-type="float" office:value="0" calcext:value-type="float">
            <text:p>0 HETD</text:p>
          </table:table-cell>
          <table:table-cell table:style-name="ce33" table:formula="of:=IF(OR(ISBLANK([.$C112]);[.$C112]=&quot;Référentiel&quot;);0;IF(contexte_calcul=&quot;Réalisé&quot;;[.$W112]*[.D112];[.$R112]*[.D112]))" office:value-type="float" office:value="0" calcext:value-type="float">
            <text:p>0 HETD</text:p>
          </table:table-cell>
          <table:table-cell table:style-name="ce33" table:formula="of:=IF(OR(ISBLANK([.$C112]);[.$C112]=&quot;Référentiel&quot;);0;IF(contexte_calcul=&quot;Réalisé&quot;;[.$W112]*[.E112];[.$R112]*[.E112]))" office:value-type="float" office:value="0" calcext:value-type="float">
            <text:p>0 HETD</text:p>
          </table:table-cell>
          <table:table-cell table:style-name="ce33" table:formula="of:=IF(OR(ISBLANK([.$C112]);[.$C112]=&quot;Référentiel&quot;);0;IF(contexte_calcul=&quot;Réalisé&quot;;[.$W112]*[.F112];[.$R112]*[.F11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2]=&quot;Référentiel&quot;;IF(contexte_calcul=&quot;Réalisé&quot;;[.$W112];[.$R11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13]);[.C113]=&quot;Référentiel&quot;);&quot;&quot;;1-([.D113]+[.E11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13]);0;HLOOKUP(IF(AND([.C113]=&quot;TP&quot;;TP_vaut_TD=&quot;Oui&quot;);&quot;TD&quot;;[.C113]);types_intervention;2;0))*IF(ISBLANK([.G113]);1;[.G113])" office:value-type="float" office:value="0" calcext:value-type="float">
            <text:p>0 HETD</text:p>
          </table:table-cell>
          <table:table-cell table:style-name="ce12" table:formula="of:=IF(ISBLANK([.C113]);0;HLOOKUP([.C113];types_intervention;3;0))*IF(ISBLANK([.G113]);1;[.G113])" office:value-type="float" office:value="0" calcext:value-type="float">
            <text:p>0 HETD</text:p>
          </table:table-cell>
          <table:table-cell table:style-name="ce11" table:formula="of:=IF([.H113]=&quot;Oui&quot;;[.I113]*[.J11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3]/[.$L$522];0)" office:value-type="percentage" office:value="0" calcext:value-type="percentage">
            <text:p>0,00 %</text:p>
          </table:table-cell>
          <table:table-cell table:style-name="ce11" table:formula="of:=MIN(service_du;[.$L$522])*[.N113]" office:value-type="float" office:value="0" calcext:value-type="float">
            <text:p>0 HETD</text:p>
          </table:table-cell>
          <table:table-cell table:style-name="ce28" table:formula="of:=IF([.L113]&lt;&gt;0;[.O113]/[.L113];0)" office:value-type="percentage" office:value="0" calcext:value-type="percentage">
            <text:p>0,00 %</text:p>
          </table:table-cell>
          <table:table-cell table:style-name="ce28" table:formula="of:=IF([.$L$522]&gt;service_du;1-[.P113];0)" office:value-type="percentage" office:value="1" calcext:value-type="percentage">
            <text:p>100,00 %</text:p>
          </table:table-cell>
          <table:table-cell table:style-name="ce26" table:formula="of:=[.I113]*[.Q113]*[.K113]*IF(ISBLANK([.G113]);1;[.G11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2]+[.L113]&gt;service_du;service_du;[.T112]+[.L113]))" office:value-type="float" office:value="188" calcext:value-type="float">
            <text:p>188 HETD</text:p>
          </table:table-cell>
          <table:table-cell table:style-name="ce11" table:formula="of:=IF(service_du=0;0;IF([.T112]+[.L113]&gt;service_du;service_du-[.T112];[.L113]))" office:value-type="float" office:value="0" calcext:value-type="float">
            <text:p>0 HETD</text:p>
          </table:table-cell>
          <table:table-cell table:style-name="ce30" table:formula="of:=IF(service_du=0;[.I113];IF([.J113]&gt;0;IF([.T112]+[.L113]&lt;service_du;0;(([.T112]+[.L113])-service_du)/[.J11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3]+IF([.H113]&lt;&gt;&quot;Oui&quot;;[.I113];0))*[.K113])*IF(ISBLANK([.G113]);1;[.G113])" office:value-type="float" office:value="0" calcext:value-type="float">
            <text:p>0 HETD</text:p>
          </table:table-cell>
          <table:table-cell/>
          <table:table-cell table:style-name="ce33" table:formula="of:=IF(OR(ISBLANK([.$C113]);[.$C113]=&quot;Référentiel&quot;);0;IF(contexte_calcul=&quot;Réalisé&quot;;[.$U113]*[.D113];[.$O113]*[.D113]))" office:value-type="float" office:value="0" calcext:value-type="float">
            <text:p>0 HETD</text:p>
          </table:table-cell>
          <table:table-cell table:style-name="ce33" table:formula="of:=IF(OR(ISBLANK([.$C113]);[.$C113]=&quot;Référentiel&quot;);0;IF(contexte_calcul=&quot;Réalisé&quot;;[.$U113]*[.E113];[.$O113]*[.E113]))" office:value-type="float" office:value="0" calcext:value-type="float">
            <text:p>0 HETD</text:p>
          </table:table-cell>
          <table:table-cell table:style-name="ce33" table:formula="of:=IF(OR(ISBLANK([.$C113]);[.$C113]=&quot;Référentiel&quot;);0;IF(contexte_calcul=&quot;Réalisé&quot;;[.$U113]*[.F113];[.$O113]*[.F113]))" office:value-type="float" office:value="0" calcext:value-type="float">
            <text:p>0 HETD</text:p>
          </table:table-cell>
          <table:table-cell table:style-name="ce33" table:formula="of:=IF([.$C113]=&quot;Référentiel&quot;;IF(contexte_calcul=&quot;Réalisé&quot;;[.$U113];[.$R113]);0)" office:value-type="float" office:value="0" calcext:value-type="float">
            <text:p>0 HETD</text:p>
          </table:table-cell>
          <table:table-cell table:style-name="ce33" table:formula="of:=IF(OR(ISBLANK([.$C113]);[.$C113]=&quot;Référentiel&quot;);0;IF(contexte_calcul=&quot;Réalisé&quot;;[.$W113]*[.D113];[.$R113]*[.D113]))" office:value-type="float" office:value="0" calcext:value-type="float">
            <text:p>0 HETD</text:p>
          </table:table-cell>
          <table:table-cell table:style-name="ce33" table:formula="of:=IF(OR(ISBLANK([.$C113]);[.$C113]=&quot;Référentiel&quot;);0;IF(contexte_calcul=&quot;Réalisé&quot;;[.$W113]*[.E113];[.$R113]*[.E113]))" office:value-type="float" office:value="0" calcext:value-type="float">
            <text:p>0 HETD</text:p>
          </table:table-cell>
          <table:table-cell table:style-name="ce33" table:formula="of:=IF(OR(ISBLANK([.$C113]);[.$C113]=&quot;Référentiel&quot;);0;IF(contexte_calcul=&quot;Réalisé&quot;;[.$W113]*[.F113];[.$R113]*[.F11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3]=&quot;Référentiel&quot;;IF(contexte_calcul=&quot;Réalisé&quot;;[.$W113];[.$R11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14]);[.C114]=&quot;Référentiel&quot;);&quot;&quot;;1-([.D114]+[.E11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14]);0;HLOOKUP(IF(AND([.C114]=&quot;TP&quot;;TP_vaut_TD=&quot;Oui&quot;);&quot;TD&quot;;[.C114]);types_intervention;2;0))*IF(ISBLANK([.G114]);1;[.G114])" office:value-type="float" office:value="0" calcext:value-type="float">
            <text:p>0 HETD</text:p>
          </table:table-cell>
          <table:table-cell table:style-name="ce12" table:formula="of:=IF(ISBLANK([.C114]);0;HLOOKUP([.C114];types_intervention;3;0))*IF(ISBLANK([.G114]);1;[.G114])" office:value-type="float" office:value="0" calcext:value-type="float">
            <text:p>0 HETD</text:p>
          </table:table-cell>
          <table:table-cell table:style-name="ce11" table:formula="of:=IF([.H114]=&quot;Oui&quot;;[.I114]*[.J11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4]/[.$L$522];0)" office:value-type="percentage" office:value="0" calcext:value-type="percentage">
            <text:p>0,00 %</text:p>
          </table:table-cell>
          <table:table-cell table:style-name="ce11" table:formula="of:=MIN(service_du;[.$L$522])*[.N114]" office:value-type="float" office:value="0" calcext:value-type="float">
            <text:p>0 HETD</text:p>
          </table:table-cell>
          <table:table-cell table:style-name="ce28" table:formula="of:=IF([.L114]&lt;&gt;0;[.O114]/[.L114];0)" office:value-type="percentage" office:value="0" calcext:value-type="percentage">
            <text:p>0,00 %</text:p>
          </table:table-cell>
          <table:table-cell table:style-name="ce28" table:formula="of:=IF([.$L$522]&gt;service_du;1-[.P114];0)" office:value-type="percentage" office:value="1" calcext:value-type="percentage">
            <text:p>100,00 %</text:p>
          </table:table-cell>
          <table:table-cell table:style-name="ce26" table:formula="of:=[.I114]*[.Q114]*[.K114]*IF(ISBLANK([.G114]);1;[.G11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3]+[.L114]&gt;service_du;service_du;[.T113]+[.L114]))" office:value-type="float" office:value="188" calcext:value-type="float">
            <text:p>188 HETD</text:p>
          </table:table-cell>
          <table:table-cell table:style-name="ce11" table:formula="of:=IF(service_du=0;0;IF([.T113]+[.L114]&gt;service_du;service_du-[.T113];[.L114]))" office:value-type="float" office:value="0" calcext:value-type="float">
            <text:p>0 HETD</text:p>
          </table:table-cell>
          <table:table-cell table:style-name="ce30" table:formula="of:=IF(service_du=0;[.I114];IF([.J114]&gt;0;IF([.T113]+[.L114]&lt;service_du;0;(([.T113]+[.L114])-service_du)/[.J11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4]+IF([.H114]&lt;&gt;&quot;Oui&quot;;[.I114];0))*[.K114])*IF(ISBLANK([.G114]);1;[.G114])" office:value-type="float" office:value="0" calcext:value-type="float">
            <text:p>0 HETD</text:p>
          </table:table-cell>
          <table:table-cell/>
          <table:table-cell table:style-name="ce33" table:formula="of:=IF(OR(ISBLANK([.$C114]);[.$C114]=&quot;Référentiel&quot;);0;IF(contexte_calcul=&quot;Réalisé&quot;;[.$U114]*[.D114];[.$O114]*[.D114]))" office:value-type="float" office:value="0" calcext:value-type="float">
            <text:p>0 HETD</text:p>
          </table:table-cell>
          <table:table-cell table:style-name="ce33" table:formula="of:=IF(OR(ISBLANK([.$C114]);[.$C114]=&quot;Référentiel&quot;);0;IF(contexte_calcul=&quot;Réalisé&quot;;[.$U114]*[.E114];[.$O114]*[.E114]))" office:value-type="float" office:value="0" calcext:value-type="float">
            <text:p>0 HETD</text:p>
          </table:table-cell>
          <table:table-cell table:style-name="ce33" table:formula="of:=IF(OR(ISBLANK([.$C114]);[.$C114]=&quot;Référentiel&quot;);0;IF(contexte_calcul=&quot;Réalisé&quot;;[.$U114]*[.F114];[.$O114]*[.F114]))" office:value-type="float" office:value="0" calcext:value-type="float">
            <text:p>0 HETD</text:p>
          </table:table-cell>
          <table:table-cell table:style-name="ce33" table:formula="of:=IF([.$C114]=&quot;Référentiel&quot;;IF(contexte_calcul=&quot;Réalisé&quot;;[.$U114];[.$R114]);0)" office:value-type="float" office:value="0" calcext:value-type="float">
            <text:p>0 HETD</text:p>
          </table:table-cell>
          <table:table-cell table:style-name="ce33" table:formula="of:=IF(OR(ISBLANK([.$C114]);[.$C114]=&quot;Référentiel&quot;);0;IF(contexte_calcul=&quot;Réalisé&quot;;[.$W114]*[.D114];[.$R114]*[.D114]))" office:value-type="float" office:value="0" calcext:value-type="float">
            <text:p>0 HETD</text:p>
          </table:table-cell>
          <table:table-cell table:style-name="ce33" table:formula="of:=IF(OR(ISBLANK([.$C114]);[.$C114]=&quot;Référentiel&quot;);0;IF(contexte_calcul=&quot;Réalisé&quot;;[.$W114]*[.E114];[.$R114]*[.E114]))" office:value-type="float" office:value="0" calcext:value-type="float">
            <text:p>0 HETD</text:p>
          </table:table-cell>
          <table:table-cell table:style-name="ce33" table:formula="of:=IF(OR(ISBLANK([.$C114]);[.$C114]=&quot;Référentiel&quot;);0;IF(contexte_calcul=&quot;Réalisé&quot;;[.$W114]*[.F114];[.$R114]*[.F11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4]=&quot;Référentiel&quot;;IF(contexte_calcul=&quot;Réalisé&quot;;[.$W114];[.$R11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15]);[.C115]=&quot;Référentiel&quot;);&quot;&quot;;1-([.D115]+[.E11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15]);0;HLOOKUP(IF(AND([.C115]=&quot;TP&quot;;TP_vaut_TD=&quot;Oui&quot;);&quot;TD&quot;;[.C115]);types_intervention;2;0))*IF(ISBLANK([.G115]);1;[.G115])" office:value-type="float" office:value="0" calcext:value-type="float">
            <text:p>0 HETD</text:p>
          </table:table-cell>
          <table:table-cell table:style-name="ce12" table:formula="of:=IF(ISBLANK([.C115]);0;HLOOKUP([.C115];types_intervention;3;0))*IF(ISBLANK([.G115]);1;[.G115])" office:value-type="float" office:value="0" calcext:value-type="float">
            <text:p>0 HETD</text:p>
          </table:table-cell>
          <table:table-cell table:style-name="ce11" table:formula="of:=IF([.H115]=&quot;Oui&quot;;[.I115]*[.J11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5]/[.$L$522];0)" office:value-type="percentage" office:value="0" calcext:value-type="percentage">
            <text:p>0,00 %</text:p>
          </table:table-cell>
          <table:table-cell table:style-name="ce11" table:formula="of:=MIN(service_du;[.$L$522])*[.N115]" office:value-type="float" office:value="0" calcext:value-type="float">
            <text:p>0 HETD</text:p>
          </table:table-cell>
          <table:table-cell table:style-name="ce28" table:formula="of:=IF([.L115]&lt;&gt;0;[.O115]/[.L115];0)" office:value-type="percentage" office:value="0" calcext:value-type="percentage">
            <text:p>0,00 %</text:p>
          </table:table-cell>
          <table:table-cell table:style-name="ce28" table:formula="of:=IF([.$L$522]&gt;service_du;1-[.P115];0)" office:value-type="percentage" office:value="1" calcext:value-type="percentage">
            <text:p>100,00 %</text:p>
          </table:table-cell>
          <table:table-cell table:style-name="ce26" table:formula="of:=[.I115]*[.Q115]*[.K115]*IF(ISBLANK([.G115]);1;[.G11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4]+[.L115]&gt;service_du;service_du;[.T114]+[.L115]))" office:value-type="float" office:value="188" calcext:value-type="float">
            <text:p>188 HETD</text:p>
          </table:table-cell>
          <table:table-cell table:style-name="ce11" table:formula="of:=IF(service_du=0;0;IF([.T114]+[.L115]&gt;service_du;service_du-[.T114];[.L115]))" office:value-type="float" office:value="0" calcext:value-type="float">
            <text:p>0 HETD</text:p>
          </table:table-cell>
          <table:table-cell table:style-name="ce30" table:formula="of:=IF(service_du=0;[.I115];IF([.J115]&gt;0;IF([.T114]+[.L115]&lt;service_du;0;(([.T114]+[.L115])-service_du)/[.J11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5]+IF([.H115]&lt;&gt;&quot;Oui&quot;;[.I115];0))*[.K115])*IF(ISBLANK([.G115]);1;[.G115])" office:value-type="float" office:value="0" calcext:value-type="float">
            <text:p>0 HETD</text:p>
          </table:table-cell>
          <table:table-cell/>
          <table:table-cell table:style-name="ce33" table:formula="of:=IF(OR(ISBLANK([.$C115]);[.$C115]=&quot;Référentiel&quot;);0;IF(contexte_calcul=&quot;Réalisé&quot;;[.$U115]*[.D115];[.$O115]*[.D115]))" office:value-type="float" office:value="0" calcext:value-type="float">
            <text:p>0 HETD</text:p>
          </table:table-cell>
          <table:table-cell table:style-name="ce33" table:formula="of:=IF(OR(ISBLANK([.$C115]);[.$C115]=&quot;Référentiel&quot;);0;IF(contexte_calcul=&quot;Réalisé&quot;;[.$U115]*[.E115];[.$O115]*[.E115]))" office:value-type="float" office:value="0" calcext:value-type="float">
            <text:p>0 HETD</text:p>
          </table:table-cell>
          <table:table-cell table:style-name="ce33" table:formula="of:=IF(OR(ISBLANK([.$C115]);[.$C115]=&quot;Référentiel&quot;);0;IF(contexte_calcul=&quot;Réalisé&quot;;[.$U115]*[.F115];[.$O115]*[.F115]))" office:value-type="float" office:value="0" calcext:value-type="float">
            <text:p>0 HETD</text:p>
          </table:table-cell>
          <table:table-cell table:style-name="ce33" table:formula="of:=IF([.$C115]=&quot;Référentiel&quot;;IF(contexte_calcul=&quot;Réalisé&quot;;[.$U115];[.$R115]);0)" office:value-type="float" office:value="0" calcext:value-type="float">
            <text:p>0 HETD</text:p>
          </table:table-cell>
          <table:table-cell table:style-name="ce33" table:formula="of:=IF(OR(ISBLANK([.$C115]);[.$C115]=&quot;Référentiel&quot;);0;IF(contexte_calcul=&quot;Réalisé&quot;;[.$W115]*[.D115];[.$R115]*[.D115]))" office:value-type="float" office:value="0" calcext:value-type="float">
            <text:p>0 HETD</text:p>
          </table:table-cell>
          <table:table-cell table:style-name="ce33" table:formula="of:=IF(OR(ISBLANK([.$C115]);[.$C115]=&quot;Référentiel&quot;);0;IF(contexte_calcul=&quot;Réalisé&quot;;[.$W115]*[.E115];[.$R115]*[.E115]))" office:value-type="float" office:value="0" calcext:value-type="float">
            <text:p>0 HETD</text:p>
          </table:table-cell>
          <table:table-cell table:style-name="ce33" table:formula="of:=IF(OR(ISBLANK([.$C115]);[.$C115]=&quot;Référentiel&quot;);0;IF(contexte_calcul=&quot;Réalisé&quot;;[.$W115]*[.F115];[.$R115]*[.F11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5]=&quot;Référentiel&quot;;IF(contexte_calcul=&quot;Réalisé&quot;;[.$W115];[.$R11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16]);[.C116]=&quot;Référentiel&quot;);&quot;&quot;;1-([.D116]+[.E11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16]);0;HLOOKUP(IF(AND([.C116]=&quot;TP&quot;;TP_vaut_TD=&quot;Oui&quot;);&quot;TD&quot;;[.C116]);types_intervention;2;0))*IF(ISBLANK([.G116]);1;[.G116])" office:value-type="float" office:value="0" calcext:value-type="float">
            <text:p>0 HETD</text:p>
          </table:table-cell>
          <table:table-cell table:style-name="ce12" table:formula="of:=IF(ISBLANK([.C116]);0;HLOOKUP([.C116];types_intervention;3;0))*IF(ISBLANK([.G116]);1;[.G116])" office:value-type="float" office:value="0" calcext:value-type="float">
            <text:p>0 HETD</text:p>
          </table:table-cell>
          <table:table-cell table:style-name="ce11" table:formula="of:=IF([.H116]=&quot;Oui&quot;;[.I116]*[.J11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6]/[.$L$522];0)" office:value-type="percentage" office:value="0" calcext:value-type="percentage">
            <text:p>0,00 %</text:p>
          </table:table-cell>
          <table:table-cell table:style-name="ce11" table:formula="of:=MIN(service_du;[.$L$522])*[.N116]" office:value-type="float" office:value="0" calcext:value-type="float">
            <text:p>0 HETD</text:p>
          </table:table-cell>
          <table:table-cell table:style-name="ce28" table:formula="of:=IF([.L116]&lt;&gt;0;[.O116]/[.L116];0)" office:value-type="percentage" office:value="0" calcext:value-type="percentage">
            <text:p>0,00 %</text:p>
          </table:table-cell>
          <table:table-cell table:style-name="ce28" table:formula="of:=IF([.$L$522]&gt;service_du;1-[.P116];0)" office:value-type="percentage" office:value="1" calcext:value-type="percentage">
            <text:p>100,00 %</text:p>
          </table:table-cell>
          <table:table-cell table:style-name="ce26" table:formula="of:=[.I116]*[.Q116]*[.K116]*IF(ISBLANK([.G116]);1;[.G11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5]+[.L116]&gt;service_du;service_du;[.T115]+[.L116]))" office:value-type="float" office:value="188" calcext:value-type="float">
            <text:p>188 HETD</text:p>
          </table:table-cell>
          <table:table-cell table:style-name="ce11" table:formula="of:=IF(service_du=0;0;IF([.T115]+[.L116]&gt;service_du;service_du-[.T115];[.L116]))" office:value-type="float" office:value="0" calcext:value-type="float">
            <text:p>0 HETD</text:p>
          </table:table-cell>
          <table:table-cell table:style-name="ce30" table:formula="of:=IF(service_du=0;[.I116];IF([.J116]&gt;0;IF([.T115]+[.L116]&lt;service_du;0;(([.T115]+[.L116])-service_du)/[.J11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6]+IF([.H116]&lt;&gt;&quot;Oui&quot;;[.I116];0))*[.K116])*IF(ISBLANK([.G116]);1;[.G116])" office:value-type="float" office:value="0" calcext:value-type="float">
            <text:p>0 HETD</text:p>
          </table:table-cell>
          <table:table-cell/>
          <table:table-cell table:style-name="ce33" table:formula="of:=IF(OR(ISBLANK([.$C116]);[.$C116]=&quot;Référentiel&quot;);0;IF(contexte_calcul=&quot;Réalisé&quot;;[.$U116]*[.D116];[.$O116]*[.D116]))" office:value-type="float" office:value="0" calcext:value-type="float">
            <text:p>0 HETD</text:p>
          </table:table-cell>
          <table:table-cell table:style-name="ce33" table:formula="of:=IF(OR(ISBLANK([.$C116]);[.$C116]=&quot;Référentiel&quot;);0;IF(contexte_calcul=&quot;Réalisé&quot;;[.$U116]*[.E116];[.$O116]*[.E116]))" office:value-type="float" office:value="0" calcext:value-type="float">
            <text:p>0 HETD</text:p>
          </table:table-cell>
          <table:table-cell table:style-name="ce33" table:formula="of:=IF(OR(ISBLANK([.$C116]);[.$C116]=&quot;Référentiel&quot;);0;IF(contexte_calcul=&quot;Réalisé&quot;;[.$U116]*[.F116];[.$O116]*[.F116]))" office:value-type="float" office:value="0" calcext:value-type="float">
            <text:p>0 HETD</text:p>
          </table:table-cell>
          <table:table-cell table:style-name="ce33" table:formula="of:=IF([.$C116]=&quot;Référentiel&quot;;IF(contexte_calcul=&quot;Réalisé&quot;;[.$U116];[.$R116]);0)" office:value-type="float" office:value="0" calcext:value-type="float">
            <text:p>0 HETD</text:p>
          </table:table-cell>
          <table:table-cell table:style-name="ce33" table:formula="of:=IF(OR(ISBLANK([.$C116]);[.$C116]=&quot;Référentiel&quot;);0;IF(contexte_calcul=&quot;Réalisé&quot;;[.$W116]*[.D116];[.$R116]*[.D116]))" office:value-type="float" office:value="0" calcext:value-type="float">
            <text:p>0 HETD</text:p>
          </table:table-cell>
          <table:table-cell table:style-name="ce33" table:formula="of:=IF(OR(ISBLANK([.$C116]);[.$C116]=&quot;Référentiel&quot;);0;IF(contexte_calcul=&quot;Réalisé&quot;;[.$W116]*[.E116];[.$R116]*[.E116]))" office:value-type="float" office:value="0" calcext:value-type="float">
            <text:p>0 HETD</text:p>
          </table:table-cell>
          <table:table-cell table:style-name="ce33" table:formula="of:=IF(OR(ISBLANK([.$C116]);[.$C116]=&quot;Référentiel&quot;);0;IF(contexte_calcul=&quot;Réalisé&quot;;[.$W116]*[.F116];[.$R116]*[.F11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6]=&quot;Référentiel&quot;;IF(contexte_calcul=&quot;Réalisé&quot;;[.$W116];[.$R11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17]);[.C117]=&quot;Référentiel&quot;);&quot;&quot;;1-([.D117]+[.E11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17]);0;HLOOKUP(IF(AND([.C117]=&quot;TP&quot;;TP_vaut_TD=&quot;Oui&quot;);&quot;TD&quot;;[.C117]);types_intervention;2;0))*IF(ISBLANK([.G117]);1;[.G117])" office:value-type="float" office:value="0" calcext:value-type="float">
            <text:p>0 HETD</text:p>
          </table:table-cell>
          <table:table-cell table:style-name="ce12" table:formula="of:=IF(ISBLANK([.C117]);0;HLOOKUP([.C117];types_intervention;3;0))*IF(ISBLANK([.G117]);1;[.G117])" office:value-type="float" office:value="0" calcext:value-type="float">
            <text:p>0 HETD</text:p>
          </table:table-cell>
          <table:table-cell table:style-name="ce11" table:formula="of:=IF([.H117]=&quot;Oui&quot;;[.I117]*[.J11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7]/[.$L$522];0)" office:value-type="percentage" office:value="0" calcext:value-type="percentage">
            <text:p>0,00 %</text:p>
          </table:table-cell>
          <table:table-cell table:style-name="ce11" table:formula="of:=MIN(service_du;[.$L$522])*[.N117]" office:value-type="float" office:value="0" calcext:value-type="float">
            <text:p>0 HETD</text:p>
          </table:table-cell>
          <table:table-cell table:style-name="ce28" table:formula="of:=IF([.L117]&lt;&gt;0;[.O117]/[.L117];0)" office:value-type="percentage" office:value="0" calcext:value-type="percentage">
            <text:p>0,00 %</text:p>
          </table:table-cell>
          <table:table-cell table:style-name="ce28" table:formula="of:=IF([.$L$522]&gt;service_du;1-[.P117];0)" office:value-type="percentage" office:value="1" calcext:value-type="percentage">
            <text:p>100,00 %</text:p>
          </table:table-cell>
          <table:table-cell table:style-name="ce26" table:formula="of:=[.I117]*[.Q117]*[.K117]*IF(ISBLANK([.G117]);1;[.G11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6]+[.L117]&gt;service_du;service_du;[.T116]+[.L117]))" office:value-type="float" office:value="188" calcext:value-type="float">
            <text:p>188 HETD</text:p>
          </table:table-cell>
          <table:table-cell table:style-name="ce11" table:formula="of:=IF(service_du=0;0;IF([.T116]+[.L117]&gt;service_du;service_du-[.T116];[.L117]))" office:value-type="float" office:value="0" calcext:value-type="float">
            <text:p>0 HETD</text:p>
          </table:table-cell>
          <table:table-cell table:style-name="ce30" table:formula="of:=IF(service_du=0;[.I117];IF([.J117]&gt;0;IF([.T116]+[.L117]&lt;service_du;0;(([.T116]+[.L117])-service_du)/[.J11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7]+IF([.H117]&lt;&gt;&quot;Oui&quot;;[.I117];0))*[.K117])*IF(ISBLANK([.G117]);1;[.G117])" office:value-type="float" office:value="0" calcext:value-type="float">
            <text:p>0 HETD</text:p>
          </table:table-cell>
          <table:table-cell/>
          <table:table-cell table:style-name="ce33" table:formula="of:=IF(OR(ISBLANK([.$C117]);[.$C117]=&quot;Référentiel&quot;);0;IF(contexte_calcul=&quot;Réalisé&quot;;[.$U117]*[.D117];[.$O117]*[.D117]))" office:value-type="float" office:value="0" calcext:value-type="float">
            <text:p>0 HETD</text:p>
          </table:table-cell>
          <table:table-cell table:style-name="ce33" table:formula="of:=IF(OR(ISBLANK([.$C117]);[.$C117]=&quot;Référentiel&quot;);0;IF(contexte_calcul=&quot;Réalisé&quot;;[.$U117]*[.E117];[.$O117]*[.E117]))" office:value-type="float" office:value="0" calcext:value-type="float">
            <text:p>0 HETD</text:p>
          </table:table-cell>
          <table:table-cell table:style-name="ce33" table:formula="of:=IF(OR(ISBLANK([.$C117]);[.$C117]=&quot;Référentiel&quot;);0;IF(contexte_calcul=&quot;Réalisé&quot;;[.$U117]*[.F117];[.$O117]*[.F117]))" office:value-type="float" office:value="0" calcext:value-type="float">
            <text:p>0 HETD</text:p>
          </table:table-cell>
          <table:table-cell table:style-name="ce33" table:formula="of:=IF([.$C117]=&quot;Référentiel&quot;;IF(contexte_calcul=&quot;Réalisé&quot;;[.$U117];[.$R117]);0)" office:value-type="float" office:value="0" calcext:value-type="float">
            <text:p>0 HETD</text:p>
          </table:table-cell>
          <table:table-cell table:style-name="ce33" table:formula="of:=IF(OR(ISBLANK([.$C117]);[.$C117]=&quot;Référentiel&quot;);0;IF(contexte_calcul=&quot;Réalisé&quot;;[.$W117]*[.D117];[.$R117]*[.D117]))" office:value-type="float" office:value="0" calcext:value-type="float">
            <text:p>0 HETD</text:p>
          </table:table-cell>
          <table:table-cell table:style-name="ce33" table:formula="of:=IF(OR(ISBLANK([.$C117]);[.$C117]=&quot;Référentiel&quot;);0;IF(contexte_calcul=&quot;Réalisé&quot;;[.$W117]*[.E117];[.$R117]*[.E117]))" office:value-type="float" office:value="0" calcext:value-type="float">
            <text:p>0 HETD</text:p>
          </table:table-cell>
          <table:table-cell table:style-name="ce33" table:formula="of:=IF(OR(ISBLANK([.$C117]);[.$C117]=&quot;Référentiel&quot;);0;IF(contexte_calcul=&quot;Réalisé&quot;;[.$W117]*[.F117];[.$R117]*[.F11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7]=&quot;Référentiel&quot;;IF(contexte_calcul=&quot;Réalisé&quot;;[.$W117];[.$R11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18]);[.C118]=&quot;Référentiel&quot;);&quot;&quot;;1-([.D118]+[.E11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18]);0;HLOOKUP(IF(AND([.C118]=&quot;TP&quot;;TP_vaut_TD=&quot;Oui&quot;);&quot;TD&quot;;[.C118]);types_intervention;2;0))*IF(ISBLANK([.G118]);1;[.G118])" office:value-type="float" office:value="0" calcext:value-type="float">
            <text:p>0 HETD</text:p>
          </table:table-cell>
          <table:table-cell table:style-name="ce12" table:formula="of:=IF(ISBLANK([.C118]);0;HLOOKUP([.C118];types_intervention;3;0))*IF(ISBLANK([.G118]);1;[.G118])" office:value-type="float" office:value="0" calcext:value-type="float">
            <text:p>0 HETD</text:p>
          </table:table-cell>
          <table:table-cell table:style-name="ce11" table:formula="of:=IF([.H118]=&quot;Oui&quot;;[.I118]*[.J11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8]/[.$L$522];0)" office:value-type="percentage" office:value="0" calcext:value-type="percentage">
            <text:p>0,00 %</text:p>
          </table:table-cell>
          <table:table-cell table:style-name="ce11" table:formula="of:=MIN(service_du;[.$L$522])*[.N118]" office:value-type="float" office:value="0" calcext:value-type="float">
            <text:p>0 HETD</text:p>
          </table:table-cell>
          <table:table-cell table:style-name="ce28" table:formula="of:=IF([.L118]&lt;&gt;0;[.O118]/[.L118];0)" office:value-type="percentage" office:value="0" calcext:value-type="percentage">
            <text:p>0,00 %</text:p>
          </table:table-cell>
          <table:table-cell table:style-name="ce28" table:formula="of:=IF([.$L$522]&gt;service_du;1-[.P118];0)" office:value-type="percentage" office:value="1" calcext:value-type="percentage">
            <text:p>100,00 %</text:p>
          </table:table-cell>
          <table:table-cell table:style-name="ce26" table:formula="of:=[.I118]*[.Q118]*[.K118]*IF(ISBLANK([.G118]);1;[.G11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7]+[.L118]&gt;service_du;service_du;[.T117]+[.L118]))" office:value-type="float" office:value="188" calcext:value-type="float">
            <text:p>188 HETD</text:p>
          </table:table-cell>
          <table:table-cell table:style-name="ce11" table:formula="of:=IF(service_du=0;0;IF([.T117]+[.L118]&gt;service_du;service_du-[.T117];[.L118]))" office:value-type="float" office:value="0" calcext:value-type="float">
            <text:p>0 HETD</text:p>
          </table:table-cell>
          <table:table-cell table:style-name="ce30" table:formula="of:=IF(service_du=0;[.I118];IF([.J118]&gt;0;IF([.T117]+[.L118]&lt;service_du;0;(([.T117]+[.L118])-service_du)/[.J11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8]+IF([.H118]&lt;&gt;&quot;Oui&quot;;[.I118];0))*[.K118])*IF(ISBLANK([.G118]);1;[.G118])" office:value-type="float" office:value="0" calcext:value-type="float">
            <text:p>0 HETD</text:p>
          </table:table-cell>
          <table:table-cell/>
          <table:table-cell table:style-name="ce33" table:formula="of:=IF(OR(ISBLANK([.$C118]);[.$C118]=&quot;Référentiel&quot;);0;IF(contexte_calcul=&quot;Réalisé&quot;;[.$U118]*[.D118];[.$O118]*[.D118]))" office:value-type="float" office:value="0" calcext:value-type="float">
            <text:p>0 HETD</text:p>
          </table:table-cell>
          <table:table-cell table:style-name="ce33" table:formula="of:=IF(OR(ISBLANK([.$C118]);[.$C118]=&quot;Référentiel&quot;);0;IF(contexte_calcul=&quot;Réalisé&quot;;[.$U118]*[.E118];[.$O118]*[.E118]))" office:value-type="float" office:value="0" calcext:value-type="float">
            <text:p>0 HETD</text:p>
          </table:table-cell>
          <table:table-cell table:style-name="ce33" table:formula="of:=IF(OR(ISBLANK([.$C118]);[.$C118]=&quot;Référentiel&quot;);0;IF(contexte_calcul=&quot;Réalisé&quot;;[.$U118]*[.F118];[.$O118]*[.F118]))" office:value-type="float" office:value="0" calcext:value-type="float">
            <text:p>0 HETD</text:p>
          </table:table-cell>
          <table:table-cell table:style-name="ce33" table:formula="of:=IF([.$C118]=&quot;Référentiel&quot;;IF(contexte_calcul=&quot;Réalisé&quot;;[.$U118];[.$R118]);0)" office:value-type="float" office:value="0" calcext:value-type="float">
            <text:p>0 HETD</text:p>
          </table:table-cell>
          <table:table-cell table:style-name="ce33" table:formula="of:=IF(OR(ISBLANK([.$C118]);[.$C118]=&quot;Référentiel&quot;);0;IF(contexte_calcul=&quot;Réalisé&quot;;[.$W118]*[.D118];[.$R118]*[.D118]))" office:value-type="float" office:value="0" calcext:value-type="float">
            <text:p>0 HETD</text:p>
          </table:table-cell>
          <table:table-cell table:style-name="ce33" table:formula="of:=IF(OR(ISBLANK([.$C118]);[.$C118]=&quot;Référentiel&quot;);0;IF(contexte_calcul=&quot;Réalisé&quot;;[.$W118]*[.E118];[.$R118]*[.E118]))" office:value-type="float" office:value="0" calcext:value-type="float">
            <text:p>0 HETD</text:p>
          </table:table-cell>
          <table:table-cell table:style-name="ce33" table:formula="of:=IF(OR(ISBLANK([.$C118]);[.$C118]=&quot;Référentiel&quot;);0;IF(contexte_calcul=&quot;Réalisé&quot;;[.$W118]*[.F118];[.$R118]*[.F11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8]=&quot;Référentiel&quot;;IF(contexte_calcul=&quot;Réalisé&quot;;[.$W118];[.$R11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19]);[.C119]=&quot;Référentiel&quot;);&quot;&quot;;1-([.D119]+[.E11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19]);0;HLOOKUP(IF(AND([.C119]=&quot;TP&quot;;TP_vaut_TD=&quot;Oui&quot;);&quot;TD&quot;;[.C119]);types_intervention;2;0))*IF(ISBLANK([.G119]);1;[.G119])" office:value-type="float" office:value="0" calcext:value-type="float">
            <text:p>0 HETD</text:p>
          </table:table-cell>
          <table:table-cell table:style-name="ce12" table:formula="of:=IF(ISBLANK([.C119]);0;HLOOKUP([.C119];types_intervention;3;0))*IF(ISBLANK([.G119]);1;[.G119])" office:value-type="float" office:value="0" calcext:value-type="float">
            <text:p>0 HETD</text:p>
          </table:table-cell>
          <table:table-cell table:style-name="ce11" table:formula="of:=IF([.H119]=&quot;Oui&quot;;[.I119]*[.J11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9]/[.$L$522];0)" office:value-type="percentage" office:value="0" calcext:value-type="percentage">
            <text:p>0,00 %</text:p>
          </table:table-cell>
          <table:table-cell table:style-name="ce11" table:formula="of:=MIN(service_du;[.$L$522])*[.N119]" office:value-type="float" office:value="0" calcext:value-type="float">
            <text:p>0 HETD</text:p>
          </table:table-cell>
          <table:table-cell table:style-name="ce28" table:formula="of:=IF([.L119]&lt;&gt;0;[.O119]/[.L119];0)" office:value-type="percentage" office:value="0" calcext:value-type="percentage">
            <text:p>0,00 %</text:p>
          </table:table-cell>
          <table:table-cell table:style-name="ce28" table:formula="of:=IF([.$L$522]&gt;service_du;1-[.P119];0)" office:value-type="percentage" office:value="1" calcext:value-type="percentage">
            <text:p>100,00 %</text:p>
          </table:table-cell>
          <table:table-cell table:style-name="ce26" table:formula="of:=[.I119]*[.Q119]*[.K119]*IF(ISBLANK([.G119]);1;[.G11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8]+[.L119]&gt;service_du;service_du;[.T118]+[.L119]))" office:value-type="float" office:value="188" calcext:value-type="float">
            <text:p>188 HETD</text:p>
          </table:table-cell>
          <table:table-cell table:style-name="ce11" table:formula="of:=IF(service_du=0;0;IF([.T118]+[.L119]&gt;service_du;service_du-[.T118];[.L119]))" office:value-type="float" office:value="0" calcext:value-type="float">
            <text:p>0 HETD</text:p>
          </table:table-cell>
          <table:table-cell table:style-name="ce30" table:formula="of:=IF(service_du=0;[.I119];IF([.J119]&gt;0;IF([.T118]+[.L119]&lt;service_du;0;(([.T118]+[.L119])-service_du)/[.J11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9]+IF([.H119]&lt;&gt;&quot;Oui&quot;;[.I119];0))*[.K119])*IF(ISBLANK([.G119]);1;[.G119])" office:value-type="float" office:value="0" calcext:value-type="float">
            <text:p>0 HETD</text:p>
          </table:table-cell>
          <table:table-cell/>
          <table:table-cell table:style-name="ce33" table:formula="of:=IF(OR(ISBLANK([.$C119]);[.$C119]=&quot;Référentiel&quot;);0;IF(contexte_calcul=&quot;Réalisé&quot;;[.$U119]*[.D119];[.$O119]*[.D119]))" office:value-type="float" office:value="0" calcext:value-type="float">
            <text:p>0 HETD</text:p>
          </table:table-cell>
          <table:table-cell table:style-name="ce33" table:formula="of:=IF(OR(ISBLANK([.$C119]);[.$C119]=&quot;Référentiel&quot;);0;IF(contexte_calcul=&quot;Réalisé&quot;;[.$U119]*[.E119];[.$O119]*[.E119]))" office:value-type="float" office:value="0" calcext:value-type="float">
            <text:p>0 HETD</text:p>
          </table:table-cell>
          <table:table-cell table:style-name="ce33" table:formula="of:=IF(OR(ISBLANK([.$C119]);[.$C119]=&quot;Référentiel&quot;);0;IF(contexte_calcul=&quot;Réalisé&quot;;[.$U119]*[.F119];[.$O119]*[.F119]))" office:value-type="float" office:value="0" calcext:value-type="float">
            <text:p>0 HETD</text:p>
          </table:table-cell>
          <table:table-cell table:style-name="ce33" table:formula="of:=IF([.$C119]=&quot;Référentiel&quot;;IF(contexte_calcul=&quot;Réalisé&quot;;[.$U119];[.$R119]);0)" office:value-type="float" office:value="0" calcext:value-type="float">
            <text:p>0 HETD</text:p>
          </table:table-cell>
          <table:table-cell table:style-name="ce33" table:formula="of:=IF(OR(ISBLANK([.$C119]);[.$C119]=&quot;Référentiel&quot;);0;IF(contexte_calcul=&quot;Réalisé&quot;;[.$W119]*[.D119];[.$R119]*[.D119]))" office:value-type="float" office:value="0" calcext:value-type="float">
            <text:p>0 HETD</text:p>
          </table:table-cell>
          <table:table-cell table:style-name="ce33" table:formula="of:=IF(OR(ISBLANK([.$C119]);[.$C119]=&quot;Référentiel&quot;);0;IF(contexte_calcul=&quot;Réalisé&quot;;[.$W119]*[.E119];[.$R119]*[.E119]))" office:value-type="float" office:value="0" calcext:value-type="float">
            <text:p>0 HETD</text:p>
          </table:table-cell>
          <table:table-cell table:style-name="ce33" table:formula="of:=IF(OR(ISBLANK([.$C119]);[.$C119]=&quot;Référentiel&quot;);0;IF(contexte_calcul=&quot;Réalisé&quot;;[.$W119]*[.F119];[.$R119]*[.F11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9]=&quot;Référentiel&quot;;IF(contexte_calcul=&quot;Réalisé&quot;;[.$W119];[.$R11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20]);[.C120]=&quot;Référentiel&quot;);&quot;&quot;;1-([.D120]+[.E12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20]);0;HLOOKUP(IF(AND([.C120]=&quot;TP&quot;;TP_vaut_TD=&quot;Oui&quot;);&quot;TD&quot;;[.C120]);types_intervention;2;0))*IF(ISBLANK([.G120]);1;[.G120])" office:value-type="float" office:value="0" calcext:value-type="float">
            <text:p>0 HETD</text:p>
          </table:table-cell>
          <table:table-cell table:style-name="ce12" table:formula="of:=IF(ISBLANK([.C120]);0;HLOOKUP([.C120];types_intervention;3;0))*IF(ISBLANK([.G120]);1;[.G120])" office:value-type="float" office:value="0" calcext:value-type="float">
            <text:p>0 HETD</text:p>
          </table:table-cell>
          <table:table-cell table:style-name="ce11" table:formula="of:=IF([.H120]=&quot;Oui&quot;;[.I120]*[.J12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0]/[.$L$522];0)" office:value-type="percentage" office:value="0" calcext:value-type="percentage">
            <text:p>0,00 %</text:p>
          </table:table-cell>
          <table:table-cell table:style-name="ce11" table:formula="of:=MIN(service_du;[.$L$522])*[.N120]" office:value-type="float" office:value="0" calcext:value-type="float">
            <text:p>0 HETD</text:p>
          </table:table-cell>
          <table:table-cell table:style-name="ce28" table:formula="of:=IF([.L120]&lt;&gt;0;[.O120]/[.L120];0)" office:value-type="percentage" office:value="0" calcext:value-type="percentage">
            <text:p>0,00 %</text:p>
          </table:table-cell>
          <table:table-cell table:style-name="ce28" table:formula="of:=IF([.$L$522]&gt;service_du;1-[.P120];0)" office:value-type="percentage" office:value="1" calcext:value-type="percentage">
            <text:p>100,00 %</text:p>
          </table:table-cell>
          <table:table-cell table:style-name="ce26" table:formula="of:=[.I120]*[.Q120]*[.K120]*IF(ISBLANK([.G120]);1;[.G12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9]+[.L120]&gt;service_du;service_du;[.T119]+[.L120]))" office:value-type="float" office:value="188" calcext:value-type="float">
            <text:p>188 HETD</text:p>
          </table:table-cell>
          <table:table-cell table:style-name="ce11" table:formula="of:=IF(service_du=0;0;IF([.T119]+[.L120]&gt;service_du;service_du-[.T119];[.L120]))" office:value-type="float" office:value="0" calcext:value-type="float">
            <text:p>0 HETD</text:p>
          </table:table-cell>
          <table:table-cell table:style-name="ce30" table:formula="of:=IF(service_du=0;[.I120];IF([.J120]&gt;0;IF([.T119]+[.L120]&lt;service_du;0;(([.T119]+[.L120])-service_du)/[.J12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0]+IF([.H120]&lt;&gt;&quot;Oui&quot;;[.I120];0))*[.K120])*IF(ISBLANK([.G120]);1;[.G120])" office:value-type="float" office:value="0" calcext:value-type="float">
            <text:p>0 HETD</text:p>
          </table:table-cell>
          <table:table-cell/>
          <table:table-cell table:style-name="ce33" table:formula="of:=IF(OR(ISBLANK([.$C120]);[.$C120]=&quot;Référentiel&quot;);0;IF(contexte_calcul=&quot;Réalisé&quot;;[.$U120]*[.D120];[.$O120]*[.D120]))" office:value-type="float" office:value="0" calcext:value-type="float">
            <text:p>0 HETD</text:p>
          </table:table-cell>
          <table:table-cell table:style-name="ce33" table:formula="of:=IF(OR(ISBLANK([.$C120]);[.$C120]=&quot;Référentiel&quot;);0;IF(contexte_calcul=&quot;Réalisé&quot;;[.$U120]*[.E120];[.$O120]*[.E120]))" office:value-type="float" office:value="0" calcext:value-type="float">
            <text:p>0 HETD</text:p>
          </table:table-cell>
          <table:table-cell table:style-name="ce33" table:formula="of:=IF(OR(ISBLANK([.$C120]);[.$C120]=&quot;Référentiel&quot;);0;IF(contexte_calcul=&quot;Réalisé&quot;;[.$U120]*[.F120];[.$O120]*[.F120]))" office:value-type="float" office:value="0" calcext:value-type="float">
            <text:p>0 HETD</text:p>
          </table:table-cell>
          <table:table-cell table:style-name="ce33" table:formula="of:=IF([.$C120]=&quot;Référentiel&quot;;IF(contexte_calcul=&quot;Réalisé&quot;;[.$U120];[.$R120]);0)" office:value-type="float" office:value="0" calcext:value-type="float">
            <text:p>0 HETD</text:p>
          </table:table-cell>
          <table:table-cell table:style-name="ce33" table:formula="of:=IF(OR(ISBLANK([.$C120]);[.$C120]=&quot;Référentiel&quot;);0;IF(contexte_calcul=&quot;Réalisé&quot;;[.$W120]*[.D120];[.$R120]*[.D120]))" office:value-type="float" office:value="0" calcext:value-type="float">
            <text:p>0 HETD</text:p>
          </table:table-cell>
          <table:table-cell table:style-name="ce33" table:formula="of:=IF(OR(ISBLANK([.$C120]);[.$C120]=&quot;Référentiel&quot;);0;IF(contexte_calcul=&quot;Réalisé&quot;;[.$W120]*[.E120];[.$R120]*[.E120]))" office:value-type="float" office:value="0" calcext:value-type="float">
            <text:p>0 HETD</text:p>
          </table:table-cell>
          <table:table-cell table:style-name="ce33" table:formula="of:=IF(OR(ISBLANK([.$C120]);[.$C120]=&quot;Référentiel&quot;);0;IF(contexte_calcul=&quot;Réalisé&quot;;[.$W120]*[.F120];[.$R120]*[.F12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0]=&quot;Référentiel&quot;;IF(contexte_calcul=&quot;Réalisé&quot;;[.$W120];[.$R12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21]);[.C121]=&quot;Référentiel&quot;);&quot;&quot;;1-([.D121]+[.E12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21]);0;HLOOKUP(IF(AND([.C121]=&quot;TP&quot;;TP_vaut_TD=&quot;Oui&quot;);&quot;TD&quot;;[.C121]);types_intervention;2;0))*IF(ISBLANK([.G121]);1;[.G121])" office:value-type="float" office:value="0" calcext:value-type="float">
            <text:p>0 HETD</text:p>
          </table:table-cell>
          <table:table-cell table:style-name="ce12" table:formula="of:=IF(ISBLANK([.C121]);0;HLOOKUP([.C121];types_intervention;3;0))*IF(ISBLANK([.G121]);1;[.G121])" office:value-type="float" office:value="0" calcext:value-type="float">
            <text:p>0 HETD</text:p>
          </table:table-cell>
          <table:table-cell table:style-name="ce11" table:formula="of:=IF([.H121]=&quot;Oui&quot;;[.I121]*[.J12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1]/[.$L$522];0)" office:value-type="percentage" office:value="0" calcext:value-type="percentage">
            <text:p>0,00 %</text:p>
          </table:table-cell>
          <table:table-cell table:style-name="ce11" table:formula="of:=MIN(service_du;[.$L$522])*[.N121]" office:value-type="float" office:value="0" calcext:value-type="float">
            <text:p>0 HETD</text:p>
          </table:table-cell>
          <table:table-cell table:style-name="ce28" table:formula="of:=IF([.L121]&lt;&gt;0;[.O121]/[.L121];0)" office:value-type="percentage" office:value="0" calcext:value-type="percentage">
            <text:p>0,00 %</text:p>
          </table:table-cell>
          <table:table-cell table:style-name="ce28" table:formula="of:=IF([.$L$522]&gt;service_du;1-[.P121];0)" office:value-type="percentage" office:value="1" calcext:value-type="percentage">
            <text:p>100,00 %</text:p>
          </table:table-cell>
          <table:table-cell table:style-name="ce26" table:formula="of:=[.I121]*[.Q121]*[.K121]*IF(ISBLANK([.G121]);1;[.G12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0]+[.L121]&gt;service_du;service_du;[.T120]+[.L121]))" office:value-type="float" office:value="188" calcext:value-type="float">
            <text:p>188 HETD</text:p>
          </table:table-cell>
          <table:table-cell table:style-name="ce11" table:formula="of:=IF(service_du=0;0;IF([.T120]+[.L121]&gt;service_du;service_du-[.T120];[.L121]))" office:value-type="float" office:value="0" calcext:value-type="float">
            <text:p>0 HETD</text:p>
          </table:table-cell>
          <table:table-cell table:style-name="ce30" table:formula="of:=IF(service_du=0;[.I121];IF([.J121]&gt;0;IF([.T120]+[.L121]&lt;service_du;0;(([.T120]+[.L121])-service_du)/[.J12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1]+IF([.H121]&lt;&gt;&quot;Oui&quot;;[.I121];0))*[.K121])*IF(ISBLANK([.G121]);1;[.G121])" office:value-type="float" office:value="0" calcext:value-type="float">
            <text:p>0 HETD</text:p>
          </table:table-cell>
          <table:table-cell/>
          <table:table-cell table:style-name="ce33" table:formula="of:=IF(OR(ISBLANK([.$C121]);[.$C121]=&quot;Référentiel&quot;);0;IF(contexte_calcul=&quot;Réalisé&quot;;[.$U121]*[.D121];[.$O121]*[.D121]))" office:value-type="float" office:value="0" calcext:value-type="float">
            <text:p>0 HETD</text:p>
          </table:table-cell>
          <table:table-cell table:style-name="ce33" table:formula="of:=IF(OR(ISBLANK([.$C121]);[.$C121]=&quot;Référentiel&quot;);0;IF(contexte_calcul=&quot;Réalisé&quot;;[.$U121]*[.E121];[.$O121]*[.E121]))" office:value-type="float" office:value="0" calcext:value-type="float">
            <text:p>0 HETD</text:p>
          </table:table-cell>
          <table:table-cell table:style-name="ce33" table:formula="of:=IF(OR(ISBLANK([.$C121]);[.$C121]=&quot;Référentiel&quot;);0;IF(contexte_calcul=&quot;Réalisé&quot;;[.$U121]*[.F121];[.$O121]*[.F121]))" office:value-type="float" office:value="0" calcext:value-type="float">
            <text:p>0 HETD</text:p>
          </table:table-cell>
          <table:table-cell table:style-name="ce33" table:formula="of:=IF([.$C121]=&quot;Référentiel&quot;;IF(contexte_calcul=&quot;Réalisé&quot;;[.$U121];[.$R121]);0)" office:value-type="float" office:value="0" calcext:value-type="float">
            <text:p>0 HETD</text:p>
          </table:table-cell>
          <table:table-cell table:style-name="ce33" table:formula="of:=IF(OR(ISBLANK([.$C121]);[.$C121]=&quot;Référentiel&quot;);0;IF(contexte_calcul=&quot;Réalisé&quot;;[.$W121]*[.D121];[.$R121]*[.D121]))" office:value-type="float" office:value="0" calcext:value-type="float">
            <text:p>0 HETD</text:p>
          </table:table-cell>
          <table:table-cell table:style-name="ce33" table:formula="of:=IF(OR(ISBLANK([.$C121]);[.$C121]=&quot;Référentiel&quot;);0;IF(contexte_calcul=&quot;Réalisé&quot;;[.$W121]*[.E121];[.$R121]*[.E121]))" office:value-type="float" office:value="0" calcext:value-type="float">
            <text:p>0 HETD</text:p>
          </table:table-cell>
          <table:table-cell table:style-name="ce33" table:formula="of:=IF(OR(ISBLANK([.$C121]);[.$C121]=&quot;Référentiel&quot;);0;IF(contexte_calcul=&quot;Réalisé&quot;;[.$W121]*[.F121];[.$R121]*[.F12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1]=&quot;Référentiel&quot;;IF(contexte_calcul=&quot;Réalisé&quot;;[.$W121];[.$R12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22]);[.C122]=&quot;Référentiel&quot;);&quot;&quot;;1-([.D122]+[.E12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22]);0;HLOOKUP(IF(AND([.C122]=&quot;TP&quot;;TP_vaut_TD=&quot;Oui&quot;);&quot;TD&quot;;[.C122]);types_intervention;2;0))*IF(ISBLANK([.G122]);1;[.G122])" office:value-type="float" office:value="0" calcext:value-type="float">
            <text:p>0 HETD</text:p>
          </table:table-cell>
          <table:table-cell table:style-name="ce12" table:formula="of:=IF(ISBLANK([.C122]);0;HLOOKUP([.C122];types_intervention;3;0))*IF(ISBLANK([.G122]);1;[.G122])" office:value-type="float" office:value="0" calcext:value-type="float">
            <text:p>0 HETD</text:p>
          </table:table-cell>
          <table:table-cell table:style-name="ce11" table:formula="of:=IF([.H122]=&quot;Oui&quot;;[.I122]*[.J12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2]/[.$L$522];0)" office:value-type="percentage" office:value="0" calcext:value-type="percentage">
            <text:p>0,00 %</text:p>
          </table:table-cell>
          <table:table-cell table:style-name="ce11" table:formula="of:=MIN(service_du;[.$L$522])*[.N122]" office:value-type="float" office:value="0" calcext:value-type="float">
            <text:p>0 HETD</text:p>
          </table:table-cell>
          <table:table-cell table:style-name="ce28" table:formula="of:=IF([.L122]&lt;&gt;0;[.O122]/[.L122];0)" office:value-type="percentage" office:value="0" calcext:value-type="percentage">
            <text:p>0,00 %</text:p>
          </table:table-cell>
          <table:table-cell table:style-name="ce28" table:formula="of:=IF([.$L$522]&gt;service_du;1-[.P122];0)" office:value-type="percentage" office:value="1" calcext:value-type="percentage">
            <text:p>100,00 %</text:p>
          </table:table-cell>
          <table:table-cell table:style-name="ce26" table:formula="of:=[.I122]*[.Q122]*[.K122]*IF(ISBLANK([.G122]);1;[.G12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1]+[.L122]&gt;service_du;service_du;[.T121]+[.L122]))" office:value-type="float" office:value="188" calcext:value-type="float">
            <text:p>188 HETD</text:p>
          </table:table-cell>
          <table:table-cell table:style-name="ce11" table:formula="of:=IF(service_du=0;0;IF([.T121]+[.L122]&gt;service_du;service_du-[.T121];[.L122]))" office:value-type="float" office:value="0" calcext:value-type="float">
            <text:p>0 HETD</text:p>
          </table:table-cell>
          <table:table-cell table:style-name="ce30" table:formula="of:=IF(service_du=0;[.I122];IF([.J122]&gt;0;IF([.T121]+[.L122]&lt;service_du;0;(([.T121]+[.L122])-service_du)/[.J12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2]+IF([.H122]&lt;&gt;&quot;Oui&quot;;[.I122];0))*[.K122])*IF(ISBLANK([.G122]);1;[.G122])" office:value-type="float" office:value="0" calcext:value-type="float">
            <text:p>0 HETD</text:p>
          </table:table-cell>
          <table:table-cell/>
          <table:table-cell table:style-name="ce33" table:formula="of:=IF(OR(ISBLANK([.$C122]);[.$C122]=&quot;Référentiel&quot;);0;IF(contexte_calcul=&quot;Réalisé&quot;;[.$U122]*[.D122];[.$O122]*[.D122]))" office:value-type="float" office:value="0" calcext:value-type="float">
            <text:p>0 HETD</text:p>
          </table:table-cell>
          <table:table-cell table:style-name="ce33" table:formula="of:=IF(OR(ISBLANK([.$C122]);[.$C122]=&quot;Référentiel&quot;);0;IF(contexte_calcul=&quot;Réalisé&quot;;[.$U122]*[.E122];[.$O122]*[.E122]))" office:value-type="float" office:value="0" calcext:value-type="float">
            <text:p>0 HETD</text:p>
          </table:table-cell>
          <table:table-cell table:style-name="ce33" table:formula="of:=IF(OR(ISBLANK([.$C122]);[.$C122]=&quot;Référentiel&quot;);0;IF(contexte_calcul=&quot;Réalisé&quot;;[.$U122]*[.F122];[.$O122]*[.F122]))" office:value-type="float" office:value="0" calcext:value-type="float">
            <text:p>0 HETD</text:p>
          </table:table-cell>
          <table:table-cell table:style-name="ce33" table:formula="of:=IF([.$C122]=&quot;Référentiel&quot;;IF(contexte_calcul=&quot;Réalisé&quot;;[.$U122];[.$R122]);0)" office:value-type="float" office:value="0" calcext:value-type="float">
            <text:p>0 HETD</text:p>
          </table:table-cell>
          <table:table-cell table:style-name="ce33" table:formula="of:=IF(OR(ISBLANK([.$C122]);[.$C122]=&quot;Référentiel&quot;);0;IF(contexte_calcul=&quot;Réalisé&quot;;[.$W122]*[.D122];[.$R122]*[.D122]))" office:value-type="float" office:value="0" calcext:value-type="float">
            <text:p>0 HETD</text:p>
          </table:table-cell>
          <table:table-cell table:style-name="ce33" table:formula="of:=IF(OR(ISBLANK([.$C122]);[.$C122]=&quot;Référentiel&quot;);0;IF(contexte_calcul=&quot;Réalisé&quot;;[.$W122]*[.E122];[.$R122]*[.E122]))" office:value-type="float" office:value="0" calcext:value-type="float">
            <text:p>0 HETD</text:p>
          </table:table-cell>
          <table:table-cell table:style-name="ce33" table:formula="of:=IF(OR(ISBLANK([.$C122]);[.$C122]=&quot;Référentiel&quot;);0;IF(contexte_calcul=&quot;Réalisé&quot;;[.$W122]*[.F122];[.$R122]*[.F12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2]=&quot;Référentiel&quot;;IF(contexte_calcul=&quot;Réalisé&quot;;[.$W122];[.$R12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23]);[.C123]=&quot;Référentiel&quot;);&quot;&quot;;1-([.D123]+[.E12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23]);0;HLOOKUP(IF(AND([.C123]=&quot;TP&quot;;TP_vaut_TD=&quot;Oui&quot;);&quot;TD&quot;;[.C123]);types_intervention;2;0))*IF(ISBLANK([.G123]);1;[.G123])" office:value-type="float" office:value="0" calcext:value-type="float">
            <text:p>0 HETD</text:p>
          </table:table-cell>
          <table:table-cell table:style-name="ce12" table:formula="of:=IF(ISBLANK([.C123]);0;HLOOKUP([.C123];types_intervention;3;0))*IF(ISBLANK([.G123]);1;[.G123])" office:value-type="float" office:value="0" calcext:value-type="float">
            <text:p>0 HETD</text:p>
          </table:table-cell>
          <table:table-cell table:style-name="ce11" table:formula="of:=IF([.H123]=&quot;Oui&quot;;[.I123]*[.J12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3]/[.$L$522];0)" office:value-type="percentage" office:value="0" calcext:value-type="percentage">
            <text:p>0,00 %</text:p>
          </table:table-cell>
          <table:table-cell table:style-name="ce11" table:formula="of:=MIN(service_du;[.$L$522])*[.N123]" office:value-type="float" office:value="0" calcext:value-type="float">
            <text:p>0 HETD</text:p>
          </table:table-cell>
          <table:table-cell table:style-name="ce28" table:formula="of:=IF([.L123]&lt;&gt;0;[.O123]/[.L123];0)" office:value-type="percentage" office:value="0" calcext:value-type="percentage">
            <text:p>0,00 %</text:p>
          </table:table-cell>
          <table:table-cell table:style-name="ce28" table:formula="of:=IF([.$L$522]&gt;service_du;1-[.P123];0)" office:value-type="percentage" office:value="1" calcext:value-type="percentage">
            <text:p>100,00 %</text:p>
          </table:table-cell>
          <table:table-cell table:style-name="ce26" table:formula="of:=[.I123]*[.Q123]*[.K123]*IF(ISBLANK([.G123]);1;[.G12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2]+[.L123]&gt;service_du;service_du;[.T122]+[.L123]))" office:value-type="float" office:value="188" calcext:value-type="float">
            <text:p>188 HETD</text:p>
          </table:table-cell>
          <table:table-cell table:style-name="ce11" table:formula="of:=IF(service_du=0;0;IF([.T122]+[.L123]&gt;service_du;service_du-[.T122];[.L123]))" office:value-type="float" office:value="0" calcext:value-type="float">
            <text:p>0 HETD</text:p>
          </table:table-cell>
          <table:table-cell table:style-name="ce30" table:formula="of:=IF(service_du=0;[.I123];IF([.J123]&gt;0;IF([.T122]+[.L123]&lt;service_du;0;(([.T122]+[.L123])-service_du)/[.J12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3]+IF([.H123]&lt;&gt;&quot;Oui&quot;;[.I123];0))*[.K123])*IF(ISBLANK([.G123]);1;[.G123])" office:value-type="float" office:value="0" calcext:value-type="float">
            <text:p>0 HETD</text:p>
          </table:table-cell>
          <table:table-cell/>
          <table:table-cell table:style-name="ce33" table:formula="of:=IF(OR(ISBLANK([.$C123]);[.$C123]=&quot;Référentiel&quot;);0;IF(contexte_calcul=&quot;Réalisé&quot;;[.$U123]*[.D123];[.$O123]*[.D123]))" office:value-type="float" office:value="0" calcext:value-type="float">
            <text:p>0 HETD</text:p>
          </table:table-cell>
          <table:table-cell table:style-name="ce33" table:formula="of:=IF(OR(ISBLANK([.$C123]);[.$C123]=&quot;Référentiel&quot;);0;IF(contexte_calcul=&quot;Réalisé&quot;;[.$U123]*[.E123];[.$O123]*[.E123]))" office:value-type="float" office:value="0" calcext:value-type="float">
            <text:p>0 HETD</text:p>
          </table:table-cell>
          <table:table-cell table:style-name="ce33" table:formula="of:=IF(OR(ISBLANK([.$C123]);[.$C123]=&quot;Référentiel&quot;);0;IF(contexte_calcul=&quot;Réalisé&quot;;[.$U123]*[.F123];[.$O123]*[.F123]))" office:value-type="float" office:value="0" calcext:value-type="float">
            <text:p>0 HETD</text:p>
          </table:table-cell>
          <table:table-cell table:style-name="ce33" table:formula="of:=IF([.$C123]=&quot;Référentiel&quot;;IF(contexte_calcul=&quot;Réalisé&quot;;[.$U123];[.$R123]);0)" office:value-type="float" office:value="0" calcext:value-type="float">
            <text:p>0 HETD</text:p>
          </table:table-cell>
          <table:table-cell table:style-name="ce33" table:formula="of:=IF(OR(ISBLANK([.$C123]);[.$C123]=&quot;Référentiel&quot;);0;IF(contexte_calcul=&quot;Réalisé&quot;;[.$W123]*[.D123];[.$R123]*[.D123]))" office:value-type="float" office:value="0" calcext:value-type="float">
            <text:p>0 HETD</text:p>
          </table:table-cell>
          <table:table-cell table:style-name="ce33" table:formula="of:=IF(OR(ISBLANK([.$C123]);[.$C123]=&quot;Référentiel&quot;);0;IF(contexte_calcul=&quot;Réalisé&quot;;[.$W123]*[.E123];[.$R123]*[.E123]))" office:value-type="float" office:value="0" calcext:value-type="float">
            <text:p>0 HETD</text:p>
          </table:table-cell>
          <table:table-cell table:style-name="ce33" table:formula="of:=IF(OR(ISBLANK([.$C123]);[.$C123]=&quot;Référentiel&quot;);0;IF(contexte_calcul=&quot;Réalisé&quot;;[.$W123]*[.F123];[.$R123]*[.F12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3]=&quot;Référentiel&quot;;IF(contexte_calcul=&quot;Réalisé&quot;;[.$W123];[.$R12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24]);[.C124]=&quot;Référentiel&quot;);&quot;&quot;;1-([.D124]+[.E12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24]);0;HLOOKUP(IF(AND([.C124]=&quot;TP&quot;;TP_vaut_TD=&quot;Oui&quot;);&quot;TD&quot;;[.C124]);types_intervention;2;0))*IF(ISBLANK([.G124]);1;[.G124])" office:value-type="float" office:value="0" calcext:value-type="float">
            <text:p>0 HETD</text:p>
          </table:table-cell>
          <table:table-cell table:style-name="ce12" table:formula="of:=IF(ISBLANK([.C124]);0;HLOOKUP([.C124];types_intervention;3;0))*IF(ISBLANK([.G124]);1;[.G124])" office:value-type="float" office:value="0" calcext:value-type="float">
            <text:p>0 HETD</text:p>
          </table:table-cell>
          <table:table-cell table:style-name="ce11" table:formula="of:=IF([.H124]=&quot;Oui&quot;;[.I124]*[.J12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4]/[.$L$522];0)" office:value-type="percentage" office:value="0" calcext:value-type="percentage">
            <text:p>0,00 %</text:p>
          </table:table-cell>
          <table:table-cell table:style-name="ce11" table:formula="of:=MIN(service_du;[.$L$522])*[.N124]" office:value-type="float" office:value="0" calcext:value-type="float">
            <text:p>0 HETD</text:p>
          </table:table-cell>
          <table:table-cell table:style-name="ce28" table:formula="of:=IF([.L124]&lt;&gt;0;[.O124]/[.L124];0)" office:value-type="percentage" office:value="0" calcext:value-type="percentage">
            <text:p>0,00 %</text:p>
          </table:table-cell>
          <table:table-cell table:style-name="ce28" table:formula="of:=IF([.$L$522]&gt;service_du;1-[.P124];0)" office:value-type="percentage" office:value="1" calcext:value-type="percentage">
            <text:p>100,00 %</text:p>
          </table:table-cell>
          <table:table-cell table:style-name="ce26" table:formula="of:=[.I124]*[.Q124]*[.K124]*IF(ISBLANK([.G124]);1;[.G12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3]+[.L124]&gt;service_du;service_du;[.T123]+[.L124]))" office:value-type="float" office:value="188" calcext:value-type="float">
            <text:p>188 HETD</text:p>
          </table:table-cell>
          <table:table-cell table:style-name="ce11" table:formula="of:=IF(service_du=0;0;IF([.T123]+[.L124]&gt;service_du;service_du-[.T123];[.L124]))" office:value-type="float" office:value="0" calcext:value-type="float">
            <text:p>0 HETD</text:p>
          </table:table-cell>
          <table:table-cell table:style-name="ce30" table:formula="of:=IF(service_du=0;[.I124];IF([.J124]&gt;0;IF([.T123]+[.L124]&lt;service_du;0;(([.T123]+[.L124])-service_du)/[.J12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4]+IF([.H124]&lt;&gt;&quot;Oui&quot;;[.I124];0))*[.K124])*IF(ISBLANK([.G124]);1;[.G124])" office:value-type="float" office:value="0" calcext:value-type="float">
            <text:p>0 HETD</text:p>
          </table:table-cell>
          <table:table-cell/>
          <table:table-cell table:style-name="ce33" table:formula="of:=IF(OR(ISBLANK([.$C124]);[.$C124]=&quot;Référentiel&quot;);0;IF(contexte_calcul=&quot;Réalisé&quot;;[.$U124]*[.D124];[.$O124]*[.D124]))" office:value-type="float" office:value="0" calcext:value-type="float">
            <text:p>0 HETD</text:p>
          </table:table-cell>
          <table:table-cell table:style-name="ce33" table:formula="of:=IF(OR(ISBLANK([.$C124]);[.$C124]=&quot;Référentiel&quot;);0;IF(contexte_calcul=&quot;Réalisé&quot;;[.$U124]*[.E124];[.$O124]*[.E124]))" office:value-type="float" office:value="0" calcext:value-type="float">
            <text:p>0 HETD</text:p>
          </table:table-cell>
          <table:table-cell table:style-name="ce33" table:formula="of:=IF(OR(ISBLANK([.$C124]);[.$C124]=&quot;Référentiel&quot;);0;IF(contexte_calcul=&quot;Réalisé&quot;;[.$U124]*[.F124];[.$O124]*[.F124]))" office:value-type="float" office:value="0" calcext:value-type="float">
            <text:p>0 HETD</text:p>
          </table:table-cell>
          <table:table-cell table:style-name="ce33" table:formula="of:=IF([.$C124]=&quot;Référentiel&quot;;IF(contexte_calcul=&quot;Réalisé&quot;;[.$U124];[.$R124]);0)" office:value-type="float" office:value="0" calcext:value-type="float">
            <text:p>0 HETD</text:p>
          </table:table-cell>
          <table:table-cell table:style-name="ce33" table:formula="of:=IF(OR(ISBLANK([.$C124]);[.$C124]=&quot;Référentiel&quot;);0;IF(contexte_calcul=&quot;Réalisé&quot;;[.$W124]*[.D124];[.$R124]*[.D124]))" office:value-type="float" office:value="0" calcext:value-type="float">
            <text:p>0 HETD</text:p>
          </table:table-cell>
          <table:table-cell table:style-name="ce33" table:formula="of:=IF(OR(ISBLANK([.$C124]);[.$C124]=&quot;Référentiel&quot;);0;IF(contexte_calcul=&quot;Réalisé&quot;;[.$W124]*[.E124];[.$R124]*[.E124]))" office:value-type="float" office:value="0" calcext:value-type="float">
            <text:p>0 HETD</text:p>
          </table:table-cell>
          <table:table-cell table:style-name="ce33" table:formula="of:=IF(OR(ISBLANK([.$C124]);[.$C124]=&quot;Référentiel&quot;);0;IF(contexte_calcul=&quot;Réalisé&quot;;[.$W124]*[.F124];[.$R124]*[.F12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4]=&quot;Référentiel&quot;;IF(contexte_calcul=&quot;Réalisé&quot;;[.$W124];[.$R12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25]);[.C125]=&quot;Référentiel&quot;);&quot;&quot;;1-([.D125]+[.E12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25]);0;HLOOKUP(IF(AND([.C125]=&quot;TP&quot;;TP_vaut_TD=&quot;Oui&quot;);&quot;TD&quot;;[.C125]);types_intervention;2;0))*IF(ISBLANK([.G125]);1;[.G125])" office:value-type="float" office:value="0" calcext:value-type="float">
            <text:p>0 HETD</text:p>
          </table:table-cell>
          <table:table-cell table:style-name="ce12" table:formula="of:=IF(ISBLANK([.C125]);0;HLOOKUP([.C125];types_intervention;3;0))*IF(ISBLANK([.G125]);1;[.G125])" office:value-type="float" office:value="0" calcext:value-type="float">
            <text:p>0 HETD</text:p>
          </table:table-cell>
          <table:table-cell table:style-name="ce11" table:formula="of:=IF([.H125]=&quot;Oui&quot;;[.I125]*[.J12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5]/[.$L$522];0)" office:value-type="percentage" office:value="0" calcext:value-type="percentage">
            <text:p>0,00 %</text:p>
          </table:table-cell>
          <table:table-cell table:style-name="ce11" table:formula="of:=MIN(service_du;[.$L$522])*[.N125]" office:value-type="float" office:value="0" calcext:value-type="float">
            <text:p>0 HETD</text:p>
          </table:table-cell>
          <table:table-cell table:style-name="ce28" table:formula="of:=IF([.L125]&lt;&gt;0;[.O125]/[.L125];0)" office:value-type="percentage" office:value="0" calcext:value-type="percentage">
            <text:p>0,00 %</text:p>
          </table:table-cell>
          <table:table-cell table:style-name="ce28" table:formula="of:=IF([.$L$522]&gt;service_du;1-[.P125];0)" office:value-type="percentage" office:value="1" calcext:value-type="percentage">
            <text:p>100,00 %</text:p>
          </table:table-cell>
          <table:table-cell table:style-name="ce26" table:formula="of:=[.I125]*[.Q125]*[.K125]*IF(ISBLANK([.G125]);1;[.G12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4]+[.L125]&gt;service_du;service_du;[.T124]+[.L125]))" office:value-type="float" office:value="188" calcext:value-type="float">
            <text:p>188 HETD</text:p>
          </table:table-cell>
          <table:table-cell table:style-name="ce11" table:formula="of:=IF(service_du=0;0;IF([.T124]+[.L125]&gt;service_du;service_du-[.T124];[.L125]))" office:value-type="float" office:value="0" calcext:value-type="float">
            <text:p>0 HETD</text:p>
          </table:table-cell>
          <table:table-cell table:style-name="ce30" table:formula="of:=IF(service_du=0;[.I125];IF([.J125]&gt;0;IF([.T124]+[.L125]&lt;service_du;0;(([.T124]+[.L125])-service_du)/[.J12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5]+IF([.H125]&lt;&gt;&quot;Oui&quot;;[.I125];0))*[.K125])*IF(ISBLANK([.G125]);1;[.G125])" office:value-type="float" office:value="0" calcext:value-type="float">
            <text:p>0 HETD</text:p>
          </table:table-cell>
          <table:table-cell/>
          <table:table-cell table:style-name="ce33" table:formula="of:=IF(OR(ISBLANK([.$C125]);[.$C125]=&quot;Référentiel&quot;);0;IF(contexte_calcul=&quot;Réalisé&quot;;[.$U125]*[.D125];[.$O125]*[.D125]))" office:value-type="float" office:value="0" calcext:value-type="float">
            <text:p>0 HETD</text:p>
          </table:table-cell>
          <table:table-cell table:style-name="ce33" table:formula="of:=IF(OR(ISBLANK([.$C125]);[.$C125]=&quot;Référentiel&quot;);0;IF(contexte_calcul=&quot;Réalisé&quot;;[.$U125]*[.E125];[.$O125]*[.E125]))" office:value-type="float" office:value="0" calcext:value-type="float">
            <text:p>0 HETD</text:p>
          </table:table-cell>
          <table:table-cell table:style-name="ce33" table:formula="of:=IF(OR(ISBLANK([.$C125]);[.$C125]=&quot;Référentiel&quot;);0;IF(contexte_calcul=&quot;Réalisé&quot;;[.$U125]*[.F125];[.$O125]*[.F125]))" office:value-type="float" office:value="0" calcext:value-type="float">
            <text:p>0 HETD</text:p>
          </table:table-cell>
          <table:table-cell table:style-name="ce33" table:formula="of:=IF([.$C125]=&quot;Référentiel&quot;;IF(contexte_calcul=&quot;Réalisé&quot;;[.$U125];[.$R125]);0)" office:value-type="float" office:value="0" calcext:value-type="float">
            <text:p>0 HETD</text:p>
          </table:table-cell>
          <table:table-cell table:style-name="ce33" table:formula="of:=IF(OR(ISBLANK([.$C125]);[.$C125]=&quot;Référentiel&quot;);0;IF(contexte_calcul=&quot;Réalisé&quot;;[.$W125]*[.D125];[.$R125]*[.D125]))" office:value-type="float" office:value="0" calcext:value-type="float">
            <text:p>0 HETD</text:p>
          </table:table-cell>
          <table:table-cell table:style-name="ce33" table:formula="of:=IF(OR(ISBLANK([.$C125]);[.$C125]=&quot;Référentiel&quot;);0;IF(contexte_calcul=&quot;Réalisé&quot;;[.$W125]*[.E125];[.$R125]*[.E125]))" office:value-type="float" office:value="0" calcext:value-type="float">
            <text:p>0 HETD</text:p>
          </table:table-cell>
          <table:table-cell table:style-name="ce33" table:formula="of:=IF(OR(ISBLANK([.$C125]);[.$C125]=&quot;Référentiel&quot;);0;IF(contexte_calcul=&quot;Réalisé&quot;;[.$W125]*[.F125];[.$R125]*[.F12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5]=&quot;Référentiel&quot;;IF(contexte_calcul=&quot;Réalisé&quot;;[.$W125];[.$R12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26]);[.C126]=&quot;Référentiel&quot;);&quot;&quot;;1-([.D126]+[.E12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26]);0;HLOOKUP(IF(AND([.C126]=&quot;TP&quot;;TP_vaut_TD=&quot;Oui&quot;);&quot;TD&quot;;[.C126]);types_intervention;2;0))*IF(ISBLANK([.G126]);1;[.G126])" office:value-type="float" office:value="0" calcext:value-type="float">
            <text:p>0 HETD</text:p>
          </table:table-cell>
          <table:table-cell table:style-name="ce12" table:formula="of:=IF(ISBLANK([.C126]);0;HLOOKUP([.C126];types_intervention;3;0))*IF(ISBLANK([.G126]);1;[.G126])" office:value-type="float" office:value="0" calcext:value-type="float">
            <text:p>0 HETD</text:p>
          </table:table-cell>
          <table:table-cell table:style-name="ce11" table:formula="of:=IF([.H126]=&quot;Oui&quot;;[.I126]*[.J12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6]/[.$L$522];0)" office:value-type="percentage" office:value="0" calcext:value-type="percentage">
            <text:p>0,00 %</text:p>
          </table:table-cell>
          <table:table-cell table:style-name="ce11" table:formula="of:=MIN(service_du;[.$L$522])*[.N126]" office:value-type="float" office:value="0" calcext:value-type="float">
            <text:p>0 HETD</text:p>
          </table:table-cell>
          <table:table-cell table:style-name="ce28" table:formula="of:=IF([.L126]&lt;&gt;0;[.O126]/[.L126];0)" office:value-type="percentage" office:value="0" calcext:value-type="percentage">
            <text:p>0,00 %</text:p>
          </table:table-cell>
          <table:table-cell table:style-name="ce28" table:formula="of:=IF([.$L$522]&gt;service_du;1-[.P126];0)" office:value-type="percentage" office:value="1" calcext:value-type="percentage">
            <text:p>100,00 %</text:p>
          </table:table-cell>
          <table:table-cell table:style-name="ce26" table:formula="of:=[.I126]*[.Q126]*[.K126]*IF(ISBLANK([.G126]);1;[.G12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5]+[.L126]&gt;service_du;service_du;[.T125]+[.L126]))" office:value-type="float" office:value="188" calcext:value-type="float">
            <text:p>188 HETD</text:p>
          </table:table-cell>
          <table:table-cell table:style-name="ce11" table:formula="of:=IF(service_du=0;0;IF([.T125]+[.L126]&gt;service_du;service_du-[.T125];[.L126]))" office:value-type="float" office:value="0" calcext:value-type="float">
            <text:p>0 HETD</text:p>
          </table:table-cell>
          <table:table-cell table:style-name="ce30" table:formula="of:=IF(service_du=0;[.I126];IF([.J126]&gt;0;IF([.T125]+[.L126]&lt;service_du;0;(([.T125]+[.L126])-service_du)/[.J12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6]+IF([.H126]&lt;&gt;&quot;Oui&quot;;[.I126];0))*[.K126])*IF(ISBLANK([.G126]);1;[.G126])" office:value-type="float" office:value="0" calcext:value-type="float">
            <text:p>0 HETD</text:p>
          </table:table-cell>
          <table:table-cell/>
          <table:table-cell table:style-name="ce33" table:formula="of:=IF(OR(ISBLANK([.$C126]);[.$C126]=&quot;Référentiel&quot;);0;IF(contexte_calcul=&quot;Réalisé&quot;;[.$U126]*[.D126];[.$O126]*[.D126]))" office:value-type="float" office:value="0" calcext:value-type="float">
            <text:p>0 HETD</text:p>
          </table:table-cell>
          <table:table-cell table:style-name="ce33" table:formula="of:=IF(OR(ISBLANK([.$C126]);[.$C126]=&quot;Référentiel&quot;);0;IF(contexte_calcul=&quot;Réalisé&quot;;[.$U126]*[.E126];[.$O126]*[.E126]))" office:value-type="float" office:value="0" calcext:value-type="float">
            <text:p>0 HETD</text:p>
          </table:table-cell>
          <table:table-cell table:style-name="ce33" table:formula="of:=IF(OR(ISBLANK([.$C126]);[.$C126]=&quot;Référentiel&quot;);0;IF(contexte_calcul=&quot;Réalisé&quot;;[.$U126]*[.F126];[.$O126]*[.F126]))" office:value-type="float" office:value="0" calcext:value-type="float">
            <text:p>0 HETD</text:p>
          </table:table-cell>
          <table:table-cell table:style-name="ce33" table:formula="of:=IF([.$C126]=&quot;Référentiel&quot;;IF(contexte_calcul=&quot;Réalisé&quot;;[.$U126];[.$R126]);0)" office:value-type="float" office:value="0" calcext:value-type="float">
            <text:p>0 HETD</text:p>
          </table:table-cell>
          <table:table-cell table:style-name="ce33" table:formula="of:=IF(OR(ISBLANK([.$C126]);[.$C126]=&quot;Référentiel&quot;);0;IF(contexte_calcul=&quot;Réalisé&quot;;[.$W126]*[.D126];[.$R126]*[.D126]))" office:value-type="float" office:value="0" calcext:value-type="float">
            <text:p>0 HETD</text:p>
          </table:table-cell>
          <table:table-cell table:style-name="ce33" table:formula="of:=IF(OR(ISBLANK([.$C126]);[.$C126]=&quot;Référentiel&quot;);0;IF(contexte_calcul=&quot;Réalisé&quot;;[.$W126]*[.E126];[.$R126]*[.E126]))" office:value-type="float" office:value="0" calcext:value-type="float">
            <text:p>0 HETD</text:p>
          </table:table-cell>
          <table:table-cell table:style-name="ce33" table:formula="of:=IF(OR(ISBLANK([.$C126]);[.$C126]=&quot;Référentiel&quot;);0;IF(contexte_calcul=&quot;Réalisé&quot;;[.$W126]*[.F126];[.$R126]*[.F12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6]=&quot;Référentiel&quot;;IF(contexte_calcul=&quot;Réalisé&quot;;[.$W126];[.$R12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27]);[.C127]=&quot;Référentiel&quot;);&quot;&quot;;1-([.D127]+[.E12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27]);0;HLOOKUP(IF(AND([.C127]=&quot;TP&quot;;TP_vaut_TD=&quot;Oui&quot;);&quot;TD&quot;;[.C127]);types_intervention;2;0))*IF(ISBLANK([.G127]);1;[.G127])" office:value-type="float" office:value="0" calcext:value-type="float">
            <text:p>0 HETD</text:p>
          </table:table-cell>
          <table:table-cell table:style-name="ce12" table:formula="of:=IF(ISBLANK([.C127]);0;HLOOKUP([.C127];types_intervention;3;0))*IF(ISBLANK([.G127]);1;[.G127])" office:value-type="float" office:value="0" calcext:value-type="float">
            <text:p>0 HETD</text:p>
          </table:table-cell>
          <table:table-cell table:style-name="ce11" table:formula="of:=IF([.H127]=&quot;Oui&quot;;[.I127]*[.J12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7]/[.$L$522];0)" office:value-type="percentage" office:value="0" calcext:value-type="percentage">
            <text:p>0,00 %</text:p>
          </table:table-cell>
          <table:table-cell table:style-name="ce11" table:formula="of:=MIN(service_du;[.$L$522])*[.N127]" office:value-type="float" office:value="0" calcext:value-type="float">
            <text:p>0 HETD</text:p>
          </table:table-cell>
          <table:table-cell table:style-name="ce28" table:formula="of:=IF([.L127]&lt;&gt;0;[.O127]/[.L127];0)" office:value-type="percentage" office:value="0" calcext:value-type="percentage">
            <text:p>0,00 %</text:p>
          </table:table-cell>
          <table:table-cell table:style-name="ce28" table:formula="of:=IF([.$L$522]&gt;service_du;1-[.P127];0)" office:value-type="percentage" office:value="1" calcext:value-type="percentage">
            <text:p>100,00 %</text:p>
          </table:table-cell>
          <table:table-cell table:style-name="ce26" table:formula="of:=[.I127]*[.Q127]*[.K127]*IF(ISBLANK([.G127]);1;[.G12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6]+[.L127]&gt;service_du;service_du;[.T126]+[.L127]))" office:value-type="float" office:value="188" calcext:value-type="float">
            <text:p>188 HETD</text:p>
          </table:table-cell>
          <table:table-cell table:style-name="ce11" table:formula="of:=IF(service_du=0;0;IF([.T126]+[.L127]&gt;service_du;service_du-[.T126];[.L127]))" office:value-type="float" office:value="0" calcext:value-type="float">
            <text:p>0 HETD</text:p>
          </table:table-cell>
          <table:table-cell table:style-name="ce30" table:formula="of:=IF(service_du=0;[.I127];IF([.J127]&gt;0;IF([.T126]+[.L127]&lt;service_du;0;(([.T126]+[.L127])-service_du)/[.J12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7]+IF([.H127]&lt;&gt;&quot;Oui&quot;;[.I127];0))*[.K127])*IF(ISBLANK([.G127]);1;[.G127])" office:value-type="float" office:value="0" calcext:value-type="float">
            <text:p>0 HETD</text:p>
          </table:table-cell>
          <table:table-cell/>
          <table:table-cell table:style-name="ce33" table:formula="of:=IF(OR(ISBLANK([.$C127]);[.$C127]=&quot;Référentiel&quot;);0;IF(contexte_calcul=&quot;Réalisé&quot;;[.$U127]*[.D127];[.$O127]*[.D127]))" office:value-type="float" office:value="0" calcext:value-type="float">
            <text:p>0 HETD</text:p>
          </table:table-cell>
          <table:table-cell table:style-name="ce33" table:formula="of:=IF(OR(ISBLANK([.$C127]);[.$C127]=&quot;Référentiel&quot;);0;IF(contexte_calcul=&quot;Réalisé&quot;;[.$U127]*[.E127];[.$O127]*[.E127]))" office:value-type="float" office:value="0" calcext:value-type="float">
            <text:p>0 HETD</text:p>
          </table:table-cell>
          <table:table-cell table:style-name="ce33" table:formula="of:=IF(OR(ISBLANK([.$C127]);[.$C127]=&quot;Référentiel&quot;);0;IF(contexte_calcul=&quot;Réalisé&quot;;[.$U127]*[.F127];[.$O127]*[.F127]))" office:value-type="float" office:value="0" calcext:value-type="float">
            <text:p>0 HETD</text:p>
          </table:table-cell>
          <table:table-cell table:style-name="ce33" table:formula="of:=IF([.$C127]=&quot;Référentiel&quot;;IF(contexte_calcul=&quot;Réalisé&quot;;[.$U127];[.$R127]);0)" office:value-type="float" office:value="0" calcext:value-type="float">
            <text:p>0 HETD</text:p>
          </table:table-cell>
          <table:table-cell table:style-name="ce33" table:formula="of:=IF(OR(ISBLANK([.$C127]);[.$C127]=&quot;Référentiel&quot;);0;IF(contexte_calcul=&quot;Réalisé&quot;;[.$W127]*[.D127];[.$R127]*[.D127]))" office:value-type="float" office:value="0" calcext:value-type="float">
            <text:p>0 HETD</text:p>
          </table:table-cell>
          <table:table-cell table:style-name="ce33" table:formula="of:=IF(OR(ISBLANK([.$C127]);[.$C127]=&quot;Référentiel&quot;);0;IF(contexte_calcul=&quot;Réalisé&quot;;[.$W127]*[.E127];[.$R127]*[.E127]))" office:value-type="float" office:value="0" calcext:value-type="float">
            <text:p>0 HETD</text:p>
          </table:table-cell>
          <table:table-cell table:style-name="ce33" table:formula="of:=IF(OR(ISBLANK([.$C127]);[.$C127]=&quot;Référentiel&quot;);0;IF(contexte_calcul=&quot;Réalisé&quot;;[.$W127]*[.F127];[.$R127]*[.F12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7]=&quot;Référentiel&quot;;IF(contexte_calcul=&quot;Réalisé&quot;;[.$W127];[.$R12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28]);[.C128]=&quot;Référentiel&quot;);&quot;&quot;;1-([.D128]+[.E12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28]);0;HLOOKUP(IF(AND([.C128]=&quot;TP&quot;;TP_vaut_TD=&quot;Oui&quot;);&quot;TD&quot;;[.C128]);types_intervention;2;0))*IF(ISBLANK([.G128]);1;[.G128])" office:value-type="float" office:value="0" calcext:value-type="float">
            <text:p>0 HETD</text:p>
          </table:table-cell>
          <table:table-cell table:style-name="ce12" table:formula="of:=IF(ISBLANK([.C128]);0;HLOOKUP([.C128];types_intervention;3;0))*IF(ISBLANK([.G128]);1;[.G128])" office:value-type="float" office:value="0" calcext:value-type="float">
            <text:p>0 HETD</text:p>
          </table:table-cell>
          <table:table-cell table:style-name="ce11" table:formula="of:=IF([.H128]=&quot;Oui&quot;;[.I128]*[.J12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8]/[.$L$522];0)" office:value-type="percentage" office:value="0" calcext:value-type="percentage">
            <text:p>0,00 %</text:p>
          </table:table-cell>
          <table:table-cell table:style-name="ce11" table:formula="of:=MIN(service_du;[.$L$522])*[.N128]" office:value-type="float" office:value="0" calcext:value-type="float">
            <text:p>0 HETD</text:p>
          </table:table-cell>
          <table:table-cell table:style-name="ce28" table:formula="of:=IF([.L128]&lt;&gt;0;[.O128]/[.L128];0)" office:value-type="percentage" office:value="0" calcext:value-type="percentage">
            <text:p>0,00 %</text:p>
          </table:table-cell>
          <table:table-cell table:style-name="ce28" table:formula="of:=IF([.$L$522]&gt;service_du;1-[.P128];0)" office:value-type="percentage" office:value="1" calcext:value-type="percentage">
            <text:p>100,00 %</text:p>
          </table:table-cell>
          <table:table-cell table:style-name="ce26" table:formula="of:=[.I128]*[.Q128]*[.K128]*IF(ISBLANK([.G128]);1;[.G12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7]+[.L128]&gt;service_du;service_du;[.T127]+[.L128]))" office:value-type="float" office:value="188" calcext:value-type="float">
            <text:p>188 HETD</text:p>
          </table:table-cell>
          <table:table-cell table:style-name="ce11" table:formula="of:=IF(service_du=0;0;IF([.T127]+[.L128]&gt;service_du;service_du-[.T127];[.L128]))" office:value-type="float" office:value="0" calcext:value-type="float">
            <text:p>0 HETD</text:p>
          </table:table-cell>
          <table:table-cell table:style-name="ce30" table:formula="of:=IF(service_du=0;[.I128];IF([.J128]&gt;0;IF([.T127]+[.L128]&lt;service_du;0;(([.T127]+[.L128])-service_du)/[.J12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8]+IF([.H128]&lt;&gt;&quot;Oui&quot;;[.I128];0))*[.K128])*IF(ISBLANK([.G128]);1;[.G128])" office:value-type="float" office:value="0" calcext:value-type="float">
            <text:p>0 HETD</text:p>
          </table:table-cell>
          <table:table-cell/>
          <table:table-cell table:style-name="ce33" table:formula="of:=IF(OR(ISBLANK([.$C128]);[.$C128]=&quot;Référentiel&quot;);0;IF(contexte_calcul=&quot;Réalisé&quot;;[.$U128]*[.D128];[.$O128]*[.D128]))" office:value-type="float" office:value="0" calcext:value-type="float">
            <text:p>0 HETD</text:p>
          </table:table-cell>
          <table:table-cell table:style-name="ce33" table:formula="of:=IF(OR(ISBLANK([.$C128]);[.$C128]=&quot;Référentiel&quot;);0;IF(contexte_calcul=&quot;Réalisé&quot;;[.$U128]*[.E128];[.$O128]*[.E128]))" office:value-type="float" office:value="0" calcext:value-type="float">
            <text:p>0 HETD</text:p>
          </table:table-cell>
          <table:table-cell table:style-name="ce33" table:formula="of:=IF(OR(ISBLANK([.$C128]);[.$C128]=&quot;Référentiel&quot;);0;IF(contexte_calcul=&quot;Réalisé&quot;;[.$U128]*[.F128];[.$O128]*[.F128]))" office:value-type="float" office:value="0" calcext:value-type="float">
            <text:p>0 HETD</text:p>
          </table:table-cell>
          <table:table-cell table:style-name="ce33" table:formula="of:=IF([.$C128]=&quot;Référentiel&quot;;IF(contexte_calcul=&quot;Réalisé&quot;;[.$U128];[.$R128]);0)" office:value-type="float" office:value="0" calcext:value-type="float">
            <text:p>0 HETD</text:p>
          </table:table-cell>
          <table:table-cell table:style-name="ce33" table:formula="of:=IF(OR(ISBLANK([.$C128]);[.$C128]=&quot;Référentiel&quot;);0;IF(contexte_calcul=&quot;Réalisé&quot;;[.$W128]*[.D128];[.$R128]*[.D128]))" office:value-type="float" office:value="0" calcext:value-type="float">
            <text:p>0 HETD</text:p>
          </table:table-cell>
          <table:table-cell table:style-name="ce33" table:formula="of:=IF(OR(ISBLANK([.$C128]);[.$C128]=&quot;Référentiel&quot;);0;IF(contexte_calcul=&quot;Réalisé&quot;;[.$W128]*[.E128];[.$R128]*[.E128]))" office:value-type="float" office:value="0" calcext:value-type="float">
            <text:p>0 HETD</text:p>
          </table:table-cell>
          <table:table-cell table:style-name="ce33" table:formula="of:=IF(OR(ISBLANK([.$C128]);[.$C128]=&quot;Référentiel&quot;);0;IF(contexte_calcul=&quot;Réalisé&quot;;[.$W128]*[.F128];[.$R128]*[.F12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8]=&quot;Référentiel&quot;;IF(contexte_calcul=&quot;Réalisé&quot;;[.$W128];[.$R12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29]);[.C129]=&quot;Référentiel&quot;);&quot;&quot;;1-([.D129]+[.E12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29]);0;HLOOKUP(IF(AND([.C129]=&quot;TP&quot;;TP_vaut_TD=&quot;Oui&quot;);&quot;TD&quot;;[.C129]);types_intervention;2;0))*IF(ISBLANK([.G129]);1;[.G129])" office:value-type="float" office:value="0" calcext:value-type="float">
            <text:p>0 HETD</text:p>
          </table:table-cell>
          <table:table-cell table:style-name="ce12" table:formula="of:=IF(ISBLANK([.C129]);0;HLOOKUP([.C129];types_intervention;3;0))*IF(ISBLANK([.G129]);1;[.G129])" office:value-type="float" office:value="0" calcext:value-type="float">
            <text:p>0 HETD</text:p>
          </table:table-cell>
          <table:table-cell table:style-name="ce11" table:formula="of:=IF([.H129]=&quot;Oui&quot;;[.I129]*[.J12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9]/[.$L$522];0)" office:value-type="percentage" office:value="0" calcext:value-type="percentage">
            <text:p>0,00 %</text:p>
          </table:table-cell>
          <table:table-cell table:style-name="ce11" table:formula="of:=MIN(service_du;[.$L$522])*[.N129]" office:value-type="float" office:value="0" calcext:value-type="float">
            <text:p>0 HETD</text:p>
          </table:table-cell>
          <table:table-cell table:style-name="ce28" table:formula="of:=IF([.L129]&lt;&gt;0;[.O129]/[.L129];0)" office:value-type="percentage" office:value="0" calcext:value-type="percentage">
            <text:p>0,00 %</text:p>
          </table:table-cell>
          <table:table-cell table:style-name="ce28" table:formula="of:=IF([.$L$522]&gt;service_du;1-[.P129];0)" office:value-type="percentage" office:value="1" calcext:value-type="percentage">
            <text:p>100,00 %</text:p>
          </table:table-cell>
          <table:table-cell table:style-name="ce26" table:formula="of:=[.I129]*[.Q129]*[.K129]*IF(ISBLANK([.G129]);1;[.G12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8]+[.L129]&gt;service_du;service_du;[.T128]+[.L129]))" office:value-type="float" office:value="188" calcext:value-type="float">
            <text:p>188 HETD</text:p>
          </table:table-cell>
          <table:table-cell table:style-name="ce11" table:formula="of:=IF(service_du=0;0;IF([.T128]+[.L129]&gt;service_du;service_du-[.T128];[.L129]))" office:value-type="float" office:value="0" calcext:value-type="float">
            <text:p>0 HETD</text:p>
          </table:table-cell>
          <table:table-cell table:style-name="ce30" table:formula="of:=IF(service_du=0;[.I129];IF([.J129]&gt;0;IF([.T128]+[.L129]&lt;service_du;0;(([.T128]+[.L129])-service_du)/[.J12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9]+IF([.H129]&lt;&gt;&quot;Oui&quot;;[.I129];0))*[.K129])*IF(ISBLANK([.G129]);1;[.G129])" office:value-type="float" office:value="0" calcext:value-type="float">
            <text:p>0 HETD</text:p>
          </table:table-cell>
          <table:table-cell/>
          <table:table-cell table:style-name="ce33" table:formula="of:=IF(OR(ISBLANK([.$C129]);[.$C129]=&quot;Référentiel&quot;);0;IF(contexte_calcul=&quot;Réalisé&quot;;[.$U129]*[.D129];[.$O129]*[.D129]))" office:value-type="float" office:value="0" calcext:value-type="float">
            <text:p>0 HETD</text:p>
          </table:table-cell>
          <table:table-cell table:style-name="ce33" table:formula="of:=IF(OR(ISBLANK([.$C129]);[.$C129]=&quot;Référentiel&quot;);0;IF(contexte_calcul=&quot;Réalisé&quot;;[.$U129]*[.E129];[.$O129]*[.E129]))" office:value-type="float" office:value="0" calcext:value-type="float">
            <text:p>0 HETD</text:p>
          </table:table-cell>
          <table:table-cell table:style-name="ce33" table:formula="of:=IF(OR(ISBLANK([.$C129]);[.$C129]=&quot;Référentiel&quot;);0;IF(contexte_calcul=&quot;Réalisé&quot;;[.$U129]*[.F129];[.$O129]*[.F129]))" office:value-type="float" office:value="0" calcext:value-type="float">
            <text:p>0 HETD</text:p>
          </table:table-cell>
          <table:table-cell table:style-name="ce33" table:formula="of:=IF([.$C129]=&quot;Référentiel&quot;;IF(contexte_calcul=&quot;Réalisé&quot;;[.$U129];[.$R129]);0)" office:value-type="float" office:value="0" calcext:value-type="float">
            <text:p>0 HETD</text:p>
          </table:table-cell>
          <table:table-cell table:style-name="ce33" table:formula="of:=IF(OR(ISBLANK([.$C129]);[.$C129]=&quot;Référentiel&quot;);0;IF(contexte_calcul=&quot;Réalisé&quot;;[.$W129]*[.D129];[.$R129]*[.D129]))" office:value-type="float" office:value="0" calcext:value-type="float">
            <text:p>0 HETD</text:p>
          </table:table-cell>
          <table:table-cell table:style-name="ce33" table:formula="of:=IF(OR(ISBLANK([.$C129]);[.$C129]=&quot;Référentiel&quot;);0;IF(contexte_calcul=&quot;Réalisé&quot;;[.$W129]*[.E129];[.$R129]*[.E129]))" office:value-type="float" office:value="0" calcext:value-type="float">
            <text:p>0 HETD</text:p>
          </table:table-cell>
          <table:table-cell table:style-name="ce33" table:formula="of:=IF(OR(ISBLANK([.$C129]);[.$C129]=&quot;Référentiel&quot;);0;IF(contexte_calcul=&quot;Réalisé&quot;;[.$W129]*[.F129];[.$R129]*[.F12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9]=&quot;Référentiel&quot;;IF(contexte_calcul=&quot;Réalisé&quot;;[.$W129];[.$R12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30]);[.C130]=&quot;Référentiel&quot;);&quot;&quot;;1-([.D130]+[.E13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30]);0;HLOOKUP(IF(AND([.C130]=&quot;TP&quot;;TP_vaut_TD=&quot;Oui&quot;);&quot;TD&quot;;[.C130]);types_intervention;2;0))*IF(ISBLANK([.G130]);1;[.G130])" office:value-type="float" office:value="0" calcext:value-type="float">
            <text:p>0 HETD</text:p>
          </table:table-cell>
          <table:table-cell table:style-name="ce12" table:formula="of:=IF(ISBLANK([.C130]);0;HLOOKUP([.C130];types_intervention;3;0))*IF(ISBLANK([.G130]);1;[.G130])" office:value-type="float" office:value="0" calcext:value-type="float">
            <text:p>0 HETD</text:p>
          </table:table-cell>
          <table:table-cell table:style-name="ce11" table:formula="of:=IF([.H130]=&quot;Oui&quot;;[.I130]*[.J13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0]/[.$L$522];0)" office:value-type="percentage" office:value="0" calcext:value-type="percentage">
            <text:p>0,00 %</text:p>
          </table:table-cell>
          <table:table-cell table:style-name="ce11" table:formula="of:=MIN(service_du;[.$L$522])*[.N130]" office:value-type="float" office:value="0" calcext:value-type="float">
            <text:p>0 HETD</text:p>
          </table:table-cell>
          <table:table-cell table:style-name="ce28" table:formula="of:=IF([.L130]&lt;&gt;0;[.O130]/[.L130];0)" office:value-type="percentage" office:value="0" calcext:value-type="percentage">
            <text:p>0,00 %</text:p>
          </table:table-cell>
          <table:table-cell table:style-name="ce28" table:formula="of:=IF([.$L$522]&gt;service_du;1-[.P130];0)" office:value-type="percentage" office:value="1" calcext:value-type="percentage">
            <text:p>100,00 %</text:p>
          </table:table-cell>
          <table:table-cell table:style-name="ce26" table:formula="of:=[.I130]*[.Q130]*[.K130]*IF(ISBLANK([.G130]);1;[.G13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9]+[.L130]&gt;service_du;service_du;[.T129]+[.L130]))" office:value-type="float" office:value="188" calcext:value-type="float">
            <text:p>188 HETD</text:p>
          </table:table-cell>
          <table:table-cell table:style-name="ce11" table:formula="of:=IF(service_du=0;0;IF([.T129]+[.L130]&gt;service_du;service_du-[.T129];[.L130]))" office:value-type="float" office:value="0" calcext:value-type="float">
            <text:p>0 HETD</text:p>
          </table:table-cell>
          <table:table-cell table:style-name="ce30" table:formula="of:=IF(service_du=0;[.I130];IF([.J130]&gt;0;IF([.T129]+[.L130]&lt;service_du;0;(([.T129]+[.L130])-service_du)/[.J13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0]+IF([.H130]&lt;&gt;&quot;Oui&quot;;[.I130];0))*[.K130])*IF(ISBLANK([.G130]);1;[.G130])" office:value-type="float" office:value="0" calcext:value-type="float">
            <text:p>0 HETD</text:p>
          </table:table-cell>
          <table:table-cell/>
          <table:table-cell table:style-name="ce33" table:formula="of:=IF(OR(ISBLANK([.$C130]);[.$C130]=&quot;Référentiel&quot;);0;IF(contexte_calcul=&quot;Réalisé&quot;;[.$U130]*[.D130];[.$O130]*[.D130]))" office:value-type="float" office:value="0" calcext:value-type="float">
            <text:p>0 HETD</text:p>
          </table:table-cell>
          <table:table-cell table:style-name="ce33" table:formula="of:=IF(OR(ISBLANK([.$C130]);[.$C130]=&quot;Référentiel&quot;);0;IF(contexte_calcul=&quot;Réalisé&quot;;[.$U130]*[.E130];[.$O130]*[.E130]))" office:value-type="float" office:value="0" calcext:value-type="float">
            <text:p>0 HETD</text:p>
          </table:table-cell>
          <table:table-cell table:style-name="ce33" table:formula="of:=IF(OR(ISBLANK([.$C130]);[.$C130]=&quot;Référentiel&quot;);0;IF(contexte_calcul=&quot;Réalisé&quot;;[.$U130]*[.F130];[.$O130]*[.F130]))" office:value-type="float" office:value="0" calcext:value-type="float">
            <text:p>0 HETD</text:p>
          </table:table-cell>
          <table:table-cell table:style-name="ce33" table:formula="of:=IF([.$C130]=&quot;Référentiel&quot;;IF(contexte_calcul=&quot;Réalisé&quot;;[.$U130];[.$R130]);0)" office:value-type="float" office:value="0" calcext:value-type="float">
            <text:p>0 HETD</text:p>
          </table:table-cell>
          <table:table-cell table:style-name="ce33" table:formula="of:=IF(OR(ISBLANK([.$C130]);[.$C130]=&quot;Référentiel&quot;);0;IF(contexte_calcul=&quot;Réalisé&quot;;[.$W130]*[.D130];[.$R130]*[.D130]))" office:value-type="float" office:value="0" calcext:value-type="float">
            <text:p>0 HETD</text:p>
          </table:table-cell>
          <table:table-cell table:style-name="ce33" table:formula="of:=IF(OR(ISBLANK([.$C130]);[.$C130]=&quot;Référentiel&quot;);0;IF(contexte_calcul=&quot;Réalisé&quot;;[.$W130]*[.E130];[.$R130]*[.E130]))" office:value-type="float" office:value="0" calcext:value-type="float">
            <text:p>0 HETD</text:p>
          </table:table-cell>
          <table:table-cell table:style-name="ce33" table:formula="of:=IF(OR(ISBLANK([.$C130]);[.$C130]=&quot;Référentiel&quot;);0;IF(contexte_calcul=&quot;Réalisé&quot;;[.$W130]*[.F130];[.$R130]*[.F13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0]=&quot;Référentiel&quot;;IF(contexte_calcul=&quot;Réalisé&quot;;[.$W130];[.$R13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31]);[.C131]=&quot;Référentiel&quot;);&quot;&quot;;1-([.D131]+[.E13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31]);0;HLOOKUP(IF(AND([.C131]=&quot;TP&quot;;TP_vaut_TD=&quot;Oui&quot;);&quot;TD&quot;;[.C131]);types_intervention;2;0))*IF(ISBLANK([.G131]);1;[.G131])" office:value-type="float" office:value="0" calcext:value-type="float">
            <text:p>0 HETD</text:p>
          </table:table-cell>
          <table:table-cell table:style-name="ce12" table:formula="of:=IF(ISBLANK([.C131]);0;HLOOKUP([.C131];types_intervention;3;0))*IF(ISBLANK([.G131]);1;[.G131])" office:value-type="float" office:value="0" calcext:value-type="float">
            <text:p>0 HETD</text:p>
          </table:table-cell>
          <table:table-cell table:style-name="ce11" table:formula="of:=IF([.H131]=&quot;Oui&quot;;[.I131]*[.J13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1]/[.$L$522];0)" office:value-type="percentage" office:value="0" calcext:value-type="percentage">
            <text:p>0,00 %</text:p>
          </table:table-cell>
          <table:table-cell table:style-name="ce11" table:formula="of:=MIN(service_du;[.$L$522])*[.N131]" office:value-type="float" office:value="0" calcext:value-type="float">
            <text:p>0 HETD</text:p>
          </table:table-cell>
          <table:table-cell table:style-name="ce28" table:formula="of:=IF([.L131]&lt;&gt;0;[.O131]/[.L131];0)" office:value-type="percentage" office:value="0" calcext:value-type="percentage">
            <text:p>0,00 %</text:p>
          </table:table-cell>
          <table:table-cell table:style-name="ce28" table:formula="of:=IF([.$L$522]&gt;service_du;1-[.P131];0)" office:value-type="percentage" office:value="1" calcext:value-type="percentage">
            <text:p>100,00 %</text:p>
          </table:table-cell>
          <table:table-cell table:style-name="ce26" table:formula="of:=[.I131]*[.Q131]*[.K131]*IF(ISBLANK([.G131]);1;[.G13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0]+[.L131]&gt;service_du;service_du;[.T130]+[.L131]))" office:value-type="float" office:value="188" calcext:value-type="float">
            <text:p>188 HETD</text:p>
          </table:table-cell>
          <table:table-cell table:style-name="ce11" table:formula="of:=IF(service_du=0;0;IF([.T130]+[.L131]&gt;service_du;service_du-[.T130];[.L131]))" office:value-type="float" office:value="0" calcext:value-type="float">
            <text:p>0 HETD</text:p>
          </table:table-cell>
          <table:table-cell table:style-name="ce30" table:formula="of:=IF(service_du=0;[.I131];IF([.J131]&gt;0;IF([.T130]+[.L131]&lt;service_du;0;(([.T130]+[.L131])-service_du)/[.J13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1]+IF([.H131]&lt;&gt;&quot;Oui&quot;;[.I131];0))*[.K131])*IF(ISBLANK([.G131]);1;[.G131])" office:value-type="float" office:value="0" calcext:value-type="float">
            <text:p>0 HETD</text:p>
          </table:table-cell>
          <table:table-cell/>
          <table:table-cell table:style-name="ce33" table:formula="of:=IF(OR(ISBLANK([.$C131]);[.$C131]=&quot;Référentiel&quot;);0;IF(contexte_calcul=&quot;Réalisé&quot;;[.$U131]*[.D131];[.$O131]*[.D131]))" office:value-type="float" office:value="0" calcext:value-type="float">
            <text:p>0 HETD</text:p>
          </table:table-cell>
          <table:table-cell table:style-name="ce33" table:formula="of:=IF(OR(ISBLANK([.$C131]);[.$C131]=&quot;Référentiel&quot;);0;IF(contexte_calcul=&quot;Réalisé&quot;;[.$U131]*[.E131];[.$O131]*[.E131]))" office:value-type="float" office:value="0" calcext:value-type="float">
            <text:p>0 HETD</text:p>
          </table:table-cell>
          <table:table-cell table:style-name="ce33" table:formula="of:=IF(OR(ISBLANK([.$C131]);[.$C131]=&quot;Référentiel&quot;);0;IF(contexte_calcul=&quot;Réalisé&quot;;[.$U131]*[.F131];[.$O131]*[.F131]))" office:value-type="float" office:value="0" calcext:value-type="float">
            <text:p>0 HETD</text:p>
          </table:table-cell>
          <table:table-cell table:style-name="ce33" table:formula="of:=IF([.$C131]=&quot;Référentiel&quot;;IF(contexte_calcul=&quot;Réalisé&quot;;[.$U131];[.$R131]);0)" office:value-type="float" office:value="0" calcext:value-type="float">
            <text:p>0 HETD</text:p>
          </table:table-cell>
          <table:table-cell table:style-name="ce33" table:formula="of:=IF(OR(ISBLANK([.$C131]);[.$C131]=&quot;Référentiel&quot;);0;IF(contexte_calcul=&quot;Réalisé&quot;;[.$W131]*[.D131];[.$R131]*[.D131]))" office:value-type="float" office:value="0" calcext:value-type="float">
            <text:p>0 HETD</text:p>
          </table:table-cell>
          <table:table-cell table:style-name="ce33" table:formula="of:=IF(OR(ISBLANK([.$C131]);[.$C131]=&quot;Référentiel&quot;);0;IF(contexte_calcul=&quot;Réalisé&quot;;[.$W131]*[.E131];[.$R131]*[.E131]))" office:value-type="float" office:value="0" calcext:value-type="float">
            <text:p>0 HETD</text:p>
          </table:table-cell>
          <table:table-cell table:style-name="ce33" table:formula="of:=IF(OR(ISBLANK([.$C131]);[.$C131]=&quot;Référentiel&quot;);0;IF(contexte_calcul=&quot;Réalisé&quot;;[.$W131]*[.F131];[.$R131]*[.F13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1]=&quot;Référentiel&quot;;IF(contexte_calcul=&quot;Réalisé&quot;;[.$W131];[.$R13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32]);[.C132]=&quot;Référentiel&quot;);&quot;&quot;;1-([.D132]+[.E13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32]);0;HLOOKUP(IF(AND([.C132]=&quot;TP&quot;;TP_vaut_TD=&quot;Oui&quot;);&quot;TD&quot;;[.C132]);types_intervention;2;0))*IF(ISBLANK([.G132]);1;[.G132])" office:value-type="float" office:value="0" calcext:value-type="float">
            <text:p>0 HETD</text:p>
          </table:table-cell>
          <table:table-cell table:style-name="ce12" table:formula="of:=IF(ISBLANK([.C132]);0;HLOOKUP([.C132];types_intervention;3;0))*IF(ISBLANK([.G132]);1;[.G132])" office:value-type="float" office:value="0" calcext:value-type="float">
            <text:p>0 HETD</text:p>
          </table:table-cell>
          <table:table-cell table:style-name="ce11" table:formula="of:=IF([.H132]=&quot;Oui&quot;;[.I132]*[.J13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2]/[.$L$522];0)" office:value-type="percentage" office:value="0" calcext:value-type="percentage">
            <text:p>0,00 %</text:p>
          </table:table-cell>
          <table:table-cell table:style-name="ce11" table:formula="of:=MIN(service_du;[.$L$522])*[.N132]" office:value-type="float" office:value="0" calcext:value-type="float">
            <text:p>0 HETD</text:p>
          </table:table-cell>
          <table:table-cell table:style-name="ce28" table:formula="of:=IF([.L132]&lt;&gt;0;[.O132]/[.L132];0)" office:value-type="percentage" office:value="0" calcext:value-type="percentage">
            <text:p>0,00 %</text:p>
          </table:table-cell>
          <table:table-cell table:style-name="ce28" table:formula="of:=IF([.$L$522]&gt;service_du;1-[.P132];0)" office:value-type="percentage" office:value="1" calcext:value-type="percentage">
            <text:p>100,00 %</text:p>
          </table:table-cell>
          <table:table-cell table:style-name="ce26" table:formula="of:=[.I132]*[.Q132]*[.K132]*IF(ISBLANK([.G132]);1;[.G13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1]+[.L132]&gt;service_du;service_du;[.T131]+[.L132]))" office:value-type="float" office:value="188" calcext:value-type="float">
            <text:p>188 HETD</text:p>
          </table:table-cell>
          <table:table-cell table:style-name="ce11" table:formula="of:=IF(service_du=0;0;IF([.T131]+[.L132]&gt;service_du;service_du-[.T131];[.L132]))" office:value-type="float" office:value="0" calcext:value-type="float">
            <text:p>0 HETD</text:p>
          </table:table-cell>
          <table:table-cell table:style-name="ce30" table:formula="of:=IF(service_du=0;[.I132];IF([.J132]&gt;0;IF([.T131]+[.L132]&lt;service_du;0;(([.T131]+[.L132])-service_du)/[.J13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2]+IF([.H132]&lt;&gt;&quot;Oui&quot;;[.I132];0))*[.K132])*IF(ISBLANK([.G132]);1;[.G132])" office:value-type="float" office:value="0" calcext:value-type="float">
            <text:p>0 HETD</text:p>
          </table:table-cell>
          <table:table-cell/>
          <table:table-cell table:style-name="ce33" table:formula="of:=IF(OR(ISBLANK([.$C132]);[.$C132]=&quot;Référentiel&quot;);0;IF(contexte_calcul=&quot;Réalisé&quot;;[.$U132]*[.D132];[.$O132]*[.D132]))" office:value-type="float" office:value="0" calcext:value-type="float">
            <text:p>0 HETD</text:p>
          </table:table-cell>
          <table:table-cell table:style-name="ce33" table:formula="of:=IF(OR(ISBLANK([.$C132]);[.$C132]=&quot;Référentiel&quot;);0;IF(contexte_calcul=&quot;Réalisé&quot;;[.$U132]*[.E132];[.$O132]*[.E132]))" office:value-type="float" office:value="0" calcext:value-type="float">
            <text:p>0 HETD</text:p>
          </table:table-cell>
          <table:table-cell table:style-name="ce33" table:formula="of:=IF(OR(ISBLANK([.$C132]);[.$C132]=&quot;Référentiel&quot;);0;IF(contexte_calcul=&quot;Réalisé&quot;;[.$U132]*[.F132];[.$O132]*[.F132]))" office:value-type="float" office:value="0" calcext:value-type="float">
            <text:p>0 HETD</text:p>
          </table:table-cell>
          <table:table-cell table:style-name="ce33" table:formula="of:=IF([.$C132]=&quot;Référentiel&quot;;IF(contexte_calcul=&quot;Réalisé&quot;;[.$U132];[.$R132]);0)" office:value-type="float" office:value="0" calcext:value-type="float">
            <text:p>0 HETD</text:p>
          </table:table-cell>
          <table:table-cell table:style-name="ce33" table:formula="of:=IF(OR(ISBLANK([.$C132]);[.$C132]=&quot;Référentiel&quot;);0;IF(contexte_calcul=&quot;Réalisé&quot;;[.$W132]*[.D132];[.$R132]*[.D132]))" office:value-type="float" office:value="0" calcext:value-type="float">
            <text:p>0 HETD</text:p>
          </table:table-cell>
          <table:table-cell table:style-name="ce33" table:formula="of:=IF(OR(ISBLANK([.$C132]);[.$C132]=&quot;Référentiel&quot;);0;IF(contexte_calcul=&quot;Réalisé&quot;;[.$W132]*[.E132];[.$R132]*[.E132]))" office:value-type="float" office:value="0" calcext:value-type="float">
            <text:p>0 HETD</text:p>
          </table:table-cell>
          <table:table-cell table:style-name="ce33" table:formula="of:=IF(OR(ISBLANK([.$C132]);[.$C132]=&quot;Référentiel&quot;);0;IF(contexte_calcul=&quot;Réalisé&quot;;[.$W132]*[.F132];[.$R132]*[.F13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2]=&quot;Référentiel&quot;;IF(contexte_calcul=&quot;Réalisé&quot;;[.$W132];[.$R13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33]);[.C133]=&quot;Référentiel&quot;);&quot;&quot;;1-([.D133]+[.E13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33]);0;HLOOKUP(IF(AND([.C133]=&quot;TP&quot;;TP_vaut_TD=&quot;Oui&quot;);&quot;TD&quot;;[.C133]);types_intervention;2;0))*IF(ISBLANK([.G133]);1;[.G133])" office:value-type="float" office:value="0" calcext:value-type="float">
            <text:p>0 HETD</text:p>
          </table:table-cell>
          <table:table-cell table:style-name="ce12" table:formula="of:=IF(ISBLANK([.C133]);0;HLOOKUP([.C133];types_intervention;3;0))*IF(ISBLANK([.G133]);1;[.G133])" office:value-type="float" office:value="0" calcext:value-type="float">
            <text:p>0 HETD</text:p>
          </table:table-cell>
          <table:table-cell table:style-name="ce11" table:formula="of:=IF([.H133]=&quot;Oui&quot;;[.I133]*[.J13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3]/[.$L$522];0)" office:value-type="percentage" office:value="0" calcext:value-type="percentage">
            <text:p>0,00 %</text:p>
          </table:table-cell>
          <table:table-cell table:style-name="ce11" table:formula="of:=MIN(service_du;[.$L$522])*[.N133]" office:value-type="float" office:value="0" calcext:value-type="float">
            <text:p>0 HETD</text:p>
          </table:table-cell>
          <table:table-cell table:style-name="ce28" table:formula="of:=IF([.L133]&lt;&gt;0;[.O133]/[.L133];0)" office:value-type="percentage" office:value="0" calcext:value-type="percentage">
            <text:p>0,00 %</text:p>
          </table:table-cell>
          <table:table-cell table:style-name="ce28" table:formula="of:=IF([.$L$522]&gt;service_du;1-[.P133];0)" office:value-type="percentage" office:value="1" calcext:value-type="percentage">
            <text:p>100,00 %</text:p>
          </table:table-cell>
          <table:table-cell table:style-name="ce26" table:formula="of:=[.I133]*[.Q133]*[.K133]*IF(ISBLANK([.G133]);1;[.G13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2]+[.L133]&gt;service_du;service_du;[.T132]+[.L133]))" office:value-type="float" office:value="188" calcext:value-type="float">
            <text:p>188 HETD</text:p>
          </table:table-cell>
          <table:table-cell table:style-name="ce11" table:formula="of:=IF(service_du=0;0;IF([.T132]+[.L133]&gt;service_du;service_du-[.T132];[.L133]))" office:value-type="float" office:value="0" calcext:value-type="float">
            <text:p>0 HETD</text:p>
          </table:table-cell>
          <table:table-cell table:style-name="ce30" table:formula="of:=IF(service_du=0;[.I133];IF([.J133]&gt;0;IF([.T132]+[.L133]&lt;service_du;0;(([.T132]+[.L133])-service_du)/[.J13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3]+IF([.H133]&lt;&gt;&quot;Oui&quot;;[.I133];0))*[.K133])*IF(ISBLANK([.G133]);1;[.G133])" office:value-type="float" office:value="0" calcext:value-type="float">
            <text:p>0 HETD</text:p>
          </table:table-cell>
          <table:table-cell/>
          <table:table-cell table:style-name="ce33" table:formula="of:=IF(OR(ISBLANK([.$C133]);[.$C133]=&quot;Référentiel&quot;);0;IF(contexte_calcul=&quot;Réalisé&quot;;[.$U133]*[.D133];[.$O133]*[.D133]))" office:value-type="float" office:value="0" calcext:value-type="float">
            <text:p>0 HETD</text:p>
          </table:table-cell>
          <table:table-cell table:style-name="ce33" table:formula="of:=IF(OR(ISBLANK([.$C133]);[.$C133]=&quot;Référentiel&quot;);0;IF(contexte_calcul=&quot;Réalisé&quot;;[.$U133]*[.E133];[.$O133]*[.E133]))" office:value-type="float" office:value="0" calcext:value-type="float">
            <text:p>0 HETD</text:p>
          </table:table-cell>
          <table:table-cell table:style-name="ce33" table:formula="of:=IF(OR(ISBLANK([.$C133]);[.$C133]=&quot;Référentiel&quot;);0;IF(contexte_calcul=&quot;Réalisé&quot;;[.$U133]*[.F133];[.$O133]*[.F133]))" office:value-type="float" office:value="0" calcext:value-type="float">
            <text:p>0 HETD</text:p>
          </table:table-cell>
          <table:table-cell table:style-name="ce33" table:formula="of:=IF([.$C133]=&quot;Référentiel&quot;;IF(contexte_calcul=&quot;Réalisé&quot;;[.$U133];[.$R133]);0)" office:value-type="float" office:value="0" calcext:value-type="float">
            <text:p>0 HETD</text:p>
          </table:table-cell>
          <table:table-cell table:style-name="ce33" table:formula="of:=IF(OR(ISBLANK([.$C133]);[.$C133]=&quot;Référentiel&quot;);0;IF(contexte_calcul=&quot;Réalisé&quot;;[.$W133]*[.D133];[.$R133]*[.D133]))" office:value-type="float" office:value="0" calcext:value-type="float">
            <text:p>0 HETD</text:p>
          </table:table-cell>
          <table:table-cell table:style-name="ce33" table:formula="of:=IF(OR(ISBLANK([.$C133]);[.$C133]=&quot;Référentiel&quot;);0;IF(contexte_calcul=&quot;Réalisé&quot;;[.$W133]*[.E133];[.$R133]*[.E133]))" office:value-type="float" office:value="0" calcext:value-type="float">
            <text:p>0 HETD</text:p>
          </table:table-cell>
          <table:table-cell table:style-name="ce33" table:formula="of:=IF(OR(ISBLANK([.$C133]);[.$C133]=&quot;Référentiel&quot;);0;IF(contexte_calcul=&quot;Réalisé&quot;;[.$W133]*[.F133];[.$R133]*[.F13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3]=&quot;Référentiel&quot;;IF(contexte_calcul=&quot;Réalisé&quot;;[.$W133];[.$R13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34]);[.C134]=&quot;Référentiel&quot;);&quot;&quot;;1-([.D134]+[.E13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34]);0;HLOOKUP(IF(AND([.C134]=&quot;TP&quot;;TP_vaut_TD=&quot;Oui&quot;);&quot;TD&quot;;[.C134]);types_intervention;2;0))*IF(ISBLANK([.G134]);1;[.G134])" office:value-type="float" office:value="0" calcext:value-type="float">
            <text:p>0 HETD</text:p>
          </table:table-cell>
          <table:table-cell table:style-name="ce12" table:formula="of:=IF(ISBLANK([.C134]);0;HLOOKUP([.C134];types_intervention;3;0))*IF(ISBLANK([.G134]);1;[.G134])" office:value-type="float" office:value="0" calcext:value-type="float">
            <text:p>0 HETD</text:p>
          </table:table-cell>
          <table:table-cell table:style-name="ce11" table:formula="of:=IF([.H134]=&quot;Oui&quot;;[.I134]*[.J13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4]/[.$L$522];0)" office:value-type="percentage" office:value="0" calcext:value-type="percentage">
            <text:p>0,00 %</text:p>
          </table:table-cell>
          <table:table-cell table:style-name="ce11" table:formula="of:=MIN(service_du;[.$L$522])*[.N134]" office:value-type="float" office:value="0" calcext:value-type="float">
            <text:p>0 HETD</text:p>
          </table:table-cell>
          <table:table-cell table:style-name="ce28" table:formula="of:=IF([.L134]&lt;&gt;0;[.O134]/[.L134];0)" office:value-type="percentage" office:value="0" calcext:value-type="percentage">
            <text:p>0,00 %</text:p>
          </table:table-cell>
          <table:table-cell table:style-name="ce28" table:formula="of:=IF([.$L$522]&gt;service_du;1-[.P134];0)" office:value-type="percentage" office:value="1" calcext:value-type="percentage">
            <text:p>100,00 %</text:p>
          </table:table-cell>
          <table:table-cell table:style-name="ce26" table:formula="of:=[.I134]*[.Q134]*[.K134]*IF(ISBLANK([.G134]);1;[.G13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3]+[.L134]&gt;service_du;service_du;[.T133]+[.L134]))" office:value-type="float" office:value="188" calcext:value-type="float">
            <text:p>188 HETD</text:p>
          </table:table-cell>
          <table:table-cell table:style-name="ce11" table:formula="of:=IF(service_du=0;0;IF([.T133]+[.L134]&gt;service_du;service_du-[.T133];[.L134]))" office:value-type="float" office:value="0" calcext:value-type="float">
            <text:p>0 HETD</text:p>
          </table:table-cell>
          <table:table-cell table:style-name="ce30" table:formula="of:=IF(service_du=0;[.I134];IF([.J134]&gt;0;IF([.T133]+[.L134]&lt;service_du;0;(([.T133]+[.L134])-service_du)/[.J13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4]+IF([.H134]&lt;&gt;&quot;Oui&quot;;[.I134];0))*[.K134])*IF(ISBLANK([.G134]);1;[.G134])" office:value-type="float" office:value="0" calcext:value-type="float">
            <text:p>0 HETD</text:p>
          </table:table-cell>
          <table:table-cell/>
          <table:table-cell table:style-name="ce33" table:formula="of:=IF(OR(ISBLANK([.$C134]);[.$C134]=&quot;Référentiel&quot;);0;IF(contexte_calcul=&quot;Réalisé&quot;;[.$U134]*[.D134];[.$O134]*[.D134]))" office:value-type="float" office:value="0" calcext:value-type="float">
            <text:p>0 HETD</text:p>
          </table:table-cell>
          <table:table-cell table:style-name="ce33" table:formula="of:=IF(OR(ISBLANK([.$C134]);[.$C134]=&quot;Référentiel&quot;);0;IF(contexte_calcul=&quot;Réalisé&quot;;[.$U134]*[.E134];[.$O134]*[.E134]))" office:value-type="float" office:value="0" calcext:value-type="float">
            <text:p>0 HETD</text:p>
          </table:table-cell>
          <table:table-cell table:style-name="ce33" table:formula="of:=IF(OR(ISBLANK([.$C134]);[.$C134]=&quot;Référentiel&quot;);0;IF(contexte_calcul=&quot;Réalisé&quot;;[.$U134]*[.F134];[.$O134]*[.F134]))" office:value-type="float" office:value="0" calcext:value-type="float">
            <text:p>0 HETD</text:p>
          </table:table-cell>
          <table:table-cell table:style-name="ce33" table:formula="of:=IF([.$C134]=&quot;Référentiel&quot;;IF(contexte_calcul=&quot;Réalisé&quot;;[.$U134];[.$R134]);0)" office:value-type="float" office:value="0" calcext:value-type="float">
            <text:p>0 HETD</text:p>
          </table:table-cell>
          <table:table-cell table:style-name="ce33" table:formula="of:=IF(OR(ISBLANK([.$C134]);[.$C134]=&quot;Référentiel&quot;);0;IF(contexte_calcul=&quot;Réalisé&quot;;[.$W134]*[.D134];[.$R134]*[.D134]))" office:value-type="float" office:value="0" calcext:value-type="float">
            <text:p>0 HETD</text:p>
          </table:table-cell>
          <table:table-cell table:style-name="ce33" table:formula="of:=IF(OR(ISBLANK([.$C134]);[.$C134]=&quot;Référentiel&quot;);0;IF(contexte_calcul=&quot;Réalisé&quot;;[.$W134]*[.E134];[.$R134]*[.E134]))" office:value-type="float" office:value="0" calcext:value-type="float">
            <text:p>0 HETD</text:p>
          </table:table-cell>
          <table:table-cell table:style-name="ce33" table:formula="of:=IF(OR(ISBLANK([.$C134]);[.$C134]=&quot;Référentiel&quot;);0;IF(contexte_calcul=&quot;Réalisé&quot;;[.$W134]*[.F134];[.$R134]*[.F13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4]=&quot;Référentiel&quot;;IF(contexte_calcul=&quot;Réalisé&quot;;[.$W134];[.$R13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35]);[.C135]=&quot;Référentiel&quot;);&quot;&quot;;1-([.D135]+[.E13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35]);0;HLOOKUP(IF(AND([.C135]=&quot;TP&quot;;TP_vaut_TD=&quot;Oui&quot;);&quot;TD&quot;;[.C135]);types_intervention;2;0))*IF(ISBLANK([.G135]);1;[.G135])" office:value-type="float" office:value="0" calcext:value-type="float">
            <text:p>0 HETD</text:p>
          </table:table-cell>
          <table:table-cell table:style-name="ce12" table:formula="of:=IF(ISBLANK([.C135]);0;HLOOKUP([.C135];types_intervention;3;0))*IF(ISBLANK([.G135]);1;[.G135])" office:value-type="float" office:value="0" calcext:value-type="float">
            <text:p>0 HETD</text:p>
          </table:table-cell>
          <table:table-cell table:style-name="ce11" table:formula="of:=IF([.H135]=&quot;Oui&quot;;[.I135]*[.J13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5]/[.$L$522];0)" office:value-type="percentage" office:value="0" calcext:value-type="percentage">
            <text:p>0,00 %</text:p>
          </table:table-cell>
          <table:table-cell table:style-name="ce11" table:formula="of:=MIN(service_du;[.$L$522])*[.N135]" office:value-type="float" office:value="0" calcext:value-type="float">
            <text:p>0 HETD</text:p>
          </table:table-cell>
          <table:table-cell table:style-name="ce28" table:formula="of:=IF([.L135]&lt;&gt;0;[.O135]/[.L135];0)" office:value-type="percentage" office:value="0" calcext:value-type="percentage">
            <text:p>0,00 %</text:p>
          </table:table-cell>
          <table:table-cell table:style-name="ce28" table:formula="of:=IF([.$L$522]&gt;service_du;1-[.P135];0)" office:value-type="percentage" office:value="1" calcext:value-type="percentage">
            <text:p>100,00 %</text:p>
          </table:table-cell>
          <table:table-cell table:style-name="ce26" table:formula="of:=[.I135]*[.Q135]*[.K135]*IF(ISBLANK([.G135]);1;[.G13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4]+[.L135]&gt;service_du;service_du;[.T134]+[.L135]))" office:value-type="float" office:value="188" calcext:value-type="float">
            <text:p>188 HETD</text:p>
          </table:table-cell>
          <table:table-cell table:style-name="ce11" table:formula="of:=IF(service_du=0;0;IF([.T134]+[.L135]&gt;service_du;service_du-[.T134];[.L135]))" office:value-type="float" office:value="0" calcext:value-type="float">
            <text:p>0 HETD</text:p>
          </table:table-cell>
          <table:table-cell table:style-name="ce30" table:formula="of:=IF(service_du=0;[.I135];IF([.J135]&gt;0;IF([.T134]+[.L135]&lt;service_du;0;(([.T134]+[.L135])-service_du)/[.J13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5]+IF([.H135]&lt;&gt;&quot;Oui&quot;;[.I135];0))*[.K135])*IF(ISBLANK([.G135]);1;[.G135])" office:value-type="float" office:value="0" calcext:value-type="float">
            <text:p>0 HETD</text:p>
          </table:table-cell>
          <table:table-cell/>
          <table:table-cell table:style-name="ce33" table:formula="of:=IF(OR(ISBLANK([.$C135]);[.$C135]=&quot;Référentiel&quot;);0;IF(contexte_calcul=&quot;Réalisé&quot;;[.$U135]*[.D135];[.$O135]*[.D135]))" office:value-type="float" office:value="0" calcext:value-type="float">
            <text:p>0 HETD</text:p>
          </table:table-cell>
          <table:table-cell table:style-name="ce33" table:formula="of:=IF(OR(ISBLANK([.$C135]);[.$C135]=&quot;Référentiel&quot;);0;IF(contexte_calcul=&quot;Réalisé&quot;;[.$U135]*[.E135];[.$O135]*[.E135]))" office:value-type="float" office:value="0" calcext:value-type="float">
            <text:p>0 HETD</text:p>
          </table:table-cell>
          <table:table-cell table:style-name="ce33" table:formula="of:=IF(OR(ISBLANK([.$C135]);[.$C135]=&quot;Référentiel&quot;);0;IF(contexte_calcul=&quot;Réalisé&quot;;[.$U135]*[.F135];[.$O135]*[.F135]))" office:value-type="float" office:value="0" calcext:value-type="float">
            <text:p>0 HETD</text:p>
          </table:table-cell>
          <table:table-cell table:style-name="ce33" table:formula="of:=IF([.$C135]=&quot;Référentiel&quot;;IF(contexte_calcul=&quot;Réalisé&quot;;[.$U135];[.$R135]);0)" office:value-type="float" office:value="0" calcext:value-type="float">
            <text:p>0 HETD</text:p>
          </table:table-cell>
          <table:table-cell table:style-name="ce33" table:formula="of:=IF(OR(ISBLANK([.$C135]);[.$C135]=&quot;Référentiel&quot;);0;IF(contexte_calcul=&quot;Réalisé&quot;;[.$W135]*[.D135];[.$R135]*[.D135]))" office:value-type="float" office:value="0" calcext:value-type="float">
            <text:p>0 HETD</text:p>
          </table:table-cell>
          <table:table-cell table:style-name="ce33" table:formula="of:=IF(OR(ISBLANK([.$C135]);[.$C135]=&quot;Référentiel&quot;);0;IF(contexte_calcul=&quot;Réalisé&quot;;[.$W135]*[.E135];[.$R135]*[.E135]))" office:value-type="float" office:value="0" calcext:value-type="float">
            <text:p>0 HETD</text:p>
          </table:table-cell>
          <table:table-cell table:style-name="ce33" table:formula="of:=IF(OR(ISBLANK([.$C135]);[.$C135]=&quot;Référentiel&quot;);0;IF(contexte_calcul=&quot;Réalisé&quot;;[.$W135]*[.F135];[.$R135]*[.F13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5]=&quot;Référentiel&quot;;IF(contexte_calcul=&quot;Réalisé&quot;;[.$W135];[.$R13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36]);[.C136]=&quot;Référentiel&quot;);&quot;&quot;;1-([.D136]+[.E13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36]);0;HLOOKUP(IF(AND([.C136]=&quot;TP&quot;;TP_vaut_TD=&quot;Oui&quot;);&quot;TD&quot;;[.C136]);types_intervention;2;0))*IF(ISBLANK([.G136]);1;[.G136])" office:value-type="float" office:value="0" calcext:value-type="float">
            <text:p>0 HETD</text:p>
          </table:table-cell>
          <table:table-cell table:style-name="ce12" table:formula="of:=IF(ISBLANK([.C136]);0;HLOOKUP([.C136];types_intervention;3;0))*IF(ISBLANK([.G136]);1;[.G136])" office:value-type="float" office:value="0" calcext:value-type="float">
            <text:p>0 HETD</text:p>
          </table:table-cell>
          <table:table-cell table:style-name="ce11" table:formula="of:=IF([.H136]=&quot;Oui&quot;;[.I136]*[.J13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6]/[.$L$522];0)" office:value-type="percentage" office:value="0" calcext:value-type="percentage">
            <text:p>0,00 %</text:p>
          </table:table-cell>
          <table:table-cell table:style-name="ce11" table:formula="of:=MIN(service_du;[.$L$522])*[.N136]" office:value-type="float" office:value="0" calcext:value-type="float">
            <text:p>0 HETD</text:p>
          </table:table-cell>
          <table:table-cell table:style-name="ce28" table:formula="of:=IF([.L136]&lt;&gt;0;[.O136]/[.L136];0)" office:value-type="percentage" office:value="0" calcext:value-type="percentage">
            <text:p>0,00 %</text:p>
          </table:table-cell>
          <table:table-cell table:style-name="ce28" table:formula="of:=IF([.$L$522]&gt;service_du;1-[.P136];0)" office:value-type="percentage" office:value="1" calcext:value-type="percentage">
            <text:p>100,00 %</text:p>
          </table:table-cell>
          <table:table-cell table:style-name="ce26" table:formula="of:=[.I136]*[.Q136]*[.K136]*IF(ISBLANK([.G136]);1;[.G13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5]+[.L136]&gt;service_du;service_du;[.T135]+[.L136]))" office:value-type="float" office:value="188" calcext:value-type="float">
            <text:p>188 HETD</text:p>
          </table:table-cell>
          <table:table-cell table:style-name="ce11" table:formula="of:=IF(service_du=0;0;IF([.T135]+[.L136]&gt;service_du;service_du-[.T135];[.L136]))" office:value-type="float" office:value="0" calcext:value-type="float">
            <text:p>0 HETD</text:p>
          </table:table-cell>
          <table:table-cell table:style-name="ce30" table:formula="of:=IF(service_du=0;[.I136];IF([.J136]&gt;0;IF([.T135]+[.L136]&lt;service_du;0;(([.T135]+[.L136])-service_du)/[.J13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6]+IF([.H136]&lt;&gt;&quot;Oui&quot;;[.I136];0))*[.K136])*IF(ISBLANK([.G136]);1;[.G136])" office:value-type="float" office:value="0" calcext:value-type="float">
            <text:p>0 HETD</text:p>
          </table:table-cell>
          <table:table-cell/>
          <table:table-cell table:style-name="ce33" table:formula="of:=IF(OR(ISBLANK([.$C136]);[.$C136]=&quot;Référentiel&quot;);0;IF(contexte_calcul=&quot;Réalisé&quot;;[.$U136]*[.D136];[.$O136]*[.D136]))" office:value-type="float" office:value="0" calcext:value-type="float">
            <text:p>0 HETD</text:p>
          </table:table-cell>
          <table:table-cell table:style-name="ce33" table:formula="of:=IF(OR(ISBLANK([.$C136]);[.$C136]=&quot;Référentiel&quot;);0;IF(contexte_calcul=&quot;Réalisé&quot;;[.$U136]*[.E136];[.$O136]*[.E136]))" office:value-type="float" office:value="0" calcext:value-type="float">
            <text:p>0 HETD</text:p>
          </table:table-cell>
          <table:table-cell table:style-name="ce33" table:formula="of:=IF(OR(ISBLANK([.$C136]);[.$C136]=&quot;Référentiel&quot;);0;IF(contexte_calcul=&quot;Réalisé&quot;;[.$U136]*[.F136];[.$O136]*[.F136]))" office:value-type="float" office:value="0" calcext:value-type="float">
            <text:p>0 HETD</text:p>
          </table:table-cell>
          <table:table-cell table:style-name="ce33" table:formula="of:=IF([.$C136]=&quot;Référentiel&quot;;IF(contexte_calcul=&quot;Réalisé&quot;;[.$U136];[.$R136]);0)" office:value-type="float" office:value="0" calcext:value-type="float">
            <text:p>0 HETD</text:p>
          </table:table-cell>
          <table:table-cell table:style-name="ce33" table:formula="of:=IF(OR(ISBLANK([.$C136]);[.$C136]=&quot;Référentiel&quot;);0;IF(contexte_calcul=&quot;Réalisé&quot;;[.$W136]*[.D136];[.$R136]*[.D136]))" office:value-type="float" office:value="0" calcext:value-type="float">
            <text:p>0 HETD</text:p>
          </table:table-cell>
          <table:table-cell table:style-name="ce33" table:formula="of:=IF(OR(ISBLANK([.$C136]);[.$C136]=&quot;Référentiel&quot;);0;IF(contexte_calcul=&quot;Réalisé&quot;;[.$W136]*[.E136];[.$R136]*[.E136]))" office:value-type="float" office:value="0" calcext:value-type="float">
            <text:p>0 HETD</text:p>
          </table:table-cell>
          <table:table-cell table:style-name="ce33" table:formula="of:=IF(OR(ISBLANK([.$C136]);[.$C136]=&quot;Référentiel&quot;);0;IF(contexte_calcul=&quot;Réalisé&quot;;[.$W136]*[.F136];[.$R136]*[.F13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6]=&quot;Référentiel&quot;;IF(contexte_calcul=&quot;Réalisé&quot;;[.$W136];[.$R13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37]);[.C137]=&quot;Référentiel&quot;);&quot;&quot;;1-([.D137]+[.E13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37]);0;HLOOKUP(IF(AND([.C137]=&quot;TP&quot;;TP_vaut_TD=&quot;Oui&quot;);&quot;TD&quot;;[.C137]);types_intervention;2;0))*IF(ISBLANK([.G137]);1;[.G137])" office:value-type="float" office:value="0" calcext:value-type="float">
            <text:p>0 HETD</text:p>
          </table:table-cell>
          <table:table-cell table:style-name="ce12" table:formula="of:=IF(ISBLANK([.C137]);0;HLOOKUP([.C137];types_intervention;3;0))*IF(ISBLANK([.G137]);1;[.G137])" office:value-type="float" office:value="0" calcext:value-type="float">
            <text:p>0 HETD</text:p>
          </table:table-cell>
          <table:table-cell table:style-name="ce11" table:formula="of:=IF([.H137]=&quot;Oui&quot;;[.I137]*[.J13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7]/[.$L$522];0)" office:value-type="percentage" office:value="0" calcext:value-type="percentage">
            <text:p>0,00 %</text:p>
          </table:table-cell>
          <table:table-cell table:style-name="ce11" table:formula="of:=MIN(service_du;[.$L$522])*[.N137]" office:value-type="float" office:value="0" calcext:value-type="float">
            <text:p>0 HETD</text:p>
          </table:table-cell>
          <table:table-cell table:style-name="ce28" table:formula="of:=IF([.L137]&lt;&gt;0;[.O137]/[.L137];0)" office:value-type="percentage" office:value="0" calcext:value-type="percentage">
            <text:p>0,00 %</text:p>
          </table:table-cell>
          <table:table-cell table:style-name="ce28" table:formula="of:=IF([.$L$522]&gt;service_du;1-[.P137];0)" office:value-type="percentage" office:value="1" calcext:value-type="percentage">
            <text:p>100,00 %</text:p>
          </table:table-cell>
          <table:table-cell table:style-name="ce26" table:formula="of:=[.I137]*[.Q137]*[.K137]*IF(ISBLANK([.G137]);1;[.G13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6]+[.L137]&gt;service_du;service_du;[.T136]+[.L137]))" office:value-type="float" office:value="188" calcext:value-type="float">
            <text:p>188 HETD</text:p>
          </table:table-cell>
          <table:table-cell table:style-name="ce11" table:formula="of:=IF(service_du=0;0;IF([.T136]+[.L137]&gt;service_du;service_du-[.T136];[.L137]))" office:value-type="float" office:value="0" calcext:value-type="float">
            <text:p>0 HETD</text:p>
          </table:table-cell>
          <table:table-cell table:style-name="ce30" table:formula="of:=IF(service_du=0;[.I137];IF([.J137]&gt;0;IF([.T136]+[.L137]&lt;service_du;0;(([.T136]+[.L137])-service_du)/[.J13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7]+IF([.H137]&lt;&gt;&quot;Oui&quot;;[.I137];0))*[.K137])*IF(ISBLANK([.G137]);1;[.G137])" office:value-type="float" office:value="0" calcext:value-type="float">
            <text:p>0 HETD</text:p>
          </table:table-cell>
          <table:table-cell/>
          <table:table-cell table:style-name="ce33" table:formula="of:=IF(OR(ISBLANK([.$C137]);[.$C137]=&quot;Référentiel&quot;);0;IF(contexte_calcul=&quot;Réalisé&quot;;[.$U137]*[.D137];[.$O137]*[.D137]))" office:value-type="float" office:value="0" calcext:value-type="float">
            <text:p>0 HETD</text:p>
          </table:table-cell>
          <table:table-cell table:style-name="ce33" table:formula="of:=IF(OR(ISBLANK([.$C137]);[.$C137]=&quot;Référentiel&quot;);0;IF(contexte_calcul=&quot;Réalisé&quot;;[.$U137]*[.E137];[.$O137]*[.E137]))" office:value-type="float" office:value="0" calcext:value-type="float">
            <text:p>0 HETD</text:p>
          </table:table-cell>
          <table:table-cell table:style-name="ce33" table:formula="of:=IF(OR(ISBLANK([.$C137]);[.$C137]=&quot;Référentiel&quot;);0;IF(contexte_calcul=&quot;Réalisé&quot;;[.$U137]*[.F137];[.$O137]*[.F137]))" office:value-type="float" office:value="0" calcext:value-type="float">
            <text:p>0 HETD</text:p>
          </table:table-cell>
          <table:table-cell table:style-name="ce33" table:formula="of:=IF([.$C137]=&quot;Référentiel&quot;;IF(contexte_calcul=&quot;Réalisé&quot;;[.$U137];[.$R137]);0)" office:value-type="float" office:value="0" calcext:value-type="float">
            <text:p>0 HETD</text:p>
          </table:table-cell>
          <table:table-cell table:style-name="ce33" table:formula="of:=IF(OR(ISBLANK([.$C137]);[.$C137]=&quot;Référentiel&quot;);0;IF(contexte_calcul=&quot;Réalisé&quot;;[.$W137]*[.D137];[.$R137]*[.D137]))" office:value-type="float" office:value="0" calcext:value-type="float">
            <text:p>0 HETD</text:p>
          </table:table-cell>
          <table:table-cell table:style-name="ce33" table:formula="of:=IF(OR(ISBLANK([.$C137]);[.$C137]=&quot;Référentiel&quot;);0;IF(contexte_calcul=&quot;Réalisé&quot;;[.$W137]*[.E137];[.$R137]*[.E137]))" office:value-type="float" office:value="0" calcext:value-type="float">
            <text:p>0 HETD</text:p>
          </table:table-cell>
          <table:table-cell table:style-name="ce33" table:formula="of:=IF(OR(ISBLANK([.$C137]);[.$C137]=&quot;Référentiel&quot;);0;IF(contexte_calcul=&quot;Réalisé&quot;;[.$W137]*[.F137];[.$R137]*[.F13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7]=&quot;Référentiel&quot;;IF(contexte_calcul=&quot;Réalisé&quot;;[.$W137];[.$R13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38]);[.C138]=&quot;Référentiel&quot;);&quot;&quot;;1-([.D138]+[.E13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38]);0;HLOOKUP(IF(AND([.C138]=&quot;TP&quot;;TP_vaut_TD=&quot;Oui&quot;);&quot;TD&quot;;[.C138]);types_intervention;2;0))*IF(ISBLANK([.G138]);1;[.G138])" office:value-type="float" office:value="0" calcext:value-type="float">
            <text:p>0 HETD</text:p>
          </table:table-cell>
          <table:table-cell table:style-name="ce12" table:formula="of:=IF(ISBLANK([.C138]);0;HLOOKUP([.C138];types_intervention;3;0))*IF(ISBLANK([.G138]);1;[.G138])" office:value-type="float" office:value="0" calcext:value-type="float">
            <text:p>0 HETD</text:p>
          </table:table-cell>
          <table:table-cell table:style-name="ce11" table:formula="of:=IF([.H138]=&quot;Oui&quot;;[.I138]*[.J13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8]/[.$L$522];0)" office:value-type="percentage" office:value="0" calcext:value-type="percentage">
            <text:p>0,00 %</text:p>
          </table:table-cell>
          <table:table-cell table:style-name="ce11" table:formula="of:=MIN(service_du;[.$L$522])*[.N138]" office:value-type="float" office:value="0" calcext:value-type="float">
            <text:p>0 HETD</text:p>
          </table:table-cell>
          <table:table-cell table:style-name="ce28" table:formula="of:=IF([.L138]&lt;&gt;0;[.O138]/[.L138];0)" office:value-type="percentage" office:value="0" calcext:value-type="percentage">
            <text:p>0,00 %</text:p>
          </table:table-cell>
          <table:table-cell table:style-name="ce28" table:formula="of:=IF([.$L$522]&gt;service_du;1-[.P138];0)" office:value-type="percentage" office:value="1" calcext:value-type="percentage">
            <text:p>100,00 %</text:p>
          </table:table-cell>
          <table:table-cell table:style-name="ce26" table:formula="of:=[.I138]*[.Q138]*[.K138]*IF(ISBLANK([.G138]);1;[.G13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7]+[.L138]&gt;service_du;service_du;[.T137]+[.L138]))" office:value-type="float" office:value="188" calcext:value-type="float">
            <text:p>188 HETD</text:p>
          </table:table-cell>
          <table:table-cell table:style-name="ce11" table:formula="of:=IF(service_du=0;0;IF([.T137]+[.L138]&gt;service_du;service_du-[.T137];[.L138]))" office:value-type="float" office:value="0" calcext:value-type="float">
            <text:p>0 HETD</text:p>
          </table:table-cell>
          <table:table-cell table:style-name="ce30" table:formula="of:=IF(service_du=0;[.I138];IF([.J138]&gt;0;IF([.T137]+[.L138]&lt;service_du;0;(([.T137]+[.L138])-service_du)/[.J13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8]+IF([.H138]&lt;&gt;&quot;Oui&quot;;[.I138];0))*[.K138])*IF(ISBLANK([.G138]);1;[.G138])" office:value-type="float" office:value="0" calcext:value-type="float">
            <text:p>0 HETD</text:p>
          </table:table-cell>
          <table:table-cell/>
          <table:table-cell table:style-name="ce33" table:formula="of:=IF(OR(ISBLANK([.$C138]);[.$C138]=&quot;Référentiel&quot;);0;IF(contexte_calcul=&quot;Réalisé&quot;;[.$U138]*[.D138];[.$O138]*[.D138]))" office:value-type="float" office:value="0" calcext:value-type="float">
            <text:p>0 HETD</text:p>
          </table:table-cell>
          <table:table-cell table:style-name="ce33" table:formula="of:=IF(OR(ISBLANK([.$C138]);[.$C138]=&quot;Référentiel&quot;);0;IF(contexte_calcul=&quot;Réalisé&quot;;[.$U138]*[.E138];[.$O138]*[.E138]))" office:value-type="float" office:value="0" calcext:value-type="float">
            <text:p>0 HETD</text:p>
          </table:table-cell>
          <table:table-cell table:style-name="ce33" table:formula="of:=IF(OR(ISBLANK([.$C138]);[.$C138]=&quot;Référentiel&quot;);0;IF(contexte_calcul=&quot;Réalisé&quot;;[.$U138]*[.F138];[.$O138]*[.F138]))" office:value-type="float" office:value="0" calcext:value-type="float">
            <text:p>0 HETD</text:p>
          </table:table-cell>
          <table:table-cell table:style-name="ce33" table:formula="of:=IF([.$C138]=&quot;Référentiel&quot;;IF(contexte_calcul=&quot;Réalisé&quot;;[.$U138];[.$R138]);0)" office:value-type="float" office:value="0" calcext:value-type="float">
            <text:p>0 HETD</text:p>
          </table:table-cell>
          <table:table-cell table:style-name="ce33" table:formula="of:=IF(OR(ISBLANK([.$C138]);[.$C138]=&quot;Référentiel&quot;);0;IF(contexte_calcul=&quot;Réalisé&quot;;[.$W138]*[.D138];[.$R138]*[.D138]))" office:value-type="float" office:value="0" calcext:value-type="float">
            <text:p>0 HETD</text:p>
          </table:table-cell>
          <table:table-cell table:style-name="ce33" table:formula="of:=IF(OR(ISBLANK([.$C138]);[.$C138]=&quot;Référentiel&quot;);0;IF(contexte_calcul=&quot;Réalisé&quot;;[.$W138]*[.E138];[.$R138]*[.E138]))" office:value-type="float" office:value="0" calcext:value-type="float">
            <text:p>0 HETD</text:p>
          </table:table-cell>
          <table:table-cell table:style-name="ce33" table:formula="of:=IF(OR(ISBLANK([.$C138]);[.$C138]=&quot;Référentiel&quot;);0;IF(contexte_calcul=&quot;Réalisé&quot;;[.$W138]*[.F138];[.$R138]*[.F13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8]=&quot;Référentiel&quot;;IF(contexte_calcul=&quot;Réalisé&quot;;[.$W138];[.$R13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39]);[.C139]=&quot;Référentiel&quot;);&quot;&quot;;1-([.D139]+[.E13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39]);0;HLOOKUP(IF(AND([.C139]=&quot;TP&quot;;TP_vaut_TD=&quot;Oui&quot;);&quot;TD&quot;;[.C139]);types_intervention;2;0))*IF(ISBLANK([.G139]);1;[.G139])" office:value-type="float" office:value="0" calcext:value-type="float">
            <text:p>0 HETD</text:p>
          </table:table-cell>
          <table:table-cell table:style-name="ce12" table:formula="of:=IF(ISBLANK([.C139]);0;HLOOKUP([.C139];types_intervention;3;0))*IF(ISBLANK([.G139]);1;[.G139])" office:value-type="float" office:value="0" calcext:value-type="float">
            <text:p>0 HETD</text:p>
          </table:table-cell>
          <table:table-cell table:style-name="ce11" table:formula="of:=IF([.H139]=&quot;Oui&quot;;[.I139]*[.J13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9]/[.$L$522];0)" office:value-type="percentage" office:value="0" calcext:value-type="percentage">
            <text:p>0,00 %</text:p>
          </table:table-cell>
          <table:table-cell table:style-name="ce11" table:formula="of:=MIN(service_du;[.$L$522])*[.N139]" office:value-type="float" office:value="0" calcext:value-type="float">
            <text:p>0 HETD</text:p>
          </table:table-cell>
          <table:table-cell table:style-name="ce28" table:formula="of:=IF([.L139]&lt;&gt;0;[.O139]/[.L139];0)" office:value-type="percentage" office:value="0" calcext:value-type="percentage">
            <text:p>0,00 %</text:p>
          </table:table-cell>
          <table:table-cell table:style-name="ce28" table:formula="of:=IF([.$L$522]&gt;service_du;1-[.P139];0)" office:value-type="percentage" office:value="1" calcext:value-type="percentage">
            <text:p>100,00 %</text:p>
          </table:table-cell>
          <table:table-cell table:style-name="ce26" table:formula="of:=[.I139]*[.Q139]*[.K139]*IF(ISBLANK([.G139]);1;[.G13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8]+[.L139]&gt;service_du;service_du;[.T138]+[.L139]))" office:value-type="float" office:value="188" calcext:value-type="float">
            <text:p>188 HETD</text:p>
          </table:table-cell>
          <table:table-cell table:style-name="ce11" table:formula="of:=IF(service_du=0;0;IF([.T138]+[.L139]&gt;service_du;service_du-[.T138];[.L139]))" office:value-type="float" office:value="0" calcext:value-type="float">
            <text:p>0 HETD</text:p>
          </table:table-cell>
          <table:table-cell table:style-name="ce30" table:formula="of:=IF(service_du=0;[.I139];IF([.J139]&gt;0;IF([.T138]+[.L139]&lt;service_du;0;(([.T138]+[.L139])-service_du)/[.J13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9]+IF([.H139]&lt;&gt;&quot;Oui&quot;;[.I139];0))*[.K139])*IF(ISBLANK([.G139]);1;[.G139])" office:value-type="float" office:value="0" calcext:value-type="float">
            <text:p>0 HETD</text:p>
          </table:table-cell>
          <table:table-cell/>
          <table:table-cell table:style-name="ce33" table:formula="of:=IF(OR(ISBLANK([.$C139]);[.$C139]=&quot;Référentiel&quot;);0;IF(contexte_calcul=&quot;Réalisé&quot;;[.$U139]*[.D139];[.$O139]*[.D139]))" office:value-type="float" office:value="0" calcext:value-type="float">
            <text:p>0 HETD</text:p>
          </table:table-cell>
          <table:table-cell table:style-name="ce33" table:formula="of:=IF(OR(ISBLANK([.$C139]);[.$C139]=&quot;Référentiel&quot;);0;IF(contexte_calcul=&quot;Réalisé&quot;;[.$U139]*[.E139];[.$O139]*[.E139]))" office:value-type="float" office:value="0" calcext:value-type="float">
            <text:p>0 HETD</text:p>
          </table:table-cell>
          <table:table-cell table:style-name="ce33" table:formula="of:=IF(OR(ISBLANK([.$C139]);[.$C139]=&quot;Référentiel&quot;);0;IF(contexte_calcul=&quot;Réalisé&quot;;[.$U139]*[.F139];[.$O139]*[.F139]))" office:value-type="float" office:value="0" calcext:value-type="float">
            <text:p>0 HETD</text:p>
          </table:table-cell>
          <table:table-cell table:style-name="ce33" table:formula="of:=IF([.$C139]=&quot;Référentiel&quot;;IF(contexte_calcul=&quot;Réalisé&quot;;[.$U139];[.$R139]);0)" office:value-type="float" office:value="0" calcext:value-type="float">
            <text:p>0 HETD</text:p>
          </table:table-cell>
          <table:table-cell table:style-name="ce33" table:formula="of:=IF(OR(ISBLANK([.$C139]);[.$C139]=&quot;Référentiel&quot;);0;IF(contexte_calcul=&quot;Réalisé&quot;;[.$W139]*[.D139];[.$R139]*[.D139]))" office:value-type="float" office:value="0" calcext:value-type="float">
            <text:p>0 HETD</text:p>
          </table:table-cell>
          <table:table-cell table:style-name="ce33" table:formula="of:=IF(OR(ISBLANK([.$C139]);[.$C139]=&quot;Référentiel&quot;);0;IF(contexte_calcul=&quot;Réalisé&quot;;[.$W139]*[.E139];[.$R139]*[.E139]))" office:value-type="float" office:value="0" calcext:value-type="float">
            <text:p>0 HETD</text:p>
          </table:table-cell>
          <table:table-cell table:style-name="ce33" table:formula="of:=IF(OR(ISBLANK([.$C139]);[.$C139]=&quot;Référentiel&quot;);0;IF(contexte_calcul=&quot;Réalisé&quot;;[.$W139]*[.F139];[.$R139]*[.F13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9]=&quot;Référentiel&quot;;IF(contexte_calcul=&quot;Réalisé&quot;;[.$W139];[.$R13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40]);[.C140]=&quot;Référentiel&quot;);&quot;&quot;;1-([.D140]+[.E14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40]);0;HLOOKUP(IF(AND([.C140]=&quot;TP&quot;;TP_vaut_TD=&quot;Oui&quot;);&quot;TD&quot;;[.C140]);types_intervention;2;0))*IF(ISBLANK([.G140]);1;[.G140])" office:value-type="float" office:value="0" calcext:value-type="float">
            <text:p>0 HETD</text:p>
          </table:table-cell>
          <table:table-cell table:style-name="ce12" table:formula="of:=IF(ISBLANK([.C140]);0;HLOOKUP([.C140];types_intervention;3;0))*IF(ISBLANK([.G140]);1;[.G140])" office:value-type="float" office:value="0" calcext:value-type="float">
            <text:p>0 HETD</text:p>
          </table:table-cell>
          <table:table-cell table:style-name="ce11" table:formula="of:=IF([.H140]=&quot;Oui&quot;;[.I140]*[.J14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0]/[.$L$522];0)" office:value-type="percentage" office:value="0" calcext:value-type="percentage">
            <text:p>0,00 %</text:p>
          </table:table-cell>
          <table:table-cell table:style-name="ce11" table:formula="of:=MIN(service_du;[.$L$522])*[.N140]" office:value-type="float" office:value="0" calcext:value-type="float">
            <text:p>0 HETD</text:p>
          </table:table-cell>
          <table:table-cell table:style-name="ce28" table:formula="of:=IF([.L140]&lt;&gt;0;[.O140]/[.L140];0)" office:value-type="percentage" office:value="0" calcext:value-type="percentage">
            <text:p>0,00 %</text:p>
          </table:table-cell>
          <table:table-cell table:style-name="ce28" table:formula="of:=IF([.$L$522]&gt;service_du;1-[.P140];0)" office:value-type="percentage" office:value="1" calcext:value-type="percentage">
            <text:p>100,00 %</text:p>
          </table:table-cell>
          <table:table-cell table:style-name="ce26" table:formula="of:=[.I140]*[.Q140]*[.K140]*IF(ISBLANK([.G140]);1;[.G14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9]+[.L140]&gt;service_du;service_du;[.T139]+[.L140]))" office:value-type="float" office:value="188" calcext:value-type="float">
            <text:p>188 HETD</text:p>
          </table:table-cell>
          <table:table-cell table:style-name="ce11" table:formula="of:=IF(service_du=0;0;IF([.T139]+[.L140]&gt;service_du;service_du-[.T139];[.L140]))" office:value-type="float" office:value="0" calcext:value-type="float">
            <text:p>0 HETD</text:p>
          </table:table-cell>
          <table:table-cell table:style-name="ce30" table:formula="of:=IF(service_du=0;[.I140];IF([.J140]&gt;0;IF([.T139]+[.L140]&lt;service_du;0;(([.T139]+[.L140])-service_du)/[.J14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0]+IF([.H140]&lt;&gt;&quot;Oui&quot;;[.I140];0))*[.K140])*IF(ISBLANK([.G140]);1;[.G140])" office:value-type="float" office:value="0" calcext:value-type="float">
            <text:p>0 HETD</text:p>
          </table:table-cell>
          <table:table-cell/>
          <table:table-cell table:style-name="ce33" table:formula="of:=IF(OR(ISBLANK([.$C140]);[.$C140]=&quot;Référentiel&quot;);0;IF(contexte_calcul=&quot;Réalisé&quot;;[.$U140]*[.D140];[.$O140]*[.D140]))" office:value-type="float" office:value="0" calcext:value-type="float">
            <text:p>0 HETD</text:p>
          </table:table-cell>
          <table:table-cell table:style-name="ce33" table:formula="of:=IF(OR(ISBLANK([.$C140]);[.$C140]=&quot;Référentiel&quot;);0;IF(contexte_calcul=&quot;Réalisé&quot;;[.$U140]*[.E140];[.$O140]*[.E140]))" office:value-type="float" office:value="0" calcext:value-type="float">
            <text:p>0 HETD</text:p>
          </table:table-cell>
          <table:table-cell table:style-name="ce33" table:formula="of:=IF(OR(ISBLANK([.$C140]);[.$C140]=&quot;Référentiel&quot;);0;IF(contexte_calcul=&quot;Réalisé&quot;;[.$U140]*[.F140];[.$O140]*[.F140]))" office:value-type="float" office:value="0" calcext:value-type="float">
            <text:p>0 HETD</text:p>
          </table:table-cell>
          <table:table-cell table:style-name="ce33" table:formula="of:=IF([.$C140]=&quot;Référentiel&quot;;IF(contexte_calcul=&quot;Réalisé&quot;;[.$U140];[.$R140]);0)" office:value-type="float" office:value="0" calcext:value-type="float">
            <text:p>0 HETD</text:p>
          </table:table-cell>
          <table:table-cell table:style-name="ce33" table:formula="of:=IF(OR(ISBLANK([.$C140]);[.$C140]=&quot;Référentiel&quot;);0;IF(contexte_calcul=&quot;Réalisé&quot;;[.$W140]*[.D140];[.$R140]*[.D140]))" office:value-type="float" office:value="0" calcext:value-type="float">
            <text:p>0 HETD</text:p>
          </table:table-cell>
          <table:table-cell table:style-name="ce33" table:formula="of:=IF(OR(ISBLANK([.$C140]);[.$C140]=&quot;Référentiel&quot;);0;IF(contexte_calcul=&quot;Réalisé&quot;;[.$W140]*[.E140];[.$R140]*[.E140]))" office:value-type="float" office:value="0" calcext:value-type="float">
            <text:p>0 HETD</text:p>
          </table:table-cell>
          <table:table-cell table:style-name="ce33" table:formula="of:=IF(OR(ISBLANK([.$C140]);[.$C140]=&quot;Référentiel&quot;);0;IF(contexte_calcul=&quot;Réalisé&quot;;[.$W140]*[.F140];[.$R140]*[.F14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0]=&quot;Référentiel&quot;;IF(contexte_calcul=&quot;Réalisé&quot;;[.$W140];[.$R14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41]);[.C141]=&quot;Référentiel&quot;);&quot;&quot;;1-([.D141]+[.E14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41]);0;HLOOKUP(IF(AND([.C141]=&quot;TP&quot;;TP_vaut_TD=&quot;Oui&quot;);&quot;TD&quot;;[.C141]);types_intervention;2;0))*IF(ISBLANK([.G141]);1;[.G141])" office:value-type="float" office:value="0" calcext:value-type="float">
            <text:p>0 HETD</text:p>
          </table:table-cell>
          <table:table-cell table:style-name="ce12" table:formula="of:=IF(ISBLANK([.C141]);0;HLOOKUP([.C141];types_intervention;3;0))*IF(ISBLANK([.G141]);1;[.G141])" office:value-type="float" office:value="0" calcext:value-type="float">
            <text:p>0 HETD</text:p>
          </table:table-cell>
          <table:table-cell table:style-name="ce11" table:formula="of:=IF([.H141]=&quot;Oui&quot;;[.I141]*[.J14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1]/[.$L$522];0)" office:value-type="percentage" office:value="0" calcext:value-type="percentage">
            <text:p>0,00 %</text:p>
          </table:table-cell>
          <table:table-cell table:style-name="ce11" table:formula="of:=MIN(service_du;[.$L$522])*[.N141]" office:value-type="float" office:value="0" calcext:value-type="float">
            <text:p>0 HETD</text:p>
          </table:table-cell>
          <table:table-cell table:style-name="ce28" table:formula="of:=IF([.L141]&lt;&gt;0;[.O141]/[.L141];0)" office:value-type="percentage" office:value="0" calcext:value-type="percentage">
            <text:p>0,00 %</text:p>
          </table:table-cell>
          <table:table-cell table:style-name="ce28" table:formula="of:=IF([.$L$522]&gt;service_du;1-[.P141];0)" office:value-type="percentage" office:value="1" calcext:value-type="percentage">
            <text:p>100,00 %</text:p>
          </table:table-cell>
          <table:table-cell table:style-name="ce26" table:formula="of:=[.I141]*[.Q141]*[.K141]*IF(ISBLANK([.G141]);1;[.G14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0]+[.L141]&gt;service_du;service_du;[.T140]+[.L141]))" office:value-type="float" office:value="188" calcext:value-type="float">
            <text:p>188 HETD</text:p>
          </table:table-cell>
          <table:table-cell table:style-name="ce11" table:formula="of:=IF(service_du=0;0;IF([.T140]+[.L141]&gt;service_du;service_du-[.T140];[.L141]))" office:value-type="float" office:value="0" calcext:value-type="float">
            <text:p>0 HETD</text:p>
          </table:table-cell>
          <table:table-cell table:style-name="ce30" table:formula="of:=IF(service_du=0;[.I141];IF([.J141]&gt;0;IF([.T140]+[.L141]&lt;service_du;0;(([.T140]+[.L141])-service_du)/[.J14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1]+IF([.H141]&lt;&gt;&quot;Oui&quot;;[.I141];0))*[.K141])*IF(ISBLANK([.G141]);1;[.G141])" office:value-type="float" office:value="0" calcext:value-type="float">
            <text:p>0 HETD</text:p>
          </table:table-cell>
          <table:table-cell/>
          <table:table-cell table:style-name="ce33" table:formula="of:=IF(OR(ISBLANK([.$C141]);[.$C141]=&quot;Référentiel&quot;);0;IF(contexte_calcul=&quot;Réalisé&quot;;[.$U141]*[.D141];[.$O141]*[.D141]))" office:value-type="float" office:value="0" calcext:value-type="float">
            <text:p>0 HETD</text:p>
          </table:table-cell>
          <table:table-cell table:style-name="ce33" table:formula="of:=IF(OR(ISBLANK([.$C141]);[.$C141]=&quot;Référentiel&quot;);0;IF(contexte_calcul=&quot;Réalisé&quot;;[.$U141]*[.E141];[.$O141]*[.E141]))" office:value-type="float" office:value="0" calcext:value-type="float">
            <text:p>0 HETD</text:p>
          </table:table-cell>
          <table:table-cell table:style-name="ce33" table:formula="of:=IF(OR(ISBLANK([.$C141]);[.$C141]=&quot;Référentiel&quot;);0;IF(contexte_calcul=&quot;Réalisé&quot;;[.$U141]*[.F141];[.$O141]*[.F141]))" office:value-type="float" office:value="0" calcext:value-type="float">
            <text:p>0 HETD</text:p>
          </table:table-cell>
          <table:table-cell table:style-name="ce33" table:formula="of:=IF([.$C141]=&quot;Référentiel&quot;;IF(contexte_calcul=&quot;Réalisé&quot;;[.$U141];[.$R141]);0)" office:value-type="float" office:value="0" calcext:value-type="float">
            <text:p>0 HETD</text:p>
          </table:table-cell>
          <table:table-cell table:style-name="ce33" table:formula="of:=IF(OR(ISBLANK([.$C141]);[.$C141]=&quot;Référentiel&quot;);0;IF(contexte_calcul=&quot;Réalisé&quot;;[.$W141]*[.D141];[.$R141]*[.D141]))" office:value-type="float" office:value="0" calcext:value-type="float">
            <text:p>0 HETD</text:p>
          </table:table-cell>
          <table:table-cell table:style-name="ce33" table:formula="of:=IF(OR(ISBLANK([.$C141]);[.$C141]=&quot;Référentiel&quot;);0;IF(contexte_calcul=&quot;Réalisé&quot;;[.$W141]*[.E141];[.$R141]*[.E141]))" office:value-type="float" office:value="0" calcext:value-type="float">
            <text:p>0 HETD</text:p>
          </table:table-cell>
          <table:table-cell table:style-name="ce33" table:formula="of:=IF(OR(ISBLANK([.$C141]);[.$C141]=&quot;Référentiel&quot;);0;IF(contexte_calcul=&quot;Réalisé&quot;;[.$W141]*[.F141];[.$R141]*[.F14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1]=&quot;Référentiel&quot;;IF(contexte_calcul=&quot;Réalisé&quot;;[.$W141];[.$R14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42]);[.C142]=&quot;Référentiel&quot;);&quot;&quot;;1-([.D142]+[.E14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42]);0;HLOOKUP(IF(AND([.C142]=&quot;TP&quot;;TP_vaut_TD=&quot;Oui&quot;);&quot;TD&quot;;[.C142]);types_intervention;2;0))*IF(ISBLANK([.G142]);1;[.G142])" office:value-type="float" office:value="0" calcext:value-type="float">
            <text:p>0 HETD</text:p>
          </table:table-cell>
          <table:table-cell table:style-name="ce12" table:formula="of:=IF(ISBLANK([.C142]);0;HLOOKUP([.C142];types_intervention;3;0))*IF(ISBLANK([.G142]);1;[.G142])" office:value-type="float" office:value="0" calcext:value-type="float">
            <text:p>0 HETD</text:p>
          </table:table-cell>
          <table:table-cell table:style-name="ce11" table:formula="of:=IF([.H142]=&quot;Oui&quot;;[.I142]*[.J14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2]/[.$L$522];0)" office:value-type="percentage" office:value="0" calcext:value-type="percentage">
            <text:p>0,00 %</text:p>
          </table:table-cell>
          <table:table-cell table:style-name="ce11" table:formula="of:=MIN(service_du;[.$L$522])*[.N142]" office:value-type="float" office:value="0" calcext:value-type="float">
            <text:p>0 HETD</text:p>
          </table:table-cell>
          <table:table-cell table:style-name="ce28" table:formula="of:=IF([.L142]&lt;&gt;0;[.O142]/[.L142];0)" office:value-type="percentage" office:value="0" calcext:value-type="percentage">
            <text:p>0,00 %</text:p>
          </table:table-cell>
          <table:table-cell table:style-name="ce28" table:formula="of:=IF([.$L$522]&gt;service_du;1-[.P142];0)" office:value-type="percentage" office:value="1" calcext:value-type="percentage">
            <text:p>100,00 %</text:p>
          </table:table-cell>
          <table:table-cell table:style-name="ce26" table:formula="of:=[.I142]*[.Q142]*[.K142]*IF(ISBLANK([.G142]);1;[.G14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1]+[.L142]&gt;service_du;service_du;[.T141]+[.L142]))" office:value-type="float" office:value="188" calcext:value-type="float">
            <text:p>188 HETD</text:p>
          </table:table-cell>
          <table:table-cell table:style-name="ce11" table:formula="of:=IF(service_du=0;0;IF([.T141]+[.L142]&gt;service_du;service_du-[.T141];[.L142]))" office:value-type="float" office:value="0" calcext:value-type="float">
            <text:p>0 HETD</text:p>
          </table:table-cell>
          <table:table-cell table:style-name="ce30" table:formula="of:=IF(service_du=0;[.I142];IF([.J142]&gt;0;IF([.T141]+[.L142]&lt;service_du;0;(([.T141]+[.L142])-service_du)/[.J14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2]+IF([.H142]&lt;&gt;&quot;Oui&quot;;[.I142];0))*[.K142])*IF(ISBLANK([.G142]);1;[.G142])" office:value-type="float" office:value="0" calcext:value-type="float">
            <text:p>0 HETD</text:p>
          </table:table-cell>
          <table:table-cell/>
          <table:table-cell table:style-name="ce33" table:formula="of:=IF(OR(ISBLANK([.$C142]);[.$C142]=&quot;Référentiel&quot;);0;IF(contexte_calcul=&quot;Réalisé&quot;;[.$U142]*[.D142];[.$O142]*[.D142]))" office:value-type="float" office:value="0" calcext:value-type="float">
            <text:p>0 HETD</text:p>
          </table:table-cell>
          <table:table-cell table:style-name="ce33" table:formula="of:=IF(OR(ISBLANK([.$C142]);[.$C142]=&quot;Référentiel&quot;);0;IF(contexte_calcul=&quot;Réalisé&quot;;[.$U142]*[.E142];[.$O142]*[.E142]))" office:value-type="float" office:value="0" calcext:value-type="float">
            <text:p>0 HETD</text:p>
          </table:table-cell>
          <table:table-cell table:style-name="ce33" table:formula="of:=IF(OR(ISBLANK([.$C142]);[.$C142]=&quot;Référentiel&quot;);0;IF(contexte_calcul=&quot;Réalisé&quot;;[.$U142]*[.F142];[.$O142]*[.F142]))" office:value-type="float" office:value="0" calcext:value-type="float">
            <text:p>0 HETD</text:p>
          </table:table-cell>
          <table:table-cell table:style-name="ce33" table:formula="of:=IF([.$C142]=&quot;Référentiel&quot;;IF(contexte_calcul=&quot;Réalisé&quot;;[.$U142];[.$R142]);0)" office:value-type="float" office:value="0" calcext:value-type="float">
            <text:p>0 HETD</text:p>
          </table:table-cell>
          <table:table-cell table:style-name="ce33" table:formula="of:=IF(OR(ISBLANK([.$C142]);[.$C142]=&quot;Référentiel&quot;);0;IF(contexte_calcul=&quot;Réalisé&quot;;[.$W142]*[.D142];[.$R142]*[.D142]))" office:value-type="float" office:value="0" calcext:value-type="float">
            <text:p>0 HETD</text:p>
          </table:table-cell>
          <table:table-cell table:style-name="ce33" table:formula="of:=IF(OR(ISBLANK([.$C142]);[.$C142]=&quot;Référentiel&quot;);0;IF(contexte_calcul=&quot;Réalisé&quot;;[.$W142]*[.E142];[.$R142]*[.E142]))" office:value-type="float" office:value="0" calcext:value-type="float">
            <text:p>0 HETD</text:p>
          </table:table-cell>
          <table:table-cell table:style-name="ce33" table:formula="of:=IF(OR(ISBLANK([.$C142]);[.$C142]=&quot;Référentiel&quot;);0;IF(contexte_calcul=&quot;Réalisé&quot;;[.$W142]*[.F142];[.$R142]*[.F14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2]=&quot;Référentiel&quot;;IF(contexte_calcul=&quot;Réalisé&quot;;[.$W142];[.$R14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43]);[.C143]=&quot;Référentiel&quot;);&quot;&quot;;1-([.D143]+[.E14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43]);0;HLOOKUP(IF(AND([.C143]=&quot;TP&quot;;TP_vaut_TD=&quot;Oui&quot;);&quot;TD&quot;;[.C143]);types_intervention;2;0))*IF(ISBLANK([.G143]);1;[.G143])" office:value-type="float" office:value="0" calcext:value-type="float">
            <text:p>0 HETD</text:p>
          </table:table-cell>
          <table:table-cell table:style-name="ce12" table:formula="of:=IF(ISBLANK([.C143]);0;HLOOKUP([.C143];types_intervention;3;0))*IF(ISBLANK([.G143]);1;[.G143])" office:value-type="float" office:value="0" calcext:value-type="float">
            <text:p>0 HETD</text:p>
          </table:table-cell>
          <table:table-cell table:style-name="ce11" table:formula="of:=IF([.H143]=&quot;Oui&quot;;[.I143]*[.J14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3]/[.$L$522];0)" office:value-type="percentage" office:value="0" calcext:value-type="percentage">
            <text:p>0,00 %</text:p>
          </table:table-cell>
          <table:table-cell table:style-name="ce11" table:formula="of:=MIN(service_du;[.$L$522])*[.N143]" office:value-type="float" office:value="0" calcext:value-type="float">
            <text:p>0 HETD</text:p>
          </table:table-cell>
          <table:table-cell table:style-name="ce28" table:formula="of:=IF([.L143]&lt;&gt;0;[.O143]/[.L143];0)" office:value-type="percentage" office:value="0" calcext:value-type="percentage">
            <text:p>0,00 %</text:p>
          </table:table-cell>
          <table:table-cell table:style-name="ce28" table:formula="of:=IF([.$L$522]&gt;service_du;1-[.P143];0)" office:value-type="percentage" office:value="1" calcext:value-type="percentage">
            <text:p>100,00 %</text:p>
          </table:table-cell>
          <table:table-cell table:style-name="ce26" table:formula="of:=[.I143]*[.Q143]*[.K143]*IF(ISBLANK([.G143]);1;[.G14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2]+[.L143]&gt;service_du;service_du;[.T142]+[.L143]))" office:value-type="float" office:value="188" calcext:value-type="float">
            <text:p>188 HETD</text:p>
          </table:table-cell>
          <table:table-cell table:style-name="ce11" table:formula="of:=IF(service_du=0;0;IF([.T142]+[.L143]&gt;service_du;service_du-[.T142];[.L143]))" office:value-type="float" office:value="0" calcext:value-type="float">
            <text:p>0 HETD</text:p>
          </table:table-cell>
          <table:table-cell table:style-name="ce30" table:formula="of:=IF(service_du=0;[.I143];IF([.J143]&gt;0;IF([.T142]+[.L143]&lt;service_du;0;(([.T142]+[.L143])-service_du)/[.J14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3]+IF([.H143]&lt;&gt;&quot;Oui&quot;;[.I143];0))*[.K143])*IF(ISBLANK([.G143]);1;[.G143])" office:value-type="float" office:value="0" calcext:value-type="float">
            <text:p>0 HETD</text:p>
          </table:table-cell>
          <table:table-cell/>
          <table:table-cell table:style-name="ce33" table:formula="of:=IF(OR(ISBLANK([.$C143]);[.$C143]=&quot;Référentiel&quot;);0;IF(contexte_calcul=&quot;Réalisé&quot;;[.$U143]*[.D143];[.$O143]*[.D143]))" office:value-type="float" office:value="0" calcext:value-type="float">
            <text:p>0 HETD</text:p>
          </table:table-cell>
          <table:table-cell table:style-name="ce33" table:formula="of:=IF(OR(ISBLANK([.$C143]);[.$C143]=&quot;Référentiel&quot;);0;IF(contexte_calcul=&quot;Réalisé&quot;;[.$U143]*[.E143];[.$O143]*[.E143]))" office:value-type="float" office:value="0" calcext:value-type="float">
            <text:p>0 HETD</text:p>
          </table:table-cell>
          <table:table-cell table:style-name="ce33" table:formula="of:=IF(OR(ISBLANK([.$C143]);[.$C143]=&quot;Référentiel&quot;);0;IF(contexte_calcul=&quot;Réalisé&quot;;[.$U143]*[.F143];[.$O143]*[.F143]))" office:value-type="float" office:value="0" calcext:value-type="float">
            <text:p>0 HETD</text:p>
          </table:table-cell>
          <table:table-cell table:style-name="ce33" table:formula="of:=IF([.$C143]=&quot;Référentiel&quot;;IF(contexte_calcul=&quot;Réalisé&quot;;[.$U143];[.$R143]);0)" office:value-type="float" office:value="0" calcext:value-type="float">
            <text:p>0 HETD</text:p>
          </table:table-cell>
          <table:table-cell table:style-name="ce33" table:formula="of:=IF(OR(ISBLANK([.$C143]);[.$C143]=&quot;Référentiel&quot;);0;IF(contexte_calcul=&quot;Réalisé&quot;;[.$W143]*[.D143];[.$R143]*[.D143]))" office:value-type="float" office:value="0" calcext:value-type="float">
            <text:p>0 HETD</text:p>
          </table:table-cell>
          <table:table-cell table:style-name="ce33" table:formula="of:=IF(OR(ISBLANK([.$C143]);[.$C143]=&quot;Référentiel&quot;);0;IF(contexte_calcul=&quot;Réalisé&quot;;[.$W143]*[.E143];[.$R143]*[.E143]))" office:value-type="float" office:value="0" calcext:value-type="float">
            <text:p>0 HETD</text:p>
          </table:table-cell>
          <table:table-cell table:style-name="ce33" table:formula="of:=IF(OR(ISBLANK([.$C143]);[.$C143]=&quot;Référentiel&quot;);0;IF(contexte_calcul=&quot;Réalisé&quot;;[.$W143]*[.F143];[.$R143]*[.F14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3]=&quot;Référentiel&quot;;IF(contexte_calcul=&quot;Réalisé&quot;;[.$W143];[.$R14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44]);[.C144]=&quot;Référentiel&quot;);&quot;&quot;;1-([.D144]+[.E14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44]);0;HLOOKUP(IF(AND([.C144]=&quot;TP&quot;;TP_vaut_TD=&quot;Oui&quot;);&quot;TD&quot;;[.C144]);types_intervention;2;0))*IF(ISBLANK([.G144]);1;[.G144])" office:value-type="float" office:value="0" calcext:value-type="float">
            <text:p>0 HETD</text:p>
          </table:table-cell>
          <table:table-cell table:style-name="ce12" table:formula="of:=IF(ISBLANK([.C144]);0;HLOOKUP([.C144];types_intervention;3;0))*IF(ISBLANK([.G144]);1;[.G144])" office:value-type="float" office:value="0" calcext:value-type="float">
            <text:p>0 HETD</text:p>
          </table:table-cell>
          <table:table-cell table:style-name="ce11" table:formula="of:=IF([.H144]=&quot;Oui&quot;;[.I144]*[.J14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4]/[.$L$522];0)" office:value-type="percentage" office:value="0" calcext:value-type="percentage">
            <text:p>0,00 %</text:p>
          </table:table-cell>
          <table:table-cell table:style-name="ce11" table:formula="of:=MIN(service_du;[.$L$522])*[.N144]" office:value-type="float" office:value="0" calcext:value-type="float">
            <text:p>0 HETD</text:p>
          </table:table-cell>
          <table:table-cell table:style-name="ce28" table:formula="of:=IF([.L144]&lt;&gt;0;[.O144]/[.L144];0)" office:value-type="percentage" office:value="0" calcext:value-type="percentage">
            <text:p>0,00 %</text:p>
          </table:table-cell>
          <table:table-cell table:style-name="ce28" table:formula="of:=IF([.$L$522]&gt;service_du;1-[.P144];0)" office:value-type="percentage" office:value="1" calcext:value-type="percentage">
            <text:p>100,00 %</text:p>
          </table:table-cell>
          <table:table-cell table:style-name="ce26" table:formula="of:=[.I144]*[.Q144]*[.K144]*IF(ISBLANK([.G144]);1;[.G14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3]+[.L144]&gt;service_du;service_du;[.T143]+[.L144]))" office:value-type="float" office:value="188" calcext:value-type="float">
            <text:p>188 HETD</text:p>
          </table:table-cell>
          <table:table-cell table:style-name="ce11" table:formula="of:=IF(service_du=0;0;IF([.T143]+[.L144]&gt;service_du;service_du-[.T143];[.L144]))" office:value-type="float" office:value="0" calcext:value-type="float">
            <text:p>0 HETD</text:p>
          </table:table-cell>
          <table:table-cell table:style-name="ce30" table:formula="of:=IF(service_du=0;[.I144];IF([.J144]&gt;0;IF([.T143]+[.L144]&lt;service_du;0;(([.T143]+[.L144])-service_du)/[.J14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4]+IF([.H144]&lt;&gt;&quot;Oui&quot;;[.I144];0))*[.K144])*IF(ISBLANK([.G144]);1;[.G144])" office:value-type="float" office:value="0" calcext:value-type="float">
            <text:p>0 HETD</text:p>
          </table:table-cell>
          <table:table-cell/>
          <table:table-cell table:style-name="ce33" table:formula="of:=IF(OR(ISBLANK([.$C144]);[.$C144]=&quot;Référentiel&quot;);0;IF(contexte_calcul=&quot;Réalisé&quot;;[.$U144]*[.D144];[.$O144]*[.D144]))" office:value-type="float" office:value="0" calcext:value-type="float">
            <text:p>0 HETD</text:p>
          </table:table-cell>
          <table:table-cell table:style-name="ce33" table:formula="of:=IF(OR(ISBLANK([.$C144]);[.$C144]=&quot;Référentiel&quot;);0;IF(contexte_calcul=&quot;Réalisé&quot;;[.$U144]*[.E144];[.$O144]*[.E144]))" office:value-type="float" office:value="0" calcext:value-type="float">
            <text:p>0 HETD</text:p>
          </table:table-cell>
          <table:table-cell table:style-name="ce33" table:formula="of:=IF(OR(ISBLANK([.$C144]);[.$C144]=&quot;Référentiel&quot;);0;IF(contexte_calcul=&quot;Réalisé&quot;;[.$U144]*[.F144];[.$O144]*[.F144]))" office:value-type="float" office:value="0" calcext:value-type="float">
            <text:p>0 HETD</text:p>
          </table:table-cell>
          <table:table-cell table:style-name="ce33" table:formula="of:=IF([.$C144]=&quot;Référentiel&quot;;IF(contexte_calcul=&quot;Réalisé&quot;;[.$U144];[.$R144]);0)" office:value-type="float" office:value="0" calcext:value-type="float">
            <text:p>0 HETD</text:p>
          </table:table-cell>
          <table:table-cell table:style-name="ce33" table:formula="of:=IF(OR(ISBLANK([.$C144]);[.$C144]=&quot;Référentiel&quot;);0;IF(contexte_calcul=&quot;Réalisé&quot;;[.$W144]*[.D144];[.$R144]*[.D144]))" office:value-type="float" office:value="0" calcext:value-type="float">
            <text:p>0 HETD</text:p>
          </table:table-cell>
          <table:table-cell table:style-name="ce33" table:formula="of:=IF(OR(ISBLANK([.$C144]);[.$C144]=&quot;Référentiel&quot;);0;IF(contexte_calcul=&quot;Réalisé&quot;;[.$W144]*[.E144];[.$R144]*[.E144]))" office:value-type="float" office:value="0" calcext:value-type="float">
            <text:p>0 HETD</text:p>
          </table:table-cell>
          <table:table-cell table:style-name="ce33" table:formula="of:=IF(OR(ISBLANK([.$C144]);[.$C144]=&quot;Référentiel&quot;);0;IF(contexte_calcul=&quot;Réalisé&quot;;[.$W144]*[.F144];[.$R144]*[.F14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4]=&quot;Référentiel&quot;;IF(contexte_calcul=&quot;Réalisé&quot;;[.$W144];[.$R14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45]);[.C145]=&quot;Référentiel&quot;);&quot;&quot;;1-([.D145]+[.E14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45]);0;HLOOKUP(IF(AND([.C145]=&quot;TP&quot;;TP_vaut_TD=&quot;Oui&quot;);&quot;TD&quot;;[.C145]);types_intervention;2;0))*IF(ISBLANK([.G145]);1;[.G145])" office:value-type="float" office:value="0" calcext:value-type="float">
            <text:p>0 HETD</text:p>
          </table:table-cell>
          <table:table-cell table:style-name="ce12" table:formula="of:=IF(ISBLANK([.C145]);0;HLOOKUP([.C145];types_intervention;3;0))*IF(ISBLANK([.G145]);1;[.G145])" office:value-type="float" office:value="0" calcext:value-type="float">
            <text:p>0 HETD</text:p>
          </table:table-cell>
          <table:table-cell table:style-name="ce11" table:formula="of:=IF([.H145]=&quot;Oui&quot;;[.I145]*[.J14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5]/[.$L$522];0)" office:value-type="percentage" office:value="0" calcext:value-type="percentage">
            <text:p>0,00 %</text:p>
          </table:table-cell>
          <table:table-cell table:style-name="ce11" table:formula="of:=MIN(service_du;[.$L$522])*[.N145]" office:value-type="float" office:value="0" calcext:value-type="float">
            <text:p>0 HETD</text:p>
          </table:table-cell>
          <table:table-cell table:style-name="ce28" table:formula="of:=IF([.L145]&lt;&gt;0;[.O145]/[.L145];0)" office:value-type="percentage" office:value="0" calcext:value-type="percentage">
            <text:p>0,00 %</text:p>
          </table:table-cell>
          <table:table-cell table:style-name="ce28" table:formula="of:=IF([.$L$522]&gt;service_du;1-[.P145];0)" office:value-type="percentage" office:value="1" calcext:value-type="percentage">
            <text:p>100,00 %</text:p>
          </table:table-cell>
          <table:table-cell table:style-name="ce26" table:formula="of:=[.I145]*[.Q145]*[.K145]*IF(ISBLANK([.G145]);1;[.G14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4]+[.L145]&gt;service_du;service_du;[.T144]+[.L145]))" office:value-type="float" office:value="188" calcext:value-type="float">
            <text:p>188 HETD</text:p>
          </table:table-cell>
          <table:table-cell table:style-name="ce11" table:formula="of:=IF(service_du=0;0;IF([.T144]+[.L145]&gt;service_du;service_du-[.T144];[.L145]))" office:value-type="float" office:value="0" calcext:value-type="float">
            <text:p>0 HETD</text:p>
          </table:table-cell>
          <table:table-cell table:style-name="ce30" table:formula="of:=IF(service_du=0;[.I145];IF([.J145]&gt;0;IF([.T144]+[.L145]&lt;service_du;0;(([.T144]+[.L145])-service_du)/[.J14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5]+IF([.H145]&lt;&gt;&quot;Oui&quot;;[.I145];0))*[.K145])*IF(ISBLANK([.G145]);1;[.G145])" office:value-type="float" office:value="0" calcext:value-type="float">
            <text:p>0 HETD</text:p>
          </table:table-cell>
          <table:table-cell/>
          <table:table-cell table:style-name="ce33" table:formula="of:=IF(OR(ISBLANK([.$C145]);[.$C145]=&quot;Référentiel&quot;);0;IF(contexte_calcul=&quot;Réalisé&quot;;[.$U145]*[.D145];[.$O145]*[.D145]))" office:value-type="float" office:value="0" calcext:value-type="float">
            <text:p>0 HETD</text:p>
          </table:table-cell>
          <table:table-cell table:style-name="ce33" table:formula="of:=IF(OR(ISBLANK([.$C145]);[.$C145]=&quot;Référentiel&quot;);0;IF(contexte_calcul=&quot;Réalisé&quot;;[.$U145]*[.E145];[.$O145]*[.E145]))" office:value-type="float" office:value="0" calcext:value-type="float">
            <text:p>0 HETD</text:p>
          </table:table-cell>
          <table:table-cell table:style-name="ce33" table:formula="of:=IF(OR(ISBLANK([.$C145]);[.$C145]=&quot;Référentiel&quot;);0;IF(contexte_calcul=&quot;Réalisé&quot;;[.$U145]*[.F145];[.$O145]*[.F145]))" office:value-type="float" office:value="0" calcext:value-type="float">
            <text:p>0 HETD</text:p>
          </table:table-cell>
          <table:table-cell table:style-name="ce33" table:formula="of:=IF([.$C145]=&quot;Référentiel&quot;;IF(contexte_calcul=&quot;Réalisé&quot;;[.$U145];[.$R145]);0)" office:value-type="float" office:value="0" calcext:value-type="float">
            <text:p>0 HETD</text:p>
          </table:table-cell>
          <table:table-cell table:style-name="ce33" table:formula="of:=IF(OR(ISBLANK([.$C145]);[.$C145]=&quot;Référentiel&quot;);0;IF(contexte_calcul=&quot;Réalisé&quot;;[.$W145]*[.D145];[.$R145]*[.D145]))" office:value-type="float" office:value="0" calcext:value-type="float">
            <text:p>0 HETD</text:p>
          </table:table-cell>
          <table:table-cell table:style-name="ce33" table:formula="of:=IF(OR(ISBLANK([.$C145]);[.$C145]=&quot;Référentiel&quot;);0;IF(contexte_calcul=&quot;Réalisé&quot;;[.$W145]*[.E145];[.$R145]*[.E145]))" office:value-type="float" office:value="0" calcext:value-type="float">
            <text:p>0 HETD</text:p>
          </table:table-cell>
          <table:table-cell table:style-name="ce33" table:formula="of:=IF(OR(ISBLANK([.$C145]);[.$C145]=&quot;Référentiel&quot;);0;IF(contexte_calcul=&quot;Réalisé&quot;;[.$W145]*[.F145];[.$R145]*[.F14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5]=&quot;Référentiel&quot;;IF(contexte_calcul=&quot;Réalisé&quot;;[.$W145];[.$R14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46]);[.C146]=&quot;Référentiel&quot;);&quot;&quot;;1-([.D146]+[.E14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46]);0;HLOOKUP(IF(AND([.C146]=&quot;TP&quot;;TP_vaut_TD=&quot;Oui&quot;);&quot;TD&quot;;[.C146]);types_intervention;2;0))*IF(ISBLANK([.G146]);1;[.G146])" office:value-type="float" office:value="0" calcext:value-type="float">
            <text:p>0 HETD</text:p>
          </table:table-cell>
          <table:table-cell table:style-name="ce12" table:formula="of:=IF(ISBLANK([.C146]);0;HLOOKUP([.C146];types_intervention;3;0))*IF(ISBLANK([.G146]);1;[.G146])" office:value-type="float" office:value="0" calcext:value-type="float">
            <text:p>0 HETD</text:p>
          </table:table-cell>
          <table:table-cell table:style-name="ce11" table:formula="of:=IF([.H146]=&quot;Oui&quot;;[.I146]*[.J14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6]/[.$L$522];0)" office:value-type="percentage" office:value="0" calcext:value-type="percentage">
            <text:p>0,00 %</text:p>
          </table:table-cell>
          <table:table-cell table:style-name="ce11" table:formula="of:=MIN(service_du;[.$L$522])*[.N146]" office:value-type="float" office:value="0" calcext:value-type="float">
            <text:p>0 HETD</text:p>
          </table:table-cell>
          <table:table-cell table:style-name="ce28" table:formula="of:=IF([.L146]&lt;&gt;0;[.O146]/[.L146];0)" office:value-type="percentage" office:value="0" calcext:value-type="percentage">
            <text:p>0,00 %</text:p>
          </table:table-cell>
          <table:table-cell table:style-name="ce28" table:formula="of:=IF([.$L$522]&gt;service_du;1-[.P146];0)" office:value-type="percentage" office:value="1" calcext:value-type="percentage">
            <text:p>100,00 %</text:p>
          </table:table-cell>
          <table:table-cell table:style-name="ce26" table:formula="of:=[.I146]*[.Q146]*[.K146]*IF(ISBLANK([.G146]);1;[.G14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5]+[.L146]&gt;service_du;service_du;[.T145]+[.L146]))" office:value-type="float" office:value="188" calcext:value-type="float">
            <text:p>188 HETD</text:p>
          </table:table-cell>
          <table:table-cell table:style-name="ce11" table:formula="of:=IF(service_du=0;0;IF([.T145]+[.L146]&gt;service_du;service_du-[.T145];[.L146]))" office:value-type="float" office:value="0" calcext:value-type="float">
            <text:p>0 HETD</text:p>
          </table:table-cell>
          <table:table-cell table:style-name="ce30" table:formula="of:=IF(service_du=0;[.I146];IF([.J146]&gt;0;IF([.T145]+[.L146]&lt;service_du;0;(([.T145]+[.L146])-service_du)/[.J14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6]+IF([.H146]&lt;&gt;&quot;Oui&quot;;[.I146];0))*[.K146])*IF(ISBLANK([.G146]);1;[.G146])" office:value-type="float" office:value="0" calcext:value-type="float">
            <text:p>0 HETD</text:p>
          </table:table-cell>
          <table:table-cell/>
          <table:table-cell table:style-name="ce33" table:formula="of:=IF(OR(ISBLANK([.$C146]);[.$C146]=&quot;Référentiel&quot;);0;IF(contexte_calcul=&quot;Réalisé&quot;;[.$U146]*[.D146];[.$O146]*[.D146]))" office:value-type="float" office:value="0" calcext:value-type="float">
            <text:p>0 HETD</text:p>
          </table:table-cell>
          <table:table-cell table:style-name="ce33" table:formula="of:=IF(OR(ISBLANK([.$C146]);[.$C146]=&quot;Référentiel&quot;);0;IF(contexte_calcul=&quot;Réalisé&quot;;[.$U146]*[.E146];[.$O146]*[.E146]))" office:value-type="float" office:value="0" calcext:value-type="float">
            <text:p>0 HETD</text:p>
          </table:table-cell>
          <table:table-cell table:style-name="ce33" table:formula="of:=IF(OR(ISBLANK([.$C146]);[.$C146]=&quot;Référentiel&quot;);0;IF(contexte_calcul=&quot;Réalisé&quot;;[.$U146]*[.F146];[.$O146]*[.F146]))" office:value-type="float" office:value="0" calcext:value-type="float">
            <text:p>0 HETD</text:p>
          </table:table-cell>
          <table:table-cell table:style-name="ce33" table:formula="of:=IF([.$C146]=&quot;Référentiel&quot;;IF(contexte_calcul=&quot;Réalisé&quot;;[.$U146];[.$R146]);0)" office:value-type="float" office:value="0" calcext:value-type="float">
            <text:p>0 HETD</text:p>
          </table:table-cell>
          <table:table-cell table:style-name="ce33" table:formula="of:=IF(OR(ISBLANK([.$C146]);[.$C146]=&quot;Référentiel&quot;);0;IF(contexte_calcul=&quot;Réalisé&quot;;[.$W146]*[.D146];[.$R146]*[.D146]))" office:value-type="float" office:value="0" calcext:value-type="float">
            <text:p>0 HETD</text:p>
          </table:table-cell>
          <table:table-cell table:style-name="ce33" table:formula="of:=IF(OR(ISBLANK([.$C146]);[.$C146]=&quot;Référentiel&quot;);0;IF(contexte_calcul=&quot;Réalisé&quot;;[.$W146]*[.E146];[.$R146]*[.E146]))" office:value-type="float" office:value="0" calcext:value-type="float">
            <text:p>0 HETD</text:p>
          </table:table-cell>
          <table:table-cell table:style-name="ce33" table:formula="of:=IF(OR(ISBLANK([.$C146]);[.$C146]=&quot;Référentiel&quot;);0;IF(contexte_calcul=&quot;Réalisé&quot;;[.$W146]*[.F146];[.$R146]*[.F14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6]=&quot;Référentiel&quot;;IF(contexte_calcul=&quot;Réalisé&quot;;[.$W146];[.$R14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47]);[.C147]=&quot;Référentiel&quot;);&quot;&quot;;1-([.D147]+[.E14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47]);0;HLOOKUP(IF(AND([.C147]=&quot;TP&quot;;TP_vaut_TD=&quot;Oui&quot;);&quot;TD&quot;;[.C147]);types_intervention;2;0))*IF(ISBLANK([.G147]);1;[.G147])" office:value-type="float" office:value="0" calcext:value-type="float">
            <text:p>0 HETD</text:p>
          </table:table-cell>
          <table:table-cell table:style-name="ce12" table:formula="of:=IF(ISBLANK([.C147]);0;HLOOKUP([.C147];types_intervention;3;0))*IF(ISBLANK([.G147]);1;[.G147])" office:value-type="float" office:value="0" calcext:value-type="float">
            <text:p>0 HETD</text:p>
          </table:table-cell>
          <table:table-cell table:style-name="ce11" table:formula="of:=IF([.H147]=&quot;Oui&quot;;[.I147]*[.J14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7]/[.$L$522];0)" office:value-type="percentage" office:value="0" calcext:value-type="percentage">
            <text:p>0,00 %</text:p>
          </table:table-cell>
          <table:table-cell table:style-name="ce11" table:formula="of:=MIN(service_du;[.$L$522])*[.N147]" office:value-type="float" office:value="0" calcext:value-type="float">
            <text:p>0 HETD</text:p>
          </table:table-cell>
          <table:table-cell table:style-name="ce28" table:formula="of:=IF([.L147]&lt;&gt;0;[.O147]/[.L147];0)" office:value-type="percentage" office:value="0" calcext:value-type="percentage">
            <text:p>0,00 %</text:p>
          </table:table-cell>
          <table:table-cell table:style-name="ce28" table:formula="of:=IF([.$L$522]&gt;service_du;1-[.P147];0)" office:value-type="percentage" office:value="1" calcext:value-type="percentage">
            <text:p>100,00 %</text:p>
          </table:table-cell>
          <table:table-cell table:style-name="ce26" table:formula="of:=[.I147]*[.Q147]*[.K147]*IF(ISBLANK([.G147]);1;[.G14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6]+[.L147]&gt;service_du;service_du;[.T146]+[.L147]))" office:value-type="float" office:value="188" calcext:value-type="float">
            <text:p>188 HETD</text:p>
          </table:table-cell>
          <table:table-cell table:style-name="ce11" table:formula="of:=IF(service_du=0;0;IF([.T146]+[.L147]&gt;service_du;service_du-[.T146];[.L147]))" office:value-type="float" office:value="0" calcext:value-type="float">
            <text:p>0 HETD</text:p>
          </table:table-cell>
          <table:table-cell table:style-name="ce30" table:formula="of:=IF(service_du=0;[.I147];IF([.J147]&gt;0;IF([.T146]+[.L147]&lt;service_du;0;(([.T146]+[.L147])-service_du)/[.J14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7]+IF([.H147]&lt;&gt;&quot;Oui&quot;;[.I147];0))*[.K147])*IF(ISBLANK([.G147]);1;[.G147])" office:value-type="float" office:value="0" calcext:value-type="float">
            <text:p>0 HETD</text:p>
          </table:table-cell>
          <table:table-cell/>
          <table:table-cell table:style-name="ce33" table:formula="of:=IF(OR(ISBLANK([.$C147]);[.$C147]=&quot;Référentiel&quot;);0;IF(contexte_calcul=&quot;Réalisé&quot;;[.$U147]*[.D147];[.$O147]*[.D147]))" office:value-type="float" office:value="0" calcext:value-type="float">
            <text:p>0 HETD</text:p>
          </table:table-cell>
          <table:table-cell table:style-name="ce33" table:formula="of:=IF(OR(ISBLANK([.$C147]);[.$C147]=&quot;Référentiel&quot;);0;IF(contexte_calcul=&quot;Réalisé&quot;;[.$U147]*[.E147];[.$O147]*[.E147]))" office:value-type="float" office:value="0" calcext:value-type="float">
            <text:p>0 HETD</text:p>
          </table:table-cell>
          <table:table-cell table:style-name="ce33" table:formula="of:=IF(OR(ISBLANK([.$C147]);[.$C147]=&quot;Référentiel&quot;);0;IF(contexte_calcul=&quot;Réalisé&quot;;[.$U147]*[.F147];[.$O147]*[.F147]))" office:value-type="float" office:value="0" calcext:value-type="float">
            <text:p>0 HETD</text:p>
          </table:table-cell>
          <table:table-cell table:style-name="ce33" table:formula="of:=IF([.$C147]=&quot;Référentiel&quot;;IF(contexte_calcul=&quot;Réalisé&quot;;[.$U147];[.$R147]);0)" office:value-type="float" office:value="0" calcext:value-type="float">
            <text:p>0 HETD</text:p>
          </table:table-cell>
          <table:table-cell table:style-name="ce33" table:formula="of:=IF(OR(ISBLANK([.$C147]);[.$C147]=&quot;Référentiel&quot;);0;IF(contexte_calcul=&quot;Réalisé&quot;;[.$W147]*[.D147];[.$R147]*[.D147]))" office:value-type="float" office:value="0" calcext:value-type="float">
            <text:p>0 HETD</text:p>
          </table:table-cell>
          <table:table-cell table:style-name="ce33" table:formula="of:=IF(OR(ISBLANK([.$C147]);[.$C147]=&quot;Référentiel&quot;);0;IF(contexte_calcul=&quot;Réalisé&quot;;[.$W147]*[.E147];[.$R147]*[.E147]))" office:value-type="float" office:value="0" calcext:value-type="float">
            <text:p>0 HETD</text:p>
          </table:table-cell>
          <table:table-cell table:style-name="ce33" table:formula="of:=IF(OR(ISBLANK([.$C147]);[.$C147]=&quot;Référentiel&quot;);0;IF(contexte_calcul=&quot;Réalisé&quot;;[.$W147]*[.F147];[.$R147]*[.F14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7]=&quot;Référentiel&quot;;IF(contexte_calcul=&quot;Réalisé&quot;;[.$W147];[.$R14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48]);[.C148]=&quot;Référentiel&quot;);&quot;&quot;;1-([.D148]+[.E14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48]);0;HLOOKUP(IF(AND([.C148]=&quot;TP&quot;;TP_vaut_TD=&quot;Oui&quot;);&quot;TD&quot;;[.C148]);types_intervention;2;0))*IF(ISBLANK([.G148]);1;[.G148])" office:value-type="float" office:value="0" calcext:value-type="float">
            <text:p>0 HETD</text:p>
          </table:table-cell>
          <table:table-cell table:style-name="ce12" table:formula="of:=IF(ISBLANK([.C148]);0;HLOOKUP([.C148];types_intervention;3;0))*IF(ISBLANK([.G148]);1;[.G148])" office:value-type="float" office:value="0" calcext:value-type="float">
            <text:p>0 HETD</text:p>
          </table:table-cell>
          <table:table-cell table:style-name="ce11" table:formula="of:=IF([.H148]=&quot;Oui&quot;;[.I148]*[.J14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8]/[.$L$522];0)" office:value-type="percentage" office:value="0" calcext:value-type="percentage">
            <text:p>0,00 %</text:p>
          </table:table-cell>
          <table:table-cell table:style-name="ce11" table:formula="of:=MIN(service_du;[.$L$522])*[.N148]" office:value-type="float" office:value="0" calcext:value-type="float">
            <text:p>0 HETD</text:p>
          </table:table-cell>
          <table:table-cell table:style-name="ce28" table:formula="of:=IF([.L148]&lt;&gt;0;[.O148]/[.L148];0)" office:value-type="percentage" office:value="0" calcext:value-type="percentage">
            <text:p>0,00 %</text:p>
          </table:table-cell>
          <table:table-cell table:style-name="ce28" table:formula="of:=IF([.$L$522]&gt;service_du;1-[.P148];0)" office:value-type="percentage" office:value="1" calcext:value-type="percentage">
            <text:p>100,00 %</text:p>
          </table:table-cell>
          <table:table-cell table:style-name="ce26" table:formula="of:=[.I148]*[.Q148]*[.K148]*IF(ISBLANK([.G148]);1;[.G14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7]+[.L148]&gt;service_du;service_du;[.T147]+[.L148]))" office:value-type="float" office:value="188" calcext:value-type="float">
            <text:p>188 HETD</text:p>
          </table:table-cell>
          <table:table-cell table:style-name="ce11" table:formula="of:=IF(service_du=0;0;IF([.T147]+[.L148]&gt;service_du;service_du-[.T147];[.L148]))" office:value-type="float" office:value="0" calcext:value-type="float">
            <text:p>0 HETD</text:p>
          </table:table-cell>
          <table:table-cell table:style-name="ce30" table:formula="of:=IF(service_du=0;[.I148];IF([.J148]&gt;0;IF([.T147]+[.L148]&lt;service_du;0;(([.T147]+[.L148])-service_du)/[.J14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8]+IF([.H148]&lt;&gt;&quot;Oui&quot;;[.I148];0))*[.K148])*IF(ISBLANK([.G148]);1;[.G148])" office:value-type="float" office:value="0" calcext:value-type="float">
            <text:p>0 HETD</text:p>
          </table:table-cell>
          <table:table-cell/>
          <table:table-cell table:style-name="ce33" table:formula="of:=IF(OR(ISBLANK([.$C148]);[.$C148]=&quot;Référentiel&quot;);0;IF(contexte_calcul=&quot;Réalisé&quot;;[.$U148]*[.D148];[.$O148]*[.D148]))" office:value-type="float" office:value="0" calcext:value-type="float">
            <text:p>0 HETD</text:p>
          </table:table-cell>
          <table:table-cell table:style-name="ce33" table:formula="of:=IF(OR(ISBLANK([.$C148]);[.$C148]=&quot;Référentiel&quot;);0;IF(contexte_calcul=&quot;Réalisé&quot;;[.$U148]*[.E148];[.$O148]*[.E148]))" office:value-type="float" office:value="0" calcext:value-type="float">
            <text:p>0 HETD</text:p>
          </table:table-cell>
          <table:table-cell table:style-name="ce33" table:formula="of:=IF(OR(ISBLANK([.$C148]);[.$C148]=&quot;Référentiel&quot;);0;IF(contexte_calcul=&quot;Réalisé&quot;;[.$U148]*[.F148];[.$O148]*[.F148]))" office:value-type="float" office:value="0" calcext:value-type="float">
            <text:p>0 HETD</text:p>
          </table:table-cell>
          <table:table-cell table:style-name="ce33" table:formula="of:=IF([.$C148]=&quot;Référentiel&quot;;IF(contexte_calcul=&quot;Réalisé&quot;;[.$U148];[.$R148]);0)" office:value-type="float" office:value="0" calcext:value-type="float">
            <text:p>0 HETD</text:p>
          </table:table-cell>
          <table:table-cell table:style-name="ce33" table:formula="of:=IF(OR(ISBLANK([.$C148]);[.$C148]=&quot;Référentiel&quot;);0;IF(contexte_calcul=&quot;Réalisé&quot;;[.$W148]*[.D148];[.$R148]*[.D148]))" office:value-type="float" office:value="0" calcext:value-type="float">
            <text:p>0 HETD</text:p>
          </table:table-cell>
          <table:table-cell table:style-name="ce33" table:formula="of:=IF(OR(ISBLANK([.$C148]);[.$C148]=&quot;Référentiel&quot;);0;IF(contexte_calcul=&quot;Réalisé&quot;;[.$W148]*[.E148];[.$R148]*[.E148]))" office:value-type="float" office:value="0" calcext:value-type="float">
            <text:p>0 HETD</text:p>
          </table:table-cell>
          <table:table-cell table:style-name="ce33" table:formula="of:=IF(OR(ISBLANK([.$C148]);[.$C148]=&quot;Référentiel&quot;);0;IF(contexte_calcul=&quot;Réalisé&quot;;[.$W148]*[.F148];[.$R148]*[.F14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8]=&quot;Référentiel&quot;;IF(contexte_calcul=&quot;Réalisé&quot;;[.$W148];[.$R14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49]);[.C149]=&quot;Référentiel&quot;);&quot;&quot;;1-([.D149]+[.E14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49]);0;HLOOKUP(IF(AND([.C149]=&quot;TP&quot;;TP_vaut_TD=&quot;Oui&quot;);&quot;TD&quot;;[.C149]);types_intervention;2;0))*IF(ISBLANK([.G149]);1;[.G149])" office:value-type="float" office:value="0" calcext:value-type="float">
            <text:p>0 HETD</text:p>
          </table:table-cell>
          <table:table-cell table:style-name="ce12" table:formula="of:=IF(ISBLANK([.C149]);0;HLOOKUP([.C149];types_intervention;3;0))*IF(ISBLANK([.G149]);1;[.G149])" office:value-type="float" office:value="0" calcext:value-type="float">
            <text:p>0 HETD</text:p>
          </table:table-cell>
          <table:table-cell table:style-name="ce11" table:formula="of:=IF([.H149]=&quot;Oui&quot;;[.I149]*[.J14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9]/[.$L$522];0)" office:value-type="percentage" office:value="0" calcext:value-type="percentage">
            <text:p>0,00 %</text:p>
          </table:table-cell>
          <table:table-cell table:style-name="ce11" table:formula="of:=MIN(service_du;[.$L$522])*[.N149]" office:value-type="float" office:value="0" calcext:value-type="float">
            <text:p>0 HETD</text:p>
          </table:table-cell>
          <table:table-cell table:style-name="ce28" table:formula="of:=IF([.L149]&lt;&gt;0;[.O149]/[.L149];0)" office:value-type="percentage" office:value="0" calcext:value-type="percentage">
            <text:p>0,00 %</text:p>
          </table:table-cell>
          <table:table-cell table:style-name="ce28" table:formula="of:=IF([.$L$522]&gt;service_du;1-[.P149];0)" office:value-type="percentage" office:value="1" calcext:value-type="percentage">
            <text:p>100,00 %</text:p>
          </table:table-cell>
          <table:table-cell table:style-name="ce26" table:formula="of:=[.I149]*[.Q149]*[.K149]*IF(ISBLANK([.G149]);1;[.G14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8]+[.L149]&gt;service_du;service_du;[.T148]+[.L149]))" office:value-type="float" office:value="188" calcext:value-type="float">
            <text:p>188 HETD</text:p>
          </table:table-cell>
          <table:table-cell table:style-name="ce11" table:formula="of:=IF(service_du=0;0;IF([.T148]+[.L149]&gt;service_du;service_du-[.T148];[.L149]))" office:value-type="float" office:value="0" calcext:value-type="float">
            <text:p>0 HETD</text:p>
          </table:table-cell>
          <table:table-cell table:style-name="ce30" table:formula="of:=IF(service_du=0;[.I149];IF([.J149]&gt;0;IF([.T148]+[.L149]&lt;service_du;0;(([.T148]+[.L149])-service_du)/[.J14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9]+IF([.H149]&lt;&gt;&quot;Oui&quot;;[.I149];0))*[.K149])*IF(ISBLANK([.G149]);1;[.G149])" office:value-type="float" office:value="0" calcext:value-type="float">
            <text:p>0 HETD</text:p>
          </table:table-cell>
          <table:table-cell/>
          <table:table-cell table:style-name="ce33" table:formula="of:=IF(OR(ISBLANK([.$C149]);[.$C149]=&quot;Référentiel&quot;);0;IF(contexte_calcul=&quot;Réalisé&quot;;[.$U149]*[.D149];[.$O149]*[.D149]))" office:value-type="float" office:value="0" calcext:value-type="float">
            <text:p>0 HETD</text:p>
          </table:table-cell>
          <table:table-cell table:style-name="ce33" table:formula="of:=IF(OR(ISBLANK([.$C149]);[.$C149]=&quot;Référentiel&quot;);0;IF(contexte_calcul=&quot;Réalisé&quot;;[.$U149]*[.E149];[.$O149]*[.E149]))" office:value-type="float" office:value="0" calcext:value-type="float">
            <text:p>0 HETD</text:p>
          </table:table-cell>
          <table:table-cell table:style-name="ce33" table:formula="of:=IF(OR(ISBLANK([.$C149]);[.$C149]=&quot;Référentiel&quot;);0;IF(contexte_calcul=&quot;Réalisé&quot;;[.$U149]*[.F149];[.$O149]*[.F149]))" office:value-type="float" office:value="0" calcext:value-type="float">
            <text:p>0 HETD</text:p>
          </table:table-cell>
          <table:table-cell table:style-name="ce33" table:formula="of:=IF([.$C149]=&quot;Référentiel&quot;;IF(contexte_calcul=&quot;Réalisé&quot;;[.$U149];[.$R149]);0)" office:value-type="float" office:value="0" calcext:value-type="float">
            <text:p>0 HETD</text:p>
          </table:table-cell>
          <table:table-cell table:style-name="ce33" table:formula="of:=IF(OR(ISBLANK([.$C149]);[.$C149]=&quot;Référentiel&quot;);0;IF(contexte_calcul=&quot;Réalisé&quot;;[.$W149]*[.D149];[.$R149]*[.D149]))" office:value-type="float" office:value="0" calcext:value-type="float">
            <text:p>0 HETD</text:p>
          </table:table-cell>
          <table:table-cell table:style-name="ce33" table:formula="of:=IF(OR(ISBLANK([.$C149]);[.$C149]=&quot;Référentiel&quot;);0;IF(contexte_calcul=&quot;Réalisé&quot;;[.$W149]*[.E149];[.$R149]*[.E149]))" office:value-type="float" office:value="0" calcext:value-type="float">
            <text:p>0 HETD</text:p>
          </table:table-cell>
          <table:table-cell table:style-name="ce33" table:formula="of:=IF(OR(ISBLANK([.$C149]);[.$C149]=&quot;Référentiel&quot;);0;IF(contexte_calcul=&quot;Réalisé&quot;;[.$W149]*[.F149];[.$R149]*[.F14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9]=&quot;Référentiel&quot;;IF(contexte_calcul=&quot;Réalisé&quot;;[.$W149];[.$R14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50]);[.C150]=&quot;Référentiel&quot;);&quot;&quot;;1-([.D150]+[.E15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50]);0;HLOOKUP(IF(AND([.C150]=&quot;TP&quot;;TP_vaut_TD=&quot;Oui&quot;);&quot;TD&quot;;[.C150]);types_intervention;2;0))*IF(ISBLANK([.G150]);1;[.G150])" office:value-type="float" office:value="0" calcext:value-type="float">
            <text:p>0 HETD</text:p>
          </table:table-cell>
          <table:table-cell table:style-name="ce12" table:formula="of:=IF(ISBLANK([.C150]);0;HLOOKUP([.C150];types_intervention;3;0))*IF(ISBLANK([.G150]);1;[.G150])" office:value-type="float" office:value="0" calcext:value-type="float">
            <text:p>0 HETD</text:p>
          </table:table-cell>
          <table:table-cell table:style-name="ce11" table:formula="of:=IF([.H150]=&quot;Oui&quot;;[.I150]*[.J15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0]/[.$L$522];0)" office:value-type="percentage" office:value="0" calcext:value-type="percentage">
            <text:p>0,00 %</text:p>
          </table:table-cell>
          <table:table-cell table:style-name="ce11" table:formula="of:=MIN(service_du;[.$L$522])*[.N150]" office:value-type="float" office:value="0" calcext:value-type="float">
            <text:p>0 HETD</text:p>
          </table:table-cell>
          <table:table-cell table:style-name="ce28" table:formula="of:=IF([.L150]&lt;&gt;0;[.O150]/[.L150];0)" office:value-type="percentage" office:value="0" calcext:value-type="percentage">
            <text:p>0,00 %</text:p>
          </table:table-cell>
          <table:table-cell table:style-name="ce28" table:formula="of:=IF([.$L$522]&gt;service_du;1-[.P150];0)" office:value-type="percentage" office:value="1" calcext:value-type="percentage">
            <text:p>100,00 %</text:p>
          </table:table-cell>
          <table:table-cell table:style-name="ce26" table:formula="of:=[.I150]*[.Q150]*[.K150]*IF(ISBLANK([.G150]);1;[.G15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9]+[.L150]&gt;service_du;service_du;[.T149]+[.L150]))" office:value-type="float" office:value="188" calcext:value-type="float">
            <text:p>188 HETD</text:p>
          </table:table-cell>
          <table:table-cell table:style-name="ce11" table:formula="of:=IF(service_du=0;0;IF([.T149]+[.L150]&gt;service_du;service_du-[.T149];[.L150]))" office:value-type="float" office:value="0" calcext:value-type="float">
            <text:p>0 HETD</text:p>
          </table:table-cell>
          <table:table-cell table:style-name="ce30" table:formula="of:=IF(service_du=0;[.I150];IF([.J150]&gt;0;IF([.T149]+[.L150]&lt;service_du;0;(([.T149]+[.L150])-service_du)/[.J15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0]+IF([.H150]&lt;&gt;&quot;Oui&quot;;[.I150];0))*[.K150])*IF(ISBLANK([.G150]);1;[.G150])" office:value-type="float" office:value="0" calcext:value-type="float">
            <text:p>0 HETD</text:p>
          </table:table-cell>
          <table:table-cell/>
          <table:table-cell table:style-name="ce33" table:formula="of:=IF(OR(ISBLANK([.$C150]);[.$C150]=&quot;Référentiel&quot;);0;IF(contexte_calcul=&quot;Réalisé&quot;;[.$U150]*[.D150];[.$O150]*[.D150]))" office:value-type="float" office:value="0" calcext:value-type="float">
            <text:p>0 HETD</text:p>
          </table:table-cell>
          <table:table-cell table:style-name="ce33" table:formula="of:=IF(OR(ISBLANK([.$C150]);[.$C150]=&quot;Référentiel&quot;);0;IF(contexte_calcul=&quot;Réalisé&quot;;[.$U150]*[.E150];[.$O150]*[.E150]))" office:value-type="float" office:value="0" calcext:value-type="float">
            <text:p>0 HETD</text:p>
          </table:table-cell>
          <table:table-cell table:style-name="ce33" table:formula="of:=IF(OR(ISBLANK([.$C150]);[.$C150]=&quot;Référentiel&quot;);0;IF(contexte_calcul=&quot;Réalisé&quot;;[.$U150]*[.F150];[.$O150]*[.F150]))" office:value-type="float" office:value="0" calcext:value-type="float">
            <text:p>0 HETD</text:p>
          </table:table-cell>
          <table:table-cell table:style-name="ce33" table:formula="of:=IF([.$C150]=&quot;Référentiel&quot;;IF(contexte_calcul=&quot;Réalisé&quot;;[.$U150];[.$R150]);0)" office:value-type="float" office:value="0" calcext:value-type="float">
            <text:p>0 HETD</text:p>
          </table:table-cell>
          <table:table-cell table:style-name="ce33" table:formula="of:=IF(OR(ISBLANK([.$C150]);[.$C150]=&quot;Référentiel&quot;);0;IF(contexte_calcul=&quot;Réalisé&quot;;[.$W150]*[.D150];[.$R150]*[.D150]))" office:value-type="float" office:value="0" calcext:value-type="float">
            <text:p>0 HETD</text:p>
          </table:table-cell>
          <table:table-cell table:style-name="ce33" table:formula="of:=IF(OR(ISBLANK([.$C150]);[.$C150]=&quot;Référentiel&quot;);0;IF(contexte_calcul=&quot;Réalisé&quot;;[.$W150]*[.E150];[.$R150]*[.E150]))" office:value-type="float" office:value="0" calcext:value-type="float">
            <text:p>0 HETD</text:p>
          </table:table-cell>
          <table:table-cell table:style-name="ce33" table:formula="of:=IF(OR(ISBLANK([.$C150]);[.$C150]=&quot;Référentiel&quot;);0;IF(contexte_calcul=&quot;Réalisé&quot;;[.$W150]*[.F150];[.$R150]*[.F15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0]=&quot;Référentiel&quot;;IF(contexte_calcul=&quot;Réalisé&quot;;[.$W150];[.$R15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51]);[.C151]=&quot;Référentiel&quot;);&quot;&quot;;1-([.D151]+[.E15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51]);0;HLOOKUP(IF(AND([.C151]=&quot;TP&quot;;TP_vaut_TD=&quot;Oui&quot;);&quot;TD&quot;;[.C151]);types_intervention;2;0))*IF(ISBLANK([.G151]);1;[.G151])" office:value-type="float" office:value="0" calcext:value-type="float">
            <text:p>0 HETD</text:p>
          </table:table-cell>
          <table:table-cell table:style-name="ce12" table:formula="of:=IF(ISBLANK([.C151]);0;HLOOKUP([.C151];types_intervention;3;0))*IF(ISBLANK([.G151]);1;[.G151])" office:value-type="float" office:value="0" calcext:value-type="float">
            <text:p>0 HETD</text:p>
          </table:table-cell>
          <table:table-cell table:style-name="ce11" table:formula="of:=IF([.H151]=&quot;Oui&quot;;[.I151]*[.J15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1]/[.$L$522];0)" office:value-type="percentage" office:value="0" calcext:value-type="percentage">
            <text:p>0,00 %</text:p>
          </table:table-cell>
          <table:table-cell table:style-name="ce11" table:formula="of:=MIN(service_du;[.$L$522])*[.N151]" office:value-type="float" office:value="0" calcext:value-type="float">
            <text:p>0 HETD</text:p>
          </table:table-cell>
          <table:table-cell table:style-name="ce28" table:formula="of:=IF([.L151]&lt;&gt;0;[.O151]/[.L151];0)" office:value-type="percentage" office:value="0" calcext:value-type="percentage">
            <text:p>0,00 %</text:p>
          </table:table-cell>
          <table:table-cell table:style-name="ce28" table:formula="of:=IF([.$L$522]&gt;service_du;1-[.P151];0)" office:value-type="percentage" office:value="1" calcext:value-type="percentage">
            <text:p>100,00 %</text:p>
          </table:table-cell>
          <table:table-cell table:style-name="ce26" table:formula="of:=[.I151]*[.Q151]*[.K151]*IF(ISBLANK([.G151]);1;[.G15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0]+[.L151]&gt;service_du;service_du;[.T150]+[.L151]))" office:value-type="float" office:value="188" calcext:value-type="float">
            <text:p>188 HETD</text:p>
          </table:table-cell>
          <table:table-cell table:style-name="ce11" table:formula="of:=IF(service_du=0;0;IF([.T150]+[.L151]&gt;service_du;service_du-[.T150];[.L151]))" office:value-type="float" office:value="0" calcext:value-type="float">
            <text:p>0 HETD</text:p>
          </table:table-cell>
          <table:table-cell table:style-name="ce30" table:formula="of:=IF(service_du=0;[.I151];IF([.J151]&gt;0;IF([.T150]+[.L151]&lt;service_du;0;(([.T150]+[.L151])-service_du)/[.J15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1]+IF([.H151]&lt;&gt;&quot;Oui&quot;;[.I151];0))*[.K151])*IF(ISBLANK([.G151]);1;[.G151])" office:value-type="float" office:value="0" calcext:value-type="float">
            <text:p>0 HETD</text:p>
          </table:table-cell>
          <table:table-cell/>
          <table:table-cell table:style-name="ce33" table:formula="of:=IF(OR(ISBLANK([.$C151]);[.$C151]=&quot;Référentiel&quot;);0;IF(contexte_calcul=&quot;Réalisé&quot;;[.$U151]*[.D151];[.$O151]*[.D151]))" office:value-type="float" office:value="0" calcext:value-type="float">
            <text:p>0 HETD</text:p>
          </table:table-cell>
          <table:table-cell table:style-name="ce33" table:formula="of:=IF(OR(ISBLANK([.$C151]);[.$C151]=&quot;Référentiel&quot;);0;IF(contexte_calcul=&quot;Réalisé&quot;;[.$U151]*[.E151];[.$O151]*[.E151]))" office:value-type="float" office:value="0" calcext:value-type="float">
            <text:p>0 HETD</text:p>
          </table:table-cell>
          <table:table-cell table:style-name="ce33" table:formula="of:=IF(OR(ISBLANK([.$C151]);[.$C151]=&quot;Référentiel&quot;);0;IF(contexte_calcul=&quot;Réalisé&quot;;[.$U151]*[.F151];[.$O151]*[.F151]))" office:value-type="float" office:value="0" calcext:value-type="float">
            <text:p>0 HETD</text:p>
          </table:table-cell>
          <table:table-cell table:style-name="ce33" table:formula="of:=IF([.$C151]=&quot;Référentiel&quot;;IF(contexte_calcul=&quot;Réalisé&quot;;[.$U151];[.$R151]);0)" office:value-type="float" office:value="0" calcext:value-type="float">
            <text:p>0 HETD</text:p>
          </table:table-cell>
          <table:table-cell table:style-name="ce33" table:formula="of:=IF(OR(ISBLANK([.$C151]);[.$C151]=&quot;Référentiel&quot;);0;IF(contexte_calcul=&quot;Réalisé&quot;;[.$W151]*[.D151];[.$R151]*[.D151]))" office:value-type="float" office:value="0" calcext:value-type="float">
            <text:p>0 HETD</text:p>
          </table:table-cell>
          <table:table-cell table:style-name="ce33" table:formula="of:=IF(OR(ISBLANK([.$C151]);[.$C151]=&quot;Référentiel&quot;);0;IF(contexte_calcul=&quot;Réalisé&quot;;[.$W151]*[.E151];[.$R151]*[.E151]))" office:value-type="float" office:value="0" calcext:value-type="float">
            <text:p>0 HETD</text:p>
          </table:table-cell>
          <table:table-cell table:style-name="ce33" table:formula="of:=IF(OR(ISBLANK([.$C151]);[.$C151]=&quot;Référentiel&quot;);0;IF(contexte_calcul=&quot;Réalisé&quot;;[.$W151]*[.F151];[.$R151]*[.F15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1]=&quot;Référentiel&quot;;IF(contexte_calcul=&quot;Réalisé&quot;;[.$W151];[.$R15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52]);[.C152]=&quot;Référentiel&quot;);&quot;&quot;;1-([.D152]+[.E15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52]);0;HLOOKUP(IF(AND([.C152]=&quot;TP&quot;;TP_vaut_TD=&quot;Oui&quot;);&quot;TD&quot;;[.C152]);types_intervention;2;0))*IF(ISBLANK([.G152]);1;[.G152])" office:value-type="float" office:value="0" calcext:value-type="float">
            <text:p>0 HETD</text:p>
          </table:table-cell>
          <table:table-cell table:style-name="ce12" table:formula="of:=IF(ISBLANK([.C152]);0;HLOOKUP([.C152];types_intervention;3;0))*IF(ISBLANK([.G152]);1;[.G152])" office:value-type="float" office:value="0" calcext:value-type="float">
            <text:p>0 HETD</text:p>
          </table:table-cell>
          <table:table-cell table:style-name="ce11" table:formula="of:=IF([.H152]=&quot;Oui&quot;;[.I152]*[.J15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2]/[.$L$522];0)" office:value-type="percentage" office:value="0" calcext:value-type="percentage">
            <text:p>0,00 %</text:p>
          </table:table-cell>
          <table:table-cell table:style-name="ce11" table:formula="of:=MIN(service_du;[.$L$522])*[.N152]" office:value-type="float" office:value="0" calcext:value-type="float">
            <text:p>0 HETD</text:p>
          </table:table-cell>
          <table:table-cell table:style-name="ce28" table:formula="of:=IF([.L152]&lt;&gt;0;[.O152]/[.L152];0)" office:value-type="percentage" office:value="0" calcext:value-type="percentage">
            <text:p>0,00 %</text:p>
          </table:table-cell>
          <table:table-cell table:style-name="ce28" table:formula="of:=IF([.$L$522]&gt;service_du;1-[.P152];0)" office:value-type="percentage" office:value="1" calcext:value-type="percentage">
            <text:p>100,00 %</text:p>
          </table:table-cell>
          <table:table-cell table:style-name="ce26" table:formula="of:=[.I152]*[.Q152]*[.K152]*IF(ISBLANK([.G152]);1;[.G15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1]+[.L152]&gt;service_du;service_du;[.T151]+[.L152]))" office:value-type="float" office:value="188" calcext:value-type="float">
            <text:p>188 HETD</text:p>
          </table:table-cell>
          <table:table-cell table:style-name="ce11" table:formula="of:=IF(service_du=0;0;IF([.T151]+[.L152]&gt;service_du;service_du-[.T151];[.L152]))" office:value-type="float" office:value="0" calcext:value-type="float">
            <text:p>0 HETD</text:p>
          </table:table-cell>
          <table:table-cell table:style-name="ce30" table:formula="of:=IF(service_du=0;[.I152];IF([.J152]&gt;0;IF([.T151]+[.L152]&lt;service_du;0;(([.T151]+[.L152])-service_du)/[.J15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2]+IF([.H152]&lt;&gt;&quot;Oui&quot;;[.I152];0))*[.K152])*IF(ISBLANK([.G152]);1;[.G152])" office:value-type="float" office:value="0" calcext:value-type="float">
            <text:p>0 HETD</text:p>
          </table:table-cell>
          <table:table-cell/>
          <table:table-cell table:style-name="ce33" table:formula="of:=IF(OR(ISBLANK([.$C152]);[.$C152]=&quot;Référentiel&quot;);0;IF(contexte_calcul=&quot;Réalisé&quot;;[.$U152]*[.D152];[.$O152]*[.D152]))" office:value-type="float" office:value="0" calcext:value-type="float">
            <text:p>0 HETD</text:p>
          </table:table-cell>
          <table:table-cell table:style-name="ce33" table:formula="of:=IF(OR(ISBLANK([.$C152]);[.$C152]=&quot;Référentiel&quot;);0;IF(contexte_calcul=&quot;Réalisé&quot;;[.$U152]*[.E152];[.$O152]*[.E152]))" office:value-type="float" office:value="0" calcext:value-type="float">
            <text:p>0 HETD</text:p>
          </table:table-cell>
          <table:table-cell table:style-name="ce33" table:formula="of:=IF(OR(ISBLANK([.$C152]);[.$C152]=&quot;Référentiel&quot;);0;IF(contexte_calcul=&quot;Réalisé&quot;;[.$U152]*[.F152];[.$O152]*[.F152]))" office:value-type="float" office:value="0" calcext:value-type="float">
            <text:p>0 HETD</text:p>
          </table:table-cell>
          <table:table-cell table:style-name="ce33" table:formula="of:=IF([.$C152]=&quot;Référentiel&quot;;IF(contexte_calcul=&quot;Réalisé&quot;;[.$U152];[.$R152]);0)" office:value-type="float" office:value="0" calcext:value-type="float">
            <text:p>0 HETD</text:p>
          </table:table-cell>
          <table:table-cell table:style-name="ce33" table:formula="of:=IF(OR(ISBLANK([.$C152]);[.$C152]=&quot;Référentiel&quot;);0;IF(contexte_calcul=&quot;Réalisé&quot;;[.$W152]*[.D152];[.$R152]*[.D152]))" office:value-type="float" office:value="0" calcext:value-type="float">
            <text:p>0 HETD</text:p>
          </table:table-cell>
          <table:table-cell table:style-name="ce33" table:formula="of:=IF(OR(ISBLANK([.$C152]);[.$C152]=&quot;Référentiel&quot;);0;IF(contexte_calcul=&quot;Réalisé&quot;;[.$W152]*[.E152];[.$R152]*[.E152]))" office:value-type="float" office:value="0" calcext:value-type="float">
            <text:p>0 HETD</text:p>
          </table:table-cell>
          <table:table-cell table:style-name="ce33" table:formula="of:=IF(OR(ISBLANK([.$C152]);[.$C152]=&quot;Référentiel&quot;);0;IF(contexte_calcul=&quot;Réalisé&quot;;[.$W152]*[.F152];[.$R152]*[.F15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2]=&quot;Référentiel&quot;;IF(contexte_calcul=&quot;Réalisé&quot;;[.$W152];[.$R15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53]);[.C153]=&quot;Référentiel&quot;);&quot;&quot;;1-([.D153]+[.E15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53]);0;HLOOKUP(IF(AND([.C153]=&quot;TP&quot;;TP_vaut_TD=&quot;Oui&quot;);&quot;TD&quot;;[.C153]);types_intervention;2;0))*IF(ISBLANK([.G153]);1;[.G153])" office:value-type="float" office:value="0" calcext:value-type="float">
            <text:p>0 HETD</text:p>
          </table:table-cell>
          <table:table-cell table:style-name="ce12" table:formula="of:=IF(ISBLANK([.C153]);0;HLOOKUP([.C153];types_intervention;3;0))*IF(ISBLANK([.G153]);1;[.G153])" office:value-type="float" office:value="0" calcext:value-type="float">
            <text:p>0 HETD</text:p>
          </table:table-cell>
          <table:table-cell table:style-name="ce11" table:formula="of:=IF([.H153]=&quot;Oui&quot;;[.I153]*[.J15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3]/[.$L$522];0)" office:value-type="percentage" office:value="0" calcext:value-type="percentage">
            <text:p>0,00 %</text:p>
          </table:table-cell>
          <table:table-cell table:style-name="ce11" table:formula="of:=MIN(service_du;[.$L$522])*[.N153]" office:value-type="float" office:value="0" calcext:value-type="float">
            <text:p>0 HETD</text:p>
          </table:table-cell>
          <table:table-cell table:style-name="ce28" table:formula="of:=IF([.L153]&lt;&gt;0;[.O153]/[.L153];0)" office:value-type="percentage" office:value="0" calcext:value-type="percentage">
            <text:p>0,00 %</text:p>
          </table:table-cell>
          <table:table-cell table:style-name="ce28" table:formula="of:=IF([.$L$522]&gt;service_du;1-[.P153];0)" office:value-type="percentage" office:value="1" calcext:value-type="percentage">
            <text:p>100,00 %</text:p>
          </table:table-cell>
          <table:table-cell table:style-name="ce26" table:formula="of:=[.I153]*[.Q153]*[.K153]*IF(ISBLANK([.G153]);1;[.G15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2]+[.L153]&gt;service_du;service_du;[.T152]+[.L153]))" office:value-type="float" office:value="188" calcext:value-type="float">
            <text:p>188 HETD</text:p>
          </table:table-cell>
          <table:table-cell table:style-name="ce11" table:formula="of:=IF(service_du=0;0;IF([.T152]+[.L153]&gt;service_du;service_du-[.T152];[.L153]))" office:value-type="float" office:value="0" calcext:value-type="float">
            <text:p>0 HETD</text:p>
          </table:table-cell>
          <table:table-cell table:style-name="ce30" table:formula="of:=IF(service_du=0;[.I153];IF([.J153]&gt;0;IF([.T152]+[.L153]&lt;service_du;0;(([.T152]+[.L153])-service_du)/[.J15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3]+IF([.H153]&lt;&gt;&quot;Oui&quot;;[.I153];0))*[.K153])*IF(ISBLANK([.G153]);1;[.G153])" office:value-type="float" office:value="0" calcext:value-type="float">
            <text:p>0 HETD</text:p>
          </table:table-cell>
          <table:table-cell/>
          <table:table-cell table:style-name="ce33" table:formula="of:=IF(OR(ISBLANK([.$C153]);[.$C153]=&quot;Référentiel&quot;);0;IF(contexte_calcul=&quot;Réalisé&quot;;[.$U153]*[.D153];[.$O153]*[.D153]))" office:value-type="float" office:value="0" calcext:value-type="float">
            <text:p>0 HETD</text:p>
          </table:table-cell>
          <table:table-cell table:style-name="ce33" table:formula="of:=IF(OR(ISBLANK([.$C153]);[.$C153]=&quot;Référentiel&quot;);0;IF(contexte_calcul=&quot;Réalisé&quot;;[.$U153]*[.E153];[.$O153]*[.E153]))" office:value-type="float" office:value="0" calcext:value-type="float">
            <text:p>0 HETD</text:p>
          </table:table-cell>
          <table:table-cell table:style-name="ce33" table:formula="of:=IF(OR(ISBLANK([.$C153]);[.$C153]=&quot;Référentiel&quot;);0;IF(contexte_calcul=&quot;Réalisé&quot;;[.$U153]*[.F153];[.$O153]*[.F153]))" office:value-type="float" office:value="0" calcext:value-type="float">
            <text:p>0 HETD</text:p>
          </table:table-cell>
          <table:table-cell table:style-name="ce33" table:formula="of:=IF([.$C153]=&quot;Référentiel&quot;;IF(contexte_calcul=&quot;Réalisé&quot;;[.$U153];[.$R153]);0)" office:value-type="float" office:value="0" calcext:value-type="float">
            <text:p>0 HETD</text:p>
          </table:table-cell>
          <table:table-cell table:style-name="ce33" table:formula="of:=IF(OR(ISBLANK([.$C153]);[.$C153]=&quot;Référentiel&quot;);0;IF(contexte_calcul=&quot;Réalisé&quot;;[.$W153]*[.D153];[.$R153]*[.D153]))" office:value-type="float" office:value="0" calcext:value-type="float">
            <text:p>0 HETD</text:p>
          </table:table-cell>
          <table:table-cell table:style-name="ce33" table:formula="of:=IF(OR(ISBLANK([.$C153]);[.$C153]=&quot;Référentiel&quot;);0;IF(contexte_calcul=&quot;Réalisé&quot;;[.$W153]*[.E153];[.$R153]*[.E153]))" office:value-type="float" office:value="0" calcext:value-type="float">
            <text:p>0 HETD</text:p>
          </table:table-cell>
          <table:table-cell table:style-name="ce33" table:formula="of:=IF(OR(ISBLANK([.$C153]);[.$C153]=&quot;Référentiel&quot;);0;IF(contexte_calcul=&quot;Réalisé&quot;;[.$W153]*[.F153];[.$R153]*[.F15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3]=&quot;Référentiel&quot;;IF(contexte_calcul=&quot;Réalisé&quot;;[.$W153];[.$R15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54]);[.C154]=&quot;Référentiel&quot;);&quot;&quot;;1-([.D154]+[.E15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54]);0;HLOOKUP(IF(AND([.C154]=&quot;TP&quot;;TP_vaut_TD=&quot;Oui&quot;);&quot;TD&quot;;[.C154]);types_intervention;2;0))*IF(ISBLANK([.G154]);1;[.G154])" office:value-type="float" office:value="0" calcext:value-type="float">
            <text:p>0 HETD</text:p>
          </table:table-cell>
          <table:table-cell table:style-name="ce12" table:formula="of:=IF(ISBLANK([.C154]);0;HLOOKUP([.C154];types_intervention;3;0))*IF(ISBLANK([.G154]);1;[.G154])" office:value-type="float" office:value="0" calcext:value-type="float">
            <text:p>0 HETD</text:p>
          </table:table-cell>
          <table:table-cell table:style-name="ce11" table:formula="of:=IF([.H154]=&quot;Oui&quot;;[.I154]*[.J15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4]/[.$L$522];0)" office:value-type="percentage" office:value="0" calcext:value-type="percentage">
            <text:p>0,00 %</text:p>
          </table:table-cell>
          <table:table-cell table:style-name="ce11" table:formula="of:=MIN(service_du;[.$L$522])*[.N154]" office:value-type="float" office:value="0" calcext:value-type="float">
            <text:p>0 HETD</text:p>
          </table:table-cell>
          <table:table-cell table:style-name="ce28" table:formula="of:=IF([.L154]&lt;&gt;0;[.O154]/[.L154];0)" office:value-type="percentage" office:value="0" calcext:value-type="percentage">
            <text:p>0,00 %</text:p>
          </table:table-cell>
          <table:table-cell table:style-name="ce28" table:formula="of:=IF([.$L$522]&gt;service_du;1-[.P154];0)" office:value-type="percentage" office:value="1" calcext:value-type="percentage">
            <text:p>100,00 %</text:p>
          </table:table-cell>
          <table:table-cell table:style-name="ce26" table:formula="of:=[.I154]*[.Q154]*[.K154]*IF(ISBLANK([.G154]);1;[.G15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3]+[.L154]&gt;service_du;service_du;[.T153]+[.L154]))" office:value-type="float" office:value="188" calcext:value-type="float">
            <text:p>188 HETD</text:p>
          </table:table-cell>
          <table:table-cell table:style-name="ce11" table:formula="of:=IF(service_du=0;0;IF([.T153]+[.L154]&gt;service_du;service_du-[.T153];[.L154]))" office:value-type="float" office:value="0" calcext:value-type="float">
            <text:p>0 HETD</text:p>
          </table:table-cell>
          <table:table-cell table:style-name="ce30" table:formula="of:=IF(service_du=0;[.I154];IF([.J154]&gt;0;IF([.T153]+[.L154]&lt;service_du;0;(([.T153]+[.L154])-service_du)/[.J15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4]+IF([.H154]&lt;&gt;&quot;Oui&quot;;[.I154];0))*[.K154])*IF(ISBLANK([.G154]);1;[.G154])" office:value-type="float" office:value="0" calcext:value-type="float">
            <text:p>0 HETD</text:p>
          </table:table-cell>
          <table:table-cell/>
          <table:table-cell table:style-name="ce33" table:formula="of:=IF(OR(ISBLANK([.$C154]);[.$C154]=&quot;Référentiel&quot;);0;IF(contexte_calcul=&quot;Réalisé&quot;;[.$U154]*[.D154];[.$O154]*[.D154]))" office:value-type="float" office:value="0" calcext:value-type="float">
            <text:p>0 HETD</text:p>
          </table:table-cell>
          <table:table-cell table:style-name="ce33" table:formula="of:=IF(OR(ISBLANK([.$C154]);[.$C154]=&quot;Référentiel&quot;);0;IF(contexte_calcul=&quot;Réalisé&quot;;[.$U154]*[.E154];[.$O154]*[.E154]))" office:value-type="float" office:value="0" calcext:value-type="float">
            <text:p>0 HETD</text:p>
          </table:table-cell>
          <table:table-cell table:style-name="ce33" table:formula="of:=IF(OR(ISBLANK([.$C154]);[.$C154]=&quot;Référentiel&quot;);0;IF(contexte_calcul=&quot;Réalisé&quot;;[.$U154]*[.F154];[.$O154]*[.F154]))" office:value-type="float" office:value="0" calcext:value-type="float">
            <text:p>0 HETD</text:p>
          </table:table-cell>
          <table:table-cell table:style-name="ce33" table:formula="of:=IF([.$C154]=&quot;Référentiel&quot;;IF(contexte_calcul=&quot;Réalisé&quot;;[.$U154];[.$R154]);0)" office:value-type="float" office:value="0" calcext:value-type="float">
            <text:p>0 HETD</text:p>
          </table:table-cell>
          <table:table-cell table:style-name="ce33" table:formula="of:=IF(OR(ISBLANK([.$C154]);[.$C154]=&quot;Référentiel&quot;);0;IF(contexte_calcul=&quot;Réalisé&quot;;[.$W154]*[.D154];[.$R154]*[.D154]))" office:value-type="float" office:value="0" calcext:value-type="float">
            <text:p>0 HETD</text:p>
          </table:table-cell>
          <table:table-cell table:style-name="ce33" table:formula="of:=IF(OR(ISBLANK([.$C154]);[.$C154]=&quot;Référentiel&quot;);0;IF(contexte_calcul=&quot;Réalisé&quot;;[.$W154]*[.E154];[.$R154]*[.E154]))" office:value-type="float" office:value="0" calcext:value-type="float">
            <text:p>0 HETD</text:p>
          </table:table-cell>
          <table:table-cell table:style-name="ce33" table:formula="of:=IF(OR(ISBLANK([.$C154]);[.$C154]=&quot;Référentiel&quot;);0;IF(contexte_calcul=&quot;Réalisé&quot;;[.$W154]*[.F154];[.$R154]*[.F15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4]=&quot;Référentiel&quot;;IF(contexte_calcul=&quot;Réalisé&quot;;[.$W154];[.$R15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55]);[.C155]=&quot;Référentiel&quot;);&quot;&quot;;1-([.D155]+[.E15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55]);0;HLOOKUP(IF(AND([.C155]=&quot;TP&quot;;TP_vaut_TD=&quot;Oui&quot;);&quot;TD&quot;;[.C155]);types_intervention;2;0))*IF(ISBLANK([.G155]);1;[.G155])" office:value-type="float" office:value="0" calcext:value-type="float">
            <text:p>0 HETD</text:p>
          </table:table-cell>
          <table:table-cell table:style-name="ce12" table:formula="of:=IF(ISBLANK([.C155]);0;HLOOKUP([.C155];types_intervention;3;0))*IF(ISBLANK([.G155]);1;[.G155])" office:value-type="float" office:value="0" calcext:value-type="float">
            <text:p>0 HETD</text:p>
          </table:table-cell>
          <table:table-cell table:style-name="ce11" table:formula="of:=IF([.H155]=&quot;Oui&quot;;[.I155]*[.J15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5]/[.$L$522];0)" office:value-type="percentage" office:value="0" calcext:value-type="percentage">
            <text:p>0,00 %</text:p>
          </table:table-cell>
          <table:table-cell table:style-name="ce11" table:formula="of:=MIN(service_du;[.$L$522])*[.N155]" office:value-type="float" office:value="0" calcext:value-type="float">
            <text:p>0 HETD</text:p>
          </table:table-cell>
          <table:table-cell table:style-name="ce28" table:formula="of:=IF([.L155]&lt;&gt;0;[.O155]/[.L155];0)" office:value-type="percentage" office:value="0" calcext:value-type="percentage">
            <text:p>0,00 %</text:p>
          </table:table-cell>
          <table:table-cell table:style-name="ce28" table:formula="of:=IF([.$L$522]&gt;service_du;1-[.P155];0)" office:value-type="percentage" office:value="1" calcext:value-type="percentage">
            <text:p>100,00 %</text:p>
          </table:table-cell>
          <table:table-cell table:style-name="ce26" table:formula="of:=[.I155]*[.Q155]*[.K155]*IF(ISBLANK([.G155]);1;[.G15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4]+[.L155]&gt;service_du;service_du;[.T154]+[.L155]))" office:value-type="float" office:value="188" calcext:value-type="float">
            <text:p>188 HETD</text:p>
          </table:table-cell>
          <table:table-cell table:style-name="ce11" table:formula="of:=IF(service_du=0;0;IF([.T154]+[.L155]&gt;service_du;service_du-[.T154];[.L155]))" office:value-type="float" office:value="0" calcext:value-type="float">
            <text:p>0 HETD</text:p>
          </table:table-cell>
          <table:table-cell table:style-name="ce30" table:formula="of:=IF(service_du=0;[.I155];IF([.J155]&gt;0;IF([.T154]+[.L155]&lt;service_du;0;(([.T154]+[.L155])-service_du)/[.J15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5]+IF([.H155]&lt;&gt;&quot;Oui&quot;;[.I155];0))*[.K155])*IF(ISBLANK([.G155]);1;[.G155])" office:value-type="float" office:value="0" calcext:value-type="float">
            <text:p>0 HETD</text:p>
          </table:table-cell>
          <table:table-cell/>
          <table:table-cell table:style-name="ce33" table:formula="of:=IF(OR(ISBLANK([.$C155]);[.$C155]=&quot;Référentiel&quot;);0;IF(contexte_calcul=&quot;Réalisé&quot;;[.$U155]*[.D155];[.$O155]*[.D155]))" office:value-type="float" office:value="0" calcext:value-type="float">
            <text:p>0 HETD</text:p>
          </table:table-cell>
          <table:table-cell table:style-name="ce33" table:formula="of:=IF(OR(ISBLANK([.$C155]);[.$C155]=&quot;Référentiel&quot;);0;IF(contexte_calcul=&quot;Réalisé&quot;;[.$U155]*[.E155];[.$O155]*[.E155]))" office:value-type="float" office:value="0" calcext:value-type="float">
            <text:p>0 HETD</text:p>
          </table:table-cell>
          <table:table-cell table:style-name="ce33" table:formula="of:=IF(OR(ISBLANK([.$C155]);[.$C155]=&quot;Référentiel&quot;);0;IF(contexte_calcul=&quot;Réalisé&quot;;[.$U155]*[.F155];[.$O155]*[.F155]))" office:value-type="float" office:value="0" calcext:value-type="float">
            <text:p>0 HETD</text:p>
          </table:table-cell>
          <table:table-cell table:style-name="ce33" table:formula="of:=IF([.$C155]=&quot;Référentiel&quot;;IF(contexte_calcul=&quot;Réalisé&quot;;[.$U155];[.$R155]);0)" office:value-type="float" office:value="0" calcext:value-type="float">
            <text:p>0 HETD</text:p>
          </table:table-cell>
          <table:table-cell table:style-name="ce33" table:formula="of:=IF(OR(ISBLANK([.$C155]);[.$C155]=&quot;Référentiel&quot;);0;IF(contexte_calcul=&quot;Réalisé&quot;;[.$W155]*[.D155];[.$R155]*[.D155]))" office:value-type="float" office:value="0" calcext:value-type="float">
            <text:p>0 HETD</text:p>
          </table:table-cell>
          <table:table-cell table:style-name="ce33" table:formula="of:=IF(OR(ISBLANK([.$C155]);[.$C155]=&quot;Référentiel&quot;);0;IF(contexte_calcul=&quot;Réalisé&quot;;[.$W155]*[.E155];[.$R155]*[.E155]))" office:value-type="float" office:value="0" calcext:value-type="float">
            <text:p>0 HETD</text:p>
          </table:table-cell>
          <table:table-cell table:style-name="ce33" table:formula="of:=IF(OR(ISBLANK([.$C155]);[.$C155]=&quot;Référentiel&quot;);0;IF(contexte_calcul=&quot;Réalisé&quot;;[.$W155]*[.F155];[.$R155]*[.F15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5]=&quot;Référentiel&quot;;IF(contexte_calcul=&quot;Réalisé&quot;;[.$W155];[.$R15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56]);[.C156]=&quot;Référentiel&quot;);&quot;&quot;;1-([.D156]+[.E15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56]);0;HLOOKUP(IF(AND([.C156]=&quot;TP&quot;;TP_vaut_TD=&quot;Oui&quot;);&quot;TD&quot;;[.C156]);types_intervention;2;0))*IF(ISBLANK([.G156]);1;[.G156])" office:value-type="float" office:value="0" calcext:value-type="float">
            <text:p>0 HETD</text:p>
          </table:table-cell>
          <table:table-cell table:style-name="ce12" table:formula="of:=IF(ISBLANK([.C156]);0;HLOOKUP([.C156];types_intervention;3;0))*IF(ISBLANK([.G156]);1;[.G156])" office:value-type="float" office:value="0" calcext:value-type="float">
            <text:p>0 HETD</text:p>
          </table:table-cell>
          <table:table-cell table:style-name="ce11" table:formula="of:=IF([.H156]=&quot;Oui&quot;;[.I156]*[.J15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6]/[.$L$522];0)" office:value-type="percentage" office:value="0" calcext:value-type="percentage">
            <text:p>0,00 %</text:p>
          </table:table-cell>
          <table:table-cell table:style-name="ce11" table:formula="of:=MIN(service_du;[.$L$522])*[.N156]" office:value-type="float" office:value="0" calcext:value-type="float">
            <text:p>0 HETD</text:p>
          </table:table-cell>
          <table:table-cell table:style-name="ce28" table:formula="of:=IF([.L156]&lt;&gt;0;[.O156]/[.L156];0)" office:value-type="percentage" office:value="0" calcext:value-type="percentage">
            <text:p>0,00 %</text:p>
          </table:table-cell>
          <table:table-cell table:style-name="ce28" table:formula="of:=IF([.$L$522]&gt;service_du;1-[.P156];0)" office:value-type="percentage" office:value="1" calcext:value-type="percentage">
            <text:p>100,00 %</text:p>
          </table:table-cell>
          <table:table-cell table:style-name="ce26" table:formula="of:=[.I156]*[.Q156]*[.K156]*IF(ISBLANK([.G156]);1;[.G15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5]+[.L156]&gt;service_du;service_du;[.T155]+[.L156]))" office:value-type="float" office:value="188" calcext:value-type="float">
            <text:p>188 HETD</text:p>
          </table:table-cell>
          <table:table-cell table:style-name="ce11" table:formula="of:=IF(service_du=0;0;IF([.T155]+[.L156]&gt;service_du;service_du-[.T155];[.L156]))" office:value-type="float" office:value="0" calcext:value-type="float">
            <text:p>0 HETD</text:p>
          </table:table-cell>
          <table:table-cell table:style-name="ce30" table:formula="of:=IF(service_du=0;[.I156];IF([.J156]&gt;0;IF([.T155]+[.L156]&lt;service_du;0;(([.T155]+[.L156])-service_du)/[.J15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6]+IF([.H156]&lt;&gt;&quot;Oui&quot;;[.I156];0))*[.K156])*IF(ISBLANK([.G156]);1;[.G156])" office:value-type="float" office:value="0" calcext:value-type="float">
            <text:p>0 HETD</text:p>
          </table:table-cell>
          <table:table-cell/>
          <table:table-cell table:style-name="ce33" table:formula="of:=IF(OR(ISBLANK([.$C156]);[.$C156]=&quot;Référentiel&quot;);0;IF(contexte_calcul=&quot;Réalisé&quot;;[.$U156]*[.D156];[.$O156]*[.D156]))" office:value-type="float" office:value="0" calcext:value-type="float">
            <text:p>0 HETD</text:p>
          </table:table-cell>
          <table:table-cell table:style-name="ce33" table:formula="of:=IF(OR(ISBLANK([.$C156]);[.$C156]=&quot;Référentiel&quot;);0;IF(contexte_calcul=&quot;Réalisé&quot;;[.$U156]*[.E156];[.$O156]*[.E156]))" office:value-type="float" office:value="0" calcext:value-type="float">
            <text:p>0 HETD</text:p>
          </table:table-cell>
          <table:table-cell table:style-name="ce33" table:formula="of:=IF(OR(ISBLANK([.$C156]);[.$C156]=&quot;Référentiel&quot;);0;IF(contexte_calcul=&quot;Réalisé&quot;;[.$U156]*[.F156];[.$O156]*[.F156]))" office:value-type="float" office:value="0" calcext:value-type="float">
            <text:p>0 HETD</text:p>
          </table:table-cell>
          <table:table-cell table:style-name="ce33" table:formula="of:=IF([.$C156]=&quot;Référentiel&quot;;IF(contexte_calcul=&quot;Réalisé&quot;;[.$U156];[.$R156]);0)" office:value-type="float" office:value="0" calcext:value-type="float">
            <text:p>0 HETD</text:p>
          </table:table-cell>
          <table:table-cell table:style-name="ce33" table:formula="of:=IF(OR(ISBLANK([.$C156]);[.$C156]=&quot;Référentiel&quot;);0;IF(contexte_calcul=&quot;Réalisé&quot;;[.$W156]*[.D156];[.$R156]*[.D156]))" office:value-type="float" office:value="0" calcext:value-type="float">
            <text:p>0 HETD</text:p>
          </table:table-cell>
          <table:table-cell table:style-name="ce33" table:formula="of:=IF(OR(ISBLANK([.$C156]);[.$C156]=&quot;Référentiel&quot;);0;IF(contexte_calcul=&quot;Réalisé&quot;;[.$W156]*[.E156];[.$R156]*[.E156]))" office:value-type="float" office:value="0" calcext:value-type="float">
            <text:p>0 HETD</text:p>
          </table:table-cell>
          <table:table-cell table:style-name="ce33" table:formula="of:=IF(OR(ISBLANK([.$C156]);[.$C156]=&quot;Référentiel&quot;);0;IF(contexte_calcul=&quot;Réalisé&quot;;[.$W156]*[.F156];[.$R156]*[.F15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6]=&quot;Référentiel&quot;;IF(contexte_calcul=&quot;Réalisé&quot;;[.$W156];[.$R15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57]);[.C157]=&quot;Référentiel&quot;);&quot;&quot;;1-([.D157]+[.E15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57]);0;HLOOKUP(IF(AND([.C157]=&quot;TP&quot;;TP_vaut_TD=&quot;Oui&quot;);&quot;TD&quot;;[.C157]);types_intervention;2;0))*IF(ISBLANK([.G157]);1;[.G157])" office:value-type="float" office:value="0" calcext:value-type="float">
            <text:p>0 HETD</text:p>
          </table:table-cell>
          <table:table-cell table:style-name="ce12" table:formula="of:=IF(ISBLANK([.C157]);0;HLOOKUP([.C157];types_intervention;3;0))*IF(ISBLANK([.G157]);1;[.G157])" office:value-type="float" office:value="0" calcext:value-type="float">
            <text:p>0 HETD</text:p>
          </table:table-cell>
          <table:table-cell table:style-name="ce11" table:formula="of:=IF([.H157]=&quot;Oui&quot;;[.I157]*[.J15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7]/[.$L$522];0)" office:value-type="percentage" office:value="0" calcext:value-type="percentage">
            <text:p>0,00 %</text:p>
          </table:table-cell>
          <table:table-cell table:style-name="ce11" table:formula="of:=MIN(service_du;[.$L$522])*[.N157]" office:value-type="float" office:value="0" calcext:value-type="float">
            <text:p>0 HETD</text:p>
          </table:table-cell>
          <table:table-cell table:style-name="ce28" table:formula="of:=IF([.L157]&lt;&gt;0;[.O157]/[.L157];0)" office:value-type="percentage" office:value="0" calcext:value-type="percentage">
            <text:p>0,00 %</text:p>
          </table:table-cell>
          <table:table-cell table:style-name="ce28" table:formula="of:=IF([.$L$522]&gt;service_du;1-[.P157];0)" office:value-type="percentage" office:value="1" calcext:value-type="percentage">
            <text:p>100,00 %</text:p>
          </table:table-cell>
          <table:table-cell table:style-name="ce26" table:formula="of:=[.I157]*[.Q157]*[.K157]*IF(ISBLANK([.G157]);1;[.G15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6]+[.L157]&gt;service_du;service_du;[.T156]+[.L157]))" office:value-type="float" office:value="188" calcext:value-type="float">
            <text:p>188 HETD</text:p>
          </table:table-cell>
          <table:table-cell table:style-name="ce11" table:formula="of:=IF(service_du=0;0;IF([.T156]+[.L157]&gt;service_du;service_du-[.T156];[.L157]))" office:value-type="float" office:value="0" calcext:value-type="float">
            <text:p>0 HETD</text:p>
          </table:table-cell>
          <table:table-cell table:style-name="ce30" table:formula="of:=IF(service_du=0;[.I157];IF([.J157]&gt;0;IF([.T156]+[.L157]&lt;service_du;0;(([.T156]+[.L157])-service_du)/[.J15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7]+IF([.H157]&lt;&gt;&quot;Oui&quot;;[.I157];0))*[.K157])*IF(ISBLANK([.G157]);1;[.G157])" office:value-type="float" office:value="0" calcext:value-type="float">
            <text:p>0 HETD</text:p>
          </table:table-cell>
          <table:table-cell/>
          <table:table-cell table:style-name="ce33" table:formula="of:=IF(OR(ISBLANK([.$C157]);[.$C157]=&quot;Référentiel&quot;);0;IF(contexte_calcul=&quot;Réalisé&quot;;[.$U157]*[.D157];[.$O157]*[.D157]))" office:value-type="float" office:value="0" calcext:value-type="float">
            <text:p>0 HETD</text:p>
          </table:table-cell>
          <table:table-cell table:style-name="ce33" table:formula="of:=IF(OR(ISBLANK([.$C157]);[.$C157]=&quot;Référentiel&quot;);0;IF(contexte_calcul=&quot;Réalisé&quot;;[.$U157]*[.E157];[.$O157]*[.E157]))" office:value-type="float" office:value="0" calcext:value-type="float">
            <text:p>0 HETD</text:p>
          </table:table-cell>
          <table:table-cell table:style-name="ce33" table:formula="of:=IF(OR(ISBLANK([.$C157]);[.$C157]=&quot;Référentiel&quot;);0;IF(contexte_calcul=&quot;Réalisé&quot;;[.$U157]*[.F157];[.$O157]*[.F157]))" office:value-type="float" office:value="0" calcext:value-type="float">
            <text:p>0 HETD</text:p>
          </table:table-cell>
          <table:table-cell table:style-name="ce33" table:formula="of:=IF([.$C157]=&quot;Référentiel&quot;;IF(contexte_calcul=&quot;Réalisé&quot;;[.$U157];[.$R157]);0)" office:value-type="float" office:value="0" calcext:value-type="float">
            <text:p>0 HETD</text:p>
          </table:table-cell>
          <table:table-cell table:style-name="ce33" table:formula="of:=IF(OR(ISBLANK([.$C157]);[.$C157]=&quot;Référentiel&quot;);0;IF(contexte_calcul=&quot;Réalisé&quot;;[.$W157]*[.D157];[.$R157]*[.D157]))" office:value-type="float" office:value="0" calcext:value-type="float">
            <text:p>0 HETD</text:p>
          </table:table-cell>
          <table:table-cell table:style-name="ce33" table:formula="of:=IF(OR(ISBLANK([.$C157]);[.$C157]=&quot;Référentiel&quot;);0;IF(contexte_calcul=&quot;Réalisé&quot;;[.$W157]*[.E157];[.$R157]*[.E157]))" office:value-type="float" office:value="0" calcext:value-type="float">
            <text:p>0 HETD</text:p>
          </table:table-cell>
          <table:table-cell table:style-name="ce33" table:formula="of:=IF(OR(ISBLANK([.$C157]);[.$C157]=&quot;Référentiel&quot;);0;IF(contexte_calcul=&quot;Réalisé&quot;;[.$W157]*[.F157];[.$R157]*[.F15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7]=&quot;Référentiel&quot;;IF(contexte_calcul=&quot;Réalisé&quot;;[.$W157];[.$R15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58]);[.C158]=&quot;Référentiel&quot;);&quot;&quot;;1-([.D158]+[.E15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58]);0;HLOOKUP(IF(AND([.C158]=&quot;TP&quot;;TP_vaut_TD=&quot;Oui&quot;);&quot;TD&quot;;[.C158]);types_intervention;2;0))*IF(ISBLANK([.G158]);1;[.G158])" office:value-type="float" office:value="0" calcext:value-type="float">
            <text:p>0 HETD</text:p>
          </table:table-cell>
          <table:table-cell table:style-name="ce12" table:formula="of:=IF(ISBLANK([.C158]);0;HLOOKUP([.C158];types_intervention;3;0))*IF(ISBLANK([.G158]);1;[.G158])" office:value-type="float" office:value="0" calcext:value-type="float">
            <text:p>0 HETD</text:p>
          </table:table-cell>
          <table:table-cell table:style-name="ce11" table:formula="of:=IF([.H158]=&quot;Oui&quot;;[.I158]*[.J15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8]/[.$L$522];0)" office:value-type="percentage" office:value="0" calcext:value-type="percentage">
            <text:p>0,00 %</text:p>
          </table:table-cell>
          <table:table-cell table:style-name="ce11" table:formula="of:=MIN(service_du;[.$L$522])*[.N158]" office:value-type="float" office:value="0" calcext:value-type="float">
            <text:p>0 HETD</text:p>
          </table:table-cell>
          <table:table-cell table:style-name="ce28" table:formula="of:=IF([.L158]&lt;&gt;0;[.O158]/[.L158];0)" office:value-type="percentage" office:value="0" calcext:value-type="percentage">
            <text:p>0,00 %</text:p>
          </table:table-cell>
          <table:table-cell table:style-name="ce28" table:formula="of:=IF([.$L$522]&gt;service_du;1-[.P158];0)" office:value-type="percentage" office:value="1" calcext:value-type="percentage">
            <text:p>100,00 %</text:p>
          </table:table-cell>
          <table:table-cell table:style-name="ce26" table:formula="of:=[.I158]*[.Q158]*[.K158]*IF(ISBLANK([.G158]);1;[.G15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7]+[.L158]&gt;service_du;service_du;[.T157]+[.L158]))" office:value-type="float" office:value="188" calcext:value-type="float">
            <text:p>188 HETD</text:p>
          </table:table-cell>
          <table:table-cell table:style-name="ce11" table:formula="of:=IF(service_du=0;0;IF([.T157]+[.L158]&gt;service_du;service_du-[.T157];[.L158]))" office:value-type="float" office:value="0" calcext:value-type="float">
            <text:p>0 HETD</text:p>
          </table:table-cell>
          <table:table-cell table:style-name="ce30" table:formula="of:=IF(service_du=0;[.I158];IF([.J158]&gt;0;IF([.T157]+[.L158]&lt;service_du;0;(([.T157]+[.L158])-service_du)/[.J15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8]+IF([.H158]&lt;&gt;&quot;Oui&quot;;[.I158];0))*[.K158])*IF(ISBLANK([.G158]);1;[.G158])" office:value-type="float" office:value="0" calcext:value-type="float">
            <text:p>0 HETD</text:p>
          </table:table-cell>
          <table:table-cell/>
          <table:table-cell table:style-name="ce33" table:formula="of:=IF(OR(ISBLANK([.$C158]);[.$C158]=&quot;Référentiel&quot;);0;IF(contexte_calcul=&quot;Réalisé&quot;;[.$U158]*[.D158];[.$O158]*[.D158]))" office:value-type="float" office:value="0" calcext:value-type="float">
            <text:p>0 HETD</text:p>
          </table:table-cell>
          <table:table-cell table:style-name="ce33" table:formula="of:=IF(OR(ISBLANK([.$C158]);[.$C158]=&quot;Référentiel&quot;);0;IF(contexte_calcul=&quot;Réalisé&quot;;[.$U158]*[.E158];[.$O158]*[.E158]))" office:value-type="float" office:value="0" calcext:value-type="float">
            <text:p>0 HETD</text:p>
          </table:table-cell>
          <table:table-cell table:style-name="ce33" table:formula="of:=IF(OR(ISBLANK([.$C158]);[.$C158]=&quot;Référentiel&quot;);0;IF(contexte_calcul=&quot;Réalisé&quot;;[.$U158]*[.F158];[.$O158]*[.F158]))" office:value-type="float" office:value="0" calcext:value-type="float">
            <text:p>0 HETD</text:p>
          </table:table-cell>
          <table:table-cell table:style-name="ce33" table:formula="of:=IF([.$C158]=&quot;Référentiel&quot;;IF(contexte_calcul=&quot;Réalisé&quot;;[.$U158];[.$R158]);0)" office:value-type="float" office:value="0" calcext:value-type="float">
            <text:p>0 HETD</text:p>
          </table:table-cell>
          <table:table-cell table:style-name="ce33" table:formula="of:=IF(OR(ISBLANK([.$C158]);[.$C158]=&quot;Référentiel&quot;);0;IF(contexte_calcul=&quot;Réalisé&quot;;[.$W158]*[.D158];[.$R158]*[.D158]))" office:value-type="float" office:value="0" calcext:value-type="float">
            <text:p>0 HETD</text:p>
          </table:table-cell>
          <table:table-cell table:style-name="ce33" table:formula="of:=IF(OR(ISBLANK([.$C158]);[.$C158]=&quot;Référentiel&quot;);0;IF(contexte_calcul=&quot;Réalisé&quot;;[.$W158]*[.E158];[.$R158]*[.E158]))" office:value-type="float" office:value="0" calcext:value-type="float">
            <text:p>0 HETD</text:p>
          </table:table-cell>
          <table:table-cell table:style-name="ce33" table:formula="of:=IF(OR(ISBLANK([.$C158]);[.$C158]=&quot;Référentiel&quot;);0;IF(contexte_calcul=&quot;Réalisé&quot;;[.$W158]*[.F158];[.$R158]*[.F15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8]=&quot;Référentiel&quot;;IF(contexte_calcul=&quot;Réalisé&quot;;[.$W158];[.$R15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59]);[.C159]=&quot;Référentiel&quot;);&quot;&quot;;1-([.D159]+[.E15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59]);0;HLOOKUP(IF(AND([.C159]=&quot;TP&quot;;TP_vaut_TD=&quot;Oui&quot;);&quot;TD&quot;;[.C159]);types_intervention;2;0))*IF(ISBLANK([.G159]);1;[.G159])" office:value-type="float" office:value="0" calcext:value-type="float">
            <text:p>0 HETD</text:p>
          </table:table-cell>
          <table:table-cell table:style-name="ce12" table:formula="of:=IF(ISBLANK([.C159]);0;HLOOKUP([.C159];types_intervention;3;0))*IF(ISBLANK([.G159]);1;[.G159])" office:value-type="float" office:value="0" calcext:value-type="float">
            <text:p>0 HETD</text:p>
          </table:table-cell>
          <table:table-cell table:style-name="ce11" table:formula="of:=IF([.H159]=&quot;Oui&quot;;[.I159]*[.J15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9]/[.$L$522];0)" office:value-type="percentage" office:value="0" calcext:value-type="percentage">
            <text:p>0,00 %</text:p>
          </table:table-cell>
          <table:table-cell table:style-name="ce11" table:formula="of:=MIN(service_du;[.$L$522])*[.N159]" office:value-type="float" office:value="0" calcext:value-type="float">
            <text:p>0 HETD</text:p>
          </table:table-cell>
          <table:table-cell table:style-name="ce28" table:formula="of:=IF([.L159]&lt;&gt;0;[.O159]/[.L159];0)" office:value-type="percentage" office:value="0" calcext:value-type="percentage">
            <text:p>0,00 %</text:p>
          </table:table-cell>
          <table:table-cell table:style-name="ce28" table:formula="of:=IF([.$L$522]&gt;service_du;1-[.P159];0)" office:value-type="percentage" office:value="1" calcext:value-type="percentage">
            <text:p>100,00 %</text:p>
          </table:table-cell>
          <table:table-cell table:style-name="ce26" table:formula="of:=[.I159]*[.Q159]*[.K159]*IF(ISBLANK([.G159]);1;[.G15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8]+[.L159]&gt;service_du;service_du;[.T158]+[.L159]))" office:value-type="float" office:value="188" calcext:value-type="float">
            <text:p>188 HETD</text:p>
          </table:table-cell>
          <table:table-cell table:style-name="ce11" table:formula="of:=IF(service_du=0;0;IF([.T158]+[.L159]&gt;service_du;service_du-[.T158];[.L159]))" office:value-type="float" office:value="0" calcext:value-type="float">
            <text:p>0 HETD</text:p>
          </table:table-cell>
          <table:table-cell table:style-name="ce30" table:formula="of:=IF(service_du=0;[.I159];IF([.J159]&gt;0;IF([.T158]+[.L159]&lt;service_du;0;(([.T158]+[.L159])-service_du)/[.J15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9]+IF([.H159]&lt;&gt;&quot;Oui&quot;;[.I159];0))*[.K159])*IF(ISBLANK([.G159]);1;[.G159])" office:value-type="float" office:value="0" calcext:value-type="float">
            <text:p>0 HETD</text:p>
          </table:table-cell>
          <table:table-cell/>
          <table:table-cell table:style-name="ce33" table:formula="of:=IF(OR(ISBLANK([.$C159]);[.$C159]=&quot;Référentiel&quot;);0;IF(contexte_calcul=&quot;Réalisé&quot;;[.$U159]*[.D159];[.$O159]*[.D159]))" office:value-type="float" office:value="0" calcext:value-type="float">
            <text:p>0 HETD</text:p>
          </table:table-cell>
          <table:table-cell table:style-name="ce33" table:formula="of:=IF(OR(ISBLANK([.$C159]);[.$C159]=&quot;Référentiel&quot;);0;IF(contexte_calcul=&quot;Réalisé&quot;;[.$U159]*[.E159];[.$O159]*[.E159]))" office:value-type="float" office:value="0" calcext:value-type="float">
            <text:p>0 HETD</text:p>
          </table:table-cell>
          <table:table-cell table:style-name="ce33" table:formula="of:=IF(OR(ISBLANK([.$C159]);[.$C159]=&quot;Référentiel&quot;);0;IF(contexte_calcul=&quot;Réalisé&quot;;[.$U159]*[.F159];[.$O159]*[.F159]))" office:value-type="float" office:value="0" calcext:value-type="float">
            <text:p>0 HETD</text:p>
          </table:table-cell>
          <table:table-cell table:style-name="ce33" table:formula="of:=IF([.$C159]=&quot;Référentiel&quot;;IF(contexte_calcul=&quot;Réalisé&quot;;[.$U159];[.$R159]);0)" office:value-type="float" office:value="0" calcext:value-type="float">
            <text:p>0 HETD</text:p>
          </table:table-cell>
          <table:table-cell table:style-name="ce33" table:formula="of:=IF(OR(ISBLANK([.$C159]);[.$C159]=&quot;Référentiel&quot;);0;IF(contexte_calcul=&quot;Réalisé&quot;;[.$W159]*[.D159];[.$R159]*[.D159]))" office:value-type="float" office:value="0" calcext:value-type="float">
            <text:p>0 HETD</text:p>
          </table:table-cell>
          <table:table-cell table:style-name="ce33" table:formula="of:=IF(OR(ISBLANK([.$C159]);[.$C159]=&quot;Référentiel&quot;);0;IF(contexte_calcul=&quot;Réalisé&quot;;[.$W159]*[.E159];[.$R159]*[.E159]))" office:value-type="float" office:value="0" calcext:value-type="float">
            <text:p>0 HETD</text:p>
          </table:table-cell>
          <table:table-cell table:style-name="ce33" table:formula="of:=IF(OR(ISBLANK([.$C159]);[.$C159]=&quot;Référentiel&quot;);0;IF(contexte_calcul=&quot;Réalisé&quot;;[.$W159]*[.F159];[.$R159]*[.F15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9]=&quot;Référentiel&quot;;IF(contexte_calcul=&quot;Réalisé&quot;;[.$W159];[.$R15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60]);[.C160]=&quot;Référentiel&quot;);&quot;&quot;;1-([.D160]+[.E16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60]);0;HLOOKUP(IF(AND([.C160]=&quot;TP&quot;;TP_vaut_TD=&quot;Oui&quot;);&quot;TD&quot;;[.C160]);types_intervention;2;0))*IF(ISBLANK([.G160]);1;[.G160])" office:value-type="float" office:value="0" calcext:value-type="float">
            <text:p>0 HETD</text:p>
          </table:table-cell>
          <table:table-cell table:style-name="ce12" table:formula="of:=IF(ISBLANK([.C160]);0;HLOOKUP([.C160];types_intervention;3;0))*IF(ISBLANK([.G160]);1;[.G160])" office:value-type="float" office:value="0" calcext:value-type="float">
            <text:p>0 HETD</text:p>
          </table:table-cell>
          <table:table-cell table:style-name="ce11" table:formula="of:=IF([.H160]=&quot;Oui&quot;;[.I160]*[.J16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0]/[.$L$522];0)" office:value-type="percentage" office:value="0" calcext:value-type="percentage">
            <text:p>0,00 %</text:p>
          </table:table-cell>
          <table:table-cell table:style-name="ce11" table:formula="of:=MIN(service_du;[.$L$522])*[.N160]" office:value-type="float" office:value="0" calcext:value-type="float">
            <text:p>0 HETD</text:p>
          </table:table-cell>
          <table:table-cell table:style-name="ce28" table:formula="of:=IF([.L160]&lt;&gt;0;[.O160]/[.L160];0)" office:value-type="percentage" office:value="0" calcext:value-type="percentage">
            <text:p>0,00 %</text:p>
          </table:table-cell>
          <table:table-cell table:style-name="ce28" table:formula="of:=IF([.$L$522]&gt;service_du;1-[.P160];0)" office:value-type="percentage" office:value="1" calcext:value-type="percentage">
            <text:p>100,00 %</text:p>
          </table:table-cell>
          <table:table-cell table:style-name="ce26" table:formula="of:=[.I160]*[.Q160]*[.K160]*IF(ISBLANK([.G160]);1;[.G16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9]+[.L160]&gt;service_du;service_du;[.T159]+[.L160]))" office:value-type="float" office:value="188" calcext:value-type="float">
            <text:p>188 HETD</text:p>
          </table:table-cell>
          <table:table-cell table:style-name="ce11" table:formula="of:=IF(service_du=0;0;IF([.T159]+[.L160]&gt;service_du;service_du-[.T159];[.L160]))" office:value-type="float" office:value="0" calcext:value-type="float">
            <text:p>0 HETD</text:p>
          </table:table-cell>
          <table:table-cell table:style-name="ce30" table:formula="of:=IF(service_du=0;[.I160];IF([.J160]&gt;0;IF([.T159]+[.L160]&lt;service_du;0;(([.T159]+[.L160])-service_du)/[.J16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0]+IF([.H160]&lt;&gt;&quot;Oui&quot;;[.I160];0))*[.K160])*IF(ISBLANK([.G160]);1;[.G160])" office:value-type="float" office:value="0" calcext:value-type="float">
            <text:p>0 HETD</text:p>
          </table:table-cell>
          <table:table-cell/>
          <table:table-cell table:style-name="ce33" table:formula="of:=IF(OR(ISBLANK([.$C160]);[.$C160]=&quot;Référentiel&quot;);0;IF(contexte_calcul=&quot;Réalisé&quot;;[.$U160]*[.D160];[.$O160]*[.D160]))" office:value-type="float" office:value="0" calcext:value-type="float">
            <text:p>0 HETD</text:p>
          </table:table-cell>
          <table:table-cell table:style-name="ce33" table:formula="of:=IF(OR(ISBLANK([.$C160]);[.$C160]=&quot;Référentiel&quot;);0;IF(contexte_calcul=&quot;Réalisé&quot;;[.$U160]*[.E160];[.$O160]*[.E160]))" office:value-type="float" office:value="0" calcext:value-type="float">
            <text:p>0 HETD</text:p>
          </table:table-cell>
          <table:table-cell table:style-name="ce33" table:formula="of:=IF(OR(ISBLANK([.$C160]);[.$C160]=&quot;Référentiel&quot;);0;IF(contexte_calcul=&quot;Réalisé&quot;;[.$U160]*[.F160];[.$O160]*[.F160]))" office:value-type="float" office:value="0" calcext:value-type="float">
            <text:p>0 HETD</text:p>
          </table:table-cell>
          <table:table-cell table:style-name="ce33" table:formula="of:=IF([.$C160]=&quot;Référentiel&quot;;IF(contexte_calcul=&quot;Réalisé&quot;;[.$U160];[.$R160]);0)" office:value-type="float" office:value="0" calcext:value-type="float">
            <text:p>0 HETD</text:p>
          </table:table-cell>
          <table:table-cell table:style-name="ce33" table:formula="of:=IF(OR(ISBLANK([.$C160]);[.$C160]=&quot;Référentiel&quot;);0;IF(contexte_calcul=&quot;Réalisé&quot;;[.$W160]*[.D160];[.$R160]*[.D160]))" office:value-type="float" office:value="0" calcext:value-type="float">
            <text:p>0 HETD</text:p>
          </table:table-cell>
          <table:table-cell table:style-name="ce33" table:formula="of:=IF(OR(ISBLANK([.$C160]);[.$C160]=&quot;Référentiel&quot;);0;IF(contexte_calcul=&quot;Réalisé&quot;;[.$W160]*[.E160];[.$R160]*[.E160]))" office:value-type="float" office:value="0" calcext:value-type="float">
            <text:p>0 HETD</text:p>
          </table:table-cell>
          <table:table-cell table:style-name="ce33" table:formula="of:=IF(OR(ISBLANK([.$C160]);[.$C160]=&quot;Référentiel&quot;);0;IF(contexte_calcul=&quot;Réalisé&quot;;[.$W160]*[.F160];[.$R160]*[.F16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0]=&quot;Référentiel&quot;;IF(contexte_calcul=&quot;Réalisé&quot;;[.$W160];[.$R16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61]);[.C161]=&quot;Référentiel&quot;);&quot;&quot;;1-([.D161]+[.E16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61]);0;HLOOKUP(IF(AND([.C161]=&quot;TP&quot;;TP_vaut_TD=&quot;Oui&quot;);&quot;TD&quot;;[.C161]);types_intervention;2;0))*IF(ISBLANK([.G161]);1;[.G161])" office:value-type="float" office:value="0" calcext:value-type="float">
            <text:p>0 HETD</text:p>
          </table:table-cell>
          <table:table-cell table:style-name="ce12" table:formula="of:=IF(ISBLANK([.C161]);0;HLOOKUP([.C161];types_intervention;3;0))*IF(ISBLANK([.G161]);1;[.G161])" office:value-type="float" office:value="0" calcext:value-type="float">
            <text:p>0 HETD</text:p>
          </table:table-cell>
          <table:table-cell table:style-name="ce11" table:formula="of:=IF([.H161]=&quot;Oui&quot;;[.I161]*[.J16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1]/[.$L$522];0)" office:value-type="percentage" office:value="0" calcext:value-type="percentage">
            <text:p>0,00 %</text:p>
          </table:table-cell>
          <table:table-cell table:style-name="ce11" table:formula="of:=MIN(service_du;[.$L$522])*[.N161]" office:value-type="float" office:value="0" calcext:value-type="float">
            <text:p>0 HETD</text:p>
          </table:table-cell>
          <table:table-cell table:style-name="ce28" table:formula="of:=IF([.L161]&lt;&gt;0;[.O161]/[.L161];0)" office:value-type="percentage" office:value="0" calcext:value-type="percentage">
            <text:p>0,00 %</text:p>
          </table:table-cell>
          <table:table-cell table:style-name="ce28" table:formula="of:=IF([.$L$522]&gt;service_du;1-[.P161];0)" office:value-type="percentage" office:value="1" calcext:value-type="percentage">
            <text:p>100,00 %</text:p>
          </table:table-cell>
          <table:table-cell table:style-name="ce26" table:formula="of:=[.I161]*[.Q161]*[.K161]*IF(ISBLANK([.G161]);1;[.G16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0]+[.L161]&gt;service_du;service_du;[.T160]+[.L161]))" office:value-type="float" office:value="188" calcext:value-type="float">
            <text:p>188 HETD</text:p>
          </table:table-cell>
          <table:table-cell table:style-name="ce11" table:formula="of:=IF(service_du=0;0;IF([.T160]+[.L161]&gt;service_du;service_du-[.T160];[.L161]))" office:value-type="float" office:value="0" calcext:value-type="float">
            <text:p>0 HETD</text:p>
          </table:table-cell>
          <table:table-cell table:style-name="ce30" table:formula="of:=IF(service_du=0;[.I161];IF([.J161]&gt;0;IF([.T160]+[.L161]&lt;service_du;0;(([.T160]+[.L161])-service_du)/[.J16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1]+IF([.H161]&lt;&gt;&quot;Oui&quot;;[.I161];0))*[.K161])*IF(ISBLANK([.G161]);1;[.G161])" office:value-type="float" office:value="0" calcext:value-type="float">
            <text:p>0 HETD</text:p>
          </table:table-cell>
          <table:table-cell/>
          <table:table-cell table:style-name="ce33" table:formula="of:=IF(OR(ISBLANK([.$C161]);[.$C161]=&quot;Référentiel&quot;);0;IF(contexte_calcul=&quot;Réalisé&quot;;[.$U161]*[.D161];[.$O161]*[.D161]))" office:value-type="float" office:value="0" calcext:value-type="float">
            <text:p>0 HETD</text:p>
          </table:table-cell>
          <table:table-cell table:style-name="ce33" table:formula="of:=IF(OR(ISBLANK([.$C161]);[.$C161]=&quot;Référentiel&quot;);0;IF(contexte_calcul=&quot;Réalisé&quot;;[.$U161]*[.E161];[.$O161]*[.E161]))" office:value-type="float" office:value="0" calcext:value-type="float">
            <text:p>0 HETD</text:p>
          </table:table-cell>
          <table:table-cell table:style-name="ce33" table:formula="of:=IF(OR(ISBLANK([.$C161]);[.$C161]=&quot;Référentiel&quot;);0;IF(contexte_calcul=&quot;Réalisé&quot;;[.$U161]*[.F161];[.$O161]*[.F161]))" office:value-type="float" office:value="0" calcext:value-type="float">
            <text:p>0 HETD</text:p>
          </table:table-cell>
          <table:table-cell table:style-name="ce33" table:formula="of:=IF([.$C161]=&quot;Référentiel&quot;;IF(contexte_calcul=&quot;Réalisé&quot;;[.$U161];[.$R161]);0)" office:value-type="float" office:value="0" calcext:value-type="float">
            <text:p>0 HETD</text:p>
          </table:table-cell>
          <table:table-cell table:style-name="ce33" table:formula="of:=IF(OR(ISBLANK([.$C161]);[.$C161]=&quot;Référentiel&quot;);0;IF(contexte_calcul=&quot;Réalisé&quot;;[.$W161]*[.D161];[.$R161]*[.D161]))" office:value-type="float" office:value="0" calcext:value-type="float">
            <text:p>0 HETD</text:p>
          </table:table-cell>
          <table:table-cell table:style-name="ce33" table:formula="of:=IF(OR(ISBLANK([.$C161]);[.$C161]=&quot;Référentiel&quot;);0;IF(contexte_calcul=&quot;Réalisé&quot;;[.$W161]*[.E161];[.$R161]*[.E161]))" office:value-type="float" office:value="0" calcext:value-type="float">
            <text:p>0 HETD</text:p>
          </table:table-cell>
          <table:table-cell table:style-name="ce33" table:formula="of:=IF(OR(ISBLANK([.$C161]);[.$C161]=&quot;Référentiel&quot;);0;IF(contexte_calcul=&quot;Réalisé&quot;;[.$W161]*[.F161];[.$R161]*[.F16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1]=&quot;Référentiel&quot;;IF(contexte_calcul=&quot;Réalisé&quot;;[.$W161];[.$R16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62]);[.C162]=&quot;Référentiel&quot;);&quot;&quot;;1-([.D162]+[.E16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62]);0;HLOOKUP(IF(AND([.C162]=&quot;TP&quot;;TP_vaut_TD=&quot;Oui&quot;);&quot;TD&quot;;[.C162]);types_intervention;2;0))*IF(ISBLANK([.G162]);1;[.G162])" office:value-type="float" office:value="0" calcext:value-type="float">
            <text:p>0 HETD</text:p>
          </table:table-cell>
          <table:table-cell table:style-name="ce12" table:formula="of:=IF(ISBLANK([.C162]);0;HLOOKUP([.C162];types_intervention;3;0))*IF(ISBLANK([.G162]);1;[.G162])" office:value-type="float" office:value="0" calcext:value-type="float">
            <text:p>0 HETD</text:p>
          </table:table-cell>
          <table:table-cell table:style-name="ce11" table:formula="of:=IF([.H162]=&quot;Oui&quot;;[.I162]*[.J16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2]/[.$L$522];0)" office:value-type="percentage" office:value="0" calcext:value-type="percentage">
            <text:p>0,00 %</text:p>
          </table:table-cell>
          <table:table-cell table:style-name="ce11" table:formula="of:=MIN(service_du;[.$L$522])*[.N162]" office:value-type="float" office:value="0" calcext:value-type="float">
            <text:p>0 HETD</text:p>
          </table:table-cell>
          <table:table-cell table:style-name="ce28" table:formula="of:=IF([.L162]&lt;&gt;0;[.O162]/[.L162];0)" office:value-type="percentage" office:value="0" calcext:value-type="percentage">
            <text:p>0,00 %</text:p>
          </table:table-cell>
          <table:table-cell table:style-name="ce28" table:formula="of:=IF([.$L$522]&gt;service_du;1-[.P162];0)" office:value-type="percentage" office:value="1" calcext:value-type="percentage">
            <text:p>100,00 %</text:p>
          </table:table-cell>
          <table:table-cell table:style-name="ce26" table:formula="of:=[.I162]*[.Q162]*[.K162]*IF(ISBLANK([.G162]);1;[.G16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1]+[.L162]&gt;service_du;service_du;[.T161]+[.L162]))" office:value-type="float" office:value="188" calcext:value-type="float">
            <text:p>188 HETD</text:p>
          </table:table-cell>
          <table:table-cell table:style-name="ce11" table:formula="of:=IF(service_du=0;0;IF([.T161]+[.L162]&gt;service_du;service_du-[.T161];[.L162]))" office:value-type="float" office:value="0" calcext:value-type="float">
            <text:p>0 HETD</text:p>
          </table:table-cell>
          <table:table-cell table:style-name="ce30" table:formula="of:=IF(service_du=0;[.I162];IF([.J162]&gt;0;IF([.T161]+[.L162]&lt;service_du;0;(([.T161]+[.L162])-service_du)/[.J16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2]+IF([.H162]&lt;&gt;&quot;Oui&quot;;[.I162];0))*[.K162])*IF(ISBLANK([.G162]);1;[.G162])" office:value-type="float" office:value="0" calcext:value-type="float">
            <text:p>0 HETD</text:p>
          </table:table-cell>
          <table:table-cell/>
          <table:table-cell table:style-name="ce33" table:formula="of:=IF(OR(ISBLANK([.$C162]);[.$C162]=&quot;Référentiel&quot;);0;IF(contexte_calcul=&quot;Réalisé&quot;;[.$U162]*[.D162];[.$O162]*[.D162]))" office:value-type="float" office:value="0" calcext:value-type="float">
            <text:p>0 HETD</text:p>
          </table:table-cell>
          <table:table-cell table:style-name="ce33" table:formula="of:=IF(OR(ISBLANK([.$C162]);[.$C162]=&quot;Référentiel&quot;);0;IF(contexte_calcul=&quot;Réalisé&quot;;[.$U162]*[.E162];[.$O162]*[.E162]))" office:value-type="float" office:value="0" calcext:value-type="float">
            <text:p>0 HETD</text:p>
          </table:table-cell>
          <table:table-cell table:style-name="ce33" table:formula="of:=IF(OR(ISBLANK([.$C162]);[.$C162]=&quot;Référentiel&quot;);0;IF(contexte_calcul=&quot;Réalisé&quot;;[.$U162]*[.F162];[.$O162]*[.F162]))" office:value-type="float" office:value="0" calcext:value-type="float">
            <text:p>0 HETD</text:p>
          </table:table-cell>
          <table:table-cell table:style-name="ce33" table:formula="of:=IF([.$C162]=&quot;Référentiel&quot;;IF(contexte_calcul=&quot;Réalisé&quot;;[.$U162];[.$R162]);0)" office:value-type="float" office:value="0" calcext:value-type="float">
            <text:p>0 HETD</text:p>
          </table:table-cell>
          <table:table-cell table:style-name="ce33" table:formula="of:=IF(OR(ISBLANK([.$C162]);[.$C162]=&quot;Référentiel&quot;);0;IF(contexte_calcul=&quot;Réalisé&quot;;[.$W162]*[.D162];[.$R162]*[.D162]))" office:value-type="float" office:value="0" calcext:value-type="float">
            <text:p>0 HETD</text:p>
          </table:table-cell>
          <table:table-cell table:style-name="ce33" table:formula="of:=IF(OR(ISBLANK([.$C162]);[.$C162]=&quot;Référentiel&quot;);0;IF(contexte_calcul=&quot;Réalisé&quot;;[.$W162]*[.E162];[.$R162]*[.E162]))" office:value-type="float" office:value="0" calcext:value-type="float">
            <text:p>0 HETD</text:p>
          </table:table-cell>
          <table:table-cell table:style-name="ce33" table:formula="of:=IF(OR(ISBLANK([.$C162]);[.$C162]=&quot;Référentiel&quot;);0;IF(contexte_calcul=&quot;Réalisé&quot;;[.$W162]*[.F162];[.$R162]*[.F16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2]=&quot;Référentiel&quot;;IF(contexte_calcul=&quot;Réalisé&quot;;[.$W162];[.$R16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63]);[.C163]=&quot;Référentiel&quot;);&quot;&quot;;1-([.D163]+[.E16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63]);0;HLOOKUP(IF(AND([.C163]=&quot;TP&quot;;TP_vaut_TD=&quot;Oui&quot;);&quot;TD&quot;;[.C163]);types_intervention;2;0))*IF(ISBLANK([.G163]);1;[.G163])" office:value-type="float" office:value="0" calcext:value-type="float">
            <text:p>0 HETD</text:p>
          </table:table-cell>
          <table:table-cell table:style-name="ce12" table:formula="of:=IF(ISBLANK([.C163]);0;HLOOKUP([.C163];types_intervention;3;0))*IF(ISBLANK([.G163]);1;[.G163])" office:value-type="float" office:value="0" calcext:value-type="float">
            <text:p>0 HETD</text:p>
          </table:table-cell>
          <table:table-cell table:style-name="ce11" table:formula="of:=IF([.H163]=&quot;Oui&quot;;[.I163]*[.J16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3]/[.$L$522];0)" office:value-type="percentage" office:value="0" calcext:value-type="percentage">
            <text:p>0,00 %</text:p>
          </table:table-cell>
          <table:table-cell table:style-name="ce11" table:formula="of:=MIN(service_du;[.$L$522])*[.N163]" office:value-type="float" office:value="0" calcext:value-type="float">
            <text:p>0 HETD</text:p>
          </table:table-cell>
          <table:table-cell table:style-name="ce28" table:formula="of:=IF([.L163]&lt;&gt;0;[.O163]/[.L163];0)" office:value-type="percentage" office:value="0" calcext:value-type="percentage">
            <text:p>0,00 %</text:p>
          </table:table-cell>
          <table:table-cell table:style-name="ce28" table:formula="of:=IF([.$L$522]&gt;service_du;1-[.P163];0)" office:value-type="percentage" office:value="1" calcext:value-type="percentage">
            <text:p>100,00 %</text:p>
          </table:table-cell>
          <table:table-cell table:style-name="ce26" table:formula="of:=[.I163]*[.Q163]*[.K163]*IF(ISBLANK([.G163]);1;[.G16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2]+[.L163]&gt;service_du;service_du;[.T162]+[.L163]))" office:value-type="float" office:value="188" calcext:value-type="float">
            <text:p>188 HETD</text:p>
          </table:table-cell>
          <table:table-cell table:style-name="ce11" table:formula="of:=IF(service_du=0;0;IF([.T162]+[.L163]&gt;service_du;service_du-[.T162];[.L163]))" office:value-type="float" office:value="0" calcext:value-type="float">
            <text:p>0 HETD</text:p>
          </table:table-cell>
          <table:table-cell table:style-name="ce30" table:formula="of:=IF(service_du=0;[.I163];IF([.J163]&gt;0;IF([.T162]+[.L163]&lt;service_du;0;(([.T162]+[.L163])-service_du)/[.J16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3]+IF([.H163]&lt;&gt;&quot;Oui&quot;;[.I163];0))*[.K163])*IF(ISBLANK([.G163]);1;[.G163])" office:value-type="float" office:value="0" calcext:value-type="float">
            <text:p>0 HETD</text:p>
          </table:table-cell>
          <table:table-cell/>
          <table:table-cell table:style-name="ce33" table:formula="of:=IF(OR(ISBLANK([.$C163]);[.$C163]=&quot;Référentiel&quot;);0;IF(contexte_calcul=&quot;Réalisé&quot;;[.$U163]*[.D163];[.$O163]*[.D163]))" office:value-type="float" office:value="0" calcext:value-type="float">
            <text:p>0 HETD</text:p>
          </table:table-cell>
          <table:table-cell table:style-name="ce33" table:formula="of:=IF(OR(ISBLANK([.$C163]);[.$C163]=&quot;Référentiel&quot;);0;IF(contexte_calcul=&quot;Réalisé&quot;;[.$U163]*[.E163];[.$O163]*[.E163]))" office:value-type="float" office:value="0" calcext:value-type="float">
            <text:p>0 HETD</text:p>
          </table:table-cell>
          <table:table-cell table:style-name="ce33" table:formula="of:=IF(OR(ISBLANK([.$C163]);[.$C163]=&quot;Référentiel&quot;);0;IF(contexte_calcul=&quot;Réalisé&quot;;[.$U163]*[.F163];[.$O163]*[.F163]))" office:value-type="float" office:value="0" calcext:value-type="float">
            <text:p>0 HETD</text:p>
          </table:table-cell>
          <table:table-cell table:style-name="ce33" table:formula="of:=IF([.$C163]=&quot;Référentiel&quot;;IF(contexte_calcul=&quot;Réalisé&quot;;[.$U163];[.$R163]);0)" office:value-type="float" office:value="0" calcext:value-type="float">
            <text:p>0 HETD</text:p>
          </table:table-cell>
          <table:table-cell table:style-name="ce33" table:formula="of:=IF(OR(ISBLANK([.$C163]);[.$C163]=&quot;Référentiel&quot;);0;IF(contexte_calcul=&quot;Réalisé&quot;;[.$W163]*[.D163];[.$R163]*[.D163]))" office:value-type="float" office:value="0" calcext:value-type="float">
            <text:p>0 HETD</text:p>
          </table:table-cell>
          <table:table-cell table:style-name="ce33" table:formula="of:=IF(OR(ISBLANK([.$C163]);[.$C163]=&quot;Référentiel&quot;);0;IF(contexte_calcul=&quot;Réalisé&quot;;[.$W163]*[.E163];[.$R163]*[.E163]))" office:value-type="float" office:value="0" calcext:value-type="float">
            <text:p>0 HETD</text:p>
          </table:table-cell>
          <table:table-cell table:style-name="ce33" table:formula="of:=IF(OR(ISBLANK([.$C163]);[.$C163]=&quot;Référentiel&quot;);0;IF(contexte_calcul=&quot;Réalisé&quot;;[.$W163]*[.F163];[.$R163]*[.F16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3]=&quot;Référentiel&quot;;IF(contexte_calcul=&quot;Réalisé&quot;;[.$W163];[.$R16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64]);[.C164]=&quot;Référentiel&quot;);&quot;&quot;;1-([.D164]+[.E16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64]);0;HLOOKUP(IF(AND([.C164]=&quot;TP&quot;;TP_vaut_TD=&quot;Oui&quot;);&quot;TD&quot;;[.C164]);types_intervention;2;0))*IF(ISBLANK([.G164]);1;[.G164])" office:value-type="float" office:value="0" calcext:value-type="float">
            <text:p>0 HETD</text:p>
          </table:table-cell>
          <table:table-cell table:style-name="ce12" table:formula="of:=IF(ISBLANK([.C164]);0;HLOOKUP([.C164];types_intervention;3;0))*IF(ISBLANK([.G164]);1;[.G164])" office:value-type="float" office:value="0" calcext:value-type="float">
            <text:p>0 HETD</text:p>
          </table:table-cell>
          <table:table-cell table:style-name="ce11" table:formula="of:=IF([.H164]=&quot;Oui&quot;;[.I164]*[.J16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4]/[.$L$522];0)" office:value-type="percentage" office:value="0" calcext:value-type="percentage">
            <text:p>0,00 %</text:p>
          </table:table-cell>
          <table:table-cell table:style-name="ce11" table:formula="of:=MIN(service_du;[.$L$522])*[.N164]" office:value-type="float" office:value="0" calcext:value-type="float">
            <text:p>0 HETD</text:p>
          </table:table-cell>
          <table:table-cell table:style-name="ce28" table:formula="of:=IF([.L164]&lt;&gt;0;[.O164]/[.L164];0)" office:value-type="percentage" office:value="0" calcext:value-type="percentage">
            <text:p>0,00 %</text:p>
          </table:table-cell>
          <table:table-cell table:style-name="ce28" table:formula="of:=IF([.$L$522]&gt;service_du;1-[.P164];0)" office:value-type="percentage" office:value="1" calcext:value-type="percentage">
            <text:p>100,00 %</text:p>
          </table:table-cell>
          <table:table-cell table:style-name="ce26" table:formula="of:=[.I164]*[.Q164]*[.K164]*IF(ISBLANK([.G164]);1;[.G16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3]+[.L164]&gt;service_du;service_du;[.T163]+[.L164]))" office:value-type="float" office:value="188" calcext:value-type="float">
            <text:p>188 HETD</text:p>
          </table:table-cell>
          <table:table-cell table:style-name="ce11" table:formula="of:=IF(service_du=0;0;IF([.T163]+[.L164]&gt;service_du;service_du-[.T163];[.L164]))" office:value-type="float" office:value="0" calcext:value-type="float">
            <text:p>0 HETD</text:p>
          </table:table-cell>
          <table:table-cell table:style-name="ce30" table:formula="of:=IF(service_du=0;[.I164];IF([.J164]&gt;0;IF([.T163]+[.L164]&lt;service_du;0;(([.T163]+[.L164])-service_du)/[.J16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4]+IF([.H164]&lt;&gt;&quot;Oui&quot;;[.I164];0))*[.K164])*IF(ISBLANK([.G164]);1;[.G164])" office:value-type="float" office:value="0" calcext:value-type="float">
            <text:p>0 HETD</text:p>
          </table:table-cell>
          <table:table-cell/>
          <table:table-cell table:style-name="ce33" table:formula="of:=IF(OR(ISBLANK([.$C164]);[.$C164]=&quot;Référentiel&quot;);0;IF(contexte_calcul=&quot;Réalisé&quot;;[.$U164]*[.D164];[.$O164]*[.D164]))" office:value-type="float" office:value="0" calcext:value-type="float">
            <text:p>0 HETD</text:p>
          </table:table-cell>
          <table:table-cell table:style-name="ce33" table:formula="of:=IF(OR(ISBLANK([.$C164]);[.$C164]=&quot;Référentiel&quot;);0;IF(contexte_calcul=&quot;Réalisé&quot;;[.$U164]*[.E164];[.$O164]*[.E164]))" office:value-type="float" office:value="0" calcext:value-type="float">
            <text:p>0 HETD</text:p>
          </table:table-cell>
          <table:table-cell table:style-name="ce33" table:formula="of:=IF(OR(ISBLANK([.$C164]);[.$C164]=&quot;Référentiel&quot;);0;IF(contexte_calcul=&quot;Réalisé&quot;;[.$U164]*[.F164];[.$O164]*[.F164]))" office:value-type="float" office:value="0" calcext:value-type="float">
            <text:p>0 HETD</text:p>
          </table:table-cell>
          <table:table-cell table:style-name="ce33" table:formula="of:=IF([.$C164]=&quot;Référentiel&quot;;IF(contexte_calcul=&quot;Réalisé&quot;;[.$U164];[.$R164]);0)" office:value-type="float" office:value="0" calcext:value-type="float">
            <text:p>0 HETD</text:p>
          </table:table-cell>
          <table:table-cell table:style-name="ce33" table:formula="of:=IF(OR(ISBLANK([.$C164]);[.$C164]=&quot;Référentiel&quot;);0;IF(contexte_calcul=&quot;Réalisé&quot;;[.$W164]*[.D164];[.$R164]*[.D164]))" office:value-type="float" office:value="0" calcext:value-type="float">
            <text:p>0 HETD</text:p>
          </table:table-cell>
          <table:table-cell table:style-name="ce33" table:formula="of:=IF(OR(ISBLANK([.$C164]);[.$C164]=&quot;Référentiel&quot;);0;IF(contexte_calcul=&quot;Réalisé&quot;;[.$W164]*[.E164];[.$R164]*[.E164]))" office:value-type="float" office:value="0" calcext:value-type="float">
            <text:p>0 HETD</text:p>
          </table:table-cell>
          <table:table-cell table:style-name="ce33" table:formula="of:=IF(OR(ISBLANK([.$C164]);[.$C164]=&quot;Référentiel&quot;);0;IF(contexte_calcul=&quot;Réalisé&quot;;[.$W164]*[.F164];[.$R164]*[.F16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4]=&quot;Référentiel&quot;;IF(contexte_calcul=&quot;Réalisé&quot;;[.$W164];[.$R16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65]);[.C165]=&quot;Référentiel&quot;);&quot;&quot;;1-([.D165]+[.E16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65]);0;HLOOKUP(IF(AND([.C165]=&quot;TP&quot;;TP_vaut_TD=&quot;Oui&quot;);&quot;TD&quot;;[.C165]);types_intervention;2;0))*IF(ISBLANK([.G165]);1;[.G165])" office:value-type="float" office:value="0" calcext:value-type="float">
            <text:p>0 HETD</text:p>
          </table:table-cell>
          <table:table-cell table:style-name="ce12" table:formula="of:=IF(ISBLANK([.C165]);0;HLOOKUP([.C165];types_intervention;3;0))*IF(ISBLANK([.G165]);1;[.G165])" office:value-type="float" office:value="0" calcext:value-type="float">
            <text:p>0 HETD</text:p>
          </table:table-cell>
          <table:table-cell table:style-name="ce11" table:formula="of:=IF([.H165]=&quot;Oui&quot;;[.I165]*[.J16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5]/[.$L$522];0)" office:value-type="percentage" office:value="0" calcext:value-type="percentage">
            <text:p>0,00 %</text:p>
          </table:table-cell>
          <table:table-cell table:style-name="ce11" table:formula="of:=MIN(service_du;[.$L$522])*[.N165]" office:value-type="float" office:value="0" calcext:value-type="float">
            <text:p>0 HETD</text:p>
          </table:table-cell>
          <table:table-cell table:style-name="ce28" table:formula="of:=IF([.L165]&lt;&gt;0;[.O165]/[.L165];0)" office:value-type="percentage" office:value="0" calcext:value-type="percentage">
            <text:p>0,00 %</text:p>
          </table:table-cell>
          <table:table-cell table:style-name="ce28" table:formula="of:=IF([.$L$522]&gt;service_du;1-[.P165];0)" office:value-type="percentage" office:value="1" calcext:value-type="percentage">
            <text:p>100,00 %</text:p>
          </table:table-cell>
          <table:table-cell table:style-name="ce26" table:formula="of:=[.I165]*[.Q165]*[.K165]*IF(ISBLANK([.G165]);1;[.G16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4]+[.L165]&gt;service_du;service_du;[.T164]+[.L165]))" office:value-type="float" office:value="188" calcext:value-type="float">
            <text:p>188 HETD</text:p>
          </table:table-cell>
          <table:table-cell table:style-name="ce11" table:formula="of:=IF(service_du=0;0;IF([.T164]+[.L165]&gt;service_du;service_du-[.T164];[.L165]))" office:value-type="float" office:value="0" calcext:value-type="float">
            <text:p>0 HETD</text:p>
          </table:table-cell>
          <table:table-cell table:style-name="ce30" table:formula="of:=IF(service_du=0;[.I165];IF([.J165]&gt;0;IF([.T164]+[.L165]&lt;service_du;0;(([.T164]+[.L165])-service_du)/[.J16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5]+IF([.H165]&lt;&gt;&quot;Oui&quot;;[.I165];0))*[.K165])*IF(ISBLANK([.G165]);1;[.G165])" office:value-type="float" office:value="0" calcext:value-type="float">
            <text:p>0 HETD</text:p>
          </table:table-cell>
          <table:table-cell/>
          <table:table-cell table:style-name="ce33" table:formula="of:=IF(OR(ISBLANK([.$C165]);[.$C165]=&quot;Référentiel&quot;);0;IF(contexte_calcul=&quot;Réalisé&quot;;[.$U165]*[.D165];[.$O165]*[.D165]))" office:value-type="float" office:value="0" calcext:value-type="float">
            <text:p>0 HETD</text:p>
          </table:table-cell>
          <table:table-cell table:style-name="ce33" table:formula="of:=IF(OR(ISBLANK([.$C165]);[.$C165]=&quot;Référentiel&quot;);0;IF(contexte_calcul=&quot;Réalisé&quot;;[.$U165]*[.E165];[.$O165]*[.E165]))" office:value-type="float" office:value="0" calcext:value-type="float">
            <text:p>0 HETD</text:p>
          </table:table-cell>
          <table:table-cell table:style-name="ce33" table:formula="of:=IF(OR(ISBLANK([.$C165]);[.$C165]=&quot;Référentiel&quot;);0;IF(contexte_calcul=&quot;Réalisé&quot;;[.$U165]*[.F165];[.$O165]*[.F165]))" office:value-type="float" office:value="0" calcext:value-type="float">
            <text:p>0 HETD</text:p>
          </table:table-cell>
          <table:table-cell table:style-name="ce33" table:formula="of:=IF([.$C165]=&quot;Référentiel&quot;;IF(contexte_calcul=&quot;Réalisé&quot;;[.$U165];[.$R165]);0)" office:value-type="float" office:value="0" calcext:value-type="float">
            <text:p>0 HETD</text:p>
          </table:table-cell>
          <table:table-cell table:style-name="ce33" table:formula="of:=IF(OR(ISBLANK([.$C165]);[.$C165]=&quot;Référentiel&quot;);0;IF(contexte_calcul=&quot;Réalisé&quot;;[.$W165]*[.D165];[.$R165]*[.D165]))" office:value-type="float" office:value="0" calcext:value-type="float">
            <text:p>0 HETD</text:p>
          </table:table-cell>
          <table:table-cell table:style-name="ce33" table:formula="of:=IF(OR(ISBLANK([.$C165]);[.$C165]=&quot;Référentiel&quot;);0;IF(contexte_calcul=&quot;Réalisé&quot;;[.$W165]*[.E165];[.$R165]*[.E165]))" office:value-type="float" office:value="0" calcext:value-type="float">
            <text:p>0 HETD</text:p>
          </table:table-cell>
          <table:table-cell table:style-name="ce33" table:formula="of:=IF(OR(ISBLANK([.$C165]);[.$C165]=&quot;Référentiel&quot;);0;IF(contexte_calcul=&quot;Réalisé&quot;;[.$W165]*[.F165];[.$R165]*[.F16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5]=&quot;Référentiel&quot;;IF(contexte_calcul=&quot;Réalisé&quot;;[.$W165];[.$R16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66]);[.C166]=&quot;Référentiel&quot;);&quot;&quot;;1-([.D166]+[.E16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66]);0;HLOOKUP(IF(AND([.C166]=&quot;TP&quot;;TP_vaut_TD=&quot;Oui&quot;);&quot;TD&quot;;[.C166]);types_intervention;2;0))*IF(ISBLANK([.G166]);1;[.G166])" office:value-type="float" office:value="0" calcext:value-type="float">
            <text:p>0 HETD</text:p>
          </table:table-cell>
          <table:table-cell table:style-name="ce12" table:formula="of:=IF(ISBLANK([.C166]);0;HLOOKUP([.C166];types_intervention;3;0))*IF(ISBLANK([.G166]);1;[.G166])" office:value-type="float" office:value="0" calcext:value-type="float">
            <text:p>0 HETD</text:p>
          </table:table-cell>
          <table:table-cell table:style-name="ce11" table:formula="of:=IF([.H166]=&quot;Oui&quot;;[.I166]*[.J16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6]/[.$L$522];0)" office:value-type="percentage" office:value="0" calcext:value-type="percentage">
            <text:p>0,00 %</text:p>
          </table:table-cell>
          <table:table-cell table:style-name="ce11" table:formula="of:=MIN(service_du;[.$L$522])*[.N166]" office:value-type="float" office:value="0" calcext:value-type="float">
            <text:p>0 HETD</text:p>
          </table:table-cell>
          <table:table-cell table:style-name="ce28" table:formula="of:=IF([.L166]&lt;&gt;0;[.O166]/[.L166];0)" office:value-type="percentage" office:value="0" calcext:value-type="percentage">
            <text:p>0,00 %</text:p>
          </table:table-cell>
          <table:table-cell table:style-name="ce28" table:formula="of:=IF([.$L$522]&gt;service_du;1-[.P166];0)" office:value-type="percentage" office:value="1" calcext:value-type="percentage">
            <text:p>100,00 %</text:p>
          </table:table-cell>
          <table:table-cell table:style-name="ce26" table:formula="of:=[.I166]*[.Q166]*[.K166]*IF(ISBLANK([.G166]);1;[.G16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5]+[.L166]&gt;service_du;service_du;[.T165]+[.L166]))" office:value-type="float" office:value="188" calcext:value-type="float">
            <text:p>188 HETD</text:p>
          </table:table-cell>
          <table:table-cell table:style-name="ce11" table:formula="of:=IF(service_du=0;0;IF([.T165]+[.L166]&gt;service_du;service_du-[.T165];[.L166]))" office:value-type="float" office:value="0" calcext:value-type="float">
            <text:p>0 HETD</text:p>
          </table:table-cell>
          <table:table-cell table:style-name="ce30" table:formula="of:=IF(service_du=0;[.I166];IF([.J166]&gt;0;IF([.T165]+[.L166]&lt;service_du;0;(([.T165]+[.L166])-service_du)/[.J16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6]+IF([.H166]&lt;&gt;&quot;Oui&quot;;[.I166];0))*[.K166])*IF(ISBLANK([.G166]);1;[.G166])" office:value-type="float" office:value="0" calcext:value-type="float">
            <text:p>0 HETD</text:p>
          </table:table-cell>
          <table:table-cell/>
          <table:table-cell table:style-name="ce33" table:formula="of:=IF(OR(ISBLANK([.$C166]);[.$C166]=&quot;Référentiel&quot;);0;IF(contexte_calcul=&quot;Réalisé&quot;;[.$U166]*[.D166];[.$O166]*[.D166]))" office:value-type="float" office:value="0" calcext:value-type="float">
            <text:p>0 HETD</text:p>
          </table:table-cell>
          <table:table-cell table:style-name="ce33" table:formula="of:=IF(OR(ISBLANK([.$C166]);[.$C166]=&quot;Référentiel&quot;);0;IF(contexte_calcul=&quot;Réalisé&quot;;[.$U166]*[.E166];[.$O166]*[.E166]))" office:value-type="float" office:value="0" calcext:value-type="float">
            <text:p>0 HETD</text:p>
          </table:table-cell>
          <table:table-cell table:style-name="ce33" table:formula="of:=IF(OR(ISBLANK([.$C166]);[.$C166]=&quot;Référentiel&quot;);0;IF(contexte_calcul=&quot;Réalisé&quot;;[.$U166]*[.F166];[.$O166]*[.F166]))" office:value-type="float" office:value="0" calcext:value-type="float">
            <text:p>0 HETD</text:p>
          </table:table-cell>
          <table:table-cell table:style-name="ce33" table:formula="of:=IF([.$C166]=&quot;Référentiel&quot;;IF(contexte_calcul=&quot;Réalisé&quot;;[.$U166];[.$R166]);0)" office:value-type="float" office:value="0" calcext:value-type="float">
            <text:p>0 HETD</text:p>
          </table:table-cell>
          <table:table-cell table:style-name="ce33" table:formula="of:=IF(OR(ISBLANK([.$C166]);[.$C166]=&quot;Référentiel&quot;);0;IF(contexte_calcul=&quot;Réalisé&quot;;[.$W166]*[.D166];[.$R166]*[.D166]))" office:value-type="float" office:value="0" calcext:value-type="float">
            <text:p>0 HETD</text:p>
          </table:table-cell>
          <table:table-cell table:style-name="ce33" table:formula="of:=IF(OR(ISBLANK([.$C166]);[.$C166]=&quot;Référentiel&quot;);0;IF(contexte_calcul=&quot;Réalisé&quot;;[.$W166]*[.E166];[.$R166]*[.E166]))" office:value-type="float" office:value="0" calcext:value-type="float">
            <text:p>0 HETD</text:p>
          </table:table-cell>
          <table:table-cell table:style-name="ce33" table:formula="of:=IF(OR(ISBLANK([.$C166]);[.$C166]=&quot;Référentiel&quot;);0;IF(contexte_calcul=&quot;Réalisé&quot;;[.$W166]*[.F166];[.$R166]*[.F16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6]=&quot;Référentiel&quot;;IF(contexte_calcul=&quot;Réalisé&quot;;[.$W166];[.$R16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67]);[.C167]=&quot;Référentiel&quot;);&quot;&quot;;1-([.D167]+[.E16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67]);0;HLOOKUP(IF(AND([.C167]=&quot;TP&quot;;TP_vaut_TD=&quot;Oui&quot;);&quot;TD&quot;;[.C167]);types_intervention;2;0))*IF(ISBLANK([.G167]);1;[.G167])" office:value-type="float" office:value="0" calcext:value-type="float">
            <text:p>0 HETD</text:p>
          </table:table-cell>
          <table:table-cell table:style-name="ce12" table:formula="of:=IF(ISBLANK([.C167]);0;HLOOKUP([.C167];types_intervention;3;0))*IF(ISBLANK([.G167]);1;[.G167])" office:value-type="float" office:value="0" calcext:value-type="float">
            <text:p>0 HETD</text:p>
          </table:table-cell>
          <table:table-cell table:style-name="ce11" table:formula="of:=IF([.H167]=&quot;Oui&quot;;[.I167]*[.J16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7]/[.$L$522];0)" office:value-type="percentage" office:value="0" calcext:value-type="percentage">
            <text:p>0,00 %</text:p>
          </table:table-cell>
          <table:table-cell table:style-name="ce11" table:formula="of:=MIN(service_du;[.$L$522])*[.N167]" office:value-type="float" office:value="0" calcext:value-type="float">
            <text:p>0 HETD</text:p>
          </table:table-cell>
          <table:table-cell table:style-name="ce28" table:formula="of:=IF([.L167]&lt;&gt;0;[.O167]/[.L167];0)" office:value-type="percentage" office:value="0" calcext:value-type="percentage">
            <text:p>0,00 %</text:p>
          </table:table-cell>
          <table:table-cell table:style-name="ce28" table:formula="of:=IF([.$L$522]&gt;service_du;1-[.P167];0)" office:value-type="percentage" office:value="1" calcext:value-type="percentage">
            <text:p>100,00 %</text:p>
          </table:table-cell>
          <table:table-cell table:style-name="ce26" table:formula="of:=[.I167]*[.Q167]*[.K167]*IF(ISBLANK([.G167]);1;[.G16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6]+[.L167]&gt;service_du;service_du;[.T166]+[.L167]))" office:value-type="float" office:value="188" calcext:value-type="float">
            <text:p>188 HETD</text:p>
          </table:table-cell>
          <table:table-cell table:style-name="ce11" table:formula="of:=IF(service_du=0;0;IF([.T166]+[.L167]&gt;service_du;service_du-[.T166];[.L167]))" office:value-type="float" office:value="0" calcext:value-type="float">
            <text:p>0 HETD</text:p>
          </table:table-cell>
          <table:table-cell table:style-name="ce30" table:formula="of:=IF(service_du=0;[.I167];IF([.J167]&gt;0;IF([.T166]+[.L167]&lt;service_du;0;(([.T166]+[.L167])-service_du)/[.J16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7]+IF([.H167]&lt;&gt;&quot;Oui&quot;;[.I167];0))*[.K167])*IF(ISBLANK([.G167]);1;[.G167])" office:value-type="float" office:value="0" calcext:value-type="float">
            <text:p>0 HETD</text:p>
          </table:table-cell>
          <table:table-cell/>
          <table:table-cell table:style-name="ce33" table:formula="of:=IF(OR(ISBLANK([.$C167]);[.$C167]=&quot;Référentiel&quot;);0;IF(contexte_calcul=&quot;Réalisé&quot;;[.$U167]*[.D167];[.$O167]*[.D167]))" office:value-type="float" office:value="0" calcext:value-type="float">
            <text:p>0 HETD</text:p>
          </table:table-cell>
          <table:table-cell table:style-name="ce33" table:formula="of:=IF(OR(ISBLANK([.$C167]);[.$C167]=&quot;Référentiel&quot;);0;IF(contexte_calcul=&quot;Réalisé&quot;;[.$U167]*[.E167];[.$O167]*[.E167]))" office:value-type="float" office:value="0" calcext:value-type="float">
            <text:p>0 HETD</text:p>
          </table:table-cell>
          <table:table-cell table:style-name="ce33" table:formula="of:=IF(OR(ISBLANK([.$C167]);[.$C167]=&quot;Référentiel&quot;);0;IF(contexte_calcul=&quot;Réalisé&quot;;[.$U167]*[.F167];[.$O167]*[.F167]))" office:value-type="float" office:value="0" calcext:value-type="float">
            <text:p>0 HETD</text:p>
          </table:table-cell>
          <table:table-cell table:style-name="ce33" table:formula="of:=IF([.$C167]=&quot;Référentiel&quot;;IF(contexte_calcul=&quot;Réalisé&quot;;[.$U167];[.$R167]);0)" office:value-type="float" office:value="0" calcext:value-type="float">
            <text:p>0 HETD</text:p>
          </table:table-cell>
          <table:table-cell table:style-name="ce33" table:formula="of:=IF(OR(ISBLANK([.$C167]);[.$C167]=&quot;Référentiel&quot;);0;IF(contexte_calcul=&quot;Réalisé&quot;;[.$W167]*[.D167];[.$R167]*[.D167]))" office:value-type="float" office:value="0" calcext:value-type="float">
            <text:p>0 HETD</text:p>
          </table:table-cell>
          <table:table-cell table:style-name="ce33" table:formula="of:=IF(OR(ISBLANK([.$C167]);[.$C167]=&quot;Référentiel&quot;);0;IF(contexte_calcul=&quot;Réalisé&quot;;[.$W167]*[.E167];[.$R167]*[.E167]))" office:value-type="float" office:value="0" calcext:value-type="float">
            <text:p>0 HETD</text:p>
          </table:table-cell>
          <table:table-cell table:style-name="ce33" table:formula="of:=IF(OR(ISBLANK([.$C167]);[.$C167]=&quot;Référentiel&quot;);0;IF(contexte_calcul=&quot;Réalisé&quot;;[.$W167]*[.F167];[.$R167]*[.F16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7]=&quot;Référentiel&quot;;IF(contexte_calcul=&quot;Réalisé&quot;;[.$W167];[.$R16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68]);[.C168]=&quot;Référentiel&quot;);&quot;&quot;;1-([.D168]+[.E16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68]);0;HLOOKUP(IF(AND([.C168]=&quot;TP&quot;;TP_vaut_TD=&quot;Oui&quot;);&quot;TD&quot;;[.C168]);types_intervention;2;0))*IF(ISBLANK([.G168]);1;[.G168])" office:value-type="float" office:value="0" calcext:value-type="float">
            <text:p>0 HETD</text:p>
          </table:table-cell>
          <table:table-cell table:style-name="ce12" table:formula="of:=IF(ISBLANK([.C168]);0;HLOOKUP([.C168];types_intervention;3;0))*IF(ISBLANK([.G168]);1;[.G168])" office:value-type="float" office:value="0" calcext:value-type="float">
            <text:p>0 HETD</text:p>
          </table:table-cell>
          <table:table-cell table:style-name="ce11" table:formula="of:=IF([.H168]=&quot;Oui&quot;;[.I168]*[.J16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8]/[.$L$522];0)" office:value-type="percentage" office:value="0" calcext:value-type="percentage">
            <text:p>0,00 %</text:p>
          </table:table-cell>
          <table:table-cell table:style-name="ce11" table:formula="of:=MIN(service_du;[.$L$522])*[.N168]" office:value-type="float" office:value="0" calcext:value-type="float">
            <text:p>0 HETD</text:p>
          </table:table-cell>
          <table:table-cell table:style-name="ce28" table:formula="of:=IF([.L168]&lt;&gt;0;[.O168]/[.L168];0)" office:value-type="percentage" office:value="0" calcext:value-type="percentage">
            <text:p>0,00 %</text:p>
          </table:table-cell>
          <table:table-cell table:style-name="ce28" table:formula="of:=IF([.$L$522]&gt;service_du;1-[.P168];0)" office:value-type="percentage" office:value="1" calcext:value-type="percentage">
            <text:p>100,00 %</text:p>
          </table:table-cell>
          <table:table-cell table:style-name="ce26" table:formula="of:=[.I168]*[.Q168]*[.K168]*IF(ISBLANK([.G168]);1;[.G16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7]+[.L168]&gt;service_du;service_du;[.T167]+[.L168]))" office:value-type="float" office:value="188" calcext:value-type="float">
            <text:p>188 HETD</text:p>
          </table:table-cell>
          <table:table-cell table:style-name="ce11" table:formula="of:=IF(service_du=0;0;IF([.T167]+[.L168]&gt;service_du;service_du-[.T167];[.L168]))" office:value-type="float" office:value="0" calcext:value-type="float">
            <text:p>0 HETD</text:p>
          </table:table-cell>
          <table:table-cell table:style-name="ce30" table:formula="of:=IF(service_du=0;[.I168];IF([.J168]&gt;0;IF([.T167]+[.L168]&lt;service_du;0;(([.T167]+[.L168])-service_du)/[.J16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8]+IF([.H168]&lt;&gt;&quot;Oui&quot;;[.I168];0))*[.K168])*IF(ISBLANK([.G168]);1;[.G168])" office:value-type="float" office:value="0" calcext:value-type="float">
            <text:p>0 HETD</text:p>
          </table:table-cell>
          <table:table-cell/>
          <table:table-cell table:style-name="ce33" table:formula="of:=IF(OR(ISBLANK([.$C168]);[.$C168]=&quot;Référentiel&quot;);0;IF(contexte_calcul=&quot;Réalisé&quot;;[.$U168]*[.D168];[.$O168]*[.D168]))" office:value-type="float" office:value="0" calcext:value-type="float">
            <text:p>0 HETD</text:p>
          </table:table-cell>
          <table:table-cell table:style-name="ce33" table:formula="of:=IF(OR(ISBLANK([.$C168]);[.$C168]=&quot;Référentiel&quot;);0;IF(contexte_calcul=&quot;Réalisé&quot;;[.$U168]*[.E168];[.$O168]*[.E168]))" office:value-type="float" office:value="0" calcext:value-type="float">
            <text:p>0 HETD</text:p>
          </table:table-cell>
          <table:table-cell table:style-name="ce33" table:formula="of:=IF(OR(ISBLANK([.$C168]);[.$C168]=&quot;Référentiel&quot;);0;IF(contexte_calcul=&quot;Réalisé&quot;;[.$U168]*[.F168];[.$O168]*[.F168]))" office:value-type="float" office:value="0" calcext:value-type="float">
            <text:p>0 HETD</text:p>
          </table:table-cell>
          <table:table-cell table:style-name="ce33" table:formula="of:=IF([.$C168]=&quot;Référentiel&quot;;IF(contexte_calcul=&quot;Réalisé&quot;;[.$U168];[.$R168]);0)" office:value-type="float" office:value="0" calcext:value-type="float">
            <text:p>0 HETD</text:p>
          </table:table-cell>
          <table:table-cell table:style-name="ce33" table:formula="of:=IF(OR(ISBLANK([.$C168]);[.$C168]=&quot;Référentiel&quot;);0;IF(contexte_calcul=&quot;Réalisé&quot;;[.$W168]*[.D168];[.$R168]*[.D168]))" office:value-type="float" office:value="0" calcext:value-type="float">
            <text:p>0 HETD</text:p>
          </table:table-cell>
          <table:table-cell table:style-name="ce33" table:formula="of:=IF(OR(ISBLANK([.$C168]);[.$C168]=&quot;Référentiel&quot;);0;IF(contexte_calcul=&quot;Réalisé&quot;;[.$W168]*[.E168];[.$R168]*[.E168]))" office:value-type="float" office:value="0" calcext:value-type="float">
            <text:p>0 HETD</text:p>
          </table:table-cell>
          <table:table-cell table:style-name="ce33" table:formula="of:=IF(OR(ISBLANK([.$C168]);[.$C168]=&quot;Référentiel&quot;);0;IF(contexte_calcul=&quot;Réalisé&quot;;[.$W168]*[.F168];[.$R168]*[.F16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8]=&quot;Référentiel&quot;;IF(contexte_calcul=&quot;Réalisé&quot;;[.$W168];[.$R16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69]);[.C169]=&quot;Référentiel&quot;);&quot;&quot;;1-([.D169]+[.E16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69]);0;HLOOKUP(IF(AND([.C169]=&quot;TP&quot;;TP_vaut_TD=&quot;Oui&quot;);&quot;TD&quot;;[.C169]);types_intervention;2;0))*IF(ISBLANK([.G169]);1;[.G169])" office:value-type="float" office:value="0" calcext:value-type="float">
            <text:p>0 HETD</text:p>
          </table:table-cell>
          <table:table-cell table:style-name="ce12" table:formula="of:=IF(ISBLANK([.C169]);0;HLOOKUP([.C169];types_intervention;3;0))*IF(ISBLANK([.G169]);1;[.G169])" office:value-type="float" office:value="0" calcext:value-type="float">
            <text:p>0 HETD</text:p>
          </table:table-cell>
          <table:table-cell table:style-name="ce11" table:formula="of:=IF([.H169]=&quot;Oui&quot;;[.I169]*[.J16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9]/[.$L$522];0)" office:value-type="percentage" office:value="0" calcext:value-type="percentage">
            <text:p>0,00 %</text:p>
          </table:table-cell>
          <table:table-cell table:style-name="ce11" table:formula="of:=MIN(service_du;[.$L$522])*[.N169]" office:value-type="float" office:value="0" calcext:value-type="float">
            <text:p>0 HETD</text:p>
          </table:table-cell>
          <table:table-cell table:style-name="ce28" table:formula="of:=IF([.L169]&lt;&gt;0;[.O169]/[.L169];0)" office:value-type="percentage" office:value="0" calcext:value-type="percentage">
            <text:p>0,00 %</text:p>
          </table:table-cell>
          <table:table-cell table:style-name="ce28" table:formula="of:=IF([.$L$522]&gt;service_du;1-[.P169];0)" office:value-type="percentage" office:value="1" calcext:value-type="percentage">
            <text:p>100,00 %</text:p>
          </table:table-cell>
          <table:table-cell table:style-name="ce26" table:formula="of:=[.I169]*[.Q169]*[.K169]*IF(ISBLANK([.G169]);1;[.G16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8]+[.L169]&gt;service_du;service_du;[.T168]+[.L169]))" office:value-type="float" office:value="188" calcext:value-type="float">
            <text:p>188 HETD</text:p>
          </table:table-cell>
          <table:table-cell table:style-name="ce11" table:formula="of:=IF(service_du=0;0;IF([.T168]+[.L169]&gt;service_du;service_du-[.T168];[.L169]))" office:value-type="float" office:value="0" calcext:value-type="float">
            <text:p>0 HETD</text:p>
          </table:table-cell>
          <table:table-cell table:style-name="ce30" table:formula="of:=IF(service_du=0;[.I169];IF([.J169]&gt;0;IF([.T168]+[.L169]&lt;service_du;0;(([.T168]+[.L169])-service_du)/[.J16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9]+IF([.H169]&lt;&gt;&quot;Oui&quot;;[.I169];0))*[.K169])*IF(ISBLANK([.G169]);1;[.G169])" office:value-type="float" office:value="0" calcext:value-type="float">
            <text:p>0 HETD</text:p>
          </table:table-cell>
          <table:table-cell/>
          <table:table-cell table:style-name="ce33" table:formula="of:=IF(OR(ISBLANK([.$C169]);[.$C169]=&quot;Référentiel&quot;);0;IF(contexte_calcul=&quot;Réalisé&quot;;[.$U169]*[.D169];[.$O169]*[.D169]))" office:value-type="float" office:value="0" calcext:value-type="float">
            <text:p>0 HETD</text:p>
          </table:table-cell>
          <table:table-cell table:style-name="ce33" table:formula="of:=IF(OR(ISBLANK([.$C169]);[.$C169]=&quot;Référentiel&quot;);0;IF(contexte_calcul=&quot;Réalisé&quot;;[.$U169]*[.E169];[.$O169]*[.E169]))" office:value-type="float" office:value="0" calcext:value-type="float">
            <text:p>0 HETD</text:p>
          </table:table-cell>
          <table:table-cell table:style-name="ce33" table:formula="of:=IF(OR(ISBLANK([.$C169]);[.$C169]=&quot;Référentiel&quot;);0;IF(contexte_calcul=&quot;Réalisé&quot;;[.$U169]*[.F169];[.$O169]*[.F169]))" office:value-type="float" office:value="0" calcext:value-type="float">
            <text:p>0 HETD</text:p>
          </table:table-cell>
          <table:table-cell table:style-name="ce33" table:formula="of:=IF([.$C169]=&quot;Référentiel&quot;;IF(contexte_calcul=&quot;Réalisé&quot;;[.$U169];[.$R169]);0)" office:value-type="float" office:value="0" calcext:value-type="float">
            <text:p>0 HETD</text:p>
          </table:table-cell>
          <table:table-cell table:style-name="ce33" table:formula="of:=IF(OR(ISBLANK([.$C169]);[.$C169]=&quot;Référentiel&quot;);0;IF(contexte_calcul=&quot;Réalisé&quot;;[.$W169]*[.D169];[.$R169]*[.D169]))" office:value-type="float" office:value="0" calcext:value-type="float">
            <text:p>0 HETD</text:p>
          </table:table-cell>
          <table:table-cell table:style-name="ce33" table:formula="of:=IF(OR(ISBLANK([.$C169]);[.$C169]=&quot;Référentiel&quot;);0;IF(contexte_calcul=&quot;Réalisé&quot;;[.$W169]*[.E169];[.$R169]*[.E169]))" office:value-type="float" office:value="0" calcext:value-type="float">
            <text:p>0 HETD</text:p>
          </table:table-cell>
          <table:table-cell table:style-name="ce33" table:formula="of:=IF(OR(ISBLANK([.$C169]);[.$C169]=&quot;Référentiel&quot;);0;IF(contexte_calcul=&quot;Réalisé&quot;;[.$W169]*[.F169];[.$R169]*[.F16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9]=&quot;Référentiel&quot;;IF(contexte_calcul=&quot;Réalisé&quot;;[.$W169];[.$R16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70]);[.C170]=&quot;Référentiel&quot;);&quot;&quot;;1-([.D170]+[.E17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70]);0;HLOOKUP(IF(AND([.C170]=&quot;TP&quot;;TP_vaut_TD=&quot;Oui&quot;);&quot;TD&quot;;[.C170]);types_intervention;2;0))*IF(ISBLANK([.G170]);1;[.G170])" office:value-type="float" office:value="0" calcext:value-type="float">
            <text:p>0 HETD</text:p>
          </table:table-cell>
          <table:table-cell table:style-name="ce12" table:formula="of:=IF(ISBLANK([.C170]);0;HLOOKUP([.C170];types_intervention;3;0))*IF(ISBLANK([.G170]);1;[.G170])" office:value-type="float" office:value="0" calcext:value-type="float">
            <text:p>0 HETD</text:p>
          </table:table-cell>
          <table:table-cell table:style-name="ce11" table:formula="of:=IF([.H170]=&quot;Oui&quot;;[.I170]*[.J17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0]/[.$L$522];0)" office:value-type="percentage" office:value="0" calcext:value-type="percentage">
            <text:p>0,00 %</text:p>
          </table:table-cell>
          <table:table-cell table:style-name="ce11" table:formula="of:=MIN(service_du;[.$L$522])*[.N170]" office:value-type="float" office:value="0" calcext:value-type="float">
            <text:p>0 HETD</text:p>
          </table:table-cell>
          <table:table-cell table:style-name="ce28" table:formula="of:=IF([.L170]&lt;&gt;0;[.O170]/[.L170];0)" office:value-type="percentage" office:value="0" calcext:value-type="percentage">
            <text:p>0,00 %</text:p>
          </table:table-cell>
          <table:table-cell table:style-name="ce28" table:formula="of:=IF([.$L$522]&gt;service_du;1-[.P170];0)" office:value-type="percentage" office:value="1" calcext:value-type="percentage">
            <text:p>100,00 %</text:p>
          </table:table-cell>
          <table:table-cell table:style-name="ce26" table:formula="of:=[.I170]*[.Q170]*[.K170]*IF(ISBLANK([.G170]);1;[.G17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9]+[.L170]&gt;service_du;service_du;[.T169]+[.L170]))" office:value-type="float" office:value="188" calcext:value-type="float">
            <text:p>188 HETD</text:p>
          </table:table-cell>
          <table:table-cell table:style-name="ce11" table:formula="of:=IF(service_du=0;0;IF([.T169]+[.L170]&gt;service_du;service_du-[.T169];[.L170]))" office:value-type="float" office:value="0" calcext:value-type="float">
            <text:p>0 HETD</text:p>
          </table:table-cell>
          <table:table-cell table:style-name="ce30" table:formula="of:=IF(service_du=0;[.I170];IF([.J170]&gt;0;IF([.T169]+[.L170]&lt;service_du;0;(([.T169]+[.L170])-service_du)/[.J17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0]+IF([.H170]&lt;&gt;&quot;Oui&quot;;[.I170];0))*[.K170])*IF(ISBLANK([.G170]);1;[.G170])" office:value-type="float" office:value="0" calcext:value-type="float">
            <text:p>0 HETD</text:p>
          </table:table-cell>
          <table:table-cell/>
          <table:table-cell table:style-name="ce33" table:formula="of:=IF(OR(ISBLANK([.$C170]);[.$C170]=&quot;Référentiel&quot;);0;IF(contexte_calcul=&quot;Réalisé&quot;;[.$U170]*[.D170];[.$O170]*[.D170]))" office:value-type="float" office:value="0" calcext:value-type="float">
            <text:p>0 HETD</text:p>
          </table:table-cell>
          <table:table-cell table:style-name="ce33" table:formula="of:=IF(OR(ISBLANK([.$C170]);[.$C170]=&quot;Référentiel&quot;);0;IF(contexte_calcul=&quot;Réalisé&quot;;[.$U170]*[.E170];[.$O170]*[.E170]))" office:value-type="float" office:value="0" calcext:value-type="float">
            <text:p>0 HETD</text:p>
          </table:table-cell>
          <table:table-cell table:style-name="ce33" table:formula="of:=IF(OR(ISBLANK([.$C170]);[.$C170]=&quot;Référentiel&quot;);0;IF(contexte_calcul=&quot;Réalisé&quot;;[.$U170]*[.F170];[.$O170]*[.F170]))" office:value-type="float" office:value="0" calcext:value-type="float">
            <text:p>0 HETD</text:p>
          </table:table-cell>
          <table:table-cell table:style-name="ce33" table:formula="of:=IF([.$C170]=&quot;Référentiel&quot;;IF(contexte_calcul=&quot;Réalisé&quot;;[.$U170];[.$R170]);0)" office:value-type="float" office:value="0" calcext:value-type="float">
            <text:p>0 HETD</text:p>
          </table:table-cell>
          <table:table-cell table:style-name="ce33" table:formula="of:=IF(OR(ISBLANK([.$C170]);[.$C170]=&quot;Référentiel&quot;);0;IF(contexte_calcul=&quot;Réalisé&quot;;[.$W170]*[.D170];[.$R170]*[.D170]))" office:value-type="float" office:value="0" calcext:value-type="float">
            <text:p>0 HETD</text:p>
          </table:table-cell>
          <table:table-cell table:style-name="ce33" table:formula="of:=IF(OR(ISBLANK([.$C170]);[.$C170]=&quot;Référentiel&quot;);0;IF(contexte_calcul=&quot;Réalisé&quot;;[.$W170]*[.E170];[.$R170]*[.E170]))" office:value-type="float" office:value="0" calcext:value-type="float">
            <text:p>0 HETD</text:p>
          </table:table-cell>
          <table:table-cell table:style-name="ce33" table:formula="of:=IF(OR(ISBLANK([.$C170]);[.$C170]=&quot;Référentiel&quot;);0;IF(contexte_calcul=&quot;Réalisé&quot;;[.$W170]*[.F170];[.$R170]*[.F17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0]=&quot;Référentiel&quot;;IF(contexte_calcul=&quot;Réalisé&quot;;[.$W170];[.$R17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71]);[.C171]=&quot;Référentiel&quot;);&quot;&quot;;1-([.D171]+[.E17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71]);0;HLOOKUP(IF(AND([.C171]=&quot;TP&quot;;TP_vaut_TD=&quot;Oui&quot;);&quot;TD&quot;;[.C171]);types_intervention;2;0))*IF(ISBLANK([.G171]);1;[.G171])" office:value-type="float" office:value="0" calcext:value-type="float">
            <text:p>0 HETD</text:p>
          </table:table-cell>
          <table:table-cell table:style-name="ce12" table:formula="of:=IF(ISBLANK([.C171]);0;HLOOKUP([.C171];types_intervention;3;0))*IF(ISBLANK([.G171]);1;[.G171])" office:value-type="float" office:value="0" calcext:value-type="float">
            <text:p>0 HETD</text:p>
          </table:table-cell>
          <table:table-cell table:style-name="ce11" table:formula="of:=IF([.H171]=&quot;Oui&quot;;[.I171]*[.J17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1]/[.$L$522];0)" office:value-type="percentage" office:value="0" calcext:value-type="percentage">
            <text:p>0,00 %</text:p>
          </table:table-cell>
          <table:table-cell table:style-name="ce11" table:formula="of:=MIN(service_du;[.$L$522])*[.N171]" office:value-type="float" office:value="0" calcext:value-type="float">
            <text:p>0 HETD</text:p>
          </table:table-cell>
          <table:table-cell table:style-name="ce28" table:formula="of:=IF([.L171]&lt;&gt;0;[.O171]/[.L171];0)" office:value-type="percentage" office:value="0" calcext:value-type="percentage">
            <text:p>0,00 %</text:p>
          </table:table-cell>
          <table:table-cell table:style-name="ce28" table:formula="of:=IF([.$L$522]&gt;service_du;1-[.P171];0)" office:value-type="percentage" office:value="1" calcext:value-type="percentage">
            <text:p>100,00 %</text:p>
          </table:table-cell>
          <table:table-cell table:style-name="ce26" table:formula="of:=[.I171]*[.Q171]*[.K171]*IF(ISBLANK([.G171]);1;[.G17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0]+[.L171]&gt;service_du;service_du;[.T170]+[.L171]))" office:value-type="float" office:value="188" calcext:value-type="float">
            <text:p>188 HETD</text:p>
          </table:table-cell>
          <table:table-cell table:style-name="ce11" table:formula="of:=IF(service_du=0;0;IF([.T170]+[.L171]&gt;service_du;service_du-[.T170];[.L171]))" office:value-type="float" office:value="0" calcext:value-type="float">
            <text:p>0 HETD</text:p>
          </table:table-cell>
          <table:table-cell table:style-name="ce30" table:formula="of:=IF(service_du=0;[.I171];IF([.J171]&gt;0;IF([.T170]+[.L171]&lt;service_du;0;(([.T170]+[.L171])-service_du)/[.J17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1]+IF([.H171]&lt;&gt;&quot;Oui&quot;;[.I171];0))*[.K171])*IF(ISBLANK([.G171]);1;[.G171])" office:value-type="float" office:value="0" calcext:value-type="float">
            <text:p>0 HETD</text:p>
          </table:table-cell>
          <table:table-cell/>
          <table:table-cell table:style-name="ce33" table:formula="of:=IF(OR(ISBLANK([.$C171]);[.$C171]=&quot;Référentiel&quot;);0;IF(contexte_calcul=&quot;Réalisé&quot;;[.$U171]*[.D171];[.$O171]*[.D171]))" office:value-type="float" office:value="0" calcext:value-type="float">
            <text:p>0 HETD</text:p>
          </table:table-cell>
          <table:table-cell table:style-name="ce33" table:formula="of:=IF(OR(ISBLANK([.$C171]);[.$C171]=&quot;Référentiel&quot;);0;IF(contexte_calcul=&quot;Réalisé&quot;;[.$U171]*[.E171];[.$O171]*[.E171]))" office:value-type="float" office:value="0" calcext:value-type="float">
            <text:p>0 HETD</text:p>
          </table:table-cell>
          <table:table-cell table:style-name="ce33" table:formula="of:=IF(OR(ISBLANK([.$C171]);[.$C171]=&quot;Référentiel&quot;);0;IF(contexte_calcul=&quot;Réalisé&quot;;[.$U171]*[.F171];[.$O171]*[.F171]))" office:value-type="float" office:value="0" calcext:value-type="float">
            <text:p>0 HETD</text:p>
          </table:table-cell>
          <table:table-cell table:style-name="ce33" table:formula="of:=IF([.$C171]=&quot;Référentiel&quot;;IF(contexte_calcul=&quot;Réalisé&quot;;[.$U171];[.$R171]);0)" office:value-type="float" office:value="0" calcext:value-type="float">
            <text:p>0 HETD</text:p>
          </table:table-cell>
          <table:table-cell table:style-name="ce33" table:formula="of:=IF(OR(ISBLANK([.$C171]);[.$C171]=&quot;Référentiel&quot;);0;IF(contexte_calcul=&quot;Réalisé&quot;;[.$W171]*[.D171];[.$R171]*[.D171]))" office:value-type="float" office:value="0" calcext:value-type="float">
            <text:p>0 HETD</text:p>
          </table:table-cell>
          <table:table-cell table:style-name="ce33" table:formula="of:=IF(OR(ISBLANK([.$C171]);[.$C171]=&quot;Référentiel&quot;);0;IF(contexte_calcul=&quot;Réalisé&quot;;[.$W171]*[.E171];[.$R171]*[.E171]))" office:value-type="float" office:value="0" calcext:value-type="float">
            <text:p>0 HETD</text:p>
          </table:table-cell>
          <table:table-cell table:style-name="ce33" table:formula="of:=IF(OR(ISBLANK([.$C171]);[.$C171]=&quot;Référentiel&quot;);0;IF(contexte_calcul=&quot;Réalisé&quot;;[.$W171]*[.F171];[.$R171]*[.F17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1]=&quot;Référentiel&quot;;IF(contexte_calcul=&quot;Réalisé&quot;;[.$W171];[.$R17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72]);[.C172]=&quot;Référentiel&quot;);&quot;&quot;;1-([.D172]+[.E17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72]);0;HLOOKUP(IF(AND([.C172]=&quot;TP&quot;;TP_vaut_TD=&quot;Oui&quot;);&quot;TD&quot;;[.C172]);types_intervention;2;0))*IF(ISBLANK([.G172]);1;[.G172])" office:value-type="float" office:value="0" calcext:value-type="float">
            <text:p>0 HETD</text:p>
          </table:table-cell>
          <table:table-cell table:style-name="ce12" table:formula="of:=IF(ISBLANK([.C172]);0;HLOOKUP([.C172];types_intervention;3;0))*IF(ISBLANK([.G172]);1;[.G172])" office:value-type="float" office:value="0" calcext:value-type="float">
            <text:p>0 HETD</text:p>
          </table:table-cell>
          <table:table-cell table:style-name="ce11" table:formula="of:=IF([.H172]=&quot;Oui&quot;;[.I172]*[.J17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2]/[.$L$522];0)" office:value-type="percentage" office:value="0" calcext:value-type="percentage">
            <text:p>0,00 %</text:p>
          </table:table-cell>
          <table:table-cell table:style-name="ce11" table:formula="of:=MIN(service_du;[.$L$522])*[.N172]" office:value-type="float" office:value="0" calcext:value-type="float">
            <text:p>0 HETD</text:p>
          </table:table-cell>
          <table:table-cell table:style-name="ce28" table:formula="of:=IF([.L172]&lt;&gt;0;[.O172]/[.L172];0)" office:value-type="percentage" office:value="0" calcext:value-type="percentage">
            <text:p>0,00 %</text:p>
          </table:table-cell>
          <table:table-cell table:style-name="ce28" table:formula="of:=IF([.$L$522]&gt;service_du;1-[.P172];0)" office:value-type="percentage" office:value="1" calcext:value-type="percentage">
            <text:p>100,00 %</text:p>
          </table:table-cell>
          <table:table-cell table:style-name="ce26" table:formula="of:=[.I172]*[.Q172]*[.K172]*IF(ISBLANK([.G172]);1;[.G17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1]+[.L172]&gt;service_du;service_du;[.T171]+[.L172]))" office:value-type="float" office:value="188" calcext:value-type="float">
            <text:p>188 HETD</text:p>
          </table:table-cell>
          <table:table-cell table:style-name="ce11" table:formula="of:=IF(service_du=0;0;IF([.T171]+[.L172]&gt;service_du;service_du-[.T171];[.L172]))" office:value-type="float" office:value="0" calcext:value-type="float">
            <text:p>0 HETD</text:p>
          </table:table-cell>
          <table:table-cell table:style-name="ce30" table:formula="of:=IF(service_du=0;[.I172];IF([.J172]&gt;0;IF([.T171]+[.L172]&lt;service_du;0;(([.T171]+[.L172])-service_du)/[.J17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2]+IF([.H172]&lt;&gt;&quot;Oui&quot;;[.I172];0))*[.K172])*IF(ISBLANK([.G172]);1;[.G172])" office:value-type="float" office:value="0" calcext:value-type="float">
            <text:p>0 HETD</text:p>
          </table:table-cell>
          <table:table-cell/>
          <table:table-cell table:style-name="ce33" table:formula="of:=IF(OR(ISBLANK([.$C172]);[.$C172]=&quot;Référentiel&quot;);0;IF(contexte_calcul=&quot;Réalisé&quot;;[.$U172]*[.D172];[.$O172]*[.D172]))" office:value-type="float" office:value="0" calcext:value-type="float">
            <text:p>0 HETD</text:p>
          </table:table-cell>
          <table:table-cell table:style-name="ce33" table:formula="of:=IF(OR(ISBLANK([.$C172]);[.$C172]=&quot;Référentiel&quot;);0;IF(contexte_calcul=&quot;Réalisé&quot;;[.$U172]*[.E172];[.$O172]*[.E172]))" office:value-type="float" office:value="0" calcext:value-type="float">
            <text:p>0 HETD</text:p>
          </table:table-cell>
          <table:table-cell table:style-name="ce33" table:formula="of:=IF(OR(ISBLANK([.$C172]);[.$C172]=&quot;Référentiel&quot;);0;IF(contexte_calcul=&quot;Réalisé&quot;;[.$U172]*[.F172];[.$O172]*[.F172]))" office:value-type="float" office:value="0" calcext:value-type="float">
            <text:p>0 HETD</text:p>
          </table:table-cell>
          <table:table-cell table:style-name="ce33" table:formula="of:=IF([.$C172]=&quot;Référentiel&quot;;IF(contexte_calcul=&quot;Réalisé&quot;;[.$U172];[.$R172]);0)" office:value-type="float" office:value="0" calcext:value-type="float">
            <text:p>0 HETD</text:p>
          </table:table-cell>
          <table:table-cell table:style-name="ce33" table:formula="of:=IF(OR(ISBLANK([.$C172]);[.$C172]=&quot;Référentiel&quot;);0;IF(contexte_calcul=&quot;Réalisé&quot;;[.$W172]*[.D172];[.$R172]*[.D172]))" office:value-type="float" office:value="0" calcext:value-type="float">
            <text:p>0 HETD</text:p>
          </table:table-cell>
          <table:table-cell table:style-name="ce33" table:formula="of:=IF(OR(ISBLANK([.$C172]);[.$C172]=&quot;Référentiel&quot;);0;IF(contexte_calcul=&quot;Réalisé&quot;;[.$W172]*[.E172];[.$R172]*[.E172]))" office:value-type="float" office:value="0" calcext:value-type="float">
            <text:p>0 HETD</text:p>
          </table:table-cell>
          <table:table-cell table:style-name="ce33" table:formula="of:=IF(OR(ISBLANK([.$C172]);[.$C172]=&quot;Référentiel&quot;);0;IF(contexte_calcul=&quot;Réalisé&quot;;[.$W172]*[.F172];[.$R172]*[.F17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2]=&quot;Référentiel&quot;;IF(contexte_calcul=&quot;Réalisé&quot;;[.$W172];[.$R17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73]);[.C173]=&quot;Référentiel&quot;);&quot;&quot;;1-([.D173]+[.E17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73]);0;HLOOKUP(IF(AND([.C173]=&quot;TP&quot;;TP_vaut_TD=&quot;Oui&quot;);&quot;TD&quot;;[.C173]);types_intervention;2;0))*IF(ISBLANK([.G173]);1;[.G173])" office:value-type="float" office:value="0" calcext:value-type="float">
            <text:p>0 HETD</text:p>
          </table:table-cell>
          <table:table-cell table:style-name="ce12" table:formula="of:=IF(ISBLANK([.C173]);0;HLOOKUP([.C173];types_intervention;3;0))*IF(ISBLANK([.G173]);1;[.G173])" office:value-type="float" office:value="0" calcext:value-type="float">
            <text:p>0 HETD</text:p>
          </table:table-cell>
          <table:table-cell table:style-name="ce11" table:formula="of:=IF([.H173]=&quot;Oui&quot;;[.I173]*[.J17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3]/[.$L$522];0)" office:value-type="percentage" office:value="0" calcext:value-type="percentage">
            <text:p>0,00 %</text:p>
          </table:table-cell>
          <table:table-cell table:style-name="ce11" table:formula="of:=MIN(service_du;[.$L$522])*[.N173]" office:value-type="float" office:value="0" calcext:value-type="float">
            <text:p>0 HETD</text:p>
          </table:table-cell>
          <table:table-cell table:style-name="ce28" table:formula="of:=IF([.L173]&lt;&gt;0;[.O173]/[.L173];0)" office:value-type="percentage" office:value="0" calcext:value-type="percentage">
            <text:p>0,00 %</text:p>
          </table:table-cell>
          <table:table-cell table:style-name="ce28" table:formula="of:=IF([.$L$522]&gt;service_du;1-[.P173];0)" office:value-type="percentage" office:value="1" calcext:value-type="percentage">
            <text:p>100,00 %</text:p>
          </table:table-cell>
          <table:table-cell table:style-name="ce26" table:formula="of:=[.I173]*[.Q173]*[.K173]*IF(ISBLANK([.G173]);1;[.G17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2]+[.L173]&gt;service_du;service_du;[.T172]+[.L173]))" office:value-type="float" office:value="188" calcext:value-type="float">
            <text:p>188 HETD</text:p>
          </table:table-cell>
          <table:table-cell table:style-name="ce11" table:formula="of:=IF(service_du=0;0;IF([.T172]+[.L173]&gt;service_du;service_du-[.T172];[.L173]))" office:value-type="float" office:value="0" calcext:value-type="float">
            <text:p>0 HETD</text:p>
          </table:table-cell>
          <table:table-cell table:style-name="ce30" table:formula="of:=IF(service_du=0;[.I173];IF([.J173]&gt;0;IF([.T172]+[.L173]&lt;service_du;0;(([.T172]+[.L173])-service_du)/[.J17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3]+IF([.H173]&lt;&gt;&quot;Oui&quot;;[.I173];0))*[.K173])*IF(ISBLANK([.G173]);1;[.G173])" office:value-type="float" office:value="0" calcext:value-type="float">
            <text:p>0 HETD</text:p>
          </table:table-cell>
          <table:table-cell/>
          <table:table-cell table:style-name="ce33" table:formula="of:=IF(OR(ISBLANK([.$C173]);[.$C173]=&quot;Référentiel&quot;);0;IF(contexte_calcul=&quot;Réalisé&quot;;[.$U173]*[.D173];[.$O173]*[.D173]))" office:value-type="float" office:value="0" calcext:value-type="float">
            <text:p>0 HETD</text:p>
          </table:table-cell>
          <table:table-cell table:style-name="ce33" table:formula="of:=IF(OR(ISBLANK([.$C173]);[.$C173]=&quot;Référentiel&quot;);0;IF(contexte_calcul=&quot;Réalisé&quot;;[.$U173]*[.E173];[.$O173]*[.E173]))" office:value-type="float" office:value="0" calcext:value-type="float">
            <text:p>0 HETD</text:p>
          </table:table-cell>
          <table:table-cell table:style-name="ce33" table:formula="of:=IF(OR(ISBLANK([.$C173]);[.$C173]=&quot;Référentiel&quot;);0;IF(contexte_calcul=&quot;Réalisé&quot;;[.$U173]*[.F173];[.$O173]*[.F173]))" office:value-type="float" office:value="0" calcext:value-type="float">
            <text:p>0 HETD</text:p>
          </table:table-cell>
          <table:table-cell table:style-name="ce33" table:formula="of:=IF([.$C173]=&quot;Référentiel&quot;;IF(contexte_calcul=&quot;Réalisé&quot;;[.$U173];[.$R173]);0)" office:value-type="float" office:value="0" calcext:value-type="float">
            <text:p>0 HETD</text:p>
          </table:table-cell>
          <table:table-cell table:style-name="ce33" table:formula="of:=IF(OR(ISBLANK([.$C173]);[.$C173]=&quot;Référentiel&quot;);0;IF(contexte_calcul=&quot;Réalisé&quot;;[.$W173]*[.D173];[.$R173]*[.D173]))" office:value-type="float" office:value="0" calcext:value-type="float">
            <text:p>0 HETD</text:p>
          </table:table-cell>
          <table:table-cell table:style-name="ce33" table:formula="of:=IF(OR(ISBLANK([.$C173]);[.$C173]=&quot;Référentiel&quot;);0;IF(contexte_calcul=&quot;Réalisé&quot;;[.$W173]*[.E173];[.$R173]*[.E173]))" office:value-type="float" office:value="0" calcext:value-type="float">
            <text:p>0 HETD</text:p>
          </table:table-cell>
          <table:table-cell table:style-name="ce33" table:formula="of:=IF(OR(ISBLANK([.$C173]);[.$C173]=&quot;Référentiel&quot;);0;IF(contexte_calcul=&quot;Réalisé&quot;;[.$W173]*[.F173];[.$R173]*[.F17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3]=&quot;Référentiel&quot;;IF(contexte_calcul=&quot;Réalisé&quot;;[.$W173];[.$R17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74]);[.C174]=&quot;Référentiel&quot;);&quot;&quot;;1-([.D174]+[.E17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74]);0;HLOOKUP(IF(AND([.C174]=&quot;TP&quot;;TP_vaut_TD=&quot;Oui&quot;);&quot;TD&quot;;[.C174]);types_intervention;2;0))*IF(ISBLANK([.G174]);1;[.G174])" office:value-type="float" office:value="0" calcext:value-type="float">
            <text:p>0 HETD</text:p>
          </table:table-cell>
          <table:table-cell table:style-name="ce12" table:formula="of:=IF(ISBLANK([.C174]);0;HLOOKUP([.C174];types_intervention;3;0))*IF(ISBLANK([.G174]);1;[.G174])" office:value-type="float" office:value="0" calcext:value-type="float">
            <text:p>0 HETD</text:p>
          </table:table-cell>
          <table:table-cell table:style-name="ce11" table:formula="of:=IF([.H174]=&quot;Oui&quot;;[.I174]*[.J17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4]/[.$L$522];0)" office:value-type="percentage" office:value="0" calcext:value-type="percentage">
            <text:p>0,00 %</text:p>
          </table:table-cell>
          <table:table-cell table:style-name="ce11" table:formula="of:=MIN(service_du;[.$L$522])*[.N174]" office:value-type="float" office:value="0" calcext:value-type="float">
            <text:p>0 HETD</text:p>
          </table:table-cell>
          <table:table-cell table:style-name="ce28" table:formula="of:=IF([.L174]&lt;&gt;0;[.O174]/[.L174];0)" office:value-type="percentage" office:value="0" calcext:value-type="percentage">
            <text:p>0,00 %</text:p>
          </table:table-cell>
          <table:table-cell table:style-name="ce28" table:formula="of:=IF([.$L$522]&gt;service_du;1-[.P174];0)" office:value-type="percentage" office:value="1" calcext:value-type="percentage">
            <text:p>100,00 %</text:p>
          </table:table-cell>
          <table:table-cell table:style-name="ce26" table:formula="of:=[.I174]*[.Q174]*[.K174]*IF(ISBLANK([.G174]);1;[.G17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3]+[.L174]&gt;service_du;service_du;[.T173]+[.L174]))" office:value-type="float" office:value="188" calcext:value-type="float">
            <text:p>188 HETD</text:p>
          </table:table-cell>
          <table:table-cell table:style-name="ce11" table:formula="of:=IF(service_du=0;0;IF([.T173]+[.L174]&gt;service_du;service_du-[.T173];[.L174]))" office:value-type="float" office:value="0" calcext:value-type="float">
            <text:p>0 HETD</text:p>
          </table:table-cell>
          <table:table-cell table:style-name="ce30" table:formula="of:=IF(service_du=0;[.I174];IF([.J174]&gt;0;IF([.T173]+[.L174]&lt;service_du;0;(([.T173]+[.L174])-service_du)/[.J17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4]+IF([.H174]&lt;&gt;&quot;Oui&quot;;[.I174];0))*[.K174])*IF(ISBLANK([.G174]);1;[.G174])" office:value-type="float" office:value="0" calcext:value-type="float">
            <text:p>0 HETD</text:p>
          </table:table-cell>
          <table:table-cell/>
          <table:table-cell table:style-name="ce33" table:formula="of:=IF(OR(ISBLANK([.$C174]);[.$C174]=&quot;Référentiel&quot;);0;IF(contexte_calcul=&quot;Réalisé&quot;;[.$U174]*[.D174];[.$O174]*[.D174]))" office:value-type="float" office:value="0" calcext:value-type="float">
            <text:p>0 HETD</text:p>
          </table:table-cell>
          <table:table-cell table:style-name="ce33" table:formula="of:=IF(OR(ISBLANK([.$C174]);[.$C174]=&quot;Référentiel&quot;);0;IF(contexte_calcul=&quot;Réalisé&quot;;[.$U174]*[.E174];[.$O174]*[.E174]))" office:value-type="float" office:value="0" calcext:value-type="float">
            <text:p>0 HETD</text:p>
          </table:table-cell>
          <table:table-cell table:style-name="ce33" table:formula="of:=IF(OR(ISBLANK([.$C174]);[.$C174]=&quot;Référentiel&quot;);0;IF(contexte_calcul=&quot;Réalisé&quot;;[.$U174]*[.F174];[.$O174]*[.F174]))" office:value-type="float" office:value="0" calcext:value-type="float">
            <text:p>0 HETD</text:p>
          </table:table-cell>
          <table:table-cell table:style-name="ce33" table:formula="of:=IF([.$C174]=&quot;Référentiel&quot;;IF(contexte_calcul=&quot;Réalisé&quot;;[.$U174];[.$R174]);0)" office:value-type="float" office:value="0" calcext:value-type="float">
            <text:p>0 HETD</text:p>
          </table:table-cell>
          <table:table-cell table:style-name="ce33" table:formula="of:=IF(OR(ISBLANK([.$C174]);[.$C174]=&quot;Référentiel&quot;);0;IF(contexte_calcul=&quot;Réalisé&quot;;[.$W174]*[.D174];[.$R174]*[.D174]))" office:value-type="float" office:value="0" calcext:value-type="float">
            <text:p>0 HETD</text:p>
          </table:table-cell>
          <table:table-cell table:style-name="ce33" table:formula="of:=IF(OR(ISBLANK([.$C174]);[.$C174]=&quot;Référentiel&quot;);0;IF(contexte_calcul=&quot;Réalisé&quot;;[.$W174]*[.E174];[.$R174]*[.E174]))" office:value-type="float" office:value="0" calcext:value-type="float">
            <text:p>0 HETD</text:p>
          </table:table-cell>
          <table:table-cell table:style-name="ce33" table:formula="of:=IF(OR(ISBLANK([.$C174]);[.$C174]=&quot;Référentiel&quot;);0;IF(contexte_calcul=&quot;Réalisé&quot;;[.$W174]*[.F174];[.$R174]*[.F17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4]=&quot;Référentiel&quot;;IF(contexte_calcul=&quot;Réalisé&quot;;[.$W174];[.$R17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75]);[.C175]=&quot;Référentiel&quot;);&quot;&quot;;1-([.D175]+[.E17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75]);0;HLOOKUP(IF(AND([.C175]=&quot;TP&quot;;TP_vaut_TD=&quot;Oui&quot;);&quot;TD&quot;;[.C175]);types_intervention;2;0))*IF(ISBLANK([.G175]);1;[.G175])" office:value-type="float" office:value="0" calcext:value-type="float">
            <text:p>0 HETD</text:p>
          </table:table-cell>
          <table:table-cell table:style-name="ce12" table:formula="of:=IF(ISBLANK([.C175]);0;HLOOKUP([.C175];types_intervention;3;0))*IF(ISBLANK([.G175]);1;[.G175])" office:value-type="float" office:value="0" calcext:value-type="float">
            <text:p>0 HETD</text:p>
          </table:table-cell>
          <table:table-cell table:style-name="ce11" table:formula="of:=IF([.H175]=&quot;Oui&quot;;[.I175]*[.J17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5]/[.$L$522];0)" office:value-type="percentage" office:value="0" calcext:value-type="percentage">
            <text:p>0,00 %</text:p>
          </table:table-cell>
          <table:table-cell table:style-name="ce11" table:formula="of:=MIN(service_du;[.$L$522])*[.N175]" office:value-type="float" office:value="0" calcext:value-type="float">
            <text:p>0 HETD</text:p>
          </table:table-cell>
          <table:table-cell table:style-name="ce28" table:formula="of:=IF([.L175]&lt;&gt;0;[.O175]/[.L175];0)" office:value-type="percentage" office:value="0" calcext:value-type="percentage">
            <text:p>0,00 %</text:p>
          </table:table-cell>
          <table:table-cell table:style-name="ce28" table:formula="of:=IF([.$L$522]&gt;service_du;1-[.P175];0)" office:value-type="percentage" office:value="1" calcext:value-type="percentage">
            <text:p>100,00 %</text:p>
          </table:table-cell>
          <table:table-cell table:style-name="ce26" table:formula="of:=[.I175]*[.Q175]*[.K175]*IF(ISBLANK([.G175]);1;[.G17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4]+[.L175]&gt;service_du;service_du;[.T174]+[.L175]))" office:value-type="float" office:value="188" calcext:value-type="float">
            <text:p>188 HETD</text:p>
          </table:table-cell>
          <table:table-cell table:style-name="ce11" table:formula="of:=IF(service_du=0;0;IF([.T174]+[.L175]&gt;service_du;service_du-[.T174];[.L175]))" office:value-type="float" office:value="0" calcext:value-type="float">
            <text:p>0 HETD</text:p>
          </table:table-cell>
          <table:table-cell table:style-name="ce30" table:formula="of:=IF(service_du=0;[.I175];IF([.J175]&gt;0;IF([.T174]+[.L175]&lt;service_du;0;(([.T174]+[.L175])-service_du)/[.J17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5]+IF([.H175]&lt;&gt;&quot;Oui&quot;;[.I175];0))*[.K175])*IF(ISBLANK([.G175]);1;[.G175])" office:value-type="float" office:value="0" calcext:value-type="float">
            <text:p>0 HETD</text:p>
          </table:table-cell>
          <table:table-cell/>
          <table:table-cell table:style-name="ce33" table:formula="of:=IF(OR(ISBLANK([.$C175]);[.$C175]=&quot;Référentiel&quot;);0;IF(contexte_calcul=&quot;Réalisé&quot;;[.$U175]*[.D175];[.$O175]*[.D175]))" office:value-type="float" office:value="0" calcext:value-type="float">
            <text:p>0 HETD</text:p>
          </table:table-cell>
          <table:table-cell table:style-name="ce33" table:formula="of:=IF(OR(ISBLANK([.$C175]);[.$C175]=&quot;Référentiel&quot;);0;IF(contexte_calcul=&quot;Réalisé&quot;;[.$U175]*[.E175];[.$O175]*[.E175]))" office:value-type="float" office:value="0" calcext:value-type="float">
            <text:p>0 HETD</text:p>
          </table:table-cell>
          <table:table-cell table:style-name="ce33" table:formula="of:=IF(OR(ISBLANK([.$C175]);[.$C175]=&quot;Référentiel&quot;);0;IF(contexte_calcul=&quot;Réalisé&quot;;[.$U175]*[.F175];[.$O175]*[.F175]))" office:value-type="float" office:value="0" calcext:value-type="float">
            <text:p>0 HETD</text:p>
          </table:table-cell>
          <table:table-cell table:style-name="ce33" table:formula="of:=IF([.$C175]=&quot;Référentiel&quot;;IF(contexte_calcul=&quot;Réalisé&quot;;[.$U175];[.$R175]);0)" office:value-type="float" office:value="0" calcext:value-type="float">
            <text:p>0 HETD</text:p>
          </table:table-cell>
          <table:table-cell table:style-name="ce33" table:formula="of:=IF(OR(ISBLANK([.$C175]);[.$C175]=&quot;Référentiel&quot;);0;IF(contexte_calcul=&quot;Réalisé&quot;;[.$W175]*[.D175];[.$R175]*[.D175]))" office:value-type="float" office:value="0" calcext:value-type="float">
            <text:p>0 HETD</text:p>
          </table:table-cell>
          <table:table-cell table:style-name="ce33" table:formula="of:=IF(OR(ISBLANK([.$C175]);[.$C175]=&quot;Référentiel&quot;);0;IF(contexte_calcul=&quot;Réalisé&quot;;[.$W175]*[.E175];[.$R175]*[.E175]))" office:value-type="float" office:value="0" calcext:value-type="float">
            <text:p>0 HETD</text:p>
          </table:table-cell>
          <table:table-cell table:style-name="ce33" table:formula="of:=IF(OR(ISBLANK([.$C175]);[.$C175]=&quot;Référentiel&quot;);0;IF(contexte_calcul=&quot;Réalisé&quot;;[.$W175]*[.F175];[.$R175]*[.F17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5]=&quot;Référentiel&quot;;IF(contexte_calcul=&quot;Réalisé&quot;;[.$W175];[.$R17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76]);[.C176]=&quot;Référentiel&quot;);&quot;&quot;;1-([.D176]+[.E17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76]);0;HLOOKUP(IF(AND([.C176]=&quot;TP&quot;;TP_vaut_TD=&quot;Oui&quot;);&quot;TD&quot;;[.C176]);types_intervention;2;0))*IF(ISBLANK([.G176]);1;[.G176])" office:value-type="float" office:value="0" calcext:value-type="float">
            <text:p>0 HETD</text:p>
          </table:table-cell>
          <table:table-cell table:style-name="ce12" table:formula="of:=IF(ISBLANK([.C176]);0;HLOOKUP([.C176];types_intervention;3;0))*IF(ISBLANK([.G176]);1;[.G176])" office:value-type="float" office:value="0" calcext:value-type="float">
            <text:p>0 HETD</text:p>
          </table:table-cell>
          <table:table-cell table:style-name="ce11" table:formula="of:=IF([.H176]=&quot;Oui&quot;;[.I176]*[.J17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6]/[.$L$522];0)" office:value-type="percentage" office:value="0" calcext:value-type="percentage">
            <text:p>0,00 %</text:p>
          </table:table-cell>
          <table:table-cell table:style-name="ce11" table:formula="of:=MIN(service_du;[.$L$522])*[.N176]" office:value-type="float" office:value="0" calcext:value-type="float">
            <text:p>0 HETD</text:p>
          </table:table-cell>
          <table:table-cell table:style-name="ce28" table:formula="of:=IF([.L176]&lt;&gt;0;[.O176]/[.L176];0)" office:value-type="percentage" office:value="0" calcext:value-type="percentage">
            <text:p>0,00 %</text:p>
          </table:table-cell>
          <table:table-cell table:style-name="ce28" table:formula="of:=IF([.$L$522]&gt;service_du;1-[.P176];0)" office:value-type="percentage" office:value="1" calcext:value-type="percentage">
            <text:p>100,00 %</text:p>
          </table:table-cell>
          <table:table-cell table:style-name="ce26" table:formula="of:=[.I176]*[.Q176]*[.K176]*IF(ISBLANK([.G176]);1;[.G17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5]+[.L176]&gt;service_du;service_du;[.T175]+[.L176]))" office:value-type="float" office:value="188" calcext:value-type="float">
            <text:p>188 HETD</text:p>
          </table:table-cell>
          <table:table-cell table:style-name="ce11" table:formula="of:=IF(service_du=0;0;IF([.T175]+[.L176]&gt;service_du;service_du-[.T175];[.L176]))" office:value-type="float" office:value="0" calcext:value-type="float">
            <text:p>0 HETD</text:p>
          </table:table-cell>
          <table:table-cell table:style-name="ce30" table:formula="of:=IF(service_du=0;[.I176];IF([.J176]&gt;0;IF([.T175]+[.L176]&lt;service_du;0;(([.T175]+[.L176])-service_du)/[.J17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6]+IF([.H176]&lt;&gt;&quot;Oui&quot;;[.I176];0))*[.K176])*IF(ISBLANK([.G176]);1;[.G176])" office:value-type="float" office:value="0" calcext:value-type="float">
            <text:p>0 HETD</text:p>
          </table:table-cell>
          <table:table-cell/>
          <table:table-cell table:style-name="ce33" table:formula="of:=IF(OR(ISBLANK([.$C176]);[.$C176]=&quot;Référentiel&quot;);0;IF(contexte_calcul=&quot;Réalisé&quot;;[.$U176]*[.D176];[.$O176]*[.D176]))" office:value-type="float" office:value="0" calcext:value-type="float">
            <text:p>0 HETD</text:p>
          </table:table-cell>
          <table:table-cell table:style-name="ce33" table:formula="of:=IF(OR(ISBLANK([.$C176]);[.$C176]=&quot;Référentiel&quot;);0;IF(contexte_calcul=&quot;Réalisé&quot;;[.$U176]*[.E176];[.$O176]*[.E176]))" office:value-type="float" office:value="0" calcext:value-type="float">
            <text:p>0 HETD</text:p>
          </table:table-cell>
          <table:table-cell table:style-name="ce33" table:formula="of:=IF(OR(ISBLANK([.$C176]);[.$C176]=&quot;Référentiel&quot;);0;IF(contexte_calcul=&quot;Réalisé&quot;;[.$U176]*[.F176];[.$O176]*[.F176]))" office:value-type="float" office:value="0" calcext:value-type="float">
            <text:p>0 HETD</text:p>
          </table:table-cell>
          <table:table-cell table:style-name="ce33" table:formula="of:=IF([.$C176]=&quot;Référentiel&quot;;IF(contexte_calcul=&quot;Réalisé&quot;;[.$U176];[.$R176]);0)" office:value-type="float" office:value="0" calcext:value-type="float">
            <text:p>0 HETD</text:p>
          </table:table-cell>
          <table:table-cell table:style-name="ce33" table:formula="of:=IF(OR(ISBLANK([.$C176]);[.$C176]=&quot;Référentiel&quot;);0;IF(contexte_calcul=&quot;Réalisé&quot;;[.$W176]*[.D176];[.$R176]*[.D176]))" office:value-type="float" office:value="0" calcext:value-type="float">
            <text:p>0 HETD</text:p>
          </table:table-cell>
          <table:table-cell table:style-name="ce33" table:formula="of:=IF(OR(ISBLANK([.$C176]);[.$C176]=&quot;Référentiel&quot;);0;IF(contexte_calcul=&quot;Réalisé&quot;;[.$W176]*[.E176];[.$R176]*[.E176]))" office:value-type="float" office:value="0" calcext:value-type="float">
            <text:p>0 HETD</text:p>
          </table:table-cell>
          <table:table-cell table:style-name="ce33" table:formula="of:=IF(OR(ISBLANK([.$C176]);[.$C176]=&quot;Référentiel&quot;);0;IF(contexte_calcul=&quot;Réalisé&quot;;[.$W176]*[.F176];[.$R176]*[.F17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6]=&quot;Référentiel&quot;;IF(contexte_calcul=&quot;Réalisé&quot;;[.$W176];[.$R17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77]);[.C177]=&quot;Référentiel&quot;);&quot;&quot;;1-([.D177]+[.E17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77]);0;HLOOKUP(IF(AND([.C177]=&quot;TP&quot;;TP_vaut_TD=&quot;Oui&quot;);&quot;TD&quot;;[.C177]);types_intervention;2;0))*IF(ISBLANK([.G177]);1;[.G177])" office:value-type="float" office:value="0" calcext:value-type="float">
            <text:p>0 HETD</text:p>
          </table:table-cell>
          <table:table-cell table:style-name="ce12" table:formula="of:=IF(ISBLANK([.C177]);0;HLOOKUP([.C177];types_intervention;3;0))*IF(ISBLANK([.G177]);1;[.G177])" office:value-type="float" office:value="0" calcext:value-type="float">
            <text:p>0 HETD</text:p>
          </table:table-cell>
          <table:table-cell table:style-name="ce11" table:formula="of:=IF([.H177]=&quot;Oui&quot;;[.I177]*[.J17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7]/[.$L$522];0)" office:value-type="percentage" office:value="0" calcext:value-type="percentage">
            <text:p>0,00 %</text:p>
          </table:table-cell>
          <table:table-cell table:style-name="ce11" table:formula="of:=MIN(service_du;[.$L$522])*[.N177]" office:value-type="float" office:value="0" calcext:value-type="float">
            <text:p>0 HETD</text:p>
          </table:table-cell>
          <table:table-cell table:style-name="ce28" table:formula="of:=IF([.L177]&lt;&gt;0;[.O177]/[.L177];0)" office:value-type="percentage" office:value="0" calcext:value-type="percentage">
            <text:p>0,00 %</text:p>
          </table:table-cell>
          <table:table-cell table:style-name="ce28" table:formula="of:=IF([.$L$522]&gt;service_du;1-[.P177];0)" office:value-type="percentage" office:value="1" calcext:value-type="percentage">
            <text:p>100,00 %</text:p>
          </table:table-cell>
          <table:table-cell table:style-name="ce26" table:formula="of:=[.I177]*[.Q177]*[.K177]*IF(ISBLANK([.G177]);1;[.G17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6]+[.L177]&gt;service_du;service_du;[.T176]+[.L177]))" office:value-type="float" office:value="188" calcext:value-type="float">
            <text:p>188 HETD</text:p>
          </table:table-cell>
          <table:table-cell table:style-name="ce11" table:formula="of:=IF(service_du=0;0;IF([.T176]+[.L177]&gt;service_du;service_du-[.T176];[.L177]))" office:value-type="float" office:value="0" calcext:value-type="float">
            <text:p>0 HETD</text:p>
          </table:table-cell>
          <table:table-cell table:style-name="ce30" table:formula="of:=IF(service_du=0;[.I177];IF([.J177]&gt;0;IF([.T176]+[.L177]&lt;service_du;0;(([.T176]+[.L177])-service_du)/[.J17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7]+IF([.H177]&lt;&gt;&quot;Oui&quot;;[.I177];0))*[.K177])*IF(ISBLANK([.G177]);1;[.G177])" office:value-type="float" office:value="0" calcext:value-type="float">
            <text:p>0 HETD</text:p>
          </table:table-cell>
          <table:table-cell/>
          <table:table-cell table:style-name="ce33" table:formula="of:=IF(OR(ISBLANK([.$C177]);[.$C177]=&quot;Référentiel&quot;);0;IF(contexte_calcul=&quot;Réalisé&quot;;[.$U177]*[.D177];[.$O177]*[.D177]))" office:value-type="float" office:value="0" calcext:value-type="float">
            <text:p>0 HETD</text:p>
          </table:table-cell>
          <table:table-cell table:style-name="ce33" table:formula="of:=IF(OR(ISBLANK([.$C177]);[.$C177]=&quot;Référentiel&quot;);0;IF(contexte_calcul=&quot;Réalisé&quot;;[.$U177]*[.E177];[.$O177]*[.E177]))" office:value-type="float" office:value="0" calcext:value-type="float">
            <text:p>0 HETD</text:p>
          </table:table-cell>
          <table:table-cell table:style-name="ce33" table:formula="of:=IF(OR(ISBLANK([.$C177]);[.$C177]=&quot;Référentiel&quot;);0;IF(contexte_calcul=&quot;Réalisé&quot;;[.$U177]*[.F177];[.$O177]*[.F177]))" office:value-type="float" office:value="0" calcext:value-type="float">
            <text:p>0 HETD</text:p>
          </table:table-cell>
          <table:table-cell table:style-name="ce33" table:formula="of:=IF([.$C177]=&quot;Référentiel&quot;;IF(contexte_calcul=&quot;Réalisé&quot;;[.$U177];[.$R177]);0)" office:value-type="float" office:value="0" calcext:value-type="float">
            <text:p>0 HETD</text:p>
          </table:table-cell>
          <table:table-cell table:style-name="ce33" table:formula="of:=IF(OR(ISBLANK([.$C177]);[.$C177]=&quot;Référentiel&quot;);0;IF(contexte_calcul=&quot;Réalisé&quot;;[.$W177]*[.D177];[.$R177]*[.D177]))" office:value-type="float" office:value="0" calcext:value-type="float">
            <text:p>0 HETD</text:p>
          </table:table-cell>
          <table:table-cell table:style-name="ce33" table:formula="of:=IF(OR(ISBLANK([.$C177]);[.$C177]=&quot;Référentiel&quot;);0;IF(contexte_calcul=&quot;Réalisé&quot;;[.$W177]*[.E177];[.$R177]*[.E177]))" office:value-type="float" office:value="0" calcext:value-type="float">
            <text:p>0 HETD</text:p>
          </table:table-cell>
          <table:table-cell table:style-name="ce33" table:formula="of:=IF(OR(ISBLANK([.$C177]);[.$C177]=&quot;Référentiel&quot;);0;IF(contexte_calcul=&quot;Réalisé&quot;;[.$W177]*[.F177];[.$R177]*[.F17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7]=&quot;Référentiel&quot;;IF(contexte_calcul=&quot;Réalisé&quot;;[.$W177];[.$R17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78]);[.C178]=&quot;Référentiel&quot;);&quot;&quot;;1-([.D178]+[.E17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78]);0;HLOOKUP(IF(AND([.C178]=&quot;TP&quot;;TP_vaut_TD=&quot;Oui&quot;);&quot;TD&quot;;[.C178]);types_intervention;2;0))*IF(ISBLANK([.G178]);1;[.G178])" office:value-type="float" office:value="0" calcext:value-type="float">
            <text:p>0 HETD</text:p>
          </table:table-cell>
          <table:table-cell table:style-name="ce12" table:formula="of:=IF(ISBLANK([.C178]);0;HLOOKUP([.C178];types_intervention;3;0))*IF(ISBLANK([.G178]);1;[.G178])" office:value-type="float" office:value="0" calcext:value-type="float">
            <text:p>0 HETD</text:p>
          </table:table-cell>
          <table:table-cell table:style-name="ce11" table:formula="of:=IF([.H178]=&quot;Oui&quot;;[.I178]*[.J17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8]/[.$L$522];0)" office:value-type="percentage" office:value="0" calcext:value-type="percentage">
            <text:p>0,00 %</text:p>
          </table:table-cell>
          <table:table-cell table:style-name="ce11" table:formula="of:=MIN(service_du;[.$L$522])*[.N178]" office:value-type="float" office:value="0" calcext:value-type="float">
            <text:p>0 HETD</text:p>
          </table:table-cell>
          <table:table-cell table:style-name="ce28" table:formula="of:=IF([.L178]&lt;&gt;0;[.O178]/[.L178];0)" office:value-type="percentage" office:value="0" calcext:value-type="percentage">
            <text:p>0,00 %</text:p>
          </table:table-cell>
          <table:table-cell table:style-name="ce28" table:formula="of:=IF([.$L$522]&gt;service_du;1-[.P178];0)" office:value-type="percentage" office:value="1" calcext:value-type="percentage">
            <text:p>100,00 %</text:p>
          </table:table-cell>
          <table:table-cell table:style-name="ce26" table:formula="of:=[.I178]*[.Q178]*[.K178]*IF(ISBLANK([.G178]);1;[.G17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7]+[.L178]&gt;service_du;service_du;[.T177]+[.L178]))" office:value-type="float" office:value="188" calcext:value-type="float">
            <text:p>188 HETD</text:p>
          </table:table-cell>
          <table:table-cell table:style-name="ce11" table:formula="of:=IF(service_du=0;0;IF([.T177]+[.L178]&gt;service_du;service_du-[.T177];[.L178]))" office:value-type="float" office:value="0" calcext:value-type="float">
            <text:p>0 HETD</text:p>
          </table:table-cell>
          <table:table-cell table:style-name="ce30" table:formula="of:=IF(service_du=0;[.I178];IF([.J178]&gt;0;IF([.T177]+[.L178]&lt;service_du;0;(([.T177]+[.L178])-service_du)/[.J17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8]+IF([.H178]&lt;&gt;&quot;Oui&quot;;[.I178];0))*[.K178])*IF(ISBLANK([.G178]);1;[.G178])" office:value-type="float" office:value="0" calcext:value-type="float">
            <text:p>0 HETD</text:p>
          </table:table-cell>
          <table:table-cell/>
          <table:table-cell table:style-name="ce33" table:formula="of:=IF(OR(ISBLANK([.$C178]);[.$C178]=&quot;Référentiel&quot;);0;IF(contexte_calcul=&quot;Réalisé&quot;;[.$U178]*[.D178];[.$O178]*[.D178]))" office:value-type="float" office:value="0" calcext:value-type="float">
            <text:p>0 HETD</text:p>
          </table:table-cell>
          <table:table-cell table:style-name="ce33" table:formula="of:=IF(OR(ISBLANK([.$C178]);[.$C178]=&quot;Référentiel&quot;);0;IF(contexte_calcul=&quot;Réalisé&quot;;[.$U178]*[.E178];[.$O178]*[.E178]))" office:value-type="float" office:value="0" calcext:value-type="float">
            <text:p>0 HETD</text:p>
          </table:table-cell>
          <table:table-cell table:style-name="ce33" table:formula="of:=IF(OR(ISBLANK([.$C178]);[.$C178]=&quot;Référentiel&quot;);0;IF(contexte_calcul=&quot;Réalisé&quot;;[.$U178]*[.F178];[.$O178]*[.F178]))" office:value-type="float" office:value="0" calcext:value-type="float">
            <text:p>0 HETD</text:p>
          </table:table-cell>
          <table:table-cell table:style-name="ce33" table:formula="of:=IF([.$C178]=&quot;Référentiel&quot;;IF(contexte_calcul=&quot;Réalisé&quot;;[.$U178];[.$R178]);0)" office:value-type="float" office:value="0" calcext:value-type="float">
            <text:p>0 HETD</text:p>
          </table:table-cell>
          <table:table-cell table:style-name="ce33" table:formula="of:=IF(OR(ISBLANK([.$C178]);[.$C178]=&quot;Référentiel&quot;);0;IF(contexte_calcul=&quot;Réalisé&quot;;[.$W178]*[.D178];[.$R178]*[.D178]))" office:value-type="float" office:value="0" calcext:value-type="float">
            <text:p>0 HETD</text:p>
          </table:table-cell>
          <table:table-cell table:style-name="ce33" table:formula="of:=IF(OR(ISBLANK([.$C178]);[.$C178]=&quot;Référentiel&quot;);0;IF(contexte_calcul=&quot;Réalisé&quot;;[.$W178]*[.E178];[.$R178]*[.E178]))" office:value-type="float" office:value="0" calcext:value-type="float">
            <text:p>0 HETD</text:p>
          </table:table-cell>
          <table:table-cell table:style-name="ce33" table:formula="of:=IF(OR(ISBLANK([.$C178]);[.$C178]=&quot;Référentiel&quot;);0;IF(contexte_calcul=&quot;Réalisé&quot;;[.$W178]*[.F178];[.$R178]*[.F17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8]=&quot;Référentiel&quot;;IF(contexte_calcul=&quot;Réalisé&quot;;[.$W178];[.$R17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79]);[.C179]=&quot;Référentiel&quot;);&quot;&quot;;1-([.D179]+[.E17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79]);0;HLOOKUP(IF(AND([.C179]=&quot;TP&quot;;TP_vaut_TD=&quot;Oui&quot;);&quot;TD&quot;;[.C179]);types_intervention;2;0))*IF(ISBLANK([.G179]);1;[.G179])" office:value-type="float" office:value="0" calcext:value-type="float">
            <text:p>0 HETD</text:p>
          </table:table-cell>
          <table:table-cell table:style-name="ce12" table:formula="of:=IF(ISBLANK([.C179]);0;HLOOKUP([.C179];types_intervention;3;0))*IF(ISBLANK([.G179]);1;[.G179])" office:value-type="float" office:value="0" calcext:value-type="float">
            <text:p>0 HETD</text:p>
          </table:table-cell>
          <table:table-cell table:style-name="ce11" table:formula="of:=IF([.H179]=&quot;Oui&quot;;[.I179]*[.J17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9]/[.$L$522];0)" office:value-type="percentage" office:value="0" calcext:value-type="percentage">
            <text:p>0,00 %</text:p>
          </table:table-cell>
          <table:table-cell table:style-name="ce11" table:formula="of:=MIN(service_du;[.$L$522])*[.N179]" office:value-type="float" office:value="0" calcext:value-type="float">
            <text:p>0 HETD</text:p>
          </table:table-cell>
          <table:table-cell table:style-name="ce28" table:formula="of:=IF([.L179]&lt;&gt;0;[.O179]/[.L179];0)" office:value-type="percentage" office:value="0" calcext:value-type="percentage">
            <text:p>0,00 %</text:p>
          </table:table-cell>
          <table:table-cell table:style-name="ce28" table:formula="of:=IF([.$L$522]&gt;service_du;1-[.P179];0)" office:value-type="percentage" office:value="1" calcext:value-type="percentage">
            <text:p>100,00 %</text:p>
          </table:table-cell>
          <table:table-cell table:style-name="ce26" table:formula="of:=[.I179]*[.Q179]*[.K179]*IF(ISBLANK([.G179]);1;[.G17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8]+[.L179]&gt;service_du;service_du;[.T178]+[.L179]))" office:value-type="float" office:value="188" calcext:value-type="float">
            <text:p>188 HETD</text:p>
          </table:table-cell>
          <table:table-cell table:style-name="ce11" table:formula="of:=IF(service_du=0;0;IF([.T178]+[.L179]&gt;service_du;service_du-[.T178];[.L179]))" office:value-type="float" office:value="0" calcext:value-type="float">
            <text:p>0 HETD</text:p>
          </table:table-cell>
          <table:table-cell table:style-name="ce30" table:formula="of:=IF(service_du=0;[.I179];IF([.J179]&gt;0;IF([.T178]+[.L179]&lt;service_du;0;(([.T178]+[.L179])-service_du)/[.J17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9]+IF([.H179]&lt;&gt;&quot;Oui&quot;;[.I179];0))*[.K179])*IF(ISBLANK([.G179]);1;[.G179])" office:value-type="float" office:value="0" calcext:value-type="float">
            <text:p>0 HETD</text:p>
          </table:table-cell>
          <table:table-cell/>
          <table:table-cell table:style-name="ce33" table:formula="of:=IF(OR(ISBLANK([.$C179]);[.$C179]=&quot;Référentiel&quot;);0;IF(contexte_calcul=&quot;Réalisé&quot;;[.$U179]*[.D179];[.$O179]*[.D179]))" office:value-type="float" office:value="0" calcext:value-type="float">
            <text:p>0 HETD</text:p>
          </table:table-cell>
          <table:table-cell table:style-name="ce33" table:formula="of:=IF(OR(ISBLANK([.$C179]);[.$C179]=&quot;Référentiel&quot;);0;IF(contexte_calcul=&quot;Réalisé&quot;;[.$U179]*[.E179];[.$O179]*[.E179]))" office:value-type="float" office:value="0" calcext:value-type="float">
            <text:p>0 HETD</text:p>
          </table:table-cell>
          <table:table-cell table:style-name="ce33" table:formula="of:=IF(OR(ISBLANK([.$C179]);[.$C179]=&quot;Référentiel&quot;);0;IF(contexte_calcul=&quot;Réalisé&quot;;[.$U179]*[.F179];[.$O179]*[.F179]))" office:value-type="float" office:value="0" calcext:value-type="float">
            <text:p>0 HETD</text:p>
          </table:table-cell>
          <table:table-cell table:style-name="ce33" table:formula="of:=IF([.$C179]=&quot;Référentiel&quot;;IF(contexte_calcul=&quot;Réalisé&quot;;[.$U179];[.$R179]);0)" office:value-type="float" office:value="0" calcext:value-type="float">
            <text:p>0 HETD</text:p>
          </table:table-cell>
          <table:table-cell table:style-name="ce33" table:formula="of:=IF(OR(ISBLANK([.$C179]);[.$C179]=&quot;Référentiel&quot;);0;IF(contexte_calcul=&quot;Réalisé&quot;;[.$W179]*[.D179];[.$R179]*[.D179]))" office:value-type="float" office:value="0" calcext:value-type="float">
            <text:p>0 HETD</text:p>
          </table:table-cell>
          <table:table-cell table:style-name="ce33" table:formula="of:=IF(OR(ISBLANK([.$C179]);[.$C179]=&quot;Référentiel&quot;);0;IF(contexte_calcul=&quot;Réalisé&quot;;[.$W179]*[.E179];[.$R179]*[.E179]))" office:value-type="float" office:value="0" calcext:value-type="float">
            <text:p>0 HETD</text:p>
          </table:table-cell>
          <table:table-cell table:style-name="ce33" table:formula="of:=IF(OR(ISBLANK([.$C179]);[.$C179]=&quot;Référentiel&quot;);0;IF(contexte_calcul=&quot;Réalisé&quot;;[.$W179]*[.F179];[.$R179]*[.F17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9]=&quot;Référentiel&quot;;IF(contexte_calcul=&quot;Réalisé&quot;;[.$W179];[.$R17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80]);[.C180]=&quot;Référentiel&quot;);&quot;&quot;;1-([.D180]+[.E18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80]);0;HLOOKUP(IF(AND([.C180]=&quot;TP&quot;;TP_vaut_TD=&quot;Oui&quot;);&quot;TD&quot;;[.C180]);types_intervention;2;0))*IF(ISBLANK([.G180]);1;[.G180])" office:value-type="float" office:value="0" calcext:value-type="float">
            <text:p>0 HETD</text:p>
          </table:table-cell>
          <table:table-cell table:style-name="ce12" table:formula="of:=IF(ISBLANK([.C180]);0;HLOOKUP([.C180];types_intervention;3;0))*IF(ISBLANK([.G180]);1;[.G180])" office:value-type="float" office:value="0" calcext:value-type="float">
            <text:p>0 HETD</text:p>
          </table:table-cell>
          <table:table-cell table:style-name="ce11" table:formula="of:=IF([.H180]=&quot;Oui&quot;;[.I180]*[.J18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0]/[.$L$522];0)" office:value-type="percentage" office:value="0" calcext:value-type="percentage">
            <text:p>0,00 %</text:p>
          </table:table-cell>
          <table:table-cell table:style-name="ce11" table:formula="of:=MIN(service_du;[.$L$522])*[.N180]" office:value-type="float" office:value="0" calcext:value-type="float">
            <text:p>0 HETD</text:p>
          </table:table-cell>
          <table:table-cell table:style-name="ce28" table:formula="of:=IF([.L180]&lt;&gt;0;[.O180]/[.L180];0)" office:value-type="percentage" office:value="0" calcext:value-type="percentage">
            <text:p>0,00 %</text:p>
          </table:table-cell>
          <table:table-cell table:style-name="ce28" table:formula="of:=IF([.$L$522]&gt;service_du;1-[.P180];0)" office:value-type="percentage" office:value="1" calcext:value-type="percentage">
            <text:p>100,00 %</text:p>
          </table:table-cell>
          <table:table-cell table:style-name="ce26" table:formula="of:=[.I180]*[.Q180]*[.K180]*IF(ISBLANK([.G180]);1;[.G18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9]+[.L180]&gt;service_du;service_du;[.T179]+[.L180]))" office:value-type="float" office:value="188" calcext:value-type="float">
            <text:p>188 HETD</text:p>
          </table:table-cell>
          <table:table-cell table:style-name="ce11" table:formula="of:=IF(service_du=0;0;IF([.T179]+[.L180]&gt;service_du;service_du-[.T179];[.L180]))" office:value-type="float" office:value="0" calcext:value-type="float">
            <text:p>0 HETD</text:p>
          </table:table-cell>
          <table:table-cell table:style-name="ce30" table:formula="of:=IF(service_du=0;[.I180];IF([.J180]&gt;0;IF([.T179]+[.L180]&lt;service_du;0;(([.T179]+[.L180])-service_du)/[.J18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0]+IF([.H180]&lt;&gt;&quot;Oui&quot;;[.I180];0))*[.K180])*IF(ISBLANK([.G180]);1;[.G180])" office:value-type="float" office:value="0" calcext:value-type="float">
            <text:p>0 HETD</text:p>
          </table:table-cell>
          <table:table-cell/>
          <table:table-cell table:style-name="ce33" table:formula="of:=IF(OR(ISBLANK([.$C180]);[.$C180]=&quot;Référentiel&quot;);0;IF(contexte_calcul=&quot;Réalisé&quot;;[.$U180]*[.D180];[.$O180]*[.D180]))" office:value-type="float" office:value="0" calcext:value-type="float">
            <text:p>0 HETD</text:p>
          </table:table-cell>
          <table:table-cell table:style-name="ce33" table:formula="of:=IF(OR(ISBLANK([.$C180]);[.$C180]=&quot;Référentiel&quot;);0;IF(contexte_calcul=&quot;Réalisé&quot;;[.$U180]*[.E180];[.$O180]*[.E180]))" office:value-type="float" office:value="0" calcext:value-type="float">
            <text:p>0 HETD</text:p>
          </table:table-cell>
          <table:table-cell table:style-name="ce33" table:formula="of:=IF(OR(ISBLANK([.$C180]);[.$C180]=&quot;Référentiel&quot;);0;IF(contexte_calcul=&quot;Réalisé&quot;;[.$U180]*[.F180];[.$O180]*[.F180]))" office:value-type="float" office:value="0" calcext:value-type="float">
            <text:p>0 HETD</text:p>
          </table:table-cell>
          <table:table-cell table:style-name="ce33" table:formula="of:=IF([.$C180]=&quot;Référentiel&quot;;IF(contexte_calcul=&quot;Réalisé&quot;;[.$U180];[.$R180]);0)" office:value-type="float" office:value="0" calcext:value-type="float">
            <text:p>0 HETD</text:p>
          </table:table-cell>
          <table:table-cell table:style-name="ce33" table:formula="of:=IF(OR(ISBLANK([.$C180]);[.$C180]=&quot;Référentiel&quot;);0;IF(contexte_calcul=&quot;Réalisé&quot;;[.$W180]*[.D180];[.$R180]*[.D180]))" office:value-type="float" office:value="0" calcext:value-type="float">
            <text:p>0 HETD</text:p>
          </table:table-cell>
          <table:table-cell table:style-name="ce33" table:formula="of:=IF(OR(ISBLANK([.$C180]);[.$C180]=&quot;Référentiel&quot;);0;IF(contexte_calcul=&quot;Réalisé&quot;;[.$W180]*[.E180];[.$R180]*[.E180]))" office:value-type="float" office:value="0" calcext:value-type="float">
            <text:p>0 HETD</text:p>
          </table:table-cell>
          <table:table-cell table:style-name="ce33" table:formula="of:=IF(OR(ISBLANK([.$C180]);[.$C180]=&quot;Référentiel&quot;);0;IF(contexte_calcul=&quot;Réalisé&quot;;[.$W180]*[.F180];[.$R180]*[.F18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0]=&quot;Référentiel&quot;;IF(contexte_calcul=&quot;Réalisé&quot;;[.$W180];[.$R18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81]);[.C181]=&quot;Référentiel&quot;);&quot;&quot;;1-([.D181]+[.E18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81]);0;HLOOKUP(IF(AND([.C181]=&quot;TP&quot;;TP_vaut_TD=&quot;Oui&quot;);&quot;TD&quot;;[.C181]);types_intervention;2;0))*IF(ISBLANK([.G181]);1;[.G181])" office:value-type="float" office:value="0" calcext:value-type="float">
            <text:p>0 HETD</text:p>
          </table:table-cell>
          <table:table-cell table:style-name="ce12" table:formula="of:=IF(ISBLANK([.C181]);0;HLOOKUP([.C181];types_intervention;3;0))*IF(ISBLANK([.G181]);1;[.G181])" office:value-type="float" office:value="0" calcext:value-type="float">
            <text:p>0 HETD</text:p>
          </table:table-cell>
          <table:table-cell table:style-name="ce11" table:formula="of:=IF([.H181]=&quot;Oui&quot;;[.I181]*[.J18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1]/[.$L$522];0)" office:value-type="percentage" office:value="0" calcext:value-type="percentage">
            <text:p>0,00 %</text:p>
          </table:table-cell>
          <table:table-cell table:style-name="ce11" table:formula="of:=MIN(service_du;[.$L$522])*[.N181]" office:value-type="float" office:value="0" calcext:value-type="float">
            <text:p>0 HETD</text:p>
          </table:table-cell>
          <table:table-cell table:style-name="ce28" table:formula="of:=IF([.L181]&lt;&gt;0;[.O181]/[.L181];0)" office:value-type="percentage" office:value="0" calcext:value-type="percentage">
            <text:p>0,00 %</text:p>
          </table:table-cell>
          <table:table-cell table:style-name="ce28" table:formula="of:=IF([.$L$522]&gt;service_du;1-[.P181];0)" office:value-type="percentage" office:value="1" calcext:value-type="percentage">
            <text:p>100,00 %</text:p>
          </table:table-cell>
          <table:table-cell table:style-name="ce26" table:formula="of:=[.I181]*[.Q181]*[.K181]*IF(ISBLANK([.G181]);1;[.G18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0]+[.L181]&gt;service_du;service_du;[.T180]+[.L181]))" office:value-type="float" office:value="188" calcext:value-type="float">
            <text:p>188 HETD</text:p>
          </table:table-cell>
          <table:table-cell table:style-name="ce11" table:formula="of:=IF(service_du=0;0;IF([.T180]+[.L181]&gt;service_du;service_du-[.T180];[.L181]))" office:value-type="float" office:value="0" calcext:value-type="float">
            <text:p>0 HETD</text:p>
          </table:table-cell>
          <table:table-cell table:style-name="ce30" table:formula="of:=IF(service_du=0;[.I181];IF([.J181]&gt;0;IF([.T180]+[.L181]&lt;service_du;0;(([.T180]+[.L181])-service_du)/[.J18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1]+IF([.H181]&lt;&gt;&quot;Oui&quot;;[.I181];0))*[.K181])*IF(ISBLANK([.G181]);1;[.G181])" office:value-type="float" office:value="0" calcext:value-type="float">
            <text:p>0 HETD</text:p>
          </table:table-cell>
          <table:table-cell/>
          <table:table-cell table:style-name="ce33" table:formula="of:=IF(OR(ISBLANK([.$C181]);[.$C181]=&quot;Référentiel&quot;);0;IF(contexte_calcul=&quot;Réalisé&quot;;[.$U181]*[.D181];[.$O181]*[.D181]))" office:value-type="float" office:value="0" calcext:value-type="float">
            <text:p>0 HETD</text:p>
          </table:table-cell>
          <table:table-cell table:style-name="ce33" table:formula="of:=IF(OR(ISBLANK([.$C181]);[.$C181]=&quot;Référentiel&quot;);0;IF(contexte_calcul=&quot;Réalisé&quot;;[.$U181]*[.E181];[.$O181]*[.E181]))" office:value-type="float" office:value="0" calcext:value-type="float">
            <text:p>0 HETD</text:p>
          </table:table-cell>
          <table:table-cell table:style-name="ce33" table:formula="of:=IF(OR(ISBLANK([.$C181]);[.$C181]=&quot;Référentiel&quot;);0;IF(contexte_calcul=&quot;Réalisé&quot;;[.$U181]*[.F181];[.$O181]*[.F181]))" office:value-type="float" office:value="0" calcext:value-type="float">
            <text:p>0 HETD</text:p>
          </table:table-cell>
          <table:table-cell table:style-name="ce33" table:formula="of:=IF([.$C181]=&quot;Référentiel&quot;;IF(contexte_calcul=&quot;Réalisé&quot;;[.$U181];[.$R181]);0)" office:value-type="float" office:value="0" calcext:value-type="float">
            <text:p>0 HETD</text:p>
          </table:table-cell>
          <table:table-cell table:style-name="ce33" table:formula="of:=IF(OR(ISBLANK([.$C181]);[.$C181]=&quot;Référentiel&quot;);0;IF(contexte_calcul=&quot;Réalisé&quot;;[.$W181]*[.D181];[.$R181]*[.D181]))" office:value-type="float" office:value="0" calcext:value-type="float">
            <text:p>0 HETD</text:p>
          </table:table-cell>
          <table:table-cell table:style-name="ce33" table:formula="of:=IF(OR(ISBLANK([.$C181]);[.$C181]=&quot;Référentiel&quot;);0;IF(contexte_calcul=&quot;Réalisé&quot;;[.$W181]*[.E181];[.$R181]*[.E181]))" office:value-type="float" office:value="0" calcext:value-type="float">
            <text:p>0 HETD</text:p>
          </table:table-cell>
          <table:table-cell table:style-name="ce33" table:formula="of:=IF(OR(ISBLANK([.$C181]);[.$C181]=&quot;Référentiel&quot;);0;IF(contexte_calcul=&quot;Réalisé&quot;;[.$W181]*[.F181];[.$R181]*[.F18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1]=&quot;Référentiel&quot;;IF(contexte_calcul=&quot;Réalisé&quot;;[.$W181];[.$R18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82]);[.C182]=&quot;Référentiel&quot;);&quot;&quot;;1-([.D182]+[.E18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82]);0;HLOOKUP(IF(AND([.C182]=&quot;TP&quot;;TP_vaut_TD=&quot;Oui&quot;);&quot;TD&quot;;[.C182]);types_intervention;2;0))*IF(ISBLANK([.G182]);1;[.G182])" office:value-type="float" office:value="0" calcext:value-type="float">
            <text:p>0 HETD</text:p>
          </table:table-cell>
          <table:table-cell table:style-name="ce12" table:formula="of:=IF(ISBLANK([.C182]);0;HLOOKUP([.C182];types_intervention;3;0))*IF(ISBLANK([.G182]);1;[.G182])" office:value-type="float" office:value="0" calcext:value-type="float">
            <text:p>0 HETD</text:p>
          </table:table-cell>
          <table:table-cell table:style-name="ce11" table:formula="of:=IF([.H182]=&quot;Oui&quot;;[.I182]*[.J18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2]/[.$L$522];0)" office:value-type="percentage" office:value="0" calcext:value-type="percentage">
            <text:p>0,00 %</text:p>
          </table:table-cell>
          <table:table-cell table:style-name="ce11" table:formula="of:=MIN(service_du;[.$L$522])*[.N182]" office:value-type="float" office:value="0" calcext:value-type="float">
            <text:p>0 HETD</text:p>
          </table:table-cell>
          <table:table-cell table:style-name="ce28" table:formula="of:=IF([.L182]&lt;&gt;0;[.O182]/[.L182];0)" office:value-type="percentage" office:value="0" calcext:value-type="percentage">
            <text:p>0,00 %</text:p>
          </table:table-cell>
          <table:table-cell table:style-name="ce28" table:formula="of:=IF([.$L$522]&gt;service_du;1-[.P182];0)" office:value-type="percentage" office:value="1" calcext:value-type="percentage">
            <text:p>100,00 %</text:p>
          </table:table-cell>
          <table:table-cell table:style-name="ce26" table:formula="of:=[.I182]*[.Q182]*[.K182]*IF(ISBLANK([.G182]);1;[.G18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1]+[.L182]&gt;service_du;service_du;[.T181]+[.L182]))" office:value-type="float" office:value="188" calcext:value-type="float">
            <text:p>188 HETD</text:p>
          </table:table-cell>
          <table:table-cell table:style-name="ce11" table:formula="of:=IF(service_du=0;0;IF([.T181]+[.L182]&gt;service_du;service_du-[.T181];[.L182]))" office:value-type="float" office:value="0" calcext:value-type="float">
            <text:p>0 HETD</text:p>
          </table:table-cell>
          <table:table-cell table:style-name="ce30" table:formula="of:=IF(service_du=0;[.I182];IF([.J182]&gt;0;IF([.T181]+[.L182]&lt;service_du;0;(([.T181]+[.L182])-service_du)/[.J18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2]+IF([.H182]&lt;&gt;&quot;Oui&quot;;[.I182];0))*[.K182])*IF(ISBLANK([.G182]);1;[.G182])" office:value-type="float" office:value="0" calcext:value-type="float">
            <text:p>0 HETD</text:p>
          </table:table-cell>
          <table:table-cell/>
          <table:table-cell table:style-name="ce33" table:formula="of:=IF(OR(ISBLANK([.$C182]);[.$C182]=&quot;Référentiel&quot;);0;IF(contexte_calcul=&quot;Réalisé&quot;;[.$U182]*[.D182];[.$O182]*[.D182]))" office:value-type="float" office:value="0" calcext:value-type="float">
            <text:p>0 HETD</text:p>
          </table:table-cell>
          <table:table-cell table:style-name="ce33" table:formula="of:=IF(OR(ISBLANK([.$C182]);[.$C182]=&quot;Référentiel&quot;);0;IF(contexte_calcul=&quot;Réalisé&quot;;[.$U182]*[.E182];[.$O182]*[.E182]))" office:value-type="float" office:value="0" calcext:value-type="float">
            <text:p>0 HETD</text:p>
          </table:table-cell>
          <table:table-cell table:style-name="ce33" table:formula="of:=IF(OR(ISBLANK([.$C182]);[.$C182]=&quot;Référentiel&quot;);0;IF(contexte_calcul=&quot;Réalisé&quot;;[.$U182]*[.F182];[.$O182]*[.F182]))" office:value-type="float" office:value="0" calcext:value-type="float">
            <text:p>0 HETD</text:p>
          </table:table-cell>
          <table:table-cell table:style-name="ce33" table:formula="of:=IF([.$C182]=&quot;Référentiel&quot;;IF(contexte_calcul=&quot;Réalisé&quot;;[.$U182];[.$R182]);0)" office:value-type="float" office:value="0" calcext:value-type="float">
            <text:p>0 HETD</text:p>
          </table:table-cell>
          <table:table-cell table:style-name="ce33" table:formula="of:=IF(OR(ISBLANK([.$C182]);[.$C182]=&quot;Référentiel&quot;);0;IF(contexte_calcul=&quot;Réalisé&quot;;[.$W182]*[.D182];[.$R182]*[.D182]))" office:value-type="float" office:value="0" calcext:value-type="float">
            <text:p>0 HETD</text:p>
          </table:table-cell>
          <table:table-cell table:style-name="ce33" table:formula="of:=IF(OR(ISBLANK([.$C182]);[.$C182]=&quot;Référentiel&quot;);0;IF(contexte_calcul=&quot;Réalisé&quot;;[.$W182]*[.E182];[.$R182]*[.E182]))" office:value-type="float" office:value="0" calcext:value-type="float">
            <text:p>0 HETD</text:p>
          </table:table-cell>
          <table:table-cell table:style-name="ce33" table:formula="of:=IF(OR(ISBLANK([.$C182]);[.$C182]=&quot;Référentiel&quot;);0;IF(contexte_calcul=&quot;Réalisé&quot;;[.$W182]*[.F182];[.$R182]*[.F18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2]=&quot;Référentiel&quot;;IF(contexte_calcul=&quot;Réalisé&quot;;[.$W182];[.$R18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83]);[.C183]=&quot;Référentiel&quot;);&quot;&quot;;1-([.D183]+[.E18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83]);0;HLOOKUP(IF(AND([.C183]=&quot;TP&quot;;TP_vaut_TD=&quot;Oui&quot;);&quot;TD&quot;;[.C183]);types_intervention;2;0))*IF(ISBLANK([.G183]);1;[.G183])" office:value-type="float" office:value="0" calcext:value-type="float">
            <text:p>0 HETD</text:p>
          </table:table-cell>
          <table:table-cell table:style-name="ce12" table:formula="of:=IF(ISBLANK([.C183]);0;HLOOKUP([.C183];types_intervention;3;0))*IF(ISBLANK([.G183]);1;[.G183])" office:value-type="float" office:value="0" calcext:value-type="float">
            <text:p>0 HETD</text:p>
          </table:table-cell>
          <table:table-cell table:style-name="ce11" table:formula="of:=IF([.H183]=&quot;Oui&quot;;[.I183]*[.J18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3]/[.$L$522];0)" office:value-type="percentage" office:value="0" calcext:value-type="percentage">
            <text:p>0,00 %</text:p>
          </table:table-cell>
          <table:table-cell table:style-name="ce11" table:formula="of:=MIN(service_du;[.$L$522])*[.N183]" office:value-type="float" office:value="0" calcext:value-type="float">
            <text:p>0 HETD</text:p>
          </table:table-cell>
          <table:table-cell table:style-name="ce28" table:formula="of:=IF([.L183]&lt;&gt;0;[.O183]/[.L183];0)" office:value-type="percentage" office:value="0" calcext:value-type="percentage">
            <text:p>0,00 %</text:p>
          </table:table-cell>
          <table:table-cell table:style-name="ce28" table:formula="of:=IF([.$L$522]&gt;service_du;1-[.P183];0)" office:value-type="percentage" office:value="1" calcext:value-type="percentage">
            <text:p>100,00 %</text:p>
          </table:table-cell>
          <table:table-cell table:style-name="ce26" table:formula="of:=[.I183]*[.Q183]*[.K183]*IF(ISBLANK([.G183]);1;[.G18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2]+[.L183]&gt;service_du;service_du;[.T182]+[.L183]))" office:value-type="float" office:value="188" calcext:value-type="float">
            <text:p>188 HETD</text:p>
          </table:table-cell>
          <table:table-cell table:style-name="ce11" table:formula="of:=IF(service_du=0;0;IF([.T182]+[.L183]&gt;service_du;service_du-[.T182];[.L183]))" office:value-type="float" office:value="0" calcext:value-type="float">
            <text:p>0 HETD</text:p>
          </table:table-cell>
          <table:table-cell table:style-name="ce30" table:formula="of:=IF(service_du=0;[.I183];IF([.J183]&gt;0;IF([.T182]+[.L183]&lt;service_du;0;(([.T182]+[.L183])-service_du)/[.J18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3]+IF([.H183]&lt;&gt;&quot;Oui&quot;;[.I183];0))*[.K183])*IF(ISBLANK([.G183]);1;[.G183])" office:value-type="float" office:value="0" calcext:value-type="float">
            <text:p>0 HETD</text:p>
          </table:table-cell>
          <table:table-cell/>
          <table:table-cell table:style-name="ce33" table:formula="of:=IF(OR(ISBLANK([.$C183]);[.$C183]=&quot;Référentiel&quot;);0;IF(contexte_calcul=&quot;Réalisé&quot;;[.$U183]*[.D183];[.$O183]*[.D183]))" office:value-type="float" office:value="0" calcext:value-type="float">
            <text:p>0 HETD</text:p>
          </table:table-cell>
          <table:table-cell table:style-name="ce33" table:formula="of:=IF(OR(ISBLANK([.$C183]);[.$C183]=&quot;Référentiel&quot;);0;IF(contexte_calcul=&quot;Réalisé&quot;;[.$U183]*[.E183];[.$O183]*[.E183]))" office:value-type="float" office:value="0" calcext:value-type="float">
            <text:p>0 HETD</text:p>
          </table:table-cell>
          <table:table-cell table:style-name="ce33" table:formula="of:=IF(OR(ISBLANK([.$C183]);[.$C183]=&quot;Référentiel&quot;);0;IF(contexte_calcul=&quot;Réalisé&quot;;[.$U183]*[.F183];[.$O183]*[.F183]))" office:value-type="float" office:value="0" calcext:value-type="float">
            <text:p>0 HETD</text:p>
          </table:table-cell>
          <table:table-cell table:style-name="ce33" table:formula="of:=IF([.$C183]=&quot;Référentiel&quot;;IF(contexte_calcul=&quot;Réalisé&quot;;[.$U183];[.$R183]);0)" office:value-type="float" office:value="0" calcext:value-type="float">
            <text:p>0 HETD</text:p>
          </table:table-cell>
          <table:table-cell table:style-name="ce33" table:formula="of:=IF(OR(ISBLANK([.$C183]);[.$C183]=&quot;Référentiel&quot;);0;IF(contexte_calcul=&quot;Réalisé&quot;;[.$W183]*[.D183];[.$R183]*[.D183]))" office:value-type="float" office:value="0" calcext:value-type="float">
            <text:p>0 HETD</text:p>
          </table:table-cell>
          <table:table-cell table:style-name="ce33" table:formula="of:=IF(OR(ISBLANK([.$C183]);[.$C183]=&quot;Référentiel&quot;);0;IF(contexte_calcul=&quot;Réalisé&quot;;[.$W183]*[.E183];[.$R183]*[.E183]))" office:value-type="float" office:value="0" calcext:value-type="float">
            <text:p>0 HETD</text:p>
          </table:table-cell>
          <table:table-cell table:style-name="ce33" table:formula="of:=IF(OR(ISBLANK([.$C183]);[.$C183]=&quot;Référentiel&quot;);0;IF(contexte_calcul=&quot;Réalisé&quot;;[.$W183]*[.F183];[.$R183]*[.F18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3]=&quot;Référentiel&quot;;IF(contexte_calcul=&quot;Réalisé&quot;;[.$W183];[.$R18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84]);[.C184]=&quot;Référentiel&quot;);&quot;&quot;;1-([.D184]+[.E18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84]);0;HLOOKUP(IF(AND([.C184]=&quot;TP&quot;;TP_vaut_TD=&quot;Oui&quot;);&quot;TD&quot;;[.C184]);types_intervention;2;0))*IF(ISBLANK([.G184]);1;[.G184])" office:value-type="float" office:value="0" calcext:value-type="float">
            <text:p>0 HETD</text:p>
          </table:table-cell>
          <table:table-cell table:style-name="ce12" table:formula="of:=IF(ISBLANK([.C184]);0;HLOOKUP([.C184];types_intervention;3;0))*IF(ISBLANK([.G184]);1;[.G184])" office:value-type="float" office:value="0" calcext:value-type="float">
            <text:p>0 HETD</text:p>
          </table:table-cell>
          <table:table-cell table:style-name="ce11" table:formula="of:=IF([.H184]=&quot;Oui&quot;;[.I184]*[.J18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4]/[.$L$522];0)" office:value-type="percentage" office:value="0" calcext:value-type="percentage">
            <text:p>0,00 %</text:p>
          </table:table-cell>
          <table:table-cell table:style-name="ce11" table:formula="of:=MIN(service_du;[.$L$522])*[.N184]" office:value-type="float" office:value="0" calcext:value-type="float">
            <text:p>0 HETD</text:p>
          </table:table-cell>
          <table:table-cell table:style-name="ce28" table:formula="of:=IF([.L184]&lt;&gt;0;[.O184]/[.L184];0)" office:value-type="percentage" office:value="0" calcext:value-type="percentage">
            <text:p>0,00 %</text:p>
          </table:table-cell>
          <table:table-cell table:style-name="ce28" table:formula="of:=IF([.$L$522]&gt;service_du;1-[.P184];0)" office:value-type="percentage" office:value="1" calcext:value-type="percentage">
            <text:p>100,00 %</text:p>
          </table:table-cell>
          <table:table-cell table:style-name="ce26" table:formula="of:=[.I184]*[.Q184]*[.K184]*IF(ISBLANK([.G184]);1;[.G18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3]+[.L184]&gt;service_du;service_du;[.T183]+[.L184]))" office:value-type="float" office:value="188" calcext:value-type="float">
            <text:p>188 HETD</text:p>
          </table:table-cell>
          <table:table-cell table:style-name="ce11" table:formula="of:=IF(service_du=0;0;IF([.T183]+[.L184]&gt;service_du;service_du-[.T183];[.L184]))" office:value-type="float" office:value="0" calcext:value-type="float">
            <text:p>0 HETD</text:p>
          </table:table-cell>
          <table:table-cell table:style-name="ce30" table:formula="of:=IF(service_du=0;[.I184];IF([.J184]&gt;0;IF([.T183]+[.L184]&lt;service_du;0;(([.T183]+[.L184])-service_du)/[.J18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4]+IF([.H184]&lt;&gt;&quot;Oui&quot;;[.I184];0))*[.K184])*IF(ISBLANK([.G184]);1;[.G184])" office:value-type="float" office:value="0" calcext:value-type="float">
            <text:p>0 HETD</text:p>
          </table:table-cell>
          <table:table-cell/>
          <table:table-cell table:style-name="ce33" table:formula="of:=IF(OR(ISBLANK([.$C184]);[.$C184]=&quot;Référentiel&quot;);0;IF(contexte_calcul=&quot;Réalisé&quot;;[.$U184]*[.D184];[.$O184]*[.D184]))" office:value-type="float" office:value="0" calcext:value-type="float">
            <text:p>0 HETD</text:p>
          </table:table-cell>
          <table:table-cell table:style-name="ce33" table:formula="of:=IF(OR(ISBLANK([.$C184]);[.$C184]=&quot;Référentiel&quot;);0;IF(contexte_calcul=&quot;Réalisé&quot;;[.$U184]*[.E184];[.$O184]*[.E184]))" office:value-type="float" office:value="0" calcext:value-type="float">
            <text:p>0 HETD</text:p>
          </table:table-cell>
          <table:table-cell table:style-name="ce33" table:formula="of:=IF(OR(ISBLANK([.$C184]);[.$C184]=&quot;Référentiel&quot;);0;IF(contexte_calcul=&quot;Réalisé&quot;;[.$U184]*[.F184];[.$O184]*[.F184]))" office:value-type="float" office:value="0" calcext:value-type="float">
            <text:p>0 HETD</text:p>
          </table:table-cell>
          <table:table-cell table:style-name="ce33" table:formula="of:=IF([.$C184]=&quot;Référentiel&quot;;IF(contexte_calcul=&quot;Réalisé&quot;;[.$U184];[.$R184]);0)" office:value-type="float" office:value="0" calcext:value-type="float">
            <text:p>0 HETD</text:p>
          </table:table-cell>
          <table:table-cell table:style-name="ce33" table:formula="of:=IF(OR(ISBLANK([.$C184]);[.$C184]=&quot;Référentiel&quot;);0;IF(contexte_calcul=&quot;Réalisé&quot;;[.$W184]*[.D184];[.$R184]*[.D184]))" office:value-type="float" office:value="0" calcext:value-type="float">
            <text:p>0 HETD</text:p>
          </table:table-cell>
          <table:table-cell table:style-name="ce33" table:formula="of:=IF(OR(ISBLANK([.$C184]);[.$C184]=&quot;Référentiel&quot;);0;IF(contexte_calcul=&quot;Réalisé&quot;;[.$W184]*[.E184];[.$R184]*[.E184]))" office:value-type="float" office:value="0" calcext:value-type="float">
            <text:p>0 HETD</text:p>
          </table:table-cell>
          <table:table-cell table:style-name="ce33" table:formula="of:=IF(OR(ISBLANK([.$C184]);[.$C184]=&quot;Référentiel&quot;);0;IF(contexte_calcul=&quot;Réalisé&quot;;[.$W184]*[.F184];[.$R184]*[.F18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4]=&quot;Référentiel&quot;;IF(contexte_calcul=&quot;Réalisé&quot;;[.$W184];[.$R18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85]);[.C185]=&quot;Référentiel&quot;);&quot;&quot;;1-([.D185]+[.E18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85]);0;HLOOKUP(IF(AND([.C185]=&quot;TP&quot;;TP_vaut_TD=&quot;Oui&quot;);&quot;TD&quot;;[.C185]);types_intervention;2;0))*IF(ISBLANK([.G185]);1;[.G185])" office:value-type="float" office:value="0" calcext:value-type="float">
            <text:p>0 HETD</text:p>
          </table:table-cell>
          <table:table-cell table:style-name="ce12" table:formula="of:=IF(ISBLANK([.C185]);0;HLOOKUP([.C185];types_intervention;3;0))*IF(ISBLANK([.G185]);1;[.G185])" office:value-type="float" office:value="0" calcext:value-type="float">
            <text:p>0 HETD</text:p>
          </table:table-cell>
          <table:table-cell table:style-name="ce11" table:formula="of:=IF([.H185]=&quot;Oui&quot;;[.I185]*[.J18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5]/[.$L$522];0)" office:value-type="percentage" office:value="0" calcext:value-type="percentage">
            <text:p>0,00 %</text:p>
          </table:table-cell>
          <table:table-cell table:style-name="ce11" table:formula="of:=MIN(service_du;[.$L$522])*[.N185]" office:value-type="float" office:value="0" calcext:value-type="float">
            <text:p>0 HETD</text:p>
          </table:table-cell>
          <table:table-cell table:style-name="ce28" table:formula="of:=IF([.L185]&lt;&gt;0;[.O185]/[.L185];0)" office:value-type="percentage" office:value="0" calcext:value-type="percentage">
            <text:p>0,00 %</text:p>
          </table:table-cell>
          <table:table-cell table:style-name="ce28" table:formula="of:=IF([.$L$522]&gt;service_du;1-[.P185];0)" office:value-type="percentage" office:value="1" calcext:value-type="percentage">
            <text:p>100,00 %</text:p>
          </table:table-cell>
          <table:table-cell table:style-name="ce26" table:formula="of:=[.I185]*[.Q185]*[.K185]*IF(ISBLANK([.G185]);1;[.G18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4]+[.L185]&gt;service_du;service_du;[.T184]+[.L185]))" office:value-type="float" office:value="188" calcext:value-type="float">
            <text:p>188 HETD</text:p>
          </table:table-cell>
          <table:table-cell table:style-name="ce11" table:formula="of:=IF(service_du=0;0;IF([.T184]+[.L185]&gt;service_du;service_du-[.T184];[.L185]))" office:value-type="float" office:value="0" calcext:value-type="float">
            <text:p>0 HETD</text:p>
          </table:table-cell>
          <table:table-cell table:style-name="ce30" table:formula="of:=IF(service_du=0;[.I185];IF([.J185]&gt;0;IF([.T184]+[.L185]&lt;service_du;0;(([.T184]+[.L185])-service_du)/[.J18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5]+IF([.H185]&lt;&gt;&quot;Oui&quot;;[.I185];0))*[.K185])*IF(ISBLANK([.G185]);1;[.G185])" office:value-type="float" office:value="0" calcext:value-type="float">
            <text:p>0 HETD</text:p>
          </table:table-cell>
          <table:table-cell/>
          <table:table-cell table:style-name="ce33" table:formula="of:=IF(OR(ISBLANK([.$C185]);[.$C185]=&quot;Référentiel&quot;);0;IF(contexte_calcul=&quot;Réalisé&quot;;[.$U185]*[.D185];[.$O185]*[.D185]))" office:value-type="float" office:value="0" calcext:value-type="float">
            <text:p>0 HETD</text:p>
          </table:table-cell>
          <table:table-cell table:style-name="ce33" table:formula="of:=IF(OR(ISBLANK([.$C185]);[.$C185]=&quot;Référentiel&quot;);0;IF(contexte_calcul=&quot;Réalisé&quot;;[.$U185]*[.E185];[.$O185]*[.E185]))" office:value-type="float" office:value="0" calcext:value-type="float">
            <text:p>0 HETD</text:p>
          </table:table-cell>
          <table:table-cell table:style-name="ce33" table:formula="of:=IF(OR(ISBLANK([.$C185]);[.$C185]=&quot;Référentiel&quot;);0;IF(contexte_calcul=&quot;Réalisé&quot;;[.$U185]*[.F185];[.$O185]*[.F185]))" office:value-type="float" office:value="0" calcext:value-type="float">
            <text:p>0 HETD</text:p>
          </table:table-cell>
          <table:table-cell table:style-name="ce33" table:formula="of:=IF([.$C185]=&quot;Référentiel&quot;;IF(contexte_calcul=&quot;Réalisé&quot;;[.$U185];[.$R185]);0)" office:value-type="float" office:value="0" calcext:value-type="float">
            <text:p>0 HETD</text:p>
          </table:table-cell>
          <table:table-cell table:style-name="ce33" table:formula="of:=IF(OR(ISBLANK([.$C185]);[.$C185]=&quot;Référentiel&quot;);0;IF(contexte_calcul=&quot;Réalisé&quot;;[.$W185]*[.D185];[.$R185]*[.D185]))" office:value-type="float" office:value="0" calcext:value-type="float">
            <text:p>0 HETD</text:p>
          </table:table-cell>
          <table:table-cell table:style-name="ce33" table:formula="of:=IF(OR(ISBLANK([.$C185]);[.$C185]=&quot;Référentiel&quot;);0;IF(contexte_calcul=&quot;Réalisé&quot;;[.$W185]*[.E185];[.$R185]*[.E185]))" office:value-type="float" office:value="0" calcext:value-type="float">
            <text:p>0 HETD</text:p>
          </table:table-cell>
          <table:table-cell table:style-name="ce33" table:formula="of:=IF(OR(ISBLANK([.$C185]);[.$C185]=&quot;Référentiel&quot;);0;IF(contexte_calcul=&quot;Réalisé&quot;;[.$W185]*[.F185];[.$R185]*[.F18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5]=&quot;Référentiel&quot;;IF(contexte_calcul=&quot;Réalisé&quot;;[.$W185];[.$R18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86]);[.C186]=&quot;Référentiel&quot;);&quot;&quot;;1-([.D186]+[.E18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86]);0;HLOOKUP(IF(AND([.C186]=&quot;TP&quot;;TP_vaut_TD=&quot;Oui&quot;);&quot;TD&quot;;[.C186]);types_intervention;2;0))*IF(ISBLANK([.G186]);1;[.G186])" office:value-type="float" office:value="0" calcext:value-type="float">
            <text:p>0 HETD</text:p>
          </table:table-cell>
          <table:table-cell table:style-name="ce12" table:formula="of:=IF(ISBLANK([.C186]);0;HLOOKUP([.C186];types_intervention;3;0))*IF(ISBLANK([.G186]);1;[.G186])" office:value-type="float" office:value="0" calcext:value-type="float">
            <text:p>0 HETD</text:p>
          </table:table-cell>
          <table:table-cell table:style-name="ce11" table:formula="of:=IF([.H186]=&quot;Oui&quot;;[.I186]*[.J18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6]/[.$L$522];0)" office:value-type="percentage" office:value="0" calcext:value-type="percentage">
            <text:p>0,00 %</text:p>
          </table:table-cell>
          <table:table-cell table:style-name="ce11" table:formula="of:=MIN(service_du;[.$L$522])*[.N186]" office:value-type="float" office:value="0" calcext:value-type="float">
            <text:p>0 HETD</text:p>
          </table:table-cell>
          <table:table-cell table:style-name="ce28" table:formula="of:=IF([.L186]&lt;&gt;0;[.O186]/[.L186];0)" office:value-type="percentage" office:value="0" calcext:value-type="percentage">
            <text:p>0,00 %</text:p>
          </table:table-cell>
          <table:table-cell table:style-name="ce28" table:formula="of:=IF([.$L$522]&gt;service_du;1-[.P186];0)" office:value-type="percentage" office:value="1" calcext:value-type="percentage">
            <text:p>100,00 %</text:p>
          </table:table-cell>
          <table:table-cell table:style-name="ce26" table:formula="of:=[.I186]*[.Q186]*[.K186]*IF(ISBLANK([.G186]);1;[.G18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5]+[.L186]&gt;service_du;service_du;[.T185]+[.L186]))" office:value-type="float" office:value="188" calcext:value-type="float">
            <text:p>188 HETD</text:p>
          </table:table-cell>
          <table:table-cell table:style-name="ce11" table:formula="of:=IF(service_du=0;0;IF([.T185]+[.L186]&gt;service_du;service_du-[.T185];[.L186]))" office:value-type="float" office:value="0" calcext:value-type="float">
            <text:p>0 HETD</text:p>
          </table:table-cell>
          <table:table-cell table:style-name="ce30" table:formula="of:=IF(service_du=0;[.I186];IF([.J186]&gt;0;IF([.T185]+[.L186]&lt;service_du;0;(([.T185]+[.L186])-service_du)/[.J18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6]+IF([.H186]&lt;&gt;&quot;Oui&quot;;[.I186];0))*[.K186])*IF(ISBLANK([.G186]);1;[.G186])" office:value-type="float" office:value="0" calcext:value-type="float">
            <text:p>0 HETD</text:p>
          </table:table-cell>
          <table:table-cell/>
          <table:table-cell table:style-name="ce33" table:formula="of:=IF(OR(ISBLANK([.$C186]);[.$C186]=&quot;Référentiel&quot;);0;IF(contexte_calcul=&quot;Réalisé&quot;;[.$U186]*[.D186];[.$O186]*[.D186]))" office:value-type="float" office:value="0" calcext:value-type="float">
            <text:p>0 HETD</text:p>
          </table:table-cell>
          <table:table-cell table:style-name="ce33" table:formula="of:=IF(OR(ISBLANK([.$C186]);[.$C186]=&quot;Référentiel&quot;);0;IF(contexte_calcul=&quot;Réalisé&quot;;[.$U186]*[.E186];[.$O186]*[.E186]))" office:value-type="float" office:value="0" calcext:value-type="float">
            <text:p>0 HETD</text:p>
          </table:table-cell>
          <table:table-cell table:style-name="ce33" table:formula="of:=IF(OR(ISBLANK([.$C186]);[.$C186]=&quot;Référentiel&quot;);0;IF(contexte_calcul=&quot;Réalisé&quot;;[.$U186]*[.F186];[.$O186]*[.F186]))" office:value-type="float" office:value="0" calcext:value-type="float">
            <text:p>0 HETD</text:p>
          </table:table-cell>
          <table:table-cell table:style-name="ce33" table:formula="of:=IF([.$C186]=&quot;Référentiel&quot;;IF(contexte_calcul=&quot;Réalisé&quot;;[.$U186];[.$R186]);0)" office:value-type="float" office:value="0" calcext:value-type="float">
            <text:p>0 HETD</text:p>
          </table:table-cell>
          <table:table-cell table:style-name="ce33" table:formula="of:=IF(OR(ISBLANK([.$C186]);[.$C186]=&quot;Référentiel&quot;);0;IF(contexte_calcul=&quot;Réalisé&quot;;[.$W186]*[.D186];[.$R186]*[.D186]))" office:value-type="float" office:value="0" calcext:value-type="float">
            <text:p>0 HETD</text:p>
          </table:table-cell>
          <table:table-cell table:style-name="ce33" table:formula="of:=IF(OR(ISBLANK([.$C186]);[.$C186]=&quot;Référentiel&quot;);0;IF(contexte_calcul=&quot;Réalisé&quot;;[.$W186]*[.E186];[.$R186]*[.E186]))" office:value-type="float" office:value="0" calcext:value-type="float">
            <text:p>0 HETD</text:p>
          </table:table-cell>
          <table:table-cell table:style-name="ce33" table:formula="of:=IF(OR(ISBLANK([.$C186]);[.$C186]=&quot;Référentiel&quot;);0;IF(contexte_calcul=&quot;Réalisé&quot;;[.$W186]*[.F186];[.$R186]*[.F18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6]=&quot;Référentiel&quot;;IF(contexte_calcul=&quot;Réalisé&quot;;[.$W186];[.$R18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87]);[.C187]=&quot;Référentiel&quot;);&quot;&quot;;1-([.D187]+[.E18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87]);0;HLOOKUP(IF(AND([.C187]=&quot;TP&quot;;TP_vaut_TD=&quot;Oui&quot;);&quot;TD&quot;;[.C187]);types_intervention;2;0))*IF(ISBLANK([.G187]);1;[.G187])" office:value-type="float" office:value="0" calcext:value-type="float">
            <text:p>0 HETD</text:p>
          </table:table-cell>
          <table:table-cell table:style-name="ce12" table:formula="of:=IF(ISBLANK([.C187]);0;HLOOKUP([.C187];types_intervention;3;0))*IF(ISBLANK([.G187]);1;[.G187])" office:value-type="float" office:value="0" calcext:value-type="float">
            <text:p>0 HETD</text:p>
          </table:table-cell>
          <table:table-cell table:style-name="ce11" table:formula="of:=IF([.H187]=&quot;Oui&quot;;[.I187]*[.J18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7]/[.$L$522];0)" office:value-type="percentage" office:value="0" calcext:value-type="percentage">
            <text:p>0,00 %</text:p>
          </table:table-cell>
          <table:table-cell table:style-name="ce11" table:formula="of:=MIN(service_du;[.$L$522])*[.N187]" office:value-type="float" office:value="0" calcext:value-type="float">
            <text:p>0 HETD</text:p>
          </table:table-cell>
          <table:table-cell table:style-name="ce28" table:formula="of:=IF([.L187]&lt;&gt;0;[.O187]/[.L187];0)" office:value-type="percentage" office:value="0" calcext:value-type="percentage">
            <text:p>0,00 %</text:p>
          </table:table-cell>
          <table:table-cell table:style-name="ce28" table:formula="of:=IF([.$L$522]&gt;service_du;1-[.P187];0)" office:value-type="percentage" office:value="1" calcext:value-type="percentage">
            <text:p>100,00 %</text:p>
          </table:table-cell>
          <table:table-cell table:style-name="ce26" table:formula="of:=[.I187]*[.Q187]*[.K187]*IF(ISBLANK([.G187]);1;[.G18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6]+[.L187]&gt;service_du;service_du;[.T186]+[.L187]))" office:value-type="float" office:value="188" calcext:value-type="float">
            <text:p>188 HETD</text:p>
          </table:table-cell>
          <table:table-cell table:style-name="ce11" table:formula="of:=IF(service_du=0;0;IF([.T186]+[.L187]&gt;service_du;service_du-[.T186];[.L187]))" office:value-type="float" office:value="0" calcext:value-type="float">
            <text:p>0 HETD</text:p>
          </table:table-cell>
          <table:table-cell table:style-name="ce30" table:formula="of:=IF(service_du=0;[.I187];IF([.J187]&gt;0;IF([.T186]+[.L187]&lt;service_du;0;(([.T186]+[.L187])-service_du)/[.J18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7]+IF([.H187]&lt;&gt;&quot;Oui&quot;;[.I187];0))*[.K187])*IF(ISBLANK([.G187]);1;[.G187])" office:value-type="float" office:value="0" calcext:value-type="float">
            <text:p>0 HETD</text:p>
          </table:table-cell>
          <table:table-cell/>
          <table:table-cell table:style-name="ce33" table:formula="of:=IF(OR(ISBLANK([.$C187]);[.$C187]=&quot;Référentiel&quot;);0;IF(contexte_calcul=&quot;Réalisé&quot;;[.$U187]*[.D187];[.$O187]*[.D187]))" office:value-type="float" office:value="0" calcext:value-type="float">
            <text:p>0 HETD</text:p>
          </table:table-cell>
          <table:table-cell table:style-name="ce33" table:formula="of:=IF(OR(ISBLANK([.$C187]);[.$C187]=&quot;Référentiel&quot;);0;IF(contexte_calcul=&quot;Réalisé&quot;;[.$U187]*[.E187];[.$O187]*[.E187]))" office:value-type="float" office:value="0" calcext:value-type="float">
            <text:p>0 HETD</text:p>
          </table:table-cell>
          <table:table-cell table:style-name="ce33" table:formula="of:=IF(OR(ISBLANK([.$C187]);[.$C187]=&quot;Référentiel&quot;);0;IF(contexte_calcul=&quot;Réalisé&quot;;[.$U187]*[.F187];[.$O187]*[.F187]))" office:value-type="float" office:value="0" calcext:value-type="float">
            <text:p>0 HETD</text:p>
          </table:table-cell>
          <table:table-cell table:style-name="ce33" table:formula="of:=IF([.$C187]=&quot;Référentiel&quot;;IF(contexte_calcul=&quot;Réalisé&quot;;[.$U187];[.$R187]);0)" office:value-type="float" office:value="0" calcext:value-type="float">
            <text:p>0 HETD</text:p>
          </table:table-cell>
          <table:table-cell table:style-name="ce33" table:formula="of:=IF(OR(ISBLANK([.$C187]);[.$C187]=&quot;Référentiel&quot;);0;IF(contexte_calcul=&quot;Réalisé&quot;;[.$W187]*[.D187];[.$R187]*[.D187]))" office:value-type="float" office:value="0" calcext:value-type="float">
            <text:p>0 HETD</text:p>
          </table:table-cell>
          <table:table-cell table:style-name="ce33" table:formula="of:=IF(OR(ISBLANK([.$C187]);[.$C187]=&quot;Référentiel&quot;);0;IF(contexte_calcul=&quot;Réalisé&quot;;[.$W187]*[.E187];[.$R187]*[.E187]))" office:value-type="float" office:value="0" calcext:value-type="float">
            <text:p>0 HETD</text:p>
          </table:table-cell>
          <table:table-cell table:style-name="ce33" table:formula="of:=IF(OR(ISBLANK([.$C187]);[.$C187]=&quot;Référentiel&quot;);0;IF(contexte_calcul=&quot;Réalisé&quot;;[.$W187]*[.F187];[.$R187]*[.F18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7]=&quot;Référentiel&quot;;IF(contexte_calcul=&quot;Réalisé&quot;;[.$W187];[.$R18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88]);[.C188]=&quot;Référentiel&quot;);&quot;&quot;;1-([.D188]+[.E18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88]);0;HLOOKUP(IF(AND([.C188]=&quot;TP&quot;;TP_vaut_TD=&quot;Oui&quot;);&quot;TD&quot;;[.C188]);types_intervention;2;0))*IF(ISBLANK([.G188]);1;[.G188])" office:value-type="float" office:value="0" calcext:value-type="float">
            <text:p>0 HETD</text:p>
          </table:table-cell>
          <table:table-cell table:style-name="ce12" table:formula="of:=IF(ISBLANK([.C188]);0;HLOOKUP([.C188];types_intervention;3;0))*IF(ISBLANK([.G188]);1;[.G188])" office:value-type="float" office:value="0" calcext:value-type="float">
            <text:p>0 HETD</text:p>
          </table:table-cell>
          <table:table-cell table:style-name="ce11" table:formula="of:=IF([.H188]=&quot;Oui&quot;;[.I188]*[.J18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8]/[.$L$522];0)" office:value-type="percentage" office:value="0" calcext:value-type="percentage">
            <text:p>0,00 %</text:p>
          </table:table-cell>
          <table:table-cell table:style-name="ce11" table:formula="of:=MIN(service_du;[.$L$522])*[.N188]" office:value-type="float" office:value="0" calcext:value-type="float">
            <text:p>0 HETD</text:p>
          </table:table-cell>
          <table:table-cell table:style-name="ce28" table:formula="of:=IF([.L188]&lt;&gt;0;[.O188]/[.L188];0)" office:value-type="percentage" office:value="0" calcext:value-type="percentage">
            <text:p>0,00 %</text:p>
          </table:table-cell>
          <table:table-cell table:style-name="ce28" table:formula="of:=IF([.$L$522]&gt;service_du;1-[.P188];0)" office:value-type="percentage" office:value="1" calcext:value-type="percentage">
            <text:p>100,00 %</text:p>
          </table:table-cell>
          <table:table-cell table:style-name="ce26" table:formula="of:=[.I188]*[.Q188]*[.K188]*IF(ISBLANK([.G188]);1;[.G18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7]+[.L188]&gt;service_du;service_du;[.T187]+[.L188]))" office:value-type="float" office:value="188" calcext:value-type="float">
            <text:p>188 HETD</text:p>
          </table:table-cell>
          <table:table-cell table:style-name="ce11" table:formula="of:=IF(service_du=0;0;IF([.T187]+[.L188]&gt;service_du;service_du-[.T187];[.L188]))" office:value-type="float" office:value="0" calcext:value-type="float">
            <text:p>0 HETD</text:p>
          </table:table-cell>
          <table:table-cell table:style-name="ce30" table:formula="of:=IF(service_du=0;[.I188];IF([.J188]&gt;0;IF([.T187]+[.L188]&lt;service_du;0;(([.T187]+[.L188])-service_du)/[.J18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8]+IF([.H188]&lt;&gt;&quot;Oui&quot;;[.I188];0))*[.K188])*IF(ISBLANK([.G188]);1;[.G188])" office:value-type="float" office:value="0" calcext:value-type="float">
            <text:p>0 HETD</text:p>
          </table:table-cell>
          <table:table-cell/>
          <table:table-cell table:style-name="ce33" table:formula="of:=IF(OR(ISBLANK([.$C188]);[.$C188]=&quot;Référentiel&quot;);0;IF(contexte_calcul=&quot;Réalisé&quot;;[.$U188]*[.D188];[.$O188]*[.D188]))" office:value-type="float" office:value="0" calcext:value-type="float">
            <text:p>0 HETD</text:p>
          </table:table-cell>
          <table:table-cell table:style-name="ce33" table:formula="of:=IF(OR(ISBLANK([.$C188]);[.$C188]=&quot;Référentiel&quot;);0;IF(contexte_calcul=&quot;Réalisé&quot;;[.$U188]*[.E188];[.$O188]*[.E188]))" office:value-type="float" office:value="0" calcext:value-type="float">
            <text:p>0 HETD</text:p>
          </table:table-cell>
          <table:table-cell table:style-name="ce33" table:formula="of:=IF(OR(ISBLANK([.$C188]);[.$C188]=&quot;Référentiel&quot;);0;IF(contexte_calcul=&quot;Réalisé&quot;;[.$U188]*[.F188];[.$O188]*[.F188]))" office:value-type="float" office:value="0" calcext:value-type="float">
            <text:p>0 HETD</text:p>
          </table:table-cell>
          <table:table-cell table:style-name="ce33" table:formula="of:=IF([.$C188]=&quot;Référentiel&quot;;IF(contexte_calcul=&quot;Réalisé&quot;;[.$U188];[.$R188]);0)" office:value-type="float" office:value="0" calcext:value-type="float">
            <text:p>0 HETD</text:p>
          </table:table-cell>
          <table:table-cell table:style-name="ce33" table:formula="of:=IF(OR(ISBLANK([.$C188]);[.$C188]=&quot;Référentiel&quot;);0;IF(contexte_calcul=&quot;Réalisé&quot;;[.$W188]*[.D188];[.$R188]*[.D188]))" office:value-type="float" office:value="0" calcext:value-type="float">
            <text:p>0 HETD</text:p>
          </table:table-cell>
          <table:table-cell table:style-name="ce33" table:formula="of:=IF(OR(ISBLANK([.$C188]);[.$C188]=&quot;Référentiel&quot;);0;IF(contexte_calcul=&quot;Réalisé&quot;;[.$W188]*[.E188];[.$R188]*[.E188]))" office:value-type="float" office:value="0" calcext:value-type="float">
            <text:p>0 HETD</text:p>
          </table:table-cell>
          <table:table-cell table:style-name="ce33" table:formula="of:=IF(OR(ISBLANK([.$C188]);[.$C188]=&quot;Référentiel&quot;);0;IF(contexte_calcul=&quot;Réalisé&quot;;[.$W188]*[.F188];[.$R188]*[.F18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8]=&quot;Référentiel&quot;;IF(contexte_calcul=&quot;Réalisé&quot;;[.$W188];[.$R18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89]);[.C189]=&quot;Référentiel&quot;);&quot;&quot;;1-([.D189]+[.E18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89]);0;HLOOKUP(IF(AND([.C189]=&quot;TP&quot;;TP_vaut_TD=&quot;Oui&quot;);&quot;TD&quot;;[.C189]);types_intervention;2;0))*IF(ISBLANK([.G189]);1;[.G189])" office:value-type="float" office:value="0" calcext:value-type="float">
            <text:p>0 HETD</text:p>
          </table:table-cell>
          <table:table-cell table:style-name="ce12" table:formula="of:=IF(ISBLANK([.C189]);0;HLOOKUP([.C189];types_intervention;3;0))*IF(ISBLANK([.G189]);1;[.G189])" office:value-type="float" office:value="0" calcext:value-type="float">
            <text:p>0 HETD</text:p>
          </table:table-cell>
          <table:table-cell table:style-name="ce11" table:formula="of:=IF([.H189]=&quot;Oui&quot;;[.I189]*[.J18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9]/[.$L$522];0)" office:value-type="percentage" office:value="0" calcext:value-type="percentage">
            <text:p>0,00 %</text:p>
          </table:table-cell>
          <table:table-cell table:style-name="ce11" table:formula="of:=MIN(service_du;[.$L$522])*[.N189]" office:value-type="float" office:value="0" calcext:value-type="float">
            <text:p>0 HETD</text:p>
          </table:table-cell>
          <table:table-cell table:style-name="ce28" table:formula="of:=IF([.L189]&lt;&gt;0;[.O189]/[.L189];0)" office:value-type="percentage" office:value="0" calcext:value-type="percentage">
            <text:p>0,00 %</text:p>
          </table:table-cell>
          <table:table-cell table:style-name="ce28" table:formula="of:=IF([.$L$522]&gt;service_du;1-[.P189];0)" office:value-type="percentage" office:value="1" calcext:value-type="percentage">
            <text:p>100,00 %</text:p>
          </table:table-cell>
          <table:table-cell table:style-name="ce26" table:formula="of:=[.I189]*[.Q189]*[.K189]*IF(ISBLANK([.G189]);1;[.G18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8]+[.L189]&gt;service_du;service_du;[.T188]+[.L189]))" office:value-type="float" office:value="188" calcext:value-type="float">
            <text:p>188 HETD</text:p>
          </table:table-cell>
          <table:table-cell table:style-name="ce11" table:formula="of:=IF(service_du=0;0;IF([.T188]+[.L189]&gt;service_du;service_du-[.T188];[.L189]))" office:value-type="float" office:value="0" calcext:value-type="float">
            <text:p>0 HETD</text:p>
          </table:table-cell>
          <table:table-cell table:style-name="ce30" table:formula="of:=IF(service_du=0;[.I189];IF([.J189]&gt;0;IF([.T188]+[.L189]&lt;service_du;0;(([.T188]+[.L189])-service_du)/[.J18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9]+IF([.H189]&lt;&gt;&quot;Oui&quot;;[.I189];0))*[.K189])*IF(ISBLANK([.G189]);1;[.G189])" office:value-type="float" office:value="0" calcext:value-type="float">
            <text:p>0 HETD</text:p>
          </table:table-cell>
          <table:table-cell/>
          <table:table-cell table:style-name="ce33" table:formula="of:=IF(OR(ISBLANK([.$C189]);[.$C189]=&quot;Référentiel&quot;);0;IF(contexte_calcul=&quot;Réalisé&quot;;[.$U189]*[.D189];[.$O189]*[.D189]))" office:value-type="float" office:value="0" calcext:value-type="float">
            <text:p>0 HETD</text:p>
          </table:table-cell>
          <table:table-cell table:style-name="ce33" table:formula="of:=IF(OR(ISBLANK([.$C189]);[.$C189]=&quot;Référentiel&quot;);0;IF(contexte_calcul=&quot;Réalisé&quot;;[.$U189]*[.E189];[.$O189]*[.E189]))" office:value-type="float" office:value="0" calcext:value-type="float">
            <text:p>0 HETD</text:p>
          </table:table-cell>
          <table:table-cell table:style-name="ce33" table:formula="of:=IF(OR(ISBLANK([.$C189]);[.$C189]=&quot;Référentiel&quot;);0;IF(contexte_calcul=&quot;Réalisé&quot;;[.$U189]*[.F189];[.$O189]*[.F189]))" office:value-type="float" office:value="0" calcext:value-type="float">
            <text:p>0 HETD</text:p>
          </table:table-cell>
          <table:table-cell table:style-name="ce33" table:formula="of:=IF([.$C189]=&quot;Référentiel&quot;;IF(contexte_calcul=&quot;Réalisé&quot;;[.$U189];[.$R189]);0)" office:value-type="float" office:value="0" calcext:value-type="float">
            <text:p>0 HETD</text:p>
          </table:table-cell>
          <table:table-cell table:style-name="ce33" table:formula="of:=IF(OR(ISBLANK([.$C189]);[.$C189]=&quot;Référentiel&quot;);0;IF(contexte_calcul=&quot;Réalisé&quot;;[.$W189]*[.D189];[.$R189]*[.D189]))" office:value-type="float" office:value="0" calcext:value-type="float">
            <text:p>0 HETD</text:p>
          </table:table-cell>
          <table:table-cell table:style-name="ce33" table:formula="of:=IF(OR(ISBLANK([.$C189]);[.$C189]=&quot;Référentiel&quot;);0;IF(contexte_calcul=&quot;Réalisé&quot;;[.$W189]*[.E189];[.$R189]*[.E189]))" office:value-type="float" office:value="0" calcext:value-type="float">
            <text:p>0 HETD</text:p>
          </table:table-cell>
          <table:table-cell table:style-name="ce33" table:formula="of:=IF(OR(ISBLANK([.$C189]);[.$C189]=&quot;Référentiel&quot;);0;IF(contexte_calcul=&quot;Réalisé&quot;;[.$W189]*[.F189];[.$R189]*[.F18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9]=&quot;Référentiel&quot;;IF(contexte_calcul=&quot;Réalisé&quot;;[.$W189];[.$R18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90]);[.C190]=&quot;Référentiel&quot;);&quot;&quot;;1-([.D190]+[.E19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90]);0;HLOOKUP(IF(AND([.C190]=&quot;TP&quot;;TP_vaut_TD=&quot;Oui&quot;);&quot;TD&quot;;[.C190]);types_intervention;2;0))*IF(ISBLANK([.G190]);1;[.G190])" office:value-type="float" office:value="0" calcext:value-type="float">
            <text:p>0 HETD</text:p>
          </table:table-cell>
          <table:table-cell table:style-name="ce12" table:formula="of:=IF(ISBLANK([.C190]);0;HLOOKUP([.C190];types_intervention;3;0))*IF(ISBLANK([.G190]);1;[.G190])" office:value-type="float" office:value="0" calcext:value-type="float">
            <text:p>0 HETD</text:p>
          </table:table-cell>
          <table:table-cell table:style-name="ce11" table:formula="of:=IF([.H190]=&quot;Oui&quot;;[.I190]*[.J19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0]/[.$L$522];0)" office:value-type="percentage" office:value="0" calcext:value-type="percentage">
            <text:p>0,00 %</text:p>
          </table:table-cell>
          <table:table-cell table:style-name="ce11" table:formula="of:=MIN(service_du;[.$L$522])*[.N190]" office:value-type="float" office:value="0" calcext:value-type="float">
            <text:p>0 HETD</text:p>
          </table:table-cell>
          <table:table-cell table:style-name="ce28" table:formula="of:=IF([.L190]&lt;&gt;0;[.O190]/[.L190];0)" office:value-type="percentage" office:value="0" calcext:value-type="percentage">
            <text:p>0,00 %</text:p>
          </table:table-cell>
          <table:table-cell table:style-name="ce28" table:formula="of:=IF([.$L$522]&gt;service_du;1-[.P190];0)" office:value-type="percentage" office:value="1" calcext:value-type="percentage">
            <text:p>100,00 %</text:p>
          </table:table-cell>
          <table:table-cell table:style-name="ce26" table:formula="of:=[.I190]*[.Q190]*[.K190]*IF(ISBLANK([.G190]);1;[.G19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9]+[.L190]&gt;service_du;service_du;[.T189]+[.L190]))" office:value-type="float" office:value="188" calcext:value-type="float">
            <text:p>188 HETD</text:p>
          </table:table-cell>
          <table:table-cell table:style-name="ce11" table:formula="of:=IF(service_du=0;0;IF([.T189]+[.L190]&gt;service_du;service_du-[.T189];[.L190]))" office:value-type="float" office:value="0" calcext:value-type="float">
            <text:p>0 HETD</text:p>
          </table:table-cell>
          <table:table-cell table:style-name="ce30" table:formula="of:=IF(service_du=0;[.I190];IF([.J190]&gt;0;IF([.T189]+[.L190]&lt;service_du;0;(([.T189]+[.L190])-service_du)/[.J19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0]+IF([.H190]&lt;&gt;&quot;Oui&quot;;[.I190];0))*[.K190])*IF(ISBLANK([.G190]);1;[.G190])" office:value-type="float" office:value="0" calcext:value-type="float">
            <text:p>0 HETD</text:p>
          </table:table-cell>
          <table:table-cell/>
          <table:table-cell table:style-name="ce33" table:formula="of:=IF(OR(ISBLANK([.$C190]);[.$C190]=&quot;Référentiel&quot;);0;IF(contexte_calcul=&quot;Réalisé&quot;;[.$U190]*[.D190];[.$O190]*[.D190]))" office:value-type="float" office:value="0" calcext:value-type="float">
            <text:p>0 HETD</text:p>
          </table:table-cell>
          <table:table-cell table:style-name="ce33" table:formula="of:=IF(OR(ISBLANK([.$C190]);[.$C190]=&quot;Référentiel&quot;);0;IF(contexte_calcul=&quot;Réalisé&quot;;[.$U190]*[.E190];[.$O190]*[.E190]))" office:value-type="float" office:value="0" calcext:value-type="float">
            <text:p>0 HETD</text:p>
          </table:table-cell>
          <table:table-cell table:style-name="ce33" table:formula="of:=IF(OR(ISBLANK([.$C190]);[.$C190]=&quot;Référentiel&quot;);0;IF(contexte_calcul=&quot;Réalisé&quot;;[.$U190]*[.F190];[.$O190]*[.F190]))" office:value-type="float" office:value="0" calcext:value-type="float">
            <text:p>0 HETD</text:p>
          </table:table-cell>
          <table:table-cell table:style-name="ce33" table:formula="of:=IF([.$C190]=&quot;Référentiel&quot;;IF(contexte_calcul=&quot;Réalisé&quot;;[.$U190];[.$R190]);0)" office:value-type="float" office:value="0" calcext:value-type="float">
            <text:p>0 HETD</text:p>
          </table:table-cell>
          <table:table-cell table:style-name="ce33" table:formula="of:=IF(OR(ISBLANK([.$C190]);[.$C190]=&quot;Référentiel&quot;);0;IF(contexte_calcul=&quot;Réalisé&quot;;[.$W190]*[.D190];[.$R190]*[.D190]))" office:value-type="float" office:value="0" calcext:value-type="float">
            <text:p>0 HETD</text:p>
          </table:table-cell>
          <table:table-cell table:style-name="ce33" table:formula="of:=IF(OR(ISBLANK([.$C190]);[.$C190]=&quot;Référentiel&quot;);0;IF(contexte_calcul=&quot;Réalisé&quot;;[.$W190]*[.E190];[.$R190]*[.E190]))" office:value-type="float" office:value="0" calcext:value-type="float">
            <text:p>0 HETD</text:p>
          </table:table-cell>
          <table:table-cell table:style-name="ce33" table:formula="of:=IF(OR(ISBLANK([.$C190]);[.$C190]=&quot;Référentiel&quot;);0;IF(contexte_calcul=&quot;Réalisé&quot;;[.$W190]*[.F190];[.$R190]*[.F19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0]=&quot;Référentiel&quot;;IF(contexte_calcul=&quot;Réalisé&quot;;[.$W190];[.$R19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91]);[.C191]=&quot;Référentiel&quot;);&quot;&quot;;1-([.D191]+[.E19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91]);0;HLOOKUP(IF(AND([.C191]=&quot;TP&quot;;TP_vaut_TD=&quot;Oui&quot;);&quot;TD&quot;;[.C191]);types_intervention;2;0))*IF(ISBLANK([.G191]);1;[.G191])" office:value-type="float" office:value="0" calcext:value-type="float">
            <text:p>0 HETD</text:p>
          </table:table-cell>
          <table:table-cell table:style-name="ce12" table:formula="of:=IF(ISBLANK([.C191]);0;HLOOKUP([.C191];types_intervention;3;0))*IF(ISBLANK([.G191]);1;[.G191])" office:value-type="float" office:value="0" calcext:value-type="float">
            <text:p>0 HETD</text:p>
          </table:table-cell>
          <table:table-cell table:style-name="ce11" table:formula="of:=IF([.H191]=&quot;Oui&quot;;[.I191]*[.J19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1]/[.$L$522];0)" office:value-type="percentage" office:value="0" calcext:value-type="percentage">
            <text:p>0,00 %</text:p>
          </table:table-cell>
          <table:table-cell table:style-name="ce11" table:formula="of:=MIN(service_du;[.$L$522])*[.N191]" office:value-type="float" office:value="0" calcext:value-type="float">
            <text:p>0 HETD</text:p>
          </table:table-cell>
          <table:table-cell table:style-name="ce28" table:formula="of:=IF([.L191]&lt;&gt;0;[.O191]/[.L191];0)" office:value-type="percentage" office:value="0" calcext:value-type="percentage">
            <text:p>0,00 %</text:p>
          </table:table-cell>
          <table:table-cell table:style-name="ce28" table:formula="of:=IF([.$L$522]&gt;service_du;1-[.P191];0)" office:value-type="percentage" office:value="1" calcext:value-type="percentage">
            <text:p>100,00 %</text:p>
          </table:table-cell>
          <table:table-cell table:style-name="ce26" table:formula="of:=[.I191]*[.Q191]*[.K191]*IF(ISBLANK([.G191]);1;[.G19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0]+[.L191]&gt;service_du;service_du;[.T190]+[.L191]))" office:value-type="float" office:value="188" calcext:value-type="float">
            <text:p>188 HETD</text:p>
          </table:table-cell>
          <table:table-cell table:style-name="ce11" table:formula="of:=IF(service_du=0;0;IF([.T190]+[.L191]&gt;service_du;service_du-[.T190];[.L191]))" office:value-type="float" office:value="0" calcext:value-type="float">
            <text:p>0 HETD</text:p>
          </table:table-cell>
          <table:table-cell table:style-name="ce30" table:formula="of:=IF(service_du=0;[.I191];IF([.J191]&gt;0;IF([.T190]+[.L191]&lt;service_du;0;(([.T190]+[.L191])-service_du)/[.J19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1]+IF([.H191]&lt;&gt;&quot;Oui&quot;;[.I191];0))*[.K191])*IF(ISBLANK([.G191]);1;[.G191])" office:value-type="float" office:value="0" calcext:value-type="float">
            <text:p>0 HETD</text:p>
          </table:table-cell>
          <table:table-cell/>
          <table:table-cell table:style-name="ce33" table:formula="of:=IF(OR(ISBLANK([.$C191]);[.$C191]=&quot;Référentiel&quot;);0;IF(contexte_calcul=&quot;Réalisé&quot;;[.$U191]*[.D191];[.$O191]*[.D191]))" office:value-type="float" office:value="0" calcext:value-type="float">
            <text:p>0 HETD</text:p>
          </table:table-cell>
          <table:table-cell table:style-name="ce33" table:formula="of:=IF(OR(ISBLANK([.$C191]);[.$C191]=&quot;Référentiel&quot;);0;IF(contexte_calcul=&quot;Réalisé&quot;;[.$U191]*[.E191];[.$O191]*[.E191]))" office:value-type="float" office:value="0" calcext:value-type="float">
            <text:p>0 HETD</text:p>
          </table:table-cell>
          <table:table-cell table:style-name="ce33" table:formula="of:=IF(OR(ISBLANK([.$C191]);[.$C191]=&quot;Référentiel&quot;);0;IF(contexte_calcul=&quot;Réalisé&quot;;[.$U191]*[.F191];[.$O191]*[.F191]))" office:value-type="float" office:value="0" calcext:value-type="float">
            <text:p>0 HETD</text:p>
          </table:table-cell>
          <table:table-cell table:style-name="ce33" table:formula="of:=IF([.$C191]=&quot;Référentiel&quot;;IF(contexte_calcul=&quot;Réalisé&quot;;[.$U191];[.$R191]);0)" office:value-type="float" office:value="0" calcext:value-type="float">
            <text:p>0 HETD</text:p>
          </table:table-cell>
          <table:table-cell table:style-name="ce33" table:formula="of:=IF(OR(ISBLANK([.$C191]);[.$C191]=&quot;Référentiel&quot;);0;IF(contexte_calcul=&quot;Réalisé&quot;;[.$W191]*[.D191];[.$R191]*[.D191]))" office:value-type="float" office:value="0" calcext:value-type="float">
            <text:p>0 HETD</text:p>
          </table:table-cell>
          <table:table-cell table:style-name="ce33" table:formula="of:=IF(OR(ISBLANK([.$C191]);[.$C191]=&quot;Référentiel&quot;);0;IF(contexte_calcul=&quot;Réalisé&quot;;[.$W191]*[.E191];[.$R191]*[.E191]))" office:value-type="float" office:value="0" calcext:value-type="float">
            <text:p>0 HETD</text:p>
          </table:table-cell>
          <table:table-cell table:style-name="ce33" table:formula="of:=IF(OR(ISBLANK([.$C191]);[.$C191]=&quot;Référentiel&quot;);0;IF(contexte_calcul=&quot;Réalisé&quot;;[.$W191]*[.F191];[.$R191]*[.F19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1]=&quot;Référentiel&quot;;IF(contexte_calcul=&quot;Réalisé&quot;;[.$W191];[.$R19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92]);[.C192]=&quot;Référentiel&quot;);&quot;&quot;;1-([.D192]+[.E19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92]);0;HLOOKUP(IF(AND([.C192]=&quot;TP&quot;;TP_vaut_TD=&quot;Oui&quot;);&quot;TD&quot;;[.C192]);types_intervention;2;0))*IF(ISBLANK([.G192]);1;[.G192])" office:value-type="float" office:value="0" calcext:value-type="float">
            <text:p>0 HETD</text:p>
          </table:table-cell>
          <table:table-cell table:style-name="ce12" table:formula="of:=IF(ISBLANK([.C192]);0;HLOOKUP([.C192];types_intervention;3;0))*IF(ISBLANK([.G192]);1;[.G192])" office:value-type="float" office:value="0" calcext:value-type="float">
            <text:p>0 HETD</text:p>
          </table:table-cell>
          <table:table-cell table:style-name="ce11" table:formula="of:=IF([.H192]=&quot;Oui&quot;;[.I192]*[.J19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2]/[.$L$522];0)" office:value-type="percentage" office:value="0" calcext:value-type="percentage">
            <text:p>0,00 %</text:p>
          </table:table-cell>
          <table:table-cell table:style-name="ce11" table:formula="of:=MIN(service_du;[.$L$522])*[.N192]" office:value-type="float" office:value="0" calcext:value-type="float">
            <text:p>0 HETD</text:p>
          </table:table-cell>
          <table:table-cell table:style-name="ce28" table:formula="of:=IF([.L192]&lt;&gt;0;[.O192]/[.L192];0)" office:value-type="percentage" office:value="0" calcext:value-type="percentage">
            <text:p>0,00 %</text:p>
          </table:table-cell>
          <table:table-cell table:style-name="ce28" table:formula="of:=IF([.$L$522]&gt;service_du;1-[.P192];0)" office:value-type="percentage" office:value="1" calcext:value-type="percentage">
            <text:p>100,00 %</text:p>
          </table:table-cell>
          <table:table-cell table:style-name="ce26" table:formula="of:=[.I192]*[.Q192]*[.K192]*IF(ISBLANK([.G192]);1;[.G19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1]+[.L192]&gt;service_du;service_du;[.T191]+[.L192]))" office:value-type="float" office:value="188" calcext:value-type="float">
            <text:p>188 HETD</text:p>
          </table:table-cell>
          <table:table-cell table:style-name="ce11" table:formula="of:=IF(service_du=0;0;IF([.T191]+[.L192]&gt;service_du;service_du-[.T191];[.L192]))" office:value-type="float" office:value="0" calcext:value-type="float">
            <text:p>0 HETD</text:p>
          </table:table-cell>
          <table:table-cell table:style-name="ce30" table:formula="of:=IF(service_du=0;[.I192];IF([.J192]&gt;0;IF([.T191]+[.L192]&lt;service_du;0;(([.T191]+[.L192])-service_du)/[.J19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2]+IF([.H192]&lt;&gt;&quot;Oui&quot;;[.I192];0))*[.K192])*IF(ISBLANK([.G192]);1;[.G192])" office:value-type="float" office:value="0" calcext:value-type="float">
            <text:p>0 HETD</text:p>
          </table:table-cell>
          <table:table-cell/>
          <table:table-cell table:style-name="ce33" table:formula="of:=IF(OR(ISBLANK([.$C192]);[.$C192]=&quot;Référentiel&quot;);0;IF(contexte_calcul=&quot;Réalisé&quot;;[.$U192]*[.D192];[.$O192]*[.D192]))" office:value-type="float" office:value="0" calcext:value-type="float">
            <text:p>0 HETD</text:p>
          </table:table-cell>
          <table:table-cell table:style-name="ce33" table:formula="of:=IF(OR(ISBLANK([.$C192]);[.$C192]=&quot;Référentiel&quot;);0;IF(contexte_calcul=&quot;Réalisé&quot;;[.$U192]*[.E192];[.$O192]*[.E192]))" office:value-type="float" office:value="0" calcext:value-type="float">
            <text:p>0 HETD</text:p>
          </table:table-cell>
          <table:table-cell table:style-name="ce33" table:formula="of:=IF(OR(ISBLANK([.$C192]);[.$C192]=&quot;Référentiel&quot;);0;IF(contexte_calcul=&quot;Réalisé&quot;;[.$U192]*[.F192];[.$O192]*[.F192]))" office:value-type="float" office:value="0" calcext:value-type="float">
            <text:p>0 HETD</text:p>
          </table:table-cell>
          <table:table-cell table:style-name="ce33" table:formula="of:=IF([.$C192]=&quot;Référentiel&quot;;IF(contexte_calcul=&quot;Réalisé&quot;;[.$U192];[.$R192]);0)" office:value-type="float" office:value="0" calcext:value-type="float">
            <text:p>0 HETD</text:p>
          </table:table-cell>
          <table:table-cell table:style-name="ce33" table:formula="of:=IF(OR(ISBLANK([.$C192]);[.$C192]=&quot;Référentiel&quot;);0;IF(contexte_calcul=&quot;Réalisé&quot;;[.$W192]*[.D192];[.$R192]*[.D192]))" office:value-type="float" office:value="0" calcext:value-type="float">
            <text:p>0 HETD</text:p>
          </table:table-cell>
          <table:table-cell table:style-name="ce33" table:formula="of:=IF(OR(ISBLANK([.$C192]);[.$C192]=&quot;Référentiel&quot;);0;IF(contexte_calcul=&quot;Réalisé&quot;;[.$W192]*[.E192];[.$R192]*[.E192]))" office:value-type="float" office:value="0" calcext:value-type="float">
            <text:p>0 HETD</text:p>
          </table:table-cell>
          <table:table-cell table:style-name="ce33" table:formula="of:=IF(OR(ISBLANK([.$C192]);[.$C192]=&quot;Référentiel&quot;);0;IF(contexte_calcul=&quot;Réalisé&quot;;[.$W192]*[.F192];[.$R192]*[.F19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2]=&quot;Référentiel&quot;;IF(contexte_calcul=&quot;Réalisé&quot;;[.$W192];[.$R19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93]);[.C193]=&quot;Référentiel&quot;);&quot;&quot;;1-([.D193]+[.E19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93]);0;HLOOKUP(IF(AND([.C193]=&quot;TP&quot;;TP_vaut_TD=&quot;Oui&quot;);&quot;TD&quot;;[.C193]);types_intervention;2;0))*IF(ISBLANK([.G193]);1;[.G193])" office:value-type="float" office:value="0" calcext:value-type="float">
            <text:p>0 HETD</text:p>
          </table:table-cell>
          <table:table-cell table:style-name="ce12" table:formula="of:=IF(ISBLANK([.C193]);0;HLOOKUP([.C193];types_intervention;3;0))*IF(ISBLANK([.G193]);1;[.G193])" office:value-type="float" office:value="0" calcext:value-type="float">
            <text:p>0 HETD</text:p>
          </table:table-cell>
          <table:table-cell table:style-name="ce11" table:formula="of:=IF([.H193]=&quot;Oui&quot;;[.I193]*[.J19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3]/[.$L$522];0)" office:value-type="percentage" office:value="0" calcext:value-type="percentage">
            <text:p>0,00 %</text:p>
          </table:table-cell>
          <table:table-cell table:style-name="ce11" table:formula="of:=MIN(service_du;[.$L$522])*[.N193]" office:value-type="float" office:value="0" calcext:value-type="float">
            <text:p>0 HETD</text:p>
          </table:table-cell>
          <table:table-cell table:style-name="ce28" table:formula="of:=IF([.L193]&lt;&gt;0;[.O193]/[.L193];0)" office:value-type="percentage" office:value="0" calcext:value-type="percentage">
            <text:p>0,00 %</text:p>
          </table:table-cell>
          <table:table-cell table:style-name="ce28" table:formula="of:=IF([.$L$522]&gt;service_du;1-[.P193];0)" office:value-type="percentage" office:value="1" calcext:value-type="percentage">
            <text:p>100,00 %</text:p>
          </table:table-cell>
          <table:table-cell table:style-name="ce26" table:formula="of:=[.I193]*[.Q193]*[.K193]*IF(ISBLANK([.G193]);1;[.G19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2]+[.L193]&gt;service_du;service_du;[.T192]+[.L193]))" office:value-type="float" office:value="188" calcext:value-type="float">
            <text:p>188 HETD</text:p>
          </table:table-cell>
          <table:table-cell table:style-name="ce11" table:formula="of:=IF(service_du=0;0;IF([.T192]+[.L193]&gt;service_du;service_du-[.T192];[.L193]))" office:value-type="float" office:value="0" calcext:value-type="float">
            <text:p>0 HETD</text:p>
          </table:table-cell>
          <table:table-cell table:style-name="ce30" table:formula="of:=IF(service_du=0;[.I193];IF([.J193]&gt;0;IF([.T192]+[.L193]&lt;service_du;0;(([.T192]+[.L193])-service_du)/[.J19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3]+IF([.H193]&lt;&gt;&quot;Oui&quot;;[.I193];0))*[.K193])*IF(ISBLANK([.G193]);1;[.G193])" office:value-type="float" office:value="0" calcext:value-type="float">
            <text:p>0 HETD</text:p>
          </table:table-cell>
          <table:table-cell/>
          <table:table-cell table:style-name="ce33" table:formula="of:=IF(OR(ISBLANK([.$C193]);[.$C193]=&quot;Référentiel&quot;);0;IF(contexte_calcul=&quot;Réalisé&quot;;[.$U193]*[.D193];[.$O193]*[.D193]))" office:value-type="float" office:value="0" calcext:value-type="float">
            <text:p>0 HETD</text:p>
          </table:table-cell>
          <table:table-cell table:style-name="ce33" table:formula="of:=IF(OR(ISBLANK([.$C193]);[.$C193]=&quot;Référentiel&quot;);0;IF(contexte_calcul=&quot;Réalisé&quot;;[.$U193]*[.E193];[.$O193]*[.E193]))" office:value-type="float" office:value="0" calcext:value-type="float">
            <text:p>0 HETD</text:p>
          </table:table-cell>
          <table:table-cell table:style-name="ce33" table:formula="of:=IF(OR(ISBLANK([.$C193]);[.$C193]=&quot;Référentiel&quot;);0;IF(contexte_calcul=&quot;Réalisé&quot;;[.$U193]*[.F193];[.$O193]*[.F193]))" office:value-type="float" office:value="0" calcext:value-type="float">
            <text:p>0 HETD</text:p>
          </table:table-cell>
          <table:table-cell table:style-name="ce33" table:formula="of:=IF([.$C193]=&quot;Référentiel&quot;;IF(contexte_calcul=&quot;Réalisé&quot;;[.$U193];[.$R193]);0)" office:value-type="float" office:value="0" calcext:value-type="float">
            <text:p>0 HETD</text:p>
          </table:table-cell>
          <table:table-cell table:style-name="ce33" table:formula="of:=IF(OR(ISBLANK([.$C193]);[.$C193]=&quot;Référentiel&quot;);0;IF(contexte_calcul=&quot;Réalisé&quot;;[.$W193]*[.D193];[.$R193]*[.D193]))" office:value-type="float" office:value="0" calcext:value-type="float">
            <text:p>0 HETD</text:p>
          </table:table-cell>
          <table:table-cell table:style-name="ce33" table:formula="of:=IF(OR(ISBLANK([.$C193]);[.$C193]=&quot;Référentiel&quot;);0;IF(contexte_calcul=&quot;Réalisé&quot;;[.$W193]*[.E193];[.$R193]*[.E193]))" office:value-type="float" office:value="0" calcext:value-type="float">
            <text:p>0 HETD</text:p>
          </table:table-cell>
          <table:table-cell table:style-name="ce33" table:formula="of:=IF(OR(ISBLANK([.$C193]);[.$C193]=&quot;Référentiel&quot;);0;IF(contexte_calcul=&quot;Réalisé&quot;;[.$W193]*[.F193];[.$R193]*[.F19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3]=&quot;Référentiel&quot;;IF(contexte_calcul=&quot;Réalisé&quot;;[.$W193];[.$R19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94]);[.C194]=&quot;Référentiel&quot;);&quot;&quot;;1-([.D194]+[.E19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94]);0;HLOOKUP(IF(AND([.C194]=&quot;TP&quot;;TP_vaut_TD=&quot;Oui&quot;);&quot;TD&quot;;[.C194]);types_intervention;2;0))*IF(ISBLANK([.G194]);1;[.G194])" office:value-type="float" office:value="0" calcext:value-type="float">
            <text:p>0 HETD</text:p>
          </table:table-cell>
          <table:table-cell table:style-name="ce12" table:formula="of:=IF(ISBLANK([.C194]);0;HLOOKUP([.C194];types_intervention;3;0))*IF(ISBLANK([.G194]);1;[.G194])" office:value-type="float" office:value="0" calcext:value-type="float">
            <text:p>0 HETD</text:p>
          </table:table-cell>
          <table:table-cell table:style-name="ce11" table:formula="of:=IF([.H194]=&quot;Oui&quot;;[.I194]*[.J19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4]/[.$L$522];0)" office:value-type="percentage" office:value="0" calcext:value-type="percentage">
            <text:p>0,00 %</text:p>
          </table:table-cell>
          <table:table-cell table:style-name="ce11" table:formula="of:=MIN(service_du;[.$L$522])*[.N194]" office:value-type="float" office:value="0" calcext:value-type="float">
            <text:p>0 HETD</text:p>
          </table:table-cell>
          <table:table-cell table:style-name="ce28" table:formula="of:=IF([.L194]&lt;&gt;0;[.O194]/[.L194];0)" office:value-type="percentage" office:value="0" calcext:value-type="percentage">
            <text:p>0,00 %</text:p>
          </table:table-cell>
          <table:table-cell table:style-name="ce28" table:formula="of:=IF([.$L$522]&gt;service_du;1-[.P194];0)" office:value-type="percentage" office:value="1" calcext:value-type="percentage">
            <text:p>100,00 %</text:p>
          </table:table-cell>
          <table:table-cell table:style-name="ce26" table:formula="of:=[.I194]*[.Q194]*[.K194]*IF(ISBLANK([.G194]);1;[.G19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3]+[.L194]&gt;service_du;service_du;[.T193]+[.L194]))" office:value-type="float" office:value="188" calcext:value-type="float">
            <text:p>188 HETD</text:p>
          </table:table-cell>
          <table:table-cell table:style-name="ce11" table:formula="of:=IF(service_du=0;0;IF([.T193]+[.L194]&gt;service_du;service_du-[.T193];[.L194]))" office:value-type="float" office:value="0" calcext:value-type="float">
            <text:p>0 HETD</text:p>
          </table:table-cell>
          <table:table-cell table:style-name="ce30" table:formula="of:=IF(service_du=0;[.I194];IF([.J194]&gt;0;IF([.T193]+[.L194]&lt;service_du;0;(([.T193]+[.L194])-service_du)/[.J19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4]+IF([.H194]&lt;&gt;&quot;Oui&quot;;[.I194];0))*[.K194])*IF(ISBLANK([.G194]);1;[.G194])" office:value-type="float" office:value="0" calcext:value-type="float">
            <text:p>0 HETD</text:p>
          </table:table-cell>
          <table:table-cell/>
          <table:table-cell table:style-name="ce33" table:formula="of:=IF(OR(ISBLANK([.$C194]);[.$C194]=&quot;Référentiel&quot;);0;IF(contexte_calcul=&quot;Réalisé&quot;;[.$U194]*[.D194];[.$O194]*[.D194]))" office:value-type="float" office:value="0" calcext:value-type="float">
            <text:p>0 HETD</text:p>
          </table:table-cell>
          <table:table-cell table:style-name="ce33" table:formula="of:=IF(OR(ISBLANK([.$C194]);[.$C194]=&quot;Référentiel&quot;);0;IF(contexte_calcul=&quot;Réalisé&quot;;[.$U194]*[.E194];[.$O194]*[.E194]))" office:value-type="float" office:value="0" calcext:value-type="float">
            <text:p>0 HETD</text:p>
          </table:table-cell>
          <table:table-cell table:style-name="ce33" table:formula="of:=IF(OR(ISBLANK([.$C194]);[.$C194]=&quot;Référentiel&quot;);0;IF(contexte_calcul=&quot;Réalisé&quot;;[.$U194]*[.F194];[.$O194]*[.F194]))" office:value-type="float" office:value="0" calcext:value-type="float">
            <text:p>0 HETD</text:p>
          </table:table-cell>
          <table:table-cell table:style-name="ce33" table:formula="of:=IF([.$C194]=&quot;Référentiel&quot;;IF(contexte_calcul=&quot;Réalisé&quot;;[.$U194];[.$R194]);0)" office:value-type="float" office:value="0" calcext:value-type="float">
            <text:p>0 HETD</text:p>
          </table:table-cell>
          <table:table-cell table:style-name="ce33" table:formula="of:=IF(OR(ISBLANK([.$C194]);[.$C194]=&quot;Référentiel&quot;);0;IF(contexte_calcul=&quot;Réalisé&quot;;[.$W194]*[.D194];[.$R194]*[.D194]))" office:value-type="float" office:value="0" calcext:value-type="float">
            <text:p>0 HETD</text:p>
          </table:table-cell>
          <table:table-cell table:style-name="ce33" table:formula="of:=IF(OR(ISBLANK([.$C194]);[.$C194]=&quot;Référentiel&quot;);0;IF(contexte_calcul=&quot;Réalisé&quot;;[.$W194]*[.E194];[.$R194]*[.E194]))" office:value-type="float" office:value="0" calcext:value-type="float">
            <text:p>0 HETD</text:p>
          </table:table-cell>
          <table:table-cell table:style-name="ce33" table:formula="of:=IF(OR(ISBLANK([.$C194]);[.$C194]=&quot;Référentiel&quot;);0;IF(contexte_calcul=&quot;Réalisé&quot;;[.$W194]*[.F194];[.$R194]*[.F19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4]=&quot;Référentiel&quot;;IF(contexte_calcul=&quot;Réalisé&quot;;[.$W194];[.$R19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95]);[.C195]=&quot;Référentiel&quot;);&quot;&quot;;1-([.D195]+[.E19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95]);0;HLOOKUP(IF(AND([.C195]=&quot;TP&quot;;TP_vaut_TD=&quot;Oui&quot;);&quot;TD&quot;;[.C195]);types_intervention;2;0))*IF(ISBLANK([.G195]);1;[.G195])" office:value-type="float" office:value="0" calcext:value-type="float">
            <text:p>0 HETD</text:p>
          </table:table-cell>
          <table:table-cell table:style-name="ce12" table:formula="of:=IF(ISBLANK([.C195]);0;HLOOKUP([.C195];types_intervention;3;0))*IF(ISBLANK([.G195]);1;[.G195])" office:value-type="float" office:value="0" calcext:value-type="float">
            <text:p>0 HETD</text:p>
          </table:table-cell>
          <table:table-cell table:style-name="ce11" table:formula="of:=IF([.H195]=&quot;Oui&quot;;[.I195]*[.J19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5]/[.$L$522];0)" office:value-type="percentage" office:value="0" calcext:value-type="percentage">
            <text:p>0,00 %</text:p>
          </table:table-cell>
          <table:table-cell table:style-name="ce11" table:formula="of:=MIN(service_du;[.$L$522])*[.N195]" office:value-type="float" office:value="0" calcext:value-type="float">
            <text:p>0 HETD</text:p>
          </table:table-cell>
          <table:table-cell table:style-name="ce28" table:formula="of:=IF([.L195]&lt;&gt;0;[.O195]/[.L195];0)" office:value-type="percentage" office:value="0" calcext:value-type="percentage">
            <text:p>0,00 %</text:p>
          </table:table-cell>
          <table:table-cell table:style-name="ce28" table:formula="of:=IF([.$L$522]&gt;service_du;1-[.P195];0)" office:value-type="percentage" office:value="1" calcext:value-type="percentage">
            <text:p>100,00 %</text:p>
          </table:table-cell>
          <table:table-cell table:style-name="ce26" table:formula="of:=[.I195]*[.Q195]*[.K195]*IF(ISBLANK([.G195]);1;[.G19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4]+[.L195]&gt;service_du;service_du;[.T194]+[.L195]))" office:value-type="float" office:value="188" calcext:value-type="float">
            <text:p>188 HETD</text:p>
          </table:table-cell>
          <table:table-cell table:style-name="ce11" table:formula="of:=IF(service_du=0;0;IF([.T194]+[.L195]&gt;service_du;service_du-[.T194];[.L195]))" office:value-type="float" office:value="0" calcext:value-type="float">
            <text:p>0 HETD</text:p>
          </table:table-cell>
          <table:table-cell table:style-name="ce30" table:formula="of:=IF(service_du=0;[.I195];IF([.J195]&gt;0;IF([.T194]+[.L195]&lt;service_du;0;(([.T194]+[.L195])-service_du)/[.J19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5]+IF([.H195]&lt;&gt;&quot;Oui&quot;;[.I195];0))*[.K195])*IF(ISBLANK([.G195]);1;[.G195])" office:value-type="float" office:value="0" calcext:value-type="float">
            <text:p>0 HETD</text:p>
          </table:table-cell>
          <table:table-cell/>
          <table:table-cell table:style-name="ce33" table:formula="of:=IF(OR(ISBLANK([.$C195]);[.$C195]=&quot;Référentiel&quot;);0;IF(contexte_calcul=&quot;Réalisé&quot;;[.$U195]*[.D195];[.$O195]*[.D195]))" office:value-type="float" office:value="0" calcext:value-type="float">
            <text:p>0 HETD</text:p>
          </table:table-cell>
          <table:table-cell table:style-name="ce33" table:formula="of:=IF(OR(ISBLANK([.$C195]);[.$C195]=&quot;Référentiel&quot;);0;IF(contexte_calcul=&quot;Réalisé&quot;;[.$U195]*[.E195];[.$O195]*[.E195]))" office:value-type="float" office:value="0" calcext:value-type="float">
            <text:p>0 HETD</text:p>
          </table:table-cell>
          <table:table-cell table:style-name="ce33" table:formula="of:=IF(OR(ISBLANK([.$C195]);[.$C195]=&quot;Référentiel&quot;);0;IF(contexte_calcul=&quot;Réalisé&quot;;[.$U195]*[.F195];[.$O195]*[.F195]))" office:value-type="float" office:value="0" calcext:value-type="float">
            <text:p>0 HETD</text:p>
          </table:table-cell>
          <table:table-cell table:style-name="ce33" table:formula="of:=IF([.$C195]=&quot;Référentiel&quot;;IF(contexte_calcul=&quot;Réalisé&quot;;[.$U195];[.$R195]);0)" office:value-type="float" office:value="0" calcext:value-type="float">
            <text:p>0 HETD</text:p>
          </table:table-cell>
          <table:table-cell table:style-name="ce33" table:formula="of:=IF(OR(ISBLANK([.$C195]);[.$C195]=&quot;Référentiel&quot;);0;IF(contexte_calcul=&quot;Réalisé&quot;;[.$W195]*[.D195];[.$R195]*[.D195]))" office:value-type="float" office:value="0" calcext:value-type="float">
            <text:p>0 HETD</text:p>
          </table:table-cell>
          <table:table-cell table:style-name="ce33" table:formula="of:=IF(OR(ISBLANK([.$C195]);[.$C195]=&quot;Référentiel&quot;);0;IF(contexte_calcul=&quot;Réalisé&quot;;[.$W195]*[.E195];[.$R195]*[.E195]))" office:value-type="float" office:value="0" calcext:value-type="float">
            <text:p>0 HETD</text:p>
          </table:table-cell>
          <table:table-cell table:style-name="ce33" table:formula="of:=IF(OR(ISBLANK([.$C195]);[.$C195]=&quot;Référentiel&quot;);0;IF(contexte_calcul=&quot;Réalisé&quot;;[.$W195]*[.F195];[.$R195]*[.F19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5]=&quot;Référentiel&quot;;IF(contexte_calcul=&quot;Réalisé&quot;;[.$W195];[.$R19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96]);[.C196]=&quot;Référentiel&quot;);&quot;&quot;;1-([.D196]+[.E19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96]);0;HLOOKUP(IF(AND([.C196]=&quot;TP&quot;;TP_vaut_TD=&quot;Oui&quot;);&quot;TD&quot;;[.C196]);types_intervention;2;0))*IF(ISBLANK([.G196]);1;[.G196])" office:value-type="float" office:value="0" calcext:value-type="float">
            <text:p>0 HETD</text:p>
          </table:table-cell>
          <table:table-cell table:style-name="ce12" table:formula="of:=IF(ISBLANK([.C196]);0;HLOOKUP([.C196];types_intervention;3;0))*IF(ISBLANK([.G196]);1;[.G196])" office:value-type="float" office:value="0" calcext:value-type="float">
            <text:p>0 HETD</text:p>
          </table:table-cell>
          <table:table-cell table:style-name="ce11" table:formula="of:=IF([.H196]=&quot;Oui&quot;;[.I196]*[.J19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6]/[.$L$522];0)" office:value-type="percentage" office:value="0" calcext:value-type="percentage">
            <text:p>0,00 %</text:p>
          </table:table-cell>
          <table:table-cell table:style-name="ce11" table:formula="of:=MIN(service_du;[.$L$522])*[.N196]" office:value-type="float" office:value="0" calcext:value-type="float">
            <text:p>0 HETD</text:p>
          </table:table-cell>
          <table:table-cell table:style-name="ce28" table:formula="of:=IF([.L196]&lt;&gt;0;[.O196]/[.L196];0)" office:value-type="percentage" office:value="0" calcext:value-type="percentage">
            <text:p>0,00 %</text:p>
          </table:table-cell>
          <table:table-cell table:style-name="ce28" table:formula="of:=IF([.$L$522]&gt;service_du;1-[.P196];0)" office:value-type="percentage" office:value="1" calcext:value-type="percentage">
            <text:p>100,00 %</text:p>
          </table:table-cell>
          <table:table-cell table:style-name="ce26" table:formula="of:=[.I196]*[.Q196]*[.K196]*IF(ISBLANK([.G196]);1;[.G19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5]+[.L196]&gt;service_du;service_du;[.T195]+[.L196]))" office:value-type="float" office:value="188" calcext:value-type="float">
            <text:p>188 HETD</text:p>
          </table:table-cell>
          <table:table-cell table:style-name="ce11" table:formula="of:=IF(service_du=0;0;IF([.T195]+[.L196]&gt;service_du;service_du-[.T195];[.L196]))" office:value-type="float" office:value="0" calcext:value-type="float">
            <text:p>0 HETD</text:p>
          </table:table-cell>
          <table:table-cell table:style-name="ce30" table:formula="of:=IF(service_du=0;[.I196];IF([.J196]&gt;0;IF([.T195]+[.L196]&lt;service_du;0;(([.T195]+[.L196])-service_du)/[.J19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6]+IF([.H196]&lt;&gt;&quot;Oui&quot;;[.I196];0))*[.K196])*IF(ISBLANK([.G196]);1;[.G196])" office:value-type="float" office:value="0" calcext:value-type="float">
            <text:p>0 HETD</text:p>
          </table:table-cell>
          <table:table-cell/>
          <table:table-cell table:style-name="ce33" table:formula="of:=IF(OR(ISBLANK([.$C196]);[.$C196]=&quot;Référentiel&quot;);0;IF(contexte_calcul=&quot;Réalisé&quot;;[.$U196]*[.D196];[.$O196]*[.D196]))" office:value-type="float" office:value="0" calcext:value-type="float">
            <text:p>0 HETD</text:p>
          </table:table-cell>
          <table:table-cell table:style-name="ce33" table:formula="of:=IF(OR(ISBLANK([.$C196]);[.$C196]=&quot;Référentiel&quot;);0;IF(contexte_calcul=&quot;Réalisé&quot;;[.$U196]*[.E196];[.$O196]*[.E196]))" office:value-type="float" office:value="0" calcext:value-type="float">
            <text:p>0 HETD</text:p>
          </table:table-cell>
          <table:table-cell table:style-name="ce33" table:formula="of:=IF(OR(ISBLANK([.$C196]);[.$C196]=&quot;Référentiel&quot;);0;IF(contexte_calcul=&quot;Réalisé&quot;;[.$U196]*[.F196];[.$O196]*[.F196]))" office:value-type="float" office:value="0" calcext:value-type="float">
            <text:p>0 HETD</text:p>
          </table:table-cell>
          <table:table-cell table:style-name="ce33" table:formula="of:=IF([.$C196]=&quot;Référentiel&quot;;IF(contexte_calcul=&quot;Réalisé&quot;;[.$U196];[.$R196]);0)" office:value-type="float" office:value="0" calcext:value-type="float">
            <text:p>0 HETD</text:p>
          </table:table-cell>
          <table:table-cell table:style-name="ce33" table:formula="of:=IF(OR(ISBLANK([.$C196]);[.$C196]=&quot;Référentiel&quot;);0;IF(contexte_calcul=&quot;Réalisé&quot;;[.$W196]*[.D196];[.$R196]*[.D196]))" office:value-type="float" office:value="0" calcext:value-type="float">
            <text:p>0 HETD</text:p>
          </table:table-cell>
          <table:table-cell table:style-name="ce33" table:formula="of:=IF(OR(ISBLANK([.$C196]);[.$C196]=&quot;Référentiel&quot;);0;IF(contexte_calcul=&quot;Réalisé&quot;;[.$W196]*[.E196];[.$R196]*[.E196]))" office:value-type="float" office:value="0" calcext:value-type="float">
            <text:p>0 HETD</text:p>
          </table:table-cell>
          <table:table-cell table:style-name="ce33" table:formula="of:=IF(OR(ISBLANK([.$C196]);[.$C196]=&quot;Référentiel&quot;);0;IF(contexte_calcul=&quot;Réalisé&quot;;[.$W196]*[.F196];[.$R196]*[.F19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6]=&quot;Référentiel&quot;;IF(contexte_calcul=&quot;Réalisé&quot;;[.$W196];[.$R19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97]);[.C197]=&quot;Référentiel&quot;);&quot;&quot;;1-([.D197]+[.E19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97]);0;HLOOKUP(IF(AND([.C197]=&quot;TP&quot;;TP_vaut_TD=&quot;Oui&quot;);&quot;TD&quot;;[.C197]);types_intervention;2;0))*IF(ISBLANK([.G197]);1;[.G197])" office:value-type="float" office:value="0" calcext:value-type="float">
            <text:p>0 HETD</text:p>
          </table:table-cell>
          <table:table-cell table:style-name="ce12" table:formula="of:=IF(ISBLANK([.C197]);0;HLOOKUP([.C197];types_intervention;3;0))*IF(ISBLANK([.G197]);1;[.G197])" office:value-type="float" office:value="0" calcext:value-type="float">
            <text:p>0 HETD</text:p>
          </table:table-cell>
          <table:table-cell table:style-name="ce11" table:formula="of:=IF([.H197]=&quot;Oui&quot;;[.I197]*[.J19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7]/[.$L$522];0)" office:value-type="percentage" office:value="0" calcext:value-type="percentage">
            <text:p>0,00 %</text:p>
          </table:table-cell>
          <table:table-cell table:style-name="ce11" table:formula="of:=MIN(service_du;[.$L$522])*[.N197]" office:value-type="float" office:value="0" calcext:value-type="float">
            <text:p>0 HETD</text:p>
          </table:table-cell>
          <table:table-cell table:style-name="ce28" table:formula="of:=IF([.L197]&lt;&gt;0;[.O197]/[.L197];0)" office:value-type="percentage" office:value="0" calcext:value-type="percentage">
            <text:p>0,00 %</text:p>
          </table:table-cell>
          <table:table-cell table:style-name="ce28" table:formula="of:=IF([.$L$522]&gt;service_du;1-[.P197];0)" office:value-type="percentage" office:value="1" calcext:value-type="percentage">
            <text:p>100,00 %</text:p>
          </table:table-cell>
          <table:table-cell table:style-name="ce26" table:formula="of:=[.I197]*[.Q197]*[.K197]*IF(ISBLANK([.G197]);1;[.G19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6]+[.L197]&gt;service_du;service_du;[.T196]+[.L197]))" office:value-type="float" office:value="188" calcext:value-type="float">
            <text:p>188 HETD</text:p>
          </table:table-cell>
          <table:table-cell table:style-name="ce11" table:formula="of:=IF(service_du=0;0;IF([.T196]+[.L197]&gt;service_du;service_du-[.T196];[.L197]))" office:value-type="float" office:value="0" calcext:value-type="float">
            <text:p>0 HETD</text:p>
          </table:table-cell>
          <table:table-cell table:style-name="ce30" table:formula="of:=IF(service_du=0;[.I197];IF([.J197]&gt;0;IF([.T196]+[.L197]&lt;service_du;0;(([.T196]+[.L197])-service_du)/[.J19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7]+IF([.H197]&lt;&gt;&quot;Oui&quot;;[.I197];0))*[.K197])*IF(ISBLANK([.G197]);1;[.G197])" office:value-type="float" office:value="0" calcext:value-type="float">
            <text:p>0 HETD</text:p>
          </table:table-cell>
          <table:table-cell/>
          <table:table-cell table:style-name="ce33" table:formula="of:=IF(OR(ISBLANK([.$C197]);[.$C197]=&quot;Référentiel&quot;);0;IF(contexte_calcul=&quot;Réalisé&quot;;[.$U197]*[.D197];[.$O197]*[.D197]))" office:value-type="float" office:value="0" calcext:value-type="float">
            <text:p>0 HETD</text:p>
          </table:table-cell>
          <table:table-cell table:style-name="ce33" table:formula="of:=IF(OR(ISBLANK([.$C197]);[.$C197]=&quot;Référentiel&quot;);0;IF(contexte_calcul=&quot;Réalisé&quot;;[.$U197]*[.E197];[.$O197]*[.E197]))" office:value-type="float" office:value="0" calcext:value-type="float">
            <text:p>0 HETD</text:p>
          </table:table-cell>
          <table:table-cell table:style-name="ce33" table:formula="of:=IF(OR(ISBLANK([.$C197]);[.$C197]=&quot;Référentiel&quot;);0;IF(contexte_calcul=&quot;Réalisé&quot;;[.$U197]*[.F197];[.$O197]*[.F197]))" office:value-type="float" office:value="0" calcext:value-type="float">
            <text:p>0 HETD</text:p>
          </table:table-cell>
          <table:table-cell table:style-name="ce33" table:formula="of:=IF([.$C197]=&quot;Référentiel&quot;;IF(contexte_calcul=&quot;Réalisé&quot;;[.$U197];[.$R197]);0)" office:value-type="float" office:value="0" calcext:value-type="float">
            <text:p>0 HETD</text:p>
          </table:table-cell>
          <table:table-cell table:style-name="ce33" table:formula="of:=IF(OR(ISBLANK([.$C197]);[.$C197]=&quot;Référentiel&quot;);0;IF(contexte_calcul=&quot;Réalisé&quot;;[.$W197]*[.D197];[.$R197]*[.D197]))" office:value-type="float" office:value="0" calcext:value-type="float">
            <text:p>0 HETD</text:p>
          </table:table-cell>
          <table:table-cell table:style-name="ce33" table:formula="of:=IF(OR(ISBLANK([.$C197]);[.$C197]=&quot;Référentiel&quot;);0;IF(contexte_calcul=&quot;Réalisé&quot;;[.$W197]*[.E197];[.$R197]*[.E197]))" office:value-type="float" office:value="0" calcext:value-type="float">
            <text:p>0 HETD</text:p>
          </table:table-cell>
          <table:table-cell table:style-name="ce33" table:formula="of:=IF(OR(ISBLANK([.$C197]);[.$C197]=&quot;Référentiel&quot;);0;IF(contexte_calcul=&quot;Réalisé&quot;;[.$W197]*[.F197];[.$R197]*[.F19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7]=&quot;Référentiel&quot;;IF(contexte_calcul=&quot;Réalisé&quot;;[.$W197];[.$R19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98]);[.C198]=&quot;Référentiel&quot;);&quot;&quot;;1-([.D198]+[.E19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98]);0;HLOOKUP(IF(AND([.C198]=&quot;TP&quot;;TP_vaut_TD=&quot;Oui&quot;);&quot;TD&quot;;[.C198]);types_intervention;2;0))*IF(ISBLANK([.G198]);1;[.G198])" office:value-type="float" office:value="0" calcext:value-type="float">
            <text:p>0 HETD</text:p>
          </table:table-cell>
          <table:table-cell table:style-name="ce12" table:formula="of:=IF(ISBLANK([.C198]);0;HLOOKUP([.C198];types_intervention;3;0))*IF(ISBLANK([.G198]);1;[.G198])" office:value-type="float" office:value="0" calcext:value-type="float">
            <text:p>0 HETD</text:p>
          </table:table-cell>
          <table:table-cell table:style-name="ce11" table:formula="of:=IF([.H198]=&quot;Oui&quot;;[.I198]*[.J19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8]/[.$L$522];0)" office:value-type="percentage" office:value="0" calcext:value-type="percentage">
            <text:p>0,00 %</text:p>
          </table:table-cell>
          <table:table-cell table:style-name="ce11" table:formula="of:=MIN(service_du;[.$L$522])*[.N198]" office:value-type="float" office:value="0" calcext:value-type="float">
            <text:p>0 HETD</text:p>
          </table:table-cell>
          <table:table-cell table:style-name="ce28" table:formula="of:=IF([.L198]&lt;&gt;0;[.O198]/[.L198];0)" office:value-type="percentage" office:value="0" calcext:value-type="percentage">
            <text:p>0,00 %</text:p>
          </table:table-cell>
          <table:table-cell table:style-name="ce28" table:formula="of:=IF([.$L$522]&gt;service_du;1-[.P198];0)" office:value-type="percentage" office:value="1" calcext:value-type="percentage">
            <text:p>100,00 %</text:p>
          </table:table-cell>
          <table:table-cell table:style-name="ce26" table:formula="of:=[.I198]*[.Q198]*[.K198]*IF(ISBLANK([.G198]);1;[.G19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7]+[.L198]&gt;service_du;service_du;[.T197]+[.L198]))" office:value-type="float" office:value="188" calcext:value-type="float">
            <text:p>188 HETD</text:p>
          </table:table-cell>
          <table:table-cell table:style-name="ce11" table:formula="of:=IF(service_du=0;0;IF([.T197]+[.L198]&gt;service_du;service_du-[.T197];[.L198]))" office:value-type="float" office:value="0" calcext:value-type="float">
            <text:p>0 HETD</text:p>
          </table:table-cell>
          <table:table-cell table:style-name="ce30" table:formula="of:=IF(service_du=0;[.I198];IF([.J198]&gt;0;IF([.T197]+[.L198]&lt;service_du;0;(([.T197]+[.L198])-service_du)/[.J19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8]+IF([.H198]&lt;&gt;&quot;Oui&quot;;[.I198];0))*[.K198])*IF(ISBLANK([.G198]);1;[.G198])" office:value-type="float" office:value="0" calcext:value-type="float">
            <text:p>0 HETD</text:p>
          </table:table-cell>
          <table:table-cell/>
          <table:table-cell table:style-name="ce33" table:formula="of:=IF(OR(ISBLANK([.$C198]);[.$C198]=&quot;Référentiel&quot;);0;IF(contexte_calcul=&quot;Réalisé&quot;;[.$U198]*[.D198];[.$O198]*[.D198]))" office:value-type="float" office:value="0" calcext:value-type="float">
            <text:p>0 HETD</text:p>
          </table:table-cell>
          <table:table-cell table:style-name="ce33" table:formula="of:=IF(OR(ISBLANK([.$C198]);[.$C198]=&quot;Référentiel&quot;);0;IF(contexte_calcul=&quot;Réalisé&quot;;[.$U198]*[.E198];[.$O198]*[.E198]))" office:value-type="float" office:value="0" calcext:value-type="float">
            <text:p>0 HETD</text:p>
          </table:table-cell>
          <table:table-cell table:style-name="ce33" table:formula="of:=IF(OR(ISBLANK([.$C198]);[.$C198]=&quot;Référentiel&quot;);0;IF(contexte_calcul=&quot;Réalisé&quot;;[.$U198]*[.F198];[.$O198]*[.F198]))" office:value-type="float" office:value="0" calcext:value-type="float">
            <text:p>0 HETD</text:p>
          </table:table-cell>
          <table:table-cell table:style-name="ce33" table:formula="of:=IF([.$C198]=&quot;Référentiel&quot;;IF(contexte_calcul=&quot;Réalisé&quot;;[.$U198];[.$R198]);0)" office:value-type="float" office:value="0" calcext:value-type="float">
            <text:p>0 HETD</text:p>
          </table:table-cell>
          <table:table-cell table:style-name="ce33" table:formula="of:=IF(OR(ISBLANK([.$C198]);[.$C198]=&quot;Référentiel&quot;);0;IF(contexte_calcul=&quot;Réalisé&quot;;[.$W198]*[.D198];[.$R198]*[.D198]))" office:value-type="float" office:value="0" calcext:value-type="float">
            <text:p>0 HETD</text:p>
          </table:table-cell>
          <table:table-cell table:style-name="ce33" table:formula="of:=IF(OR(ISBLANK([.$C198]);[.$C198]=&quot;Référentiel&quot;);0;IF(contexte_calcul=&quot;Réalisé&quot;;[.$W198]*[.E198];[.$R198]*[.E198]))" office:value-type="float" office:value="0" calcext:value-type="float">
            <text:p>0 HETD</text:p>
          </table:table-cell>
          <table:table-cell table:style-name="ce33" table:formula="of:=IF(OR(ISBLANK([.$C198]);[.$C198]=&quot;Référentiel&quot;);0;IF(contexte_calcul=&quot;Réalisé&quot;;[.$W198]*[.F198];[.$R198]*[.F19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8]=&quot;Référentiel&quot;;IF(contexte_calcul=&quot;Réalisé&quot;;[.$W198];[.$R19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199]);[.C199]=&quot;Référentiel&quot;);&quot;&quot;;1-([.D199]+[.E19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199]);0;HLOOKUP(IF(AND([.C199]=&quot;TP&quot;;TP_vaut_TD=&quot;Oui&quot;);&quot;TD&quot;;[.C199]);types_intervention;2;0))*IF(ISBLANK([.G199]);1;[.G199])" office:value-type="float" office:value="0" calcext:value-type="float">
            <text:p>0 HETD</text:p>
          </table:table-cell>
          <table:table-cell table:style-name="ce12" table:formula="of:=IF(ISBLANK([.C199]);0;HLOOKUP([.C199];types_intervention;3;0))*IF(ISBLANK([.G199]);1;[.G199])" office:value-type="float" office:value="0" calcext:value-type="float">
            <text:p>0 HETD</text:p>
          </table:table-cell>
          <table:table-cell table:style-name="ce11" table:formula="of:=IF([.H199]=&quot;Oui&quot;;[.I199]*[.J19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9]/[.$L$522];0)" office:value-type="percentage" office:value="0" calcext:value-type="percentage">
            <text:p>0,00 %</text:p>
          </table:table-cell>
          <table:table-cell table:style-name="ce11" table:formula="of:=MIN(service_du;[.$L$522])*[.N199]" office:value-type="float" office:value="0" calcext:value-type="float">
            <text:p>0 HETD</text:p>
          </table:table-cell>
          <table:table-cell table:style-name="ce28" table:formula="of:=IF([.L199]&lt;&gt;0;[.O199]/[.L199];0)" office:value-type="percentage" office:value="0" calcext:value-type="percentage">
            <text:p>0,00 %</text:p>
          </table:table-cell>
          <table:table-cell table:style-name="ce28" table:formula="of:=IF([.$L$522]&gt;service_du;1-[.P199];0)" office:value-type="percentage" office:value="1" calcext:value-type="percentage">
            <text:p>100,00 %</text:p>
          </table:table-cell>
          <table:table-cell table:style-name="ce26" table:formula="of:=[.I199]*[.Q199]*[.K199]*IF(ISBLANK([.G199]);1;[.G19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8]+[.L199]&gt;service_du;service_du;[.T198]+[.L199]))" office:value-type="float" office:value="188" calcext:value-type="float">
            <text:p>188 HETD</text:p>
          </table:table-cell>
          <table:table-cell table:style-name="ce11" table:formula="of:=IF(service_du=0;0;IF([.T198]+[.L199]&gt;service_du;service_du-[.T198];[.L199]))" office:value-type="float" office:value="0" calcext:value-type="float">
            <text:p>0 HETD</text:p>
          </table:table-cell>
          <table:table-cell table:style-name="ce30" table:formula="of:=IF(service_du=0;[.I199];IF([.J199]&gt;0;IF([.T198]+[.L199]&lt;service_du;0;(([.T198]+[.L199])-service_du)/[.J19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9]+IF([.H199]&lt;&gt;&quot;Oui&quot;;[.I199];0))*[.K199])*IF(ISBLANK([.G199]);1;[.G199])" office:value-type="float" office:value="0" calcext:value-type="float">
            <text:p>0 HETD</text:p>
          </table:table-cell>
          <table:table-cell/>
          <table:table-cell table:style-name="ce33" table:formula="of:=IF(OR(ISBLANK([.$C199]);[.$C199]=&quot;Référentiel&quot;);0;IF(contexte_calcul=&quot;Réalisé&quot;;[.$U199]*[.D199];[.$O199]*[.D199]))" office:value-type="float" office:value="0" calcext:value-type="float">
            <text:p>0 HETD</text:p>
          </table:table-cell>
          <table:table-cell table:style-name="ce33" table:formula="of:=IF(OR(ISBLANK([.$C199]);[.$C199]=&quot;Référentiel&quot;);0;IF(contexte_calcul=&quot;Réalisé&quot;;[.$U199]*[.E199];[.$O199]*[.E199]))" office:value-type="float" office:value="0" calcext:value-type="float">
            <text:p>0 HETD</text:p>
          </table:table-cell>
          <table:table-cell table:style-name="ce33" table:formula="of:=IF(OR(ISBLANK([.$C199]);[.$C199]=&quot;Référentiel&quot;);0;IF(contexte_calcul=&quot;Réalisé&quot;;[.$U199]*[.F199];[.$O199]*[.F199]))" office:value-type="float" office:value="0" calcext:value-type="float">
            <text:p>0 HETD</text:p>
          </table:table-cell>
          <table:table-cell table:style-name="ce33" table:formula="of:=IF([.$C199]=&quot;Référentiel&quot;;IF(contexte_calcul=&quot;Réalisé&quot;;[.$U199];[.$R199]);0)" office:value-type="float" office:value="0" calcext:value-type="float">
            <text:p>0 HETD</text:p>
          </table:table-cell>
          <table:table-cell table:style-name="ce33" table:formula="of:=IF(OR(ISBLANK([.$C199]);[.$C199]=&quot;Référentiel&quot;);0;IF(contexte_calcul=&quot;Réalisé&quot;;[.$W199]*[.D199];[.$R199]*[.D199]))" office:value-type="float" office:value="0" calcext:value-type="float">
            <text:p>0 HETD</text:p>
          </table:table-cell>
          <table:table-cell table:style-name="ce33" table:formula="of:=IF(OR(ISBLANK([.$C199]);[.$C199]=&quot;Référentiel&quot;);0;IF(contexte_calcul=&quot;Réalisé&quot;;[.$W199]*[.E199];[.$R199]*[.E199]))" office:value-type="float" office:value="0" calcext:value-type="float">
            <text:p>0 HETD</text:p>
          </table:table-cell>
          <table:table-cell table:style-name="ce33" table:formula="of:=IF(OR(ISBLANK([.$C199]);[.$C199]=&quot;Référentiel&quot;);0;IF(contexte_calcul=&quot;Réalisé&quot;;[.$W199]*[.F199];[.$R199]*[.F19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9]=&quot;Référentiel&quot;;IF(contexte_calcul=&quot;Réalisé&quot;;[.$W199];[.$R19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00]);[.C200]=&quot;Référentiel&quot;);&quot;&quot;;1-([.D200]+[.E20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00]);0;HLOOKUP(IF(AND([.C200]=&quot;TP&quot;;TP_vaut_TD=&quot;Oui&quot;);&quot;TD&quot;;[.C200]);types_intervention;2;0))*IF(ISBLANK([.G200]);1;[.G200])" office:value-type="float" office:value="0" calcext:value-type="float">
            <text:p>0 HETD</text:p>
          </table:table-cell>
          <table:table-cell table:style-name="ce12" table:formula="of:=IF(ISBLANK([.C200]);0;HLOOKUP([.C200];types_intervention;3;0))*IF(ISBLANK([.G200]);1;[.G200])" office:value-type="float" office:value="0" calcext:value-type="float">
            <text:p>0 HETD</text:p>
          </table:table-cell>
          <table:table-cell table:style-name="ce11" table:formula="of:=IF([.H200]=&quot;Oui&quot;;[.I200]*[.J20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0]/[.$L$522];0)" office:value-type="percentage" office:value="0" calcext:value-type="percentage">
            <text:p>0,00 %</text:p>
          </table:table-cell>
          <table:table-cell table:style-name="ce11" table:formula="of:=MIN(service_du;[.$L$522])*[.N200]" office:value-type="float" office:value="0" calcext:value-type="float">
            <text:p>0 HETD</text:p>
          </table:table-cell>
          <table:table-cell table:style-name="ce28" table:formula="of:=IF([.L200]&lt;&gt;0;[.O200]/[.L200];0)" office:value-type="percentage" office:value="0" calcext:value-type="percentage">
            <text:p>0,00 %</text:p>
          </table:table-cell>
          <table:table-cell table:style-name="ce28" table:formula="of:=IF([.$L$522]&gt;service_du;1-[.P200];0)" office:value-type="percentage" office:value="1" calcext:value-type="percentage">
            <text:p>100,00 %</text:p>
          </table:table-cell>
          <table:table-cell table:style-name="ce26" table:formula="of:=[.I200]*[.Q200]*[.K200]*IF(ISBLANK([.G200]);1;[.G20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9]+[.L200]&gt;service_du;service_du;[.T199]+[.L200]))" office:value-type="float" office:value="188" calcext:value-type="float">
            <text:p>188 HETD</text:p>
          </table:table-cell>
          <table:table-cell table:style-name="ce11" table:formula="of:=IF(service_du=0;0;IF([.T199]+[.L200]&gt;service_du;service_du-[.T199];[.L200]))" office:value-type="float" office:value="0" calcext:value-type="float">
            <text:p>0 HETD</text:p>
          </table:table-cell>
          <table:table-cell table:style-name="ce30" table:formula="of:=IF(service_du=0;[.I200];IF([.J200]&gt;0;IF([.T199]+[.L200]&lt;service_du;0;(([.T199]+[.L200])-service_du)/[.J20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0]+IF([.H200]&lt;&gt;&quot;Oui&quot;;[.I200];0))*[.K200])*IF(ISBLANK([.G200]);1;[.G200])" office:value-type="float" office:value="0" calcext:value-type="float">
            <text:p>0 HETD</text:p>
          </table:table-cell>
          <table:table-cell/>
          <table:table-cell table:style-name="ce33" table:formula="of:=IF(OR(ISBLANK([.$C200]);[.$C200]=&quot;Référentiel&quot;);0;IF(contexte_calcul=&quot;Réalisé&quot;;[.$U200]*[.D200];[.$O200]*[.D200]))" office:value-type="float" office:value="0" calcext:value-type="float">
            <text:p>0 HETD</text:p>
          </table:table-cell>
          <table:table-cell table:style-name="ce33" table:formula="of:=IF(OR(ISBLANK([.$C200]);[.$C200]=&quot;Référentiel&quot;);0;IF(contexte_calcul=&quot;Réalisé&quot;;[.$U200]*[.E200];[.$O200]*[.E200]))" office:value-type="float" office:value="0" calcext:value-type="float">
            <text:p>0 HETD</text:p>
          </table:table-cell>
          <table:table-cell table:style-name="ce33" table:formula="of:=IF(OR(ISBLANK([.$C200]);[.$C200]=&quot;Référentiel&quot;);0;IF(contexte_calcul=&quot;Réalisé&quot;;[.$U200]*[.F200];[.$O200]*[.F200]))" office:value-type="float" office:value="0" calcext:value-type="float">
            <text:p>0 HETD</text:p>
          </table:table-cell>
          <table:table-cell table:style-name="ce33" table:formula="of:=IF([.$C200]=&quot;Référentiel&quot;;IF(contexte_calcul=&quot;Réalisé&quot;;[.$U200];[.$R200]);0)" office:value-type="float" office:value="0" calcext:value-type="float">
            <text:p>0 HETD</text:p>
          </table:table-cell>
          <table:table-cell table:style-name="ce33" table:formula="of:=IF(OR(ISBLANK([.$C200]);[.$C200]=&quot;Référentiel&quot;);0;IF(contexte_calcul=&quot;Réalisé&quot;;[.$W200]*[.D200];[.$R200]*[.D200]))" office:value-type="float" office:value="0" calcext:value-type="float">
            <text:p>0 HETD</text:p>
          </table:table-cell>
          <table:table-cell table:style-name="ce33" table:formula="of:=IF(OR(ISBLANK([.$C200]);[.$C200]=&quot;Référentiel&quot;);0;IF(contexte_calcul=&quot;Réalisé&quot;;[.$W200]*[.E200];[.$R200]*[.E200]))" office:value-type="float" office:value="0" calcext:value-type="float">
            <text:p>0 HETD</text:p>
          </table:table-cell>
          <table:table-cell table:style-name="ce33" table:formula="of:=IF(OR(ISBLANK([.$C200]);[.$C200]=&quot;Référentiel&quot;);0;IF(contexte_calcul=&quot;Réalisé&quot;;[.$W200]*[.F200];[.$R200]*[.F20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0]=&quot;Référentiel&quot;;IF(contexte_calcul=&quot;Réalisé&quot;;[.$W200];[.$R20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01]);[.C201]=&quot;Référentiel&quot;);&quot;&quot;;1-([.D201]+[.E20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01]);0;HLOOKUP(IF(AND([.C201]=&quot;TP&quot;;TP_vaut_TD=&quot;Oui&quot;);&quot;TD&quot;;[.C201]);types_intervention;2;0))*IF(ISBLANK([.G201]);1;[.G201])" office:value-type="float" office:value="0" calcext:value-type="float">
            <text:p>0 HETD</text:p>
          </table:table-cell>
          <table:table-cell table:style-name="ce12" table:formula="of:=IF(ISBLANK([.C201]);0;HLOOKUP([.C201];types_intervention;3;0))*IF(ISBLANK([.G201]);1;[.G201])" office:value-type="float" office:value="0" calcext:value-type="float">
            <text:p>0 HETD</text:p>
          </table:table-cell>
          <table:table-cell table:style-name="ce11" table:formula="of:=IF([.H201]=&quot;Oui&quot;;[.I201]*[.J20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1]/[.$L$522];0)" office:value-type="percentage" office:value="0" calcext:value-type="percentage">
            <text:p>0,00 %</text:p>
          </table:table-cell>
          <table:table-cell table:style-name="ce11" table:formula="of:=MIN(service_du;[.$L$522])*[.N201]" office:value-type="float" office:value="0" calcext:value-type="float">
            <text:p>0 HETD</text:p>
          </table:table-cell>
          <table:table-cell table:style-name="ce28" table:formula="of:=IF([.L201]&lt;&gt;0;[.O201]/[.L201];0)" office:value-type="percentage" office:value="0" calcext:value-type="percentage">
            <text:p>0,00 %</text:p>
          </table:table-cell>
          <table:table-cell table:style-name="ce28" table:formula="of:=IF([.$L$522]&gt;service_du;1-[.P201];0)" office:value-type="percentage" office:value="1" calcext:value-type="percentage">
            <text:p>100,00 %</text:p>
          </table:table-cell>
          <table:table-cell table:style-name="ce26" table:formula="of:=[.I201]*[.Q201]*[.K201]*IF(ISBLANK([.G201]);1;[.G20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0]+[.L201]&gt;service_du;service_du;[.T200]+[.L201]))" office:value-type="float" office:value="188" calcext:value-type="float">
            <text:p>188 HETD</text:p>
          </table:table-cell>
          <table:table-cell table:style-name="ce11" table:formula="of:=IF(service_du=0;0;IF([.T200]+[.L201]&gt;service_du;service_du-[.T200];[.L201]))" office:value-type="float" office:value="0" calcext:value-type="float">
            <text:p>0 HETD</text:p>
          </table:table-cell>
          <table:table-cell table:style-name="ce30" table:formula="of:=IF(service_du=0;[.I201];IF([.J201]&gt;0;IF([.T200]+[.L201]&lt;service_du;0;(([.T200]+[.L201])-service_du)/[.J20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1]+IF([.H201]&lt;&gt;&quot;Oui&quot;;[.I201];0))*[.K201])*IF(ISBLANK([.G201]);1;[.G201])" office:value-type="float" office:value="0" calcext:value-type="float">
            <text:p>0 HETD</text:p>
          </table:table-cell>
          <table:table-cell/>
          <table:table-cell table:style-name="ce33" table:formula="of:=IF(OR(ISBLANK([.$C201]);[.$C201]=&quot;Référentiel&quot;);0;IF(contexte_calcul=&quot;Réalisé&quot;;[.$U201]*[.D201];[.$O201]*[.D201]))" office:value-type="float" office:value="0" calcext:value-type="float">
            <text:p>0 HETD</text:p>
          </table:table-cell>
          <table:table-cell table:style-name="ce33" table:formula="of:=IF(OR(ISBLANK([.$C201]);[.$C201]=&quot;Référentiel&quot;);0;IF(contexte_calcul=&quot;Réalisé&quot;;[.$U201]*[.E201];[.$O201]*[.E201]))" office:value-type="float" office:value="0" calcext:value-type="float">
            <text:p>0 HETD</text:p>
          </table:table-cell>
          <table:table-cell table:style-name="ce33" table:formula="of:=IF(OR(ISBLANK([.$C201]);[.$C201]=&quot;Référentiel&quot;);0;IF(contexte_calcul=&quot;Réalisé&quot;;[.$U201]*[.F201];[.$O201]*[.F201]))" office:value-type="float" office:value="0" calcext:value-type="float">
            <text:p>0 HETD</text:p>
          </table:table-cell>
          <table:table-cell table:style-name="ce33" table:formula="of:=IF([.$C201]=&quot;Référentiel&quot;;IF(contexte_calcul=&quot;Réalisé&quot;;[.$U201];[.$R201]);0)" office:value-type="float" office:value="0" calcext:value-type="float">
            <text:p>0 HETD</text:p>
          </table:table-cell>
          <table:table-cell table:style-name="ce33" table:formula="of:=IF(OR(ISBLANK([.$C201]);[.$C201]=&quot;Référentiel&quot;);0;IF(contexte_calcul=&quot;Réalisé&quot;;[.$W201]*[.D201];[.$R201]*[.D201]))" office:value-type="float" office:value="0" calcext:value-type="float">
            <text:p>0 HETD</text:p>
          </table:table-cell>
          <table:table-cell table:style-name="ce33" table:formula="of:=IF(OR(ISBLANK([.$C201]);[.$C201]=&quot;Référentiel&quot;);0;IF(contexte_calcul=&quot;Réalisé&quot;;[.$W201]*[.E201];[.$R201]*[.E201]))" office:value-type="float" office:value="0" calcext:value-type="float">
            <text:p>0 HETD</text:p>
          </table:table-cell>
          <table:table-cell table:style-name="ce33" table:formula="of:=IF(OR(ISBLANK([.$C201]);[.$C201]=&quot;Référentiel&quot;);0;IF(contexte_calcul=&quot;Réalisé&quot;;[.$W201]*[.F201];[.$R201]*[.F20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1]=&quot;Référentiel&quot;;IF(contexte_calcul=&quot;Réalisé&quot;;[.$W201];[.$R20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02]);[.C202]=&quot;Référentiel&quot;);&quot;&quot;;1-([.D202]+[.E20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02]);0;HLOOKUP(IF(AND([.C202]=&quot;TP&quot;;TP_vaut_TD=&quot;Oui&quot;);&quot;TD&quot;;[.C202]);types_intervention;2;0))*IF(ISBLANK([.G202]);1;[.G202])" office:value-type="float" office:value="0" calcext:value-type="float">
            <text:p>0 HETD</text:p>
          </table:table-cell>
          <table:table-cell table:style-name="ce12" table:formula="of:=IF(ISBLANK([.C202]);0;HLOOKUP([.C202];types_intervention;3;0))*IF(ISBLANK([.G202]);1;[.G202])" office:value-type="float" office:value="0" calcext:value-type="float">
            <text:p>0 HETD</text:p>
          </table:table-cell>
          <table:table-cell table:style-name="ce11" table:formula="of:=IF([.H202]=&quot;Oui&quot;;[.I202]*[.J20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2]/[.$L$522];0)" office:value-type="percentage" office:value="0" calcext:value-type="percentage">
            <text:p>0,00 %</text:p>
          </table:table-cell>
          <table:table-cell table:style-name="ce11" table:formula="of:=MIN(service_du;[.$L$522])*[.N202]" office:value-type="float" office:value="0" calcext:value-type="float">
            <text:p>0 HETD</text:p>
          </table:table-cell>
          <table:table-cell table:style-name="ce28" table:formula="of:=IF([.L202]&lt;&gt;0;[.O202]/[.L202];0)" office:value-type="percentage" office:value="0" calcext:value-type="percentage">
            <text:p>0,00 %</text:p>
          </table:table-cell>
          <table:table-cell table:style-name="ce28" table:formula="of:=IF([.$L$522]&gt;service_du;1-[.P202];0)" office:value-type="percentage" office:value="1" calcext:value-type="percentage">
            <text:p>100,00 %</text:p>
          </table:table-cell>
          <table:table-cell table:style-name="ce26" table:formula="of:=[.I202]*[.Q202]*[.K202]*IF(ISBLANK([.G202]);1;[.G20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1]+[.L202]&gt;service_du;service_du;[.T201]+[.L202]))" office:value-type="float" office:value="188" calcext:value-type="float">
            <text:p>188 HETD</text:p>
          </table:table-cell>
          <table:table-cell table:style-name="ce11" table:formula="of:=IF(service_du=0;0;IF([.T201]+[.L202]&gt;service_du;service_du-[.T201];[.L202]))" office:value-type="float" office:value="0" calcext:value-type="float">
            <text:p>0 HETD</text:p>
          </table:table-cell>
          <table:table-cell table:style-name="ce30" table:formula="of:=IF(service_du=0;[.I202];IF([.J202]&gt;0;IF([.T201]+[.L202]&lt;service_du;0;(([.T201]+[.L202])-service_du)/[.J20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2]+IF([.H202]&lt;&gt;&quot;Oui&quot;;[.I202];0))*[.K202])*IF(ISBLANK([.G202]);1;[.G202])" office:value-type="float" office:value="0" calcext:value-type="float">
            <text:p>0 HETD</text:p>
          </table:table-cell>
          <table:table-cell/>
          <table:table-cell table:style-name="ce33" table:formula="of:=IF(OR(ISBLANK([.$C202]);[.$C202]=&quot;Référentiel&quot;);0;IF(contexte_calcul=&quot;Réalisé&quot;;[.$U202]*[.D202];[.$O202]*[.D202]))" office:value-type="float" office:value="0" calcext:value-type="float">
            <text:p>0 HETD</text:p>
          </table:table-cell>
          <table:table-cell table:style-name="ce33" table:formula="of:=IF(OR(ISBLANK([.$C202]);[.$C202]=&quot;Référentiel&quot;);0;IF(contexte_calcul=&quot;Réalisé&quot;;[.$U202]*[.E202];[.$O202]*[.E202]))" office:value-type="float" office:value="0" calcext:value-type="float">
            <text:p>0 HETD</text:p>
          </table:table-cell>
          <table:table-cell table:style-name="ce33" table:formula="of:=IF(OR(ISBLANK([.$C202]);[.$C202]=&quot;Référentiel&quot;);0;IF(contexte_calcul=&quot;Réalisé&quot;;[.$U202]*[.F202];[.$O202]*[.F202]))" office:value-type="float" office:value="0" calcext:value-type="float">
            <text:p>0 HETD</text:p>
          </table:table-cell>
          <table:table-cell table:style-name="ce33" table:formula="of:=IF([.$C202]=&quot;Référentiel&quot;;IF(contexte_calcul=&quot;Réalisé&quot;;[.$U202];[.$R202]);0)" office:value-type="float" office:value="0" calcext:value-type="float">
            <text:p>0 HETD</text:p>
          </table:table-cell>
          <table:table-cell table:style-name="ce33" table:formula="of:=IF(OR(ISBLANK([.$C202]);[.$C202]=&quot;Référentiel&quot;);0;IF(contexte_calcul=&quot;Réalisé&quot;;[.$W202]*[.D202];[.$R202]*[.D202]))" office:value-type="float" office:value="0" calcext:value-type="float">
            <text:p>0 HETD</text:p>
          </table:table-cell>
          <table:table-cell table:style-name="ce33" table:formula="of:=IF(OR(ISBLANK([.$C202]);[.$C202]=&quot;Référentiel&quot;);0;IF(contexte_calcul=&quot;Réalisé&quot;;[.$W202]*[.E202];[.$R202]*[.E202]))" office:value-type="float" office:value="0" calcext:value-type="float">
            <text:p>0 HETD</text:p>
          </table:table-cell>
          <table:table-cell table:style-name="ce33" table:formula="of:=IF(OR(ISBLANK([.$C202]);[.$C202]=&quot;Référentiel&quot;);0;IF(contexte_calcul=&quot;Réalisé&quot;;[.$W202]*[.F202];[.$R202]*[.F20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2]=&quot;Référentiel&quot;;IF(contexte_calcul=&quot;Réalisé&quot;;[.$W202];[.$R20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03]);[.C203]=&quot;Référentiel&quot;);&quot;&quot;;1-([.D203]+[.E20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03]);0;HLOOKUP(IF(AND([.C203]=&quot;TP&quot;;TP_vaut_TD=&quot;Oui&quot;);&quot;TD&quot;;[.C203]);types_intervention;2;0))*IF(ISBLANK([.G203]);1;[.G203])" office:value-type="float" office:value="0" calcext:value-type="float">
            <text:p>0 HETD</text:p>
          </table:table-cell>
          <table:table-cell table:style-name="ce12" table:formula="of:=IF(ISBLANK([.C203]);0;HLOOKUP([.C203];types_intervention;3;0))*IF(ISBLANK([.G203]);1;[.G203])" office:value-type="float" office:value="0" calcext:value-type="float">
            <text:p>0 HETD</text:p>
          </table:table-cell>
          <table:table-cell table:style-name="ce11" table:formula="of:=IF([.H203]=&quot;Oui&quot;;[.I203]*[.J20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3]/[.$L$522];0)" office:value-type="percentage" office:value="0" calcext:value-type="percentage">
            <text:p>0,00 %</text:p>
          </table:table-cell>
          <table:table-cell table:style-name="ce11" table:formula="of:=MIN(service_du;[.$L$522])*[.N203]" office:value-type="float" office:value="0" calcext:value-type="float">
            <text:p>0 HETD</text:p>
          </table:table-cell>
          <table:table-cell table:style-name="ce28" table:formula="of:=IF([.L203]&lt;&gt;0;[.O203]/[.L203];0)" office:value-type="percentage" office:value="0" calcext:value-type="percentage">
            <text:p>0,00 %</text:p>
          </table:table-cell>
          <table:table-cell table:style-name="ce28" table:formula="of:=IF([.$L$522]&gt;service_du;1-[.P203];0)" office:value-type="percentage" office:value="1" calcext:value-type="percentage">
            <text:p>100,00 %</text:p>
          </table:table-cell>
          <table:table-cell table:style-name="ce26" table:formula="of:=[.I203]*[.Q203]*[.K203]*IF(ISBLANK([.G203]);1;[.G20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2]+[.L203]&gt;service_du;service_du;[.T202]+[.L203]))" office:value-type="float" office:value="188" calcext:value-type="float">
            <text:p>188 HETD</text:p>
          </table:table-cell>
          <table:table-cell table:style-name="ce11" table:formula="of:=IF(service_du=0;0;IF([.T202]+[.L203]&gt;service_du;service_du-[.T202];[.L203]))" office:value-type="float" office:value="0" calcext:value-type="float">
            <text:p>0 HETD</text:p>
          </table:table-cell>
          <table:table-cell table:style-name="ce30" table:formula="of:=IF(service_du=0;[.I203];IF([.J203]&gt;0;IF([.T202]+[.L203]&lt;service_du;0;(([.T202]+[.L203])-service_du)/[.J20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3]+IF([.H203]&lt;&gt;&quot;Oui&quot;;[.I203];0))*[.K203])*IF(ISBLANK([.G203]);1;[.G203])" office:value-type="float" office:value="0" calcext:value-type="float">
            <text:p>0 HETD</text:p>
          </table:table-cell>
          <table:table-cell/>
          <table:table-cell table:style-name="ce33" table:formula="of:=IF(OR(ISBLANK([.$C203]);[.$C203]=&quot;Référentiel&quot;);0;IF(contexte_calcul=&quot;Réalisé&quot;;[.$U203]*[.D203];[.$O203]*[.D203]))" office:value-type="float" office:value="0" calcext:value-type="float">
            <text:p>0 HETD</text:p>
          </table:table-cell>
          <table:table-cell table:style-name="ce33" table:formula="of:=IF(OR(ISBLANK([.$C203]);[.$C203]=&quot;Référentiel&quot;);0;IF(contexte_calcul=&quot;Réalisé&quot;;[.$U203]*[.E203];[.$O203]*[.E203]))" office:value-type="float" office:value="0" calcext:value-type="float">
            <text:p>0 HETD</text:p>
          </table:table-cell>
          <table:table-cell table:style-name="ce33" table:formula="of:=IF(OR(ISBLANK([.$C203]);[.$C203]=&quot;Référentiel&quot;);0;IF(contexte_calcul=&quot;Réalisé&quot;;[.$U203]*[.F203];[.$O203]*[.F203]))" office:value-type="float" office:value="0" calcext:value-type="float">
            <text:p>0 HETD</text:p>
          </table:table-cell>
          <table:table-cell table:style-name="ce33" table:formula="of:=IF([.$C203]=&quot;Référentiel&quot;;IF(contexte_calcul=&quot;Réalisé&quot;;[.$U203];[.$R203]);0)" office:value-type="float" office:value="0" calcext:value-type="float">
            <text:p>0 HETD</text:p>
          </table:table-cell>
          <table:table-cell table:style-name="ce33" table:formula="of:=IF(OR(ISBLANK([.$C203]);[.$C203]=&quot;Référentiel&quot;);0;IF(contexte_calcul=&quot;Réalisé&quot;;[.$W203]*[.D203];[.$R203]*[.D203]))" office:value-type="float" office:value="0" calcext:value-type="float">
            <text:p>0 HETD</text:p>
          </table:table-cell>
          <table:table-cell table:style-name="ce33" table:formula="of:=IF(OR(ISBLANK([.$C203]);[.$C203]=&quot;Référentiel&quot;);0;IF(contexte_calcul=&quot;Réalisé&quot;;[.$W203]*[.E203];[.$R203]*[.E203]))" office:value-type="float" office:value="0" calcext:value-type="float">
            <text:p>0 HETD</text:p>
          </table:table-cell>
          <table:table-cell table:style-name="ce33" table:formula="of:=IF(OR(ISBLANK([.$C203]);[.$C203]=&quot;Référentiel&quot;);0;IF(contexte_calcul=&quot;Réalisé&quot;;[.$W203]*[.F203];[.$R203]*[.F20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3]=&quot;Référentiel&quot;;IF(contexte_calcul=&quot;Réalisé&quot;;[.$W203];[.$R20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04]);[.C204]=&quot;Référentiel&quot;);&quot;&quot;;1-([.D204]+[.E20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04]);0;HLOOKUP(IF(AND([.C204]=&quot;TP&quot;;TP_vaut_TD=&quot;Oui&quot;);&quot;TD&quot;;[.C204]);types_intervention;2;0))*IF(ISBLANK([.G204]);1;[.G204])" office:value-type="float" office:value="0" calcext:value-type="float">
            <text:p>0 HETD</text:p>
          </table:table-cell>
          <table:table-cell table:style-name="ce12" table:formula="of:=IF(ISBLANK([.C204]);0;HLOOKUP([.C204];types_intervention;3;0))*IF(ISBLANK([.G204]);1;[.G204])" office:value-type="float" office:value="0" calcext:value-type="float">
            <text:p>0 HETD</text:p>
          </table:table-cell>
          <table:table-cell table:style-name="ce11" table:formula="of:=IF([.H204]=&quot;Oui&quot;;[.I204]*[.J20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4]/[.$L$522];0)" office:value-type="percentage" office:value="0" calcext:value-type="percentage">
            <text:p>0,00 %</text:p>
          </table:table-cell>
          <table:table-cell table:style-name="ce11" table:formula="of:=MIN(service_du;[.$L$522])*[.N204]" office:value-type="float" office:value="0" calcext:value-type="float">
            <text:p>0 HETD</text:p>
          </table:table-cell>
          <table:table-cell table:style-name="ce28" table:formula="of:=IF([.L204]&lt;&gt;0;[.O204]/[.L204];0)" office:value-type="percentage" office:value="0" calcext:value-type="percentage">
            <text:p>0,00 %</text:p>
          </table:table-cell>
          <table:table-cell table:style-name="ce28" table:formula="of:=IF([.$L$522]&gt;service_du;1-[.P204];0)" office:value-type="percentage" office:value="1" calcext:value-type="percentage">
            <text:p>100,00 %</text:p>
          </table:table-cell>
          <table:table-cell table:style-name="ce26" table:formula="of:=[.I204]*[.Q204]*[.K204]*IF(ISBLANK([.G204]);1;[.G20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3]+[.L204]&gt;service_du;service_du;[.T203]+[.L204]))" office:value-type="float" office:value="188" calcext:value-type="float">
            <text:p>188 HETD</text:p>
          </table:table-cell>
          <table:table-cell table:style-name="ce11" table:formula="of:=IF(service_du=0;0;IF([.T203]+[.L204]&gt;service_du;service_du-[.T203];[.L204]))" office:value-type="float" office:value="0" calcext:value-type="float">
            <text:p>0 HETD</text:p>
          </table:table-cell>
          <table:table-cell table:style-name="ce30" table:formula="of:=IF(service_du=0;[.I204];IF([.J204]&gt;0;IF([.T203]+[.L204]&lt;service_du;0;(([.T203]+[.L204])-service_du)/[.J20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4]+IF([.H204]&lt;&gt;&quot;Oui&quot;;[.I204];0))*[.K204])*IF(ISBLANK([.G204]);1;[.G204])" office:value-type="float" office:value="0" calcext:value-type="float">
            <text:p>0 HETD</text:p>
          </table:table-cell>
          <table:table-cell/>
          <table:table-cell table:style-name="ce33" table:formula="of:=IF(OR(ISBLANK([.$C204]);[.$C204]=&quot;Référentiel&quot;);0;IF(contexte_calcul=&quot;Réalisé&quot;;[.$U204]*[.D204];[.$O204]*[.D204]))" office:value-type="float" office:value="0" calcext:value-type="float">
            <text:p>0 HETD</text:p>
          </table:table-cell>
          <table:table-cell table:style-name="ce33" table:formula="of:=IF(OR(ISBLANK([.$C204]);[.$C204]=&quot;Référentiel&quot;);0;IF(contexte_calcul=&quot;Réalisé&quot;;[.$U204]*[.E204];[.$O204]*[.E204]))" office:value-type="float" office:value="0" calcext:value-type="float">
            <text:p>0 HETD</text:p>
          </table:table-cell>
          <table:table-cell table:style-name="ce33" table:formula="of:=IF(OR(ISBLANK([.$C204]);[.$C204]=&quot;Référentiel&quot;);0;IF(contexte_calcul=&quot;Réalisé&quot;;[.$U204]*[.F204];[.$O204]*[.F204]))" office:value-type="float" office:value="0" calcext:value-type="float">
            <text:p>0 HETD</text:p>
          </table:table-cell>
          <table:table-cell table:style-name="ce33" table:formula="of:=IF([.$C204]=&quot;Référentiel&quot;;IF(contexte_calcul=&quot;Réalisé&quot;;[.$U204];[.$R204]);0)" office:value-type="float" office:value="0" calcext:value-type="float">
            <text:p>0 HETD</text:p>
          </table:table-cell>
          <table:table-cell table:style-name="ce33" table:formula="of:=IF(OR(ISBLANK([.$C204]);[.$C204]=&quot;Référentiel&quot;);0;IF(contexte_calcul=&quot;Réalisé&quot;;[.$W204]*[.D204];[.$R204]*[.D204]))" office:value-type="float" office:value="0" calcext:value-type="float">
            <text:p>0 HETD</text:p>
          </table:table-cell>
          <table:table-cell table:style-name="ce33" table:formula="of:=IF(OR(ISBLANK([.$C204]);[.$C204]=&quot;Référentiel&quot;);0;IF(contexte_calcul=&quot;Réalisé&quot;;[.$W204]*[.E204];[.$R204]*[.E204]))" office:value-type="float" office:value="0" calcext:value-type="float">
            <text:p>0 HETD</text:p>
          </table:table-cell>
          <table:table-cell table:style-name="ce33" table:formula="of:=IF(OR(ISBLANK([.$C204]);[.$C204]=&quot;Référentiel&quot;);0;IF(contexte_calcul=&quot;Réalisé&quot;;[.$W204]*[.F204];[.$R204]*[.F20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4]=&quot;Référentiel&quot;;IF(contexte_calcul=&quot;Réalisé&quot;;[.$W204];[.$R20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05]);[.C205]=&quot;Référentiel&quot;);&quot;&quot;;1-([.D205]+[.E20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05]);0;HLOOKUP(IF(AND([.C205]=&quot;TP&quot;;TP_vaut_TD=&quot;Oui&quot;);&quot;TD&quot;;[.C205]);types_intervention;2;0))*IF(ISBLANK([.G205]);1;[.G205])" office:value-type="float" office:value="0" calcext:value-type="float">
            <text:p>0 HETD</text:p>
          </table:table-cell>
          <table:table-cell table:style-name="ce12" table:formula="of:=IF(ISBLANK([.C205]);0;HLOOKUP([.C205];types_intervention;3;0))*IF(ISBLANK([.G205]);1;[.G205])" office:value-type="float" office:value="0" calcext:value-type="float">
            <text:p>0 HETD</text:p>
          </table:table-cell>
          <table:table-cell table:style-name="ce11" table:formula="of:=IF([.H205]=&quot;Oui&quot;;[.I205]*[.J20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5]/[.$L$522];0)" office:value-type="percentage" office:value="0" calcext:value-type="percentage">
            <text:p>0,00 %</text:p>
          </table:table-cell>
          <table:table-cell table:style-name="ce11" table:formula="of:=MIN(service_du;[.$L$522])*[.N205]" office:value-type="float" office:value="0" calcext:value-type="float">
            <text:p>0 HETD</text:p>
          </table:table-cell>
          <table:table-cell table:style-name="ce28" table:formula="of:=IF([.L205]&lt;&gt;0;[.O205]/[.L205];0)" office:value-type="percentage" office:value="0" calcext:value-type="percentage">
            <text:p>0,00 %</text:p>
          </table:table-cell>
          <table:table-cell table:style-name="ce28" table:formula="of:=IF([.$L$522]&gt;service_du;1-[.P205];0)" office:value-type="percentage" office:value="1" calcext:value-type="percentage">
            <text:p>100,00 %</text:p>
          </table:table-cell>
          <table:table-cell table:style-name="ce26" table:formula="of:=[.I205]*[.Q205]*[.K205]*IF(ISBLANK([.G205]);1;[.G20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4]+[.L205]&gt;service_du;service_du;[.T204]+[.L205]))" office:value-type="float" office:value="188" calcext:value-type="float">
            <text:p>188 HETD</text:p>
          </table:table-cell>
          <table:table-cell table:style-name="ce11" table:formula="of:=IF(service_du=0;0;IF([.T204]+[.L205]&gt;service_du;service_du-[.T204];[.L205]))" office:value-type="float" office:value="0" calcext:value-type="float">
            <text:p>0 HETD</text:p>
          </table:table-cell>
          <table:table-cell table:style-name="ce30" table:formula="of:=IF(service_du=0;[.I205];IF([.J205]&gt;0;IF([.T204]+[.L205]&lt;service_du;0;(([.T204]+[.L205])-service_du)/[.J20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5]+IF([.H205]&lt;&gt;&quot;Oui&quot;;[.I205];0))*[.K205])*IF(ISBLANK([.G205]);1;[.G205])" office:value-type="float" office:value="0" calcext:value-type="float">
            <text:p>0 HETD</text:p>
          </table:table-cell>
          <table:table-cell/>
          <table:table-cell table:style-name="ce33" table:formula="of:=IF(OR(ISBLANK([.$C205]);[.$C205]=&quot;Référentiel&quot;);0;IF(contexte_calcul=&quot;Réalisé&quot;;[.$U205]*[.D205];[.$O205]*[.D205]))" office:value-type="float" office:value="0" calcext:value-type="float">
            <text:p>0 HETD</text:p>
          </table:table-cell>
          <table:table-cell table:style-name="ce33" table:formula="of:=IF(OR(ISBLANK([.$C205]);[.$C205]=&quot;Référentiel&quot;);0;IF(contexte_calcul=&quot;Réalisé&quot;;[.$U205]*[.E205];[.$O205]*[.E205]))" office:value-type="float" office:value="0" calcext:value-type="float">
            <text:p>0 HETD</text:p>
          </table:table-cell>
          <table:table-cell table:style-name="ce33" table:formula="of:=IF(OR(ISBLANK([.$C205]);[.$C205]=&quot;Référentiel&quot;);0;IF(contexte_calcul=&quot;Réalisé&quot;;[.$U205]*[.F205];[.$O205]*[.F205]))" office:value-type="float" office:value="0" calcext:value-type="float">
            <text:p>0 HETD</text:p>
          </table:table-cell>
          <table:table-cell table:style-name="ce33" table:formula="of:=IF([.$C205]=&quot;Référentiel&quot;;IF(contexte_calcul=&quot;Réalisé&quot;;[.$U205];[.$R205]);0)" office:value-type="float" office:value="0" calcext:value-type="float">
            <text:p>0 HETD</text:p>
          </table:table-cell>
          <table:table-cell table:style-name="ce33" table:formula="of:=IF(OR(ISBLANK([.$C205]);[.$C205]=&quot;Référentiel&quot;);0;IF(contexte_calcul=&quot;Réalisé&quot;;[.$W205]*[.D205];[.$R205]*[.D205]))" office:value-type="float" office:value="0" calcext:value-type="float">
            <text:p>0 HETD</text:p>
          </table:table-cell>
          <table:table-cell table:style-name="ce33" table:formula="of:=IF(OR(ISBLANK([.$C205]);[.$C205]=&quot;Référentiel&quot;);0;IF(contexte_calcul=&quot;Réalisé&quot;;[.$W205]*[.E205];[.$R205]*[.E205]))" office:value-type="float" office:value="0" calcext:value-type="float">
            <text:p>0 HETD</text:p>
          </table:table-cell>
          <table:table-cell table:style-name="ce33" table:formula="of:=IF(OR(ISBLANK([.$C205]);[.$C205]=&quot;Référentiel&quot;);0;IF(contexte_calcul=&quot;Réalisé&quot;;[.$W205]*[.F205];[.$R205]*[.F20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5]=&quot;Référentiel&quot;;IF(contexte_calcul=&quot;Réalisé&quot;;[.$W205];[.$R20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06]);[.C206]=&quot;Référentiel&quot;);&quot;&quot;;1-([.D206]+[.E20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06]);0;HLOOKUP(IF(AND([.C206]=&quot;TP&quot;;TP_vaut_TD=&quot;Oui&quot;);&quot;TD&quot;;[.C206]);types_intervention;2;0))*IF(ISBLANK([.G206]);1;[.G206])" office:value-type="float" office:value="0" calcext:value-type="float">
            <text:p>0 HETD</text:p>
          </table:table-cell>
          <table:table-cell table:style-name="ce12" table:formula="of:=IF(ISBLANK([.C206]);0;HLOOKUP([.C206];types_intervention;3;0))*IF(ISBLANK([.G206]);1;[.G206])" office:value-type="float" office:value="0" calcext:value-type="float">
            <text:p>0 HETD</text:p>
          </table:table-cell>
          <table:table-cell table:style-name="ce11" table:formula="of:=IF([.H206]=&quot;Oui&quot;;[.I206]*[.J20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6]/[.$L$522];0)" office:value-type="percentage" office:value="0" calcext:value-type="percentage">
            <text:p>0,00 %</text:p>
          </table:table-cell>
          <table:table-cell table:style-name="ce11" table:formula="of:=MIN(service_du;[.$L$522])*[.N206]" office:value-type="float" office:value="0" calcext:value-type="float">
            <text:p>0 HETD</text:p>
          </table:table-cell>
          <table:table-cell table:style-name="ce28" table:formula="of:=IF([.L206]&lt;&gt;0;[.O206]/[.L206];0)" office:value-type="percentage" office:value="0" calcext:value-type="percentage">
            <text:p>0,00 %</text:p>
          </table:table-cell>
          <table:table-cell table:style-name="ce28" table:formula="of:=IF([.$L$522]&gt;service_du;1-[.P206];0)" office:value-type="percentage" office:value="1" calcext:value-type="percentage">
            <text:p>100,00 %</text:p>
          </table:table-cell>
          <table:table-cell table:style-name="ce26" table:formula="of:=[.I206]*[.Q206]*[.K206]*IF(ISBLANK([.G206]);1;[.G20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5]+[.L206]&gt;service_du;service_du;[.T205]+[.L206]))" office:value-type="float" office:value="188" calcext:value-type="float">
            <text:p>188 HETD</text:p>
          </table:table-cell>
          <table:table-cell table:style-name="ce11" table:formula="of:=IF(service_du=0;0;IF([.T205]+[.L206]&gt;service_du;service_du-[.T205];[.L206]))" office:value-type="float" office:value="0" calcext:value-type="float">
            <text:p>0 HETD</text:p>
          </table:table-cell>
          <table:table-cell table:style-name="ce30" table:formula="of:=IF(service_du=0;[.I206];IF([.J206]&gt;0;IF([.T205]+[.L206]&lt;service_du;0;(([.T205]+[.L206])-service_du)/[.J20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6]+IF([.H206]&lt;&gt;&quot;Oui&quot;;[.I206];0))*[.K206])*IF(ISBLANK([.G206]);1;[.G206])" office:value-type="float" office:value="0" calcext:value-type="float">
            <text:p>0 HETD</text:p>
          </table:table-cell>
          <table:table-cell/>
          <table:table-cell table:style-name="ce33" table:formula="of:=IF(OR(ISBLANK([.$C206]);[.$C206]=&quot;Référentiel&quot;);0;IF(contexte_calcul=&quot;Réalisé&quot;;[.$U206]*[.D206];[.$O206]*[.D206]))" office:value-type="float" office:value="0" calcext:value-type="float">
            <text:p>0 HETD</text:p>
          </table:table-cell>
          <table:table-cell table:style-name="ce33" table:formula="of:=IF(OR(ISBLANK([.$C206]);[.$C206]=&quot;Référentiel&quot;);0;IF(contexte_calcul=&quot;Réalisé&quot;;[.$U206]*[.E206];[.$O206]*[.E206]))" office:value-type="float" office:value="0" calcext:value-type="float">
            <text:p>0 HETD</text:p>
          </table:table-cell>
          <table:table-cell table:style-name="ce33" table:formula="of:=IF(OR(ISBLANK([.$C206]);[.$C206]=&quot;Référentiel&quot;);0;IF(contexte_calcul=&quot;Réalisé&quot;;[.$U206]*[.F206];[.$O206]*[.F206]))" office:value-type="float" office:value="0" calcext:value-type="float">
            <text:p>0 HETD</text:p>
          </table:table-cell>
          <table:table-cell table:style-name="ce33" table:formula="of:=IF([.$C206]=&quot;Référentiel&quot;;IF(contexte_calcul=&quot;Réalisé&quot;;[.$U206];[.$R206]);0)" office:value-type="float" office:value="0" calcext:value-type="float">
            <text:p>0 HETD</text:p>
          </table:table-cell>
          <table:table-cell table:style-name="ce33" table:formula="of:=IF(OR(ISBLANK([.$C206]);[.$C206]=&quot;Référentiel&quot;);0;IF(contexte_calcul=&quot;Réalisé&quot;;[.$W206]*[.D206];[.$R206]*[.D206]))" office:value-type="float" office:value="0" calcext:value-type="float">
            <text:p>0 HETD</text:p>
          </table:table-cell>
          <table:table-cell table:style-name="ce33" table:formula="of:=IF(OR(ISBLANK([.$C206]);[.$C206]=&quot;Référentiel&quot;);0;IF(contexte_calcul=&quot;Réalisé&quot;;[.$W206]*[.E206];[.$R206]*[.E206]))" office:value-type="float" office:value="0" calcext:value-type="float">
            <text:p>0 HETD</text:p>
          </table:table-cell>
          <table:table-cell table:style-name="ce33" table:formula="of:=IF(OR(ISBLANK([.$C206]);[.$C206]=&quot;Référentiel&quot;);0;IF(contexte_calcul=&quot;Réalisé&quot;;[.$W206]*[.F206];[.$R206]*[.F20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6]=&quot;Référentiel&quot;;IF(contexte_calcul=&quot;Réalisé&quot;;[.$W206];[.$R20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07]);[.C207]=&quot;Référentiel&quot;);&quot;&quot;;1-([.D207]+[.E20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07]);0;HLOOKUP(IF(AND([.C207]=&quot;TP&quot;;TP_vaut_TD=&quot;Oui&quot;);&quot;TD&quot;;[.C207]);types_intervention;2;0))*IF(ISBLANK([.G207]);1;[.G207])" office:value-type="float" office:value="0" calcext:value-type="float">
            <text:p>0 HETD</text:p>
          </table:table-cell>
          <table:table-cell table:style-name="ce12" table:formula="of:=IF(ISBLANK([.C207]);0;HLOOKUP([.C207];types_intervention;3;0))*IF(ISBLANK([.G207]);1;[.G207])" office:value-type="float" office:value="0" calcext:value-type="float">
            <text:p>0 HETD</text:p>
          </table:table-cell>
          <table:table-cell table:style-name="ce11" table:formula="of:=IF([.H207]=&quot;Oui&quot;;[.I207]*[.J20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7]/[.$L$522];0)" office:value-type="percentage" office:value="0" calcext:value-type="percentage">
            <text:p>0,00 %</text:p>
          </table:table-cell>
          <table:table-cell table:style-name="ce11" table:formula="of:=MIN(service_du;[.$L$522])*[.N207]" office:value-type="float" office:value="0" calcext:value-type="float">
            <text:p>0 HETD</text:p>
          </table:table-cell>
          <table:table-cell table:style-name="ce28" table:formula="of:=IF([.L207]&lt;&gt;0;[.O207]/[.L207];0)" office:value-type="percentage" office:value="0" calcext:value-type="percentage">
            <text:p>0,00 %</text:p>
          </table:table-cell>
          <table:table-cell table:style-name="ce28" table:formula="of:=IF([.$L$522]&gt;service_du;1-[.P207];0)" office:value-type="percentage" office:value="1" calcext:value-type="percentage">
            <text:p>100,00 %</text:p>
          </table:table-cell>
          <table:table-cell table:style-name="ce26" table:formula="of:=[.I207]*[.Q207]*[.K207]*IF(ISBLANK([.G207]);1;[.G20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6]+[.L207]&gt;service_du;service_du;[.T206]+[.L207]))" office:value-type="float" office:value="188" calcext:value-type="float">
            <text:p>188 HETD</text:p>
          </table:table-cell>
          <table:table-cell table:style-name="ce11" table:formula="of:=IF(service_du=0;0;IF([.T206]+[.L207]&gt;service_du;service_du-[.T206];[.L207]))" office:value-type="float" office:value="0" calcext:value-type="float">
            <text:p>0 HETD</text:p>
          </table:table-cell>
          <table:table-cell table:style-name="ce30" table:formula="of:=IF(service_du=0;[.I207];IF([.J207]&gt;0;IF([.T206]+[.L207]&lt;service_du;0;(([.T206]+[.L207])-service_du)/[.J20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7]+IF([.H207]&lt;&gt;&quot;Oui&quot;;[.I207];0))*[.K207])*IF(ISBLANK([.G207]);1;[.G207])" office:value-type="float" office:value="0" calcext:value-type="float">
            <text:p>0 HETD</text:p>
          </table:table-cell>
          <table:table-cell/>
          <table:table-cell table:style-name="ce33" table:formula="of:=IF(OR(ISBLANK([.$C207]);[.$C207]=&quot;Référentiel&quot;);0;IF(contexte_calcul=&quot;Réalisé&quot;;[.$U207]*[.D207];[.$O207]*[.D207]))" office:value-type="float" office:value="0" calcext:value-type="float">
            <text:p>0 HETD</text:p>
          </table:table-cell>
          <table:table-cell table:style-name="ce33" table:formula="of:=IF(OR(ISBLANK([.$C207]);[.$C207]=&quot;Référentiel&quot;);0;IF(contexte_calcul=&quot;Réalisé&quot;;[.$U207]*[.E207];[.$O207]*[.E207]))" office:value-type="float" office:value="0" calcext:value-type="float">
            <text:p>0 HETD</text:p>
          </table:table-cell>
          <table:table-cell table:style-name="ce33" table:formula="of:=IF(OR(ISBLANK([.$C207]);[.$C207]=&quot;Référentiel&quot;);0;IF(contexte_calcul=&quot;Réalisé&quot;;[.$U207]*[.F207];[.$O207]*[.F207]))" office:value-type="float" office:value="0" calcext:value-type="float">
            <text:p>0 HETD</text:p>
          </table:table-cell>
          <table:table-cell table:style-name="ce33" table:formula="of:=IF([.$C207]=&quot;Référentiel&quot;;IF(contexte_calcul=&quot;Réalisé&quot;;[.$U207];[.$R207]);0)" office:value-type="float" office:value="0" calcext:value-type="float">
            <text:p>0 HETD</text:p>
          </table:table-cell>
          <table:table-cell table:style-name="ce33" table:formula="of:=IF(OR(ISBLANK([.$C207]);[.$C207]=&quot;Référentiel&quot;);0;IF(contexte_calcul=&quot;Réalisé&quot;;[.$W207]*[.D207];[.$R207]*[.D207]))" office:value-type="float" office:value="0" calcext:value-type="float">
            <text:p>0 HETD</text:p>
          </table:table-cell>
          <table:table-cell table:style-name="ce33" table:formula="of:=IF(OR(ISBLANK([.$C207]);[.$C207]=&quot;Référentiel&quot;);0;IF(contexte_calcul=&quot;Réalisé&quot;;[.$W207]*[.E207];[.$R207]*[.E207]))" office:value-type="float" office:value="0" calcext:value-type="float">
            <text:p>0 HETD</text:p>
          </table:table-cell>
          <table:table-cell table:style-name="ce33" table:formula="of:=IF(OR(ISBLANK([.$C207]);[.$C207]=&quot;Référentiel&quot;);0;IF(contexte_calcul=&quot;Réalisé&quot;;[.$W207]*[.F207];[.$R207]*[.F20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7]=&quot;Référentiel&quot;;IF(contexte_calcul=&quot;Réalisé&quot;;[.$W207];[.$R20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08]);[.C208]=&quot;Référentiel&quot;);&quot;&quot;;1-([.D208]+[.E20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08]);0;HLOOKUP(IF(AND([.C208]=&quot;TP&quot;;TP_vaut_TD=&quot;Oui&quot;);&quot;TD&quot;;[.C208]);types_intervention;2;0))*IF(ISBLANK([.G208]);1;[.G208])" office:value-type="float" office:value="0" calcext:value-type="float">
            <text:p>0 HETD</text:p>
          </table:table-cell>
          <table:table-cell table:style-name="ce12" table:formula="of:=IF(ISBLANK([.C208]);0;HLOOKUP([.C208];types_intervention;3;0))*IF(ISBLANK([.G208]);1;[.G208])" office:value-type="float" office:value="0" calcext:value-type="float">
            <text:p>0 HETD</text:p>
          </table:table-cell>
          <table:table-cell table:style-name="ce11" table:formula="of:=IF([.H208]=&quot;Oui&quot;;[.I208]*[.J20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8]/[.$L$522];0)" office:value-type="percentage" office:value="0" calcext:value-type="percentage">
            <text:p>0,00 %</text:p>
          </table:table-cell>
          <table:table-cell table:style-name="ce11" table:formula="of:=MIN(service_du;[.$L$522])*[.N208]" office:value-type="float" office:value="0" calcext:value-type="float">
            <text:p>0 HETD</text:p>
          </table:table-cell>
          <table:table-cell table:style-name="ce28" table:formula="of:=IF([.L208]&lt;&gt;0;[.O208]/[.L208];0)" office:value-type="percentage" office:value="0" calcext:value-type="percentage">
            <text:p>0,00 %</text:p>
          </table:table-cell>
          <table:table-cell table:style-name="ce28" table:formula="of:=IF([.$L$522]&gt;service_du;1-[.P208];0)" office:value-type="percentage" office:value="1" calcext:value-type="percentage">
            <text:p>100,00 %</text:p>
          </table:table-cell>
          <table:table-cell table:style-name="ce26" table:formula="of:=[.I208]*[.Q208]*[.K208]*IF(ISBLANK([.G208]);1;[.G20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7]+[.L208]&gt;service_du;service_du;[.T207]+[.L208]))" office:value-type="float" office:value="188" calcext:value-type="float">
            <text:p>188 HETD</text:p>
          </table:table-cell>
          <table:table-cell table:style-name="ce11" table:formula="of:=IF(service_du=0;0;IF([.T207]+[.L208]&gt;service_du;service_du-[.T207];[.L208]))" office:value-type="float" office:value="0" calcext:value-type="float">
            <text:p>0 HETD</text:p>
          </table:table-cell>
          <table:table-cell table:style-name="ce30" table:formula="of:=IF(service_du=0;[.I208];IF([.J208]&gt;0;IF([.T207]+[.L208]&lt;service_du;0;(([.T207]+[.L208])-service_du)/[.J20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8]+IF([.H208]&lt;&gt;&quot;Oui&quot;;[.I208];0))*[.K208])*IF(ISBLANK([.G208]);1;[.G208])" office:value-type="float" office:value="0" calcext:value-type="float">
            <text:p>0 HETD</text:p>
          </table:table-cell>
          <table:table-cell/>
          <table:table-cell table:style-name="ce33" table:formula="of:=IF(OR(ISBLANK([.$C208]);[.$C208]=&quot;Référentiel&quot;);0;IF(contexte_calcul=&quot;Réalisé&quot;;[.$U208]*[.D208];[.$O208]*[.D208]))" office:value-type="float" office:value="0" calcext:value-type="float">
            <text:p>0 HETD</text:p>
          </table:table-cell>
          <table:table-cell table:style-name="ce33" table:formula="of:=IF(OR(ISBLANK([.$C208]);[.$C208]=&quot;Référentiel&quot;);0;IF(contexte_calcul=&quot;Réalisé&quot;;[.$U208]*[.E208];[.$O208]*[.E208]))" office:value-type="float" office:value="0" calcext:value-type="float">
            <text:p>0 HETD</text:p>
          </table:table-cell>
          <table:table-cell table:style-name="ce33" table:formula="of:=IF(OR(ISBLANK([.$C208]);[.$C208]=&quot;Référentiel&quot;);0;IF(contexte_calcul=&quot;Réalisé&quot;;[.$U208]*[.F208];[.$O208]*[.F208]))" office:value-type="float" office:value="0" calcext:value-type="float">
            <text:p>0 HETD</text:p>
          </table:table-cell>
          <table:table-cell table:style-name="ce33" table:formula="of:=IF([.$C208]=&quot;Référentiel&quot;;IF(contexte_calcul=&quot;Réalisé&quot;;[.$U208];[.$R208]);0)" office:value-type="float" office:value="0" calcext:value-type="float">
            <text:p>0 HETD</text:p>
          </table:table-cell>
          <table:table-cell table:style-name="ce33" table:formula="of:=IF(OR(ISBLANK([.$C208]);[.$C208]=&quot;Référentiel&quot;);0;IF(contexte_calcul=&quot;Réalisé&quot;;[.$W208]*[.D208];[.$R208]*[.D208]))" office:value-type="float" office:value="0" calcext:value-type="float">
            <text:p>0 HETD</text:p>
          </table:table-cell>
          <table:table-cell table:style-name="ce33" table:formula="of:=IF(OR(ISBLANK([.$C208]);[.$C208]=&quot;Référentiel&quot;);0;IF(contexte_calcul=&quot;Réalisé&quot;;[.$W208]*[.E208];[.$R208]*[.E208]))" office:value-type="float" office:value="0" calcext:value-type="float">
            <text:p>0 HETD</text:p>
          </table:table-cell>
          <table:table-cell table:style-name="ce33" table:formula="of:=IF(OR(ISBLANK([.$C208]);[.$C208]=&quot;Référentiel&quot;);0;IF(contexte_calcul=&quot;Réalisé&quot;;[.$W208]*[.F208];[.$R208]*[.F20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8]=&quot;Référentiel&quot;;IF(contexte_calcul=&quot;Réalisé&quot;;[.$W208];[.$R20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09]);[.C209]=&quot;Référentiel&quot;);&quot;&quot;;1-([.D209]+[.E20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09]);0;HLOOKUP(IF(AND([.C209]=&quot;TP&quot;;TP_vaut_TD=&quot;Oui&quot;);&quot;TD&quot;;[.C209]);types_intervention;2;0))*IF(ISBLANK([.G209]);1;[.G209])" office:value-type="float" office:value="0" calcext:value-type="float">
            <text:p>0 HETD</text:p>
          </table:table-cell>
          <table:table-cell table:style-name="ce12" table:formula="of:=IF(ISBLANK([.C209]);0;HLOOKUP([.C209];types_intervention;3;0))*IF(ISBLANK([.G209]);1;[.G209])" office:value-type="float" office:value="0" calcext:value-type="float">
            <text:p>0 HETD</text:p>
          </table:table-cell>
          <table:table-cell table:style-name="ce11" table:formula="of:=IF([.H209]=&quot;Oui&quot;;[.I209]*[.J20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9]/[.$L$522];0)" office:value-type="percentage" office:value="0" calcext:value-type="percentage">
            <text:p>0,00 %</text:p>
          </table:table-cell>
          <table:table-cell table:style-name="ce11" table:formula="of:=MIN(service_du;[.$L$522])*[.N209]" office:value-type="float" office:value="0" calcext:value-type="float">
            <text:p>0 HETD</text:p>
          </table:table-cell>
          <table:table-cell table:style-name="ce28" table:formula="of:=IF([.L209]&lt;&gt;0;[.O209]/[.L209];0)" office:value-type="percentage" office:value="0" calcext:value-type="percentage">
            <text:p>0,00 %</text:p>
          </table:table-cell>
          <table:table-cell table:style-name="ce28" table:formula="of:=IF([.$L$522]&gt;service_du;1-[.P209];0)" office:value-type="percentage" office:value="1" calcext:value-type="percentage">
            <text:p>100,00 %</text:p>
          </table:table-cell>
          <table:table-cell table:style-name="ce26" table:formula="of:=[.I209]*[.Q209]*[.K209]*IF(ISBLANK([.G209]);1;[.G20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8]+[.L209]&gt;service_du;service_du;[.T208]+[.L209]))" office:value-type="float" office:value="188" calcext:value-type="float">
            <text:p>188 HETD</text:p>
          </table:table-cell>
          <table:table-cell table:style-name="ce11" table:formula="of:=IF(service_du=0;0;IF([.T208]+[.L209]&gt;service_du;service_du-[.T208];[.L209]))" office:value-type="float" office:value="0" calcext:value-type="float">
            <text:p>0 HETD</text:p>
          </table:table-cell>
          <table:table-cell table:style-name="ce30" table:formula="of:=IF(service_du=0;[.I209];IF([.J209]&gt;0;IF([.T208]+[.L209]&lt;service_du;0;(([.T208]+[.L209])-service_du)/[.J20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9]+IF([.H209]&lt;&gt;&quot;Oui&quot;;[.I209];0))*[.K209])*IF(ISBLANK([.G209]);1;[.G209])" office:value-type="float" office:value="0" calcext:value-type="float">
            <text:p>0 HETD</text:p>
          </table:table-cell>
          <table:table-cell/>
          <table:table-cell table:style-name="ce33" table:formula="of:=IF(OR(ISBLANK([.$C209]);[.$C209]=&quot;Référentiel&quot;);0;IF(contexte_calcul=&quot;Réalisé&quot;;[.$U209]*[.D209];[.$O209]*[.D209]))" office:value-type="float" office:value="0" calcext:value-type="float">
            <text:p>0 HETD</text:p>
          </table:table-cell>
          <table:table-cell table:style-name="ce33" table:formula="of:=IF(OR(ISBLANK([.$C209]);[.$C209]=&quot;Référentiel&quot;);0;IF(contexte_calcul=&quot;Réalisé&quot;;[.$U209]*[.E209];[.$O209]*[.E209]))" office:value-type="float" office:value="0" calcext:value-type="float">
            <text:p>0 HETD</text:p>
          </table:table-cell>
          <table:table-cell table:style-name="ce33" table:formula="of:=IF(OR(ISBLANK([.$C209]);[.$C209]=&quot;Référentiel&quot;);0;IF(contexte_calcul=&quot;Réalisé&quot;;[.$U209]*[.F209];[.$O209]*[.F209]))" office:value-type="float" office:value="0" calcext:value-type="float">
            <text:p>0 HETD</text:p>
          </table:table-cell>
          <table:table-cell table:style-name="ce33" table:formula="of:=IF([.$C209]=&quot;Référentiel&quot;;IF(contexte_calcul=&quot;Réalisé&quot;;[.$U209];[.$R209]);0)" office:value-type="float" office:value="0" calcext:value-type="float">
            <text:p>0 HETD</text:p>
          </table:table-cell>
          <table:table-cell table:style-name="ce33" table:formula="of:=IF(OR(ISBLANK([.$C209]);[.$C209]=&quot;Référentiel&quot;);0;IF(contexte_calcul=&quot;Réalisé&quot;;[.$W209]*[.D209];[.$R209]*[.D209]))" office:value-type="float" office:value="0" calcext:value-type="float">
            <text:p>0 HETD</text:p>
          </table:table-cell>
          <table:table-cell table:style-name="ce33" table:formula="of:=IF(OR(ISBLANK([.$C209]);[.$C209]=&quot;Référentiel&quot;);0;IF(contexte_calcul=&quot;Réalisé&quot;;[.$W209]*[.E209];[.$R209]*[.E209]))" office:value-type="float" office:value="0" calcext:value-type="float">
            <text:p>0 HETD</text:p>
          </table:table-cell>
          <table:table-cell table:style-name="ce33" table:formula="of:=IF(OR(ISBLANK([.$C209]);[.$C209]=&quot;Référentiel&quot;);0;IF(contexte_calcul=&quot;Réalisé&quot;;[.$W209]*[.F209];[.$R209]*[.F20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9]=&quot;Référentiel&quot;;IF(contexte_calcul=&quot;Réalisé&quot;;[.$W209];[.$R20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10]);[.C210]=&quot;Référentiel&quot;);&quot;&quot;;1-([.D210]+[.E21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10]);0;HLOOKUP(IF(AND([.C210]=&quot;TP&quot;;TP_vaut_TD=&quot;Oui&quot;);&quot;TD&quot;;[.C210]);types_intervention;2;0))*IF(ISBLANK([.G210]);1;[.G210])" office:value-type="float" office:value="0" calcext:value-type="float">
            <text:p>0 HETD</text:p>
          </table:table-cell>
          <table:table-cell table:style-name="ce12" table:formula="of:=IF(ISBLANK([.C210]);0;HLOOKUP([.C210];types_intervention;3;0))*IF(ISBLANK([.G210]);1;[.G210])" office:value-type="float" office:value="0" calcext:value-type="float">
            <text:p>0 HETD</text:p>
          </table:table-cell>
          <table:table-cell table:style-name="ce11" table:formula="of:=IF([.H210]=&quot;Oui&quot;;[.I210]*[.J21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0]/[.$L$522];0)" office:value-type="percentage" office:value="0" calcext:value-type="percentage">
            <text:p>0,00 %</text:p>
          </table:table-cell>
          <table:table-cell table:style-name="ce11" table:formula="of:=MIN(service_du;[.$L$522])*[.N210]" office:value-type="float" office:value="0" calcext:value-type="float">
            <text:p>0 HETD</text:p>
          </table:table-cell>
          <table:table-cell table:style-name="ce28" table:formula="of:=IF([.L210]&lt;&gt;0;[.O210]/[.L210];0)" office:value-type="percentage" office:value="0" calcext:value-type="percentage">
            <text:p>0,00 %</text:p>
          </table:table-cell>
          <table:table-cell table:style-name="ce28" table:formula="of:=IF([.$L$522]&gt;service_du;1-[.P210];0)" office:value-type="percentage" office:value="1" calcext:value-type="percentage">
            <text:p>100,00 %</text:p>
          </table:table-cell>
          <table:table-cell table:style-name="ce26" table:formula="of:=[.I210]*[.Q210]*[.K210]*IF(ISBLANK([.G210]);1;[.G21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9]+[.L210]&gt;service_du;service_du;[.T209]+[.L210]))" office:value-type="float" office:value="188" calcext:value-type="float">
            <text:p>188 HETD</text:p>
          </table:table-cell>
          <table:table-cell table:style-name="ce11" table:formula="of:=IF(service_du=0;0;IF([.T209]+[.L210]&gt;service_du;service_du-[.T209];[.L210]))" office:value-type="float" office:value="0" calcext:value-type="float">
            <text:p>0 HETD</text:p>
          </table:table-cell>
          <table:table-cell table:style-name="ce30" table:formula="of:=IF(service_du=0;[.I210];IF([.J210]&gt;0;IF([.T209]+[.L210]&lt;service_du;0;(([.T209]+[.L210])-service_du)/[.J21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0]+IF([.H210]&lt;&gt;&quot;Oui&quot;;[.I210];0))*[.K210])*IF(ISBLANK([.G210]);1;[.G210])" office:value-type="float" office:value="0" calcext:value-type="float">
            <text:p>0 HETD</text:p>
          </table:table-cell>
          <table:table-cell/>
          <table:table-cell table:style-name="ce33" table:formula="of:=IF(OR(ISBLANK([.$C210]);[.$C210]=&quot;Référentiel&quot;);0;IF(contexte_calcul=&quot;Réalisé&quot;;[.$U210]*[.D210];[.$O210]*[.D210]))" office:value-type="float" office:value="0" calcext:value-type="float">
            <text:p>0 HETD</text:p>
          </table:table-cell>
          <table:table-cell table:style-name="ce33" table:formula="of:=IF(OR(ISBLANK([.$C210]);[.$C210]=&quot;Référentiel&quot;);0;IF(contexte_calcul=&quot;Réalisé&quot;;[.$U210]*[.E210];[.$O210]*[.E210]))" office:value-type="float" office:value="0" calcext:value-type="float">
            <text:p>0 HETD</text:p>
          </table:table-cell>
          <table:table-cell table:style-name="ce33" table:formula="of:=IF(OR(ISBLANK([.$C210]);[.$C210]=&quot;Référentiel&quot;);0;IF(contexte_calcul=&quot;Réalisé&quot;;[.$U210]*[.F210];[.$O210]*[.F210]))" office:value-type="float" office:value="0" calcext:value-type="float">
            <text:p>0 HETD</text:p>
          </table:table-cell>
          <table:table-cell table:style-name="ce33" table:formula="of:=IF([.$C210]=&quot;Référentiel&quot;;IF(contexte_calcul=&quot;Réalisé&quot;;[.$U210];[.$R210]);0)" office:value-type="float" office:value="0" calcext:value-type="float">
            <text:p>0 HETD</text:p>
          </table:table-cell>
          <table:table-cell table:style-name="ce33" table:formula="of:=IF(OR(ISBLANK([.$C210]);[.$C210]=&quot;Référentiel&quot;);0;IF(contexte_calcul=&quot;Réalisé&quot;;[.$W210]*[.D210];[.$R210]*[.D210]))" office:value-type="float" office:value="0" calcext:value-type="float">
            <text:p>0 HETD</text:p>
          </table:table-cell>
          <table:table-cell table:style-name="ce33" table:formula="of:=IF(OR(ISBLANK([.$C210]);[.$C210]=&quot;Référentiel&quot;);0;IF(contexte_calcul=&quot;Réalisé&quot;;[.$W210]*[.E210];[.$R210]*[.E210]))" office:value-type="float" office:value="0" calcext:value-type="float">
            <text:p>0 HETD</text:p>
          </table:table-cell>
          <table:table-cell table:style-name="ce33" table:formula="of:=IF(OR(ISBLANK([.$C210]);[.$C210]=&quot;Référentiel&quot;);0;IF(contexte_calcul=&quot;Réalisé&quot;;[.$W210]*[.F210];[.$R210]*[.F21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0]=&quot;Référentiel&quot;;IF(contexte_calcul=&quot;Réalisé&quot;;[.$W210];[.$R21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11]);[.C211]=&quot;Référentiel&quot;);&quot;&quot;;1-([.D211]+[.E21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11]);0;HLOOKUP(IF(AND([.C211]=&quot;TP&quot;;TP_vaut_TD=&quot;Oui&quot;);&quot;TD&quot;;[.C211]);types_intervention;2;0))*IF(ISBLANK([.G211]);1;[.G211])" office:value-type="float" office:value="0" calcext:value-type="float">
            <text:p>0 HETD</text:p>
          </table:table-cell>
          <table:table-cell table:style-name="ce12" table:formula="of:=IF(ISBLANK([.C211]);0;HLOOKUP([.C211];types_intervention;3;0))*IF(ISBLANK([.G211]);1;[.G211])" office:value-type="float" office:value="0" calcext:value-type="float">
            <text:p>0 HETD</text:p>
          </table:table-cell>
          <table:table-cell table:style-name="ce11" table:formula="of:=IF([.H211]=&quot;Oui&quot;;[.I211]*[.J21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1]/[.$L$522];0)" office:value-type="percentage" office:value="0" calcext:value-type="percentage">
            <text:p>0,00 %</text:p>
          </table:table-cell>
          <table:table-cell table:style-name="ce11" table:formula="of:=MIN(service_du;[.$L$522])*[.N211]" office:value-type="float" office:value="0" calcext:value-type="float">
            <text:p>0 HETD</text:p>
          </table:table-cell>
          <table:table-cell table:style-name="ce28" table:formula="of:=IF([.L211]&lt;&gt;0;[.O211]/[.L211];0)" office:value-type="percentage" office:value="0" calcext:value-type="percentage">
            <text:p>0,00 %</text:p>
          </table:table-cell>
          <table:table-cell table:style-name="ce28" table:formula="of:=IF([.$L$522]&gt;service_du;1-[.P211];0)" office:value-type="percentage" office:value="1" calcext:value-type="percentage">
            <text:p>100,00 %</text:p>
          </table:table-cell>
          <table:table-cell table:style-name="ce26" table:formula="of:=[.I211]*[.Q211]*[.K211]*IF(ISBLANK([.G211]);1;[.G21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0]+[.L211]&gt;service_du;service_du;[.T210]+[.L211]))" office:value-type="float" office:value="188" calcext:value-type="float">
            <text:p>188 HETD</text:p>
          </table:table-cell>
          <table:table-cell table:style-name="ce11" table:formula="of:=IF(service_du=0;0;IF([.T210]+[.L211]&gt;service_du;service_du-[.T210];[.L211]))" office:value-type="float" office:value="0" calcext:value-type="float">
            <text:p>0 HETD</text:p>
          </table:table-cell>
          <table:table-cell table:style-name="ce30" table:formula="of:=IF(service_du=0;[.I211];IF([.J211]&gt;0;IF([.T210]+[.L211]&lt;service_du;0;(([.T210]+[.L211])-service_du)/[.J21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1]+IF([.H211]&lt;&gt;&quot;Oui&quot;;[.I211];0))*[.K211])*IF(ISBLANK([.G211]);1;[.G211])" office:value-type="float" office:value="0" calcext:value-type="float">
            <text:p>0 HETD</text:p>
          </table:table-cell>
          <table:table-cell/>
          <table:table-cell table:style-name="ce33" table:formula="of:=IF(OR(ISBLANK([.$C211]);[.$C211]=&quot;Référentiel&quot;);0;IF(contexte_calcul=&quot;Réalisé&quot;;[.$U211]*[.D211];[.$O211]*[.D211]))" office:value-type="float" office:value="0" calcext:value-type="float">
            <text:p>0 HETD</text:p>
          </table:table-cell>
          <table:table-cell table:style-name="ce33" table:formula="of:=IF(OR(ISBLANK([.$C211]);[.$C211]=&quot;Référentiel&quot;);0;IF(contexte_calcul=&quot;Réalisé&quot;;[.$U211]*[.E211];[.$O211]*[.E211]))" office:value-type="float" office:value="0" calcext:value-type="float">
            <text:p>0 HETD</text:p>
          </table:table-cell>
          <table:table-cell table:style-name="ce33" table:formula="of:=IF(OR(ISBLANK([.$C211]);[.$C211]=&quot;Référentiel&quot;);0;IF(contexte_calcul=&quot;Réalisé&quot;;[.$U211]*[.F211];[.$O211]*[.F211]))" office:value-type="float" office:value="0" calcext:value-type="float">
            <text:p>0 HETD</text:p>
          </table:table-cell>
          <table:table-cell table:style-name="ce33" table:formula="of:=IF([.$C211]=&quot;Référentiel&quot;;IF(contexte_calcul=&quot;Réalisé&quot;;[.$U211];[.$R211]);0)" office:value-type="float" office:value="0" calcext:value-type="float">
            <text:p>0 HETD</text:p>
          </table:table-cell>
          <table:table-cell table:style-name="ce33" table:formula="of:=IF(OR(ISBLANK([.$C211]);[.$C211]=&quot;Référentiel&quot;);0;IF(contexte_calcul=&quot;Réalisé&quot;;[.$W211]*[.D211];[.$R211]*[.D211]))" office:value-type="float" office:value="0" calcext:value-type="float">
            <text:p>0 HETD</text:p>
          </table:table-cell>
          <table:table-cell table:style-name="ce33" table:formula="of:=IF(OR(ISBLANK([.$C211]);[.$C211]=&quot;Référentiel&quot;);0;IF(contexte_calcul=&quot;Réalisé&quot;;[.$W211]*[.E211];[.$R211]*[.E211]))" office:value-type="float" office:value="0" calcext:value-type="float">
            <text:p>0 HETD</text:p>
          </table:table-cell>
          <table:table-cell table:style-name="ce33" table:formula="of:=IF(OR(ISBLANK([.$C211]);[.$C211]=&quot;Référentiel&quot;);0;IF(contexte_calcul=&quot;Réalisé&quot;;[.$W211]*[.F211];[.$R211]*[.F21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1]=&quot;Référentiel&quot;;IF(contexte_calcul=&quot;Réalisé&quot;;[.$W211];[.$R21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12]);[.C212]=&quot;Référentiel&quot;);&quot;&quot;;1-([.D212]+[.E21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12]);0;HLOOKUP(IF(AND([.C212]=&quot;TP&quot;;TP_vaut_TD=&quot;Oui&quot;);&quot;TD&quot;;[.C212]);types_intervention;2;0))*IF(ISBLANK([.G212]);1;[.G212])" office:value-type="float" office:value="0" calcext:value-type="float">
            <text:p>0 HETD</text:p>
          </table:table-cell>
          <table:table-cell table:style-name="ce12" table:formula="of:=IF(ISBLANK([.C212]);0;HLOOKUP([.C212];types_intervention;3;0))*IF(ISBLANK([.G212]);1;[.G212])" office:value-type="float" office:value="0" calcext:value-type="float">
            <text:p>0 HETD</text:p>
          </table:table-cell>
          <table:table-cell table:style-name="ce11" table:formula="of:=IF([.H212]=&quot;Oui&quot;;[.I212]*[.J21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2]/[.$L$522];0)" office:value-type="percentage" office:value="0" calcext:value-type="percentage">
            <text:p>0,00 %</text:p>
          </table:table-cell>
          <table:table-cell table:style-name="ce11" table:formula="of:=MIN(service_du;[.$L$522])*[.N212]" office:value-type="float" office:value="0" calcext:value-type="float">
            <text:p>0 HETD</text:p>
          </table:table-cell>
          <table:table-cell table:style-name="ce28" table:formula="of:=IF([.L212]&lt;&gt;0;[.O212]/[.L212];0)" office:value-type="percentage" office:value="0" calcext:value-type="percentage">
            <text:p>0,00 %</text:p>
          </table:table-cell>
          <table:table-cell table:style-name="ce28" table:formula="of:=IF([.$L$522]&gt;service_du;1-[.P212];0)" office:value-type="percentage" office:value="1" calcext:value-type="percentage">
            <text:p>100,00 %</text:p>
          </table:table-cell>
          <table:table-cell table:style-name="ce26" table:formula="of:=[.I212]*[.Q212]*[.K212]*IF(ISBLANK([.G212]);1;[.G21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1]+[.L212]&gt;service_du;service_du;[.T211]+[.L212]))" office:value-type="float" office:value="188" calcext:value-type="float">
            <text:p>188 HETD</text:p>
          </table:table-cell>
          <table:table-cell table:style-name="ce11" table:formula="of:=IF(service_du=0;0;IF([.T211]+[.L212]&gt;service_du;service_du-[.T211];[.L212]))" office:value-type="float" office:value="0" calcext:value-type="float">
            <text:p>0 HETD</text:p>
          </table:table-cell>
          <table:table-cell table:style-name="ce30" table:formula="of:=IF(service_du=0;[.I212];IF([.J212]&gt;0;IF([.T211]+[.L212]&lt;service_du;0;(([.T211]+[.L212])-service_du)/[.J21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2]+IF([.H212]&lt;&gt;&quot;Oui&quot;;[.I212];0))*[.K212])*IF(ISBLANK([.G212]);1;[.G212])" office:value-type="float" office:value="0" calcext:value-type="float">
            <text:p>0 HETD</text:p>
          </table:table-cell>
          <table:table-cell/>
          <table:table-cell table:style-name="ce33" table:formula="of:=IF(OR(ISBLANK([.$C212]);[.$C212]=&quot;Référentiel&quot;);0;IF(contexte_calcul=&quot;Réalisé&quot;;[.$U212]*[.D212];[.$O212]*[.D212]))" office:value-type="float" office:value="0" calcext:value-type="float">
            <text:p>0 HETD</text:p>
          </table:table-cell>
          <table:table-cell table:style-name="ce33" table:formula="of:=IF(OR(ISBLANK([.$C212]);[.$C212]=&quot;Référentiel&quot;);0;IF(contexte_calcul=&quot;Réalisé&quot;;[.$U212]*[.E212];[.$O212]*[.E212]))" office:value-type="float" office:value="0" calcext:value-type="float">
            <text:p>0 HETD</text:p>
          </table:table-cell>
          <table:table-cell table:style-name="ce33" table:formula="of:=IF(OR(ISBLANK([.$C212]);[.$C212]=&quot;Référentiel&quot;);0;IF(contexte_calcul=&quot;Réalisé&quot;;[.$U212]*[.F212];[.$O212]*[.F212]))" office:value-type="float" office:value="0" calcext:value-type="float">
            <text:p>0 HETD</text:p>
          </table:table-cell>
          <table:table-cell table:style-name="ce33" table:formula="of:=IF([.$C212]=&quot;Référentiel&quot;;IF(contexte_calcul=&quot;Réalisé&quot;;[.$U212];[.$R212]);0)" office:value-type="float" office:value="0" calcext:value-type="float">
            <text:p>0 HETD</text:p>
          </table:table-cell>
          <table:table-cell table:style-name="ce33" table:formula="of:=IF(OR(ISBLANK([.$C212]);[.$C212]=&quot;Référentiel&quot;);0;IF(contexte_calcul=&quot;Réalisé&quot;;[.$W212]*[.D212];[.$R212]*[.D212]))" office:value-type="float" office:value="0" calcext:value-type="float">
            <text:p>0 HETD</text:p>
          </table:table-cell>
          <table:table-cell table:style-name="ce33" table:formula="of:=IF(OR(ISBLANK([.$C212]);[.$C212]=&quot;Référentiel&quot;);0;IF(contexte_calcul=&quot;Réalisé&quot;;[.$W212]*[.E212];[.$R212]*[.E212]))" office:value-type="float" office:value="0" calcext:value-type="float">
            <text:p>0 HETD</text:p>
          </table:table-cell>
          <table:table-cell table:style-name="ce33" table:formula="of:=IF(OR(ISBLANK([.$C212]);[.$C212]=&quot;Référentiel&quot;);0;IF(contexte_calcul=&quot;Réalisé&quot;;[.$W212]*[.F212];[.$R212]*[.F21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2]=&quot;Référentiel&quot;;IF(contexte_calcul=&quot;Réalisé&quot;;[.$W212];[.$R21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13]);[.C213]=&quot;Référentiel&quot;);&quot;&quot;;1-([.D213]+[.E21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13]);0;HLOOKUP(IF(AND([.C213]=&quot;TP&quot;;TP_vaut_TD=&quot;Oui&quot;);&quot;TD&quot;;[.C213]);types_intervention;2;0))*IF(ISBLANK([.G213]);1;[.G213])" office:value-type="float" office:value="0" calcext:value-type="float">
            <text:p>0 HETD</text:p>
          </table:table-cell>
          <table:table-cell table:style-name="ce12" table:formula="of:=IF(ISBLANK([.C213]);0;HLOOKUP([.C213];types_intervention;3;0))*IF(ISBLANK([.G213]);1;[.G213])" office:value-type="float" office:value="0" calcext:value-type="float">
            <text:p>0 HETD</text:p>
          </table:table-cell>
          <table:table-cell table:style-name="ce11" table:formula="of:=IF([.H213]=&quot;Oui&quot;;[.I213]*[.J21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3]/[.$L$522];0)" office:value-type="percentage" office:value="0" calcext:value-type="percentage">
            <text:p>0,00 %</text:p>
          </table:table-cell>
          <table:table-cell table:style-name="ce11" table:formula="of:=MIN(service_du;[.$L$522])*[.N213]" office:value-type="float" office:value="0" calcext:value-type="float">
            <text:p>0 HETD</text:p>
          </table:table-cell>
          <table:table-cell table:style-name="ce28" table:formula="of:=IF([.L213]&lt;&gt;0;[.O213]/[.L213];0)" office:value-type="percentage" office:value="0" calcext:value-type="percentage">
            <text:p>0,00 %</text:p>
          </table:table-cell>
          <table:table-cell table:style-name="ce28" table:formula="of:=IF([.$L$522]&gt;service_du;1-[.P213];0)" office:value-type="percentage" office:value="1" calcext:value-type="percentage">
            <text:p>100,00 %</text:p>
          </table:table-cell>
          <table:table-cell table:style-name="ce26" table:formula="of:=[.I213]*[.Q213]*[.K213]*IF(ISBLANK([.G213]);1;[.G21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2]+[.L213]&gt;service_du;service_du;[.T212]+[.L213]))" office:value-type="float" office:value="188" calcext:value-type="float">
            <text:p>188 HETD</text:p>
          </table:table-cell>
          <table:table-cell table:style-name="ce11" table:formula="of:=IF(service_du=0;0;IF([.T212]+[.L213]&gt;service_du;service_du-[.T212];[.L213]))" office:value-type="float" office:value="0" calcext:value-type="float">
            <text:p>0 HETD</text:p>
          </table:table-cell>
          <table:table-cell table:style-name="ce30" table:formula="of:=IF(service_du=0;[.I213];IF([.J213]&gt;0;IF([.T212]+[.L213]&lt;service_du;0;(([.T212]+[.L213])-service_du)/[.J21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3]+IF([.H213]&lt;&gt;&quot;Oui&quot;;[.I213];0))*[.K213])*IF(ISBLANK([.G213]);1;[.G213])" office:value-type="float" office:value="0" calcext:value-type="float">
            <text:p>0 HETD</text:p>
          </table:table-cell>
          <table:table-cell/>
          <table:table-cell table:style-name="ce33" table:formula="of:=IF(OR(ISBLANK([.$C213]);[.$C213]=&quot;Référentiel&quot;);0;IF(contexte_calcul=&quot;Réalisé&quot;;[.$U213]*[.D213];[.$O213]*[.D213]))" office:value-type="float" office:value="0" calcext:value-type="float">
            <text:p>0 HETD</text:p>
          </table:table-cell>
          <table:table-cell table:style-name="ce33" table:formula="of:=IF(OR(ISBLANK([.$C213]);[.$C213]=&quot;Référentiel&quot;);0;IF(contexte_calcul=&quot;Réalisé&quot;;[.$U213]*[.E213];[.$O213]*[.E213]))" office:value-type="float" office:value="0" calcext:value-type="float">
            <text:p>0 HETD</text:p>
          </table:table-cell>
          <table:table-cell table:style-name="ce33" table:formula="of:=IF(OR(ISBLANK([.$C213]);[.$C213]=&quot;Référentiel&quot;);0;IF(contexte_calcul=&quot;Réalisé&quot;;[.$U213]*[.F213];[.$O213]*[.F213]))" office:value-type="float" office:value="0" calcext:value-type="float">
            <text:p>0 HETD</text:p>
          </table:table-cell>
          <table:table-cell table:style-name="ce33" table:formula="of:=IF([.$C213]=&quot;Référentiel&quot;;IF(contexte_calcul=&quot;Réalisé&quot;;[.$U213];[.$R213]);0)" office:value-type="float" office:value="0" calcext:value-type="float">
            <text:p>0 HETD</text:p>
          </table:table-cell>
          <table:table-cell table:style-name="ce33" table:formula="of:=IF(OR(ISBLANK([.$C213]);[.$C213]=&quot;Référentiel&quot;);0;IF(contexte_calcul=&quot;Réalisé&quot;;[.$W213]*[.D213];[.$R213]*[.D213]))" office:value-type="float" office:value="0" calcext:value-type="float">
            <text:p>0 HETD</text:p>
          </table:table-cell>
          <table:table-cell table:style-name="ce33" table:formula="of:=IF(OR(ISBLANK([.$C213]);[.$C213]=&quot;Référentiel&quot;);0;IF(contexte_calcul=&quot;Réalisé&quot;;[.$W213]*[.E213];[.$R213]*[.E213]))" office:value-type="float" office:value="0" calcext:value-type="float">
            <text:p>0 HETD</text:p>
          </table:table-cell>
          <table:table-cell table:style-name="ce33" table:formula="of:=IF(OR(ISBLANK([.$C213]);[.$C213]=&quot;Référentiel&quot;);0;IF(contexte_calcul=&quot;Réalisé&quot;;[.$W213]*[.F213];[.$R213]*[.F21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3]=&quot;Référentiel&quot;;IF(contexte_calcul=&quot;Réalisé&quot;;[.$W213];[.$R21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14]);[.C214]=&quot;Référentiel&quot;);&quot;&quot;;1-([.D214]+[.E21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14]);0;HLOOKUP(IF(AND([.C214]=&quot;TP&quot;;TP_vaut_TD=&quot;Oui&quot;);&quot;TD&quot;;[.C214]);types_intervention;2;0))*IF(ISBLANK([.G214]);1;[.G214])" office:value-type="float" office:value="0" calcext:value-type="float">
            <text:p>0 HETD</text:p>
          </table:table-cell>
          <table:table-cell table:style-name="ce12" table:formula="of:=IF(ISBLANK([.C214]);0;HLOOKUP([.C214];types_intervention;3;0))*IF(ISBLANK([.G214]);1;[.G214])" office:value-type="float" office:value="0" calcext:value-type="float">
            <text:p>0 HETD</text:p>
          </table:table-cell>
          <table:table-cell table:style-name="ce11" table:formula="of:=IF([.H214]=&quot;Oui&quot;;[.I214]*[.J21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4]/[.$L$522];0)" office:value-type="percentage" office:value="0" calcext:value-type="percentage">
            <text:p>0,00 %</text:p>
          </table:table-cell>
          <table:table-cell table:style-name="ce11" table:formula="of:=MIN(service_du;[.$L$522])*[.N214]" office:value-type="float" office:value="0" calcext:value-type="float">
            <text:p>0 HETD</text:p>
          </table:table-cell>
          <table:table-cell table:style-name="ce28" table:formula="of:=IF([.L214]&lt;&gt;0;[.O214]/[.L214];0)" office:value-type="percentage" office:value="0" calcext:value-type="percentage">
            <text:p>0,00 %</text:p>
          </table:table-cell>
          <table:table-cell table:style-name="ce28" table:formula="of:=IF([.$L$522]&gt;service_du;1-[.P214];0)" office:value-type="percentage" office:value="1" calcext:value-type="percentage">
            <text:p>100,00 %</text:p>
          </table:table-cell>
          <table:table-cell table:style-name="ce26" table:formula="of:=[.I214]*[.Q214]*[.K214]*IF(ISBLANK([.G214]);1;[.G21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3]+[.L214]&gt;service_du;service_du;[.T213]+[.L214]))" office:value-type="float" office:value="188" calcext:value-type="float">
            <text:p>188 HETD</text:p>
          </table:table-cell>
          <table:table-cell table:style-name="ce11" table:formula="of:=IF(service_du=0;0;IF([.T213]+[.L214]&gt;service_du;service_du-[.T213];[.L214]))" office:value-type="float" office:value="0" calcext:value-type="float">
            <text:p>0 HETD</text:p>
          </table:table-cell>
          <table:table-cell table:style-name="ce30" table:formula="of:=IF(service_du=0;[.I214];IF([.J214]&gt;0;IF([.T213]+[.L214]&lt;service_du;0;(([.T213]+[.L214])-service_du)/[.J21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4]+IF([.H214]&lt;&gt;&quot;Oui&quot;;[.I214];0))*[.K214])*IF(ISBLANK([.G214]);1;[.G214])" office:value-type="float" office:value="0" calcext:value-type="float">
            <text:p>0 HETD</text:p>
          </table:table-cell>
          <table:table-cell/>
          <table:table-cell table:style-name="ce33" table:formula="of:=IF(OR(ISBLANK([.$C214]);[.$C214]=&quot;Référentiel&quot;);0;IF(contexte_calcul=&quot;Réalisé&quot;;[.$U214]*[.D214];[.$O214]*[.D214]))" office:value-type="float" office:value="0" calcext:value-type="float">
            <text:p>0 HETD</text:p>
          </table:table-cell>
          <table:table-cell table:style-name="ce33" table:formula="of:=IF(OR(ISBLANK([.$C214]);[.$C214]=&quot;Référentiel&quot;);0;IF(contexte_calcul=&quot;Réalisé&quot;;[.$U214]*[.E214];[.$O214]*[.E214]))" office:value-type="float" office:value="0" calcext:value-type="float">
            <text:p>0 HETD</text:p>
          </table:table-cell>
          <table:table-cell table:style-name="ce33" table:formula="of:=IF(OR(ISBLANK([.$C214]);[.$C214]=&quot;Référentiel&quot;);0;IF(contexte_calcul=&quot;Réalisé&quot;;[.$U214]*[.F214];[.$O214]*[.F214]))" office:value-type="float" office:value="0" calcext:value-type="float">
            <text:p>0 HETD</text:p>
          </table:table-cell>
          <table:table-cell table:style-name="ce33" table:formula="of:=IF([.$C214]=&quot;Référentiel&quot;;IF(contexte_calcul=&quot;Réalisé&quot;;[.$U214];[.$R214]);0)" office:value-type="float" office:value="0" calcext:value-type="float">
            <text:p>0 HETD</text:p>
          </table:table-cell>
          <table:table-cell table:style-name="ce33" table:formula="of:=IF(OR(ISBLANK([.$C214]);[.$C214]=&quot;Référentiel&quot;);0;IF(contexte_calcul=&quot;Réalisé&quot;;[.$W214]*[.D214];[.$R214]*[.D214]))" office:value-type="float" office:value="0" calcext:value-type="float">
            <text:p>0 HETD</text:p>
          </table:table-cell>
          <table:table-cell table:style-name="ce33" table:formula="of:=IF(OR(ISBLANK([.$C214]);[.$C214]=&quot;Référentiel&quot;);0;IF(contexte_calcul=&quot;Réalisé&quot;;[.$W214]*[.E214];[.$R214]*[.E214]))" office:value-type="float" office:value="0" calcext:value-type="float">
            <text:p>0 HETD</text:p>
          </table:table-cell>
          <table:table-cell table:style-name="ce33" table:formula="of:=IF(OR(ISBLANK([.$C214]);[.$C214]=&quot;Référentiel&quot;);0;IF(contexte_calcul=&quot;Réalisé&quot;;[.$W214]*[.F214];[.$R214]*[.F21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4]=&quot;Référentiel&quot;;IF(contexte_calcul=&quot;Réalisé&quot;;[.$W214];[.$R21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15]);[.C215]=&quot;Référentiel&quot;);&quot;&quot;;1-([.D215]+[.E21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15]);0;HLOOKUP(IF(AND([.C215]=&quot;TP&quot;;TP_vaut_TD=&quot;Oui&quot;);&quot;TD&quot;;[.C215]);types_intervention;2;0))*IF(ISBLANK([.G215]);1;[.G215])" office:value-type="float" office:value="0" calcext:value-type="float">
            <text:p>0 HETD</text:p>
          </table:table-cell>
          <table:table-cell table:style-name="ce12" table:formula="of:=IF(ISBLANK([.C215]);0;HLOOKUP([.C215];types_intervention;3;0))*IF(ISBLANK([.G215]);1;[.G215])" office:value-type="float" office:value="0" calcext:value-type="float">
            <text:p>0 HETD</text:p>
          </table:table-cell>
          <table:table-cell table:style-name="ce11" table:formula="of:=IF([.H215]=&quot;Oui&quot;;[.I215]*[.J21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5]/[.$L$522];0)" office:value-type="percentage" office:value="0" calcext:value-type="percentage">
            <text:p>0,00 %</text:p>
          </table:table-cell>
          <table:table-cell table:style-name="ce11" table:formula="of:=MIN(service_du;[.$L$522])*[.N215]" office:value-type="float" office:value="0" calcext:value-type="float">
            <text:p>0 HETD</text:p>
          </table:table-cell>
          <table:table-cell table:style-name="ce28" table:formula="of:=IF([.L215]&lt;&gt;0;[.O215]/[.L215];0)" office:value-type="percentage" office:value="0" calcext:value-type="percentage">
            <text:p>0,00 %</text:p>
          </table:table-cell>
          <table:table-cell table:style-name="ce28" table:formula="of:=IF([.$L$522]&gt;service_du;1-[.P215];0)" office:value-type="percentage" office:value="1" calcext:value-type="percentage">
            <text:p>100,00 %</text:p>
          </table:table-cell>
          <table:table-cell table:style-name="ce26" table:formula="of:=[.I215]*[.Q215]*[.K215]*IF(ISBLANK([.G215]);1;[.G21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4]+[.L215]&gt;service_du;service_du;[.T214]+[.L215]))" office:value-type="float" office:value="188" calcext:value-type="float">
            <text:p>188 HETD</text:p>
          </table:table-cell>
          <table:table-cell table:style-name="ce11" table:formula="of:=IF(service_du=0;0;IF([.T214]+[.L215]&gt;service_du;service_du-[.T214];[.L215]))" office:value-type="float" office:value="0" calcext:value-type="float">
            <text:p>0 HETD</text:p>
          </table:table-cell>
          <table:table-cell table:style-name="ce30" table:formula="of:=IF(service_du=0;[.I215];IF([.J215]&gt;0;IF([.T214]+[.L215]&lt;service_du;0;(([.T214]+[.L215])-service_du)/[.J21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5]+IF([.H215]&lt;&gt;&quot;Oui&quot;;[.I215];0))*[.K215])*IF(ISBLANK([.G215]);1;[.G215])" office:value-type="float" office:value="0" calcext:value-type="float">
            <text:p>0 HETD</text:p>
          </table:table-cell>
          <table:table-cell/>
          <table:table-cell table:style-name="ce33" table:formula="of:=IF(OR(ISBLANK([.$C215]);[.$C215]=&quot;Référentiel&quot;);0;IF(contexte_calcul=&quot;Réalisé&quot;;[.$U215]*[.D215];[.$O215]*[.D215]))" office:value-type="float" office:value="0" calcext:value-type="float">
            <text:p>0 HETD</text:p>
          </table:table-cell>
          <table:table-cell table:style-name="ce33" table:formula="of:=IF(OR(ISBLANK([.$C215]);[.$C215]=&quot;Référentiel&quot;);0;IF(contexte_calcul=&quot;Réalisé&quot;;[.$U215]*[.E215];[.$O215]*[.E215]))" office:value-type="float" office:value="0" calcext:value-type="float">
            <text:p>0 HETD</text:p>
          </table:table-cell>
          <table:table-cell table:style-name="ce33" table:formula="of:=IF(OR(ISBLANK([.$C215]);[.$C215]=&quot;Référentiel&quot;);0;IF(contexte_calcul=&quot;Réalisé&quot;;[.$U215]*[.F215];[.$O215]*[.F215]))" office:value-type="float" office:value="0" calcext:value-type="float">
            <text:p>0 HETD</text:p>
          </table:table-cell>
          <table:table-cell table:style-name="ce33" table:formula="of:=IF([.$C215]=&quot;Référentiel&quot;;IF(contexte_calcul=&quot;Réalisé&quot;;[.$U215];[.$R215]);0)" office:value-type="float" office:value="0" calcext:value-type="float">
            <text:p>0 HETD</text:p>
          </table:table-cell>
          <table:table-cell table:style-name="ce33" table:formula="of:=IF(OR(ISBLANK([.$C215]);[.$C215]=&quot;Référentiel&quot;);0;IF(contexte_calcul=&quot;Réalisé&quot;;[.$W215]*[.D215];[.$R215]*[.D215]))" office:value-type="float" office:value="0" calcext:value-type="float">
            <text:p>0 HETD</text:p>
          </table:table-cell>
          <table:table-cell table:style-name="ce33" table:formula="of:=IF(OR(ISBLANK([.$C215]);[.$C215]=&quot;Référentiel&quot;);0;IF(contexte_calcul=&quot;Réalisé&quot;;[.$W215]*[.E215];[.$R215]*[.E215]))" office:value-type="float" office:value="0" calcext:value-type="float">
            <text:p>0 HETD</text:p>
          </table:table-cell>
          <table:table-cell table:style-name="ce33" table:formula="of:=IF(OR(ISBLANK([.$C215]);[.$C215]=&quot;Référentiel&quot;);0;IF(contexte_calcul=&quot;Réalisé&quot;;[.$W215]*[.F215];[.$R215]*[.F21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5]=&quot;Référentiel&quot;;IF(contexte_calcul=&quot;Réalisé&quot;;[.$W215];[.$R21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16]);[.C216]=&quot;Référentiel&quot;);&quot;&quot;;1-([.D216]+[.E21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16]);0;HLOOKUP(IF(AND([.C216]=&quot;TP&quot;;TP_vaut_TD=&quot;Oui&quot;);&quot;TD&quot;;[.C216]);types_intervention;2;0))*IF(ISBLANK([.G216]);1;[.G216])" office:value-type="float" office:value="0" calcext:value-type="float">
            <text:p>0 HETD</text:p>
          </table:table-cell>
          <table:table-cell table:style-name="ce12" table:formula="of:=IF(ISBLANK([.C216]);0;HLOOKUP([.C216];types_intervention;3;0))*IF(ISBLANK([.G216]);1;[.G216])" office:value-type="float" office:value="0" calcext:value-type="float">
            <text:p>0 HETD</text:p>
          </table:table-cell>
          <table:table-cell table:style-name="ce11" table:formula="of:=IF([.H216]=&quot;Oui&quot;;[.I216]*[.J21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6]/[.$L$522];0)" office:value-type="percentage" office:value="0" calcext:value-type="percentage">
            <text:p>0,00 %</text:p>
          </table:table-cell>
          <table:table-cell table:style-name="ce11" table:formula="of:=MIN(service_du;[.$L$522])*[.N216]" office:value-type="float" office:value="0" calcext:value-type="float">
            <text:p>0 HETD</text:p>
          </table:table-cell>
          <table:table-cell table:style-name="ce28" table:formula="of:=IF([.L216]&lt;&gt;0;[.O216]/[.L216];0)" office:value-type="percentage" office:value="0" calcext:value-type="percentage">
            <text:p>0,00 %</text:p>
          </table:table-cell>
          <table:table-cell table:style-name="ce28" table:formula="of:=IF([.$L$522]&gt;service_du;1-[.P216];0)" office:value-type="percentage" office:value="1" calcext:value-type="percentage">
            <text:p>100,00 %</text:p>
          </table:table-cell>
          <table:table-cell table:style-name="ce26" table:formula="of:=[.I216]*[.Q216]*[.K216]*IF(ISBLANK([.G216]);1;[.G21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5]+[.L216]&gt;service_du;service_du;[.T215]+[.L216]))" office:value-type="float" office:value="188" calcext:value-type="float">
            <text:p>188 HETD</text:p>
          </table:table-cell>
          <table:table-cell table:style-name="ce11" table:formula="of:=IF(service_du=0;0;IF([.T215]+[.L216]&gt;service_du;service_du-[.T215];[.L216]))" office:value-type="float" office:value="0" calcext:value-type="float">
            <text:p>0 HETD</text:p>
          </table:table-cell>
          <table:table-cell table:style-name="ce30" table:formula="of:=IF(service_du=0;[.I216];IF([.J216]&gt;0;IF([.T215]+[.L216]&lt;service_du;0;(([.T215]+[.L216])-service_du)/[.J21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6]+IF([.H216]&lt;&gt;&quot;Oui&quot;;[.I216];0))*[.K216])*IF(ISBLANK([.G216]);1;[.G216])" office:value-type="float" office:value="0" calcext:value-type="float">
            <text:p>0 HETD</text:p>
          </table:table-cell>
          <table:table-cell/>
          <table:table-cell table:style-name="ce33" table:formula="of:=IF(OR(ISBLANK([.$C216]);[.$C216]=&quot;Référentiel&quot;);0;IF(contexte_calcul=&quot;Réalisé&quot;;[.$U216]*[.D216];[.$O216]*[.D216]))" office:value-type="float" office:value="0" calcext:value-type="float">
            <text:p>0 HETD</text:p>
          </table:table-cell>
          <table:table-cell table:style-name="ce33" table:formula="of:=IF(OR(ISBLANK([.$C216]);[.$C216]=&quot;Référentiel&quot;);0;IF(contexte_calcul=&quot;Réalisé&quot;;[.$U216]*[.E216];[.$O216]*[.E216]))" office:value-type="float" office:value="0" calcext:value-type="float">
            <text:p>0 HETD</text:p>
          </table:table-cell>
          <table:table-cell table:style-name="ce33" table:formula="of:=IF(OR(ISBLANK([.$C216]);[.$C216]=&quot;Référentiel&quot;);0;IF(contexte_calcul=&quot;Réalisé&quot;;[.$U216]*[.F216];[.$O216]*[.F216]))" office:value-type="float" office:value="0" calcext:value-type="float">
            <text:p>0 HETD</text:p>
          </table:table-cell>
          <table:table-cell table:style-name="ce33" table:formula="of:=IF([.$C216]=&quot;Référentiel&quot;;IF(contexte_calcul=&quot;Réalisé&quot;;[.$U216];[.$R216]);0)" office:value-type="float" office:value="0" calcext:value-type="float">
            <text:p>0 HETD</text:p>
          </table:table-cell>
          <table:table-cell table:style-name="ce33" table:formula="of:=IF(OR(ISBLANK([.$C216]);[.$C216]=&quot;Référentiel&quot;);0;IF(contexte_calcul=&quot;Réalisé&quot;;[.$W216]*[.D216];[.$R216]*[.D216]))" office:value-type="float" office:value="0" calcext:value-type="float">
            <text:p>0 HETD</text:p>
          </table:table-cell>
          <table:table-cell table:style-name="ce33" table:formula="of:=IF(OR(ISBLANK([.$C216]);[.$C216]=&quot;Référentiel&quot;);0;IF(contexte_calcul=&quot;Réalisé&quot;;[.$W216]*[.E216];[.$R216]*[.E216]))" office:value-type="float" office:value="0" calcext:value-type="float">
            <text:p>0 HETD</text:p>
          </table:table-cell>
          <table:table-cell table:style-name="ce33" table:formula="of:=IF(OR(ISBLANK([.$C216]);[.$C216]=&quot;Référentiel&quot;);0;IF(contexte_calcul=&quot;Réalisé&quot;;[.$W216]*[.F216];[.$R216]*[.F21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6]=&quot;Référentiel&quot;;IF(contexte_calcul=&quot;Réalisé&quot;;[.$W216];[.$R21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17]);[.C217]=&quot;Référentiel&quot;);&quot;&quot;;1-([.D217]+[.E21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17]);0;HLOOKUP(IF(AND([.C217]=&quot;TP&quot;;TP_vaut_TD=&quot;Oui&quot;);&quot;TD&quot;;[.C217]);types_intervention;2;0))*IF(ISBLANK([.G217]);1;[.G217])" office:value-type="float" office:value="0" calcext:value-type="float">
            <text:p>0 HETD</text:p>
          </table:table-cell>
          <table:table-cell table:style-name="ce12" table:formula="of:=IF(ISBLANK([.C217]);0;HLOOKUP([.C217];types_intervention;3;0))*IF(ISBLANK([.G217]);1;[.G217])" office:value-type="float" office:value="0" calcext:value-type="float">
            <text:p>0 HETD</text:p>
          </table:table-cell>
          <table:table-cell table:style-name="ce11" table:formula="of:=IF([.H217]=&quot;Oui&quot;;[.I217]*[.J21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7]/[.$L$522];0)" office:value-type="percentage" office:value="0" calcext:value-type="percentage">
            <text:p>0,00 %</text:p>
          </table:table-cell>
          <table:table-cell table:style-name="ce11" table:formula="of:=MIN(service_du;[.$L$522])*[.N217]" office:value-type="float" office:value="0" calcext:value-type="float">
            <text:p>0 HETD</text:p>
          </table:table-cell>
          <table:table-cell table:style-name="ce28" table:formula="of:=IF([.L217]&lt;&gt;0;[.O217]/[.L217];0)" office:value-type="percentage" office:value="0" calcext:value-type="percentage">
            <text:p>0,00 %</text:p>
          </table:table-cell>
          <table:table-cell table:style-name="ce28" table:formula="of:=IF([.$L$522]&gt;service_du;1-[.P217];0)" office:value-type="percentage" office:value="1" calcext:value-type="percentage">
            <text:p>100,00 %</text:p>
          </table:table-cell>
          <table:table-cell table:style-name="ce26" table:formula="of:=[.I217]*[.Q217]*[.K217]*IF(ISBLANK([.G217]);1;[.G21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6]+[.L217]&gt;service_du;service_du;[.T216]+[.L217]))" office:value-type="float" office:value="188" calcext:value-type="float">
            <text:p>188 HETD</text:p>
          </table:table-cell>
          <table:table-cell table:style-name="ce11" table:formula="of:=IF(service_du=0;0;IF([.T216]+[.L217]&gt;service_du;service_du-[.T216];[.L217]))" office:value-type="float" office:value="0" calcext:value-type="float">
            <text:p>0 HETD</text:p>
          </table:table-cell>
          <table:table-cell table:style-name="ce30" table:formula="of:=IF(service_du=0;[.I217];IF([.J217]&gt;0;IF([.T216]+[.L217]&lt;service_du;0;(([.T216]+[.L217])-service_du)/[.J21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7]+IF([.H217]&lt;&gt;&quot;Oui&quot;;[.I217];0))*[.K217])*IF(ISBLANK([.G217]);1;[.G217])" office:value-type="float" office:value="0" calcext:value-type="float">
            <text:p>0 HETD</text:p>
          </table:table-cell>
          <table:table-cell/>
          <table:table-cell table:style-name="ce33" table:formula="of:=IF(OR(ISBLANK([.$C217]);[.$C217]=&quot;Référentiel&quot;);0;IF(contexte_calcul=&quot;Réalisé&quot;;[.$U217]*[.D217];[.$O217]*[.D217]))" office:value-type="float" office:value="0" calcext:value-type="float">
            <text:p>0 HETD</text:p>
          </table:table-cell>
          <table:table-cell table:style-name="ce33" table:formula="of:=IF(OR(ISBLANK([.$C217]);[.$C217]=&quot;Référentiel&quot;);0;IF(contexte_calcul=&quot;Réalisé&quot;;[.$U217]*[.E217];[.$O217]*[.E217]))" office:value-type="float" office:value="0" calcext:value-type="float">
            <text:p>0 HETD</text:p>
          </table:table-cell>
          <table:table-cell table:style-name="ce33" table:formula="of:=IF(OR(ISBLANK([.$C217]);[.$C217]=&quot;Référentiel&quot;);0;IF(contexte_calcul=&quot;Réalisé&quot;;[.$U217]*[.F217];[.$O217]*[.F217]))" office:value-type="float" office:value="0" calcext:value-type="float">
            <text:p>0 HETD</text:p>
          </table:table-cell>
          <table:table-cell table:style-name="ce33" table:formula="of:=IF([.$C217]=&quot;Référentiel&quot;;IF(contexte_calcul=&quot;Réalisé&quot;;[.$U217];[.$R217]);0)" office:value-type="float" office:value="0" calcext:value-type="float">
            <text:p>0 HETD</text:p>
          </table:table-cell>
          <table:table-cell table:style-name="ce33" table:formula="of:=IF(OR(ISBLANK([.$C217]);[.$C217]=&quot;Référentiel&quot;);0;IF(contexte_calcul=&quot;Réalisé&quot;;[.$W217]*[.D217];[.$R217]*[.D217]))" office:value-type="float" office:value="0" calcext:value-type="float">
            <text:p>0 HETD</text:p>
          </table:table-cell>
          <table:table-cell table:style-name="ce33" table:formula="of:=IF(OR(ISBLANK([.$C217]);[.$C217]=&quot;Référentiel&quot;);0;IF(contexte_calcul=&quot;Réalisé&quot;;[.$W217]*[.E217];[.$R217]*[.E217]))" office:value-type="float" office:value="0" calcext:value-type="float">
            <text:p>0 HETD</text:p>
          </table:table-cell>
          <table:table-cell table:style-name="ce33" table:formula="of:=IF(OR(ISBLANK([.$C217]);[.$C217]=&quot;Référentiel&quot;);0;IF(contexte_calcul=&quot;Réalisé&quot;;[.$W217]*[.F217];[.$R217]*[.F21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7]=&quot;Référentiel&quot;;IF(contexte_calcul=&quot;Réalisé&quot;;[.$W217];[.$R21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18]);[.C218]=&quot;Référentiel&quot;);&quot;&quot;;1-([.D218]+[.E21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18]);0;HLOOKUP(IF(AND([.C218]=&quot;TP&quot;;TP_vaut_TD=&quot;Oui&quot;);&quot;TD&quot;;[.C218]);types_intervention;2;0))*IF(ISBLANK([.G218]);1;[.G218])" office:value-type="float" office:value="0" calcext:value-type="float">
            <text:p>0 HETD</text:p>
          </table:table-cell>
          <table:table-cell table:style-name="ce12" table:formula="of:=IF(ISBLANK([.C218]);0;HLOOKUP([.C218];types_intervention;3;0))*IF(ISBLANK([.G218]);1;[.G218])" office:value-type="float" office:value="0" calcext:value-type="float">
            <text:p>0 HETD</text:p>
          </table:table-cell>
          <table:table-cell table:style-name="ce11" table:formula="of:=IF([.H218]=&quot;Oui&quot;;[.I218]*[.J21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8]/[.$L$522];0)" office:value-type="percentage" office:value="0" calcext:value-type="percentage">
            <text:p>0,00 %</text:p>
          </table:table-cell>
          <table:table-cell table:style-name="ce11" table:formula="of:=MIN(service_du;[.$L$522])*[.N218]" office:value-type="float" office:value="0" calcext:value-type="float">
            <text:p>0 HETD</text:p>
          </table:table-cell>
          <table:table-cell table:style-name="ce28" table:formula="of:=IF([.L218]&lt;&gt;0;[.O218]/[.L218];0)" office:value-type="percentage" office:value="0" calcext:value-type="percentage">
            <text:p>0,00 %</text:p>
          </table:table-cell>
          <table:table-cell table:style-name="ce28" table:formula="of:=IF([.$L$522]&gt;service_du;1-[.P218];0)" office:value-type="percentage" office:value="1" calcext:value-type="percentage">
            <text:p>100,00 %</text:p>
          </table:table-cell>
          <table:table-cell table:style-name="ce26" table:formula="of:=[.I218]*[.Q218]*[.K218]*IF(ISBLANK([.G218]);1;[.G21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7]+[.L218]&gt;service_du;service_du;[.T217]+[.L218]))" office:value-type="float" office:value="188" calcext:value-type="float">
            <text:p>188 HETD</text:p>
          </table:table-cell>
          <table:table-cell table:style-name="ce11" table:formula="of:=IF(service_du=0;0;IF([.T217]+[.L218]&gt;service_du;service_du-[.T217];[.L218]))" office:value-type="float" office:value="0" calcext:value-type="float">
            <text:p>0 HETD</text:p>
          </table:table-cell>
          <table:table-cell table:style-name="ce30" table:formula="of:=IF(service_du=0;[.I218];IF([.J218]&gt;0;IF([.T217]+[.L218]&lt;service_du;0;(([.T217]+[.L218])-service_du)/[.J21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8]+IF([.H218]&lt;&gt;&quot;Oui&quot;;[.I218];0))*[.K218])*IF(ISBLANK([.G218]);1;[.G218])" office:value-type="float" office:value="0" calcext:value-type="float">
            <text:p>0 HETD</text:p>
          </table:table-cell>
          <table:table-cell/>
          <table:table-cell table:style-name="ce33" table:formula="of:=IF(OR(ISBLANK([.$C218]);[.$C218]=&quot;Référentiel&quot;);0;IF(contexte_calcul=&quot;Réalisé&quot;;[.$U218]*[.D218];[.$O218]*[.D218]))" office:value-type="float" office:value="0" calcext:value-type="float">
            <text:p>0 HETD</text:p>
          </table:table-cell>
          <table:table-cell table:style-name="ce33" table:formula="of:=IF(OR(ISBLANK([.$C218]);[.$C218]=&quot;Référentiel&quot;);0;IF(contexte_calcul=&quot;Réalisé&quot;;[.$U218]*[.E218];[.$O218]*[.E218]))" office:value-type="float" office:value="0" calcext:value-type="float">
            <text:p>0 HETD</text:p>
          </table:table-cell>
          <table:table-cell table:style-name="ce33" table:formula="of:=IF(OR(ISBLANK([.$C218]);[.$C218]=&quot;Référentiel&quot;);0;IF(contexte_calcul=&quot;Réalisé&quot;;[.$U218]*[.F218];[.$O218]*[.F218]))" office:value-type="float" office:value="0" calcext:value-type="float">
            <text:p>0 HETD</text:p>
          </table:table-cell>
          <table:table-cell table:style-name="ce33" table:formula="of:=IF([.$C218]=&quot;Référentiel&quot;;IF(contexte_calcul=&quot;Réalisé&quot;;[.$U218];[.$R218]);0)" office:value-type="float" office:value="0" calcext:value-type="float">
            <text:p>0 HETD</text:p>
          </table:table-cell>
          <table:table-cell table:style-name="ce33" table:formula="of:=IF(OR(ISBLANK([.$C218]);[.$C218]=&quot;Référentiel&quot;);0;IF(contexte_calcul=&quot;Réalisé&quot;;[.$W218]*[.D218];[.$R218]*[.D218]))" office:value-type="float" office:value="0" calcext:value-type="float">
            <text:p>0 HETD</text:p>
          </table:table-cell>
          <table:table-cell table:style-name="ce33" table:formula="of:=IF(OR(ISBLANK([.$C218]);[.$C218]=&quot;Référentiel&quot;);0;IF(contexte_calcul=&quot;Réalisé&quot;;[.$W218]*[.E218];[.$R218]*[.E218]))" office:value-type="float" office:value="0" calcext:value-type="float">
            <text:p>0 HETD</text:p>
          </table:table-cell>
          <table:table-cell table:style-name="ce33" table:formula="of:=IF(OR(ISBLANK([.$C218]);[.$C218]=&quot;Référentiel&quot;);0;IF(contexte_calcul=&quot;Réalisé&quot;;[.$W218]*[.F218];[.$R218]*[.F21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8]=&quot;Référentiel&quot;;IF(contexte_calcul=&quot;Réalisé&quot;;[.$W218];[.$R21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19]);[.C219]=&quot;Référentiel&quot;);&quot;&quot;;1-([.D219]+[.E21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19]);0;HLOOKUP(IF(AND([.C219]=&quot;TP&quot;;TP_vaut_TD=&quot;Oui&quot;);&quot;TD&quot;;[.C219]);types_intervention;2;0))*IF(ISBLANK([.G219]);1;[.G219])" office:value-type="float" office:value="0" calcext:value-type="float">
            <text:p>0 HETD</text:p>
          </table:table-cell>
          <table:table-cell table:style-name="ce12" table:formula="of:=IF(ISBLANK([.C219]);0;HLOOKUP([.C219];types_intervention;3;0))*IF(ISBLANK([.G219]);1;[.G219])" office:value-type="float" office:value="0" calcext:value-type="float">
            <text:p>0 HETD</text:p>
          </table:table-cell>
          <table:table-cell table:style-name="ce11" table:formula="of:=IF([.H219]=&quot;Oui&quot;;[.I219]*[.J21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9]/[.$L$522];0)" office:value-type="percentage" office:value="0" calcext:value-type="percentage">
            <text:p>0,00 %</text:p>
          </table:table-cell>
          <table:table-cell table:style-name="ce11" table:formula="of:=MIN(service_du;[.$L$522])*[.N219]" office:value-type="float" office:value="0" calcext:value-type="float">
            <text:p>0 HETD</text:p>
          </table:table-cell>
          <table:table-cell table:style-name="ce28" table:formula="of:=IF([.L219]&lt;&gt;0;[.O219]/[.L219];0)" office:value-type="percentage" office:value="0" calcext:value-type="percentage">
            <text:p>0,00 %</text:p>
          </table:table-cell>
          <table:table-cell table:style-name="ce28" table:formula="of:=IF([.$L$522]&gt;service_du;1-[.P219];0)" office:value-type="percentage" office:value="1" calcext:value-type="percentage">
            <text:p>100,00 %</text:p>
          </table:table-cell>
          <table:table-cell table:style-name="ce26" table:formula="of:=[.I219]*[.Q219]*[.K219]*IF(ISBLANK([.G219]);1;[.G21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8]+[.L219]&gt;service_du;service_du;[.T218]+[.L219]))" office:value-type="float" office:value="188" calcext:value-type="float">
            <text:p>188 HETD</text:p>
          </table:table-cell>
          <table:table-cell table:style-name="ce11" table:formula="of:=IF(service_du=0;0;IF([.T218]+[.L219]&gt;service_du;service_du-[.T218];[.L219]))" office:value-type="float" office:value="0" calcext:value-type="float">
            <text:p>0 HETD</text:p>
          </table:table-cell>
          <table:table-cell table:style-name="ce30" table:formula="of:=IF(service_du=0;[.I219];IF([.J219]&gt;0;IF([.T218]+[.L219]&lt;service_du;0;(([.T218]+[.L219])-service_du)/[.J21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9]+IF([.H219]&lt;&gt;&quot;Oui&quot;;[.I219];0))*[.K219])*IF(ISBLANK([.G219]);1;[.G219])" office:value-type="float" office:value="0" calcext:value-type="float">
            <text:p>0 HETD</text:p>
          </table:table-cell>
          <table:table-cell/>
          <table:table-cell table:style-name="ce33" table:formula="of:=IF(OR(ISBLANK([.$C219]);[.$C219]=&quot;Référentiel&quot;);0;IF(contexte_calcul=&quot;Réalisé&quot;;[.$U219]*[.D219];[.$O219]*[.D219]))" office:value-type="float" office:value="0" calcext:value-type="float">
            <text:p>0 HETD</text:p>
          </table:table-cell>
          <table:table-cell table:style-name="ce33" table:formula="of:=IF(OR(ISBLANK([.$C219]);[.$C219]=&quot;Référentiel&quot;);0;IF(contexte_calcul=&quot;Réalisé&quot;;[.$U219]*[.E219];[.$O219]*[.E219]))" office:value-type="float" office:value="0" calcext:value-type="float">
            <text:p>0 HETD</text:p>
          </table:table-cell>
          <table:table-cell table:style-name="ce33" table:formula="of:=IF(OR(ISBLANK([.$C219]);[.$C219]=&quot;Référentiel&quot;);0;IF(contexte_calcul=&quot;Réalisé&quot;;[.$U219]*[.F219];[.$O219]*[.F219]))" office:value-type="float" office:value="0" calcext:value-type="float">
            <text:p>0 HETD</text:p>
          </table:table-cell>
          <table:table-cell table:style-name="ce33" table:formula="of:=IF([.$C219]=&quot;Référentiel&quot;;IF(contexte_calcul=&quot;Réalisé&quot;;[.$U219];[.$R219]);0)" office:value-type="float" office:value="0" calcext:value-type="float">
            <text:p>0 HETD</text:p>
          </table:table-cell>
          <table:table-cell table:style-name="ce33" table:formula="of:=IF(OR(ISBLANK([.$C219]);[.$C219]=&quot;Référentiel&quot;);0;IF(contexte_calcul=&quot;Réalisé&quot;;[.$W219]*[.D219];[.$R219]*[.D219]))" office:value-type="float" office:value="0" calcext:value-type="float">
            <text:p>0 HETD</text:p>
          </table:table-cell>
          <table:table-cell table:style-name="ce33" table:formula="of:=IF(OR(ISBLANK([.$C219]);[.$C219]=&quot;Référentiel&quot;);0;IF(contexte_calcul=&quot;Réalisé&quot;;[.$W219]*[.E219];[.$R219]*[.E219]))" office:value-type="float" office:value="0" calcext:value-type="float">
            <text:p>0 HETD</text:p>
          </table:table-cell>
          <table:table-cell table:style-name="ce33" table:formula="of:=IF(OR(ISBLANK([.$C219]);[.$C219]=&quot;Référentiel&quot;);0;IF(contexte_calcul=&quot;Réalisé&quot;;[.$W219]*[.F219];[.$R219]*[.F21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9]=&quot;Référentiel&quot;;IF(contexte_calcul=&quot;Réalisé&quot;;[.$W219];[.$R21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20]);[.C220]=&quot;Référentiel&quot;);&quot;&quot;;1-([.D220]+[.E22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20]);0;HLOOKUP(IF(AND([.C220]=&quot;TP&quot;;TP_vaut_TD=&quot;Oui&quot;);&quot;TD&quot;;[.C220]);types_intervention;2;0))*IF(ISBLANK([.G220]);1;[.G220])" office:value-type="float" office:value="0" calcext:value-type="float">
            <text:p>0 HETD</text:p>
          </table:table-cell>
          <table:table-cell table:style-name="ce12" table:formula="of:=IF(ISBLANK([.C220]);0;HLOOKUP([.C220];types_intervention;3;0))*IF(ISBLANK([.G220]);1;[.G220])" office:value-type="float" office:value="0" calcext:value-type="float">
            <text:p>0 HETD</text:p>
          </table:table-cell>
          <table:table-cell table:style-name="ce11" table:formula="of:=IF([.H220]=&quot;Oui&quot;;[.I220]*[.J22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0]/[.$L$522];0)" office:value-type="percentage" office:value="0" calcext:value-type="percentage">
            <text:p>0,00 %</text:p>
          </table:table-cell>
          <table:table-cell table:style-name="ce11" table:formula="of:=MIN(service_du;[.$L$522])*[.N220]" office:value-type="float" office:value="0" calcext:value-type="float">
            <text:p>0 HETD</text:p>
          </table:table-cell>
          <table:table-cell table:style-name="ce28" table:formula="of:=IF([.L220]&lt;&gt;0;[.O220]/[.L220];0)" office:value-type="percentage" office:value="0" calcext:value-type="percentage">
            <text:p>0,00 %</text:p>
          </table:table-cell>
          <table:table-cell table:style-name="ce28" table:formula="of:=IF([.$L$522]&gt;service_du;1-[.P220];0)" office:value-type="percentage" office:value="1" calcext:value-type="percentage">
            <text:p>100,00 %</text:p>
          </table:table-cell>
          <table:table-cell table:style-name="ce26" table:formula="of:=[.I220]*[.Q220]*[.K220]*IF(ISBLANK([.G220]);1;[.G22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9]+[.L220]&gt;service_du;service_du;[.T219]+[.L220]))" office:value-type="float" office:value="188" calcext:value-type="float">
            <text:p>188 HETD</text:p>
          </table:table-cell>
          <table:table-cell table:style-name="ce11" table:formula="of:=IF(service_du=0;0;IF([.T219]+[.L220]&gt;service_du;service_du-[.T219];[.L220]))" office:value-type="float" office:value="0" calcext:value-type="float">
            <text:p>0 HETD</text:p>
          </table:table-cell>
          <table:table-cell table:style-name="ce30" table:formula="of:=IF(service_du=0;[.I220];IF([.J220]&gt;0;IF([.T219]+[.L220]&lt;service_du;0;(([.T219]+[.L220])-service_du)/[.J22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0]+IF([.H220]&lt;&gt;&quot;Oui&quot;;[.I220];0))*[.K220])*IF(ISBLANK([.G220]);1;[.G220])" office:value-type="float" office:value="0" calcext:value-type="float">
            <text:p>0 HETD</text:p>
          </table:table-cell>
          <table:table-cell/>
          <table:table-cell table:style-name="ce33" table:formula="of:=IF(OR(ISBLANK([.$C220]);[.$C220]=&quot;Référentiel&quot;);0;IF(contexte_calcul=&quot;Réalisé&quot;;[.$U220]*[.D220];[.$O220]*[.D220]))" office:value-type="float" office:value="0" calcext:value-type="float">
            <text:p>0 HETD</text:p>
          </table:table-cell>
          <table:table-cell table:style-name="ce33" table:formula="of:=IF(OR(ISBLANK([.$C220]);[.$C220]=&quot;Référentiel&quot;);0;IF(contexte_calcul=&quot;Réalisé&quot;;[.$U220]*[.E220];[.$O220]*[.E220]))" office:value-type="float" office:value="0" calcext:value-type="float">
            <text:p>0 HETD</text:p>
          </table:table-cell>
          <table:table-cell table:style-name="ce33" table:formula="of:=IF(OR(ISBLANK([.$C220]);[.$C220]=&quot;Référentiel&quot;);0;IF(contexte_calcul=&quot;Réalisé&quot;;[.$U220]*[.F220];[.$O220]*[.F220]))" office:value-type="float" office:value="0" calcext:value-type="float">
            <text:p>0 HETD</text:p>
          </table:table-cell>
          <table:table-cell table:style-name="ce33" table:formula="of:=IF([.$C220]=&quot;Référentiel&quot;;IF(contexte_calcul=&quot;Réalisé&quot;;[.$U220];[.$R220]);0)" office:value-type="float" office:value="0" calcext:value-type="float">
            <text:p>0 HETD</text:p>
          </table:table-cell>
          <table:table-cell table:style-name="ce33" table:formula="of:=IF(OR(ISBLANK([.$C220]);[.$C220]=&quot;Référentiel&quot;);0;IF(contexte_calcul=&quot;Réalisé&quot;;[.$W220]*[.D220];[.$R220]*[.D220]))" office:value-type="float" office:value="0" calcext:value-type="float">
            <text:p>0 HETD</text:p>
          </table:table-cell>
          <table:table-cell table:style-name="ce33" table:formula="of:=IF(OR(ISBLANK([.$C220]);[.$C220]=&quot;Référentiel&quot;);0;IF(contexte_calcul=&quot;Réalisé&quot;;[.$W220]*[.E220];[.$R220]*[.E220]))" office:value-type="float" office:value="0" calcext:value-type="float">
            <text:p>0 HETD</text:p>
          </table:table-cell>
          <table:table-cell table:style-name="ce33" table:formula="of:=IF(OR(ISBLANK([.$C220]);[.$C220]=&quot;Référentiel&quot;);0;IF(contexte_calcul=&quot;Réalisé&quot;;[.$W220]*[.F220];[.$R220]*[.F22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0]=&quot;Référentiel&quot;;IF(contexte_calcul=&quot;Réalisé&quot;;[.$W220];[.$R22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21]);[.C221]=&quot;Référentiel&quot;);&quot;&quot;;1-([.D221]+[.E22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21]);0;HLOOKUP(IF(AND([.C221]=&quot;TP&quot;;TP_vaut_TD=&quot;Oui&quot;);&quot;TD&quot;;[.C221]);types_intervention;2;0))*IF(ISBLANK([.G221]);1;[.G221])" office:value-type="float" office:value="0" calcext:value-type="float">
            <text:p>0 HETD</text:p>
          </table:table-cell>
          <table:table-cell table:style-name="ce12" table:formula="of:=IF(ISBLANK([.C221]);0;HLOOKUP([.C221];types_intervention;3;0))*IF(ISBLANK([.G221]);1;[.G221])" office:value-type="float" office:value="0" calcext:value-type="float">
            <text:p>0 HETD</text:p>
          </table:table-cell>
          <table:table-cell table:style-name="ce11" table:formula="of:=IF([.H221]=&quot;Oui&quot;;[.I221]*[.J22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1]/[.$L$522];0)" office:value-type="percentage" office:value="0" calcext:value-type="percentage">
            <text:p>0,00 %</text:p>
          </table:table-cell>
          <table:table-cell table:style-name="ce11" table:formula="of:=MIN(service_du;[.$L$522])*[.N221]" office:value-type="float" office:value="0" calcext:value-type="float">
            <text:p>0 HETD</text:p>
          </table:table-cell>
          <table:table-cell table:style-name="ce28" table:formula="of:=IF([.L221]&lt;&gt;0;[.O221]/[.L221];0)" office:value-type="percentage" office:value="0" calcext:value-type="percentage">
            <text:p>0,00 %</text:p>
          </table:table-cell>
          <table:table-cell table:style-name="ce28" table:formula="of:=IF([.$L$522]&gt;service_du;1-[.P221];0)" office:value-type="percentage" office:value="1" calcext:value-type="percentage">
            <text:p>100,00 %</text:p>
          </table:table-cell>
          <table:table-cell table:style-name="ce26" table:formula="of:=[.I221]*[.Q221]*[.K221]*IF(ISBLANK([.G221]);1;[.G22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0]+[.L221]&gt;service_du;service_du;[.T220]+[.L221]))" office:value-type="float" office:value="188" calcext:value-type="float">
            <text:p>188 HETD</text:p>
          </table:table-cell>
          <table:table-cell table:style-name="ce11" table:formula="of:=IF(service_du=0;0;IF([.T220]+[.L221]&gt;service_du;service_du-[.T220];[.L221]))" office:value-type="float" office:value="0" calcext:value-type="float">
            <text:p>0 HETD</text:p>
          </table:table-cell>
          <table:table-cell table:style-name="ce30" table:formula="of:=IF(service_du=0;[.I221];IF([.J221]&gt;0;IF([.T220]+[.L221]&lt;service_du;0;(([.T220]+[.L221])-service_du)/[.J22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1]+IF([.H221]&lt;&gt;&quot;Oui&quot;;[.I221];0))*[.K221])*IF(ISBLANK([.G221]);1;[.G221])" office:value-type="float" office:value="0" calcext:value-type="float">
            <text:p>0 HETD</text:p>
          </table:table-cell>
          <table:table-cell/>
          <table:table-cell table:style-name="ce33" table:formula="of:=IF(OR(ISBLANK([.$C221]);[.$C221]=&quot;Référentiel&quot;);0;IF(contexte_calcul=&quot;Réalisé&quot;;[.$U221]*[.D221];[.$O221]*[.D221]))" office:value-type="float" office:value="0" calcext:value-type="float">
            <text:p>0 HETD</text:p>
          </table:table-cell>
          <table:table-cell table:style-name="ce33" table:formula="of:=IF(OR(ISBLANK([.$C221]);[.$C221]=&quot;Référentiel&quot;);0;IF(contexte_calcul=&quot;Réalisé&quot;;[.$U221]*[.E221];[.$O221]*[.E221]))" office:value-type="float" office:value="0" calcext:value-type="float">
            <text:p>0 HETD</text:p>
          </table:table-cell>
          <table:table-cell table:style-name="ce33" table:formula="of:=IF(OR(ISBLANK([.$C221]);[.$C221]=&quot;Référentiel&quot;);0;IF(contexte_calcul=&quot;Réalisé&quot;;[.$U221]*[.F221];[.$O221]*[.F221]))" office:value-type="float" office:value="0" calcext:value-type="float">
            <text:p>0 HETD</text:p>
          </table:table-cell>
          <table:table-cell table:style-name="ce33" table:formula="of:=IF([.$C221]=&quot;Référentiel&quot;;IF(contexte_calcul=&quot;Réalisé&quot;;[.$U221];[.$R221]);0)" office:value-type="float" office:value="0" calcext:value-type="float">
            <text:p>0 HETD</text:p>
          </table:table-cell>
          <table:table-cell table:style-name="ce33" table:formula="of:=IF(OR(ISBLANK([.$C221]);[.$C221]=&quot;Référentiel&quot;);0;IF(contexte_calcul=&quot;Réalisé&quot;;[.$W221]*[.D221];[.$R221]*[.D221]))" office:value-type="float" office:value="0" calcext:value-type="float">
            <text:p>0 HETD</text:p>
          </table:table-cell>
          <table:table-cell table:style-name="ce33" table:formula="of:=IF(OR(ISBLANK([.$C221]);[.$C221]=&quot;Référentiel&quot;);0;IF(contexte_calcul=&quot;Réalisé&quot;;[.$W221]*[.E221];[.$R221]*[.E221]))" office:value-type="float" office:value="0" calcext:value-type="float">
            <text:p>0 HETD</text:p>
          </table:table-cell>
          <table:table-cell table:style-name="ce33" table:formula="of:=IF(OR(ISBLANK([.$C221]);[.$C221]=&quot;Référentiel&quot;);0;IF(contexte_calcul=&quot;Réalisé&quot;;[.$W221]*[.F221];[.$R221]*[.F22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1]=&quot;Référentiel&quot;;IF(contexte_calcul=&quot;Réalisé&quot;;[.$W221];[.$R22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22]);[.C222]=&quot;Référentiel&quot;);&quot;&quot;;1-([.D222]+[.E22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22]);0;HLOOKUP(IF(AND([.C222]=&quot;TP&quot;;TP_vaut_TD=&quot;Oui&quot;);&quot;TD&quot;;[.C222]);types_intervention;2;0))*IF(ISBLANK([.G222]);1;[.G222])" office:value-type="float" office:value="0" calcext:value-type="float">
            <text:p>0 HETD</text:p>
          </table:table-cell>
          <table:table-cell table:style-name="ce12" table:formula="of:=IF(ISBLANK([.C222]);0;HLOOKUP([.C222];types_intervention;3;0))*IF(ISBLANK([.G222]);1;[.G222])" office:value-type="float" office:value="0" calcext:value-type="float">
            <text:p>0 HETD</text:p>
          </table:table-cell>
          <table:table-cell table:style-name="ce11" table:formula="of:=IF([.H222]=&quot;Oui&quot;;[.I222]*[.J22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2]/[.$L$522];0)" office:value-type="percentage" office:value="0" calcext:value-type="percentage">
            <text:p>0,00 %</text:p>
          </table:table-cell>
          <table:table-cell table:style-name="ce11" table:formula="of:=MIN(service_du;[.$L$522])*[.N222]" office:value-type="float" office:value="0" calcext:value-type="float">
            <text:p>0 HETD</text:p>
          </table:table-cell>
          <table:table-cell table:style-name="ce28" table:formula="of:=IF([.L222]&lt;&gt;0;[.O222]/[.L222];0)" office:value-type="percentage" office:value="0" calcext:value-type="percentage">
            <text:p>0,00 %</text:p>
          </table:table-cell>
          <table:table-cell table:style-name="ce28" table:formula="of:=IF([.$L$522]&gt;service_du;1-[.P222];0)" office:value-type="percentage" office:value="1" calcext:value-type="percentage">
            <text:p>100,00 %</text:p>
          </table:table-cell>
          <table:table-cell table:style-name="ce26" table:formula="of:=[.I222]*[.Q222]*[.K222]*IF(ISBLANK([.G222]);1;[.G22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1]+[.L222]&gt;service_du;service_du;[.T221]+[.L222]))" office:value-type="float" office:value="188" calcext:value-type="float">
            <text:p>188 HETD</text:p>
          </table:table-cell>
          <table:table-cell table:style-name="ce11" table:formula="of:=IF(service_du=0;0;IF([.T221]+[.L222]&gt;service_du;service_du-[.T221];[.L222]))" office:value-type="float" office:value="0" calcext:value-type="float">
            <text:p>0 HETD</text:p>
          </table:table-cell>
          <table:table-cell table:style-name="ce30" table:formula="of:=IF(service_du=0;[.I222];IF([.J222]&gt;0;IF([.T221]+[.L222]&lt;service_du;0;(([.T221]+[.L222])-service_du)/[.J22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2]+IF([.H222]&lt;&gt;&quot;Oui&quot;;[.I222];0))*[.K222])*IF(ISBLANK([.G222]);1;[.G222])" office:value-type="float" office:value="0" calcext:value-type="float">
            <text:p>0 HETD</text:p>
          </table:table-cell>
          <table:table-cell/>
          <table:table-cell table:style-name="ce33" table:formula="of:=IF(OR(ISBLANK([.$C222]);[.$C222]=&quot;Référentiel&quot;);0;IF(contexte_calcul=&quot;Réalisé&quot;;[.$U222]*[.D222];[.$O222]*[.D222]))" office:value-type="float" office:value="0" calcext:value-type="float">
            <text:p>0 HETD</text:p>
          </table:table-cell>
          <table:table-cell table:style-name="ce33" table:formula="of:=IF(OR(ISBLANK([.$C222]);[.$C222]=&quot;Référentiel&quot;);0;IF(contexte_calcul=&quot;Réalisé&quot;;[.$U222]*[.E222];[.$O222]*[.E222]))" office:value-type="float" office:value="0" calcext:value-type="float">
            <text:p>0 HETD</text:p>
          </table:table-cell>
          <table:table-cell table:style-name="ce33" table:formula="of:=IF(OR(ISBLANK([.$C222]);[.$C222]=&quot;Référentiel&quot;);0;IF(contexte_calcul=&quot;Réalisé&quot;;[.$U222]*[.F222];[.$O222]*[.F222]))" office:value-type="float" office:value="0" calcext:value-type="float">
            <text:p>0 HETD</text:p>
          </table:table-cell>
          <table:table-cell table:style-name="ce33" table:formula="of:=IF([.$C222]=&quot;Référentiel&quot;;IF(contexte_calcul=&quot;Réalisé&quot;;[.$U222];[.$R222]);0)" office:value-type="float" office:value="0" calcext:value-type="float">
            <text:p>0 HETD</text:p>
          </table:table-cell>
          <table:table-cell table:style-name="ce33" table:formula="of:=IF(OR(ISBLANK([.$C222]);[.$C222]=&quot;Référentiel&quot;);0;IF(contexte_calcul=&quot;Réalisé&quot;;[.$W222]*[.D222];[.$R222]*[.D222]))" office:value-type="float" office:value="0" calcext:value-type="float">
            <text:p>0 HETD</text:p>
          </table:table-cell>
          <table:table-cell table:style-name="ce33" table:formula="of:=IF(OR(ISBLANK([.$C222]);[.$C222]=&quot;Référentiel&quot;);0;IF(contexte_calcul=&quot;Réalisé&quot;;[.$W222]*[.E222];[.$R222]*[.E222]))" office:value-type="float" office:value="0" calcext:value-type="float">
            <text:p>0 HETD</text:p>
          </table:table-cell>
          <table:table-cell table:style-name="ce33" table:formula="of:=IF(OR(ISBLANK([.$C222]);[.$C222]=&quot;Référentiel&quot;);0;IF(contexte_calcul=&quot;Réalisé&quot;;[.$W222]*[.F222];[.$R222]*[.F22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2]=&quot;Référentiel&quot;;IF(contexte_calcul=&quot;Réalisé&quot;;[.$W222];[.$R22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23]);[.C223]=&quot;Référentiel&quot;);&quot;&quot;;1-([.D223]+[.E22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23]);0;HLOOKUP(IF(AND([.C223]=&quot;TP&quot;;TP_vaut_TD=&quot;Oui&quot;);&quot;TD&quot;;[.C223]);types_intervention;2;0))*IF(ISBLANK([.G223]);1;[.G223])" office:value-type="float" office:value="0" calcext:value-type="float">
            <text:p>0 HETD</text:p>
          </table:table-cell>
          <table:table-cell table:style-name="ce12" table:formula="of:=IF(ISBLANK([.C223]);0;HLOOKUP([.C223];types_intervention;3;0))*IF(ISBLANK([.G223]);1;[.G223])" office:value-type="float" office:value="0" calcext:value-type="float">
            <text:p>0 HETD</text:p>
          </table:table-cell>
          <table:table-cell table:style-name="ce11" table:formula="of:=IF([.H223]=&quot;Oui&quot;;[.I223]*[.J22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3]/[.$L$522];0)" office:value-type="percentage" office:value="0" calcext:value-type="percentage">
            <text:p>0,00 %</text:p>
          </table:table-cell>
          <table:table-cell table:style-name="ce11" table:formula="of:=MIN(service_du;[.$L$522])*[.N223]" office:value-type="float" office:value="0" calcext:value-type="float">
            <text:p>0 HETD</text:p>
          </table:table-cell>
          <table:table-cell table:style-name="ce28" table:formula="of:=IF([.L223]&lt;&gt;0;[.O223]/[.L223];0)" office:value-type="percentage" office:value="0" calcext:value-type="percentage">
            <text:p>0,00 %</text:p>
          </table:table-cell>
          <table:table-cell table:style-name="ce28" table:formula="of:=IF([.$L$522]&gt;service_du;1-[.P223];0)" office:value-type="percentage" office:value="1" calcext:value-type="percentage">
            <text:p>100,00 %</text:p>
          </table:table-cell>
          <table:table-cell table:style-name="ce26" table:formula="of:=[.I223]*[.Q223]*[.K223]*IF(ISBLANK([.G223]);1;[.G22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2]+[.L223]&gt;service_du;service_du;[.T222]+[.L223]))" office:value-type="float" office:value="188" calcext:value-type="float">
            <text:p>188 HETD</text:p>
          </table:table-cell>
          <table:table-cell table:style-name="ce11" table:formula="of:=IF(service_du=0;0;IF([.T222]+[.L223]&gt;service_du;service_du-[.T222];[.L223]))" office:value-type="float" office:value="0" calcext:value-type="float">
            <text:p>0 HETD</text:p>
          </table:table-cell>
          <table:table-cell table:style-name="ce30" table:formula="of:=IF(service_du=0;[.I223];IF([.J223]&gt;0;IF([.T222]+[.L223]&lt;service_du;0;(([.T222]+[.L223])-service_du)/[.J22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3]+IF([.H223]&lt;&gt;&quot;Oui&quot;;[.I223];0))*[.K223])*IF(ISBLANK([.G223]);1;[.G223])" office:value-type="float" office:value="0" calcext:value-type="float">
            <text:p>0 HETD</text:p>
          </table:table-cell>
          <table:table-cell/>
          <table:table-cell table:style-name="ce33" table:formula="of:=IF(OR(ISBLANK([.$C223]);[.$C223]=&quot;Référentiel&quot;);0;IF(contexte_calcul=&quot;Réalisé&quot;;[.$U223]*[.D223];[.$O223]*[.D223]))" office:value-type="float" office:value="0" calcext:value-type="float">
            <text:p>0 HETD</text:p>
          </table:table-cell>
          <table:table-cell table:style-name="ce33" table:formula="of:=IF(OR(ISBLANK([.$C223]);[.$C223]=&quot;Référentiel&quot;);0;IF(contexte_calcul=&quot;Réalisé&quot;;[.$U223]*[.E223];[.$O223]*[.E223]))" office:value-type="float" office:value="0" calcext:value-type="float">
            <text:p>0 HETD</text:p>
          </table:table-cell>
          <table:table-cell table:style-name="ce33" table:formula="of:=IF(OR(ISBLANK([.$C223]);[.$C223]=&quot;Référentiel&quot;);0;IF(contexte_calcul=&quot;Réalisé&quot;;[.$U223]*[.F223];[.$O223]*[.F223]))" office:value-type="float" office:value="0" calcext:value-type="float">
            <text:p>0 HETD</text:p>
          </table:table-cell>
          <table:table-cell table:style-name="ce33" table:formula="of:=IF([.$C223]=&quot;Référentiel&quot;;IF(contexte_calcul=&quot;Réalisé&quot;;[.$U223];[.$R223]);0)" office:value-type="float" office:value="0" calcext:value-type="float">
            <text:p>0 HETD</text:p>
          </table:table-cell>
          <table:table-cell table:style-name="ce33" table:formula="of:=IF(OR(ISBLANK([.$C223]);[.$C223]=&quot;Référentiel&quot;);0;IF(contexte_calcul=&quot;Réalisé&quot;;[.$W223]*[.D223];[.$R223]*[.D223]))" office:value-type="float" office:value="0" calcext:value-type="float">
            <text:p>0 HETD</text:p>
          </table:table-cell>
          <table:table-cell table:style-name="ce33" table:formula="of:=IF(OR(ISBLANK([.$C223]);[.$C223]=&quot;Référentiel&quot;);0;IF(contexte_calcul=&quot;Réalisé&quot;;[.$W223]*[.E223];[.$R223]*[.E223]))" office:value-type="float" office:value="0" calcext:value-type="float">
            <text:p>0 HETD</text:p>
          </table:table-cell>
          <table:table-cell table:style-name="ce33" table:formula="of:=IF(OR(ISBLANK([.$C223]);[.$C223]=&quot;Référentiel&quot;);0;IF(contexte_calcul=&quot;Réalisé&quot;;[.$W223]*[.F223];[.$R223]*[.F22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3]=&quot;Référentiel&quot;;IF(contexte_calcul=&quot;Réalisé&quot;;[.$W223];[.$R22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24]);[.C224]=&quot;Référentiel&quot;);&quot;&quot;;1-([.D224]+[.E22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24]);0;HLOOKUP(IF(AND([.C224]=&quot;TP&quot;;TP_vaut_TD=&quot;Oui&quot;);&quot;TD&quot;;[.C224]);types_intervention;2;0))*IF(ISBLANK([.G224]);1;[.G224])" office:value-type="float" office:value="0" calcext:value-type="float">
            <text:p>0 HETD</text:p>
          </table:table-cell>
          <table:table-cell table:style-name="ce12" table:formula="of:=IF(ISBLANK([.C224]);0;HLOOKUP([.C224];types_intervention;3;0))*IF(ISBLANK([.G224]);1;[.G224])" office:value-type="float" office:value="0" calcext:value-type="float">
            <text:p>0 HETD</text:p>
          </table:table-cell>
          <table:table-cell table:style-name="ce11" table:formula="of:=IF([.H224]=&quot;Oui&quot;;[.I224]*[.J22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4]/[.$L$522];0)" office:value-type="percentage" office:value="0" calcext:value-type="percentage">
            <text:p>0,00 %</text:p>
          </table:table-cell>
          <table:table-cell table:style-name="ce11" table:formula="of:=MIN(service_du;[.$L$522])*[.N224]" office:value-type="float" office:value="0" calcext:value-type="float">
            <text:p>0 HETD</text:p>
          </table:table-cell>
          <table:table-cell table:style-name="ce28" table:formula="of:=IF([.L224]&lt;&gt;0;[.O224]/[.L224];0)" office:value-type="percentage" office:value="0" calcext:value-type="percentage">
            <text:p>0,00 %</text:p>
          </table:table-cell>
          <table:table-cell table:style-name="ce28" table:formula="of:=IF([.$L$522]&gt;service_du;1-[.P224];0)" office:value-type="percentage" office:value="1" calcext:value-type="percentage">
            <text:p>100,00 %</text:p>
          </table:table-cell>
          <table:table-cell table:style-name="ce26" table:formula="of:=[.I224]*[.Q224]*[.K224]*IF(ISBLANK([.G224]);1;[.G22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3]+[.L224]&gt;service_du;service_du;[.T223]+[.L224]))" office:value-type="float" office:value="188" calcext:value-type="float">
            <text:p>188 HETD</text:p>
          </table:table-cell>
          <table:table-cell table:style-name="ce11" table:formula="of:=IF(service_du=0;0;IF([.T223]+[.L224]&gt;service_du;service_du-[.T223];[.L224]))" office:value-type="float" office:value="0" calcext:value-type="float">
            <text:p>0 HETD</text:p>
          </table:table-cell>
          <table:table-cell table:style-name="ce30" table:formula="of:=IF(service_du=0;[.I224];IF([.J224]&gt;0;IF([.T223]+[.L224]&lt;service_du;0;(([.T223]+[.L224])-service_du)/[.J22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4]+IF([.H224]&lt;&gt;&quot;Oui&quot;;[.I224];0))*[.K224])*IF(ISBLANK([.G224]);1;[.G224])" office:value-type="float" office:value="0" calcext:value-type="float">
            <text:p>0 HETD</text:p>
          </table:table-cell>
          <table:table-cell/>
          <table:table-cell table:style-name="ce33" table:formula="of:=IF(OR(ISBLANK([.$C224]);[.$C224]=&quot;Référentiel&quot;);0;IF(contexte_calcul=&quot;Réalisé&quot;;[.$U224]*[.D224];[.$O224]*[.D224]))" office:value-type="float" office:value="0" calcext:value-type="float">
            <text:p>0 HETD</text:p>
          </table:table-cell>
          <table:table-cell table:style-name="ce33" table:formula="of:=IF(OR(ISBLANK([.$C224]);[.$C224]=&quot;Référentiel&quot;);0;IF(contexte_calcul=&quot;Réalisé&quot;;[.$U224]*[.E224];[.$O224]*[.E224]))" office:value-type="float" office:value="0" calcext:value-type="float">
            <text:p>0 HETD</text:p>
          </table:table-cell>
          <table:table-cell table:style-name="ce33" table:formula="of:=IF(OR(ISBLANK([.$C224]);[.$C224]=&quot;Référentiel&quot;);0;IF(contexte_calcul=&quot;Réalisé&quot;;[.$U224]*[.F224];[.$O224]*[.F224]))" office:value-type="float" office:value="0" calcext:value-type="float">
            <text:p>0 HETD</text:p>
          </table:table-cell>
          <table:table-cell table:style-name="ce33" table:formula="of:=IF([.$C224]=&quot;Référentiel&quot;;IF(contexte_calcul=&quot;Réalisé&quot;;[.$U224];[.$R224]);0)" office:value-type="float" office:value="0" calcext:value-type="float">
            <text:p>0 HETD</text:p>
          </table:table-cell>
          <table:table-cell table:style-name="ce33" table:formula="of:=IF(OR(ISBLANK([.$C224]);[.$C224]=&quot;Référentiel&quot;);0;IF(contexte_calcul=&quot;Réalisé&quot;;[.$W224]*[.D224];[.$R224]*[.D224]))" office:value-type="float" office:value="0" calcext:value-type="float">
            <text:p>0 HETD</text:p>
          </table:table-cell>
          <table:table-cell table:style-name="ce33" table:formula="of:=IF(OR(ISBLANK([.$C224]);[.$C224]=&quot;Référentiel&quot;);0;IF(contexte_calcul=&quot;Réalisé&quot;;[.$W224]*[.E224];[.$R224]*[.E224]))" office:value-type="float" office:value="0" calcext:value-type="float">
            <text:p>0 HETD</text:p>
          </table:table-cell>
          <table:table-cell table:style-name="ce33" table:formula="of:=IF(OR(ISBLANK([.$C224]);[.$C224]=&quot;Référentiel&quot;);0;IF(contexte_calcul=&quot;Réalisé&quot;;[.$W224]*[.F224];[.$R224]*[.F22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4]=&quot;Référentiel&quot;;IF(contexte_calcul=&quot;Réalisé&quot;;[.$W224];[.$R22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25]);[.C225]=&quot;Référentiel&quot;);&quot;&quot;;1-([.D225]+[.E22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25]);0;HLOOKUP(IF(AND([.C225]=&quot;TP&quot;;TP_vaut_TD=&quot;Oui&quot;);&quot;TD&quot;;[.C225]);types_intervention;2;0))*IF(ISBLANK([.G225]);1;[.G225])" office:value-type="float" office:value="0" calcext:value-type="float">
            <text:p>0 HETD</text:p>
          </table:table-cell>
          <table:table-cell table:style-name="ce12" table:formula="of:=IF(ISBLANK([.C225]);0;HLOOKUP([.C225];types_intervention;3;0))*IF(ISBLANK([.G225]);1;[.G225])" office:value-type="float" office:value="0" calcext:value-type="float">
            <text:p>0 HETD</text:p>
          </table:table-cell>
          <table:table-cell table:style-name="ce11" table:formula="of:=IF([.H225]=&quot;Oui&quot;;[.I225]*[.J22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5]/[.$L$522];0)" office:value-type="percentage" office:value="0" calcext:value-type="percentage">
            <text:p>0,00 %</text:p>
          </table:table-cell>
          <table:table-cell table:style-name="ce11" table:formula="of:=MIN(service_du;[.$L$522])*[.N225]" office:value-type="float" office:value="0" calcext:value-type="float">
            <text:p>0 HETD</text:p>
          </table:table-cell>
          <table:table-cell table:style-name="ce28" table:formula="of:=IF([.L225]&lt;&gt;0;[.O225]/[.L225];0)" office:value-type="percentage" office:value="0" calcext:value-type="percentage">
            <text:p>0,00 %</text:p>
          </table:table-cell>
          <table:table-cell table:style-name="ce28" table:formula="of:=IF([.$L$522]&gt;service_du;1-[.P225];0)" office:value-type="percentage" office:value="1" calcext:value-type="percentage">
            <text:p>100,00 %</text:p>
          </table:table-cell>
          <table:table-cell table:style-name="ce26" table:formula="of:=[.I225]*[.Q225]*[.K225]*IF(ISBLANK([.G225]);1;[.G22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4]+[.L225]&gt;service_du;service_du;[.T224]+[.L225]))" office:value-type="float" office:value="188" calcext:value-type="float">
            <text:p>188 HETD</text:p>
          </table:table-cell>
          <table:table-cell table:style-name="ce11" table:formula="of:=IF(service_du=0;0;IF([.T224]+[.L225]&gt;service_du;service_du-[.T224];[.L225]))" office:value-type="float" office:value="0" calcext:value-type="float">
            <text:p>0 HETD</text:p>
          </table:table-cell>
          <table:table-cell table:style-name="ce30" table:formula="of:=IF(service_du=0;[.I225];IF([.J225]&gt;0;IF([.T224]+[.L225]&lt;service_du;0;(([.T224]+[.L225])-service_du)/[.J22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5]+IF([.H225]&lt;&gt;&quot;Oui&quot;;[.I225];0))*[.K225])*IF(ISBLANK([.G225]);1;[.G225])" office:value-type="float" office:value="0" calcext:value-type="float">
            <text:p>0 HETD</text:p>
          </table:table-cell>
          <table:table-cell/>
          <table:table-cell table:style-name="ce33" table:formula="of:=IF(OR(ISBLANK([.$C225]);[.$C225]=&quot;Référentiel&quot;);0;IF(contexte_calcul=&quot;Réalisé&quot;;[.$U225]*[.D225];[.$O225]*[.D225]))" office:value-type="float" office:value="0" calcext:value-type="float">
            <text:p>0 HETD</text:p>
          </table:table-cell>
          <table:table-cell table:style-name="ce33" table:formula="of:=IF(OR(ISBLANK([.$C225]);[.$C225]=&quot;Référentiel&quot;);0;IF(contexte_calcul=&quot;Réalisé&quot;;[.$U225]*[.E225];[.$O225]*[.E225]))" office:value-type="float" office:value="0" calcext:value-type="float">
            <text:p>0 HETD</text:p>
          </table:table-cell>
          <table:table-cell table:style-name="ce33" table:formula="of:=IF(OR(ISBLANK([.$C225]);[.$C225]=&quot;Référentiel&quot;);0;IF(contexte_calcul=&quot;Réalisé&quot;;[.$U225]*[.F225];[.$O225]*[.F225]))" office:value-type="float" office:value="0" calcext:value-type="float">
            <text:p>0 HETD</text:p>
          </table:table-cell>
          <table:table-cell table:style-name="ce33" table:formula="of:=IF([.$C225]=&quot;Référentiel&quot;;IF(contexte_calcul=&quot;Réalisé&quot;;[.$U225];[.$R225]);0)" office:value-type="float" office:value="0" calcext:value-type="float">
            <text:p>0 HETD</text:p>
          </table:table-cell>
          <table:table-cell table:style-name="ce33" table:formula="of:=IF(OR(ISBLANK([.$C225]);[.$C225]=&quot;Référentiel&quot;);0;IF(contexte_calcul=&quot;Réalisé&quot;;[.$W225]*[.D225];[.$R225]*[.D225]))" office:value-type="float" office:value="0" calcext:value-type="float">
            <text:p>0 HETD</text:p>
          </table:table-cell>
          <table:table-cell table:style-name="ce33" table:formula="of:=IF(OR(ISBLANK([.$C225]);[.$C225]=&quot;Référentiel&quot;);0;IF(contexte_calcul=&quot;Réalisé&quot;;[.$W225]*[.E225];[.$R225]*[.E225]))" office:value-type="float" office:value="0" calcext:value-type="float">
            <text:p>0 HETD</text:p>
          </table:table-cell>
          <table:table-cell table:style-name="ce33" table:formula="of:=IF(OR(ISBLANK([.$C225]);[.$C225]=&quot;Référentiel&quot;);0;IF(contexte_calcul=&quot;Réalisé&quot;;[.$W225]*[.F225];[.$R225]*[.F22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5]=&quot;Référentiel&quot;;IF(contexte_calcul=&quot;Réalisé&quot;;[.$W225];[.$R22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26]);[.C226]=&quot;Référentiel&quot;);&quot;&quot;;1-([.D226]+[.E22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26]);0;HLOOKUP(IF(AND([.C226]=&quot;TP&quot;;TP_vaut_TD=&quot;Oui&quot;);&quot;TD&quot;;[.C226]);types_intervention;2;0))*IF(ISBLANK([.G226]);1;[.G226])" office:value-type="float" office:value="0" calcext:value-type="float">
            <text:p>0 HETD</text:p>
          </table:table-cell>
          <table:table-cell table:style-name="ce12" table:formula="of:=IF(ISBLANK([.C226]);0;HLOOKUP([.C226];types_intervention;3;0))*IF(ISBLANK([.G226]);1;[.G226])" office:value-type="float" office:value="0" calcext:value-type="float">
            <text:p>0 HETD</text:p>
          </table:table-cell>
          <table:table-cell table:style-name="ce11" table:formula="of:=IF([.H226]=&quot;Oui&quot;;[.I226]*[.J22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6]/[.$L$522];0)" office:value-type="percentage" office:value="0" calcext:value-type="percentage">
            <text:p>0,00 %</text:p>
          </table:table-cell>
          <table:table-cell table:style-name="ce11" table:formula="of:=MIN(service_du;[.$L$522])*[.N226]" office:value-type="float" office:value="0" calcext:value-type="float">
            <text:p>0 HETD</text:p>
          </table:table-cell>
          <table:table-cell table:style-name="ce28" table:formula="of:=IF([.L226]&lt;&gt;0;[.O226]/[.L226];0)" office:value-type="percentage" office:value="0" calcext:value-type="percentage">
            <text:p>0,00 %</text:p>
          </table:table-cell>
          <table:table-cell table:style-name="ce28" table:formula="of:=IF([.$L$522]&gt;service_du;1-[.P226];0)" office:value-type="percentage" office:value="1" calcext:value-type="percentage">
            <text:p>100,00 %</text:p>
          </table:table-cell>
          <table:table-cell table:style-name="ce26" table:formula="of:=[.I226]*[.Q226]*[.K226]*IF(ISBLANK([.G226]);1;[.G22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5]+[.L226]&gt;service_du;service_du;[.T225]+[.L226]))" office:value-type="float" office:value="188" calcext:value-type="float">
            <text:p>188 HETD</text:p>
          </table:table-cell>
          <table:table-cell table:style-name="ce11" table:formula="of:=IF(service_du=0;0;IF([.T225]+[.L226]&gt;service_du;service_du-[.T225];[.L226]))" office:value-type="float" office:value="0" calcext:value-type="float">
            <text:p>0 HETD</text:p>
          </table:table-cell>
          <table:table-cell table:style-name="ce30" table:formula="of:=IF(service_du=0;[.I226];IF([.J226]&gt;0;IF([.T225]+[.L226]&lt;service_du;0;(([.T225]+[.L226])-service_du)/[.J22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6]+IF([.H226]&lt;&gt;&quot;Oui&quot;;[.I226];0))*[.K226])*IF(ISBLANK([.G226]);1;[.G226])" office:value-type="float" office:value="0" calcext:value-type="float">
            <text:p>0 HETD</text:p>
          </table:table-cell>
          <table:table-cell/>
          <table:table-cell table:style-name="ce33" table:formula="of:=IF(OR(ISBLANK([.$C226]);[.$C226]=&quot;Référentiel&quot;);0;IF(contexte_calcul=&quot;Réalisé&quot;;[.$U226]*[.D226];[.$O226]*[.D226]))" office:value-type="float" office:value="0" calcext:value-type="float">
            <text:p>0 HETD</text:p>
          </table:table-cell>
          <table:table-cell table:style-name="ce33" table:formula="of:=IF(OR(ISBLANK([.$C226]);[.$C226]=&quot;Référentiel&quot;);0;IF(contexte_calcul=&quot;Réalisé&quot;;[.$U226]*[.E226];[.$O226]*[.E226]))" office:value-type="float" office:value="0" calcext:value-type="float">
            <text:p>0 HETD</text:p>
          </table:table-cell>
          <table:table-cell table:style-name="ce33" table:formula="of:=IF(OR(ISBLANK([.$C226]);[.$C226]=&quot;Référentiel&quot;);0;IF(contexte_calcul=&quot;Réalisé&quot;;[.$U226]*[.F226];[.$O226]*[.F226]))" office:value-type="float" office:value="0" calcext:value-type="float">
            <text:p>0 HETD</text:p>
          </table:table-cell>
          <table:table-cell table:style-name="ce33" table:formula="of:=IF([.$C226]=&quot;Référentiel&quot;;IF(contexte_calcul=&quot;Réalisé&quot;;[.$U226];[.$R226]);0)" office:value-type="float" office:value="0" calcext:value-type="float">
            <text:p>0 HETD</text:p>
          </table:table-cell>
          <table:table-cell table:style-name="ce33" table:formula="of:=IF(OR(ISBLANK([.$C226]);[.$C226]=&quot;Référentiel&quot;);0;IF(contexte_calcul=&quot;Réalisé&quot;;[.$W226]*[.D226];[.$R226]*[.D226]))" office:value-type="float" office:value="0" calcext:value-type="float">
            <text:p>0 HETD</text:p>
          </table:table-cell>
          <table:table-cell table:style-name="ce33" table:formula="of:=IF(OR(ISBLANK([.$C226]);[.$C226]=&quot;Référentiel&quot;);0;IF(contexte_calcul=&quot;Réalisé&quot;;[.$W226]*[.E226];[.$R226]*[.E226]))" office:value-type="float" office:value="0" calcext:value-type="float">
            <text:p>0 HETD</text:p>
          </table:table-cell>
          <table:table-cell table:style-name="ce33" table:formula="of:=IF(OR(ISBLANK([.$C226]);[.$C226]=&quot;Référentiel&quot;);0;IF(contexte_calcul=&quot;Réalisé&quot;;[.$W226]*[.F226];[.$R226]*[.F22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6]=&quot;Référentiel&quot;;IF(contexte_calcul=&quot;Réalisé&quot;;[.$W226];[.$R22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27]);[.C227]=&quot;Référentiel&quot;);&quot;&quot;;1-([.D227]+[.E22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27]);0;HLOOKUP(IF(AND([.C227]=&quot;TP&quot;;TP_vaut_TD=&quot;Oui&quot;);&quot;TD&quot;;[.C227]);types_intervention;2;0))*IF(ISBLANK([.G227]);1;[.G227])" office:value-type="float" office:value="0" calcext:value-type="float">
            <text:p>0 HETD</text:p>
          </table:table-cell>
          <table:table-cell table:style-name="ce12" table:formula="of:=IF(ISBLANK([.C227]);0;HLOOKUP([.C227];types_intervention;3;0))*IF(ISBLANK([.G227]);1;[.G227])" office:value-type="float" office:value="0" calcext:value-type="float">
            <text:p>0 HETD</text:p>
          </table:table-cell>
          <table:table-cell table:style-name="ce11" table:formula="of:=IF([.H227]=&quot;Oui&quot;;[.I227]*[.J22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7]/[.$L$522];0)" office:value-type="percentage" office:value="0" calcext:value-type="percentage">
            <text:p>0,00 %</text:p>
          </table:table-cell>
          <table:table-cell table:style-name="ce11" table:formula="of:=MIN(service_du;[.$L$522])*[.N227]" office:value-type="float" office:value="0" calcext:value-type="float">
            <text:p>0 HETD</text:p>
          </table:table-cell>
          <table:table-cell table:style-name="ce28" table:formula="of:=IF([.L227]&lt;&gt;0;[.O227]/[.L227];0)" office:value-type="percentage" office:value="0" calcext:value-type="percentage">
            <text:p>0,00 %</text:p>
          </table:table-cell>
          <table:table-cell table:style-name="ce28" table:formula="of:=IF([.$L$522]&gt;service_du;1-[.P227];0)" office:value-type="percentage" office:value="1" calcext:value-type="percentage">
            <text:p>100,00 %</text:p>
          </table:table-cell>
          <table:table-cell table:style-name="ce26" table:formula="of:=[.I227]*[.Q227]*[.K227]*IF(ISBLANK([.G227]);1;[.G22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6]+[.L227]&gt;service_du;service_du;[.T226]+[.L227]))" office:value-type="float" office:value="188" calcext:value-type="float">
            <text:p>188 HETD</text:p>
          </table:table-cell>
          <table:table-cell table:style-name="ce11" table:formula="of:=IF(service_du=0;0;IF([.T226]+[.L227]&gt;service_du;service_du-[.T226];[.L227]))" office:value-type="float" office:value="0" calcext:value-type="float">
            <text:p>0 HETD</text:p>
          </table:table-cell>
          <table:table-cell table:style-name="ce30" table:formula="of:=IF(service_du=0;[.I227];IF([.J227]&gt;0;IF([.T226]+[.L227]&lt;service_du;0;(([.T226]+[.L227])-service_du)/[.J22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7]+IF([.H227]&lt;&gt;&quot;Oui&quot;;[.I227];0))*[.K227])*IF(ISBLANK([.G227]);1;[.G227])" office:value-type="float" office:value="0" calcext:value-type="float">
            <text:p>0 HETD</text:p>
          </table:table-cell>
          <table:table-cell/>
          <table:table-cell table:style-name="ce33" table:formula="of:=IF(OR(ISBLANK([.$C227]);[.$C227]=&quot;Référentiel&quot;);0;IF(contexte_calcul=&quot;Réalisé&quot;;[.$U227]*[.D227];[.$O227]*[.D227]))" office:value-type="float" office:value="0" calcext:value-type="float">
            <text:p>0 HETD</text:p>
          </table:table-cell>
          <table:table-cell table:style-name="ce33" table:formula="of:=IF(OR(ISBLANK([.$C227]);[.$C227]=&quot;Référentiel&quot;);0;IF(contexte_calcul=&quot;Réalisé&quot;;[.$U227]*[.E227];[.$O227]*[.E227]))" office:value-type="float" office:value="0" calcext:value-type="float">
            <text:p>0 HETD</text:p>
          </table:table-cell>
          <table:table-cell table:style-name="ce33" table:formula="of:=IF(OR(ISBLANK([.$C227]);[.$C227]=&quot;Référentiel&quot;);0;IF(contexte_calcul=&quot;Réalisé&quot;;[.$U227]*[.F227];[.$O227]*[.F227]))" office:value-type="float" office:value="0" calcext:value-type="float">
            <text:p>0 HETD</text:p>
          </table:table-cell>
          <table:table-cell table:style-name="ce33" table:formula="of:=IF([.$C227]=&quot;Référentiel&quot;;IF(contexte_calcul=&quot;Réalisé&quot;;[.$U227];[.$R227]);0)" office:value-type="float" office:value="0" calcext:value-type="float">
            <text:p>0 HETD</text:p>
          </table:table-cell>
          <table:table-cell table:style-name="ce33" table:formula="of:=IF(OR(ISBLANK([.$C227]);[.$C227]=&quot;Référentiel&quot;);0;IF(contexte_calcul=&quot;Réalisé&quot;;[.$W227]*[.D227];[.$R227]*[.D227]))" office:value-type="float" office:value="0" calcext:value-type="float">
            <text:p>0 HETD</text:p>
          </table:table-cell>
          <table:table-cell table:style-name="ce33" table:formula="of:=IF(OR(ISBLANK([.$C227]);[.$C227]=&quot;Référentiel&quot;);0;IF(contexte_calcul=&quot;Réalisé&quot;;[.$W227]*[.E227];[.$R227]*[.E227]))" office:value-type="float" office:value="0" calcext:value-type="float">
            <text:p>0 HETD</text:p>
          </table:table-cell>
          <table:table-cell table:style-name="ce33" table:formula="of:=IF(OR(ISBLANK([.$C227]);[.$C227]=&quot;Référentiel&quot;);0;IF(contexte_calcul=&quot;Réalisé&quot;;[.$W227]*[.F227];[.$R227]*[.F22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7]=&quot;Référentiel&quot;;IF(contexte_calcul=&quot;Réalisé&quot;;[.$W227];[.$R22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28]);[.C228]=&quot;Référentiel&quot;);&quot;&quot;;1-([.D228]+[.E22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28]);0;HLOOKUP(IF(AND([.C228]=&quot;TP&quot;;TP_vaut_TD=&quot;Oui&quot;);&quot;TD&quot;;[.C228]);types_intervention;2;0))*IF(ISBLANK([.G228]);1;[.G228])" office:value-type="float" office:value="0" calcext:value-type="float">
            <text:p>0 HETD</text:p>
          </table:table-cell>
          <table:table-cell table:style-name="ce12" table:formula="of:=IF(ISBLANK([.C228]);0;HLOOKUP([.C228];types_intervention;3;0))*IF(ISBLANK([.G228]);1;[.G228])" office:value-type="float" office:value="0" calcext:value-type="float">
            <text:p>0 HETD</text:p>
          </table:table-cell>
          <table:table-cell table:style-name="ce11" table:formula="of:=IF([.H228]=&quot;Oui&quot;;[.I228]*[.J22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8]/[.$L$522];0)" office:value-type="percentage" office:value="0" calcext:value-type="percentage">
            <text:p>0,00 %</text:p>
          </table:table-cell>
          <table:table-cell table:style-name="ce11" table:formula="of:=MIN(service_du;[.$L$522])*[.N228]" office:value-type="float" office:value="0" calcext:value-type="float">
            <text:p>0 HETD</text:p>
          </table:table-cell>
          <table:table-cell table:style-name="ce28" table:formula="of:=IF([.L228]&lt;&gt;0;[.O228]/[.L228];0)" office:value-type="percentage" office:value="0" calcext:value-type="percentage">
            <text:p>0,00 %</text:p>
          </table:table-cell>
          <table:table-cell table:style-name="ce28" table:formula="of:=IF([.$L$522]&gt;service_du;1-[.P228];0)" office:value-type="percentage" office:value="1" calcext:value-type="percentage">
            <text:p>100,00 %</text:p>
          </table:table-cell>
          <table:table-cell table:style-name="ce26" table:formula="of:=[.I228]*[.Q228]*[.K228]*IF(ISBLANK([.G228]);1;[.G22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7]+[.L228]&gt;service_du;service_du;[.T227]+[.L228]))" office:value-type="float" office:value="188" calcext:value-type="float">
            <text:p>188 HETD</text:p>
          </table:table-cell>
          <table:table-cell table:style-name="ce11" table:formula="of:=IF(service_du=0;0;IF([.T227]+[.L228]&gt;service_du;service_du-[.T227];[.L228]))" office:value-type="float" office:value="0" calcext:value-type="float">
            <text:p>0 HETD</text:p>
          </table:table-cell>
          <table:table-cell table:style-name="ce30" table:formula="of:=IF(service_du=0;[.I228];IF([.J228]&gt;0;IF([.T227]+[.L228]&lt;service_du;0;(([.T227]+[.L228])-service_du)/[.J22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8]+IF([.H228]&lt;&gt;&quot;Oui&quot;;[.I228];0))*[.K228])*IF(ISBLANK([.G228]);1;[.G228])" office:value-type="float" office:value="0" calcext:value-type="float">
            <text:p>0 HETD</text:p>
          </table:table-cell>
          <table:table-cell/>
          <table:table-cell table:style-name="ce33" table:formula="of:=IF(OR(ISBLANK([.$C228]);[.$C228]=&quot;Référentiel&quot;);0;IF(contexte_calcul=&quot;Réalisé&quot;;[.$U228]*[.D228];[.$O228]*[.D228]))" office:value-type="float" office:value="0" calcext:value-type="float">
            <text:p>0 HETD</text:p>
          </table:table-cell>
          <table:table-cell table:style-name="ce33" table:formula="of:=IF(OR(ISBLANK([.$C228]);[.$C228]=&quot;Référentiel&quot;);0;IF(contexte_calcul=&quot;Réalisé&quot;;[.$U228]*[.E228];[.$O228]*[.E228]))" office:value-type="float" office:value="0" calcext:value-type="float">
            <text:p>0 HETD</text:p>
          </table:table-cell>
          <table:table-cell table:style-name="ce33" table:formula="of:=IF(OR(ISBLANK([.$C228]);[.$C228]=&quot;Référentiel&quot;);0;IF(contexte_calcul=&quot;Réalisé&quot;;[.$U228]*[.F228];[.$O228]*[.F228]))" office:value-type="float" office:value="0" calcext:value-type="float">
            <text:p>0 HETD</text:p>
          </table:table-cell>
          <table:table-cell table:style-name="ce33" table:formula="of:=IF([.$C228]=&quot;Référentiel&quot;;IF(contexte_calcul=&quot;Réalisé&quot;;[.$U228];[.$R228]);0)" office:value-type="float" office:value="0" calcext:value-type="float">
            <text:p>0 HETD</text:p>
          </table:table-cell>
          <table:table-cell table:style-name="ce33" table:formula="of:=IF(OR(ISBLANK([.$C228]);[.$C228]=&quot;Référentiel&quot;);0;IF(contexte_calcul=&quot;Réalisé&quot;;[.$W228]*[.D228];[.$R228]*[.D228]))" office:value-type="float" office:value="0" calcext:value-type="float">
            <text:p>0 HETD</text:p>
          </table:table-cell>
          <table:table-cell table:style-name="ce33" table:formula="of:=IF(OR(ISBLANK([.$C228]);[.$C228]=&quot;Référentiel&quot;);0;IF(contexte_calcul=&quot;Réalisé&quot;;[.$W228]*[.E228];[.$R228]*[.E228]))" office:value-type="float" office:value="0" calcext:value-type="float">
            <text:p>0 HETD</text:p>
          </table:table-cell>
          <table:table-cell table:style-name="ce33" table:formula="of:=IF(OR(ISBLANK([.$C228]);[.$C228]=&quot;Référentiel&quot;);0;IF(contexte_calcul=&quot;Réalisé&quot;;[.$W228]*[.F228];[.$R228]*[.F22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8]=&quot;Référentiel&quot;;IF(contexte_calcul=&quot;Réalisé&quot;;[.$W228];[.$R22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29]);[.C229]=&quot;Référentiel&quot;);&quot;&quot;;1-([.D229]+[.E22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29]);0;HLOOKUP(IF(AND([.C229]=&quot;TP&quot;;TP_vaut_TD=&quot;Oui&quot;);&quot;TD&quot;;[.C229]);types_intervention;2;0))*IF(ISBLANK([.G229]);1;[.G229])" office:value-type="float" office:value="0" calcext:value-type="float">
            <text:p>0 HETD</text:p>
          </table:table-cell>
          <table:table-cell table:style-name="ce12" table:formula="of:=IF(ISBLANK([.C229]);0;HLOOKUP([.C229];types_intervention;3;0))*IF(ISBLANK([.G229]);1;[.G229])" office:value-type="float" office:value="0" calcext:value-type="float">
            <text:p>0 HETD</text:p>
          </table:table-cell>
          <table:table-cell table:style-name="ce11" table:formula="of:=IF([.H229]=&quot;Oui&quot;;[.I229]*[.J22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9]/[.$L$522];0)" office:value-type="percentage" office:value="0" calcext:value-type="percentage">
            <text:p>0,00 %</text:p>
          </table:table-cell>
          <table:table-cell table:style-name="ce11" table:formula="of:=MIN(service_du;[.$L$522])*[.N229]" office:value-type="float" office:value="0" calcext:value-type="float">
            <text:p>0 HETD</text:p>
          </table:table-cell>
          <table:table-cell table:style-name="ce28" table:formula="of:=IF([.L229]&lt;&gt;0;[.O229]/[.L229];0)" office:value-type="percentage" office:value="0" calcext:value-type="percentage">
            <text:p>0,00 %</text:p>
          </table:table-cell>
          <table:table-cell table:style-name="ce28" table:formula="of:=IF([.$L$522]&gt;service_du;1-[.P229];0)" office:value-type="percentage" office:value="1" calcext:value-type="percentage">
            <text:p>100,00 %</text:p>
          </table:table-cell>
          <table:table-cell table:style-name="ce26" table:formula="of:=[.I229]*[.Q229]*[.K229]*IF(ISBLANK([.G229]);1;[.G22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8]+[.L229]&gt;service_du;service_du;[.T228]+[.L229]))" office:value-type="float" office:value="188" calcext:value-type="float">
            <text:p>188 HETD</text:p>
          </table:table-cell>
          <table:table-cell table:style-name="ce11" table:formula="of:=IF(service_du=0;0;IF([.T228]+[.L229]&gt;service_du;service_du-[.T228];[.L229]))" office:value-type="float" office:value="0" calcext:value-type="float">
            <text:p>0 HETD</text:p>
          </table:table-cell>
          <table:table-cell table:style-name="ce30" table:formula="of:=IF(service_du=0;[.I229];IF([.J229]&gt;0;IF([.T228]+[.L229]&lt;service_du;0;(([.T228]+[.L229])-service_du)/[.J22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9]+IF([.H229]&lt;&gt;&quot;Oui&quot;;[.I229];0))*[.K229])*IF(ISBLANK([.G229]);1;[.G229])" office:value-type="float" office:value="0" calcext:value-type="float">
            <text:p>0 HETD</text:p>
          </table:table-cell>
          <table:table-cell/>
          <table:table-cell table:style-name="ce33" table:formula="of:=IF(OR(ISBLANK([.$C229]);[.$C229]=&quot;Référentiel&quot;);0;IF(contexte_calcul=&quot;Réalisé&quot;;[.$U229]*[.D229];[.$O229]*[.D229]))" office:value-type="float" office:value="0" calcext:value-type="float">
            <text:p>0 HETD</text:p>
          </table:table-cell>
          <table:table-cell table:style-name="ce33" table:formula="of:=IF(OR(ISBLANK([.$C229]);[.$C229]=&quot;Référentiel&quot;);0;IF(contexte_calcul=&quot;Réalisé&quot;;[.$U229]*[.E229];[.$O229]*[.E229]))" office:value-type="float" office:value="0" calcext:value-type="float">
            <text:p>0 HETD</text:p>
          </table:table-cell>
          <table:table-cell table:style-name="ce33" table:formula="of:=IF(OR(ISBLANK([.$C229]);[.$C229]=&quot;Référentiel&quot;);0;IF(contexte_calcul=&quot;Réalisé&quot;;[.$U229]*[.F229];[.$O229]*[.F229]))" office:value-type="float" office:value="0" calcext:value-type="float">
            <text:p>0 HETD</text:p>
          </table:table-cell>
          <table:table-cell table:style-name="ce33" table:formula="of:=IF([.$C229]=&quot;Référentiel&quot;;IF(contexte_calcul=&quot;Réalisé&quot;;[.$U229];[.$R229]);0)" office:value-type="float" office:value="0" calcext:value-type="float">
            <text:p>0 HETD</text:p>
          </table:table-cell>
          <table:table-cell table:style-name="ce33" table:formula="of:=IF(OR(ISBLANK([.$C229]);[.$C229]=&quot;Référentiel&quot;);0;IF(contexte_calcul=&quot;Réalisé&quot;;[.$W229]*[.D229];[.$R229]*[.D229]))" office:value-type="float" office:value="0" calcext:value-type="float">
            <text:p>0 HETD</text:p>
          </table:table-cell>
          <table:table-cell table:style-name="ce33" table:formula="of:=IF(OR(ISBLANK([.$C229]);[.$C229]=&quot;Référentiel&quot;);0;IF(contexte_calcul=&quot;Réalisé&quot;;[.$W229]*[.E229];[.$R229]*[.E229]))" office:value-type="float" office:value="0" calcext:value-type="float">
            <text:p>0 HETD</text:p>
          </table:table-cell>
          <table:table-cell table:style-name="ce33" table:formula="of:=IF(OR(ISBLANK([.$C229]);[.$C229]=&quot;Référentiel&quot;);0;IF(contexte_calcul=&quot;Réalisé&quot;;[.$W229]*[.F229];[.$R229]*[.F22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9]=&quot;Référentiel&quot;;IF(contexte_calcul=&quot;Réalisé&quot;;[.$W229];[.$R22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30]);[.C230]=&quot;Référentiel&quot;);&quot;&quot;;1-([.D230]+[.E23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30]);0;HLOOKUP(IF(AND([.C230]=&quot;TP&quot;;TP_vaut_TD=&quot;Oui&quot;);&quot;TD&quot;;[.C230]);types_intervention;2;0))*IF(ISBLANK([.G230]);1;[.G230])" office:value-type="float" office:value="0" calcext:value-type="float">
            <text:p>0 HETD</text:p>
          </table:table-cell>
          <table:table-cell table:style-name="ce12" table:formula="of:=IF(ISBLANK([.C230]);0;HLOOKUP([.C230];types_intervention;3;0))*IF(ISBLANK([.G230]);1;[.G230])" office:value-type="float" office:value="0" calcext:value-type="float">
            <text:p>0 HETD</text:p>
          </table:table-cell>
          <table:table-cell table:style-name="ce11" table:formula="of:=IF([.H230]=&quot;Oui&quot;;[.I230]*[.J23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0]/[.$L$522];0)" office:value-type="percentage" office:value="0" calcext:value-type="percentage">
            <text:p>0,00 %</text:p>
          </table:table-cell>
          <table:table-cell table:style-name="ce11" table:formula="of:=MIN(service_du;[.$L$522])*[.N230]" office:value-type="float" office:value="0" calcext:value-type="float">
            <text:p>0 HETD</text:p>
          </table:table-cell>
          <table:table-cell table:style-name="ce28" table:formula="of:=IF([.L230]&lt;&gt;0;[.O230]/[.L230];0)" office:value-type="percentage" office:value="0" calcext:value-type="percentage">
            <text:p>0,00 %</text:p>
          </table:table-cell>
          <table:table-cell table:style-name="ce28" table:formula="of:=IF([.$L$522]&gt;service_du;1-[.P230];0)" office:value-type="percentage" office:value="1" calcext:value-type="percentage">
            <text:p>100,00 %</text:p>
          </table:table-cell>
          <table:table-cell table:style-name="ce26" table:formula="of:=[.I230]*[.Q230]*[.K230]*IF(ISBLANK([.G230]);1;[.G23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9]+[.L230]&gt;service_du;service_du;[.T229]+[.L230]))" office:value-type="float" office:value="188" calcext:value-type="float">
            <text:p>188 HETD</text:p>
          </table:table-cell>
          <table:table-cell table:style-name="ce11" table:formula="of:=IF(service_du=0;0;IF([.T229]+[.L230]&gt;service_du;service_du-[.T229];[.L230]))" office:value-type="float" office:value="0" calcext:value-type="float">
            <text:p>0 HETD</text:p>
          </table:table-cell>
          <table:table-cell table:style-name="ce30" table:formula="of:=IF(service_du=0;[.I230];IF([.J230]&gt;0;IF([.T229]+[.L230]&lt;service_du;0;(([.T229]+[.L230])-service_du)/[.J23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0]+IF([.H230]&lt;&gt;&quot;Oui&quot;;[.I230];0))*[.K230])*IF(ISBLANK([.G230]);1;[.G230])" office:value-type="float" office:value="0" calcext:value-type="float">
            <text:p>0 HETD</text:p>
          </table:table-cell>
          <table:table-cell/>
          <table:table-cell table:style-name="ce33" table:formula="of:=IF(OR(ISBLANK([.$C230]);[.$C230]=&quot;Référentiel&quot;);0;IF(contexte_calcul=&quot;Réalisé&quot;;[.$U230]*[.D230];[.$O230]*[.D230]))" office:value-type="float" office:value="0" calcext:value-type="float">
            <text:p>0 HETD</text:p>
          </table:table-cell>
          <table:table-cell table:style-name="ce33" table:formula="of:=IF(OR(ISBLANK([.$C230]);[.$C230]=&quot;Référentiel&quot;);0;IF(contexte_calcul=&quot;Réalisé&quot;;[.$U230]*[.E230];[.$O230]*[.E230]))" office:value-type="float" office:value="0" calcext:value-type="float">
            <text:p>0 HETD</text:p>
          </table:table-cell>
          <table:table-cell table:style-name="ce33" table:formula="of:=IF(OR(ISBLANK([.$C230]);[.$C230]=&quot;Référentiel&quot;);0;IF(contexte_calcul=&quot;Réalisé&quot;;[.$U230]*[.F230];[.$O230]*[.F230]))" office:value-type="float" office:value="0" calcext:value-type="float">
            <text:p>0 HETD</text:p>
          </table:table-cell>
          <table:table-cell table:style-name="ce33" table:formula="of:=IF([.$C230]=&quot;Référentiel&quot;;IF(contexte_calcul=&quot;Réalisé&quot;;[.$U230];[.$R230]);0)" office:value-type="float" office:value="0" calcext:value-type="float">
            <text:p>0 HETD</text:p>
          </table:table-cell>
          <table:table-cell table:style-name="ce33" table:formula="of:=IF(OR(ISBLANK([.$C230]);[.$C230]=&quot;Référentiel&quot;);0;IF(contexte_calcul=&quot;Réalisé&quot;;[.$W230]*[.D230];[.$R230]*[.D230]))" office:value-type="float" office:value="0" calcext:value-type="float">
            <text:p>0 HETD</text:p>
          </table:table-cell>
          <table:table-cell table:style-name="ce33" table:formula="of:=IF(OR(ISBLANK([.$C230]);[.$C230]=&quot;Référentiel&quot;);0;IF(contexte_calcul=&quot;Réalisé&quot;;[.$W230]*[.E230];[.$R230]*[.E230]))" office:value-type="float" office:value="0" calcext:value-type="float">
            <text:p>0 HETD</text:p>
          </table:table-cell>
          <table:table-cell table:style-name="ce33" table:formula="of:=IF(OR(ISBLANK([.$C230]);[.$C230]=&quot;Référentiel&quot;);0;IF(contexte_calcul=&quot;Réalisé&quot;;[.$W230]*[.F230];[.$R230]*[.F23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0]=&quot;Référentiel&quot;;IF(contexte_calcul=&quot;Réalisé&quot;;[.$W230];[.$R23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31]);[.C231]=&quot;Référentiel&quot;);&quot;&quot;;1-([.D231]+[.E23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31]);0;HLOOKUP(IF(AND([.C231]=&quot;TP&quot;;TP_vaut_TD=&quot;Oui&quot;);&quot;TD&quot;;[.C231]);types_intervention;2;0))*IF(ISBLANK([.G231]);1;[.G231])" office:value-type="float" office:value="0" calcext:value-type="float">
            <text:p>0 HETD</text:p>
          </table:table-cell>
          <table:table-cell table:style-name="ce12" table:formula="of:=IF(ISBLANK([.C231]);0;HLOOKUP([.C231];types_intervention;3;0))*IF(ISBLANK([.G231]);1;[.G231])" office:value-type="float" office:value="0" calcext:value-type="float">
            <text:p>0 HETD</text:p>
          </table:table-cell>
          <table:table-cell table:style-name="ce11" table:formula="of:=IF([.H231]=&quot;Oui&quot;;[.I231]*[.J23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1]/[.$L$522];0)" office:value-type="percentage" office:value="0" calcext:value-type="percentage">
            <text:p>0,00 %</text:p>
          </table:table-cell>
          <table:table-cell table:style-name="ce11" table:formula="of:=MIN(service_du;[.$L$522])*[.N231]" office:value-type="float" office:value="0" calcext:value-type="float">
            <text:p>0 HETD</text:p>
          </table:table-cell>
          <table:table-cell table:style-name="ce28" table:formula="of:=IF([.L231]&lt;&gt;0;[.O231]/[.L231];0)" office:value-type="percentage" office:value="0" calcext:value-type="percentage">
            <text:p>0,00 %</text:p>
          </table:table-cell>
          <table:table-cell table:style-name="ce28" table:formula="of:=IF([.$L$522]&gt;service_du;1-[.P231];0)" office:value-type="percentage" office:value="1" calcext:value-type="percentage">
            <text:p>100,00 %</text:p>
          </table:table-cell>
          <table:table-cell table:style-name="ce26" table:formula="of:=[.I231]*[.Q231]*[.K231]*IF(ISBLANK([.G231]);1;[.G23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0]+[.L231]&gt;service_du;service_du;[.T230]+[.L231]))" office:value-type="float" office:value="188" calcext:value-type="float">
            <text:p>188 HETD</text:p>
          </table:table-cell>
          <table:table-cell table:style-name="ce11" table:formula="of:=IF(service_du=0;0;IF([.T230]+[.L231]&gt;service_du;service_du-[.T230];[.L231]))" office:value-type="float" office:value="0" calcext:value-type="float">
            <text:p>0 HETD</text:p>
          </table:table-cell>
          <table:table-cell table:style-name="ce30" table:formula="of:=IF(service_du=0;[.I231];IF([.J231]&gt;0;IF([.T230]+[.L231]&lt;service_du;0;(([.T230]+[.L231])-service_du)/[.J23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1]+IF([.H231]&lt;&gt;&quot;Oui&quot;;[.I231];0))*[.K231])*IF(ISBLANK([.G231]);1;[.G231])" office:value-type="float" office:value="0" calcext:value-type="float">
            <text:p>0 HETD</text:p>
          </table:table-cell>
          <table:table-cell/>
          <table:table-cell table:style-name="ce33" table:formula="of:=IF(OR(ISBLANK([.$C231]);[.$C231]=&quot;Référentiel&quot;);0;IF(contexte_calcul=&quot;Réalisé&quot;;[.$U231]*[.D231];[.$O231]*[.D231]))" office:value-type="float" office:value="0" calcext:value-type="float">
            <text:p>0 HETD</text:p>
          </table:table-cell>
          <table:table-cell table:style-name="ce33" table:formula="of:=IF(OR(ISBLANK([.$C231]);[.$C231]=&quot;Référentiel&quot;);0;IF(contexte_calcul=&quot;Réalisé&quot;;[.$U231]*[.E231];[.$O231]*[.E231]))" office:value-type="float" office:value="0" calcext:value-type="float">
            <text:p>0 HETD</text:p>
          </table:table-cell>
          <table:table-cell table:style-name="ce33" table:formula="of:=IF(OR(ISBLANK([.$C231]);[.$C231]=&quot;Référentiel&quot;);0;IF(contexte_calcul=&quot;Réalisé&quot;;[.$U231]*[.F231];[.$O231]*[.F231]))" office:value-type="float" office:value="0" calcext:value-type="float">
            <text:p>0 HETD</text:p>
          </table:table-cell>
          <table:table-cell table:style-name="ce33" table:formula="of:=IF([.$C231]=&quot;Référentiel&quot;;IF(contexte_calcul=&quot;Réalisé&quot;;[.$U231];[.$R231]);0)" office:value-type="float" office:value="0" calcext:value-type="float">
            <text:p>0 HETD</text:p>
          </table:table-cell>
          <table:table-cell table:style-name="ce33" table:formula="of:=IF(OR(ISBLANK([.$C231]);[.$C231]=&quot;Référentiel&quot;);0;IF(contexte_calcul=&quot;Réalisé&quot;;[.$W231]*[.D231];[.$R231]*[.D231]))" office:value-type="float" office:value="0" calcext:value-type="float">
            <text:p>0 HETD</text:p>
          </table:table-cell>
          <table:table-cell table:style-name="ce33" table:formula="of:=IF(OR(ISBLANK([.$C231]);[.$C231]=&quot;Référentiel&quot;);0;IF(contexte_calcul=&quot;Réalisé&quot;;[.$W231]*[.E231];[.$R231]*[.E231]))" office:value-type="float" office:value="0" calcext:value-type="float">
            <text:p>0 HETD</text:p>
          </table:table-cell>
          <table:table-cell table:style-name="ce33" table:formula="of:=IF(OR(ISBLANK([.$C231]);[.$C231]=&quot;Référentiel&quot;);0;IF(contexte_calcul=&quot;Réalisé&quot;;[.$W231]*[.F231];[.$R231]*[.F23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1]=&quot;Référentiel&quot;;IF(contexte_calcul=&quot;Réalisé&quot;;[.$W231];[.$R23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32]);[.C232]=&quot;Référentiel&quot;);&quot;&quot;;1-([.D232]+[.E23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32]);0;HLOOKUP(IF(AND([.C232]=&quot;TP&quot;;TP_vaut_TD=&quot;Oui&quot;);&quot;TD&quot;;[.C232]);types_intervention;2;0))*IF(ISBLANK([.G232]);1;[.G232])" office:value-type="float" office:value="0" calcext:value-type="float">
            <text:p>0 HETD</text:p>
          </table:table-cell>
          <table:table-cell table:style-name="ce12" table:formula="of:=IF(ISBLANK([.C232]);0;HLOOKUP([.C232];types_intervention;3;0))*IF(ISBLANK([.G232]);1;[.G232])" office:value-type="float" office:value="0" calcext:value-type="float">
            <text:p>0 HETD</text:p>
          </table:table-cell>
          <table:table-cell table:style-name="ce11" table:formula="of:=IF([.H232]=&quot;Oui&quot;;[.I232]*[.J23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2]/[.$L$522];0)" office:value-type="percentage" office:value="0" calcext:value-type="percentage">
            <text:p>0,00 %</text:p>
          </table:table-cell>
          <table:table-cell table:style-name="ce11" table:formula="of:=MIN(service_du;[.$L$522])*[.N232]" office:value-type="float" office:value="0" calcext:value-type="float">
            <text:p>0 HETD</text:p>
          </table:table-cell>
          <table:table-cell table:style-name="ce28" table:formula="of:=IF([.L232]&lt;&gt;0;[.O232]/[.L232];0)" office:value-type="percentage" office:value="0" calcext:value-type="percentage">
            <text:p>0,00 %</text:p>
          </table:table-cell>
          <table:table-cell table:style-name="ce28" table:formula="of:=IF([.$L$522]&gt;service_du;1-[.P232];0)" office:value-type="percentage" office:value="1" calcext:value-type="percentage">
            <text:p>100,00 %</text:p>
          </table:table-cell>
          <table:table-cell table:style-name="ce26" table:formula="of:=[.I232]*[.Q232]*[.K232]*IF(ISBLANK([.G232]);1;[.G23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1]+[.L232]&gt;service_du;service_du;[.T231]+[.L232]))" office:value-type="float" office:value="188" calcext:value-type="float">
            <text:p>188 HETD</text:p>
          </table:table-cell>
          <table:table-cell table:style-name="ce11" table:formula="of:=IF(service_du=0;0;IF([.T231]+[.L232]&gt;service_du;service_du-[.T231];[.L232]))" office:value-type="float" office:value="0" calcext:value-type="float">
            <text:p>0 HETD</text:p>
          </table:table-cell>
          <table:table-cell table:style-name="ce30" table:formula="of:=IF(service_du=0;[.I232];IF([.J232]&gt;0;IF([.T231]+[.L232]&lt;service_du;0;(([.T231]+[.L232])-service_du)/[.J23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2]+IF([.H232]&lt;&gt;&quot;Oui&quot;;[.I232];0))*[.K232])*IF(ISBLANK([.G232]);1;[.G232])" office:value-type="float" office:value="0" calcext:value-type="float">
            <text:p>0 HETD</text:p>
          </table:table-cell>
          <table:table-cell/>
          <table:table-cell table:style-name="ce33" table:formula="of:=IF(OR(ISBLANK([.$C232]);[.$C232]=&quot;Référentiel&quot;);0;IF(contexte_calcul=&quot;Réalisé&quot;;[.$U232]*[.D232];[.$O232]*[.D232]))" office:value-type="float" office:value="0" calcext:value-type="float">
            <text:p>0 HETD</text:p>
          </table:table-cell>
          <table:table-cell table:style-name="ce33" table:formula="of:=IF(OR(ISBLANK([.$C232]);[.$C232]=&quot;Référentiel&quot;);0;IF(contexte_calcul=&quot;Réalisé&quot;;[.$U232]*[.E232];[.$O232]*[.E232]))" office:value-type="float" office:value="0" calcext:value-type="float">
            <text:p>0 HETD</text:p>
          </table:table-cell>
          <table:table-cell table:style-name="ce33" table:formula="of:=IF(OR(ISBLANK([.$C232]);[.$C232]=&quot;Référentiel&quot;);0;IF(contexte_calcul=&quot;Réalisé&quot;;[.$U232]*[.F232];[.$O232]*[.F232]))" office:value-type="float" office:value="0" calcext:value-type="float">
            <text:p>0 HETD</text:p>
          </table:table-cell>
          <table:table-cell table:style-name="ce33" table:formula="of:=IF([.$C232]=&quot;Référentiel&quot;;IF(contexte_calcul=&quot;Réalisé&quot;;[.$U232];[.$R232]);0)" office:value-type="float" office:value="0" calcext:value-type="float">
            <text:p>0 HETD</text:p>
          </table:table-cell>
          <table:table-cell table:style-name="ce33" table:formula="of:=IF(OR(ISBLANK([.$C232]);[.$C232]=&quot;Référentiel&quot;);0;IF(contexte_calcul=&quot;Réalisé&quot;;[.$W232]*[.D232];[.$R232]*[.D232]))" office:value-type="float" office:value="0" calcext:value-type="float">
            <text:p>0 HETD</text:p>
          </table:table-cell>
          <table:table-cell table:style-name="ce33" table:formula="of:=IF(OR(ISBLANK([.$C232]);[.$C232]=&quot;Référentiel&quot;);0;IF(contexte_calcul=&quot;Réalisé&quot;;[.$W232]*[.E232];[.$R232]*[.E232]))" office:value-type="float" office:value="0" calcext:value-type="float">
            <text:p>0 HETD</text:p>
          </table:table-cell>
          <table:table-cell table:style-name="ce33" table:formula="of:=IF(OR(ISBLANK([.$C232]);[.$C232]=&quot;Référentiel&quot;);0;IF(contexte_calcul=&quot;Réalisé&quot;;[.$W232]*[.F232];[.$R232]*[.F23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2]=&quot;Référentiel&quot;;IF(contexte_calcul=&quot;Réalisé&quot;;[.$W232];[.$R23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33]);[.C233]=&quot;Référentiel&quot;);&quot;&quot;;1-([.D233]+[.E23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33]);0;HLOOKUP(IF(AND([.C233]=&quot;TP&quot;;TP_vaut_TD=&quot;Oui&quot;);&quot;TD&quot;;[.C233]);types_intervention;2;0))*IF(ISBLANK([.G233]);1;[.G233])" office:value-type="float" office:value="0" calcext:value-type="float">
            <text:p>0 HETD</text:p>
          </table:table-cell>
          <table:table-cell table:style-name="ce12" table:formula="of:=IF(ISBLANK([.C233]);0;HLOOKUP([.C233];types_intervention;3;0))*IF(ISBLANK([.G233]);1;[.G233])" office:value-type="float" office:value="0" calcext:value-type="float">
            <text:p>0 HETD</text:p>
          </table:table-cell>
          <table:table-cell table:style-name="ce11" table:formula="of:=IF([.H233]=&quot;Oui&quot;;[.I233]*[.J23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3]/[.$L$522];0)" office:value-type="percentage" office:value="0" calcext:value-type="percentage">
            <text:p>0,00 %</text:p>
          </table:table-cell>
          <table:table-cell table:style-name="ce11" table:formula="of:=MIN(service_du;[.$L$522])*[.N233]" office:value-type="float" office:value="0" calcext:value-type="float">
            <text:p>0 HETD</text:p>
          </table:table-cell>
          <table:table-cell table:style-name="ce28" table:formula="of:=IF([.L233]&lt;&gt;0;[.O233]/[.L233];0)" office:value-type="percentage" office:value="0" calcext:value-type="percentage">
            <text:p>0,00 %</text:p>
          </table:table-cell>
          <table:table-cell table:style-name="ce28" table:formula="of:=IF([.$L$522]&gt;service_du;1-[.P233];0)" office:value-type="percentage" office:value="1" calcext:value-type="percentage">
            <text:p>100,00 %</text:p>
          </table:table-cell>
          <table:table-cell table:style-name="ce26" table:formula="of:=[.I233]*[.Q233]*[.K233]*IF(ISBLANK([.G233]);1;[.G23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2]+[.L233]&gt;service_du;service_du;[.T232]+[.L233]))" office:value-type="float" office:value="188" calcext:value-type="float">
            <text:p>188 HETD</text:p>
          </table:table-cell>
          <table:table-cell table:style-name="ce11" table:formula="of:=IF(service_du=0;0;IF([.T232]+[.L233]&gt;service_du;service_du-[.T232];[.L233]))" office:value-type="float" office:value="0" calcext:value-type="float">
            <text:p>0 HETD</text:p>
          </table:table-cell>
          <table:table-cell table:style-name="ce30" table:formula="of:=IF(service_du=0;[.I233];IF([.J233]&gt;0;IF([.T232]+[.L233]&lt;service_du;0;(([.T232]+[.L233])-service_du)/[.J23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3]+IF([.H233]&lt;&gt;&quot;Oui&quot;;[.I233];0))*[.K233])*IF(ISBLANK([.G233]);1;[.G233])" office:value-type="float" office:value="0" calcext:value-type="float">
            <text:p>0 HETD</text:p>
          </table:table-cell>
          <table:table-cell/>
          <table:table-cell table:style-name="ce33" table:formula="of:=IF(OR(ISBLANK([.$C233]);[.$C233]=&quot;Référentiel&quot;);0;IF(contexte_calcul=&quot;Réalisé&quot;;[.$U233]*[.D233];[.$O233]*[.D233]))" office:value-type="float" office:value="0" calcext:value-type="float">
            <text:p>0 HETD</text:p>
          </table:table-cell>
          <table:table-cell table:style-name="ce33" table:formula="of:=IF(OR(ISBLANK([.$C233]);[.$C233]=&quot;Référentiel&quot;);0;IF(contexte_calcul=&quot;Réalisé&quot;;[.$U233]*[.E233];[.$O233]*[.E233]))" office:value-type="float" office:value="0" calcext:value-type="float">
            <text:p>0 HETD</text:p>
          </table:table-cell>
          <table:table-cell table:style-name="ce33" table:formula="of:=IF(OR(ISBLANK([.$C233]);[.$C233]=&quot;Référentiel&quot;);0;IF(contexte_calcul=&quot;Réalisé&quot;;[.$U233]*[.F233];[.$O233]*[.F233]))" office:value-type="float" office:value="0" calcext:value-type="float">
            <text:p>0 HETD</text:p>
          </table:table-cell>
          <table:table-cell table:style-name="ce33" table:formula="of:=IF([.$C233]=&quot;Référentiel&quot;;IF(contexte_calcul=&quot;Réalisé&quot;;[.$U233];[.$R233]);0)" office:value-type="float" office:value="0" calcext:value-type="float">
            <text:p>0 HETD</text:p>
          </table:table-cell>
          <table:table-cell table:style-name="ce33" table:formula="of:=IF(OR(ISBLANK([.$C233]);[.$C233]=&quot;Référentiel&quot;);0;IF(contexte_calcul=&quot;Réalisé&quot;;[.$W233]*[.D233];[.$R233]*[.D233]))" office:value-type="float" office:value="0" calcext:value-type="float">
            <text:p>0 HETD</text:p>
          </table:table-cell>
          <table:table-cell table:style-name="ce33" table:formula="of:=IF(OR(ISBLANK([.$C233]);[.$C233]=&quot;Référentiel&quot;);0;IF(contexte_calcul=&quot;Réalisé&quot;;[.$W233]*[.E233];[.$R233]*[.E233]))" office:value-type="float" office:value="0" calcext:value-type="float">
            <text:p>0 HETD</text:p>
          </table:table-cell>
          <table:table-cell table:style-name="ce33" table:formula="of:=IF(OR(ISBLANK([.$C233]);[.$C233]=&quot;Référentiel&quot;);0;IF(contexte_calcul=&quot;Réalisé&quot;;[.$W233]*[.F233];[.$R233]*[.F23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3]=&quot;Référentiel&quot;;IF(contexte_calcul=&quot;Réalisé&quot;;[.$W233];[.$R23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34]);[.C234]=&quot;Référentiel&quot;);&quot;&quot;;1-([.D234]+[.E23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34]);0;HLOOKUP(IF(AND([.C234]=&quot;TP&quot;;TP_vaut_TD=&quot;Oui&quot;);&quot;TD&quot;;[.C234]);types_intervention;2;0))*IF(ISBLANK([.G234]);1;[.G234])" office:value-type="float" office:value="0" calcext:value-type="float">
            <text:p>0 HETD</text:p>
          </table:table-cell>
          <table:table-cell table:style-name="ce12" table:formula="of:=IF(ISBLANK([.C234]);0;HLOOKUP([.C234];types_intervention;3;0))*IF(ISBLANK([.G234]);1;[.G234])" office:value-type="float" office:value="0" calcext:value-type="float">
            <text:p>0 HETD</text:p>
          </table:table-cell>
          <table:table-cell table:style-name="ce11" table:formula="of:=IF([.H234]=&quot;Oui&quot;;[.I234]*[.J23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4]/[.$L$522];0)" office:value-type="percentage" office:value="0" calcext:value-type="percentage">
            <text:p>0,00 %</text:p>
          </table:table-cell>
          <table:table-cell table:style-name="ce11" table:formula="of:=MIN(service_du;[.$L$522])*[.N234]" office:value-type="float" office:value="0" calcext:value-type="float">
            <text:p>0 HETD</text:p>
          </table:table-cell>
          <table:table-cell table:style-name="ce28" table:formula="of:=IF([.L234]&lt;&gt;0;[.O234]/[.L234];0)" office:value-type="percentage" office:value="0" calcext:value-type="percentage">
            <text:p>0,00 %</text:p>
          </table:table-cell>
          <table:table-cell table:style-name="ce28" table:formula="of:=IF([.$L$522]&gt;service_du;1-[.P234];0)" office:value-type="percentage" office:value="1" calcext:value-type="percentage">
            <text:p>100,00 %</text:p>
          </table:table-cell>
          <table:table-cell table:style-name="ce26" table:formula="of:=[.I234]*[.Q234]*[.K234]*IF(ISBLANK([.G234]);1;[.G23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3]+[.L234]&gt;service_du;service_du;[.T233]+[.L234]))" office:value-type="float" office:value="188" calcext:value-type="float">
            <text:p>188 HETD</text:p>
          </table:table-cell>
          <table:table-cell table:style-name="ce11" table:formula="of:=IF(service_du=0;0;IF([.T233]+[.L234]&gt;service_du;service_du-[.T233];[.L234]))" office:value-type="float" office:value="0" calcext:value-type="float">
            <text:p>0 HETD</text:p>
          </table:table-cell>
          <table:table-cell table:style-name="ce30" table:formula="of:=IF(service_du=0;[.I234];IF([.J234]&gt;0;IF([.T233]+[.L234]&lt;service_du;0;(([.T233]+[.L234])-service_du)/[.J23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4]+IF([.H234]&lt;&gt;&quot;Oui&quot;;[.I234];0))*[.K234])*IF(ISBLANK([.G234]);1;[.G234])" office:value-type="float" office:value="0" calcext:value-type="float">
            <text:p>0 HETD</text:p>
          </table:table-cell>
          <table:table-cell/>
          <table:table-cell table:style-name="ce33" table:formula="of:=IF(OR(ISBLANK([.$C234]);[.$C234]=&quot;Référentiel&quot;);0;IF(contexte_calcul=&quot;Réalisé&quot;;[.$U234]*[.D234];[.$O234]*[.D234]))" office:value-type="float" office:value="0" calcext:value-type="float">
            <text:p>0 HETD</text:p>
          </table:table-cell>
          <table:table-cell table:style-name="ce33" table:formula="of:=IF(OR(ISBLANK([.$C234]);[.$C234]=&quot;Référentiel&quot;);0;IF(contexte_calcul=&quot;Réalisé&quot;;[.$U234]*[.E234];[.$O234]*[.E234]))" office:value-type="float" office:value="0" calcext:value-type="float">
            <text:p>0 HETD</text:p>
          </table:table-cell>
          <table:table-cell table:style-name="ce33" table:formula="of:=IF(OR(ISBLANK([.$C234]);[.$C234]=&quot;Référentiel&quot;);0;IF(contexte_calcul=&quot;Réalisé&quot;;[.$U234]*[.F234];[.$O234]*[.F234]))" office:value-type="float" office:value="0" calcext:value-type="float">
            <text:p>0 HETD</text:p>
          </table:table-cell>
          <table:table-cell table:style-name="ce33" table:formula="of:=IF([.$C234]=&quot;Référentiel&quot;;IF(contexte_calcul=&quot;Réalisé&quot;;[.$U234];[.$R234]);0)" office:value-type="float" office:value="0" calcext:value-type="float">
            <text:p>0 HETD</text:p>
          </table:table-cell>
          <table:table-cell table:style-name="ce33" table:formula="of:=IF(OR(ISBLANK([.$C234]);[.$C234]=&quot;Référentiel&quot;);0;IF(contexte_calcul=&quot;Réalisé&quot;;[.$W234]*[.D234];[.$R234]*[.D234]))" office:value-type="float" office:value="0" calcext:value-type="float">
            <text:p>0 HETD</text:p>
          </table:table-cell>
          <table:table-cell table:style-name="ce33" table:formula="of:=IF(OR(ISBLANK([.$C234]);[.$C234]=&quot;Référentiel&quot;);0;IF(contexte_calcul=&quot;Réalisé&quot;;[.$W234]*[.E234];[.$R234]*[.E234]))" office:value-type="float" office:value="0" calcext:value-type="float">
            <text:p>0 HETD</text:p>
          </table:table-cell>
          <table:table-cell table:style-name="ce33" table:formula="of:=IF(OR(ISBLANK([.$C234]);[.$C234]=&quot;Référentiel&quot;);0;IF(contexte_calcul=&quot;Réalisé&quot;;[.$W234]*[.F234];[.$R234]*[.F23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4]=&quot;Référentiel&quot;;IF(contexte_calcul=&quot;Réalisé&quot;;[.$W234];[.$R23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35]);[.C235]=&quot;Référentiel&quot;);&quot;&quot;;1-([.D235]+[.E23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35]);0;HLOOKUP(IF(AND([.C235]=&quot;TP&quot;;TP_vaut_TD=&quot;Oui&quot;);&quot;TD&quot;;[.C235]);types_intervention;2;0))*IF(ISBLANK([.G235]);1;[.G235])" office:value-type="float" office:value="0" calcext:value-type="float">
            <text:p>0 HETD</text:p>
          </table:table-cell>
          <table:table-cell table:style-name="ce12" table:formula="of:=IF(ISBLANK([.C235]);0;HLOOKUP([.C235];types_intervention;3;0))*IF(ISBLANK([.G235]);1;[.G235])" office:value-type="float" office:value="0" calcext:value-type="float">
            <text:p>0 HETD</text:p>
          </table:table-cell>
          <table:table-cell table:style-name="ce11" table:formula="of:=IF([.H235]=&quot;Oui&quot;;[.I235]*[.J23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5]/[.$L$522];0)" office:value-type="percentage" office:value="0" calcext:value-type="percentage">
            <text:p>0,00 %</text:p>
          </table:table-cell>
          <table:table-cell table:style-name="ce11" table:formula="of:=MIN(service_du;[.$L$522])*[.N235]" office:value-type="float" office:value="0" calcext:value-type="float">
            <text:p>0 HETD</text:p>
          </table:table-cell>
          <table:table-cell table:style-name="ce28" table:formula="of:=IF([.L235]&lt;&gt;0;[.O235]/[.L235];0)" office:value-type="percentage" office:value="0" calcext:value-type="percentage">
            <text:p>0,00 %</text:p>
          </table:table-cell>
          <table:table-cell table:style-name="ce28" table:formula="of:=IF([.$L$522]&gt;service_du;1-[.P235];0)" office:value-type="percentage" office:value="1" calcext:value-type="percentage">
            <text:p>100,00 %</text:p>
          </table:table-cell>
          <table:table-cell table:style-name="ce26" table:formula="of:=[.I235]*[.Q235]*[.K235]*IF(ISBLANK([.G235]);1;[.G23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4]+[.L235]&gt;service_du;service_du;[.T234]+[.L235]))" office:value-type="float" office:value="188" calcext:value-type="float">
            <text:p>188 HETD</text:p>
          </table:table-cell>
          <table:table-cell table:style-name="ce11" table:formula="of:=IF(service_du=0;0;IF([.T234]+[.L235]&gt;service_du;service_du-[.T234];[.L235]))" office:value-type="float" office:value="0" calcext:value-type="float">
            <text:p>0 HETD</text:p>
          </table:table-cell>
          <table:table-cell table:style-name="ce30" table:formula="of:=IF(service_du=0;[.I235];IF([.J235]&gt;0;IF([.T234]+[.L235]&lt;service_du;0;(([.T234]+[.L235])-service_du)/[.J23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5]+IF([.H235]&lt;&gt;&quot;Oui&quot;;[.I235];0))*[.K235])*IF(ISBLANK([.G235]);1;[.G235])" office:value-type="float" office:value="0" calcext:value-type="float">
            <text:p>0 HETD</text:p>
          </table:table-cell>
          <table:table-cell/>
          <table:table-cell table:style-name="ce33" table:formula="of:=IF(OR(ISBLANK([.$C235]);[.$C235]=&quot;Référentiel&quot;);0;IF(contexte_calcul=&quot;Réalisé&quot;;[.$U235]*[.D235];[.$O235]*[.D235]))" office:value-type="float" office:value="0" calcext:value-type="float">
            <text:p>0 HETD</text:p>
          </table:table-cell>
          <table:table-cell table:style-name="ce33" table:formula="of:=IF(OR(ISBLANK([.$C235]);[.$C235]=&quot;Référentiel&quot;);0;IF(contexte_calcul=&quot;Réalisé&quot;;[.$U235]*[.E235];[.$O235]*[.E235]))" office:value-type="float" office:value="0" calcext:value-type="float">
            <text:p>0 HETD</text:p>
          </table:table-cell>
          <table:table-cell table:style-name="ce33" table:formula="of:=IF(OR(ISBLANK([.$C235]);[.$C235]=&quot;Référentiel&quot;);0;IF(contexte_calcul=&quot;Réalisé&quot;;[.$U235]*[.F235];[.$O235]*[.F235]))" office:value-type="float" office:value="0" calcext:value-type="float">
            <text:p>0 HETD</text:p>
          </table:table-cell>
          <table:table-cell table:style-name="ce33" table:formula="of:=IF([.$C235]=&quot;Référentiel&quot;;IF(contexte_calcul=&quot;Réalisé&quot;;[.$U235];[.$R235]);0)" office:value-type="float" office:value="0" calcext:value-type="float">
            <text:p>0 HETD</text:p>
          </table:table-cell>
          <table:table-cell table:style-name="ce33" table:formula="of:=IF(OR(ISBLANK([.$C235]);[.$C235]=&quot;Référentiel&quot;);0;IF(contexte_calcul=&quot;Réalisé&quot;;[.$W235]*[.D235];[.$R235]*[.D235]))" office:value-type="float" office:value="0" calcext:value-type="float">
            <text:p>0 HETD</text:p>
          </table:table-cell>
          <table:table-cell table:style-name="ce33" table:formula="of:=IF(OR(ISBLANK([.$C235]);[.$C235]=&quot;Référentiel&quot;);0;IF(contexte_calcul=&quot;Réalisé&quot;;[.$W235]*[.E235];[.$R235]*[.E235]))" office:value-type="float" office:value="0" calcext:value-type="float">
            <text:p>0 HETD</text:p>
          </table:table-cell>
          <table:table-cell table:style-name="ce33" table:formula="of:=IF(OR(ISBLANK([.$C235]);[.$C235]=&quot;Référentiel&quot;);0;IF(contexte_calcul=&quot;Réalisé&quot;;[.$W235]*[.F235];[.$R235]*[.F23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5]=&quot;Référentiel&quot;;IF(contexte_calcul=&quot;Réalisé&quot;;[.$W235];[.$R23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36]);[.C236]=&quot;Référentiel&quot;);&quot;&quot;;1-([.D236]+[.E23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36]);0;HLOOKUP(IF(AND([.C236]=&quot;TP&quot;;TP_vaut_TD=&quot;Oui&quot;);&quot;TD&quot;;[.C236]);types_intervention;2;0))*IF(ISBLANK([.G236]);1;[.G236])" office:value-type="float" office:value="0" calcext:value-type="float">
            <text:p>0 HETD</text:p>
          </table:table-cell>
          <table:table-cell table:style-name="ce12" table:formula="of:=IF(ISBLANK([.C236]);0;HLOOKUP([.C236];types_intervention;3;0))*IF(ISBLANK([.G236]);1;[.G236])" office:value-type="float" office:value="0" calcext:value-type="float">
            <text:p>0 HETD</text:p>
          </table:table-cell>
          <table:table-cell table:style-name="ce11" table:formula="of:=IF([.H236]=&quot;Oui&quot;;[.I236]*[.J23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6]/[.$L$522];0)" office:value-type="percentage" office:value="0" calcext:value-type="percentage">
            <text:p>0,00 %</text:p>
          </table:table-cell>
          <table:table-cell table:style-name="ce11" table:formula="of:=MIN(service_du;[.$L$522])*[.N236]" office:value-type="float" office:value="0" calcext:value-type="float">
            <text:p>0 HETD</text:p>
          </table:table-cell>
          <table:table-cell table:style-name="ce28" table:formula="of:=IF([.L236]&lt;&gt;0;[.O236]/[.L236];0)" office:value-type="percentage" office:value="0" calcext:value-type="percentage">
            <text:p>0,00 %</text:p>
          </table:table-cell>
          <table:table-cell table:style-name="ce28" table:formula="of:=IF([.$L$522]&gt;service_du;1-[.P236];0)" office:value-type="percentage" office:value="1" calcext:value-type="percentage">
            <text:p>100,00 %</text:p>
          </table:table-cell>
          <table:table-cell table:style-name="ce26" table:formula="of:=[.I236]*[.Q236]*[.K236]*IF(ISBLANK([.G236]);1;[.G23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5]+[.L236]&gt;service_du;service_du;[.T235]+[.L236]))" office:value-type="float" office:value="188" calcext:value-type="float">
            <text:p>188 HETD</text:p>
          </table:table-cell>
          <table:table-cell table:style-name="ce11" table:formula="of:=IF(service_du=0;0;IF([.T235]+[.L236]&gt;service_du;service_du-[.T235];[.L236]))" office:value-type="float" office:value="0" calcext:value-type="float">
            <text:p>0 HETD</text:p>
          </table:table-cell>
          <table:table-cell table:style-name="ce30" table:formula="of:=IF(service_du=0;[.I236];IF([.J236]&gt;0;IF([.T235]+[.L236]&lt;service_du;0;(([.T235]+[.L236])-service_du)/[.J23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6]+IF([.H236]&lt;&gt;&quot;Oui&quot;;[.I236];0))*[.K236])*IF(ISBLANK([.G236]);1;[.G236])" office:value-type="float" office:value="0" calcext:value-type="float">
            <text:p>0 HETD</text:p>
          </table:table-cell>
          <table:table-cell/>
          <table:table-cell table:style-name="ce33" table:formula="of:=IF(OR(ISBLANK([.$C236]);[.$C236]=&quot;Référentiel&quot;);0;IF(contexte_calcul=&quot;Réalisé&quot;;[.$U236]*[.D236];[.$O236]*[.D236]))" office:value-type="float" office:value="0" calcext:value-type="float">
            <text:p>0 HETD</text:p>
          </table:table-cell>
          <table:table-cell table:style-name="ce33" table:formula="of:=IF(OR(ISBLANK([.$C236]);[.$C236]=&quot;Référentiel&quot;);0;IF(contexte_calcul=&quot;Réalisé&quot;;[.$U236]*[.E236];[.$O236]*[.E236]))" office:value-type="float" office:value="0" calcext:value-type="float">
            <text:p>0 HETD</text:p>
          </table:table-cell>
          <table:table-cell table:style-name="ce33" table:formula="of:=IF(OR(ISBLANK([.$C236]);[.$C236]=&quot;Référentiel&quot;);0;IF(contexte_calcul=&quot;Réalisé&quot;;[.$U236]*[.F236];[.$O236]*[.F236]))" office:value-type="float" office:value="0" calcext:value-type="float">
            <text:p>0 HETD</text:p>
          </table:table-cell>
          <table:table-cell table:style-name="ce33" table:formula="of:=IF([.$C236]=&quot;Référentiel&quot;;IF(contexte_calcul=&quot;Réalisé&quot;;[.$U236];[.$R236]);0)" office:value-type="float" office:value="0" calcext:value-type="float">
            <text:p>0 HETD</text:p>
          </table:table-cell>
          <table:table-cell table:style-name="ce33" table:formula="of:=IF(OR(ISBLANK([.$C236]);[.$C236]=&quot;Référentiel&quot;);0;IF(contexte_calcul=&quot;Réalisé&quot;;[.$W236]*[.D236];[.$R236]*[.D236]))" office:value-type="float" office:value="0" calcext:value-type="float">
            <text:p>0 HETD</text:p>
          </table:table-cell>
          <table:table-cell table:style-name="ce33" table:formula="of:=IF(OR(ISBLANK([.$C236]);[.$C236]=&quot;Référentiel&quot;);0;IF(contexte_calcul=&quot;Réalisé&quot;;[.$W236]*[.E236];[.$R236]*[.E236]))" office:value-type="float" office:value="0" calcext:value-type="float">
            <text:p>0 HETD</text:p>
          </table:table-cell>
          <table:table-cell table:style-name="ce33" table:formula="of:=IF(OR(ISBLANK([.$C236]);[.$C236]=&quot;Référentiel&quot;);0;IF(contexte_calcul=&quot;Réalisé&quot;;[.$W236]*[.F236];[.$R236]*[.F23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6]=&quot;Référentiel&quot;;IF(contexte_calcul=&quot;Réalisé&quot;;[.$W236];[.$R23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37]);[.C237]=&quot;Référentiel&quot;);&quot;&quot;;1-([.D237]+[.E23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37]);0;HLOOKUP(IF(AND([.C237]=&quot;TP&quot;;TP_vaut_TD=&quot;Oui&quot;);&quot;TD&quot;;[.C237]);types_intervention;2;0))*IF(ISBLANK([.G237]);1;[.G237])" office:value-type="float" office:value="0" calcext:value-type="float">
            <text:p>0 HETD</text:p>
          </table:table-cell>
          <table:table-cell table:style-name="ce12" table:formula="of:=IF(ISBLANK([.C237]);0;HLOOKUP([.C237];types_intervention;3;0))*IF(ISBLANK([.G237]);1;[.G237])" office:value-type="float" office:value="0" calcext:value-type="float">
            <text:p>0 HETD</text:p>
          </table:table-cell>
          <table:table-cell table:style-name="ce11" table:formula="of:=IF([.H237]=&quot;Oui&quot;;[.I237]*[.J23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7]/[.$L$522];0)" office:value-type="percentage" office:value="0" calcext:value-type="percentage">
            <text:p>0,00 %</text:p>
          </table:table-cell>
          <table:table-cell table:style-name="ce11" table:formula="of:=MIN(service_du;[.$L$522])*[.N237]" office:value-type="float" office:value="0" calcext:value-type="float">
            <text:p>0 HETD</text:p>
          </table:table-cell>
          <table:table-cell table:style-name="ce28" table:formula="of:=IF([.L237]&lt;&gt;0;[.O237]/[.L237];0)" office:value-type="percentage" office:value="0" calcext:value-type="percentage">
            <text:p>0,00 %</text:p>
          </table:table-cell>
          <table:table-cell table:style-name="ce28" table:formula="of:=IF([.$L$522]&gt;service_du;1-[.P237];0)" office:value-type="percentage" office:value="1" calcext:value-type="percentage">
            <text:p>100,00 %</text:p>
          </table:table-cell>
          <table:table-cell table:style-name="ce26" table:formula="of:=[.I237]*[.Q237]*[.K237]*IF(ISBLANK([.G237]);1;[.G23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6]+[.L237]&gt;service_du;service_du;[.T236]+[.L237]))" office:value-type="float" office:value="188" calcext:value-type="float">
            <text:p>188 HETD</text:p>
          </table:table-cell>
          <table:table-cell table:style-name="ce11" table:formula="of:=IF(service_du=0;0;IF([.T236]+[.L237]&gt;service_du;service_du-[.T236];[.L237]))" office:value-type="float" office:value="0" calcext:value-type="float">
            <text:p>0 HETD</text:p>
          </table:table-cell>
          <table:table-cell table:style-name="ce30" table:formula="of:=IF(service_du=0;[.I237];IF([.J237]&gt;0;IF([.T236]+[.L237]&lt;service_du;0;(([.T236]+[.L237])-service_du)/[.J23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7]+IF([.H237]&lt;&gt;&quot;Oui&quot;;[.I237];0))*[.K237])*IF(ISBLANK([.G237]);1;[.G237])" office:value-type="float" office:value="0" calcext:value-type="float">
            <text:p>0 HETD</text:p>
          </table:table-cell>
          <table:table-cell/>
          <table:table-cell table:style-name="ce33" table:formula="of:=IF(OR(ISBLANK([.$C237]);[.$C237]=&quot;Référentiel&quot;);0;IF(contexte_calcul=&quot;Réalisé&quot;;[.$U237]*[.D237];[.$O237]*[.D237]))" office:value-type="float" office:value="0" calcext:value-type="float">
            <text:p>0 HETD</text:p>
          </table:table-cell>
          <table:table-cell table:style-name="ce33" table:formula="of:=IF(OR(ISBLANK([.$C237]);[.$C237]=&quot;Référentiel&quot;);0;IF(contexte_calcul=&quot;Réalisé&quot;;[.$U237]*[.E237];[.$O237]*[.E237]))" office:value-type="float" office:value="0" calcext:value-type="float">
            <text:p>0 HETD</text:p>
          </table:table-cell>
          <table:table-cell table:style-name="ce33" table:formula="of:=IF(OR(ISBLANK([.$C237]);[.$C237]=&quot;Référentiel&quot;);0;IF(contexte_calcul=&quot;Réalisé&quot;;[.$U237]*[.F237];[.$O237]*[.F237]))" office:value-type="float" office:value="0" calcext:value-type="float">
            <text:p>0 HETD</text:p>
          </table:table-cell>
          <table:table-cell table:style-name="ce33" table:formula="of:=IF([.$C237]=&quot;Référentiel&quot;;IF(contexte_calcul=&quot;Réalisé&quot;;[.$U237];[.$R237]);0)" office:value-type="float" office:value="0" calcext:value-type="float">
            <text:p>0 HETD</text:p>
          </table:table-cell>
          <table:table-cell table:style-name="ce33" table:formula="of:=IF(OR(ISBLANK([.$C237]);[.$C237]=&quot;Référentiel&quot;);0;IF(contexte_calcul=&quot;Réalisé&quot;;[.$W237]*[.D237];[.$R237]*[.D237]))" office:value-type="float" office:value="0" calcext:value-type="float">
            <text:p>0 HETD</text:p>
          </table:table-cell>
          <table:table-cell table:style-name="ce33" table:formula="of:=IF(OR(ISBLANK([.$C237]);[.$C237]=&quot;Référentiel&quot;);0;IF(contexte_calcul=&quot;Réalisé&quot;;[.$W237]*[.E237];[.$R237]*[.E237]))" office:value-type="float" office:value="0" calcext:value-type="float">
            <text:p>0 HETD</text:p>
          </table:table-cell>
          <table:table-cell table:style-name="ce33" table:formula="of:=IF(OR(ISBLANK([.$C237]);[.$C237]=&quot;Référentiel&quot;);0;IF(contexte_calcul=&quot;Réalisé&quot;;[.$W237]*[.F237];[.$R237]*[.F23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7]=&quot;Référentiel&quot;;IF(contexte_calcul=&quot;Réalisé&quot;;[.$W237];[.$R23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38]);[.C238]=&quot;Référentiel&quot;);&quot;&quot;;1-([.D238]+[.E23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38]);0;HLOOKUP(IF(AND([.C238]=&quot;TP&quot;;TP_vaut_TD=&quot;Oui&quot;);&quot;TD&quot;;[.C238]);types_intervention;2;0))*IF(ISBLANK([.G238]);1;[.G238])" office:value-type="float" office:value="0" calcext:value-type="float">
            <text:p>0 HETD</text:p>
          </table:table-cell>
          <table:table-cell table:style-name="ce12" table:formula="of:=IF(ISBLANK([.C238]);0;HLOOKUP([.C238];types_intervention;3;0))*IF(ISBLANK([.G238]);1;[.G238])" office:value-type="float" office:value="0" calcext:value-type="float">
            <text:p>0 HETD</text:p>
          </table:table-cell>
          <table:table-cell table:style-name="ce11" table:formula="of:=IF([.H238]=&quot;Oui&quot;;[.I238]*[.J23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8]/[.$L$522];0)" office:value-type="percentage" office:value="0" calcext:value-type="percentage">
            <text:p>0,00 %</text:p>
          </table:table-cell>
          <table:table-cell table:style-name="ce11" table:formula="of:=MIN(service_du;[.$L$522])*[.N238]" office:value-type="float" office:value="0" calcext:value-type="float">
            <text:p>0 HETD</text:p>
          </table:table-cell>
          <table:table-cell table:style-name="ce28" table:formula="of:=IF([.L238]&lt;&gt;0;[.O238]/[.L238];0)" office:value-type="percentage" office:value="0" calcext:value-type="percentage">
            <text:p>0,00 %</text:p>
          </table:table-cell>
          <table:table-cell table:style-name="ce28" table:formula="of:=IF([.$L$522]&gt;service_du;1-[.P238];0)" office:value-type="percentage" office:value="1" calcext:value-type="percentage">
            <text:p>100,00 %</text:p>
          </table:table-cell>
          <table:table-cell table:style-name="ce26" table:formula="of:=[.I238]*[.Q238]*[.K238]*IF(ISBLANK([.G238]);1;[.G23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7]+[.L238]&gt;service_du;service_du;[.T237]+[.L238]))" office:value-type="float" office:value="188" calcext:value-type="float">
            <text:p>188 HETD</text:p>
          </table:table-cell>
          <table:table-cell table:style-name="ce11" table:formula="of:=IF(service_du=0;0;IF([.T237]+[.L238]&gt;service_du;service_du-[.T237];[.L238]))" office:value-type="float" office:value="0" calcext:value-type="float">
            <text:p>0 HETD</text:p>
          </table:table-cell>
          <table:table-cell table:style-name="ce30" table:formula="of:=IF(service_du=0;[.I238];IF([.J238]&gt;0;IF([.T237]+[.L238]&lt;service_du;0;(([.T237]+[.L238])-service_du)/[.J23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8]+IF([.H238]&lt;&gt;&quot;Oui&quot;;[.I238];0))*[.K238])*IF(ISBLANK([.G238]);1;[.G238])" office:value-type="float" office:value="0" calcext:value-type="float">
            <text:p>0 HETD</text:p>
          </table:table-cell>
          <table:table-cell/>
          <table:table-cell table:style-name="ce33" table:formula="of:=IF(OR(ISBLANK([.$C238]);[.$C238]=&quot;Référentiel&quot;);0;IF(contexte_calcul=&quot;Réalisé&quot;;[.$U238]*[.D238];[.$O238]*[.D238]))" office:value-type="float" office:value="0" calcext:value-type="float">
            <text:p>0 HETD</text:p>
          </table:table-cell>
          <table:table-cell table:style-name="ce33" table:formula="of:=IF(OR(ISBLANK([.$C238]);[.$C238]=&quot;Référentiel&quot;);0;IF(contexte_calcul=&quot;Réalisé&quot;;[.$U238]*[.E238];[.$O238]*[.E238]))" office:value-type="float" office:value="0" calcext:value-type="float">
            <text:p>0 HETD</text:p>
          </table:table-cell>
          <table:table-cell table:style-name="ce33" table:formula="of:=IF(OR(ISBLANK([.$C238]);[.$C238]=&quot;Référentiel&quot;);0;IF(contexte_calcul=&quot;Réalisé&quot;;[.$U238]*[.F238];[.$O238]*[.F238]))" office:value-type="float" office:value="0" calcext:value-type="float">
            <text:p>0 HETD</text:p>
          </table:table-cell>
          <table:table-cell table:style-name="ce33" table:formula="of:=IF([.$C238]=&quot;Référentiel&quot;;IF(contexte_calcul=&quot;Réalisé&quot;;[.$U238];[.$R238]);0)" office:value-type="float" office:value="0" calcext:value-type="float">
            <text:p>0 HETD</text:p>
          </table:table-cell>
          <table:table-cell table:style-name="ce33" table:formula="of:=IF(OR(ISBLANK([.$C238]);[.$C238]=&quot;Référentiel&quot;);0;IF(contexte_calcul=&quot;Réalisé&quot;;[.$W238]*[.D238];[.$R238]*[.D238]))" office:value-type="float" office:value="0" calcext:value-type="float">
            <text:p>0 HETD</text:p>
          </table:table-cell>
          <table:table-cell table:style-name="ce33" table:formula="of:=IF(OR(ISBLANK([.$C238]);[.$C238]=&quot;Référentiel&quot;);0;IF(contexte_calcul=&quot;Réalisé&quot;;[.$W238]*[.E238];[.$R238]*[.E238]))" office:value-type="float" office:value="0" calcext:value-type="float">
            <text:p>0 HETD</text:p>
          </table:table-cell>
          <table:table-cell table:style-name="ce33" table:formula="of:=IF(OR(ISBLANK([.$C238]);[.$C238]=&quot;Référentiel&quot;);0;IF(contexte_calcul=&quot;Réalisé&quot;;[.$W238]*[.F238];[.$R238]*[.F23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8]=&quot;Référentiel&quot;;IF(contexte_calcul=&quot;Réalisé&quot;;[.$W238];[.$R23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39]);[.C239]=&quot;Référentiel&quot;);&quot;&quot;;1-([.D239]+[.E23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39]);0;HLOOKUP(IF(AND([.C239]=&quot;TP&quot;;TP_vaut_TD=&quot;Oui&quot;);&quot;TD&quot;;[.C239]);types_intervention;2;0))*IF(ISBLANK([.G239]);1;[.G239])" office:value-type="float" office:value="0" calcext:value-type="float">
            <text:p>0 HETD</text:p>
          </table:table-cell>
          <table:table-cell table:style-name="ce12" table:formula="of:=IF(ISBLANK([.C239]);0;HLOOKUP([.C239];types_intervention;3;0))*IF(ISBLANK([.G239]);1;[.G239])" office:value-type="float" office:value="0" calcext:value-type="float">
            <text:p>0 HETD</text:p>
          </table:table-cell>
          <table:table-cell table:style-name="ce11" table:formula="of:=IF([.H239]=&quot;Oui&quot;;[.I239]*[.J23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9]/[.$L$522];0)" office:value-type="percentage" office:value="0" calcext:value-type="percentage">
            <text:p>0,00 %</text:p>
          </table:table-cell>
          <table:table-cell table:style-name="ce11" table:formula="of:=MIN(service_du;[.$L$522])*[.N239]" office:value-type="float" office:value="0" calcext:value-type="float">
            <text:p>0 HETD</text:p>
          </table:table-cell>
          <table:table-cell table:style-name="ce28" table:formula="of:=IF([.L239]&lt;&gt;0;[.O239]/[.L239];0)" office:value-type="percentage" office:value="0" calcext:value-type="percentage">
            <text:p>0,00 %</text:p>
          </table:table-cell>
          <table:table-cell table:style-name="ce28" table:formula="of:=IF([.$L$522]&gt;service_du;1-[.P239];0)" office:value-type="percentage" office:value="1" calcext:value-type="percentage">
            <text:p>100,00 %</text:p>
          </table:table-cell>
          <table:table-cell table:style-name="ce26" table:formula="of:=[.I239]*[.Q239]*[.K239]*IF(ISBLANK([.G239]);1;[.G23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8]+[.L239]&gt;service_du;service_du;[.T238]+[.L239]))" office:value-type="float" office:value="188" calcext:value-type="float">
            <text:p>188 HETD</text:p>
          </table:table-cell>
          <table:table-cell table:style-name="ce11" table:formula="of:=IF(service_du=0;0;IF([.T238]+[.L239]&gt;service_du;service_du-[.T238];[.L239]))" office:value-type="float" office:value="0" calcext:value-type="float">
            <text:p>0 HETD</text:p>
          </table:table-cell>
          <table:table-cell table:style-name="ce30" table:formula="of:=IF(service_du=0;[.I239];IF([.J239]&gt;0;IF([.T238]+[.L239]&lt;service_du;0;(([.T238]+[.L239])-service_du)/[.J23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9]+IF([.H239]&lt;&gt;&quot;Oui&quot;;[.I239];0))*[.K239])*IF(ISBLANK([.G239]);1;[.G239])" office:value-type="float" office:value="0" calcext:value-type="float">
            <text:p>0 HETD</text:p>
          </table:table-cell>
          <table:table-cell/>
          <table:table-cell table:style-name="ce33" table:formula="of:=IF(OR(ISBLANK([.$C239]);[.$C239]=&quot;Référentiel&quot;);0;IF(contexte_calcul=&quot;Réalisé&quot;;[.$U239]*[.D239];[.$O239]*[.D239]))" office:value-type="float" office:value="0" calcext:value-type="float">
            <text:p>0 HETD</text:p>
          </table:table-cell>
          <table:table-cell table:style-name="ce33" table:formula="of:=IF(OR(ISBLANK([.$C239]);[.$C239]=&quot;Référentiel&quot;);0;IF(contexte_calcul=&quot;Réalisé&quot;;[.$U239]*[.E239];[.$O239]*[.E239]))" office:value-type="float" office:value="0" calcext:value-type="float">
            <text:p>0 HETD</text:p>
          </table:table-cell>
          <table:table-cell table:style-name="ce33" table:formula="of:=IF(OR(ISBLANK([.$C239]);[.$C239]=&quot;Référentiel&quot;);0;IF(contexte_calcul=&quot;Réalisé&quot;;[.$U239]*[.F239];[.$O239]*[.F239]))" office:value-type="float" office:value="0" calcext:value-type="float">
            <text:p>0 HETD</text:p>
          </table:table-cell>
          <table:table-cell table:style-name="ce33" table:formula="of:=IF([.$C239]=&quot;Référentiel&quot;;IF(contexte_calcul=&quot;Réalisé&quot;;[.$U239];[.$R239]);0)" office:value-type="float" office:value="0" calcext:value-type="float">
            <text:p>0 HETD</text:p>
          </table:table-cell>
          <table:table-cell table:style-name="ce33" table:formula="of:=IF(OR(ISBLANK([.$C239]);[.$C239]=&quot;Référentiel&quot;);0;IF(contexte_calcul=&quot;Réalisé&quot;;[.$W239]*[.D239];[.$R239]*[.D239]))" office:value-type="float" office:value="0" calcext:value-type="float">
            <text:p>0 HETD</text:p>
          </table:table-cell>
          <table:table-cell table:style-name="ce33" table:formula="of:=IF(OR(ISBLANK([.$C239]);[.$C239]=&quot;Référentiel&quot;);0;IF(contexte_calcul=&quot;Réalisé&quot;;[.$W239]*[.E239];[.$R239]*[.E239]))" office:value-type="float" office:value="0" calcext:value-type="float">
            <text:p>0 HETD</text:p>
          </table:table-cell>
          <table:table-cell table:style-name="ce33" table:formula="of:=IF(OR(ISBLANK([.$C239]);[.$C239]=&quot;Référentiel&quot;);0;IF(contexte_calcul=&quot;Réalisé&quot;;[.$W239]*[.F239];[.$R239]*[.F23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9]=&quot;Référentiel&quot;;IF(contexte_calcul=&quot;Réalisé&quot;;[.$W239];[.$R23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40]);[.C240]=&quot;Référentiel&quot;);&quot;&quot;;1-([.D240]+[.E24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40]);0;HLOOKUP(IF(AND([.C240]=&quot;TP&quot;;TP_vaut_TD=&quot;Oui&quot;);&quot;TD&quot;;[.C240]);types_intervention;2;0))*IF(ISBLANK([.G240]);1;[.G240])" office:value-type="float" office:value="0" calcext:value-type="float">
            <text:p>0 HETD</text:p>
          </table:table-cell>
          <table:table-cell table:style-name="ce12" table:formula="of:=IF(ISBLANK([.C240]);0;HLOOKUP([.C240];types_intervention;3;0))*IF(ISBLANK([.G240]);1;[.G240])" office:value-type="float" office:value="0" calcext:value-type="float">
            <text:p>0 HETD</text:p>
          </table:table-cell>
          <table:table-cell table:style-name="ce11" table:formula="of:=IF([.H240]=&quot;Oui&quot;;[.I240]*[.J24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0]/[.$L$522];0)" office:value-type="percentage" office:value="0" calcext:value-type="percentage">
            <text:p>0,00 %</text:p>
          </table:table-cell>
          <table:table-cell table:style-name="ce11" table:formula="of:=MIN(service_du;[.$L$522])*[.N240]" office:value-type="float" office:value="0" calcext:value-type="float">
            <text:p>0 HETD</text:p>
          </table:table-cell>
          <table:table-cell table:style-name="ce28" table:formula="of:=IF([.L240]&lt;&gt;0;[.O240]/[.L240];0)" office:value-type="percentage" office:value="0" calcext:value-type="percentage">
            <text:p>0,00 %</text:p>
          </table:table-cell>
          <table:table-cell table:style-name="ce28" table:formula="of:=IF([.$L$522]&gt;service_du;1-[.P240];0)" office:value-type="percentage" office:value="1" calcext:value-type="percentage">
            <text:p>100,00 %</text:p>
          </table:table-cell>
          <table:table-cell table:style-name="ce26" table:formula="of:=[.I240]*[.Q240]*[.K240]*IF(ISBLANK([.G240]);1;[.G24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9]+[.L240]&gt;service_du;service_du;[.T239]+[.L240]))" office:value-type="float" office:value="188" calcext:value-type="float">
            <text:p>188 HETD</text:p>
          </table:table-cell>
          <table:table-cell table:style-name="ce11" table:formula="of:=IF(service_du=0;0;IF([.T239]+[.L240]&gt;service_du;service_du-[.T239];[.L240]))" office:value-type="float" office:value="0" calcext:value-type="float">
            <text:p>0 HETD</text:p>
          </table:table-cell>
          <table:table-cell table:style-name="ce30" table:formula="of:=IF(service_du=0;[.I240];IF([.J240]&gt;0;IF([.T239]+[.L240]&lt;service_du;0;(([.T239]+[.L240])-service_du)/[.J24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0]+IF([.H240]&lt;&gt;&quot;Oui&quot;;[.I240];0))*[.K240])*IF(ISBLANK([.G240]);1;[.G240])" office:value-type="float" office:value="0" calcext:value-type="float">
            <text:p>0 HETD</text:p>
          </table:table-cell>
          <table:table-cell/>
          <table:table-cell table:style-name="ce33" table:formula="of:=IF(OR(ISBLANK([.$C240]);[.$C240]=&quot;Référentiel&quot;);0;IF(contexte_calcul=&quot;Réalisé&quot;;[.$U240]*[.D240];[.$O240]*[.D240]))" office:value-type="float" office:value="0" calcext:value-type="float">
            <text:p>0 HETD</text:p>
          </table:table-cell>
          <table:table-cell table:style-name="ce33" table:formula="of:=IF(OR(ISBLANK([.$C240]);[.$C240]=&quot;Référentiel&quot;);0;IF(contexte_calcul=&quot;Réalisé&quot;;[.$U240]*[.E240];[.$O240]*[.E240]))" office:value-type="float" office:value="0" calcext:value-type="float">
            <text:p>0 HETD</text:p>
          </table:table-cell>
          <table:table-cell table:style-name="ce33" table:formula="of:=IF(OR(ISBLANK([.$C240]);[.$C240]=&quot;Référentiel&quot;);0;IF(contexte_calcul=&quot;Réalisé&quot;;[.$U240]*[.F240];[.$O240]*[.F240]))" office:value-type="float" office:value="0" calcext:value-type="float">
            <text:p>0 HETD</text:p>
          </table:table-cell>
          <table:table-cell table:style-name="ce33" table:formula="of:=IF([.$C240]=&quot;Référentiel&quot;;IF(contexte_calcul=&quot;Réalisé&quot;;[.$U240];[.$R240]);0)" office:value-type="float" office:value="0" calcext:value-type="float">
            <text:p>0 HETD</text:p>
          </table:table-cell>
          <table:table-cell table:style-name="ce33" table:formula="of:=IF(OR(ISBLANK([.$C240]);[.$C240]=&quot;Référentiel&quot;);0;IF(contexte_calcul=&quot;Réalisé&quot;;[.$W240]*[.D240];[.$R240]*[.D240]))" office:value-type="float" office:value="0" calcext:value-type="float">
            <text:p>0 HETD</text:p>
          </table:table-cell>
          <table:table-cell table:style-name="ce33" table:formula="of:=IF(OR(ISBLANK([.$C240]);[.$C240]=&quot;Référentiel&quot;);0;IF(contexte_calcul=&quot;Réalisé&quot;;[.$W240]*[.E240];[.$R240]*[.E240]))" office:value-type="float" office:value="0" calcext:value-type="float">
            <text:p>0 HETD</text:p>
          </table:table-cell>
          <table:table-cell table:style-name="ce33" table:formula="of:=IF(OR(ISBLANK([.$C240]);[.$C240]=&quot;Référentiel&quot;);0;IF(contexte_calcul=&quot;Réalisé&quot;;[.$W240]*[.F240];[.$R240]*[.F24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0]=&quot;Référentiel&quot;;IF(contexte_calcul=&quot;Réalisé&quot;;[.$W240];[.$R24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41]);[.C241]=&quot;Référentiel&quot;);&quot;&quot;;1-([.D241]+[.E24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41]);0;HLOOKUP(IF(AND([.C241]=&quot;TP&quot;;TP_vaut_TD=&quot;Oui&quot;);&quot;TD&quot;;[.C241]);types_intervention;2;0))*IF(ISBLANK([.G241]);1;[.G241])" office:value-type="float" office:value="0" calcext:value-type="float">
            <text:p>0 HETD</text:p>
          </table:table-cell>
          <table:table-cell table:style-name="ce12" table:formula="of:=IF(ISBLANK([.C241]);0;HLOOKUP([.C241];types_intervention;3;0))*IF(ISBLANK([.G241]);1;[.G241])" office:value-type="float" office:value="0" calcext:value-type="float">
            <text:p>0 HETD</text:p>
          </table:table-cell>
          <table:table-cell table:style-name="ce11" table:formula="of:=IF([.H241]=&quot;Oui&quot;;[.I241]*[.J24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1]/[.$L$522];0)" office:value-type="percentage" office:value="0" calcext:value-type="percentage">
            <text:p>0,00 %</text:p>
          </table:table-cell>
          <table:table-cell table:style-name="ce11" table:formula="of:=MIN(service_du;[.$L$522])*[.N241]" office:value-type="float" office:value="0" calcext:value-type="float">
            <text:p>0 HETD</text:p>
          </table:table-cell>
          <table:table-cell table:style-name="ce28" table:formula="of:=IF([.L241]&lt;&gt;0;[.O241]/[.L241];0)" office:value-type="percentage" office:value="0" calcext:value-type="percentage">
            <text:p>0,00 %</text:p>
          </table:table-cell>
          <table:table-cell table:style-name="ce28" table:formula="of:=IF([.$L$522]&gt;service_du;1-[.P241];0)" office:value-type="percentage" office:value="1" calcext:value-type="percentage">
            <text:p>100,00 %</text:p>
          </table:table-cell>
          <table:table-cell table:style-name="ce26" table:formula="of:=[.I241]*[.Q241]*[.K241]*IF(ISBLANK([.G241]);1;[.G24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0]+[.L241]&gt;service_du;service_du;[.T240]+[.L241]))" office:value-type="float" office:value="188" calcext:value-type="float">
            <text:p>188 HETD</text:p>
          </table:table-cell>
          <table:table-cell table:style-name="ce11" table:formula="of:=IF(service_du=0;0;IF([.T240]+[.L241]&gt;service_du;service_du-[.T240];[.L241]))" office:value-type="float" office:value="0" calcext:value-type="float">
            <text:p>0 HETD</text:p>
          </table:table-cell>
          <table:table-cell table:style-name="ce30" table:formula="of:=IF(service_du=0;[.I241];IF([.J241]&gt;0;IF([.T240]+[.L241]&lt;service_du;0;(([.T240]+[.L241])-service_du)/[.J24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1]+IF([.H241]&lt;&gt;&quot;Oui&quot;;[.I241];0))*[.K241])*IF(ISBLANK([.G241]);1;[.G241])" office:value-type="float" office:value="0" calcext:value-type="float">
            <text:p>0 HETD</text:p>
          </table:table-cell>
          <table:table-cell/>
          <table:table-cell table:style-name="ce33" table:formula="of:=IF(OR(ISBLANK([.$C241]);[.$C241]=&quot;Référentiel&quot;);0;IF(contexte_calcul=&quot;Réalisé&quot;;[.$U241]*[.D241];[.$O241]*[.D241]))" office:value-type="float" office:value="0" calcext:value-type="float">
            <text:p>0 HETD</text:p>
          </table:table-cell>
          <table:table-cell table:style-name="ce33" table:formula="of:=IF(OR(ISBLANK([.$C241]);[.$C241]=&quot;Référentiel&quot;);0;IF(contexte_calcul=&quot;Réalisé&quot;;[.$U241]*[.E241];[.$O241]*[.E241]))" office:value-type="float" office:value="0" calcext:value-type="float">
            <text:p>0 HETD</text:p>
          </table:table-cell>
          <table:table-cell table:style-name="ce33" table:formula="of:=IF(OR(ISBLANK([.$C241]);[.$C241]=&quot;Référentiel&quot;);0;IF(contexte_calcul=&quot;Réalisé&quot;;[.$U241]*[.F241];[.$O241]*[.F241]))" office:value-type="float" office:value="0" calcext:value-type="float">
            <text:p>0 HETD</text:p>
          </table:table-cell>
          <table:table-cell table:style-name="ce33" table:formula="of:=IF([.$C241]=&quot;Référentiel&quot;;IF(contexte_calcul=&quot;Réalisé&quot;;[.$U241];[.$R241]);0)" office:value-type="float" office:value="0" calcext:value-type="float">
            <text:p>0 HETD</text:p>
          </table:table-cell>
          <table:table-cell table:style-name="ce33" table:formula="of:=IF(OR(ISBLANK([.$C241]);[.$C241]=&quot;Référentiel&quot;);0;IF(contexte_calcul=&quot;Réalisé&quot;;[.$W241]*[.D241];[.$R241]*[.D241]))" office:value-type="float" office:value="0" calcext:value-type="float">
            <text:p>0 HETD</text:p>
          </table:table-cell>
          <table:table-cell table:style-name="ce33" table:formula="of:=IF(OR(ISBLANK([.$C241]);[.$C241]=&quot;Référentiel&quot;);0;IF(contexte_calcul=&quot;Réalisé&quot;;[.$W241]*[.E241];[.$R241]*[.E241]))" office:value-type="float" office:value="0" calcext:value-type="float">
            <text:p>0 HETD</text:p>
          </table:table-cell>
          <table:table-cell table:style-name="ce33" table:formula="of:=IF(OR(ISBLANK([.$C241]);[.$C241]=&quot;Référentiel&quot;);0;IF(contexte_calcul=&quot;Réalisé&quot;;[.$W241]*[.F241];[.$R241]*[.F24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1]=&quot;Référentiel&quot;;IF(contexte_calcul=&quot;Réalisé&quot;;[.$W241];[.$R24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42]);[.C242]=&quot;Référentiel&quot;);&quot;&quot;;1-([.D242]+[.E24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42]);0;HLOOKUP(IF(AND([.C242]=&quot;TP&quot;;TP_vaut_TD=&quot;Oui&quot;);&quot;TD&quot;;[.C242]);types_intervention;2;0))*IF(ISBLANK([.G242]);1;[.G242])" office:value-type="float" office:value="0" calcext:value-type="float">
            <text:p>0 HETD</text:p>
          </table:table-cell>
          <table:table-cell table:style-name="ce12" table:formula="of:=IF(ISBLANK([.C242]);0;HLOOKUP([.C242];types_intervention;3;0))*IF(ISBLANK([.G242]);1;[.G242])" office:value-type="float" office:value="0" calcext:value-type="float">
            <text:p>0 HETD</text:p>
          </table:table-cell>
          <table:table-cell table:style-name="ce11" table:formula="of:=IF([.H242]=&quot;Oui&quot;;[.I242]*[.J24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2]/[.$L$522];0)" office:value-type="percentage" office:value="0" calcext:value-type="percentage">
            <text:p>0,00 %</text:p>
          </table:table-cell>
          <table:table-cell table:style-name="ce11" table:formula="of:=MIN(service_du;[.$L$522])*[.N242]" office:value-type="float" office:value="0" calcext:value-type="float">
            <text:p>0 HETD</text:p>
          </table:table-cell>
          <table:table-cell table:style-name="ce28" table:formula="of:=IF([.L242]&lt;&gt;0;[.O242]/[.L242];0)" office:value-type="percentage" office:value="0" calcext:value-type="percentage">
            <text:p>0,00 %</text:p>
          </table:table-cell>
          <table:table-cell table:style-name="ce28" table:formula="of:=IF([.$L$522]&gt;service_du;1-[.P242];0)" office:value-type="percentage" office:value="1" calcext:value-type="percentage">
            <text:p>100,00 %</text:p>
          </table:table-cell>
          <table:table-cell table:style-name="ce26" table:formula="of:=[.I242]*[.Q242]*[.K242]*IF(ISBLANK([.G242]);1;[.G24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1]+[.L242]&gt;service_du;service_du;[.T241]+[.L242]))" office:value-type="float" office:value="188" calcext:value-type="float">
            <text:p>188 HETD</text:p>
          </table:table-cell>
          <table:table-cell table:style-name="ce11" table:formula="of:=IF(service_du=0;0;IF([.T241]+[.L242]&gt;service_du;service_du-[.T241];[.L242]))" office:value-type="float" office:value="0" calcext:value-type="float">
            <text:p>0 HETD</text:p>
          </table:table-cell>
          <table:table-cell table:style-name="ce30" table:formula="of:=IF(service_du=0;[.I242];IF([.J242]&gt;0;IF([.T241]+[.L242]&lt;service_du;0;(([.T241]+[.L242])-service_du)/[.J24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2]+IF([.H242]&lt;&gt;&quot;Oui&quot;;[.I242];0))*[.K242])*IF(ISBLANK([.G242]);1;[.G242])" office:value-type="float" office:value="0" calcext:value-type="float">
            <text:p>0 HETD</text:p>
          </table:table-cell>
          <table:table-cell/>
          <table:table-cell table:style-name="ce33" table:formula="of:=IF(OR(ISBLANK([.$C242]);[.$C242]=&quot;Référentiel&quot;);0;IF(contexte_calcul=&quot;Réalisé&quot;;[.$U242]*[.D242];[.$O242]*[.D242]))" office:value-type="float" office:value="0" calcext:value-type="float">
            <text:p>0 HETD</text:p>
          </table:table-cell>
          <table:table-cell table:style-name="ce33" table:formula="of:=IF(OR(ISBLANK([.$C242]);[.$C242]=&quot;Référentiel&quot;);0;IF(contexte_calcul=&quot;Réalisé&quot;;[.$U242]*[.E242];[.$O242]*[.E242]))" office:value-type="float" office:value="0" calcext:value-type="float">
            <text:p>0 HETD</text:p>
          </table:table-cell>
          <table:table-cell table:style-name="ce33" table:formula="of:=IF(OR(ISBLANK([.$C242]);[.$C242]=&quot;Référentiel&quot;);0;IF(contexte_calcul=&quot;Réalisé&quot;;[.$U242]*[.F242];[.$O242]*[.F242]))" office:value-type="float" office:value="0" calcext:value-type="float">
            <text:p>0 HETD</text:p>
          </table:table-cell>
          <table:table-cell table:style-name="ce33" table:formula="of:=IF([.$C242]=&quot;Référentiel&quot;;IF(contexte_calcul=&quot;Réalisé&quot;;[.$U242];[.$R242]);0)" office:value-type="float" office:value="0" calcext:value-type="float">
            <text:p>0 HETD</text:p>
          </table:table-cell>
          <table:table-cell table:style-name="ce33" table:formula="of:=IF(OR(ISBLANK([.$C242]);[.$C242]=&quot;Référentiel&quot;);0;IF(contexte_calcul=&quot;Réalisé&quot;;[.$W242]*[.D242];[.$R242]*[.D242]))" office:value-type="float" office:value="0" calcext:value-type="float">
            <text:p>0 HETD</text:p>
          </table:table-cell>
          <table:table-cell table:style-name="ce33" table:formula="of:=IF(OR(ISBLANK([.$C242]);[.$C242]=&quot;Référentiel&quot;);0;IF(contexte_calcul=&quot;Réalisé&quot;;[.$W242]*[.E242];[.$R242]*[.E242]))" office:value-type="float" office:value="0" calcext:value-type="float">
            <text:p>0 HETD</text:p>
          </table:table-cell>
          <table:table-cell table:style-name="ce33" table:formula="of:=IF(OR(ISBLANK([.$C242]);[.$C242]=&quot;Référentiel&quot;);0;IF(contexte_calcul=&quot;Réalisé&quot;;[.$W242]*[.F242];[.$R242]*[.F24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2]=&quot;Référentiel&quot;;IF(contexte_calcul=&quot;Réalisé&quot;;[.$W242];[.$R24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43]);[.C243]=&quot;Référentiel&quot;);&quot;&quot;;1-([.D243]+[.E24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43]);0;HLOOKUP(IF(AND([.C243]=&quot;TP&quot;;TP_vaut_TD=&quot;Oui&quot;);&quot;TD&quot;;[.C243]);types_intervention;2;0))*IF(ISBLANK([.G243]);1;[.G243])" office:value-type="float" office:value="0" calcext:value-type="float">
            <text:p>0 HETD</text:p>
          </table:table-cell>
          <table:table-cell table:style-name="ce12" table:formula="of:=IF(ISBLANK([.C243]);0;HLOOKUP([.C243];types_intervention;3;0))*IF(ISBLANK([.G243]);1;[.G243])" office:value-type="float" office:value="0" calcext:value-type="float">
            <text:p>0 HETD</text:p>
          </table:table-cell>
          <table:table-cell table:style-name="ce11" table:formula="of:=IF([.H243]=&quot;Oui&quot;;[.I243]*[.J24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3]/[.$L$522];0)" office:value-type="percentage" office:value="0" calcext:value-type="percentage">
            <text:p>0,00 %</text:p>
          </table:table-cell>
          <table:table-cell table:style-name="ce11" table:formula="of:=MIN(service_du;[.$L$522])*[.N243]" office:value-type="float" office:value="0" calcext:value-type="float">
            <text:p>0 HETD</text:p>
          </table:table-cell>
          <table:table-cell table:style-name="ce28" table:formula="of:=IF([.L243]&lt;&gt;0;[.O243]/[.L243];0)" office:value-type="percentage" office:value="0" calcext:value-type="percentage">
            <text:p>0,00 %</text:p>
          </table:table-cell>
          <table:table-cell table:style-name="ce28" table:formula="of:=IF([.$L$522]&gt;service_du;1-[.P243];0)" office:value-type="percentage" office:value="1" calcext:value-type="percentage">
            <text:p>100,00 %</text:p>
          </table:table-cell>
          <table:table-cell table:style-name="ce26" table:formula="of:=[.I243]*[.Q243]*[.K243]*IF(ISBLANK([.G243]);1;[.G24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2]+[.L243]&gt;service_du;service_du;[.T242]+[.L243]))" office:value-type="float" office:value="188" calcext:value-type="float">
            <text:p>188 HETD</text:p>
          </table:table-cell>
          <table:table-cell table:style-name="ce11" table:formula="of:=IF(service_du=0;0;IF([.T242]+[.L243]&gt;service_du;service_du-[.T242];[.L243]))" office:value-type="float" office:value="0" calcext:value-type="float">
            <text:p>0 HETD</text:p>
          </table:table-cell>
          <table:table-cell table:style-name="ce30" table:formula="of:=IF(service_du=0;[.I243];IF([.J243]&gt;0;IF([.T242]+[.L243]&lt;service_du;0;(([.T242]+[.L243])-service_du)/[.J24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3]+IF([.H243]&lt;&gt;&quot;Oui&quot;;[.I243];0))*[.K243])*IF(ISBLANK([.G243]);1;[.G243])" office:value-type="float" office:value="0" calcext:value-type="float">
            <text:p>0 HETD</text:p>
          </table:table-cell>
          <table:table-cell/>
          <table:table-cell table:style-name="ce33" table:formula="of:=IF(OR(ISBLANK([.$C243]);[.$C243]=&quot;Référentiel&quot;);0;IF(contexte_calcul=&quot;Réalisé&quot;;[.$U243]*[.D243];[.$O243]*[.D243]))" office:value-type="float" office:value="0" calcext:value-type="float">
            <text:p>0 HETD</text:p>
          </table:table-cell>
          <table:table-cell table:style-name="ce33" table:formula="of:=IF(OR(ISBLANK([.$C243]);[.$C243]=&quot;Référentiel&quot;);0;IF(contexte_calcul=&quot;Réalisé&quot;;[.$U243]*[.E243];[.$O243]*[.E243]))" office:value-type="float" office:value="0" calcext:value-type="float">
            <text:p>0 HETD</text:p>
          </table:table-cell>
          <table:table-cell table:style-name="ce33" table:formula="of:=IF(OR(ISBLANK([.$C243]);[.$C243]=&quot;Référentiel&quot;);0;IF(contexte_calcul=&quot;Réalisé&quot;;[.$U243]*[.F243];[.$O243]*[.F243]))" office:value-type="float" office:value="0" calcext:value-type="float">
            <text:p>0 HETD</text:p>
          </table:table-cell>
          <table:table-cell table:style-name="ce33" table:formula="of:=IF([.$C243]=&quot;Référentiel&quot;;IF(contexte_calcul=&quot;Réalisé&quot;;[.$U243];[.$R243]);0)" office:value-type="float" office:value="0" calcext:value-type="float">
            <text:p>0 HETD</text:p>
          </table:table-cell>
          <table:table-cell table:style-name="ce33" table:formula="of:=IF(OR(ISBLANK([.$C243]);[.$C243]=&quot;Référentiel&quot;);0;IF(contexte_calcul=&quot;Réalisé&quot;;[.$W243]*[.D243];[.$R243]*[.D243]))" office:value-type="float" office:value="0" calcext:value-type="float">
            <text:p>0 HETD</text:p>
          </table:table-cell>
          <table:table-cell table:style-name="ce33" table:formula="of:=IF(OR(ISBLANK([.$C243]);[.$C243]=&quot;Référentiel&quot;);0;IF(contexte_calcul=&quot;Réalisé&quot;;[.$W243]*[.E243];[.$R243]*[.E243]))" office:value-type="float" office:value="0" calcext:value-type="float">
            <text:p>0 HETD</text:p>
          </table:table-cell>
          <table:table-cell table:style-name="ce33" table:formula="of:=IF(OR(ISBLANK([.$C243]);[.$C243]=&quot;Référentiel&quot;);0;IF(contexte_calcul=&quot;Réalisé&quot;;[.$W243]*[.F243];[.$R243]*[.F24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3]=&quot;Référentiel&quot;;IF(contexte_calcul=&quot;Réalisé&quot;;[.$W243];[.$R24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44]);[.C244]=&quot;Référentiel&quot;);&quot;&quot;;1-([.D244]+[.E24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44]);0;HLOOKUP(IF(AND([.C244]=&quot;TP&quot;;TP_vaut_TD=&quot;Oui&quot;);&quot;TD&quot;;[.C244]);types_intervention;2;0))*IF(ISBLANK([.G244]);1;[.G244])" office:value-type="float" office:value="0" calcext:value-type="float">
            <text:p>0 HETD</text:p>
          </table:table-cell>
          <table:table-cell table:style-name="ce12" table:formula="of:=IF(ISBLANK([.C244]);0;HLOOKUP([.C244];types_intervention;3;0))*IF(ISBLANK([.G244]);1;[.G244])" office:value-type="float" office:value="0" calcext:value-type="float">
            <text:p>0 HETD</text:p>
          </table:table-cell>
          <table:table-cell table:style-name="ce11" table:formula="of:=IF([.H244]=&quot;Oui&quot;;[.I244]*[.J24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4]/[.$L$522];0)" office:value-type="percentage" office:value="0" calcext:value-type="percentage">
            <text:p>0,00 %</text:p>
          </table:table-cell>
          <table:table-cell table:style-name="ce11" table:formula="of:=MIN(service_du;[.$L$522])*[.N244]" office:value-type="float" office:value="0" calcext:value-type="float">
            <text:p>0 HETD</text:p>
          </table:table-cell>
          <table:table-cell table:style-name="ce28" table:formula="of:=IF([.L244]&lt;&gt;0;[.O244]/[.L244];0)" office:value-type="percentage" office:value="0" calcext:value-type="percentage">
            <text:p>0,00 %</text:p>
          </table:table-cell>
          <table:table-cell table:style-name="ce28" table:formula="of:=IF([.$L$522]&gt;service_du;1-[.P244];0)" office:value-type="percentage" office:value="1" calcext:value-type="percentage">
            <text:p>100,00 %</text:p>
          </table:table-cell>
          <table:table-cell table:style-name="ce26" table:formula="of:=[.I244]*[.Q244]*[.K244]*IF(ISBLANK([.G244]);1;[.G24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3]+[.L244]&gt;service_du;service_du;[.T243]+[.L244]))" office:value-type="float" office:value="188" calcext:value-type="float">
            <text:p>188 HETD</text:p>
          </table:table-cell>
          <table:table-cell table:style-name="ce11" table:formula="of:=IF(service_du=0;0;IF([.T243]+[.L244]&gt;service_du;service_du-[.T243];[.L244]))" office:value-type="float" office:value="0" calcext:value-type="float">
            <text:p>0 HETD</text:p>
          </table:table-cell>
          <table:table-cell table:style-name="ce30" table:formula="of:=IF(service_du=0;[.I244];IF([.J244]&gt;0;IF([.T243]+[.L244]&lt;service_du;0;(([.T243]+[.L244])-service_du)/[.J24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4]+IF([.H244]&lt;&gt;&quot;Oui&quot;;[.I244];0))*[.K244])*IF(ISBLANK([.G244]);1;[.G244])" office:value-type="float" office:value="0" calcext:value-type="float">
            <text:p>0 HETD</text:p>
          </table:table-cell>
          <table:table-cell/>
          <table:table-cell table:style-name="ce33" table:formula="of:=IF(OR(ISBLANK([.$C244]);[.$C244]=&quot;Référentiel&quot;);0;IF(contexte_calcul=&quot;Réalisé&quot;;[.$U244]*[.D244];[.$O244]*[.D244]))" office:value-type="float" office:value="0" calcext:value-type="float">
            <text:p>0 HETD</text:p>
          </table:table-cell>
          <table:table-cell table:style-name="ce33" table:formula="of:=IF(OR(ISBLANK([.$C244]);[.$C244]=&quot;Référentiel&quot;);0;IF(contexte_calcul=&quot;Réalisé&quot;;[.$U244]*[.E244];[.$O244]*[.E244]))" office:value-type="float" office:value="0" calcext:value-type="float">
            <text:p>0 HETD</text:p>
          </table:table-cell>
          <table:table-cell table:style-name="ce33" table:formula="of:=IF(OR(ISBLANK([.$C244]);[.$C244]=&quot;Référentiel&quot;);0;IF(contexte_calcul=&quot;Réalisé&quot;;[.$U244]*[.F244];[.$O244]*[.F244]))" office:value-type="float" office:value="0" calcext:value-type="float">
            <text:p>0 HETD</text:p>
          </table:table-cell>
          <table:table-cell table:style-name="ce33" table:formula="of:=IF([.$C244]=&quot;Référentiel&quot;;IF(contexte_calcul=&quot;Réalisé&quot;;[.$U244];[.$R244]);0)" office:value-type="float" office:value="0" calcext:value-type="float">
            <text:p>0 HETD</text:p>
          </table:table-cell>
          <table:table-cell table:style-name="ce33" table:formula="of:=IF(OR(ISBLANK([.$C244]);[.$C244]=&quot;Référentiel&quot;);0;IF(contexte_calcul=&quot;Réalisé&quot;;[.$W244]*[.D244];[.$R244]*[.D244]))" office:value-type="float" office:value="0" calcext:value-type="float">
            <text:p>0 HETD</text:p>
          </table:table-cell>
          <table:table-cell table:style-name="ce33" table:formula="of:=IF(OR(ISBLANK([.$C244]);[.$C244]=&quot;Référentiel&quot;);0;IF(contexte_calcul=&quot;Réalisé&quot;;[.$W244]*[.E244];[.$R244]*[.E244]))" office:value-type="float" office:value="0" calcext:value-type="float">
            <text:p>0 HETD</text:p>
          </table:table-cell>
          <table:table-cell table:style-name="ce33" table:formula="of:=IF(OR(ISBLANK([.$C244]);[.$C244]=&quot;Référentiel&quot;);0;IF(contexte_calcul=&quot;Réalisé&quot;;[.$W244]*[.F244];[.$R244]*[.F24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4]=&quot;Référentiel&quot;;IF(contexte_calcul=&quot;Réalisé&quot;;[.$W244];[.$R24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45]);[.C245]=&quot;Référentiel&quot;);&quot;&quot;;1-([.D245]+[.E24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45]);0;HLOOKUP(IF(AND([.C245]=&quot;TP&quot;;TP_vaut_TD=&quot;Oui&quot;);&quot;TD&quot;;[.C245]);types_intervention;2;0))*IF(ISBLANK([.G245]);1;[.G245])" office:value-type="float" office:value="0" calcext:value-type="float">
            <text:p>0 HETD</text:p>
          </table:table-cell>
          <table:table-cell table:style-name="ce12" table:formula="of:=IF(ISBLANK([.C245]);0;HLOOKUP([.C245];types_intervention;3;0))*IF(ISBLANK([.G245]);1;[.G245])" office:value-type="float" office:value="0" calcext:value-type="float">
            <text:p>0 HETD</text:p>
          </table:table-cell>
          <table:table-cell table:style-name="ce11" table:formula="of:=IF([.H245]=&quot;Oui&quot;;[.I245]*[.J24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5]/[.$L$522];0)" office:value-type="percentage" office:value="0" calcext:value-type="percentage">
            <text:p>0,00 %</text:p>
          </table:table-cell>
          <table:table-cell table:style-name="ce11" table:formula="of:=MIN(service_du;[.$L$522])*[.N245]" office:value-type="float" office:value="0" calcext:value-type="float">
            <text:p>0 HETD</text:p>
          </table:table-cell>
          <table:table-cell table:style-name="ce28" table:formula="of:=IF([.L245]&lt;&gt;0;[.O245]/[.L245];0)" office:value-type="percentage" office:value="0" calcext:value-type="percentage">
            <text:p>0,00 %</text:p>
          </table:table-cell>
          <table:table-cell table:style-name="ce28" table:formula="of:=IF([.$L$522]&gt;service_du;1-[.P245];0)" office:value-type="percentage" office:value="1" calcext:value-type="percentage">
            <text:p>100,00 %</text:p>
          </table:table-cell>
          <table:table-cell table:style-name="ce26" table:formula="of:=[.I245]*[.Q245]*[.K245]*IF(ISBLANK([.G245]);1;[.G24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4]+[.L245]&gt;service_du;service_du;[.T244]+[.L245]))" office:value-type="float" office:value="188" calcext:value-type="float">
            <text:p>188 HETD</text:p>
          </table:table-cell>
          <table:table-cell table:style-name="ce11" table:formula="of:=IF(service_du=0;0;IF([.T244]+[.L245]&gt;service_du;service_du-[.T244];[.L245]))" office:value-type="float" office:value="0" calcext:value-type="float">
            <text:p>0 HETD</text:p>
          </table:table-cell>
          <table:table-cell table:style-name="ce30" table:formula="of:=IF(service_du=0;[.I245];IF([.J245]&gt;0;IF([.T244]+[.L245]&lt;service_du;0;(([.T244]+[.L245])-service_du)/[.J24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5]+IF([.H245]&lt;&gt;&quot;Oui&quot;;[.I245];0))*[.K245])*IF(ISBLANK([.G245]);1;[.G245])" office:value-type="float" office:value="0" calcext:value-type="float">
            <text:p>0 HETD</text:p>
          </table:table-cell>
          <table:table-cell/>
          <table:table-cell table:style-name="ce33" table:formula="of:=IF(OR(ISBLANK([.$C245]);[.$C245]=&quot;Référentiel&quot;);0;IF(contexte_calcul=&quot;Réalisé&quot;;[.$U245]*[.D245];[.$O245]*[.D245]))" office:value-type="float" office:value="0" calcext:value-type="float">
            <text:p>0 HETD</text:p>
          </table:table-cell>
          <table:table-cell table:style-name="ce33" table:formula="of:=IF(OR(ISBLANK([.$C245]);[.$C245]=&quot;Référentiel&quot;);0;IF(contexte_calcul=&quot;Réalisé&quot;;[.$U245]*[.E245];[.$O245]*[.E245]))" office:value-type="float" office:value="0" calcext:value-type="float">
            <text:p>0 HETD</text:p>
          </table:table-cell>
          <table:table-cell table:style-name="ce33" table:formula="of:=IF(OR(ISBLANK([.$C245]);[.$C245]=&quot;Référentiel&quot;);0;IF(contexte_calcul=&quot;Réalisé&quot;;[.$U245]*[.F245];[.$O245]*[.F245]))" office:value-type="float" office:value="0" calcext:value-type="float">
            <text:p>0 HETD</text:p>
          </table:table-cell>
          <table:table-cell table:style-name="ce33" table:formula="of:=IF([.$C245]=&quot;Référentiel&quot;;IF(contexte_calcul=&quot;Réalisé&quot;;[.$U245];[.$R245]);0)" office:value-type="float" office:value="0" calcext:value-type="float">
            <text:p>0 HETD</text:p>
          </table:table-cell>
          <table:table-cell table:style-name="ce33" table:formula="of:=IF(OR(ISBLANK([.$C245]);[.$C245]=&quot;Référentiel&quot;);0;IF(contexte_calcul=&quot;Réalisé&quot;;[.$W245]*[.D245];[.$R245]*[.D245]))" office:value-type="float" office:value="0" calcext:value-type="float">
            <text:p>0 HETD</text:p>
          </table:table-cell>
          <table:table-cell table:style-name="ce33" table:formula="of:=IF(OR(ISBLANK([.$C245]);[.$C245]=&quot;Référentiel&quot;);0;IF(contexte_calcul=&quot;Réalisé&quot;;[.$W245]*[.E245];[.$R245]*[.E245]))" office:value-type="float" office:value="0" calcext:value-type="float">
            <text:p>0 HETD</text:p>
          </table:table-cell>
          <table:table-cell table:style-name="ce33" table:formula="of:=IF(OR(ISBLANK([.$C245]);[.$C245]=&quot;Référentiel&quot;);0;IF(contexte_calcul=&quot;Réalisé&quot;;[.$W245]*[.F245];[.$R245]*[.F24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5]=&quot;Référentiel&quot;;IF(contexte_calcul=&quot;Réalisé&quot;;[.$W245];[.$R24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46]);[.C246]=&quot;Référentiel&quot;);&quot;&quot;;1-([.D246]+[.E24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46]);0;HLOOKUP(IF(AND([.C246]=&quot;TP&quot;;TP_vaut_TD=&quot;Oui&quot;);&quot;TD&quot;;[.C246]);types_intervention;2;0))*IF(ISBLANK([.G246]);1;[.G246])" office:value-type="float" office:value="0" calcext:value-type="float">
            <text:p>0 HETD</text:p>
          </table:table-cell>
          <table:table-cell table:style-name="ce12" table:formula="of:=IF(ISBLANK([.C246]);0;HLOOKUP([.C246];types_intervention;3;0))*IF(ISBLANK([.G246]);1;[.G246])" office:value-type="float" office:value="0" calcext:value-type="float">
            <text:p>0 HETD</text:p>
          </table:table-cell>
          <table:table-cell table:style-name="ce11" table:formula="of:=IF([.H246]=&quot;Oui&quot;;[.I246]*[.J24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6]/[.$L$522];0)" office:value-type="percentage" office:value="0" calcext:value-type="percentage">
            <text:p>0,00 %</text:p>
          </table:table-cell>
          <table:table-cell table:style-name="ce11" table:formula="of:=MIN(service_du;[.$L$522])*[.N246]" office:value-type="float" office:value="0" calcext:value-type="float">
            <text:p>0 HETD</text:p>
          </table:table-cell>
          <table:table-cell table:style-name="ce28" table:formula="of:=IF([.L246]&lt;&gt;0;[.O246]/[.L246];0)" office:value-type="percentage" office:value="0" calcext:value-type="percentage">
            <text:p>0,00 %</text:p>
          </table:table-cell>
          <table:table-cell table:style-name="ce28" table:formula="of:=IF([.$L$522]&gt;service_du;1-[.P246];0)" office:value-type="percentage" office:value="1" calcext:value-type="percentage">
            <text:p>100,00 %</text:p>
          </table:table-cell>
          <table:table-cell table:style-name="ce26" table:formula="of:=[.I246]*[.Q246]*[.K246]*IF(ISBLANK([.G246]);1;[.G24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5]+[.L246]&gt;service_du;service_du;[.T245]+[.L246]))" office:value-type="float" office:value="188" calcext:value-type="float">
            <text:p>188 HETD</text:p>
          </table:table-cell>
          <table:table-cell table:style-name="ce11" table:formula="of:=IF(service_du=0;0;IF([.T245]+[.L246]&gt;service_du;service_du-[.T245];[.L246]))" office:value-type="float" office:value="0" calcext:value-type="float">
            <text:p>0 HETD</text:p>
          </table:table-cell>
          <table:table-cell table:style-name="ce30" table:formula="of:=IF(service_du=0;[.I246];IF([.J246]&gt;0;IF([.T245]+[.L246]&lt;service_du;0;(([.T245]+[.L246])-service_du)/[.J24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6]+IF([.H246]&lt;&gt;&quot;Oui&quot;;[.I246];0))*[.K246])*IF(ISBLANK([.G246]);1;[.G246])" office:value-type="float" office:value="0" calcext:value-type="float">
            <text:p>0 HETD</text:p>
          </table:table-cell>
          <table:table-cell/>
          <table:table-cell table:style-name="ce33" table:formula="of:=IF(OR(ISBLANK([.$C246]);[.$C246]=&quot;Référentiel&quot;);0;IF(contexte_calcul=&quot;Réalisé&quot;;[.$U246]*[.D246];[.$O246]*[.D246]))" office:value-type="float" office:value="0" calcext:value-type="float">
            <text:p>0 HETD</text:p>
          </table:table-cell>
          <table:table-cell table:style-name="ce33" table:formula="of:=IF(OR(ISBLANK([.$C246]);[.$C246]=&quot;Référentiel&quot;);0;IF(contexte_calcul=&quot;Réalisé&quot;;[.$U246]*[.E246];[.$O246]*[.E246]))" office:value-type="float" office:value="0" calcext:value-type="float">
            <text:p>0 HETD</text:p>
          </table:table-cell>
          <table:table-cell table:style-name="ce33" table:formula="of:=IF(OR(ISBLANK([.$C246]);[.$C246]=&quot;Référentiel&quot;);0;IF(contexte_calcul=&quot;Réalisé&quot;;[.$U246]*[.F246];[.$O246]*[.F246]))" office:value-type="float" office:value="0" calcext:value-type="float">
            <text:p>0 HETD</text:p>
          </table:table-cell>
          <table:table-cell table:style-name="ce33" table:formula="of:=IF([.$C246]=&quot;Référentiel&quot;;IF(contexte_calcul=&quot;Réalisé&quot;;[.$U246];[.$R246]);0)" office:value-type="float" office:value="0" calcext:value-type="float">
            <text:p>0 HETD</text:p>
          </table:table-cell>
          <table:table-cell table:style-name="ce33" table:formula="of:=IF(OR(ISBLANK([.$C246]);[.$C246]=&quot;Référentiel&quot;);0;IF(contexte_calcul=&quot;Réalisé&quot;;[.$W246]*[.D246];[.$R246]*[.D246]))" office:value-type="float" office:value="0" calcext:value-type="float">
            <text:p>0 HETD</text:p>
          </table:table-cell>
          <table:table-cell table:style-name="ce33" table:formula="of:=IF(OR(ISBLANK([.$C246]);[.$C246]=&quot;Référentiel&quot;);0;IF(contexte_calcul=&quot;Réalisé&quot;;[.$W246]*[.E246];[.$R246]*[.E246]))" office:value-type="float" office:value="0" calcext:value-type="float">
            <text:p>0 HETD</text:p>
          </table:table-cell>
          <table:table-cell table:style-name="ce33" table:formula="of:=IF(OR(ISBLANK([.$C246]);[.$C246]=&quot;Référentiel&quot;);0;IF(contexte_calcul=&quot;Réalisé&quot;;[.$W246]*[.F246];[.$R246]*[.F24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6]=&quot;Référentiel&quot;;IF(contexte_calcul=&quot;Réalisé&quot;;[.$W246];[.$R24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47]);[.C247]=&quot;Référentiel&quot;);&quot;&quot;;1-([.D247]+[.E24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47]);0;HLOOKUP(IF(AND([.C247]=&quot;TP&quot;;TP_vaut_TD=&quot;Oui&quot;);&quot;TD&quot;;[.C247]);types_intervention;2;0))*IF(ISBLANK([.G247]);1;[.G247])" office:value-type="float" office:value="0" calcext:value-type="float">
            <text:p>0 HETD</text:p>
          </table:table-cell>
          <table:table-cell table:style-name="ce12" table:formula="of:=IF(ISBLANK([.C247]);0;HLOOKUP([.C247];types_intervention;3;0))*IF(ISBLANK([.G247]);1;[.G247])" office:value-type="float" office:value="0" calcext:value-type="float">
            <text:p>0 HETD</text:p>
          </table:table-cell>
          <table:table-cell table:style-name="ce11" table:formula="of:=IF([.H247]=&quot;Oui&quot;;[.I247]*[.J24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7]/[.$L$522];0)" office:value-type="percentage" office:value="0" calcext:value-type="percentage">
            <text:p>0,00 %</text:p>
          </table:table-cell>
          <table:table-cell table:style-name="ce11" table:formula="of:=MIN(service_du;[.$L$522])*[.N247]" office:value-type="float" office:value="0" calcext:value-type="float">
            <text:p>0 HETD</text:p>
          </table:table-cell>
          <table:table-cell table:style-name="ce28" table:formula="of:=IF([.L247]&lt;&gt;0;[.O247]/[.L247];0)" office:value-type="percentage" office:value="0" calcext:value-type="percentage">
            <text:p>0,00 %</text:p>
          </table:table-cell>
          <table:table-cell table:style-name="ce28" table:formula="of:=IF([.$L$522]&gt;service_du;1-[.P247];0)" office:value-type="percentage" office:value="1" calcext:value-type="percentage">
            <text:p>100,00 %</text:p>
          </table:table-cell>
          <table:table-cell table:style-name="ce26" table:formula="of:=[.I247]*[.Q247]*[.K247]*IF(ISBLANK([.G247]);1;[.G24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6]+[.L247]&gt;service_du;service_du;[.T246]+[.L247]))" office:value-type="float" office:value="188" calcext:value-type="float">
            <text:p>188 HETD</text:p>
          </table:table-cell>
          <table:table-cell table:style-name="ce11" table:formula="of:=IF(service_du=0;0;IF([.T246]+[.L247]&gt;service_du;service_du-[.T246];[.L247]))" office:value-type="float" office:value="0" calcext:value-type="float">
            <text:p>0 HETD</text:p>
          </table:table-cell>
          <table:table-cell table:style-name="ce30" table:formula="of:=IF(service_du=0;[.I247];IF([.J247]&gt;0;IF([.T246]+[.L247]&lt;service_du;0;(([.T246]+[.L247])-service_du)/[.J24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7]+IF([.H247]&lt;&gt;&quot;Oui&quot;;[.I247];0))*[.K247])*IF(ISBLANK([.G247]);1;[.G247])" office:value-type="float" office:value="0" calcext:value-type="float">
            <text:p>0 HETD</text:p>
          </table:table-cell>
          <table:table-cell/>
          <table:table-cell table:style-name="ce33" table:formula="of:=IF(OR(ISBLANK([.$C247]);[.$C247]=&quot;Référentiel&quot;);0;IF(contexte_calcul=&quot;Réalisé&quot;;[.$U247]*[.D247];[.$O247]*[.D247]))" office:value-type="float" office:value="0" calcext:value-type="float">
            <text:p>0 HETD</text:p>
          </table:table-cell>
          <table:table-cell table:style-name="ce33" table:formula="of:=IF(OR(ISBLANK([.$C247]);[.$C247]=&quot;Référentiel&quot;);0;IF(contexte_calcul=&quot;Réalisé&quot;;[.$U247]*[.E247];[.$O247]*[.E247]))" office:value-type="float" office:value="0" calcext:value-type="float">
            <text:p>0 HETD</text:p>
          </table:table-cell>
          <table:table-cell table:style-name="ce33" table:formula="of:=IF(OR(ISBLANK([.$C247]);[.$C247]=&quot;Référentiel&quot;);0;IF(contexte_calcul=&quot;Réalisé&quot;;[.$U247]*[.F247];[.$O247]*[.F247]))" office:value-type="float" office:value="0" calcext:value-type="float">
            <text:p>0 HETD</text:p>
          </table:table-cell>
          <table:table-cell table:style-name="ce33" table:formula="of:=IF([.$C247]=&quot;Référentiel&quot;;IF(contexte_calcul=&quot;Réalisé&quot;;[.$U247];[.$R247]);0)" office:value-type="float" office:value="0" calcext:value-type="float">
            <text:p>0 HETD</text:p>
          </table:table-cell>
          <table:table-cell table:style-name="ce33" table:formula="of:=IF(OR(ISBLANK([.$C247]);[.$C247]=&quot;Référentiel&quot;);0;IF(contexte_calcul=&quot;Réalisé&quot;;[.$W247]*[.D247];[.$R247]*[.D247]))" office:value-type="float" office:value="0" calcext:value-type="float">
            <text:p>0 HETD</text:p>
          </table:table-cell>
          <table:table-cell table:style-name="ce33" table:formula="of:=IF(OR(ISBLANK([.$C247]);[.$C247]=&quot;Référentiel&quot;);0;IF(contexte_calcul=&quot;Réalisé&quot;;[.$W247]*[.E247];[.$R247]*[.E247]))" office:value-type="float" office:value="0" calcext:value-type="float">
            <text:p>0 HETD</text:p>
          </table:table-cell>
          <table:table-cell table:style-name="ce33" table:formula="of:=IF(OR(ISBLANK([.$C247]);[.$C247]=&quot;Référentiel&quot;);0;IF(contexte_calcul=&quot;Réalisé&quot;;[.$W247]*[.F247];[.$R247]*[.F24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7]=&quot;Référentiel&quot;;IF(contexte_calcul=&quot;Réalisé&quot;;[.$W247];[.$R24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48]);[.C248]=&quot;Référentiel&quot;);&quot;&quot;;1-([.D248]+[.E24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48]);0;HLOOKUP(IF(AND([.C248]=&quot;TP&quot;;TP_vaut_TD=&quot;Oui&quot;);&quot;TD&quot;;[.C248]);types_intervention;2;0))*IF(ISBLANK([.G248]);1;[.G248])" office:value-type="float" office:value="0" calcext:value-type="float">
            <text:p>0 HETD</text:p>
          </table:table-cell>
          <table:table-cell table:style-name="ce12" table:formula="of:=IF(ISBLANK([.C248]);0;HLOOKUP([.C248];types_intervention;3;0))*IF(ISBLANK([.G248]);1;[.G248])" office:value-type="float" office:value="0" calcext:value-type="float">
            <text:p>0 HETD</text:p>
          </table:table-cell>
          <table:table-cell table:style-name="ce11" table:formula="of:=IF([.H248]=&quot;Oui&quot;;[.I248]*[.J24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8]/[.$L$522];0)" office:value-type="percentage" office:value="0" calcext:value-type="percentage">
            <text:p>0,00 %</text:p>
          </table:table-cell>
          <table:table-cell table:style-name="ce11" table:formula="of:=MIN(service_du;[.$L$522])*[.N248]" office:value-type="float" office:value="0" calcext:value-type="float">
            <text:p>0 HETD</text:p>
          </table:table-cell>
          <table:table-cell table:style-name="ce28" table:formula="of:=IF([.L248]&lt;&gt;0;[.O248]/[.L248];0)" office:value-type="percentage" office:value="0" calcext:value-type="percentage">
            <text:p>0,00 %</text:p>
          </table:table-cell>
          <table:table-cell table:style-name="ce28" table:formula="of:=IF([.$L$522]&gt;service_du;1-[.P248];0)" office:value-type="percentage" office:value="1" calcext:value-type="percentage">
            <text:p>100,00 %</text:p>
          </table:table-cell>
          <table:table-cell table:style-name="ce26" table:formula="of:=[.I248]*[.Q248]*[.K248]*IF(ISBLANK([.G248]);1;[.G24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7]+[.L248]&gt;service_du;service_du;[.T247]+[.L248]))" office:value-type="float" office:value="188" calcext:value-type="float">
            <text:p>188 HETD</text:p>
          </table:table-cell>
          <table:table-cell table:style-name="ce11" table:formula="of:=IF(service_du=0;0;IF([.T247]+[.L248]&gt;service_du;service_du-[.T247];[.L248]))" office:value-type="float" office:value="0" calcext:value-type="float">
            <text:p>0 HETD</text:p>
          </table:table-cell>
          <table:table-cell table:style-name="ce30" table:formula="of:=IF(service_du=0;[.I248];IF([.J248]&gt;0;IF([.T247]+[.L248]&lt;service_du;0;(([.T247]+[.L248])-service_du)/[.J24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8]+IF([.H248]&lt;&gt;&quot;Oui&quot;;[.I248];0))*[.K248])*IF(ISBLANK([.G248]);1;[.G248])" office:value-type="float" office:value="0" calcext:value-type="float">
            <text:p>0 HETD</text:p>
          </table:table-cell>
          <table:table-cell/>
          <table:table-cell table:style-name="ce33" table:formula="of:=IF(OR(ISBLANK([.$C248]);[.$C248]=&quot;Référentiel&quot;);0;IF(contexte_calcul=&quot;Réalisé&quot;;[.$U248]*[.D248];[.$O248]*[.D248]))" office:value-type="float" office:value="0" calcext:value-type="float">
            <text:p>0 HETD</text:p>
          </table:table-cell>
          <table:table-cell table:style-name="ce33" table:formula="of:=IF(OR(ISBLANK([.$C248]);[.$C248]=&quot;Référentiel&quot;);0;IF(contexte_calcul=&quot;Réalisé&quot;;[.$U248]*[.E248];[.$O248]*[.E248]))" office:value-type="float" office:value="0" calcext:value-type="float">
            <text:p>0 HETD</text:p>
          </table:table-cell>
          <table:table-cell table:style-name="ce33" table:formula="of:=IF(OR(ISBLANK([.$C248]);[.$C248]=&quot;Référentiel&quot;);0;IF(contexte_calcul=&quot;Réalisé&quot;;[.$U248]*[.F248];[.$O248]*[.F248]))" office:value-type="float" office:value="0" calcext:value-type="float">
            <text:p>0 HETD</text:p>
          </table:table-cell>
          <table:table-cell table:style-name="ce33" table:formula="of:=IF([.$C248]=&quot;Référentiel&quot;;IF(contexte_calcul=&quot;Réalisé&quot;;[.$U248];[.$R248]);0)" office:value-type="float" office:value="0" calcext:value-type="float">
            <text:p>0 HETD</text:p>
          </table:table-cell>
          <table:table-cell table:style-name="ce33" table:formula="of:=IF(OR(ISBLANK([.$C248]);[.$C248]=&quot;Référentiel&quot;);0;IF(contexte_calcul=&quot;Réalisé&quot;;[.$W248]*[.D248];[.$R248]*[.D248]))" office:value-type="float" office:value="0" calcext:value-type="float">
            <text:p>0 HETD</text:p>
          </table:table-cell>
          <table:table-cell table:style-name="ce33" table:formula="of:=IF(OR(ISBLANK([.$C248]);[.$C248]=&quot;Référentiel&quot;);0;IF(contexte_calcul=&quot;Réalisé&quot;;[.$W248]*[.E248];[.$R248]*[.E248]))" office:value-type="float" office:value="0" calcext:value-type="float">
            <text:p>0 HETD</text:p>
          </table:table-cell>
          <table:table-cell table:style-name="ce33" table:formula="of:=IF(OR(ISBLANK([.$C248]);[.$C248]=&quot;Référentiel&quot;);0;IF(contexte_calcul=&quot;Réalisé&quot;;[.$W248]*[.F248];[.$R248]*[.F24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8]=&quot;Référentiel&quot;;IF(contexte_calcul=&quot;Réalisé&quot;;[.$W248];[.$R24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49]);[.C249]=&quot;Référentiel&quot;);&quot;&quot;;1-([.D249]+[.E24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49]);0;HLOOKUP(IF(AND([.C249]=&quot;TP&quot;;TP_vaut_TD=&quot;Oui&quot;);&quot;TD&quot;;[.C249]);types_intervention;2;0))*IF(ISBLANK([.G249]);1;[.G249])" office:value-type="float" office:value="0" calcext:value-type="float">
            <text:p>0 HETD</text:p>
          </table:table-cell>
          <table:table-cell table:style-name="ce12" table:formula="of:=IF(ISBLANK([.C249]);0;HLOOKUP([.C249];types_intervention;3;0))*IF(ISBLANK([.G249]);1;[.G249])" office:value-type="float" office:value="0" calcext:value-type="float">
            <text:p>0 HETD</text:p>
          </table:table-cell>
          <table:table-cell table:style-name="ce11" table:formula="of:=IF([.H249]=&quot;Oui&quot;;[.I249]*[.J24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9]/[.$L$522];0)" office:value-type="percentage" office:value="0" calcext:value-type="percentage">
            <text:p>0,00 %</text:p>
          </table:table-cell>
          <table:table-cell table:style-name="ce11" table:formula="of:=MIN(service_du;[.$L$522])*[.N249]" office:value-type="float" office:value="0" calcext:value-type="float">
            <text:p>0 HETD</text:p>
          </table:table-cell>
          <table:table-cell table:style-name="ce28" table:formula="of:=IF([.L249]&lt;&gt;0;[.O249]/[.L249];0)" office:value-type="percentage" office:value="0" calcext:value-type="percentage">
            <text:p>0,00 %</text:p>
          </table:table-cell>
          <table:table-cell table:style-name="ce28" table:formula="of:=IF([.$L$522]&gt;service_du;1-[.P249];0)" office:value-type="percentage" office:value="1" calcext:value-type="percentage">
            <text:p>100,00 %</text:p>
          </table:table-cell>
          <table:table-cell table:style-name="ce26" table:formula="of:=[.I249]*[.Q249]*[.K249]*IF(ISBLANK([.G249]);1;[.G24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8]+[.L249]&gt;service_du;service_du;[.T248]+[.L249]))" office:value-type="float" office:value="188" calcext:value-type="float">
            <text:p>188 HETD</text:p>
          </table:table-cell>
          <table:table-cell table:style-name="ce11" table:formula="of:=IF(service_du=0;0;IF([.T248]+[.L249]&gt;service_du;service_du-[.T248];[.L249]))" office:value-type="float" office:value="0" calcext:value-type="float">
            <text:p>0 HETD</text:p>
          </table:table-cell>
          <table:table-cell table:style-name="ce30" table:formula="of:=IF(service_du=0;[.I249];IF([.J249]&gt;0;IF([.T248]+[.L249]&lt;service_du;0;(([.T248]+[.L249])-service_du)/[.J24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9]+IF([.H249]&lt;&gt;&quot;Oui&quot;;[.I249];0))*[.K249])*IF(ISBLANK([.G249]);1;[.G249])" office:value-type="float" office:value="0" calcext:value-type="float">
            <text:p>0 HETD</text:p>
          </table:table-cell>
          <table:table-cell/>
          <table:table-cell table:style-name="ce33" table:formula="of:=IF(OR(ISBLANK([.$C249]);[.$C249]=&quot;Référentiel&quot;);0;IF(contexte_calcul=&quot;Réalisé&quot;;[.$U249]*[.D249];[.$O249]*[.D249]))" office:value-type="float" office:value="0" calcext:value-type="float">
            <text:p>0 HETD</text:p>
          </table:table-cell>
          <table:table-cell table:style-name="ce33" table:formula="of:=IF(OR(ISBLANK([.$C249]);[.$C249]=&quot;Référentiel&quot;);0;IF(contexte_calcul=&quot;Réalisé&quot;;[.$U249]*[.E249];[.$O249]*[.E249]))" office:value-type="float" office:value="0" calcext:value-type="float">
            <text:p>0 HETD</text:p>
          </table:table-cell>
          <table:table-cell table:style-name="ce33" table:formula="of:=IF(OR(ISBLANK([.$C249]);[.$C249]=&quot;Référentiel&quot;);0;IF(contexte_calcul=&quot;Réalisé&quot;;[.$U249]*[.F249];[.$O249]*[.F249]))" office:value-type="float" office:value="0" calcext:value-type="float">
            <text:p>0 HETD</text:p>
          </table:table-cell>
          <table:table-cell table:style-name="ce33" table:formula="of:=IF([.$C249]=&quot;Référentiel&quot;;IF(contexte_calcul=&quot;Réalisé&quot;;[.$U249];[.$R249]);0)" office:value-type="float" office:value="0" calcext:value-type="float">
            <text:p>0 HETD</text:p>
          </table:table-cell>
          <table:table-cell table:style-name="ce33" table:formula="of:=IF(OR(ISBLANK([.$C249]);[.$C249]=&quot;Référentiel&quot;);0;IF(contexte_calcul=&quot;Réalisé&quot;;[.$W249]*[.D249];[.$R249]*[.D249]))" office:value-type="float" office:value="0" calcext:value-type="float">
            <text:p>0 HETD</text:p>
          </table:table-cell>
          <table:table-cell table:style-name="ce33" table:formula="of:=IF(OR(ISBLANK([.$C249]);[.$C249]=&quot;Référentiel&quot;);0;IF(contexte_calcul=&quot;Réalisé&quot;;[.$W249]*[.E249];[.$R249]*[.E249]))" office:value-type="float" office:value="0" calcext:value-type="float">
            <text:p>0 HETD</text:p>
          </table:table-cell>
          <table:table-cell table:style-name="ce33" table:formula="of:=IF(OR(ISBLANK([.$C249]);[.$C249]=&quot;Référentiel&quot;);0;IF(contexte_calcul=&quot;Réalisé&quot;;[.$W249]*[.F249];[.$R249]*[.F24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9]=&quot;Référentiel&quot;;IF(contexte_calcul=&quot;Réalisé&quot;;[.$W249];[.$R24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50]);[.C250]=&quot;Référentiel&quot;);&quot;&quot;;1-([.D250]+[.E25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50]);0;HLOOKUP(IF(AND([.C250]=&quot;TP&quot;;TP_vaut_TD=&quot;Oui&quot;);&quot;TD&quot;;[.C250]);types_intervention;2;0))*IF(ISBLANK([.G250]);1;[.G250])" office:value-type="float" office:value="0" calcext:value-type="float">
            <text:p>0 HETD</text:p>
          </table:table-cell>
          <table:table-cell table:style-name="ce12" table:formula="of:=IF(ISBLANK([.C250]);0;HLOOKUP([.C250];types_intervention;3;0))*IF(ISBLANK([.G250]);1;[.G250])" office:value-type="float" office:value="0" calcext:value-type="float">
            <text:p>0 HETD</text:p>
          </table:table-cell>
          <table:table-cell table:style-name="ce11" table:formula="of:=IF([.H250]=&quot;Oui&quot;;[.I250]*[.J25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0]/[.$L$522];0)" office:value-type="percentage" office:value="0" calcext:value-type="percentage">
            <text:p>0,00 %</text:p>
          </table:table-cell>
          <table:table-cell table:style-name="ce11" table:formula="of:=MIN(service_du;[.$L$522])*[.N250]" office:value-type="float" office:value="0" calcext:value-type="float">
            <text:p>0 HETD</text:p>
          </table:table-cell>
          <table:table-cell table:style-name="ce28" table:formula="of:=IF([.L250]&lt;&gt;0;[.O250]/[.L250];0)" office:value-type="percentage" office:value="0" calcext:value-type="percentage">
            <text:p>0,00 %</text:p>
          </table:table-cell>
          <table:table-cell table:style-name="ce28" table:formula="of:=IF([.$L$522]&gt;service_du;1-[.P250];0)" office:value-type="percentage" office:value="1" calcext:value-type="percentage">
            <text:p>100,00 %</text:p>
          </table:table-cell>
          <table:table-cell table:style-name="ce26" table:formula="of:=[.I250]*[.Q250]*[.K250]*IF(ISBLANK([.G250]);1;[.G25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9]+[.L250]&gt;service_du;service_du;[.T249]+[.L250]))" office:value-type="float" office:value="188" calcext:value-type="float">
            <text:p>188 HETD</text:p>
          </table:table-cell>
          <table:table-cell table:style-name="ce11" table:formula="of:=IF(service_du=0;0;IF([.T249]+[.L250]&gt;service_du;service_du-[.T249];[.L250]))" office:value-type="float" office:value="0" calcext:value-type="float">
            <text:p>0 HETD</text:p>
          </table:table-cell>
          <table:table-cell table:style-name="ce30" table:formula="of:=IF(service_du=0;[.I250];IF([.J250]&gt;0;IF([.T249]+[.L250]&lt;service_du;0;(([.T249]+[.L250])-service_du)/[.J25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0]+IF([.H250]&lt;&gt;&quot;Oui&quot;;[.I250];0))*[.K250])*IF(ISBLANK([.G250]);1;[.G250])" office:value-type="float" office:value="0" calcext:value-type="float">
            <text:p>0 HETD</text:p>
          </table:table-cell>
          <table:table-cell/>
          <table:table-cell table:style-name="ce33" table:formula="of:=IF(OR(ISBLANK([.$C250]);[.$C250]=&quot;Référentiel&quot;);0;IF(contexte_calcul=&quot;Réalisé&quot;;[.$U250]*[.D250];[.$O250]*[.D250]))" office:value-type="float" office:value="0" calcext:value-type="float">
            <text:p>0 HETD</text:p>
          </table:table-cell>
          <table:table-cell table:style-name="ce33" table:formula="of:=IF(OR(ISBLANK([.$C250]);[.$C250]=&quot;Référentiel&quot;);0;IF(contexte_calcul=&quot;Réalisé&quot;;[.$U250]*[.E250];[.$O250]*[.E250]))" office:value-type="float" office:value="0" calcext:value-type="float">
            <text:p>0 HETD</text:p>
          </table:table-cell>
          <table:table-cell table:style-name="ce33" table:formula="of:=IF(OR(ISBLANK([.$C250]);[.$C250]=&quot;Référentiel&quot;);0;IF(contexte_calcul=&quot;Réalisé&quot;;[.$U250]*[.F250];[.$O250]*[.F250]))" office:value-type="float" office:value="0" calcext:value-type="float">
            <text:p>0 HETD</text:p>
          </table:table-cell>
          <table:table-cell table:style-name="ce33" table:formula="of:=IF([.$C250]=&quot;Référentiel&quot;;IF(contexte_calcul=&quot;Réalisé&quot;;[.$U250];[.$R250]);0)" office:value-type="float" office:value="0" calcext:value-type="float">
            <text:p>0 HETD</text:p>
          </table:table-cell>
          <table:table-cell table:style-name="ce33" table:formula="of:=IF(OR(ISBLANK([.$C250]);[.$C250]=&quot;Référentiel&quot;);0;IF(contexte_calcul=&quot;Réalisé&quot;;[.$W250]*[.D250];[.$R250]*[.D250]))" office:value-type="float" office:value="0" calcext:value-type="float">
            <text:p>0 HETD</text:p>
          </table:table-cell>
          <table:table-cell table:style-name="ce33" table:formula="of:=IF(OR(ISBLANK([.$C250]);[.$C250]=&quot;Référentiel&quot;);0;IF(contexte_calcul=&quot;Réalisé&quot;;[.$W250]*[.E250];[.$R250]*[.E250]))" office:value-type="float" office:value="0" calcext:value-type="float">
            <text:p>0 HETD</text:p>
          </table:table-cell>
          <table:table-cell table:style-name="ce33" table:formula="of:=IF(OR(ISBLANK([.$C250]);[.$C250]=&quot;Référentiel&quot;);0;IF(contexte_calcul=&quot;Réalisé&quot;;[.$W250]*[.F250];[.$R250]*[.F25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0]=&quot;Référentiel&quot;;IF(contexte_calcul=&quot;Réalisé&quot;;[.$W250];[.$R25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51]);[.C251]=&quot;Référentiel&quot;);&quot;&quot;;1-([.D251]+[.E25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51]);0;HLOOKUP(IF(AND([.C251]=&quot;TP&quot;;TP_vaut_TD=&quot;Oui&quot;);&quot;TD&quot;;[.C251]);types_intervention;2;0))*IF(ISBLANK([.G251]);1;[.G251])" office:value-type="float" office:value="0" calcext:value-type="float">
            <text:p>0 HETD</text:p>
          </table:table-cell>
          <table:table-cell table:style-name="ce12" table:formula="of:=IF(ISBLANK([.C251]);0;HLOOKUP([.C251];types_intervention;3;0))*IF(ISBLANK([.G251]);1;[.G251])" office:value-type="float" office:value="0" calcext:value-type="float">
            <text:p>0 HETD</text:p>
          </table:table-cell>
          <table:table-cell table:style-name="ce11" table:formula="of:=IF([.H251]=&quot;Oui&quot;;[.I251]*[.J25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1]/[.$L$522];0)" office:value-type="percentage" office:value="0" calcext:value-type="percentage">
            <text:p>0,00 %</text:p>
          </table:table-cell>
          <table:table-cell table:style-name="ce11" table:formula="of:=MIN(service_du;[.$L$522])*[.N251]" office:value-type="float" office:value="0" calcext:value-type="float">
            <text:p>0 HETD</text:p>
          </table:table-cell>
          <table:table-cell table:style-name="ce28" table:formula="of:=IF([.L251]&lt;&gt;0;[.O251]/[.L251];0)" office:value-type="percentage" office:value="0" calcext:value-type="percentage">
            <text:p>0,00 %</text:p>
          </table:table-cell>
          <table:table-cell table:style-name="ce28" table:formula="of:=IF([.$L$522]&gt;service_du;1-[.P251];0)" office:value-type="percentage" office:value="1" calcext:value-type="percentage">
            <text:p>100,00 %</text:p>
          </table:table-cell>
          <table:table-cell table:style-name="ce26" table:formula="of:=[.I251]*[.Q251]*[.K251]*IF(ISBLANK([.G251]);1;[.G25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0]+[.L251]&gt;service_du;service_du;[.T250]+[.L251]))" office:value-type="float" office:value="188" calcext:value-type="float">
            <text:p>188 HETD</text:p>
          </table:table-cell>
          <table:table-cell table:style-name="ce11" table:formula="of:=IF(service_du=0;0;IF([.T250]+[.L251]&gt;service_du;service_du-[.T250];[.L251]))" office:value-type="float" office:value="0" calcext:value-type="float">
            <text:p>0 HETD</text:p>
          </table:table-cell>
          <table:table-cell table:style-name="ce30" table:formula="of:=IF(service_du=0;[.I251];IF([.J251]&gt;0;IF([.T250]+[.L251]&lt;service_du;0;(([.T250]+[.L251])-service_du)/[.J25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1]+IF([.H251]&lt;&gt;&quot;Oui&quot;;[.I251];0))*[.K251])*IF(ISBLANK([.G251]);1;[.G251])" office:value-type="float" office:value="0" calcext:value-type="float">
            <text:p>0 HETD</text:p>
          </table:table-cell>
          <table:table-cell/>
          <table:table-cell table:style-name="ce33" table:formula="of:=IF(OR(ISBLANK([.$C251]);[.$C251]=&quot;Référentiel&quot;);0;IF(contexte_calcul=&quot;Réalisé&quot;;[.$U251]*[.D251];[.$O251]*[.D251]))" office:value-type="float" office:value="0" calcext:value-type="float">
            <text:p>0 HETD</text:p>
          </table:table-cell>
          <table:table-cell table:style-name="ce33" table:formula="of:=IF(OR(ISBLANK([.$C251]);[.$C251]=&quot;Référentiel&quot;);0;IF(contexte_calcul=&quot;Réalisé&quot;;[.$U251]*[.E251];[.$O251]*[.E251]))" office:value-type="float" office:value="0" calcext:value-type="float">
            <text:p>0 HETD</text:p>
          </table:table-cell>
          <table:table-cell table:style-name="ce33" table:formula="of:=IF(OR(ISBLANK([.$C251]);[.$C251]=&quot;Référentiel&quot;);0;IF(contexte_calcul=&quot;Réalisé&quot;;[.$U251]*[.F251];[.$O251]*[.F251]))" office:value-type="float" office:value="0" calcext:value-type="float">
            <text:p>0 HETD</text:p>
          </table:table-cell>
          <table:table-cell table:style-name="ce33" table:formula="of:=IF([.$C251]=&quot;Référentiel&quot;;IF(contexte_calcul=&quot;Réalisé&quot;;[.$U251];[.$R251]);0)" office:value-type="float" office:value="0" calcext:value-type="float">
            <text:p>0 HETD</text:p>
          </table:table-cell>
          <table:table-cell table:style-name="ce33" table:formula="of:=IF(OR(ISBLANK([.$C251]);[.$C251]=&quot;Référentiel&quot;);0;IF(contexte_calcul=&quot;Réalisé&quot;;[.$W251]*[.D251];[.$R251]*[.D251]))" office:value-type="float" office:value="0" calcext:value-type="float">
            <text:p>0 HETD</text:p>
          </table:table-cell>
          <table:table-cell table:style-name="ce33" table:formula="of:=IF(OR(ISBLANK([.$C251]);[.$C251]=&quot;Référentiel&quot;);0;IF(contexte_calcul=&quot;Réalisé&quot;;[.$W251]*[.E251];[.$R251]*[.E251]))" office:value-type="float" office:value="0" calcext:value-type="float">
            <text:p>0 HETD</text:p>
          </table:table-cell>
          <table:table-cell table:style-name="ce33" table:formula="of:=IF(OR(ISBLANK([.$C251]);[.$C251]=&quot;Référentiel&quot;);0;IF(contexte_calcul=&quot;Réalisé&quot;;[.$W251]*[.F251];[.$R251]*[.F25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1]=&quot;Référentiel&quot;;IF(contexte_calcul=&quot;Réalisé&quot;;[.$W251];[.$R25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52]);[.C252]=&quot;Référentiel&quot;);&quot;&quot;;1-([.D252]+[.E25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52]);0;HLOOKUP(IF(AND([.C252]=&quot;TP&quot;;TP_vaut_TD=&quot;Oui&quot;);&quot;TD&quot;;[.C252]);types_intervention;2;0))*IF(ISBLANK([.G252]);1;[.G252])" office:value-type="float" office:value="0" calcext:value-type="float">
            <text:p>0 HETD</text:p>
          </table:table-cell>
          <table:table-cell table:style-name="ce12" table:formula="of:=IF(ISBLANK([.C252]);0;HLOOKUP([.C252];types_intervention;3;0))*IF(ISBLANK([.G252]);1;[.G252])" office:value-type="float" office:value="0" calcext:value-type="float">
            <text:p>0 HETD</text:p>
          </table:table-cell>
          <table:table-cell table:style-name="ce11" table:formula="of:=IF([.H252]=&quot;Oui&quot;;[.I252]*[.J25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2]/[.$L$522];0)" office:value-type="percentage" office:value="0" calcext:value-type="percentage">
            <text:p>0,00 %</text:p>
          </table:table-cell>
          <table:table-cell table:style-name="ce11" table:formula="of:=MIN(service_du;[.$L$522])*[.N252]" office:value-type="float" office:value="0" calcext:value-type="float">
            <text:p>0 HETD</text:p>
          </table:table-cell>
          <table:table-cell table:style-name="ce28" table:formula="of:=IF([.L252]&lt;&gt;0;[.O252]/[.L252];0)" office:value-type="percentage" office:value="0" calcext:value-type="percentage">
            <text:p>0,00 %</text:p>
          </table:table-cell>
          <table:table-cell table:style-name="ce28" table:formula="of:=IF([.$L$522]&gt;service_du;1-[.P252];0)" office:value-type="percentage" office:value="1" calcext:value-type="percentage">
            <text:p>100,00 %</text:p>
          </table:table-cell>
          <table:table-cell table:style-name="ce26" table:formula="of:=[.I252]*[.Q252]*[.K252]*IF(ISBLANK([.G252]);1;[.G25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1]+[.L252]&gt;service_du;service_du;[.T251]+[.L252]))" office:value-type="float" office:value="188" calcext:value-type="float">
            <text:p>188 HETD</text:p>
          </table:table-cell>
          <table:table-cell table:style-name="ce11" table:formula="of:=IF(service_du=0;0;IF([.T251]+[.L252]&gt;service_du;service_du-[.T251];[.L252]))" office:value-type="float" office:value="0" calcext:value-type="float">
            <text:p>0 HETD</text:p>
          </table:table-cell>
          <table:table-cell table:style-name="ce30" table:formula="of:=IF(service_du=0;[.I252];IF([.J252]&gt;0;IF([.T251]+[.L252]&lt;service_du;0;(([.T251]+[.L252])-service_du)/[.J25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2]+IF([.H252]&lt;&gt;&quot;Oui&quot;;[.I252];0))*[.K252])*IF(ISBLANK([.G252]);1;[.G252])" office:value-type="float" office:value="0" calcext:value-type="float">
            <text:p>0 HETD</text:p>
          </table:table-cell>
          <table:table-cell/>
          <table:table-cell table:style-name="ce33" table:formula="of:=IF(OR(ISBLANK([.$C252]);[.$C252]=&quot;Référentiel&quot;);0;IF(contexte_calcul=&quot;Réalisé&quot;;[.$U252]*[.D252];[.$O252]*[.D252]))" office:value-type="float" office:value="0" calcext:value-type="float">
            <text:p>0 HETD</text:p>
          </table:table-cell>
          <table:table-cell table:style-name="ce33" table:formula="of:=IF(OR(ISBLANK([.$C252]);[.$C252]=&quot;Référentiel&quot;);0;IF(contexte_calcul=&quot;Réalisé&quot;;[.$U252]*[.E252];[.$O252]*[.E252]))" office:value-type="float" office:value="0" calcext:value-type="float">
            <text:p>0 HETD</text:p>
          </table:table-cell>
          <table:table-cell table:style-name="ce33" table:formula="of:=IF(OR(ISBLANK([.$C252]);[.$C252]=&quot;Référentiel&quot;);0;IF(contexte_calcul=&quot;Réalisé&quot;;[.$U252]*[.F252];[.$O252]*[.F252]))" office:value-type="float" office:value="0" calcext:value-type="float">
            <text:p>0 HETD</text:p>
          </table:table-cell>
          <table:table-cell table:style-name="ce33" table:formula="of:=IF([.$C252]=&quot;Référentiel&quot;;IF(contexte_calcul=&quot;Réalisé&quot;;[.$U252];[.$R252]);0)" office:value-type="float" office:value="0" calcext:value-type="float">
            <text:p>0 HETD</text:p>
          </table:table-cell>
          <table:table-cell table:style-name="ce33" table:formula="of:=IF(OR(ISBLANK([.$C252]);[.$C252]=&quot;Référentiel&quot;);0;IF(contexte_calcul=&quot;Réalisé&quot;;[.$W252]*[.D252];[.$R252]*[.D252]))" office:value-type="float" office:value="0" calcext:value-type="float">
            <text:p>0 HETD</text:p>
          </table:table-cell>
          <table:table-cell table:style-name="ce33" table:formula="of:=IF(OR(ISBLANK([.$C252]);[.$C252]=&quot;Référentiel&quot;);0;IF(contexte_calcul=&quot;Réalisé&quot;;[.$W252]*[.E252];[.$R252]*[.E252]))" office:value-type="float" office:value="0" calcext:value-type="float">
            <text:p>0 HETD</text:p>
          </table:table-cell>
          <table:table-cell table:style-name="ce33" table:formula="of:=IF(OR(ISBLANK([.$C252]);[.$C252]=&quot;Référentiel&quot;);0;IF(contexte_calcul=&quot;Réalisé&quot;;[.$W252]*[.F252];[.$R252]*[.F25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2]=&quot;Référentiel&quot;;IF(contexte_calcul=&quot;Réalisé&quot;;[.$W252];[.$R25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53]);[.C253]=&quot;Référentiel&quot;);&quot;&quot;;1-([.D253]+[.E25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53]);0;HLOOKUP(IF(AND([.C253]=&quot;TP&quot;;TP_vaut_TD=&quot;Oui&quot;);&quot;TD&quot;;[.C253]);types_intervention;2;0))*IF(ISBLANK([.G253]);1;[.G253])" office:value-type="float" office:value="0" calcext:value-type="float">
            <text:p>0 HETD</text:p>
          </table:table-cell>
          <table:table-cell table:style-name="ce12" table:formula="of:=IF(ISBLANK([.C253]);0;HLOOKUP([.C253];types_intervention;3;0))*IF(ISBLANK([.G253]);1;[.G253])" office:value-type="float" office:value="0" calcext:value-type="float">
            <text:p>0 HETD</text:p>
          </table:table-cell>
          <table:table-cell table:style-name="ce11" table:formula="of:=IF([.H253]=&quot;Oui&quot;;[.I253]*[.J25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3]/[.$L$522];0)" office:value-type="percentage" office:value="0" calcext:value-type="percentage">
            <text:p>0,00 %</text:p>
          </table:table-cell>
          <table:table-cell table:style-name="ce11" table:formula="of:=MIN(service_du;[.$L$522])*[.N253]" office:value-type="float" office:value="0" calcext:value-type="float">
            <text:p>0 HETD</text:p>
          </table:table-cell>
          <table:table-cell table:style-name="ce28" table:formula="of:=IF([.L253]&lt;&gt;0;[.O253]/[.L253];0)" office:value-type="percentage" office:value="0" calcext:value-type="percentage">
            <text:p>0,00 %</text:p>
          </table:table-cell>
          <table:table-cell table:style-name="ce28" table:formula="of:=IF([.$L$522]&gt;service_du;1-[.P253];0)" office:value-type="percentage" office:value="1" calcext:value-type="percentage">
            <text:p>100,00 %</text:p>
          </table:table-cell>
          <table:table-cell table:style-name="ce26" table:formula="of:=[.I253]*[.Q253]*[.K253]*IF(ISBLANK([.G253]);1;[.G25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2]+[.L253]&gt;service_du;service_du;[.T252]+[.L253]))" office:value-type="float" office:value="188" calcext:value-type="float">
            <text:p>188 HETD</text:p>
          </table:table-cell>
          <table:table-cell table:style-name="ce11" table:formula="of:=IF(service_du=0;0;IF([.T252]+[.L253]&gt;service_du;service_du-[.T252];[.L253]))" office:value-type="float" office:value="0" calcext:value-type="float">
            <text:p>0 HETD</text:p>
          </table:table-cell>
          <table:table-cell table:style-name="ce30" table:formula="of:=IF(service_du=0;[.I253];IF([.J253]&gt;0;IF([.T252]+[.L253]&lt;service_du;0;(([.T252]+[.L253])-service_du)/[.J25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3]+IF([.H253]&lt;&gt;&quot;Oui&quot;;[.I253];0))*[.K253])*IF(ISBLANK([.G253]);1;[.G253])" office:value-type="float" office:value="0" calcext:value-type="float">
            <text:p>0 HETD</text:p>
          </table:table-cell>
          <table:table-cell/>
          <table:table-cell table:style-name="ce33" table:formula="of:=IF(OR(ISBLANK([.$C253]);[.$C253]=&quot;Référentiel&quot;);0;IF(contexte_calcul=&quot;Réalisé&quot;;[.$U253]*[.D253];[.$O253]*[.D253]))" office:value-type="float" office:value="0" calcext:value-type="float">
            <text:p>0 HETD</text:p>
          </table:table-cell>
          <table:table-cell table:style-name="ce33" table:formula="of:=IF(OR(ISBLANK([.$C253]);[.$C253]=&quot;Référentiel&quot;);0;IF(contexte_calcul=&quot;Réalisé&quot;;[.$U253]*[.E253];[.$O253]*[.E253]))" office:value-type="float" office:value="0" calcext:value-type="float">
            <text:p>0 HETD</text:p>
          </table:table-cell>
          <table:table-cell table:style-name="ce33" table:formula="of:=IF(OR(ISBLANK([.$C253]);[.$C253]=&quot;Référentiel&quot;);0;IF(contexte_calcul=&quot;Réalisé&quot;;[.$U253]*[.F253];[.$O253]*[.F253]))" office:value-type="float" office:value="0" calcext:value-type="float">
            <text:p>0 HETD</text:p>
          </table:table-cell>
          <table:table-cell table:style-name="ce33" table:formula="of:=IF([.$C253]=&quot;Référentiel&quot;;IF(contexte_calcul=&quot;Réalisé&quot;;[.$U253];[.$R253]);0)" office:value-type="float" office:value="0" calcext:value-type="float">
            <text:p>0 HETD</text:p>
          </table:table-cell>
          <table:table-cell table:style-name="ce33" table:formula="of:=IF(OR(ISBLANK([.$C253]);[.$C253]=&quot;Référentiel&quot;);0;IF(contexte_calcul=&quot;Réalisé&quot;;[.$W253]*[.D253];[.$R253]*[.D253]))" office:value-type="float" office:value="0" calcext:value-type="float">
            <text:p>0 HETD</text:p>
          </table:table-cell>
          <table:table-cell table:style-name="ce33" table:formula="of:=IF(OR(ISBLANK([.$C253]);[.$C253]=&quot;Référentiel&quot;);0;IF(contexte_calcul=&quot;Réalisé&quot;;[.$W253]*[.E253];[.$R253]*[.E253]))" office:value-type="float" office:value="0" calcext:value-type="float">
            <text:p>0 HETD</text:p>
          </table:table-cell>
          <table:table-cell table:style-name="ce33" table:formula="of:=IF(OR(ISBLANK([.$C253]);[.$C253]=&quot;Référentiel&quot;);0;IF(contexte_calcul=&quot;Réalisé&quot;;[.$W253]*[.F253];[.$R253]*[.F25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3]=&quot;Référentiel&quot;;IF(contexte_calcul=&quot;Réalisé&quot;;[.$W253];[.$R25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54]);[.C254]=&quot;Référentiel&quot;);&quot;&quot;;1-([.D254]+[.E25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54]);0;HLOOKUP(IF(AND([.C254]=&quot;TP&quot;;TP_vaut_TD=&quot;Oui&quot;);&quot;TD&quot;;[.C254]);types_intervention;2;0))*IF(ISBLANK([.G254]);1;[.G254])" office:value-type="float" office:value="0" calcext:value-type="float">
            <text:p>0 HETD</text:p>
          </table:table-cell>
          <table:table-cell table:style-name="ce12" table:formula="of:=IF(ISBLANK([.C254]);0;HLOOKUP([.C254];types_intervention;3;0))*IF(ISBLANK([.G254]);1;[.G254])" office:value-type="float" office:value="0" calcext:value-type="float">
            <text:p>0 HETD</text:p>
          </table:table-cell>
          <table:table-cell table:style-name="ce11" table:formula="of:=IF([.H254]=&quot;Oui&quot;;[.I254]*[.J25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4]/[.$L$522];0)" office:value-type="percentage" office:value="0" calcext:value-type="percentage">
            <text:p>0,00 %</text:p>
          </table:table-cell>
          <table:table-cell table:style-name="ce11" table:formula="of:=MIN(service_du;[.$L$522])*[.N254]" office:value-type="float" office:value="0" calcext:value-type="float">
            <text:p>0 HETD</text:p>
          </table:table-cell>
          <table:table-cell table:style-name="ce28" table:formula="of:=IF([.L254]&lt;&gt;0;[.O254]/[.L254];0)" office:value-type="percentage" office:value="0" calcext:value-type="percentage">
            <text:p>0,00 %</text:p>
          </table:table-cell>
          <table:table-cell table:style-name="ce28" table:formula="of:=IF([.$L$522]&gt;service_du;1-[.P254];0)" office:value-type="percentage" office:value="1" calcext:value-type="percentage">
            <text:p>100,00 %</text:p>
          </table:table-cell>
          <table:table-cell table:style-name="ce26" table:formula="of:=[.I254]*[.Q254]*[.K254]*IF(ISBLANK([.G254]);1;[.G25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3]+[.L254]&gt;service_du;service_du;[.T253]+[.L254]))" office:value-type="float" office:value="188" calcext:value-type="float">
            <text:p>188 HETD</text:p>
          </table:table-cell>
          <table:table-cell table:style-name="ce11" table:formula="of:=IF(service_du=0;0;IF([.T253]+[.L254]&gt;service_du;service_du-[.T253];[.L254]))" office:value-type="float" office:value="0" calcext:value-type="float">
            <text:p>0 HETD</text:p>
          </table:table-cell>
          <table:table-cell table:style-name="ce30" table:formula="of:=IF(service_du=0;[.I254];IF([.J254]&gt;0;IF([.T253]+[.L254]&lt;service_du;0;(([.T253]+[.L254])-service_du)/[.J25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4]+IF([.H254]&lt;&gt;&quot;Oui&quot;;[.I254];0))*[.K254])*IF(ISBLANK([.G254]);1;[.G254])" office:value-type="float" office:value="0" calcext:value-type="float">
            <text:p>0 HETD</text:p>
          </table:table-cell>
          <table:table-cell/>
          <table:table-cell table:style-name="ce33" table:formula="of:=IF(OR(ISBLANK([.$C254]);[.$C254]=&quot;Référentiel&quot;);0;IF(contexte_calcul=&quot;Réalisé&quot;;[.$U254]*[.D254];[.$O254]*[.D254]))" office:value-type="float" office:value="0" calcext:value-type="float">
            <text:p>0 HETD</text:p>
          </table:table-cell>
          <table:table-cell table:style-name="ce33" table:formula="of:=IF(OR(ISBLANK([.$C254]);[.$C254]=&quot;Référentiel&quot;);0;IF(contexte_calcul=&quot;Réalisé&quot;;[.$U254]*[.E254];[.$O254]*[.E254]))" office:value-type="float" office:value="0" calcext:value-type="float">
            <text:p>0 HETD</text:p>
          </table:table-cell>
          <table:table-cell table:style-name="ce33" table:formula="of:=IF(OR(ISBLANK([.$C254]);[.$C254]=&quot;Référentiel&quot;);0;IF(contexte_calcul=&quot;Réalisé&quot;;[.$U254]*[.F254];[.$O254]*[.F254]))" office:value-type="float" office:value="0" calcext:value-type="float">
            <text:p>0 HETD</text:p>
          </table:table-cell>
          <table:table-cell table:style-name="ce33" table:formula="of:=IF([.$C254]=&quot;Référentiel&quot;;IF(contexte_calcul=&quot;Réalisé&quot;;[.$U254];[.$R254]);0)" office:value-type="float" office:value="0" calcext:value-type="float">
            <text:p>0 HETD</text:p>
          </table:table-cell>
          <table:table-cell table:style-name="ce33" table:formula="of:=IF(OR(ISBLANK([.$C254]);[.$C254]=&quot;Référentiel&quot;);0;IF(contexte_calcul=&quot;Réalisé&quot;;[.$W254]*[.D254];[.$R254]*[.D254]))" office:value-type="float" office:value="0" calcext:value-type="float">
            <text:p>0 HETD</text:p>
          </table:table-cell>
          <table:table-cell table:style-name="ce33" table:formula="of:=IF(OR(ISBLANK([.$C254]);[.$C254]=&quot;Référentiel&quot;);0;IF(contexte_calcul=&quot;Réalisé&quot;;[.$W254]*[.E254];[.$R254]*[.E254]))" office:value-type="float" office:value="0" calcext:value-type="float">
            <text:p>0 HETD</text:p>
          </table:table-cell>
          <table:table-cell table:style-name="ce33" table:formula="of:=IF(OR(ISBLANK([.$C254]);[.$C254]=&quot;Référentiel&quot;);0;IF(contexte_calcul=&quot;Réalisé&quot;;[.$W254]*[.F254];[.$R254]*[.F25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4]=&quot;Référentiel&quot;;IF(contexte_calcul=&quot;Réalisé&quot;;[.$W254];[.$R25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55]);[.C255]=&quot;Référentiel&quot;);&quot;&quot;;1-([.D255]+[.E25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55]);0;HLOOKUP(IF(AND([.C255]=&quot;TP&quot;;TP_vaut_TD=&quot;Oui&quot;);&quot;TD&quot;;[.C255]);types_intervention;2;0))*IF(ISBLANK([.G255]);1;[.G255])" office:value-type="float" office:value="0" calcext:value-type="float">
            <text:p>0 HETD</text:p>
          </table:table-cell>
          <table:table-cell table:style-name="ce12" table:formula="of:=IF(ISBLANK([.C255]);0;HLOOKUP([.C255];types_intervention;3;0))*IF(ISBLANK([.G255]);1;[.G255])" office:value-type="float" office:value="0" calcext:value-type="float">
            <text:p>0 HETD</text:p>
          </table:table-cell>
          <table:table-cell table:style-name="ce11" table:formula="of:=IF([.H255]=&quot;Oui&quot;;[.I255]*[.J25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5]/[.$L$522];0)" office:value-type="percentage" office:value="0" calcext:value-type="percentage">
            <text:p>0,00 %</text:p>
          </table:table-cell>
          <table:table-cell table:style-name="ce11" table:formula="of:=MIN(service_du;[.$L$522])*[.N255]" office:value-type="float" office:value="0" calcext:value-type="float">
            <text:p>0 HETD</text:p>
          </table:table-cell>
          <table:table-cell table:style-name="ce28" table:formula="of:=IF([.L255]&lt;&gt;0;[.O255]/[.L255];0)" office:value-type="percentage" office:value="0" calcext:value-type="percentage">
            <text:p>0,00 %</text:p>
          </table:table-cell>
          <table:table-cell table:style-name="ce28" table:formula="of:=IF([.$L$522]&gt;service_du;1-[.P255];0)" office:value-type="percentage" office:value="1" calcext:value-type="percentage">
            <text:p>100,00 %</text:p>
          </table:table-cell>
          <table:table-cell table:style-name="ce26" table:formula="of:=[.I255]*[.Q255]*[.K255]*IF(ISBLANK([.G255]);1;[.G25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4]+[.L255]&gt;service_du;service_du;[.T254]+[.L255]))" office:value-type="float" office:value="188" calcext:value-type="float">
            <text:p>188 HETD</text:p>
          </table:table-cell>
          <table:table-cell table:style-name="ce11" table:formula="of:=IF(service_du=0;0;IF([.T254]+[.L255]&gt;service_du;service_du-[.T254];[.L255]))" office:value-type="float" office:value="0" calcext:value-type="float">
            <text:p>0 HETD</text:p>
          </table:table-cell>
          <table:table-cell table:style-name="ce30" table:formula="of:=IF(service_du=0;[.I255];IF([.J255]&gt;0;IF([.T254]+[.L255]&lt;service_du;0;(([.T254]+[.L255])-service_du)/[.J25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5]+IF([.H255]&lt;&gt;&quot;Oui&quot;;[.I255];0))*[.K255])*IF(ISBLANK([.G255]);1;[.G255])" office:value-type="float" office:value="0" calcext:value-type="float">
            <text:p>0 HETD</text:p>
          </table:table-cell>
          <table:table-cell/>
          <table:table-cell table:style-name="ce33" table:formula="of:=IF(OR(ISBLANK([.$C255]);[.$C255]=&quot;Référentiel&quot;);0;IF(contexte_calcul=&quot;Réalisé&quot;;[.$U255]*[.D255];[.$O255]*[.D255]))" office:value-type="float" office:value="0" calcext:value-type="float">
            <text:p>0 HETD</text:p>
          </table:table-cell>
          <table:table-cell table:style-name="ce33" table:formula="of:=IF(OR(ISBLANK([.$C255]);[.$C255]=&quot;Référentiel&quot;);0;IF(contexte_calcul=&quot;Réalisé&quot;;[.$U255]*[.E255];[.$O255]*[.E255]))" office:value-type="float" office:value="0" calcext:value-type="float">
            <text:p>0 HETD</text:p>
          </table:table-cell>
          <table:table-cell table:style-name="ce33" table:formula="of:=IF(OR(ISBLANK([.$C255]);[.$C255]=&quot;Référentiel&quot;);0;IF(contexte_calcul=&quot;Réalisé&quot;;[.$U255]*[.F255];[.$O255]*[.F255]))" office:value-type="float" office:value="0" calcext:value-type="float">
            <text:p>0 HETD</text:p>
          </table:table-cell>
          <table:table-cell table:style-name="ce33" table:formula="of:=IF([.$C255]=&quot;Référentiel&quot;;IF(contexte_calcul=&quot;Réalisé&quot;;[.$U255];[.$R255]);0)" office:value-type="float" office:value="0" calcext:value-type="float">
            <text:p>0 HETD</text:p>
          </table:table-cell>
          <table:table-cell table:style-name="ce33" table:formula="of:=IF(OR(ISBLANK([.$C255]);[.$C255]=&quot;Référentiel&quot;);0;IF(contexte_calcul=&quot;Réalisé&quot;;[.$W255]*[.D255];[.$R255]*[.D255]))" office:value-type="float" office:value="0" calcext:value-type="float">
            <text:p>0 HETD</text:p>
          </table:table-cell>
          <table:table-cell table:style-name="ce33" table:formula="of:=IF(OR(ISBLANK([.$C255]);[.$C255]=&quot;Référentiel&quot;);0;IF(contexte_calcul=&quot;Réalisé&quot;;[.$W255]*[.E255];[.$R255]*[.E255]))" office:value-type="float" office:value="0" calcext:value-type="float">
            <text:p>0 HETD</text:p>
          </table:table-cell>
          <table:table-cell table:style-name="ce33" table:formula="of:=IF(OR(ISBLANK([.$C255]);[.$C255]=&quot;Référentiel&quot;);0;IF(contexte_calcul=&quot;Réalisé&quot;;[.$W255]*[.F255];[.$R255]*[.F25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5]=&quot;Référentiel&quot;;IF(contexte_calcul=&quot;Réalisé&quot;;[.$W255];[.$R25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56]);[.C256]=&quot;Référentiel&quot;);&quot;&quot;;1-([.D256]+[.E25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56]);0;HLOOKUP(IF(AND([.C256]=&quot;TP&quot;;TP_vaut_TD=&quot;Oui&quot;);&quot;TD&quot;;[.C256]);types_intervention;2;0))*IF(ISBLANK([.G256]);1;[.G256])" office:value-type="float" office:value="0" calcext:value-type="float">
            <text:p>0 HETD</text:p>
          </table:table-cell>
          <table:table-cell table:style-name="ce12" table:formula="of:=IF(ISBLANK([.C256]);0;HLOOKUP([.C256];types_intervention;3;0))*IF(ISBLANK([.G256]);1;[.G256])" office:value-type="float" office:value="0" calcext:value-type="float">
            <text:p>0 HETD</text:p>
          </table:table-cell>
          <table:table-cell table:style-name="ce11" table:formula="of:=IF([.H256]=&quot;Oui&quot;;[.I256]*[.J25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6]/[.$L$522];0)" office:value-type="percentage" office:value="0" calcext:value-type="percentage">
            <text:p>0,00 %</text:p>
          </table:table-cell>
          <table:table-cell table:style-name="ce11" table:formula="of:=MIN(service_du;[.$L$522])*[.N256]" office:value-type="float" office:value="0" calcext:value-type="float">
            <text:p>0 HETD</text:p>
          </table:table-cell>
          <table:table-cell table:style-name="ce28" table:formula="of:=IF([.L256]&lt;&gt;0;[.O256]/[.L256];0)" office:value-type="percentage" office:value="0" calcext:value-type="percentage">
            <text:p>0,00 %</text:p>
          </table:table-cell>
          <table:table-cell table:style-name="ce28" table:formula="of:=IF([.$L$522]&gt;service_du;1-[.P256];0)" office:value-type="percentage" office:value="1" calcext:value-type="percentage">
            <text:p>100,00 %</text:p>
          </table:table-cell>
          <table:table-cell table:style-name="ce26" table:formula="of:=[.I256]*[.Q256]*[.K256]*IF(ISBLANK([.G256]);1;[.G25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5]+[.L256]&gt;service_du;service_du;[.T255]+[.L256]))" office:value-type="float" office:value="188" calcext:value-type="float">
            <text:p>188 HETD</text:p>
          </table:table-cell>
          <table:table-cell table:style-name="ce11" table:formula="of:=IF(service_du=0;0;IF([.T255]+[.L256]&gt;service_du;service_du-[.T255];[.L256]))" office:value-type="float" office:value="0" calcext:value-type="float">
            <text:p>0 HETD</text:p>
          </table:table-cell>
          <table:table-cell table:style-name="ce30" table:formula="of:=IF(service_du=0;[.I256];IF([.J256]&gt;0;IF([.T255]+[.L256]&lt;service_du;0;(([.T255]+[.L256])-service_du)/[.J25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6]+IF([.H256]&lt;&gt;&quot;Oui&quot;;[.I256];0))*[.K256])*IF(ISBLANK([.G256]);1;[.G256])" office:value-type="float" office:value="0" calcext:value-type="float">
            <text:p>0 HETD</text:p>
          </table:table-cell>
          <table:table-cell/>
          <table:table-cell table:style-name="ce33" table:formula="of:=IF(OR(ISBLANK([.$C256]);[.$C256]=&quot;Référentiel&quot;);0;IF(contexte_calcul=&quot;Réalisé&quot;;[.$U256]*[.D256];[.$O256]*[.D256]))" office:value-type="float" office:value="0" calcext:value-type="float">
            <text:p>0 HETD</text:p>
          </table:table-cell>
          <table:table-cell table:style-name="ce33" table:formula="of:=IF(OR(ISBLANK([.$C256]);[.$C256]=&quot;Référentiel&quot;);0;IF(contexte_calcul=&quot;Réalisé&quot;;[.$U256]*[.E256];[.$O256]*[.E256]))" office:value-type="float" office:value="0" calcext:value-type="float">
            <text:p>0 HETD</text:p>
          </table:table-cell>
          <table:table-cell table:style-name="ce33" table:formula="of:=IF(OR(ISBLANK([.$C256]);[.$C256]=&quot;Référentiel&quot;);0;IF(contexte_calcul=&quot;Réalisé&quot;;[.$U256]*[.F256];[.$O256]*[.F256]))" office:value-type="float" office:value="0" calcext:value-type="float">
            <text:p>0 HETD</text:p>
          </table:table-cell>
          <table:table-cell table:style-name="ce33" table:formula="of:=IF([.$C256]=&quot;Référentiel&quot;;IF(contexte_calcul=&quot;Réalisé&quot;;[.$U256];[.$R256]);0)" office:value-type="float" office:value="0" calcext:value-type="float">
            <text:p>0 HETD</text:p>
          </table:table-cell>
          <table:table-cell table:style-name="ce33" table:formula="of:=IF(OR(ISBLANK([.$C256]);[.$C256]=&quot;Référentiel&quot;);0;IF(contexte_calcul=&quot;Réalisé&quot;;[.$W256]*[.D256];[.$R256]*[.D256]))" office:value-type="float" office:value="0" calcext:value-type="float">
            <text:p>0 HETD</text:p>
          </table:table-cell>
          <table:table-cell table:style-name="ce33" table:formula="of:=IF(OR(ISBLANK([.$C256]);[.$C256]=&quot;Référentiel&quot;);0;IF(contexte_calcul=&quot;Réalisé&quot;;[.$W256]*[.E256];[.$R256]*[.E256]))" office:value-type="float" office:value="0" calcext:value-type="float">
            <text:p>0 HETD</text:p>
          </table:table-cell>
          <table:table-cell table:style-name="ce33" table:formula="of:=IF(OR(ISBLANK([.$C256]);[.$C256]=&quot;Référentiel&quot;);0;IF(contexte_calcul=&quot;Réalisé&quot;;[.$W256]*[.F256];[.$R256]*[.F25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6]=&quot;Référentiel&quot;;IF(contexte_calcul=&quot;Réalisé&quot;;[.$W256];[.$R25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57]);[.C257]=&quot;Référentiel&quot;);&quot;&quot;;1-([.D257]+[.E25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57]);0;HLOOKUP(IF(AND([.C257]=&quot;TP&quot;;TP_vaut_TD=&quot;Oui&quot;);&quot;TD&quot;;[.C257]);types_intervention;2;0))*IF(ISBLANK([.G257]);1;[.G257])" office:value-type="float" office:value="0" calcext:value-type="float">
            <text:p>0 HETD</text:p>
          </table:table-cell>
          <table:table-cell table:style-name="ce12" table:formula="of:=IF(ISBLANK([.C257]);0;HLOOKUP([.C257];types_intervention;3;0))*IF(ISBLANK([.G257]);1;[.G257])" office:value-type="float" office:value="0" calcext:value-type="float">
            <text:p>0 HETD</text:p>
          </table:table-cell>
          <table:table-cell table:style-name="ce11" table:formula="of:=IF([.H257]=&quot;Oui&quot;;[.I257]*[.J25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7]/[.$L$522];0)" office:value-type="percentage" office:value="0" calcext:value-type="percentage">
            <text:p>0,00 %</text:p>
          </table:table-cell>
          <table:table-cell table:style-name="ce11" table:formula="of:=MIN(service_du;[.$L$522])*[.N257]" office:value-type="float" office:value="0" calcext:value-type="float">
            <text:p>0 HETD</text:p>
          </table:table-cell>
          <table:table-cell table:style-name="ce28" table:formula="of:=IF([.L257]&lt;&gt;0;[.O257]/[.L257];0)" office:value-type="percentage" office:value="0" calcext:value-type="percentage">
            <text:p>0,00 %</text:p>
          </table:table-cell>
          <table:table-cell table:style-name="ce28" table:formula="of:=IF([.$L$522]&gt;service_du;1-[.P257];0)" office:value-type="percentage" office:value="1" calcext:value-type="percentage">
            <text:p>100,00 %</text:p>
          </table:table-cell>
          <table:table-cell table:style-name="ce26" table:formula="of:=[.I257]*[.Q257]*[.K257]*IF(ISBLANK([.G257]);1;[.G25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6]+[.L257]&gt;service_du;service_du;[.T256]+[.L257]))" office:value-type="float" office:value="188" calcext:value-type="float">
            <text:p>188 HETD</text:p>
          </table:table-cell>
          <table:table-cell table:style-name="ce11" table:formula="of:=IF(service_du=0;0;IF([.T256]+[.L257]&gt;service_du;service_du-[.T256];[.L257]))" office:value-type="float" office:value="0" calcext:value-type="float">
            <text:p>0 HETD</text:p>
          </table:table-cell>
          <table:table-cell table:style-name="ce30" table:formula="of:=IF(service_du=0;[.I257];IF([.J257]&gt;0;IF([.T256]+[.L257]&lt;service_du;0;(([.T256]+[.L257])-service_du)/[.J25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7]+IF([.H257]&lt;&gt;&quot;Oui&quot;;[.I257];0))*[.K257])*IF(ISBLANK([.G257]);1;[.G257])" office:value-type="float" office:value="0" calcext:value-type="float">
            <text:p>0 HETD</text:p>
          </table:table-cell>
          <table:table-cell/>
          <table:table-cell table:style-name="ce33" table:formula="of:=IF(OR(ISBLANK([.$C257]);[.$C257]=&quot;Référentiel&quot;);0;IF(contexte_calcul=&quot;Réalisé&quot;;[.$U257]*[.D257];[.$O257]*[.D257]))" office:value-type="float" office:value="0" calcext:value-type="float">
            <text:p>0 HETD</text:p>
          </table:table-cell>
          <table:table-cell table:style-name="ce33" table:formula="of:=IF(OR(ISBLANK([.$C257]);[.$C257]=&quot;Référentiel&quot;);0;IF(contexte_calcul=&quot;Réalisé&quot;;[.$U257]*[.E257];[.$O257]*[.E257]))" office:value-type="float" office:value="0" calcext:value-type="float">
            <text:p>0 HETD</text:p>
          </table:table-cell>
          <table:table-cell table:style-name="ce33" table:formula="of:=IF(OR(ISBLANK([.$C257]);[.$C257]=&quot;Référentiel&quot;);0;IF(contexte_calcul=&quot;Réalisé&quot;;[.$U257]*[.F257];[.$O257]*[.F257]))" office:value-type="float" office:value="0" calcext:value-type="float">
            <text:p>0 HETD</text:p>
          </table:table-cell>
          <table:table-cell table:style-name="ce33" table:formula="of:=IF([.$C257]=&quot;Référentiel&quot;;IF(contexte_calcul=&quot;Réalisé&quot;;[.$U257];[.$R257]);0)" office:value-type="float" office:value="0" calcext:value-type="float">
            <text:p>0 HETD</text:p>
          </table:table-cell>
          <table:table-cell table:style-name="ce33" table:formula="of:=IF(OR(ISBLANK([.$C257]);[.$C257]=&quot;Référentiel&quot;);0;IF(contexte_calcul=&quot;Réalisé&quot;;[.$W257]*[.D257];[.$R257]*[.D257]))" office:value-type="float" office:value="0" calcext:value-type="float">
            <text:p>0 HETD</text:p>
          </table:table-cell>
          <table:table-cell table:style-name="ce33" table:formula="of:=IF(OR(ISBLANK([.$C257]);[.$C257]=&quot;Référentiel&quot;);0;IF(contexte_calcul=&quot;Réalisé&quot;;[.$W257]*[.E257];[.$R257]*[.E257]))" office:value-type="float" office:value="0" calcext:value-type="float">
            <text:p>0 HETD</text:p>
          </table:table-cell>
          <table:table-cell table:style-name="ce33" table:formula="of:=IF(OR(ISBLANK([.$C257]);[.$C257]=&quot;Référentiel&quot;);0;IF(contexte_calcul=&quot;Réalisé&quot;;[.$W257]*[.F257];[.$R257]*[.F25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7]=&quot;Référentiel&quot;;IF(contexte_calcul=&quot;Réalisé&quot;;[.$W257];[.$R25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58]);[.C258]=&quot;Référentiel&quot;);&quot;&quot;;1-([.D258]+[.E25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58]);0;HLOOKUP(IF(AND([.C258]=&quot;TP&quot;;TP_vaut_TD=&quot;Oui&quot;);&quot;TD&quot;;[.C258]);types_intervention;2;0))*IF(ISBLANK([.G258]);1;[.G258])" office:value-type="float" office:value="0" calcext:value-type="float">
            <text:p>0 HETD</text:p>
          </table:table-cell>
          <table:table-cell table:style-name="ce12" table:formula="of:=IF(ISBLANK([.C258]);0;HLOOKUP([.C258];types_intervention;3;0))*IF(ISBLANK([.G258]);1;[.G258])" office:value-type="float" office:value="0" calcext:value-type="float">
            <text:p>0 HETD</text:p>
          </table:table-cell>
          <table:table-cell table:style-name="ce11" table:formula="of:=IF([.H258]=&quot;Oui&quot;;[.I258]*[.J25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8]/[.$L$522];0)" office:value-type="percentage" office:value="0" calcext:value-type="percentage">
            <text:p>0,00 %</text:p>
          </table:table-cell>
          <table:table-cell table:style-name="ce11" table:formula="of:=MIN(service_du;[.$L$522])*[.N258]" office:value-type="float" office:value="0" calcext:value-type="float">
            <text:p>0 HETD</text:p>
          </table:table-cell>
          <table:table-cell table:style-name="ce28" table:formula="of:=IF([.L258]&lt;&gt;0;[.O258]/[.L258];0)" office:value-type="percentage" office:value="0" calcext:value-type="percentage">
            <text:p>0,00 %</text:p>
          </table:table-cell>
          <table:table-cell table:style-name="ce28" table:formula="of:=IF([.$L$522]&gt;service_du;1-[.P258];0)" office:value-type="percentage" office:value="1" calcext:value-type="percentage">
            <text:p>100,00 %</text:p>
          </table:table-cell>
          <table:table-cell table:style-name="ce26" table:formula="of:=[.I258]*[.Q258]*[.K258]*IF(ISBLANK([.G258]);1;[.G25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7]+[.L258]&gt;service_du;service_du;[.T257]+[.L258]))" office:value-type="float" office:value="188" calcext:value-type="float">
            <text:p>188 HETD</text:p>
          </table:table-cell>
          <table:table-cell table:style-name="ce11" table:formula="of:=IF(service_du=0;0;IF([.T257]+[.L258]&gt;service_du;service_du-[.T257];[.L258]))" office:value-type="float" office:value="0" calcext:value-type="float">
            <text:p>0 HETD</text:p>
          </table:table-cell>
          <table:table-cell table:style-name="ce30" table:formula="of:=IF(service_du=0;[.I258];IF([.J258]&gt;0;IF([.T257]+[.L258]&lt;service_du;0;(([.T257]+[.L258])-service_du)/[.J25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8]+IF([.H258]&lt;&gt;&quot;Oui&quot;;[.I258];0))*[.K258])*IF(ISBLANK([.G258]);1;[.G258])" office:value-type="float" office:value="0" calcext:value-type="float">
            <text:p>0 HETD</text:p>
          </table:table-cell>
          <table:table-cell/>
          <table:table-cell table:style-name="ce33" table:formula="of:=IF(OR(ISBLANK([.$C258]);[.$C258]=&quot;Référentiel&quot;);0;IF(contexte_calcul=&quot;Réalisé&quot;;[.$U258]*[.D258];[.$O258]*[.D258]))" office:value-type="float" office:value="0" calcext:value-type="float">
            <text:p>0 HETD</text:p>
          </table:table-cell>
          <table:table-cell table:style-name="ce33" table:formula="of:=IF(OR(ISBLANK([.$C258]);[.$C258]=&quot;Référentiel&quot;);0;IF(contexte_calcul=&quot;Réalisé&quot;;[.$U258]*[.E258];[.$O258]*[.E258]))" office:value-type="float" office:value="0" calcext:value-type="float">
            <text:p>0 HETD</text:p>
          </table:table-cell>
          <table:table-cell table:style-name="ce33" table:formula="of:=IF(OR(ISBLANK([.$C258]);[.$C258]=&quot;Référentiel&quot;);0;IF(contexte_calcul=&quot;Réalisé&quot;;[.$U258]*[.F258];[.$O258]*[.F258]))" office:value-type="float" office:value="0" calcext:value-type="float">
            <text:p>0 HETD</text:p>
          </table:table-cell>
          <table:table-cell table:style-name="ce33" table:formula="of:=IF([.$C258]=&quot;Référentiel&quot;;IF(contexte_calcul=&quot;Réalisé&quot;;[.$U258];[.$R258]);0)" office:value-type="float" office:value="0" calcext:value-type="float">
            <text:p>0 HETD</text:p>
          </table:table-cell>
          <table:table-cell table:style-name="ce33" table:formula="of:=IF(OR(ISBLANK([.$C258]);[.$C258]=&quot;Référentiel&quot;);0;IF(contexte_calcul=&quot;Réalisé&quot;;[.$W258]*[.D258];[.$R258]*[.D258]))" office:value-type="float" office:value="0" calcext:value-type="float">
            <text:p>0 HETD</text:p>
          </table:table-cell>
          <table:table-cell table:style-name="ce33" table:formula="of:=IF(OR(ISBLANK([.$C258]);[.$C258]=&quot;Référentiel&quot;);0;IF(contexte_calcul=&quot;Réalisé&quot;;[.$W258]*[.E258];[.$R258]*[.E258]))" office:value-type="float" office:value="0" calcext:value-type="float">
            <text:p>0 HETD</text:p>
          </table:table-cell>
          <table:table-cell table:style-name="ce33" table:formula="of:=IF(OR(ISBLANK([.$C258]);[.$C258]=&quot;Référentiel&quot;);0;IF(contexte_calcul=&quot;Réalisé&quot;;[.$W258]*[.F258];[.$R258]*[.F25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8]=&quot;Référentiel&quot;;IF(contexte_calcul=&quot;Réalisé&quot;;[.$W258];[.$R25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59]);[.C259]=&quot;Référentiel&quot;);&quot;&quot;;1-([.D259]+[.E25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59]);0;HLOOKUP(IF(AND([.C259]=&quot;TP&quot;;TP_vaut_TD=&quot;Oui&quot;);&quot;TD&quot;;[.C259]);types_intervention;2;0))*IF(ISBLANK([.G259]);1;[.G259])" office:value-type="float" office:value="0" calcext:value-type="float">
            <text:p>0 HETD</text:p>
          </table:table-cell>
          <table:table-cell table:style-name="ce12" table:formula="of:=IF(ISBLANK([.C259]);0;HLOOKUP([.C259];types_intervention;3;0))*IF(ISBLANK([.G259]);1;[.G259])" office:value-type="float" office:value="0" calcext:value-type="float">
            <text:p>0 HETD</text:p>
          </table:table-cell>
          <table:table-cell table:style-name="ce11" table:formula="of:=IF([.H259]=&quot;Oui&quot;;[.I259]*[.J25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9]/[.$L$522];0)" office:value-type="percentage" office:value="0" calcext:value-type="percentage">
            <text:p>0,00 %</text:p>
          </table:table-cell>
          <table:table-cell table:style-name="ce11" table:formula="of:=MIN(service_du;[.$L$522])*[.N259]" office:value-type="float" office:value="0" calcext:value-type="float">
            <text:p>0 HETD</text:p>
          </table:table-cell>
          <table:table-cell table:style-name="ce28" table:formula="of:=IF([.L259]&lt;&gt;0;[.O259]/[.L259];0)" office:value-type="percentage" office:value="0" calcext:value-type="percentage">
            <text:p>0,00 %</text:p>
          </table:table-cell>
          <table:table-cell table:style-name="ce28" table:formula="of:=IF([.$L$522]&gt;service_du;1-[.P259];0)" office:value-type="percentage" office:value="1" calcext:value-type="percentage">
            <text:p>100,00 %</text:p>
          </table:table-cell>
          <table:table-cell table:style-name="ce26" table:formula="of:=[.I259]*[.Q259]*[.K259]*IF(ISBLANK([.G259]);1;[.G25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8]+[.L259]&gt;service_du;service_du;[.T258]+[.L259]))" office:value-type="float" office:value="188" calcext:value-type="float">
            <text:p>188 HETD</text:p>
          </table:table-cell>
          <table:table-cell table:style-name="ce11" table:formula="of:=IF(service_du=0;0;IF([.T258]+[.L259]&gt;service_du;service_du-[.T258];[.L259]))" office:value-type="float" office:value="0" calcext:value-type="float">
            <text:p>0 HETD</text:p>
          </table:table-cell>
          <table:table-cell table:style-name="ce30" table:formula="of:=IF(service_du=0;[.I259];IF([.J259]&gt;0;IF([.T258]+[.L259]&lt;service_du;0;(([.T258]+[.L259])-service_du)/[.J25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9]+IF([.H259]&lt;&gt;&quot;Oui&quot;;[.I259];0))*[.K259])*IF(ISBLANK([.G259]);1;[.G259])" office:value-type="float" office:value="0" calcext:value-type="float">
            <text:p>0 HETD</text:p>
          </table:table-cell>
          <table:table-cell/>
          <table:table-cell table:style-name="ce33" table:formula="of:=IF(OR(ISBLANK([.$C259]);[.$C259]=&quot;Référentiel&quot;);0;IF(contexte_calcul=&quot;Réalisé&quot;;[.$U259]*[.D259];[.$O259]*[.D259]))" office:value-type="float" office:value="0" calcext:value-type="float">
            <text:p>0 HETD</text:p>
          </table:table-cell>
          <table:table-cell table:style-name="ce33" table:formula="of:=IF(OR(ISBLANK([.$C259]);[.$C259]=&quot;Référentiel&quot;);0;IF(contexte_calcul=&quot;Réalisé&quot;;[.$U259]*[.E259];[.$O259]*[.E259]))" office:value-type="float" office:value="0" calcext:value-type="float">
            <text:p>0 HETD</text:p>
          </table:table-cell>
          <table:table-cell table:style-name="ce33" table:formula="of:=IF(OR(ISBLANK([.$C259]);[.$C259]=&quot;Référentiel&quot;);0;IF(contexte_calcul=&quot;Réalisé&quot;;[.$U259]*[.F259];[.$O259]*[.F259]))" office:value-type="float" office:value="0" calcext:value-type="float">
            <text:p>0 HETD</text:p>
          </table:table-cell>
          <table:table-cell table:style-name="ce33" table:formula="of:=IF([.$C259]=&quot;Référentiel&quot;;IF(contexte_calcul=&quot;Réalisé&quot;;[.$U259];[.$R259]);0)" office:value-type="float" office:value="0" calcext:value-type="float">
            <text:p>0 HETD</text:p>
          </table:table-cell>
          <table:table-cell table:style-name="ce33" table:formula="of:=IF(OR(ISBLANK([.$C259]);[.$C259]=&quot;Référentiel&quot;);0;IF(contexte_calcul=&quot;Réalisé&quot;;[.$W259]*[.D259];[.$R259]*[.D259]))" office:value-type="float" office:value="0" calcext:value-type="float">
            <text:p>0 HETD</text:p>
          </table:table-cell>
          <table:table-cell table:style-name="ce33" table:formula="of:=IF(OR(ISBLANK([.$C259]);[.$C259]=&quot;Référentiel&quot;);0;IF(contexte_calcul=&quot;Réalisé&quot;;[.$W259]*[.E259];[.$R259]*[.E259]))" office:value-type="float" office:value="0" calcext:value-type="float">
            <text:p>0 HETD</text:p>
          </table:table-cell>
          <table:table-cell table:style-name="ce33" table:formula="of:=IF(OR(ISBLANK([.$C259]);[.$C259]=&quot;Référentiel&quot;);0;IF(contexte_calcul=&quot;Réalisé&quot;;[.$W259]*[.F259];[.$R259]*[.F25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9]=&quot;Référentiel&quot;;IF(contexte_calcul=&quot;Réalisé&quot;;[.$W259];[.$R25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60]);[.C260]=&quot;Référentiel&quot;);&quot;&quot;;1-([.D260]+[.E26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60]);0;HLOOKUP(IF(AND([.C260]=&quot;TP&quot;;TP_vaut_TD=&quot;Oui&quot;);&quot;TD&quot;;[.C260]);types_intervention;2;0))*IF(ISBLANK([.G260]);1;[.G260])" office:value-type="float" office:value="0" calcext:value-type="float">
            <text:p>0 HETD</text:p>
          </table:table-cell>
          <table:table-cell table:style-name="ce12" table:formula="of:=IF(ISBLANK([.C260]);0;HLOOKUP([.C260];types_intervention;3;0))*IF(ISBLANK([.G260]);1;[.G260])" office:value-type="float" office:value="0" calcext:value-type="float">
            <text:p>0 HETD</text:p>
          </table:table-cell>
          <table:table-cell table:style-name="ce11" table:formula="of:=IF([.H260]=&quot;Oui&quot;;[.I260]*[.J26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0]/[.$L$522];0)" office:value-type="percentage" office:value="0" calcext:value-type="percentage">
            <text:p>0,00 %</text:p>
          </table:table-cell>
          <table:table-cell table:style-name="ce11" table:formula="of:=MIN(service_du;[.$L$522])*[.N260]" office:value-type="float" office:value="0" calcext:value-type="float">
            <text:p>0 HETD</text:p>
          </table:table-cell>
          <table:table-cell table:style-name="ce28" table:formula="of:=IF([.L260]&lt;&gt;0;[.O260]/[.L260];0)" office:value-type="percentage" office:value="0" calcext:value-type="percentage">
            <text:p>0,00 %</text:p>
          </table:table-cell>
          <table:table-cell table:style-name="ce28" table:formula="of:=IF([.$L$522]&gt;service_du;1-[.P260];0)" office:value-type="percentage" office:value="1" calcext:value-type="percentage">
            <text:p>100,00 %</text:p>
          </table:table-cell>
          <table:table-cell table:style-name="ce26" table:formula="of:=[.I260]*[.Q260]*[.K260]*IF(ISBLANK([.G260]);1;[.G26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9]+[.L260]&gt;service_du;service_du;[.T259]+[.L260]))" office:value-type="float" office:value="188" calcext:value-type="float">
            <text:p>188 HETD</text:p>
          </table:table-cell>
          <table:table-cell table:style-name="ce11" table:formula="of:=IF(service_du=0;0;IF([.T259]+[.L260]&gt;service_du;service_du-[.T259];[.L260]))" office:value-type="float" office:value="0" calcext:value-type="float">
            <text:p>0 HETD</text:p>
          </table:table-cell>
          <table:table-cell table:style-name="ce30" table:formula="of:=IF(service_du=0;[.I260];IF([.J260]&gt;0;IF([.T259]+[.L260]&lt;service_du;0;(([.T259]+[.L260])-service_du)/[.J26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0]+IF([.H260]&lt;&gt;&quot;Oui&quot;;[.I260];0))*[.K260])*IF(ISBLANK([.G260]);1;[.G260])" office:value-type="float" office:value="0" calcext:value-type="float">
            <text:p>0 HETD</text:p>
          </table:table-cell>
          <table:table-cell/>
          <table:table-cell table:style-name="ce33" table:formula="of:=IF(OR(ISBLANK([.$C260]);[.$C260]=&quot;Référentiel&quot;);0;IF(contexte_calcul=&quot;Réalisé&quot;;[.$U260]*[.D260];[.$O260]*[.D260]))" office:value-type="float" office:value="0" calcext:value-type="float">
            <text:p>0 HETD</text:p>
          </table:table-cell>
          <table:table-cell table:style-name="ce33" table:formula="of:=IF(OR(ISBLANK([.$C260]);[.$C260]=&quot;Référentiel&quot;);0;IF(contexte_calcul=&quot;Réalisé&quot;;[.$U260]*[.E260];[.$O260]*[.E260]))" office:value-type="float" office:value="0" calcext:value-type="float">
            <text:p>0 HETD</text:p>
          </table:table-cell>
          <table:table-cell table:style-name="ce33" table:formula="of:=IF(OR(ISBLANK([.$C260]);[.$C260]=&quot;Référentiel&quot;);0;IF(contexte_calcul=&quot;Réalisé&quot;;[.$U260]*[.F260];[.$O260]*[.F260]))" office:value-type="float" office:value="0" calcext:value-type="float">
            <text:p>0 HETD</text:p>
          </table:table-cell>
          <table:table-cell table:style-name="ce33" table:formula="of:=IF([.$C260]=&quot;Référentiel&quot;;IF(contexte_calcul=&quot;Réalisé&quot;;[.$U260];[.$R260]);0)" office:value-type="float" office:value="0" calcext:value-type="float">
            <text:p>0 HETD</text:p>
          </table:table-cell>
          <table:table-cell table:style-name="ce33" table:formula="of:=IF(OR(ISBLANK([.$C260]);[.$C260]=&quot;Référentiel&quot;);0;IF(contexte_calcul=&quot;Réalisé&quot;;[.$W260]*[.D260];[.$R260]*[.D260]))" office:value-type="float" office:value="0" calcext:value-type="float">
            <text:p>0 HETD</text:p>
          </table:table-cell>
          <table:table-cell table:style-name="ce33" table:formula="of:=IF(OR(ISBLANK([.$C260]);[.$C260]=&quot;Référentiel&quot;);0;IF(contexte_calcul=&quot;Réalisé&quot;;[.$W260]*[.E260];[.$R260]*[.E260]))" office:value-type="float" office:value="0" calcext:value-type="float">
            <text:p>0 HETD</text:p>
          </table:table-cell>
          <table:table-cell table:style-name="ce33" table:formula="of:=IF(OR(ISBLANK([.$C260]);[.$C260]=&quot;Référentiel&quot;);0;IF(contexte_calcul=&quot;Réalisé&quot;;[.$W260]*[.F260];[.$R260]*[.F26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0]=&quot;Référentiel&quot;;IF(contexte_calcul=&quot;Réalisé&quot;;[.$W260];[.$R26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61]);[.C261]=&quot;Référentiel&quot;);&quot;&quot;;1-([.D261]+[.E26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61]);0;HLOOKUP(IF(AND([.C261]=&quot;TP&quot;;TP_vaut_TD=&quot;Oui&quot;);&quot;TD&quot;;[.C261]);types_intervention;2;0))*IF(ISBLANK([.G261]);1;[.G261])" office:value-type="float" office:value="0" calcext:value-type="float">
            <text:p>0 HETD</text:p>
          </table:table-cell>
          <table:table-cell table:style-name="ce12" table:formula="of:=IF(ISBLANK([.C261]);0;HLOOKUP([.C261];types_intervention;3;0))*IF(ISBLANK([.G261]);1;[.G261])" office:value-type="float" office:value="0" calcext:value-type="float">
            <text:p>0 HETD</text:p>
          </table:table-cell>
          <table:table-cell table:style-name="ce11" table:formula="of:=IF([.H261]=&quot;Oui&quot;;[.I261]*[.J26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1]/[.$L$522];0)" office:value-type="percentage" office:value="0" calcext:value-type="percentage">
            <text:p>0,00 %</text:p>
          </table:table-cell>
          <table:table-cell table:style-name="ce11" table:formula="of:=MIN(service_du;[.$L$522])*[.N261]" office:value-type="float" office:value="0" calcext:value-type="float">
            <text:p>0 HETD</text:p>
          </table:table-cell>
          <table:table-cell table:style-name="ce28" table:formula="of:=IF([.L261]&lt;&gt;0;[.O261]/[.L261];0)" office:value-type="percentage" office:value="0" calcext:value-type="percentage">
            <text:p>0,00 %</text:p>
          </table:table-cell>
          <table:table-cell table:style-name="ce28" table:formula="of:=IF([.$L$522]&gt;service_du;1-[.P261];0)" office:value-type="percentage" office:value="1" calcext:value-type="percentage">
            <text:p>100,00 %</text:p>
          </table:table-cell>
          <table:table-cell table:style-name="ce26" table:formula="of:=[.I261]*[.Q261]*[.K261]*IF(ISBLANK([.G261]);1;[.G26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0]+[.L261]&gt;service_du;service_du;[.T260]+[.L261]))" office:value-type="float" office:value="188" calcext:value-type="float">
            <text:p>188 HETD</text:p>
          </table:table-cell>
          <table:table-cell table:style-name="ce11" table:formula="of:=IF(service_du=0;0;IF([.T260]+[.L261]&gt;service_du;service_du-[.T260];[.L261]))" office:value-type="float" office:value="0" calcext:value-type="float">
            <text:p>0 HETD</text:p>
          </table:table-cell>
          <table:table-cell table:style-name="ce30" table:formula="of:=IF(service_du=0;[.I261];IF([.J261]&gt;0;IF([.T260]+[.L261]&lt;service_du;0;(([.T260]+[.L261])-service_du)/[.J26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1]+IF([.H261]&lt;&gt;&quot;Oui&quot;;[.I261];0))*[.K261])*IF(ISBLANK([.G261]);1;[.G261])" office:value-type="float" office:value="0" calcext:value-type="float">
            <text:p>0 HETD</text:p>
          </table:table-cell>
          <table:table-cell/>
          <table:table-cell table:style-name="ce33" table:formula="of:=IF(OR(ISBLANK([.$C261]);[.$C261]=&quot;Référentiel&quot;);0;IF(contexte_calcul=&quot;Réalisé&quot;;[.$U261]*[.D261];[.$O261]*[.D261]))" office:value-type="float" office:value="0" calcext:value-type="float">
            <text:p>0 HETD</text:p>
          </table:table-cell>
          <table:table-cell table:style-name="ce33" table:formula="of:=IF(OR(ISBLANK([.$C261]);[.$C261]=&quot;Référentiel&quot;);0;IF(contexte_calcul=&quot;Réalisé&quot;;[.$U261]*[.E261];[.$O261]*[.E261]))" office:value-type="float" office:value="0" calcext:value-type="float">
            <text:p>0 HETD</text:p>
          </table:table-cell>
          <table:table-cell table:style-name="ce33" table:formula="of:=IF(OR(ISBLANK([.$C261]);[.$C261]=&quot;Référentiel&quot;);0;IF(contexte_calcul=&quot;Réalisé&quot;;[.$U261]*[.F261];[.$O261]*[.F261]))" office:value-type="float" office:value="0" calcext:value-type="float">
            <text:p>0 HETD</text:p>
          </table:table-cell>
          <table:table-cell table:style-name="ce33" table:formula="of:=IF([.$C261]=&quot;Référentiel&quot;;IF(contexte_calcul=&quot;Réalisé&quot;;[.$U261];[.$R261]);0)" office:value-type="float" office:value="0" calcext:value-type="float">
            <text:p>0 HETD</text:p>
          </table:table-cell>
          <table:table-cell table:style-name="ce33" table:formula="of:=IF(OR(ISBLANK([.$C261]);[.$C261]=&quot;Référentiel&quot;);0;IF(contexte_calcul=&quot;Réalisé&quot;;[.$W261]*[.D261];[.$R261]*[.D261]))" office:value-type="float" office:value="0" calcext:value-type="float">
            <text:p>0 HETD</text:p>
          </table:table-cell>
          <table:table-cell table:style-name="ce33" table:formula="of:=IF(OR(ISBLANK([.$C261]);[.$C261]=&quot;Référentiel&quot;);0;IF(contexte_calcul=&quot;Réalisé&quot;;[.$W261]*[.E261];[.$R261]*[.E261]))" office:value-type="float" office:value="0" calcext:value-type="float">
            <text:p>0 HETD</text:p>
          </table:table-cell>
          <table:table-cell table:style-name="ce33" table:formula="of:=IF(OR(ISBLANK([.$C261]);[.$C261]=&quot;Référentiel&quot;);0;IF(contexte_calcul=&quot;Réalisé&quot;;[.$W261]*[.F261];[.$R261]*[.F26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1]=&quot;Référentiel&quot;;IF(contexte_calcul=&quot;Réalisé&quot;;[.$W261];[.$R26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62]);[.C262]=&quot;Référentiel&quot;);&quot;&quot;;1-([.D262]+[.E26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62]);0;HLOOKUP(IF(AND([.C262]=&quot;TP&quot;;TP_vaut_TD=&quot;Oui&quot;);&quot;TD&quot;;[.C262]);types_intervention;2;0))*IF(ISBLANK([.G262]);1;[.G262])" office:value-type="float" office:value="0" calcext:value-type="float">
            <text:p>0 HETD</text:p>
          </table:table-cell>
          <table:table-cell table:style-name="ce12" table:formula="of:=IF(ISBLANK([.C262]);0;HLOOKUP([.C262];types_intervention;3;0))*IF(ISBLANK([.G262]);1;[.G262])" office:value-type="float" office:value="0" calcext:value-type="float">
            <text:p>0 HETD</text:p>
          </table:table-cell>
          <table:table-cell table:style-name="ce11" table:formula="of:=IF([.H262]=&quot;Oui&quot;;[.I262]*[.J26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2]/[.$L$522];0)" office:value-type="percentage" office:value="0" calcext:value-type="percentage">
            <text:p>0,00 %</text:p>
          </table:table-cell>
          <table:table-cell table:style-name="ce11" table:formula="of:=MIN(service_du;[.$L$522])*[.N262]" office:value-type="float" office:value="0" calcext:value-type="float">
            <text:p>0 HETD</text:p>
          </table:table-cell>
          <table:table-cell table:style-name="ce28" table:formula="of:=IF([.L262]&lt;&gt;0;[.O262]/[.L262];0)" office:value-type="percentage" office:value="0" calcext:value-type="percentage">
            <text:p>0,00 %</text:p>
          </table:table-cell>
          <table:table-cell table:style-name="ce28" table:formula="of:=IF([.$L$522]&gt;service_du;1-[.P262];0)" office:value-type="percentage" office:value="1" calcext:value-type="percentage">
            <text:p>100,00 %</text:p>
          </table:table-cell>
          <table:table-cell table:style-name="ce26" table:formula="of:=[.I262]*[.Q262]*[.K262]*IF(ISBLANK([.G262]);1;[.G26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1]+[.L262]&gt;service_du;service_du;[.T261]+[.L262]))" office:value-type="float" office:value="188" calcext:value-type="float">
            <text:p>188 HETD</text:p>
          </table:table-cell>
          <table:table-cell table:style-name="ce11" table:formula="of:=IF(service_du=0;0;IF([.T261]+[.L262]&gt;service_du;service_du-[.T261];[.L262]))" office:value-type="float" office:value="0" calcext:value-type="float">
            <text:p>0 HETD</text:p>
          </table:table-cell>
          <table:table-cell table:style-name="ce30" table:formula="of:=IF(service_du=0;[.I262];IF([.J262]&gt;0;IF([.T261]+[.L262]&lt;service_du;0;(([.T261]+[.L262])-service_du)/[.J26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2]+IF([.H262]&lt;&gt;&quot;Oui&quot;;[.I262];0))*[.K262])*IF(ISBLANK([.G262]);1;[.G262])" office:value-type="float" office:value="0" calcext:value-type="float">
            <text:p>0 HETD</text:p>
          </table:table-cell>
          <table:table-cell/>
          <table:table-cell table:style-name="ce33" table:formula="of:=IF(OR(ISBLANK([.$C262]);[.$C262]=&quot;Référentiel&quot;);0;IF(contexte_calcul=&quot;Réalisé&quot;;[.$U262]*[.D262];[.$O262]*[.D262]))" office:value-type="float" office:value="0" calcext:value-type="float">
            <text:p>0 HETD</text:p>
          </table:table-cell>
          <table:table-cell table:style-name="ce33" table:formula="of:=IF(OR(ISBLANK([.$C262]);[.$C262]=&quot;Référentiel&quot;);0;IF(contexte_calcul=&quot;Réalisé&quot;;[.$U262]*[.E262];[.$O262]*[.E262]))" office:value-type="float" office:value="0" calcext:value-type="float">
            <text:p>0 HETD</text:p>
          </table:table-cell>
          <table:table-cell table:style-name="ce33" table:formula="of:=IF(OR(ISBLANK([.$C262]);[.$C262]=&quot;Référentiel&quot;);0;IF(contexte_calcul=&quot;Réalisé&quot;;[.$U262]*[.F262];[.$O262]*[.F262]))" office:value-type="float" office:value="0" calcext:value-type="float">
            <text:p>0 HETD</text:p>
          </table:table-cell>
          <table:table-cell table:style-name="ce33" table:formula="of:=IF([.$C262]=&quot;Référentiel&quot;;IF(contexte_calcul=&quot;Réalisé&quot;;[.$U262];[.$R262]);0)" office:value-type="float" office:value="0" calcext:value-type="float">
            <text:p>0 HETD</text:p>
          </table:table-cell>
          <table:table-cell table:style-name="ce33" table:formula="of:=IF(OR(ISBLANK([.$C262]);[.$C262]=&quot;Référentiel&quot;);0;IF(contexte_calcul=&quot;Réalisé&quot;;[.$W262]*[.D262];[.$R262]*[.D262]))" office:value-type="float" office:value="0" calcext:value-type="float">
            <text:p>0 HETD</text:p>
          </table:table-cell>
          <table:table-cell table:style-name="ce33" table:formula="of:=IF(OR(ISBLANK([.$C262]);[.$C262]=&quot;Référentiel&quot;);0;IF(contexte_calcul=&quot;Réalisé&quot;;[.$W262]*[.E262];[.$R262]*[.E262]))" office:value-type="float" office:value="0" calcext:value-type="float">
            <text:p>0 HETD</text:p>
          </table:table-cell>
          <table:table-cell table:style-name="ce33" table:formula="of:=IF(OR(ISBLANK([.$C262]);[.$C262]=&quot;Référentiel&quot;);0;IF(contexte_calcul=&quot;Réalisé&quot;;[.$W262]*[.F262];[.$R262]*[.F26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2]=&quot;Référentiel&quot;;IF(contexte_calcul=&quot;Réalisé&quot;;[.$W262];[.$R26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63]);[.C263]=&quot;Référentiel&quot;);&quot;&quot;;1-([.D263]+[.E26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63]);0;HLOOKUP(IF(AND([.C263]=&quot;TP&quot;;TP_vaut_TD=&quot;Oui&quot;);&quot;TD&quot;;[.C263]);types_intervention;2;0))*IF(ISBLANK([.G263]);1;[.G263])" office:value-type="float" office:value="0" calcext:value-type="float">
            <text:p>0 HETD</text:p>
          </table:table-cell>
          <table:table-cell table:style-name="ce12" table:formula="of:=IF(ISBLANK([.C263]);0;HLOOKUP([.C263];types_intervention;3;0))*IF(ISBLANK([.G263]);1;[.G263])" office:value-type="float" office:value="0" calcext:value-type="float">
            <text:p>0 HETD</text:p>
          </table:table-cell>
          <table:table-cell table:style-name="ce11" table:formula="of:=IF([.H263]=&quot;Oui&quot;;[.I263]*[.J26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3]/[.$L$522];0)" office:value-type="percentage" office:value="0" calcext:value-type="percentage">
            <text:p>0,00 %</text:p>
          </table:table-cell>
          <table:table-cell table:style-name="ce11" table:formula="of:=MIN(service_du;[.$L$522])*[.N263]" office:value-type="float" office:value="0" calcext:value-type="float">
            <text:p>0 HETD</text:p>
          </table:table-cell>
          <table:table-cell table:style-name="ce28" table:formula="of:=IF([.L263]&lt;&gt;0;[.O263]/[.L263];0)" office:value-type="percentage" office:value="0" calcext:value-type="percentage">
            <text:p>0,00 %</text:p>
          </table:table-cell>
          <table:table-cell table:style-name="ce28" table:formula="of:=IF([.$L$522]&gt;service_du;1-[.P263];0)" office:value-type="percentage" office:value="1" calcext:value-type="percentage">
            <text:p>100,00 %</text:p>
          </table:table-cell>
          <table:table-cell table:style-name="ce26" table:formula="of:=[.I263]*[.Q263]*[.K263]*IF(ISBLANK([.G263]);1;[.G26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2]+[.L263]&gt;service_du;service_du;[.T262]+[.L263]))" office:value-type="float" office:value="188" calcext:value-type="float">
            <text:p>188 HETD</text:p>
          </table:table-cell>
          <table:table-cell table:style-name="ce11" table:formula="of:=IF(service_du=0;0;IF([.T262]+[.L263]&gt;service_du;service_du-[.T262];[.L263]))" office:value-type="float" office:value="0" calcext:value-type="float">
            <text:p>0 HETD</text:p>
          </table:table-cell>
          <table:table-cell table:style-name="ce30" table:formula="of:=IF(service_du=0;[.I263];IF([.J263]&gt;0;IF([.T262]+[.L263]&lt;service_du;0;(([.T262]+[.L263])-service_du)/[.J26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3]+IF([.H263]&lt;&gt;&quot;Oui&quot;;[.I263];0))*[.K263])*IF(ISBLANK([.G263]);1;[.G263])" office:value-type="float" office:value="0" calcext:value-type="float">
            <text:p>0 HETD</text:p>
          </table:table-cell>
          <table:table-cell/>
          <table:table-cell table:style-name="ce33" table:formula="of:=IF(OR(ISBLANK([.$C263]);[.$C263]=&quot;Référentiel&quot;);0;IF(contexte_calcul=&quot;Réalisé&quot;;[.$U263]*[.D263];[.$O263]*[.D263]))" office:value-type="float" office:value="0" calcext:value-type="float">
            <text:p>0 HETD</text:p>
          </table:table-cell>
          <table:table-cell table:style-name="ce33" table:formula="of:=IF(OR(ISBLANK([.$C263]);[.$C263]=&quot;Référentiel&quot;);0;IF(contexte_calcul=&quot;Réalisé&quot;;[.$U263]*[.E263];[.$O263]*[.E263]))" office:value-type="float" office:value="0" calcext:value-type="float">
            <text:p>0 HETD</text:p>
          </table:table-cell>
          <table:table-cell table:style-name="ce33" table:formula="of:=IF(OR(ISBLANK([.$C263]);[.$C263]=&quot;Référentiel&quot;);0;IF(contexte_calcul=&quot;Réalisé&quot;;[.$U263]*[.F263];[.$O263]*[.F263]))" office:value-type="float" office:value="0" calcext:value-type="float">
            <text:p>0 HETD</text:p>
          </table:table-cell>
          <table:table-cell table:style-name="ce33" table:formula="of:=IF([.$C263]=&quot;Référentiel&quot;;IF(contexte_calcul=&quot;Réalisé&quot;;[.$U263];[.$R263]);0)" office:value-type="float" office:value="0" calcext:value-type="float">
            <text:p>0 HETD</text:p>
          </table:table-cell>
          <table:table-cell table:style-name="ce33" table:formula="of:=IF(OR(ISBLANK([.$C263]);[.$C263]=&quot;Référentiel&quot;);0;IF(contexte_calcul=&quot;Réalisé&quot;;[.$W263]*[.D263];[.$R263]*[.D263]))" office:value-type="float" office:value="0" calcext:value-type="float">
            <text:p>0 HETD</text:p>
          </table:table-cell>
          <table:table-cell table:style-name="ce33" table:formula="of:=IF(OR(ISBLANK([.$C263]);[.$C263]=&quot;Référentiel&quot;);0;IF(contexte_calcul=&quot;Réalisé&quot;;[.$W263]*[.E263];[.$R263]*[.E263]))" office:value-type="float" office:value="0" calcext:value-type="float">
            <text:p>0 HETD</text:p>
          </table:table-cell>
          <table:table-cell table:style-name="ce33" table:formula="of:=IF(OR(ISBLANK([.$C263]);[.$C263]=&quot;Référentiel&quot;);0;IF(contexte_calcul=&quot;Réalisé&quot;;[.$W263]*[.F263];[.$R263]*[.F26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3]=&quot;Référentiel&quot;;IF(contexte_calcul=&quot;Réalisé&quot;;[.$W263];[.$R26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64]);[.C264]=&quot;Référentiel&quot;);&quot;&quot;;1-([.D264]+[.E26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64]);0;HLOOKUP(IF(AND([.C264]=&quot;TP&quot;;TP_vaut_TD=&quot;Oui&quot;);&quot;TD&quot;;[.C264]);types_intervention;2;0))*IF(ISBLANK([.G264]);1;[.G264])" office:value-type="float" office:value="0" calcext:value-type="float">
            <text:p>0 HETD</text:p>
          </table:table-cell>
          <table:table-cell table:style-name="ce12" table:formula="of:=IF(ISBLANK([.C264]);0;HLOOKUP([.C264];types_intervention;3;0))*IF(ISBLANK([.G264]);1;[.G264])" office:value-type="float" office:value="0" calcext:value-type="float">
            <text:p>0 HETD</text:p>
          </table:table-cell>
          <table:table-cell table:style-name="ce11" table:formula="of:=IF([.H264]=&quot;Oui&quot;;[.I264]*[.J26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4]/[.$L$522];0)" office:value-type="percentage" office:value="0" calcext:value-type="percentage">
            <text:p>0,00 %</text:p>
          </table:table-cell>
          <table:table-cell table:style-name="ce11" table:formula="of:=MIN(service_du;[.$L$522])*[.N264]" office:value-type="float" office:value="0" calcext:value-type="float">
            <text:p>0 HETD</text:p>
          </table:table-cell>
          <table:table-cell table:style-name="ce28" table:formula="of:=IF([.L264]&lt;&gt;0;[.O264]/[.L264];0)" office:value-type="percentage" office:value="0" calcext:value-type="percentage">
            <text:p>0,00 %</text:p>
          </table:table-cell>
          <table:table-cell table:style-name="ce28" table:formula="of:=IF([.$L$522]&gt;service_du;1-[.P264];0)" office:value-type="percentage" office:value="1" calcext:value-type="percentage">
            <text:p>100,00 %</text:p>
          </table:table-cell>
          <table:table-cell table:style-name="ce26" table:formula="of:=[.I264]*[.Q264]*[.K264]*IF(ISBLANK([.G264]);1;[.G26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3]+[.L264]&gt;service_du;service_du;[.T263]+[.L264]))" office:value-type="float" office:value="188" calcext:value-type="float">
            <text:p>188 HETD</text:p>
          </table:table-cell>
          <table:table-cell table:style-name="ce11" table:formula="of:=IF(service_du=0;0;IF([.T263]+[.L264]&gt;service_du;service_du-[.T263];[.L264]))" office:value-type="float" office:value="0" calcext:value-type="float">
            <text:p>0 HETD</text:p>
          </table:table-cell>
          <table:table-cell table:style-name="ce30" table:formula="of:=IF(service_du=0;[.I264];IF([.J264]&gt;0;IF([.T263]+[.L264]&lt;service_du;0;(([.T263]+[.L264])-service_du)/[.J26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4]+IF([.H264]&lt;&gt;&quot;Oui&quot;;[.I264];0))*[.K264])*IF(ISBLANK([.G264]);1;[.G264])" office:value-type="float" office:value="0" calcext:value-type="float">
            <text:p>0 HETD</text:p>
          </table:table-cell>
          <table:table-cell/>
          <table:table-cell table:style-name="ce33" table:formula="of:=IF(OR(ISBLANK([.$C264]);[.$C264]=&quot;Référentiel&quot;);0;IF(contexte_calcul=&quot;Réalisé&quot;;[.$U264]*[.D264];[.$O264]*[.D264]))" office:value-type="float" office:value="0" calcext:value-type="float">
            <text:p>0 HETD</text:p>
          </table:table-cell>
          <table:table-cell table:style-name="ce33" table:formula="of:=IF(OR(ISBLANK([.$C264]);[.$C264]=&quot;Référentiel&quot;);0;IF(contexte_calcul=&quot;Réalisé&quot;;[.$U264]*[.E264];[.$O264]*[.E264]))" office:value-type="float" office:value="0" calcext:value-type="float">
            <text:p>0 HETD</text:p>
          </table:table-cell>
          <table:table-cell table:style-name="ce33" table:formula="of:=IF(OR(ISBLANK([.$C264]);[.$C264]=&quot;Référentiel&quot;);0;IF(contexte_calcul=&quot;Réalisé&quot;;[.$U264]*[.F264];[.$O264]*[.F264]))" office:value-type="float" office:value="0" calcext:value-type="float">
            <text:p>0 HETD</text:p>
          </table:table-cell>
          <table:table-cell table:style-name="ce33" table:formula="of:=IF([.$C264]=&quot;Référentiel&quot;;IF(contexte_calcul=&quot;Réalisé&quot;;[.$U264];[.$R264]);0)" office:value-type="float" office:value="0" calcext:value-type="float">
            <text:p>0 HETD</text:p>
          </table:table-cell>
          <table:table-cell table:style-name="ce33" table:formula="of:=IF(OR(ISBLANK([.$C264]);[.$C264]=&quot;Référentiel&quot;);0;IF(contexte_calcul=&quot;Réalisé&quot;;[.$W264]*[.D264];[.$R264]*[.D264]))" office:value-type="float" office:value="0" calcext:value-type="float">
            <text:p>0 HETD</text:p>
          </table:table-cell>
          <table:table-cell table:style-name="ce33" table:formula="of:=IF(OR(ISBLANK([.$C264]);[.$C264]=&quot;Référentiel&quot;);0;IF(contexte_calcul=&quot;Réalisé&quot;;[.$W264]*[.E264];[.$R264]*[.E264]))" office:value-type="float" office:value="0" calcext:value-type="float">
            <text:p>0 HETD</text:p>
          </table:table-cell>
          <table:table-cell table:style-name="ce33" table:formula="of:=IF(OR(ISBLANK([.$C264]);[.$C264]=&quot;Référentiel&quot;);0;IF(contexte_calcul=&quot;Réalisé&quot;;[.$W264]*[.F264];[.$R264]*[.F26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4]=&quot;Référentiel&quot;;IF(contexte_calcul=&quot;Réalisé&quot;;[.$W264];[.$R26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65]);[.C265]=&quot;Référentiel&quot;);&quot;&quot;;1-([.D265]+[.E26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65]);0;HLOOKUP(IF(AND([.C265]=&quot;TP&quot;;TP_vaut_TD=&quot;Oui&quot;);&quot;TD&quot;;[.C265]);types_intervention;2;0))*IF(ISBLANK([.G265]);1;[.G265])" office:value-type="float" office:value="0" calcext:value-type="float">
            <text:p>0 HETD</text:p>
          </table:table-cell>
          <table:table-cell table:style-name="ce12" table:formula="of:=IF(ISBLANK([.C265]);0;HLOOKUP([.C265];types_intervention;3;0))*IF(ISBLANK([.G265]);1;[.G265])" office:value-type="float" office:value="0" calcext:value-type="float">
            <text:p>0 HETD</text:p>
          </table:table-cell>
          <table:table-cell table:style-name="ce11" table:formula="of:=IF([.H265]=&quot;Oui&quot;;[.I265]*[.J26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5]/[.$L$522];0)" office:value-type="percentage" office:value="0" calcext:value-type="percentage">
            <text:p>0,00 %</text:p>
          </table:table-cell>
          <table:table-cell table:style-name="ce11" table:formula="of:=MIN(service_du;[.$L$522])*[.N265]" office:value-type="float" office:value="0" calcext:value-type="float">
            <text:p>0 HETD</text:p>
          </table:table-cell>
          <table:table-cell table:style-name="ce28" table:formula="of:=IF([.L265]&lt;&gt;0;[.O265]/[.L265];0)" office:value-type="percentage" office:value="0" calcext:value-type="percentage">
            <text:p>0,00 %</text:p>
          </table:table-cell>
          <table:table-cell table:style-name="ce28" table:formula="of:=IF([.$L$522]&gt;service_du;1-[.P265];0)" office:value-type="percentage" office:value="1" calcext:value-type="percentage">
            <text:p>100,00 %</text:p>
          </table:table-cell>
          <table:table-cell table:style-name="ce26" table:formula="of:=[.I265]*[.Q265]*[.K265]*IF(ISBLANK([.G265]);1;[.G26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4]+[.L265]&gt;service_du;service_du;[.T264]+[.L265]))" office:value-type="float" office:value="188" calcext:value-type="float">
            <text:p>188 HETD</text:p>
          </table:table-cell>
          <table:table-cell table:style-name="ce11" table:formula="of:=IF(service_du=0;0;IF([.T264]+[.L265]&gt;service_du;service_du-[.T264];[.L265]))" office:value-type="float" office:value="0" calcext:value-type="float">
            <text:p>0 HETD</text:p>
          </table:table-cell>
          <table:table-cell table:style-name="ce30" table:formula="of:=IF(service_du=0;[.I265];IF([.J265]&gt;0;IF([.T264]+[.L265]&lt;service_du;0;(([.T264]+[.L265])-service_du)/[.J26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5]+IF([.H265]&lt;&gt;&quot;Oui&quot;;[.I265];0))*[.K265])*IF(ISBLANK([.G265]);1;[.G265])" office:value-type="float" office:value="0" calcext:value-type="float">
            <text:p>0 HETD</text:p>
          </table:table-cell>
          <table:table-cell/>
          <table:table-cell table:style-name="ce33" table:formula="of:=IF(OR(ISBLANK([.$C265]);[.$C265]=&quot;Référentiel&quot;);0;IF(contexte_calcul=&quot;Réalisé&quot;;[.$U265]*[.D265];[.$O265]*[.D265]))" office:value-type="float" office:value="0" calcext:value-type="float">
            <text:p>0 HETD</text:p>
          </table:table-cell>
          <table:table-cell table:style-name="ce33" table:formula="of:=IF(OR(ISBLANK([.$C265]);[.$C265]=&quot;Référentiel&quot;);0;IF(contexte_calcul=&quot;Réalisé&quot;;[.$U265]*[.E265];[.$O265]*[.E265]))" office:value-type="float" office:value="0" calcext:value-type="float">
            <text:p>0 HETD</text:p>
          </table:table-cell>
          <table:table-cell table:style-name="ce33" table:formula="of:=IF(OR(ISBLANK([.$C265]);[.$C265]=&quot;Référentiel&quot;);0;IF(contexte_calcul=&quot;Réalisé&quot;;[.$U265]*[.F265];[.$O265]*[.F265]))" office:value-type="float" office:value="0" calcext:value-type="float">
            <text:p>0 HETD</text:p>
          </table:table-cell>
          <table:table-cell table:style-name="ce33" table:formula="of:=IF([.$C265]=&quot;Référentiel&quot;;IF(contexte_calcul=&quot;Réalisé&quot;;[.$U265];[.$R265]);0)" office:value-type="float" office:value="0" calcext:value-type="float">
            <text:p>0 HETD</text:p>
          </table:table-cell>
          <table:table-cell table:style-name="ce33" table:formula="of:=IF(OR(ISBLANK([.$C265]);[.$C265]=&quot;Référentiel&quot;);0;IF(contexte_calcul=&quot;Réalisé&quot;;[.$W265]*[.D265];[.$R265]*[.D265]))" office:value-type="float" office:value="0" calcext:value-type="float">
            <text:p>0 HETD</text:p>
          </table:table-cell>
          <table:table-cell table:style-name="ce33" table:formula="of:=IF(OR(ISBLANK([.$C265]);[.$C265]=&quot;Référentiel&quot;);0;IF(contexte_calcul=&quot;Réalisé&quot;;[.$W265]*[.E265];[.$R265]*[.E265]))" office:value-type="float" office:value="0" calcext:value-type="float">
            <text:p>0 HETD</text:p>
          </table:table-cell>
          <table:table-cell table:style-name="ce33" table:formula="of:=IF(OR(ISBLANK([.$C265]);[.$C265]=&quot;Référentiel&quot;);0;IF(contexte_calcul=&quot;Réalisé&quot;;[.$W265]*[.F265];[.$R265]*[.F26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5]=&quot;Référentiel&quot;;IF(contexte_calcul=&quot;Réalisé&quot;;[.$W265];[.$R26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66]);[.C266]=&quot;Référentiel&quot;);&quot;&quot;;1-([.D266]+[.E26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66]);0;HLOOKUP(IF(AND([.C266]=&quot;TP&quot;;TP_vaut_TD=&quot;Oui&quot;);&quot;TD&quot;;[.C266]);types_intervention;2;0))*IF(ISBLANK([.G266]);1;[.G266])" office:value-type="float" office:value="0" calcext:value-type="float">
            <text:p>0 HETD</text:p>
          </table:table-cell>
          <table:table-cell table:style-name="ce12" table:formula="of:=IF(ISBLANK([.C266]);0;HLOOKUP([.C266];types_intervention;3;0))*IF(ISBLANK([.G266]);1;[.G266])" office:value-type="float" office:value="0" calcext:value-type="float">
            <text:p>0 HETD</text:p>
          </table:table-cell>
          <table:table-cell table:style-name="ce11" table:formula="of:=IF([.H266]=&quot;Oui&quot;;[.I266]*[.J26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6]/[.$L$522];0)" office:value-type="percentage" office:value="0" calcext:value-type="percentage">
            <text:p>0,00 %</text:p>
          </table:table-cell>
          <table:table-cell table:style-name="ce11" table:formula="of:=MIN(service_du;[.$L$522])*[.N266]" office:value-type="float" office:value="0" calcext:value-type="float">
            <text:p>0 HETD</text:p>
          </table:table-cell>
          <table:table-cell table:style-name="ce28" table:formula="of:=IF([.L266]&lt;&gt;0;[.O266]/[.L266];0)" office:value-type="percentage" office:value="0" calcext:value-type="percentage">
            <text:p>0,00 %</text:p>
          </table:table-cell>
          <table:table-cell table:style-name="ce28" table:formula="of:=IF([.$L$522]&gt;service_du;1-[.P266];0)" office:value-type="percentage" office:value="1" calcext:value-type="percentage">
            <text:p>100,00 %</text:p>
          </table:table-cell>
          <table:table-cell table:style-name="ce26" table:formula="of:=[.I266]*[.Q266]*[.K266]*IF(ISBLANK([.G266]);1;[.G26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5]+[.L266]&gt;service_du;service_du;[.T265]+[.L266]))" office:value-type="float" office:value="188" calcext:value-type="float">
            <text:p>188 HETD</text:p>
          </table:table-cell>
          <table:table-cell table:style-name="ce11" table:formula="of:=IF(service_du=0;0;IF([.T265]+[.L266]&gt;service_du;service_du-[.T265];[.L266]))" office:value-type="float" office:value="0" calcext:value-type="float">
            <text:p>0 HETD</text:p>
          </table:table-cell>
          <table:table-cell table:style-name="ce30" table:formula="of:=IF(service_du=0;[.I266];IF([.J266]&gt;0;IF([.T265]+[.L266]&lt;service_du;0;(([.T265]+[.L266])-service_du)/[.J26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6]+IF([.H266]&lt;&gt;&quot;Oui&quot;;[.I266];0))*[.K266])*IF(ISBLANK([.G266]);1;[.G266])" office:value-type="float" office:value="0" calcext:value-type="float">
            <text:p>0 HETD</text:p>
          </table:table-cell>
          <table:table-cell/>
          <table:table-cell table:style-name="ce33" table:formula="of:=IF(OR(ISBLANK([.$C266]);[.$C266]=&quot;Référentiel&quot;);0;IF(contexte_calcul=&quot;Réalisé&quot;;[.$U266]*[.D266];[.$O266]*[.D266]))" office:value-type="float" office:value="0" calcext:value-type="float">
            <text:p>0 HETD</text:p>
          </table:table-cell>
          <table:table-cell table:style-name="ce33" table:formula="of:=IF(OR(ISBLANK([.$C266]);[.$C266]=&quot;Référentiel&quot;);0;IF(contexte_calcul=&quot;Réalisé&quot;;[.$U266]*[.E266];[.$O266]*[.E266]))" office:value-type="float" office:value="0" calcext:value-type="float">
            <text:p>0 HETD</text:p>
          </table:table-cell>
          <table:table-cell table:style-name="ce33" table:formula="of:=IF(OR(ISBLANK([.$C266]);[.$C266]=&quot;Référentiel&quot;);0;IF(contexte_calcul=&quot;Réalisé&quot;;[.$U266]*[.F266];[.$O266]*[.F266]))" office:value-type="float" office:value="0" calcext:value-type="float">
            <text:p>0 HETD</text:p>
          </table:table-cell>
          <table:table-cell table:style-name="ce33" table:formula="of:=IF([.$C266]=&quot;Référentiel&quot;;IF(contexte_calcul=&quot;Réalisé&quot;;[.$U266];[.$R266]);0)" office:value-type="float" office:value="0" calcext:value-type="float">
            <text:p>0 HETD</text:p>
          </table:table-cell>
          <table:table-cell table:style-name="ce33" table:formula="of:=IF(OR(ISBLANK([.$C266]);[.$C266]=&quot;Référentiel&quot;);0;IF(contexte_calcul=&quot;Réalisé&quot;;[.$W266]*[.D266];[.$R266]*[.D266]))" office:value-type="float" office:value="0" calcext:value-type="float">
            <text:p>0 HETD</text:p>
          </table:table-cell>
          <table:table-cell table:style-name="ce33" table:formula="of:=IF(OR(ISBLANK([.$C266]);[.$C266]=&quot;Référentiel&quot;);0;IF(contexte_calcul=&quot;Réalisé&quot;;[.$W266]*[.E266];[.$R266]*[.E266]))" office:value-type="float" office:value="0" calcext:value-type="float">
            <text:p>0 HETD</text:p>
          </table:table-cell>
          <table:table-cell table:style-name="ce33" table:formula="of:=IF(OR(ISBLANK([.$C266]);[.$C266]=&quot;Référentiel&quot;);0;IF(contexte_calcul=&quot;Réalisé&quot;;[.$W266]*[.F266];[.$R266]*[.F26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6]=&quot;Référentiel&quot;;IF(contexte_calcul=&quot;Réalisé&quot;;[.$W266];[.$R26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67]);[.C267]=&quot;Référentiel&quot;);&quot;&quot;;1-([.D267]+[.E26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67]);0;HLOOKUP(IF(AND([.C267]=&quot;TP&quot;;TP_vaut_TD=&quot;Oui&quot;);&quot;TD&quot;;[.C267]);types_intervention;2;0))*IF(ISBLANK([.G267]);1;[.G267])" office:value-type="float" office:value="0" calcext:value-type="float">
            <text:p>0 HETD</text:p>
          </table:table-cell>
          <table:table-cell table:style-name="ce12" table:formula="of:=IF(ISBLANK([.C267]);0;HLOOKUP([.C267];types_intervention;3;0))*IF(ISBLANK([.G267]);1;[.G267])" office:value-type="float" office:value="0" calcext:value-type="float">
            <text:p>0 HETD</text:p>
          </table:table-cell>
          <table:table-cell table:style-name="ce11" table:formula="of:=IF([.H267]=&quot;Oui&quot;;[.I267]*[.J26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7]/[.$L$522];0)" office:value-type="percentage" office:value="0" calcext:value-type="percentage">
            <text:p>0,00 %</text:p>
          </table:table-cell>
          <table:table-cell table:style-name="ce11" table:formula="of:=MIN(service_du;[.$L$522])*[.N267]" office:value-type="float" office:value="0" calcext:value-type="float">
            <text:p>0 HETD</text:p>
          </table:table-cell>
          <table:table-cell table:style-name="ce28" table:formula="of:=IF([.L267]&lt;&gt;0;[.O267]/[.L267];0)" office:value-type="percentage" office:value="0" calcext:value-type="percentage">
            <text:p>0,00 %</text:p>
          </table:table-cell>
          <table:table-cell table:style-name="ce28" table:formula="of:=IF([.$L$522]&gt;service_du;1-[.P267];0)" office:value-type="percentage" office:value="1" calcext:value-type="percentage">
            <text:p>100,00 %</text:p>
          </table:table-cell>
          <table:table-cell table:style-name="ce26" table:formula="of:=[.I267]*[.Q267]*[.K267]*IF(ISBLANK([.G267]);1;[.G26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6]+[.L267]&gt;service_du;service_du;[.T266]+[.L267]))" office:value-type="float" office:value="188" calcext:value-type="float">
            <text:p>188 HETD</text:p>
          </table:table-cell>
          <table:table-cell table:style-name="ce11" table:formula="of:=IF(service_du=0;0;IF([.T266]+[.L267]&gt;service_du;service_du-[.T266];[.L267]))" office:value-type="float" office:value="0" calcext:value-type="float">
            <text:p>0 HETD</text:p>
          </table:table-cell>
          <table:table-cell table:style-name="ce30" table:formula="of:=IF(service_du=0;[.I267];IF([.J267]&gt;0;IF([.T266]+[.L267]&lt;service_du;0;(([.T266]+[.L267])-service_du)/[.J26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7]+IF([.H267]&lt;&gt;&quot;Oui&quot;;[.I267];0))*[.K267])*IF(ISBLANK([.G267]);1;[.G267])" office:value-type="float" office:value="0" calcext:value-type="float">
            <text:p>0 HETD</text:p>
          </table:table-cell>
          <table:table-cell/>
          <table:table-cell table:style-name="ce33" table:formula="of:=IF(OR(ISBLANK([.$C267]);[.$C267]=&quot;Référentiel&quot;);0;IF(contexte_calcul=&quot;Réalisé&quot;;[.$U267]*[.D267];[.$O267]*[.D267]))" office:value-type="float" office:value="0" calcext:value-type="float">
            <text:p>0 HETD</text:p>
          </table:table-cell>
          <table:table-cell table:style-name="ce33" table:formula="of:=IF(OR(ISBLANK([.$C267]);[.$C267]=&quot;Référentiel&quot;);0;IF(contexte_calcul=&quot;Réalisé&quot;;[.$U267]*[.E267];[.$O267]*[.E267]))" office:value-type="float" office:value="0" calcext:value-type="float">
            <text:p>0 HETD</text:p>
          </table:table-cell>
          <table:table-cell table:style-name="ce33" table:formula="of:=IF(OR(ISBLANK([.$C267]);[.$C267]=&quot;Référentiel&quot;);0;IF(contexte_calcul=&quot;Réalisé&quot;;[.$U267]*[.F267];[.$O267]*[.F267]))" office:value-type="float" office:value="0" calcext:value-type="float">
            <text:p>0 HETD</text:p>
          </table:table-cell>
          <table:table-cell table:style-name="ce33" table:formula="of:=IF([.$C267]=&quot;Référentiel&quot;;IF(contexte_calcul=&quot;Réalisé&quot;;[.$U267];[.$R267]);0)" office:value-type="float" office:value="0" calcext:value-type="float">
            <text:p>0 HETD</text:p>
          </table:table-cell>
          <table:table-cell table:style-name="ce33" table:formula="of:=IF(OR(ISBLANK([.$C267]);[.$C267]=&quot;Référentiel&quot;);0;IF(contexte_calcul=&quot;Réalisé&quot;;[.$W267]*[.D267];[.$R267]*[.D267]))" office:value-type="float" office:value="0" calcext:value-type="float">
            <text:p>0 HETD</text:p>
          </table:table-cell>
          <table:table-cell table:style-name="ce33" table:formula="of:=IF(OR(ISBLANK([.$C267]);[.$C267]=&quot;Référentiel&quot;);0;IF(contexte_calcul=&quot;Réalisé&quot;;[.$W267]*[.E267];[.$R267]*[.E267]))" office:value-type="float" office:value="0" calcext:value-type="float">
            <text:p>0 HETD</text:p>
          </table:table-cell>
          <table:table-cell table:style-name="ce33" table:formula="of:=IF(OR(ISBLANK([.$C267]);[.$C267]=&quot;Référentiel&quot;);0;IF(contexte_calcul=&quot;Réalisé&quot;;[.$W267]*[.F267];[.$R267]*[.F26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7]=&quot;Référentiel&quot;;IF(contexte_calcul=&quot;Réalisé&quot;;[.$W267];[.$R26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68]);[.C268]=&quot;Référentiel&quot;);&quot;&quot;;1-([.D268]+[.E26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68]);0;HLOOKUP(IF(AND([.C268]=&quot;TP&quot;;TP_vaut_TD=&quot;Oui&quot;);&quot;TD&quot;;[.C268]);types_intervention;2;0))*IF(ISBLANK([.G268]);1;[.G268])" office:value-type="float" office:value="0" calcext:value-type="float">
            <text:p>0 HETD</text:p>
          </table:table-cell>
          <table:table-cell table:style-name="ce12" table:formula="of:=IF(ISBLANK([.C268]);0;HLOOKUP([.C268];types_intervention;3;0))*IF(ISBLANK([.G268]);1;[.G268])" office:value-type="float" office:value="0" calcext:value-type="float">
            <text:p>0 HETD</text:p>
          </table:table-cell>
          <table:table-cell table:style-name="ce11" table:formula="of:=IF([.H268]=&quot;Oui&quot;;[.I268]*[.J26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8]/[.$L$522];0)" office:value-type="percentage" office:value="0" calcext:value-type="percentage">
            <text:p>0,00 %</text:p>
          </table:table-cell>
          <table:table-cell table:style-name="ce11" table:formula="of:=MIN(service_du;[.$L$522])*[.N268]" office:value-type="float" office:value="0" calcext:value-type="float">
            <text:p>0 HETD</text:p>
          </table:table-cell>
          <table:table-cell table:style-name="ce28" table:formula="of:=IF([.L268]&lt;&gt;0;[.O268]/[.L268];0)" office:value-type="percentage" office:value="0" calcext:value-type="percentage">
            <text:p>0,00 %</text:p>
          </table:table-cell>
          <table:table-cell table:style-name="ce28" table:formula="of:=IF([.$L$522]&gt;service_du;1-[.P268];0)" office:value-type="percentage" office:value="1" calcext:value-type="percentage">
            <text:p>100,00 %</text:p>
          </table:table-cell>
          <table:table-cell table:style-name="ce26" table:formula="of:=[.I268]*[.Q268]*[.K268]*IF(ISBLANK([.G268]);1;[.G26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7]+[.L268]&gt;service_du;service_du;[.T267]+[.L268]))" office:value-type="float" office:value="188" calcext:value-type="float">
            <text:p>188 HETD</text:p>
          </table:table-cell>
          <table:table-cell table:style-name="ce11" table:formula="of:=IF(service_du=0;0;IF([.T267]+[.L268]&gt;service_du;service_du-[.T267];[.L268]))" office:value-type="float" office:value="0" calcext:value-type="float">
            <text:p>0 HETD</text:p>
          </table:table-cell>
          <table:table-cell table:style-name="ce30" table:formula="of:=IF(service_du=0;[.I268];IF([.J268]&gt;0;IF([.T267]+[.L268]&lt;service_du;0;(([.T267]+[.L268])-service_du)/[.J26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8]+IF([.H268]&lt;&gt;&quot;Oui&quot;;[.I268];0))*[.K268])*IF(ISBLANK([.G268]);1;[.G268])" office:value-type="float" office:value="0" calcext:value-type="float">
            <text:p>0 HETD</text:p>
          </table:table-cell>
          <table:table-cell/>
          <table:table-cell table:style-name="ce33" table:formula="of:=IF(OR(ISBLANK([.$C268]);[.$C268]=&quot;Référentiel&quot;);0;IF(contexte_calcul=&quot;Réalisé&quot;;[.$U268]*[.D268];[.$O268]*[.D268]))" office:value-type="float" office:value="0" calcext:value-type="float">
            <text:p>0 HETD</text:p>
          </table:table-cell>
          <table:table-cell table:style-name="ce33" table:formula="of:=IF(OR(ISBLANK([.$C268]);[.$C268]=&quot;Référentiel&quot;);0;IF(contexte_calcul=&quot;Réalisé&quot;;[.$U268]*[.E268];[.$O268]*[.E268]))" office:value-type="float" office:value="0" calcext:value-type="float">
            <text:p>0 HETD</text:p>
          </table:table-cell>
          <table:table-cell table:style-name="ce33" table:formula="of:=IF(OR(ISBLANK([.$C268]);[.$C268]=&quot;Référentiel&quot;);0;IF(contexte_calcul=&quot;Réalisé&quot;;[.$U268]*[.F268];[.$O268]*[.F268]))" office:value-type="float" office:value="0" calcext:value-type="float">
            <text:p>0 HETD</text:p>
          </table:table-cell>
          <table:table-cell table:style-name="ce33" table:formula="of:=IF([.$C268]=&quot;Référentiel&quot;;IF(contexte_calcul=&quot;Réalisé&quot;;[.$U268];[.$R268]);0)" office:value-type="float" office:value="0" calcext:value-type="float">
            <text:p>0 HETD</text:p>
          </table:table-cell>
          <table:table-cell table:style-name="ce33" table:formula="of:=IF(OR(ISBLANK([.$C268]);[.$C268]=&quot;Référentiel&quot;);0;IF(contexte_calcul=&quot;Réalisé&quot;;[.$W268]*[.D268];[.$R268]*[.D268]))" office:value-type="float" office:value="0" calcext:value-type="float">
            <text:p>0 HETD</text:p>
          </table:table-cell>
          <table:table-cell table:style-name="ce33" table:formula="of:=IF(OR(ISBLANK([.$C268]);[.$C268]=&quot;Référentiel&quot;);0;IF(contexte_calcul=&quot;Réalisé&quot;;[.$W268]*[.E268];[.$R268]*[.E268]))" office:value-type="float" office:value="0" calcext:value-type="float">
            <text:p>0 HETD</text:p>
          </table:table-cell>
          <table:table-cell table:style-name="ce33" table:formula="of:=IF(OR(ISBLANK([.$C268]);[.$C268]=&quot;Référentiel&quot;);0;IF(contexte_calcul=&quot;Réalisé&quot;;[.$W268]*[.F268];[.$R268]*[.F26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8]=&quot;Référentiel&quot;;IF(contexte_calcul=&quot;Réalisé&quot;;[.$W268];[.$R26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69]);[.C269]=&quot;Référentiel&quot;);&quot;&quot;;1-([.D269]+[.E26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69]);0;HLOOKUP(IF(AND([.C269]=&quot;TP&quot;;TP_vaut_TD=&quot;Oui&quot;);&quot;TD&quot;;[.C269]);types_intervention;2;0))*IF(ISBLANK([.G269]);1;[.G269])" office:value-type="float" office:value="0" calcext:value-type="float">
            <text:p>0 HETD</text:p>
          </table:table-cell>
          <table:table-cell table:style-name="ce12" table:formula="of:=IF(ISBLANK([.C269]);0;HLOOKUP([.C269];types_intervention;3;0))*IF(ISBLANK([.G269]);1;[.G269])" office:value-type="float" office:value="0" calcext:value-type="float">
            <text:p>0 HETD</text:p>
          </table:table-cell>
          <table:table-cell table:style-name="ce11" table:formula="of:=IF([.H269]=&quot;Oui&quot;;[.I269]*[.J26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9]/[.$L$522];0)" office:value-type="percentage" office:value="0" calcext:value-type="percentage">
            <text:p>0,00 %</text:p>
          </table:table-cell>
          <table:table-cell table:style-name="ce11" table:formula="of:=MIN(service_du;[.$L$522])*[.N269]" office:value-type="float" office:value="0" calcext:value-type="float">
            <text:p>0 HETD</text:p>
          </table:table-cell>
          <table:table-cell table:style-name="ce28" table:formula="of:=IF([.L269]&lt;&gt;0;[.O269]/[.L269];0)" office:value-type="percentage" office:value="0" calcext:value-type="percentage">
            <text:p>0,00 %</text:p>
          </table:table-cell>
          <table:table-cell table:style-name="ce28" table:formula="of:=IF([.$L$522]&gt;service_du;1-[.P269];0)" office:value-type="percentage" office:value="1" calcext:value-type="percentage">
            <text:p>100,00 %</text:p>
          </table:table-cell>
          <table:table-cell table:style-name="ce26" table:formula="of:=[.I269]*[.Q269]*[.K269]*IF(ISBLANK([.G269]);1;[.G26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8]+[.L269]&gt;service_du;service_du;[.T268]+[.L269]))" office:value-type="float" office:value="188" calcext:value-type="float">
            <text:p>188 HETD</text:p>
          </table:table-cell>
          <table:table-cell table:style-name="ce11" table:formula="of:=IF(service_du=0;0;IF([.T268]+[.L269]&gt;service_du;service_du-[.T268];[.L269]))" office:value-type="float" office:value="0" calcext:value-type="float">
            <text:p>0 HETD</text:p>
          </table:table-cell>
          <table:table-cell table:style-name="ce30" table:formula="of:=IF(service_du=0;[.I269];IF([.J269]&gt;0;IF([.T268]+[.L269]&lt;service_du;0;(([.T268]+[.L269])-service_du)/[.J26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9]+IF([.H269]&lt;&gt;&quot;Oui&quot;;[.I269];0))*[.K269])*IF(ISBLANK([.G269]);1;[.G269])" office:value-type="float" office:value="0" calcext:value-type="float">
            <text:p>0 HETD</text:p>
          </table:table-cell>
          <table:table-cell/>
          <table:table-cell table:style-name="ce33" table:formula="of:=IF(OR(ISBLANK([.$C269]);[.$C269]=&quot;Référentiel&quot;);0;IF(contexte_calcul=&quot;Réalisé&quot;;[.$U269]*[.D269];[.$O269]*[.D269]))" office:value-type="float" office:value="0" calcext:value-type="float">
            <text:p>0 HETD</text:p>
          </table:table-cell>
          <table:table-cell table:style-name="ce33" table:formula="of:=IF(OR(ISBLANK([.$C269]);[.$C269]=&quot;Référentiel&quot;);0;IF(contexte_calcul=&quot;Réalisé&quot;;[.$U269]*[.E269];[.$O269]*[.E269]))" office:value-type="float" office:value="0" calcext:value-type="float">
            <text:p>0 HETD</text:p>
          </table:table-cell>
          <table:table-cell table:style-name="ce33" table:formula="of:=IF(OR(ISBLANK([.$C269]);[.$C269]=&quot;Référentiel&quot;);0;IF(contexte_calcul=&quot;Réalisé&quot;;[.$U269]*[.F269];[.$O269]*[.F269]))" office:value-type="float" office:value="0" calcext:value-type="float">
            <text:p>0 HETD</text:p>
          </table:table-cell>
          <table:table-cell table:style-name="ce33" table:formula="of:=IF([.$C269]=&quot;Référentiel&quot;;IF(contexte_calcul=&quot;Réalisé&quot;;[.$U269];[.$R269]);0)" office:value-type="float" office:value="0" calcext:value-type="float">
            <text:p>0 HETD</text:p>
          </table:table-cell>
          <table:table-cell table:style-name="ce33" table:formula="of:=IF(OR(ISBLANK([.$C269]);[.$C269]=&quot;Référentiel&quot;);0;IF(contexte_calcul=&quot;Réalisé&quot;;[.$W269]*[.D269];[.$R269]*[.D269]))" office:value-type="float" office:value="0" calcext:value-type="float">
            <text:p>0 HETD</text:p>
          </table:table-cell>
          <table:table-cell table:style-name="ce33" table:formula="of:=IF(OR(ISBLANK([.$C269]);[.$C269]=&quot;Référentiel&quot;);0;IF(contexte_calcul=&quot;Réalisé&quot;;[.$W269]*[.E269];[.$R269]*[.E269]))" office:value-type="float" office:value="0" calcext:value-type="float">
            <text:p>0 HETD</text:p>
          </table:table-cell>
          <table:table-cell table:style-name="ce33" table:formula="of:=IF(OR(ISBLANK([.$C269]);[.$C269]=&quot;Référentiel&quot;);0;IF(contexte_calcul=&quot;Réalisé&quot;;[.$W269]*[.F269];[.$R269]*[.F26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9]=&quot;Référentiel&quot;;IF(contexte_calcul=&quot;Réalisé&quot;;[.$W269];[.$R26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70]);[.C270]=&quot;Référentiel&quot;);&quot;&quot;;1-([.D270]+[.E27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70]);0;HLOOKUP(IF(AND([.C270]=&quot;TP&quot;;TP_vaut_TD=&quot;Oui&quot;);&quot;TD&quot;;[.C270]);types_intervention;2;0))*IF(ISBLANK([.G270]);1;[.G270])" office:value-type="float" office:value="0" calcext:value-type="float">
            <text:p>0 HETD</text:p>
          </table:table-cell>
          <table:table-cell table:style-name="ce12" table:formula="of:=IF(ISBLANK([.C270]);0;HLOOKUP([.C270];types_intervention;3;0))*IF(ISBLANK([.G270]);1;[.G270])" office:value-type="float" office:value="0" calcext:value-type="float">
            <text:p>0 HETD</text:p>
          </table:table-cell>
          <table:table-cell table:style-name="ce11" table:formula="of:=IF([.H270]=&quot;Oui&quot;;[.I270]*[.J27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0]/[.$L$522];0)" office:value-type="percentage" office:value="0" calcext:value-type="percentage">
            <text:p>0,00 %</text:p>
          </table:table-cell>
          <table:table-cell table:style-name="ce11" table:formula="of:=MIN(service_du;[.$L$522])*[.N270]" office:value-type="float" office:value="0" calcext:value-type="float">
            <text:p>0 HETD</text:p>
          </table:table-cell>
          <table:table-cell table:style-name="ce28" table:formula="of:=IF([.L270]&lt;&gt;0;[.O270]/[.L270];0)" office:value-type="percentage" office:value="0" calcext:value-type="percentage">
            <text:p>0,00 %</text:p>
          </table:table-cell>
          <table:table-cell table:style-name="ce28" table:formula="of:=IF([.$L$522]&gt;service_du;1-[.P270];0)" office:value-type="percentage" office:value="1" calcext:value-type="percentage">
            <text:p>100,00 %</text:p>
          </table:table-cell>
          <table:table-cell table:style-name="ce26" table:formula="of:=[.I270]*[.Q270]*[.K270]*IF(ISBLANK([.G270]);1;[.G27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9]+[.L270]&gt;service_du;service_du;[.T269]+[.L270]))" office:value-type="float" office:value="188" calcext:value-type="float">
            <text:p>188 HETD</text:p>
          </table:table-cell>
          <table:table-cell table:style-name="ce11" table:formula="of:=IF(service_du=0;0;IF([.T269]+[.L270]&gt;service_du;service_du-[.T269];[.L270]))" office:value-type="float" office:value="0" calcext:value-type="float">
            <text:p>0 HETD</text:p>
          </table:table-cell>
          <table:table-cell table:style-name="ce30" table:formula="of:=IF(service_du=0;[.I270];IF([.J270]&gt;0;IF([.T269]+[.L270]&lt;service_du;0;(([.T269]+[.L270])-service_du)/[.J27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0]+IF([.H270]&lt;&gt;&quot;Oui&quot;;[.I270];0))*[.K270])*IF(ISBLANK([.G270]);1;[.G270])" office:value-type="float" office:value="0" calcext:value-type="float">
            <text:p>0 HETD</text:p>
          </table:table-cell>
          <table:table-cell/>
          <table:table-cell table:style-name="ce33" table:formula="of:=IF(OR(ISBLANK([.$C270]);[.$C270]=&quot;Référentiel&quot;);0;IF(contexte_calcul=&quot;Réalisé&quot;;[.$U270]*[.D270];[.$O270]*[.D270]))" office:value-type="float" office:value="0" calcext:value-type="float">
            <text:p>0 HETD</text:p>
          </table:table-cell>
          <table:table-cell table:style-name="ce33" table:formula="of:=IF(OR(ISBLANK([.$C270]);[.$C270]=&quot;Référentiel&quot;);0;IF(contexte_calcul=&quot;Réalisé&quot;;[.$U270]*[.E270];[.$O270]*[.E270]))" office:value-type="float" office:value="0" calcext:value-type="float">
            <text:p>0 HETD</text:p>
          </table:table-cell>
          <table:table-cell table:style-name="ce33" table:formula="of:=IF(OR(ISBLANK([.$C270]);[.$C270]=&quot;Référentiel&quot;);0;IF(contexte_calcul=&quot;Réalisé&quot;;[.$U270]*[.F270];[.$O270]*[.F270]))" office:value-type="float" office:value="0" calcext:value-type="float">
            <text:p>0 HETD</text:p>
          </table:table-cell>
          <table:table-cell table:style-name="ce33" table:formula="of:=IF([.$C270]=&quot;Référentiel&quot;;IF(contexte_calcul=&quot;Réalisé&quot;;[.$U270];[.$R270]);0)" office:value-type="float" office:value="0" calcext:value-type="float">
            <text:p>0 HETD</text:p>
          </table:table-cell>
          <table:table-cell table:style-name="ce33" table:formula="of:=IF(OR(ISBLANK([.$C270]);[.$C270]=&quot;Référentiel&quot;);0;IF(contexte_calcul=&quot;Réalisé&quot;;[.$W270]*[.D270];[.$R270]*[.D270]))" office:value-type="float" office:value="0" calcext:value-type="float">
            <text:p>0 HETD</text:p>
          </table:table-cell>
          <table:table-cell table:style-name="ce33" table:formula="of:=IF(OR(ISBLANK([.$C270]);[.$C270]=&quot;Référentiel&quot;);0;IF(contexte_calcul=&quot;Réalisé&quot;;[.$W270]*[.E270];[.$R270]*[.E270]))" office:value-type="float" office:value="0" calcext:value-type="float">
            <text:p>0 HETD</text:p>
          </table:table-cell>
          <table:table-cell table:style-name="ce33" table:formula="of:=IF(OR(ISBLANK([.$C270]);[.$C270]=&quot;Référentiel&quot;);0;IF(contexte_calcul=&quot;Réalisé&quot;;[.$W270]*[.F270];[.$R270]*[.F27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0]=&quot;Référentiel&quot;;IF(contexte_calcul=&quot;Réalisé&quot;;[.$W270];[.$R27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71]);[.C271]=&quot;Référentiel&quot;);&quot;&quot;;1-([.D271]+[.E27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71]);0;HLOOKUP(IF(AND([.C271]=&quot;TP&quot;;TP_vaut_TD=&quot;Oui&quot;);&quot;TD&quot;;[.C271]);types_intervention;2;0))*IF(ISBLANK([.G271]);1;[.G271])" office:value-type="float" office:value="0" calcext:value-type="float">
            <text:p>0 HETD</text:p>
          </table:table-cell>
          <table:table-cell table:style-name="ce12" table:formula="of:=IF(ISBLANK([.C271]);0;HLOOKUP([.C271];types_intervention;3;0))*IF(ISBLANK([.G271]);1;[.G271])" office:value-type="float" office:value="0" calcext:value-type="float">
            <text:p>0 HETD</text:p>
          </table:table-cell>
          <table:table-cell table:style-name="ce11" table:formula="of:=IF([.H271]=&quot;Oui&quot;;[.I271]*[.J27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1]/[.$L$522];0)" office:value-type="percentage" office:value="0" calcext:value-type="percentage">
            <text:p>0,00 %</text:p>
          </table:table-cell>
          <table:table-cell table:style-name="ce11" table:formula="of:=MIN(service_du;[.$L$522])*[.N271]" office:value-type="float" office:value="0" calcext:value-type="float">
            <text:p>0 HETD</text:p>
          </table:table-cell>
          <table:table-cell table:style-name="ce28" table:formula="of:=IF([.L271]&lt;&gt;0;[.O271]/[.L271];0)" office:value-type="percentage" office:value="0" calcext:value-type="percentage">
            <text:p>0,00 %</text:p>
          </table:table-cell>
          <table:table-cell table:style-name="ce28" table:formula="of:=IF([.$L$522]&gt;service_du;1-[.P271];0)" office:value-type="percentage" office:value="1" calcext:value-type="percentage">
            <text:p>100,00 %</text:p>
          </table:table-cell>
          <table:table-cell table:style-name="ce26" table:formula="of:=[.I271]*[.Q271]*[.K271]*IF(ISBLANK([.G271]);1;[.G27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0]+[.L271]&gt;service_du;service_du;[.T270]+[.L271]))" office:value-type="float" office:value="188" calcext:value-type="float">
            <text:p>188 HETD</text:p>
          </table:table-cell>
          <table:table-cell table:style-name="ce11" table:formula="of:=IF(service_du=0;0;IF([.T270]+[.L271]&gt;service_du;service_du-[.T270];[.L271]))" office:value-type="float" office:value="0" calcext:value-type="float">
            <text:p>0 HETD</text:p>
          </table:table-cell>
          <table:table-cell table:style-name="ce30" table:formula="of:=IF(service_du=0;[.I271];IF([.J271]&gt;0;IF([.T270]+[.L271]&lt;service_du;0;(([.T270]+[.L271])-service_du)/[.J27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1]+IF([.H271]&lt;&gt;&quot;Oui&quot;;[.I271];0))*[.K271])*IF(ISBLANK([.G271]);1;[.G271])" office:value-type="float" office:value="0" calcext:value-type="float">
            <text:p>0 HETD</text:p>
          </table:table-cell>
          <table:table-cell/>
          <table:table-cell table:style-name="ce33" table:formula="of:=IF(OR(ISBLANK([.$C271]);[.$C271]=&quot;Référentiel&quot;);0;IF(contexte_calcul=&quot;Réalisé&quot;;[.$U271]*[.D271];[.$O271]*[.D271]))" office:value-type="float" office:value="0" calcext:value-type="float">
            <text:p>0 HETD</text:p>
          </table:table-cell>
          <table:table-cell table:style-name="ce33" table:formula="of:=IF(OR(ISBLANK([.$C271]);[.$C271]=&quot;Référentiel&quot;);0;IF(contexte_calcul=&quot;Réalisé&quot;;[.$U271]*[.E271];[.$O271]*[.E271]))" office:value-type="float" office:value="0" calcext:value-type="float">
            <text:p>0 HETD</text:p>
          </table:table-cell>
          <table:table-cell table:style-name="ce33" table:formula="of:=IF(OR(ISBLANK([.$C271]);[.$C271]=&quot;Référentiel&quot;);0;IF(contexte_calcul=&quot;Réalisé&quot;;[.$U271]*[.F271];[.$O271]*[.F271]))" office:value-type="float" office:value="0" calcext:value-type="float">
            <text:p>0 HETD</text:p>
          </table:table-cell>
          <table:table-cell table:style-name="ce33" table:formula="of:=IF([.$C271]=&quot;Référentiel&quot;;IF(contexte_calcul=&quot;Réalisé&quot;;[.$U271];[.$R271]);0)" office:value-type="float" office:value="0" calcext:value-type="float">
            <text:p>0 HETD</text:p>
          </table:table-cell>
          <table:table-cell table:style-name="ce33" table:formula="of:=IF(OR(ISBLANK([.$C271]);[.$C271]=&quot;Référentiel&quot;);0;IF(contexte_calcul=&quot;Réalisé&quot;;[.$W271]*[.D271];[.$R271]*[.D271]))" office:value-type="float" office:value="0" calcext:value-type="float">
            <text:p>0 HETD</text:p>
          </table:table-cell>
          <table:table-cell table:style-name="ce33" table:formula="of:=IF(OR(ISBLANK([.$C271]);[.$C271]=&quot;Référentiel&quot;);0;IF(contexte_calcul=&quot;Réalisé&quot;;[.$W271]*[.E271];[.$R271]*[.E271]))" office:value-type="float" office:value="0" calcext:value-type="float">
            <text:p>0 HETD</text:p>
          </table:table-cell>
          <table:table-cell table:style-name="ce33" table:formula="of:=IF(OR(ISBLANK([.$C271]);[.$C271]=&quot;Référentiel&quot;);0;IF(contexte_calcul=&quot;Réalisé&quot;;[.$W271]*[.F271];[.$R271]*[.F27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1]=&quot;Référentiel&quot;;IF(contexte_calcul=&quot;Réalisé&quot;;[.$W271];[.$R27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72]);[.C272]=&quot;Référentiel&quot;);&quot;&quot;;1-([.D272]+[.E27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72]);0;HLOOKUP(IF(AND([.C272]=&quot;TP&quot;;TP_vaut_TD=&quot;Oui&quot;);&quot;TD&quot;;[.C272]);types_intervention;2;0))*IF(ISBLANK([.G272]);1;[.G272])" office:value-type="float" office:value="0" calcext:value-type="float">
            <text:p>0 HETD</text:p>
          </table:table-cell>
          <table:table-cell table:style-name="ce12" table:formula="of:=IF(ISBLANK([.C272]);0;HLOOKUP([.C272];types_intervention;3;0))*IF(ISBLANK([.G272]);1;[.G272])" office:value-type="float" office:value="0" calcext:value-type="float">
            <text:p>0 HETD</text:p>
          </table:table-cell>
          <table:table-cell table:style-name="ce11" table:formula="of:=IF([.H272]=&quot;Oui&quot;;[.I272]*[.J27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2]/[.$L$522];0)" office:value-type="percentage" office:value="0" calcext:value-type="percentage">
            <text:p>0,00 %</text:p>
          </table:table-cell>
          <table:table-cell table:style-name="ce11" table:formula="of:=MIN(service_du;[.$L$522])*[.N272]" office:value-type="float" office:value="0" calcext:value-type="float">
            <text:p>0 HETD</text:p>
          </table:table-cell>
          <table:table-cell table:style-name="ce28" table:formula="of:=IF([.L272]&lt;&gt;0;[.O272]/[.L272];0)" office:value-type="percentage" office:value="0" calcext:value-type="percentage">
            <text:p>0,00 %</text:p>
          </table:table-cell>
          <table:table-cell table:style-name="ce28" table:formula="of:=IF([.$L$522]&gt;service_du;1-[.P272];0)" office:value-type="percentage" office:value="1" calcext:value-type="percentage">
            <text:p>100,00 %</text:p>
          </table:table-cell>
          <table:table-cell table:style-name="ce26" table:formula="of:=[.I272]*[.Q272]*[.K272]*IF(ISBLANK([.G272]);1;[.G27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1]+[.L272]&gt;service_du;service_du;[.T271]+[.L272]))" office:value-type="float" office:value="188" calcext:value-type="float">
            <text:p>188 HETD</text:p>
          </table:table-cell>
          <table:table-cell table:style-name="ce11" table:formula="of:=IF(service_du=0;0;IF([.T271]+[.L272]&gt;service_du;service_du-[.T271];[.L272]))" office:value-type="float" office:value="0" calcext:value-type="float">
            <text:p>0 HETD</text:p>
          </table:table-cell>
          <table:table-cell table:style-name="ce30" table:formula="of:=IF(service_du=0;[.I272];IF([.J272]&gt;0;IF([.T271]+[.L272]&lt;service_du;0;(([.T271]+[.L272])-service_du)/[.J27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2]+IF([.H272]&lt;&gt;&quot;Oui&quot;;[.I272];0))*[.K272])*IF(ISBLANK([.G272]);1;[.G272])" office:value-type="float" office:value="0" calcext:value-type="float">
            <text:p>0 HETD</text:p>
          </table:table-cell>
          <table:table-cell/>
          <table:table-cell table:style-name="ce33" table:formula="of:=IF(OR(ISBLANK([.$C272]);[.$C272]=&quot;Référentiel&quot;);0;IF(contexte_calcul=&quot;Réalisé&quot;;[.$U272]*[.D272];[.$O272]*[.D272]))" office:value-type="float" office:value="0" calcext:value-type="float">
            <text:p>0 HETD</text:p>
          </table:table-cell>
          <table:table-cell table:style-name="ce33" table:formula="of:=IF(OR(ISBLANK([.$C272]);[.$C272]=&quot;Référentiel&quot;);0;IF(contexte_calcul=&quot;Réalisé&quot;;[.$U272]*[.E272];[.$O272]*[.E272]))" office:value-type="float" office:value="0" calcext:value-type="float">
            <text:p>0 HETD</text:p>
          </table:table-cell>
          <table:table-cell table:style-name="ce33" table:formula="of:=IF(OR(ISBLANK([.$C272]);[.$C272]=&quot;Référentiel&quot;);0;IF(contexte_calcul=&quot;Réalisé&quot;;[.$U272]*[.F272];[.$O272]*[.F272]))" office:value-type="float" office:value="0" calcext:value-type="float">
            <text:p>0 HETD</text:p>
          </table:table-cell>
          <table:table-cell table:style-name="ce33" table:formula="of:=IF([.$C272]=&quot;Référentiel&quot;;IF(contexte_calcul=&quot;Réalisé&quot;;[.$U272];[.$R272]);0)" office:value-type="float" office:value="0" calcext:value-type="float">
            <text:p>0 HETD</text:p>
          </table:table-cell>
          <table:table-cell table:style-name="ce33" table:formula="of:=IF(OR(ISBLANK([.$C272]);[.$C272]=&quot;Référentiel&quot;);0;IF(contexte_calcul=&quot;Réalisé&quot;;[.$W272]*[.D272];[.$R272]*[.D272]))" office:value-type="float" office:value="0" calcext:value-type="float">
            <text:p>0 HETD</text:p>
          </table:table-cell>
          <table:table-cell table:style-name="ce33" table:formula="of:=IF(OR(ISBLANK([.$C272]);[.$C272]=&quot;Référentiel&quot;);0;IF(contexte_calcul=&quot;Réalisé&quot;;[.$W272]*[.E272];[.$R272]*[.E272]))" office:value-type="float" office:value="0" calcext:value-type="float">
            <text:p>0 HETD</text:p>
          </table:table-cell>
          <table:table-cell table:style-name="ce33" table:formula="of:=IF(OR(ISBLANK([.$C272]);[.$C272]=&quot;Référentiel&quot;);0;IF(contexte_calcul=&quot;Réalisé&quot;;[.$W272]*[.F272];[.$R272]*[.F27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2]=&quot;Référentiel&quot;;IF(contexte_calcul=&quot;Réalisé&quot;;[.$W272];[.$R27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73]);[.C273]=&quot;Référentiel&quot;);&quot;&quot;;1-([.D273]+[.E27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73]);0;HLOOKUP(IF(AND([.C273]=&quot;TP&quot;;TP_vaut_TD=&quot;Oui&quot;);&quot;TD&quot;;[.C273]);types_intervention;2;0))*IF(ISBLANK([.G273]);1;[.G273])" office:value-type="float" office:value="0" calcext:value-type="float">
            <text:p>0 HETD</text:p>
          </table:table-cell>
          <table:table-cell table:style-name="ce12" table:formula="of:=IF(ISBLANK([.C273]);0;HLOOKUP([.C273];types_intervention;3;0))*IF(ISBLANK([.G273]);1;[.G273])" office:value-type="float" office:value="0" calcext:value-type="float">
            <text:p>0 HETD</text:p>
          </table:table-cell>
          <table:table-cell table:style-name="ce11" table:formula="of:=IF([.H273]=&quot;Oui&quot;;[.I273]*[.J27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3]/[.$L$522];0)" office:value-type="percentage" office:value="0" calcext:value-type="percentage">
            <text:p>0,00 %</text:p>
          </table:table-cell>
          <table:table-cell table:style-name="ce11" table:formula="of:=MIN(service_du;[.$L$522])*[.N273]" office:value-type="float" office:value="0" calcext:value-type="float">
            <text:p>0 HETD</text:p>
          </table:table-cell>
          <table:table-cell table:style-name="ce28" table:formula="of:=IF([.L273]&lt;&gt;0;[.O273]/[.L273];0)" office:value-type="percentage" office:value="0" calcext:value-type="percentage">
            <text:p>0,00 %</text:p>
          </table:table-cell>
          <table:table-cell table:style-name="ce28" table:formula="of:=IF([.$L$522]&gt;service_du;1-[.P273];0)" office:value-type="percentage" office:value="1" calcext:value-type="percentage">
            <text:p>100,00 %</text:p>
          </table:table-cell>
          <table:table-cell table:style-name="ce26" table:formula="of:=[.I273]*[.Q273]*[.K273]*IF(ISBLANK([.G273]);1;[.G27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2]+[.L273]&gt;service_du;service_du;[.T272]+[.L273]))" office:value-type="float" office:value="188" calcext:value-type="float">
            <text:p>188 HETD</text:p>
          </table:table-cell>
          <table:table-cell table:style-name="ce11" table:formula="of:=IF(service_du=0;0;IF([.T272]+[.L273]&gt;service_du;service_du-[.T272];[.L273]))" office:value-type="float" office:value="0" calcext:value-type="float">
            <text:p>0 HETD</text:p>
          </table:table-cell>
          <table:table-cell table:style-name="ce30" table:formula="of:=IF(service_du=0;[.I273];IF([.J273]&gt;0;IF([.T272]+[.L273]&lt;service_du;0;(([.T272]+[.L273])-service_du)/[.J27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3]+IF([.H273]&lt;&gt;&quot;Oui&quot;;[.I273];0))*[.K273])*IF(ISBLANK([.G273]);1;[.G273])" office:value-type="float" office:value="0" calcext:value-type="float">
            <text:p>0 HETD</text:p>
          </table:table-cell>
          <table:table-cell/>
          <table:table-cell table:style-name="ce33" table:formula="of:=IF(OR(ISBLANK([.$C273]);[.$C273]=&quot;Référentiel&quot;);0;IF(contexte_calcul=&quot;Réalisé&quot;;[.$U273]*[.D273];[.$O273]*[.D273]))" office:value-type="float" office:value="0" calcext:value-type="float">
            <text:p>0 HETD</text:p>
          </table:table-cell>
          <table:table-cell table:style-name="ce33" table:formula="of:=IF(OR(ISBLANK([.$C273]);[.$C273]=&quot;Référentiel&quot;);0;IF(contexte_calcul=&quot;Réalisé&quot;;[.$U273]*[.E273];[.$O273]*[.E273]))" office:value-type="float" office:value="0" calcext:value-type="float">
            <text:p>0 HETD</text:p>
          </table:table-cell>
          <table:table-cell table:style-name="ce33" table:formula="of:=IF(OR(ISBLANK([.$C273]);[.$C273]=&quot;Référentiel&quot;);0;IF(contexte_calcul=&quot;Réalisé&quot;;[.$U273]*[.F273];[.$O273]*[.F273]))" office:value-type="float" office:value="0" calcext:value-type="float">
            <text:p>0 HETD</text:p>
          </table:table-cell>
          <table:table-cell table:style-name="ce33" table:formula="of:=IF([.$C273]=&quot;Référentiel&quot;;IF(contexte_calcul=&quot;Réalisé&quot;;[.$U273];[.$R273]);0)" office:value-type="float" office:value="0" calcext:value-type="float">
            <text:p>0 HETD</text:p>
          </table:table-cell>
          <table:table-cell table:style-name="ce33" table:formula="of:=IF(OR(ISBLANK([.$C273]);[.$C273]=&quot;Référentiel&quot;);0;IF(contexte_calcul=&quot;Réalisé&quot;;[.$W273]*[.D273];[.$R273]*[.D273]))" office:value-type="float" office:value="0" calcext:value-type="float">
            <text:p>0 HETD</text:p>
          </table:table-cell>
          <table:table-cell table:style-name="ce33" table:formula="of:=IF(OR(ISBLANK([.$C273]);[.$C273]=&quot;Référentiel&quot;);0;IF(contexte_calcul=&quot;Réalisé&quot;;[.$W273]*[.E273];[.$R273]*[.E273]))" office:value-type="float" office:value="0" calcext:value-type="float">
            <text:p>0 HETD</text:p>
          </table:table-cell>
          <table:table-cell table:style-name="ce33" table:formula="of:=IF(OR(ISBLANK([.$C273]);[.$C273]=&quot;Référentiel&quot;);0;IF(contexte_calcul=&quot;Réalisé&quot;;[.$W273]*[.F273];[.$R273]*[.F27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3]=&quot;Référentiel&quot;;IF(contexte_calcul=&quot;Réalisé&quot;;[.$W273];[.$R27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74]);[.C274]=&quot;Référentiel&quot;);&quot;&quot;;1-([.D274]+[.E27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74]);0;HLOOKUP(IF(AND([.C274]=&quot;TP&quot;;TP_vaut_TD=&quot;Oui&quot;);&quot;TD&quot;;[.C274]);types_intervention;2;0))*IF(ISBLANK([.G274]);1;[.G274])" office:value-type="float" office:value="0" calcext:value-type="float">
            <text:p>0 HETD</text:p>
          </table:table-cell>
          <table:table-cell table:style-name="ce12" table:formula="of:=IF(ISBLANK([.C274]);0;HLOOKUP([.C274];types_intervention;3;0))*IF(ISBLANK([.G274]);1;[.G274])" office:value-type="float" office:value="0" calcext:value-type="float">
            <text:p>0 HETD</text:p>
          </table:table-cell>
          <table:table-cell table:style-name="ce11" table:formula="of:=IF([.H274]=&quot;Oui&quot;;[.I274]*[.J27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4]/[.$L$522];0)" office:value-type="percentage" office:value="0" calcext:value-type="percentage">
            <text:p>0,00 %</text:p>
          </table:table-cell>
          <table:table-cell table:style-name="ce11" table:formula="of:=MIN(service_du;[.$L$522])*[.N274]" office:value-type="float" office:value="0" calcext:value-type="float">
            <text:p>0 HETD</text:p>
          </table:table-cell>
          <table:table-cell table:style-name="ce28" table:formula="of:=IF([.L274]&lt;&gt;0;[.O274]/[.L274];0)" office:value-type="percentage" office:value="0" calcext:value-type="percentage">
            <text:p>0,00 %</text:p>
          </table:table-cell>
          <table:table-cell table:style-name="ce28" table:formula="of:=IF([.$L$522]&gt;service_du;1-[.P274];0)" office:value-type="percentage" office:value="1" calcext:value-type="percentage">
            <text:p>100,00 %</text:p>
          </table:table-cell>
          <table:table-cell table:style-name="ce26" table:formula="of:=[.I274]*[.Q274]*[.K274]*IF(ISBLANK([.G274]);1;[.G27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3]+[.L274]&gt;service_du;service_du;[.T273]+[.L274]))" office:value-type="float" office:value="188" calcext:value-type="float">
            <text:p>188 HETD</text:p>
          </table:table-cell>
          <table:table-cell table:style-name="ce11" table:formula="of:=IF(service_du=0;0;IF([.T273]+[.L274]&gt;service_du;service_du-[.T273];[.L274]))" office:value-type="float" office:value="0" calcext:value-type="float">
            <text:p>0 HETD</text:p>
          </table:table-cell>
          <table:table-cell table:style-name="ce30" table:formula="of:=IF(service_du=0;[.I274];IF([.J274]&gt;0;IF([.T273]+[.L274]&lt;service_du;0;(([.T273]+[.L274])-service_du)/[.J27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4]+IF([.H274]&lt;&gt;&quot;Oui&quot;;[.I274];0))*[.K274])*IF(ISBLANK([.G274]);1;[.G274])" office:value-type="float" office:value="0" calcext:value-type="float">
            <text:p>0 HETD</text:p>
          </table:table-cell>
          <table:table-cell/>
          <table:table-cell table:style-name="ce33" table:formula="of:=IF(OR(ISBLANK([.$C274]);[.$C274]=&quot;Référentiel&quot;);0;IF(contexte_calcul=&quot;Réalisé&quot;;[.$U274]*[.D274];[.$O274]*[.D274]))" office:value-type="float" office:value="0" calcext:value-type="float">
            <text:p>0 HETD</text:p>
          </table:table-cell>
          <table:table-cell table:style-name="ce33" table:formula="of:=IF(OR(ISBLANK([.$C274]);[.$C274]=&quot;Référentiel&quot;);0;IF(contexte_calcul=&quot;Réalisé&quot;;[.$U274]*[.E274];[.$O274]*[.E274]))" office:value-type="float" office:value="0" calcext:value-type="float">
            <text:p>0 HETD</text:p>
          </table:table-cell>
          <table:table-cell table:style-name="ce33" table:formula="of:=IF(OR(ISBLANK([.$C274]);[.$C274]=&quot;Référentiel&quot;);0;IF(contexte_calcul=&quot;Réalisé&quot;;[.$U274]*[.F274];[.$O274]*[.F274]))" office:value-type="float" office:value="0" calcext:value-type="float">
            <text:p>0 HETD</text:p>
          </table:table-cell>
          <table:table-cell table:style-name="ce33" table:formula="of:=IF([.$C274]=&quot;Référentiel&quot;;IF(contexte_calcul=&quot;Réalisé&quot;;[.$U274];[.$R274]);0)" office:value-type="float" office:value="0" calcext:value-type="float">
            <text:p>0 HETD</text:p>
          </table:table-cell>
          <table:table-cell table:style-name="ce33" table:formula="of:=IF(OR(ISBLANK([.$C274]);[.$C274]=&quot;Référentiel&quot;);0;IF(contexte_calcul=&quot;Réalisé&quot;;[.$W274]*[.D274];[.$R274]*[.D274]))" office:value-type="float" office:value="0" calcext:value-type="float">
            <text:p>0 HETD</text:p>
          </table:table-cell>
          <table:table-cell table:style-name="ce33" table:formula="of:=IF(OR(ISBLANK([.$C274]);[.$C274]=&quot;Référentiel&quot;);0;IF(contexte_calcul=&quot;Réalisé&quot;;[.$W274]*[.E274];[.$R274]*[.E274]))" office:value-type="float" office:value="0" calcext:value-type="float">
            <text:p>0 HETD</text:p>
          </table:table-cell>
          <table:table-cell table:style-name="ce33" table:formula="of:=IF(OR(ISBLANK([.$C274]);[.$C274]=&quot;Référentiel&quot;);0;IF(contexte_calcul=&quot;Réalisé&quot;;[.$W274]*[.F274];[.$R274]*[.F27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4]=&quot;Référentiel&quot;;IF(contexte_calcul=&quot;Réalisé&quot;;[.$W274];[.$R27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75]);[.C275]=&quot;Référentiel&quot;);&quot;&quot;;1-([.D275]+[.E27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75]);0;HLOOKUP(IF(AND([.C275]=&quot;TP&quot;;TP_vaut_TD=&quot;Oui&quot;);&quot;TD&quot;;[.C275]);types_intervention;2;0))*IF(ISBLANK([.G275]);1;[.G275])" office:value-type="float" office:value="0" calcext:value-type="float">
            <text:p>0 HETD</text:p>
          </table:table-cell>
          <table:table-cell table:style-name="ce12" table:formula="of:=IF(ISBLANK([.C275]);0;HLOOKUP([.C275];types_intervention;3;0))*IF(ISBLANK([.G275]);1;[.G275])" office:value-type="float" office:value="0" calcext:value-type="float">
            <text:p>0 HETD</text:p>
          </table:table-cell>
          <table:table-cell table:style-name="ce11" table:formula="of:=IF([.H275]=&quot;Oui&quot;;[.I275]*[.J27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5]/[.$L$522];0)" office:value-type="percentage" office:value="0" calcext:value-type="percentage">
            <text:p>0,00 %</text:p>
          </table:table-cell>
          <table:table-cell table:style-name="ce11" table:formula="of:=MIN(service_du;[.$L$522])*[.N275]" office:value-type="float" office:value="0" calcext:value-type="float">
            <text:p>0 HETD</text:p>
          </table:table-cell>
          <table:table-cell table:style-name="ce28" table:formula="of:=IF([.L275]&lt;&gt;0;[.O275]/[.L275];0)" office:value-type="percentage" office:value="0" calcext:value-type="percentage">
            <text:p>0,00 %</text:p>
          </table:table-cell>
          <table:table-cell table:style-name="ce28" table:formula="of:=IF([.$L$522]&gt;service_du;1-[.P275];0)" office:value-type="percentage" office:value="1" calcext:value-type="percentage">
            <text:p>100,00 %</text:p>
          </table:table-cell>
          <table:table-cell table:style-name="ce26" table:formula="of:=[.I275]*[.Q275]*[.K275]*IF(ISBLANK([.G275]);1;[.G27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4]+[.L275]&gt;service_du;service_du;[.T274]+[.L275]))" office:value-type="float" office:value="188" calcext:value-type="float">
            <text:p>188 HETD</text:p>
          </table:table-cell>
          <table:table-cell table:style-name="ce11" table:formula="of:=IF(service_du=0;0;IF([.T274]+[.L275]&gt;service_du;service_du-[.T274];[.L275]))" office:value-type="float" office:value="0" calcext:value-type="float">
            <text:p>0 HETD</text:p>
          </table:table-cell>
          <table:table-cell table:style-name="ce30" table:formula="of:=IF(service_du=0;[.I275];IF([.J275]&gt;0;IF([.T274]+[.L275]&lt;service_du;0;(([.T274]+[.L275])-service_du)/[.J27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5]+IF([.H275]&lt;&gt;&quot;Oui&quot;;[.I275];0))*[.K275])*IF(ISBLANK([.G275]);1;[.G275])" office:value-type="float" office:value="0" calcext:value-type="float">
            <text:p>0 HETD</text:p>
          </table:table-cell>
          <table:table-cell/>
          <table:table-cell table:style-name="ce33" table:formula="of:=IF(OR(ISBLANK([.$C275]);[.$C275]=&quot;Référentiel&quot;);0;IF(contexte_calcul=&quot;Réalisé&quot;;[.$U275]*[.D275];[.$O275]*[.D275]))" office:value-type="float" office:value="0" calcext:value-type="float">
            <text:p>0 HETD</text:p>
          </table:table-cell>
          <table:table-cell table:style-name="ce33" table:formula="of:=IF(OR(ISBLANK([.$C275]);[.$C275]=&quot;Référentiel&quot;);0;IF(contexte_calcul=&quot;Réalisé&quot;;[.$U275]*[.E275];[.$O275]*[.E275]))" office:value-type="float" office:value="0" calcext:value-type="float">
            <text:p>0 HETD</text:p>
          </table:table-cell>
          <table:table-cell table:style-name="ce33" table:formula="of:=IF(OR(ISBLANK([.$C275]);[.$C275]=&quot;Référentiel&quot;);0;IF(contexte_calcul=&quot;Réalisé&quot;;[.$U275]*[.F275];[.$O275]*[.F275]))" office:value-type="float" office:value="0" calcext:value-type="float">
            <text:p>0 HETD</text:p>
          </table:table-cell>
          <table:table-cell table:style-name="ce33" table:formula="of:=IF([.$C275]=&quot;Référentiel&quot;;IF(contexte_calcul=&quot;Réalisé&quot;;[.$U275];[.$R275]);0)" office:value-type="float" office:value="0" calcext:value-type="float">
            <text:p>0 HETD</text:p>
          </table:table-cell>
          <table:table-cell table:style-name="ce33" table:formula="of:=IF(OR(ISBLANK([.$C275]);[.$C275]=&quot;Référentiel&quot;);0;IF(contexte_calcul=&quot;Réalisé&quot;;[.$W275]*[.D275];[.$R275]*[.D275]))" office:value-type="float" office:value="0" calcext:value-type="float">
            <text:p>0 HETD</text:p>
          </table:table-cell>
          <table:table-cell table:style-name="ce33" table:formula="of:=IF(OR(ISBLANK([.$C275]);[.$C275]=&quot;Référentiel&quot;);0;IF(contexte_calcul=&quot;Réalisé&quot;;[.$W275]*[.E275];[.$R275]*[.E275]))" office:value-type="float" office:value="0" calcext:value-type="float">
            <text:p>0 HETD</text:p>
          </table:table-cell>
          <table:table-cell table:style-name="ce33" table:formula="of:=IF(OR(ISBLANK([.$C275]);[.$C275]=&quot;Référentiel&quot;);0;IF(contexte_calcul=&quot;Réalisé&quot;;[.$W275]*[.F275];[.$R275]*[.F27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5]=&quot;Référentiel&quot;;IF(contexte_calcul=&quot;Réalisé&quot;;[.$W275];[.$R27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76]);[.C276]=&quot;Référentiel&quot;);&quot;&quot;;1-([.D276]+[.E27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76]);0;HLOOKUP(IF(AND([.C276]=&quot;TP&quot;;TP_vaut_TD=&quot;Oui&quot;);&quot;TD&quot;;[.C276]);types_intervention;2;0))*IF(ISBLANK([.G276]);1;[.G276])" office:value-type="float" office:value="0" calcext:value-type="float">
            <text:p>0 HETD</text:p>
          </table:table-cell>
          <table:table-cell table:style-name="ce12" table:formula="of:=IF(ISBLANK([.C276]);0;HLOOKUP([.C276];types_intervention;3;0))*IF(ISBLANK([.G276]);1;[.G276])" office:value-type="float" office:value="0" calcext:value-type="float">
            <text:p>0 HETD</text:p>
          </table:table-cell>
          <table:table-cell table:style-name="ce11" table:formula="of:=IF([.H276]=&quot;Oui&quot;;[.I276]*[.J27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6]/[.$L$522];0)" office:value-type="percentage" office:value="0" calcext:value-type="percentage">
            <text:p>0,00 %</text:p>
          </table:table-cell>
          <table:table-cell table:style-name="ce11" table:formula="of:=MIN(service_du;[.$L$522])*[.N276]" office:value-type="float" office:value="0" calcext:value-type="float">
            <text:p>0 HETD</text:p>
          </table:table-cell>
          <table:table-cell table:style-name="ce28" table:formula="of:=IF([.L276]&lt;&gt;0;[.O276]/[.L276];0)" office:value-type="percentage" office:value="0" calcext:value-type="percentage">
            <text:p>0,00 %</text:p>
          </table:table-cell>
          <table:table-cell table:style-name="ce28" table:formula="of:=IF([.$L$522]&gt;service_du;1-[.P276];0)" office:value-type="percentage" office:value="1" calcext:value-type="percentage">
            <text:p>100,00 %</text:p>
          </table:table-cell>
          <table:table-cell table:style-name="ce26" table:formula="of:=[.I276]*[.Q276]*[.K276]*IF(ISBLANK([.G276]);1;[.G27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5]+[.L276]&gt;service_du;service_du;[.T275]+[.L276]))" office:value-type="float" office:value="188" calcext:value-type="float">
            <text:p>188 HETD</text:p>
          </table:table-cell>
          <table:table-cell table:style-name="ce11" table:formula="of:=IF(service_du=0;0;IF([.T275]+[.L276]&gt;service_du;service_du-[.T275];[.L276]))" office:value-type="float" office:value="0" calcext:value-type="float">
            <text:p>0 HETD</text:p>
          </table:table-cell>
          <table:table-cell table:style-name="ce30" table:formula="of:=IF(service_du=0;[.I276];IF([.J276]&gt;0;IF([.T275]+[.L276]&lt;service_du;0;(([.T275]+[.L276])-service_du)/[.J27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6]+IF([.H276]&lt;&gt;&quot;Oui&quot;;[.I276];0))*[.K276])*IF(ISBLANK([.G276]);1;[.G276])" office:value-type="float" office:value="0" calcext:value-type="float">
            <text:p>0 HETD</text:p>
          </table:table-cell>
          <table:table-cell/>
          <table:table-cell table:style-name="ce33" table:formula="of:=IF(OR(ISBLANK([.$C276]);[.$C276]=&quot;Référentiel&quot;);0;IF(contexte_calcul=&quot;Réalisé&quot;;[.$U276]*[.D276];[.$O276]*[.D276]))" office:value-type="float" office:value="0" calcext:value-type="float">
            <text:p>0 HETD</text:p>
          </table:table-cell>
          <table:table-cell table:style-name="ce33" table:formula="of:=IF(OR(ISBLANK([.$C276]);[.$C276]=&quot;Référentiel&quot;);0;IF(contexte_calcul=&quot;Réalisé&quot;;[.$U276]*[.E276];[.$O276]*[.E276]))" office:value-type="float" office:value="0" calcext:value-type="float">
            <text:p>0 HETD</text:p>
          </table:table-cell>
          <table:table-cell table:style-name="ce33" table:formula="of:=IF(OR(ISBLANK([.$C276]);[.$C276]=&quot;Référentiel&quot;);0;IF(contexte_calcul=&quot;Réalisé&quot;;[.$U276]*[.F276];[.$O276]*[.F276]))" office:value-type="float" office:value="0" calcext:value-type="float">
            <text:p>0 HETD</text:p>
          </table:table-cell>
          <table:table-cell table:style-name="ce33" table:formula="of:=IF([.$C276]=&quot;Référentiel&quot;;IF(contexte_calcul=&quot;Réalisé&quot;;[.$U276];[.$R276]);0)" office:value-type="float" office:value="0" calcext:value-type="float">
            <text:p>0 HETD</text:p>
          </table:table-cell>
          <table:table-cell table:style-name="ce33" table:formula="of:=IF(OR(ISBLANK([.$C276]);[.$C276]=&quot;Référentiel&quot;);0;IF(contexte_calcul=&quot;Réalisé&quot;;[.$W276]*[.D276];[.$R276]*[.D276]))" office:value-type="float" office:value="0" calcext:value-type="float">
            <text:p>0 HETD</text:p>
          </table:table-cell>
          <table:table-cell table:style-name="ce33" table:formula="of:=IF(OR(ISBLANK([.$C276]);[.$C276]=&quot;Référentiel&quot;);0;IF(contexte_calcul=&quot;Réalisé&quot;;[.$W276]*[.E276];[.$R276]*[.E276]))" office:value-type="float" office:value="0" calcext:value-type="float">
            <text:p>0 HETD</text:p>
          </table:table-cell>
          <table:table-cell table:style-name="ce33" table:formula="of:=IF(OR(ISBLANK([.$C276]);[.$C276]=&quot;Référentiel&quot;);0;IF(contexte_calcul=&quot;Réalisé&quot;;[.$W276]*[.F276];[.$R276]*[.F27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6]=&quot;Référentiel&quot;;IF(contexte_calcul=&quot;Réalisé&quot;;[.$W276];[.$R27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77]);[.C277]=&quot;Référentiel&quot;);&quot;&quot;;1-([.D277]+[.E27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77]);0;HLOOKUP(IF(AND([.C277]=&quot;TP&quot;;TP_vaut_TD=&quot;Oui&quot;);&quot;TD&quot;;[.C277]);types_intervention;2;0))*IF(ISBLANK([.G277]);1;[.G277])" office:value-type="float" office:value="0" calcext:value-type="float">
            <text:p>0 HETD</text:p>
          </table:table-cell>
          <table:table-cell table:style-name="ce12" table:formula="of:=IF(ISBLANK([.C277]);0;HLOOKUP([.C277];types_intervention;3;0))*IF(ISBLANK([.G277]);1;[.G277])" office:value-type="float" office:value="0" calcext:value-type="float">
            <text:p>0 HETD</text:p>
          </table:table-cell>
          <table:table-cell table:style-name="ce11" table:formula="of:=IF([.H277]=&quot;Oui&quot;;[.I277]*[.J27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7]/[.$L$522];0)" office:value-type="percentage" office:value="0" calcext:value-type="percentage">
            <text:p>0,00 %</text:p>
          </table:table-cell>
          <table:table-cell table:style-name="ce11" table:formula="of:=MIN(service_du;[.$L$522])*[.N277]" office:value-type="float" office:value="0" calcext:value-type="float">
            <text:p>0 HETD</text:p>
          </table:table-cell>
          <table:table-cell table:style-name="ce28" table:formula="of:=IF([.L277]&lt;&gt;0;[.O277]/[.L277];0)" office:value-type="percentage" office:value="0" calcext:value-type="percentage">
            <text:p>0,00 %</text:p>
          </table:table-cell>
          <table:table-cell table:style-name="ce28" table:formula="of:=IF([.$L$522]&gt;service_du;1-[.P277];0)" office:value-type="percentage" office:value="1" calcext:value-type="percentage">
            <text:p>100,00 %</text:p>
          </table:table-cell>
          <table:table-cell table:style-name="ce26" table:formula="of:=[.I277]*[.Q277]*[.K277]*IF(ISBLANK([.G277]);1;[.G27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6]+[.L277]&gt;service_du;service_du;[.T276]+[.L277]))" office:value-type="float" office:value="188" calcext:value-type="float">
            <text:p>188 HETD</text:p>
          </table:table-cell>
          <table:table-cell table:style-name="ce11" table:formula="of:=IF(service_du=0;0;IF([.T276]+[.L277]&gt;service_du;service_du-[.T276];[.L277]))" office:value-type="float" office:value="0" calcext:value-type="float">
            <text:p>0 HETD</text:p>
          </table:table-cell>
          <table:table-cell table:style-name="ce30" table:formula="of:=IF(service_du=0;[.I277];IF([.J277]&gt;0;IF([.T276]+[.L277]&lt;service_du;0;(([.T276]+[.L277])-service_du)/[.J27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7]+IF([.H277]&lt;&gt;&quot;Oui&quot;;[.I277];0))*[.K277])*IF(ISBLANK([.G277]);1;[.G277])" office:value-type="float" office:value="0" calcext:value-type="float">
            <text:p>0 HETD</text:p>
          </table:table-cell>
          <table:table-cell/>
          <table:table-cell table:style-name="ce33" table:formula="of:=IF(OR(ISBLANK([.$C277]);[.$C277]=&quot;Référentiel&quot;);0;IF(contexte_calcul=&quot;Réalisé&quot;;[.$U277]*[.D277];[.$O277]*[.D277]))" office:value-type="float" office:value="0" calcext:value-type="float">
            <text:p>0 HETD</text:p>
          </table:table-cell>
          <table:table-cell table:style-name="ce33" table:formula="of:=IF(OR(ISBLANK([.$C277]);[.$C277]=&quot;Référentiel&quot;);0;IF(contexte_calcul=&quot;Réalisé&quot;;[.$U277]*[.E277];[.$O277]*[.E277]))" office:value-type="float" office:value="0" calcext:value-type="float">
            <text:p>0 HETD</text:p>
          </table:table-cell>
          <table:table-cell table:style-name="ce33" table:formula="of:=IF(OR(ISBLANK([.$C277]);[.$C277]=&quot;Référentiel&quot;);0;IF(contexte_calcul=&quot;Réalisé&quot;;[.$U277]*[.F277];[.$O277]*[.F277]))" office:value-type="float" office:value="0" calcext:value-type="float">
            <text:p>0 HETD</text:p>
          </table:table-cell>
          <table:table-cell table:style-name="ce33" table:formula="of:=IF([.$C277]=&quot;Référentiel&quot;;IF(contexte_calcul=&quot;Réalisé&quot;;[.$U277];[.$R277]);0)" office:value-type="float" office:value="0" calcext:value-type="float">
            <text:p>0 HETD</text:p>
          </table:table-cell>
          <table:table-cell table:style-name="ce33" table:formula="of:=IF(OR(ISBLANK([.$C277]);[.$C277]=&quot;Référentiel&quot;);0;IF(contexte_calcul=&quot;Réalisé&quot;;[.$W277]*[.D277];[.$R277]*[.D277]))" office:value-type="float" office:value="0" calcext:value-type="float">
            <text:p>0 HETD</text:p>
          </table:table-cell>
          <table:table-cell table:style-name="ce33" table:formula="of:=IF(OR(ISBLANK([.$C277]);[.$C277]=&quot;Référentiel&quot;);0;IF(contexte_calcul=&quot;Réalisé&quot;;[.$W277]*[.E277];[.$R277]*[.E277]))" office:value-type="float" office:value="0" calcext:value-type="float">
            <text:p>0 HETD</text:p>
          </table:table-cell>
          <table:table-cell table:style-name="ce33" table:formula="of:=IF(OR(ISBLANK([.$C277]);[.$C277]=&quot;Référentiel&quot;);0;IF(contexte_calcul=&quot;Réalisé&quot;;[.$W277]*[.F277];[.$R277]*[.F27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7]=&quot;Référentiel&quot;;IF(contexte_calcul=&quot;Réalisé&quot;;[.$W277];[.$R27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78]);[.C278]=&quot;Référentiel&quot;);&quot;&quot;;1-([.D278]+[.E27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78]);0;HLOOKUP(IF(AND([.C278]=&quot;TP&quot;;TP_vaut_TD=&quot;Oui&quot;);&quot;TD&quot;;[.C278]);types_intervention;2;0))*IF(ISBLANK([.G278]);1;[.G278])" office:value-type="float" office:value="0" calcext:value-type="float">
            <text:p>0 HETD</text:p>
          </table:table-cell>
          <table:table-cell table:style-name="ce12" table:formula="of:=IF(ISBLANK([.C278]);0;HLOOKUP([.C278];types_intervention;3;0))*IF(ISBLANK([.G278]);1;[.G278])" office:value-type="float" office:value="0" calcext:value-type="float">
            <text:p>0 HETD</text:p>
          </table:table-cell>
          <table:table-cell table:style-name="ce11" table:formula="of:=IF([.H278]=&quot;Oui&quot;;[.I278]*[.J27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8]/[.$L$522];0)" office:value-type="percentage" office:value="0" calcext:value-type="percentage">
            <text:p>0,00 %</text:p>
          </table:table-cell>
          <table:table-cell table:style-name="ce11" table:formula="of:=MIN(service_du;[.$L$522])*[.N278]" office:value-type="float" office:value="0" calcext:value-type="float">
            <text:p>0 HETD</text:p>
          </table:table-cell>
          <table:table-cell table:style-name="ce28" table:formula="of:=IF([.L278]&lt;&gt;0;[.O278]/[.L278];0)" office:value-type="percentage" office:value="0" calcext:value-type="percentage">
            <text:p>0,00 %</text:p>
          </table:table-cell>
          <table:table-cell table:style-name="ce28" table:formula="of:=IF([.$L$522]&gt;service_du;1-[.P278];0)" office:value-type="percentage" office:value="1" calcext:value-type="percentage">
            <text:p>100,00 %</text:p>
          </table:table-cell>
          <table:table-cell table:style-name="ce26" table:formula="of:=[.I278]*[.Q278]*[.K278]*IF(ISBLANK([.G278]);1;[.G27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7]+[.L278]&gt;service_du;service_du;[.T277]+[.L278]))" office:value-type="float" office:value="188" calcext:value-type="float">
            <text:p>188 HETD</text:p>
          </table:table-cell>
          <table:table-cell table:style-name="ce11" table:formula="of:=IF(service_du=0;0;IF([.T277]+[.L278]&gt;service_du;service_du-[.T277];[.L278]))" office:value-type="float" office:value="0" calcext:value-type="float">
            <text:p>0 HETD</text:p>
          </table:table-cell>
          <table:table-cell table:style-name="ce30" table:formula="of:=IF(service_du=0;[.I278];IF([.J278]&gt;0;IF([.T277]+[.L278]&lt;service_du;0;(([.T277]+[.L278])-service_du)/[.J27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8]+IF([.H278]&lt;&gt;&quot;Oui&quot;;[.I278];0))*[.K278])*IF(ISBLANK([.G278]);1;[.G278])" office:value-type="float" office:value="0" calcext:value-type="float">
            <text:p>0 HETD</text:p>
          </table:table-cell>
          <table:table-cell/>
          <table:table-cell table:style-name="ce33" table:formula="of:=IF(OR(ISBLANK([.$C278]);[.$C278]=&quot;Référentiel&quot;);0;IF(contexte_calcul=&quot;Réalisé&quot;;[.$U278]*[.D278];[.$O278]*[.D278]))" office:value-type="float" office:value="0" calcext:value-type="float">
            <text:p>0 HETD</text:p>
          </table:table-cell>
          <table:table-cell table:style-name="ce33" table:formula="of:=IF(OR(ISBLANK([.$C278]);[.$C278]=&quot;Référentiel&quot;);0;IF(contexte_calcul=&quot;Réalisé&quot;;[.$U278]*[.E278];[.$O278]*[.E278]))" office:value-type="float" office:value="0" calcext:value-type="float">
            <text:p>0 HETD</text:p>
          </table:table-cell>
          <table:table-cell table:style-name="ce33" table:formula="of:=IF(OR(ISBLANK([.$C278]);[.$C278]=&quot;Référentiel&quot;);0;IF(contexte_calcul=&quot;Réalisé&quot;;[.$U278]*[.F278];[.$O278]*[.F278]))" office:value-type="float" office:value="0" calcext:value-type="float">
            <text:p>0 HETD</text:p>
          </table:table-cell>
          <table:table-cell table:style-name="ce33" table:formula="of:=IF([.$C278]=&quot;Référentiel&quot;;IF(contexte_calcul=&quot;Réalisé&quot;;[.$U278];[.$R278]);0)" office:value-type="float" office:value="0" calcext:value-type="float">
            <text:p>0 HETD</text:p>
          </table:table-cell>
          <table:table-cell table:style-name="ce33" table:formula="of:=IF(OR(ISBLANK([.$C278]);[.$C278]=&quot;Référentiel&quot;);0;IF(contexte_calcul=&quot;Réalisé&quot;;[.$W278]*[.D278];[.$R278]*[.D278]))" office:value-type="float" office:value="0" calcext:value-type="float">
            <text:p>0 HETD</text:p>
          </table:table-cell>
          <table:table-cell table:style-name="ce33" table:formula="of:=IF(OR(ISBLANK([.$C278]);[.$C278]=&quot;Référentiel&quot;);0;IF(contexte_calcul=&quot;Réalisé&quot;;[.$W278]*[.E278];[.$R278]*[.E278]))" office:value-type="float" office:value="0" calcext:value-type="float">
            <text:p>0 HETD</text:p>
          </table:table-cell>
          <table:table-cell table:style-name="ce33" table:formula="of:=IF(OR(ISBLANK([.$C278]);[.$C278]=&quot;Référentiel&quot;);0;IF(contexte_calcul=&quot;Réalisé&quot;;[.$W278]*[.F278];[.$R278]*[.F27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8]=&quot;Référentiel&quot;;IF(contexte_calcul=&quot;Réalisé&quot;;[.$W278];[.$R27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79]);[.C279]=&quot;Référentiel&quot;);&quot;&quot;;1-([.D279]+[.E27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79]);0;HLOOKUP(IF(AND([.C279]=&quot;TP&quot;;TP_vaut_TD=&quot;Oui&quot;);&quot;TD&quot;;[.C279]);types_intervention;2;0))*IF(ISBLANK([.G279]);1;[.G279])" office:value-type="float" office:value="0" calcext:value-type="float">
            <text:p>0 HETD</text:p>
          </table:table-cell>
          <table:table-cell table:style-name="ce12" table:formula="of:=IF(ISBLANK([.C279]);0;HLOOKUP([.C279];types_intervention;3;0))*IF(ISBLANK([.G279]);1;[.G279])" office:value-type="float" office:value="0" calcext:value-type="float">
            <text:p>0 HETD</text:p>
          </table:table-cell>
          <table:table-cell table:style-name="ce11" table:formula="of:=IF([.H279]=&quot;Oui&quot;;[.I279]*[.J27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9]/[.$L$522];0)" office:value-type="percentage" office:value="0" calcext:value-type="percentage">
            <text:p>0,00 %</text:p>
          </table:table-cell>
          <table:table-cell table:style-name="ce11" table:formula="of:=MIN(service_du;[.$L$522])*[.N279]" office:value-type="float" office:value="0" calcext:value-type="float">
            <text:p>0 HETD</text:p>
          </table:table-cell>
          <table:table-cell table:style-name="ce28" table:formula="of:=IF([.L279]&lt;&gt;0;[.O279]/[.L279];0)" office:value-type="percentage" office:value="0" calcext:value-type="percentage">
            <text:p>0,00 %</text:p>
          </table:table-cell>
          <table:table-cell table:style-name="ce28" table:formula="of:=IF([.$L$522]&gt;service_du;1-[.P279];0)" office:value-type="percentage" office:value="1" calcext:value-type="percentage">
            <text:p>100,00 %</text:p>
          </table:table-cell>
          <table:table-cell table:style-name="ce26" table:formula="of:=[.I279]*[.Q279]*[.K279]*IF(ISBLANK([.G279]);1;[.G27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8]+[.L279]&gt;service_du;service_du;[.T278]+[.L279]))" office:value-type="float" office:value="188" calcext:value-type="float">
            <text:p>188 HETD</text:p>
          </table:table-cell>
          <table:table-cell table:style-name="ce11" table:formula="of:=IF(service_du=0;0;IF([.T278]+[.L279]&gt;service_du;service_du-[.T278];[.L279]))" office:value-type="float" office:value="0" calcext:value-type="float">
            <text:p>0 HETD</text:p>
          </table:table-cell>
          <table:table-cell table:style-name="ce30" table:formula="of:=IF(service_du=0;[.I279];IF([.J279]&gt;0;IF([.T278]+[.L279]&lt;service_du;0;(([.T278]+[.L279])-service_du)/[.J27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9]+IF([.H279]&lt;&gt;&quot;Oui&quot;;[.I279];0))*[.K279])*IF(ISBLANK([.G279]);1;[.G279])" office:value-type="float" office:value="0" calcext:value-type="float">
            <text:p>0 HETD</text:p>
          </table:table-cell>
          <table:table-cell/>
          <table:table-cell table:style-name="ce33" table:formula="of:=IF(OR(ISBLANK([.$C279]);[.$C279]=&quot;Référentiel&quot;);0;IF(contexte_calcul=&quot;Réalisé&quot;;[.$U279]*[.D279];[.$O279]*[.D279]))" office:value-type="float" office:value="0" calcext:value-type="float">
            <text:p>0 HETD</text:p>
          </table:table-cell>
          <table:table-cell table:style-name="ce33" table:formula="of:=IF(OR(ISBLANK([.$C279]);[.$C279]=&quot;Référentiel&quot;);0;IF(contexte_calcul=&quot;Réalisé&quot;;[.$U279]*[.E279];[.$O279]*[.E279]))" office:value-type="float" office:value="0" calcext:value-type="float">
            <text:p>0 HETD</text:p>
          </table:table-cell>
          <table:table-cell table:style-name="ce33" table:formula="of:=IF(OR(ISBLANK([.$C279]);[.$C279]=&quot;Référentiel&quot;);0;IF(contexte_calcul=&quot;Réalisé&quot;;[.$U279]*[.F279];[.$O279]*[.F279]))" office:value-type="float" office:value="0" calcext:value-type="float">
            <text:p>0 HETD</text:p>
          </table:table-cell>
          <table:table-cell table:style-name="ce33" table:formula="of:=IF([.$C279]=&quot;Référentiel&quot;;IF(contexte_calcul=&quot;Réalisé&quot;;[.$U279];[.$R279]);0)" office:value-type="float" office:value="0" calcext:value-type="float">
            <text:p>0 HETD</text:p>
          </table:table-cell>
          <table:table-cell table:style-name="ce33" table:formula="of:=IF(OR(ISBLANK([.$C279]);[.$C279]=&quot;Référentiel&quot;);0;IF(contexte_calcul=&quot;Réalisé&quot;;[.$W279]*[.D279];[.$R279]*[.D279]))" office:value-type="float" office:value="0" calcext:value-type="float">
            <text:p>0 HETD</text:p>
          </table:table-cell>
          <table:table-cell table:style-name="ce33" table:formula="of:=IF(OR(ISBLANK([.$C279]);[.$C279]=&quot;Référentiel&quot;);0;IF(contexte_calcul=&quot;Réalisé&quot;;[.$W279]*[.E279];[.$R279]*[.E279]))" office:value-type="float" office:value="0" calcext:value-type="float">
            <text:p>0 HETD</text:p>
          </table:table-cell>
          <table:table-cell table:style-name="ce33" table:formula="of:=IF(OR(ISBLANK([.$C279]);[.$C279]=&quot;Référentiel&quot;);0;IF(contexte_calcul=&quot;Réalisé&quot;;[.$W279]*[.F279];[.$R279]*[.F27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9]=&quot;Référentiel&quot;;IF(contexte_calcul=&quot;Réalisé&quot;;[.$W279];[.$R27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80]);[.C280]=&quot;Référentiel&quot;);&quot;&quot;;1-([.D280]+[.E28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80]);0;HLOOKUP(IF(AND([.C280]=&quot;TP&quot;;TP_vaut_TD=&quot;Oui&quot;);&quot;TD&quot;;[.C280]);types_intervention;2;0))*IF(ISBLANK([.G280]);1;[.G280])" office:value-type="float" office:value="0" calcext:value-type="float">
            <text:p>0 HETD</text:p>
          </table:table-cell>
          <table:table-cell table:style-name="ce12" table:formula="of:=IF(ISBLANK([.C280]);0;HLOOKUP([.C280];types_intervention;3;0))*IF(ISBLANK([.G280]);1;[.G280])" office:value-type="float" office:value="0" calcext:value-type="float">
            <text:p>0 HETD</text:p>
          </table:table-cell>
          <table:table-cell table:style-name="ce11" table:formula="of:=IF([.H280]=&quot;Oui&quot;;[.I280]*[.J28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0]/[.$L$522];0)" office:value-type="percentage" office:value="0" calcext:value-type="percentage">
            <text:p>0,00 %</text:p>
          </table:table-cell>
          <table:table-cell table:style-name="ce11" table:formula="of:=MIN(service_du;[.$L$522])*[.N280]" office:value-type="float" office:value="0" calcext:value-type="float">
            <text:p>0 HETD</text:p>
          </table:table-cell>
          <table:table-cell table:style-name="ce28" table:formula="of:=IF([.L280]&lt;&gt;0;[.O280]/[.L280];0)" office:value-type="percentage" office:value="0" calcext:value-type="percentage">
            <text:p>0,00 %</text:p>
          </table:table-cell>
          <table:table-cell table:style-name="ce28" table:formula="of:=IF([.$L$522]&gt;service_du;1-[.P280];0)" office:value-type="percentage" office:value="1" calcext:value-type="percentage">
            <text:p>100,00 %</text:p>
          </table:table-cell>
          <table:table-cell table:style-name="ce26" table:formula="of:=[.I280]*[.Q280]*[.K280]*IF(ISBLANK([.G280]);1;[.G28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9]+[.L280]&gt;service_du;service_du;[.T279]+[.L280]))" office:value-type="float" office:value="188" calcext:value-type="float">
            <text:p>188 HETD</text:p>
          </table:table-cell>
          <table:table-cell table:style-name="ce11" table:formula="of:=IF(service_du=0;0;IF([.T279]+[.L280]&gt;service_du;service_du-[.T279];[.L280]))" office:value-type="float" office:value="0" calcext:value-type="float">
            <text:p>0 HETD</text:p>
          </table:table-cell>
          <table:table-cell table:style-name="ce30" table:formula="of:=IF(service_du=0;[.I280];IF([.J280]&gt;0;IF([.T279]+[.L280]&lt;service_du;0;(([.T279]+[.L280])-service_du)/[.J28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0]+IF([.H280]&lt;&gt;&quot;Oui&quot;;[.I280];0))*[.K280])*IF(ISBLANK([.G280]);1;[.G280])" office:value-type="float" office:value="0" calcext:value-type="float">
            <text:p>0 HETD</text:p>
          </table:table-cell>
          <table:table-cell/>
          <table:table-cell table:style-name="ce33" table:formula="of:=IF(OR(ISBLANK([.$C280]);[.$C280]=&quot;Référentiel&quot;);0;IF(contexte_calcul=&quot;Réalisé&quot;;[.$U280]*[.D280];[.$O280]*[.D280]))" office:value-type="float" office:value="0" calcext:value-type="float">
            <text:p>0 HETD</text:p>
          </table:table-cell>
          <table:table-cell table:style-name="ce33" table:formula="of:=IF(OR(ISBLANK([.$C280]);[.$C280]=&quot;Référentiel&quot;);0;IF(contexte_calcul=&quot;Réalisé&quot;;[.$U280]*[.E280];[.$O280]*[.E280]))" office:value-type="float" office:value="0" calcext:value-type="float">
            <text:p>0 HETD</text:p>
          </table:table-cell>
          <table:table-cell table:style-name="ce33" table:formula="of:=IF(OR(ISBLANK([.$C280]);[.$C280]=&quot;Référentiel&quot;);0;IF(contexte_calcul=&quot;Réalisé&quot;;[.$U280]*[.F280];[.$O280]*[.F280]))" office:value-type="float" office:value="0" calcext:value-type="float">
            <text:p>0 HETD</text:p>
          </table:table-cell>
          <table:table-cell table:style-name="ce33" table:formula="of:=IF([.$C280]=&quot;Référentiel&quot;;IF(contexte_calcul=&quot;Réalisé&quot;;[.$U280];[.$R280]);0)" office:value-type="float" office:value="0" calcext:value-type="float">
            <text:p>0 HETD</text:p>
          </table:table-cell>
          <table:table-cell table:style-name="ce33" table:formula="of:=IF(OR(ISBLANK([.$C280]);[.$C280]=&quot;Référentiel&quot;);0;IF(contexte_calcul=&quot;Réalisé&quot;;[.$W280]*[.D280];[.$R280]*[.D280]))" office:value-type="float" office:value="0" calcext:value-type="float">
            <text:p>0 HETD</text:p>
          </table:table-cell>
          <table:table-cell table:style-name="ce33" table:formula="of:=IF(OR(ISBLANK([.$C280]);[.$C280]=&quot;Référentiel&quot;);0;IF(contexte_calcul=&quot;Réalisé&quot;;[.$W280]*[.E280];[.$R280]*[.E280]))" office:value-type="float" office:value="0" calcext:value-type="float">
            <text:p>0 HETD</text:p>
          </table:table-cell>
          <table:table-cell table:style-name="ce33" table:formula="of:=IF(OR(ISBLANK([.$C280]);[.$C280]=&quot;Référentiel&quot;);0;IF(contexte_calcul=&quot;Réalisé&quot;;[.$W280]*[.F280];[.$R280]*[.F28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0]=&quot;Référentiel&quot;;IF(contexte_calcul=&quot;Réalisé&quot;;[.$W280];[.$R28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81]);[.C281]=&quot;Référentiel&quot;);&quot;&quot;;1-([.D281]+[.E28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81]);0;HLOOKUP(IF(AND([.C281]=&quot;TP&quot;;TP_vaut_TD=&quot;Oui&quot;);&quot;TD&quot;;[.C281]);types_intervention;2;0))*IF(ISBLANK([.G281]);1;[.G281])" office:value-type="float" office:value="0" calcext:value-type="float">
            <text:p>0 HETD</text:p>
          </table:table-cell>
          <table:table-cell table:style-name="ce12" table:formula="of:=IF(ISBLANK([.C281]);0;HLOOKUP([.C281];types_intervention;3;0))*IF(ISBLANK([.G281]);1;[.G281])" office:value-type="float" office:value="0" calcext:value-type="float">
            <text:p>0 HETD</text:p>
          </table:table-cell>
          <table:table-cell table:style-name="ce11" table:formula="of:=IF([.H281]=&quot;Oui&quot;;[.I281]*[.J28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1]/[.$L$522];0)" office:value-type="percentage" office:value="0" calcext:value-type="percentage">
            <text:p>0,00 %</text:p>
          </table:table-cell>
          <table:table-cell table:style-name="ce11" table:formula="of:=MIN(service_du;[.$L$522])*[.N281]" office:value-type="float" office:value="0" calcext:value-type="float">
            <text:p>0 HETD</text:p>
          </table:table-cell>
          <table:table-cell table:style-name="ce28" table:formula="of:=IF([.L281]&lt;&gt;0;[.O281]/[.L281];0)" office:value-type="percentage" office:value="0" calcext:value-type="percentage">
            <text:p>0,00 %</text:p>
          </table:table-cell>
          <table:table-cell table:style-name="ce28" table:formula="of:=IF([.$L$522]&gt;service_du;1-[.P281];0)" office:value-type="percentage" office:value="1" calcext:value-type="percentage">
            <text:p>100,00 %</text:p>
          </table:table-cell>
          <table:table-cell table:style-name="ce26" table:formula="of:=[.I281]*[.Q281]*[.K281]*IF(ISBLANK([.G281]);1;[.G28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0]+[.L281]&gt;service_du;service_du;[.T280]+[.L281]))" office:value-type="float" office:value="188" calcext:value-type="float">
            <text:p>188 HETD</text:p>
          </table:table-cell>
          <table:table-cell table:style-name="ce11" table:formula="of:=IF(service_du=0;0;IF([.T280]+[.L281]&gt;service_du;service_du-[.T280];[.L281]))" office:value-type="float" office:value="0" calcext:value-type="float">
            <text:p>0 HETD</text:p>
          </table:table-cell>
          <table:table-cell table:style-name="ce30" table:formula="of:=IF(service_du=0;[.I281];IF([.J281]&gt;0;IF([.T280]+[.L281]&lt;service_du;0;(([.T280]+[.L281])-service_du)/[.J28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1]+IF([.H281]&lt;&gt;&quot;Oui&quot;;[.I281];0))*[.K281])*IF(ISBLANK([.G281]);1;[.G281])" office:value-type="float" office:value="0" calcext:value-type="float">
            <text:p>0 HETD</text:p>
          </table:table-cell>
          <table:table-cell/>
          <table:table-cell table:style-name="ce33" table:formula="of:=IF(OR(ISBLANK([.$C281]);[.$C281]=&quot;Référentiel&quot;);0;IF(contexte_calcul=&quot;Réalisé&quot;;[.$U281]*[.D281];[.$O281]*[.D281]))" office:value-type="float" office:value="0" calcext:value-type="float">
            <text:p>0 HETD</text:p>
          </table:table-cell>
          <table:table-cell table:style-name="ce33" table:formula="of:=IF(OR(ISBLANK([.$C281]);[.$C281]=&quot;Référentiel&quot;);0;IF(contexte_calcul=&quot;Réalisé&quot;;[.$U281]*[.E281];[.$O281]*[.E281]))" office:value-type="float" office:value="0" calcext:value-type="float">
            <text:p>0 HETD</text:p>
          </table:table-cell>
          <table:table-cell table:style-name="ce33" table:formula="of:=IF(OR(ISBLANK([.$C281]);[.$C281]=&quot;Référentiel&quot;);0;IF(contexte_calcul=&quot;Réalisé&quot;;[.$U281]*[.F281];[.$O281]*[.F281]))" office:value-type="float" office:value="0" calcext:value-type="float">
            <text:p>0 HETD</text:p>
          </table:table-cell>
          <table:table-cell table:style-name="ce33" table:formula="of:=IF([.$C281]=&quot;Référentiel&quot;;IF(contexte_calcul=&quot;Réalisé&quot;;[.$U281];[.$R281]);0)" office:value-type="float" office:value="0" calcext:value-type="float">
            <text:p>0 HETD</text:p>
          </table:table-cell>
          <table:table-cell table:style-name="ce33" table:formula="of:=IF(OR(ISBLANK([.$C281]);[.$C281]=&quot;Référentiel&quot;);0;IF(contexte_calcul=&quot;Réalisé&quot;;[.$W281]*[.D281];[.$R281]*[.D281]))" office:value-type="float" office:value="0" calcext:value-type="float">
            <text:p>0 HETD</text:p>
          </table:table-cell>
          <table:table-cell table:style-name="ce33" table:formula="of:=IF(OR(ISBLANK([.$C281]);[.$C281]=&quot;Référentiel&quot;);0;IF(contexte_calcul=&quot;Réalisé&quot;;[.$W281]*[.E281];[.$R281]*[.E281]))" office:value-type="float" office:value="0" calcext:value-type="float">
            <text:p>0 HETD</text:p>
          </table:table-cell>
          <table:table-cell table:style-name="ce33" table:formula="of:=IF(OR(ISBLANK([.$C281]);[.$C281]=&quot;Référentiel&quot;);0;IF(contexte_calcul=&quot;Réalisé&quot;;[.$W281]*[.F281];[.$R281]*[.F28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1]=&quot;Référentiel&quot;;IF(contexte_calcul=&quot;Réalisé&quot;;[.$W281];[.$R28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82]);[.C282]=&quot;Référentiel&quot;);&quot;&quot;;1-([.D282]+[.E28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82]);0;HLOOKUP(IF(AND([.C282]=&quot;TP&quot;;TP_vaut_TD=&quot;Oui&quot;);&quot;TD&quot;;[.C282]);types_intervention;2;0))*IF(ISBLANK([.G282]);1;[.G282])" office:value-type="float" office:value="0" calcext:value-type="float">
            <text:p>0 HETD</text:p>
          </table:table-cell>
          <table:table-cell table:style-name="ce12" table:formula="of:=IF(ISBLANK([.C282]);0;HLOOKUP([.C282];types_intervention;3;0))*IF(ISBLANK([.G282]);1;[.G282])" office:value-type="float" office:value="0" calcext:value-type="float">
            <text:p>0 HETD</text:p>
          </table:table-cell>
          <table:table-cell table:style-name="ce11" table:formula="of:=IF([.H282]=&quot;Oui&quot;;[.I282]*[.J28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2]/[.$L$522];0)" office:value-type="percentage" office:value="0" calcext:value-type="percentage">
            <text:p>0,00 %</text:p>
          </table:table-cell>
          <table:table-cell table:style-name="ce11" table:formula="of:=MIN(service_du;[.$L$522])*[.N282]" office:value-type="float" office:value="0" calcext:value-type="float">
            <text:p>0 HETD</text:p>
          </table:table-cell>
          <table:table-cell table:style-name="ce28" table:formula="of:=IF([.L282]&lt;&gt;0;[.O282]/[.L282];0)" office:value-type="percentage" office:value="0" calcext:value-type="percentage">
            <text:p>0,00 %</text:p>
          </table:table-cell>
          <table:table-cell table:style-name="ce28" table:formula="of:=IF([.$L$522]&gt;service_du;1-[.P282];0)" office:value-type="percentage" office:value="1" calcext:value-type="percentage">
            <text:p>100,00 %</text:p>
          </table:table-cell>
          <table:table-cell table:style-name="ce26" table:formula="of:=[.I282]*[.Q282]*[.K282]*IF(ISBLANK([.G282]);1;[.G28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1]+[.L282]&gt;service_du;service_du;[.T281]+[.L282]))" office:value-type="float" office:value="188" calcext:value-type="float">
            <text:p>188 HETD</text:p>
          </table:table-cell>
          <table:table-cell table:style-name="ce11" table:formula="of:=IF(service_du=0;0;IF([.T281]+[.L282]&gt;service_du;service_du-[.T281];[.L282]))" office:value-type="float" office:value="0" calcext:value-type="float">
            <text:p>0 HETD</text:p>
          </table:table-cell>
          <table:table-cell table:style-name="ce30" table:formula="of:=IF(service_du=0;[.I282];IF([.J282]&gt;0;IF([.T281]+[.L282]&lt;service_du;0;(([.T281]+[.L282])-service_du)/[.J28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2]+IF([.H282]&lt;&gt;&quot;Oui&quot;;[.I282];0))*[.K282])*IF(ISBLANK([.G282]);1;[.G282])" office:value-type="float" office:value="0" calcext:value-type="float">
            <text:p>0 HETD</text:p>
          </table:table-cell>
          <table:table-cell/>
          <table:table-cell table:style-name="ce33" table:formula="of:=IF(OR(ISBLANK([.$C282]);[.$C282]=&quot;Référentiel&quot;);0;IF(contexte_calcul=&quot;Réalisé&quot;;[.$U282]*[.D282];[.$O282]*[.D282]))" office:value-type="float" office:value="0" calcext:value-type="float">
            <text:p>0 HETD</text:p>
          </table:table-cell>
          <table:table-cell table:style-name="ce33" table:formula="of:=IF(OR(ISBLANK([.$C282]);[.$C282]=&quot;Référentiel&quot;);0;IF(contexte_calcul=&quot;Réalisé&quot;;[.$U282]*[.E282];[.$O282]*[.E282]))" office:value-type="float" office:value="0" calcext:value-type="float">
            <text:p>0 HETD</text:p>
          </table:table-cell>
          <table:table-cell table:style-name="ce33" table:formula="of:=IF(OR(ISBLANK([.$C282]);[.$C282]=&quot;Référentiel&quot;);0;IF(contexte_calcul=&quot;Réalisé&quot;;[.$U282]*[.F282];[.$O282]*[.F282]))" office:value-type="float" office:value="0" calcext:value-type="float">
            <text:p>0 HETD</text:p>
          </table:table-cell>
          <table:table-cell table:style-name="ce33" table:formula="of:=IF([.$C282]=&quot;Référentiel&quot;;IF(contexte_calcul=&quot;Réalisé&quot;;[.$U282];[.$R282]);0)" office:value-type="float" office:value="0" calcext:value-type="float">
            <text:p>0 HETD</text:p>
          </table:table-cell>
          <table:table-cell table:style-name="ce33" table:formula="of:=IF(OR(ISBLANK([.$C282]);[.$C282]=&quot;Référentiel&quot;);0;IF(contexte_calcul=&quot;Réalisé&quot;;[.$W282]*[.D282];[.$R282]*[.D282]))" office:value-type="float" office:value="0" calcext:value-type="float">
            <text:p>0 HETD</text:p>
          </table:table-cell>
          <table:table-cell table:style-name="ce33" table:formula="of:=IF(OR(ISBLANK([.$C282]);[.$C282]=&quot;Référentiel&quot;);0;IF(contexte_calcul=&quot;Réalisé&quot;;[.$W282]*[.E282];[.$R282]*[.E282]))" office:value-type="float" office:value="0" calcext:value-type="float">
            <text:p>0 HETD</text:p>
          </table:table-cell>
          <table:table-cell table:style-name="ce33" table:formula="of:=IF(OR(ISBLANK([.$C282]);[.$C282]=&quot;Référentiel&quot;);0;IF(contexte_calcul=&quot;Réalisé&quot;;[.$W282]*[.F282];[.$R282]*[.F28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2]=&quot;Référentiel&quot;;IF(contexte_calcul=&quot;Réalisé&quot;;[.$W282];[.$R28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83]);[.C283]=&quot;Référentiel&quot;);&quot;&quot;;1-([.D283]+[.E28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83]);0;HLOOKUP(IF(AND([.C283]=&quot;TP&quot;;TP_vaut_TD=&quot;Oui&quot;);&quot;TD&quot;;[.C283]);types_intervention;2;0))*IF(ISBLANK([.G283]);1;[.G283])" office:value-type="float" office:value="0" calcext:value-type="float">
            <text:p>0 HETD</text:p>
          </table:table-cell>
          <table:table-cell table:style-name="ce12" table:formula="of:=IF(ISBLANK([.C283]);0;HLOOKUP([.C283];types_intervention;3;0))*IF(ISBLANK([.G283]);1;[.G283])" office:value-type="float" office:value="0" calcext:value-type="float">
            <text:p>0 HETD</text:p>
          </table:table-cell>
          <table:table-cell table:style-name="ce11" table:formula="of:=IF([.H283]=&quot;Oui&quot;;[.I283]*[.J28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3]/[.$L$522];0)" office:value-type="percentage" office:value="0" calcext:value-type="percentage">
            <text:p>0,00 %</text:p>
          </table:table-cell>
          <table:table-cell table:style-name="ce11" table:formula="of:=MIN(service_du;[.$L$522])*[.N283]" office:value-type="float" office:value="0" calcext:value-type="float">
            <text:p>0 HETD</text:p>
          </table:table-cell>
          <table:table-cell table:style-name="ce28" table:formula="of:=IF([.L283]&lt;&gt;0;[.O283]/[.L283];0)" office:value-type="percentage" office:value="0" calcext:value-type="percentage">
            <text:p>0,00 %</text:p>
          </table:table-cell>
          <table:table-cell table:style-name="ce28" table:formula="of:=IF([.$L$522]&gt;service_du;1-[.P283];0)" office:value-type="percentage" office:value="1" calcext:value-type="percentage">
            <text:p>100,00 %</text:p>
          </table:table-cell>
          <table:table-cell table:style-name="ce26" table:formula="of:=[.I283]*[.Q283]*[.K283]*IF(ISBLANK([.G283]);1;[.G28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2]+[.L283]&gt;service_du;service_du;[.T282]+[.L283]))" office:value-type="float" office:value="188" calcext:value-type="float">
            <text:p>188 HETD</text:p>
          </table:table-cell>
          <table:table-cell table:style-name="ce11" table:formula="of:=IF(service_du=0;0;IF([.T282]+[.L283]&gt;service_du;service_du-[.T282];[.L283]))" office:value-type="float" office:value="0" calcext:value-type="float">
            <text:p>0 HETD</text:p>
          </table:table-cell>
          <table:table-cell table:style-name="ce30" table:formula="of:=IF(service_du=0;[.I283];IF([.J283]&gt;0;IF([.T282]+[.L283]&lt;service_du;0;(([.T282]+[.L283])-service_du)/[.J28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3]+IF([.H283]&lt;&gt;&quot;Oui&quot;;[.I283];0))*[.K283])*IF(ISBLANK([.G283]);1;[.G283])" office:value-type="float" office:value="0" calcext:value-type="float">
            <text:p>0 HETD</text:p>
          </table:table-cell>
          <table:table-cell/>
          <table:table-cell table:style-name="ce33" table:formula="of:=IF(OR(ISBLANK([.$C283]);[.$C283]=&quot;Référentiel&quot;);0;IF(contexte_calcul=&quot;Réalisé&quot;;[.$U283]*[.D283];[.$O283]*[.D283]))" office:value-type="float" office:value="0" calcext:value-type="float">
            <text:p>0 HETD</text:p>
          </table:table-cell>
          <table:table-cell table:style-name="ce33" table:formula="of:=IF(OR(ISBLANK([.$C283]);[.$C283]=&quot;Référentiel&quot;);0;IF(contexte_calcul=&quot;Réalisé&quot;;[.$U283]*[.E283];[.$O283]*[.E283]))" office:value-type="float" office:value="0" calcext:value-type="float">
            <text:p>0 HETD</text:p>
          </table:table-cell>
          <table:table-cell table:style-name="ce33" table:formula="of:=IF(OR(ISBLANK([.$C283]);[.$C283]=&quot;Référentiel&quot;);0;IF(contexte_calcul=&quot;Réalisé&quot;;[.$U283]*[.F283];[.$O283]*[.F283]))" office:value-type="float" office:value="0" calcext:value-type="float">
            <text:p>0 HETD</text:p>
          </table:table-cell>
          <table:table-cell table:style-name="ce33" table:formula="of:=IF([.$C283]=&quot;Référentiel&quot;;IF(contexte_calcul=&quot;Réalisé&quot;;[.$U283];[.$R283]);0)" office:value-type="float" office:value="0" calcext:value-type="float">
            <text:p>0 HETD</text:p>
          </table:table-cell>
          <table:table-cell table:style-name="ce33" table:formula="of:=IF(OR(ISBLANK([.$C283]);[.$C283]=&quot;Référentiel&quot;);0;IF(contexte_calcul=&quot;Réalisé&quot;;[.$W283]*[.D283];[.$R283]*[.D283]))" office:value-type="float" office:value="0" calcext:value-type="float">
            <text:p>0 HETD</text:p>
          </table:table-cell>
          <table:table-cell table:style-name="ce33" table:formula="of:=IF(OR(ISBLANK([.$C283]);[.$C283]=&quot;Référentiel&quot;);0;IF(contexte_calcul=&quot;Réalisé&quot;;[.$W283]*[.E283];[.$R283]*[.E283]))" office:value-type="float" office:value="0" calcext:value-type="float">
            <text:p>0 HETD</text:p>
          </table:table-cell>
          <table:table-cell table:style-name="ce33" table:formula="of:=IF(OR(ISBLANK([.$C283]);[.$C283]=&quot;Référentiel&quot;);0;IF(contexte_calcul=&quot;Réalisé&quot;;[.$W283]*[.F283];[.$R283]*[.F28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3]=&quot;Référentiel&quot;;IF(contexte_calcul=&quot;Réalisé&quot;;[.$W283];[.$R28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84]);[.C284]=&quot;Référentiel&quot;);&quot;&quot;;1-([.D284]+[.E28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84]);0;HLOOKUP(IF(AND([.C284]=&quot;TP&quot;;TP_vaut_TD=&quot;Oui&quot;);&quot;TD&quot;;[.C284]);types_intervention;2;0))*IF(ISBLANK([.G284]);1;[.G284])" office:value-type="float" office:value="0" calcext:value-type="float">
            <text:p>0 HETD</text:p>
          </table:table-cell>
          <table:table-cell table:style-name="ce12" table:formula="of:=IF(ISBLANK([.C284]);0;HLOOKUP([.C284];types_intervention;3;0))*IF(ISBLANK([.G284]);1;[.G284])" office:value-type="float" office:value="0" calcext:value-type="float">
            <text:p>0 HETD</text:p>
          </table:table-cell>
          <table:table-cell table:style-name="ce11" table:formula="of:=IF([.H284]=&quot;Oui&quot;;[.I284]*[.J28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4]/[.$L$522];0)" office:value-type="percentage" office:value="0" calcext:value-type="percentage">
            <text:p>0,00 %</text:p>
          </table:table-cell>
          <table:table-cell table:style-name="ce11" table:formula="of:=MIN(service_du;[.$L$522])*[.N284]" office:value-type="float" office:value="0" calcext:value-type="float">
            <text:p>0 HETD</text:p>
          </table:table-cell>
          <table:table-cell table:style-name="ce28" table:formula="of:=IF([.L284]&lt;&gt;0;[.O284]/[.L284];0)" office:value-type="percentage" office:value="0" calcext:value-type="percentage">
            <text:p>0,00 %</text:p>
          </table:table-cell>
          <table:table-cell table:style-name="ce28" table:formula="of:=IF([.$L$522]&gt;service_du;1-[.P284];0)" office:value-type="percentage" office:value="1" calcext:value-type="percentage">
            <text:p>100,00 %</text:p>
          </table:table-cell>
          <table:table-cell table:style-name="ce26" table:formula="of:=[.I284]*[.Q284]*[.K284]*IF(ISBLANK([.G284]);1;[.G28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3]+[.L284]&gt;service_du;service_du;[.T283]+[.L284]))" office:value-type="float" office:value="188" calcext:value-type="float">
            <text:p>188 HETD</text:p>
          </table:table-cell>
          <table:table-cell table:style-name="ce11" table:formula="of:=IF(service_du=0;0;IF([.T283]+[.L284]&gt;service_du;service_du-[.T283];[.L284]))" office:value-type="float" office:value="0" calcext:value-type="float">
            <text:p>0 HETD</text:p>
          </table:table-cell>
          <table:table-cell table:style-name="ce30" table:formula="of:=IF(service_du=0;[.I284];IF([.J284]&gt;0;IF([.T283]+[.L284]&lt;service_du;0;(([.T283]+[.L284])-service_du)/[.J28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4]+IF([.H284]&lt;&gt;&quot;Oui&quot;;[.I284];0))*[.K284])*IF(ISBLANK([.G284]);1;[.G284])" office:value-type="float" office:value="0" calcext:value-type="float">
            <text:p>0 HETD</text:p>
          </table:table-cell>
          <table:table-cell/>
          <table:table-cell table:style-name="ce33" table:formula="of:=IF(OR(ISBLANK([.$C284]);[.$C284]=&quot;Référentiel&quot;);0;IF(contexte_calcul=&quot;Réalisé&quot;;[.$U284]*[.D284];[.$O284]*[.D284]))" office:value-type="float" office:value="0" calcext:value-type="float">
            <text:p>0 HETD</text:p>
          </table:table-cell>
          <table:table-cell table:style-name="ce33" table:formula="of:=IF(OR(ISBLANK([.$C284]);[.$C284]=&quot;Référentiel&quot;);0;IF(contexte_calcul=&quot;Réalisé&quot;;[.$U284]*[.E284];[.$O284]*[.E284]))" office:value-type="float" office:value="0" calcext:value-type="float">
            <text:p>0 HETD</text:p>
          </table:table-cell>
          <table:table-cell table:style-name="ce33" table:formula="of:=IF(OR(ISBLANK([.$C284]);[.$C284]=&quot;Référentiel&quot;);0;IF(contexte_calcul=&quot;Réalisé&quot;;[.$U284]*[.F284];[.$O284]*[.F284]))" office:value-type="float" office:value="0" calcext:value-type="float">
            <text:p>0 HETD</text:p>
          </table:table-cell>
          <table:table-cell table:style-name="ce33" table:formula="of:=IF([.$C284]=&quot;Référentiel&quot;;IF(contexte_calcul=&quot;Réalisé&quot;;[.$U284];[.$R284]);0)" office:value-type="float" office:value="0" calcext:value-type="float">
            <text:p>0 HETD</text:p>
          </table:table-cell>
          <table:table-cell table:style-name="ce33" table:formula="of:=IF(OR(ISBLANK([.$C284]);[.$C284]=&quot;Référentiel&quot;);0;IF(contexte_calcul=&quot;Réalisé&quot;;[.$W284]*[.D284];[.$R284]*[.D284]))" office:value-type="float" office:value="0" calcext:value-type="float">
            <text:p>0 HETD</text:p>
          </table:table-cell>
          <table:table-cell table:style-name="ce33" table:formula="of:=IF(OR(ISBLANK([.$C284]);[.$C284]=&quot;Référentiel&quot;);0;IF(contexte_calcul=&quot;Réalisé&quot;;[.$W284]*[.E284];[.$R284]*[.E284]))" office:value-type="float" office:value="0" calcext:value-type="float">
            <text:p>0 HETD</text:p>
          </table:table-cell>
          <table:table-cell table:style-name="ce33" table:formula="of:=IF(OR(ISBLANK([.$C284]);[.$C284]=&quot;Référentiel&quot;);0;IF(contexte_calcul=&quot;Réalisé&quot;;[.$W284]*[.F284];[.$R284]*[.F28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4]=&quot;Référentiel&quot;;IF(contexte_calcul=&quot;Réalisé&quot;;[.$W284];[.$R28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85]);[.C285]=&quot;Référentiel&quot;);&quot;&quot;;1-([.D285]+[.E28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85]);0;HLOOKUP(IF(AND([.C285]=&quot;TP&quot;;TP_vaut_TD=&quot;Oui&quot;);&quot;TD&quot;;[.C285]);types_intervention;2;0))*IF(ISBLANK([.G285]);1;[.G285])" office:value-type="float" office:value="0" calcext:value-type="float">
            <text:p>0 HETD</text:p>
          </table:table-cell>
          <table:table-cell table:style-name="ce12" table:formula="of:=IF(ISBLANK([.C285]);0;HLOOKUP([.C285];types_intervention;3;0))*IF(ISBLANK([.G285]);1;[.G285])" office:value-type="float" office:value="0" calcext:value-type="float">
            <text:p>0 HETD</text:p>
          </table:table-cell>
          <table:table-cell table:style-name="ce11" table:formula="of:=IF([.H285]=&quot;Oui&quot;;[.I285]*[.J28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5]/[.$L$522];0)" office:value-type="percentage" office:value="0" calcext:value-type="percentage">
            <text:p>0,00 %</text:p>
          </table:table-cell>
          <table:table-cell table:style-name="ce11" table:formula="of:=MIN(service_du;[.$L$522])*[.N285]" office:value-type="float" office:value="0" calcext:value-type="float">
            <text:p>0 HETD</text:p>
          </table:table-cell>
          <table:table-cell table:style-name="ce28" table:formula="of:=IF([.L285]&lt;&gt;0;[.O285]/[.L285];0)" office:value-type="percentage" office:value="0" calcext:value-type="percentage">
            <text:p>0,00 %</text:p>
          </table:table-cell>
          <table:table-cell table:style-name="ce28" table:formula="of:=IF([.$L$522]&gt;service_du;1-[.P285];0)" office:value-type="percentage" office:value="1" calcext:value-type="percentage">
            <text:p>100,00 %</text:p>
          </table:table-cell>
          <table:table-cell table:style-name="ce26" table:formula="of:=[.I285]*[.Q285]*[.K285]*IF(ISBLANK([.G285]);1;[.G28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4]+[.L285]&gt;service_du;service_du;[.T284]+[.L285]))" office:value-type="float" office:value="188" calcext:value-type="float">
            <text:p>188 HETD</text:p>
          </table:table-cell>
          <table:table-cell table:style-name="ce11" table:formula="of:=IF(service_du=0;0;IF([.T284]+[.L285]&gt;service_du;service_du-[.T284];[.L285]))" office:value-type="float" office:value="0" calcext:value-type="float">
            <text:p>0 HETD</text:p>
          </table:table-cell>
          <table:table-cell table:style-name="ce30" table:formula="of:=IF(service_du=0;[.I285];IF([.J285]&gt;0;IF([.T284]+[.L285]&lt;service_du;0;(([.T284]+[.L285])-service_du)/[.J28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5]+IF([.H285]&lt;&gt;&quot;Oui&quot;;[.I285];0))*[.K285])*IF(ISBLANK([.G285]);1;[.G285])" office:value-type="float" office:value="0" calcext:value-type="float">
            <text:p>0 HETD</text:p>
          </table:table-cell>
          <table:table-cell/>
          <table:table-cell table:style-name="ce33" table:formula="of:=IF(OR(ISBLANK([.$C285]);[.$C285]=&quot;Référentiel&quot;);0;IF(contexte_calcul=&quot;Réalisé&quot;;[.$U285]*[.D285];[.$O285]*[.D285]))" office:value-type="float" office:value="0" calcext:value-type="float">
            <text:p>0 HETD</text:p>
          </table:table-cell>
          <table:table-cell table:style-name="ce33" table:formula="of:=IF(OR(ISBLANK([.$C285]);[.$C285]=&quot;Référentiel&quot;);0;IF(contexte_calcul=&quot;Réalisé&quot;;[.$U285]*[.E285];[.$O285]*[.E285]))" office:value-type="float" office:value="0" calcext:value-type="float">
            <text:p>0 HETD</text:p>
          </table:table-cell>
          <table:table-cell table:style-name="ce33" table:formula="of:=IF(OR(ISBLANK([.$C285]);[.$C285]=&quot;Référentiel&quot;);0;IF(contexte_calcul=&quot;Réalisé&quot;;[.$U285]*[.F285];[.$O285]*[.F285]))" office:value-type="float" office:value="0" calcext:value-type="float">
            <text:p>0 HETD</text:p>
          </table:table-cell>
          <table:table-cell table:style-name="ce33" table:formula="of:=IF([.$C285]=&quot;Référentiel&quot;;IF(contexte_calcul=&quot;Réalisé&quot;;[.$U285];[.$R285]);0)" office:value-type="float" office:value="0" calcext:value-type="float">
            <text:p>0 HETD</text:p>
          </table:table-cell>
          <table:table-cell table:style-name="ce33" table:formula="of:=IF(OR(ISBLANK([.$C285]);[.$C285]=&quot;Référentiel&quot;);0;IF(contexte_calcul=&quot;Réalisé&quot;;[.$W285]*[.D285];[.$R285]*[.D285]))" office:value-type="float" office:value="0" calcext:value-type="float">
            <text:p>0 HETD</text:p>
          </table:table-cell>
          <table:table-cell table:style-name="ce33" table:formula="of:=IF(OR(ISBLANK([.$C285]);[.$C285]=&quot;Référentiel&quot;);0;IF(contexte_calcul=&quot;Réalisé&quot;;[.$W285]*[.E285];[.$R285]*[.E285]))" office:value-type="float" office:value="0" calcext:value-type="float">
            <text:p>0 HETD</text:p>
          </table:table-cell>
          <table:table-cell table:style-name="ce33" table:formula="of:=IF(OR(ISBLANK([.$C285]);[.$C285]=&quot;Référentiel&quot;);0;IF(contexte_calcul=&quot;Réalisé&quot;;[.$W285]*[.F285];[.$R285]*[.F28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5]=&quot;Référentiel&quot;;IF(contexte_calcul=&quot;Réalisé&quot;;[.$W285];[.$R28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86]);[.C286]=&quot;Référentiel&quot;);&quot;&quot;;1-([.D286]+[.E28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86]);0;HLOOKUP(IF(AND([.C286]=&quot;TP&quot;;TP_vaut_TD=&quot;Oui&quot;);&quot;TD&quot;;[.C286]);types_intervention;2;0))*IF(ISBLANK([.G286]);1;[.G286])" office:value-type="float" office:value="0" calcext:value-type="float">
            <text:p>0 HETD</text:p>
          </table:table-cell>
          <table:table-cell table:style-name="ce12" table:formula="of:=IF(ISBLANK([.C286]);0;HLOOKUP([.C286];types_intervention;3;0))*IF(ISBLANK([.G286]);1;[.G286])" office:value-type="float" office:value="0" calcext:value-type="float">
            <text:p>0 HETD</text:p>
          </table:table-cell>
          <table:table-cell table:style-name="ce11" table:formula="of:=IF([.H286]=&quot;Oui&quot;;[.I286]*[.J28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6]/[.$L$522];0)" office:value-type="percentage" office:value="0" calcext:value-type="percentage">
            <text:p>0,00 %</text:p>
          </table:table-cell>
          <table:table-cell table:style-name="ce11" table:formula="of:=MIN(service_du;[.$L$522])*[.N286]" office:value-type="float" office:value="0" calcext:value-type="float">
            <text:p>0 HETD</text:p>
          </table:table-cell>
          <table:table-cell table:style-name="ce28" table:formula="of:=IF([.L286]&lt;&gt;0;[.O286]/[.L286];0)" office:value-type="percentage" office:value="0" calcext:value-type="percentage">
            <text:p>0,00 %</text:p>
          </table:table-cell>
          <table:table-cell table:style-name="ce28" table:formula="of:=IF([.$L$522]&gt;service_du;1-[.P286];0)" office:value-type="percentage" office:value="1" calcext:value-type="percentage">
            <text:p>100,00 %</text:p>
          </table:table-cell>
          <table:table-cell table:style-name="ce26" table:formula="of:=[.I286]*[.Q286]*[.K286]*IF(ISBLANK([.G286]);1;[.G28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5]+[.L286]&gt;service_du;service_du;[.T285]+[.L286]))" office:value-type="float" office:value="188" calcext:value-type="float">
            <text:p>188 HETD</text:p>
          </table:table-cell>
          <table:table-cell table:style-name="ce11" table:formula="of:=IF(service_du=0;0;IF([.T285]+[.L286]&gt;service_du;service_du-[.T285];[.L286]))" office:value-type="float" office:value="0" calcext:value-type="float">
            <text:p>0 HETD</text:p>
          </table:table-cell>
          <table:table-cell table:style-name="ce30" table:formula="of:=IF(service_du=0;[.I286];IF([.J286]&gt;0;IF([.T285]+[.L286]&lt;service_du;0;(([.T285]+[.L286])-service_du)/[.J28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6]+IF([.H286]&lt;&gt;&quot;Oui&quot;;[.I286];0))*[.K286])*IF(ISBLANK([.G286]);1;[.G286])" office:value-type="float" office:value="0" calcext:value-type="float">
            <text:p>0 HETD</text:p>
          </table:table-cell>
          <table:table-cell/>
          <table:table-cell table:style-name="ce33" table:formula="of:=IF(OR(ISBLANK([.$C286]);[.$C286]=&quot;Référentiel&quot;);0;IF(contexte_calcul=&quot;Réalisé&quot;;[.$U286]*[.D286];[.$O286]*[.D286]))" office:value-type="float" office:value="0" calcext:value-type="float">
            <text:p>0 HETD</text:p>
          </table:table-cell>
          <table:table-cell table:style-name="ce33" table:formula="of:=IF(OR(ISBLANK([.$C286]);[.$C286]=&quot;Référentiel&quot;);0;IF(contexte_calcul=&quot;Réalisé&quot;;[.$U286]*[.E286];[.$O286]*[.E286]))" office:value-type="float" office:value="0" calcext:value-type="float">
            <text:p>0 HETD</text:p>
          </table:table-cell>
          <table:table-cell table:style-name="ce33" table:formula="of:=IF(OR(ISBLANK([.$C286]);[.$C286]=&quot;Référentiel&quot;);0;IF(contexte_calcul=&quot;Réalisé&quot;;[.$U286]*[.F286];[.$O286]*[.F286]))" office:value-type="float" office:value="0" calcext:value-type="float">
            <text:p>0 HETD</text:p>
          </table:table-cell>
          <table:table-cell table:style-name="ce33" table:formula="of:=IF([.$C286]=&quot;Référentiel&quot;;IF(contexte_calcul=&quot;Réalisé&quot;;[.$U286];[.$R286]);0)" office:value-type="float" office:value="0" calcext:value-type="float">
            <text:p>0 HETD</text:p>
          </table:table-cell>
          <table:table-cell table:style-name="ce33" table:formula="of:=IF(OR(ISBLANK([.$C286]);[.$C286]=&quot;Référentiel&quot;);0;IF(contexte_calcul=&quot;Réalisé&quot;;[.$W286]*[.D286];[.$R286]*[.D286]))" office:value-type="float" office:value="0" calcext:value-type="float">
            <text:p>0 HETD</text:p>
          </table:table-cell>
          <table:table-cell table:style-name="ce33" table:formula="of:=IF(OR(ISBLANK([.$C286]);[.$C286]=&quot;Référentiel&quot;);0;IF(contexte_calcul=&quot;Réalisé&quot;;[.$W286]*[.E286];[.$R286]*[.E286]))" office:value-type="float" office:value="0" calcext:value-type="float">
            <text:p>0 HETD</text:p>
          </table:table-cell>
          <table:table-cell table:style-name="ce33" table:formula="of:=IF(OR(ISBLANK([.$C286]);[.$C286]=&quot;Référentiel&quot;);0;IF(contexte_calcul=&quot;Réalisé&quot;;[.$W286]*[.F286];[.$R286]*[.F28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6]=&quot;Référentiel&quot;;IF(contexte_calcul=&quot;Réalisé&quot;;[.$W286];[.$R28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87]);[.C287]=&quot;Référentiel&quot;);&quot;&quot;;1-([.D287]+[.E28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87]);0;HLOOKUP(IF(AND([.C287]=&quot;TP&quot;;TP_vaut_TD=&quot;Oui&quot;);&quot;TD&quot;;[.C287]);types_intervention;2;0))*IF(ISBLANK([.G287]);1;[.G287])" office:value-type="float" office:value="0" calcext:value-type="float">
            <text:p>0 HETD</text:p>
          </table:table-cell>
          <table:table-cell table:style-name="ce12" table:formula="of:=IF(ISBLANK([.C287]);0;HLOOKUP([.C287];types_intervention;3;0))*IF(ISBLANK([.G287]);1;[.G287])" office:value-type="float" office:value="0" calcext:value-type="float">
            <text:p>0 HETD</text:p>
          </table:table-cell>
          <table:table-cell table:style-name="ce11" table:formula="of:=IF([.H287]=&quot;Oui&quot;;[.I287]*[.J28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7]/[.$L$522];0)" office:value-type="percentage" office:value="0" calcext:value-type="percentage">
            <text:p>0,00 %</text:p>
          </table:table-cell>
          <table:table-cell table:style-name="ce11" table:formula="of:=MIN(service_du;[.$L$522])*[.N287]" office:value-type="float" office:value="0" calcext:value-type="float">
            <text:p>0 HETD</text:p>
          </table:table-cell>
          <table:table-cell table:style-name="ce28" table:formula="of:=IF([.L287]&lt;&gt;0;[.O287]/[.L287];0)" office:value-type="percentage" office:value="0" calcext:value-type="percentage">
            <text:p>0,00 %</text:p>
          </table:table-cell>
          <table:table-cell table:style-name="ce28" table:formula="of:=IF([.$L$522]&gt;service_du;1-[.P287];0)" office:value-type="percentage" office:value="1" calcext:value-type="percentage">
            <text:p>100,00 %</text:p>
          </table:table-cell>
          <table:table-cell table:style-name="ce26" table:formula="of:=[.I287]*[.Q287]*[.K287]*IF(ISBLANK([.G287]);1;[.G28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6]+[.L287]&gt;service_du;service_du;[.T286]+[.L287]))" office:value-type="float" office:value="188" calcext:value-type="float">
            <text:p>188 HETD</text:p>
          </table:table-cell>
          <table:table-cell table:style-name="ce11" table:formula="of:=IF(service_du=0;0;IF([.T286]+[.L287]&gt;service_du;service_du-[.T286];[.L287]))" office:value-type="float" office:value="0" calcext:value-type="float">
            <text:p>0 HETD</text:p>
          </table:table-cell>
          <table:table-cell table:style-name="ce30" table:formula="of:=IF(service_du=0;[.I287];IF([.J287]&gt;0;IF([.T286]+[.L287]&lt;service_du;0;(([.T286]+[.L287])-service_du)/[.J28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7]+IF([.H287]&lt;&gt;&quot;Oui&quot;;[.I287];0))*[.K287])*IF(ISBLANK([.G287]);1;[.G287])" office:value-type="float" office:value="0" calcext:value-type="float">
            <text:p>0 HETD</text:p>
          </table:table-cell>
          <table:table-cell/>
          <table:table-cell table:style-name="ce33" table:formula="of:=IF(OR(ISBLANK([.$C287]);[.$C287]=&quot;Référentiel&quot;);0;IF(contexte_calcul=&quot;Réalisé&quot;;[.$U287]*[.D287];[.$O287]*[.D287]))" office:value-type="float" office:value="0" calcext:value-type="float">
            <text:p>0 HETD</text:p>
          </table:table-cell>
          <table:table-cell table:style-name="ce33" table:formula="of:=IF(OR(ISBLANK([.$C287]);[.$C287]=&quot;Référentiel&quot;);0;IF(contexte_calcul=&quot;Réalisé&quot;;[.$U287]*[.E287];[.$O287]*[.E287]))" office:value-type="float" office:value="0" calcext:value-type="float">
            <text:p>0 HETD</text:p>
          </table:table-cell>
          <table:table-cell table:style-name="ce33" table:formula="of:=IF(OR(ISBLANK([.$C287]);[.$C287]=&quot;Référentiel&quot;);0;IF(contexte_calcul=&quot;Réalisé&quot;;[.$U287]*[.F287];[.$O287]*[.F287]))" office:value-type="float" office:value="0" calcext:value-type="float">
            <text:p>0 HETD</text:p>
          </table:table-cell>
          <table:table-cell table:style-name="ce33" table:formula="of:=IF([.$C287]=&quot;Référentiel&quot;;IF(contexte_calcul=&quot;Réalisé&quot;;[.$U287];[.$R287]);0)" office:value-type="float" office:value="0" calcext:value-type="float">
            <text:p>0 HETD</text:p>
          </table:table-cell>
          <table:table-cell table:style-name="ce33" table:formula="of:=IF(OR(ISBLANK([.$C287]);[.$C287]=&quot;Référentiel&quot;);0;IF(contexte_calcul=&quot;Réalisé&quot;;[.$W287]*[.D287];[.$R287]*[.D287]))" office:value-type="float" office:value="0" calcext:value-type="float">
            <text:p>0 HETD</text:p>
          </table:table-cell>
          <table:table-cell table:style-name="ce33" table:formula="of:=IF(OR(ISBLANK([.$C287]);[.$C287]=&quot;Référentiel&quot;);0;IF(contexte_calcul=&quot;Réalisé&quot;;[.$W287]*[.E287];[.$R287]*[.E287]))" office:value-type="float" office:value="0" calcext:value-type="float">
            <text:p>0 HETD</text:p>
          </table:table-cell>
          <table:table-cell table:style-name="ce33" table:formula="of:=IF(OR(ISBLANK([.$C287]);[.$C287]=&quot;Référentiel&quot;);0;IF(contexte_calcul=&quot;Réalisé&quot;;[.$W287]*[.F287];[.$R287]*[.F28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7]=&quot;Référentiel&quot;;IF(contexte_calcul=&quot;Réalisé&quot;;[.$W287];[.$R28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88]);[.C288]=&quot;Référentiel&quot;);&quot;&quot;;1-([.D288]+[.E28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88]);0;HLOOKUP(IF(AND([.C288]=&quot;TP&quot;;TP_vaut_TD=&quot;Oui&quot;);&quot;TD&quot;;[.C288]);types_intervention;2;0))*IF(ISBLANK([.G288]);1;[.G288])" office:value-type="float" office:value="0" calcext:value-type="float">
            <text:p>0 HETD</text:p>
          </table:table-cell>
          <table:table-cell table:style-name="ce12" table:formula="of:=IF(ISBLANK([.C288]);0;HLOOKUP([.C288];types_intervention;3;0))*IF(ISBLANK([.G288]);1;[.G288])" office:value-type="float" office:value="0" calcext:value-type="float">
            <text:p>0 HETD</text:p>
          </table:table-cell>
          <table:table-cell table:style-name="ce11" table:formula="of:=IF([.H288]=&quot;Oui&quot;;[.I288]*[.J28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8]/[.$L$522];0)" office:value-type="percentage" office:value="0" calcext:value-type="percentage">
            <text:p>0,00 %</text:p>
          </table:table-cell>
          <table:table-cell table:style-name="ce11" table:formula="of:=MIN(service_du;[.$L$522])*[.N288]" office:value-type="float" office:value="0" calcext:value-type="float">
            <text:p>0 HETD</text:p>
          </table:table-cell>
          <table:table-cell table:style-name="ce28" table:formula="of:=IF([.L288]&lt;&gt;0;[.O288]/[.L288];0)" office:value-type="percentage" office:value="0" calcext:value-type="percentage">
            <text:p>0,00 %</text:p>
          </table:table-cell>
          <table:table-cell table:style-name="ce28" table:formula="of:=IF([.$L$522]&gt;service_du;1-[.P288];0)" office:value-type="percentage" office:value="1" calcext:value-type="percentage">
            <text:p>100,00 %</text:p>
          </table:table-cell>
          <table:table-cell table:style-name="ce26" table:formula="of:=[.I288]*[.Q288]*[.K288]*IF(ISBLANK([.G288]);1;[.G28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7]+[.L288]&gt;service_du;service_du;[.T287]+[.L288]))" office:value-type="float" office:value="188" calcext:value-type="float">
            <text:p>188 HETD</text:p>
          </table:table-cell>
          <table:table-cell table:style-name="ce11" table:formula="of:=IF(service_du=0;0;IF([.T287]+[.L288]&gt;service_du;service_du-[.T287];[.L288]))" office:value-type="float" office:value="0" calcext:value-type="float">
            <text:p>0 HETD</text:p>
          </table:table-cell>
          <table:table-cell table:style-name="ce30" table:formula="of:=IF(service_du=0;[.I288];IF([.J288]&gt;0;IF([.T287]+[.L288]&lt;service_du;0;(([.T287]+[.L288])-service_du)/[.J28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8]+IF([.H288]&lt;&gt;&quot;Oui&quot;;[.I288];0))*[.K288])*IF(ISBLANK([.G288]);1;[.G288])" office:value-type="float" office:value="0" calcext:value-type="float">
            <text:p>0 HETD</text:p>
          </table:table-cell>
          <table:table-cell/>
          <table:table-cell table:style-name="ce33" table:formula="of:=IF(OR(ISBLANK([.$C288]);[.$C288]=&quot;Référentiel&quot;);0;IF(contexte_calcul=&quot;Réalisé&quot;;[.$U288]*[.D288];[.$O288]*[.D288]))" office:value-type="float" office:value="0" calcext:value-type="float">
            <text:p>0 HETD</text:p>
          </table:table-cell>
          <table:table-cell table:style-name="ce33" table:formula="of:=IF(OR(ISBLANK([.$C288]);[.$C288]=&quot;Référentiel&quot;);0;IF(contexte_calcul=&quot;Réalisé&quot;;[.$U288]*[.E288];[.$O288]*[.E288]))" office:value-type="float" office:value="0" calcext:value-type="float">
            <text:p>0 HETD</text:p>
          </table:table-cell>
          <table:table-cell table:style-name="ce33" table:formula="of:=IF(OR(ISBLANK([.$C288]);[.$C288]=&quot;Référentiel&quot;);0;IF(contexte_calcul=&quot;Réalisé&quot;;[.$U288]*[.F288];[.$O288]*[.F288]))" office:value-type="float" office:value="0" calcext:value-type="float">
            <text:p>0 HETD</text:p>
          </table:table-cell>
          <table:table-cell table:style-name="ce33" table:formula="of:=IF([.$C288]=&quot;Référentiel&quot;;IF(contexte_calcul=&quot;Réalisé&quot;;[.$U288];[.$R288]);0)" office:value-type="float" office:value="0" calcext:value-type="float">
            <text:p>0 HETD</text:p>
          </table:table-cell>
          <table:table-cell table:style-name="ce33" table:formula="of:=IF(OR(ISBLANK([.$C288]);[.$C288]=&quot;Référentiel&quot;);0;IF(contexte_calcul=&quot;Réalisé&quot;;[.$W288]*[.D288];[.$R288]*[.D288]))" office:value-type="float" office:value="0" calcext:value-type="float">
            <text:p>0 HETD</text:p>
          </table:table-cell>
          <table:table-cell table:style-name="ce33" table:formula="of:=IF(OR(ISBLANK([.$C288]);[.$C288]=&quot;Référentiel&quot;);0;IF(contexte_calcul=&quot;Réalisé&quot;;[.$W288]*[.E288];[.$R288]*[.E288]))" office:value-type="float" office:value="0" calcext:value-type="float">
            <text:p>0 HETD</text:p>
          </table:table-cell>
          <table:table-cell table:style-name="ce33" table:formula="of:=IF(OR(ISBLANK([.$C288]);[.$C288]=&quot;Référentiel&quot;);0;IF(contexte_calcul=&quot;Réalisé&quot;;[.$W288]*[.F288];[.$R288]*[.F28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8]=&quot;Référentiel&quot;;IF(contexte_calcul=&quot;Réalisé&quot;;[.$W288];[.$R28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89]);[.C289]=&quot;Référentiel&quot;);&quot;&quot;;1-([.D289]+[.E28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89]);0;HLOOKUP(IF(AND([.C289]=&quot;TP&quot;;TP_vaut_TD=&quot;Oui&quot;);&quot;TD&quot;;[.C289]);types_intervention;2;0))*IF(ISBLANK([.G289]);1;[.G289])" office:value-type="float" office:value="0" calcext:value-type="float">
            <text:p>0 HETD</text:p>
          </table:table-cell>
          <table:table-cell table:style-name="ce12" table:formula="of:=IF(ISBLANK([.C289]);0;HLOOKUP([.C289];types_intervention;3;0))*IF(ISBLANK([.G289]);1;[.G289])" office:value-type="float" office:value="0" calcext:value-type="float">
            <text:p>0 HETD</text:p>
          </table:table-cell>
          <table:table-cell table:style-name="ce11" table:formula="of:=IF([.H289]=&quot;Oui&quot;;[.I289]*[.J28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9]/[.$L$522];0)" office:value-type="percentage" office:value="0" calcext:value-type="percentage">
            <text:p>0,00 %</text:p>
          </table:table-cell>
          <table:table-cell table:style-name="ce11" table:formula="of:=MIN(service_du;[.$L$522])*[.N289]" office:value-type="float" office:value="0" calcext:value-type="float">
            <text:p>0 HETD</text:p>
          </table:table-cell>
          <table:table-cell table:style-name="ce28" table:formula="of:=IF([.L289]&lt;&gt;0;[.O289]/[.L289];0)" office:value-type="percentage" office:value="0" calcext:value-type="percentage">
            <text:p>0,00 %</text:p>
          </table:table-cell>
          <table:table-cell table:style-name="ce28" table:formula="of:=IF([.$L$522]&gt;service_du;1-[.P289];0)" office:value-type="percentage" office:value="1" calcext:value-type="percentage">
            <text:p>100,00 %</text:p>
          </table:table-cell>
          <table:table-cell table:style-name="ce26" table:formula="of:=[.I289]*[.Q289]*[.K289]*IF(ISBLANK([.G289]);1;[.G28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8]+[.L289]&gt;service_du;service_du;[.T288]+[.L289]))" office:value-type="float" office:value="188" calcext:value-type="float">
            <text:p>188 HETD</text:p>
          </table:table-cell>
          <table:table-cell table:style-name="ce11" table:formula="of:=IF(service_du=0;0;IF([.T288]+[.L289]&gt;service_du;service_du-[.T288];[.L289]))" office:value-type="float" office:value="0" calcext:value-type="float">
            <text:p>0 HETD</text:p>
          </table:table-cell>
          <table:table-cell table:style-name="ce30" table:formula="of:=IF(service_du=0;[.I289];IF([.J289]&gt;0;IF([.T288]+[.L289]&lt;service_du;0;(([.T288]+[.L289])-service_du)/[.J28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9]+IF([.H289]&lt;&gt;&quot;Oui&quot;;[.I289];0))*[.K289])*IF(ISBLANK([.G289]);1;[.G289])" office:value-type="float" office:value="0" calcext:value-type="float">
            <text:p>0 HETD</text:p>
          </table:table-cell>
          <table:table-cell/>
          <table:table-cell table:style-name="ce33" table:formula="of:=IF(OR(ISBLANK([.$C289]);[.$C289]=&quot;Référentiel&quot;);0;IF(contexte_calcul=&quot;Réalisé&quot;;[.$U289]*[.D289];[.$O289]*[.D289]))" office:value-type="float" office:value="0" calcext:value-type="float">
            <text:p>0 HETD</text:p>
          </table:table-cell>
          <table:table-cell table:style-name="ce33" table:formula="of:=IF(OR(ISBLANK([.$C289]);[.$C289]=&quot;Référentiel&quot;);0;IF(contexte_calcul=&quot;Réalisé&quot;;[.$U289]*[.E289];[.$O289]*[.E289]))" office:value-type="float" office:value="0" calcext:value-type="float">
            <text:p>0 HETD</text:p>
          </table:table-cell>
          <table:table-cell table:style-name="ce33" table:formula="of:=IF(OR(ISBLANK([.$C289]);[.$C289]=&quot;Référentiel&quot;);0;IF(contexte_calcul=&quot;Réalisé&quot;;[.$U289]*[.F289];[.$O289]*[.F289]))" office:value-type="float" office:value="0" calcext:value-type="float">
            <text:p>0 HETD</text:p>
          </table:table-cell>
          <table:table-cell table:style-name="ce33" table:formula="of:=IF([.$C289]=&quot;Référentiel&quot;;IF(contexte_calcul=&quot;Réalisé&quot;;[.$U289];[.$R289]);0)" office:value-type="float" office:value="0" calcext:value-type="float">
            <text:p>0 HETD</text:p>
          </table:table-cell>
          <table:table-cell table:style-name="ce33" table:formula="of:=IF(OR(ISBLANK([.$C289]);[.$C289]=&quot;Référentiel&quot;);0;IF(contexte_calcul=&quot;Réalisé&quot;;[.$W289]*[.D289];[.$R289]*[.D289]))" office:value-type="float" office:value="0" calcext:value-type="float">
            <text:p>0 HETD</text:p>
          </table:table-cell>
          <table:table-cell table:style-name="ce33" table:formula="of:=IF(OR(ISBLANK([.$C289]);[.$C289]=&quot;Référentiel&quot;);0;IF(contexte_calcul=&quot;Réalisé&quot;;[.$W289]*[.E289];[.$R289]*[.E289]))" office:value-type="float" office:value="0" calcext:value-type="float">
            <text:p>0 HETD</text:p>
          </table:table-cell>
          <table:table-cell table:style-name="ce33" table:formula="of:=IF(OR(ISBLANK([.$C289]);[.$C289]=&quot;Référentiel&quot;);0;IF(contexte_calcul=&quot;Réalisé&quot;;[.$W289]*[.F289];[.$R289]*[.F28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9]=&quot;Référentiel&quot;;IF(contexte_calcul=&quot;Réalisé&quot;;[.$W289];[.$R28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90]);[.C290]=&quot;Référentiel&quot;);&quot;&quot;;1-([.D290]+[.E29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90]);0;HLOOKUP(IF(AND([.C290]=&quot;TP&quot;;TP_vaut_TD=&quot;Oui&quot;);&quot;TD&quot;;[.C290]);types_intervention;2;0))*IF(ISBLANK([.G290]);1;[.G290])" office:value-type="float" office:value="0" calcext:value-type="float">
            <text:p>0 HETD</text:p>
          </table:table-cell>
          <table:table-cell table:style-name="ce12" table:formula="of:=IF(ISBLANK([.C290]);0;HLOOKUP([.C290];types_intervention;3;0))*IF(ISBLANK([.G290]);1;[.G290])" office:value-type="float" office:value="0" calcext:value-type="float">
            <text:p>0 HETD</text:p>
          </table:table-cell>
          <table:table-cell table:style-name="ce11" table:formula="of:=IF([.H290]=&quot;Oui&quot;;[.I290]*[.J29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0]/[.$L$522];0)" office:value-type="percentage" office:value="0" calcext:value-type="percentage">
            <text:p>0,00 %</text:p>
          </table:table-cell>
          <table:table-cell table:style-name="ce11" table:formula="of:=MIN(service_du;[.$L$522])*[.N290]" office:value-type="float" office:value="0" calcext:value-type="float">
            <text:p>0 HETD</text:p>
          </table:table-cell>
          <table:table-cell table:style-name="ce28" table:formula="of:=IF([.L290]&lt;&gt;0;[.O290]/[.L290];0)" office:value-type="percentage" office:value="0" calcext:value-type="percentage">
            <text:p>0,00 %</text:p>
          </table:table-cell>
          <table:table-cell table:style-name="ce28" table:formula="of:=IF([.$L$522]&gt;service_du;1-[.P290];0)" office:value-type="percentage" office:value="1" calcext:value-type="percentage">
            <text:p>100,00 %</text:p>
          </table:table-cell>
          <table:table-cell table:style-name="ce26" table:formula="of:=[.I290]*[.Q290]*[.K290]*IF(ISBLANK([.G290]);1;[.G29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9]+[.L290]&gt;service_du;service_du;[.T289]+[.L290]))" office:value-type="float" office:value="188" calcext:value-type="float">
            <text:p>188 HETD</text:p>
          </table:table-cell>
          <table:table-cell table:style-name="ce11" table:formula="of:=IF(service_du=0;0;IF([.T289]+[.L290]&gt;service_du;service_du-[.T289];[.L290]))" office:value-type="float" office:value="0" calcext:value-type="float">
            <text:p>0 HETD</text:p>
          </table:table-cell>
          <table:table-cell table:style-name="ce30" table:formula="of:=IF(service_du=0;[.I290];IF([.J290]&gt;0;IF([.T289]+[.L290]&lt;service_du;0;(([.T289]+[.L290])-service_du)/[.J29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0]+IF([.H290]&lt;&gt;&quot;Oui&quot;;[.I290];0))*[.K290])*IF(ISBLANK([.G290]);1;[.G290])" office:value-type="float" office:value="0" calcext:value-type="float">
            <text:p>0 HETD</text:p>
          </table:table-cell>
          <table:table-cell/>
          <table:table-cell table:style-name="ce33" table:formula="of:=IF(OR(ISBLANK([.$C290]);[.$C290]=&quot;Référentiel&quot;);0;IF(contexte_calcul=&quot;Réalisé&quot;;[.$U290]*[.D290];[.$O290]*[.D290]))" office:value-type="float" office:value="0" calcext:value-type="float">
            <text:p>0 HETD</text:p>
          </table:table-cell>
          <table:table-cell table:style-name="ce33" table:formula="of:=IF(OR(ISBLANK([.$C290]);[.$C290]=&quot;Référentiel&quot;);0;IF(contexte_calcul=&quot;Réalisé&quot;;[.$U290]*[.E290];[.$O290]*[.E290]))" office:value-type="float" office:value="0" calcext:value-type="float">
            <text:p>0 HETD</text:p>
          </table:table-cell>
          <table:table-cell table:style-name="ce33" table:formula="of:=IF(OR(ISBLANK([.$C290]);[.$C290]=&quot;Référentiel&quot;);0;IF(contexte_calcul=&quot;Réalisé&quot;;[.$U290]*[.F290];[.$O290]*[.F290]))" office:value-type="float" office:value="0" calcext:value-type="float">
            <text:p>0 HETD</text:p>
          </table:table-cell>
          <table:table-cell table:style-name="ce33" table:formula="of:=IF([.$C290]=&quot;Référentiel&quot;;IF(contexte_calcul=&quot;Réalisé&quot;;[.$U290];[.$R290]);0)" office:value-type="float" office:value="0" calcext:value-type="float">
            <text:p>0 HETD</text:p>
          </table:table-cell>
          <table:table-cell table:style-name="ce33" table:formula="of:=IF(OR(ISBLANK([.$C290]);[.$C290]=&quot;Référentiel&quot;);0;IF(contexte_calcul=&quot;Réalisé&quot;;[.$W290]*[.D290];[.$R290]*[.D290]))" office:value-type="float" office:value="0" calcext:value-type="float">
            <text:p>0 HETD</text:p>
          </table:table-cell>
          <table:table-cell table:style-name="ce33" table:formula="of:=IF(OR(ISBLANK([.$C290]);[.$C290]=&quot;Référentiel&quot;);0;IF(contexte_calcul=&quot;Réalisé&quot;;[.$W290]*[.E290];[.$R290]*[.E290]))" office:value-type="float" office:value="0" calcext:value-type="float">
            <text:p>0 HETD</text:p>
          </table:table-cell>
          <table:table-cell table:style-name="ce33" table:formula="of:=IF(OR(ISBLANK([.$C290]);[.$C290]=&quot;Référentiel&quot;);0;IF(contexte_calcul=&quot;Réalisé&quot;;[.$W290]*[.F290];[.$R290]*[.F29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0]=&quot;Référentiel&quot;;IF(contexte_calcul=&quot;Réalisé&quot;;[.$W290];[.$R29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91]);[.C291]=&quot;Référentiel&quot;);&quot;&quot;;1-([.D291]+[.E29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91]);0;HLOOKUP(IF(AND([.C291]=&quot;TP&quot;;TP_vaut_TD=&quot;Oui&quot;);&quot;TD&quot;;[.C291]);types_intervention;2;0))*IF(ISBLANK([.G291]);1;[.G291])" office:value-type="float" office:value="0" calcext:value-type="float">
            <text:p>0 HETD</text:p>
          </table:table-cell>
          <table:table-cell table:style-name="ce12" table:formula="of:=IF(ISBLANK([.C291]);0;HLOOKUP([.C291];types_intervention;3;0))*IF(ISBLANK([.G291]);1;[.G291])" office:value-type="float" office:value="0" calcext:value-type="float">
            <text:p>0 HETD</text:p>
          </table:table-cell>
          <table:table-cell table:style-name="ce11" table:formula="of:=IF([.H291]=&quot;Oui&quot;;[.I291]*[.J29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1]/[.$L$522];0)" office:value-type="percentage" office:value="0" calcext:value-type="percentage">
            <text:p>0,00 %</text:p>
          </table:table-cell>
          <table:table-cell table:style-name="ce11" table:formula="of:=MIN(service_du;[.$L$522])*[.N291]" office:value-type="float" office:value="0" calcext:value-type="float">
            <text:p>0 HETD</text:p>
          </table:table-cell>
          <table:table-cell table:style-name="ce28" table:formula="of:=IF([.L291]&lt;&gt;0;[.O291]/[.L291];0)" office:value-type="percentage" office:value="0" calcext:value-type="percentage">
            <text:p>0,00 %</text:p>
          </table:table-cell>
          <table:table-cell table:style-name="ce28" table:formula="of:=IF([.$L$522]&gt;service_du;1-[.P291];0)" office:value-type="percentage" office:value="1" calcext:value-type="percentage">
            <text:p>100,00 %</text:p>
          </table:table-cell>
          <table:table-cell table:style-name="ce26" table:formula="of:=[.I291]*[.Q291]*[.K291]*IF(ISBLANK([.G291]);1;[.G29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0]+[.L291]&gt;service_du;service_du;[.T290]+[.L291]))" office:value-type="float" office:value="188" calcext:value-type="float">
            <text:p>188 HETD</text:p>
          </table:table-cell>
          <table:table-cell table:style-name="ce11" table:formula="of:=IF(service_du=0;0;IF([.T290]+[.L291]&gt;service_du;service_du-[.T290];[.L291]))" office:value-type="float" office:value="0" calcext:value-type="float">
            <text:p>0 HETD</text:p>
          </table:table-cell>
          <table:table-cell table:style-name="ce30" table:formula="of:=IF(service_du=0;[.I291];IF([.J291]&gt;0;IF([.T290]+[.L291]&lt;service_du;0;(([.T290]+[.L291])-service_du)/[.J29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1]+IF([.H291]&lt;&gt;&quot;Oui&quot;;[.I291];0))*[.K291])*IF(ISBLANK([.G291]);1;[.G291])" office:value-type="float" office:value="0" calcext:value-type="float">
            <text:p>0 HETD</text:p>
          </table:table-cell>
          <table:table-cell/>
          <table:table-cell table:style-name="ce33" table:formula="of:=IF(OR(ISBLANK([.$C291]);[.$C291]=&quot;Référentiel&quot;);0;IF(contexte_calcul=&quot;Réalisé&quot;;[.$U291]*[.D291];[.$O291]*[.D291]))" office:value-type="float" office:value="0" calcext:value-type="float">
            <text:p>0 HETD</text:p>
          </table:table-cell>
          <table:table-cell table:style-name="ce33" table:formula="of:=IF(OR(ISBLANK([.$C291]);[.$C291]=&quot;Référentiel&quot;);0;IF(contexte_calcul=&quot;Réalisé&quot;;[.$U291]*[.E291];[.$O291]*[.E291]))" office:value-type="float" office:value="0" calcext:value-type="float">
            <text:p>0 HETD</text:p>
          </table:table-cell>
          <table:table-cell table:style-name="ce33" table:formula="of:=IF(OR(ISBLANK([.$C291]);[.$C291]=&quot;Référentiel&quot;);0;IF(contexte_calcul=&quot;Réalisé&quot;;[.$U291]*[.F291];[.$O291]*[.F291]))" office:value-type="float" office:value="0" calcext:value-type="float">
            <text:p>0 HETD</text:p>
          </table:table-cell>
          <table:table-cell table:style-name="ce33" table:formula="of:=IF([.$C291]=&quot;Référentiel&quot;;IF(contexte_calcul=&quot;Réalisé&quot;;[.$U291];[.$R291]);0)" office:value-type="float" office:value="0" calcext:value-type="float">
            <text:p>0 HETD</text:p>
          </table:table-cell>
          <table:table-cell table:style-name="ce33" table:formula="of:=IF(OR(ISBLANK([.$C291]);[.$C291]=&quot;Référentiel&quot;);0;IF(contexte_calcul=&quot;Réalisé&quot;;[.$W291]*[.D291];[.$R291]*[.D291]))" office:value-type="float" office:value="0" calcext:value-type="float">
            <text:p>0 HETD</text:p>
          </table:table-cell>
          <table:table-cell table:style-name="ce33" table:formula="of:=IF(OR(ISBLANK([.$C291]);[.$C291]=&quot;Référentiel&quot;);0;IF(contexte_calcul=&quot;Réalisé&quot;;[.$W291]*[.E291];[.$R291]*[.E291]))" office:value-type="float" office:value="0" calcext:value-type="float">
            <text:p>0 HETD</text:p>
          </table:table-cell>
          <table:table-cell table:style-name="ce33" table:formula="of:=IF(OR(ISBLANK([.$C291]);[.$C291]=&quot;Référentiel&quot;);0;IF(contexte_calcul=&quot;Réalisé&quot;;[.$W291]*[.F291];[.$R291]*[.F29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1]=&quot;Référentiel&quot;;IF(contexte_calcul=&quot;Réalisé&quot;;[.$W291];[.$R29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92]);[.C292]=&quot;Référentiel&quot;);&quot;&quot;;1-([.D292]+[.E29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92]);0;HLOOKUP(IF(AND([.C292]=&quot;TP&quot;;TP_vaut_TD=&quot;Oui&quot;);&quot;TD&quot;;[.C292]);types_intervention;2;0))*IF(ISBLANK([.G292]);1;[.G292])" office:value-type="float" office:value="0" calcext:value-type="float">
            <text:p>0 HETD</text:p>
          </table:table-cell>
          <table:table-cell table:style-name="ce12" table:formula="of:=IF(ISBLANK([.C292]);0;HLOOKUP([.C292];types_intervention;3;0))*IF(ISBLANK([.G292]);1;[.G292])" office:value-type="float" office:value="0" calcext:value-type="float">
            <text:p>0 HETD</text:p>
          </table:table-cell>
          <table:table-cell table:style-name="ce11" table:formula="of:=IF([.H292]=&quot;Oui&quot;;[.I292]*[.J29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2]/[.$L$522];0)" office:value-type="percentage" office:value="0" calcext:value-type="percentage">
            <text:p>0,00 %</text:p>
          </table:table-cell>
          <table:table-cell table:style-name="ce11" table:formula="of:=MIN(service_du;[.$L$522])*[.N292]" office:value-type="float" office:value="0" calcext:value-type="float">
            <text:p>0 HETD</text:p>
          </table:table-cell>
          <table:table-cell table:style-name="ce28" table:formula="of:=IF([.L292]&lt;&gt;0;[.O292]/[.L292];0)" office:value-type="percentage" office:value="0" calcext:value-type="percentage">
            <text:p>0,00 %</text:p>
          </table:table-cell>
          <table:table-cell table:style-name="ce28" table:formula="of:=IF([.$L$522]&gt;service_du;1-[.P292];0)" office:value-type="percentage" office:value="1" calcext:value-type="percentage">
            <text:p>100,00 %</text:p>
          </table:table-cell>
          <table:table-cell table:style-name="ce26" table:formula="of:=[.I292]*[.Q292]*[.K292]*IF(ISBLANK([.G292]);1;[.G29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1]+[.L292]&gt;service_du;service_du;[.T291]+[.L292]))" office:value-type="float" office:value="188" calcext:value-type="float">
            <text:p>188 HETD</text:p>
          </table:table-cell>
          <table:table-cell table:style-name="ce11" table:formula="of:=IF(service_du=0;0;IF([.T291]+[.L292]&gt;service_du;service_du-[.T291];[.L292]))" office:value-type="float" office:value="0" calcext:value-type="float">
            <text:p>0 HETD</text:p>
          </table:table-cell>
          <table:table-cell table:style-name="ce30" table:formula="of:=IF(service_du=0;[.I292];IF([.J292]&gt;0;IF([.T291]+[.L292]&lt;service_du;0;(([.T291]+[.L292])-service_du)/[.J29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2]+IF([.H292]&lt;&gt;&quot;Oui&quot;;[.I292];0))*[.K292])*IF(ISBLANK([.G292]);1;[.G292])" office:value-type="float" office:value="0" calcext:value-type="float">
            <text:p>0 HETD</text:p>
          </table:table-cell>
          <table:table-cell/>
          <table:table-cell table:style-name="ce33" table:formula="of:=IF(OR(ISBLANK([.$C292]);[.$C292]=&quot;Référentiel&quot;);0;IF(contexte_calcul=&quot;Réalisé&quot;;[.$U292]*[.D292];[.$O292]*[.D292]))" office:value-type="float" office:value="0" calcext:value-type="float">
            <text:p>0 HETD</text:p>
          </table:table-cell>
          <table:table-cell table:style-name="ce33" table:formula="of:=IF(OR(ISBLANK([.$C292]);[.$C292]=&quot;Référentiel&quot;);0;IF(contexte_calcul=&quot;Réalisé&quot;;[.$U292]*[.E292];[.$O292]*[.E292]))" office:value-type="float" office:value="0" calcext:value-type="float">
            <text:p>0 HETD</text:p>
          </table:table-cell>
          <table:table-cell table:style-name="ce33" table:formula="of:=IF(OR(ISBLANK([.$C292]);[.$C292]=&quot;Référentiel&quot;);0;IF(contexte_calcul=&quot;Réalisé&quot;;[.$U292]*[.F292];[.$O292]*[.F292]))" office:value-type="float" office:value="0" calcext:value-type="float">
            <text:p>0 HETD</text:p>
          </table:table-cell>
          <table:table-cell table:style-name="ce33" table:formula="of:=IF([.$C292]=&quot;Référentiel&quot;;IF(contexte_calcul=&quot;Réalisé&quot;;[.$U292];[.$R292]);0)" office:value-type="float" office:value="0" calcext:value-type="float">
            <text:p>0 HETD</text:p>
          </table:table-cell>
          <table:table-cell table:style-name="ce33" table:formula="of:=IF(OR(ISBLANK([.$C292]);[.$C292]=&quot;Référentiel&quot;);0;IF(contexte_calcul=&quot;Réalisé&quot;;[.$W292]*[.D292];[.$R292]*[.D292]))" office:value-type="float" office:value="0" calcext:value-type="float">
            <text:p>0 HETD</text:p>
          </table:table-cell>
          <table:table-cell table:style-name="ce33" table:formula="of:=IF(OR(ISBLANK([.$C292]);[.$C292]=&quot;Référentiel&quot;);0;IF(contexte_calcul=&quot;Réalisé&quot;;[.$W292]*[.E292];[.$R292]*[.E292]))" office:value-type="float" office:value="0" calcext:value-type="float">
            <text:p>0 HETD</text:p>
          </table:table-cell>
          <table:table-cell table:style-name="ce33" table:formula="of:=IF(OR(ISBLANK([.$C292]);[.$C292]=&quot;Référentiel&quot;);0;IF(contexte_calcul=&quot;Réalisé&quot;;[.$W292]*[.F292];[.$R292]*[.F29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2]=&quot;Référentiel&quot;;IF(contexte_calcul=&quot;Réalisé&quot;;[.$W292];[.$R29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93]);[.C293]=&quot;Référentiel&quot;);&quot;&quot;;1-([.D293]+[.E29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93]);0;HLOOKUP(IF(AND([.C293]=&quot;TP&quot;;TP_vaut_TD=&quot;Oui&quot;);&quot;TD&quot;;[.C293]);types_intervention;2;0))*IF(ISBLANK([.G293]);1;[.G293])" office:value-type="float" office:value="0" calcext:value-type="float">
            <text:p>0 HETD</text:p>
          </table:table-cell>
          <table:table-cell table:style-name="ce12" table:formula="of:=IF(ISBLANK([.C293]);0;HLOOKUP([.C293];types_intervention;3;0))*IF(ISBLANK([.G293]);1;[.G293])" office:value-type="float" office:value="0" calcext:value-type="float">
            <text:p>0 HETD</text:p>
          </table:table-cell>
          <table:table-cell table:style-name="ce11" table:formula="of:=IF([.H293]=&quot;Oui&quot;;[.I293]*[.J29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3]/[.$L$522];0)" office:value-type="percentage" office:value="0" calcext:value-type="percentage">
            <text:p>0,00 %</text:p>
          </table:table-cell>
          <table:table-cell table:style-name="ce11" table:formula="of:=MIN(service_du;[.$L$522])*[.N293]" office:value-type="float" office:value="0" calcext:value-type="float">
            <text:p>0 HETD</text:p>
          </table:table-cell>
          <table:table-cell table:style-name="ce28" table:formula="of:=IF([.L293]&lt;&gt;0;[.O293]/[.L293];0)" office:value-type="percentage" office:value="0" calcext:value-type="percentage">
            <text:p>0,00 %</text:p>
          </table:table-cell>
          <table:table-cell table:style-name="ce28" table:formula="of:=IF([.$L$522]&gt;service_du;1-[.P293];0)" office:value-type="percentage" office:value="1" calcext:value-type="percentage">
            <text:p>100,00 %</text:p>
          </table:table-cell>
          <table:table-cell table:style-name="ce26" table:formula="of:=[.I293]*[.Q293]*[.K293]*IF(ISBLANK([.G293]);1;[.G29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2]+[.L293]&gt;service_du;service_du;[.T292]+[.L293]))" office:value-type="float" office:value="188" calcext:value-type="float">
            <text:p>188 HETD</text:p>
          </table:table-cell>
          <table:table-cell table:style-name="ce11" table:formula="of:=IF(service_du=0;0;IF([.T292]+[.L293]&gt;service_du;service_du-[.T292];[.L293]))" office:value-type="float" office:value="0" calcext:value-type="float">
            <text:p>0 HETD</text:p>
          </table:table-cell>
          <table:table-cell table:style-name="ce30" table:formula="of:=IF(service_du=0;[.I293];IF([.J293]&gt;0;IF([.T292]+[.L293]&lt;service_du;0;(([.T292]+[.L293])-service_du)/[.J29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3]+IF([.H293]&lt;&gt;&quot;Oui&quot;;[.I293];0))*[.K293])*IF(ISBLANK([.G293]);1;[.G293])" office:value-type="float" office:value="0" calcext:value-type="float">
            <text:p>0 HETD</text:p>
          </table:table-cell>
          <table:table-cell/>
          <table:table-cell table:style-name="ce33" table:formula="of:=IF(OR(ISBLANK([.$C293]);[.$C293]=&quot;Référentiel&quot;);0;IF(contexte_calcul=&quot;Réalisé&quot;;[.$U293]*[.D293];[.$O293]*[.D293]))" office:value-type="float" office:value="0" calcext:value-type="float">
            <text:p>0 HETD</text:p>
          </table:table-cell>
          <table:table-cell table:style-name="ce33" table:formula="of:=IF(OR(ISBLANK([.$C293]);[.$C293]=&quot;Référentiel&quot;);0;IF(contexte_calcul=&quot;Réalisé&quot;;[.$U293]*[.E293];[.$O293]*[.E293]))" office:value-type="float" office:value="0" calcext:value-type="float">
            <text:p>0 HETD</text:p>
          </table:table-cell>
          <table:table-cell table:style-name="ce33" table:formula="of:=IF(OR(ISBLANK([.$C293]);[.$C293]=&quot;Référentiel&quot;);0;IF(contexte_calcul=&quot;Réalisé&quot;;[.$U293]*[.F293];[.$O293]*[.F293]))" office:value-type="float" office:value="0" calcext:value-type="float">
            <text:p>0 HETD</text:p>
          </table:table-cell>
          <table:table-cell table:style-name="ce33" table:formula="of:=IF([.$C293]=&quot;Référentiel&quot;;IF(contexte_calcul=&quot;Réalisé&quot;;[.$U293];[.$R293]);0)" office:value-type="float" office:value="0" calcext:value-type="float">
            <text:p>0 HETD</text:p>
          </table:table-cell>
          <table:table-cell table:style-name="ce33" table:formula="of:=IF(OR(ISBLANK([.$C293]);[.$C293]=&quot;Référentiel&quot;);0;IF(contexte_calcul=&quot;Réalisé&quot;;[.$W293]*[.D293];[.$R293]*[.D293]))" office:value-type="float" office:value="0" calcext:value-type="float">
            <text:p>0 HETD</text:p>
          </table:table-cell>
          <table:table-cell table:style-name="ce33" table:formula="of:=IF(OR(ISBLANK([.$C293]);[.$C293]=&quot;Référentiel&quot;);0;IF(contexte_calcul=&quot;Réalisé&quot;;[.$W293]*[.E293];[.$R293]*[.E293]))" office:value-type="float" office:value="0" calcext:value-type="float">
            <text:p>0 HETD</text:p>
          </table:table-cell>
          <table:table-cell table:style-name="ce33" table:formula="of:=IF(OR(ISBLANK([.$C293]);[.$C293]=&quot;Référentiel&quot;);0;IF(contexte_calcul=&quot;Réalisé&quot;;[.$W293]*[.F293];[.$R293]*[.F29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3]=&quot;Référentiel&quot;;IF(contexte_calcul=&quot;Réalisé&quot;;[.$W293];[.$R29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94]);[.C294]=&quot;Référentiel&quot;);&quot;&quot;;1-([.D294]+[.E29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94]);0;HLOOKUP(IF(AND([.C294]=&quot;TP&quot;;TP_vaut_TD=&quot;Oui&quot;);&quot;TD&quot;;[.C294]);types_intervention;2;0))*IF(ISBLANK([.G294]);1;[.G294])" office:value-type="float" office:value="0" calcext:value-type="float">
            <text:p>0 HETD</text:p>
          </table:table-cell>
          <table:table-cell table:style-name="ce12" table:formula="of:=IF(ISBLANK([.C294]);0;HLOOKUP([.C294];types_intervention;3;0))*IF(ISBLANK([.G294]);1;[.G294])" office:value-type="float" office:value="0" calcext:value-type="float">
            <text:p>0 HETD</text:p>
          </table:table-cell>
          <table:table-cell table:style-name="ce11" table:formula="of:=IF([.H294]=&quot;Oui&quot;;[.I294]*[.J29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4]/[.$L$522];0)" office:value-type="percentage" office:value="0" calcext:value-type="percentage">
            <text:p>0,00 %</text:p>
          </table:table-cell>
          <table:table-cell table:style-name="ce11" table:formula="of:=MIN(service_du;[.$L$522])*[.N294]" office:value-type="float" office:value="0" calcext:value-type="float">
            <text:p>0 HETD</text:p>
          </table:table-cell>
          <table:table-cell table:style-name="ce28" table:formula="of:=IF([.L294]&lt;&gt;0;[.O294]/[.L294];0)" office:value-type="percentage" office:value="0" calcext:value-type="percentage">
            <text:p>0,00 %</text:p>
          </table:table-cell>
          <table:table-cell table:style-name="ce28" table:formula="of:=IF([.$L$522]&gt;service_du;1-[.P294];0)" office:value-type="percentage" office:value="1" calcext:value-type="percentage">
            <text:p>100,00 %</text:p>
          </table:table-cell>
          <table:table-cell table:style-name="ce26" table:formula="of:=[.I294]*[.Q294]*[.K294]*IF(ISBLANK([.G294]);1;[.G29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3]+[.L294]&gt;service_du;service_du;[.T293]+[.L294]))" office:value-type="float" office:value="188" calcext:value-type="float">
            <text:p>188 HETD</text:p>
          </table:table-cell>
          <table:table-cell table:style-name="ce11" table:formula="of:=IF(service_du=0;0;IF([.T293]+[.L294]&gt;service_du;service_du-[.T293];[.L294]))" office:value-type="float" office:value="0" calcext:value-type="float">
            <text:p>0 HETD</text:p>
          </table:table-cell>
          <table:table-cell table:style-name="ce30" table:formula="of:=IF(service_du=0;[.I294];IF([.J294]&gt;0;IF([.T293]+[.L294]&lt;service_du;0;(([.T293]+[.L294])-service_du)/[.J29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4]+IF([.H294]&lt;&gt;&quot;Oui&quot;;[.I294];0))*[.K294])*IF(ISBLANK([.G294]);1;[.G294])" office:value-type="float" office:value="0" calcext:value-type="float">
            <text:p>0 HETD</text:p>
          </table:table-cell>
          <table:table-cell/>
          <table:table-cell table:style-name="ce33" table:formula="of:=IF(OR(ISBLANK([.$C294]);[.$C294]=&quot;Référentiel&quot;);0;IF(contexte_calcul=&quot;Réalisé&quot;;[.$U294]*[.D294];[.$O294]*[.D294]))" office:value-type="float" office:value="0" calcext:value-type="float">
            <text:p>0 HETD</text:p>
          </table:table-cell>
          <table:table-cell table:style-name="ce33" table:formula="of:=IF(OR(ISBLANK([.$C294]);[.$C294]=&quot;Référentiel&quot;);0;IF(contexte_calcul=&quot;Réalisé&quot;;[.$U294]*[.E294];[.$O294]*[.E294]))" office:value-type="float" office:value="0" calcext:value-type="float">
            <text:p>0 HETD</text:p>
          </table:table-cell>
          <table:table-cell table:style-name="ce33" table:formula="of:=IF(OR(ISBLANK([.$C294]);[.$C294]=&quot;Référentiel&quot;);0;IF(contexte_calcul=&quot;Réalisé&quot;;[.$U294]*[.F294];[.$O294]*[.F294]))" office:value-type="float" office:value="0" calcext:value-type="float">
            <text:p>0 HETD</text:p>
          </table:table-cell>
          <table:table-cell table:style-name="ce33" table:formula="of:=IF([.$C294]=&quot;Référentiel&quot;;IF(contexte_calcul=&quot;Réalisé&quot;;[.$U294];[.$R294]);0)" office:value-type="float" office:value="0" calcext:value-type="float">
            <text:p>0 HETD</text:p>
          </table:table-cell>
          <table:table-cell table:style-name="ce33" table:formula="of:=IF(OR(ISBLANK([.$C294]);[.$C294]=&quot;Référentiel&quot;);0;IF(contexte_calcul=&quot;Réalisé&quot;;[.$W294]*[.D294];[.$R294]*[.D294]))" office:value-type="float" office:value="0" calcext:value-type="float">
            <text:p>0 HETD</text:p>
          </table:table-cell>
          <table:table-cell table:style-name="ce33" table:formula="of:=IF(OR(ISBLANK([.$C294]);[.$C294]=&quot;Référentiel&quot;);0;IF(contexte_calcul=&quot;Réalisé&quot;;[.$W294]*[.E294];[.$R294]*[.E294]))" office:value-type="float" office:value="0" calcext:value-type="float">
            <text:p>0 HETD</text:p>
          </table:table-cell>
          <table:table-cell table:style-name="ce33" table:formula="of:=IF(OR(ISBLANK([.$C294]);[.$C294]=&quot;Référentiel&quot;);0;IF(contexte_calcul=&quot;Réalisé&quot;;[.$W294]*[.F294];[.$R294]*[.F29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4]=&quot;Référentiel&quot;;IF(contexte_calcul=&quot;Réalisé&quot;;[.$W294];[.$R29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95]);[.C295]=&quot;Référentiel&quot;);&quot;&quot;;1-([.D295]+[.E29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95]);0;HLOOKUP(IF(AND([.C295]=&quot;TP&quot;;TP_vaut_TD=&quot;Oui&quot;);&quot;TD&quot;;[.C295]);types_intervention;2;0))*IF(ISBLANK([.G295]);1;[.G295])" office:value-type="float" office:value="0" calcext:value-type="float">
            <text:p>0 HETD</text:p>
          </table:table-cell>
          <table:table-cell table:style-name="ce12" table:formula="of:=IF(ISBLANK([.C295]);0;HLOOKUP([.C295];types_intervention;3;0))*IF(ISBLANK([.G295]);1;[.G295])" office:value-type="float" office:value="0" calcext:value-type="float">
            <text:p>0 HETD</text:p>
          </table:table-cell>
          <table:table-cell table:style-name="ce11" table:formula="of:=IF([.H295]=&quot;Oui&quot;;[.I295]*[.J29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5]/[.$L$522];0)" office:value-type="percentage" office:value="0" calcext:value-type="percentage">
            <text:p>0,00 %</text:p>
          </table:table-cell>
          <table:table-cell table:style-name="ce11" table:formula="of:=MIN(service_du;[.$L$522])*[.N295]" office:value-type="float" office:value="0" calcext:value-type="float">
            <text:p>0 HETD</text:p>
          </table:table-cell>
          <table:table-cell table:style-name="ce28" table:formula="of:=IF([.L295]&lt;&gt;0;[.O295]/[.L295];0)" office:value-type="percentage" office:value="0" calcext:value-type="percentage">
            <text:p>0,00 %</text:p>
          </table:table-cell>
          <table:table-cell table:style-name="ce28" table:formula="of:=IF([.$L$522]&gt;service_du;1-[.P295];0)" office:value-type="percentage" office:value="1" calcext:value-type="percentage">
            <text:p>100,00 %</text:p>
          </table:table-cell>
          <table:table-cell table:style-name="ce26" table:formula="of:=[.I295]*[.Q295]*[.K295]*IF(ISBLANK([.G295]);1;[.G29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4]+[.L295]&gt;service_du;service_du;[.T294]+[.L295]))" office:value-type="float" office:value="188" calcext:value-type="float">
            <text:p>188 HETD</text:p>
          </table:table-cell>
          <table:table-cell table:style-name="ce11" table:formula="of:=IF(service_du=0;0;IF([.T294]+[.L295]&gt;service_du;service_du-[.T294];[.L295]))" office:value-type="float" office:value="0" calcext:value-type="float">
            <text:p>0 HETD</text:p>
          </table:table-cell>
          <table:table-cell table:style-name="ce30" table:formula="of:=IF(service_du=0;[.I295];IF([.J295]&gt;0;IF([.T294]+[.L295]&lt;service_du;0;(([.T294]+[.L295])-service_du)/[.J29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5]+IF([.H295]&lt;&gt;&quot;Oui&quot;;[.I295];0))*[.K295])*IF(ISBLANK([.G295]);1;[.G295])" office:value-type="float" office:value="0" calcext:value-type="float">
            <text:p>0 HETD</text:p>
          </table:table-cell>
          <table:table-cell/>
          <table:table-cell table:style-name="ce33" table:formula="of:=IF(OR(ISBLANK([.$C295]);[.$C295]=&quot;Référentiel&quot;);0;IF(contexte_calcul=&quot;Réalisé&quot;;[.$U295]*[.D295];[.$O295]*[.D295]))" office:value-type="float" office:value="0" calcext:value-type="float">
            <text:p>0 HETD</text:p>
          </table:table-cell>
          <table:table-cell table:style-name="ce33" table:formula="of:=IF(OR(ISBLANK([.$C295]);[.$C295]=&quot;Référentiel&quot;);0;IF(contexte_calcul=&quot;Réalisé&quot;;[.$U295]*[.E295];[.$O295]*[.E295]))" office:value-type="float" office:value="0" calcext:value-type="float">
            <text:p>0 HETD</text:p>
          </table:table-cell>
          <table:table-cell table:style-name="ce33" table:formula="of:=IF(OR(ISBLANK([.$C295]);[.$C295]=&quot;Référentiel&quot;);0;IF(contexte_calcul=&quot;Réalisé&quot;;[.$U295]*[.F295];[.$O295]*[.F295]))" office:value-type="float" office:value="0" calcext:value-type="float">
            <text:p>0 HETD</text:p>
          </table:table-cell>
          <table:table-cell table:style-name="ce33" table:formula="of:=IF([.$C295]=&quot;Référentiel&quot;;IF(contexte_calcul=&quot;Réalisé&quot;;[.$U295];[.$R295]);0)" office:value-type="float" office:value="0" calcext:value-type="float">
            <text:p>0 HETD</text:p>
          </table:table-cell>
          <table:table-cell table:style-name="ce33" table:formula="of:=IF(OR(ISBLANK([.$C295]);[.$C295]=&quot;Référentiel&quot;);0;IF(contexte_calcul=&quot;Réalisé&quot;;[.$W295]*[.D295];[.$R295]*[.D295]))" office:value-type="float" office:value="0" calcext:value-type="float">
            <text:p>0 HETD</text:p>
          </table:table-cell>
          <table:table-cell table:style-name="ce33" table:formula="of:=IF(OR(ISBLANK([.$C295]);[.$C295]=&quot;Référentiel&quot;);0;IF(contexte_calcul=&quot;Réalisé&quot;;[.$W295]*[.E295];[.$R295]*[.E295]))" office:value-type="float" office:value="0" calcext:value-type="float">
            <text:p>0 HETD</text:p>
          </table:table-cell>
          <table:table-cell table:style-name="ce33" table:formula="of:=IF(OR(ISBLANK([.$C295]);[.$C295]=&quot;Référentiel&quot;);0;IF(contexte_calcul=&quot;Réalisé&quot;;[.$W295]*[.F295];[.$R295]*[.F29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5]=&quot;Référentiel&quot;;IF(contexte_calcul=&quot;Réalisé&quot;;[.$W295];[.$R29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96]);[.C296]=&quot;Référentiel&quot;);&quot;&quot;;1-([.D296]+[.E29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96]);0;HLOOKUP(IF(AND([.C296]=&quot;TP&quot;;TP_vaut_TD=&quot;Oui&quot;);&quot;TD&quot;;[.C296]);types_intervention;2;0))*IF(ISBLANK([.G296]);1;[.G296])" office:value-type="float" office:value="0" calcext:value-type="float">
            <text:p>0 HETD</text:p>
          </table:table-cell>
          <table:table-cell table:style-name="ce12" table:formula="of:=IF(ISBLANK([.C296]);0;HLOOKUP([.C296];types_intervention;3;0))*IF(ISBLANK([.G296]);1;[.G296])" office:value-type="float" office:value="0" calcext:value-type="float">
            <text:p>0 HETD</text:p>
          </table:table-cell>
          <table:table-cell table:style-name="ce11" table:formula="of:=IF([.H296]=&quot;Oui&quot;;[.I296]*[.J29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6]/[.$L$522];0)" office:value-type="percentage" office:value="0" calcext:value-type="percentage">
            <text:p>0,00 %</text:p>
          </table:table-cell>
          <table:table-cell table:style-name="ce11" table:formula="of:=MIN(service_du;[.$L$522])*[.N296]" office:value-type="float" office:value="0" calcext:value-type="float">
            <text:p>0 HETD</text:p>
          </table:table-cell>
          <table:table-cell table:style-name="ce28" table:formula="of:=IF([.L296]&lt;&gt;0;[.O296]/[.L296];0)" office:value-type="percentage" office:value="0" calcext:value-type="percentage">
            <text:p>0,00 %</text:p>
          </table:table-cell>
          <table:table-cell table:style-name="ce28" table:formula="of:=IF([.$L$522]&gt;service_du;1-[.P296];0)" office:value-type="percentage" office:value="1" calcext:value-type="percentage">
            <text:p>100,00 %</text:p>
          </table:table-cell>
          <table:table-cell table:style-name="ce26" table:formula="of:=[.I296]*[.Q296]*[.K296]*IF(ISBLANK([.G296]);1;[.G29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5]+[.L296]&gt;service_du;service_du;[.T295]+[.L296]))" office:value-type="float" office:value="188" calcext:value-type="float">
            <text:p>188 HETD</text:p>
          </table:table-cell>
          <table:table-cell table:style-name="ce11" table:formula="of:=IF(service_du=0;0;IF([.T295]+[.L296]&gt;service_du;service_du-[.T295];[.L296]))" office:value-type="float" office:value="0" calcext:value-type="float">
            <text:p>0 HETD</text:p>
          </table:table-cell>
          <table:table-cell table:style-name="ce30" table:formula="of:=IF(service_du=0;[.I296];IF([.J296]&gt;0;IF([.T295]+[.L296]&lt;service_du;0;(([.T295]+[.L296])-service_du)/[.J29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6]+IF([.H296]&lt;&gt;&quot;Oui&quot;;[.I296];0))*[.K296])*IF(ISBLANK([.G296]);1;[.G296])" office:value-type="float" office:value="0" calcext:value-type="float">
            <text:p>0 HETD</text:p>
          </table:table-cell>
          <table:table-cell/>
          <table:table-cell table:style-name="ce33" table:formula="of:=IF(OR(ISBLANK([.$C296]);[.$C296]=&quot;Référentiel&quot;);0;IF(contexte_calcul=&quot;Réalisé&quot;;[.$U296]*[.D296];[.$O296]*[.D296]))" office:value-type="float" office:value="0" calcext:value-type="float">
            <text:p>0 HETD</text:p>
          </table:table-cell>
          <table:table-cell table:style-name="ce33" table:formula="of:=IF(OR(ISBLANK([.$C296]);[.$C296]=&quot;Référentiel&quot;);0;IF(contexte_calcul=&quot;Réalisé&quot;;[.$U296]*[.E296];[.$O296]*[.E296]))" office:value-type="float" office:value="0" calcext:value-type="float">
            <text:p>0 HETD</text:p>
          </table:table-cell>
          <table:table-cell table:style-name="ce33" table:formula="of:=IF(OR(ISBLANK([.$C296]);[.$C296]=&quot;Référentiel&quot;);0;IF(contexte_calcul=&quot;Réalisé&quot;;[.$U296]*[.F296];[.$O296]*[.F296]))" office:value-type="float" office:value="0" calcext:value-type="float">
            <text:p>0 HETD</text:p>
          </table:table-cell>
          <table:table-cell table:style-name="ce33" table:formula="of:=IF([.$C296]=&quot;Référentiel&quot;;IF(contexte_calcul=&quot;Réalisé&quot;;[.$U296];[.$R296]);0)" office:value-type="float" office:value="0" calcext:value-type="float">
            <text:p>0 HETD</text:p>
          </table:table-cell>
          <table:table-cell table:style-name="ce33" table:formula="of:=IF(OR(ISBLANK([.$C296]);[.$C296]=&quot;Référentiel&quot;);0;IF(contexte_calcul=&quot;Réalisé&quot;;[.$W296]*[.D296];[.$R296]*[.D296]))" office:value-type="float" office:value="0" calcext:value-type="float">
            <text:p>0 HETD</text:p>
          </table:table-cell>
          <table:table-cell table:style-name="ce33" table:formula="of:=IF(OR(ISBLANK([.$C296]);[.$C296]=&quot;Référentiel&quot;);0;IF(contexte_calcul=&quot;Réalisé&quot;;[.$W296]*[.E296];[.$R296]*[.E296]))" office:value-type="float" office:value="0" calcext:value-type="float">
            <text:p>0 HETD</text:p>
          </table:table-cell>
          <table:table-cell table:style-name="ce33" table:formula="of:=IF(OR(ISBLANK([.$C296]);[.$C296]=&quot;Référentiel&quot;);0;IF(contexte_calcul=&quot;Réalisé&quot;;[.$W296]*[.F296];[.$R296]*[.F29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6]=&quot;Référentiel&quot;;IF(contexte_calcul=&quot;Réalisé&quot;;[.$W296];[.$R29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97]);[.C297]=&quot;Référentiel&quot;);&quot;&quot;;1-([.D297]+[.E29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97]);0;HLOOKUP(IF(AND([.C297]=&quot;TP&quot;;TP_vaut_TD=&quot;Oui&quot;);&quot;TD&quot;;[.C297]);types_intervention;2;0))*IF(ISBLANK([.G297]);1;[.G297])" office:value-type="float" office:value="0" calcext:value-type="float">
            <text:p>0 HETD</text:p>
          </table:table-cell>
          <table:table-cell table:style-name="ce12" table:formula="of:=IF(ISBLANK([.C297]);0;HLOOKUP([.C297];types_intervention;3;0))*IF(ISBLANK([.G297]);1;[.G297])" office:value-type="float" office:value="0" calcext:value-type="float">
            <text:p>0 HETD</text:p>
          </table:table-cell>
          <table:table-cell table:style-name="ce11" table:formula="of:=IF([.H297]=&quot;Oui&quot;;[.I297]*[.J29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7]/[.$L$522];0)" office:value-type="percentage" office:value="0" calcext:value-type="percentage">
            <text:p>0,00 %</text:p>
          </table:table-cell>
          <table:table-cell table:style-name="ce11" table:formula="of:=MIN(service_du;[.$L$522])*[.N297]" office:value-type="float" office:value="0" calcext:value-type="float">
            <text:p>0 HETD</text:p>
          </table:table-cell>
          <table:table-cell table:style-name="ce28" table:formula="of:=IF([.L297]&lt;&gt;0;[.O297]/[.L297];0)" office:value-type="percentage" office:value="0" calcext:value-type="percentage">
            <text:p>0,00 %</text:p>
          </table:table-cell>
          <table:table-cell table:style-name="ce28" table:formula="of:=IF([.$L$522]&gt;service_du;1-[.P297];0)" office:value-type="percentage" office:value="1" calcext:value-type="percentage">
            <text:p>100,00 %</text:p>
          </table:table-cell>
          <table:table-cell table:style-name="ce26" table:formula="of:=[.I297]*[.Q297]*[.K297]*IF(ISBLANK([.G297]);1;[.G29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6]+[.L297]&gt;service_du;service_du;[.T296]+[.L297]))" office:value-type="float" office:value="188" calcext:value-type="float">
            <text:p>188 HETD</text:p>
          </table:table-cell>
          <table:table-cell table:style-name="ce11" table:formula="of:=IF(service_du=0;0;IF([.T296]+[.L297]&gt;service_du;service_du-[.T296];[.L297]))" office:value-type="float" office:value="0" calcext:value-type="float">
            <text:p>0 HETD</text:p>
          </table:table-cell>
          <table:table-cell table:style-name="ce30" table:formula="of:=IF(service_du=0;[.I297];IF([.J297]&gt;0;IF([.T296]+[.L297]&lt;service_du;0;(([.T296]+[.L297])-service_du)/[.J29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7]+IF([.H297]&lt;&gt;&quot;Oui&quot;;[.I297];0))*[.K297])*IF(ISBLANK([.G297]);1;[.G297])" office:value-type="float" office:value="0" calcext:value-type="float">
            <text:p>0 HETD</text:p>
          </table:table-cell>
          <table:table-cell/>
          <table:table-cell table:style-name="ce33" table:formula="of:=IF(OR(ISBLANK([.$C297]);[.$C297]=&quot;Référentiel&quot;);0;IF(contexte_calcul=&quot;Réalisé&quot;;[.$U297]*[.D297];[.$O297]*[.D297]))" office:value-type="float" office:value="0" calcext:value-type="float">
            <text:p>0 HETD</text:p>
          </table:table-cell>
          <table:table-cell table:style-name="ce33" table:formula="of:=IF(OR(ISBLANK([.$C297]);[.$C297]=&quot;Référentiel&quot;);0;IF(contexte_calcul=&quot;Réalisé&quot;;[.$U297]*[.E297];[.$O297]*[.E297]))" office:value-type="float" office:value="0" calcext:value-type="float">
            <text:p>0 HETD</text:p>
          </table:table-cell>
          <table:table-cell table:style-name="ce33" table:formula="of:=IF(OR(ISBLANK([.$C297]);[.$C297]=&quot;Référentiel&quot;);0;IF(contexte_calcul=&quot;Réalisé&quot;;[.$U297]*[.F297];[.$O297]*[.F297]))" office:value-type="float" office:value="0" calcext:value-type="float">
            <text:p>0 HETD</text:p>
          </table:table-cell>
          <table:table-cell table:style-name="ce33" table:formula="of:=IF([.$C297]=&quot;Référentiel&quot;;IF(contexte_calcul=&quot;Réalisé&quot;;[.$U297];[.$R297]);0)" office:value-type="float" office:value="0" calcext:value-type="float">
            <text:p>0 HETD</text:p>
          </table:table-cell>
          <table:table-cell table:style-name="ce33" table:formula="of:=IF(OR(ISBLANK([.$C297]);[.$C297]=&quot;Référentiel&quot;);0;IF(contexte_calcul=&quot;Réalisé&quot;;[.$W297]*[.D297];[.$R297]*[.D297]))" office:value-type="float" office:value="0" calcext:value-type="float">
            <text:p>0 HETD</text:p>
          </table:table-cell>
          <table:table-cell table:style-name="ce33" table:formula="of:=IF(OR(ISBLANK([.$C297]);[.$C297]=&quot;Référentiel&quot;);0;IF(contexte_calcul=&quot;Réalisé&quot;;[.$W297]*[.E297];[.$R297]*[.E297]))" office:value-type="float" office:value="0" calcext:value-type="float">
            <text:p>0 HETD</text:p>
          </table:table-cell>
          <table:table-cell table:style-name="ce33" table:formula="of:=IF(OR(ISBLANK([.$C297]);[.$C297]=&quot;Référentiel&quot;);0;IF(contexte_calcul=&quot;Réalisé&quot;;[.$W297]*[.F297];[.$R297]*[.F29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7]=&quot;Référentiel&quot;;IF(contexte_calcul=&quot;Réalisé&quot;;[.$W297];[.$R29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98]);[.C298]=&quot;Référentiel&quot;);&quot;&quot;;1-([.D298]+[.E29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98]);0;HLOOKUP(IF(AND([.C298]=&quot;TP&quot;;TP_vaut_TD=&quot;Oui&quot;);&quot;TD&quot;;[.C298]);types_intervention;2;0))*IF(ISBLANK([.G298]);1;[.G298])" office:value-type="float" office:value="0" calcext:value-type="float">
            <text:p>0 HETD</text:p>
          </table:table-cell>
          <table:table-cell table:style-name="ce12" table:formula="of:=IF(ISBLANK([.C298]);0;HLOOKUP([.C298];types_intervention;3;0))*IF(ISBLANK([.G298]);1;[.G298])" office:value-type="float" office:value="0" calcext:value-type="float">
            <text:p>0 HETD</text:p>
          </table:table-cell>
          <table:table-cell table:style-name="ce11" table:formula="of:=IF([.H298]=&quot;Oui&quot;;[.I298]*[.J29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8]/[.$L$522];0)" office:value-type="percentage" office:value="0" calcext:value-type="percentage">
            <text:p>0,00 %</text:p>
          </table:table-cell>
          <table:table-cell table:style-name="ce11" table:formula="of:=MIN(service_du;[.$L$522])*[.N298]" office:value-type="float" office:value="0" calcext:value-type="float">
            <text:p>0 HETD</text:p>
          </table:table-cell>
          <table:table-cell table:style-name="ce28" table:formula="of:=IF([.L298]&lt;&gt;0;[.O298]/[.L298];0)" office:value-type="percentage" office:value="0" calcext:value-type="percentage">
            <text:p>0,00 %</text:p>
          </table:table-cell>
          <table:table-cell table:style-name="ce28" table:formula="of:=IF([.$L$522]&gt;service_du;1-[.P298];0)" office:value-type="percentage" office:value="1" calcext:value-type="percentage">
            <text:p>100,00 %</text:p>
          </table:table-cell>
          <table:table-cell table:style-name="ce26" table:formula="of:=[.I298]*[.Q298]*[.K298]*IF(ISBLANK([.G298]);1;[.G29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7]+[.L298]&gt;service_du;service_du;[.T297]+[.L298]))" office:value-type="float" office:value="188" calcext:value-type="float">
            <text:p>188 HETD</text:p>
          </table:table-cell>
          <table:table-cell table:style-name="ce11" table:formula="of:=IF(service_du=0;0;IF([.T297]+[.L298]&gt;service_du;service_du-[.T297];[.L298]))" office:value-type="float" office:value="0" calcext:value-type="float">
            <text:p>0 HETD</text:p>
          </table:table-cell>
          <table:table-cell table:style-name="ce30" table:formula="of:=IF(service_du=0;[.I298];IF([.J298]&gt;0;IF([.T297]+[.L298]&lt;service_du;0;(([.T297]+[.L298])-service_du)/[.J29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8]+IF([.H298]&lt;&gt;&quot;Oui&quot;;[.I298];0))*[.K298])*IF(ISBLANK([.G298]);1;[.G298])" office:value-type="float" office:value="0" calcext:value-type="float">
            <text:p>0 HETD</text:p>
          </table:table-cell>
          <table:table-cell/>
          <table:table-cell table:style-name="ce33" table:formula="of:=IF(OR(ISBLANK([.$C298]);[.$C298]=&quot;Référentiel&quot;);0;IF(contexte_calcul=&quot;Réalisé&quot;;[.$U298]*[.D298];[.$O298]*[.D298]))" office:value-type="float" office:value="0" calcext:value-type="float">
            <text:p>0 HETD</text:p>
          </table:table-cell>
          <table:table-cell table:style-name="ce33" table:formula="of:=IF(OR(ISBLANK([.$C298]);[.$C298]=&quot;Référentiel&quot;);0;IF(contexte_calcul=&quot;Réalisé&quot;;[.$U298]*[.E298];[.$O298]*[.E298]))" office:value-type="float" office:value="0" calcext:value-type="float">
            <text:p>0 HETD</text:p>
          </table:table-cell>
          <table:table-cell table:style-name="ce33" table:formula="of:=IF(OR(ISBLANK([.$C298]);[.$C298]=&quot;Référentiel&quot;);0;IF(contexte_calcul=&quot;Réalisé&quot;;[.$U298]*[.F298];[.$O298]*[.F298]))" office:value-type="float" office:value="0" calcext:value-type="float">
            <text:p>0 HETD</text:p>
          </table:table-cell>
          <table:table-cell table:style-name="ce33" table:formula="of:=IF([.$C298]=&quot;Référentiel&quot;;IF(contexte_calcul=&quot;Réalisé&quot;;[.$U298];[.$R298]);0)" office:value-type="float" office:value="0" calcext:value-type="float">
            <text:p>0 HETD</text:p>
          </table:table-cell>
          <table:table-cell table:style-name="ce33" table:formula="of:=IF(OR(ISBLANK([.$C298]);[.$C298]=&quot;Référentiel&quot;);0;IF(contexte_calcul=&quot;Réalisé&quot;;[.$W298]*[.D298];[.$R298]*[.D298]))" office:value-type="float" office:value="0" calcext:value-type="float">
            <text:p>0 HETD</text:p>
          </table:table-cell>
          <table:table-cell table:style-name="ce33" table:formula="of:=IF(OR(ISBLANK([.$C298]);[.$C298]=&quot;Référentiel&quot;);0;IF(contexte_calcul=&quot;Réalisé&quot;;[.$W298]*[.E298];[.$R298]*[.E298]))" office:value-type="float" office:value="0" calcext:value-type="float">
            <text:p>0 HETD</text:p>
          </table:table-cell>
          <table:table-cell table:style-name="ce33" table:formula="of:=IF(OR(ISBLANK([.$C298]);[.$C298]=&quot;Référentiel&quot;);0;IF(contexte_calcul=&quot;Réalisé&quot;;[.$W298]*[.F298];[.$R298]*[.F29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8]=&quot;Référentiel&quot;;IF(contexte_calcul=&quot;Réalisé&quot;;[.$W298];[.$R29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299]);[.C299]=&quot;Référentiel&quot;);&quot;&quot;;1-([.D299]+[.E29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299]);0;HLOOKUP(IF(AND([.C299]=&quot;TP&quot;;TP_vaut_TD=&quot;Oui&quot;);&quot;TD&quot;;[.C299]);types_intervention;2;0))*IF(ISBLANK([.G299]);1;[.G299])" office:value-type="float" office:value="0" calcext:value-type="float">
            <text:p>0 HETD</text:p>
          </table:table-cell>
          <table:table-cell table:style-name="ce12" table:formula="of:=IF(ISBLANK([.C299]);0;HLOOKUP([.C299];types_intervention;3;0))*IF(ISBLANK([.G299]);1;[.G299])" office:value-type="float" office:value="0" calcext:value-type="float">
            <text:p>0 HETD</text:p>
          </table:table-cell>
          <table:table-cell table:style-name="ce11" table:formula="of:=IF([.H299]=&quot;Oui&quot;;[.I299]*[.J29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9]/[.$L$522];0)" office:value-type="percentage" office:value="0" calcext:value-type="percentage">
            <text:p>0,00 %</text:p>
          </table:table-cell>
          <table:table-cell table:style-name="ce11" table:formula="of:=MIN(service_du;[.$L$522])*[.N299]" office:value-type="float" office:value="0" calcext:value-type="float">
            <text:p>0 HETD</text:p>
          </table:table-cell>
          <table:table-cell table:style-name="ce28" table:formula="of:=IF([.L299]&lt;&gt;0;[.O299]/[.L299];0)" office:value-type="percentage" office:value="0" calcext:value-type="percentage">
            <text:p>0,00 %</text:p>
          </table:table-cell>
          <table:table-cell table:style-name="ce28" table:formula="of:=IF([.$L$522]&gt;service_du;1-[.P299];0)" office:value-type="percentage" office:value="1" calcext:value-type="percentage">
            <text:p>100,00 %</text:p>
          </table:table-cell>
          <table:table-cell table:style-name="ce26" table:formula="of:=[.I299]*[.Q299]*[.K299]*IF(ISBLANK([.G299]);1;[.G29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8]+[.L299]&gt;service_du;service_du;[.T298]+[.L299]))" office:value-type="float" office:value="188" calcext:value-type="float">
            <text:p>188 HETD</text:p>
          </table:table-cell>
          <table:table-cell table:style-name="ce11" table:formula="of:=IF(service_du=0;0;IF([.T298]+[.L299]&gt;service_du;service_du-[.T298];[.L299]))" office:value-type="float" office:value="0" calcext:value-type="float">
            <text:p>0 HETD</text:p>
          </table:table-cell>
          <table:table-cell table:style-name="ce30" table:formula="of:=IF(service_du=0;[.I299];IF([.J299]&gt;0;IF([.T298]+[.L299]&lt;service_du;0;(([.T298]+[.L299])-service_du)/[.J29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9]+IF([.H299]&lt;&gt;&quot;Oui&quot;;[.I299];0))*[.K299])*IF(ISBLANK([.G299]);1;[.G299])" office:value-type="float" office:value="0" calcext:value-type="float">
            <text:p>0 HETD</text:p>
          </table:table-cell>
          <table:table-cell/>
          <table:table-cell table:style-name="ce33" table:formula="of:=IF(OR(ISBLANK([.$C299]);[.$C299]=&quot;Référentiel&quot;);0;IF(contexte_calcul=&quot;Réalisé&quot;;[.$U299]*[.D299];[.$O299]*[.D299]))" office:value-type="float" office:value="0" calcext:value-type="float">
            <text:p>0 HETD</text:p>
          </table:table-cell>
          <table:table-cell table:style-name="ce33" table:formula="of:=IF(OR(ISBLANK([.$C299]);[.$C299]=&quot;Référentiel&quot;);0;IF(contexte_calcul=&quot;Réalisé&quot;;[.$U299]*[.E299];[.$O299]*[.E299]))" office:value-type="float" office:value="0" calcext:value-type="float">
            <text:p>0 HETD</text:p>
          </table:table-cell>
          <table:table-cell table:style-name="ce33" table:formula="of:=IF(OR(ISBLANK([.$C299]);[.$C299]=&quot;Référentiel&quot;);0;IF(contexte_calcul=&quot;Réalisé&quot;;[.$U299]*[.F299];[.$O299]*[.F299]))" office:value-type="float" office:value="0" calcext:value-type="float">
            <text:p>0 HETD</text:p>
          </table:table-cell>
          <table:table-cell table:style-name="ce33" table:formula="of:=IF([.$C299]=&quot;Référentiel&quot;;IF(contexte_calcul=&quot;Réalisé&quot;;[.$U299];[.$R299]);0)" office:value-type="float" office:value="0" calcext:value-type="float">
            <text:p>0 HETD</text:p>
          </table:table-cell>
          <table:table-cell table:style-name="ce33" table:formula="of:=IF(OR(ISBLANK([.$C299]);[.$C299]=&quot;Référentiel&quot;);0;IF(contexte_calcul=&quot;Réalisé&quot;;[.$W299]*[.D299];[.$R299]*[.D299]))" office:value-type="float" office:value="0" calcext:value-type="float">
            <text:p>0 HETD</text:p>
          </table:table-cell>
          <table:table-cell table:style-name="ce33" table:formula="of:=IF(OR(ISBLANK([.$C299]);[.$C299]=&quot;Référentiel&quot;);0;IF(contexte_calcul=&quot;Réalisé&quot;;[.$W299]*[.E299];[.$R299]*[.E299]))" office:value-type="float" office:value="0" calcext:value-type="float">
            <text:p>0 HETD</text:p>
          </table:table-cell>
          <table:table-cell table:style-name="ce33" table:formula="of:=IF(OR(ISBLANK([.$C299]);[.$C299]=&quot;Référentiel&quot;);0;IF(contexte_calcul=&quot;Réalisé&quot;;[.$W299]*[.F299];[.$R299]*[.F29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9]=&quot;Référentiel&quot;;IF(contexte_calcul=&quot;Réalisé&quot;;[.$W299];[.$R29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00]);[.C300]=&quot;Référentiel&quot;);&quot;&quot;;1-([.D300]+[.E30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00]);0;HLOOKUP(IF(AND([.C300]=&quot;TP&quot;;TP_vaut_TD=&quot;Oui&quot;);&quot;TD&quot;;[.C300]);types_intervention;2;0))*IF(ISBLANK([.G300]);1;[.G300])" office:value-type="float" office:value="0" calcext:value-type="float">
            <text:p>0 HETD</text:p>
          </table:table-cell>
          <table:table-cell table:style-name="ce12" table:formula="of:=IF(ISBLANK([.C300]);0;HLOOKUP([.C300];types_intervention;3;0))*IF(ISBLANK([.G300]);1;[.G300])" office:value-type="float" office:value="0" calcext:value-type="float">
            <text:p>0 HETD</text:p>
          </table:table-cell>
          <table:table-cell table:style-name="ce11" table:formula="of:=IF([.H300]=&quot;Oui&quot;;[.I300]*[.J30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0]/[.$L$522];0)" office:value-type="percentage" office:value="0" calcext:value-type="percentage">
            <text:p>0,00 %</text:p>
          </table:table-cell>
          <table:table-cell table:style-name="ce11" table:formula="of:=MIN(service_du;[.$L$522])*[.N300]" office:value-type="float" office:value="0" calcext:value-type="float">
            <text:p>0 HETD</text:p>
          </table:table-cell>
          <table:table-cell table:style-name="ce28" table:formula="of:=IF([.L300]&lt;&gt;0;[.O300]/[.L300];0)" office:value-type="percentage" office:value="0" calcext:value-type="percentage">
            <text:p>0,00 %</text:p>
          </table:table-cell>
          <table:table-cell table:style-name="ce28" table:formula="of:=IF([.$L$522]&gt;service_du;1-[.P300];0)" office:value-type="percentage" office:value="1" calcext:value-type="percentage">
            <text:p>100,00 %</text:p>
          </table:table-cell>
          <table:table-cell table:style-name="ce26" table:formula="of:=[.I300]*[.Q300]*[.K300]*IF(ISBLANK([.G300]);1;[.G30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9]+[.L300]&gt;service_du;service_du;[.T299]+[.L300]))" office:value-type="float" office:value="188" calcext:value-type="float">
            <text:p>188 HETD</text:p>
          </table:table-cell>
          <table:table-cell table:style-name="ce11" table:formula="of:=IF(service_du=0;0;IF([.T299]+[.L300]&gt;service_du;service_du-[.T299];[.L300]))" office:value-type="float" office:value="0" calcext:value-type="float">
            <text:p>0 HETD</text:p>
          </table:table-cell>
          <table:table-cell table:style-name="ce30" table:formula="of:=IF(service_du=0;[.I300];IF([.J300]&gt;0;IF([.T299]+[.L300]&lt;service_du;0;(([.T299]+[.L300])-service_du)/[.J30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0]+IF([.H300]&lt;&gt;&quot;Oui&quot;;[.I300];0))*[.K300])*IF(ISBLANK([.G300]);1;[.G300])" office:value-type="float" office:value="0" calcext:value-type="float">
            <text:p>0 HETD</text:p>
          </table:table-cell>
          <table:table-cell/>
          <table:table-cell table:style-name="ce33" table:formula="of:=IF(OR(ISBLANK([.$C300]);[.$C300]=&quot;Référentiel&quot;);0;IF(contexte_calcul=&quot;Réalisé&quot;;[.$U300]*[.D300];[.$O300]*[.D300]))" office:value-type="float" office:value="0" calcext:value-type="float">
            <text:p>0 HETD</text:p>
          </table:table-cell>
          <table:table-cell table:style-name="ce33" table:formula="of:=IF(OR(ISBLANK([.$C300]);[.$C300]=&quot;Référentiel&quot;);0;IF(contexte_calcul=&quot;Réalisé&quot;;[.$U300]*[.E300];[.$O300]*[.E300]))" office:value-type="float" office:value="0" calcext:value-type="float">
            <text:p>0 HETD</text:p>
          </table:table-cell>
          <table:table-cell table:style-name="ce33" table:formula="of:=IF(OR(ISBLANK([.$C300]);[.$C300]=&quot;Référentiel&quot;);0;IF(contexte_calcul=&quot;Réalisé&quot;;[.$U300]*[.F300];[.$O300]*[.F300]))" office:value-type="float" office:value="0" calcext:value-type="float">
            <text:p>0 HETD</text:p>
          </table:table-cell>
          <table:table-cell table:style-name="ce33" table:formula="of:=IF([.$C300]=&quot;Référentiel&quot;;IF(contexte_calcul=&quot;Réalisé&quot;;[.$U300];[.$R300]);0)" office:value-type="float" office:value="0" calcext:value-type="float">
            <text:p>0 HETD</text:p>
          </table:table-cell>
          <table:table-cell table:style-name="ce33" table:formula="of:=IF(OR(ISBLANK([.$C300]);[.$C300]=&quot;Référentiel&quot;);0;IF(contexte_calcul=&quot;Réalisé&quot;;[.$W300]*[.D300];[.$R300]*[.D300]))" office:value-type="float" office:value="0" calcext:value-type="float">
            <text:p>0 HETD</text:p>
          </table:table-cell>
          <table:table-cell table:style-name="ce33" table:formula="of:=IF(OR(ISBLANK([.$C300]);[.$C300]=&quot;Référentiel&quot;);0;IF(contexte_calcul=&quot;Réalisé&quot;;[.$W300]*[.E300];[.$R300]*[.E300]))" office:value-type="float" office:value="0" calcext:value-type="float">
            <text:p>0 HETD</text:p>
          </table:table-cell>
          <table:table-cell table:style-name="ce33" table:formula="of:=IF(OR(ISBLANK([.$C300]);[.$C300]=&quot;Référentiel&quot;);0;IF(contexte_calcul=&quot;Réalisé&quot;;[.$W300]*[.F300];[.$R300]*[.F30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0]=&quot;Référentiel&quot;;IF(contexte_calcul=&quot;Réalisé&quot;;[.$W300];[.$R30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01]);[.C301]=&quot;Référentiel&quot;);&quot;&quot;;1-([.D301]+[.E30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01]);0;HLOOKUP(IF(AND([.C301]=&quot;TP&quot;;TP_vaut_TD=&quot;Oui&quot;);&quot;TD&quot;;[.C301]);types_intervention;2;0))*IF(ISBLANK([.G301]);1;[.G301])" office:value-type="float" office:value="0" calcext:value-type="float">
            <text:p>0 HETD</text:p>
          </table:table-cell>
          <table:table-cell table:style-name="ce12" table:formula="of:=IF(ISBLANK([.C301]);0;HLOOKUP([.C301];types_intervention;3;0))*IF(ISBLANK([.G301]);1;[.G301])" office:value-type="float" office:value="0" calcext:value-type="float">
            <text:p>0 HETD</text:p>
          </table:table-cell>
          <table:table-cell table:style-name="ce11" table:formula="of:=IF([.H301]=&quot;Oui&quot;;[.I301]*[.J30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1]/[.$L$522];0)" office:value-type="percentage" office:value="0" calcext:value-type="percentage">
            <text:p>0,00 %</text:p>
          </table:table-cell>
          <table:table-cell table:style-name="ce11" table:formula="of:=MIN(service_du;[.$L$522])*[.N301]" office:value-type="float" office:value="0" calcext:value-type="float">
            <text:p>0 HETD</text:p>
          </table:table-cell>
          <table:table-cell table:style-name="ce28" table:formula="of:=IF([.L301]&lt;&gt;0;[.O301]/[.L301];0)" office:value-type="percentage" office:value="0" calcext:value-type="percentage">
            <text:p>0,00 %</text:p>
          </table:table-cell>
          <table:table-cell table:style-name="ce28" table:formula="of:=IF([.$L$522]&gt;service_du;1-[.P301];0)" office:value-type="percentage" office:value="1" calcext:value-type="percentage">
            <text:p>100,00 %</text:p>
          </table:table-cell>
          <table:table-cell table:style-name="ce26" table:formula="of:=[.I301]*[.Q301]*[.K301]*IF(ISBLANK([.G301]);1;[.G30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0]+[.L301]&gt;service_du;service_du;[.T300]+[.L301]))" office:value-type="float" office:value="188" calcext:value-type="float">
            <text:p>188 HETD</text:p>
          </table:table-cell>
          <table:table-cell table:style-name="ce11" table:formula="of:=IF(service_du=0;0;IF([.T300]+[.L301]&gt;service_du;service_du-[.T300];[.L301]))" office:value-type="float" office:value="0" calcext:value-type="float">
            <text:p>0 HETD</text:p>
          </table:table-cell>
          <table:table-cell table:style-name="ce30" table:formula="of:=IF(service_du=0;[.I301];IF([.J301]&gt;0;IF([.T300]+[.L301]&lt;service_du;0;(([.T300]+[.L301])-service_du)/[.J30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1]+IF([.H301]&lt;&gt;&quot;Oui&quot;;[.I301];0))*[.K301])*IF(ISBLANK([.G301]);1;[.G301])" office:value-type="float" office:value="0" calcext:value-type="float">
            <text:p>0 HETD</text:p>
          </table:table-cell>
          <table:table-cell/>
          <table:table-cell table:style-name="ce33" table:formula="of:=IF(OR(ISBLANK([.$C301]);[.$C301]=&quot;Référentiel&quot;);0;IF(contexte_calcul=&quot;Réalisé&quot;;[.$U301]*[.D301];[.$O301]*[.D301]))" office:value-type="float" office:value="0" calcext:value-type="float">
            <text:p>0 HETD</text:p>
          </table:table-cell>
          <table:table-cell table:style-name="ce33" table:formula="of:=IF(OR(ISBLANK([.$C301]);[.$C301]=&quot;Référentiel&quot;);0;IF(contexte_calcul=&quot;Réalisé&quot;;[.$U301]*[.E301];[.$O301]*[.E301]))" office:value-type="float" office:value="0" calcext:value-type="float">
            <text:p>0 HETD</text:p>
          </table:table-cell>
          <table:table-cell table:style-name="ce33" table:formula="of:=IF(OR(ISBLANK([.$C301]);[.$C301]=&quot;Référentiel&quot;);0;IF(contexte_calcul=&quot;Réalisé&quot;;[.$U301]*[.F301];[.$O301]*[.F301]))" office:value-type="float" office:value="0" calcext:value-type="float">
            <text:p>0 HETD</text:p>
          </table:table-cell>
          <table:table-cell table:style-name="ce33" table:formula="of:=IF([.$C301]=&quot;Référentiel&quot;;IF(contexte_calcul=&quot;Réalisé&quot;;[.$U301];[.$R301]);0)" office:value-type="float" office:value="0" calcext:value-type="float">
            <text:p>0 HETD</text:p>
          </table:table-cell>
          <table:table-cell table:style-name="ce33" table:formula="of:=IF(OR(ISBLANK([.$C301]);[.$C301]=&quot;Référentiel&quot;);0;IF(contexte_calcul=&quot;Réalisé&quot;;[.$W301]*[.D301];[.$R301]*[.D301]))" office:value-type="float" office:value="0" calcext:value-type="float">
            <text:p>0 HETD</text:p>
          </table:table-cell>
          <table:table-cell table:style-name="ce33" table:formula="of:=IF(OR(ISBLANK([.$C301]);[.$C301]=&quot;Référentiel&quot;);0;IF(contexte_calcul=&quot;Réalisé&quot;;[.$W301]*[.E301];[.$R301]*[.E301]))" office:value-type="float" office:value="0" calcext:value-type="float">
            <text:p>0 HETD</text:p>
          </table:table-cell>
          <table:table-cell table:style-name="ce33" table:formula="of:=IF(OR(ISBLANK([.$C301]);[.$C301]=&quot;Référentiel&quot;);0;IF(contexte_calcul=&quot;Réalisé&quot;;[.$W301]*[.F301];[.$R301]*[.F30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1]=&quot;Référentiel&quot;;IF(contexte_calcul=&quot;Réalisé&quot;;[.$W301];[.$R30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02]);[.C302]=&quot;Référentiel&quot;);&quot;&quot;;1-([.D302]+[.E30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02]);0;HLOOKUP(IF(AND([.C302]=&quot;TP&quot;;TP_vaut_TD=&quot;Oui&quot;);&quot;TD&quot;;[.C302]);types_intervention;2;0))*IF(ISBLANK([.G302]);1;[.G302])" office:value-type="float" office:value="0" calcext:value-type="float">
            <text:p>0 HETD</text:p>
          </table:table-cell>
          <table:table-cell table:style-name="ce12" table:formula="of:=IF(ISBLANK([.C302]);0;HLOOKUP([.C302];types_intervention;3;0))*IF(ISBLANK([.G302]);1;[.G302])" office:value-type="float" office:value="0" calcext:value-type="float">
            <text:p>0 HETD</text:p>
          </table:table-cell>
          <table:table-cell table:style-name="ce11" table:formula="of:=IF([.H302]=&quot;Oui&quot;;[.I302]*[.J30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2]/[.$L$522];0)" office:value-type="percentage" office:value="0" calcext:value-type="percentage">
            <text:p>0,00 %</text:p>
          </table:table-cell>
          <table:table-cell table:style-name="ce11" table:formula="of:=MIN(service_du;[.$L$522])*[.N302]" office:value-type="float" office:value="0" calcext:value-type="float">
            <text:p>0 HETD</text:p>
          </table:table-cell>
          <table:table-cell table:style-name="ce28" table:formula="of:=IF([.L302]&lt;&gt;0;[.O302]/[.L302];0)" office:value-type="percentage" office:value="0" calcext:value-type="percentage">
            <text:p>0,00 %</text:p>
          </table:table-cell>
          <table:table-cell table:style-name="ce28" table:formula="of:=IF([.$L$522]&gt;service_du;1-[.P302];0)" office:value-type="percentage" office:value="1" calcext:value-type="percentage">
            <text:p>100,00 %</text:p>
          </table:table-cell>
          <table:table-cell table:style-name="ce26" table:formula="of:=[.I302]*[.Q302]*[.K302]*IF(ISBLANK([.G302]);1;[.G30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1]+[.L302]&gt;service_du;service_du;[.T301]+[.L302]))" office:value-type="float" office:value="188" calcext:value-type="float">
            <text:p>188 HETD</text:p>
          </table:table-cell>
          <table:table-cell table:style-name="ce11" table:formula="of:=IF(service_du=0;0;IF([.T301]+[.L302]&gt;service_du;service_du-[.T301];[.L302]))" office:value-type="float" office:value="0" calcext:value-type="float">
            <text:p>0 HETD</text:p>
          </table:table-cell>
          <table:table-cell table:style-name="ce30" table:formula="of:=IF(service_du=0;[.I302];IF([.J302]&gt;0;IF([.T301]+[.L302]&lt;service_du;0;(([.T301]+[.L302])-service_du)/[.J30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2]+IF([.H302]&lt;&gt;&quot;Oui&quot;;[.I302];0))*[.K302])*IF(ISBLANK([.G302]);1;[.G302])" office:value-type="float" office:value="0" calcext:value-type="float">
            <text:p>0 HETD</text:p>
          </table:table-cell>
          <table:table-cell/>
          <table:table-cell table:style-name="ce33" table:formula="of:=IF(OR(ISBLANK([.$C302]);[.$C302]=&quot;Référentiel&quot;);0;IF(contexte_calcul=&quot;Réalisé&quot;;[.$U302]*[.D302];[.$O302]*[.D302]))" office:value-type="float" office:value="0" calcext:value-type="float">
            <text:p>0 HETD</text:p>
          </table:table-cell>
          <table:table-cell table:style-name="ce33" table:formula="of:=IF(OR(ISBLANK([.$C302]);[.$C302]=&quot;Référentiel&quot;);0;IF(contexte_calcul=&quot;Réalisé&quot;;[.$U302]*[.E302];[.$O302]*[.E302]))" office:value-type="float" office:value="0" calcext:value-type="float">
            <text:p>0 HETD</text:p>
          </table:table-cell>
          <table:table-cell table:style-name="ce33" table:formula="of:=IF(OR(ISBLANK([.$C302]);[.$C302]=&quot;Référentiel&quot;);0;IF(contexte_calcul=&quot;Réalisé&quot;;[.$U302]*[.F302];[.$O302]*[.F302]))" office:value-type="float" office:value="0" calcext:value-type="float">
            <text:p>0 HETD</text:p>
          </table:table-cell>
          <table:table-cell table:style-name="ce33" table:formula="of:=IF([.$C302]=&quot;Référentiel&quot;;IF(contexte_calcul=&quot;Réalisé&quot;;[.$U302];[.$R302]);0)" office:value-type="float" office:value="0" calcext:value-type="float">
            <text:p>0 HETD</text:p>
          </table:table-cell>
          <table:table-cell table:style-name="ce33" table:formula="of:=IF(OR(ISBLANK([.$C302]);[.$C302]=&quot;Référentiel&quot;);0;IF(contexte_calcul=&quot;Réalisé&quot;;[.$W302]*[.D302];[.$R302]*[.D302]))" office:value-type="float" office:value="0" calcext:value-type="float">
            <text:p>0 HETD</text:p>
          </table:table-cell>
          <table:table-cell table:style-name="ce33" table:formula="of:=IF(OR(ISBLANK([.$C302]);[.$C302]=&quot;Référentiel&quot;);0;IF(contexte_calcul=&quot;Réalisé&quot;;[.$W302]*[.E302];[.$R302]*[.E302]))" office:value-type="float" office:value="0" calcext:value-type="float">
            <text:p>0 HETD</text:p>
          </table:table-cell>
          <table:table-cell table:style-name="ce33" table:formula="of:=IF(OR(ISBLANK([.$C302]);[.$C302]=&quot;Référentiel&quot;);0;IF(contexte_calcul=&quot;Réalisé&quot;;[.$W302]*[.F302];[.$R302]*[.F30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2]=&quot;Référentiel&quot;;IF(contexte_calcul=&quot;Réalisé&quot;;[.$W302];[.$R30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03]);[.C303]=&quot;Référentiel&quot;);&quot;&quot;;1-([.D303]+[.E30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03]);0;HLOOKUP(IF(AND([.C303]=&quot;TP&quot;;TP_vaut_TD=&quot;Oui&quot;);&quot;TD&quot;;[.C303]);types_intervention;2;0))*IF(ISBLANK([.G303]);1;[.G303])" office:value-type="float" office:value="0" calcext:value-type="float">
            <text:p>0 HETD</text:p>
          </table:table-cell>
          <table:table-cell table:style-name="ce12" table:formula="of:=IF(ISBLANK([.C303]);0;HLOOKUP([.C303];types_intervention;3;0))*IF(ISBLANK([.G303]);1;[.G303])" office:value-type="float" office:value="0" calcext:value-type="float">
            <text:p>0 HETD</text:p>
          </table:table-cell>
          <table:table-cell table:style-name="ce11" table:formula="of:=IF([.H303]=&quot;Oui&quot;;[.I303]*[.J30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3]/[.$L$522];0)" office:value-type="percentage" office:value="0" calcext:value-type="percentage">
            <text:p>0,00 %</text:p>
          </table:table-cell>
          <table:table-cell table:style-name="ce11" table:formula="of:=MIN(service_du;[.$L$522])*[.N303]" office:value-type="float" office:value="0" calcext:value-type="float">
            <text:p>0 HETD</text:p>
          </table:table-cell>
          <table:table-cell table:style-name="ce28" table:formula="of:=IF([.L303]&lt;&gt;0;[.O303]/[.L303];0)" office:value-type="percentage" office:value="0" calcext:value-type="percentage">
            <text:p>0,00 %</text:p>
          </table:table-cell>
          <table:table-cell table:style-name="ce28" table:formula="of:=IF([.$L$522]&gt;service_du;1-[.P303];0)" office:value-type="percentage" office:value="1" calcext:value-type="percentage">
            <text:p>100,00 %</text:p>
          </table:table-cell>
          <table:table-cell table:style-name="ce26" table:formula="of:=[.I303]*[.Q303]*[.K303]*IF(ISBLANK([.G303]);1;[.G30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2]+[.L303]&gt;service_du;service_du;[.T302]+[.L303]))" office:value-type="float" office:value="188" calcext:value-type="float">
            <text:p>188 HETD</text:p>
          </table:table-cell>
          <table:table-cell table:style-name="ce11" table:formula="of:=IF(service_du=0;0;IF([.T302]+[.L303]&gt;service_du;service_du-[.T302];[.L303]))" office:value-type="float" office:value="0" calcext:value-type="float">
            <text:p>0 HETD</text:p>
          </table:table-cell>
          <table:table-cell table:style-name="ce30" table:formula="of:=IF(service_du=0;[.I303];IF([.J303]&gt;0;IF([.T302]+[.L303]&lt;service_du;0;(([.T302]+[.L303])-service_du)/[.J30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3]+IF([.H303]&lt;&gt;&quot;Oui&quot;;[.I303];0))*[.K303])*IF(ISBLANK([.G303]);1;[.G303])" office:value-type="float" office:value="0" calcext:value-type="float">
            <text:p>0 HETD</text:p>
          </table:table-cell>
          <table:table-cell/>
          <table:table-cell table:style-name="ce33" table:formula="of:=IF(OR(ISBLANK([.$C303]);[.$C303]=&quot;Référentiel&quot;);0;IF(contexte_calcul=&quot;Réalisé&quot;;[.$U303]*[.D303];[.$O303]*[.D303]))" office:value-type="float" office:value="0" calcext:value-type="float">
            <text:p>0 HETD</text:p>
          </table:table-cell>
          <table:table-cell table:style-name="ce33" table:formula="of:=IF(OR(ISBLANK([.$C303]);[.$C303]=&quot;Référentiel&quot;);0;IF(contexte_calcul=&quot;Réalisé&quot;;[.$U303]*[.E303];[.$O303]*[.E303]))" office:value-type="float" office:value="0" calcext:value-type="float">
            <text:p>0 HETD</text:p>
          </table:table-cell>
          <table:table-cell table:style-name="ce33" table:formula="of:=IF(OR(ISBLANK([.$C303]);[.$C303]=&quot;Référentiel&quot;);0;IF(contexte_calcul=&quot;Réalisé&quot;;[.$U303]*[.F303];[.$O303]*[.F303]))" office:value-type="float" office:value="0" calcext:value-type="float">
            <text:p>0 HETD</text:p>
          </table:table-cell>
          <table:table-cell table:style-name="ce33" table:formula="of:=IF([.$C303]=&quot;Référentiel&quot;;IF(contexte_calcul=&quot;Réalisé&quot;;[.$U303];[.$R303]);0)" office:value-type="float" office:value="0" calcext:value-type="float">
            <text:p>0 HETD</text:p>
          </table:table-cell>
          <table:table-cell table:style-name="ce33" table:formula="of:=IF(OR(ISBLANK([.$C303]);[.$C303]=&quot;Référentiel&quot;);0;IF(contexte_calcul=&quot;Réalisé&quot;;[.$W303]*[.D303];[.$R303]*[.D303]))" office:value-type="float" office:value="0" calcext:value-type="float">
            <text:p>0 HETD</text:p>
          </table:table-cell>
          <table:table-cell table:style-name="ce33" table:formula="of:=IF(OR(ISBLANK([.$C303]);[.$C303]=&quot;Référentiel&quot;);0;IF(contexte_calcul=&quot;Réalisé&quot;;[.$W303]*[.E303];[.$R303]*[.E303]))" office:value-type="float" office:value="0" calcext:value-type="float">
            <text:p>0 HETD</text:p>
          </table:table-cell>
          <table:table-cell table:style-name="ce33" table:formula="of:=IF(OR(ISBLANK([.$C303]);[.$C303]=&quot;Référentiel&quot;);0;IF(contexte_calcul=&quot;Réalisé&quot;;[.$W303]*[.F303];[.$R303]*[.F30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3]=&quot;Référentiel&quot;;IF(contexte_calcul=&quot;Réalisé&quot;;[.$W303];[.$R30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04]);[.C304]=&quot;Référentiel&quot;);&quot;&quot;;1-([.D304]+[.E30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04]);0;HLOOKUP(IF(AND([.C304]=&quot;TP&quot;;TP_vaut_TD=&quot;Oui&quot;);&quot;TD&quot;;[.C304]);types_intervention;2;0))*IF(ISBLANK([.G304]);1;[.G304])" office:value-type="float" office:value="0" calcext:value-type="float">
            <text:p>0 HETD</text:p>
          </table:table-cell>
          <table:table-cell table:style-name="ce12" table:formula="of:=IF(ISBLANK([.C304]);0;HLOOKUP([.C304];types_intervention;3;0))*IF(ISBLANK([.G304]);1;[.G304])" office:value-type="float" office:value="0" calcext:value-type="float">
            <text:p>0 HETD</text:p>
          </table:table-cell>
          <table:table-cell table:style-name="ce11" table:formula="of:=IF([.H304]=&quot;Oui&quot;;[.I304]*[.J30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4]/[.$L$522];0)" office:value-type="percentage" office:value="0" calcext:value-type="percentage">
            <text:p>0,00 %</text:p>
          </table:table-cell>
          <table:table-cell table:style-name="ce11" table:formula="of:=MIN(service_du;[.$L$522])*[.N304]" office:value-type="float" office:value="0" calcext:value-type="float">
            <text:p>0 HETD</text:p>
          </table:table-cell>
          <table:table-cell table:style-name="ce28" table:formula="of:=IF([.L304]&lt;&gt;0;[.O304]/[.L304];0)" office:value-type="percentage" office:value="0" calcext:value-type="percentage">
            <text:p>0,00 %</text:p>
          </table:table-cell>
          <table:table-cell table:style-name="ce28" table:formula="of:=IF([.$L$522]&gt;service_du;1-[.P304];0)" office:value-type="percentage" office:value="1" calcext:value-type="percentage">
            <text:p>100,00 %</text:p>
          </table:table-cell>
          <table:table-cell table:style-name="ce26" table:formula="of:=[.I304]*[.Q304]*[.K304]*IF(ISBLANK([.G304]);1;[.G30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3]+[.L304]&gt;service_du;service_du;[.T303]+[.L304]))" office:value-type="float" office:value="188" calcext:value-type="float">
            <text:p>188 HETD</text:p>
          </table:table-cell>
          <table:table-cell table:style-name="ce11" table:formula="of:=IF(service_du=0;0;IF([.T303]+[.L304]&gt;service_du;service_du-[.T303];[.L304]))" office:value-type="float" office:value="0" calcext:value-type="float">
            <text:p>0 HETD</text:p>
          </table:table-cell>
          <table:table-cell table:style-name="ce30" table:formula="of:=IF(service_du=0;[.I304];IF([.J304]&gt;0;IF([.T303]+[.L304]&lt;service_du;0;(([.T303]+[.L304])-service_du)/[.J30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4]+IF([.H304]&lt;&gt;&quot;Oui&quot;;[.I304];0))*[.K304])*IF(ISBLANK([.G304]);1;[.G304])" office:value-type="float" office:value="0" calcext:value-type="float">
            <text:p>0 HETD</text:p>
          </table:table-cell>
          <table:table-cell/>
          <table:table-cell table:style-name="ce33" table:formula="of:=IF(OR(ISBLANK([.$C304]);[.$C304]=&quot;Référentiel&quot;);0;IF(contexte_calcul=&quot;Réalisé&quot;;[.$U304]*[.D304];[.$O304]*[.D304]))" office:value-type="float" office:value="0" calcext:value-type="float">
            <text:p>0 HETD</text:p>
          </table:table-cell>
          <table:table-cell table:style-name="ce33" table:formula="of:=IF(OR(ISBLANK([.$C304]);[.$C304]=&quot;Référentiel&quot;);0;IF(contexte_calcul=&quot;Réalisé&quot;;[.$U304]*[.E304];[.$O304]*[.E304]))" office:value-type="float" office:value="0" calcext:value-type="float">
            <text:p>0 HETD</text:p>
          </table:table-cell>
          <table:table-cell table:style-name="ce33" table:formula="of:=IF(OR(ISBLANK([.$C304]);[.$C304]=&quot;Référentiel&quot;);0;IF(contexte_calcul=&quot;Réalisé&quot;;[.$U304]*[.F304];[.$O304]*[.F304]))" office:value-type="float" office:value="0" calcext:value-type="float">
            <text:p>0 HETD</text:p>
          </table:table-cell>
          <table:table-cell table:style-name="ce33" table:formula="of:=IF([.$C304]=&quot;Référentiel&quot;;IF(contexte_calcul=&quot;Réalisé&quot;;[.$U304];[.$R304]);0)" office:value-type="float" office:value="0" calcext:value-type="float">
            <text:p>0 HETD</text:p>
          </table:table-cell>
          <table:table-cell table:style-name="ce33" table:formula="of:=IF(OR(ISBLANK([.$C304]);[.$C304]=&quot;Référentiel&quot;);0;IF(contexte_calcul=&quot;Réalisé&quot;;[.$W304]*[.D304];[.$R304]*[.D304]))" office:value-type="float" office:value="0" calcext:value-type="float">
            <text:p>0 HETD</text:p>
          </table:table-cell>
          <table:table-cell table:style-name="ce33" table:formula="of:=IF(OR(ISBLANK([.$C304]);[.$C304]=&quot;Référentiel&quot;);0;IF(contexte_calcul=&quot;Réalisé&quot;;[.$W304]*[.E304];[.$R304]*[.E304]))" office:value-type="float" office:value="0" calcext:value-type="float">
            <text:p>0 HETD</text:p>
          </table:table-cell>
          <table:table-cell table:style-name="ce33" table:formula="of:=IF(OR(ISBLANK([.$C304]);[.$C304]=&quot;Référentiel&quot;);0;IF(contexte_calcul=&quot;Réalisé&quot;;[.$W304]*[.F304];[.$R304]*[.F30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4]=&quot;Référentiel&quot;;IF(contexte_calcul=&quot;Réalisé&quot;;[.$W304];[.$R30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05]);[.C305]=&quot;Référentiel&quot;);&quot;&quot;;1-([.D305]+[.E30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05]);0;HLOOKUP(IF(AND([.C305]=&quot;TP&quot;;TP_vaut_TD=&quot;Oui&quot;);&quot;TD&quot;;[.C305]);types_intervention;2;0))*IF(ISBLANK([.G305]);1;[.G305])" office:value-type="float" office:value="0" calcext:value-type="float">
            <text:p>0 HETD</text:p>
          </table:table-cell>
          <table:table-cell table:style-name="ce12" table:formula="of:=IF(ISBLANK([.C305]);0;HLOOKUP([.C305];types_intervention;3;0))*IF(ISBLANK([.G305]);1;[.G305])" office:value-type="float" office:value="0" calcext:value-type="float">
            <text:p>0 HETD</text:p>
          </table:table-cell>
          <table:table-cell table:style-name="ce11" table:formula="of:=IF([.H305]=&quot;Oui&quot;;[.I305]*[.J30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5]/[.$L$522];0)" office:value-type="percentage" office:value="0" calcext:value-type="percentage">
            <text:p>0,00 %</text:p>
          </table:table-cell>
          <table:table-cell table:style-name="ce11" table:formula="of:=MIN(service_du;[.$L$522])*[.N305]" office:value-type="float" office:value="0" calcext:value-type="float">
            <text:p>0 HETD</text:p>
          </table:table-cell>
          <table:table-cell table:style-name="ce28" table:formula="of:=IF([.L305]&lt;&gt;0;[.O305]/[.L305];0)" office:value-type="percentage" office:value="0" calcext:value-type="percentage">
            <text:p>0,00 %</text:p>
          </table:table-cell>
          <table:table-cell table:style-name="ce28" table:formula="of:=IF([.$L$522]&gt;service_du;1-[.P305];0)" office:value-type="percentage" office:value="1" calcext:value-type="percentage">
            <text:p>100,00 %</text:p>
          </table:table-cell>
          <table:table-cell table:style-name="ce26" table:formula="of:=[.I305]*[.Q305]*[.K305]*IF(ISBLANK([.G305]);1;[.G30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4]+[.L305]&gt;service_du;service_du;[.T304]+[.L305]))" office:value-type="float" office:value="188" calcext:value-type="float">
            <text:p>188 HETD</text:p>
          </table:table-cell>
          <table:table-cell table:style-name="ce11" table:formula="of:=IF(service_du=0;0;IF([.T304]+[.L305]&gt;service_du;service_du-[.T304];[.L305]))" office:value-type="float" office:value="0" calcext:value-type="float">
            <text:p>0 HETD</text:p>
          </table:table-cell>
          <table:table-cell table:style-name="ce30" table:formula="of:=IF(service_du=0;[.I305];IF([.J305]&gt;0;IF([.T304]+[.L305]&lt;service_du;0;(([.T304]+[.L305])-service_du)/[.J30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5]+IF([.H305]&lt;&gt;&quot;Oui&quot;;[.I305];0))*[.K305])*IF(ISBLANK([.G305]);1;[.G305])" office:value-type="float" office:value="0" calcext:value-type="float">
            <text:p>0 HETD</text:p>
          </table:table-cell>
          <table:table-cell/>
          <table:table-cell table:style-name="ce33" table:formula="of:=IF(OR(ISBLANK([.$C305]);[.$C305]=&quot;Référentiel&quot;);0;IF(contexte_calcul=&quot;Réalisé&quot;;[.$U305]*[.D305];[.$O305]*[.D305]))" office:value-type="float" office:value="0" calcext:value-type="float">
            <text:p>0 HETD</text:p>
          </table:table-cell>
          <table:table-cell table:style-name="ce33" table:formula="of:=IF(OR(ISBLANK([.$C305]);[.$C305]=&quot;Référentiel&quot;);0;IF(contexte_calcul=&quot;Réalisé&quot;;[.$U305]*[.E305];[.$O305]*[.E305]))" office:value-type="float" office:value="0" calcext:value-type="float">
            <text:p>0 HETD</text:p>
          </table:table-cell>
          <table:table-cell table:style-name="ce33" table:formula="of:=IF(OR(ISBLANK([.$C305]);[.$C305]=&quot;Référentiel&quot;);0;IF(contexte_calcul=&quot;Réalisé&quot;;[.$U305]*[.F305];[.$O305]*[.F305]))" office:value-type="float" office:value="0" calcext:value-type="float">
            <text:p>0 HETD</text:p>
          </table:table-cell>
          <table:table-cell table:style-name="ce33" table:formula="of:=IF([.$C305]=&quot;Référentiel&quot;;IF(contexte_calcul=&quot;Réalisé&quot;;[.$U305];[.$R305]);0)" office:value-type="float" office:value="0" calcext:value-type="float">
            <text:p>0 HETD</text:p>
          </table:table-cell>
          <table:table-cell table:style-name="ce33" table:formula="of:=IF(OR(ISBLANK([.$C305]);[.$C305]=&quot;Référentiel&quot;);0;IF(contexte_calcul=&quot;Réalisé&quot;;[.$W305]*[.D305];[.$R305]*[.D305]))" office:value-type="float" office:value="0" calcext:value-type="float">
            <text:p>0 HETD</text:p>
          </table:table-cell>
          <table:table-cell table:style-name="ce33" table:formula="of:=IF(OR(ISBLANK([.$C305]);[.$C305]=&quot;Référentiel&quot;);0;IF(contexte_calcul=&quot;Réalisé&quot;;[.$W305]*[.E305];[.$R305]*[.E305]))" office:value-type="float" office:value="0" calcext:value-type="float">
            <text:p>0 HETD</text:p>
          </table:table-cell>
          <table:table-cell table:style-name="ce33" table:formula="of:=IF(OR(ISBLANK([.$C305]);[.$C305]=&quot;Référentiel&quot;);0;IF(contexte_calcul=&quot;Réalisé&quot;;[.$W305]*[.F305];[.$R305]*[.F30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5]=&quot;Référentiel&quot;;IF(contexte_calcul=&quot;Réalisé&quot;;[.$W305];[.$R30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06]);[.C306]=&quot;Référentiel&quot;);&quot;&quot;;1-([.D306]+[.E30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06]);0;HLOOKUP(IF(AND([.C306]=&quot;TP&quot;;TP_vaut_TD=&quot;Oui&quot;);&quot;TD&quot;;[.C306]);types_intervention;2;0))*IF(ISBLANK([.G306]);1;[.G306])" office:value-type="float" office:value="0" calcext:value-type="float">
            <text:p>0 HETD</text:p>
          </table:table-cell>
          <table:table-cell table:style-name="ce12" table:formula="of:=IF(ISBLANK([.C306]);0;HLOOKUP([.C306];types_intervention;3;0))*IF(ISBLANK([.G306]);1;[.G306])" office:value-type="float" office:value="0" calcext:value-type="float">
            <text:p>0 HETD</text:p>
          </table:table-cell>
          <table:table-cell table:style-name="ce11" table:formula="of:=IF([.H306]=&quot;Oui&quot;;[.I306]*[.J30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6]/[.$L$522];0)" office:value-type="percentage" office:value="0" calcext:value-type="percentage">
            <text:p>0,00 %</text:p>
          </table:table-cell>
          <table:table-cell table:style-name="ce11" table:formula="of:=MIN(service_du;[.$L$522])*[.N306]" office:value-type="float" office:value="0" calcext:value-type="float">
            <text:p>0 HETD</text:p>
          </table:table-cell>
          <table:table-cell table:style-name="ce28" table:formula="of:=IF([.L306]&lt;&gt;0;[.O306]/[.L306];0)" office:value-type="percentage" office:value="0" calcext:value-type="percentage">
            <text:p>0,00 %</text:p>
          </table:table-cell>
          <table:table-cell table:style-name="ce28" table:formula="of:=IF([.$L$522]&gt;service_du;1-[.P306];0)" office:value-type="percentage" office:value="1" calcext:value-type="percentage">
            <text:p>100,00 %</text:p>
          </table:table-cell>
          <table:table-cell table:style-name="ce26" table:formula="of:=[.I306]*[.Q306]*[.K306]*IF(ISBLANK([.G306]);1;[.G30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5]+[.L306]&gt;service_du;service_du;[.T305]+[.L306]))" office:value-type="float" office:value="188" calcext:value-type="float">
            <text:p>188 HETD</text:p>
          </table:table-cell>
          <table:table-cell table:style-name="ce11" table:formula="of:=IF(service_du=0;0;IF([.T305]+[.L306]&gt;service_du;service_du-[.T305];[.L306]))" office:value-type="float" office:value="0" calcext:value-type="float">
            <text:p>0 HETD</text:p>
          </table:table-cell>
          <table:table-cell table:style-name="ce30" table:formula="of:=IF(service_du=0;[.I306];IF([.J306]&gt;0;IF([.T305]+[.L306]&lt;service_du;0;(([.T305]+[.L306])-service_du)/[.J30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6]+IF([.H306]&lt;&gt;&quot;Oui&quot;;[.I306];0))*[.K306])*IF(ISBLANK([.G306]);1;[.G306])" office:value-type="float" office:value="0" calcext:value-type="float">
            <text:p>0 HETD</text:p>
          </table:table-cell>
          <table:table-cell/>
          <table:table-cell table:style-name="ce33" table:formula="of:=IF(OR(ISBLANK([.$C306]);[.$C306]=&quot;Référentiel&quot;);0;IF(contexte_calcul=&quot;Réalisé&quot;;[.$U306]*[.D306];[.$O306]*[.D306]))" office:value-type="float" office:value="0" calcext:value-type="float">
            <text:p>0 HETD</text:p>
          </table:table-cell>
          <table:table-cell table:style-name="ce33" table:formula="of:=IF(OR(ISBLANK([.$C306]);[.$C306]=&quot;Référentiel&quot;);0;IF(contexte_calcul=&quot;Réalisé&quot;;[.$U306]*[.E306];[.$O306]*[.E306]))" office:value-type="float" office:value="0" calcext:value-type="float">
            <text:p>0 HETD</text:p>
          </table:table-cell>
          <table:table-cell table:style-name="ce33" table:formula="of:=IF(OR(ISBLANK([.$C306]);[.$C306]=&quot;Référentiel&quot;);0;IF(contexte_calcul=&quot;Réalisé&quot;;[.$U306]*[.F306];[.$O306]*[.F306]))" office:value-type="float" office:value="0" calcext:value-type="float">
            <text:p>0 HETD</text:p>
          </table:table-cell>
          <table:table-cell table:style-name="ce33" table:formula="of:=IF([.$C306]=&quot;Référentiel&quot;;IF(contexte_calcul=&quot;Réalisé&quot;;[.$U306];[.$R306]);0)" office:value-type="float" office:value="0" calcext:value-type="float">
            <text:p>0 HETD</text:p>
          </table:table-cell>
          <table:table-cell table:style-name="ce33" table:formula="of:=IF(OR(ISBLANK([.$C306]);[.$C306]=&quot;Référentiel&quot;);0;IF(contexte_calcul=&quot;Réalisé&quot;;[.$W306]*[.D306];[.$R306]*[.D306]))" office:value-type="float" office:value="0" calcext:value-type="float">
            <text:p>0 HETD</text:p>
          </table:table-cell>
          <table:table-cell table:style-name="ce33" table:formula="of:=IF(OR(ISBLANK([.$C306]);[.$C306]=&quot;Référentiel&quot;);0;IF(contexte_calcul=&quot;Réalisé&quot;;[.$W306]*[.E306];[.$R306]*[.E306]))" office:value-type="float" office:value="0" calcext:value-type="float">
            <text:p>0 HETD</text:p>
          </table:table-cell>
          <table:table-cell table:style-name="ce33" table:formula="of:=IF(OR(ISBLANK([.$C306]);[.$C306]=&quot;Référentiel&quot;);0;IF(contexte_calcul=&quot;Réalisé&quot;;[.$W306]*[.F306];[.$R306]*[.F30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6]=&quot;Référentiel&quot;;IF(contexte_calcul=&quot;Réalisé&quot;;[.$W306];[.$R30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07]);[.C307]=&quot;Référentiel&quot;);&quot;&quot;;1-([.D307]+[.E30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07]);0;HLOOKUP(IF(AND([.C307]=&quot;TP&quot;;TP_vaut_TD=&quot;Oui&quot;);&quot;TD&quot;;[.C307]);types_intervention;2;0))*IF(ISBLANK([.G307]);1;[.G307])" office:value-type="float" office:value="0" calcext:value-type="float">
            <text:p>0 HETD</text:p>
          </table:table-cell>
          <table:table-cell table:style-name="ce12" table:formula="of:=IF(ISBLANK([.C307]);0;HLOOKUP([.C307];types_intervention;3;0))*IF(ISBLANK([.G307]);1;[.G307])" office:value-type="float" office:value="0" calcext:value-type="float">
            <text:p>0 HETD</text:p>
          </table:table-cell>
          <table:table-cell table:style-name="ce11" table:formula="of:=IF([.H307]=&quot;Oui&quot;;[.I307]*[.J30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7]/[.$L$522];0)" office:value-type="percentage" office:value="0" calcext:value-type="percentage">
            <text:p>0,00 %</text:p>
          </table:table-cell>
          <table:table-cell table:style-name="ce11" table:formula="of:=MIN(service_du;[.$L$522])*[.N307]" office:value-type="float" office:value="0" calcext:value-type="float">
            <text:p>0 HETD</text:p>
          </table:table-cell>
          <table:table-cell table:style-name="ce28" table:formula="of:=IF([.L307]&lt;&gt;0;[.O307]/[.L307];0)" office:value-type="percentage" office:value="0" calcext:value-type="percentage">
            <text:p>0,00 %</text:p>
          </table:table-cell>
          <table:table-cell table:style-name="ce28" table:formula="of:=IF([.$L$522]&gt;service_du;1-[.P307];0)" office:value-type="percentage" office:value="1" calcext:value-type="percentage">
            <text:p>100,00 %</text:p>
          </table:table-cell>
          <table:table-cell table:style-name="ce26" table:formula="of:=[.I307]*[.Q307]*[.K307]*IF(ISBLANK([.G307]);1;[.G30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6]+[.L307]&gt;service_du;service_du;[.T306]+[.L307]))" office:value-type="float" office:value="188" calcext:value-type="float">
            <text:p>188 HETD</text:p>
          </table:table-cell>
          <table:table-cell table:style-name="ce11" table:formula="of:=IF(service_du=0;0;IF([.T306]+[.L307]&gt;service_du;service_du-[.T306];[.L307]))" office:value-type="float" office:value="0" calcext:value-type="float">
            <text:p>0 HETD</text:p>
          </table:table-cell>
          <table:table-cell table:style-name="ce30" table:formula="of:=IF(service_du=0;[.I307];IF([.J307]&gt;0;IF([.T306]+[.L307]&lt;service_du;0;(([.T306]+[.L307])-service_du)/[.J30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7]+IF([.H307]&lt;&gt;&quot;Oui&quot;;[.I307];0))*[.K307])*IF(ISBLANK([.G307]);1;[.G307])" office:value-type="float" office:value="0" calcext:value-type="float">
            <text:p>0 HETD</text:p>
          </table:table-cell>
          <table:table-cell/>
          <table:table-cell table:style-name="ce33" table:formula="of:=IF(OR(ISBLANK([.$C307]);[.$C307]=&quot;Référentiel&quot;);0;IF(contexte_calcul=&quot;Réalisé&quot;;[.$U307]*[.D307];[.$O307]*[.D307]))" office:value-type="float" office:value="0" calcext:value-type="float">
            <text:p>0 HETD</text:p>
          </table:table-cell>
          <table:table-cell table:style-name="ce33" table:formula="of:=IF(OR(ISBLANK([.$C307]);[.$C307]=&quot;Référentiel&quot;);0;IF(contexte_calcul=&quot;Réalisé&quot;;[.$U307]*[.E307];[.$O307]*[.E307]))" office:value-type="float" office:value="0" calcext:value-type="float">
            <text:p>0 HETD</text:p>
          </table:table-cell>
          <table:table-cell table:style-name="ce33" table:formula="of:=IF(OR(ISBLANK([.$C307]);[.$C307]=&quot;Référentiel&quot;);0;IF(contexte_calcul=&quot;Réalisé&quot;;[.$U307]*[.F307];[.$O307]*[.F307]))" office:value-type="float" office:value="0" calcext:value-type="float">
            <text:p>0 HETD</text:p>
          </table:table-cell>
          <table:table-cell table:style-name="ce33" table:formula="of:=IF([.$C307]=&quot;Référentiel&quot;;IF(contexte_calcul=&quot;Réalisé&quot;;[.$U307];[.$R307]);0)" office:value-type="float" office:value="0" calcext:value-type="float">
            <text:p>0 HETD</text:p>
          </table:table-cell>
          <table:table-cell table:style-name="ce33" table:formula="of:=IF(OR(ISBLANK([.$C307]);[.$C307]=&quot;Référentiel&quot;);0;IF(contexte_calcul=&quot;Réalisé&quot;;[.$W307]*[.D307];[.$R307]*[.D307]))" office:value-type="float" office:value="0" calcext:value-type="float">
            <text:p>0 HETD</text:p>
          </table:table-cell>
          <table:table-cell table:style-name="ce33" table:formula="of:=IF(OR(ISBLANK([.$C307]);[.$C307]=&quot;Référentiel&quot;);0;IF(contexte_calcul=&quot;Réalisé&quot;;[.$W307]*[.E307];[.$R307]*[.E307]))" office:value-type="float" office:value="0" calcext:value-type="float">
            <text:p>0 HETD</text:p>
          </table:table-cell>
          <table:table-cell table:style-name="ce33" table:formula="of:=IF(OR(ISBLANK([.$C307]);[.$C307]=&quot;Référentiel&quot;);0;IF(contexte_calcul=&quot;Réalisé&quot;;[.$W307]*[.F307];[.$R307]*[.F30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7]=&quot;Référentiel&quot;;IF(contexte_calcul=&quot;Réalisé&quot;;[.$W307];[.$R30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08]);[.C308]=&quot;Référentiel&quot;);&quot;&quot;;1-([.D308]+[.E30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08]);0;HLOOKUP(IF(AND([.C308]=&quot;TP&quot;;TP_vaut_TD=&quot;Oui&quot;);&quot;TD&quot;;[.C308]);types_intervention;2;0))*IF(ISBLANK([.G308]);1;[.G308])" office:value-type="float" office:value="0" calcext:value-type="float">
            <text:p>0 HETD</text:p>
          </table:table-cell>
          <table:table-cell table:style-name="ce12" table:formula="of:=IF(ISBLANK([.C308]);0;HLOOKUP([.C308];types_intervention;3;0))*IF(ISBLANK([.G308]);1;[.G308])" office:value-type="float" office:value="0" calcext:value-type="float">
            <text:p>0 HETD</text:p>
          </table:table-cell>
          <table:table-cell table:style-name="ce11" table:formula="of:=IF([.H308]=&quot;Oui&quot;;[.I308]*[.J30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8]/[.$L$522];0)" office:value-type="percentage" office:value="0" calcext:value-type="percentage">
            <text:p>0,00 %</text:p>
          </table:table-cell>
          <table:table-cell table:style-name="ce11" table:formula="of:=MIN(service_du;[.$L$522])*[.N308]" office:value-type="float" office:value="0" calcext:value-type="float">
            <text:p>0 HETD</text:p>
          </table:table-cell>
          <table:table-cell table:style-name="ce28" table:formula="of:=IF([.L308]&lt;&gt;0;[.O308]/[.L308];0)" office:value-type="percentage" office:value="0" calcext:value-type="percentage">
            <text:p>0,00 %</text:p>
          </table:table-cell>
          <table:table-cell table:style-name="ce28" table:formula="of:=IF([.$L$522]&gt;service_du;1-[.P308];0)" office:value-type="percentage" office:value="1" calcext:value-type="percentage">
            <text:p>100,00 %</text:p>
          </table:table-cell>
          <table:table-cell table:style-name="ce26" table:formula="of:=[.I308]*[.Q308]*[.K308]*IF(ISBLANK([.G308]);1;[.G30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7]+[.L308]&gt;service_du;service_du;[.T307]+[.L308]))" office:value-type="float" office:value="188" calcext:value-type="float">
            <text:p>188 HETD</text:p>
          </table:table-cell>
          <table:table-cell table:style-name="ce11" table:formula="of:=IF(service_du=0;0;IF([.T307]+[.L308]&gt;service_du;service_du-[.T307];[.L308]))" office:value-type="float" office:value="0" calcext:value-type="float">
            <text:p>0 HETD</text:p>
          </table:table-cell>
          <table:table-cell table:style-name="ce30" table:formula="of:=IF(service_du=0;[.I308];IF([.J308]&gt;0;IF([.T307]+[.L308]&lt;service_du;0;(([.T307]+[.L308])-service_du)/[.J30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8]+IF([.H308]&lt;&gt;&quot;Oui&quot;;[.I308];0))*[.K308])*IF(ISBLANK([.G308]);1;[.G308])" office:value-type="float" office:value="0" calcext:value-type="float">
            <text:p>0 HETD</text:p>
          </table:table-cell>
          <table:table-cell/>
          <table:table-cell table:style-name="ce33" table:formula="of:=IF(OR(ISBLANK([.$C308]);[.$C308]=&quot;Référentiel&quot;);0;IF(contexte_calcul=&quot;Réalisé&quot;;[.$U308]*[.D308];[.$O308]*[.D308]))" office:value-type="float" office:value="0" calcext:value-type="float">
            <text:p>0 HETD</text:p>
          </table:table-cell>
          <table:table-cell table:style-name="ce33" table:formula="of:=IF(OR(ISBLANK([.$C308]);[.$C308]=&quot;Référentiel&quot;);0;IF(contexte_calcul=&quot;Réalisé&quot;;[.$U308]*[.E308];[.$O308]*[.E308]))" office:value-type="float" office:value="0" calcext:value-type="float">
            <text:p>0 HETD</text:p>
          </table:table-cell>
          <table:table-cell table:style-name="ce33" table:formula="of:=IF(OR(ISBLANK([.$C308]);[.$C308]=&quot;Référentiel&quot;);0;IF(contexte_calcul=&quot;Réalisé&quot;;[.$U308]*[.F308];[.$O308]*[.F308]))" office:value-type="float" office:value="0" calcext:value-type="float">
            <text:p>0 HETD</text:p>
          </table:table-cell>
          <table:table-cell table:style-name="ce33" table:formula="of:=IF([.$C308]=&quot;Référentiel&quot;;IF(contexte_calcul=&quot;Réalisé&quot;;[.$U308];[.$R308]);0)" office:value-type="float" office:value="0" calcext:value-type="float">
            <text:p>0 HETD</text:p>
          </table:table-cell>
          <table:table-cell table:style-name="ce33" table:formula="of:=IF(OR(ISBLANK([.$C308]);[.$C308]=&quot;Référentiel&quot;);0;IF(contexte_calcul=&quot;Réalisé&quot;;[.$W308]*[.D308];[.$R308]*[.D308]))" office:value-type="float" office:value="0" calcext:value-type="float">
            <text:p>0 HETD</text:p>
          </table:table-cell>
          <table:table-cell table:style-name="ce33" table:formula="of:=IF(OR(ISBLANK([.$C308]);[.$C308]=&quot;Référentiel&quot;);0;IF(contexte_calcul=&quot;Réalisé&quot;;[.$W308]*[.E308];[.$R308]*[.E308]))" office:value-type="float" office:value="0" calcext:value-type="float">
            <text:p>0 HETD</text:p>
          </table:table-cell>
          <table:table-cell table:style-name="ce33" table:formula="of:=IF(OR(ISBLANK([.$C308]);[.$C308]=&quot;Référentiel&quot;);0;IF(contexte_calcul=&quot;Réalisé&quot;;[.$W308]*[.F308];[.$R308]*[.F30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8]=&quot;Référentiel&quot;;IF(contexte_calcul=&quot;Réalisé&quot;;[.$W308];[.$R30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09]);[.C309]=&quot;Référentiel&quot;);&quot;&quot;;1-([.D309]+[.E30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09]);0;HLOOKUP(IF(AND([.C309]=&quot;TP&quot;;TP_vaut_TD=&quot;Oui&quot;);&quot;TD&quot;;[.C309]);types_intervention;2;0))*IF(ISBLANK([.G309]);1;[.G309])" office:value-type="float" office:value="0" calcext:value-type="float">
            <text:p>0 HETD</text:p>
          </table:table-cell>
          <table:table-cell table:style-name="ce12" table:formula="of:=IF(ISBLANK([.C309]);0;HLOOKUP([.C309];types_intervention;3;0))*IF(ISBLANK([.G309]);1;[.G309])" office:value-type="float" office:value="0" calcext:value-type="float">
            <text:p>0 HETD</text:p>
          </table:table-cell>
          <table:table-cell table:style-name="ce11" table:formula="of:=IF([.H309]=&quot;Oui&quot;;[.I309]*[.J30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9]/[.$L$522];0)" office:value-type="percentage" office:value="0" calcext:value-type="percentage">
            <text:p>0,00 %</text:p>
          </table:table-cell>
          <table:table-cell table:style-name="ce11" table:formula="of:=MIN(service_du;[.$L$522])*[.N309]" office:value-type="float" office:value="0" calcext:value-type="float">
            <text:p>0 HETD</text:p>
          </table:table-cell>
          <table:table-cell table:style-name="ce28" table:formula="of:=IF([.L309]&lt;&gt;0;[.O309]/[.L309];0)" office:value-type="percentage" office:value="0" calcext:value-type="percentage">
            <text:p>0,00 %</text:p>
          </table:table-cell>
          <table:table-cell table:style-name="ce28" table:formula="of:=IF([.$L$522]&gt;service_du;1-[.P309];0)" office:value-type="percentage" office:value="1" calcext:value-type="percentage">
            <text:p>100,00 %</text:p>
          </table:table-cell>
          <table:table-cell table:style-name="ce26" table:formula="of:=[.I309]*[.Q309]*[.K309]*IF(ISBLANK([.G309]);1;[.G30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8]+[.L309]&gt;service_du;service_du;[.T308]+[.L309]))" office:value-type="float" office:value="188" calcext:value-type="float">
            <text:p>188 HETD</text:p>
          </table:table-cell>
          <table:table-cell table:style-name="ce11" table:formula="of:=IF(service_du=0;0;IF([.T308]+[.L309]&gt;service_du;service_du-[.T308];[.L309]))" office:value-type="float" office:value="0" calcext:value-type="float">
            <text:p>0 HETD</text:p>
          </table:table-cell>
          <table:table-cell table:style-name="ce30" table:formula="of:=IF(service_du=0;[.I309];IF([.J309]&gt;0;IF([.T308]+[.L309]&lt;service_du;0;(([.T308]+[.L309])-service_du)/[.J30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9]+IF([.H309]&lt;&gt;&quot;Oui&quot;;[.I309];0))*[.K309])*IF(ISBLANK([.G309]);1;[.G309])" office:value-type="float" office:value="0" calcext:value-type="float">
            <text:p>0 HETD</text:p>
          </table:table-cell>
          <table:table-cell/>
          <table:table-cell table:style-name="ce33" table:formula="of:=IF(OR(ISBLANK([.$C309]);[.$C309]=&quot;Référentiel&quot;);0;IF(contexte_calcul=&quot;Réalisé&quot;;[.$U309]*[.D309];[.$O309]*[.D309]))" office:value-type="float" office:value="0" calcext:value-type="float">
            <text:p>0 HETD</text:p>
          </table:table-cell>
          <table:table-cell table:style-name="ce33" table:formula="of:=IF(OR(ISBLANK([.$C309]);[.$C309]=&quot;Référentiel&quot;);0;IF(contexte_calcul=&quot;Réalisé&quot;;[.$U309]*[.E309];[.$O309]*[.E309]))" office:value-type="float" office:value="0" calcext:value-type="float">
            <text:p>0 HETD</text:p>
          </table:table-cell>
          <table:table-cell table:style-name="ce33" table:formula="of:=IF(OR(ISBLANK([.$C309]);[.$C309]=&quot;Référentiel&quot;);0;IF(contexte_calcul=&quot;Réalisé&quot;;[.$U309]*[.F309];[.$O309]*[.F309]))" office:value-type="float" office:value="0" calcext:value-type="float">
            <text:p>0 HETD</text:p>
          </table:table-cell>
          <table:table-cell table:style-name="ce33" table:formula="of:=IF([.$C309]=&quot;Référentiel&quot;;IF(contexte_calcul=&quot;Réalisé&quot;;[.$U309];[.$R309]);0)" office:value-type="float" office:value="0" calcext:value-type="float">
            <text:p>0 HETD</text:p>
          </table:table-cell>
          <table:table-cell table:style-name="ce33" table:formula="of:=IF(OR(ISBLANK([.$C309]);[.$C309]=&quot;Référentiel&quot;);0;IF(contexte_calcul=&quot;Réalisé&quot;;[.$W309]*[.D309];[.$R309]*[.D309]))" office:value-type="float" office:value="0" calcext:value-type="float">
            <text:p>0 HETD</text:p>
          </table:table-cell>
          <table:table-cell table:style-name="ce33" table:formula="of:=IF(OR(ISBLANK([.$C309]);[.$C309]=&quot;Référentiel&quot;);0;IF(contexte_calcul=&quot;Réalisé&quot;;[.$W309]*[.E309];[.$R309]*[.E309]))" office:value-type="float" office:value="0" calcext:value-type="float">
            <text:p>0 HETD</text:p>
          </table:table-cell>
          <table:table-cell table:style-name="ce33" table:formula="of:=IF(OR(ISBLANK([.$C309]);[.$C309]=&quot;Référentiel&quot;);0;IF(contexte_calcul=&quot;Réalisé&quot;;[.$W309]*[.F309];[.$R309]*[.F30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9]=&quot;Référentiel&quot;;IF(contexte_calcul=&quot;Réalisé&quot;;[.$W309];[.$R30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10]);[.C310]=&quot;Référentiel&quot;);&quot;&quot;;1-([.D310]+[.E31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10]);0;HLOOKUP(IF(AND([.C310]=&quot;TP&quot;;TP_vaut_TD=&quot;Oui&quot;);&quot;TD&quot;;[.C310]);types_intervention;2;0))*IF(ISBLANK([.G310]);1;[.G310])" office:value-type="float" office:value="0" calcext:value-type="float">
            <text:p>0 HETD</text:p>
          </table:table-cell>
          <table:table-cell table:style-name="ce12" table:formula="of:=IF(ISBLANK([.C310]);0;HLOOKUP([.C310];types_intervention;3;0))*IF(ISBLANK([.G310]);1;[.G310])" office:value-type="float" office:value="0" calcext:value-type="float">
            <text:p>0 HETD</text:p>
          </table:table-cell>
          <table:table-cell table:style-name="ce11" table:formula="of:=IF([.H310]=&quot;Oui&quot;;[.I310]*[.J31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0]/[.$L$522];0)" office:value-type="percentage" office:value="0" calcext:value-type="percentage">
            <text:p>0,00 %</text:p>
          </table:table-cell>
          <table:table-cell table:style-name="ce11" table:formula="of:=MIN(service_du;[.$L$522])*[.N310]" office:value-type="float" office:value="0" calcext:value-type="float">
            <text:p>0 HETD</text:p>
          </table:table-cell>
          <table:table-cell table:style-name="ce28" table:formula="of:=IF([.L310]&lt;&gt;0;[.O310]/[.L310];0)" office:value-type="percentage" office:value="0" calcext:value-type="percentage">
            <text:p>0,00 %</text:p>
          </table:table-cell>
          <table:table-cell table:style-name="ce28" table:formula="of:=IF([.$L$522]&gt;service_du;1-[.P310];0)" office:value-type="percentage" office:value="1" calcext:value-type="percentage">
            <text:p>100,00 %</text:p>
          </table:table-cell>
          <table:table-cell table:style-name="ce26" table:formula="of:=[.I310]*[.Q310]*[.K310]*IF(ISBLANK([.G310]);1;[.G31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9]+[.L310]&gt;service_du;service_du;[.T309]+[.L310]))" office:value-type="float" office:value="188" calcext:value-type="float">
            <text:p>188 HETD</text:p>
          </table:table-cell>
          <table:table-cell table:style-name="ce11" table:formula="of:=IF(service_du=0;0;IF([.T309]+[.L310]&gt;service_du;service_du-[.T309];[.L310]))" office:value-type="float" office:value="0" calcext:value-type="float">
            <text:p>0 HETD</text:p>
          </table:table-cell>
          <table:table-cell table:style-name="ce30" table:formula="of:=IF(service_du=0;[.I310];IF([.J310]&gt;0;IF([.T309]+[.L310]&lt;service_du;0;(([.T309]+[.L310])-service_du)/[.J31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0]+IF([.H310]&lt;&gt;&quot;Oui&quot;;[.I310];0))*[.K310])*IF(ISBLANK([.G310]);1;[.G310])" office:value-type="float" office:value="0" calcext:value-type="float">
            <text:p>0 HETD</text:p>
          </table:table-cell>
          <table:table-cell/>
          <table:table-cell table:style-name="ce33" table:formula="of:=IF(OR(ISBLANK([.$C310]);[.$C310]=&quot;Référentiel&quot;);0;IF(contexte_calcul=&quot;Réalisé&quot;;[.$U310]*[.D310];[.$O310]*[.D310]))" office:value-type="float" office:value="0" calcext:value-type="float">
            <text:p>0 HETD</text:p>
          </table:table-cell>
          <table:table-cell table:style-name="ce33" table:formula="of:=IF(OR(ISBLANK([.$C310]);[.$C310]=&quot;Référentiel&quot;);0;IF(contexte_calcul=&quot;Réalisé&quot;;[.$U310]*[.E310];[.$O310]*[.E310]))" office:value-type="float" office:value="0" calcext:value-type="float">
            <text:p>0 HETD</text:p>
          </table:table-cell>
          <table:table-cell table:style-name="ce33" table:formula="of:=IF(OR(ISBLANK([.$C310]);[.$C310]=&quot;Référentiel&quot;);0;IF(contexte_calcul=&quot;Réalisé&quot;;[.$U310]*[.F310];[.$O310]*[.F310]))" office:value-type="float" office:value="0" calcext:value-type="float">
            <text:p>0 HETD</text:p>
          </table:table-cell>
          <table:table-cell table:style-name="ce33" table:formula="of:=IF([.$C310]=&quot;Référentiel&quot;;IF(contexte_calcul=&quot;Réalisé&quot;;[.$U310];[.$R310]);0)" office:value-type="float" office:value="0" calcext:value-type="float">
            <text:p>0 HETD</text:p>
          </table:table-cell>
          <table:table-cell table:style-name="ce33" table:formula="of:=IF(OR(ISBLANK([.$C310]);[.$C310]=&quot;Référentiel&quot;);0;IF(contexte_calcul=&quot;Réalisé&quot;;[.$W310]*[.D310];[.$R310]*[.D310]))" office:value-type="float" office:value="0" calcext:value-type="float">
            <text:p>0 HETD</text:p>
          </table:table-cell>
          <table:table-cell table:style-name="ce33" table:formula="of:=IF(OR(ISBLANK([.$C310]);[.$C310]=&quot;Référentiel&quot;);0;IF(contexte_calcul=&quot;Réalisé&quot;;[.$W310]*[.E310];[.$R310]*[.E310]))" office:value-type="float" office:value="0" calcext:value-type="float">
            <text:p>0 HETD</text:p>
          </table:table-cell>
          <table:table-cell table:style-name="ce33" table:formula="of:=IF(OR(ISBLANK([.$C310]);[.$C310]=&quot;Référentiel&quot;);0;IF(contexte_calcul=&quot;Réalisé&quot;;[.$W310]*[.F310];[.$R310]*[.F31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0]=&quot;Référentiel&quot;;IF(contexte_calcul=&quot;Réalisé&quot;;[.$W310];[.$R31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11]);[.C311]=&quot;Référentiel&quot;);&quot;&quot;;1-([.D311]+[.E31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11]);0;HLOOKUP(IF(AND([.C311]=&quot;TP&quot;;TP_vaut_TD=&quot;Oui&quot;);&quot;TD&quot;;[.C311]);types_intervention;2;0))*IF(ISBLANK([.G311]);1;[.G311])" office:value-type="float" office:value="0" calcext:value-type="float">
            <text:p>0 HETD</text:p>
          </table:table-cell>
          <table:table-cell table:style-name="ce12" table:formula="of:=IF(ISBLANK([.C311]);0;HLOOKUP([.C311];types_intervention;3;0))*IF(ISBLANK([.G311]);1;[.G311])" office:value-type="float" office:value="0" calcext:value-type="float">
            <text:p>0 HETD</text:p>
          </table:table-cell>
          <table:table-cell table:style-name="ce11" table:formula="of:=IF([.H311]=&quot;Oui&quot;;[.I311]*[.J31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1]/[.$L$522];0)" office:value-type="percentage" office:value="0" calcext:value-type="percentage">
            <text:p>0,00 %</text:p>
          </table:table-cell>
          <table:table-cell table:style-name="ce11" table:formula="of:=MIN(service_du;[.$L$522])*[.N311]" office:value-type="float" office:value="0" calcext:value-type="float">
            <text:p>0 HETD</text:p>
          </table:table-cell>
          <table:table-cell table:style-name="ce28" table:formula="of:=IF([.L311]&lt;&gt;0;[.O311]/[.L311];0)" office:value-type="percentage" office:value="0" calcext:value-type="percentage">
            <text:p>0,00 %</text:p>
          </table:table-cell>
          <table:table-cell table:style-name="ce28" table:formula="of:=IF([.$L$522]&gt;service_du;1-[.P311];0)" office:value-type="percentage" office:value="1" calcext:value-type="percentage">
            <text:p>100,00 %</text:p>
          </table:table-cell>
          <table:table-cell table:style-name="ce26" table:formula="of:=[.I311]*[.Q311]*[.K311]*IF(ISBLANK([.G311]);1;[.G31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0]+[.L311]&gt;service_du;service_du;[.T310]+[.L311]))" office:value-type="float" office:value="188" calcext:value-type="float">
            <text:p>188 HETD</text:p>
          </table:table-cell>
          <table:table-cell table:style-name="ce11" table:formula="of:=IF(service_du=0;0;IF([.T310]+[.L311]&gt;service_du;service_du-[.T310];[.L311]))" office:value-type="float" office:value="0" calcext:value-type="float">
            <text:p>0 HETD</text:p>
          </table:table-cell>
          <table:table-cell table:style-name="ce30" table:formula="of:=IF(service_du=0;[.I311];IF([.J311]&gt;0;IF([.T310]+[.L311]&lt;service_du;0;(([.T310]+[.L311])-service_du)/[.J31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1]+IF([.H311]&lt;&gt;&quot;Oui&quot;;[.I311];0))*[.K311])*IF(ISBLANK([.G311]);1;[.G311])" office:value-type="float" office:value="0" calcext:value-type="float">
            <text:p>0 HETD</text:p>
          </table:table-cell>
          <table:table-cell/>
          <table:table-cell table:style-name="ce33" table:formula="of:=IF(OR(ISBLANK([.$C311]);[.$C311]=&quot;Référentiel&quot;);0;IF(contexte_calcul=&quot;Réalisé&quot;;[.$U311]*[.D311];[.$O311]*[.D311]))" office:value-type="float" office:value="0" calcext:value-type="float">
            <text:p>0 HETD</text:p>
          </table:table-cell>
          <table:table-cell table:style-name="ce33" table:formula="of:=IF(OR(ISBLANK([.$C311]);[.$C311]=&quot;Référentiel&quot;);0;IF(contexte_calcul=&quot;Réalisé&quot;;[.$U311]*[.E311];[.$O311]*[.E311]))" office:value-type="float" office:value="0" calcext:value-type="float">
            <text:p>0 HETD</text:p>
          </table:table-cell>
          <table:table-cell table:style-name="ce33" table:formula="of:=IF(OR(ISBLANK([.$C311]);[.$C311]=&quot;Référentiel&quot;);0;IF(contexte_calcul=&quot;Réalisé&quot;;[.$U311]*[.F311];[.$O311]*[.F311]))" office:value-type="float" office:value="0" calcext:value-type="float">
            <text:p>0 HETD</text:p>
          </table:table-cell>
          <table:table-cell table:style-name="ce33" table:formula="of:=IF([.$C311]=&quot;Référentiel&quot;;IF(contexte_calcul=&quot;Réalisé&quot;;[.$U311];[.$R311]);0)" office:value-type="float" office:value="0" calcext:value-type="float">
            <text:p>0 HETD</text:p>
          </table:table-cell>
          <table:table-cell table:style-name="ce33" table:formula="of:=IF(OR(ISBLANK([.$C311]);[.$C311]=&quot;Référentiel&quot;);0;IF(contexte_calcul=&quot;Réalisé&quot;;[.$W311]*[.D311];[.$R311]*[.D311]))" office:value-type="float" office:value="0" calcext:value-type="float">
            <text:p>0 HETD</text:p>
          </table:table-cell>
          <table:table-cell table:style-name="ce33" table:formula="of:=IF(OR(ISBLANK([.$C311]);[.$C311]=&quot;Référentiel&quot;);0;IF(contexte_calcul=&quot;Réalisé&quot;;[.$W311]*[.E311];[.$R311]*[.E311]))" office:value-type="float" office:value="0" calcext:value-type="float">
            <text:p>0 HETD</text:p>
          </table:table-cell>
          <table:table-cell table:style-name="ce33" table:formula="of:=IF(OR(ISBLANK([.$C311]);[.$C311]=&quot;Référentiel&quot;);0;IF(contexte_calcul=&quot;Réalisé&quot;;[.$W311]*[.F311];[.$R311]*[.F31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1]=&quot;Référentiel&quot;;IF(contexte_calcul=&quot;Réalisé&quot;;[.$W311];[.$R31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12]);[.C312]=&quot;Référentiel&quot;);&quot;&quot;;1-([.D312]+[.E31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12]);0;HLOOKUP(IF(AND([.C312]=&quot;TP&quot;;TP_vaut_TD=&quot;Oui&quot;);&quot;TD&quot;;[.C312]);types_intervention;2;0))*IF(ISBLANK([.G312]);1;[.G312])" office:value-type="float" office:value="0" calcext:value-type="float">
            <text:p>0 HETD</text:p>
          </table:table-cell>
          <table:table-cell table:style-name="ce12" table:formula="of:=IF(ISBLANK([.C312]);0;HLOOKUP([.C312];types_intervention;3;0))*IF(ISBLANK([.G312]);1;[.G312])" office:value-type="float" office:value="0" calcext:value-type="float">
            <text:p>0 HETD</text:p>
          </table:table-cell>
          <table:table-cell table:style-name="ce11" table:formula="of:=IF([.H312]=&quot;Oui&quot;;[.I312]*[.J31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2]/[.$L$522];0)" office:value-type="percentage" office:value="0" calcext:value-type="percentage">
            <text:p>0,00 %</text:p>
          </table:table-cell>
          <table:table-cell table:style-name="ce11" table:formula="of:=MIN(service_du;[.$L$522])*[.N312]" office:value-type="float" office:value="0" calcext:value-type="float">
            <text:p>0 HETD</text:p>
          </table:table-cell>
          <table:table-cell table:style-name="ce28" table:formula="of:=IF([.L312]&lt;&gt;0;[.O312]/[.L312];0)" office:value-type="percentage" office:value="0" calcext:value-type="percentage">
            <text:p>0,00 %</text:p>
          </table:table-cell>
          <table:table-cell table:style-name="ce28" table:formula="of:=IF([.$L$522]&gt;service_du;1-[.P312];0)" office:value-type="percentage" office:value="1" calcext:value-type="percentage">
            <text:p>100,00 %</text:p>
          </table:table-cell>
          <table:table-cell table:style-name="ce26" table:formula="of:=[.I312]*[.Q312]*[.K312]*IF(ISBLANK([.G312]);1;[.G31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1]+[.L312]&gt;service_du;service_du;[.T311]+[.L312]))" office:value-type="float" office:value="188" calcext:value-type="float">
            <text:p>188 HETD</text:p>
          </table:table-cell>
          <table:table-cell table:style-name="ce11" table:formula="of:=IF(service_du=0;0;IF([.T311]+[.L312]&gt;service_du;service_du-[.T311];[.L312]))" office:value-type="float" office:value="0" calcext:value-type="float">
            <text:p>0 HETD</text:p>
          </table:table-cell>
          <table:table-cell table:style-name="ce30" table:formula="of:=IF(service_du=0;[.I312];IF([.J312]&gt;0;IF([.T311]+[.L312]&lt;service_du;0;(([.T311]+[.L312])-service_du)/[.J31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2]+IF([.H312]&lt;&gt;&quot;Oui&quot;;[.I312];0))*[.K312])*IF(ISBLANK([.G312]);1;[.G312])" office:value-type="float" office:value="0" calcext:value-type="float">
            <text:p>0 HETD</text:p>
          </table:table-cell>
          <table:table-cell/>
          <table:table-cell table:style-name="ce33" table:formula="of:=IF(OR(ISBLANK([.$C312]);[.$C312]=&quot;Référentiel&quot;);0;IF(contexte_calcul=&quot;Réalisé&quot;;[.$U312]*[.D312];[.$O312]*[.D312]))" office:value-type="float" office:value="0" calcext:value-type="float">
            <text:p>0 HETD</text:p>
          </table:table-cell>
          <table:table-cell table:style-name="ce33" table:formula="of:=IF(OR(ISBLANK([.$C312]);[.$C312]=&quot;Référentiel&quot;);0;IF(contexte_calcul=&quot;Réalisé&quot;;[.$U312]*[.E312];[.$O312]*[.E312]))" office:value-type="float" office:value="0" calcext:value-type="float">
            <text:p>0 HETD</text:p>
          </table:table-cell>
          <table:table-cell table:style-name="ce33" table:formula="of:=IF(OR(ISBLANK([.$C312]);[.$C312]=&quot;Référentiel&quot;);0;IF(contexte_calcul=&quot;Réalisé&quot;;[.$U312]*[.F312];[.$O312]*[.F312]))" office:value-type="float" office:value="0" calcext:value-type="float">
            <text:p>0 HETD</text:p>
          </table:table-cell>
          <table:table-cell table:style-name="ce33" table:formula="of:=IF([.$C312]=&quot;Référentiel&quot;;IF(contexte_calcul=&quot;Réalisé&quot;;[.$U312];[.$R312]);0)" office:value-type="float" office:value="0" calcext:value-type="float">
            <text:p>0 HETD</text:p>
          </table:table-cell>
          <table:table-cell table:style-name="ce33" table:formula="of:=IF(OR(ISBLANK([.$C312]);[.$C312]=&quot;Référentiel&quot;);0;IF(contexte_calcul=&quot;Réalisé&quot;;[.$W312]*[.D312];[.$R312]*[.D312]))" office:value-type="float" office:value="0" calcext:value-type="float">
            <text:p>0 HETD</text:p>
          </table:table-cell>
          <table:table-cell table:style-name="ce33" table:formula="of:=IF(OR(ISBLANK([.$C312]);[.$C312]=&quot;Référentiel&quot;);0;IF(contexte_calcul=&quot;Réalisé&quot;;[.$W312]*[.E312];[.$R312]*[.E312]))" office:value-type="float" office:value="0" calcext:value-type="float">
            <text:p>0 HETD</text:p>
          </table:table-cell>
          <table:table-cell table:style-name="ce33" table:formula="of:=IF(OR(ISBLANK([.$C312]);[.$C312]=&quot;Référentiel&quot;);0;IF(contexte_calcul=&quot;Réalisé&quot;;[.$W312]*[.F312];[.$R312]*[.F31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2]=&quot;Référentiel&quot;;IF(contexte_calcul=&quot;Réalisé&quot;;[.$W312];[.$R31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13]);[.C313]=&quot;Référentiel&quot;);&quot;&quot;;1-([.D313]+[.E31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13]);0;HLOOKUP(IF(AND([.C313]=&quot;TP&quot;;TP_vaut_TD=&quot;Oui&quot;);&quot;TD&quot;;[.C313]);types_intervention;2;0))*IF(ISBLANK([.G313]);1;[.G313])" office:value-type="float" office:value="0" calcext:value-type="float">
            <text:p>0 HETD</text:p>
          </table:table-cell>
          <table:table-cell table:style-name="ce12" table:formula="of:=IF(ISBLANK([.C313]);0;HLOOKUP([.C313];types_intervention;3;0))*IF(ISBLANK([.G313]);1;[.G313])" office:value-type="float" office:value="0" calcext:value-type="float">
            <text:p>0 HETD</text:p>
          </table:table-cell>
          <table:table-cell table:style-name="ce11" table:formula="of:=IF([.H313]=&quot;Oui&quot;;[.I313]*[.J31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3]/[.$L$522];0)" office:value-type="percentage" office:value="0" calcext:value-type="percentage">
            <text:p>0,00 %</text:p>
          </table:table-cell>
          <table:table-cell table:style-name="ce11" table:formula="of:=MIN(service_du;[.$L$522])*[.N313]" office:value-type="float" office:value="0" calcext:value-type="float">
            <text:p>0 HETD</text:p>
          </table:table-cell>
          <table:table-cell table:style-name="ce28" table:formula="of:=IF([.L313]&lt;&gt;0;[.O313]/[.L313];0)" office:value-type="percentage" office:value="0" calcext:value-type="percentage">
            <text:p>0,00 %</text:p>
          </table:table-cell>
          <table:table-cell table:style-name="ce28" table:formula="of:=IF([.$L$522]&gt;service_du;1-[.P313];0)" office:value-type="percentage" office:value="1" calcext:value-type="percentage">
            <text:p>100,00 %</text:p>
          </table:table-cell>
          <table:table-cell table:style-name="ce26" table:formula="of:=[.I313]*[.Q313]*[.K313]*IF(ISBLANK([.G313]);1;[.G31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2]+[.L313]&gt;service_du;service_du;[.T312]+[.L313]))" office:value-type="float" office:value="188" calcext:value-type="float">
            <text:p>188 HETD</text:p>
          </table:table-cell>
          <table:table-cell table:style-name="ce11" table:formula="of:=IF(service_du=0;0;IF([.T312]+[.L313]&gt;service_du;service_du-[.T312];[.L313]))" office:value-type="float" office:value="0" calcext:value-type="float">
            <text:p>0 HETD</text:p>
          </table:table-cell>
          <table:table-cell table:style-name="ce30" table:formula="of:=IF(service_du=0;[.I313];IF([.J313]&gt;0;IF([.T312]+[.L313]&lt;service_du;0;(([.T312]+[.L313])-service_du)/[.J31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3]+IF([.H313]&lt;&gt;&quot;Oui&quot;;[.I313];0))*[.K313])*IF(ISBLANK([.G313]);1;[.G313])" office:value-type="float" office:value="0" calcext:value-type="float">
            <text:p>0 HETD</text:p>
          </table:table-cell>
          <table:table-cell/>
          <table:table-cell table:style-name="ce33" table:formula="of:=IF(OR(ISBLANK([.$C313]);[.$C313]=&quot;Référentiel&quot;);0;IF(contexte_calcul=&quot;Réalisé&quot;;[.$U313]*[.D313];[.$O313]*[.D313]))" office:value-type="float" office:value="0" calcext:value-type="float">
            <text:p>0 HETD</text:p>
          </table:table-cell>
          <table:table-cell table:style-name="ce33" table:formula="of:=IF(OR(ISBLANK([.$C313]);[.$C313]=&quot;Référentiel&quot;);0;IF(contexte_calcul=&quot;Réalisé&quot;;[.$U313]*[.E313];[.$O313]*[.E313]))" office:value-type="float" office:value="0" calcext:value-type="float">
            <text:p>0 HETD</text:p>
          </table:table-cell>
          <table:table-cell table:style-name="ce33" table:formula="of:=IF(OR(ISBLANK([.$C313]);[.$C313]=&quot;Référentiel&quot;);0;IF(contexte_calcul=&quot;Réalisé&quot;;[.$U313]*[.F313];[.$O313]*[.F313]))" office:value-type="float" office:value="0" calcext:value-type="float">
            <text:p>0 HETD</text:p>
          </table:table-cell>
          <table:table-cell table:style-name="ce33" table:formula="of:=IF([.$C313]=&quot;Référentiel&quot;;IF(contexte_calcul=&quot;Réalisé&quot;;[.$U313];[.$R313]);0)" office:value-type="float" office:value="0" calcext:value-type="float">
            <text:p>0 HETD</text:p>
          </table:table-cell>
          <table:table-cell table:style-name="ce33" table:formula="of:=IF(OR(ISBLANK([.$C313]);[.$C313]=&quot;Référentiel&quot;);0;IF(contexte_calcul=&quot;Réalisé&quot;;[.$W313]*[.D313];[.$R313]*[.D313]))" office:value-type="float" office:value="0" calcext:value-type="float">
            <text:p>0 HETD</text:p>
          </table:table-cell>
          <table:table-cell table:style-name="ce33" table:formula="of:=IF(OR(ISBLANK([.$C313]);[.$C313]=&quot;Référentiel&quot;);0;IF(contexte_calcul=&quot;Réalisé&quot;;[.$W313]*[.E313];[.$R313]*[.E313]))" office:value-type="float" office:value="0" calcext:value-type="float">
            <text:p>0 HETD</text:p>
          </table:table-cell>
          <table:table-cell table:style-name="ce33" table:formula="of:=IF(OR(ISBLANK([.$C313]);[.$C313]=&quot;Référentiel&quot;);0;IF(contexte_calcul=&quot;Réalisé&quot;;[.$W313]*[.F313];[.$R313]*[.F31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3]=&quot;Référentiel&quot;;IF(contexte_calcul=&quot;Réalisé&quot;;[.$W313];[.$R31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14]);[.C314]=&quot;Référentiel&quot;);&quot;&quot;;1-([.D314]+[.E31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14]);0;HLOOKUP(IF(AND([.C314]=&quot;TP&quot;;TP_vaut_TD=&quot;Oui&quot;);&quot;TD&quot;;[.C314]);types_intervention;2;0))*IF(ISBLANK([.G314]);1;[.G314])" office:value-type="float" office:value="0" calcext:value-type="float">
            <text:p>0 HETD</text:p>
          </table:table-cell>
          <table:table-cell table:style-name="ce12" table:formula="of:=IF(ISBLANK([.C314]);0;HLOOKUP([.C314];types_intervention;3;0))*IF(ISBLANK([.G314]);1;[.G314])" office:value-type="float" office:value="0" calcext:value-type="float">
            <text:p>0 HETD</text:p>
          </table:table-cell>
          <table:table-cell table:style-name="ce11" table:formula="of:=IF([.H314]=&quot;Oui&quot;;[.I314]*[.J31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4]/[.$L$522];0)" office:value-type="percentage" office:value="0" calcext:value-type="percentage">
            <text:p>0,00 %</text:p>
          </table:table-cell>
          <table:table-cell table:style-name="ce11" table:formula="of:=MIN(service_du;[.$L$522])*[.N314]" office:value-type="float" office:value="0" calcext:value-type="float">
            <text:p>0 HETD</text:p>
          </table:table-cell>
          <table:table-cell table:style-name="ce28" table:formula="of:=IF([.L314]&lt;&gt;0;[.O314]/[.L314];0)" office:value-type="percentage" office:value="0" calcext:value-type="percentage">
            <text:p>0,00 %</text:p>
          </table:table-cell>
          <table:table-cell table:style-name="ce28" table:formula="of:=IF([.$L$522]&gt;service_du;1-[.P314];0)" office:value-type="percentage" office:value="1" calcext:value-type="percentage">
            <text:p>100,00 %</text:p>
          </table:table-cell>
          <table:table-cell table:style-name="ce26" table:formula="of:=[.I314]*[.Q314]*[.K314]*IF(ISBLANK([.G314]);1;[.G31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3]+[.L314]&gt;service_du;service_du;[.T313]+[.L314]))" office:value-type="float" office:value="188" calcext:value-type="float">
            <text:p>188 HETD</text:p>
          </table:table-cell>
          <table:table-cell table:style-name="ce11" table:formula="of:=IF(service_du=0;0;IF([.T313]+[.L314]&gt;service_du;service_du-[.T313];[.L314]))" office:value-type="float" office:value="0" calcext:value-type="float">
            <text:p>0 HETD</text:p>
          </table:table-cell>
          <table:table-cell table:style-name="ce30" table:formula="of:=IF(service_du=0;[.I314];IF([.J314]&gt;0;IF([.T313]+[.L314]&lt;service_du;0;(([.T313]+[.L314])-service_du)/[.J31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4]+IF([.H314]&lt;&gt;&quot;Oui&quot;;[.I314];0))*[.K314])*IF(ISBLANK([.G314]);1;[.G314])" office:value-type="float" office:value="0" calcext:value-type="float">
            <text:p>0 HETD</text:p>
          </table:table-cell>
          <table:table-cell/>
          <table:table-cell table:style-name="ce33" table:formula="of:=IF(OR(ISBLANK([.$C314]);[.$C314]=&quot;Référentiel&quot;);0;IF(contexte_calcul=&quot;Réalisé&quot;;[.$U314]*[.D314];[.$O314]*[.D314]))" office:value-type="float" office:value="0" calcext:value-type="float">
            <text:p>0 HETD</text:p>
          </table:table-cell>
          <table:table-cell table:style-name="ce33" table:formula="of:=IF(OR(ISBLANK([.$C314]);[.$C314]=&quot;Référentiel&quot;);0;IF(contexte_calcul=&quot;Réalisé&quot;;[.$U314]*[.E314];[.$O314]*[.E314]))" office:value-type="float" office:value="0" calcext:value-type="float">
            <text:p>0 HETD</text:p>
          </table:table-cell>
          <table:table-cell table:style-name="ce33" table:formula="of:=IF(OR(ISBLANK([.$C314]);[.$C314]=&quot;Référentiel&quot;);0;IF(contexte_calcul=&quot;Réalisé&quot;;[.$U314]*[.F314];[.$O314]*[.F314]))" office:value-type="float" office:value="0" calcext:value-type="float">
            <text:p>0 HETD</text:p>
          </table:table-cell>
          <table:table-cell table:style-name="ce33" table:formula="of:=IF([.$C314]=&quot;Référentiel&quot;;IF(contexte_calcul=&quot;Réalisé&quot;;[.$U314];[.$R314]);0)" office:value-type="float" office:value="0" calcext:value-type="float">
            <text:p>0 HETD</text:p>
          </table:table-cell>
          <table:table-cell table:style-name="ce33" table:formula="of:=IF(OR(ISBLANK([.$C314]);[.$C314]=&quot;Référentiel&quot;);0;IF(contexte_calcul=&quot;Réalisé&quot;;[.$W314]*[.D314];[.$R314]*[.D314]))" office:value-type="float" office:value="0" calcext:value-type="float">
            <text:p>0 HETD</text:p>
          </table:table-cell>
          <table:table-cell table:style-name="ce33" table:formula="of:=IF(OR(ISBLANK([.$C314]);[.$C314]=&quot;Référentiel&quot;);0;IF(contexte_calcul=&quot;Réalisé&quot;;[.$W314]*[.E314];[.$R314]*[.E314]))" office:value-type="float" office:value="0" calcext:value-type="float">
            <text:p>0 HETD</text:p>
          </table:table-cell>
          <table:table-cell table:style-name="ce33" table:formula="of:=IF(OR(ISBLANK([.$C314]);[.$C314]=&quot;Référentiel&quot;);0;IF(contexte_calcul=&quot;Réalisé&quot;;[.$W314]*[.F314];[.$R314]*[.F31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4]=&quot;Référentiel&quot;;IF(contexte_calcul=&quot;Réalisé&quot;;[.$W314];[.$R31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15]);[.C315]=&quot;Référentiel&quot;);&quot;&quot;;1-([.D315]+[.E31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15]);0;HLOOKUP(IF(AND([.C315]=&quot;TP&quot;;TP_vaut_TD=&quot;Oui&quot;);&quot;TD&quot;;[.C315]);types_intervention;2;0))*IF(ISBLANK([.G315]);1;[.G315])" office:value-type="float" office:value="0" calcext:value-type="float">
            <text:p>0 HETD</text:p>
          </table:table-cell>
          <table:table-cell table:style-name="ce12" table:formula="of:=IF(ISBLANK([.C315]);0;HLOOKUP([.C315];types_intervention;3;0))*IF(ISBLANK([.G315]);1;[.G315])" office:value-type="float" office:value="0" calcext:value-type="float">
            <text:p>0 HETD</text:p>
          </table:table-cell>
          <table:table-cell table:style-name="ce11" table:formula="of:=IF([.H315]=&quot;Oui&quot;;[.I315]*[.J31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5]/[.$L$522];0)" office:value-type="percentage" office:value="0" calcext:value-type="percentage">
            <text:p>0,00 %</text:p>
          </table:table-cell>
          <table:table-cell table:style-name="ce11" table:formula="of:=MIN(service_du;[.$L$522])*[.N315]" office:value-type="float" office:value="0" calcext:value-type="float">
            <text:p>0 HETD</text:p>
          </table:table-cell>
          <table:table-cell table:style-name="ce28" table:formula="of:=IF([.L315]&lt;&gt;0;[.O315]/[.L315];0)" office:value-type="percentage" office:value="0" calcext:value-type="percentage">
            <text:p>0,00 %</text:p>
          </table:table-cell>
          <table:table-cell table:style-name="ce28" table:formula="of:=IF([.$L$522]&gt;service_du;1-[.P315];0)" office:value-type="percentage" office:value="1" calcext:value-type="percentage">
            <text:p>100,00 %</text:p>
          </table:table-cell>
          <table:table-cell table:style-name="ce26" table:formula="of:=[.I315]*[.Q315]*[.K315]*IF(ISBLANK([.G315]);1;[.G31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4]+[.L315]&gt;service_du;service_du;[.T314]+[.L315]))" office:value-type="float" office:value="188" calcext:value-type="float">
            <text:p>188 HETD</text:p>
          </table:table-cell>
          <table:table-cell table:style-name="ce11" table:formula="of:=IF(service_du=0;0;IF([.T314]+[.L315]&gt;service_du;service_du-[.T314];[.L315]))" office:value-type="float" office:value="0" calcext:value-type="float">
            <text:p>0 HETD</text:p>
          </table:table-cell>
          <table:table-cell table:style-name="ce30" table:formula="of:=IF(service_du=0;[.I315];IF([.J315]&gt;0;IF([.T314]+[.L315]&lt;service_du;0;(([.T314]+[.L315])-service_du)/[.J31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5]+IF([.H315]&lt;&gt;&quot;Oui&quot;;[.I315];0))*[.K315])*IF(ISBLANK([.G315]);1;[.G315])" office:value-type="float" office:value="0" calcext:value-type="float">
            <text:p>0 HETD</text:p>
          </table:table-cell>
          <table:table-cell/>
          <table:table-cell table:style-name="ce33" table:formula="of:=IF(OR(ISBLANK([.$C315]);[.$C315]=&quot;Référentiel&quot;);0;IF(contexte_calcul=&quot;Réalisé&quot;;[.$U315]*[.D315];[.$O315]*[.D315]))" office:value-type="float" office:value="0" calcext:value-type="float">
            <text:p>0 HETD</text:p>
          </table:table-cell>
          <table:table-cell table:style-name="ce33" table:formula="of:=IF(OR(ISBLANK([.$C315]);[.$C315]=&quot;Référentiel&quot;);0;IF(contexte_calcul=&quot;Réalisé&quot;;[.$U315]*[.E315];[.$O315]*[.E315]))" office:value-type="float" office:value="0" calcext:value-type="float">
            <text:p>0 HETD</text:p>
          </table:table-cell>
          <table:table-cell table:style-name="ce33" table:formula="of:=IF(OR(ISBLANK([.$C315]);[.$C315]=&quot;Référentiel&quot;);0;IF(contexte_calcul=&quot;Réalisé&quot;;[.$U315]*[.F315];[.$O315]*[.F315]))" office:value-type="float" office:value="0" calcext:value-type="float">
            <text:p>0 HETD</text:p>
          </table:table-cell>
          <table:table-cell table:style-name="ce33" table:formula="of:=IF([.$C315]=&quot;Référentiel&quot;;IF(contexte_calcul=&quot;Réalisé&quot;;[.$U315];[.$R315]);0)" office:value-type="float" office:value="0" calcext:value-type="float">
            <text:p>0 HETD</text:p>
          </table:table-cell>
          <table:table-cell table:style-name="ce33" table:formula="of:=IF(OR(ISBLANK([.$C315]);[.$C315]=&quot;Référentiel&quot;);0;IF(contexte_calcul=&quot;Réalisé&quot;;[.$W315]*[.D315];[.$R315]*[.D315]))" office:value-type="float" office:value="0" calcext:value-type="float">
            <text:p>0 HETD</text:p>
          </table:table-cell>
          <table:table-cell table:style-name="ce33" table:formula="of:=IF(OR(ISBLANK([.$C315]);[.$C315]=&quot;Référentiel&quot;);0;IF(contexte_calcul=&quot;Réalisé&quot;;[.$W315]*[.E315];[.$R315]*[.E315]))" office:value-type="float" office:value="0" calcext:value-type="float">
            <text:p>0 HETD</text:p>
          </table:table-cell>
          <table:table-cell table:style-name="ce33" table:formula="of:=IF(OR(ISBLANK([.$C315]);[.$C315]=&quot;Référentiel&quot;);0;IF(contexte_calcul=&quot;Réalisé&quot;;[.$W315]*[.F315];[.$R315]*[.F31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5]=&quot;Référentiel&quot;;IF(contexte_calcul=&quot;Réalisé&quot;;[.$W315];[.$R31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16]);[.C316]=&quot;Référentiel&quot;);&quot;&quot;;1-([.D316]+[.E31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16]);0;HLOOKUP(IF(AND([.C316]=&quot;TP&quot;;TP_vaut_TD=&quot;Oui&quot;);&quot;TD&quot;;[.C316]);types_intervention;2;0))*IF(ISBLANK([.G316]);1;[.G316])" office:value-type="float" office:value="0" calcext:value-type="float">
            <text:p>0 HETD</text:p>
          </table:table-cell>
          <table:table-cell table:style-name="ce12" table:formula="of:=IF(ISBLANK([.C316]);0;HLOOKUP([.C316];types_intervention;3;0))*IF(ISBLANK([.G316]);1;[.G316])" office:value-type="float" office:value="0" calcext:value-type="float">
            <text:p>0 HETD</text:p>
          </table:table-cell>
          <table:table-cell table:style-name="ce11" table:formula="of:=IF([.H316]=&quot;Oui&quot;;[.I316]*[.J31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6]/[.$L$522];0)" office:value-type="percentage" office:value="0" calcext:value-type="percentage">
            <text:p>0,00 %</text:p>
          </table:table-cell>
          <table:table-cell table:style-name="ce11" table:formula="of:=MIN(service_du;[.$L$522])*[.N316]" office:value-type="float" office:value="0" calcext:value-type="float">
            <text:p>0 HETD</text:p>
          </table:table-cell>
          <table:table-cell table:style-name="ce28" table:formula="of:=IF([.L316]&lt;&gt;0;[.O316]/[.L316];0)" office:value-type="percentage" office:value="0" calcext:value-type="percentage">
            <text:p>0,00 %</text:p>
          </table:table-cell>
          <table:table-cell table:style-name="ce28" table:formula="of:=IF([.$L$522]&gt;service_du;1-[.P316];0)" office:value-type="percentage" office:value="1" calcext:value-type="percentage">
            <text:p>100,00 %</text:p>
          </table:table-cell>
          <table:table-cell table:style-name="ce26" table:formula="of:=[.I316]*[.Q316]*[.K316]*IF(ISBLANK([.G316]);1;[.G31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5]+[.L316]&gt;service_du;service_du;[.T315]+[.L316]))" office:value-type="float" office:value="188" calcext:value-type="float">
            <text:p>188 HETD</text:p>
          </table:table-cell>
          <table:table-cell table:style-name="ce11" table:formula="of:=IF(service_du=0;0;IF([.T315]+[.L316]&gt;service_du;service_du-[.T315];[.L316]))" office:value-type="float" office:value="0" calcext:value-type="float">
            <text:p>0 HETD</text:p>
          </table:table-cell>
          <table:table-cell table:style-name="ce30" table:formula="of:=IF(service_du=0;[.I316];IF([.J316]&gt;0;IF([.T315]+[.L316]&lt;service_du;0;(([.T315]+[.L316])-service_du)/[.J31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6]+IF([.H316]&lt;&gt;&quot;Oui&quot;;[.I316];0))*[.K316])*IF(ISBLANK([.G316]);1;[.G316])" office:value-type="float" office:value="0" calcext:value-type="float">
            <text:p>0 HETD</text:p>
          </table:table-cell>
          <table:table-cell/>
          <table:table-cell table:style-name="ce33" table:formula="of:=IF(OR(ISBLANK([.$C316]);[.$C316]=&quot;Référentiel&quot;);0;IF(contexte_calcul=&quot;Réalisé&quot;;[.$U316]*[.D316];[.$O316]*[.D316]))" office:value-type="float" office:value="0" calcext:value-type="float">
            <text:p>0 HETD</text:p>
          </table:table-cell>
          <table:table-cell table:style-name="ce33" table:formula="of:=IF(OR(ISBLANK([.$C316]);[.$C316]=&quot;Référentiel&quot;);0;IF(contexte_calcul=&quot;Réalisé&quot;;[.$U316]*[.E316];[.$O316]*[.E316]))" office:value-type="float" office:value="0" calcext:value-type="float">
            <text:p>0 HETD</text:p>
          </table:table-cell>
          <table:table-cell table:style-name="ce33" table:formula="of:=IF(OR(ISBLANK([.$C316]);[.$C316]=&quot;Référentiel&quot;);0;IF(contexte_calcul=&quot;Réalisé&quot;;[.$U316]*[.F316];[.$O316]*[.F316]))" office:value-type="float" office:value="0" calcext:value-type="float">
            <text:p>0 HETD</text:p>
          </table:table-cell>
          <table:table-cell table:style-name="ce33" table:formula="of:=IF([.$C316]=&quot;Référentiel&quot;;IF(contexte_calcul=&quot;Réalisé&quot;;[.$U316];[.$R316]);0)" office:value-type="float" office:value="0" calcext:value-type="float">
            <text:p>0 HETD</text:p>
          </table:table-cell>
          <table:table-cell table:style-name="ce33" table:formula="of:=IF(OR(ISBLANK([.$C316]);[.$C316]=&quot;Référentiel&quot;);0;IF(contexte_calcul=&quot;Réalisé&quot;;[.$W316]*[.D316];[.$R316]*[.D316]))" office:value-type="float" office:value="0" calcext:value-type="float">
            <text:p>0 HETD</text:p>
          </table:table-cell>
          <table:table-cell table:style-name="ce33" table:formula="of:=IF(OR(ISBLANK([.$C316]);[.$C316]=&quot;Référentiel&quot;);0;IF(contexte_calcul=&quot;Réalisé&quot;;[.$W316]*[.E316];[.$R316]*[.E316]))" office:value-type="float" office:value="0" calcext:value-type="float">
            <text:p>0 HETD</text:p>
          </table:table-cell>
          <table:table-cell table:style-name="ce33" table:formula="of:=IF(OR(ISBLANK([.$C316]);[.$C316]=&quot;Référentiel&quot;);0;IF(contexte_calcul=&quot;Réalisé&quot;;[.$W316]*[.F316];[.$R316]*[.F31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6]=&quot;Référentiel&quot;;IF(contexte_calcul=&quot;Réalisé&quot;;[.$W316];[.$R31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17]);[.C317]=&quot;Référentiel&quot;);&quot;&quot;;1-([.D317]+[.E31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17]);0;HLOOKUP(IF(AND([.C317]=&quot;TP&quot;;TP_vaut_TD=&quot;Oui&quot;);&quot;TD&quot;;[.C317]);types_intervention;2;0))*IF(ISBLANK([.G317]);1;[.G317])" office:value-type="float" office:value="0" calcext:value-type="float">
            <text:p>0 HETD</text:p>
          </table:table-cell>
          <table:table-cell table:style-name="ce12" table:formula="of:=IF(ISBLANK([.C317]);0;HLOOKUP([.C317];types_intervention;3;0))*IF(ISBLANK([.G317]);1;[.G317])" office:value-type="float" office:value="0" calcext:value-type="float">
            <text:p>0 HETD</text:p>
          </table:table-cell>
          <table:table-cell table:style-name="ce11" table:formula="of:=IF([.H317]=&quot;Oui&quot;;[.I317]*[.J31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7]/[.$L$522];0)" office:value-type="percentage" office:value="0" calcext:value-type="percentage">
            <text:p>0,00 %</text:p>
          </table:table-cell>
          <table:table-cell table:style-name="ce11" table:formula="of:=MIN(service_du;[.$L$522])*[.N317]" office:value-type="float" office:value="0" calcext:value-type="float">
            <text:p>0 HETD</text:p>
          </table:table-cell>
          <table:table-cell table:style-name="ce28" table:formula="of:=IF([.L317]&lt;&gt;0;[.O317]/[.L317];0)" office:value-type="percentage" office:value="0" calcext:value-type="percentage">
            <text:p>0,00 %</text:p>
          </table:table-cell>
          <table:table-cell table:style-name="ce28" table:formula="of:=IF([.$L$522]&gt;service_du;1-[.P317];0)" office:value-type="percentage" office:value="1" calcext:value-type="percentage">
            <text:p>100,00 %</text:p>
          </table:table-cell>
          <table:table-cell table:style-name="ce26" table:formula="of:=[.I317]*[.Q317]*[.K317]*IF(ISBLANK([.G317]);1;[.G31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6]+[.L317]&gt;service_du;service_du;[.T316]+[.L317]))" office:value-type="float" office:value="188" calcext:value-type="float">
            <text:p>188 HETD</text:p>
          </table:table-cell>
          <table:table-cell table:style-name="ce11" table:formula="of:=IF(service_du=0;0;IF([.T316]+[.L317]&gt;service_du;service_du-[.T316];[.L317]))" office:value-type="float" office:value="0" calcext:value-type="float">
            <text:p>0 HETD</text:p>
          </table:table-cell>
          <table:table-cell table:style-name="ce30" table:formula="of:=IF(service_du=0;[.I317];IF([.J317]&gt;0;IF([.T316]+[.L317]&lt;service_du;0;(([.T316]+[.L317])-service_du)/[.J31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7]+IF([.H317]&lt;&gt;&quot;Oui&quot;;[.I317];0))*[.K317])*IF(ISBLANK([.G317]);1;[.G317])" office:value-type="float" office:value="0" calcext:value-type="float">
            <text:p>0 HETD</text:p>
          </table:table-cell>
          <table:table-cell/>
          <table:table-cell table:style-name="ce33" table:formula="of:=IF(OR(ISBLANK([.$C317]);[.$C317]=&quot;Référentiel&quot;);0;IF(contexte_calcul=&quot;Réalisé&quot;;[.$U317]*[.D317];[.$O317]*[.D317]))" office:value-type="float" office:value="0" calcext:value-type="float">
            <text:p>0 HETD</text:p>
          </table:table-cell>
          <table:table-cell table:style-name="ce33" table:formula="of:=IF(OR(ISBLANK([.$C317]);[.$C317]=&quot;Référentiel&quot;);0;IF(contexte_calcul=&quot;Réalisé&quot;;[.$U317]*[.E317];[.$O317]*[.E317]))" office:value-type="float" office:value="0" calcext:value-type="float">
            <text:p>0 HETD</text:p>
          </table:table-cell>
          <table:table-cell table:style-name="ce33" table:formula="of:=IF(OR(ISBLANK([.$C317]);[.$C317]=&quot;Référentiel&quot;);0;IF(contexte_calcul=&quot;Réalisé&quot;;[.$U317]*[.F317];[.$O317]*[.F317]))" office:value-type="float" office:value="0" calcext:value-type="float">
            <text:p>0 HETD</text:p>
          </table:table-cell>
          <table:table-cell table:style-name="ce33" table:formula="of:=IF([.$C317]=&quot;Référentiel&quot;;IF(contexte_calcul=&quot;Réalisé&quot;;[.$U317];[.$R317]);0)" office:value-type="float" office:value="0" calcext:value-type="float">
            <text:p>0 HETD</text:p>
          </table:table-cell>
          <table:table-cell table:style-name="ce33" table:formula="of:=IF(OR(ISBLANK([.$C317]);[.$C317]=&quot;Référentiel&quot;);0;IF(contexte_calcul=&quot;Réalisé&quot;;[.$W317]*[.D317];[.$R317]*[.D317]))" office:value-type="float" office:value="0" calcext:value-type="float">
            <text:p>0 HETD</text:p>
          </table:table-cell>
          <table:table-cell table:style-name="ce33" table:formula="of:=IF(OR(ISBLANK([.$C317]);[.$C317]=&quot;Référentiel&quot;);0;IF(contexte_calcul=&quot;Réalisé&quot;;[.$W317]*[.E317];[.$R317]*[.E317]))" office:value-type="float" office:value="0" calcext:value-type="float">
            <text:p>0 HETD</text:p>
          </table:table-cell>
          <table:table-cell table:style-name="ce33" table:formula="of:=IF(OR(ISBLANK([.$C317]);[.$C317]=&quot;Référentiel&quot;);0;IF(contexte_calcul=&quot;Réalisé&quot;;[.$W317]*[.F317];[.$R317]*[.F31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7]=&quot;Référentiel&quot;;IF(contexte_calcul=&quot;Réalisé&quot;;[.$W317];[.$R31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18]);[.C318]=&quot;Référentiel&quot;);&quot;&quot;;1-([.D318]+[.E31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18]);0;HLOOKUP(IF(AND([.C318]=&quot;TP&quot;;TP_vaut_TD=&quot;Oui&quot;);&quot;TD&quot;;[.C318]);types_intervention;2;0))*IF(ISBLANK([.G318]);1;[.G318])" office:value-type="float" office:value="0" calcext:value-type="float">
            <text:p>0 HETD</text:p>
          </table:table-cell>
          <table:table-cell table:style-name="ce12" table:formula="of:=IF(ISBLANK([.C318]);0;HLOOKUP([.C318];types_intervention;3;0))*IF(ISBLANK([.G318]);1;[.G318])" office:value-type="float" office:value="0" calcext:value-type="float">
            <text:p>0 HETD</text:p>
          </table:table-cell>
          <table:table-cell table:style-name="ce11" table:formula="of:=IF([.H318]=&quot;Oui&quot;;[.I318]*[.J31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8]/[.$L$522];0)" office:value-type="percentage" office:value="0" calcext:value-type="percentage">
            <text:p>0,00 %</text:p>
          </table:table-cell>
          <table:table-cell table:style-name="ce11" table:formula="of:=MIN(service_du;[.$L$522])*[.N318]" office:value-type="float" office:value="0" calcext:value-type="float">
            <text:p>0 HETD</text:p>
          </table:table-cell>
          <table:table-cell table:style-name="ce28" table:formula="of:=IF([.L318]&lt;&gt;0;[.O318]/[.L318];0)" office:value-type="percentage" office:value="0" calcext:value-type="percentage">
            <text:p>0,00 %</text:p>
          </table:table-cell>
          <table:table-cell table:style-name="ce28" table:formula="of:=IF([.$L$522]&gt;service_du;1-[.P318];0)" office:value-type="percentage" office:value="1" calcext:value-type="percentage">
            <text:p>100,00 %</text:p>
          </table:table-cell>
          <table:table-cell table:style-name="ce26" table:formula="of:=[.I318]*[.Q318]*[.K318]*IF(ISBLANK([.G318]);1;[.G31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7]+[.L318]&gt;service_du;service_du;[.T317]+[.L318]))" office:value-type="float" office:value="188" calcext:value-type="float">
            <text:p>188 HETD</text:p>
          </table:table-cell>
          <table:table-cell table:style-name="ce11" table:formula="of:=IF(service_du=0;0;IF([.T317]+[.L318]&gt;service_du;service_du-[.T317];[.L318]))" office:value-type="float" office:value="0" calcext:value-type="float">
            <text:p>0 HETD</text:p>
          </table:table-cell>
          <table:table-cell table:style-name="ce30" table:formula="of:=IF(service_du=0;[.I318];IF([.J318]&gt;0;IF([.T317]+[.L318]&lt;service_du;0;(([.T317]+[.L318])-service_du)/[.J31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8]+IF([.H318]&lt;&gt;&quot;Oui&quot;;[.I318];0))*[.K318])*IF(ISBLANK([.G318]);1;[.G318])" office:value-type="float" office:value="0" calcext:value-type="float">
            <text:p>0 HETD</text:p>
          </table:table-cell>
          <table:table-cell/>
          <table:table-cell table:style-name="ce33" table:formula="of:=IF(OR(ISBLANK([.$C318]);[.$C318]=&quot;Référentiel&quot;);0;IF(contexte_calcul=&quot;Réalisé&quot;;[.$U318]*[.D318];[.$O318]*[.D318]))" office:value-type="float" office:value="0" calcext:value-type="float">
            <text:p>0 HETD</text:p>
          </table:table-cell>
          <table:table-cell table:style-name="ce33" table:formula="of:=IF(OR(ISBLANK([.$C318]);[.$C318]=&quot;Référentiel&quot;);0;IF(contexte_calcul=&quot;Réalisé&quot;;[.$U318]*[.E318];[.$O318]*[.E318]))" office:value-type="float" office:value="0" calcext:value-type="float">
            <text:p>0 HETD</text:p>
          </table:table-cell>
          <table:table-cell table:style-name="ce33" table:formula="of:=IF(OR(ISBLANK([.$C318]);[.$C318]=&quot;Référentiel&quot;);0;IF(contexte_calcul=&quot;Réalisé&quot;;[.$U318]*[.F318];[.$O318]*[.F318]))" office:value-type="float" office:value="0" calcext:value-type="float">
            <text:p>0 HETD</text:p>
          </table:table-cell>
          <table:table-cell table:style-name="ce33" table:formula="of:=IF([.$C318]=&quot;Référentiel&quot;;IF(contexte_calcul=&quot;Réalisé&quot;;[.$U318];[.$R318]);0)" office:value-type="float" office:value="0" calcext:value-type="float">
            <text:p>0 HETD</text:p>
          </table:table-cell>
          <table:table-cell table:style-name="ce33" table:formula="of:=IF(OR(ISBLANK([.$C318]);[.$C318]=&quot;Référentiel&quot;);0;IF(contexte_calcul=&quot;Réalisé&quot;;[.$W318]*[.D318];[.$R318]*[.D318]))" office:value-type="float" office:value="0" calcext:value-type="float">
            <text:p>0 HETD</text:p>
          </table:table-cell>
          <table:table-cell table:style-name="ce33" table:formula="of:=IF(OR(ISBLANK([.$C318]);[.$C318]=&quot;Référentiel&quot;);0;IF(contexte_calcul=&quot;Réalisé&quot;;[.$W318]*[.E318];[.$R318]*[.E318]))" office:value-type="float" office:value="0" calcext:value-type="float">
            <text:p>0 HETD</text:p>
          </table:table-cell>
          <table:table-cell table:style-name="ce33" table:formula="of:=IF(OR(ISBLANK([.$C318]);[.$C318]=&quot;Référentiel&quot;);0;IF(contexte_calcul=&quot;Réalisé&quot;;[.$W318]*[.F318];[.$R318]*[.F31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8]=&quot;Référentiel&quot;;IF(contexte_calcul=&quot;Réalisé&quot;;[.$W318];[.$R31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19]);[.C319]=&quot;Référentiel&quot;);&quot;&quot;;1-([.D319]+[.E31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19]);0;HLOOKUP(IF(AND([.C319]=&quot;TP&quot;;TP_vaut_TD=&quot;Oui&quot;);&quot;TD&quot;;[.C319]);types_intervention;2;0))*IF(ISBLANK([.G319]);1;[.G319])" office:value-type="float" office:value="0" calcext:value-type="float">
            <text:p>0 HETD</text:p>
          </table:table-cell>
          <table:table-cell table:style-name="ce12" table:formula="of:=IF(ISBLANK([.C319]);0;HLOOKUP([.C319];types_intervention;3;0))*IF(ISBLANK([.G319]);1;[.G319])" office:value-type="float" office:value="0" calcext:value-type="float">
            <text:p>0 HETD</text:p>
          </table:table-cell>
          <table:table-cell table:style-name="ce11" table:formula="of:=IF([.H319]=&quot;Oui&quot;;[.I319]*[.J31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9]/[.$L$522];0)" office:value-type="percentage" office:value="0" calcext:value-type="percentage">
            <text:p>0,00 %</text:p>
          </table:table-cell>
          <table:table-cell table:style-name="ce11" table:formula="of:=MIN(service_du;[.$L$522])*[.N319]" office:value-type="float" office:value="0" calcext:value-type="float">
            <text:p>0 HETD</text:p>
          </table:table-cell>
          <table:table-cell table:style-name="ce28" table:formula="of:=IF([.L319]&lt;&gt;0;[.O319]/[.L319];0)" office:value-type="percentage" office:value="0" calcext:value-type="percentage">
            <text:p>0,00 %</text:p>
          </table:table-cell>
          <table:table-cell table:style-name="ce28" table:formula="of:=IF([.$L$522]&gt;service_du;1-[.P319];0)" office:value-type="percentage" office:value="1" calcext:value-type="percentage">
            <text:p>100,00 %</text:p>
          </table:table-cell>
          <table:table-cell table:style-name="ce26" table:formula="of:=[.I319]*[.Q319]*[.K319]*IF(ISBLANK([.G319]);1;[.G31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8]+[.L319]&gt;service_du;service_du;[.T318]+[.L319]))" office:value-type="float" office:value="188" calcext:value-type="float">
            <text:p>188 HETD</text:p>
          </table:table-cell>
          <table:table-cell table:style-name="ce11" table:formula="of:=IF(service_du=0;0;IF([.T318]+[.L319]&gt;service_du;service_du-[.T318];[.L319]))" office:value-type="float" office:value="0" calcext:value-type="float">
            <text:p>0 HETD</text:p>
          </table:table-cell>
          <table:table-cell table:style-name="ce30" table:formula="of:=IF(service_du=0;[.I319];IF([.J319]&gt;0;IF([.T318]+[.L319]&lt;service_du;0;(([.T318]+[.L319])-service_du)/[.J31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9]+IF([.H319]&lt;&gt;&quot;Oui&quot;;[.I319];0))*[.K319])*IF(ISBLANK([.G319]);1;[.G319])" office:value-type="float" office:value="0" calcext:value-type="float">
            <text:p>0 HETD</text:p>
          </table:table-cell>
          <table:table-cell/>
          <table:table-cell table:style-name="ce33" table:formula="of:=IF(OR(ISBLANK([.$C319]);[.$C319]=&quot;Référentiel&quot;);0;IF(contexte_calcul=&quot;Réalisé&quot;;[.$U319]*[.D319];[.$O319]*[.D319]))" office:value-type="float" office:value="0" calcext:value-type="float">
            <text:p>0 HETD</text:p>
          </table:table-cell>
          <table:table-cell table:style-name="ce33" table:formula="of:=IF(OR(ISBLANK([.$C319]);[.$C319]=&quot;Référentiel&quot;);0;IF(contexte_calcul=&quot;Réalisé&quot;;[.$U319]*[.E319];[.$O319]*[.E319]))" office:value-type="float" office:value="0" calcext:value-type="float">
            <text:p>0 HETD</text:p>
          </table:table-cell>
          <table:table-cell table:style-name="ce33" table:formula="of:=IF(OR(ISBLANK([.$C319]);[.$C319]=&quot;Référentiel&quot;);0;IF(contexte_calcul=&quot;Réalisé&quot;;[.$U319]*[.F319];[.$O319]*[.F319]))" office:value-type="float" office:value="0" calcext:value-type="float">
            <text:p>0 HETD</text:p>
          </table:table-cell>
          <table:table-cell table:style-name="ce33" table:formula="of:=IF([.$C319]=&quot;Référentiel&quot;;IF(contexte_calcul=&quot;Réalisé&quot;;[.$U319];[.$R319]);0)" office:value-type="float" office:value="0" calcext:value-type="float">
            <text:p>0 HETD</text:p>
          </table:table-cell>
          <table:table-cell table:style-name="ce33" table:formula="of:=IF(OR(ISBLANK([.$C319]);[.$C319]=&quot;Référentiel&quot;);0;IF(contexte_calcul=&quot;Réalisé&quot;;[.$W319]*[.D319];[.$R319]*[.D319]))" office:value-type="float" office:value="0" calcext:value-type="float">
            <text:p>0 HETD</text:p>
          </table:table-cell>
          <table:table-cell table:style-name="ce33" table:formula="of:=IF(OR(ISBLANK([.$C319]);[.$C319]=&quot;Référentiel&quot;);0;IF(contexte_calcul=&quot;Réalisé&quot;;[.$W319]*[.E319];[.$R319]*[.E319]))" office:value-type="float" office:value="0" calcext:value-type="float">
            <text:p>0 HETD</text:p>
          </table:table-cell>
          <table:table-cell table:style-name="ce33" table:formula="of:=IF(OR(ISBLANK([.$C319]);[.$C319]=&quot;Référentiel&quot;);0;IF(contexte_calcul=&quot;Réalisé&quot;;[.$W319]*[.F319];[.$R319]*[.F31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9]=&quot;Référentiel&quot;;IF(contexte_calcul=&quot;Réalisé&quot;;[.$W319];[.$R31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20]);[.C320]=&quot;Référentiel&quot;);&quot;&quot;;1-([.D320]+[.E32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20]);0;HLOOKUP(IF(AND([.C320]=&quot;TP&quot;;TP_vaut_TD=&quot;Oui&quot;);&quot;TD&quot;;[.C320]);types_intervention;2;0))*IF(ISBLANK([.G320]);1;[.G320])" office:value-type="float" office:value="0" calcext:value-type="float">
            <text:p>0 HETD</text:p>
          </table:table-cell>
          <table:table-cell table:style-name="ce12" table:formula="of:=IF(ISBLANK([.C320]);0;HLOOKUP([.C320];types_intervention;3;0))*IF(ISBLANK([.G320]);1;[.G320])" office:value-type="float" office:value="0" calcext:value-type="float">
            <text:p>0 HETD</text:p>
          </table:table-cell>
          <table:table-cell table:style-name="ce11" table:formula="of:=IF([.H320]=&quot;Oui&quot;;[.I320]*[.J32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0]/[.$L$522];0)" office:value-type="percentage" office:value="0" calcext:value-type="percentage">
            <text:p>0,00 %</text:p>
          </table:table-cell>
          <table:table-cell table:style-name="ce11" table:formula="of:=MIN(service_du;[.$L$522])*[.N320]" office:value-type="float" office:value="0" calcext:value-type="float">
            <text:p>0 HETD</text:p>
          </table:table-cell>
          <table:table-cell table:style-name="ce28" table:formula="of:=IF([.L320]&lt;&gt;0;[.O320]/[.L320];0)" office:value-type="percentage" office:value="0" calcext:value-type="percentage">
            <text:p>0,00 %</text:p>
          </table:table-cell>
          <table:table-cell table:style-name="ce28" table:formula="of:=IF([.$L$522]&gt;service_du;1-[.P320];0)" office:value-type="percentage" office:value="1" calcext:value-type="percentage">
            <text:p>100,00 %</text:p>
          </table:table-cell>
          <table:table-cell table:style-name="ce26" table:formula="of:=[.I320]*[.Q320]*[.K320]*IF(ISBLANK([.G320]);1;[.G32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9]+[.L320]&gt;service_du;service_du;[.T319]+[.L320]))" office:value-type="float" office:value="188" calcext:value-type="float">
            <text:p>188 HETD</text:p>
          </table:table-cell>
          <table:table-cell table:style-name="ce11" table:formula="of:=IF(service_du=0;0;IF([.T319]+[.L320]&gt;service_du;service_du-[.T319];[.L320]))" office:value-type="float" office:value="0" calcext:value-type="float">
            <text:p>0 HETD</text:p>
          </table:table-cell>
          <table:table-cell table:style-name="ce30" table:formula="of:=IF(service_du=0;[.I320];IF([.J320]&gt;0;IF([.T319]+[.L320]&lt;service_du;0;(([.T319]+[.L320])-service_du)/[.J32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0]+IF([.H320]&lt;&gt;&quot;Oui&quot;;[.I320];0))*[.K320])*IF(ISBLANK([.G320]);1;[.G320])" office:value-type="float" office:value="0" calcext:value-type="float">
            <text:p>0 HETD</text:p>
          </table:table-cell>
          <table:table-cell/>
          <table:table-cell table:style-name="ce33" table:formula="of:=IF(OR(ISBLANK([.$C320]);[.$C320]=&quot;Référentiel&quot;);0;IF(contexte_calcul=&quot;Réalisé&quot;;[.$U320]*[.D320];[.$O320]*[.D320]))" office:value-type="float" office:value="0" calcext:value-type="float">
            <text:p>0 HETD</text:p>
          </table:table-cell>
          <table:table-cell table:style-name="ce33" table:formula="of:=IF(OR(ISBLANK([.$C320]);[.$C320]=&quot;Référentiel&quot;);0;IF(contexte_calcul=&quot;Réalisé&quot;;[.$U320]*[.E320];[.$O320]*[.E320]))" office:value-type="float" office:value="0" calcext:value-type="float">
            <text:p>0 HETD</text:p>
          </table:table-cell>
          <table:table-cell table:style-name="ce33" table:formula="of:=IF(OR(ISBLANK([.$C320]);[.$C320]=&quot;Référentiel&quot;);0;IF(contexte_calcul=&quot;Réalisé&quot;;[.$U320]*[.F320];[.$O320]*[.F320]))" office:value-type="float" office:value="0" calcext:value-type="float">
            <text:p>0 HETD</text:p>
          </table:table-cell>
          <table:table-cell table:style-name="ce33" table:formula="of:=IF([.$C320]=&quot;Référentiel&quot;;IF(contexte_calcul=&quot;Réalisé&quot;;[.$U320];[.$R320]);0)" office:value-type="float" office:value="0" calcext:value-type="float">
            <text:p>0 HETD</text:p>
          </table:table-cell>
          <table:table-cell table:style-name="ce33" table:formula="of:=IF(OR(ISBLANK([.$C320]);[.$C320]=&quot;Référentiel&quot;);0;IF(contexte_calcul=&quot;Réalisé&quot;;[.$W320]*[.D320];[.$R320]*[.D320]))" office:value-type="float" office:value="0" calcext:value-type="float">
            <text:p>0 HETD</text:p>
          </table:table-cell>
          <table:table-cell table:style-name="ce33" table:formula="of:=IF(OR(ISBLANK([.$C320]);[.$C320]=&quot;Référentiel&quot;);0;IF(contexte_calcul=&quot;Réalisé&quot;;[.$W320]*[.E320];[.$R320]*[.E320]))" office:value-type="float" office:value="0" calcext:value-type="float">
            <text:p>0 HETD</text:p>
          </table:table-cell>
          <table:table-cell table:style-name="ce33" table:formula="of:=IF(OR(ISBLANK([.$C320]);[.$C320]=&quot;Référentiel&quot;);0;IF(contexte_calcul=&quot;Réalisé&quot;;[.$W320]*[.F320];[.$R320]*[.F32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0]=&quot;Référentiel&quot;;IF(contexte_calcul=&quot;Réalisé&quot;;[.$W320];[.$R32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21]);[.C321]=&quot;Référentiel&quot;);&quot;&quot;;1-([.D321]+[.E32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21]);0;HLOOKUP(IF(AND([.C321]=&quot;TP&quot;;TP_vaut_TD=&quot;Oui&quot;);&quot;TD&quot;;[.C321]);types_intervention;2;0))*IF(ISBLANK([.G321]);1;[.G321])" office:value-type="float" office:value="0" calcext:value-type="float">
            <text:p>0 HETD</text:p>
          </table:table-cell>
          <table:table-cell table:style-name="ce12" table:formula="of:=IF(ISBLANK([.C321]);0;HLOOKUP([.C321];types_intervention;3;0))*IF(ISBLANK([.G321]);1;[.G321])" office:value-type="float" office:value="0" calcext:value-type="float">
            <text:p>0 HETD</text:p>
          </table:table-cell>
          <table:table-cell table:style-name="ce11" table:formula="of:=IF([.H321]=&quot;Oui&quot;;[.I321]*[.J32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1]/[.$L$522];0)" office:value-type="percentage" office:value="0" calcext:value-type="percentage">
            <text:p>0,00 %</text:p>
          </table:table-cell>
          <table:table-cell table:style-name="ce11" table:formula="of:=MIN(service_du;[.$L$522])*[.N321]" office:value-type="float" office:value="0" calcext:value-type="float">
            <text:p>0 HETD</text:p>
          </table:table-cell>
          <table:table-cell table:style-name="ce28" table:formula="of:=IF([.L321]&lt;&gt;0;[.O321]/[.L321];0)" office:value-type="percentage" office:value="0" calcext:value-type="percentage">
            <text:p>0,00 %</text:p>
          </table:table-cell>
          <table:table-cell table:style-name="ce28" table:formula="of:=IF([.$L$522]&gt;service_du;1-[.P321];0)" office:value-type="percentage" office:value="1" calcext:value-type="percentage">
            <text:p>100,00 %</text:p>
          </table:table-cell>
          <table:table-cell table:style-name="ce26" table:formula="of:=[.I321]*[.Q321]*[.K321]*IF(ISBLANK([.G321]);1;[.G32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0]+[.L321]&gt;service_du;service_du;[.T320]+[.L321]))" office:value-type="float" office:value="188" calcext:value-type="float">
            <text:p>188 HETD</text:p>
          </table:table-cell>
          <table:table-cell table:style-name="ce11" table:formula="of:=IF(service_du=0;0;IF([.T320]+[.L321]&gt;service_du;service_du-[.T320];[.L321]))" office:value-type="float" office:value="0" calcext:value-type="float">
            <text:p>0 HETD</text:p>
          </table:table-cell>
          <table:table-cell table:style-name="ce30" table:formula="of:=IF(service_du=0;[.I321];IF([.J321]&gt;0;IF([.T320]+[.L321]&lt;service_du;0;(([.T320]+[.L321])-service_du)/[.J32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1]+IF([.H321]&lt;&gt;&quot;Oui&quot;;[.I321];0))*[.K321])*IF(ISBLANK([.G321]);1;[.G321])" office:value-type="float" office:value="0" calcext:value-type="float">
            <text:p>0 HETD</text:p>
          </table:table-cell>
          <table:table-cell/>
          <table:table-cell table:style-name="ce33" table:formula="of:=IF(OR(ISBLANK([.$C321]);[.$C321]=&quot;Référentiel&quot;);0;IF(contexte_calcul=&quot;Réalisé&quot;;[.$U321]*[.D321];[.$O321]*[.D321]))" office:value-type="float" office:value="0" calcext:value-type="float">
            <text:p>0 HETD</text:p>
          </table:table-cell>
          <table:table-cell table:style-name="ce33" table:formula="of:=IF(OR(ISBLANK([.$C321]);[.$C321]=&quot;Référentiel&quot;);0;IF(contexte_calcul=&quot;Réalisé&quot;;[.$U321]*[.E321];[.$O321]*[.E321]))" office:value-type="float" office:value="0" calcext:value-type="float">
            <text:p>0 HETD</text:p>
          </table:table-cell>
          <table:table-cell table:style-name="ce33" table:formula="of:=IF(OR(ISBLANK([.$C321]);[.$C321]=&quot;Référentiel&quot;);0;IF(contexte_calcul=&quot;Réalisé&quot;;[.$U321]*[.F321];[.$O321]*[.F321]))" office:value-type="float" office:value="0" calcext:value-type="float">
            <text:p>0 HETD</text:p>
          </table:table-cell>
          <table:table-cell table:style-name="ce33" table:formula="of:=IF([.$C321]=&quot;Référentiel&quot;;IF(contexte_calcul=&quot;Réalisé&quot;;[.$U321];[.$R321]);0)" office:value-type="float" office:value="0" calcext:value-type="float">
            <text:p>0 HETD</text:p>
          </table:table-cell>
          <table:table-cell table:style-name="ce33" table:formula="of:=IF(OR(ISBLANK([.$C321]);[.$C321]=&quot;Référentiel&quot;);0;IF(contexte_calcul=&quot;Réalisé&quot;;[.$W321]*[.D321];[.$R321]*[.D321]))" office:value-type="float" office:value="0" calcext:value-type="float">
            <text:p>0 HETD</text:p>
          </table:table-cell>
          <table:table-cell table:style-name="ce33" table:formula="of:=IF(OR(ISBLANK([.$C321]);[.$C321]=&quot;Référentiel&quot;);0;IF(contexte_calcul=&quot;Réalisé&quot;;[.$W321]*[.E321];[.$R321]*[.E321]))" office:value-type="float" office:value="0" calcext:value-type="float">
            <text:p>0 HETD</text:p>
          </table:table-cell>
          <table:table-cell table:style-name="ce33" table:formula="of:=IF(OR(ISBLANK([.$C321]);[.$C321]=&quot;Référentiel&quot;);0;IF(contexte_calcul=&quot;Réalisé&quot;;[.$W321]*[.F321];[.$R321]*[.F32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1]=&quot;Référentiel&quot;;IF(contexte_calcul=&quot;Réalisé&quot;;[.$W321];[.$R32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22]);[.C322]=&quot;Référentiel&quot;);&quot;&quot;;1-([.D322]+[.E32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22]);0;HLOOKUP(IF(AND([.C322]=&quot;TP&quot;;TP_vaut_TD=&quot;Oui&quot;);&quot;TD&quot;;[.C322]);types_intervention;2;0))*IF(ISBLANK([.G322]);1;[.G322])" office:value-type="float" office:value="0" calcext:value-type="float">
            <text:p>0 HETD</text:p>
          </table:table-cell>
          <table:table-cell table:style-name="ce12" table:formula="of:=IF(ISBLANK([.C322]);0;HLOOKUP([.C322];types_intervention;3;0))*IF(ISBLANK([.G322]);1;[.G322])" office:value-type="float" office:value="0" calcext:value-type="float">
            <text:p>0 HETD</text:p>
          </table:table-cell>
          <table:table-cell table:style-name="ce11" table:formula="of:=IF([.H322]=&quot;Oui&quot;;[.I322]*[.J32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2]/[.$L$522];0)" office:value-type="percentage" office:value="0" calcext:value-type="percentage">
            <text:p>0,00 %</text:p>
          </table:table-cell>
          <table:table-cell table:style-name="ce11" table:formula="of:=MIN(service_du;[.$L$522])*[.N322]" office:value-type="float" office:value="0" calcext:value-type="float">
            <text:p>0 HETD</text:p>
          </table:table-cell>
          <table:table-cell table:style-name="ce28" table:formula="of:=IF([.L322]&lt;&gt;0;[.O322]/[.L322];0)" office:value-type="percentage" office:value="0" calcext:value-type="percentage">
            <text:p>0,00 %</text:p>
          </table:table-cell>
          <table:table-cell table:style-name="ce28" table:formula="of:=IF([.$L$522]&gt;service_du;1-[.P322];0)" office:value-type="percentage" office:value="1" calcext:value-type="percentage">
            <text:p>100,00 %</text:p>
          </table:table-cell>
          <table:table-cell table:style-name="ce26" table:formula="of:=[.I322]*[.Q322]*[.K322]*IF(ISBLANK([.G322]);1;[.G32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1]+[.L322]&gt;service_du;service_du;[.T321]+[.L322]))" office:value-type="float" office:value="188" calcext:value-type="float">
            <text:p>188 HETD</text:p>
          </table:table-cell>
          <table:table-cell table:style-name="ce11" table:formula="of:=IF(service_du=0;0;IF([.T321]+[.L322]&gt;service_du;service_du-[.T321];[.L322]))" office:value-type="float" office:value="0" calcext:value-type="float">
            <text:p>0 HETD</text:p>
          </table:table-cell>
          <table:table-cell table:style-name="ce30" table:formula="of:=IF(service_du=0;[.I322];IF([.J322]&gt;0;IF([.T321]+[.L322]&lt;service_du;0;(([.T321]+[.L322])-service_du)/[.J32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2]+IF([.H322]&lt;&gt;&quot;Oui&quot;;[.I322];0))*[.K322])*IF(ISBLANK([.G322]);1;[.G322])" office:value-type="float" office:value="0" calcext:value-type="float">
            <text:p>0 HETD</text:p>
          </table:table-cell>
          <table:table-cell/>
          <table:table-cell table:style-name="ce33" table:formula="of:=IF(OR(ISBLANK([.$C322]);[.$C322]=&quot;Référentiel&quot;);0;IF(contexte_calcul=&quot;Réalisé&quot;;[.$U322]*[.D322];[.$O322]*[.D322]))" office:value-type="float" office:value="0" calcext:value-type="float">
            <text:p>0 HETD</text:p>
          </table:table-cell>
          <table:table-cell table:style-name="ce33" table:formula="of:=IF(OR(ISBLANK([.$C322]);[.$C322]=&quot;Référentiel&quot;);0;IF(contexte_calcul=&quot;Réalisé&quot;;[.$U322]*[.E322];[.$O322]*[.E322]))" office:value-type="float" office:value="0" calcext:value-type="float">
            <text:p>0 HETD</text:p>
          </table:table-cell>
          <table:table-cell table:style-name="ce33" table:formula="of:=IF(OR(ISBLANK([.$C322]);[.$C322]=&quot;Référentiel&quot;);0;IF(contexte_calcul=&quot;Réalisé&quot;;[.$U322]*[.F322];[.$O322]*[.F322]))" office:value-type="float" office:value="0" calcext:value-type="float">
            <text:p>0 HETD</text:p>
          </table:table-cell>
          <table:table-cell table:style-name="ce33" table:formula="of:=IF([.$C322]=&quot;Référentiel&quot;;IF(contexte_calcul=&quot;Réalisé&quot;;[.$U322];[.$R322]);0)" office:value-type="float" office:value="0" calcext:value-type="float">
            <text:p>0 HETD</text:p>
          </table:table-cell>
          <table:table-cell table:style-name="ce33" table:formula="of:=IF(OR(ISBLANK([.$C322]);[.$C322]=&quot;Référentiel&quot;);0;IF(contexte_calcul=&quot;Réalisé&quot;;[.$W322]*[.D322];[.$R322]*[.D322]))" office:value-type="float" office:value="0" calcext:value-type="float">
            <text:p>0 HETD</text:p>
          </table:table-cell>
          <table:table-cell table:style-name="ce33" table:formula="of:=IF(OR(ISBLANK([.$C322]);[.$C322]=&quot;Référentiel&quot;);0;IF(contexte_calcul=&quot;Réalisé&quot;;[.$W322]*[.E322];[.$R322]*[.E322]))" office:value-type="float" office:value="0" calcext:value-type="float">
            <text:p>0 HETD</text:p>
          </table:table-cell>
          <table:table-cell table:style-name="ce33" table:formula="of:=IF(OR(ISBLANK([.$C322]);[.$C322]=&quot;Référentiel&quot;);0;IF(contexte_calcul=&quot;Réalisé&quot;;[.$W322]*[.F322];[.$R322]*[.F32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2]=&quot;Référentiel&quot;;IF(contexte_calcul=&quot;Réalisé&quot;;[.$W322];[.$R32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23]);[.C323]=&quot;Référentiel&quot;);&quot;&quot;;1-([.D323]+[.E32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23]);0;HLOOKUP(IF(AND([.C323]=&quot;TP&quot;;TP_vaut_TD=&quot;Oui&quot;);&quot;TD&quot;;[.C323]);types_intervention;2;0))*IF(ISBLANK([.G323]);1;[.G323])" office:value-type="float" office:value="0" calcext:value-type="float">
            <text:p>0 HETD</text:p>
          </table:table-cell>
          <table:table-cell table:style-name="ce12" table:formula="of:=IF(ISBLANK([.C323]);0;HLOOKUP([.C323];types_intervention;3;0))*IF(ISBLANK([.G323]);1;[.G323])" office:value-type="float" office:value="0" calcext:value-type="float">
            <text:p>0 HETD</text:p>
          </table:table-cell>
          <table:table-cell table:style-name="ce11" table:formula="of:=IF([.H323]=&quot;Oui&quot;;[.I323]*[.J32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3]/[.$L$522];0)" office:value-type="percentage" office:value="0" calcext:value-type="percentage">
            <text:p>0,00 %</text:p>
          </table:table-cell>
          <table:table-cell table:style-name="ce11" table:formula="of:=MIN(service_du;[.$L$522])*[.N323]" office:value-type="float" office:value="0" calcext:value-type="float">
            <text:p>0 HETD</text:p>
          </table:table-cell>
          <table:table-cell table:style-name="ce28" table:formula="of:=IF([.L323]&lt;&gt;0;[.O323]/[.L323];0)" office:value-type="percentage" office:value="0" calcext:value-type="percentage">
            <text:p>0,00 %</text:p>
          </table:table-cell>
          <table:table-cell table:style-name="ce28" table:formula="of:=IF([.$L$522]&gt;service_du;1-[.P323];0)" office:value-type="percentage" office:value="1" calcext:value-type="percentage">
            <text:p>100,00 %</text:p>
          </table:table-cell>
          <table:table-cell table:style-name="ce26" table:formula="of:=[.I323]*[.Q323]*[.K323]*IF(ISBLANK([.G323]);1;[.G32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2]+[.L323]&gt;service_du;service_du;[.T322]+[.L323]))" office:value-type="float" office:value="188" calcext:value-type="float">
            <text:p>188 HETD</text:p>
          </table:table-cell>
          <table:table-cell table:style-name="ce11" table:formula="of:=IF(service_du=0;0;IF([.T322]+[.L323]&gt;service_du;service_du-[.T322];[.L323]))" office:value-type="float" office:value="0" calcext:value-type="float">
            <text:p>0 HETD</text:p>
          </table:table-cell>
          <table:table-cell table:style-name="ce30" table:formula="of:=IF(service_du=0;[.I323];IF([.J323]&gt;0;IF([.T322]+[.L323]&lt;service_du;0;(([.T322]+[.L323])-service_du)/[.J32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3]+IF([.H323]&lt;&gt;&quot;Oui&quot;;[.I323];0))*[.K323])*IF(ISBLANK([.G323]);1;[.G323])" office:value-type="float" office:value="0" calcext:value-type="float">
            <text:p>0 HETD</text:p>
          </table:table-cell>
          <table:table-cell/>
          <table:table-cell table:style-name="ce33" table:formula="of:=IF(OR(ISBLANK([.$C323]);[.$C323]=&quot;Référentiel&quot;);0;IF(contexte_calcul=&quot;Réalisé&quot;;[.$U323]*[.D323];[.$O323]*[.D323]))" office:value-type="float" office:value="0" calcext:value-type="float">
            <text:p>0 HETD</text:p>
          </table:table-cell>
          <table:table-cell table:style-name="ce33" table:formula="of:=IF(OR(ISBLANK([.$C323]);[.$C323]=&quot;Référentiel&quot;);0;IF(contexte_calcul=&quot;Réalisé&quot;;[.$U323]*[.E323];[.$O323]*[.E323]))" office:value-type="float" office:value="0" calcext:value-type="float">
            <text:p>0 HETD</text:p>
          </table:table-cell>
          <table:table-cell table:style-name="ce33" table:formula="of:=IF(OR(ISBLANK([.$C323]);[.$C323]=&quot;Référentiel&quot;);0;IF(contexte_calcul=&quot;Réalisé&quot;;[.$U323]*[.F323];[.$O323]*[.F323]))" office:value-type="float" office:value="0" calcext:value-type="float">
            <text:p>0 HETD</text:p>
          </table:table-cell>
          <table:table-cell table:style-name="ce33" table:formula="of:=IF([.$C323]=&quot;Référentiel&quot;;IF(contexte_calcul=&quot;Réalisé&quot;;[.$U323];[.$R323]);0)" office:value-type="float" office:value="0" calcext:value-type="float">
            <text:p>0 HETD</text:p>
          </table:table-cell>
          <table:table-cell table:style-name="ce33" table:formula="of:=IF(OR(ISBLANK([.$C323]);[.$C323]=&quot;Référentiel&quot;);0;IF(contexte_calcul=&quot;Réalisé&quot;;[.$W323]*[.D323];[.$R323]*[.D323]))" office:value-type="float" office:value="0" calcext:value-type="float">
            <text:p>0 HETD</text:p>
          </table:table-cell>
          <table:table-cell table:style-name="ce33" table:formula="of:=IF(OR(ISBLANK([.$C323]);[.$C323]=&quot;Référentiel&quot;);0;IF(contexte_calcul=&quot;Réalisé&quot;;[.$W323]*[.E323];[.$R323]*[.E323]))" office:value-type="float" office:value="0" calcext:value-type="float">
            <text:p>0 HETD</text:p>
          </table:table-cell>
          <table:table-cell table:style-name="ce33" table:formula="of:=IF(OR(ISBLANK([.$C323]);[.$C323]=&quot;Référentiel&quot;);0;IF(contexte_calcul=&quot;Réalisé&quot;;[.$W323]*[.F323];[.$R323]*[.F32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3]=&quot;Référentiel&quot;;IF(contexte_calcul=&quot;Réalisé&quot;;[.$W323];[.$R32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24]);[.C324]=&quot;Référentiel&quot;);&quot;&quot;;1-([.D324]+[.E32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24]);0;HLOOKUP(IF(AND([.C324]=&quot;TP&quot;;TP_vaut_TD=&quot;Oui&quot;);&quot;TD&quot;;[.C324]);types_intervention;2;0))*IF(ISBLANK([.G324]);1;[.G324])" office:value-type="float" office:value="0" calcext:value-type="float">
            <text:p>0 HETD</text:p>
          </table:table-cell>
          <table:table-cell table:style-name="ce12" table:formula="of:=IF(ISBLANK([.C324]);0;HLOOKUP([.C324];types_intervention;3;0))*IF(ISBLANK([.G324]);1;[.G324])" office:value-type="float" office:value="0" calcext:value-type="float">
            <text:p>0 HETD</text:p>
          </table:table-cell>
          <table:table-cell table:style-name="ce11" table:formula="of:=IF([.H324]=&quot;Oui&quot;;[.I324]*[.J32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4]/[.$L$522];0)" office:value-type="percentage" office:value="0" calcext:value-type="percentage">
            <text:p>0,00 %</text:p>
          </table:table-cell>
          <table:table-cell table:style-name="ce11" table:formula="of:=MIN(service_du;[.$L$522])*[.N324]" office:value-type="float" office:value="0" calcext:value-type="float">
            <text:p>0 HETD</text:p>
          </table:table-cell>
          <table:table-cell table:style-name="ce28" table:formula="of:=IF([.L324]&lt;&gt;0;[.O324]/[.L324];0)" office:value-type="percentage" office:value="0" calcext:value-type="percentage">
            <text:p>0,00 %</text:p>
          </table:table-cell>
          <table:table-cell table:style-name="ce28" table:formula="of:=IF([.$L$522]&gt;service_du;1-[.P324];0)" office:value-type="percentage" office:value="1" calcext:value-type="percentage">
            <text:p>100,00 %</text:p>
          </table:table-cell>
          <table:table-cell table:style-name="ce26" table:formula="of:=[.I324]*[.Q324]*[.K324]*IF(ISBLANK([.G324]);1;[.G32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3]+[.L324]&gt;service_du;service_du;[.T323]+[.L324]))" office:value-type="float" office:value="188" calcext:value-type="float">
            <text:p>188 HETD</text:p>
          </table:table-cell>
          <table:table-cell table:style-name="ce11" table:formula="of:=IF(service_du=0;0;IF([.T323]+[.L324]&gt;service_du;service_du-[.T323];[.L324]))" office:value-type="float" office:value="0" calcext:value-type="float">
            <text:p>0 HETD</text:p>
          </table:table-cell>
          <table:table-cell table:style-name="ce30" table:formula="of:=IF(service_du=0;[.I324];IF([.J324]&gt;0;IF([.T323]+[.L324]&lt;service_du;0;(([.T323]+[.L324])-service_du)/[.J32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4]+IF([.H324]&lt;&gt;&quot;Oui&quot;;[.I324];0))*[.K324])*IF(ISBLANK([.G324]);1;[.G324])" office:value-type="float" office:value="0" calcext:value-type="float">
            <text:p>0 HETD</text:p>
          </table:table-cell>
          <table:table-cell/>
          <table:table-cell table:style-name="ce33" table:formula="of:=IF(OR(ISBLANK([.$C324]);[.$C324]=&quot;Référentiel&quot;);0;IF(contexte_calcul=&quot;Réalisé&quot;;[.$U324]*[.D324];[.$O324]*[.D324]))" office:value-type="float" office:value="0" calcext:value-type="float">
            <text:p>0 HETD</text:p>
          </table:table-cell>
          <table:table-cell table:style-name="ce33" table:formula="of:=IF(OR(ISBLANK([.$C324]);[.$C324]=&quot;Référentiel&quot;);0;IF(contexte_calcul=&quot;Réalisé&quot;;[.$U324]*[.E324];[.$O324]*[.E324]))" office:value-type="float" office:value="0" calcext:value-type="float">
            <text:p>0 HETD</text:p>
          </table:table-cell>
          <table:table-cell table:style-name="ce33" table:formula="of:=IF(OR(ISBLANK([.$C324]);[.$C324]=&quot;Référentiel&quot;);0;IF(contexte_calcul=&quot;Réalisé&quot;;[.$U324]*[.F324];[.$O324]*[.F324]))" office:value-type="float" office:value="0" calcext:value-type="float">
            <text:p>0 HETD</text:p>
          </table:table-cell>
          <table:table-cell table:style-name="ce33" table:formula="of:=IF([.$C324]=&quot;Référentiel&quot;;IF(contexte_calcul=&quot;Réalisé&quot;;[.$U324];[.$R324]);0)" office:value-type="float" office:value="0" calcext:value-type="float">
            <text:p>0 HETD</text:p>
          </table:table-cell>
          <table:table-cell table:style-name="ce33" table:formula="of:=IF(OR(ISBLANK([.$C324]);[.$C324]=&quot;Référentiel&quot;);0;IF(contexte_calcul=&quot;Réalisé&quot;;[.$W324]*[.D324];[.$R324]*[.D324]))" office:value-type="float" office:value="0" calcext:value-type="float">
            <text:p>0 HETD</text:p>
          </table:table-cell>
          <table:table-cell table:style-name="ce33" table:formula="of:=IF(OR(ISBLANK([.$C324]);[.$C324]=&quot;Référentiel&quot;);0;IF(contexte_calcul=&quot;Réalisé&quot;;[.$W324]*[.E324];[.$R324]*[.E324]))" office:value-type="float" office:value="0" calcext:value-type="float">
            <text:p>0 HETD</text:p>
          </table:table-cell>
          <table:table-cell table:style-name="ce33" table:formula="of:=IF(OR(ISBLANK([.$C324]);[.$C324]=&quot;Référentiel&quot;);0;IF(contexte_calcul=&quot;Réalisé&quot;;[.$W324]*[.F324];[.$R324]*[.F32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4]=&quot;Référentiel&quot;;IF(contexte_calcul=&quot;Réalisé&quot;;[.$W324];[.$R32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25]);[.C325]=&quot;Référentiel&quot;);&quot;&quot;;1-([.D325]+[.E32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25]);0;HLOOKUP(IF(AND([.C325]=&quot;TP&quot;;TP_vaut_TD=&quot;Oui&quot;);&quot;TD&quot;;[.C325]);types_intervention;2;0))*IF(ISBLANK([.G325]);1;[.G325])" office:value-type="float" office:value="0" calcext:value-type="float">
            <text:p>0 HETD</text:p>
          </table:table-cell>
          <table:table-cell table:style-name="ce12" table:formula="of:=IF(ISBLANK([.C325]);0;HLOOKUP([.C325];types_intervention;3;0))*IF(ISBLANK([.G325]);1;[.G325])" office:value-type="float" office:value="0" calcext:value-type="float">
            <text:p>0 HETD</text:p>
          </table:table-cell>
          <table:table-cell table:style-name="ce11" table:formula="of:=IF([.H325]=&quot;Oui&quot;;[.I325]*[.J32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5]/[.$L$522];0)" office:value-type="percentage" office:value="0" calcext:value-type="percentage">
            <text:p>0,00 %</text:p>
          </table:table-cell>
          <table:table-cell table:style-name="ce11" table:formula="of:=MIN(service_du;[.$L$522])*[.N325]" office:value-type="float" office:value="0" calcext:value-type="float">
            <text:p>0 HETD</text:p>
          </table:table-cell>
          <table:table-cell table:style-name="ce28" table:formula="of:=IF([.L325]&lt;&gt;0;[.O325]/[.L325];0)" office:value-type="percentage" office:value="0" calcext:value-type="percentage">
            <text:p>0,00 %</text:p>
          </table:table-cell>
          <table:table-cell table:style-name="ce28" table:formula="of:=IF([.$L$522]&gt;service_du;1-[.P325];0)" office:value-type="percentage" office:value="1" calcext:value-type="percentage">
            <text:p>100,00 %</text:p>
          </table:table-cell>
          <table:table-cell table:style-name="ce26" table:formula="of:=[.I325]*[.Q325]*[.K325]*IF(ISBLANK([.G325]);1;[.G32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4]+[.L325]&gt;service_du;service_du;[.T324]+[.L325]))" office:value-type="float" office:value="188" calcext:value-type="float">
            <text:p>188 HETD</text:p>
          </table:table-cell>
          <table:table-cell table:style-name="ce11" table:formula="of:=IF(service_du=0;0;IF([.T324]+[.L325]&gt;service_du;service_du-[.T324];[.L325]))" office:value-type="float" office:value="0" calcext:value-type="float">
            <text:p>0 HETD</text:p>
          </table:table-cell>
          <table:table-cell table:style-name="ce30" table:formula="of:=IF(service_du=0;[.I325];IF([.J325]&gt;0;IF([.T324]+[.L325]&lt;service_du;0;(([.T324]+[.L325])-service_du)/[.J32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5]+IF([.H325]&lt;&gt;&quot;Oui&quot;;[.I325];0))*[.K325])*IF(ISBLANK([.G325]);1;[.G325])" office:value-type="float" office:value="0" calcext:value-type="float">
            <text:p>0 HETD</text:p>
          </table:table-cell>
          <table:table-cell/>
          <table:table-cell table:style-name="ce33" table:formula="of:=IF(OR(ISBLANK([.$C325]);[.$C325]=&quot;Référentiel&quot;);0;IF(contexte_calcul=&quot;Réalisé&quot;;[.$U325]*[.D325];[.$O325]*[.D325]))" office:value-type="float" office:value="0" calcext:value-type="float">
            <text:p>0 HETD</text:p>
          </table:table-cell>
          <table:table-cell table:style-name="ce33" table:formula="of:=IF(OR(ISBLANK([.$C325]);[.$C325]=&quot;Référentiel&quot;);0;IF(contexte_calcul=&quot;Réalisé&quot;;[.$U325]*[.E325];[.$O325]*[.E325]))" office:value-type="float" office:value="0" calcext:value-type="float">
            <text:p>0 HETD</text:p>
          </table:table-cell>
          <table:table-cell table:style-name="ce33" table:formula="of:=IF(OR(ISBLANK([.$C325]);[.$C325]=&quot;Référentiel&quot;);0;IF(contexte_calcul=&quot;Réalisé&quot;;[.$U325]*[.F325];[.$O325]*[.F325]))" office:value-type="float" office:value="0" calcext:value-type="float">
            <text:p>0 HETD</text:p>
          </table:table-cell>
          <table:table-cell table:style-name="ce33" table:formula="of:=IF([.$C325]=&quot;Référentiel&quot;;IF(contexte_calcul=&quot;Réalisé&quot;;[.$U325];[.$R325]);0)" office:value-type="float" office:value="0" calcext:value-type="float">
            <text:p>0 HETD</text:p>
          </table:table-cell>
          <table:table-cell table:style-name="ce33" table:formula="of:=IF(OR(ISBLANK([.$C325]);[.$C325]=&quot;Référentiel&quot;);0;IF(contexte_calcul=&quot;Réalisé&quot;;[.$W325]*[.D325];[.$R325]*[.D325]))" office:value-type="float" office:value="0" calcext:value-type="float">
            <text:p>0 HETD</text:p>
          </table:table-cell>
          <table:table-cell table:style-name="ce33" table:formula="of:=IF(OR(ISBLANK([.$C325]);[.$C325]=&quot;Référentiel&quot;);0;IF(contexte_calcul=&quot;Réalisé&quot;;[.$W325]*[.E325];[.$R325]*[.E325]))" office:value-type="float" office:value="0" calcext:value-type="float">
            <text:p>0 HETD</text:p>
          </table:table-cell>
          <table:table-cell table:style-name="ce33" table:formula="of:=IF(OR(ISBLANK([.$C325]);[.$C325]=&quot;Référentiel&quot;);0;IF(contexte_calcul=&quot;Réalisé&quot;;[.$W325]*[.F325];[.$R325]*[.F32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5]=&quot;Référentiel&quot;;IF(contexte_calcul=&quot;Réalisé&quot;;[.$W325];[.$R32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26]);[.C326]=&quot;Référentiel&quot;);&quot;&quot;;1-([.D326]+[.E32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26]);0;HLOOKUP(IF(AND([.C326]=&quot;TP&quot;;TP_vaut_TD=&quot;Oui&quot;);&quot;TD&quot;;[.C326]);types_intervention;2;0))*IF(ISBLANK([.G326]);1;[.G326])" office:value-type="float" office:value="0" calcext:value-type="float">
            <text:p>0 HETD</text:p>
          </table:table-cell>
          <table:table-cell table:style-name="ce12" table:formula="of:=IF(ISBLANK([.C326]);0;HLOOKUP([.C326];types_intervention;3;0))*IF(ISBLANK([.G326]);1;[.G326])" office:value-type="float" office:value="0" calcext:value-type="float">
            <text:p>0 HETD</text:p>
          </table:table-cell>
          <table:table-cell table:style-name="ce11" table:formula="of:=IF([.H326]=&quot;Oui&quot;;[.I326]*[.J32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6]/[.$L$522];0)" office:value-type="percentage" office:value="0" calcext:value-type="percentage">
            <text:p>0,00 %</text:p>
          </table:table-cell>
          <table:table-cell table:style-name="ce11" table:formula="of:=MIN(service_du;[.$L$522])*[.N326]" office:value-type="float" office:value="0" calcext:value-type="float">
            <text:p>0 HETD</text:p>
          </table:table-cell>
          <table:table-cell table:style-name="ce28" table:formula="of:=IF([.L326]&lt;&gt;0;[.O326]/[.L326];0)" office:value-type="percentage" office:value="0" calcext:value-type="percentage">
            <text:p>0,00 %</text:p>
          </table:table-cell>
          <table:table-cell table:style-name="ce28" table:formula="of:=IF([.$L$522]&gt;service_du;1-[.P326];0)" office:value-type="percentage" office:value="1" calcext:value-type="percentage">
            <text:p>100,00 %</text:p>
          </table:table-cell>
          <table:table-cell table:style-name="ce26" table:formula="of:=[.I326]*[.Q326]*[.K326]*IF(ISBLANK([.G326]);1;[.G32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5]+[.L326]&gt;service_du;service_du;[.T325]+[.L326]))" office:value-type="float" office:value="188" calcext:value-type="float">
            <text:p>188 HETD</text:p>
          </table:table-cell>
          <table:table-cell table:style-name="ce11" table:formula="of:=IF(service_du=0;0;IF([.T325]+[.L326]&gt;service_du;service_du-[.T325];[.L326]))" office:value-type="float" office:value="0" calcext:value-type="float">
            <text:p>0 HETD</text:p>
          </table:table-cell>
          <table:table-cell table:style-name="ce30" table:formula="of:=IF(service_du=0;[.I326];IF([.J326]&gt;0;IF([.T325]+[.L326]&lt;service_du;0;(([.T325]+[.L326])-service_du)/[.J32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6]+IF([.H326]&lt;&gt;&quot;Oui&quot;;[.I326];0))*[.K326])*IF(ISBLANK([.G326]);1;[.G326])" office:value-type="float" office:value="0" calcext:value-type="float">
            <text:p>0 HETD</text:p>
          </table:table-cell>
          <table:table-cell/>
          <table:table-cell table:style-name="ce33" table:formula="of:=IF(OR(ISBLANK([.$C326]);[.$C326]=&quot;Référentiel&quot;);0;IF(contexte_calcul=&quot;Réalisé&quot;;[.$U326]*[.D326];[.$O326]*[.D326]))" office:value-type="float" office:value="0" calcext:value-type="float">
            <text:p>0 HETD</text:p>
          </table:table-cell>
          <table:table-cell table:style-name="ce33" table:formula="of:=IF(OR(ISBLANK([.$C326]);[.$C326]=&quot;Référentiel&quot;);0;IF(contexte_calcul=&quot;Réalisé&quot;;[.$U326]*[.E326];[.$O326]*[.E326]))" office:value-type="float" office:value="0" calcext:value-type="float">
            <text:p>0 HETD</text:p>
          </table:table-cell>
          <table:table-cell table:style-name="ce33" table:formula="of:=IF(OR(ISBLANK([.$C326]);[.$C326]=&quot;Référentiel&quot;);0;IF(contexte_calcul=&quot;Réalisé&quot;;[.$U326]*[.F326];[.$O326]*[.F326]))" office:value-type="float" office:value="0" calcext:value-type="float">
            <text:p>0 HETD</text:p>
          </table:table-cell>
          <table:table-cell table:style-name="ce33" table:formula="of:=IF([.$C326]=&quot;Référentiel&quot;;IF(contexte_calcul=&quot;Réalisé&quot;;[.$U326];[.$R326]);0)" office:value-type="float" office:value="0" calcext:value-type="float">
            <text:p>0 HETD</text:p>
          </table:table-cell>
          <table:table-cell table:style-name="ce33" table:formula="of:=IF(OR(ISBLANK([.$C326]);[.$C326]=&quot;Référentiel&quot;);0;IF(contexte_calcul=&quot;Réalisé&quot;;[.$W326]*[.D326];[.$R326]*[.D326]))" office:value-type="float" office:value="0" calcext:value-type="float">
            <text:p>0 HETD</text:p>
          </table:table-cell>
          <table:table-cell table:style-name="ce33" table:formula="of:=IF(OR(ISBLANK([.$C326]);[.$C326]=&quot;Référentiel&quot;);0;IF(contexte_calcul=&quot;Réalisé&quot;;[.$W326]*[.E326];[.$R326]*[.E326]))" office:value-type="float" office:value="0" calcext:value-type="float">
            <text:p>0 HETD</text:p>
          </table:table-cell>
          <table:table-cell table:style-name="ce33" table:formula="of:=IF(OR(ISBLANK([.$C326]);[.$C326]=&quot;Référentiel&quot;);0;IF(contexte_calcul=&quot;Réalisé&quot;;[.$W326]*[.F326];[.$R326]*[.F32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6]=&quot;Référentiel&quot;;IF(contexte_calcul=&quot;Réalisé&quot;;[.$W326];[.$R32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27]);[.C327]=&quot;Référentiel&quot;);&quot;&quot;;1-([.D327]+[.E32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27]);0;HLOOKUP(IF(AND([.C327]=&quot;TP&quot;;TP_vaut_TD=&quot;Oui&quot;);&quot;TD&quot;;[.C327]);types_intervention;2;0))*IF(ISBLANK([.G327]);1;[.G327])" office:value-type="float" office:value="0" calcext:value-type="float">
            <text:p>0 HETD</text:p>
          </table:table-cell>
          <table:table-cell table:style-name="ce12" table:formula="of:=IF(ISBLANK([.C327]);0;HLOOKUP([.C327];types_intervention;3;0))*IF(ISBLANK([.G327]);1;[.G327])" office:value-type="float" office:value="0" calcext:value-type="float">
            <text:p>0 HETD</text:p>
          </table:table-cell>
          <table:table-cell table:style-name="ce11" table:formula="of:=IF([.H327]=&quot;Oui&quot;;[.I327]*[.J32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7]/[.$L$522];0)" office:value-type="percentage" office:value="0" calcext:value-type="percentage">
            <text:p>0,00 %</text:p>
          </table:table-cell>
          <table:table-cell table:style-name="ce11" table:formula="of:=MIN(service_du;[.$L$522])*[.N327]" office:value-type="float" office:value="0" calcext:value-type="float">
            <text:p>0 HETD</text:p>
          </table:table-cell>
          <table:table-cell table:style-name="ce28" table:formula="of:=IF([.L327]&lt;&gt;0;[.O327]/[.L327];0)" office:value-type="percentage" office:value="0" calcext:value-type="percentage">
            <text:p>0,00 %</text:p>
          </table:table-cell>
          <table:table-cell table:style-name="ce28" table:formula="of:=IF([.$L$522]&gt;service_du;1-[.P327];0)" office:value-type="percentage" office:value="1" calcext:value-type="percentage">
            <text:p>100,00 %</text:p>
          </table:table-cell>
          <table:table-cell table:style-name="ce26" table:formula="of:=[.I327]*[.Q327]*[.K327]*IF(ISBLANK([.G327]);1;[.G32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6]+[.L327]&gt;service_du;service_du;[.T326]+[.L327]))" office:value-type="float" office:value="188" calcext:value-type="float">
            <text:p>188 HETD</text:p>
          </table:table-cell>
          <table:table-cell table:style-name="ce11" table:formula="of:=IF(service_du=0;0;IF([.T326]+[.L327]&gt;service_du;service_du-[.T326];[.L327]))" office:value-type="float" office:value="0" calcext:value-type="float">
            <text:p>0 HETD</text:p>
          </table:table-cell>
          <table:table-cell table:style-name="ce30" table:formula="of:=IF(service_du=0;[.I327];IF([.J327]&gt;0;IF([.T326]+[.L327]&lt;service_du;0;(([.T326]+[.L327])-service_du)/[.J32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7]+IF([.H327]&lt;&gt;&quot;Oui&quot;;[.I327];0))*[.K327])*IF(ISBLANK([.G327]);1;[.G327])" office:value-type="float" office:value="0" calcext:value-type="float">
            <text:p>0 HETD</text:p>
          </table:table-cell>
          <table:table-cell/>
          <table:table-cell table:style-name="ce33" table:formula="of:=IF(OR(ISBLANK([.$C327]);[.$C327]=&quot;Référentiel&quot;);0;IF(contexte_calcul=&quot;Réalisé&quot;;[.$U327]*[.D327];[.$O327]*[.D327]))" office:value-type="float" office:value="0" calcext:value-type="float">
            <text:p>0 HETD</text:p>
          </table:table-cell>
          <table:table-cell table:style-name="ce33" table:formula="of:=IF(OR(ISBLANK([.$C327]);[.$C327]=&quot;Référentiel&quot;);0;IF(contexte_calcul=&quot;Réalisé&quot;;[.$U327]*[.E327];[.$O327]*[.E327]))" office:value-type="float" office:value="0" calcext:value-type="float">
            <text:p>0 HETD</text:p>
          </table:table-cell>
          <table:table-cell table:style-name="ce33" table:formula="of:=IF(OR(ISBLANK([.$C327]);[.$C327]=&quot;Référentiel&quot;);0;IF(contexte_calcul=&quot;Réalisé&quot;;[.$U327]*[.F327];[.$O327]*[.F327]))" office:value-type="float" office:value="0" calcext:value-type="float">
            <text:p>0 HETD</text:p>
          </table:table-cell>
          <table:table-cell table:style-name="ce33" table:formula="of:=IF([.$C327]=&quot;Référentiel&quot;;IF(contexte_calcul=&quot;Réalisé&quot;;[.$U327];[.$R327]);0)" office:value-type="float" office:value="0" calcext:value-type="float">
            <text:p>0 HETD</text:p>
          </table:table-cell>
          <table:table-cell table:style-name="ce33" table:formula="of:=IF(OR(ISBLANK([.$C327]);[.$C327]=&quot;Référentiel&quot;);0;IF(contexte_calcul=&quot;Réalisé&quot;;[.$W327]*[.D327];[.$R327]*[.D327]))" office:value-type="float" office:value="0" calcext:value-type="float">
            <text:p>0 HETD</text:p>
          </table:table-cell>
          <table:table-cell table:style-name="ce33" table:formula="of:=IF(OR(ISBLANK([.$C327]);[.$C327]=&quot;Référentiel&quot;);0;IF(contexte_calcul=&quot;Réalisé&quot;;[.$W327]*[.E327];[.$R327]*[.E327]))" office:value-type="float" office:value="0" calcext:value-type="float">
            <text:p>0 HETD</text:p>
          </table:table-cell>
          <table:table-cell table:style-name="ce33" table:formula="of:=IF(OR(ISBLANK([.$C327]);[.$C327]=&quot;Référentiel&quot;);0;IF(contexte_calcul=&quot;Réalisé&quot;;[.$W327]*[.F327];[.$R327]*[.F32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7]=&quot;Référentiel&quot;;IF(contexte_calcul=&quot;Réalisé&quot;;[.$W327];[.$R32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28]);[.C328]=&quot;Référentiel&quot;);&quot;&quot;;1-([.D328]+[.E32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28]);0;HLOOKUP(IF(AND([.C328]=&quot;TP&quot;;TP_vaut_TD=&quot;Oui&quot;);&quot;TD&quot;;[.C328]);types_intervention;2;0))*IF(ISBLANK([.G328]);1;[.G328])" office:value-type="float" office:value="0" calcext:value-type="float">
            <text:p>0 HETD</text:p>
          </table:table-cell>
          <table:table-cell table:style-name="ce12" table:formula="of:=IF(ISBLANK([.C328]);0;HLOOKUP([.C328];types_intervention;3;0))*IF(ISBLANK([.G328]);1;[.G328])" office:value-type="float" office:value="0" calcext:value-type="float">
            <text:p>0 HETD</text:p>
          </table:table-cell>
          <table:table-cell table:style-name="ce11" table:formula="of:=IF([.H328]=&quot;Oui&quot;;[.I328]*[.J32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8]/[.$L$522];0)" office:value-type="percentage" office:value="0" calcext:value-type="percentage">
            <text:p>0,00 %</text:p>
          </table:table-cell>
          <table:table-cell table:style-name="ce11" table:formula="of:=MIN(service_du;[.$L$522])*[.N328]" office:value-type="float" office:value="0" calcext:value-type="float">
            <text:p>0 HETD</text:p>
          </table:table-cell>
          <table:table-cell table:style-name="ce28" table:formula="of:=IF([.L328]&lt;&gt;0;[.O328]/[.L328];0)" office:value-type="percentage" office:value="0" calcext:value-type="percentage">
            <text:p>0,00 %</text:p>
          </table:table-cell>
          <table:table-cell table:style-name="ce28" table:formula="of:=IF([.$L$522]&gt;service_du;1-[.P328];0)" office:value-type="percentage" office:value="1" calcext:value-type="percentage">
            <text:p>100,00 %</text:p>
          </table:table-cell>
          <table:table-cell table:style-name="ce26" table:formula="of:=[.I328]*[.Q328]*[.K328]*IF(ISBLANK([.G328]);1;[.G32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7]+[.L328]&gt;service_du;service_du;[.T327]+[.L328]))" office:value-type="float" office:value="188" calcext:value-type="float">
            <text:p>188 HETD</text:p>
          </table:table-cell>
          <table:table-cell table:style-name="ce11" table:formula="of:=IF(service_du=0;0;IF([.T327]+[.L328]&gt;service_du;service_du-[.T327];[.L328]))" office:value-type="float" office:value="0" calcext:value-type="float">
            <text:p>0 HETD</text:p>
          </table:table-cell>
          <table:table-cell table:style-name="ce30" table:formula="of:=IF(service_du=0;[.I328];IF([.J328]&gt;0;IF([.T327]+[.L328]&lt;service_du;0;(([.T327]+[.L328])-service_du)/[.J32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8]+IF([.H328]&lt;&gt;&quot;Oui&quot;;[.I328];0))*[.K328])*IF(ISBLANK([.G328]);1;[.G328])" office:value-type="float" office:value="0" calcext:value-type="float">
            <text:p>0 HETD</text:p>
          </table:table-cell>
          <table:table-cell/>
          <table:table-cell table:style-name="ce33" table:formula="of:=IF(OR(ISBLANK([.$C328]);[.$C328]=&quot;Référentiel&quot;);0;IF(contexte_calcul=&quot;Réalisé&quot;;[.$U328]*[.D328];[.$O328]*[.D328]))" office:value-type="float" office:value="0" calcext:value-type="float">
            <text:p>0 HETD</text:p>
          </table:table-cell>
          <table:table-cell table:style-name="ce33" table:formula="of:=IF(OR(ISBLANK([.$C328]);[.$C328]=&quot;Référentiel&quot;);0;IF(contexte_calcul=&quot;Réalisé&quot;;[.$U328]*[.E328];[.$O328]*[.E328]))" office:value-type="float" office:value="0" calcext:value-type="float">
            <text:p>0 HETD</text:p>
          </table:table-cell>
          <table:table-cell table:style-name="ce33" table:formula="of:=IF(OR(ISBLANK([.$C328]);[.$C328]=&quot;Référentiel&quot;);0;IF(contexte_calcul=&quot;Réalisé&quot;;[.$U328]*[.F328];[.$O328]*[.F328]))" office:value-type="float" office:value="0" calcext:value-type="float">
            <text:p>0 HETD</text:p>
          </table:table-cell>
          <table:table-cell table:style-name="ce33" table:formula="of:=IF([.$C328]=&quot;Référentiel&quot;;IF(contexte_calcul=&quot;Réalisé&quot;;[.$U328];[.$R328]);0)" office:value-type="float" office:value="0" calcext:value-type="float">
            <text:p>0 HETD</text:p>
          </table:table-cell>
          <table:table-cell table:style-name="ce33" table:formula="of:=IF(OR(ISBLANK([.$C328]);[.$C328]=&quot;Référentiel&quot;);0;IF(contexte_calcul=&quot;Réalisé&quot;;[.$W328]*[.D328];[.$R328]*[.D328]))" office:value-type="float" office:value="0" calcext:value-type="float">
            <text:p>0 HETD</text:p>
          </table:table-cell>
          <table:table-cell table:style-name="ce33" table:formula="of:=IF(OR(ISBLANK([.$C328]);[.$C328]=&quot;Référentiel&quot;);0;IF(contexte_calcul=&quot;Réalisé&quot;;[.$W328]*[.E328];[.$R328]*[.E328]))" office:value-type="float" office:value="0" calcext:value-type="float">
            <text:p>0 HETD</text:p>
          </table:table-cell>
          <table:table-cell table:style-name="ce33" table:formula="of:=IF(OR(ISBLANK([.$C328]);[.$C328]=&quot;Référentiel&quot;);0;IF(contexte_calcul=&quot;Réalisé&quot;;[.$W328]*[.F328];[.$R328]*[.F32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8]=&quot;Référentiel&quot;;IF(contexte_calcul=&quot;Réalisé&quot;;[.$W328];[.$R32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29]);[.C329]=&quot;Référentiel&quot;);&quot;&quot;;1-([.D329]+[.E32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29]);0;HLOOKUP(IF(AND([.C329]=&quot;TP&quot;;TP_vaut_TD=&quot;Oui&quot;);&quot;TD&quot;;[.C329]);types_intervention;2;0))*IF(ISBLANK([.G329]);1;[.G329])" office:value-type="float" office:value="0" calcext:value-type="float">
            <text:p>0 HETD</text:p>
          </table:table-cell>
          <table:table-cell table:style-name="ce12" table:formula="of:=IF(ISBLANK([.C329]);0;HLOOKUP([.C329];types_intervention;3;0))*IF(ISBLANK([.G329]);1;[.G329])" office:value-type="float" office:value="0" calcext:value-type="float">
            <text:p>0 HETD</text:p>
          </table:table-cell>
          <table:table-cell table:style-name="ce11" table:formula="of:=IF([.H329]=&quot;Oui&quot;;[.I329]*[.J32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9]/[.$L$522];0)" office:value-type="percentage" office:value="0" calcext:value-type="percentage">
            <text:p>0,00 %</text:p>
          </table:table-cell>
          <table:table-cell table:style-name="ce11" table:formula="of:=MIN(service_du;[.$L$522])*[.N329]" office:value-type="float" office:value="0" calcext:value-type="float">
            <text:p>0 HETD</text:p>
          </table:table-cell>
          <table:table-cell table:style-name="ce28" table:formula="of:=IF([.L329]&lt;&gt;0;[.O329]/[.L329];0)" office:value-type="percentage" office:value="0" calcext:value-type="percentage">
            <text:p>0,00 %</text:p>
          </table:table-cell>
          <table:table-cell table:style-name="ce28" table:formula="of:=IF([.$L$522]&gt;service_du;1-[.P329];0)" office:value-type="percentage" office:value="1" calcext:value-type="percentage">
            <text:p>100,00 %</text:p>
          </table:table-cell>
          <table:table-cell table:style-name="ce26" table:formula="of:=[.I329]*[.Q329]*[.K329]*IF(ISBLANK([.G329]);1;[.G32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8]+[.L329]&gt;service_du;service_du;[.T328]+[.L329]))" office:value-type="float" office:value="188" calcext:value-type="float">
            <text:p>188 HETD</text:p>
          </table:table-cell>
          <table:table-cell table:style-name="ce11" table:formula="of:=IF(service_du=0;0;IF([.T328]+[.L329]&gt;service_du;service_du-[.T328];[.L329]))" office:value-type="float" office:value="0" calcext:value-type="float">
            <text:p>0 HETD</text:p>
          </table:table-cell>
          <table:table-cell table:style-name="ce30" table:formula="of:=IF(service_du=0;[.I329];IF([.J329]&gt;0;IF([.T328]+[.L329]&lt;service_du;0;(([.T328]+[.L329])-service_du)/[.J32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9]+IF([.H329]&lt;&gt;&quot;Oui&quot;;[.I329];0))*[.K329])*IF(ISBLANK([.G329]);1;[.G329])" office:value-type="float" office:value="0" calcext:value-type="float">
            <text:p>0 HETD</text:p>
          </table:table-cell>
          <table:table-cell/>
          <table:table-cell table:style-name="ce33" table:formula="of:=IF(OR(ISBLANK([.$C329]);[.$C329]=&quot;Référentiel&quot;);0;IF(contexte_calcul=&quot;Réalisé&quot;;[.$U329]*[.D329];[.$O329]*[.D329]))" office:value-type="float" office:value="0" calcext:value-type="float">
            <text:p>0 HETD</text:p>
          </table:table-cell>
          <table:table-cell table:style-name="ce33" table:formula="of:=IF(OR(ISBLANK([.$C329]);[.$C329]=&quot;Référentiel&quot;);0;IF(contexte_calcul=&quot;Réalisé&quot;;[.$U329]*[.E329];[.$O329]*[.E329]))" office:value-type="float" office:value="0" calcext:value-type="float">
            <text:p>0 HETD</text:p>
          </table:table-cell>
          <table:table-cell table:style-name="ce33" table:formula="of:=IF(OR(ISBLANK([.$C329]);[.$C329]=&quot;Référentiel&quot;);0;IF(contexte_calcul=&quot;Réalisé&quot;;[.$U329]*[.F329];[.$O329]*[.F329]))" office:value-type="float" office:value="0" calcext:value-type="float">
            <text:p>0 HETD</text:p>
          </table:table-cell>
          <table:table-cell table:style-name="ce33" table:formula="of:=IF([.$C329]=&quot;Référentiel&quot;;IF(contexte_calcul=&quot;Réalisé&quot;;[.$U329];[.$R329]);0)" office:value-type="float" office:value="0" calcext:value-type="float">
            <text:p>0 HETD</text:p>
          </table:table-cell>
          <table:table-cell table:style-name="ce33" table:formula="of:=IF(OR(ISBLANK([.$C329]);[.$C329]=&quot;Référentiel&quot;);0;IF(contexte_calcul=&quot;Réalisé&quot;;[.$W329]*[.D329];[.$R329]*[.D329]))" office:value-type="float" office:value="0" calcext:value-type="float">
            <text:p>0 HETD</text:p>
          </table:table-cell>
          <table:table-cell table:style-name="ce33" table:formula="of:=IF(OR(ISBLANK([.$C329]);[.$C329]=&quot;Référentiel&quot;);0;IF(contexte_calcul=&quot;Réalisé&quot;;[.$W329]*[.E329];[.$R329]*[.E329]))" office:value-type="float" office:value="0" calcext:value-type="float">
            <text:p>0 HETD</text:p>
          </table:table-cell>
          <table:table-cell table:style-name="ce33" table:formula="of:=IF(OR(ISBLANK([.$C329]);[.$C329]=&quot;Référentiel&quot;);0;IF(contexte_calcul=&quot;Réalisé&quot;;[.$W329]*[.F329];[.$R329]*[.F32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9]=&quot;Référentiel&quot;;IF(contexte_calcul=&quot;Réalisé&quot;;[.$W329];[.$R32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30]);[.C330]=&quot;Référentiel&quot;);&quot;&quot;;1-([.D330]+[.E33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30]);0;HLOOKUP(IF(AND([.C330]=&quot;TP&quot;;TP_vaut_TD=&quot;Oui&quot;);&quot;TD&quot;;[.C330]);types_intervention;2;0))*IF(ISBLANK([.G330]);1;[.G330])" office:value-type="float" office:value="0" calcext:value-type="float">
            <text:p>0 HETD</text:p>
          </table:table-cell>
          <table:table-cell table:style-name="ce12" table:formula="of:=IF(ISBLANK([.C330]);0;HLOOKUP([.C330];types_intervention;3;0))*IF(ISBLANK([.G330]);1;[.G330])" office:value-type="float" office:value="0" calcext:value-type="float">
            <text:p>0 HETD</text:p>
          </table:table-cell>
          <table:table-cell table:style-name="ce11" table:formula="of:=IF([.H330]=&quot;Oui&quot;;[.I330]*[.J33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0]/[.$L$522];0)" office:value-type="percentage" office:value="0" calcext:value-type="percentage">
            <text:p>0,00 %</text:p>
          </table:table-cell>
          <table:table-cell table:style-name="ce11" table:formula="of:=MIN(service_du;[.$L$522])*[.N330]" office:value-type="float" office:value="0" calcext:value-type="float">
            <text:p>0 HETD</text:p>
          </table:table-cell>
          <table:table-cell table:style-name="ce28" table:formula="of:=IF([.L330]&lt;&gt;0;[.O330]/[.L330];0)" office:value-type="percentage" office:value="0" calcext:value-type="percentage">
            <text:p>0,00 %</text:p>
          </table:table-cell>
          <table:table-cell table:style-name="ce28" table:formula="of:=IF([.$L$522]&gt;service_du;1-[.P330];0)" office:value-type="percentage" office:value="1" calcext:value-type="percentage">
            <text:p>100,00 %</text:p>
          </table:table-cell>
          <table:table-cell table:style-name="ce26" table:formula="of:=[.I330]*[.Q330]*[.K330]*IF(ISBLANK([.G330]);1;[.G33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9]+[.L330]&gt;service_du;service_du;[.T329]+[.L330]))" office:value-type="float" office:value="188" calcext:value-type="float">
            <text:p>188 HETD</text:p>
          </table:table-cell>
          <table:table-cell table:style-name="ce11" table:formula="of:=IF(service_du=0;0;IF([.T329]+[.L330]&gt;service_du;service_du-[.T329];[.L330]))" office:value-type="float" office:value="0" calcext:value-type="float">
            <text:p>0 HETD</text:p>
          </table:table-cell>
          <table:table-cell table:style-name="ce30" table:formula="of:=IF(service_du=0;[.I330];IF([.J330]&gt;0;IF([.T329]+[.L330]&lt;service_du;0;(([.T329]+[.L330])-service_du)/[.J33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0]+IF([.H330]&lt;&gt;&quot;Oui&quot;;[.I330];0))*[.K330])*IF(ISBLANK([.G330]);1;[.G330])" office:value-type="float" office:value="0" calcext:value-type="float">
            <text:p>0 HETD</text:p>
          </table:table-cell>
          <table:table-cell/>
          <table:table-cell table:style-name="ce33" table:formula="of:=IF(OR(ISBLANK([.$C330]);[.$C330]=&quot;Référentiel&quot;);0;IF(contexte_calcul=&quot;Réalisé&quot;;[.$U330]*[.D330];[.$O330]*[.D330]))" office:value-type="float" office:value="0" calcext:value-type="float">
            <text:p>0 HETD</text:p>
          </table:table-cell>
          <table:table-cell table:style-name="ce33" table:formula="of:=IF(OR(ISBLANK([.$C330]);[.$C330]=&quot;Référentiel&quot;);0;IF(contexte_calcul=&quot;Réalisé&quot;;[.$U330]*[.E330];[.$O330]*[.E330]))" office:value-type="float" office:value="0" calcext:value-type="float">
            <text:p>0 HETD</text:p>
          </table:table-cell>
          <table:table-cell table:style-name="ce33" table:formula="of:=IF(OR(ISBLANK([.$C330]);[.$C330]=&quot;Référentiel&quot;);0;IF(contexte_calcul=&quot;Réalisé&quot;;[.$U330]*[.F330];[.$O330]*[.F330]))" office:value-type="float" office:value="0" calcext:value-type="float">
            <text:p>0 HETD</text:p>
          </table:table-cell>
          <table:table-cell table:style-name="ce33" table:formula="of:=IF([.$C330]=&quot;Référentiel&quot;;IF(contexte_calcul=&quot;Réalisé&quot;;[.$U330];[.$R330]);0)" office:value-type="float" office:value="0" calcext:value-type="float">
            <text:p>0 HETD</text:p>
          </table:table-cell>
          <table:table-cell table:style-name="ce33" table:formula="of:=IF(OR(ISBLANK([.$C330]);[.$C330]=&quot;Référentiel&quot;);0;IF(contexte_calcul=&quot;Réalisé&quot;;[.$W330]*[.D330];[.$R330]*[.D330]))" office:value-type="float" office:value="0" calcext:value-type="float">
            <text:p>0 HETD</text:p>
          </table:table-cell>
          <table:table-cell table:style-name="ce33" table:formula="of:=IF(OR(ISBLANK([.$C330]);[.$C330]=&quot;Référentiel&quot;);0;IF(contexte_calcul=&quot;Réalisé&quot;;[.$W330]*[.E330];[.$R330]*[.E330]))" office:value-type="float" office:value="0" calcext:value-type="float">
            <text:p>0 HETD</text:p>
          </table:table-cell>
          <table:table-cell table:style-name="ce33" table:formula="of:=IF(OR(ISBLANK([.$C330]);[.$C330]=&quot;Référentiel&quot;);0;IF(contexte_calcul=&quot;Réalisé&quot;;[.$W330]*[.F330];[.$R330]*[.F33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0]=&quot;Référentiel&quot;;IF(contexte_calcul=&quot;Réalisé&quot;;[.$W330];[.$R33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31]);[.C331]=&quot;Référentiel&quot;);&quot;&quot;;1-([.D331]+[.E33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31]);0;HLOOKUP(IF(AND([.C331]=&quot;TP&quot;;TP_vaut_TD=&quot;Oui&quot;);&quot;TD&quot;;[.C331]);types_intervention;2;0))*IF(ISBLANK([.G331]);1;[.G331])" office:value-type="float" office:value="0" calcext:value-type="float">
            <text:p>0 HETD</text:p>
          </table:table-cell>
          <table:table-cell table:style-name="ce12" table:formula="of:=IF(ISBLANK([.C331]);0;HLOOKUP([.C331];types_intervention;3;0))*IF(ISBLANK([.G331]);1;[.G331])" office:value-type="float" office:value="0" calcext:value-type="float">
            <text:p>0 HETD</text:p>
          </table:table-cell>
          <table:table-cell table:style-name="ce11" table:formula="of:=IF([.H331]=&quot;Oui&quot;;[.I331]*[.J33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1]/[.$L$522];0)" office:value-type="percentage" office:value="0" calcext:value-type="percentage">
            <text:p>0,00 %</text:p>
          </table:table-cell>
          <table:table-cell table:style-name="ce11" table:formula="of:=MIN(service_du;[.$L$522])*[.N331]" office:value-type="float" office:value="0" calcext:value-type="float">
            <text:p>0 HETD</text:p>
          </table:table-cell>
          <table:table-cell table:style-name="ce28" table:formula="of:=IF([.L331]&lt;&gt;0;[.O331]/[.L331];0)" office:value-type="percentage" office:value="0" calcext:value-type="percentage">
            <text:p>0,00 %</text:p>
          </table:table-cell>
          <table:table-cell table:style-name="ce28" table:formula="of:=IF([.$L$522]&gt;service_du;1-[.P331];0)" office:value-type="percentage" office:value="1" calcext:value-type="percentage">
            <text:p>100,00 %</text:p>
          </table:table-cell>
          <table:table-cell table:style-name="ce26" table:formula="of:=[.I331]*[.Q331]*[.K331]*IF(ISBLANK([.G331]);1;[.G33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0]+[.L331]&gt;service_du;service_du;[.T330]+[.L331]))" office:value-type="float" office:value="188" calcext:value-type="float">
            <text:p>188 HETD</text:p>
          </table:table-cell>
          <table:table-cell table:style-name="ce11" table:formula="of:=IF(service_du=0;0;IF([.T330]+[.L331]&gt;service_du;service_du-[.T330];[.L331]))" office:value-type="float" office:value="0" calcext:value-type="float">
            <text:p>0 HETD</text:p>
          </table:table-cell>
          <table:table-cell table:style-name="ce30" table:formula="of:=IF(service_du=0;[.I331];IF([.J331]&gt;0;IF([.T330]+[.L331]&lt;service_du;0;(([.T330]+[.L331])-service_du)/[.J33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1]+IF([.H331]&lt;&gt;&quot;Oui&quot;;[.I331];0))*[.K331])*IF(ISBLANK([.G331]);1;[.G331])" office:value-type="float" office:value="0" calcext:value-type="float">
            <text:p>0 HETD</text:p>
          </table:table-cell>
          <table:table-cell/>
          <table:table-cell table:style-name="ce33" table:formula="of:=IF(OR(ISBLANK([.$C331]);[.$C331]=&quot;Référentiel&quot;);0;IF(contexte_calcul=&quot;Réalisé&quot;;[.$U331]*[.D331];[.$O331]*[.D331]))" office:value-type="float" office:value="0" calcext:value-type="float">
            <text:p>0 HETD</text:p>
          </table:table-cell>
          <table:table-cell table:style-name="ce33" table:formula="of:=IF(OR(ISBLANK([.$C331]);[.$C331]=&quot;Référentiel&quot;);0;IF(contexte_calcul=&quot;Réalisé&quot;;[.$U331]*[.E331];[.$O331]*[.E331]))" office:value-type="float" office:value="0" calcext:value-type="float">
            <text:p>0 HETD</text:p>
          </table:table-cell>
          <table:table-cell table:style-name="ce33" table:formula="of:=IF(OR(ISBLANK([.$C331]);[.$C331]=&quot;Référentiel&quot;);0;IF(contexte_calcul=&quot;Réalisé&quot;;[.$U331]*[.F331];[.$O331]*[.F331]))" office:value-type="float" office:value="0" calcext:value-type="float">
            <text:p>0 HETD</text:p>
          </table:table-cell>
          <table:table-cell table:style-name="ce33" table:formula="of:=IF([.$C331]=&quot;Référentiel&quot;;IF(contexte_calcul=&quot;Réalisé&quot;;[.$U331];[.$R331]);0)" office:value-type="float" office:value="0" calcext:value-type="float">
            <text:p>0 HETD</text:p>
          </table:table-cell>
          <table:table-cell table:style-name="ce33" table:formula="of:=IF(OR(ISBLANK([.$C331]);[.$C331]=&quot;Référentiel&quot;);0;IF(contexte_calcul=&quot;Réalisé&quot;;[.$W331]*[.D331];[.$R331]*[.D331]))" office:value-type="float" office:value="0" calcext:value-type="float">
            <text:p>0 HETD</text:p>
          </table:table-cell>
          <table:table-cell table:style-name="ce33" table:formula="of:=IF(OR(ISBLANK([.$C331]);[.$C331]=&quot;Référentiel&quot;);0;IF(contexte_calcul=&quot;Réalisé&quot;;[.$W331]*[.E331];[.$R331]*[.E331]))" office:value-type="float" office:value="0" calcext:value-type="float">
            <text:p>0 HETD</text:p>
          </table:table-cell>
          <table:table-cell table:style-name="ce33" table:formula="of:=IF(OR(ISBLANK([.$C331]);[.$C331]=&quot;Référentiel&quot;);0;IF(contexte_calcul=&quot;Réalisé&quot;;[.$W331]*[.F331];[.$R331]*[.F33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1]=&quot;Référentiel&quot;;IF(contexte_calcul=&quot;Réalisé&quot;;[.$W331];[.$R33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32]);[.C332]=&quot;Référentiel&quot;);&quot;&quot;;1-([.D332]+[.E33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32]);0;HLOOKUP(IF(AND([.C332]=&quot;TP&quot;;TP_vaut_TD=&quot;Oui&quot;);&quot;TD&quot;;[.C332]);types_intervention;2;0))*IF(ISBLANK([.G332]);1;[.G332])" office:value-type="float" office:value="0" calcext:value-type="float">
            <text:p>0 HETD</text:p>
          </table:table-cell>
          <table:table-cell table:style-name="ce12" table:formula="of:=IF(ISBLANK([.C332]);0;HLOOKUP([.C332];types_intervention;3;0))*IF(ISBLANK([.G332]);1;[.G332])" office:value-type="float" office:value="0" calcext:value-type="float">
            <text:p>0 HETD</text:p>
          </table:table-cell>
          <table:table-cell table:style-name="ce11" table:formula="of:=IF([.H332]=&quot;Oui&quot;;[.I332]*[.J33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2]/[.$L$522];0)" office:value-type="percentage" office:value="0" calcext:value-type="percentage">
            <text:p>0,00 %</text:p>
          </table:table-cell>
          <table:table-cell table:style-name="ce11" table:formula="of:=MIN(service_du;[.$L$522])*[.N332]" office:value-type="float" office:value="0" calcext:value-type="float">
            <text:p>0 HETD</text:p>
          </table:table-cell>
          <table:table-cell table:style-name="ce28" table:formula="of:=IF([.L332]&lt;&gt;0;[.O332]/[.L332];0)" office:value-type="percentage" office:value="0" calcext:value-type="percentage">
            <text:p>0,00 %</text:p>
          </table:table-cell>
          <table:table-cell table:style-name="ce28" table:formula="of:=IF([.$L$522]&gt;service_du;1-[.P332];0)" office:value-type="percentage" office:value="1" calcext:value-type="percentage">
            <text:p>100,00 %</text:p>
          </table:table-cell>
          <table:table-cell table:style-name="ce26" table:formula="of:=[.I332]*[.Q332]*[.K332]*IF(ISBLANK([.G332]);1;[.G33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1]+[.L332]&gt;service_du;service_du;[.T331]+[.L332]))" office:value-type="float" office:value="188" calcext:value-type="float">
            <text:p>188 HETD</text:p>
          </table:table-cell>
          <table:table-cell table:style-name="ce11" table:formula="of:=IF(service_du=0;0;IF([.T331]+[.L332]&gt;service_du;service_du-[.T331];[.L332]))" office:value-type="float" office:value="0" calcext:value-type="float">
            <text:p>0 HETD</text:p>
          </table:table-cell>
          <table:table-cell table:style-name="ce30" table:formula="of:=IF(service_du=0;[.I332];IF([.J332]&gt;0;IF([.T331]+[.L332]&lt;service_du;0;(([.T331]+[.L332])-service_du)/[.J33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2]+IF([.H332]&lt;&gt;&quot;Oui&quot;;[.I332];0))*[.K332])*IF(ISBLANK([.G332]);1;[.G332])" office:value-type="float" office:value="0" calcext:value-type="float">
            <text:p>0 HETD</text:p>
          </table:table-cell>
          <table:table-cell/>
          <table:table-cell table:style-name="ce33" table:formula="of:=IF(OR(ISBLANK([.$C332]);[.$C332]=&quot;Référentiel&quot;);0;IF(contexte_calcul=&quot;Réalisé&quot;;[.$U332]*[.D332];[.$O332]*[.D332]))" office:value-type="float" office:value="0" calcext:value-type="float">
            <text:p>0 HETD</text:p>
          </table:table-cell>
          <table:table-cell table:style-name="ce33" table:formula="of:=IF(OR(ISBLANK([.$C332]);[.$C332]=&quot;Référentiel&quot;);0;IF(contexte_calcul=&quot;Réalisé&quot;;[.$U332]*[.E332];[.$O332]*[.E332]))" office:value-type="float" office:value="0" calcext:value-type="float">
            <text:p>0 HETD</text:p>
          </table:table-cell>
          <table:table-cell table:style-name="ce33" table:formula="of:=IF(OR(ISBLANK([.$C332]);[.$C332]=&quot;Référentiel&quot;);0;IF(contexte_calcul=&quot;Réalisé&quot;;[.$U332]*[.F332];[.$O332]*[.F332]))" office:value-type="float" office:value="0" calcext:value-type="float">
            <text:p>0 HETD</text:p>
          </table:table-cell>
          <table:table-cell table:style-name="ce33" table:formula="of:=IF([.$C332]=&quot;Référentiel&quot;;IF(contexte_calcul=&quot;Réalisé&quot;;[.$U332];[.$R332]);0)" office:value-type="float" office:value="0" calcext:value-type="float">
            <text:p>0 HETD</text:p>
          </table:table-cell>
          <table:table-cell table:style-name="ce33" table:formula="of:=IF(OR(ISBLANK([.$C332]);[.$C332]=&quot;Référentiel&quot;);0;IF(contexte_calcul=&quot;Réalisé&quot;;[.$W332]*[.D332];[.$R332]*[.D332]))" office:value-type="float" office:value="0" calcext:value-type="float">
            <text:p>0 HETD</text:p>
          </table:table-cell>
          <table:table-cell table:style-name="ce33" table:formula="of:=IF(OR(ISBLANK([.$C332]);[.$C332]=&quot;Référentiel&quot;);0;IF(contexte_calcul=&quot;Réalisé&quot;;[.$W332]*[.E332];[.$R332]*[.E332]))" office:value-type="float" office:value="0" calcext:value-type="float">
            <text:p>0 HETD</text:p>
          </table:table-cell>
          <table:table-cell table:style-name="ce33" table:formula="of:=IF(OR(ISBLANK([.$C332]);[.$C332]=&quot;Référentiel&quot;);0;IF(contexte_calcul=&quot;Réalisé&quot;;[.$W332]*[.F332];[.$R332]*[.F33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2]=&quot;Référentiel&quot;;IF(contexte_calcul=&quot;Réalisé&quot;;[.$W332];[.$R33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33]);[.C333]=&quot;Référentiel&quot;);&quot;&quot;;1-([.D333]+[.E33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33]);0;HLOOKUP(IF(AND([.C333]=&quot;TP&quot;;TP_vaut_TD=&quot;Oui&quot;);&quot;TD&quot;;[.C333]);types_intervention;2;0))*IF(ISBLANK([.G333]);1;[.G333])" office:value-type="float" office:value="0" calcext:value-type="float">
            <text:p>0 HETD</text:p>
          </table:table-cell>
          <table:table-cell table:style-name="ce12" table:formula="of:=IF(ISBLANK([.C333]);0;HLOOKUP([.C333];types_intervention;3;0))*IF(ISBLANK([.G333]);1;[.G333])" office:value-type="float" office:value="0" calcext:value-type="float">
            <text:p>0 HETD</text:p>
          </table:table-cell>
          <table:table-cell table:style-name="ce11" table:formula="of:=IF([.H333]=&quot;Oui&quot;;[.I333]*[.J33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3]/[.$L$522];0)" office:value-type="percentage" office:value="0" calcext:value-type="percentage">
            <text:p>0,00 %</text:p>
          </table:table-cell>
          <table:table-cell table:style-name="ce11" table:formula="of:=MIN(service_du;[.$L$522])*[.N333]" office:value-type="float" office:value="0" calcext:value-type="float">
            <text:p>0 HETD</text:p>
          </table:table-cell>
          <table:table-cell table:style-name="ce28" table:formula="of:=IF([.L333]&lt;&gt;0;[.O333]/[.L333];0)" office:value-type="percentage" office:value="0" calcext:value-type="percentage">
            <text:p>0,00 %</text:p>
          </table:table-cell>
          <table:table-cell table:style-name="ce28" table:formula="of:=IF([.$L$522]&gt;service_du;1-[.P333];0)" office:value-type="percentage" office:value="1" calcext:value-type="percentage">
            <text:p>100,00 %</text:p>
          </table:table-cell>
          <table:table-cell table:style-name="ce26" table:formula="of:=[.I333]*[.Q333]*[.K333]*IF(ISBLANK([.G333]);1;[.G33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2]+[.L333]&gt;service_du;service_du;[.T332]+[.L333]))" office:value-type="float" office:value="188" calcext:value-type="float">
            <text:p>188 HETD</text:p>
          </table:table-cell>
          <table:table-cell table:style-name="ce11" table:formula="of:=IF(service_du=0;0;IF([.T332]+[.L333]&gt;service_du;service_du-[.T332];[.L333]))" office:value-type="float" office:value="0" calcext:value-type="float">
            <text:p>0 HETD</text:p>
          </table:table-cell>
          <table:table-cell table:style-name="ce30" table:formula="of:=IF(service_du=0;[.I333];IF([.J333]&gt;0;IF([.T332]+[.L333]&lt;service_du;0;(([.T332]+[.L333])-service_du)/[.J33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3]+IF([.H333]&lt;&gt;&quot;Oui&quot;;[.I333];0))*[.K333])*IF(ISBLANK([.G333]);1;[.G333])" office:value-type="float" office:value="0" calcext:value-type="float">
            <text:p>0 HETD</text:p>
          </table:table-cell>
          <table:table-cell/>
          <table:table-cell table:style-name="ce33" table:formula="of:=IF(OR(ISBLANK([.$C333]);[.$C333]=&quot;Référentiel&quot;);0;IF(contexte_calcul=&quot;Réalisé&quot;;[.$U333]*[.D333];[.$O333]*[.D333]))" office:value-type="float" office:value="0" calcext:value-type="float">
            <text:p>0 HETD</text:p>
          </table:table-cell>
          <table:table-cell table:style-name="ce33" table:formula="of:=IF(OR(ISBLANK([.$C333]);[.$C333]=&quot;Référentiel&quot;);0;IF(contexte_calcul=&quot;Réalisé&quot;;[.$U333]*[.E333];[.$O333]*[.E333]))" office:value-type="float" office:value="0" calcext:value-type="float">
            <text:p>0 HETD</text:p>
          </table:table-cell>
          <table:table-cell table:style-name="ce33" table:formula="of:=IF(OR(ISBLANK([.$C333]);[.$C333]=&quot;Référentiel&quot;);0;IF(contexte_calcul=&quot;Réalisé&quot;;[.$U333]*[.F333];[.$O333]*[.F333]))" office:value-type="float" office:value="0" calcext:value-type="float">
            <text:p>0 HETD</text:p>
          </table:table-cell>
          <table:table-cell table:style-name="ce33" table:formula="of:=IF([.$C333]=&quot;Référentiel&quot;;IF(contexte_calcul=&quot;Réalisé&quot;;[.$U333];[.$R333]);0)" office:value-type="float" office:value="0" calcext:value-type="float">
            <text:p>0 HETD</text:p>
          </table:table-cell>
          <table:table-cell table:style-name="ce33" table:formula="of:=IF(OR(ISBLANK([.$C333]);[.$C333]=&quot;Référentiel&quot;);0;IF(contexte_calcul=&quot;Réalisé&quot;;[.$W333]*[.D333];[.$R333]*[.D333]))" office:value-type="float" office:value="0" calcext:value-type="float">
            <text:p>0 HETD</text:p>
          </table:table-cell>
          <table:table-cell table:style-name="ce33" table:formula="of:=IF(OR(ISBLANK([.$C333]);[.$C333]=&quot;Référentiel&quot;);0;IF(contexte_calcul=&quot;Réalisé&quot;;[.$W333]*[.E333];[.$R333]*[.E333]))" office:value-type="float" office:value="0" calcext:value-type="float">
            <text:p>0 HETD</text:p>
          </table:table-cell>
          <table:table-cell table:style-name="ce33" table:formula="of:=IF(OR(ISBLANK([.$C333]);[.$C333]=&quot;Référentiel&quot;);0;IF(contexte_calcul=&quot;Réalisé&quot;;[.$W333]*[.F333];[.$R333]*[.F33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3]=&quot;Référentiel&quot;;IF(contexte_calcul=&quot;Réalisé&quot;;[.$W333];[.$R33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34]);[.C334]=&quot;Référentiel&quot;);&quot;&quot;;1-([.D334]+[.E33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34]);0;HLOOKUP(IF(AND([.C334]=&quot;TP&quot;;TP_vaut_TD=&quot;Oui&quot;);&quot;TD&quot;;[.C334]);types_intervention;2;0))*IF(ISBLANK([.G334]);1;[.G334])" office:value-type="float" office:value="0" calcext:value-type="float">
            <text:p>0 HETD</text:p>
          </table:table-cell>
          <table:table-cell table:style-name="ce12" table:formula="of:=IF(ISBLANK([.C334]);0;HLOOKUP([.C334];types_intervention;3;0))*IF(ISBLANK([.G334]);1;[.G334])" office:value-type="float" office:value="0" calcext:value-type="float">
            <text:p>0 HETD</text:p>
          </table:table-cell>
          <table:table-cell table:style-name="ce11" table:formula="of:=IF([.H334]=&quot;Oui&quot;;[.I334]*[.J33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4]/[.$L$522];0)" office:value-type="percentage" office:value="0" calcext:value-type="percentage">
            <text:p>0,00 %</text:p>
          </table:table-cell>
          <table:table-cell table:style-name="ce11" table:formula="of:=MIN(service_du;[.$L$522])*[.N334]" office:value-type="float" office:value="0" calcext:value-type="float">
            <text:p>0 HETD</text:p>
          </table:table-cell>
          <table:table-cell table:style-name="ce28" table:formula="of:=IF([.L334]&lt;&gt;0;[.O334]/[.L334];0)" office:value-type="percentage" office:value="0" calcext:value-type="percentage">
            <text:p>0,00 %</text:p>
          </table:table-cell>
          <table:table-cell table:style-name="ce28" table:formula="of:=IF([.$L$522]&gt;service_du;1-[.P334];0)" office:value-type="percentage" office:value="1" calcext:value-type="percentage">
            <text:p>100,00 %</text:p>
          </table:table-cell>
          <table:table-cell table:style-name="ce26" table:formula="of:=[.I334]*[.Q334]*[.K334]*IF(ISBLANK([.G334]);1;[.G33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3]+[.L334]&gt;service_du;service_du;[.T333]+[.L334]))" office:value-type="float" office:value="188" calcext:value-type="float">
            <text:p>188 HETD</text:p>
          </table:table-cell>
          <table:table-cell table:style-name="ce11" table:formula="of:=IF(service_du=0;0;IF([.T333]+[.L334]&gt;service_du;service_du-[.T333];[.L334]))" office:value-type="float" office:value="0" calcext:value-type="float">
            <text:p>0 HETD</text:p>
          </table:table-cell>
          <table:table-cell table:style-name="ce30" table:formula="of:=IF(service_du=0;[.I334];IF([.J334]&gt;0;IF([.T333]+[.L334]&lt;service_du;0;(([.T333]+[.L334])-service_du)/[.J33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4]+IF([.H334]&lt;&gt;&quot;Oui&quot;;[.I334];0))*[.K334])*IF(ISBLANK([.G334]);1;[.G334])" office:value-type="float" office:value="0" calcext:value-type="float">
            <text:p>0 HETD</text:p>
          </table:table-cell>
          <table:table-cell/>
          <table:table-cell table:style-name="ce33" table:formula="of:=IF(OR(ISBLANK([.$C334]);[.$C334]=&quot;Référentiel&quot;);0;IF(contexte_calcul=&quot;Réalisé&quot;;[.$U334]*[.D334];[.$O334]*[.D334]))" office:value-type="float" office:value="0" calcext:value-type="float">
            <text:p>0 HETD</text:p>
          </table:table-cell>
          <table:table-cell table:style-name="ce33" table:formula="of:=IF(OR(ISBLANK([.$C334]);[.$C334]=&quot;Référentiel&quot;);0;IF(contexte_calcul=&quot;Réalisé&quot;;[.$U334]*[.E334];[.$O334]*[.E334]))" office:value-type="float" office:value="0" calcext:value-type="float">
            <text:p>0 HETD</text:p>
          </table:table-cell>
          <table:table-cell table:style-name="ce33" table:formula="of:=IF(OR(ISBLANK([.$C334]);[.$C334]=&quot;Référentiel&quot;);0;IF(contexte_calcul=&quot;Réalisé&quot;;[.$U334]*[.F334];[.$O334]*[.F334]))" office:value-type="float" office:value="0" calcext:value-type="float">
            <text:p>0 HETD</text:p>
          </table:table-cell>
          <table:table-cell table:style-name="ce33" table:formula="of:=IF([.$C334]=&quot;Référentiel&quot;;IF(contexte_calcul=&quot;Réalisé&quot;;[.$U334];[.$R334]);0)" office:value-type="float" office:value="0" calcext:value-type="float">
            <text:p>0 HETD</text:p>
          </table:table-cell>
          <table:table-cell table:style-name="ce33" table:formula="of:=IF(OR(ISBLANK([.$C334]);[.$C334]=&quot;Référentiel&quot;);0;IF(contexte_calcul=&quot;Réalisé&quot;;[.$W334]*[.D334];[.$R334]*[.D334]))" office:value-type="float" office:value="0" calcext:value-type="float">
            <text:p>0 HETD</text:p>
          </table:table-cell>
          <table:table-cell table:style-name="ce33" table:formula="of:=IF(OR(ISBLANK([.$C334]);[.$C334]=&quot;Référentiel&quot;);0;IF(contexte_calcul=&quot;Réalisé&quot;;[.$W334]*[.E334];[.$R334]*[.E334]))" office:value-type="float" office:value="0" calcext:value-type="float">
            <text:p>0 HETD</text:p>
          </table:table-cell>
          <table:table-cell table:style-name="ce33" table:formula="of:=IF(OR(ISBLANK([.$C334]);[.$C334]=&quot;Référentiel&quot;);0;IF(contexte_calcul=&quot;Réalisé&quot;;[.$W334]*[.F334];[.$R334]*[.F33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4]=&quot;Référentiel&quot;;IF(contexte_calcul=&quot;Réalisé&quot;;[.$W334];[.$R33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35]);[.C335]=&quot;Référentiel&quot;);&quot;&quot;;1-([.D335]+[.E33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35]);0;HLOOKUP(IF(AND([.C335]=&quot;TP&quot;;TP_vaut_TD=&quot;Oui&quot;);&quot;TD&quot;;[.C335]);types_intervention;2;0))*IF(ISBLANK([.G335]);1;[.G335])" office:value-type="float" office:value="0" calcext:value-type="float">
            <text:p>0 HETD</text:p>
          </table:table-cell>
          <table:table-cell table:style-name="ce12" table:formula="of:=IF(ISBLANK([.C335]);0;HLOOKUP([.C335];types_intervention;3;0))*IF(ISBLANK([.G335]);1;[.G335])" office:value-type="float" office:value="0" calcext:value-type="float">
            <text:p>0 HETD</text:p>
          </table:table-cell>
          <table:table-cell table:style-name="ce11" table:formula="of:=IF([.H335]=&quot;Oui&quot;;[.I335]*[.J33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5]/[.$L$522];0)" office:value-type="percentage" office:value="0" calcext:value-type="percentage">
            <text:p>0,00 %</text:p>
          </table:table-cell>
          <table:table-cell table:style-name="ce11" table:formula="of:=MIN(service_du;[.$L$522])*[.N335]" office:value-type="float" office:value="0" calcext:value-type="float">
            <text:p>0 HETD</text:p>
          </table:table-cell>
          <table:table-cell table:style-name="ce28" table:formula="of:=IF([.L335]&lt;&gt;0;[.O335]/[.L335];0)" office:value-type="percentage" office:value="0" calcext:value-type="percentage">
            <text:p>0,00 %</text:p>
          </table:table-cell>
          <table:table-cell table:style-name="ce28" table:formula="of:=IF([.$L$522]&gt;service_du;1-[.P335];0)" office:value-type="percentage" office:value="1" calcext:value-type="percentage">
            <text:p>100,00 %</text:p>
          </table:table-cell>
          <table:table-cell table:style-name="ce26" table:formula="of:=[.I335]*[.Q335]*[.K335]*IF(ISBLANK([.G335]);1;[.G33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4]+[.L335]&gt;service_du;service_du;[.T334]+[.L335]))" office:value-type="float" office:value="188" calcext:value-type="float">
            <text:p>188 HETD</text:p>
          </table:table-cell>
          <table:table-cell table:style-name="ce11" table:formula="of:=IF(service_du=0;0;IF([.T334]+[.L335]&gt;service_du;service_du-[.T334];[.L335]))" office:value-type="float" office:value="0" calcext:value-type="float">
            <text:p>0 HETD</text:p>
          </table:table-cell>
          <table:table-cell table:style-name="ce30" table:formula="of:=IF(service_du=0;[.I335];IF([.J335]&gt;0;IF([.T334]+[.L335]&lt;service_du;0;(([.T334]+[.L335])-service_du)/[.J33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5]+IF([.H335]&lt;&gt;&quot;Oui&quot;;[.I335];0))*[.K335])*IF(ISBLANK([.G335]);1;[.G335])" office:value-type="float" office:value="0" calcext:value-type="float">
            <text:p>0 HETD</text:p>
          </table:table-cell>
          <table:table-cell/>
          <table:table-cell table:style-name="ce33" table:formula="of:=IF(OR(ISBLANK([.$C335]);[.$C335]=&quot;Référentiel&quot;);0;IF(contexte_calcul=&quot;Réalisé&quot;;[.$U335]*[.D335];[.$O335]*[.D335]))" office:value-type="float" office:value="0" calcext:value-type="float">
            <text:p>0 HETD</text:p>
          </table:table-cell>
          <table:table-cell table:style-name="ce33" table:formula="of:=IF(OR(ISBLANK([.$C335]);[.$C335]=&quot;Référentiel&quot;);0;IF(contexte_calcul=&quot;Réalisé&quot;;[.$U335]*[.E335];[.$O335]*[.E335]))" office:value-type="float" office:value="0" calcext:value-type="float">
            <text:p>0 HETD</text:p>
          </table:table-cell>
          <table:table-cell table:style-name="ce33" table:formula="of:=IF(OR(ISBLANK([.$C335]);[.$C335]=&quot;Référentiel&quot;);0;IF(contexte_calcul=&quot;Réalisé&quot;;[.$U335]*[.F335];[.$O335]*[.F335]))" office:value-type="float" office:value="0" calcext:value-type="float">
            <text:p>0 HETD</text:p>
          </table:table-cell>
          <table:table-cell table:style-name="ce33" table:formula="of:=IF([.$C335]=&quot;Référentiel&quot;;IF(contexte_calcul=&quot;Réalisé&quot;;[.$U335];[.$R335]);0)" office:value-type="float" office:value="0" calcext:value-type="float">
            <text:p>0 HETD</text:p>
          </table:table-cell>
          <table:table-cell table:style-name="ce33" table:formula="of:=IF(OR(ISBLANK([.$C335]);[.$C335]=&quot;Référentiel&quot;);0;IF(contexte_calcul=&quot;Réalisé&quot;;[.$W335]*[.D335];[.$R335]*[.D335]))" office:value-type="float" office:value="0" calcext:value-type="float">
            <text:p>0 HETD</text:p>
          </table:table-cell>
          <table:table-cell table:style-name="ce33" table:formula="of:=IF(OR(ISBLANK([.$C335]);[.$C335]=&quot;Référentiel&quot;);0;IF(contexte_calcul=&quot;Réalisé&quot;;[.$W335]*[.E335];[.$R335]*[.E335]))" office:value-type="float" office:value="0" calcext:value-type="float">
            <text:p>0 HETD</text:p>
          </table:table-cell>
          <table:table-cell table:style-name="ce33" table:formula="of:=IF(OR(ISBLANK([.$C335]);[.$C335]=&quot;Référentiel&quot;);0;IF(contexte_calcul=&quot;Réalisé&quot;;[.$W335]*[.F335];[.$R335]*[.F33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5]=&quot;Référentiel&quot;;IF(contexte_calcul=&quot;Réalisé&quot;;[.$W335];[.$R33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36]);[.C336]=&quot;Référentiel&quot;);&quot;&quot;;1-([.D336]+[.E33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36]);0;HLOOKUP(IF(AND([.C336]=&quot;TP&quot;;TP_vaut_TD=&quot;Oui&quot;);&quot;TD&quot;;[.C336]);types_intervention;2;0))*IF(ISBLANK([.G336]);1;[.G336])" office:value-type="float" office:value="0" calcext:value-type="float">
            <text:p>0 HETD</text:p>
          </table:table-cell>
          <table:table-cell table:style-name="ce12" table:formula="of:=IF(ISBLANK([.C336]);0;HLOOKUP([.C336];types_intervention;3;0))*IF(ISBLANK([.G336]);1;[.G336])" office:value-type="float" office:value="0" calcext:value-type="float">
            <text:p>0 HETD</text:p>
          </table:table-cell>
          <table:table-cell table:style-name="ce11" table:formula="of:=IF([.H336]=&quot;Oui&quot;;[.I336]*[.J33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6]/[.$L$522];0)" office:value-type="percentage" office:value="0" calcext:value-type="percentage">
            <text:p>0,00 %</text:p>
          </table:table-cell>
          <table:table-cell table:style-name="ce11" table:formula="of:=MIN(service_du;[.$L$522])*[.N336]" office:value-type="float" office:value="0" calcext:value-type="float">
            <text:p>0 HETD</text:p>
          </table:table-cell>
          <table:table-cell table:style-name="ce28" table:formula="of:=IF([.L336]&lt;&gt;0;[.O336]/[.L336];0)" office:value-type="percentage" office:value="0" calcext:value-type="percentage">
            <text:p>0,00 %</text:p>
          </table:table-cell>
          <table:table-cell table:style-name="ce28" table:formula="of:=IF([.$L$522]&gt;service_du;1-[.P336];0)" office:value-type="percentage" office:value="1" calcext:value-type="percentage">
            <text:p>100,00 %</text:p>
          </table:table-cell>
          <table:table-cell table:style-name="ce26" table:formula="of:=[.I336]*[.Q336]*[.K336]*IF(ISBLANK([.G336]);1;[.G33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5]+[.L336]&gt;service_du;service_du;[.T335]+[.L336]))" office:value-type="float" office:value="188" calcext:value-type="float">
            <text:p>188 HETD</text:p>
          </table:table-cell>
          <table:table-cell table:style-name="ce11" table:formula="of:=IF(service_du=0;0;IF([.T335]+[.L336]&gt;service_du;service_du-[.T335];[.L336]))" office:value-type="float" office:value="0" calcext:value-type="float">
            <text:p>0 HETD</text:p>
          </table:table-cell>
          <table:table-cell table:style-name="ce30" table:formula="of:=IF(service_du=0;[.I336];IF([.J336]&gt;0;IF([.T335]+[.L336]&lt;service_du;0;(([.T335]+[.L336])-service_du)/[.J33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6]+IF([.H336]&lt;&gt;&quot;Oui&quot;;[.I336];0))*[.K336])*IF(ISBLANK([.G336]);1;[.G336])" office:value-type="float" office:value="0" calcext:value-type="float">
            <text:p>0 HETD</text:p>
          </table:table-cell>
          <table:table-cell/>
          <table:table-cell table:style-name="ce33" table:formula="of:=IF(OR(ISBLANK([.$C336]);[.$C336]=&quot;Référentiel&quot;);0;IF(contexte_calcul=&quot;Réalisé&quot;;[.$U336]*[.D336];[.$O336]*[.D336]))" office:value-type="float" office:value="0" calcext:value-type="float">
            <text:p>0 HETD</text:p>
          </table:table-cell>
          <table:table-cell table:style-name="ce33" table:formula="of:=IF(OR(ISBLANK([.$C336]);[.$C336]=&quot;Référentiel&quot;);0;IF(contexte_calcul=&quot;Réalisé&quot;;[.$U336]*[.E336];[.$O336]*[.E336]))" office:value-type="float" office:value="0" calcext:value-type="float">
            <text:p>0 HETD</text:p>
          </table:table-cell>
          <table:table-cell table:style-name="ce33" table:formula="of:=IF(OR(ISBLANK([.$C336]);[.$C336]=&quot;Référentiel&quot;);0;IF(contexte_calcul=&quot;Réalisé&quot;;[.$U336]*[.F336];[.$O336]*[.F336]))" office:value-type="float" office:value="0" calcext:value-type="float">
            <text:p>0 HETD</text:p>
          </table:table-cell>
          <table:table-cell table:style-name="ce33" table:formula="of:=IF([.$C336]=&quot;Référentiel&quot;;IF(contexte_calcul=&quot;Réalisé&quot;;[.$U336];[.$R336]);0)" office:value-type="float" office:value="0" calcext:value-type="float">
            <text:p>0 HETD</text:p>
          </table:table-cell>
          <table:table-cell table:style-name="ce33" table:formula="of:=IF(OR(ISBLANK([.$C336]);[.$C336]=&quot;Référentiel&quot;);0;IF(contexte_calcul=&quot;Réalisé&quot;;[.$W336]*[.D336];[.$R336]*[.D336]))" office:value-type="float" office:value="0" calcext:value-type="float">
            <text:p>0 HETD</text:p>
          </table:table-cell>
          <table:table-cell table:style-name="ce33" table:formula="of:=IF(OR(ISBLANK([.$C336]);[.$C336]=&quot;Référentiel&quot;);0;IF(contexte_calcul=&quot;Réalisé&quot;;[.$W336]*[.E336];[.$R336]*[.E336]))" office:value-type="float" office:value="0" calcext:value-type="float">
            <text:p>0 HETD</text:p>
          </table:table-cell>
          <table:table-cell table:style-name="ce33" table:formula="of:=IF(OR(ISBLANK([.$C336]);[.$C336]=&quot;Référentiel&quot;);0;IF(contexte_calcul=&quot;Réalisé&quot;;[.$W336]*[.F336];[.$R336]*[.F33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6]=&quot;Référentiel&quot;;IF(contexte_calcul=&quot;Réalisé&quot;;[.$W336];[.$R33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37]);[.C337]=&quot;Référentiel&quot;);&quot;&quot;;1-([.D337]+[.E33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37]);0;HLOOKUP(IF(AND([.C337]=&quot;TP&quot;;TP_vaut_TD=&quot;Oui&quot;);&quot;TD&quot;;[.C337]);types_intervention;2;0))*IF(ISBLANK([.G337]);1;[.G337])" office:value-type="float" office:value="0" calcext:value-type="float">
            <text:p>0 HETD</text:p>
          </table:table-cell>
          <table:table-cell table:style-name="ce12" table:formula="of:=IF(ISBLANK([.C337]);0;HLOOKUP([.C337];types_intervention;3;0))*IF(ISBLANK([.G337]);1;[.G337])" office:value-type="float" office:value="0" calcext:value-type="float">
            <text:p>0 HETD</text:p>
          </table:table-cell>
          <table:table-cell table:style-name="ce11" table:formula="of:=IF([.H337]=&quot;Oui&quot;;[.I337]*[.J33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7]/[.$L$522];0)" office:value-type="percentage" office:value="0" calcext:value-type="percentage">
            <text:p>0,00 %</text:p>
          </table:table-cell>
          <table:table-cell table:style-name="ce11" table:formula="of:=MIN(service_du;[.$L$522])*[.N337]" office:value-type="float" office:value="0" calcext:value-type="float">
            <text:p>0 HETD</text:p>
          </table:table-cell>
          <table:table-cell table:style-name="ce28" table:formula="of:=IF([.L337]&lt;&gt;0;[.O337]/[.L337];0)" office:value-type="percentage" office:value="0" calcext:value-type="percentage">
            <text:p>0,00 %</text:p>
          </table:table-cell>
          <table:table-cell table:style-name="ce28" table:formula="of:=IF([.$L$522]&gt;service_du;1-[.P337];0)" office:value-type="percentage" office:value="1" calcext:value-type="percentage">
            <text:p>100,00 %</text:p>
          </table:table-cell>
          <table:table-cell table:style-name="ce26" table:formula="of:=[.I337]*[.Q337]*[.K337]*IF(ISBLANK([.G337]);1;[.G33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6]+[.L337]&gt;service_du;service_du;[.T336]+[.L337]))" office:value-type="float" office:value="188" calcext:value-type="float">
            <text:p>188 HETD</text:p>
          </table:table-cell>
          <table:table-cell table:style-name="ce11" table:formula="of:=IF(service_du=0;0;IF([.T336]+[.L337]&gt;service_du;service_du-[.T336];[.L337]))" office:value-type="float" office:value="0" calcext:value-type="float">
            <text:p>0 HETD</text:p>
          </table:table-cell>
          <table:table-cell table:style-name="ce30" table:formula="of:=IF(service_du=0;[.I337];IF([.J337]&gt;0;IF([.T336]+[.L337]&lt;service_du;0;(([.T336]+[.L337])-service_du)/[.J33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7]+IF([.H337]&lt;&gt;&quot;Oui&quot;;[.I337];0))*[.K337])*IF(ISBLANK([.G337]);1;[.G337])" office:value-type="float" office:value="0" calcext:value-type="float">
            <text:p>0 HETD</text:p>
          </table:table-cell>
          <table:table-cell/>
          <table:table-cell table:style-name="ce33" table:formula="of:=IF(OR(ISBLANK([.$C337]);[.$C337]=&quot;Référentiel&quot;);0;IF(contexte_calcul=&quot;Réalisé&quot;;[.$U337]*[.D337];[.$O337]*[.D337]))" office:value-type="float" office:value="0" calcext:value-type="float">
            <text:p>0 HETD</text:p>
          </table:table-cell>
          <table:table-cell table:style-name="ce33" table:formula="of:=IF(OR(ISBLANK([.$C337]);[.$C337]=&quot;Référentiel&quot;);0;IF(contexte_calcul=&quot;Réalisé&quot;;[.$U337]*[.E337];[.$O337]*[.E337]))" office:value-type="float" office:value="0" calcext:value-type="float">
            <text:p>0 HETD</text:p>
          </table:table-cell>
          <table:table-cell table:style-name="ce33" table:formula="of:=IF(OR(ISBLANK([.$C337]);[.$C337]=&quot;Référentiel&quot;);0;IF(contexte_calcul=&quot;Réalisé&quot;;[.$U337]*[.F337];[.$O337]*[.F337]))" office:value-type="float" office:value="0" calcext:value-type="float">
            <text:p>0 HETD</text:p>
          </table:table-cell>
          <table:table-cell table:style-name="ce33" table:formula="of:=IF([.$C337]=&quot;Référentiel&quot;;IF(contexte_calcul=&quot;Réalisé&quot;;[.$U337];[.$R337]);0)" office:value-type="float" office:value="0" calcext:value-type="float">
            <text:p>0 HETD</text:p>
          </table:table-cell>
          <table:table-cell table:style-name="ce33" table:formula="of:=IF(OR(ISBLANK([.$C337]);[.$C337]=&quot;Référentiel&quot;);0;IF(contexte_calcul=&quot;Réalisé&quot;;[.$W337]*[.D337];[.$R337]*[.D337]))" office:value-type="float" office:value="0" calcext:value-type="float">
            <text:p>0 HETD</text:p>
          </table:table-cell>
          <table:table-cell table:style-name="ce33" table:formula="of:=IF(OR(ISBLANK([.$C337]);[.$C337]=&quot;Référentiel&quot;);0;IF(contexte_calcul=&quot;Réalisé&quot;;[.$W337]*[.E337];[.$R337]*[.E337]))" office:value-type="float" office:value="0" calcext:value-type="float">
            <text:p>0 HETD</text:p>
          </table:table-cell>
          <table:table-cell table:style-name="ce33" table:formula="of:=IF(OR(ISBLANK([.$C337]);[.$C337]=&quot;Référentiel&quot;);0;IF(contexte_calcul=&quot;Réalisé&quot;;[.$W337]*[.F337];[.$R337]*[.F33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7]=&quot;Référentiel&quot;;IF(contexte_calcul=&quot;Réalisé&quot;;[.$W337];[.$R33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38]);[.C338]=&quot;Référentiel&quot;);&quot;&quot;;1-([.D338]+[.E33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38]);0;HLOOKUP(IF(AND([.C338]=&quot;TP&quot;;TP_vaut_TD=&quot;Oui&quot;);&quot;TD&quot;;[.C338]);types_intervention;2;0))*IF(ISBLANK([.G338]);1;[.G338])" office:value-type="float" office:value="0" calcext:value-type="float">
            <text:p>0 HETD</text:p>
          </table:table-cell>
          <table:table-cell table:style-name="ce12" table:formula="of:=IF(ISBLANK([.C338]);0;HLOOKUP([.C338];types_intervention;3;0))*IF(ISBLANK([.G338]);1;[.G338])" office:value-type="float" office:value="0" calcext:value-type="float">
            <text:p>0 HETD</text:p>
          </table:table-cell>
          <table:table-cell table:style-name="ce11" table:formula="of:=IF([.H338]=&quot;Oui&quot;;[.I338]*[.J33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8]/[.$L$522];0)" office:value-type="percentage" office:value="0" calcext:value-type="percentage">
            <text:p>0,00 %</text:p>
          </table:table-cell>
          <table:table-cell table:style-name="ce11" table:formula="of:=MIN(service_du;[.$L$522])*[.N338]" office:value-type="float" office:value="0" calcext:value-type="float">
            <text:p>0 HETD</text:p>
          </table:table-cell>
          <table:table-cell table:style-name="ce28" table:formula="of:=IF([.L338]&lt;&gt;0;[.O338]/[.L338];0)" office:value-type="percentage" office:value="0" calcext:value-type="percentage">
            <text:p>0,00 %</text:p>
          </table:table-cell>
          <table:table-cell table:style-name="ce28" table:formula="of:=IF([.$L$522]&gt;service_du;1-[.P338];0)" office:value-type="percentage" office:value="1" calcext:value-type="percentage">
            <text:p>100,00 %</text:p>
          </table:table-cell>
          <table:table-cell table:style-name="ce26" table:formula="of:=[.I338]*[.Q338]*[.K338]*IF(ISBLANK([.G338]);1;[.G33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7]+[.L338]&gt;service_du;service_du;[.T337]+[.L338]))" office:value-type="float" office:value="188" calcext:value-type="float">
            <text:p>188 HETD</text:p>
          </table:table-cell>
          <table:table-cell table:style-name="ce11" table:formula="of:=IF(service_du=0;0;IF([.T337]+[.L338]&gt;service_du;service_du-[.T337];[.L338]))" office:value-type="float" office:value="0" calcext:value-type="float">
            <text:p>0 HETD</text:p>
          </table:table-cell>
          <table:table-cell table:style-name="ce30" table:formula="of:=IF(service_du=0;[.I338];IF([.J338]&gt;0;IF([.T337]+[.L338]&lt;service_du;0;(([.T337]+[.L338])-service_du)/[.J33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8]+IF([.H338]&lt;&gt;&quot;Oui&quot;;[.I338];0))*[.K338])*IF(ISBLANK([.G338]);1;[.G338])" office:value-type="float" office:value="0" calcext:value-type="float">
            <text:p>0 HETD</text:p>
          </table:table-cell>
          <table:table-cell/>
          <table:table-cell table:style-name="ce33" table:formula="of:=IF(OR(ISBLANK([.$C338]);[.$C338]=&quot;Référentiel&quot;);0;IF(contexte_calcul=&quot;Réalisé&quot;;[.$U338]*[.D338];[.$O338]*[.D338]))" office:value-type="float" office:value="0" calcext:value-type="float">
            <text:p>0 HETD</text:p>
          </table:table-cell>
          <table:table-cell table:style-name="ce33" table:formula="of:=IF(OR(ISBLANK([.$C338]);[.$C338]=&quot;Référentiel&quot;);0;IF(contexte_calcul=&quot;Réalisé&quot;;[.$U338]*[.E338];[.$O338]*[.E338]))" office:value-type="float" office:value="0" calcext:value-type="float">
            <text:p>0 HETD</text:p>
          </table:table-cell>
          <table:table-cell table:style-name="ce33" table:formula="of:=IF(OR(ISBLANK([.$C338]);[.$C338]=&quot;Référentiel&quot;);0;IF(contexte_calcul=&quot;Réalisé&quot;;[.$U338]*[.F338];[.$O338]*[.F338]))" office:value-type="float" office:value="0" calcext:value-type="float">
            <text:p>0 HETD</text:p>
          </table:table-cell>
          <table:table-cell table:style-name="ce33" table:formula="of:=IF([.$C338]=&quot;Référentiel&quot;;IF(contexte_calcul=&quot;Réalisé&quot;;[.$U338];[.$R338]);0)" office:value-type="float" office:value="0" calcext:value-type="float">
            <text:p>0 HETD</text:p>
          </table:table-cell>
          <table:table-cell table:style-name="ce33" table:formula="of:=IF(OR(ISBLANK([.$C338]);[.$C338]=&quot;Référentiel&quot;);0;IF(contexte_calcul=&quot;Réalisé&quot;;[.$W338]*[.D338];[.$R338]*[.D338]))" office:value-type="float" office:value="0" calcext:value-type="float">
            <text:p>0 HETD</text:p>
          </table:table-cell>
          <table:table-cell table:style-name="ce33" table:formula="of:=IF(OR(ISBLANK([.$C338]);[.$C338]=&quot;Référentiel&quot;);0;IF(contexte_calcul=&quot;Réalisé&quot;;[.$W338]*[.E338];[.$R338]*[.E338]))" office:value-type="float" office:value="0" calcext:value-type="float">
            <text:p>0 HETD</text:p>
          </table:table-cell>
          <table:table-cell table:style-name="ce33" table:formula="of:=IF(OR(ISBLANK([.$C338]);[.$C338]=&quot;Référentiel&quot;);0;IF(contexte_calcul=&quot;Réalisé&quot;;[.$W338]*[.F338];[.$R338]*[.F33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8]=&quot;Référentiel&quot;;IF(contexte_calcul=&quot;Réalisé&quot;;[.$W338];[.$R33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39]);[.C339]=&quot;Référentiel&quot;);&quot;&quot;;1-([.D339]+[.E33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39]);0;HLOOKUP(IF(AND([.C339]=&quot;TP&quot;;TP_vaut_TD=&quot;Oui&quot;);&quot;TD&quot;;[.C339]);types_intervention;2;0))*IF(ISBLANK([.G339]);1;[.G339])" office:value-type="float" office:value="0" calcext:value-type="float">
            <text:p>0 HETD</text:p>
          </table:table-cell>
          <table:table-cell table:style-name="ce12" table:formula="of:=IF(ISBLANK([.C339]);0;HLOOKUP([.C339];types_intervention;3;0))*IF(ISBLANK([.G339]);1;[.G339])" office:value-type="float" office:value="0" calcext:value-type="float">
            <text:p>0 HETD</text:p>
          </table:table-cell>
          <table:table-cell table:style-name="ce11" table:formula="of:=IF([.H339]=&quot;Oui&quot;;[.I339]*[.J33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9]/[.$L$522];0)" office:value-type="percentage" office:value="0" calcext:value-type="percentage">
            <text:p>0,00 %</text:p>
          </table:table-cell>
          <table:table-cell table:style-name="ce11" table:formula="of:=MIN(service_du;[.$L$522])*[.N339]" office:value-type="float" office:value="0" calcext:value-type="float">
            <text:p>0 HETD</text:p>
          </table:table-cell>
          <table:table-cell table:style-name="ce28" table:formula="of:=IF([.L339]&lt;&gt;0;[.O339]/[.L339];0)" office:value-type="percentage" office:value="0" calcext:value-type="percentage">
            <text:p>0,00 %</text:p>
          </table:table-cell>
          <table:table-cell table:style-name="ce28" table:formula="of:=IF([.$L$522]&gt;service_du;1-[.P339];0)" office:value-type="percentage" office:value="1" calcext:value-type="percentage">
            <text:p>100,00 %</text:p>
          </table:table-cell>
          <table:table-cell table:style-name="ce26" table:formula="of:=[.I339]*[.Q339]*[.K339]*IF(ISBLANK([.G339]);1;[.G33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8]+[.L339]&gt;service_du;service_du;[.T338]+[.L339]))" office:value-type="float" office:value="188" calcext:value-type="float">
            <text:p>188 HETD</text:p>
          </table:table-cell>
          <table:table-cell table:style-name="ce11" table:formula="of:=IF(service_du=0;0;IF([.T338]+[.L339]&gt;service_du;service_du-[.T338];[.L339]))" office:value-type="float" office:value="0" calcext:value-type="float">
            <text:p>0 HETD</text:p>
          </table:table-cell>
          <table:table-cell table:style-name="ce30" table:formula="of:=IF(service_du=0;[.I339];IF([.J339]&gt;0;IF([.T338]+[.L339]&lt;service_du;0;(([.T338]+[.L339])-service_du)/[.J33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9]+IF([.H339]&lt;&gt;&quot;Oui&quot;;[.I339];0))*[.K339])*IF(ISBLANK([.G339]);1;[.G339])" office:value-type="float" office:value="0" calcext:value-type="float">
            <text:p>0 HETD</text:p>
          </table:table-cell>
          <table:table-cell/>
          <table:table-cell table:style-name="ce33" table:formula="of:=IF(OR(ISBLANK([.$C339]);[.$C339]=&quot;Référentiel&quot;);0;IF(contexte_calcul=&quot;Réalisé&quot;;[.$U339]*[.D339];[.$O339]*[.D339]))" office:value-type="float" office:value="0" calcext:value-type="float">
            <text:p>0 HETD</text:p>
          </table:table-cell>
          <table:table-cell table:style-name="ce33" table:formula="of:=IF(OR(ISBLANK([.$C339]);[.$C339]=&quot;Référentiel&quot;);0;IF(contexte_calcul=&quot;Réalisé&quot;;[.$U339]*[.E339];[.$O339]*[.E339]))" office:value-type="float" office:value="0" calcext:value-type="float">
            <text:p>0 HETD</text:p>
          </table:table-cell>
          <table:table-cell table:style-name="ce33" table:formula="of:=IF(OR(ISBLANK([.$C339]);[.$C339]=&quot;Référentiel&quot;);0;IF(contexte_calcul=&quot;Réalisé&quot;;[.$U339]*[.F339];[.$O339]*[.F339]))" office:value-type="float" office:value="0" calcext:value-type="float">
            <text:p>0 HETD</text:p>
          </table:table-cell>
          <table:table-cell table:style-name="ce33" table:formula="of:=IF([.$C339]=&quot;Référentiel&quot;;IF(contexte_calcul=&quot;Réalisé&quot;;[.$U339];[.$R339]);0)" office:value-type="float" office:value="0" calcext:value-type="float">
            <text:p>0 HETD</text:p>
          </table:table-cell>
          <table:table-cell table:style-name="ce33" table:formula="of:=IF(OR(ISBLANK([.$C339]);[.$C339]=&quot;Référentiel&quot;);0;IF(contexte_calcul=&quot;Réalisé&quot;;[.$W339]*[.D339];[.$R339]*[.D339]))" office:value-type="float" office:value="0" calcext:value-type="float">
            <text:p>0 HETD</text:p>
          </table:table-cell>
          <table:table-cell table:style-name="ce33" table:formula="of:=IF(OR(ISBLANK([.$C339]);[.$C339]=&quot;Référentiel&quot;);0;IF(contexte_calcul=&quot;Réalisé&quot;;[.$W339]*[.E339];[.$R339]*[.E339]))" office:value-type="float" office:value="0" calcext:value-type="float">
            <text:p>0 HETD</text:p>
          </table:table-cell>
          <table:table-cell table:style-name="ce33" table:formula="of:=IF(OR(ISBLANK([.$C339]);[.$C339]=&quot;Référentiel&quot;);0;IF(contexte_calcul=&quot;Réalisé&quot;;[.$W339]*[.F339];[.$R339]*[.F33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9]=&quot;Référentiel&quot;;IF(contexte_calcul=&quot;Réalisé&quot;;[.$W339];[.$R33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40]);[.C340]=&quot;Référentiel&quot;);&quot;&quot;;1-([.D340]+[.E34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40]);0;HLOOKUP(IF(AND([.C340]=&quot;TP&quot;;TP_vaut_TD=&quot;Oui&quot;);&quot;TD&quot;;[.C340]);types_intervention;2;0))*IF(ISBLANK([.G340]);1;[.G340])" office:value-type="float" office:value="0" calcext:value-type="float">
            <text:p>0 HETD</text:p>
          </table:table-cell>
          <table:table-cell table:style-name="ce12" table:formula="of:=IF(ISBLANK([.C340]);0;HLOOKUP([.C340];types_intervention;3;0))*IF(ISBLANK([.G340]);1;[.G340])" office:value-type="float" office:value="0" calcext:value-type="float">
            <text:p>0 HETD</text:p>
          </table:table-cell>
          <table:table-cell table:style-name="ce11" table:formula="of:=IF([.H340]=&quot;Oui&quot;;[.I340]*[.J34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0]/[.$L$522];0)" office:value-type="percentage" office:value="0" calcext:value-type="percentage">
            <text:p>0,00 %</text:p>
          </table:table-cell>
          <table:table-cell table:style-name="ce11" table:formula="of:=MIN(service_du;[.$L$522])*[.N340]" office:value-type="float" office:value="0" calcext:value-type="float">
            <text:p>0 HETD</text:p>
          </table:table-cell>
          <table:table-cell table:style-name="ce28" table:formula="of:=IF([.L340]&lt;&gt;0;[.O340]/[.L340];0)" office:value-type="percentage" office:value="0" calcext:value-type="percentage">
            <text:p>0,00 %</text:p>
          </table:table-cell>
          <table:table-cell table:style-name="ce28" table:formula="of:=IF([.$L$522]&gt;service_du;1-[.P340];0)" office:value-type="percentage" office:value="1" calcext:value-type="percentage">
            <text:p>100,00 %</text:p>
          </table:table-cell>
          <table:table-cell table:style-name="ce26" table:formula="of:=[.I340]*[.Q340]*[.K340]*IF(ISBLANK([.G340]);1;[.G34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9]+[.L340]&gt;service_du;service_du;[.T339]+[.L340]))" office:value-type="float" office:value="188" calcext:value-type="float">
            <text:p>188 HETD</text:p>
          </table:table-cell>
          <table:table-cell table:style-name="ce11" table:formula="of:=IF(service_du=0;0;IF([.T339]+[.L340]&gt;service_du;service_du-[.T339];[.L340]))" office:value-type="float" office:value="0" calcext:value-type="float">
            <text:p>0 HETD</text:p>
          </table:table-cell>
          <table:table-cell table:style-name="ce30" table:formula="of:=IF(service_du=0;[.I340];IF([.J340]&gt;0;IF([.T339]+[.L340]&lt;service_du;0;(([.T339]+[.L340])-service_du)/[.J34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0]+IF([.H340]&lt;&gt;&quot;Oui&quot;;[.I340];0))*[.K340])*IF(ISBLANK([.G340]);1;[.G340])" office:value-type="float" office:value="0" calcext:value-type="float">
            <text:p>0 HETD</text:p>
          </table:table-cell>
          <table:table-cell/>
          <table:table-cell table:style-name="ce33" table:formula="of:=IF(OR(ISBLANK([.$C340]);[.$C340]=&quot;Référentiel&quot;);0;IF(contexte_calcul=&quot;Réalisé&quot;;[.$U340]*[.D340];[.$O340]*[.D340]))" office:value-type="float" office:value="0" calcext:value-type="float">
            <text:p>0 HETD</text:p>
          </table:table-cell>
          <table:table-cell table:style-name="ce33" table:formula="of:=IF(OR(ISBLANK([.$C340]);[.$C340]=&quot;Référentiel&quot;);0;IF(contexte_calcul=&quot;Réalisé&quot;;[.$U340]*[.E340];[.$O340]*[.E340]))" office:value-type="float" office:value="0" calcext:value-type="float">
            <text:p>0 HETD</text:p>
          </table:table-cell>
          <table:table-cell table:style-name="ce33" table:formula="of:=IF(OR(ISBLANK([.$C340]);[.$C340]=&quot;Référentiel&quot;);0;IF(contexte_calcul=&quot;Réalisé&quot;;[.$U340]*[.F340];[.$O340]*[.F340]))" office:value-type="float" office:value="0" calcext:value-type="float">
            <text:p>0 HETD</text:p>
          </table:table-cell>
          <table:table-cell table:style-name="ce33" table:formula="of:=IF([.$C340]=&quot;Référentiel&quot;;IF(contexte_calcul=&quot;Réalisé&quot;;[.$U340];[.$R340]);0)" office:value-type="float" office:value="0" calcext:value-type="float">
            <text:p>0 HETD</text:p>
          </table:table-cell>
          <table:table-cell table:style-name="ce33" table:formula="of:=IF(OR(ISBLANK([.$C340]);[.$C340]=&quot;Référentiel&quot;);0;IF(contexte_calcul=&quot;Réalisé&quot;;[.$W340]*[.D340];[.$R340]*[.D340]))" office:value-type="float" office:value="0" calcext:value-type="float">
            <text:p>0 HETD</text:p>
          </table:table-cell>
          <table:table-cell table:style-name="ce33" table:formula="of:=IF(OR(ISBLANK([.$C340]);[.$C340]=&quot;Référentiel&quot;);0;IF(contexte_calcul=&quot;Réalisé&quot;;[.$W340]*[.E340];[.$R340]*[.E340]))" office:value-type="float" office:value="0" calcext:value-type="float">
            <text:p>0 HETD</text:p>
          </table:table-cell>
          <table:table-cell table:style-name="ce33" table:formula="of:=IF(OR(ISBLANK([.$C340]);[.$C340]=&quot;Référentiel&quot;);0;IF(contexte_calcul=&quot;Réalisé&quot;;[.$W340]*[.F340];[.$R340]*[.F34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0]=&quot;Référentiel&quot;;IF(contexte_calcul=&quot;Réalisé&quot;;[.$W340];[.$R34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41]);[.C341]=&quot;Référentiel&quot;);&quot;&quot;;1-([.D341]+[.E34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41]);0;HLOOKUP(IF(AND([.C341]=&quot;TP&quot;;TP_vaut_TD=&quot;Oui&quot;);&quot;TD&quot;;[.C341]);types_intervention;2;0))*IF(ISBLANK([.G341]);1;[.G341])" office:value-type="float" office:value="0" calcext:value-type="float">
            <text:p>0 HETD</text:p>
          </table:table-cell>
          <table:table-cell table:style-name="ce12" table:formula="of:=IF(ISBLANK([.C341]);0;HLOOKUP([.C341];types_intervention;3;0))*IF(ISBLANK([.G341]);1;[.G341])" office:value-type="float" office:value="0" calcext:value-type="float">
            <text:p>0 HETD</text:p>
          </table:table-cell>
          <table:table-cell table:style-name="ce11" table:formula="of:=IF([.H341]=&quot;Oui&quot;;[.I341]*[.J34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1]/[.$L$522];0)" office:value-type="percentage" office:value="0" calcext:value-type="percentage">
            <text:p>0,00 %</text:p>
          </table:table-cell>
          <table:table-cell table:style-name="ce11" table:formula="of:=MIN(service_du;[.$L$522])*[.N341]" office:value-type="float" office:value="0" calcext:value-type="float">
            <text:p>0 HETD</text:p>
          </table:table-cell>
          <table:table-cell table:style-name="ce28" table:formula="of:=IF([.L341]&lt;&gt;0;[.O341]/[.L341];0)" office:value-type="percentage" office:value="0" calcext:value-type="percentage">
            <text:p>0,00 %</text:p>
          </table:table-cell>
          <table:table-cell table:style-name="ce28" table:formula="of:=IF([.$L$522]&gt;service_du;1-[.P341];0)" office:value-type="percentage" office:value="1" calcext:value-type="percentage">
            <text:p>100,00 %</text:p>
          </table:table-cell>
          <table:table-cell table:style-name="ce26" table:formula="of:=[.I341]*[.Q341]*[.K341]*IF(ISBLANK([.G341]);1;[.G34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0]+[.L341]&gt;service_du;service_du;[.T340]+[.L341]))" office:value-type="float" office:value="188" calcext:value-type="float">
            <text:p>188 HETD</text:p>
          </table:table-cell>
          <table:table-cell table:style-name="ce11" table:formula="of:=IF(service_du=0;0;IF([.T340]+[.L341]&gt;service_du;service_du-[.T340];[.L341]))" office:value-type="float" office:value="0" calcext:value-type="float">
            <text:p>0 HETD</text:p>
          </table:table-cell>
          <table:table-cell table:style-name="ce30" table:formula="of:=IF(service_du=0;[.I341];IF([.J341]&gt;0;IF([.T340]+[.L341]&lt;service_du;0;(([.T340]+[.L341])-service_du)/[.J34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1]+IF([.H341]&lt;&gt;&quot;Oui&quot;;[.I341];0))*[.K341])*IF(ISBLANK([.G341]);1;[.G341])" office:value-type="float" office:value="0" calcext:value-type="float">
            <text:p>0 HETD</text:p>
          </table:table-cell>
          <table:table-cell/>
          <table:table-cell table:style-name="ce33" table:formula="of:=IF(OR(ISBLANK([.$C341]);[.$C341]=&quot;Référentiel&quot;);0;IF(contexte_calcul=&quot;Réalisé&quot;;[.$U341]*[.D341];[.$O341]*[.D341]))" office:value-type="float" office:value="0" calcext:value-type="float">
            <text:p>0 HETD</text:p>
          </table:table-cell>
          <table:table-cell table:style-name="ce33" table:formula="of:=IF(OR(ISBLANK([.$C341]);[.$C341]=&quot;Référentiel&quot;);0;IF(contexte_calcul=&quot;Réalisé&quot;;[.$U341]*[.E341];[.$O341]*[.E341]))" office:value-type="float" office:value="0" calcext:value-type="float">
            <text:p>0 HETD</text:p>
          </table:table-cell>
          <table:table-cell table:style-name="ce33" table:formula="of:=IF(OR(ISBLANK([.$C341]);[.$C341]=&quot;Référentiel&quot;);0;IF(contexte_calcul=&quot;Réalisé&quot;;[.$U341]*[.F341];[.$O341]*[.F341]))" office:value-type="float" office:value="0" calcext:value-type="float">
            <text:p>0 HETD</text:p>
          </table:table-cell>
          <table:table-cell table:style-name="ce33" table:formula="of:=IF([.$C341]=&quot;Référentiel&quot;;IF(contexte_calcul=&quot;Réalisé&quot;;[.$U341];[.$R341]);0)" office:value-type="float" office:value="0" calcext:value-type="float">
            <text:p>0 HETD</text:p>
          </table:table-cell>
          <table:table-cell table:style-name="ce33" table:formula="of:=IF(OR(ISBLANK([.$C341]);[.$C341]=&quot;Référentiel&quot;);0;IF(contexte_calcul=&quot;Réalisé&quot;;[.$W341]*[.D341];[.$R341]*[.D341]))" office:value-type="float" office:value="0" calcext:value-type="float">
            <text:p>0 HETD</text:p>
          </table:table-cell>
          <table:table-cell table:style-name="ce33" table:formula="of:=IF(OR(ISBLANK([.$C341]);[.$C341]=&quot;Référentiel&quot;);0;IF(contexte_calcul=&quot;Réalisé&quot;;[.$W341]*[.E341];[.$R341]*[.E341]))" office:value-type="float" office:value="0" calcext:value-type="float">
            <text:p>0 HETD</text:p>
          </table:table-cell>
          <table:table-cell table:style-name="ce33" table:formula="of:=IF(OR(ISBLANK([.$C341]);[.$C341]=&quot;Référentiel&quot;);0;IF(contexte_calcul=&quot;Réalisé&quot;;[.$W341]*[.F341];[.$R341]*[.F34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1]=&quot;Référentiel&quot;;IF(contexte_calcul=&quot;Réalisé&quot;;[.$W341];[.$R34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42]);[.C342]=&quot;Référentiel&quot;);&quot;&quot;;1-([.D342]+[.E34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42]);0;HLOOKUP(IF(AND([.C342]=&quot;TP&quot;;TP_vaut_TD=&quot;Oui&quot;);&quot;TD&quot;;[.C342]);types_intervention;2;0))*IF(ISBLANK([.G342]);1;[.G342])" office:value-type="float" office:value="0" calcext:value-type="float">
            <text:p>0 HETD</text:p>
          </table:table-cell>
          <table:table-cell table:style-name="ce12" table:formula="of:=IF(ISBLANK([.C342]);0;HLOOKUP([.C342];types_intervention;3;0))*IF(ISBLANK([.G342]);1;[.G342])" office:value-type="float" office:value="0" calcext:value-type="float">
            <text:p>0 HETD</text:p>
          </table:table-cell>
          <table:table-cell table:style-name="ce11" table:formula="of:=IF([.H342]=&quot;Oui&quot;;[.I342]*[.J34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2]/[.$L$522];0)" office:value-type="percentage" office:value="0" calcext:value-type="percentage">
            <text:p>0,00 %</text:p>
          </table:table-cell>
          <table:table-cell table:style-name="ce11" table:formula="of:=MIN(service_du;[.$L$522])*[.N342]" office:value-type="float" office:value="0" calcext:value-type="float">
            <text:p>0 HETD</text:p>
          </table:table-cell>
          <table:table-cell table:style-name="ce28" table:formula="of:=IF([.L342]&lt;&gt;0;[.O342]/[.L342];0)" office:value-type="percentage" office:value="0" calcext:value-type="percentage">
            <text:p>0,00 %</text:p>
          </table:table-cell>
          <table:table-cell table:style-name="ce28" table:formula="of:=IF([.$L$522]&gt;service_du;1-[.P342];0)" office:value-type="percentage" office:value="1" calcext:value-type="percentage">
            <text:p>100,00 %</text:p>
          </table:table-cell>
          <table:table-cell table:style-name="ce26" table:formula="of:=[.I342]*[.Q342]*[.K342]*IF(ISBLANK([.G342]);1;[.G34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1]+[.L342]&gt;service_du;service_du;[.T341]+[.L342]))" office:value-type="float" office:value="188" calcext:value-type="float">
            <text:p>188 HETD</text:p>
          </table:table-cell>
          <table:table-cell table:style-name="ce11" table:formula="of:=IF(service_du=0;0;IF([.T341]+[.L342]&gt;service_du;service_du-[.T341];[.L342]))" office:value-type="float" office:value="0" calcext:value-type="float">
            <text:p>0 HETD</text:p>
          </table:table-cell>
          <table:table-cell table:style-name="ce30" table:formula="of:=IF(service_du=0;[.I342];IF([.J342]&gt;0;IF([.T341]+[.L342]&lt;service_du;0;(([.T341]+[.L342])-service_du)/[.J34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2]+IF([.H342]&lt;&gt;&quot;Oui&quot;;[.I342];0))*[.K342])*IF(ISBLANK([.G342]);1;[.G342])" office:value-type="float" office:value="0" calcext:value-type="float">
            <text:p>0 HETD</text:p>
          </table:table-cell>
          <table:table-cell/>
          <table:table-cell table:style-name="ce33" table:formula="of:=IF(OR(ISBLANK([.$C342]);[.$C342]=&quot;Référentiel&quot;);0;IF(contexte_calcul=&quot;Réalisé&quot;;[.$U342]*[.D342];[.$O342]*[.D342]))" office:value-type="float" office:value="0" calcext:value-type="float">
            <text:p>0 HETD</text:p>
          </table:table-cell>
          <table:table-cell table:style-name="ce33" table:formula="of:=IF(OR(ISBLANK([.$C342]);[.$C342]=&quot;Référentiel&quot;);0;IF(contexte_calcul=&quot;Réalisé&quot;;[.$U342]*[.E342];[.$O342]*[.E342]))" office:value-type="float" office:value="0" calcext:value-type="float">
            <text:p>0 HETD</text:p>
          </table:table-cell>
          <table:table-cell table:style-name="ce33" table:formula="of:=IF(OR(ISBLANK([.$C342]);[.$C342]=&quot;Référentiel&quot;);0;IF(contexte_calcul=&quot;Réalisé&quot;;[.$U342]*[.F342];[.$O342]*[.F342]))" office:value-type="float" office:value="0" calcext:value-type="float">
            <text:p>0 HETD</text:p>
          </table:table-cell>
          <table:table-cell table:style-name="ce33" table:formula="of:=IF([.$C342]=&quot;Référentiel&quot;;IF(contexte_calcul=&quot;Réalisé&quot;;[.$U342];[.$R342]);0)" office:value-type="float" office:value="0" calcext:value-type="float">
            <text:p>0 HETD</text:p>
          </table:table-cell>
          <table:table-cell table:style-name="ce33" table:formula="of:=IF(OR(ISBLANK([.$C342]);[.$C342]=&quot;Référentiel&quot;);0;IF(contexte_calcul=&quot;Réalisé&quot;;[.$W342]*[.D342];[.$R342]*[.D342]))" office:value-type="float" office:value="0" calcext:value-type="float">
            <text:p>0 HETD</text:p>
          </table:table-cell>
          <table:table-cell table:style-name="ce33" table:formula="of:=IF(OR(ISBLANK([.$C342]);[.$C342]=&quot;Référentiel&quot;);0;IF(contexte_calcul=&quot;Réalisé&quot;;[.$W342]*[.E342];[.$R342]*[.E342]))" office:value-type="float" office:value="0" calcext:value-type="float">
            <text:p>0 HETD</text:p>
          </table:table-cell>
          <table:table-cell table:style-name="ce33" table:formula="of:=IF(OR(ISBLANK([.$C342]);[.$C342]=&quot;Référentiel&quot;);0;IF(contexte_calcul=&quot;Réalisé&quot;;[.$W342]*[.F342];[.$R342]*[.F34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2]=&quot;Référentiel&quot;;IF(contexte_calcul=&quot;Réalisé&quot;;[.$W342];[.$R34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43]);[.C343]=&quot;Référentiel&quot;);&quot;&quot;;1-([.D343]+[.E34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43]);0;HLOOKUP(IF(AND([.C343]=&quot;TP&quot;;TP_vaut_TD=&quot;Oui&quot;);&quot;TD&quot;;[.C343]);types_intervention;2;0))*IF(ISBLANK([.G343]);1;[.G343])" office:value-type="float" office:value="0" calcext:value-type="float">
            <text:p>0 HETD</text:p>
          </table:table-cell>
          <table:table-cell table:style-name="ce12" table:formula="of:=IF(ISBLANK([.C343]);0;HLOOKUP([.C343];types_intervention;3;0))*IF(ISBLANK([.G343]);1;[.G343])" office:value-type="float" office:value="0" calcext:value-type="float">
            <text:p>0 HETD</text:p>
          </table:table-cell>
          <table:table-cell table:style-name="ce11" table:formula="of:=IF([.H343]=&quot;Oui&quot;;[.I343]*[.J34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3]/[.$L$522];0)" office:value-type="percentage" office:value="0" calcext:value-type="percentage">
            <text:p>0,00 %</text:p>
          </table:table-cell>
          <table:table-cell table:style-name="ce11" table:formula="of:=MIN(service_du;[.$L$522])*[.N343]" office:value-type="float" office:value="0" calcext:value-type="float">
            <text:p>0 HETD</text:p>
          </table:table-cell>
          <table:table-cell table:style-name="ce28" table:formula="of:=IF([.L343]&lt;&gt;0;[.O343]/[.L343];0)" office:value-type="percentage" office:value="0" calcext:value-type="percentage">
            <text:p>0,00 %</text:p>
          </table:table-cell>
          <table:table-cell table:style-name="ce28" table:formula="of:=IF([.$L$522]&gt;service_du;1-[.P343];0)" office:value-type="percentage" office:value="1" calcext:value-type="percentage">
            <text:p>100,00 %</text:p>
          </table:table-cell>
          <table:table-cell table:style-name="ce26" table:formula="of:=[.I343]*[.Q343]*[.K343]*IF(ISBLANK([.G343]);1;[.G34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2]+[.L343]&gt;service_du;service_du;[.T342]+[.L343]))" office:value-type="float" office:value="188" calcext:value-type="float">
            <text:p>188 HETD</text:p>
          </table:table-cell>
          <table:table-cell table:style-name="ce11" table:formula="of:=IF(service_du=0;0;IF([.T342]+[.L343]&gt;service_du;service_du-[.T342];[.L343]))" office:value-type="float" office:value="0" calcext:value-type="float">
            <text:p>0 HETD</text:p>
          </table:table-cell>
          <table:table-cell table:style-name="ce30" table:formula="of:=IF(service_du=0;[.I343];IF([.J343]&gt;0;IF([.T342]+[.L343]&lt;service_du;0;(([.T342]+[.L343])-service_du)/[.J34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3]+IF([.H343]&lt;&gt;&quot;Oui&quot;;[.I343];0))*[.K343])*IF(ISBLANK([.G343]);1;[.G343])" office:value-type="float" office:value="0" calcext:value-type="float">
            <text:p>0 HETD</text:p>
          </table:table-cell>
          <table:table-cell/>
          <table:table-cell table:style-name="ce33" table:formula="of:=IF(OR(ISBLANK([.$C343]);[.$C343]=&quot;Référentiel&quot;);0;IF(contexte_calcul=&quot;Réalisé&quot;;[.$U343]*[.D343];[.$O343]*[.D343]))" office:value-type="float" office:value="0" calcext:value-type="float">
            <text:p>0 HETD</text:p>
          </table:table-cell>
          <table:table-cell table:style-name="ce33" table:formula="of:=IF(OR(ISBLANK([.$C343]);[.$C343]=&quot;Référentiel&quot;);0;IF(contexte_calcul=&quot;Réalisé&quot;;[.$U343]*[.E343];[.$O343]*[.E343]))" office:value-type="float" office:value="0" calcext:value-type="float">
            <text:p>0 HETD</text:p>
          </table:table-cell>
          <table:table-cell table:style-name="ce33" table:formula="of:=IF(OR(ISBLANK([.$C343]);[.$C343]=&quot;Référentiel&quot;);0;IF(contexte_calcul=&quot;Réalisé&quot;;[.$U343]*[.F343];[.$O343]*[.F343]))" office:value-type="float" office:value="0" calcext:value-type="float">
            <text:p>0 HETD</text:p>
          </table:table-cell>
          <table:table-cell table:style-name="ce33" table:formula="of:=IF([.$C343]=&quot;Référentiel&quot;;IF(contexte_calcul=&quot;Réalisé&quot;;[.$U343];[.$R343]);0)" office:value-type="float" office:value="0" calcext:value-type="float">
            <text:p>0 HETD</text:p>
          </table:table-cell>
          <table:table-cell table:style-name="ce33" table:formula="of:=IF(OR(ISBLANK([.$C343]);[.$C343]=&quot;Référentiel&quot;);0;IF(contexte_calcul=&quot;Réalisé&quot;;[.$W343]*[.D343];[.$R343]*[.D343]))" office:value-type="float" office:value="0" calcext:value-type="float">
            <text:p>0 HETD</text:p>
          </table:table-cell>
          <table:table-cell table:style-name="ce33" table:formula="of:=IF(OR(ISBLANK([.$C343]);[.$C343]=&quot;Référentiel&quot;);0;IF(contexte_calcul=&quot;Réalisé&quot;;[.$W343]*[.E343];[.$R343]*[.E343]))" office:value-type="float" office:value="0" calcext:value-type="float">
            <text:p>0 HETD</text:p>
          </table:table-cell>
          <table:table-cell table:style-name="ce33" table:formula="of:=IF(OR(ISBLANK([.$C343]);[.$C343]=&quot;Référentiel&quot;);0;IF(contexte_calcul=&quot;Réalisé&quot;;[.$W343]*[.F343];[.$R343]*[.F34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3]=&quot;Référentiel&quot;;IF(contexte_calcul=&quot;Réalisé&quot;;[.$W343];[.$R34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44]);[.C344]=&quot;Référentiel&quot;);&quot;&quot;;1-([.D344]+[.E34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44]);0;HLOOKUP(IF(AND([.C344]=&quot;TP&quot;;TP_vaut_TD=&quot;Oui&quot;);&quot;TD&quot;;[.C344]);types_intervention;2;0))*IF(ISBLANK([.G344]);1;[.G344])" office:value-type="float" office:value="0" calcext:value-type="float">
            <text:p>0 HETD</text:p>
          </table:table-cell>
          <table:table-cell table:style-name="ce12" table:formula="of:=IF(ISBLANK([.C344]);0;HLOOKUP([.C344];types_intervention;3;0))*IF(ISBLANK([.G344]);1;[.G344])" office:value-type="float" office:value="0" calcext:value-type="float">
            <text:p>0 HETD</text:p>
          </table:table-cell>
          <table:table-cell table:style-name="ce11" table:formula="of:=IF([.H344]=&quot;Oui&quot;;[.I344]*[.J34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4]/[.$L$522];0)" office:value-type="percentage" office:value="0" calcext:value-type="percentage">
            <text:p>0,00 %</text:p>
          </table:table-cell>
          <table:table-cell table:style-name="ce11" table:formula="of:=MIN(service_du;[.$L$522])*[.N344]" office:value-type="float" office:value="0" calcext:value-type="float">
            <text:p>0 HETD</text:p>
          </table:table-cell>
          <table:table-cell table:style-name="ce28" table:formula="of:=IF([.L344]&lt;&gt;0;[.O344]/[.L344];0)" office:value-type="percentage" office:value="0" calcext:value-type="percentage">
            <text:p>0,00 %</text:p>
          </table:table-cell>
          <table:table-cell table:style-name="ce28" table:formula="of:=IF([.$L$522]&gt;service_du;1-[.P344];0)" office:value-type="percentage" office:value="1" calcext:value-type="percentage">
            <text:p>100,00 %</text:p>
          </table:table-cell>
          <table:table-cell table:style-name="ce26" table:formula="of:=[.I344]*[.Q344]*[.K344]*IF(ISBLANK([.G344]);1;[.G34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3]+[.L344]&gt;service_du;service_du;[.T343]+[.L344]))" office:value-type="float" office:value="188" calcext:value-type="float">
            <text:p>188 HETD</text:p>
          </table:table-cell>
          <table:table-cell table:style-name="ce11" table:formula="of:=IF(service_du=0;0;IF([.T343]+[.L344]&gt;service_du;service_du-[.T343];[.L344]))" office:value-type="float" office:value="0" calcext:value-type="float">
            <text:p>0 HETD</text:p>
          </table:table-cell>
          <table:table-cell table:style-name="ce30" table:formula="of:=IF(service_du=0;[.I344];IF([.J344]&gt;0;IF([.T343]+[.L344]&lt;service_du;0;(([.T343]+[.L344])-service_du)/[.J34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4]+IF([.H344]&lt;&gt;&quot;Oui&quot;;[.I344];0))*[.K344])*IF(ISBLANK([.G344]);1;[.G344])" office:value-type="float" office:value="0" calcext:value-type="float">
            <text:p>0 HETD</text:p>
          </table:table-cell>
          <table:table-cell/>
          <table:table-cell table:style-name="ce33" table:formula="of:=IF(OR(ISBLANK([.$C344]);[.$C344]=&quot;Référentiel&quot;);0;IF(contexte_calcul=&quot;Réalisé&quot;;[.$U344]*[.D344];[.$O344]*[.D344]))" office:value-type="float" office:value="0" calcext:value-type="float">
            <text:p>0 HETD</text:p>
          </table:table-cell>
          <table:table-cell table:style-name="ce33" table:formula="of:=IF(OR(ISBLANK([.$C344]);[.$C344]=&quot;Référentiel&quot;);0;IF(contexte_calcul=&quot;Réalisé&quot;;[.$U344]*[.E344];[.$O344]*[.E344]))" office:value-type="float" office:value="0" calcext:value-type="float">
            <text:p>0 HETD</text:p>
          </table:table-cell>
          <table:table-cell table:style-name="ce33" table:formula="of:=IF(OR(ISBLANK([.$C344]);[.$C344]=&quot;Référentiel&quot;);0;IF(contexte_calcul=&quot;Réalisé&quot;;[.$U344]*[.F344];[.$O344]*[.F344]))" office:value-type="float" office:value="0" calcext:value-type="float">
            <text:p>0 HETD</text:p>
          </table:table-cell>
          <table:table-cell table:style-name="ce33" table:formula="of:=IF([.$C344]=&quot;Référentiel&quot;;IF(contexte_calcul=&quot;Réalisé&quot;;[.$U344];[.$R344]);0)" office:value-type="float" office:value="0" calcext:value-type="float">
            <text:p>0 HETD</text:p>
          </table:table-cell>
          <table:table-cell table:style-name="ce33" table:formula="of:=IF(OR(ISBLANK([.$C344]);[.$C344]=&quot;Référentiel&quot;);0;IF(contexte_calcul=&quot;Réalisé&quot;;[.$W344]*[.D344];[.$R344]*[.D344]))" office:value-type="float" office:value="0" calcext:value-type="float">
            <text:p>0 HETD</text:p>
          </table:table-cell>
          <table:table-cell table:style-name="ce33" table:formula="of:=IF(OR(ISBLANK([.$C344]);[.$C344]=&quot;Référentiel&quot;);0;IF(contexte_calcul=&quot;Réalisé&quot;;[.$W344]*[.E344];[.$R344]*[.E344]))" office:value-type="float" office:value="0" calcext:value-type="float">
            <text:p>0 HETD</text:p>
          </table:table-cell>
          <table:table-cell table:style-name="ce33" table:formula="of:=IF(OR(ISBLANK([.$C344]);[.$C344]=&quot;Référentiel&quot;);0;IF(contexte_calcul=&quot;Réalisé&quot;;[.$W344]*[.F344];[.$R344]*[.F34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4]=&quot;Référentiel&quot;;IF(contexte_calcul=&quot;Réalisé&quot;;[.$W344];[.$R34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45]);[.C345]=&quot;Référentiel&quot;);&quot;&quot;;1-([.D345]+[.E34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45]);0;HLOOKUP(IF(AND([.C345]=&quot;TP&quot;;TP_vaut_TD=&quot;Oui&quot;);&quot;TD&quot;;[.C345]);types_intervention;2;0))*IF(ISBLANK([.G345]);1;[.G345])" office:value-type="float" office:value="0" calcext:value-type="float">
            <text:p>0 HETD</text:p>
          </table:table-cell>
          <table:table-cell table:style-name="ce12" table:formula="of:=IF(ISBLANK([.C345]);0;HLOOKUP([.C345];types_intervention;3;0))*IF(ISBLANK([.G345]);1;[.G345])" office:value-type="float" office:value="0" calcext:value-type="float">
            <text:p>0 HETD</text:p>
          </table:table-cell>
          <table:table-cell table:style-name="ce11" table:formula="of:=IF([.H345]=&quot;Oui&quot;;[.I345]*[.J34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5]/[.$L$522];0)" office:value-type="percentage" office:value="0" calcext:value-type="percentage">
            <text:p>0,00 %</text:p>
          </table:table-cell>
          <table:table-cell table:style-name="ce11" table:formula="of:=MIN(service_du;[.$L$522])*[.N345]" office:value-type="float" office:value="0" calcext:value-type="float">
            <text:p>0 HETD</text:p>
          </table:table-cell>
          <table:table-cell table:style-name="ce28" table:formula="of:=IF([.L345]&lt;&gt;0;[.O345]/[.L345];0)" office:value-type="percentage" office:value="0" calcext:value-type="percentage">
            <text:p>0,00 %</text:p>
          </table:table-cell>
          <table:table-cell table:style-name="ce28" table:formula="of:=IF([.$L$522]&gt;service_du;1-[.P345];0)" office:value-type="percentage" office:value="1" calcext:value-type="percentage">
            <text:p>100,00 %</text:p>
          </table:table-cell>
          <table:table-cell table:style-name="ce26" table:formula="of:=[.I345]*[.Q345]*[.K345]*IF(ISBLANK([.G345]);1;[.G34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4]+[.L345]&gt;service_du;service_du;[.T344]+[.L345]))" office:value-type="float" office:value="188" calcext:value-type="float">
            <text:p>188 HETD</text:p>
          </table:table-cell>
          <table:table-cell table:style-name="ce11" table:formula="of:=IF(service_du=0;0;IF([.T344]+[.L345]&gt;service_du;service_du-[.T344];[.L345]))" office:value-type="float" office:value="0" calcext:value-type="float">
            <text:p>0 HETD</text:p>
          </table:table-cell>
          <table:table-cell table:style-name="ce30" table:formula="of:=IF(service_du=0;[.I345];IF([.J345]&gt;0;IF([.T344]+[.L345]&lt;service_du;0;(([.T344]+[.L345])-service_du)/[.J34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5]+IF([.H345]&lt;&gt;&quot;Oui&quot;;[.I345];0))*[.K345])*IF(ISBLANK([.G345]);1;[.G345])" office:value-type="float" office:value="0" calcext:value-type="float">
            <text:p>0 HETD</text:p>
          </table:table-cell>
          <table:table-cell/>
          <table:table-cell table:style-name="ce33" table:formula="of:=IF(OR(ISBLANK([.$C345]);[.$C345]=&quot;Référentiel&quot;);0;IF(contexte_calcul=&quot;Réalisé&quot;;[.$U345]*[.D345];[.$O345]*[.D345]))" office:value-type="float" office:value="0" calcext:value-type="float">
            <text:p>0 HETD</text:p>
          </table:table-cell>
          <table:table-cell table:style-name="ce33" table:formula="of:=IF(OR(ISBLANK([.$C345]);[.$C345]=&quot;Référentiel&quot;);0;IF(contexte_calcul=&quot;Réalisé&quot;;[.$U345]*[.E345];[.$O345]*[.E345]))" office:value-type="float" office:value="0" calcext:value-type="float">
            <text:p>0 HETD</text:p>
          </table:table-cell>
          <table:table-cell table:style-name="ce33" table:formula="of:=IF(OR(ISBLANK([.$C345]);[.$C345]=&quot;Référentiel&quot;);0;IF(contexte_calcul=&quot;Réalisé&quot;;[.$U345]*[.F345];[.$O345]*[.F345]))" office:value-type="float" office:value="0" calcext:value-type="float">
            <text:p>0 HETD</text:p>
          </table:table-cell>
          <table:table-cell table:style-name="ce33" table:formula="of:=IF([.$C345]=&quot;Référentiel&quot;;IF(contexte_calcul=&quot;Réalisé&quot;;[.$U345];[.$R345]);0)" office:value-type="float" office:value="0" calcext:value-type="float">
            <text:p>0 HETD</text:p>
          </table:table-cell>
          <table:table-cell table:style-name="ce33" table:formula="of:=IF(OR(ISBLANK([.$C345]);[.$C345]=&quot;Référentiel&quot;);0;IF(contexte_calcul=&quot;Réalisé&quot;;[.$W345]*[.D345];[.$R345]*[.D345]))" office:value-type="float" office:value="0" calcext:value-type="float">
            <text:p>0 HETD</text:p>
          </table:table-cell>
          <table:table-cell table:style-name="ce33" table:formula="of:=IF(OR(ISBLANK([.$C345]);[.$C345]=&quot;Référentiel&quot;);0;IF(contexte_calcul=&quot;Réalisé&quot;;[.$W345]*[.E345];[.$R345]*[.E345]))" office:value-type="float" office:value="0" calcext:value-type="float">
            <text:p>0 HETD</text:p>
          </table:table-cell>
          <table:table-cell table:style-name="ce33" table:formula="of:=IF(OR(ISBLANK([.$C345]);[.$C345]=&quot;Référentiel&quot;);0;IF(contexte_calcul=&quot;Réalisé&quot;;[.$W345]*[.F345];[.$R345]*[.F34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5]=&quot;Référentiel&quot;;IF(contexte_calcul=&quot;Réalisé&quot;;[.$W345];[.$R34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46]);[.C346]=&quot;Référentiel&quot;);&quot;&quot;;1-([.D346]+[.E34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46]);0;HLOOKUP(IF(AND([.C346]=&quot;TP&quot;;TP_vaut_TD=&quot;Oui&quot;);&quot;TD&quot;;[.C346]);types_intervention;2;0))*IF(ISBLANK([.G346]);1;[.G346])" office:value-type="float" office:value="0" calcext:value-type="float">
            <text:p>0 HETD</text:p>
          </table:table-cell>
          <table:table-cell table:style-name="ce12" table:formula="of:=IF(ISBLANK([.C346]);0;HLOOKUP([.C346];types_intervention;3;0))*IF(ISBLANK([.G346]);1;[.G346])" office:value-type="float" office:value="0" calcext:value-type="float">
            <text:p>0 HETD</text:p>
          </table:table-cell>
          <table:table-cell table:style-name="ce11" table:formula="of:=IF([.H346]=&quot;Oui&quot;;[.I346]*[.J34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6]/[.$L$522];0)" office:value-type="percentage" office:value="0" calcext:value-type="percentage">
            <text:p>0,00 %</text:p>
          </table:table-cell>
          <table:table-cell table:style-name="ce11" table:formula="of:=MIN(service_du;[.$L$522])*[.N346]" office:value-type="float" office:value="0" calcext:value-type="float">
            <text:p>0 HETD</text:p>
          </table:table-cell>
          <table:table-cell table:style-name="ce28" table:formula="of:=IF([.L346]&lt;&gt;0;[.O346]/[.L346];0)" office:value-type="percentage" office:value="0" calcext:value-type="percentage">
            <text:p>0,00 %</text:p>
          </table:table-cell>
          <table:table-cell table:style-name="ce28" table:formula="of:=IF([.$L$522]&gt;service_du;1-[.P346];0)" office:value-type="percentage" office:value="1" calcext:value-type="percentage">
            <text:p>100,00 %</text:p>
          </table:table-cell>
          <table:table-cell table:style-name="ce26" table:formula="of:=[.I346]*[.Q346]*[.K346]*IF(ISBLANK([.G346]);1;[.G34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5]+[.L346]&gt;service_du;service_du;[.T345]+[.L346]))" office:value-type="float" office:value="188" calcext:value-type="float">
            <text:p>188 HETD</text:p>
          </table:table-cell>
          <table:table-cell table:style-name="ce11" table:formula="of:=IF(service_du=0;0;IF([.T345]+[.L346]&gt;service_du;service_du-[.T345];[.L346]))" office:value-type="float" office:value="0" calcext:value-type="float">
            <text:p>0 HETD</text:p>
          </table:table-cell>
          <table:table-cell table:style-name="ce30" table:formula="of:=IF(service_du=0;[.I346];IF([.J346]&gt;0;IF([.T345]+[.L346]&lt;service_du;0;(([.T345]+[.L346])-service_du)/[.J34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6]+IF([.H346]&lt;&gt;&quot;Oui&quot;;[.I346];0))*[.K346])*IF(ISBLANK([.G346]);1;[.G346])" office:value-type="float" office:value="0" calcext:value-type="float">
            <text:p>0 HETD</text:p>
          </table:table-cell>
          <table:table-cell/>
          <table:table-cell table:style-name="ce33" table:formula="of:=IF(OR(ISBLANK([.$C346]);[.$C346]=&quot;Référentiel&quot;);0;IF(contexte_calcul=&quot;Réalisé&quot;;[.$U346]*[.D346];[.$O346]*[.D346]))" office:value-type="float" office:value="0" calcext:value-type="float">
            <text:p>0 HETD</text:p>
          </table:table-cell>
          <table:table-cell table:style-name="ce33" table:formula="of:=IF(OR(ISBLANK([.$C346]);[.$C346]=&quot;Référentiel&quot;);0;IF(contexte_calcul=&quot;Réalisé&quot;;[.$U346]*[.E346];[.$O346]*[.E346]))" office:value-type="float" office:value="0" calcext:value-type="float">
            <text:p>0 HETD</text:p>
          </table:table-cell>
          <table:table-cell table:style-name="ce33" table:formula="of:=IF(OR(ISBLANK([.$C346]);[.$C346]=&quot;Référentiel&quot;);0;IF(contexte_calcul=&quot;Réalisé&quot;;[.$U346]*[.F346];[.$O346]*[.F346]))" office:value-type="float" office:value="0" calcext:value-type="float">
            <text:p>0 HETD</text:p>
          </table:table-cell>
          <table:table-cell table:style-name="ce33" table:formula="of:=IF([.$C346]=&quot;Référentiel&quot;;IF(contexte_calcul=&quot;Réalisé&quot;;[.$U346];[.$R346]);0)" office:value-type="float" office:value="0" calcext:value-type="float">
            <text:p>0 HETD</text:p>
          </table:table-cell>
          <table:table-cell table:style-name="ce33" table:formula="of:=IF(OR(ISBLANK([.$C346]);[.$C346]=&quot;Référentiel&quot;);0;IF(contexte_calcul=&quot;Réalisé&quot;;[.$W346]*[.D346];[.$R346]*[.D346]))" office:value-type="float" office:value="0" calcext:value-type="float">
            <text:p>0 HETD</text:p>
          </table:table-cell>
          <table:table-cell table:style-name="ce33" table:formula="of:=IF(OR(ISBLANK([.$C346]);[.$C346]=&quot;Référentiel&quot;);0;IF(contexte_calcul=&quot;Réalisé&quot;;[.$W346]*[.E346];[.$R346]*[.E346]))" office:value-type="float" office:value="0" calcext:value-type="float">
            <text:p>0 HETD</text:p>
          </table:table-cell>
          <table:table-cell table:style-name="ce33" table:formula="of:=IF(OR(ISBLANK([.$C346]);[.$C346]=&quot;Référentiel&quot;);0;IF(contexte_calcul=&quot;Réalisé&quot;;[.$W346]*[.F346];[.$R346]*[.F34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6]=&quot;Référentiel&quot;;IF(contexte_calcul=&quot;Réalisé&quot;;[.$W346];[.$R34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47]);[.C347]=&quot;Référentiel&quot;);&quot;&quot;;1-([.D347]+[.E34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47]);0;HLOOKUP(IF(AND([.C347]=&quot;TP&quot;;TP_vaut_TD=&quot;Oui&quot;);&quot;TD&quot;;[.C347]);types_intervention;2;0))*IF(ISBLANK([.G347]);1;[.G347])" office:value-type="float" office:value="0" calcext:value-type="float">
            <text:p>0 HETD</text:p>
          </table:table-cell>
          <table:table-cell table:style-name="ce12" table:formula="of:=IF(ISBLANK([.C347]);0;HLOOKUP([.C347];types_intervention;3;0))*IF(ISBLANK([.G347]);1;[.G347])" office:value-type="float" office:value="0" calcext:value-type="float">
            <text:p>0 HETD</text:p>
          </table:table-cell>
          <table:table-cell table:style-name="ce11" table:formula="of:=IF([.H347]=&quot;Oui&quot;;[.I347]*[.J34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7]/[.$L$522];0)" office:value-type="percentage" office:value="0" calcext:value-type="percentage">
            <text:p>0,00 %</text:p>
          </table:table-cell>
          <table:table-cell table:style-name="ce11" table:formula="of:=MIN(service_du;[.$L$522])*[.N347]" office:value-type="float" office:value="0" calcext:value-type="float">
            <text:p>0 HETD</text:p>
          </table:table-cell>
          <table:table-cell table:style-name="ce28" table:formula="of:=IF([.L347]&lt;&gt;0;[.O347]/[.L347];0)" office:value-type="percentage" office:value="0" calcext:value-type="percentage">
            <text:p>0,00 %</text:p>
          </table:table-cell>
          <table:table-cell table:style-name="ce28" table:formula="of:=IF([.$L$522]&gt;service_du;1-[.P347];0)" office:value-type="percentage" office:value="1" calcext:value-type="percentage">
            <text:p>100,00 %</text:p>
          </table:table-cell>
          <table:table-cell table:style-name="ce26" table:formula="of:=[.I347]*[.Q347]*[.K347]*IF(ISBLANK([.G347]);1;[.G34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6]+[.L347]&gt;service_du;service_du;[.T346]+[.L347]))" office:value-type="float" office:value="188" calcext:value-type="float">
            <text:p>188 HETD</text:p>
          </table:table-cell>
          <table:table-cell table:style-name="ce11" table:formula="of:=IF(service_du=0;0;IF([.T346]+[.L347]&gt;service_du;service_du-[.T346];[.L347]))" office:value-type="float" office:value="0" calcext:value-type="float">
            <text:p>0 HETD</text:p>
          </table:table-cell>
          <table:table-cell table:style-name="ce30" table:formula="of:=IF(service_du=0;[.I347];IF([.J347]&gt;0;IF([.T346]+[.L347]&lt;service_du;0;(([.T346]+[.L347])-service_du)/[.J34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7]+IF([.H347]&lt;&gt;&quot;Oui&quot;;[.I347];0))*[.K347])*IF(ISBLANK([.G347]);1;[.G347])" office:value-type="float" office:value="0" calcext:value-type="float">
            <text:p>0 HETD</text:p>
          </table:table-cell>
          <table:table-cell/>
          <table:table-cell table:style-name="ce33" table:formula="of:=IF(OR(ISBLANK([.$C347]);[.$C347]=&quot;Référentiel&quot;);0;IF(contexte_calcul=&quot;Réalisé&quot;;[.$U347]*[.D347];[.$O347]*[.D347]))" office:value-type="float" office:value="0" calcext:value-type="float">
            <text:p>0 HETD</text:p>
          </table:table-cell>
          <table:table-cell table:style-name="ce33" table:formula="of:=IF(OR(ISBLANK([.$C347]);[.$C347]=&quot;Référentiel&quot;);0;IF(contexte_calcul=&quot;Réalisé&quot;;[.$U347]*[.E347];[.$O347]*[.E347]))" office:value-type="float" office:value="0" calcext:value-type="float">
            <text:p>0 HETD</text:p>
          </table:table-cell>
          <table:table-cell table:style-name="ce33" table:formula="of:=IF(OR(ISBLANK([.$C347]);[.$C347]=&quot;Référentiel&quot;);0;IF(contexte_calcul=&quot;Réalisé&quot;;[.$U347]*[.F347];[.$O347]*[.F347]))" office:value-type="float" office:value="0" calcext:value-type="float">
            <text:p>0 HETD</text:p>
          </table:table-cell>
          <table:table-cell table:style-name="ce33" table:formula="of:=IF([.$C347]=&quot;Référentiel&quot;;IF(contexte_calcul=&quot;Réalisé&quot;;[.$U347];[.$R347]);0)" office:value-type="float" office:value="0" calcext:value-type="float">
            <text:p>0 HETD</text:p>
          </table:table-cell>
          <table:table-cell table:style-name="ce33" table:formula="of:=IF(OR(ISBLANK([.$C347]);[.$C347]=&quot;Référentiel&quot;);0;IF(contexte_calcul=&quot;Réalisé&quot;;[.$W347]*[.D347];[.$R347]*[.D347]))" office:value-type="float" office:value="0" calcext:value-type="float">
            <text:p>0 HETD</text:p>
          </table:table-cell>
          <table:table-cell table:style-name="ce33" table:formula="of:=IF(OR(ISBLANK([.$C347]);[.$C347]=&quot;Référentiel&quot;);0;IF(contexte_calcul=&quot;Réalisé&quot;;[.$W347]*[.E347];[.$R347]*[.E347]))" office:value-type="float" office:value="0" calcext:value-type="float">
            <text:p>0 HETD</text:p>
          </table:table-cell>
          <table:table-cell table:style-name="ce33" table:formula="of:=IF(OR(ISBLANK([.$C347]);[.$C347]=&quot;Référentiel&quot;);0;IF(contexte_calcul=&quot;Réalisé&quot;;[.$W347]*[.F347];[.$R347]*[.F34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7]=&quot;Référentiel&quot;;IF(contexte_calcul=&quot;Réalisé&quot;;[.$W347];[.$R34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48]);[.C348]=&quot;Référentiel&quot;);&quot;&quot;;1-([.D348]+[.E34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48]);0;HLOOKUP(IF(AND([.C348]=&quot;TP&quot;;TP_vaut_TD=&quot;Oui&quot;);&quot;TD&quot;;[.C348]);types_intervention;2;0))*IF(ISBLANK([.G348]);1;[.G348])" office:value-type="float" office:value="0" calcext:value-type="float">
            <text:p>0 HETD</text:p>
          </table:table-cell>
          <table:table-cell table:style-name="ce12" table:formula="of:=IF(ISBLANK([.C348]);0;HLOOKUP([.C348];types_intervention;3;0))*IF(ISBLANK([.G348]);1;[.G348])" office:value-type="float" office:value="0" calcext:value-type="float">
            <text:p>0 HETD</text:p>
          </table:table-cell>
          <table:table-cell table:style-name="ce11" table:formula="of:=IF([.H348]=&quot;Oui&quot;;[.I348]*[.J34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8]/[.$L$522];0)" office:value-type="percentage" office:value="0" calcext:value-type="percentage">
            <text:p>0,00 %</text:p>
          </table:table-cell>
          <table:table-cell table:style-name="ce11" table:formula="of:=MIN(service_du;[.$L$522])*[.N348]" office:value-type="float" office:value="0" calcext:value-type="float">
            <text:p>0 HETD</text:p>
          </table:table-cell>
          <table:table-cell table:style-name="ce28" table:formula="of:=IF([.L348]&lt;&gt;0;[.O348]/[.L348];0)" office:value-type="percentage" office:value="0" calcext:value-type="percentage">
            <text:p>0,00 %</text:p>
          </table:table-cell>
          <table:table-cell table:style-name="ce28" table:formula="of:=IF([.$L$522]&gt;service_du;1-[.P348];0)" office:value-type="percentage" office:value="1" calcext:value-type="percentage">
            <text:p>100,00 %</text:p>
          </table:table-cell>
          <table:table-cell table:style-name="ce26" table:formula="of:=[.I348]*[.Q348]*[.K348]*IF(ISBLANK([.G348]);1;[.G34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7]+[.L348]&gt;service_du;service_du;[.T347]+[.L348]))" office:value-type="float" office:value="188" calcext:value-type="float">
            <text:p>188 HETD</text:p>
          </table:table-cell>
          <table:table-cell table:style-name="ce11" table:formula="of:=IF(service_du=0;0;IF([.T347]+[.L348]&gt;service_du;service_du-[.T347];[.L348]))" office:value-type="float" office:value="0" calcext:value-type="float">
            <text:p>0 HETD</text:p>
          </table:table-cell>
          <table:table-cell table:style-name="ce30" table:formula="of:=IF(service_du=0;[.I348];IF([.J348]&gt;0;IF([.T347]+[.L348]&lt;service_du;0;(([.T347]+[.L348])-service_du)/[.J34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8]+IF([.H348]&lt;&gt;&quot;Oui&quot;;[.I348];0))*[.K348])*IF(ISBLANK([.G348]);1;[.G348])" office:value-type="float" office:value="0" calcext:value-type="float">
            <text:p>0 HETD</text:p>
          </table:table-cell>
          <table:table-cell/>
          <table:table-cell table:style-name="ce33" table:formula="of:=IF(OR(ISBLANK([.$C348]);[.$C348]=&quot;Référentiel&quot;);0;IF(contexte_calcul=&quot;Réalisé&quot;;[.$U348]*[.D348];[.$O348]*[.D348]))" office:value-type="float" office:value="0" calcext:value-type="float">
            <text:p>0 HETD</text:p>
          </table:table-cell>
          <table:table-cell table:style-name="ce33" table:formula="of:=IF(OR(ISBLANK([.$C348]);[.$C348]=&quot;Référentiel&quot;);0;IF(contexte_calcul=&quot;Réalisé&quot;;[.$U348]*[.E348];[.$O348]*[.E348]))" office:value-type="float" office:value="0" calcext:value-type="float">
            <text:p>0 HETD</text:p>
          </table:table-cell>
          <table:table-cell table:style-name="ce33" table:formula="of:=IF(OR(ISBLANK([.$C348]);[.$C348]=&quot;Référentiel&quot;);0;IF(contexte_calcul=&quot;Réalisé&quot;;[.$U348]*[.F348];[.$O348]*[.F348]))" office:value-type="float" office:value="0" calcext:value-type="float">
            <text:p>0 HETD</text:p>
          </table:table-cell>
          <table:table-cell table:style-name="ce33" table:formula="of:=IF([.$C348]=&quot;Référentiel&quot;;IF(contexte_calcul=&quot;Réalisé&quot;;[.$U348];[.$R348]);0)" office:value-type="float" office:value="0" calcext:value-type="float">
            <text:p>0 HETD</text:p>
          </table:table-cell>
          <table:table-cell table:style-name="ce33" table:formula="of:=IF(OR(ISBLANK([.$C348]);[.$C348]=&quot;Référentiel&quot;);0;IF(contexte_calcul=&quot;Réalisé&quot;;[.$W348]*[.D348];[.$R348]*[.D348]))" office:value-type="float" office:value="0" calcext:value-type="float">
            <text:p>0 HETD</text:p>
          </table:table-cell>
          <table:table-cell table:style-name="ce33" table:formula="of:=IF(OR(ISBLANK([.$C348]);[.$C348]=&quot;Référentiel&quot;);0;IF(contexte_calcul=&quot;Réalisé&quot;;[.$W348]*[.E348];[.$R348]*[.E348]))" office:value-type="float" office:value="0" calcext:value-type="float">
            <text:p>0 HETD</text:p>
          </table:table-cell>
          <table:table-cell table:style-name="ce33" table:formula="of:=IF(OR(ISBLANK([.$C348]);[.$C348]=&quot;Référentiel&quot;);0;IF(contexte_calcul=&quot;Réalisé&quot;;[.$W348]*[.F348];[.$R348]*[.F34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8]=&quot;Référentiel&quot;;IF(contexte_calcul=&quot;Réalisé&quot;;[.$W348];[.$R34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49]);[.C349]=&quot;Référentiel&quot;);&quot;&quot;;1-([.D349]+[.E34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49]);0;HLOOKUP(IF(AND([.C349]=&quot;TP&quot;;TP_vaut_TD=&quot;Oui&quot;);&quot;TD&quot;;[.C349]);types_intervention;2;0))*IF(ISBLANK([.G349]);1;[.G349])" office:value-type="float" office:value="0" calcext:value-type="float">
            <text:p>0 HETD</text:p>
          </table:table-cell>
          <table:table-cell table:style-name="ce12" table:formula="of:=IF(ISBLANK([.C349]);0;HLOOKUP([.C349];types_intervention;3;0))*IF(ISBLANK([.G349]);1;[.G349])" office:value-type="float" office:value="0" calcext:value-type="float">
            <text:p>0 HETD</text:p>
          </table:table-cell>
          <table:table-cell table:style-name="ce11" table:formula="of:=IF([.H349]=&quot;Oui&quot;;[.I349]*[.J34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9]/[.$L$522];0)" office:value-type="percentage" office:value="0" calcext:value-type="percentage">
            <text:p>0,00 %</text:p>
          </table:table-cell>
          <table:table-cell table:style-name="ce11" table:formula="of:=MIN(service_du;[.$L$522])*[.N349]" office:value-type="float" office:value="0" calcext:value-type="float">
            <text:p>0 HETD</text:p>
          </table:table-cell>
          <table:table-cell table:style-name="ce28" table:formula="of:=IF([.L349]&lt;&gt;0;[.O349]/[.L349];0)" office:value-type="percentage" office:value="0" calcext:value-type="percentage">
            <text:p>0,00 %</text:p>
          </table:table-cell>
          <table:table-cell table:style-name="ce28" table:formula="of:=IF([.$L$522]&gt;service_du;1-[.P349];0)" office:value-type="percentage" office:value="1" calcext:value-type="percentage">
            <text:p>100,00 %</text:p>
          </table:table-cell>
          <table:table-cell table:style-name="ce26" table:formula="of:=[.I349]*[.Q349]*[.K349]*IF(ISBLANK([.G349]);1;[.G34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8]+[.L349]&gt;service_du;service_du;[.T348]+[.L349]))" office:value-type="float" office:value="188" calcext:value-type="float">
            <text:p>188 HETD</text:p>
          </table:table-cell>
          <table:table-cell table:style-name="ce11" table:formula="of:=IF(service_du=0;0;IF([.T348]+[.L349]&gt;service_du;service_du-[.T348];[.L349]))" office:value-type="float" office:value="0" calcext:value-type="float">
            <text:p>0 HETD</text:p>
          </table:table-cell>
          <table:table-cell table:style-name="ce30" table:formula="of:=IF(service_du=0;[.I349];IF([.J349]&gt;0;IF([.T348]+[.L349]&lt;service_du;0;(([.T348]+[.L349])-service_du)/[.J34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9]+IF([.H349]&lt;&gt;&quot;Oui&quot;;[.I349];0))*[.K349])*IF(ISBLANK([.G349]);1;[.G349])" office:value-type="float" office:value="0" calcext:value-type="float">
            <text:p>0 HETD</text:p>
          </table:table-cell>
          <table:table-cell/>
          <table:table-cell table:style-name="ce33" table:formula="of:=IF(OR(ISBLANK([.$C349]);[.$C349]=&quot;Référentiel&quot;);0;IF(contexte_calcul=&quot;Réalisé&quot;;[.$U349]*[.D349];[.$O349]*[.D349]))" office:value-type="float" office:value="0" calcext:value-type="float">
            <text:p>0 HETD</text:p>
          </table:table-cell>
          <table:table-cell table:style-name="ce33" table:formula="of:=IF(OR(ISBLANK([.$C349]);[.$C349]=&quot;Référentiel&quot;);0;IF(contexte_calcul=&quot;Réalisé&quot;;[.$U349]*[.E349];[.$O349]*[.E349]))" office:value-type="float" office:value="0" calcext:value-type="float">
            <text:p>0 HETD</text:p>
          </table:table-cell>
          <table:table-cell table:style-name="ce33" table:formula="of:=IF(OR(ISBLANK([.$C349]);[.$C349]=&quot;Référentiel&quot;);0;IF(contexte_calcul=&quot;Réalisé&quot;;[.$U349]*[.F349];[.$O349]*[.F349]))" office:value-type="float" office:value="0" calcext:value-type="float">
            <text:p>0 HETD</text:p>
          </table:table-cell>
          <table:table-cell table:style-name="ce33" table:formula="of:=IF([.$C349]=&quot;Référentiel&quot;;IF(contexte_calcul=&quot;Réalisé&quot;;[.$U349];[.$R349]);0)" office:value-type="float" office:value="0" calcext:value-type="float">
            <text:p>0 HETD</text:p>
          </table:table-cell>
          <table:table-cell table:style-name="ce33" table:formula="of:=IF(OR(ISBLANK([.$C349]);[.$C349]=&quot;Référentiel&quot;);0;IF(contexte_calcul=&quot;Réalisé&quot;;[.$W349]*[.D349];[.$R349]*[.D349]))" office:value-type="float" office:value="0" calcext:value-type="float">
            <text:p>0 HETD</text:p>
          </table:table-cell>
          <table:table-cell table:style-name="ce33" table:formula="of:=IF(OR(ISBLANK([.$C349]);[.$C349]=&quot;Référentiel&quot;);0;IF(contexte_calcul=&quot;Réalisé&quot;;[.$W349]*[.E349];[.$R349]*[.E349]))" office:value-type="float" office:value="0" calcext:value-type="float">
            <text:p>0 HETD</text:p>
          </table:table-cell>
          <table:table-cell table:style-name="ce33" table:formula="of:=IF(OR(ISBLANK([.$C349]);[.$C349]=&quot;Référentiel&quot;);0;IF(contexte_calcul=&quot;Réalisé&quot;;[.$W349]*[.F349];[.$R349]*[.F34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9]=&quot;Référentiel&quot;;IF(contexte_calcul=&quot;Réalisé&quot;;[.$W349];[.$R34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50]);[.C350]=&quot;Référentiel&quot;);&quot;&quot;;1-([.D350]+[.E35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50]);0;HLOOKUP(IF(AND([.C350]=&quot;TP&quot;;TP_vaut_TD=&quot;Oui&quot;);&quot;TD&quot;;[.C350]);types_intervention;2;0))*IF(ISBLANK([.G350]);1;[.G350])" office:value-type="float" office:value="0" calcext:value-type="float">
            <text:p>0 HETD</text:p>
          </table:table-cell>
          <table:table-cell table:style-name="ce12" table:formula="of:=IF(ISBLANK([.C350]);0;HLOOKUP([.C350];types_intervention;3;0))*IF(ISBLANK([.G350]);1;[.G350])" office:value-type="float" office:value="0" calcext:value-type="float">
            <text:p>0 HETD</text:p>
          </table:table-cell>
          <table:table-cell table:style-name="ce11" table:formula="of:=IF([.H350]=&quot;Oui&quot;;[.I350]*[.J35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0]/[.$L$522];0)" office:value-type="percentage" office:value="0" calcext:value-type="percentage">
            <text:p>0,00 %</text:p>
          </table:table-cell>
          <table:table-cell table:style-name="ce11" table:formula="of:=MIN(service_du;[.$L$522])*[.N350]" office:value-type="float" office:value="0" calcext:value-type="float">
            <text:p>0 HETD</text:p>
          </table:table-cell>
          <table:table-cell table:style-name="ce28" table:formula="of:=IF([.L350]&lt;&gt;0;[.O350]/[.L350];0)" office:value-type="percentage" office:value="0" calcext:value-type="percentage">
            <text:p>0,00 %</text:p>
          </table:table-cell>
          <table:table-cell table:style-name="ce28" table:formula="of:=IF([.$L$522]&gt;service_du;1-[.P350];0)" office:value-type="percentage" office:value="1" calcext:value-type="percentage">
            <text:p>100,00 %</text:p>
          </table:table-cell>
          <table:table-cell table:style-name="ce26" table:formula="of:=[.I350]*[.Q350]*[.K350]*IF(ISBLANK([.G350]);1;[.G35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9]+[.L350]&gt;service_du;service_du;[.T349]+[.L350]))" office:value-type="float" office:value="188" calcext:value-type="float">
            <text:p>188 HETD</text:p>
          </table:table-cell>
          <table:table-cell table:style-name="ce11" table:formula="of:=IF(service_du=0;0;IF([.T349]+[.L350]&gt;service_du;service_du-[.T349];[.L350]))" office:value-type="float" office:value="0" calcext:value-type="float">
            <text:p>0 HETD</text:p>
          </table:table-cell>
          <table:table-cell table:style-name="ce30" table:formula="of:=IF(service_du=0;[.I350];IF([.J350]&gt;0;IF([.T349]+[.L350]&lt;service_du;0;(([.T349]+[.L350])-service_du)/[.J35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0]+IF([.H350]&lt;&gt;&quot;Oui&quot;;[.I350];0))*[.K350])*IF(ISBLANK([.G350]);1;[.G350])" office:value-type="float" office:value="0" calcext:value-type="float">
            <text:p>0 HETD</text:p>
          </table:table-cell>
          <table:table-cell/>
          <table:table-cell table:style-name="ce33" table:formula="of:=IF(OR(ISBLANK([.$C350]);[.$C350]=&quot;Référentiel&quot;);0;IF(contexte_calcul=&quot;Réalisé&quot;;[.$U350]*[.D350];[.$O350]*[.D350]))" office:value-type="float" office:value="0" calcext:value-type="float">
            <text:p>0 HETD</text:p>
          </table:table-cell>
          <table:table-cell table:style-name="ce33" table:formula="of:=IF(OR(ISBLANK([.$C350]);[.$C350]=&quot;Référentiel&quot;);0;IF(contexte_calcul=&quot;Réalisé&quot;;[.$U350]*[.E350];[.$O350]*[.E350]))" office:value-type="float" office:value="0" calcext:value-type="float">
            <text:p>0 HETD</text:p>
          </table:table-cell>
          <table:table-cell table:style-name="ce33" table:formula="of:=IF(OR(ISBLANK([.$C350]);[.$C350]=&quot;Référentiel&quot;);0;IF(contexte_calcul=&quot;Réalisé&quot;;[.$U350]*[.F350];[.$O350]*[.F350]))" office:value-type="float" office:value="0" calcext:value-type="float">
            <text:p>0 HETD</text:p>
          </table:table-cell>
          <table:table-cell table:style-name="ce33" table:formula="of:=IF([.$C350]=&quot;Référentiel&quot;;IF(contexte_calcul=&quot;Réalisé&quot;;[.$U350];[.$R350]);0)" office:value-type="float" office:value="0" calcext:value-type="float">
            <text:p>0 HETD</text:p>
          </table:table-cell>
          <table:table-cell table:style-name="ce33" table:formula="of:=IF(OR(ISBLANK([.$C350]);[.$C350]=&quot;Référentiel&quot;);0;IF(contexte_calcul=&quot;Réalisé&quot;;[.$W350]*[.D350];[.$R350]*[.D350]))" office:value-type="float" office:value="0" calcext:value-type="float">
            <text:p>0 HETD</text:p>
          </table:table-cell>
          <table:table-cell table:style-name="ce33" table:formula="of:=IF(OR(ISBLANK([.$C350]);[.$C350]=&quot;Référentiel&quot;);0;IF(contexte_calcul=&quot;Réalisé&quot;;[.$W350]*[.E350];[.$R350]*[.E350]))" office:value-type="float" office:value="0" calcext:value-type="float">
            <text:p>0 HETD</text:p>
          </table:table-cell>
          <table:table-cell table:style-name="ce33" table:formula="of:=IF(OR(ISBLANK([.$C350]);[.$C350]=&quot;Référentiel&quot;);0;IF(contexte_calcul=&quot;Réalisé&quot;;[.$W350]*[.F350];[.$R350]*[.F35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0]=&quot;Référentiel&quot;;IF(contexte_calcul=&quot;Réalisé&quot;;[.$W350];[.$R35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51]);[.C351]=&quot;Référentiel&quot;);&quot;&quot;;1-([.D351]+[.E35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51]);0;HLOOKUP(IF(AND([.C351]=&quot;TP&quot;;TP_vaut_TD=&quot;Oui&quot;);&quot;TD&quot;;[.C351]);types_intervention;2;0))*IF(ISBLANK([.G351]);1;[.G351])" office:value-type="float" office:value="0" calcext:value-type="float">
            <text:p>0 HETD</text:p>
          </table:table-cell>
          <table:table-cell table:style-name="ce12" table:formula="of:=IF(ISBLANK([.C351]);0;HLOOKUP([.C351];types_intervention;3;0))*IF(ISBLANK([.G351]);1;[.G351])" office:value-type="float" office:value="0" calcext:value-type="float">
            <text:p>0 HETD</text:p>
          </table:table-cell>
          <table:table-cell table:style-name="ce11" table:formula="of:=IF([.H351]=&quot;Oui&quot;;[.I351]*[.J35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1]/[.$L$522];0)" office:value-type="percentage" office:value="0" calcext:value-type="percentage">
            <text:p>0,00 %</text:p>
          </table:table-cell>
          <table:table-cell table:style-name="ce11" table:formula="of:=MIN(service_du;[.$L$522])*[.N351]" office:value-type="float" office:value="0" calcext:value-type="float">
            <text:p>0 HETD</text:p>
          </table:table-cell>
          <table:table-cell table:style-name="ce28" table:formula="of:=IF([.L351]&lt;&gt;0;[.O351]/[.L351];0)" office:value-type="percentage" office:value="0" calcext:value-type="percentage">
            <text:p>0,00 %</text:p>
          </table:table-cell>
          <table:table-cell table:style-name="ce28" table:formula="of:=IF([.$L$522]&gt;service_du;1-[.P351];0)" office:value-type="percentage" office:value="1" calcext:value-type="percentage">
            <text:p>100,00 %</text:p>
          </table:table-cell>
          <table:table-cell table:style-name="ce26" table:formula="of:=[.I351]*[.Q351]*[.K351]*IF(ISBLANK([.G351]);1;[.G35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0]+[.L351]&gt;service_du;service_du;[.T350]+[.L351]))" office:value-type="float" office:value="188" calcext:value-type="float">
            <text:p>188 HETD</text:p>
          </table:table-cell>
          <table:table-cell table:style-name="ce11" table:formula="of:=IF(service_du=0;0;IF([.T350]+[.L351]&gt;service_du;service_du-[.T350];[.L351]))" office:value-type="float" office:value="0" calcext:value-type="float">
            <text:p>0 HETD</text:p>
          </table:table-cell>
          <table:table-cell table:style-name="ce30" table:formula="of:=IF(service_du=0;[.I351];IF([.J351]&gt;0;IF([.T350]+[.L351]&lt;service_du;0;(([.T350]+[.L351])-service_du)/[.J35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1]+IF([.H351]&lt;&gt;&quot;Oui&quot;;[.I351];0))*[.K351])*IF(ISBLANK([.G351]);1;[.G351])" office:value-type="float" office:value="0" calcext:value-type="float">
            <text:p>0 HETD</text:p>
          </table:table-cell>
          <table:table-cell/>
          <table:table-cell table:style-name="ce33" table:formula="of:=IF(OR(ISBLANK([.$C351]);[.$C351]=&quot;Référentiel&quot;);0;IF(contexte_calcul=&quot;Réalisé&quot;;[.$U351]*[.D351];[.$O351]*[.D351]))" office:value-type="float" office:value="0" calcext:value-type="float">
            <text:p>0 HETD</text:p>
          </table:table-cell>
          <table:table-cell table:style-name="ce33" table:formula="of:=IF(OR(ISBLANK([.$C351]);[.$C351]=&quot;Référentiel&quot;);0;IF(contexte_calcul=&quot;Réalisé&quot;;[.$U351]*[.E351];[.$O351]*[.E351]))" office:value-type="float" office:value="0" calcext:value-type="float">
            <text:p>0 HETD</text:p>
          </table:table-cell>
          <table:table-cell table:style-name="ce33" table:formula="of:=IF(OR(ISBLANK([.$C351]);[.$C351]=&quot;Référentiel&quot;);0;IF(contexte_calcul=&quot;Réalisé&quot;;[.$U351]*[.F351];[.$O351]*[.F351]))" office:value-type="float" office:value="0" calcext:value-type="float">
            <text:p>0 HETD</text:p>
          </table:table-cell>
          <table:table-cell table:style-name="ce33" table:formula="of:=IF([.$C351]=&quot;Référentiel&quot;;IF(contexte_calcul=&quot;Réalisé&quot;;[.$U351];[.$R351]);0)" office:value-type="float" office:value="0" calcext:value-type="float">
            <text:p>0 HETD</text:p>
          </table:table-cell>
          <table:table-cell table:style-name="ce33" table:formula="of:=IF(OR(ISBLANK([.$C351]);[.$C351]=&quot;Référentiel&quot;);0;IF(contexte_calcul=&quot;Réalisé&quot;;[.$W351]*[.D351];[.$R351]*[.D351]))" office:value-type="float" office:value="0" calcext:value-type="float">
            <text:p>0 HETD</text:p>
          </table:table-cell>
          <table:table-cell table:style-name="ce33" table:formula="of:=IF(OR(ISBLANK([.$C351]);[.$C351]=&quot;Référentiel&quot;);0;IF(contexte_calcul=&quot;Réalisé&quot;;[.$W351]*[.E351];[.$R351]*[.E351]))" office:value-type="float" office:value="0" calcext:value-type="float">
            <text:p>0 HETD</text:p>
          </table:table-cell>
          <table:table-cell table:style-name="ce33" table:formula="of:=IF(OR(ISBLANK([.$C351]);[.$C351]=&quot;Référentiel&quot;);0;IF(contexte_calcul=&quot;Réalisé&quot;;[.$W351]*[.F351];[.$R351]*[.F35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1]=&quot;Référentiel&quot;;IF(contexte_calcul=&quot;Réalisé&quot;;[.$W351];[.$R35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52]);[.C352]=&quot;Référentiel&quot;);&quot;&quot;;1-([.D352]+[.E35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52]);0;HLOOKUP(IF(AND([.C352]=&quot;TP&quot;;TP_vaut_TD=&quot;Oui&quot;);&quot;TD&quot;;[.C352]);types_intervention;2;0))*IF(ISBLANK([.G352]);1;[.G352])" office:value-type="float" office:value="0" calcext:value-type="float">
            <text:p>0 HETD</text:p>
          </table:table-cell>
          <table:table-cell table:style-name="ce12" table:formula="of:=IF(ISBLANK([.C352]);0;HLOOKUP([.C352];types_intervention;3;0))*IF(ISBLANK([.G352]);1;[.G352])" office:value-type="float" office:value="0" calcext:value-type="float">
            <text:p>0 HETD</text:p>
          </table:table-cell>
          <table:table-cell table:style-name="ce11" table:formula="of:=IF([.H352]=&quot;Oui&quot;;[.I352]*[.J35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2]/[.$L$522];0)" office:value-type="percentage" office:value="0" calcext:value-type="percentage">
            <text:p>0,00 %</text:p>
          </table:table-cell>
          <table:table-cell table:style-name="ce11" table:formula="of:=MIN(service_du;[.$L$522])*[.N352]" office:value-type="float" office:value="0" calcext:value-type="float">
            <text:p>0 HETD</text:p>
          </table:table-cell>
          <table:table-cell table:style-name="ce28" table:formula="of:=IF([.L352]&lt;&gt;0;[.O352]/[.L352];0)" office:value-type="percentage" office:value="0" calcext:value-type="percentage">
            <text:p>0,00 %</text:p>
          </table:table-cell>
          <table:table-cell table:style-name="ce28" table:formula="of:=IF([.$L$522]&gt;service_du;1-[.P352];0)" office:value-type="percentage" office:value="1" calcext:value-type="percentage">
            <text:p>100,00 %</text:p>
          </table:table-cell>
          <table:table-cell table:style-name="ce26" table:formula="of:=[.I352]*[.Q352]*[.K352]*IF(ISBLANK([.G352]);1;[.G35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1]+[.L352]&gt;service_du;service_du;[.T351]+[.L352]))" office:value-type="float" office:value="188" calcext:value-type="float">
            <text:p>188 HETD</text:p>
          </table:table-cell>
          <table:table-cell table:style-name="ce11" table:formula="of:=IF(service_du=0;0;IF([.T351]+[.L352]&gt;service_du;service_du-[.T351];[.L352]))" office:value-type="float" office:value="0" calcext:value-type="float">
            <text:p>0 HETD</text:p>
          </table:table-cell>
          <table:table-cell table:style-name="ce30" table:formula="of:=IF(service_du=0;[.I352];IF([.J352]&gt;0;IF([.T351]+[.L352]&lt;service_du;0;(([.T351]+[.L352])-service_du)/[.J35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2]+IF([.H352]&lt;&gt;&quot;Oui&quot;;[.I352];0))*[.K352])*IF(ISBLANK([.G352]);1;[.G352])" office:value-type="float" office:value="0" calcext:value-type="float">
            <text:p>0 HETD</text:p>
          </table:table-cell>
          <table:table-cell/>
          <table:table-cell table:style-name="ce33" table:formula="of:=IF(OR(ISBLANK([.$C352]);[.$C352]=&quot;Référentiel&quot;);0;IF(contexte_calcul=&quot;Réalisé&quot;;[.$U352]*[.D352];[.$O352]*[.D352]))" office:value-type="float" office:value="0" calcext:value-type="float">
            <text:p>0 HETD</text:p>
          </table:table-cell>
          <table:table-cell table:style-name="ce33" table:formula="of:=IF(OR(ISBLANK([.$C352]);[.$C352]=&quot;Référentiel&quot;);0;IF(contexte_calcul=&quot;Réalisé&quot;;[.$U352]*[.E352];[.$O352]*[.E352]))" office:value-type="float" office:value="0" calcext:value-type="float">
            <text:p>0 HETD</text:p>
          </table:table-cell>
          <table:table-cell table:style-name="ce33" table:formula="of:=IF(OR(ISBLANK([.$C352]);[.$C352]=&quot;Référentiel&quot;);0;IF(contexte_calcul=&quot;Réalisé&quot;;[.$U352]*[.F352];[.$O352]*[.F352]))" office:value-type="float" office:value="0" calcext:value-type="float">
            <text:p>0 HETD</text:p>
          </table:table-cell>
          <table:table-cell table:style-name="ce33" table:formula="of:=IF([.$C352]=&quot;Référentiel&quot;;IF(contexte_calcul=&quot;Réalisé&quot;;[.$U352];[.$R352]);0)" office:value-type="float" office:value="0" calcext:value-type="float">
            <text:p>0 HETD</text:p>
          </table:table-cell>
          <table:table-cell table:style-name="ce33" table:formula="of:=IF(OR(ISBLANK([.$C352]);[.$C352]=&quot;Référentiel&quot;);0;IF(contexte_calcul=&quot;Réalisé&quot;;[.$W352]*[.D352];[.$R352]*[.D352]))" office:value-type="float" office:value="0" calcext:value-type="float">
            <text:p>0 HETD</text:p>
          </table:table-cell>
          <table:table-cell table:style-name="ce33" table:formula="of:=IF(OR(ISBLANK([.$C352]);[.$C352]=&quot;Référentiel&quot;);0;IF(contexte_calcul=&quot;Réalisé&quot;;[.$W352]*[.E352];[.$R352]*[.E352]))" office:value-type="float" office:value="0" calcext:value-type="float">
            <text:p>0 HETD</text:p>
          </table:table-cell>
          <table:table-cell table:style-name="ce33" table:formula="of:=IF(OR(ISBLANK([.$C352]);[.$C352]=&quot;Référentiel&quot;);0;IF(contexte_calcul=&quot;Réalisé&quot;;[.$W352]*[.F352];[.$R352]*[.F35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2]=&quot;Référentiel&quot;;IF(contexte_calcul=&quot;Réalisé&quot;;[.$W352];[.$R35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53]);[.C353]=&quot;Référentiel&quot;);&quot;&quot;;1-([.D353]+[.E35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53]);0;HLOOKUP(IF(AND([.C353]=&quot;TP&quot;;TP_vaut_TD=&quot;Oui&quot;);&quot;TD&quot;;[.C353]);types_intervention;2;0))*IF(ISBLANK([.G353]);1;[.G353])" office:value-type="float" office:value="0" calcext:value-type="float">
            <text:p>0 HETD</text:p>
          </table:table-cell>
          <table:table-cell table:style-name="ce12" table:formula="of:=IF(ISBLANK([.C353]);0;HLOOKUP([.C353];types_intervention;3;0))*IF(ISBLANK([.G353]);1;[.G353])" office:value-type="float" office:value="0" calcext:value-type="float">
            <text:p>0 HETD</text:p>
          </table:table-cell>
          <table:table-cell table:style-name="ce11" table:formula="of:=IF([.H353]=&quot;Oui&quot;;[.I353]*[.J35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3]/[.$L$522];0)" office:value-type="percentage" office:value="0" calcext:value-type="percentage">
            <text:p>0,00 %</text:p>
          </table:table-cell>
          <table:table-cell table:style-name="ce11" table:formula="of:=MIN(service_du;[.$L$522])*[.N353]" office:value-type="float" office:value="0" calcext:value-type="float">
            <text:p>0 HETD</text:p>
          </table:table-cell>
          <table:table-cell table:style-name="ce28" table:formula="of:=IF([.L353]&lt;&gt;0;[.O353]/[.L353];0)" office:value-type="percentage" office:value="0" calcext:value-type="percentage">
            <text:p>0,00 %</text:p>
          </table:table-cell>
          <table:table-cell table:style-name="ce28" table:formula="of:=IF([.$L$522]&gt;service_du;1-[.P353];0)" office:value-type="percentage" office:value="1" calcext:value-type="percentage">
            <text:p>100,00 %</text:p>
          </table:table-cell>
          <table:table-cell table:style-name="ce26" table:formula="of:=[.I353]*[.Q353]*[.K353]*IF(ISBLANK([.G353]);1;[.G35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2]+[.L353]&gt;service_du;service_du;[.T352]+[.L353]))" office:value-type="float" office:value="188" calcext:value-type="float">
            <text:p>188 HETD</text:p>
          </table:table-cell>
          <table:table-cell table:style-name="ce11" table:formula="of:=IF(service_du=0;0;IF([.T352]+[.L353]&gt;service_du;service_du-[.T352];[.L353]))" office:value-type="float" office:value="0" calcext:value-type="float">
            <text:p>0 HETD</text:p>
          </table:table-cell>
          <table:table-cell table:style-name="ce30" table:formula="of:=IF(service_du=0;[.I353];IF([.J353]&gt;0;IF([.T352]+[.L353]&lt;service_du;0;(([.T352]+[.L353])-service_du)/[.J35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3]+IF([.H353]&lt;&gt;&quot;Oui&quot;;[.I353];0))*[.K353])*IF(ISBLANK([.G353]);1;[.G353])" office:value-type="float" office:value="0" calcext:value-type="float">
            <text:p>0 HETD</text:p>
          </table:table-cell>
          <table:table-cell/>
          <table:table-cell table:style-name="ce33" table:formula="of:=IF(OR(ISBLANK([.$C353]);[.$C353]=&quot;Référentiel&quot;);0;IF(contexte_calcul=&quot;Réalisé&quot;;[.$U353]*[.D353];[.$O353]*[.D353]))" office:value-type="float" office:value="0" calcext:value-type="float">
            <text:p>0 HETD</text:p>
          </table:table-cell>
          <table:table-cell table:style-name="ce33" table:formula="of:=IF(OR(ISBLANK([.$C353]);[.$C353]=&quot;Référentiel&quot;);0;IF(contexte_calcul=&quot;Réalisé&quot;;[.$U353]*[.E353];[.$O353]*[.E353]))" office:value-type="float" office:value="0" calcext:value-type="float">
            <text:p>0 HETD</text:p>
          </table:table-cell>
          <table:table-cell table:style-name="ce33" table:formula="of:=IF(OR(ISBLANK([.$C353]);[.$C353]=&quot;Référentiel&quot;);0;IF(contexte_calcul=&quot;Réalisé&quot;;[.$U353]*[.F353];[.$O353]*[.F353]))" office:value-type="float" office:value="0" calcext:value-type="float">
            <text:p>0 HETD</text:p>
          </table:table-cell>
          <table:table-cell table:style-name="ce33" table:formula="of:=IF([.$C353]=&quot;Référentiel&quot;;IF(contexte_calcul=&quot;Réalisé&quot;;[.$U353];[.$R353]);0)" office:value-type="float" office:value="0" calcext:value-type="float">
            <text:p>0 HETD</text:p>
          </table:table-cell>
          <table:table-cell table:style-name="ce33" table:formula="of:=IF(OR(ISBLANK([.$C353]);[.$C353]=&quot;Référentiel&quot;);0;IF(contexte_calcul=&quot;Réalisé&quot;;[.$W353]*[.D353];[.$R353]*[.D353]))" office:value-type="float" office:value="0" calcext:value-type="float">
            <text:p>0 HETD</text:p>
          </table:table-cell>
          <table:table-cell table:style-name="ce33" table:formula="of:=IF(OR(ISBLANK([.$C353]);[.$C353]=&quot;Référentiel&quot;);0;IF(contexte_calcul=&quot;Réalisé&quot;;[.$W353]*[.E353];[.$R353]*[.E353]))" office:value-type="float" office:value="0" calcext:value-type="float">
            <text:p>0 HETD</text:p>
          </table:table-cell>
          <table:table-cell table:style-name="ce33" table:formula="of:=IF(OR(ISBLANK([.$C353]);[.$C353]=&quot;Référentiel&quot;);0;IF(contexte_calcul=&quot;Réalisé&quot;;[.$W353]*[.F353];[.$R353]*[.F35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3]=&quot;Référentiel&quot;;IF(contexte_calcul=&quot;Réalisé&quot;;[.$W353];[.$R35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54]);[.C354]=&quot;Référentiel&quot;);&quot;&quot;;1-([.D354]+[.E35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54]);0;HLOOKUP(IF(AND([.C354]=&quot;TP&quot;;TP_vaut_TD=&quot;Oui&quot;);&quot;TD&quot;;[.C354]);types_intervention;2;0))*IF(ISBLANK([.G354]);1;[.G354])" office:value-type="float" office:value="0" calcext:value-type="float">
            <text:p>0 HETD</text:p>
          </table:table-cell>
          <table:table-cell table:style-name="ce12" table:formula="of:=IF(ISBLANK([.C354]);0;HLOOKUP([.C354];types_intervention;3;0))*IF(ISBLANK([.G354]);1;[.G354])" office:value-type="float" office:value="0" calcext:value-type="float">
            <text:p>0 HETD</text:p>
          </table:table-cell>
          <table:table-cell table:style-name="ce11" table:formula="of:=IF([.H354]=&quot;Oui&quot;;[.I354]*[.J35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4]/[.$L$522];0)" office:value-type="percentage" office:value="0" calcext:value-type="percentage">
            <text:p>0,00 %</text:p>
          </table:table-cell>
          <table:table-cell table:style-name="ce11" table:formula="of:=MIN(service_du;[.$L$522])*[.N354]" office:value-type="float" office:value="0" calcext:value-type="float">
            <text:p>0 HETD</text:p>
          </table:table-cell>
          <table:table-cell table:style-name="ce28" table:formula="of:=IF([.L354]&lt;&gt;0;[.O354]/[.L354];0)" office:value-type="percentage" office:value="0" calcext:value-type="percentage">
            <text:p>0,00 %</text:p>
          </table:table-cell>
          <table:table-cell table:style-name="ce28" table:formula="of:=IF([.$L$522]&gt;service_du;1-[.P354];0)" office:value-type="percentage" office:value="1" calcext:value-type="percentage">
            <text:p>100,00 %</text:p>
          </table:table-cell>
          <table:table-cell table:style-name="ce26" table:formula="of:=[.I354]*[.Q354]*[.K354]*IF(ISBLANK([.G354]);1;[.G35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3]+[.L354]&gt;service_du;service_du;[.T353]+[.L354]))" office:value-type="float" office:value="188" calcext:value-type="float">
            <text:p>188 HETD</text:p>
          </table:table-cell>
          <table:table-cell table:style-name="ce11" table:formula="of:=IF(service_du=0;0;IF([.T353]+[.L354]&gt;service_du;service_du-[.T353];[.L354]))" office:value-type="float" office:value="0" calcext:value-type="float">
            <text:p>0 HETD</text:p>
          </table:table-cell>
          <table:table-cell table:style-name="ce30" table:formula="of:=IF(service_du=0;[.I354];IF([.J354]&gt;0;IF([.T353]+[.L354]&lt;service_du;0;(([.T353]+[.L354])-service_du)/[.J35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4]+IF([.H354]&lt;&gt;&quot;Oui&quot;;[.I354];0))*[.K354])*IF(ISBLANK([.G354]);1;[.G354])" office:value-type="float" office:value="0" calcext:value-type="float">
            <text:p>0 HETD</text:p>
          </table:table-cell>
          <table:table-cell/>
          <table:table-cell table:style-name="ce33" table:formula="of:=IF(OR(ISBLANK([.$C354]);[.$C354]=&quot;Référentiel&quot;);0;IF(contexte_calcul=&quot;Réalisé&quot;;[.$U354]*[.D354];[.$O354]*[.D354]))" office:value-type="float" office:value="0" calcext:value-type="float">
            <text:p>0 HETD</text:p>
          </table:table-cell>
          <table:table-cell table:style-name="ce33" table:formula="of:=IF(OR(ISBLANK([.$C354]);[.$C354]=&quot;Référentiel&quot;);0;IF(contexte_calcul=&quot;Réalisé&quot;;[.$U354]*[.E354];[.$O354]*[.E354]))" office:value-type="float" office:value="0" calcext:value-type="float">
            <text:p>0 HETD</text:p>
          </table:table-cell>
          <table:table-cell table:style-name="ce33" table:formula="of:=IF(OR(ISBLANK([.$C354]);[.$C354]=&quot;Référentiel&quot;);0;IF(contexte_calcul=&quot;Réalisé&quot;;[.$U354]*[.F354];[.$O354]*[.F354]))" office:value-type="float" office:value="0" calcext:value-type="float">
            <text:p>0 HETD</text:p>
          </table:table-cell>
          <table:table-cell table:style-name="ce33" table:formula="of:=IF([.$C354]=&quot;Référentiel&quot;;IF(contexte_calcul=&quot;Réalisé&quot;;[.$U354];[.$R354]);0)" office:value-type="float" office:value="0" calcext:value-type="float">
            <text:p>0 HETD</text:p>
          </table:table-cell>
          <table:table-cell table:style-name="ce33" table:formula="of:=IF(OR(ISBLANK([.$C354]);[.$C354]=&quot;Référentiel&quot;);0;IF(contexte_calcul=&quot;Réalisé&quot;;[.$W354]*[.D354];[.$R354]*[.D354]))" office:value-type="float" office:value="0" calcext:value-type="float">
            <text:p>0 HETD</text:p>
          </table:table-cell>
          <table:table-cell table:style-name="ce33" table:formula="of:=IF(OR(ISBLANK([.$C354]);[.$C354]=&quot;Référentiel&quot;);0;IF(contexte_calcul=&quot;Réalisé&quot;;[.$W354]*[.E354];[.$R354]*[.E354]))" office:value-type="float" office:value="0" calcext:value-type="float">
            <text:p>0 HETD</text:p>
          </table:table-cell>
          <table:table-cell table:style-name="ce33" table:formula="of:=IF(OR(ISBLANK([.$C354]);[.$C354]=&quot;Référentiel&quot;);0;IF(contexte_calcul=&quot;Réalisé&quot;;[.$W354]*[.F354];[.$R354]*[.F35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4]=&quot;Référentiel&quot;;IF(contexte_calcul=&quot;Réalisé&quot;;[.$W354];[.$R35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55]);[.C355]=&quot;Référentiel&quot;);&quot;&quot;;1-([.D355]+[.E35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55]);0;HLOOKUP(IF(AND([.C355]=&quot;TP&quot;;TP_vaut_TD=&quot;Oui&quot;);&quot;TD&quot;;[.C355]);types_intervention;2;0))*IF(ISBLANK([.G355]);1;[.G355])" office:value-type="float" office:value="0" calcext:value-type="float">
            <text:p>0 HETD</text:p>
          </table:table-cell>
          <table:table-cell table:style-name="ce12" table:formula="of:=IF(ISBLANK([.C355]);0;HLOOKUP([.C355];types_intervention;3;0))*IF(ISBLANK([.G355]);1;[.G355])" office:value-type="float" office:value="0" calcext:value-type="float">
            <text:p>0 HETD</text:p>
          </table:table-cell>
          <table:table-cell table:style-name="ce11" table:formula="of:=IF([.H355]=&quot;Oui&quot;;[.I355]*[.J35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5]/[.$L$522];0)" office:value-type="percentage" office:value="0" calcext:value-type="percentage">
            <text:p>0,00 %</text:p>
          </table:table-cell>
          <table:table-cell table:style-name="ce11" table:formula="of:=MIN(service_du;[.$L$522])*[.N355]" office:value-type="float" office:value="0" calcext:value-type="float">
            <text:p>0 HETD</text:p>
          </table:table-cell>
          <table:table-cell table:style-name="ce28" table:formula="of:=IF([.L355]&lt;&gt;0;[.O355]/[.L355];0)" office:value-type="percentage" office:value="0" calcext:value-type="percentage">
            <text:p>0,00 %</text:p>
          </table:table-cell>
          <table:table-cell table:style-name="ce28" table:formula="of:=IF([.$L$522]&gt;service_du;1-[.P355];0)" office:value-type="percentage" office:value="1" calcext:value-type="percentage">
            <text:p>100,00 %</text:p>
          </table:table-cell>
          <table:table-cell table:style-name="ce26" table:formula="of:=[.I355]*[.Q355]*[.K355]*IF(ISBLANK([.G355]);1;[.G35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4]+[.L355]&gt;service_du;service_du;[.T354]+[.L355]))" office:value-type="float" office:value="188" calcext:value-type="float">
            <text:p>188 HETD</text:p>
          </table:table-cell>
          <table:table-cell table:style-name="ce11" table:formula="of:=IF(service_du=0;0;IF([.T354]+[.L355]&gt;service_du;service_du-[.T354];[.L355]))" office:value-type="float" office:value="0" calcext:value-type="float">
            <text:p>0 HETD</text:p>
          </table:table-cell>
          <table:table-cell table:style-name="ce30" table:formula="of:=IF(service_du=0;[.I355];IF([.J355]&gt;0;IF([.T354]+[.L355]&lt;service_du;0;(([.T354]+[.L355])-service_du)/[.J35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5]+IF([.H355]&lt;&gt;&quot;Oui&quot;;[.I355];0))*[.K355])*IF(ISBLANK([.G355]);1;[.G355])" office:value-type="float" office:value="0" calcext:value-type="float">
            <text:p>0 HETD</text:p>
          </table:table-cell>
          <table:table-cell/>
          <table:table-cell table:style-name="ce33" table:formula="of:=IF(OR(ISBLANK([.$C355]);[.$C355]=&quot;Référentiel&quot;);0;IF(contexte_calcul=&quot;Réalisé&quot;;[.$U355]*[.D355];[.$O355]*[.D355]))" office:value-type="float" office:value="0" calcext:value-type="float">
            <text:p>0 HETD</text:p>
          </table:table-cell>
          <table:table-cell table:style-name="ce33" table:formula="of:=IF(OR(ISBLANK([.$C355]);[.$C355]=&quot;Référentiel&quot;);0;IF(contexte_calcul=&quot;Réalisé&quot;;[.$U355]*[.E355];[.$O355]*[.E355]))" office:value-type="float" office:value="0" calcext:value-type="float">
            <text:p>0 HETD</text:p>
          </table:table-cell>
          <table:table-cell table:style-name="ce33" table:formula="of:=IF(OR(ISBLANK([.$C355]);[.$C355]=&quot;Référentiel&quot;);0;IF(contexte_calcul=&quot;Réalisé&quot;;[.$U355]*[.F355];[.$O355]*[.F355]))" office:value-type="float" office:value="0" calcext:value-type="float">
            <text:p>0 HETD</text:p>
          </table:table-cell>
          <table:table-cell table:style-name="ce33" table:formula="of:=IF([.$C355]=&quot;Référentiel&quot;;IF(contexte_calcul=&quot;Réalisé&quot;;[.$U355];[.$R355]);0)" office:value-type="float" office:value="0" calcext:value-type="float">
            <text:p>0 HETD</text:p>
          </table:table-cell>
          <table:table-cell table:style-name="ce33" table:formula="of:=IF(OR(ISBLANK([.$C355]);[.$C355]=&quot;Référentiel&quot;);0;IF(contexte_calcul=&quot;Réalisé&quot;;[.$W355]*[.D355];[.$R355]*[.D355]))" office:value-type="float" office:value="0" calcext:value-type="float">
            <text:p>0 HETD</text:p>
          </table:table-cell>
          <table:table-cell table:style-name="ce33" table:formula="of:=IF(OR(ISBLANK([.$C355]);[.$C355]=&quot;Référentiel&quot;);0;IF(contexte_calcul=&quot;Réalisé&quot;;[.$W355]*[.E355];[.$R355]*[.E355]))" office:value-type="float" office:value="0" calcext:value-type="float">
            <text:p>0 HETD</text:p>
          </table:table-cell>
          <table:table-cell table:style-name="ce33" table:formula="of:=IF(OR(ISBLANK([.$C355]);[.$C355]=&quot;Référentiel&quot;);0;IF(contexte_calcul=&quot;Réalisé&quot;;[.$W355]*[.F355];[.$R355]*[.F35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5]=&quot;Référentiel&quot;;IF(contexte_calcul=&quot;Réalisé&quot;;[.$W355];[.$R35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56]);[.C356]=&quot;Référentiel&quot;);&quot;&quot;;1-([.D356]+[.E35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56]);0;HLOOKUP(IF(AND([.C356]=&quot;TP&quot;;TP_vaut_TD=&quot;Oui&quot;);&quot;TD&quot;;[.C356]);types_intervention;2;0))*IF(ISBLANK([.G356]);1;[.G356])" office:value-type="float" office:value="0" calcext:value-type="float">
            <text:p>0 HETD</text:p>
          </table:table-cell>
          <table:table-cell table:style-name="ce12" table:formula="of:=IF(ISBLANK([.C356]);0;HLOOKUP([.C356];types_intervention;3;0))*IF(ISBLANK([.G356]);1;[.G356])" office:value-type="float" office:value="0" calcext:value-type="float">
            <text:p>0 HETD</text:p>
          </table:table-cell>
          <table:table-cell table:style-name="ce11" table:formula="of:=IF([.H356]=&quot;Oui&quot;;[.I356]*[.J35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6]/[.$L$522];0)" office:value-type="percentage" office:value="0" calcext:value-type="percentage">
            <text:p>0,00 %</text:p>
          </table:table-cell>
          <table:table-cell table:style-name="ce11" table:formula="of:=MIN(service_du;[.$L$522])*[.N356]" office:value-type="float" office:value="0" calcext:value-type="float">
            <text:p>0 HETD</text:p>
          </table:table-cell>
          <table:table-cell table:style-name="ce28" table:formula="of:=IF([.L356]&lt;&gt;0;[.O356]/[.L356];0)" office:value-type="percentage" office:value="0" calcext:value-type="percentage">
            <text:p>0,00 %</text:p>
          </table:table-cell>
          <table:table-cell table:style-name="ce28" table:formula="of:=IF([.$L$522]&gt;service_du;1-[.P356];0)" office:value-type="percentage" office:value="1" calcext:value-type="percentage">
            <text:p>100,00 %</text:p>
          </table:table-cell>
          <table:table-cell table:style-name="ce26" table:formula="of:=[.I356]*[.Q356]*[.K356]*IF(ISBLANK([.G356]);1;[.G35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5]+[.L356]&gt;service_du;service_du;[.T355]+[.L356]))" office:value-type="float" office:value="188" calcext:value-type="float">
            <text:p>188 HETD</text:p>
          </table:table-cell>
          <table:table-cell table:style-name="ce11" table:formula="of:=IF(service_du=0;0;IF([.T355]+[.L356]&gt;service_du;service_du-[.T355];[.L356]))" office:value-type="float" office:value="0" calcext:value-type="float">
            <text:p>0 HETD</text:p>
          </table:table-cell>
          <table:table-cell table:style-name="ce30" table:formula="of:=IF(service_du=0;[.I356];IF([.J356]&gt;0;IF([.T355]+[.L356]&lt;service_du;0;(([.T355]+[.L356])-service_du)/[.J35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6]+IF([.H356]&lt;&gt;&quot;Oui&quot;;[.I356];0))*[.K356])*IF(ISBLANK([.G356]);1;[.G356])" office:value-type="float" office:value="0" calcext:value-type="float">
            <text:p>0 HETD</text:p>
          </table:table-cell>
          <table:table-cell/>
          <table:table-cell table:style-name="ce33" table:formula="of:=IF(OR(ISBLANK([.$C356]);[.$C356]=&quot;Référentiel&quot;);0;IF(contexte_calcul=&quot;Réalisé&quot;;[.$U356]*[.D356];[.$O356]*[.D356]))" office:value-type="float" office:value="0" calcext:value-type="float">
            <text:p>0 HETD</text:p>
          </table:table-cell>
          <table:table-cell table:style-name="ce33" table:formula="of:=IF(OR(ISBLANK([.$C356]);[.$C356]=&quot;Référentiel&quot;);0;IF(contexte_calcul=&quot;Réalisé&quot;;[.$U356]*[.E356];[.$O356]*[.E356]))" office:value-type="float" office:value="0" calcext:value-type="float">
            <text:p>0 HETD</text:p>
          </table:table-cell>
          <table:table-cell table:style-name="ce33" table:formula="of:=IF(OR(ISBLANK([.$C356]);[.$C356]=&quot;Référentiel&quot;);0;IF(contexte_calcul=&quot;Réalisé&quot;;[.$U356]*[.F356];[.$O356]*[.F356]))" office:value-type="float" office:value="0" calcext:value-type="float">
            <text:p>0 HETD</text:p>
          </table:table-cell>
          <table:table-cell table:style-name="ce33" table:formula="of:=IF([.$C356]=&quot;Référentiel&quot;;IF(contexte_calcul=&quot;Réalisé&quot;;[.$U356];[.$R356]);0)" office:value-type="float" office:value="0" calcext:value-type="float">
            <text:p>0 HETD</text:p>
          </table:table-cell>
          <table:table-cell table:style-name="ce33" table:formula="of:=IF(OR(ISBLANK([.$C356]);[.$C356]=&quot;Référentiel&quot;);0;IF(contexte_calcul=&quot;Réalisé&quot;;[.$W356]*[.D356];[.$R356]*[.D356]))" office:value-type="float" office:value="0" calcext:value-type="float">
            <text:p>0 HETD</text:p>
          </table:table-cell>
          <table:table-cell table:style-name="ce33" table:formula="of:=IF(OR(ISBLANK([.$C356]);[.$C356]=&quot;Référentiel&quot;);0;IF(contexte_calcul=&quot;Réalisé&quot;;[.$W356]*[.E356];[.$R356]*[.E356]))" office:value-type="float" office:value="0" calcext:value-type="float">
            <text:p>0 HETD</text:p>
          </table:table-cell>
          <table:table-cell table:style-name="ce33" table:formula="of:=IF(OR(ISBLANK([.$C356]);[.$C356]=&quot;Référentiel&quot;);0;IF(contexte_calcul=&quot;Réalisé&quot;;[.$W356]*[.F356];[.$R356]*[.F35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6]=&quot;Référentiel&quot;;IF(contexte_calcul=&quot;Réalisé&quot;;[.$W356];[.$R35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57]);[.C357]=&quot;Référentiel&quot;);&quot;&quot;;1-([.D357]+[.E35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57]);0;HLOOKUP(IF(AND([.C357]=&quot;TP&quot;;TP_vaut_TD=&quot;Oui&quot;);&quot;TD&quot;;[.C357]);types_intervention;2;0))*IF(ISBLANK([.G357]);1;[.G357])" office:value-type="float" office:value="0" calcext:value-type="float">
            <text:p>0 HETD</text:p>
          </table:table-cell>
          <table:table-cell table:style-name="ce12" table:formula="of:=IF(ISBLANK([.C357]);0;HLOOKUP([.C357];types_intervention;3;0))*IF(ISBLANK([.G357]);1;[.G357])" office:value-type="float" office:value="0" calcext:value-type="float">
            <text:p>0 HETD</text:p>
          </table:table-cell>
          <table:table-cell table:style-name="ce11" table:formula="of:=IF([.H357]=&quot;Oui&quot;;[.I357]*[.J35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7]/[.$L$522];0)" office:value-type="percentage" office:value="0" calcext:value-type="percentage">
            <text:p>0,00 %</text:p>
          </table:table-cell>
          <table:table-cell table:style-name="ce11" table:formula="of:=MIN(service_du;[.$L$522])*[.N357]" office:value-type="float" office:value="0" calcext:value-type="float">
            <text:p>0 HETD</text:p>
          </table:table-cell>
          <table:table-cell table:style-name="ce28" table:formula="of:=IF([.L357]&lt;&gt;0;[.O357]/[.L357];0)" office:value-type="percentage" office:value="0" calcext:value-type="percentage">
            <text:p>0,00 %</text:p>
          </table:table-cell>
          <table:table-cell table:style-name="ce28" table:formula="of:=IF([.$L$522]&gt;service_du;1-[.P357];0)" office:value-type="percentage" office:value="1" calcext:value-type="percentage">
            <text:p>100,00 %</text:p>
          </table:table-cell>
          <table:table-cell table:style-name="ce26" table:formula="of:=[.I357]*[.Q357]*[.K357]*IF(ISBLANK([.G357]);1;[.G35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6]+[.L357]&gt;service_du;service_du;[.T356]+[.L357]))" office:value-type="float" office:value="188" calcext:value-type="float">
            <text:p>188 HETD</text:p>
          </table:table-cell>
          <table:table-cell table:style-name="ce11" table:formula="of:=IF(service_du=0;0;IF([.T356]+[.L357]&gt;service_du;service_du-[.T356];[.L357]))" office:value-type="float" office:value="0" calcext:value-type="float">
            <text:p>0 HETD</text:p>
          </table:table-cell>
          <table:table-cell table:style-name="ce30" table:formula="of:=IF(service_du=0;[.I357];IF([.J357]&gt;0;IF([.T356]+[.L357]&lt;service_du;0;(([.T356]+[.L357])-service_du)/[.J35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7]+IF([.H357]&lt;&gt;&quot;Oui&quot;;[.I357];0))*[.K357])*IF(ISBLANK([.G357]);1;[.G357])" office:value-type="float" office:value="0" calcext:value-type="float">
            <text:p>0 HETD</text:p>
          </table:table-cell>
          <table:table-cell/>
          <table:table-cell table:style-name="ce33" table:formula="of:=IF(OR(ISBLANK([.$C357]);[.$C357]=&quot;Référentiel&quot;);0;IF(contexte_calcul=&quot;Réalisé&quot;;[.$U357]*[.D357];[.$O357]*[.D357]))" office:value-type="float" office:value="0" calcext:value-type="float">
            <text:p>0 HETD</text:p>
          </table:table-cell>
          <table:table-cell table:style-name="ce33" table:formula="of:=IF(OR(ISBLANK([.$C357]);[.$C357]=&quot;Référentiel&quot;);0;IF(contexte_calcul=&quot;Réalisé&quot;;[.$U357]*[.E357];[.$O357]*[.E357]))" office:value-type="float" office:value="0" calcext:value-type="float">
            <text:p>0 HETD</text:p>
          </table:table-cell>
          <table:table-cell table:style-name="ce33" table:formula="of:=IF(OR(ISBLANK([.$C357]);[.$C357]=&quot;Référentiel&quot;);0;IF(contexte_calcul=&quot;Réalisé&quot;;[.$U357]*[.F357];[.$O357]*[.F357]))" office:value-type="float" office:value="0" calcext:value-type="float">
            <text:p>0 HETD</text:p>
          </table:table-cell>
          <table:table-cell table:style-name="ce33" table:formula="of:=IF([.$C357]=&quot;Référentiel&quot;;IF(contexte_calcul=&quot;Réalisé&quot;;[.$U357];[.$R357]);0)" office:value-type="float" office:value="0" calcext:value-type="float">
            <text:p>0 HETD</text:p>
          </table:table-cell>
          <table:table-cell table:style-name="ce33" table:formula="of:=IF(OR(ISBLANK([.$C357]);[.$C357]=&quot;Référentiel&quot;);0;IF(contexte_calcul=&quot;Réalisé&quot;;[.$W357]*[.D357];[.$R357]*[.D357]))" office:value-type="float" office:value="0" calcext:value-type="float">
            <text:p>0 HETD</text:p>
          </table:table-cell>
          <table:table-cell table:style-name="ce33" table:formula="of:=IF(OR(ISBLANK([.$C357]);[.$C357]=&quot;Référentiel&quot;);0;IF(contexte_calcul=&quot;Réalisé&quot;;[.$W357]*[.E357];[.$R357]*[.E357]))" office:value-type="float" office:value="0" calcext:value-type="float">
            <text:p>0 HETD</text:p>
          </table:table-cell>
          <table:table-cell table:style-name="ce33" table:formula="of:=IF(OR(ISBLANK([.$C357]);[.$C357]=&quot;Référentiel&quot;);0;IF(contexte_calcul=&quot;Réalisé&quot;;[.$W357]*[.F357];[.$R357]*[.F35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7]=&quot;Référentiel&quot;;IF(contexte_calcul=&quot;Réalisé&quot;;[.$W357];[.$R35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58]);[.C358]=&quot;Référentiel&quot;);&quot;&quot;;1-([.D358]+[.E35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58]);0;HLOOKUP(IF(AND([.C358]=&quot;TP&quot;;TP_vaut_TD=&quot;Oui&quot;);&quot;TD&quot;;[.C358]);types_intervention;2;0))*IF(ISBLANK([.G358]);1;[.G358])" office:value-type="float" office:value="0" calcext:value-type="float">
            <text:p>0 HETD</text:p>
          </table:table-cell>
          <table:table-cell table:style-name="ce12" table:formula="of:=IF(ISBLANK([.C358]);0;HLOOKUP([.C358];types_intervention;3;0))*IF(ISBLANK([.G358]);1;[.G358])" office:value-type="float" office:value="0" calcext:value-type="float">
            <text:p>0 HETD</text:p>
          </table:table-cell>
          <table:table-cell table:style-name="ce11" table:formula="of:=IF([.H358]=&quot;Oui&quot;;[.I358]*[.J35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8]/[.$L$522];0)" office:value-type="percentage" office:value="0" calcext:value-type="percentage">
            <text:p>0,00 %</text:p>
          </table:table-cell>
          <table:table-cell table:style-name="ce11" table:formula="of:=MIN(service_du;[.$L$522])*[.N358]" office:value-type="float" office:value="0" calcext:value-type="float">
            <text:p>0 HETD</text:p>
          </table:table-cell>
          <table:table-cell table:style-name="ce28" table:formula="of:=IF([.L358]&lt;&gt;0;[.O358]/[.L358];0)" office:value-type="percentage" office:value="0" calcext:value-type="percentage">
            <text:p>0,00 %</text:p>
          </table:table-cell>
          <table:table-cell table:style-name="ce28" table:formula="of:=IF([.$L$522]&gt;service_du;1-[.P358];0)" office:value-type="percentage" office:value="1" calcext:value-type="percentage">
            <text:p>100,00 %</text:p>
          </table:table-cell>
          <table:table-cell table:style-name="ce26" table:formula="of:=[.I358]*[.Q358]*[.K358]*IF(ISBLANK([.G358]);1;[.G35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7]+[.L358]&gt;service_du;service_du;[.T357]+[.L358]))" office:value-type="float" office:value="188" calcext:value-type="float">
            <text:p>188 HETD</text:p>
          </table:table-cell>
          <table:table-cell table:style-name="ce11" table:formula="of:=IF(service_du=0;0;IF([.T357]+[.L358]&gt;service_du;service_du-[.T357];[.L358]))" office:value-type="float" office:value="0" calcext:value-type="float">
            <text:p>0 HETD</text:p>
          </table:table-cell>
          <table:table-cell table:style-name="ce30" table:formula="of:=IF(service_du=0;[.I358];IF([.J358]&gt;0;IF([.T357]+[.L358]&lt;service_du;0;(([.T357]+[.L358])-service_du)/[.J35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8]+IF([.H358]&lt;&gt;&quot;Oui&quot;;[.I358];0))*[.K358])*IF(ISBLANK([.G358]);1;[.G358])" office:value-type="float" office:value="0" calcext:value-type="float">
            <text:p>0 HETD</text:p>
          </table:table-cell>
          <table:table-cell/>
          <table:table-cell table:style-name="ce33" table:formula="of:=IF(OR(ISBLANK([.$C358]);[.$C358]=&quot;Référentiel&quot;);0;IF(contexte_calcul=&quot;Réalisé&quot;;[.$U358]*[.D358];[.$O358]*[.D358]))" office:value-type="float" office:value="0" calcext:value-type="float">
            <text:p>0 HETD</text:p>
          </table:table-cell>
          <table:table-cell table:style-name="ce33" table:formula="of:=IF(OR(ISBLANK([.$C358]);[.$C358]=&quot;Référentiel&quot;);0;IF(contexte_calcul=&quot;Réalisé&quot;;[.$U358]*[.E358];[.$O358]*[.E358]))" office:value-type="float" office:value="0" calcext:value-type="float">
            <text:p>0 HETD</text:p>
          </table:table-cell>
          <table:table-cell table:style-name="ce33" table:formula="of:=IF(OR(ISBLANK([.$C358]);[.$C358]=&quot;Référentiel&quot;);0;IF(contexte_calcul=&quot;Réalisé&quot;;[.$U358]*[.F358];[.$O358]*[.F358]))" office:value-type="float" office:value="0" calcext:value-type="float">
            <text:p>0 HETD</text:p>
          </table:table-cell>
          <table:table-cell table:style-name="ce33" table:formula="of:=IF([.$C358]=&quot;Référentiel&quot;;IF(contexte_calcul=&quot;Réalisé&quot;;[.$U358];[.$R358]);0)" office:value-type="float" office:value="0" calcext:value-type="float">
            <text:p>0 HETD</text:p>
          </table:table-cell>
          <table:table-cell table:style-name="ce33" table:formula="of:=IF(OR(ISBLANK([.$C358]);[.$C358]=&quot;Référentiel&quot;);0;IF(contexte_calcul=&quot;Réalisé&quot;;[.$W358]*[.D358];[.$R358]*[.D358]))" office:value-type="float" office:value="0" calcext:value-type="float">
            <text:p>0 HETD</text:p>
          </table:table-cell>
          <table:table-cell table:style-name="ce33" table:formula="of:=IF(OR(ISBLANK([.$C358]);[.$C358]=&quot;Référentiel&quot;);0;IF(contexte_calcul=&quot;Réalisé&quot;;[.$W358]*[.E358];[.$R358]*[.E358]))" office:value-type="float" office:value="0" calcext:value-type="float">
            <text:p>0 HETD</text:p>
          </table:table-cell>
          <table:table-cell table:style-name="ce33" table:formula="of:=IF(OR(ISBLANK([.$C358]);[.$C358]=&quot;Référentiel&quot;);0;IF(contexte_calcul=&quot;Réalisé&quot;;[.$W358]*[.F358];[.$R358]*[.F35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8]=&quot;Référentiel&quot;;IF(contexte_calcul=&quot;Réalisé&quot;;[.$W358];[.$R35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59]);[.C359]=&quot;Référentiel&quot;);&quot;&quot;;1-([.D359]+[.E35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59]);0;HLOOKUP(IF(AND([.C359]=&quot;TP&quot;;TP_vaut_TD=&quot;Oui&quot;);&quot;TD&quot;;[.C359]);types_intervention;2;0))*IF(ISBLANK([.G359]);1;[.G359])" office:value-type="float" office:value="0" calcext:value-type="float">
            <text:p>0 HETD</text:p>
          </table:table-cell>
          <table:table-cell table:style-name="ce12" table:formula="of:=IF(ISBLANK([.C359]);0;HLOOKUP([.C359];types_intervention;3;0))*IF(ISBLANK([.G359]);1;[.G359])" office:value-type="float" office:value="0" calcext:value-type="float">
            <text:p>0 HETD</text:p>
          </table:table-cell>
          <table:table-cell table:style-name="ce11" table:formula="of:=IF([.H359]=&quot;Oui&quot;;[.I359]*[.J35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9]/[.$L$522];0)" office:value-type="percentage" office:value="0" calcext:value-type="percentage">
            <text:p>0,00 %</text:p>
          </table:table-cell>
          <table:table-cell table:style-name="ce11" table:formula="of:=MIN(service_du;[.$L$522])*[.N359]" office:value-type="float" office:value="0" calcext:value-type="float">
            <text:p>0 HETD</text:p>
          </table:table-cell>
          <table:table-cell table:style-name="ce28" table:formula="of:=IF([.L359]&lt;&gt;0;[.O359]/[.L359];0)" office:value-type="percentage" office:value="0" calcext:value-type="percentage">
            <text:p>0,00 %</text:p>
          </table:table-cell>
          <table:table-cell table:style-name="ce28" table:formula="of:=IF([.$L$522]&gt;service_du;1-[.P359];0)" office:value-type="percentage" office:value="1" calcext:value-type="percentage">
            <text:p>100,00 %</text:p>
          </table:table-cell>
          <table:table-cell table:style-name="ce26" table:formula="of:=[.I359]*[.Q359]*[.K359]*IF(ISBLANK([.G359]);1;[.G35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8]+[.L359]&gt;service_du;service_du;[.T358]+[.L359]))" office:value-type="float" office:value="188" calcext:value-type="float">
            <text:p>188 HETD</text:p>
          </table:table-cell>
          <table:table-cell table:style-name="ce11" table:formula="of:=IF(service_du=0;0;IF([.T358]+[.L359]&gt;service_du;service_du-[.T358];[.L359]))" office:value-type="float" office:value="0" calcext:value-type="float">
            <text:p>0 HETD</text:p>
          </table:table-cell>
          <table:table-cell table:style-name="ce30" table:formula="of:=IF(service_du=0;[.I359];IF([.J359]&gt;0;IF([.T358]+[.L359]&lt;service_du;0;(([.T358]+[.L359])-service_du)/[.J35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9]+IF([.H359]&lt;&gt;&quot;Oui&quot;;[.I359];0))*[.K359])*IF(ISBLANK([.G359]);1;[.G359])" office:value-type="float" office:value="0" calcext:value-type="float">
            <text:p>0 HETD</text:p>
          </table:table-cell>
          <table:table-cell/>
          <table:table-cell table:style-name="ce33" table:formula="of:=IF(OR(ISBLANK([.$C359]);[.$C359]=&quot;Référentiel&quot;);0;IF(contexte_calcul=&quot;Réalisé&quot;;[.$U359]*[.D359];[.$O359]*[.D359]))" office:value-type="float" office:value="0" calcext:value-type="float">
            <text:p>0 HETD</text:p>
          </table:table-cell>
          <table:table-cell table:style-name="ce33" table:formula="of:=IF(OR(ISBLANK([.$C359]);[.$C359]=&quot;Référentiel&quot;);0;IF(contexte_calcul=&quot;Réalisé&quot;;[.$U359]*[.E359];[.$O359]*[.E359]))" office:value-type="float" office:value="0" calcext:value-type="float">
            <text:p>0 HETD</text:p>
          </table:table-cell>
          <table:table-cell table:style-name="ce33" table:formula="of:=IF(OR(ISBLANK([.$C359]);[.$C359]=&quot;Référentiel&quot;);0;IF(contexte_calcul=&quot;Réalisé&quot;;[.$U359]*[.F359];[.$O359]*[.F359]))" office:value-type="float" office:value="0" calcext:value-type="float">
            <text:p>0 HETD</text:p>
          </table:table-cell>
          <table:table-cell table:style-name="ce33" table:formula="of:=IF([.$C359]=&quot;Référentiel&quot;;IF(contexte_calcul=&quot;Réalisé&quot;;[.$U359];[.$R359]);0)" office:value-type="float" office:value="0" calcext:value-type="float">
            <text:p>0 HETD</text:p>
          </table:table-cell>
          <table:table-cell table:style-name="ce33" table:formula="of:=IF(OR(ISBLANK([.$C359]);[.$C359]=&quot;Référentiel&quot;);0;IF(contexte_calcul=&quot;Réalisé&quot;;[.$W359]*[.D359];[.$R359]*[.D359]))" office:value-type="float" office:value="0" calcext:value-type="float">
            <text:p>0 HETD</text:p>
          </table:table-cell>
          <table:table-cell table:style-name="ce33" table:formula="of:=IF(OR(ISBLANK([.$C359]);[.$C359]=&quot;Référentiel&quot;);0;IF(contexte_calcul=&quot;Réalisé&quot;;[.$W359]*[.E359];[.$R359]*[.E359]))" office:value-type="float" office:value="0" calcext:value-type="float">
            <text:p>0 HETD</text:p>
          </table:table-cell>
          <table:table-cell table:style-name="ce33" table:formula="of:=IF(OR(ISBLANK([.$C359]);[.$C359]=&quot;Référentiel&quot;);0;IF(contexte_calcul=&quot;Réalisé&quot;;[.$W359]*[.F359];[.$R359]*[.F35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9]=&quot;Référentiel&quot;;IF(contexte_calcul=&quot;Réalisé&quot;;[.$W359];[.$R35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60]);[.C360]=&quot;Référentiel&quot;);&quot;&quot;;1-([.D360]+[.E36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60]);0;HLOOKUP(IF(AND([.C360]=&quot;TP&quot;;TP_vaut_TD=&quot;Oui&quot;);&quot;TD&quot;;[.C360]);types_intervention;2;0))*IF(ISBLANK([.G360]);1;[.G360])" office:value-type="float" office:value="0" calcext:value-type="float">
            <text:p>0 HETD</text:p>
          </table:table-cell>
          <table:table-cell table:style-name="ce12" table:formula="of:=IF(ISBLANK([.C360]);0;HLOOKUP([.C360];types_intervention;3;0))*IF(ISBLANK([.G360]);1;[.G360])" office:value-type="float" office:value="0" calcext:value-type="float">
            <text:p>0 HETD</text:p>
          </table:table-cell>
          <table:table-cell table:style-name="ce11" table:formula="of:=IF([.H360]=&quot;Oui&quot;;[.I360]*[.J36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0]/[.$L$522];0)" office:value-type="percentage" office:value="0" calcext:value-type="percentage">
            <text:p>0,00 %</text:p>
          </table:table-cell>
          <table:table-cell table:style-name="ce11" table:formula="of:=MIN(service_du;[.$L$522])*[.N360]" office:value-type="float" office:value="0" calcext:value-type="float">
            <text:p>0 HETD</text:p>
          </table:table-cell>
          <table:table-cell table:style-name="ce28" table:formula="of:=IF([.L360]&lt;&gt;0;[.O360]/[.L360];0)" office:value-type="percentage" office:value="0" calcext:value-type="percentage">
            <text:p>0,00 %</text:p>
          </table:table-cell>
          <table:table-cell table:style-name="ce28" table:formula="of:=IF([.$L$522]&gt;service_du;1-[.P360];0)" office:value-type="percentage" office:value="1" calcext:value-type="percentage">
            <text:p>100,00 %</text:p>
          </table:table-cell>
          <table:table-cell table:style-name="ce26" table:formula="of:=[.I360]*[.Q360]*[.K360]*IF(ISBLANK([.G360]);1;[.G36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9]+[.L360]&gt;service_du;service_du;[.T359]+[.L360]))" office:value-type="float" office:value="188" calcext:value-type="float">
            <text:p>188 HETD</text:p>
          </table:table-cell>
          <table:table-cell table:style-name="ce11" table:formula="of:=IF(service_du=0;0;IF([.T359]+[.L360]&gt;service_du;service_du-[.T359];[.L360]))" office:value-type="float" office:value="0" calcext:value-type="float">
            <text:p>0 HETD</text:p>
          </table:table-cell>
          <table:table-cell table:style-name="ce30" table:formula="of:=IF(service_du=0;[.I360];IF([.J360]&gt;0;IF([.T359]+[.L360]&lt;service_du;0;(([.T359]+[.L360])-service_du)/[.J36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0]+IF([.H360]&lt;&gt;&quot;Oui&quot;;[.I360];0))*[.K360])*IF(ISBLANK([.G360]);1;[.G360])" office:value-type="float" office:value="0" calcext:value-type="float">
            <text:p>0 HETD</text:p>
          </table:table-cell>
          <table:table-cell/>
          <table:table-cell table:style-name="ce33" table:formula="of:=IF(OR(ISBLANK([.$C360]);[.$C360]=&quot;Référentiel&quot;);0;IF(contexte_calcul=&quot;Réalisé&quot;;[.$U360]*[.D360];[.$O360]*[.D360]))" office:value-type="float" office:value="0" calcext:value-type="float">
            <text:p>0 HETD</text:p>
          </table:table-cell>
          <table:table-cell table:style-name="ce33" table:formula="of:=IF(OR(ISBLANK([.$C360]);[.$C360]=&quot;Référentiel&quot;);0;IF(contexte_calcul=&quot;Réalisé&quot;;[.$U360]*[.E360];[.$O360]*[.E360]))" office:value-type="float" office:value="0" calcext:value-type="float">
            <text:p>0 HETD</text:p>
          </table:table-cell>
          <table:table-cell table:style-name="ce33" table:formula="of:=IF(OR(ISBLANK([.$C360]);[.$C360]=&quot;Référentiel&quot;);0;IF(contexte_calcul=&quot;Réalisé&quot;;[.$U360]*[.F360];[.$O360]*[.F360]))" office:value-type="float" office:value="0" calcext:value-type="float">
            <text:p>0 HETD</text:p>
          </table:table-cell>
          <table:table-cell table:style-name="ce33" table:formula="of:=IF([.$C360]=&quot;Référentiel&quot;;IF(contexte_calcul=&quot;Réalisé&quot;;[.$U360];[.$R360]);0)" office:value-type="float" office:value="0" calcext:value-type="float">
            <text:p>0 HETD</text:p>
          </table:table-cell>
          <table:table-cell table:style-name="ce33" table:formula="of:=IF(OR(ISBLANK([.$C360]);[.$C360]=&quot;Référentiel&quot;);0;IF(contexte_calcul=&quot;Réalisé&quot;;[.$W360]*[.D360];[.$R360]*[.D360]))" office:value-type="float" office:value="0" calcext:value-type="float">
            <text:p>0 HETD</text:p>
          </table:table-cell>
          <table:table-cell table:style-name="ce33" table:formula="of:=IF(OR(ISBLANK([.$C360]);[.$C360]=&quot;Référentiel&quot;);0;IF(contexte_calcul=&quot;Réalisé&quot;;[.$W360]*[.E360];[.$R360]*[.E360]))" office:value-type="float" office:value="0" calcext:value-type="float">
            <text:p>0 HETD</text:p>
          </table:table-cell>
          <table:table-cell table:style-name="ce33" table:formula="of:=IF(OR(ISBLANK([.$C360]);[.$C360]=&quot;Référentiel&quot;);0;IF(contexte_calcul=&quot;Réalisé&quot;;[.$W360]*[.F360];[.$R360]*[.F36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0]=&quot;Référentiel&quot;;IF(contexte_calcul=&quot;Réalisé&quot;;[.$W360];[.$R36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61]);[.C361]=&quot;Référentiel&quot;);&quot;&quot;;1-([.D361]+[.E36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61]);0;HLOOKUP(IF(AND([.C361]=&quot;TP&quot;;TP_vaut_TD=&quot;Oui&quot;);&quot;TD&quot;;[.C361]);types_intervention;2;0))*IF(ISBLANK([.G361]);1;[.G361])" office:value-type="float" office:value="0" calcext:value-type="float">
            <text:p>0 HETD</text:p>
          </table:table-cell>
          <table:table-cell table:style-name="ce12" table:formula="of:=IF(ISBLANK([.C361]);0;HLOOKUP([.C361];types_intervention;3;0))*IF(ISBLANK([.G361]);1;[.G361])" office:value-type="float" office:value="0" calcext:value-type="float">
            <text:p>0 HETD</text:p>
          </table:table-cell>
          <table:table-cell table:style-name="ce11" table:formula="of:=IF([.H361]=&quot;Oui&quot;;[.I361]*[.J36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1]/[.$L$522];0)" office:value-type="percentage" office:value="0" calcext:value-type="percentage">
            <text:p>0,00 %</text:p>
          </table:table-cell>
          <table:table-cell table:style-name="ce11" table:formula="of:=MIN(service_du;[.$L$522])*[.N361]" office:value-type="float" office:value="0" calcext:value-type="float">
            <text:p>0 HETD</text:p>
          </table:table-cell>
          <table:table-cell table:style-name="ce28" table:formula="of:=IF([.L361]&lt;&gt;0;[.O361]/[.L361];0)" office:value-type="percentage" office:value="0" calcext:value-type="percentage">
            <text:p>0,00 %</text:p>
          </table:table-cell>
          <table:table-cell table:style-name="ce28" table:formula="of:=IF([.$L$522]&gt;service_du;1-[.P361];0)" office:value-type="percentage" office:value="1" calcext:value-type="percentage">
            <text:p>100,00 %</text:p>
          </table:table-cell>
          <table:table-cell table:style-name="ce26" table:formula="of:=[.I361]*[.Q361]*[.K361]*IF(ISBLANK([.G361]);1;[.G36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0]+[.L361]&gt;service_du;service_du;[.T360]+[.L361]))" office:value-type="float" office:value="188" calcext:value-type="float">
            <text:p>188 HETD</text:p>
          </table:table-cell>
          <table:table-cell table:style-name="ce11" table:formula="of:=IF(service_du=0;0;IF([.T360]+[.L361]&gt;service_du;service_du-[.T360];[.L361]))" office:value-type="float" office:value="0" calcext:value-type="float">
            <text:p>0 HETD</text:p>
          </table:table-cell>
          <table:table-cell table:style-name="ce30" table:formula="of:=IF(service_du=0;[.I361];IF([.J361]&gt;0;IF([.T360]+[.L361]&lt;service_du;0;(([.T360]+[.L361])-service_du)/[.J36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1]+IF([.H361]&lt;&gt;&quot;Oui&quot;;[.I361];0))*[.K361])*IF(ISBLANK([.G361]);1;[.G361])" office:value-type="float" office:value="0" calcext:value-type="float">
            <text:p>0 HETD</text:p>
          </table:table-cell>
          <table:table-cell/>
          <table:table-cell table:style-name="ce33" table:formula="of:=IF(OR(ISBLANK([.$C361]);[.$C361]=&quot;Référentiel&quot;);0;IF(contexte_calcul=&quot;Réalisé&quot;;[.$U361]*[.D361];[.$O361]*[.D361]))" office:value-type="float" office:value="0" calcext:value-type="float">
            <text:p>0 HETD</text:p>
          </table:table-cell>
          <table:table-cell table:style-name="ce33" table:formula="of:=IF(OR(ISBLANK([.$C361]);[.$C361]=&quot;Référentiel&quot;);0;IF(contexte_calcul=&quot;Réalisé&quot;;[.$U361]*[.E361];[.$O361]*[.E361]))" office:value-type="float" office:value="0" calcext:value-type="float">
            <text:p>0 HETD</text:p>
          </table:table-cell>
          <table:table-cell table:style-name="ce33" table:formula="of:=IF(OR(ISBLANK([.$C361]);[.$C361]=&quot;Référentiel&quot;);0;IF(contexte_calcul=&quot;Réalisé&quot;;[.$U361]*[.F361];[.$O361]*[.F361]))" office:value-type="float" office:value="0" calcext:value-type="float">
            <text:p>0 HETD</text:p>
          </table:table-cell>
          <table:table-cell table:style-name="ce33" table:formula="of:=IF([.$C361]=&quot;Référentiel&quot;;IF(contexte_calcul=&quot;Réalisé&quot;;[.$U361];[.$R361]);0)" office:value-type="float" office:value="0" calcext:value-type="float">
            <text:p>0 HETD</text:p>
          </table:table-cell>
          <table:table-cell table:style-name="ce33" table:formula="of:=IF(OR(ISBLANK([.$C361]);[.$C361]=&quot;Référentiel&quot;);0;IF(contexte_calcul=&quot;Réalisé&quot;;[.$W361]*[.D361];[.$R361]*[.D361]))" office:value-type="float" office:value="0" calcext:value-type="float">
            <text:p>0 HETD</text:p>
          </table:table-cell>
          <table:table-cell table:style-name="ce33" table:formula="of:=IF(OR(ISBLANK([.$C361]);[.$C361]=&quot;Référentiel&quot;);0;IF(contexte_calcul=&quot;Réalisé&quot;;[.$W361]*[.E361];[.$R361]*[.E361]))" office:value-type="float" office:value="0" calcext:value-type="float">
            <text:p>0 HETD</text:p>
          </table:table-cell>
          <table:table-cell table:style-name="ce33" table:formula="of:=IF(OR(ISBLANK([.$C361]);[.$C361]=&quot;Référentiel&quot;);0;IF(contexte_calcul=&quot;Réalisé&quot;;[.$W361]*[.F361];[.$R361]*[.F36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1]=&quot;Référentiel&quot;;IF(contexte_calcul=&quot;Réalisé&quot;;[.$W361];[.$R36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62]);[.C362]=&quot;Référentiel&quot;);&quot;&quot;;1-([.D362]+[.E36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62]);0;HLOOKUP(IF(AND([.C362]=&quot;TP&quot;;TP_vaut_TD=&quot;Oui&quot;);&quot;TD&quot;;[.C362]);types_intervention;2;0))*IF(ISBLANK([.G362]);1;[.G362])" office:value-type="float" office:value="0" calcext:value-type="float">
            <text:p>0 HETD</text:p>
          </table:table-cell>
          <table:table-cell table:style-name="ce12" table:formula="of:=IF(ISBLANK([.C362]);0;HLOOKUP([.C362];types_intervention;3;0))*IF(ISBLANK([.G362]);1;[.G362])" office:value-type="float" office:value="0" calcext:value-type="float">
            <text:p>0 HETD</text:p>
          </table:table-cell>
          <table:table-cell table:style-name="ce11" table:formula="of:=IF([.H362]=&quot;Oui&quot;;[.I362]*[.J36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2]/[.$L$522];0)" office:value-type="percentage" office:value="0" calcext:value-type="percentage">
            <text:p>0,00 %</text:p>
          </table:table-cell>
          <table:table-cell table:style-name="ce11" table:formula="of:=MIN(service_du;[.$L$522])*[.N362]" office:value-type="float" office:value="0" calcext:value-type="float">
            <text:p>0 HETD</text:p>
          </table:table-cell>
          <table:table-cell table:style-name="ce28" table:formula="of:=IF([.L362]&lt;&gt;0;[.O362]/[.L362];0)" office:value-type="percentage" office:value="0" calcext:value-type="percentage">
            <text:p>0,00 %</text:p>
          </table:table-cell>
          <table:table-cell table:style-name="ce28" table:formula="of:=IF([.$L$522]&gt;service_du;1-[.P362];0)" office:value-type="percentage" office:value="1" calcext:value-type="percentage">
            <text:p>100,00 %</text:p>
          </table:table-cell>
          <table:table-cell table:style-name="ce26" table:formula="of:=[.I362]*[.Q362]*[.K362]*IF(ISBLANK([.G362]);1;[.G36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1]+[.L362]&gt;service_du;service_du;[.T361]+[.L362]))" office:value-type="float" office:value="188" calcext:value-type="float">
            <text:p>188 HETD</text:p>
          </table:table-cell>
          <table:table-cell table:style-name="ce11" table:formula="of:=IF(service_du=0;0;IF([.T361]+[.L362]&gt;service_du;service_du-[.T361];[.L362]))" office:value-type="float" office:value="0" calcext:value-type="float">
            <text:p>0 HETD</text:p>
          </table:table-cell>
          <table:table-cell table:style-name="ce30" table:formula="of:=IF(service_du=0;[.I362];IF([.J362]&gt;0;IF([.T361]+[.L362]&lt;service_du;0;(([.T361]+[.L362])-service_du)/[.J36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2]+IF([.H362]&lt;&gt;&quot;Oui&quot;;[.I362];0))*[.K362])*IF(ISBLANK([.G362]);1;[.G362])" office:value-type="float" office:value="0" calcext:value-type="float">
            <text:p>0 HETD</text:p>
          </table:table-cell>
          <table:table-cell/>
          <table:table-cell table:style-name="ce33" table:formula="of:=IF(OR(ISBLANK([.$C362]);[.$C362]=&quot;Référentiel&quot;);0;IF(contexte_calcul=&quot;Réalisé&quot;;[.$U362]*[.D362];[.$O362]*[.D362]))" office:value-type="float" office:value="0" calcext:value-type="float">
            <text:p>0 HETD</text:p>
          </table:table-cell>
          <table:table-cell table:style-name="ce33" table:formula="of:=IF(OR(ISBLANK([.$C362]);[.$C362]=&quot;Référentiel&quot;);0;IF(contexte_calcul=&quot;Réalisé&quot;;[.$U362]*[.E362];[.$O362]*[.E362]))" office:value-type="float" office:value="0" calcext:value-type="float">
            <text:p>0 HETD</text:p>
          </table:table-cell>
          <table:table-cell table:style-name="ce33" table:formula="of:=IF(OR(ISBLANK([.$C362]);[.$C362]=&quot;Référentiel&quot;);0;IF(contexte_calcul=&quot;Réalisé&quot;;[.$U362]*[.F362];[.$O362]*[.F362]))" office:value-type="float" office:value="0" calcext:value-type="float">
            <text:p>0 HETD</text:p>
          </table:table-cell>
          <table:table-cell table:style-name="ce33" table:formula="of:=IF([.$C362]=&quot;Référentiel&quot;;IF(contexte_calcul=&quot;Réalisé&quot;;[.$U362];[.$R362]);0)" office:value-type="float" office:value="0" calcext:value-type="float">
            <text:p>0 HETD</text:p>
          </table:table-cell>
          <table:table-cell table:style-name="ce33" table:formula="of:=IF(OR(ISBLANK([.$C362]);[.$C362]=&quot;Référentiel&quot;);0;IF(contexte_calcul=&quot;Réalisé&quot;;[.$W362]*[.D362];[.$R362]*[.D362]))" office:value-type="float" office:value="0" calcext:value-type="float">
            <text:p>0 HETD</text:p>
          </table:table-cell>
          <table:table-cell table:style-name="ce33" table:formula="of:=IF(OR(ISBLANK([.$C362]);[.$C362]=&quot;Référentiel&quot;);0;IF(contexte_calcul=&quot;Réalisé&quot;;[.$W362]*[.E362];[.$R362]*[.E362]))" office:value-type="float" office:value="0" calcext:value-type="float">
            <text:p>0 HETD</text:p>
          </table:table-cell>
          <table:table-cell table:style-name="ce33" table:formula="of:=IF(OR(ISBLANK([.$C362]);[.$C362]=&quot;Référentiel&quot;);0;IF(contexte_calcul=&quot;Réalisé&quot;;[.$W362]*[.F362];[.$R362]*[.F36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2]=&quot;Référentiel&quot;;IF(contexte_calcul=&quot;Réalisé&quot;;[.$W362];[.$R36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63]);[.C363]=&quot;Référentiel&quot;);&quot;&quot;;1-([.D363]+[.E36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63]);0;HLOOKUP(IF(AND([.C363]=&quot;TP&quot;;TP_vaut_TD=&quot;Oui&quot;);&quot;TD&quot;;[.C363]);types_intervention;2;0))*IF(ISBLANK([.G363]);1;[.G363])" office:value-type="float" office:value="0" calcext:value-type="float">
            <text:p>0 HETD</text:p>
          </table:table-cell>
          <table:table-cell table:style-name="ce12" table:formula="of:=IF(ISBLANK([.C363]);0;HLOOKUP([.C363];types_intervention;3;0))*IF(ISBLANK([.G363]);1;[.G363])" office:value-type="float" office:value="0" calcext:value-type="float">
            <text:p>0 HETD</text:p>
          </table:table-cell>
          <table:table-cell table:style-name="ce11" table:formula="of:=IF([.H363]=&quot;Oui&quot;;[.I363]*[.J36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3]/[.$L$522];0)" office:value-type="percentage" office:value="0" calcext:value-type="percentage">
            <text:p>0,00 %</text:p>
          </table:table-cell>
          <table:table-cell table:style-name="ce11" table:formula="of:=MIN(service_du;[.$L$522])*[.N363]" office:value-type="float" office:value="0" calcext:value-type="float">
            <text:p>0 HETD</text:p>
          </table:table-cell>
          <table:table-cell table:style-name="ce28" table:formula="of:=IF([.L363]&lt;&gt;0;[.O363]/[.L363];0)" office:value-type="percentage" office:value="0" calcext:value-type="percentage">
            <text:p>0,00 %</text:p>
          </table:table-cell>
          <table:table-cell table:style-name="ce28" table:formula="of:=IF([.$L$522]&gt;service_du;1-[.P363];0)" office:value-type="percentage" office:value="1" calcext:value-type="percentage">
            <text:p>100,00 %</text:p>
          </table:table-cell>
          <table:table-cell table:style-name="ce26" table:formula="of:=[.I363]*[.Q363]*[.K363]*IF(ISBLANK([.G363]);1;[.G36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2]+[.L363]&gt;service_du;service_du;[.T362]+[.L363]))" office:value-type="float" office:value="188" calcext:value-type="float">
            <text:p>188 HETD</text:p>
          </table:table-cell>
          <table:table-cell table:style-name="ce11" table:formula="of:=IF(service_du=0;0;IF([.T362]+[.L363]&gt;service_du;service_du-[.T362];[.L363]))" office:value-type="float" office:value="0" calcext:value-type="float">
            <text:p>0 HETD</text:p>
          </table:table-cell>
          <table:table-cell table:style-name="ce30" table:formula="of:=IF(service_du=0;[.I363];IF([.J363]&gt;0;IF([.T362]+[.L363]&lt;service_du;0;(([.T362]+[.L363])-service_du)/[.J36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3]+IF([.H363]&lt;&gt;&quot;Oui&quot;;[.I363];0))*[.K363])*IF(ISBLANK([.G363]);1;[.G363])" office:value-type="float" office:value="0" calcext:value-type="float">
            <text:p>0 HETD</text:p>
          </table:table-cell>
          <table:table-cell/>
          <table:table-cell table:style-name="ce33" table:formula="of:=IF(OR(ISBLANK([.$C363]);[.$C363]=&quot;Référentiel&quot;);0;IF(contexte_calcul=&quot;Réalisé&quot;;[.$U363]*[.D363];[.$O363]*[.D363]))" office:value-type="float" office:value="0" calcext:value-type="float">
            <text:p>0 HETD</text:p>
          </table:table-cell>
          <table:table-cell table:style-name="ce33" table:formula="of:=IF(OR(ISBLANK([.$C363]);[.$C363]=&quot;Référentiel&quot;);0;IF(contexte_calcul=&quot;Réalisé&quot;;[.$U363]*[.E363];[.$O363]*[.E363]))" office:value-type="float" office:value="0" calcext:value-type="float">
            <text:p>0 HETD</text:p>
          </table:table-cell>
          <table:table-cell table:style-name="ce33" table:formula="of:=IF(OR(ISBLANK([.$C363]);[.$C363]=&quot;Référentiel&quot;);0;IF(contexte_calcul=&quot;Réalisé&quot;;[.$U363]*[.F363];[.$O363]*[.F363]))" office:value-type="float" office:value="0" calcext:value-type="float">
            <text:p>0 HETD</text:p>
          </table:table-cell>
          <table:table-cell table:style-name="ce33" table:formula="of:=IF([.$C363]=&quot;Référentiel&quot;;IF(contexte_calcul=&quot;Réalisé&quot;;[.$U363];[.$R363]);0)" office:value-type="float" office:value="0" calcext:value-type="float">
            <text:p>0 HETD</text:p>
          </table:table-cell>
          <table:table-cell table:style-name="ce33" table:formula="of:=IF(OR(ISBLANK([.$C363]);[.$C363]=&quot;Référentiel&quot;);0;IF(contexte_calcul=&quot;Réalisé&quot;;[.$W363]*[.D363];[.$R363]*[.D363]))" office:value-type="float" office:value="0" calcext:value-type="float">
            <text:p>0 HETD</text:p>
          </table:table-cell>
          <table:table-cell table:style-name="ce33" table:formula="of:=IF(OR(ISBLANK([.$C363]);[.$C363]=&quot;Référentiel&quot;);0;IF(contexte_calcul=&quot;Réalisé&quot;;[.$W363]*[.E363];[.$R363]*[.E363]))" office:value-type="float" office:value="0" calcext:value-type="float">
            <text:p>0 HETD</text:p>
          </table:table-cell>
          <table:table-cell table:style-name="ce33" table:formula="of:=IF(OR(ISBLANK([.$C363]);[.$C363]=&quot;Référentiel&quot;);0;IF(contexte_calcul=&quot;Réalisé&quot;;[.$W363]*[.F363];[.$R363]*[.F36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3]=&quot;Référentiel&quot;;IF(contexte_calcul=&quot;Réalisé&quot;;[.$W363];[.$R36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64]);[.C364]=&quot;Référentiel&quot;);&quot;&quot;;1-([.D364]+[.E36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64]);0;HLOOKUP(IF(AND([.C364]=&quot;TP&quot;;TP_vaut_TD=&quot;Oui&quot;);&quot;TD&quot;;[.C364]);types_intervention;2;0))*IF(ISBLANK([.G364]);1;[.G364])" office:value-type="float" office:value="0" calcext:value-type="float">
            <text:p>0 HETD</text:p>
          </table:table-cell>
          <table:table-cell table:style-name="ce12" table:formula="of:=IF(ISBLANK([.C364]);0;HLOOKUP([.C364];types_intervention;3;0))*IF(ISBLANK([.G364]);1;[.G364])" office:value-type="float" office:value="0" calcext:value-type="float">
            <text:p>0 HETD</text:p>
          </table:table-cell>
          <table:table-cell table:style-name="ce11" table:formula="of:=IF([.H364]=&quot;Oui&quot;;[.I364]*[.J36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4]/[.$L$522];0)" office:value-type="percentage" office:value="0" calcext:value-type="percentage">
            <text:p>0,00 %</text:p>
          </table:table-cell>
          <table:table-cell table:style-name="ce11" table:formula="of:=MIN(service_du;[.$L$522])*[.N364]" office:value-type="float" office:value="0" calcext:value-type="float">
            <text:p>0 HETD</text:p>
          </table:table-cell>
          <table:table-cell table:style-name="ce28" table:formula="of:=IF([.L364]&lt;&gt;0;[.O364]/[.L364];0)" office:value-type="percentage" office:value="0" calcext:value-type="percentage">
            <text:p>0,00 %</text:p>
          </table:table-cell>
          <table:table-cell table:style-name="ce28" table:formula="of:=IF([.$L$522]&gt;service_du;1-[.P364];0)" office:value-type="percentage" office:value="1" calcext:value-type="percentage">
            <text:p>100,00 %</text:p>
          </table:table-cell>
          <table:table-cell table:style-name="ce26" table:formula="of:=[.I364]*[.Q364]*[.K364]*IF(ISBLANK([.G364]);1;[.G36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3]+[.L364]&gt;service_du;service_du;[.T363]+[.L364]))" office:value-type="float" office:value="188" calcext:value-type="float">
            <text:p>188 HETD</text:p>
          </table:table-cell>
          <table:table-cell table:style-name="ce11" table:formula="of:=IF(service_du=0;0;IF([.T363]+[.L364]&gt;service_du;service_du-[.T363];[.L364]))" office:value-type="float" office:value="0" calcext:value-type="float">
            <text:p>0 HETD</text:p>
          </table:table-cell>
          <table:table-cell table:style-name="ce30" table:formula="of:=IF(service_du=0;[.I364];IF([.J364]&gt;0;IF([.T363]+[.L364]&lt;service_du;0;(([.T363]+[.L364])-service_du)/[.J36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4]+IF([.H364]&lt;&gt;&quot;Oui&quot;;[.I364];0))*[.K364])*IF(ISBLANK([.G364]);1;[.G364])" office:value-type="float" office:value="0" calcext:value-type="float">
            <text:p>0 HETD</text:p>
          </table:table-cell>
          <table:table-cell/>
          <table:table-cell table:style-name="ce33" table:formula="of:=IF(OR(ISBLANK([.$C364]);[.$C364]=&quot;Référentiel&quot;);0;IF(contexte_calcul=&quot;Réalisé&quot;;[.$U364]*[.D364];[.$O364]*[.D364]))" office:value-type="float" office:value="0" calcext:value-type="float">
            <text:p>0 HETD</text:p>
          </table:table-cell>
          <table:table-cell table:style-name="ce33" table:formula="of:=IF(OR(ISBLANK([.$C364]);[.$C364]=&quot;Référentiel&quot;);0;IF(contexte_calcul=&quot;Réalisé&quot;;[.$U364]*[.E364];[.$O364]*[.E364]))" office:value-type="float" office:value="0" calcext:value-type="float">
            <text:p>0 HETD</text:p>
          </table:table-cell>
          <table:table-cell table:style-name="ce33" table:formula="of:=IF(OR(ISBLANK([.$C364]);[.$C364]=&quot;Référentiel&quot;);0;IF(contexte_calcul=&quot;Réalisé&quot;;[.$U364]*[.F364];[.$O364]*[.F364]))" office:value-type="float" office:value="0" calcext:value-type="float">
            <text:p>0 HETD</text:p>
          </table:table-cell>
          <table:table-cell table:style-name="ce33" table:formula="of:=IF([.$C364]=&quot;Référentiel&quot;;IF(contexte_calcul=&quot;Réalisé&quot;;[.$U364];[.$R364]);0)" office:value-type="float" office:value="0" calcext:value-type="float">
            <text:p>0 HETD</text:p>
          </table:table-cell>
          <table:table-cell table:style-name="ce33" table:formula="of:=IF(OR(ISBLANK([.$C364]);[.$C364]=&quot;Référentiel&quot;);0;IF(contexte_calcul=&quot;Réalisé&quot;;[.$W364]*[.D364];[.$R364]*[.D364]))" office:value-type="float" office:value="0" calcext:value-type="float">
            <text:p>0 HETD</text:p>
          </table:table-cell>
          <table:table-cell table:style-name="ce33" table:formula="of:=IF(OR(ISBLANK([.$C364]);[.$C364]=&quot;Référentiel&quot;);0;IF(contexte_calcul=&quot;Réalisé&quot;;[.$W364]*[.E364];[.$R364]*[.E364]))" office:value-type="float" office:value="0" calcext:value-type="float">
            <text:p>0 HETD</text:p>
          </table:table-cell>
          <table:table-cell table:style-name="ce33" table:formula="of:=IF(OR(ISBLANK([.$C364]);[.$C364]=&quot;Référentiel&quot;);0;IF(contexte_calcul=&quot;Réalisé&quot;;[.$W364]*[.F364];[.$R364]*[.F36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4]=&quot;Référentiel&quot;;IF(contexte_calcul=&quot;Réalisé&quot;;[.$W364];[.$R36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65]);[.C365]=&quot;Référentiel&quot;);&quot;&quot;;1-([.D365]+[.E36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65]);0;HLOOKUP(IF(AND([.C365]=&quot;TP&quot;;TP_vaut_TD=&quot;Oui&quot;);&quot;TD&quot;;[.C365]);types_intervention;2;0))*IF(ISBLANK([.G365]);1;[.G365])" office:value-type="float" office:value="0" calcext:value-type="float">
            <text:p>0 HETD</text:p>
          </table:table-cell>
          <table:table-cell table:style-name="ce12" table:formula="of:=IF(ISBLANK([.C365]);0;HLOOKUP([.C365];types_intervention;3;0))*IF(ISBLANK([.G365]);1;[.G365])" office:value-type="float" office:value="0" calcext:value-type="float">
            <text:p>0 HETD</text:p>
          </table:table-cell>
          <table:table-cell table:style-name="ce11" table:formula="of:=IF([.H365]=&quot;Oui&quot;;[.I365]*[.J36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5]/[.$L$522];0)" office:value-type="percentage" office:value="0" calcext:value-type="percentage">
            <text:p>0,00 %</text:p>
          </table:table-cell>
          <table:table-cell table:style-name="ce11" table:formula="of:=MIN(service_du;[.$L$522])*[.N365]" office:value-type="float" office:value="0" calcext:value-type="float">
            <text:p>0 HETD</text:p>
          </table:table-cell>
          <table:table-cell table:style-name="ce28" table:formula="of:=IF([.L365]&lt;&gt;0;[.O365]/[.L365];0)" office:value-type="percentage" office:value="0" calcext:value-type="percentage">
            <text:p>0,00 %</text:p>
          </table:table-cell>
          <table:table-cell table:style-name="ce28" table:formula="of:=IF([.$L$522]&gt;service_du;1-[.P365];0)" office:value-type="percentage" office:value="1" calcext:value-type="percentage">
            <text:p>100,00 %</text:p>
          </table:table-cell>
          <table:table-cell table:style-name="ce26" table:formula="of:=[.I365]*[.Q365]*[.K365]*IF(ISBLANK([.G365]);1;[.G36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4]+[.L365]&gt;service_du;service_du;[.T364]+[.L365]))" office:value-type="float" office:value="188" calcext:value-type="float">
            <text:p>188 HETD</text:p>
          </table:table-cell>
          <table:table-cell table:style-name="ce11" table:formula="of:=IF(service_du=0;0;IF([.T364]+[.L365]&gt;service_du;service_du-[.T364];[.L365]))" office:value-type="float" office:value="0" calcext:value-type="float">
            <text:p>0 HETD</text:p>
          </table:table-cell>
          <table:table-cell table:style-name="ce30" table:formula="of:=IF(service_du=0;[.I365];IF([.J365]&gt;0;IF([.T364]+[.L365]&lt;service_du;0;(([.T364]+[.L365])-service_du)/[.J36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5]+IF([.H365]&lt;&gt;&quot;Oui&quot;;[.I365];0))*[.K365])*IF(ISBLANK([.G365]);1;[.G365])" office:value-type="float" office:value="0" calcext:value-type="float">
            <text:p>0 HETD</text:p>
          </table:table-cell>
          <table:table-cell/>
          <table:table-cell table:style-name="ce33" table:formula="of:=IF(OR(ISBLANK([.$C365]);[.$C365]=&quot;Référentiel&quot;);0;IF(contexte_calcul=&quot;Réalisé&quot;;[.$U365]*[.D365];[.$O365]*[.D365]))" office:value-type="float" office:value="0" calcext:value-type="float">
            <text:p>0 HETD</text:p>
          </table:table-cell>
          <table:table-cell table:style-name="ce33" table:formula="of:=IF(OR(ISBLANK([.$C365]);[.$C365]=&quot;Référentiel&quot;);0;IF(contexte_calcul=&quot;Réalisé&quot;;[.$U365]*[.E365];[.$O365]*[.E365]))" office:value-type="float" office:value="0" calcext:value-type="float">
            <text:p>0 HETD</text:p>
          </table:table-cell>
          <table:table-cell table:style-name="ce33" table:formula="of:=IF(OR(ISBLANK([.$C365]);[.$C365]=&quot;Référentiel&quot;);0;IF(contexte_calcul=&quot;Réalisé&quot;;[.$U365]*[.F365];[.$O365]*[.F365]))" office:value-type="float" office:value="0" calcext:value-type="float">
            <text:p>0 HETD</text:p>
          </table:table-cell>
          <table:table-cell table:style-name="ce33" table:formula="of:=IF([.$C365]=&quot;Référentiel&quot;;IF(contexte_calcul=&quot;Réalisé&quot;;[.$U365];[.$R365]);0)" office:value-type="float" office:value="0" calcext:value-type="float">
            <text:p>0 HETD</text:p>
          </table:table-cell>
          <table:table-cell table:style-name="ce33" table:formula="of:=IF(OR(ISBLANK([.$C365]);[.$C365]=&quot;Référentiel&quot;);0;IF(contexte_calcul=&quot;Réalisé&quot;;[.$W365]*[.D365];[.$R365]*[.D365]))" office:value-type="float" office:value="0" calcext:value-type="float">
            <text:p>0 HETD</text:p>
          </table:table-cell>
          <table:table-cell table:style-name="ce33" table:formula="of:=IF(OR(ISBLANK([.$C365]);[.$C365]=&quot;Référentiel&quot;);0;IF(contexte_calcul=&quot;Réalisé&quot;;[.$W365]*[.E365];[.$R365]*[.E365]))" office:value-type="float" office:value="0" calcext:value-type="float">
            <text:p>0 HETD</text:p>
          </table:table-cell>
          <table:table-cell table:style-name="ce33" table:formula="of:=IF(OR(ISBLANK([.$C365]);[.$C365]=&quot;Référentiel&quot;);0;IF(contexte_calcul=&quot;Réalisé&quot;;[.$W365]*[.F365];[.$R365]*[.F36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5]=&quot;Référentiel&quot;;IF(contexte_calcul=&quot;Réalisé&quot;;[.$W365];[.$R36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66]);[.C366]=&quot;Référentiel&quot;);&quot;&quot;;1-([.D366]+[.E36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66]);0;HLOOKUP(IF(AND([.C366]=&quot;TP&quot;;TP_vaut_TD=&quot;Oui&quot;);&quot;TD&quot;;[.C366]);types_intervention;2;0))*IF(ISBLANK([.G366]);1;[.G366])" office:value-type="float" office:value="0" calcext:value-type="float">
            <text:p>0 HETD</text:p>
          </table:table-cell>
          <table:table-cell table:style-name="ce12" table:formula="of:=IF(ISBLANK([.C366]);0;HLOOKUP([.C366];types_intervention;3;0))*IF(ISBLANK([.G366]);1;[.G366])" office:value-type="float" office:value="0" calcext:value-type="float">
            <text:p>0 HETD</text:p>
          </table:table-cell>
          <table:table-cell table:style-name="ce11" table:formula="of:=IF([.H366]=&quot;Oui&quot;;[.I366]*[.J36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6]/[.$L$522];0)" office:value-type="percentage" office:value="0" calcext:value-type="percentage">
            <text:p>0,00 %</text:p>
          </table:table-cell>
          <table:table-cell table:style-name="ce11" table:formula="of:=MIN(service_du;[.$L$522])*[.N366]" office:value-type="float" office:value="0" calcext:value-type="float">
            <text:p>0 HETD</text:p>
          </table:table-cell>
          <table:table-cell table:style-name="ce28" table:formula="of:=IF([.L366]&lt;&gt;0;[.O366]/[.L366];0)" office:value-type="percentage" office:value="0" calcext:value-type="percentage">
            <text:p>0,00 %</text:p>
          </table:table-cell>
          <table:table-cell table:style-name="ce28" table:formula="of:=IF([.$L$522]&gt;service_du;1-[.P366];0)" office:value-type="percentage" office:value="1" calcext:value-type="percentage">
            <text:p>100,00 %</text:p>
          </table:table-cell>
          <table:table-cell table:style-name="ce26" table:formula="of:=[.I366]*[.Q366]*[.K366]*IF(ISBLANK([.G366]);1;[.G36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5]+[.L366]&gt;service_du;service_du;[.T365]+[.L366]))" office:value-type="float" office:value="188" calcext:value-type="float">
            <text:p>188 HETD</text:p>
          </table:table-cell>
          <table:table-cell table:style-name="ce11" table:formula="of:=IF(service_du=0;0;IF([.T365]+[.L366]&gt;service_du;service_du-[.T365];[.L366]))" office:value-type="float" office:value="0" calcext:value-type="float">
            <text:p>0 HETD</text:p>
          </table:table-cell>
          <table:table-cell table:style-name="ce30" table:formula="of:=IF(service_du=0;[.I366];IF([.J366]&gt;0;IF([.T365]+[.L366]&lt;service_du;0;(([.T365]+[.L366])-service_du)/[.J36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6]+IF([.H366]&lt;&gt;&quot;Oui&quot;;[.I366];0))*[.K366])*IF(ISBLANK([.G366]);1;[.G366])" office:value-type="float" office:value="0" calcext:value-type="float">
            <text:p>0 HETD</text:p>
          </table:table-cell>
          <table:table-cell/>
          <table:table-cell table:style-name="ce33" table:formula="of:=IF(OR(ISBLANK([.$C366]);[.$C366]=&quot;Référentiel&quot;);0;IF(contexte_calcul=&quot;Réalisé&quot;;[.$U366]*[.D366];[.$O366]*[.D366]))" office:value-type="float" office:value="0" calcext:value-type="float">
            <text:p>0 HETD</text:p>
          </table:table-cell>
          <table:table-cell table:style-name="ce33" table:formula="of:=IF(OR(ISBLANK([.$C366]);[.$C366]=&quot;Référentiel&quot;);0;IF(contexte_calcul=&quot;Réalisé&quot;;[.$U366]*[.E366];[.$O366]*[.E366]))" office:value-type="float" office:value="0" calcext:value-type="float">
            <text:p>0 HETD</text:p>
          </table:table-cell>
          <table:table-cell table:style-name="ce33" table:formula="of:=IF(OR(ISBLANK([.$C366]);[.$C366]=&quot;Référentiel&quot;);0;IF(contexte_calcul=&quot;Réalisé&quot;;[.$U366]*[.F366];[.$O366]*[.F366]))" office:value-type="float" office:value="0" calcext:value-type="float">
            <text:p>0 HETD</text:p>
          </table:table-cell>
          <table:table-cell table:style-name="ce33" table:formula="of:=IF([.$C366]=&quot;Référentiel&quot;;IF(contexte_calcul=&quot;Réalisé&quot;;[.$U366];[.$R366]);0)" office:value-type="float" office:value="0" calcext:value-type="float">
            <text:p>0 HETD</text:p>
          </table:table-cell>
          <table:table-cell table:style-name="ce33" table:formula="of:=IF(OR(ISBLANK([.$C366]);[.$C366]=&quot;Référentiel&quot;);0;IF(contexte_calcul=&quot;Réalisé&quot;;[.$W366]*[.D366];[.$R366]*[.D366]))" office:value-type="float" office:value="0" calcext:value-type="float">
            <text:p>0 HETD</text:p>
          </table:table-cell>
          <table:table-cell table:style-name="ce33" table:formula="of:=IF(OR(ISBLANK([.$C366]);[.$C366]=&quot;Référentiel&quot;);0;IF(contexte_calcul=&quot;Réalisé&quot;;[.$W366]*[.E366];[.$R366]*[.E366]))" office:value-type="float" office:value="0" calcext:value-type="float">
            <text:p>0 HETD</text:p>
          </table:table-cell>
          <table:table-cell table:style-name="ce33" table:formula="of:=IF(OR(ISBLANK([.$C366]);[.$C366]=&quot;Référentiel&quot;);0;IF(contexte_calcul=&quot;Réalisé&quot;;[.$W366]*[.F366];[.$R366]*[.F36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6]=&quot;Référentiel&quot;;IF(contexte_calcul=&quot;Réalisé&quot;;[.$W366];[.$R36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67]);[.C367]=&quot;Référentiel&quot;);&quot;&quot;;1-([.D367]+[.E36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67]);0;HLOOKUP(IF(AND([.C367]=&quot;TP&quot;;TP_vaut_TD=&quot;Oui&quot;);&quot;TD&quot;;[.C367]);types_intervention;2;0))*IF(ISBLANK([.G367]);1;[.G367])" office:value-type="float" office:value="0" calcext:value-type="float">
            <text:p>0 HETD</text:p>
          </table:table-cell>
          <table:table-cell table:style-name="ce12" table:formula="of:=IF(ISBLANK([.C367]);0;HLOOKUP([.C367];types_intervention;3;0))*IF(ISBLANK([.G367]);1;[.G367])" office:value-type="float" office:value="0" calcext:value-type="float">
            <text:p>0 HETD</text:p>
          </table:table-cell>
          <table:table-cell table:style-name="ce11" table:formula="of:=IF([.H367]=&quot;Oui&quot;;[.I367]*[.J36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7]/[.$L$522];0)" office:value-type="percentage" office:value="0" calcext:value-type="percentage">
            <text:p>0,00 %</text:p>
          </table:table-cell>
          <table:table-cell table:style-name="ce11" table:formula="of:=MIN(service_du;[.$L$522])*[.N367]" office:value-type="float" office:value="0" calcext:value-type="float">
            <text:p>0 HETD</text:p>
          </table:table-cell>
          <table:table-cell table:style-name="ce28" table:formula="of:=IF([.L367]&lt;&gt;0;[.O367]/[.L367];0)" office:value-type="percentage" office:value="0" calcext:value-type="percentage">
            <text:p>0,00 %</text:p>
          </table:table-cell>
          <table:table-cell table:style-name="ce28" table:formula="of:=IF([.$L$522]&gt;service_du;1-[.P367];0)" office:value-type="percentage" office:value="1" calcext:value-type="percentage">
            <text:p>100,00 %</text:p>
          </table:table-cell>
          <table:table-cell table:style-name="ce26" table:formula="of:=[.I367]*[.Q367]*[.K367]*IF(ISBLANK([.G367]);1;[.G36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6]+[.L367]&gt;service_du;service_du;[.T366]+[.L367]))" office:value-type="float" office:value="188" calcext:value-type="float">
            <text:p>188 HETD</text:p>
          </table:table-cell>
          <table:table-cell table:style-name="ce11" table:formula="of:=IF(service_du=0;0;IF([.T366]+[.L367]&gt;service_du;service_du-[.T366];[.L367]))" office:value-type="float" office:value="0" calcext:value-type="float">
            <text:p>0 HETD</text:p>
          </table:table-cell>
          <table:table-cell table:style-name="ce30" table:formula="of:=IF(service_du=0;[.I367];IF([.J367]&gt;0;IF([.T366]+[.L367]&lt;service_du;0;(([.T366]+[.L367])-service_du)/[.J36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7]+IF([.H367]&lt;&gt;&quot;Oui&quot;;[.I367];0))*[.K367])*IF(ISBLANK([.G367]);1;[.G367])" office:value-type="float" office:value="0" calcext:value-type="float">
            <text:p>0 HETD</text:p>
          </table:table-cell>
          <table:table-cell/>
          <table:table-cell table:style-name="ce33" table:formula="of:=IF(OR(ISBLANK([.$C367]);[.$C367]=&quot;Référentiel&quot;);0;IF(contexte_calcul=&quot;Réalisé&quot;;[.$U367]*[.D367];[.$O367]*[.D367]))" office:value-type="float" office:value="0" calcext:value-type="float">
            <text:p>0 HETD</text:p>
          </table:table-cell>
          <table:table-cell table:style-name="ce33" table:formula="of:=IF(OR(ISBLANK([.$C367]);[.$C367]=&quot;Référentiel&quot;);0;IF(contexte_calcul=&quot;Réalisé&quot;;[.$U367]*[.E367];[.$O367]*[.E367]))" office:value-type="float" office:value="0" calcext:value-type="float">
            <text:p>0 HETD</text:p>
          </table:table-cell>
          <table:table-cell table:style-name="ce33" table:formula="of:=IF(OR(ISBLANK([.$C367]);[.$C367]=&quot;Référentiel&quot;);0;IF(contexte_calcul=&quot;Réalisé&quot;;[.$U367]*[.F367];[.$O367]*[.F367]))" office:value-type="float" office:value="0" calcext:value-type="float">
            <text:p>0 HETD</text:p>
          </table:table-cell>
          <table:table-cell table:style-name="ce33" table:formula="of:=IF([.$C367]=&quot;Référentiel&quot;;IF(contexte_calcul=&quot;Réalisé&quot;;[.$U367];[.$R367]);0)" office:value-type="float" office:value="0" calcext:value-type="float">
            <text:p>0 HETD</text:p>
          </table:table-cell>
          <table:table-cell table:style-name="ce33" table:formula="of:=IF(OR(ISBLANK([.$C367]);[.$C367]=&quot;Référentiel&quot;);0;IF(contexte_calcul=&quot;Réalisé&quot;;[.$W367]*[.D367];[.$R367]*[.D367]))" office:value-type="float" office:value="0" calcext:value-type="float">
            <text:p>0 HETD</text:p>
          </table:table-cell>
          <table:table-cell table:style-name="ce33" table:formula="of:=IF(OR(ISBLANK([.$C367]);[.$C367]=&quot;Référentiel&quot;);0;IF(contexte_calcul=&quot;Réalisé&quot;;[.$W367]*[.E367];[.$R367]*[.E367]))" office:value-type="float" office:value="0" calcext:value-type="float">
            <text:p>0 HETD</text:p>
          </table:table-cell>
          <table:table-cell table:style-name="ce33" table:formula="of:=IF(OR(ISBLANK([.$C367]);[.$C367]=&quot;Référentiel&quot;);0;IF(contexte_calcul=&quot;Réalisé&quot;;[.$W367]*[.F367];[.$R367]*[.F36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7]=&quot;Référentiel&quot;;IF(contexte_calcul=&quot;Réalisé&quot;;[.$W367];[.$R36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68]);[.C368]=&quot;Référentiel&quot;);&quot;&quot;;1-([.D368]+[.E36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68]);0;HLOOKUP(IF(AND([.C368]=&quot;TP&quot;;TP_vaut_TD=&quot;Oui&quot;);&quot;TD&quot;;[.C368]);types_intervention;2;0))*IF(ISBLANK([.G368]);1;[.G368])" office:value-type="float" office:value="0" calcext:value-type="float">
            <text:p>0 HETD</text:p>
          </table:table-cell>
          <table:table-cell table:style-name="ce12" table:formula="of:=IF(ISBLANK([.C368]);0;HLOOKUP([.C368];types_intervention;3;0))*IF(ISBLANK([.G368]);1;[.G368])" office:value-type="float" office:value="0" calcext:value-type="float">
            <text:p>0 HETD</text:p>
          </table:table-cell>
          <table:table-cell table:style-name="ce11" table:formula="of:=IF([.H368]=&quot;Oui&quot;;[.I368]*[.J36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8]/[.$L$522];0)" office:value-type="percentage" office:value="0" calcext:value-type="percentage">
            <text:p>0,00 %</text:p>
          </table:table-cell>
          <table:table-cell table:style-name="ce11" table:formula="of:=MIN(service_du;[.$L$522])*[.N368]" office:value-type="float" office:value="0" calcext:value-type="float">
            <text:p>0 HETD</text:p>
          </table:table-cell>
          <table:table-cell table:style-name="ce28" table:formula="of:=IF([.L368]&lt;&gt;0;[.O368]/[.L368];0)" office:value-type="percentage" office:value="0" calcext:value-type="percentage">
            <text:p>0,00 %</text:p>
          </table:table-cell>
          <table:table-cell table:style-name="ce28" table:formula="of:=IF([.$L$522]&gt;service_du;1-[.P368];0)" office:value-type="percentage" office:value="1" calcext:value-type="percentage">
            <text:p>100,00 %</text:p>
          </table:table-cell>
          <table:table-cell table:style-name="ce26" table:formula="of:=[.I368]*[.Q368]*[.K368]*IF(ISBLANK([.G368]);1;[.G36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7]+[.L368]&gt;service_du;service_du;[.T367]+[.L368]))" office:value-type="float" office:value="188" calcext:value-type="float">
            <text:p>188 HETD</text:p>
          </table:table-cell>
          <table:table-cell table:style-name="ce11" table:formula="of:=IF(service_du=0;0;IF([.T367]+[.L368]&gt;service_du;service_du-[.T367];[.L368]))" office:value-type="float" office:value="0" calcext:value-type="float">
            <text:p>0 HETD</text:p>
          </table:table-cell>
          <table:table-cell table:style-name="ce30" table:formula="of:=IF(service_du=0;[.I368];IF([.J368]&gt;0;IF([.T367]+[.L368]&lt;service_du;0;(([.T367]+[.L368])-service_du)/[.J36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8]+IF([.H368]&lt;&gt;&quot;Oui&quot;;[.I368];0))*[.K368])*IF(ISBLANK([.G368]);1;[.G368])" office:value-type="float" office:value="0" calcext:value-type="float">
            <text:p>0 HETD</text:p>
          </table:table-cell>
          <table:table-cell/>
          <table:table-cell table:style-name="ce33" table:formula="of:=IF(OR(ISBLANK([.$C368]);[.$C368]=&quot;Référentiel&quot;);0;IF(contexte_calcul=&quot;Réalisé&quot;;[.$U368]*[.D368];[.$O368]*[.D368]))" office:value-type="float" office:value="0" calcext:value-type="float">
            <text:p>0 HETD</text:p>
          </table:table-cell>
          <table:table-cell table:style-name="ce33" table:formula="of:=IF(OR(ISBLANK([.$C368]);[.$C368]=&quot;Référentiel&quot;);0;IF(contexte_calcul=&quot;Réalisé&quot;;[.$U368]*[.E368];[.$O368]*[.E368]))" office:value-type="float" office:value="0" calcext:value-type="float">
            <text:p>0 HETD</text:p>
          </table:table-cell>
          <table:table-cell table:style-name="ce33" table:formula="of:=IF(OR(ISBLANK([.$C368]);[.$C368]=&quot;Référentiel&quot;);0;IF(contexte_calcul=&quot;Réalisé&quot;;[.$U368]*[.F368];[.$O368]*[.F368]))" office:value-type="float" office:value="0" calcext:value-type="float">
            <text:p>0 HETD</text:p>
          </table:table-cell>
          <table:table-cell table:style-name="ce33" table:formula="of:=IF([.$C368]=&quot;Référentiel&quot;;IF(contexte_calcul=&quot;Réalisé&quot;;[.$U368];[.$R368]);0)" office:value-type="float" office:value="0" calcext:value-type="float">
            <text:p>0 HETD</text:p>
          </table:table-cell>
          <table:table-cell table:style-name="ce33" table:formula="of:=IF(OR(ISBLANK([.$C368]);[.$C368]=&quot;Référentiel&quot;);0;IF(contexte_calcul=&quot;Réalisé&quot;;[.$W368]*[.D368];[.$R368]*[.D368]))" office:value-type="float" office:value="0" calcext:value-type="float">
            <text:p>0 HETD</text:p>
          </table:table-cell>
          <table:table-cell table:style-name="ce33" table:formula="of:=IF(OR(ISBLANK([.$C368]);[.$C368]=&quot;Référentiel&quot;);0;IF(contexte_calcul=&quot;Réalisé&quot;;[.$W368]*[.E368];[.$R368]*[.E368]))" office:value-type="float" office:value="0" calcext:value-type="float">
            <text:p>0 HETD</text:p>
          </table:table-cell>
          <table:table-cell table:style-name="ce33" table:formula="of:=IF(OR(ISBLANK([.$C368]);[.$C368]=&quot;Référentiel&quot;);0;IF(contexte_calcul=&quot;Réalisé&quot;;[.$W368]*[.F368];[.$R368]*[.F36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8]=&quot;Référentiel&quot;;IF(contexte_calcul=&quot;Réalisé&quot;;[.$W368];[.$R36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69]);[.C369]=&quot;Référentiel&quot;);&quot;&quot;;1-([.D369]+[.E36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69]);0;HLOOKUP(IF(AND([.C369]=&quot;TP&quot;;TP_vaut_TD=&quot;Oui&quot;);&quot;TD&quot;;[.C369]);types_intervention;2;0))*IF(ISBLANK([.G369]);1;[.G369])" office:value-type="float" office:value="0" calcext:value-type="float">
            <text:p>0 HETD</text:p>
          </table:table-cell>
          <table:table-cell table:style-name="ce12" table:formula="of:=IF(ISBLANK([.C369]);0;HLOOKUP([.C369];types_intervention;3;0))*IF(ISBLANK([.G369]);1;[.G369])" office:value-type="float" office:value="0" calcext:value-type="float">
            <text:p>0 HETD</text:p>
          </table:table-cell>
          <table:table-cell table:style-name="ce11" table:formula="of:=IF([.H369]=&quot;Oui&quot;;[.I369]*[.J36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9]/[.$L$522];0)" office:value-type="percentage" office:value="0" calcext:value-type="percentage">
            <text:p>0,00 %</text:p>
          </table:table-cell>
          <table:table-cell table:style-name="ce11" table:formula="of:=MIN(service_du;[.$L$522])*[.N369]" office:value-type="float" office:value="0" calcext:value-type="float">
            <text:p>0 HETD</text:p>
          </table:table-cell>
          <table:table-cell table:style-name="ce28" table:formula="of:=IF([.L369]&lt;&gt;0;[.O369]/[.L369];0)" office:value-type="percentage" office:value="0" calcext:value-type="percentage">
            <text:p>0,00 %</text:p>
          </table:table-cell>
          <table:table-cell table:style-name="ce28" table:formula="of:=IF([.$L$522]&gt;service_du;1-[.P369];0)" office:value-type="percentage" office:value="1" calcext:value-type="percentage">
            <text:p>100,00 %</text:p>
          </table:table-cell>
          <table:table-cell table:style-name="ce26" table:formula="of:=[.I369]*[.Q369]*[.K369]*IF(ISBLANK([.G369]);1;[.G36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8]+[.L369]&gt;service_du;service_du;[.T368]+[.L369]))" office:value-type="float" office:value="188" calcext:value-type="float">
            <text:p>188 HETD</text:p>
          </table:table-cell>
          <table:table-cell table:style-name="ce11" table:formula="of:=IF(service_du=0;0;IF([.T368]+[.L369]&gt;service_du;service_du-[.T368];[.L369]))" office:value-type="float" office:value="0" calcext:value-type="float">
            <text:p>0 HETD</text:p>
          </table:table-cell>
          <table:table-cell table:style-name="ce30" table:formula="of:=IF(service_du=0;[.I369];IF([.J369]&gt;0;IF([.T368]+[.L369]&lt;service_du;0;(([.T368]+[.L369])-service_du)/[.J36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9]+IF([.H369]&lt;&gt;&quot;Oui&quot;;[.I369];0))*[.K369])*IF(ISBLANK([.G369]);1;[.G369])" office:value-type="float" office:value="0" calcext:value-type="float">
            <text:p>0 HETD</text:p>
          </table:table-cell>
          <table:table-cell/>
          <table:table-cell table:style-name="ce33" table:formula="of:=IF(OR(ISBLANK([.$C369]);[.$C369]=&quot;Référentiel&quot;);0;IF(contexte_calcul=&quot;Réalisé&quot;;[.$U369]*[.D369];[.$O369]*[.D369]))" office:value-type="float" office:value="0" calcext:value-type="float">
            <text:p>0 HETD</text:p>
          </table:table-cell>
          <table:table-cell table:style-name="ce33" table:formula="of:=IF(OR(ISBLANK([.$C369]);[.$C369]=&quot;Référentiel&quot;);0;IF(contexte_calcul=&quot;Réalisé&quot;;[.$U369]*[.E369];[.$O369]*[.E369]))" office:value-type="float" office:value="0" calcext:value-type="float">
            <text:p>0 HETD</text:p>
          </table:table-cell>
          <table:table-cell table:style-name="ce33" table:formula="of:=IF(OR(ISBLANK([.$C369]);[.$C369]=&quot;Référentiel&quot;);0;IF(contexte_calcul=&quot;Réalisé&quot;;[.$U369]*[.F369];[.$O369]*[.F369]))" office:value-type="float" office:value="0" calcext:value-type="float">
            <text:p>0 HETD</text:p>
          </table:table-cell>
          <table:table-cell table:style-name="ce33" table:formula="of:=IF([.$C369]=&quot;Référentiel&quot;;IF(contexte_calcul=&quot;Réalisé&quot;;[.$U369];[.$R369]);0)" office:value-type="float" office:value="0" calcext:value-type="float">
            <text:p>0 HETD</text:p>
          </table:table-cell>
          <table:table-cell table:style-name="ce33" table:formula="of:=IF(OR(ISBLANK([.$C369]);[.$C369]=&quot;Référentiel&quot;);0;IF(contexte_calcul=&quot;Réalisé&quot;;[.$W369]*[.D369];[.$R369]*[.D369]))" office:value-type="float" office:value="0" calcext:value-type="float">
            <text:p>0 HETD</text:p>
          </table:table-cell>
          <table:table-cell table:style-name="ce33" table:formula="of:=IF(OR(ISBLANK([.$C369]);[.$C369]=&quot;Référentiel&quot;);0;IF(contexte_calcul=&quot;Réalisé&quot;;[.$W369]*[.E369];[.$R369]*[.E369]))" office:value-type="float" office:value="0" calcext:value-type="float">
            <text:p>0 HETD</text:p>
          </table:table-cell>
          <table:table-cell table:style-name="ce33" table:formula="of:=IF(OR(ISBLANK([.$C369]);[.$C369]=&quot;Référentiel&quot;);0;IF(contexte_calcul=&quot;Réalisé&quot;;[.$W369]*[.F369];[.$R369]*[.F36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9]=&quot;Référentiel&quot;;IF(contexte_calcul=&quot;Réalisé&quot;;[.$W369];[.$R36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70]);[.C370]=&quot;Référentiel&quot;);&quot;&quot;;1-([.D370]+[.E37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70]);0;HLOOKUP(IF(AND([.C370]=&quot;TP&quot;;TP_vaut_TD=&quot;Oui&quot;);&quot;TD&quot;;[.C370]);types_intervention;2;0))*IF(ISBLANK([.G370]);1;[.G370])" office:value-type="float" office:value="0" calcext:value-type="float">
            <text:p>0 HETD</text:p>
          </table:table-cell>
          <table:table-cell table:style-name="ce12" table:formula="of:=IF(ISBLANK([.C370]);0;HLOOKUP([.C370];types_intervention;3;0))*IF(ISBLANK([.G370]);1;[.G370])" office:value-type="float" office:value="0" calcext:value-type="float">
            <text:p>0 HETD</text:p>
          </table:table-cell>
          <table:table-cell table:style-name="ce11" table:formula="of:=IF([.H370]=&quot;Oui&quot;;[.I370]*[.J37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0]/[.$L$522];0)" office:value-type="percentage" office:value="0" calcext:value-type="percentage">
            <text:p>0,00 %</text:p>
          </table:table-cell>
          <table:table-cell table:style-name="ce11" table:formula="of:=MIN(service_du;[.$L$522])*[.N370]" office:value-type="float" office:value="0" calcext:value-type="float">
            <text:p>0 HETD</text:p>
          </table:table-cell>
          <table:table-cell table:style-name="ce28" table:formula="of:=IF([.L370]&lt;&gt;0;[.O370]/[.L370];0)" office:value-type="percentage" office:value="0" calcext:value-type="percentage">
            <text:p>0,00 %</text:p>
          </table:table-cell>
          <table:table-cell table:style-name="ce28" table:formula="of:=IF([.$L$522]&gt;service_du;1-[.P370];0)" office:value-type="percentage" office:value="1" calcext:value-type="percentage">
            <text:p>100,00 %</text:p>
          </table:table-cell>
          <table:table-cell table:style-name="ce26" table:formula="of:=[.I370]*[.Q370]*[.K370]*IF(ISBLANK([.G370]);1;[.G37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9]+[.L370]&gt;service_du;service_du;[.T369]+[.L370]))" office:value-type="float" office:value="188" calcext:value-type="float">
            <text:p>188 HETD</text:p>
          </table:table-cell>
          <table:table-cell table:style-name="ce11" table:formula="of:=IF(service_du=0;0;IF([.T369]+[.L370]&gt;service_du;service_du-[.T369];[.L370]))" office:value-type="float" office:value="0" calcext:value-type="float">
            <text:p>0 HETD</text:p>
          </table:table-cell>
          <table:table-cell table:style-name="ce30" table:formula="of:=IF(service_du=0;[.I370];IF([.J370]&gt;0;IF([.T369]+[.L370]&lt;service_du;0;(([.T369]+[.L370])-service_du)/[.J37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0]+IF([.H370]&lt;&gt;&quot;Oui&quot;;[.I370];0))*[.K370])*IF(ISBLANK([.G370]);1;[.G370])" office:value-type="float" office:value="0" calcext:value-type="float">
            <text:p>0 HETD</text:p>
          </table:table-cell>
          <table:table-cell/>
          <table:table-cell table:style-name="ce33" table:formula="of:=IF(OR(ISBLANK([.$C370]);[.$C370]=&quot;Référentiel&quot;);0;IF(contexte_calcul=&quot;Réalisé&quot;;[.$U370]*[.D370];[.$O370]*[.D370]))" office:value-type="float" office:value="0" calcext:value-type="float">
            <text:p>0 HETD</text:p>
          </table:table-cell>
          <table:table-cell table:style-name="ce33" table:formula="of:=IF(OR(ISBLANK([.$C370]);[.$C370]=&quot;Référentiel&quot;);0;IF(contexte_calcul=&quot;Réalisé&quot;;[.$U370]*[.E370];[.$O370]*[.E370]))" office:value-type="float" office:value="0" calcext:value-type="float">
            <text:p>0 HETD</text:p>
          </table:table-cell>
          <table:table-cell table:style-name="ce33" table:formula="of:=IF(OR(ISBLANK([.$C370]);[.$C370]=&quot;Référentiel&quot;);0;IF(contexte_calcul=&quot;Réalisé&quot;;[.$U370]*[.F370];[.$O370]*[.F370]))" office:value-type="float" office:value="0" calcext:value-type="float">
            <text:p>0 HETD</text:p>
          </table:table-cell>
          <table:table-cell table:style-name="ce33" table:formula="of:=IF([.$C370]=&quot;Référentiel&quot;;IF(contexte_calcul=&quot;Réalisé&quot;;[.$U370];[.$R370]);0)" office:value-type="float" office:value="0" calcext:value-type="float">
            <text:p>0 HETD</text:p>
          </table:table-cell>
          <table:table-cell table:style-name="ce33" table:formula="of:=IF(OR(ISBLANK([.$C370]);[.$C370]=&quot;Référentiel&quot;);0;IF(contexte_calcul=&quot;Réalisé&quot;;[.$W370]*[.D370];[.$R370]*[.D370]))" office:value-type="float" office:value="0" calcext:value-type="float">
            <text:p>0 HETD</text:p>
          </table:table-cell>
          <table:table-cell table:style-name="ce33" table:formula="of:=IF(OR(ISBLANK([.$C370]);[.$C370]=&quot;Référentiel&quot;);0;IF(contexte_calcul=&quot;Réalisé&quot;;[.$W370]*[.E370];[.$R370]*[.E370]))" office:value-type="float" office:value="0" calcext:value-type="float">
            <text:p>0 HETD</text:p>
          </table:table-cell>
          <table:table-cell table:style-name="ce33" table:formula="of:=IF(OR(ISBLANK([.$C370]);[.$C370]=&quot;Référentiel&quot;);0;IF(contexte_calcul=&quot;Réalisé&quot;;[.$W370]*[.F370];[.$R370]*[.F37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0]=&quot;Référentiel&quot;;IF(contexte_calcul=&quot;Réalisé&quot;;[.$W370];[.$R37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71]);[.C371]=&quot;Référentiel&quot;);&quot;&quot;;1-([.D371]+[.E37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71]);0;HLOOKUP(IF(AND([.C371]=&quot;TP&quot;;TP_vaut_TD=&quot;Oui&quot;);&quot;TD&quot;;[.C371]);types_intervention;2;0))*IF(ISBLANK([.G371]);1;[.G371])" office:value-type="float" office:value="0" calcext:value-type="float">
            <text:p>0 HETD</text:p>
          </table:table-cell>
          <table:table-cell table:style-name="ce12" table:formula="of:=IF(ISBLANK([.C371]);0;HLOOKUP([.C371];types_intervention;3;0))*IF(ISBLANK([.G371]);1;[.G371])" office:value-type="float" office:value="0" calcext:value-type="float">
            <text:p>0 HETD</text:p>
          </table:table-cell>
          <table:table-cell table:style-name="ce11" table:formula="of:=IF([.H371]=&quot;Oui&quot;;[.I371]*[.J37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1]/[.$L$522];0)" office:value-type="percentage" office:value="0" calcext:value-type="percentage">
            <text:p>0,00 %</text:p>
          </table:table-cell>
          <table:table-cell table:style-name="ce11" table:formula="of:=MIN(service_du;[.$L$522])*[.N371]" office:value-type="float" office:value="0" calcext:value-type="float">
            <text:p>0 HETD</text:p>
          </table:table-cell>
          <table:table-cell table:style-name="ce28" table:formula="of:=IF([.L371]&lt;&gt;0;[.O371]/[.L371];0)" office:value-type="percentage" office:value="0" calcext:value-type="percentage">
            <text:p>0,00 %</text:p>
          </table:table-cell>
          <table:table-cell table:style-name="ce28" table:formula="of:=IF([.$L$522]&gt;service_du;1-[.P371];0)" office:value-type="percentage" office:value="1" calcext:value-type="percentage">
            <text:p>100,00 %</text:p>
          </table:table-cell>
          <table:table-cell table:style-name="ce26" table:formula="of:=[.I371]*[.Q371]*[.K371]*IF(ISBLANK([.G371]);1;[.G37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0]+[.L371]&gt;service_du;service_du;[.T370]+[.L371]))" office:value-type="float" office:value="188" calcext:value-type="float">
            <text:p>188 HETD</text:p>
          </table:table-cell>
          <table:table-cell table:style-name="ce11" table:formula="of:=IF(service_du=0;0;IF([.T370]+[.L371]&gt;service_du;service_du-[.T370];[.L371]))" office:value-type="float" office:value="0" calcext:value-type="float">
            <text:p>0 HETD</text:p>
          </table:table-cell>
          <table:table-cell table:style-name="ce30" table:formula="of:=IF(service_du=0;[.I371];IF([.J371]&gt;0;IF([.T370]+[.L371]&lt;service_du;0;(([.T370]+[.L371])-service_du)/[.J37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1]+IF([.H371]&lt;&gt;&quot;Oui&quot;;[.I371];0))*[.K371])*IF(ISBLANK([.G371]);1;[.G371])" office:value-type="float" office:value="0" calcext:value-type="float">
            <text:p>0 HETD</text:p>
          </table:table-cell>
          <table:table-cell/>
          <table:table-cell table:style-name="ce33" table:formula="of:=IF(OR(ISBLANK([.$C371]);[.$C371]=&quot;Référentiel&quot;);0;IF(contexte_calcul=&quot;Réalisé&quot;;[.$U371]*[.D371];[.$O371]*[.D371]))" office:value-type="float" office:value="0" calcext:value-type="float">
            <text:p>0 HETD</text:p>
          </table:table-cell>
          <table:table-cell table:style-name="ce33" table:formula="of:=IF(OR(ISBLANK([.$C371]);[.$C371]=&quot;Référentiel&quot;);0;IF(contexte_calcul=&quot;Réalisé&quot;;[.$U371]*[.E371];[.$O371]*[.E371]))" office:value-type="float" office:value="0" calcext:value-type="float">
            <text:p>0 HETD</text:p>
          </table:table-cell>
          <table:table-cell table:style-name="ce33" table:formula="of:=IF(OR(ISBLANK([.$C371]);[.$C371]=&quot;Référentiel&quot;);0;IF(contexte_calcul=&quot;Réalisé&quot;;[.$U371]*[.F371];[.$O371]*[.F371]))" office:value-type="float" office:value="0" calcext:value-type="float">
            <text:p>0 HETD</text:p>
          </table:table-cell>
          <table:table-cell table:style-name="ce33" table:formula="of:=IF([.$C371]=&quot;Référentiel&quot;;IF(contexte_calcul=&quot;Réalisé&quot;;[.$U371];[.$R371]);0)" office:value-type="float" office:value="0" calcext:value-type="float">
            <text:p>0 HETD</text:p>
          </table:table-cell>
          <table:table-cell table:style-name="ce33" table:formula="of:=IF(OR(ISBLANK([.$C371]);[.$C371]=&quot;Référentiel&quot;);0;IF(contexte_calcul=&quot;Réalisé&quot;;[.$W371]*[.D371];[.$R371]*[.D371]))" office:value-type="float" office:value="0" calcext:value-type="float">
            <text:p>0 HETD</text:p>
          </table:table-cell>
          <table:table-cell table:style-name="ce33" table:formula="of:=IF(OR(ISBLANK([.$C371]);[.$C371]=&quot;Référentiel&quot;);0;IF(contexte_calcul=&quot;Réalisé&quot;;[.$W371]*[.E371];[.$R371]*[.E371]))" office:value-type="float" office:value="0" calcext:value-type="float">
            <text:p>0 HETD</text:p>
          </table:table-cell>
          <table:table-cell table:style-name="ce33" table:formula="of:=IF(OR(ISBLANK([.$C371]);[.$C371]=&quot;Référentiel&quot;);0;IF(contexte_calcul=&quot;Réalisé&quot;;[.$W371]*[.F371];[.$R371]*[.F37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1]=&quot;Référentiel&quot;;IF(contexte_calcul=&quot;Réalisé&quot;;[.$W371];[.$R37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72]);[.C372]=&quot;Référentiel&quot;);&quot;&quot;;1-([.D372]+[.E37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72]);0;HLOOKUP(IF(AND([.C372]=&quot;TP&quot;;TP_vaut_TD=&quot;Oui&quot;);&quot;TD&quot;;[.C372]);types_intervention;2;0))*IF(ISBLANK([.G372]);1;[.G372])" office:value-type="float" office:value="0" calcext:value-type="float">
            <text:p>0 HETD</text:p>
          </table:table-cell>
          <table:table-cell table:style-name="ce12" table:formula="of:=IF(ISBLANK([.C372]);0;HLOOKUP([.C372];types_intervention;3;0))*IF(ISBLANK([.G372]);1;[.G372])" office:value-type="float" office:value="0" calcext:value-type="float">
            <text:p>0 HETD</text:p>
          </table:table-cell>
          <table:table-cell table:style-name="ce11" table:formula="of:=IF([.H372]=&quot;Oui&quot;;[.I372]*[.J37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2]/[.$L$522];0)" office:value-type="percentage" office:value="0" calcext:value-type="percentage">
            <text:p>0,00 %</text:p>
          </table:table-cell>
          <table:table-cell table:style-name="ce11" table:formula="of:=MIN(service_du;[.$L$522])*[.N372]" office:value-type="float" office:value="0" calcext:value-type="float">
            <text:p>0 HETD</text:p>
          </table:table-cell>
          <table:table-cell table:style-name="ce28" table:formula="of:=IF([.L372]&lt;&gt;0;[.O372]/[.L372];0)" office:value-type="percentage" office:value="0" calcext:value-type="percentage">
            <text:p>0,00 %</text:p>
          </table:table-cell>
          <table:table-cell table:style-name="ce28" table:formula="of:=IF([.$L$522]&gt;service_du;1-[.P372];0)" office:value-type="percentage" office:value="1" calcext:value-type="percentage">
            <text:p>100,00 %</text:p>
          </table:table-cell>
          <table:table-cell table:style-name="ce26" table:formula="of:=[.I372]*[.Q372]*[.K372]*IF(ISBLANK([.G372]);1;[.G37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1]+[.L372]&gt;service_du;service_du;[.T371]+[.L372]))" office:value-type="float" office:value="188" calcext:value-type="float">
            <text:p>188 HETD</text:p>
          </table:table-cell>
          <table:table-cell table:style-name="ce11" table:formula="of:=IF(service_du=0;0;IF([.T371]+[.L372]&gt;service_du;service_du-[.T371];[.L372]))" office:value-type="float" office:value="0" calcext:value-type="float">
            <text:p>0 HETD</text:p>
          </table:table-cell>
          <table:table-cell table:style-name="ce30" table:formula="of:=IF(service_du=0;[.I372];IF([.J372]&gt;0;IF([.T371]+[.L372]&lt;service_du;0;(([.T371]+[.L372])-service_du)/[.J37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2]+IF([.H372]&lt;&gt;&quot;Oui&quot;;[.I372];0))*[.K372])*IF(ISBLANK([.G372]);1;[.G372])" office:value-type="float" office:value="0" calcext:value-type="float">
            <text:p>0 HETD</text:p>
          </table:table-cell>
          <table:table-cell/>
          <table:table-cell table:style-name="ce33" table:formula="of:=IF(OR(ISBLANK([.$C372]);[.$C372]=&quot;Référentiel&quot;);0;IF(contexte_calcul=&quot;Réalisé&quot;;[.$U372]*[.D372];[.$O372]*[.D372]))" office:value-type="float" office:value="0" calcext:value-type="float">
            <text:p>0 HETD</text:p>
          </table:table-cell>
          <table:table-cell table:style-name="ce33" table:formula="of:=IF(OR(ISBLANK([.$C372]);[.$C372]=&quot;Référentiel&quot;);0;IF(contexte_calcul=&quot;Réalisé&quot;;[.$U372]*[.E372];[.$O372]*[.E372]))" office:value-type="float" office:value="0" calcext:value-type="float">
            <text:p>0 HETD</text:p>
          </table:table-cell>
          <table:table-cell table:style-name="ce33" table:formula="of:=IF(OR(ISBLANK([.$C372]);[.$C372]=&quot;Référentiel&quot;);0;IF(contexte_calcul=&quot;Réalisé&quot;;[.$U372]*[.F372];[.$O372]*[.F372]))" office:value-type="float" office:value="0" calcext:value-type="float">
            <text:p>0 HETD</text:p>
          </table:table-cell>
          <table:table-cell table:style-name="ce33" table:formula="of:=IF([.$C372]=&quot;Référentiel&quot;;IF(contexte_calcul=&quot;Réalisé&quot;;[.$U372];[.$R372]);0)" office:value-type="float" office:value="0" calcext:value-type="float">
            <text:p>0 HETD</text:p>
          </table:table-cell>
          <table:table-cell table:style-name="ce33" table:formula="of:=IF(OR(ISBLANK([.$C372]);[.$C372]=&quot;Référentiel&quot;);0;IF(contexte_calcul=&quot;Réalisé&quot;;[.$W372]*[.D372];[.$R372]*[.D372]))" office:value-type="float" office:value="0" calcext:value-type="float">
            <text:p>0 HETD</text:p>
          </table:table-cell>
          <table:table-cell table:style-name="ce33" table:formula="of:=IF(OR(ISBLANK([.$C372]);[.$C372]=&quot;Référentiel&quot;);0;IF(contexte_calcul=&quot;Réalisé&quot;;[.$W372]*[.E372];[.$R372]*[.E372]))" office:value-type="float" office:value="0" calcext:value-type="float">
            <text:p>0 HETD</text:p>
          </table:table-cell>
          <table:table-cell table:style-name="ce33" table:formula="of:=IF(OR(ISBLANK([.$C372]);[.$C372]=&quot;Référentiel&quot;);0;IF(contexte_calcul=&quot;Réalisé&quot;;[.$W372]*[.F372];[.$R372]*[.F37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2]=&quot;Référentiel&quot;;IF(contexte_calcul=&quot;Réalisé&quot;;[.$W372];[.$R37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73]);[.C373]=&quot;Référentiel&quot;);&quot;&quot;;1-([.D373]+[.E37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73]);0;HLOOKUP(IF(AND([.C373]=&quot;TP&quot;;TP_vaut_TD=&quot;Oui&quot;);&quot;TD&quot;;[.C373]);types_intervention;2;0))*IF(ISBLANK([.G373]);1;[.G373])" office:value-type="float" office:value="0" calcext:value-type="float">
            <text:p>0 HETD</text:p>
          </table:table-cell>
          <table:table-cell table:style-name="ce12" table:formula="of:=IF(ISBLANK([.C373]);0;HLOOKUP([.C373];types_intervention;3;0))*IF(ISBLANK([.G373]);1;[.G373])" office:value-type="float" office:value="0" calcext:value-type="float">
            <text:p>0 HETD</text:p>
          </table:table-cell>
          <table:table-cell table:style-name="ce11" table:formula="of:=IF([.H373]=&quot;Oui&quot;;[.I373]*[.J37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3]/[.$L$522];0)" office:value-type="percentage" office:value="0" calcext:value-type="percentage">
            <text:p>0,00 %</text:p>
          </table:table-cell>
          <table:table-cell table:style-name="ce11" table:formula="of:=MIN(service_du;[.$L$522])*[.N373]" office:value-type="float" office:value="0" calcext:value-type="float">
            <text:p>0 HETD</text:p>
          </table:table-cell>
          <table:table-cell table:style-name="ce28" table:formula="of:=IF([.L373]&lt;&gt;0;[.O373]/[.L373];0)" office:value-type="percentage" office:value="0" calcext:value-type="percentage">
            <text:p>0,00 %</text:p>
          </table:table-cell>
          <table:table-cell table:style-name="ce28" table:formula="of:=IF([.$L$522]&gt;service_du;1-[.P373];0)" office:value-type="percentage" office:value="1" calcext:value-type="percentage">
            <text:p>100,00 %</text:p>
          </table:table-cell>
          <table:table-cell table:style-name="ce26" table:formula="of:=[.I373]*[.Q373]*[.K373]*IF(ISBLANK([.G373]);1;[.G37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2]+[.L373]&gt;service_du;service_du;[.T372]+[.L373]))" office:value-type="float" office:value="188" calcext:value-type="float">
            <text:p>188 HETD</text:p>
          </table:table-cell>
          <table:table-cell table:style-name="ce11" table:formula="of:=IF(service_du=0;0;IF([.T372]+[.L373]&gt;service_du;service_du-[.T372];[.L373]))" office:value-type="float" office:value="0" calcext:value-type="float">
            <text:p>0 HETD</text:p>
          </table:table-cell>
          <table:table-cell table:style-name="ce30" table:formula="of:=IF(service_du=0;[.I373];IF([.J373]&gt;0;IF([.T372]+[.L373]&lt;service_du;0;(([.T372]+[.L373])-service_du)/[.J37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3]+IF([.H373]&lt;&gt;&quot;Oui&quot;;[.I373];0))*[.K373])*IF(ISBLANK([.G373]);1;[.G373])" office:value-type="float" office:value="0" calcext:value-type="float">
            <text:p>0 HETD</text:p>
          </table:table-cell>
          <table:table-cell/>
          <table:table-cell table:style-name="ce33" table:formula="of:=IF(OR(ISBLANK([.$C373]);[.$C373]=&quot;Référentiel&quot;);0;IF(contexte_calcul=&quot;Réalisé&quot;;[.$U373]*[.D373];[.$O373]*[.D373]))" office:value-type="float" office:value="0" calcext:value-type="float">
            <text:p>0 HETD</text:p>
          </table:table-cell>
          <table:table-cell table:style-name="ce33" table:formula="of:=IF(OR(ISBLANK([.$C373]);[.$C373]=&quot;Référentiel&quot;);0;IF(contexte_calcul=&quot;Réalisé&quot;;[.$U373]*[.E373];[.$O373]*[.E373]))" office:value-type="float" office:value="0" calcext:value-type="float">
            <text:p>0 HETD</text:p>
          </table:table-cell>
          <table:table-cell table:style-name="ce33" table:formula="of:=IF(OR(ISBLANK([.$C373]);[.$C373]=&quot;Référentiel&quot;);0;IF(contexte_calcul=&quot;Réalisé&quot;;[.$U373]*[.F373];[.$O373]*[.F373]))" office:value-type="float" office:value="0" calcext:value-type="float">
            <text:p>0 HETD</text:p>
          </table:table-cell>
          <table:table-cell table:style-name="ce33" table:formula="of:=IF([.$C373]=&quot;Référentiel&quot;;IF(contexte_calcul=&quot;Réalisé&quot;;[.$U373];[.$R373]);0)" office:value-type="float" office:value="0" calcext:value-type="float">
            <text:p>0 HETD</text:p>
          </table:table-cell>
          <table:table-cell table:style-name="ce33" table:formula="of:=IF(OR(ISBLANK([.$C373]);[.$C373]=&quot;Référentiel&quot;);0;IF(contexte_calcul=&quot;Réalisé&quot;;[.$W373]*[.D373];[.$R373]*[.D373]))" office:value-type="float" office:value="0" calcext:value-type="float">
            <text:p>0 HETD</text:p>
          </table:table-cell>
          <table:table-cell table:style-name="ce33" table:formula="of:=IF(OR(ISBLANK([.$C373]);[.$C373]=&quot;Référentiel&quot;);0;IF(contexte_calcul=&quot;Réalisé&quot;;[.$W373]*[.E373];[.$R373]*[.E373]))" office:value-type="float" office:value="0" calcext:value-type="float">
            <text:p>0 HETD</text:p>
          </table:table-cell>
          <table:table-cell table:style-name="ce33" table:formula="of:=IF(OR(ISBLANK([.$C373]);[.$C373]=&quot;Référentiel&quot;);0;IF(contexte_calcul=&quot;Réalisé&quot;;[.$W373]*[.F373];[.$R373]*[.F37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3]=&quot;Référentiel&quot;;IF(contexte_calcul=&quot;Réalisé&quot;;[.$W373];[.$R37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74]);[.C374]=&quot;Référentiel&quot;);&quot;&quot;;1-([.D374]+[.E37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74]);0;HLOOKUP(IF(AND([.C374]=&quot;TP&quot;;TP_vaut_TD=&quot;Oui&quot;);&quot;TD&quot;;[.C374]);types_intervention;2;0))*IF(ISBLANK([.G374]);1;[.G374])" office:value-type="float" office:value="0" calcext:value-type="float">
            <text:p>0 HETD</text:p>
          </table:table-cell>
          <table:table-cell table:style-name="ce12" table:formula="of:=IF(ISBLANK([.C374]);0;HLOOKUP([.C374];types_intervention;3;0))*IF(ISBLANK([.G374]);1;[.G374])" office:value-type="float" office:value="0" calcext:value-type="float">
            <text:p>0 HETD</text:p>
          </table:table-cell>
          <table:table-cell table:style-name="ce11" table:formula="of:=IF([.H374]=&quot;Oui&quot;;[.I374]*[.J37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4]/[.$L$522];0)" office:value-type="percentage" office:value="0" calcext:value-type="percentage">
            <text:p>0,00 %</text:p>
          </table:table-cell>
          <table:table-cell table:style-name="ce11" table:formula="of:=MIN(service_du;[.$L$522])*[.N374]" office:value-type="float" office:value="0" calcext:value-type="float">
            <text:p>0 HETD</text:p>
          </table:table-cell>
          <table:table-cell table:style-name="ce28" table:formula="of:=IF([.L374]&lt;&gt;0;[.O374]/[.L374];0)" office:value-type="percentage" office:value="0" calcext:value-type="percentage">
            <text:p>0,00 %</text:p>
          </table:table-cell>
          <table:table-cell table:style-name="ce28" table:formula="of:=IF([.$L$522]&gt;service_du;1-[.P374];0)" office:value-type="percentage" office:value="1" calcext:value-type="percentage">
            <text:p>100,00 %</text:p>
          </table:table-cell>
          <table:table-cell table:style-name="ce26" table:formula="of:=[.I374]*[.Q374]*[.K374]*IF(ISBLANK([.G374]);1;[.G37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3]+[.L374]&gt;service_du;service_du;[.T373]+[.L374]))" office:value-type="float" office:value="188" calcext:value-type="float">
            <text:p>188 HETD</text:p>
          </table:table-cell>
          <table:table-cell table:style-name="ce11" table:formula="of:=IF(service_du=0;0;IF([.T373]+[.L374]&gt;service_du;service_du-[.T373];[.L374]))" office:value-type="float" office:value="0" calcext:value-type="float">
            <text:p>0 HETD</text:p>
          </table:table-cell>
          <table:table-cell table:style-name="ce30" table:formula="of:=IF(service_du=0;[.I374];IF([.J374]&gt;0;IF([.T373]+[.L374]&lt;service_du;0;(([.T373]+[.L374])-service_du)/[.J37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4]+IF([.H374]&lt;&gt;&quot;Oui&quot;;[.I374];0))*[.K374])*IF(ISBLANK([.G374]);1;[.G374])" office:value-type="float" office:value="0" calcext:value-type="float">
            <text:p>0 HETD</text:p>
          </table:table-cell>
          <table:table-cell/>
          <table:table-cell table:style-name="ce33" table:formula="of:=IF(OR(ISBLANK([.$C374]);[.$C374]=&quot;Référentiel&quot;);0;IF(contexte_calcul=&quot;Réalisé&quot;;[.$U374]*[.D374];[.$O374]*[.D374]))" office:value-type="float" office:value="0" calcext:value-type="float">
            <text:p>0 HETD</text:p>
          </table:table-cell>
          <table:table-cell table:style-name="ce33" table:formula="of:=IF(OR(ISBLANK([.$C374]);[.$C374]=&quot;Référentiel&quot;);0;IF(contexte_calcul=&quot;Réalisé&quot;;[.$U374]*[.E374];[.$O374]*[.E374]))" office:value-type="float" office:value="0" calcext:value-type="float">
            <text:p>0 HETD</text:p>
          </table:table-cell>
          <table:table-cell table:style-name="ce33" table:formula="of:=IF(OR(ISBLANK([.$C374]);[.$C374]=&quot;Référentiel&quot;);0;IF(contexte_calcul=&quot;Réalisé&quot;;[.$U374]*[.F374];[.$O374]*[.F374]))" office:value-type="float" office:value="0" calcext:value-type="float">
            <text:p>0 HETD</text:p>
          </table:table-cell>
          <table:table-cell table:style-name="ce33" table:formula="of:=IF([.$C374]=&quot;Référentiel&quot;;IF(contexte_calcul=&quot;Réalisé&quot;;[.$U374];[.$R374]);0)" office:value-type="float" office:value="0" calcext:value-type="float">
            <text:p>0 HETD</text:p>
          </table:table-cell>
          <table:table-cell table:style-name="ce33" table:formula="of:=IF(OR(ISBLANK([.$C374]);[.$C374]=&quot;Référentiel&quot;);0;IF(contexte_calcul=&quot;Réalisé&quot;;[.$W374]*[.D374];[.$R374]*[.D374]))" office:value-type="float" office:value="0" calcext:value-type="float">
            <text:p>0 HETD</text:p>
          </table:table-cell>
          <table:table-cell table:style-name="ce33" table:formula="of:=IF(OR(ISBLANK([.$C374]);[.$C374]=&quot;Référentiel&quot;);0;IF(contexte_calcul=&quot;Réalisé&quot;;[.$W374]*[.E374];[.$R374]*[.E374]))" office:value-type="float" office:value="0" calcext:value-type="float">
            <text:p>0 HETD</text:p>
          </table:table-cell>
          <table:table-cell table:style-name="ce33" table:formula="of:=IF(OR(ISBLANK([.$C374]);[.$C374]=&quot;Référentiel&quot;);0;IF(contexte_calcul=&quot;Réalisé&quot;;[.$W374]*[.F374];[.$R374]*[.F37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4]=&quot;Référentiel&quot;;IF(contexte_calcul=&quot;Réalisé&quot;;[.$W374];[.$R37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75]);[.C375]=&quot;Référentiel&quot;);&quot;&quot;;1-([.D375]+[.E37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75]);0;HLOOKUP(IF(AND([.C375]=&quot;TP&quot;;TP_vaut_TD=&quot;Oui&quot;);&quot;TD&quot;;[.C375]);types_intervention;2;0))*IF(ISBLANK([.G375]);1;[.G375])" office:value-type="float" office:value="0" calcext:value-type="float">
            <text:p>0 HETD</text:p>
          </table:table-cell>
          <table:table-cell table:style-name="ce12" table:formula="of:=IF(ISBLANK([.C375]);0;HLOOKUP([.C375];types_intervention;3;0))*IF(ISBLANK([.G375]);1;[.G375])" office:value-type="float" office:value="0" calcext:value-type="float">
            <text:p>0 HETD</text:p>
          </table:table-cell>
          <table:table-cell table:style-name="ce11" table:formula="of:=IF([.H375]=&quot;Oui&quot;;[.I375]*[.J37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5]/[.$L$522];0)" office:value-type="percentage" office:value="0" calcext:value-type="percentage">
            <text:p>0,00 %</text:p>
          </table:table-cell>
          <table:table-cell table:style-name="ce11" table:formula="of:=MIN(service_du;[.$L$522])*[.N375]" office:value-type="float" office:value="0" calcext:value-type="float">
            <text:p>0 HETD</text:p>
          </table:table-cell>
          <table:table-cell table:style-name="ce28" table:formula="of:=IF([.L375]&lt;&gt;0;[.O375]/[.L375];0)" office:value-type="percentage" office:value="0" calcext:value-type="percentage">
            <text:p>0,00 %</text:p>
          </table:table-cell>
          <table:table-cell table:style-name="ce28" table:formula="of:=IF([.$L$522]&gt;service_du;1-[.P375];0)" office:value-type="percentage" office:value="1" calcext:value-type="percentage">
            <text:p>100,00 %</text:p>
          </table:table-cell>
          <table:table-cell table:style-name="ce26" table:formula="of:=[.I375]*[.Q375]*[.K375]*IF(ISBLANK([.G375]);1;[.G37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4]+[.L375]&gt;service_du;service_du;[.T374]+[.L375]))" office:value-type="float" office:value="188" calcext:value-type="float">
            <text:p>188 HETD</text:p>
          </table:table-cell>
          <table:table-cell table:style-name="ce11" table:formula="of:=IF(service_du=0;0;IF([.T374]+[.L375]&gt;service_du;service_du-[.T374];[.L375]))" office:value-type="float" office:value="0" calcext:value-type="float">
            <text:p>0 HETD</text:p>
          </table:table-cell>
          <table:table-cell table:style-name="ce30" table:formula="of:=IF(service_du=0;[.I375];IF([.J375]&gt;0;IF([.T374]+[.L375]&lt;service_du;0;(([.T374]+[.L375])-service_du)/[.J37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5]+IF([.H375]&lt;&gt;&quot;Oui&quot;;[.I375];0))*[.K375])*IF(ISBLANK([.G375]);1;[.G375])" office:value-type="float" office:value="0" calcext:value-type="float">
            <text:p>0 HETD</text:p>
          </table:table-cell>
          <table:table-cell/>
          <table:table-cell table:style-name="ce33" table:formula="of:=IF(OR(ISBLANK([.$C375]);[.$C375]=&quot;Référentiel&quot;);0;IF(contexte_calcul=&quot;Réalisé&quot;;[.$U375]*[.D375];[.$O375]*[.D375]))" office:value-type="float" office:value="0" calcext:value-type="float">
            <text:p>0 HETD</text:p>
          </table:table-cell>
          <table:table-cell table:style-name="ce33" table:formula="of:=IF(OR(ISBLANK([.$C375]);[.$C375]=&quot;Référentiel&quot;);0;IF(contexte_calcul=&quot;Réalisé&quot;;[.$U375]*[.E375];[.$O375]*[.E375]))" office:value-type="float" office:value="0" calcext:value-type="float">
            <text:p>0 HETD</text:p>
          </table:table-cell>
          <table:table-cell table:style-name="ce33" table:formula="of:=IF(OR(ISBLANK([.$C375]);[.$C375]=&quot;Référentiel&quot;);0;IF(contexte_calcul=&quot;Réalisé&quot;;[.$U375]*[.F375];[.$O375]*[.F375]))" office:value-type="float" office:value="0" calcext:value-type="float">
            <text:p>0 HETD</text:p>
          </table:table-cell>
          <table:table-cell table:style-name="ce33" table:formula="of:=IF([.$C375]=&quot;Référentiel&quot;;IF(contexte_calcul=&quot;Réalisé&quot;;[.$U375];[.$R375]);0)" office:value-type="float" office:value="0" calcext:value-type="float">
            <text:p>0 HETD</text:p>
          </table:table-cell>
          <table:table-cell table:style-name="ce33" table:formula="of:=IF(OR(ISBLANK([.$C375]);[.$C375]=&quot;Référentiel&quot;);0;IF(contexte_calcul=&quot;Réalisé&quot;;[.$W375]*[.D375];[.$R375]*[.D375]))" office:value-type="float" office:value="0" calcext:value-type="float">
            <text:p>0 HETD</text:p>
          </table:table-cell>
          <table:table-cell table:style-name="ce33" table:formula="of:=IF(OR(ISBLANK([.$C375]);[.$C375]=&quot;Référentiel&quot;);0;IF(contexte_calcul=&quot;Réalisé&quot;;[.$W375]*[.E375];[.$R375]*[.E375]))" office:value-type="float" office:value="0" calcext:value-type="float">
            <text:p>0 HETD</text:p>
          </table:table-cell>
          <table:table-cell table:style-name="ce33" table:formula="of:=IF(OR(ISBLANK([.$C375]);[.$C375]=&quot;Référentiel&quot;);0;IF(contexte_calcul=&quot;Réalisé&quot;;[.$W375]*[.F375];[.$R375]*[.F37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5]=&quot;Référentiel&quot;;IF(contexte_calcul=&quot;Réalisé&quot;;[.$W375];[.$R37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76]);[.C376]=&quot;Référentiel&quot;);&quot;&quot;;1-([.D376]+[.E37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76]);0;HLOOKUP(IF(AND([.C376]=&quot;TP&quot;;TP_vaut_TD=&quot;Oui&quot;);&quot;TD&quot;;[.C376]);types_intervention;2;0))*IF(ISBLANK([.G376]);1;[.G376])" office:value-type="float" office:value="0" calcext:value-type="float">
            <text:p>0 HETD</text:p>
          </table:table-cell>
          <table:table-cell table:style-name="ce12" table:formula="of:=IF(ISBLANK([.C376]);0;HLOOKUP([.C376];types_intervention;3;0))*IF(ISBLANK([.G376]);1;[.G376])" office:value-type="float" office:value="0" calcext:value-type="float">
            <text:p>0 HETD</text:p>
          </table:table-cell>
          <table:table-cell table:style-name="ce11" table:formula="of:=IF([.H376]=&quot;Oui&quot;;[.I376]*[.J37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6]/[.$L$522];0)" office:value-type="percentage" office:value="0" calcext:value-type="percentage">
            <text:p>0,00 %</text:p>
          </table:table-cell>
          <table:table-cell table:style-name="ce11" table:formula="of:=MIN(service_du;[.$L$522])*[.N376]" office:value-type="float" office:value="0" calcext:value-type="float">
            <text:p>0 HETD</text:p>
          </table:table-cell>
          <table:table-cell table:style-name="ce28" table:formula="of:=IF([.L376]&lt;&gt;0;[.O376]/[.L376];0)" office:value-type="percentage" office:value="0" calcext:value-type="percentage">
            <text:p>0,00 %</text:p>
          </table:table-cell>
          <table:table-cell table:style-name="ce28" table:formula="of:=IF([.$L$522]&gt;service_du;1-[.P376];0)" office:value-type="percentage" office:value="1" calcext:value-type="percentage">
            <text:p>100,00 %</text:p>
          </table:table-cell>
          <table:table-cell table:style-name="ce26" table:formula="of:=[.I376]*[.Q376]*[.K376]*IF(ISBLANK([.G376]);1;[.G37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5]+[.L376]&gt;service_du;service_du;[.T375]+[.L376]))" office:value-type="float" office:value="188" calcext:value-type="float">
            <text:p>188 HETD</text:p>
          </table:table-cell>
          <table:table-cell table:style-name="ce11" table:formula="of:=IF(service_du=0;0;IF([.T375]+[.L376]&gt;service_du;service_du-[.T375];[.L376]))" office:value-type="float" office:value="0" calcext:value-type="float">
            <text:p>0 HETD</text:p>
          </table:table-cell>
          <table:table-cell table:style-name="ce30" table:formula="of:=IF(service_du=0;[.I376];IF([.J376]&gt;0;IF([.T375]+[.L376]&lt;service_du;0;(([.T375]+[.L376])-service_du)/[.J37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6]+IF([.H376]&lt;&gt;&quot;Oui&quot;;[.I376];0))*[.K376])*IF(ISBLANK([.G376]);1;[.G376])" office:value-type="float" office:value="0" calcext:value-type="float">
            <text:p>0 HETD</text:p>
          </table:table-cell>
          <table:table-cell/>
          <table:table-cell table:style-name="ce33" table:formula="of:=IF(OR(ISBLANK([.$C376]);[.$C376]=&quot;Référentiel&quot;);0;IF(contexte_calcul=&quot;Réalisé&quot;;[.$U376]*[.D376];[.$O376]*[.D376]))" office:value-type="float" office:value="0" calcext:value-type="float">
            <text:p>0 HETD</text:p>
          </table:table-cell>
          <table:table-cell table:style-name="ce33" table:formula="of:=IF(OR(ISBLANK([.$C376]);[.$C376]=&quot;Référentiel&quot;);0;IF(contexte_calcul=&quot;Réalisé&quot;;[.$U376]*[.E376];[.$O376]*[.E376]))" office:value-type="float" office:value="0" calcext:value-type="float">
            <text:p>0 HETD</text:p>
          </table:table-cell>
          <table:table-cell table:style-name="ce33" table:formula="of:=IF(OR(ISBLANK([.$C376]);[.$C376]=&quot;Référentiel&quot;);0;IF(contexte_calcul=&quot;Réalisé&quot;;[.$U376]*[.F376];[.$O376]*[.F376]))" office:value-type="float" office:value="0" calcext:value-type="float">
            <text:p>0 HETD</text:p>
          </table:table-cell>
          <table:table-cell table:style-name="ce33" table:formula="of:=IF([.$C376]=&quot;Référentiel&quot;;IF(contexte_calcul=&quot;Réalisé&quot;;[.$U376];[.$R376]);0)" office:value-type="float" office:value="0" calcext:value-type="float">
            <text:p>0 HETD</text:p>
          </table:table-cell>
          <table:table-cell table:style-name="ce33" table:formula="of:=IF(OR(ISBLANK([.$C376]);[.$C376]=&quot;Référentiel&quot;);0;IF(contexte_calcul=&quot;Réalisé&quot;;[.$W376]*[.D376];[.$R376]*[.D376]))" office:value-type="float" office:value="0" calcext:value-type="float">
            <text:p>0 HETD</text:p>
          </table:table-cell>
          <table:table-cell table:style-name="ce33" table:formula="of:=IF(OR(ISBLANK([.$C376]);[.$C376]=&quot;Référentiel&quot;);0;IF(contexte_calcul=&quot;Réalisé&quot;;[.$W376]*[.E376];[.$R376]*[.E376]))" office:value-type="float" office:value="0" calcext:value-type="float">
            <text:p>0 HETD</text:p>
          </table:table-cell>
          <table:table-cell table:style-name="ce33" table:formula="of:=IF(OR(ISBLANK([.$C376]);[.$C376]=&quot;Référentiel&quot;);0;IF(contexte_calcul=&quot;Réalisé&quot;;[.$W376]*[.F376];[.$R376]*[.F37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6]=&quot;Référentiel&quot;;IF(contexte_calcul=&quot;Réalisé&quot;;[.$W376];[.$R37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77]);[.C377]=&quot;Référentiel&quot;);&quot;&quot;;1-([.D377]+[.E37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77]);0;HLOOKUP(IF(AND([.C377]=&quot;TP&quot;;TP_vaut_TD=&quot;Oui&quot;);&quot;TD&quot;;[.C377]);types_intervention;2;0))*IF(ISBLANK([.G377]);1;[.G377])" office:value-type="float" office:value="0" calcext:value-type="float">
            <text:p>0 HETD</text:p>
          </table:table-cell>
          <table:table-cell table:style-name="ce12" table:formula="of:=IF(ISBLANK([.C377]);0;HLOOKUP([.C377];types_intervention;3;0))*IF(ISBLANK([.G377]);1;[.G377])" office:value-type="float" office:value="0" calcext:value-type="float">
            <text:p>0 HETD</text:p>
          </table:table-cell>
          <table:table-cell table:style-name="ce11" table:formula="of:=IF([.H377]=&quot;Oui&quot;;[.I377]*[.J37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7]/[.$L$522];0)" office:value-type="percentage" office:value="0" calcext:value-type="percentage">
            <text:p>0,00 %</text:p>
          </table:table-cell>
          <table:table-cell table:style-name="ce11" table:formula="of:=MIN(service_du;[.$L$522])*[.N377]" office:value-type="float" office:value="0" calcext:value-type="float">
            <text:p>0 HETD</text:p>
          </table:table-cell>
          <table:table-cell table:style-name="ce28" table:formula="of:=IF([.L377]&lt;&gt;0;[.O377]/[.L377];0)" office:value-type="percentage" office:value="0" calcext:value-type="percentage">
            <text:p>0,00 %</text:p>
          </table:table-cell>
          <table:table-cell table:style-name="ce28" table:formula="of:=IF([.$L$522]&gt;service_du;1-[.P377];0)" office:value-type="percentage" office:value="1" calcext:value-type="percentage">
            <text:p>100,00 %</text:p>
          </table:table-cell>
          <table:table-cell table:style-name="ce26" table:formula="of:=[.I377]*[.Q377]*[.K377]*IF(ISBLANK([.G377]);1;[.G37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6]+[.L377]&gt;service_du;service_du;[.T376]+[.L377]))" office:value-type="float" office:value="188" calcext:value-type="float">
            <text:p>188 HETD</text:p>
          </table:table-cell>
          <table:table-cell table:style-name="ce11" table:formula="of:=IF(service_du=0;0;IF([.T376]+[.L377]&gt;service_du;service_du-[.T376];[.L377]))" office:value-type="float" office:value="0" calcext:value-type="float">
            <text:p>0 HETD</text:p>
          </table:table-cell>
          <table:table-cell table:style-name="ce30" table:formula="of:=IF(service_du=0;[.I377];IF([.J377]&gt;0;IF([.T376]+[.L377]&lt;service_du;0;(([.T376]+[.L377])-service_du)/[.J37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7]+IF([.H377]&lt;&gt;&quot;Oui&quot;;[.I377];0))*[.K377])*IF(ISBLANK([.G377]);1;[.G377])" office:value-type="float" office:value="0" calcext:value-type="float">
            <text:p>0 HETD</text:p>
          </table:table-cell>
          <table:table-cell/>
          <table:table-cell table:style-name="ce33" table:formula="of:=IF(OR(ISBLANK([.$C377]);[.$C377]=&quot;Référentiel&quot;);0;IF(contexte_calcul=&quot;Réalisé&quot;;[.$U377]*[.D377];[.$O377]*[.D377]))" office:value-type="float" office:value="0" calcext:value-type="float">
            <text:p>0 HETD</text:p>
          </table:table-cell>
          <table:table-cell table:style-name="ce33" table:formula="of:=IF(OR(ISBLANK([.$C377]);[.$C377]=&quot;Référentiel&quot;);0;IF(contexte_calcul=&quot;Réalisé&quot;;[.$U377]*[.E377];[.$O377]*[.E377]))" office:value-type="float" office:value="0" calcext:value-type="float">
            <text:p>0 HETD</text:p>
          </table:table-cell>
          <table:table-cell table:style-name="ce33" table:formula="of:=IF(OR(ISBLANK([.$C377]);[.$C377]=&quot;Référentiel&quot;);0;IF(contexte_calcul=&quot;Réalisé&quot;;[.$U377]*[.F377];[.$O377]*[.F377]))" office:value-type="float" office:value="0" calcext:value-type="float">
            <text:p>0 HETD</text:p>
          </table:table-cell>
          <table:table-cell table:style-name="ce33" table:formula="of:=IF([.$C377]=&quot;Référentiel&quot;;IF(contexte_calcul=&quot;Réalisé&quot;;[.$U377];[.$R377]);0)" office:value-type="float" office:value="0" calcext:value-type="float">
            <text:p>0 HETD</text:p>
          </table:table-cell>
          <table:table-cell table:style-name="ce33" table:formula="of:=IF(OR(ISBLANK([.$C377]);[.$C377]=&quot;Référentiel&quot;);0;IF(contexte_calcul=&quot;Réalisé&quot;;[.$W377]*[.D377];[.$R377]*[.D377]))" office:value-type="float" office:value="0" calcext:value-type="float">
            <text:p>0 HETD</text:p>
          </table:table-cell>
          <table:table-cell table:style-name="ce33" table:formula="of:=IF(OR(ISBLANK([.$C377]);[.$C377]=&quot;Référentiel&quot;);0;IF(contexte_calcul=&quot;Réalisé&quot;;[.$W377]*[.E377];[.$R377]*[.E377]))" office:value-type="float" office:value="0" calcext:value-type="float">
            <text:p>0 HETD</text:p>
          </table:table-cell>
          <table:table-cell table:style-name="ce33" table:formula="of:=IF(OR(ISBLANK([.$C377]);[.$C377]=&quot;Référentiel&quot;);0;IF(contexte_calcul=&quot;Réalisé&quot;;[.$W377]*[.F377];[.$R377]*[.F37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7]=&quot;Référentiel&quot;;IF(contexte_calcul=&quot;Réalisé&quot;;[.$W377];[.$R37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78]);[.C378]=&quot;Référentiel&quot;);&quot;&quot;;1-([.D378]+[.E37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78]);0;HLOOKUP(IF(AND([.C378]=&quot;TP&quot;;TP_vaut_TD=&quot;Oui&quot;);&quot;TD&quot;;[.C378]);types_intervention;2;0))*IF(ISBLANK([.G378]);1;[.G378])" office:value-type="float" office:value="0" calcext:value-type="float">
            <text:p>0 HETD</text:p>
          </table:table-cell>
          <table:table-cell table:style-name="ce12" table:formula="of:=IF(ISBLANK([.C378]);0;HLOOKUP([.C378];types_intervention;3;0))*IF(ISBLANK([.G378]);1;[.G378])" office:value-type="float" office:value="0" calcext:value-type="float">
            <text:p>0 HETD</text:p>
          </table:table-cell>
          <table:table-cell table:style-name="ce11" table:formula="of:=IF([.H378]=&quot;Oui&quot;;[.I378]*[.J37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8]/[.$L$522];0)" office:value-type="percentage" office:value="0" calcext:value-type="percentage">
            <text:p>0,00 %</text:p>
          </table:table-cell>
          <table:table-cell table:style-name="ce11" table:formula="of:=MIN(service_du;[.$L$522])*[.N378]" office:value-type="float" office:value="0" calcext:value-type="float">
            <text:p>0 HETD</text:p>
          </table:table-cell>
          <table:table-cell table:style-name="ce28" table:formula="of:=IF([.L378]&lt;&gt;0;[.O378]/[.L378];0)" office:value-type="percentage" office:value="0" calcext:value-type="percentage">
            <text:p>0,00 %</text:p>
          </table:table-cell>
          <table:table-cell table:style-name="ce28" table:formula="of:=IF([.$L$522]&gt;service_du;1-[.P378];0)" office:value-type="percentage" office:value="1" calcext:value-type="percentage">
            <text:p>100,00 %</text:p>
          </table:table-cell>
          <table:table-cell table:style-name="ce26" table:formula="of:=[.I378]*[.Q378]*[.K378]*IF(ISBLANK([.G378]);1;[.G37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7]+[.L378]&gt;service_du;service_du;[.T377]+[.L378]))" office:value-type="float" office:value="188" calcext:value-type="float">
            <text:p>188 HETD</text:p>
          </table:table-cell>
          <table:table-cell table:style-name="ce11" table:formula="of:=IF(service_du=0;0;IF([.T377]+[.L378]&gt;service_du;service_du-[.T377];[.L378]))" office:value-type="float" office:value="0" calcext:value-type="float">
            <text:p>0 HETD</text:p>
          </table:table-cell>
          <table:table-cell table:style-name="ce30" table:formula="of:=IF(service_du=0;[.I378];IF([.J378]&gt;0;IF([.T377]+[.L378]&lt;service_du;0;(([.T377]+[.L378])-service_du)/[.J37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8]+IF([.H378]&lt;&gt;&quot;Oui&quot;;[.I378];0))*[.K378])*IF(ISBLANK([.G378]);1;[.G378])" office:value-type="float" office:value="0" calcext:value-type="float">
            <text:p>0 HETD</text:p>
          </table:table-cell>
          <table:table-cell/>
          <table:table-cell table:style-name="ce33" table:formula="of:=IF(OR(ISBLANK([.$C378]);[.$C378]=&quot;Référentiel&quot;);0;IF(contexte_calcul=&quot;Réalisé&quot;;[.$U378]*[.D378];[.$O378]*[.D378]))" office:value-type="float" office:value="0" calcext:value-type="float">
            <text:p>0 HETD</text:p>
          </table:table-cell>
          <table:table-cell table:style-name="ce33" table:formula="of:=IF(OR(ISBLANK([.$C378]);[.$C378]=&quot;Référentiel&quot;);0;IF(contexte_calcul=&quot;Réalisé&quot;;[.$U378]*[.E378];[.$O378]*[.E378]))" office:value-type="float" office:value="0" calcext:value-type="float">
            <text:p>0 HETD</text:p>
          </table:table-cell>
          <table:table-cell table:style-name="ce33" table:formula="of:=IF(OR(ISBLANK([.$C378]);[.$C378]=&quot;Référentiel&quot;);0;IF(contexte_calcul=&quot;Réalisé&quot;;[.$U378]*[.F378];[.$O378]*[.F378]))" office:value-type="float" office:value="0" calcext:value-type="float">
            <text:p>0 HETD</text:p>
          </table:table-cell>
          <table:table-cell table:style-name="ce33" table:formula="of:=IF([.$C378]=&quot;Référentiel&quot;;IF(contexte_calcul=&quot;Réalisé&quot;;[.$U378];[.$R378]);0)" office:value-type="float" office:value="0" calcext:value-type="float">
            <text:p>0 HETD</text:p>
          </table:table-cell>
          <table:table-cell table:style-name="ce33" table:formula="of:=IF(OR(ISBLANK([.$C378]);[.$C378]=&quot;Référentiel&quot;);0;IF(contexte_calcul=&quot;Réalisé&quot;;[.$W378]*[.D378];[.$R378]*[.D378]))" office:value-type="float" office:value="0" calcext:value-type="float">
            <text:p>0 HETD</text:p>
          </table:table-cell>
          <table:table-cell table:style-name="ce33" table:formula="of:=IF(OR(ISBLANK([.$C378]);[.$C378]=&quot;Référentiel&quot;);0;IF(contexte_calcul=&quot;Réalisé&quot;;[.$W378]*[.E378];[.$R378]*[.E378]))" office:value-type="float" office:value="0" calcext:value-type="float">
            <text:p>0 HETD</text:p>
          </table:table-cell>
          <table:table-cell table:style-name="ce33" table:formula="of:=IF(OR(ISBLANK([.$C378]);[.$C378]=&quot;Référentiel&quot;);0;IF(contexte_calcul=&quot;Réalisé&quot;;[.$W378]*[.F378];[.$R378]*[.F37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8]=&quot;Référentiel&quot;;IF(contexte_calcul=&quot;Réalisé&quot;;[.$W378];[.$R37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79]);[.C379]=&quot;Référentiel&quot;);&quot;&quot;;1-([.D379]+[.E37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79]);0;HLOOKUP(IF(AND([.C379]=&quot;TP&quot;;TP_vaut_TD=&quot;Oui&quot;);&quot;TD&quot;;[.C379]);types_intervention;2;0))*IF(ISBLANK([.G379]);1;[.G379])" office:value-type="float" office:value="0" calcext:value-type="float">
            <text:p>0 HETD</text:p>
          </table:table-cell>
          <table:table-cell table:style-name="ce12" table:formula="of:=IF(ISBLANK([.C379]);0;HLOOKUP([.C379];types_intervention;3;0))*IF(ISBLANK([.G379]);1;[.G379])" office:value-type="float" office:value="0" calcext:value-type="float">
            <text:p>0 HETD</text:p>
          </table:table-cell>
          <table:table-cell table:style-name="ce11" table:formula="of:=IF([.H379]=&quot;Oui&quot;;[.I379]*[.J37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9]/[.$L$522];0)" office:value-type="percentage" office:value="0" calcext:value-type="percentage">
            <text:p>0,00 %</text:p>
          </table:table-cell>
          <table:table-cell table:style-name="ce11" table:formula="of:=MIN(service_du;[.$L$522])*[.N379]" office:value-type="float" office:value="0" calcext:value-type="float">
            <text:p>0 HETD</text:p>
          </table:table-cell>
          <table:table-cell table:style-name="ce28" table:formula="of:=IF([.L379]&lt;&gt;0;[.O379]/[.L379];0)" office:value-type="percentage" office:value="0" calcext:value-type="percentage">
            <text:p>0,00 %</text:p>
          </table:table-cell>
          <table:table-cell table:style-name="ce28" table:formula="of:=IF([.$L$522]&gt;service_du;1-[.P379];0)" office:value-type="percentage" office:value="1" calcext:value-type="percentage">
            <text:p>100,00 %</text:p>
          </table:table-cell>
          <table:table-cell table:style-name="ce26" table:formula="of:=[.I379]*[.Q379]*[.K379]*IF(ISBLANK([.G379]);1;[.G37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8]+[.L379]&gt;service_du;service_du;[.T378]+[.L379]))" office:value-type="float" office:value="188" calcext:value-type="float">
            <text:p>188 HETD</text:p>
          </table:table-cell>
          <table:table-cell table:style-name="ce11" table:formula="of:=IF(service_du=0;0;IF([.T378]+[.L379]&gt;service_du;service_du-[.T378];[.L379]))" office:value-type="float" office:value="0" calcext:value-type="float">
            <text:p>0 HETD</text:p>
          </table:table-cell>
          <table:table-cell table:style-name="ce30" table:formula="of:=IF(service_du=0;[.I379];IF([.J379]&gt;0;IF([.T378]+[.L379]&lt;service_du;0;(([.T378]+[.L379])-service_du)/[.J37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9]+IF([.H379]&lt;&gt;&quot;Oui&quot;;[.I379];0))*[.K379])*IF(ISBLANK([.G379]);1;[.G379])" office:value-type="float" office:value="0" calcext:value-type="float">
            <text:p>0 HETD</text:p>
          </table:table-cell>
          <table:table-cell/>
          <table:table-cell table:style-name="ce33" table:formula="of:=IF(OR(ISBLANK([.$C379]);[.$C379]=&quot;Référentiel&quot;);0;IF(contexte_calcul=&quot;Réalisé&quot;;[.$U379]*[.D379];[.$O379]*[.D379]))" office:value-type="float" office:value="0" calcext:value-type="float">
            <text:p>0 HETD</text:p>
          </table:table-cell>
          <table:table-cell table:style-name="ce33" table:formula="of:=IF(OR(ISBLANK([.$C379]);[.$C379]=&quot;Référentiel&quot;);0;IF(contexte_calcul=&quot;Réalisé&quot;;[.$U379]*[.E379];[.$O379]*[.E379]))" office:value-type="float" office:value="0" calcext:value-type="float">
            <text:p>0 HETD</text:p>
          </table:table-cell>
          <table:table-cell table:style-name="ce33" table:formula="of:=IF(OR(ISBLANK([.$C379]);[.$C379]=&quot;Référentiel&quot;);0;IF(contexte_calcul=&quot;Réalisé&quot;;[.$U379]*[.F379];[.$O379]*[.F379]))" office:value-type="float" office:value="0" calcext:value-type="float">
            <text:p>0 HETD</text:p>
          </table:table-cell>
          <table:table-cell table:style-name="ce33" table:formula="of:=IF([.$C379]=&quot;Référentiel&quot;;IF(contexte_calcul=&quot;Réalisé&quot;;[.$U379];[.$R379]);0)" office:value-type="float" office:value="0" calcext:value-type="float">
            <text:p>0 HETD</text:p>
          </table:table-cell>
          <table:table-cell table:style-name="ce33" table:formula="of:=IF(OR(ISBLANK([.$C379]);[.$C379]=&quot;Référentiel&quot;);0;IF(contexte_calcul=&quot;Réalisé&quot;;[.$W379]*[.D379];[.$R379]*[.D379]))" office:value-type="float" office:value="0" calcext:value-type="float">
            <text:p>0 HETD</text:p>
          </table:table-cell>
          <table:table-cell table:style-name="ce33" table:formula="of:=IF(OR(ISBLANK([.$C379]);[.$C379]=&quot;Référentiel&quot;);0;IF(contexte_calcul=&quot;Réalisé&quot;;[.$W379]*[.E379];[.$R379]*[.E379]))" office:value-type="float" office:value="0" calcext:value-type="float">
            <text:p>0 HETD</text:p>
          </table:table-cell>
          <table:table-cell table:style-name="ce33" table:formula="of:=IF(OR(ISBLANK([.$C379]);[.$C379]=&quot;Référentiel&quot;);0;IF(contexte_calcul=&quot;Réalisé&quot;;[.$W379]*[.F379];[.$R379]*[.F37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9]=&quot;Référentiel&quot;;IF(contexte_calcul=&quot;Réalisé&quot;;[.$W379];[.$R37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80]);[.C380]=&quot;Référentiel&quot;);&quot;&quot;;1-([.D380]+[.E38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80]);0;HLOOKUP(IF(AND([.C380]=&quot;TP&quot;;TP_vaut_TD=&quot;Oui&quot;);&quot;TD&quot;;[.C380]);types_intervention;2;0))*IF(ISBLANK([.G380]);1;[.G380])" office:value-type="float" office:value="0" calcext:value-type="float">
            <text:p>0 HETD</text:p>
          </table:table-cell>
          <table:table-cell table:style-name="ce12" table:formula="of:=IF(ISBLANK([.C380]);0;HLOOKUP([.C380];types_intervention;3;0))*IF(ISBLANK([.G380]);1;[.G380])" office:value-type="float" office:value="0" calcext:value-type="float">
            <text:p>0 HETD</text:p>
          </table:table-cell>
          <table:table-cell table:style-name="ce11" table:formula="of:=IF([.H380]=&quot;Oui&quot;;[.I380]*[.J38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0]/[.$L$522];0)" office:value-type="percentage" office:value="0" calcext:value-type="percentage">
            <text:p>0,00 %</text:p>
          </table:table-cell>
          <table:table-cell table:style-name="ce11" table:formula="of:=MIN(service_du;[.$L$522])*[.N380]" office:value-type="float" office:value="0" calcext:value-type="float">
            <text:p>0 HETD</text:p>
          </table:table-cell>
          <table:table-cell table:style-name="ce28" table:formula="of:=IF([.L380]&lt;&gt;0;[.O380]/[.L380];0)" office:value-type="percentage" office:value="0" calcext:value-type="percentage">
            <text:p>0,00 %</text:p>
          </table:table-cell>
          <table:table-cell table:style-name="ce28" table:formula="of:=IF([.$L$522]&gt;service_du;1-[.P380];0)" office:value-type="percentage" office:value="1" calcext:value-type="percentage">
            <text:p>100,00 %</text:p>
          </table:table-cell>
          <table:table-cell table:style-name="ce26" table:formula="of:=[.I380]*[.Q380]*[.K380]*IF(ISBLANK([.G380]);1;[.G38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9]+[.L380]&gt;service_du;service_du;[.T379]+[.L380]))" office:value-type="float" office:value="188" calcext:value-type="float">
            <text:p>188 HETD</text:p>
          </table:table-cell>
          <table:table-cell table:style-name="ce11" table:formula="of:=IF(service_du=0;0;IF([.T379]+[.L380]&gt;service_du;service_du-[.T379];[.L380]))" office:value-type="float" office:value="0" calcext:value-type="float">
            <text:p>0 HETD</text:p>
          </table:table-cell>
          <table:table-cell table:style-name="ce30" table:formula="of:=IF(service_du=0;[.I380];IF([.J380]&gt;0;IF([.T379]+[.L380]&lt;service_du;0;(([.T379]+[.L380])-service_du)/[.J38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0]+IF([.H380]&lt;&gt;&quot;Oui&quot;;[.I380];0))*[.K380])*IF(ISBLANK([.G380]);1;[.G380])" office:value-type="float" office:value="0" calcext:value-type="float">
            <text:p>0 HETD</text:p>
          </table:table-cell>
          <table:table-cell/>
          <table:table-cell table:style-name="ce33" table:formula="of:=IF(OR(ISBLANK([.$C380]);[.$C380]=&quot;Référentiel&quot;);0;IF(contexte_calcul=&quot;Réalisé&quot;;[.$U380]*[.D380];[.$O380]*[.D380]))" office:value-type="float" office:value="0" calcext:value-type="float">
            <text:p>0 HETD</text:p>
          </table:table-cell>
          <table:table-cell table:style-name="ce33" table:formula="of:=IF(OR(ISBLANK([.$C380]);[.$C380]=&quot;Référentiel&quot;);0;IF(contexte_calcul=&quot;Réalisé&quot;;[.$U380]*[.E380];[.$O380]*[.E380]))" office:value-type="float" office:value="0" calcext:value-type="float">
            <text:p>0 HETD</text:p>
          </table:table-cell>
          <table:table-cell table:style-name="ce33" table:formula="of:=IF(OR(ISBLANK([.$C380]);[.$C380]=&quot;Référentiel&quot;);0;IF(contexte_calcul=&quot;Réalisé&quot;;[.$U380]*[.F380];[.$O380]*[.F380]))" office:value-type="float" office:value="0" calcext:value-type="float">
            <text:p>0 HETD</text:p>
          </table:table-cell>
          <table:table-cell table:style-name="ce33" table:formula="of:=IF([.$C380]=&quot;Référentiel&quot;;IF(contexte_calcul=&quot;Réalisé&quot;;[.$U380];[.$R380]);0)" office:value-type="float" office:value="0" calcext:value-type="float">
            <text:p>0 HETD</text:p>
          </table:table-cell>
          <table:table-cell table:style-name="ce33" table:formula="of:=IF(OR(ISBLANK([.$C380]);[.$C380]=&quot;Référentiel&quot;);0;IF(contexte_calcul=&quot;Réalisé&quot;;[.$W380]*[.D380];[.$R380]*[.D380]))" office:value-type="float" office:value="0" calcext:value-type="float">
            <text:p>0 HETD</text:p>
          </table:table-cell>
          <table:table-cell table:style-name="ce33" table:formula="of:=IF(OR(ISBLANK([.$C380]);[.$C380]=&quot;Référentiel&quot;);0;IF(contexte_calcul=&quot;Réalisé&quot;;[.$W380]*[.E380];[.$R380]*[.E380]))" office:value-type="float" office:value="0" calcext:value-type="float">
            <text:p>0 HETD</text:p>
          </table:table-cell>
          <table:table-cell table:style-name="ce33" table:formula="of:=IF(OR(ISBLANK([.$C380]);[.$C380]=&quot;Référentiel&quot;);0;IF(contexte_calcul=&quot;Réalisé&quot;;[.$W380]*[.F380];[.$R380]*[.F38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0]=&quot;Référentiel&quot;;IF(contexte_calcul=&quot;Réalisé&quot;;[.$W380];[.$R38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81]);[.C381]=&quot;Référentiel&quot;);&quot;&quot;;1-([.D381]+[.E38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81]);0;HLOOKUP(IF(AND([.C381]=&quot;TP&quot;;TP_vaut_TD=&quot;Oui&quot;);&quot;TD&quot;;[.C381]);types_intervention;2;0))*IF(ISBLANK([.G381]);1;[.G381])" office:value-type="float" office:value="0" calcext:value-type="float">
            <text:p>0 HETD</text:p>
          </table:table-cell>
          <table:table-cell table:style-name="ce12" table:formula="of:=IF(ISBLANK([.C381]);0;HLOOKUP([.C381];types_intervention;3;0))*IF(ISBLANK([.G381]);1;[.G381])" office:value-type="float" office:value="0" calcext:value-type="float">
            <text:p>0 HETD</text:p>
          </table:table-cell>
          <table:table-cell table:style-name="ce11" table:formula="of:=IF([.H381]=&quot;Oui&quot;;[.I381]*[.J38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1]/[.$L$522];0)" office:value-type="percentage" office:value="0" calcext:value-type="percentage">
            <text:p>0,00 %</text:p>
          </table:table-cell>
          <table:table-cell table:style-name="ce11" table:formula="of:=MIN(service_du;[.$L$522])*[.N381]" office:value-type="float" office:value="0" calcext:value-type="float">
            <text:p>0 HETD</text:p>
          </table:table-cell>
          <table:table-cell table:style-name="ce28" table:formula="of:=IF([.L381]&lt;&gt;0;[.O381]/[.L381];0)" office:value-type="percentage" office:value="0" calcext:value-type="percentage">
            <text:p>0,00 %</text:p>
          </table:table-cell>
          <table:table-cell table:style-name="ce28" table:formula="of:=IF([.$L$522]&gt;service_du;1-[.P381];0)" office:value-type="percentage" office:value="1" calcext:value-type="percentage">
            <text:p>100,00 %</text:p>
          </table:table-cell>
          <table:table-cell table:style-name="ce26" table:formula="of:=[.I381]*[.Q381]*[.K381]*IF(ISBLANK([.G381]);1;[.G38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0]+[.L381]&gt;service_du;service_du;[.T380]+[.L381]))" office:value-type="float" office:value="188" calcext:value-type="float">
            <text:p>188 HETD</text:p>
          </table:table-cell>
          <table:table-cell table:style-name="ce11" table:formula="of:=IF(service_du=0;0;IF([.T380]+[.L381]&gt;service_du;service_du-[.T380];[.L381]))" office:value-type="float" office:value="0" calcext:value-type="float">
            <text:p>0 HETD</text:p>
          </table:table-cell>
          <table:table-cell table:style-name="ce30" table:formula="of:=IF(service_du=0;[.I381];IF([.J381]&gt;0;IF([.T380]+[.L381]&lt;service_du;0;(([.T380]+[.L381])-service_du)/[.J38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1]+IF([.H381]&lt;&gt;&quot;Oui&quot;;[.I381];0))*[.K381])*IF(ISBLANK([.G381]);1;[.G381])" office:value-type="float" office:value="0" calcext:value-type="float">
            <text:p>0 HETD</text:p>
          </table:table-cell>
          <table:table-cell/>
          <table:table-cell table:style-name="ce33" table:formula="of:=IF(OR(ISBLANK([.$C381]);[.$C381]=&quot;Référentiel&quot;);0;IF(contexte_calcul=&quot;Réalisé&quot;;[.$U381]*[.D381];[.$O381]*[.D381]))" office:value-type="float" office:value="0" calcext:value-type="float">
            <text:p>0 HETD</text:p>
          </table:table-cell>
          <table:table-cell table:style-name="ce33" table:formula="of:=IF(OR(ISBLANK([.$C381]);[.$C381]=&quot;Référentiel&quot;);0;IF(contexte_calcul=&quot;Réalisé&quot;;[.$U381]*[.E381];[.$O381]*[.E381]))" office:value-type="float" office:value="0" calcext:value-type="float">
            <text:p>0 HETD</text:p>
          </table:table-cell>
          <table:table-cell table:style-name="ce33" table:formula="of:=IF(OR(ISBLANK([.$C381]);[.$C381]=&quot;Référentiel&quot;);0;IF(contexte_calcul=&quot;Réalisé&quot;;[.$U381]*[.F381];[.$O381]*[.F381]))" office:value-type="float" office:value="0" calcext:value-type="float">
            <text:p>0 HETD</text:p>
          </table:table-cell>
          <table:table-cell table:style-name="ce33" table:formula="of:=IF([.$C381]=&quot;Référentiel&quot;;IF(contexte_calcul=&quot;Réalisé&quot;;[.$U381];[.$R381]);0)" office:value-type="float" office:value="0" calcext:value-type="float">
            <text:p>0 HETD</text:p>
          </table:table-cell>
          <table:table-cell table:style-name="ce33" table:formula="of:=IF(OR(ISBLANK([.$C381]);[.$C381]=&quot;Référentiel&quot;);0;IF(contexte_calcul=&quot;Réalisé&quot;;[.$W381]*[.D381];[.$R381]*[.D381]))" office:value-type="float" office:value="0" calcext:value-type="float">
            <text:p>0 HETD</text:p>
          </table:table-cell>
          <table:table-cell table:style-name="ce33" table:formula="of:=IF(OR(ISBLANK([.$C381]);[.$C381]=&quot;Référentiel&quot;);0;IF(contexte_calcul=&quot;Réalisé&quot;;[.$W381]*[.E381];[.$R381]*[.E381]))" office:value-type="float" office:value="0" calcext:value-type="float">
            <text:p>0 HETD</text:p>
          </table:table-cell>
          <table:table-cell table:style-name="ce33" table:formula="of:=IF(OR(ISBLANK([.$C381]);[.$C381]=&quot;Référentiel&quot;);0;IF(contexte_calcul=&quot;Réalisé&quot;;[.$W381]*[.F381];[.$R381]*[.F38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1]=&quot;Référentiel&quot;;IF(contexte_calcul=&quot;Réalisé&quot;;[.$W381];[.$R38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82]);[.C382]=&quot;Référentiel&quot;);&quot;&quot;;1-([.D382]+[.E38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82]);0;HLOOKUP(IF(AND([.C382]=&quot;TP&quot;;TP_vaut_TD=&quot;Oui&quot;);&quot;TD&quot;;[.C382]);types_intervention;2;0))*IF(ISBLANK([.G382]);1;[.G382])" office:value-type="float" office:value="0" calcext:value-type="float">
            <text:p>0 HETD</text:p>
          </table:table-cell>
          <table:table-cell table:style-name="ce12" table:formula="of:=IF(ISBLANK([.C382]);0;HLOOKUP([.C382];types_intervention;3;0))*IF(ISBLANK([.G382]);1;[.G382])" office:value-type="float" office:value="0" calcext:value-type="float">
            <text:p>0 HETD</text:p>
          </table:table-cell>
          <table:table-cell table:style-name="ce11" table:formula="of:=IF([.H382]=&quot;Oui&quot;;[.I382]*[.J38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2]/[.$L$522];0)" office:value-type="percentage" office:value="0" calcext:value-type="percentage">
            <text:p>0,00 %</text:p>
          </table:table-cell>
          <table:table-cell table:style-name="ce11" table:formula="of:=MIN(service_du;[.$L$522])*[.N382]" office:value-type="float" office:value="0" calcext:value-type="float">
            <text:p>0 HETD</text:p>
          </table:table-cell>
          <table:table-cell table:style-name="ce28" table:formula="of:=IF([.L382]&lt;&gt;0;[.O382]/[.L382];0)" office:value-type="percentage" office:value="0" calcext:value-type="percentage">
            <text:p>0,00 %</text:p>
          </table:table-cell>
          <table:table-cell table:style-name="ce28" table:formula="of:=IF([.$L$522]&gt;service_du;1-[.P382];0)" office:value-type="percentage" office:value="1" calcext:value-type="percentage">
            <text:p>100,00 %</text:p>
          </table:table-cell>
          <table:table-cell table:style-name="ce26" table:formula="of:=[.I382]*[.Q382]*[.K382]*IF(ISBLANK([.G382]);1;[.G38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1]+[.L382]&gt;service_du;service_du;[.T381]+[.L382]))" office:value-type="float" office:value="188" calcext:value-type="float">
            <text:p>188 HETD</text:p>
          </table:table-cell>
          <table:table-cell table:style-name="ce11" table:formula="of:=IF(service_du=0;0;IF([.T381]+[.L382]&gt;service_du;service_du-[.T381];[.L382]))" office:value-type="float" office:value="0" calcext:value-type="float">
            <text:p>0 HETD</text:p>
          </table:table-cell>
          <table:table-cell table:style-name="ce30" table:formula="of:=IF(service_du=0;[.I382];IF([.J382]&gt;0;IF([.T381]+[.L382]&lt;service_du;0;(([.T381]+[.L382])-service_du)/[.J38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2]+IF([.H382]&lt;&gt;&quot;Oui&quot;;[.I382];0))*[.K382])*IF(ISBLANK([.G382]);1;[.G382])" office:value-type="float" office:value="0" calcext:value-type="float">
            <text:p>0 HETD</text:p>
          </table:table-cell>
          <table:table-cell/>
          <table:table-cell table:style-name="ce33" table:formula="of:=IF(OR(ISBLANK([.$C382]);[.$C382]=&quot;Référentiel&quot;);0;IF(contexte_calcul=&quot;Réalisé&quot;;[.$U382]*[.D382];[.$O382]*[.D382]))" office:value-type="float" office:value="0" calcext:value-type="float">
            <text:p>0 HETD</text:p>
          </table:table-cell>
          <table:table-cell table:style-name="ce33" table:formula="of:=IF(OR(ISBLANK([.$C382]);[.$C382]=&quot;Référentiel&quot;);0;IF(contexte_calcul=&quot;Réalisé&quot;;[.$U382]*[.E382];[.$O382]*[.E382]))" office:value-type="float" office:value="0" calcext:value-type="float">
            <text:p>0 HETD</text:p>
          </table:table-cell>
          <table:table-cell table:style-name="ce33" table:formula="of:=IF(OR(ISBLANK([.$C382]);[.$C382]=&quot;Référentiel&quot;);0;IF(contexte_calcul=&quot;Réalisé&quot;;[.$U382]*[.F382];[.$O382]*[.F382]))" office:value-type="float" office:value="0" calcext:value-type="float">
            <text:p>0 HETD</text:p>
          </table:table-cell>
          <table:table-cell table:style-name="ce33" table:formula="of:=IF([.$C382]=&quot;Référentiel&quot;;IF(contexte_calcul=&quot;Réalisé&quot;;[.$U382];[.$R382]);0)" office:value-type="float" office:value="0" calcext:value-type="float">
            <text:p>0 HETD</text:p>
          </table:table-cell>
          <table:table-cell table:style-name="ce33" table:formula="of:=IF(OR(ISBLANK([.$C382]);[.$C382]=&quot;Référentiel&quot;);0;IF(contexte_calcul=&quot;Réalisé&quot;;[.$W382]*[.D382];[.$R382]*[.D382]))" office:value-type="float" office:value="0" calcext:value-type="float">
            <text:p>0 HETD</text:p>
          </table:table-cell>
          <table:table-cell table:style-name="ce33" table:formula="of:=IF(OR(ISBLANK([.$C382]);[.$C382]=&quot;Référentiel&quot;);0;IF(contexte_calcul=&quot;Réalisé&quot;;[.$W382]*[.E382];[.$R382]*[.E382]))" office:value-type="float" office:value="0" calcext:value-type="float">
            <text:p>0 HETD</text:p>
          </table:table-cell>
          <table:table-cell table:style-name="ce33" table:formula="of:=IF(OR(ISBLANK([.$C382]);[.$C382]=&quot;Référentiel&quot;);0;IF(contexte_calcul=&quot;Réalisé&quot;;[.$W382]*[.F382];[.$R382]*[.F38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2]=&quot;Référentiel&quot;;IF(contexte_calcul=&quot;Réalisé&quot;;[.$W382];[.$R38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83]);[.C383]=&quot;Référentiel&quot;);&quot;&quot;;1-([.D383]+[.E38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83]);0;HLOOKUP(IF(AND([.C383]=&quot;TP&quot;;TP_vaut_TD=&quot;Oui&quot;);&quot;TD&quot;;[.C383]);types_intervention;2;0))*IF(ISBLANK([.G383]);1;[.G383])" office:value-type="float" office:value="0" calcext:value-type="float">
            <text:p>0 HETD</text:p>
          </table:table-cell>
          <table:table-cell table:style-name="ce12" table:formula="of:=IF(ISBLANK([.C383]);0;HLOOKUP([.C383];types_intervention;3;0))*IF(ISBLANK([.G383]);1;[.G383])" office:value-type="float" office:value="0" calcext:value-type="float">
            <text:p>0 HETD</text:p>
          </table:table-cell>
          <table:table-cell table:style-name="ce11" table:formula="of:=IF([.H383]=&quot;Oui&quot;;[.I383]*[.J38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3]/[.$L$522];0)" office:value-type="percentage" office:value="0" calcext:value-type="percentage">
            <text:p>0,00 %</text:p>
          </table:table-cell>
          <table:table-cell table:style-name="ce11" table:formula="of:=MIN(service_du;[.$L$522])*[.N383]" office:value-type="float" office:value="0" calcext:value-type="float">
            <text:p>0 HETD</text:p>
          </table:table-cell>
          <table:table-cell table:style-name="ce28" table:formula="of:=IF([.L383]&lt;&gt;0;[.O383]/[.L383];0)" office:value-type="percentage" office:value="0" calcext:value-type="percentage">
            <text:p>0,00 %</text:p>
          </table:table-cell>
          <table:table-cell table:style-name="ce28" table:formula="of:=IF([.$L$522]&gt;service_du;1-[.P383];0)" office:value-type="percentage" office:value="1" calcext:value-type="percentage">
            <text:p>100,00 %</text:p>
          </table:table-cell>
          <table:table-cell table:style-name="ce26" table:formula="of:=[.I383]*[.Q383]*[.K383]*IF(ISBLANK([.G383]);1;[.G38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2]+[.L383]&gt;service_du;service_du;[.T382]+[.L383]))" office:value-type="float" office:value="188" calcext:value-type="float">
            <text:p>188 HETD</text:p>
          </table:table-cell>
          <table:table-cell table:style-name="ce11" table:formula="of:=IF(service_du=0;0;IF([.T382]+[.L383]&gt;service_du;service_du-[.T382];[.L383]))" office:value-type="float" office:value="0" calcext:value-type="float">
            <text:p>0 HETD</text:p>
          </table:table-cell>
          <table:table-cell table:style-name="ce30" table:formula="of:=IF(service_du=0;[.I383];IF([.J383]&gt;0;IF([.T382]+[.L383]&lt;service_du;0;(([.T382]+[.L383])-service_du)/[.J38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3]+IF([.H383]&lt;&gt;&quot;Oui&quot;;[.I383];0))*[.K383])*IF(ISBLANK([.G383]);1;[.G383])" office:value-type="float" office:value="0" calcext:value-type="float">
            <text:p>0 HETD</text:p>
          </table:table-cell>
          <table:table-cell/>
          <table:table-cell table:style-name="ce33" table:formula="of:=IF(OR(ISBLANK([.$C383]);[.$C383]=&quot;Référentiel&quot;);0;IF(contexte_calcul=&quot;Réalisé&quot;;[.$U383]*[.D383];[.$O383]*[.D383]))" office:value-type="float" office:value="0" calcext:value-type="float">
            <text:p>0 HETD</text:p>
          </table:table-cell>
          <table:table-cell table:style-name="ce33" table:formula="of:=IF(OR(ISBLANK([.$C383]);[.$C383]=&quot;Référentiel&quot;);0;IF(contexte_calcul=&quot;Réalisé&quot;;[.$U383]*[.E383];[.$O383]*[.E383]))" office:value-type="float" office:value="0" calcext:value-type="float">
            <text:p>0 HETD</text:p>
          </table:table-cell>
          <table:table-cell table:style-name="ce33" table:formula="of:=IF(OR(ISBLANK([.$C383]);[.$C383]=&quot;Référentiel&quot;);0;IF(contexte_calcul=&quot;Réalisé&quot;;[.$U383]*[.F383];[.$O383]*[.F383]))" office:value-type="float" office:value="0" calcext:value-type="float">
            <text:p>0 HETD</text:p>
          </table:table-cell>
          <table:table-cell table:style-name="ce33" table:formula="of:=IF([.$C383]=&quot;Référentiel&quot;;IF(contexte_calcul=&quot;Réalisé&quot;;[.$U383];[.$R383]);0)" office:value-type="float" office:value="0" calcext:value-type="float">
            <text:p>0 HETD</text:p>
          </table:table-cell>
          <table:table-cell table:style-name="ce33" table:formula="of:=IF(OR(ISBLANK([.$C383]);[.$C383]=&quot;Référentiel&quot;);0;IF(contexte_calcul=&quot;Réalisé&quot;;[.$W383]*[.D383];[.$R383]*[.D383]))" office:value-type="float" office:value="0" calcext:value-type="float">
            <text:p>0 HETD</text:p>
          </table:table-cell>
          <table:table-cell table:style-name="ce33" table:formula="of:=IF(OR(ISBLANK([.$C383]);[.$C383]=&quot;Référentiel&quot;);0;IF(contexte_calcul=&quot;Réalisé&quot;;[.$W383]*[.E383];[.$R383]*[.E383]))" office:value-type="float" office:value="0" calcext:value-type="float">
            <text:p>0 HETD</text:p>
          </table:table-cell>
          <table:table-cell table:style-name="ce33" table:formula="of:=IF(OR(ISBLANK([.$C383]);[.$C383]=&quot;Référentiel&quot;);0;IF(contexte_calcul=&quot;Réalisé&quot;;[.$W383]*[.F383];[.$R383]*[.F38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3]=&quot;Référentiel&quot;;IF(contexte_calcul=&quot;Réalisé&quot;;[.$W383];[.$R38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84]);[.C384]=&quot;Référentiel&quot;);&quot;&quot;;1-([.D384]+[.E38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84]);0;HLOOKUP(IF(AND([.C384]=&quot;TP&quot;;TP_vaut_TD=&quot;Oui&quot;);&quot;TD&quot;;[.C384]);types_intervention;2;0))*IF(ISBLANK([.G384]);1;[.G384])" office:value-type="float" office:value="0" calcext:value-type="float">
            <text:p>0 HETD</text:p>
          </table:table-cell>
          <table:table-cell table:style-name="ce12" table:formula="of:=IF(ISBLANK([.C384]);0;HLOOKUP([.C384];types_intervention;3;0))*IF(ISBLANK([.G384]);1;[.G384])" office:value-type="float" office:value="0" calcext:value-type="float">
            <text:p>0 HETD</text:p>
          </table:table-cell>
          <table:table-cell table:style-name="ce11" table:formula="of:=IF([.H384]=&quot;Oui&quot;;[.I384]*[.J38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4]/[.$L$522];0)" office:value-type="percentage" office:value="0" calcext:value-type="percentage">
            <text:p>0,00 %</text:p>
          </table:table-cell>
          <table:table-cell table:style-name="ce11" table:formula="of:=MIN(service_du;[.$L$522])*[.N384]" office:value-type="float" office:value="0" calcext:value-type="float">
            <text:p>0 HETD</text:p>
          </table:table-cell>
          <table:table-cell table:style-name="ce28" table:formula="of:=IF([.L384]&lt;&gt;0;[.O384]/[.L384];0)" office:value-type="percentage" office:value="0" calcext:value-type="percentage">
            <text:p>0,00 %</text:p>
          </table:table-cell>
          <table:table-cell table:style-name="ce28" table:formula="of:=IF([.$L$522]&gt;service_du;1-[.P384];0)" office:value-type="percentage" office:value="1" calcext:value-type="percentage">
            <text:p>100,00 %</text:p>
          </table:table-cell>
          <table:table-cell table:style-name="ce26" table:formula="of:=[.I384]*[.Q384]*[.K384]*IF(ISBLANK([.G384]);1;[.G38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3]+[.L384]&gt;service_du;service_du;[.T383]+[.L384]))" office:value-type="float" office:value="188" calcext:value-type="float">
            <text:p>188 HETD</text:p>
          </table:table-cell>
          <table:table-cell table:style-name="ce11" table:formula="of:=IF(service_du=0;0;IF([.T383]+[.L384]&gt;service_du;service_du-[.T383];[.L384]))" office:value-type="float" office:value="0" calcext:value-type="float">
            <text:p>0 HETD</text:p>
          </table:table-cell>
          <table:table-cell table:style-name="ce30" table:formula="of:=IF(service_du=0;[.I384];IF([.J384]&gt;0;IF([.T383]+[.L384]&lt;service_du;0;(([.T383]+[.L384])-service_du)/[.J38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4]+IF([.H384]&lt;&gt;&quot;Oui&quot;;[.I384];0))*[.K384])*IF(ISBLANK([.G384]);1;[.G384])" office:value-type="float" office:value="0" calcext:value-type="float">
            <text:p>0 HETD</text:p>
          </table:table-cell>
          <table:table-cell/>
          <table:table-cell table:style-name="ce33" table:formula="of:=IF(OR(ISBLANK([.$C384]);[.$C384]=&quot;Référentiel&quot;);0;IF(contexte_calcul=&quot;Réalisé&quot;;[.$U384]*[.D384];[.$O384]*[.D384]))" office:value-type="float" office:value="0" calcext:value-type="float">
            <text:p>0 HETD</text:p>
          </table:table-cell>
          <table:table-cell table:style-name="ce33" table:formula="of:=IF(OR(ISBLANK([.$C384]);[.$C384]=&quot;Référentiel&quot;);0;IF(contexte_calcul=&quot;Réalisé&quot;;[.$U384]*[.E384];[.$O384]*[.E384]))" office:value-type="float" office:value="0" calcext:value-type="float">
            <text:p>0 HETD</text:p>
          </table:table-cell>
          <table:table-cell table:style-name="ce33" table:formula="of:=IF(OR(ISBLANK([.$C384]);[.$C384]=&quot;Référentiel&quot;);0;IF(contexte_calcul=&quot;Réalisé&quot;;[.$U384]*[.F384];[.$O384]*[.F384]))" office:value-type="float" office:value="0" calcext:value-type="float">
            <text:p>0 HETD</text:p>
          </table:table-cell>
          <table:table-cell table:style-name="ce33" table:formula="of:=IF([.$C384]=&quot;Référentiel&quot;;IF(contexte_calcul=&quot;Réalisé&quot;;[.$U384];[.$R384]);0)" office:value-type="float" office:value="0" calcext:value-type="float">
            <text:p>0 HETD</text:p>
          </table:table-cell>
          <table:table-cell table:style-name="ce33" table:formula="of:=IF(OR(ISBLANK([.$C384]);[.$C384]=&quot;Référentiel&quot;);0;IF(contexte_calcul=&quot;Réalisé&quot;;[.$W384]*[.D384];[.$R384]*[.D384]))" office:value-type="float" office:value="0" calcext:value-type="float">
            <text:p>0 HETD</text:p>
          </table:table-cell>
          <table:table-cell table:style-name="ce33" table:formula="of:=IF(OR(ISBLANK([.$C384]);[.$C384]=&quot;Référentiel&quot;);0;IF(contexte_calcul=&quot;Réalisé&quot;;[.$W384]*[.E384];[.$R384]*[.E384]))" office:value-type="float" office:value="0" calcext:value-type="float">
            <text:p>0 HETD</text:p>
          </table:table-cell>
          <table:table-cell table:style-name="ce33" table:formula="of:=IF(OR(ISBLANK([.$C384]);[.$C384]=&quot;Référentiel&quot;);0;IF(contexte_calcul=&quot;Réalisé&quot;;[.$W384]*[.F384];[.$R384]*[.F38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4]=&quot;Référentiel&quot;;IF(contexte_calcul=&quot;Réalisé&quot;;[.$W384];[.$R38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85]);[.C385]=&quot;Référentiel&quot;);&quot;&quot;;1-([.D385]+[.E38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85]);0;HLOOKUP(IF(AND([.C385]=&quot;TP&quot;;TP_vaut_TD=&quot;Oui&quot;);&quot;TD&quot;;[.C385]);types_intervention;2;0))*IF(ISBLANK([.G385]);1;[.G385])" office:value-type="float" office:value="0" calcext:value-type="float">
            <text:p>0 HETD</text:p>
          </table:table-cell>
          <table:table-cell table:style-name="ce12" table:formula="of:=IF(ISBLANK([.C385]);0;HLOOKUP([.C385];types_intervention;3;0))*IF(ISBLANK([.G385]);1;[.G385])" office:value-type="float" office:value="0" calcext:value-type="float">
            <text:p>0 HETD</text:p>
          </table:table-cell>
          <table:table-cell table:style-name="ce11" table:formula="of:=IF([.H385]=&quot;Oui&quot;;[.I385]*[.J38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5]/[.$L$522];0)" office:value-type="percentage" office:value="0" calcext:value-type="percentage">
            <text:p>0,00 %</text:p>
          </table:table-cell>
          <table:table-cell table:style-name="ce11" table:formula="of:=MIN(service_du;[.$L$522])*[.N385]" office:value-type="float" office:value="0" calcext:value-type="float">
            <text:p>0 HETD</text:p>
          </table:table-cell>
          <table:table-cell table:style-name="ce28" table:formula="of:=IF([.L385]&lt;&gt;0;[.O385]/[.L385];0)" office:value-type="percentage" office:value="0" calcext:value-type="percentage">
            <text:p>0,00 %</text:p>
          </table:table-cell>
          <table:table-cell table:style-name="ce28" table:formula="of:=IF([.$L$522]&gt;service_du;1-[.P385];0)" office:value-type="percentage" office:value="1" calcext:value-type="percentage">
            <text:p>100,00 %</text:p>
          </table:table-cell>
          <table:table-cell table:style-name="ce26" table:formula="of:=[.I385]*[.Q385]*[.K385]*IF(ISBLANK([.G385]);1;[.G38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4]+[.L385]&gt;service_du;service_du;[.T384]+[.L385]))" office:value-type="float" office:value="188" calcext:value-type="float">
            <text:p>188 HETD</text:p>
          </table:table-cell>
          <table:table-cell table:style-name="ce11" table:formula="of:=IF(service_du=0;0;IF([.T384]+[.L385]&gt;service_du;service_du-[.T384];[.L385]))" office:value-type="float" office:value="0" calcext:value-type="float">
            <text:p>0 HETD</text:p>
          </table:table-cell>
          <table:table-cell table:style-name="ce30" table:formula="of:=IF(service_du=0;[.I385];IF([.J385]&gt;0;IF([.T384]+[.L385]&lt;service_du;0;(([.T384]+[.L385])-service_du)/[.J38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5]+IF([.H385]&lt;&gt;&quot;Oui&quot;;[.I385];0))*[.K385])*IF(ISBLANK([.G385]);1;[.G385])" office:value-type="float" office:value="0" calcext:value-type="float">
            <text:p>0 HETD</text:p>
          </table:table-cell>
          <table:table-cell/>
          <table:table-cell table:style-name="ce33" table:formula="of:=IF(OR(ISBLANK([.$C385]);[.$C385]=&quot;Référentiel&quot;);0;IF(contexte_calcul=&quot;Réalisé&quot;;[.$U385]*[.D385];[.$O385]*[.D385]))" office:value-type="float" office:value="0" calcext:value-type="float">
            <text:p>0 HETD</text:p>
          </table:table-cell>
          <table:table-cell table:style-name="ce33" table:formula="of:=IF(OR(ISBLANK([.$C385]);[.$C385]=&quot;Référentiel&quot;);0;IF(contexte_calcul=&quot;Réalisé&quot;;[.$U385]*[.E385];[.$O385]*[.E385]))" office:value-type="float" office:value="0" calcext:value-type="float">
            <text:p>0 HETD</text:p>
          </table:table-cell>
          <table:table-cell table:style-name="ce33" table:formula="of:=IF(OR(ISBLANK([.$C385]);[.$C385]=&quot;Référentiel&quot;);0;IF(contexte_calcul=&quot;Réalisé&quot;;[.$U385]*[.F385];[.$O385]*[.F385]))" office:value-type="float" office:value="0" calcext:value-type="float">
            <text:p>0 HETD</text:p>
          </table:table-cell>
          <table:table-cell table:style-name="ce33" table:formula="of:=IF([.$C385]=&quot;Référentiel&quot;;IF(contexte_calcul=&quot;Réalisé&quot;;[.$U385];[.$R385]);0)" office:value-type="float" office:value="0" calcext:value-type="float">
            <text:p>0 HETD</text:p>
          </table:table-cell>
          <table:table-cell table:style-name="ce33" table:formula="of:=IF(OR(ISBLANK([.$C385]);[.$C385]=&quot;Référentiel&quot;);0;IF(contexte_calcul=&quot;Réalisé&quot;;[.$W385]*[.D385];[.$R385]*[.D385]))" office:value-type="float" office:value="0" calcext:value-type="float">
            <text:p>0 HETD</text:p>
          </table:table-cell>
          <table:table-cell table:style-name="ce33" table:formula="of:=IF(OR(ISBLANK([.$C385]);[.$C385]=&quot;Référentiel&quot;);0;IF(contexte_calcul=&quot;Réalisé&quot;;[.$W385]*[.E385];[.$R385]*[.E385]))" office:value-type="float" office:value="0" calcext:value-type="float">
            <text:p>0 HETD</text:p>
          </table:table-cell>
          <table:table-cell table:style-name="ce33" table:formula="of:=IF(OR(ISBLANK([.$C385]);[.$C385]=&quot;Référentiel&quot;);0;IF(contexte_calcul=&quot;Réalisé&quot;;[.$W385]*[.F385];[.$R385]*[.F38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5]=&quot;Référentiel&quot;;IF(contexte_calcul=&quot;Réalisé&quot;;[.$W385];[.$R38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86]);[.C386]=&quot;Référentiel&quot;);&quot;&quot;;1-([.D386]+[.E38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86]);0;HLOOKUP(IF(AND([.C386]=&quot;TP&quot;;TP_vaut_TD=&quot;Oui&quot;);&quot;TD&quot;;[.C386]);types_intervention;2;0))*IF(ISBLANK([.G386]);1;[.G386])" office:value-type="float" office:value="0" calcext:value-type="float">
            <text:p>0 HETD</text:p>
          </table:table-cell>
          <table:table-cell table:style-name="ce12" table:formula="of:=IF(ISBLANK([.C386]);0;HLOOKUP([.C386];types_intervention;3;0))*IF(ISBLANK([.G386]);1;[.G386])" office:value-type="float" office:value="0" calcext:value-type="float">
            <text:p>0 HETD</text:p>
          </table:table-cell>
          <table:table-cell table:style-name="ce11" table:formula="of:=IF([.H386]=&quot;Oui&quot;;[.I386]*[.J38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6]/[.$L$522];0)" office:value-type="percentage" office:value="0" calcext:value-type="percentage">
            <text:p>0,00 %</text:p>
          </table:table-cell>
          <table:table-cell table:style-name="ce11" table:formula="of:=MIN(service_du;[.$L$522])*[.N386]" office:value-type="float" office:value="0" calcext:value-type="float">
            <text:p>0 HETD</text:p>
          </table:table-cell>
          <table:table-cell table:style-name="ce28" table:formula="of:=IF([.L386]&lt;&gt;0;[.O386]/[.L386];0)" office:value-type="percentage" office:value="0" calcext:value-type="percentage">
            <text:p>0,00 %</text:p>
          </table:table-cell>
          <table:table-cell table:style-name="ce28" table:formula="of:=IF([.$L$522]&gt;service_du;1-[.P386];0)" office:value-type="percentage" office:value="1" calcext:value-type="percentage">
            <text:p>100,00 %</text:p>
          </table:table-cell>
          <table:table-cell table:style-name="ce26" table:formula="of:=[.I386]*[.Q386]*[.K386]*IF(ISBLANK([.G386]);1;[.G38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5]+[.L386]&gt;service_du;service_du;[.T385]+[.L386]))" office:value-type="float" office:value="188" calcext:value-type="float">
            <text:p>188 HETD</text:p>
          </table:table-cell>
          <table:table-cell table:style-name="ce11" table:formula="of:=IF(service_du=0;0;IF([.T385]+[.L386]&gt;service_du;service_du-[.T385];[.L386]))" office:value-type="float" office:value="0" calcext:value-type="float">
            <text:p>0 HETD</text:p>
          </table:table-cell>
          <table:table-cell table:style-name="ce30" table:formula="of:=IF(service_du=0;[.I386];IF([.J386]&gt;0;IF([.T385]+[.L386]&lt;service_du;0;(([.T385]+[.L386])-service_du)/[.J38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6]+IF([.H386]&lt;&gt;&quot;Oui&quot;;[.I386];0))*[.K386])*IF(ISBLANK([.G386]);1;[.G386])" office:value-type="float" office:value="0" calcext:value-type="float">
            <text:p>0 HETD</text:p>
          </table:table-cell>
          <table:table-cell/>
          <table:table-cell table:style-name="ce33" table:formula="of:=IF(OR(ISBLANK([.$C386]);[.$C386]=&quot;Référentiel&quot;);0;IF(contexte_calcul=&quot;Réalisé&quot;;[.$U386]*[.D386];[.$O386]*[.D386]))" office:value-type="float" office:value="0" calcext:value-type="float">
            <text:p>0 HETD</text:p>
          </table:table-cell>
          <table:table-cell table:style-name="ce33" table:formula="of:=IF(OR(ISBLANK([.$C386]);[.$C386]=&quot;Référentiel&quot;);0;IF(contexte_calcul=&quot;Réalisé&quot;;[.$U386]*[.E386];[.$O386]*[.E386]))" office:value-type="float" office:value="0" calcext:value-type="float">
            <text:p>0 HETD</text:p>
          </table:table-cell>
          <table:table-cell table:style-name="ce33" table:formula="of:=IF(OR(ISBLANK([.$C386]);[.$C386]=&quot;Référentiel&quot;);0;IF(contexte_calcul=&quot;Réalisé&quot;;[.$U386]*[.F386];[.$O386]*[.F386]))" office:value-type="float" office:value="0" calcext:value-type="float">
            <text:p>0 HETD</text:p>
          </table:table-cell>
          <table:table-cell table:style-name="ce33" table:formula="of:=IF([.$C386]=&quot;Référentiel&quot;;IF(contexte_calcul=&quot;Réalisé&quot;;[.$U386];[.$R386]);0)" office:value-type="float" office:value="0" calcext:value-type="float">
            <text:p>0 HETD</text:p>
          </table:table-cell>
          <table:table-cell table:style-name="ce33" table:formula="of:=IF(OR(ISBLANK([.$C386]);[.$C386]=&quot;Référentiel&quot;);0;IF(contexte_calcul=&quot;Réalisé&quot;;[.$W386]*[.D386];[.$R386]*[.D386]))" office:value-type="float" office:value="0" calcext:value-type="float">
            <text:p>0 HETD</text:p>
          </table:table-cell>
          <table:table-cell table:style-name="ce33" table:formula="of:=IF(OR(ISBLANK([.$C386]);[.$C386]=&quot;Référentiel&quot;);0;IF(contexte_calcul=&quot;Réalisé&quot;;[.$W386]*[.E386];[.$R386]*[.E386]))" office:value-type="float" office:value="0" calcext:value-type="float">
            <text:p>0 HETD</text:p>
          </table:table-cell>
          <table:table-cell table:style-name="ce33" table:formula="of:=IF(OR(ISBLANK([.$C386]);[.$C386]=&quot;Référentiel&quot;);0;IF(contexte_calcul=&quot;Réalisé&quot;;[.$W386]*[.F386];[.$R386]*[.F38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6]=&quot;Référentiel&quot;;IF(contexte_calcul=&quot;Réalisé&quot;;[.$W386];[.$R38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87]);[.C387]=&quot;Référentiel&quot;);&quot;&quot;;1-([.D387]+[.E38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87]);0;HLOOKUP(IF(AND([.C387]=&quot;TP&quot;;TP_vaut_TD=&quot;Oui&quot;);&quot;TD&quot;;[.C387]);types_intervention;2;0))*IF(ISBLANK([.G387]);1;[.G387])" office:value-type="float" office:value="0" calcext:value-type="float">
            <text:p>0 HETD</text:p>
          </table:table-cell>
          <table:table-cell table:style-name="ce12" table:formula="of:=IF(ISBLANK([.C387]);0;HLOOKUP([.C387];types_intervention;3;0))*IF(ISBLANK([.G387]);1;[.G387])" office:value-type="float" office:value="0" calcext:value-type="float">
            <text:p>0 HETD</text:p>
          </table:table-cell>
          <table:table-cell table:style-name="ce11" table:formula="of:=IF([.H387]=&quot;Oui&quot;;[.I387]*[.J38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7]/[.$L$522];0)" office:value-type="percentage" office:value="0" calcext:value-type="percentage">
            <text:p>0,00 %</text:p>
          </table:table-cell>
          <table:table-cell table:style-name="ce11" table:formula="of:=MIN(service_du;[.$L$522])*[.N387]" office:value-type="float" office:value="0" calcext:value-type="float">
            <text:p>0 HETD</text:p>
          </table:table-cell>
          <table:table-cell table:style-name="ce28" table:formula="of:=IF([.L387]&lt;&gt;0;[.O387]/[.L387];0)" office:value-type="percentage" office:value="0" calcext:value-type="percentage">
            <text:p>0,00 %</text:p>
          </table:table-cell>
          <table:table-cell table:style-name="ce28" table:formula="of:=IF([.$L$522]&gt;service_du;1-[.P387];0)" office:value-type="percentage" office:value="1" calcext:value-type="percentage">
            <text:p>100,00 %</text:p>
          </table:table-cell>
          <table:table-cell table:style-name="ce26" table:formula="of:=[.I387]*[.Q387]*[.K387]*IF(ISBLANK([.G387]);1;[.G38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6]+[.L387]&gt;service_du;service_du;[.T386]+[.L387]))" office:value-type="float" office:value="188" calcext:value-type="float">
            <text:p>188 HETD</text:p>
          </table:table-cell>
          <table:table-cell table:style-name="ce11" table:formula="of:=IF(service_du=0;0;IF([.T386]+[.L387]&gt;service_du;service_du-[.T386];[.L387]))" office:value-type="float" office:value="0" calcext:value-type="float">
            <text:p>0 HETD</text:p>
          </table:table-cell>
          <table:table-cell table:style-name="ce30" table:formula="of:=IF(service_du=0;[.I387];IF([.J387]&gt;0;IF([.T386]+[.L387]&lt;service_du;0;(([.T386]+[.L387])-service_du)/[.J38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7]+IF([.H387]&lt;&gt;&quot;Oui&quot;;[.I387];0))*[.K387])*IF(ISBLANK([.G387]);1;[.G387])" office:value-type="float" office:value="0" calcext:value-type="float">
            <text:p>0 HETD</text:p>
          </table:table-cell>
          <table:table-cell/>
          <table:table-cell table:style-name="ce33" table:formula="of:=IF(OR(ISBLANK([.$C387]);[.$C387]=&quot;Référentiel&quot;);0;IF(contexte_calcul=&quot;Réalisé&quot;;[.$U387]*[.D387];[.$O387]*[.D387]))" office:value-type="float" office:value="0" calcext:value-type="float">
            <text:p>0 HETD</text:p>
          </table:table-cell>
          <table:table-cell table:style-name="ce33" table:formula="of:=IF(OR(ISBLANK([.$C387]);[.$C387]=&quot;Référentiel&quot;);0;IF(contexte_calcul=&quot;Réalisé&quot;;[.$U387]*[.E387];[.$O387]*[.E387]))" office:value-type="float" office:value="0" calcext:value-type="float">
            <text:p>0 HETD</text:p>
          </table:table-cell>
          <table:table-cell table:style-name="ce33" table:formula="of:=IF(OR(ISBLANK([.$C387]);[.$C387]=&quot;Référentiel&quot;);0;IF(contexte_calcul=&quot;Réalisé&quot;;[.$U387]*[.F387];[.$O387]*[.F387]))" office:value-type="float" office:value="0" calcext:value-type="float">
            <text:p>0 HETD</text:p>
          </table:table-cell>
          <table:table-cell table:style-name="ce33" table:formula="of:=IF([.$C387]=&quot;Référentiel&quot;;IF(contexte_calcul=&quot;Réalisé&quot;;[.$U387];[.$R387]);0)" office:value-type="float" office:value="0" calcext:value-type="float">
            <text:p>0 HETD</text:p>
          </table:table-cell>
          <table:table-cell table:style-name="ce33" table:formula="of:=IF(OR(ISBLANK([.$C387]);[.$C387]=&quot;Référentiel&quot;);0;IF(contexte_calcul=&quot;Réalisé&quot;;[.$W387]*[.D387];[.$R387]*[.D387]))" office:value-type="float" office:value="0" calcext:value-type="float">
            <text:p>0 HETD</text:p>
          </table:table-cell>
          <table:table-cell table:style-name="ce33" table:formula="of:=IF(OR(ISBLANK([.$C387]);[.$C387]=&quot;Référentiel&quot;);0;IF(contexte_calcul=&quot;Réalisé&quot;;[.$W387]*[.E387];[.$R387]*[.E387]))" office:value-type="float" office:value="0" calcext:value-type="float">
            <text:p>0 HETD</text:p>
          </table:table-cell>
          <table:table-cell table:style-name="ce33" table:formula="of:=IF(OR(ISBLANK([.$C387]);[.$C387]=&quot;Référentiel&quot;);0;IF(contexte_calcul=&quot;Réalisé&quot;;[.$W387]*[.F387];[.$R387]*[.F38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7]=&quot;Référentiel&quot;;IF(contexte_calcul=&quot;Réalisé&quot;;[.$W387];[.$R38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88]);[.C388]=&quot;Référentiel&quot;);&quot;&quot;;1-([.D388]+[.E38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88]);0;HLOOKUP(IF(AND([.C388]=&quot;TP&quot;;TP_vaut_TD=&quot;Oui&quot;);&quot;TD&quot;;[.C388]);types_intervention;2;0))*IF(ISBLANK([.G388]);1;[.G388])" office:value-type="float" office:value="0" calcext:value-type="float">
            <text:p>0 HETD</text:p>
          </table:table-cell>
          <table:table-cell table:style-name="ce12" table:formula="of:=IF(ISBLANK([.C388]);0;HLOOKUP([.C388];types_intervention;3;0))*IF(ISBLANK([.G388]);1;[.G388])" office:value-type="float" office:value="0" calcext:value-type="float">
            <text:p>0 HETD</text:p>
          </table:table-cell>
          <table:table-cell table:style-name="ce11" table:formula="of:=IF([.H388]=&quot;Oui&quot;;[.I388]*[.J38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8]/[.$L$522];0)" office:value-type="percentage" office:value="0" calcext:value-type="percentage">
            <text:p>0,00 %</text:p>
          </table:table-cell>
          <table:table-cell table:style-name="ce11" table:formula="of:=MIN(service_du;[.$L$522])*[.N388]" office:value-type="float" office:value="0" calcext:value-type="float">
            <text:p>0 HETD</text:p>
          </table:table-cell>
          <table:table-cell table:style-name="ce28" table:formula="of:=IF([.L388]&lt;&gt;0;[.O388]/[.L388];0)" office:value-type="percentage" office:value="0" calcext:value-type="percentage">
            <text:p>0,00 %</text:p>
          </table:table-cell>
          <table:table-cell table:style-name="ce28" table:formula="of:=IF([.$L$522]&gt;service_du;1-[.P388];0)" office:value-type="percentage" office:value="1" calcext:value-type="percentage">
            <text:p>100,00 %</text:p>
          </table:table-cell>
          <table:table-cell table:style-name="ce26" table:formula="of:=[.I388]*[.Q388]*[.K388]*IF(ISBLANK([.G388]);1;[.G38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7]+[.L388]&gt;service_du;service_du;[.T387]+[.L388]))" office:value-type="float" office:value="188" calcext:value-type="float">
            <text:p>188 HETD</text:p>
          </table:table-cell>
          <table:table-cell table:style-name="ce11" table:formula="of:=IF(service_du=0;0;IF([.T387]+[.L388]&gt;service_du;service_du-[.T387];[.L388]))" office:value-type="float" office:value="0" calcext:value-type="float">
            <text:p>0 HETD</text:p>
          </table:table-cell>
          <table:table-cell table:style-name="ce30" table:formula="of:=IF(service_du=0;[.I388];IF([.J388]&gt;0;IF([.T387]+[.L388]&lt;service_du;0;(([.T387]+[.L388])-service_du)/[.J38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8]+IF([.H388]&lt;&gt;&quot;Oui&quot;;[.I388];0))*[.K388])*IF(ISBLANK([.G388]);1;[.G388])" office:value-type="float" office:value="0" calcext:value-type="float">
            <text:p>0 HETD</text:p>
          </table:table-cell>
          <table:table-cell/>
          <table:table-cell table:style-name="ce33" table:formula="of:=IF(OR(ISBLANK([.$C388]);[.$C388]=&quot;Référentiel&quot;);0;IF(contexte_calcul=&quot;Réalisé&quot;;[.$U388]*[.D388];[.$O388]*[.D388]))" office:value-type="float" office:value="0" calcext:value-type="float">
            <text:p>0 HETD</text:p>
          </table:table-cell>
          <table:table-cell table:style-name="ce33" table:formula="of:=IF(OR(ISBLANK([.$C388]);[.$C388]=&quot;Référentiel&quot;);0;IF(contexte_calcul=&quot;Réalisé&quot;;[.$U388]*[.E388];[.$O388]*[.E388]))" office:value-type="float" office:value="0" calcext:value-type="float">
            <text:p>0 HETD</text:p>
          </table:table-cell>
          <table:table-cell table:style-name="ce33" table:formula="of:=IF(OR(ISBLANK([.$C388]);[.$C388]=&quot;Référentiel&quot;);0;IF(contexte_calcul=&quot;Réalisé&quot;;[.$U388]*[.F388];[.$O388]*[.F388]))" office:value-type="float" office:value="0" calcext:value-type="float">
            <text:p>0 HETD</text:p>
          </table:table-cell>
          <table:table-cell table:style-name="ce33" table:formula="of:=IF([.$C388]=&quot;Référentiel&quot;;IF(contexte_calcul=&quot;Réalisé&quot;;[.$U388];[.$R388]);0)" office:value-type="float" office:value="0" calcext:value-type="float">
            <text:p>0 HETD</text:p>
          </table:table-cell>
          <table:table-cell table:style-name="ce33" table:formula="of:=IF(OR(ISBLANK([.$C388]);[.$C388]=&quot;Référentiel&quot;);0;IF(contexte_calcul=&quot;Réalisé&quot;;[.$W388]*[.D388];[.$R388]*[.D388]))" office:value-type="float" office:value="0" calcext:value-type="float">
            <text:p>0 HETD</text:p>
          </table:table-cell>
          <table:table-cell table:style-name="ce33" table:formula="of:=IF(OR(ISBLANK([.$C388]);[.$C388]=&quot;Référentiel&quot;);0;IF(contexte_calcul=&quot;Réalisé&quot;;[.$W388]*[.E388];[.$R388]*[.E388]))" office:value-type="float" office:value="0" calcext:value-type="float">
            <text:p>0 HETD</text:p>
          </table:table-cell>
          <table:table-cell table:style-name="ce33" table:formula="of:=IF(OR(ISBLANK([.$C388]);[.$C388]=&quot;Référentiel&quot;);0;IF(contexte_calcul=&quot;Réalisé&quot;;[.$W388]*[.F388];[.$R388]*[.F38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8]=&quot;Référentiel&quot;;IF(contexte_calcul=&quot;Réalisé&quot;;[.$W388];[.$R38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89]);[.C389]=&quot;Référentiel&quot;);&quot;&quot;;1-([.D389]+[.E38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89]);0;HLOOKUP(IF(AND([.C389]=&quot;TP&quot;;TP_vaut_TD=&quot;Oui&quot;);&quot;TD&quot;;[.C389]);types_intervention;2;0))*IF(ISBLANK([.G389]);1;[.G389])" office:value-type="float" office:value="0" calcext:value-type="float">
            <text:p>0 HETD</text:p>
          </table:table-cell>
          <table:table-cell table:style-name="ce12" table:formula="of:=IF(ISBLANK([.C389]);0;HLOOKUP([.C389];types_intervention;3;0))*IF(ISBLANK([.G389]);1;[.G389])" office:value-type="float" office:value="0" calcext:value-type="float">
            <text:p>0 HETD</text:p>
          </table:table-cell>
          <table:table-cell table:style-name="ce11" table:formula="of:=IF([.H389]=&quot;Oui&quot;;[.I389]*[.J38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9]/[.$L$522];0)" office:value-type="percentage" office:value="0" calcext:value-type="percentage">
            <text:p>0,00 %</text:p>
          </table:table-cell>
          <table:table-cell table:style-name="ce11" table:formula="of:=MIN(service_du;[.$L$522])*[.N389]" office:value-type="float" office:value="0" calcext:value-type="float">
            <text:p>0 HETD</text:p>
          </table:table-cell>
          <table:table-cell table:style-name="ce28" table:formula="of:=IF([.L389]&lt;&gt;0;[.O389]/[.L389];0)" office:value-type="percentage" office:value="0" calcext:value-type="percentage">
            <text:p>0,00 %</text:p>
          </table:table-cell>
          <table:table-cell table:style-name="ce28" table:formula="of:=IF([.$L$522]&gt;service_du;1-[.P389];0)" office:value-type="percentage" office:value="1" calcext:value-type="percentage">
            <text:p>100,00 %</text:p>
          </table:table-cell>
          <table:table-cell table:style-name="ce26" table:formula="of:=[.I389]*[.Q389]*[.K389]*IF(ISBLANK([.G389]);1;[.G38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8]+[.L389]&gt;service_du;service_du;[.T388]+[.L389]))" office:value-type="float" office:value="188" calcext:value-type="float">
            <text:p>188 HETD</text:p>
          </table:table-cell>
          <table:table-cell table:style-name="ce11" table:formula="of:=IF(service_du=0;0;IF([.T388]+[.L389]&gt;service_du;service_du-[.T388];[.L389]))" office:value-type="float" office:value="0" calcext:value-type="float">
            <text:p>0 HETD</text:p>
          </table:table-cell>
          <table:table-cell table:style-name="ce30" table:formula="of:=IF(service_du=0;[.I389];IF([.J389]&gt;0;IF([.T388]+[.L389]&lt;service_du;0;(([.T388]+[.L389])-service_du)/[.J38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9]+IF([.H389]&lt;&gt;&quot;Oui&quot;;[.I389];0))*[.K389])*IF(ISBLANK([.G389]);1;[.G389])" office:value-type="float" office:value="0" calcext:value-type="float">
            <text:p>0 HETD</text:p>
          </table:table-cell>
          <table:table-cell/>
          <table:table-cell table:style-name="ce33" table:formula="of:=IF(OR(ISBLANK([.$C389]);[.$C389]=&quot;Référentiel&quot;);0;IF(contexte_calcul=&quot;Réalisé&quot;;[.$U389]*[.D389];[.$O389]*[.D389]))" office:value-type="float" office:value="0" calcext:value-type="float">
            <text:p>0 HETD</text:p>
          </table:table-cell>
          <table:table-cell table:style-name="ce33" table:formula="of:=IF(OR(ISBLANK([.$C389]);[.$C389]=&quot;Référentiel&quot;);0;IF(contexte_calcul=&quot;Réalisé&quot;;[.$U389]*[.E389];[.$O389]*[.E389]))" office:value-type="float" office:value="0" calcext:value-type="float">
            <text:p>0 HETD</text:p>
          </table:table-cell>
          <table:table-cell table:style-name="ce33" table:formula="of:=IF(OR(ISBLANK([.$C389]);[.$C389]=&quot;Référentiel&quot;);0;IF(contexte_calcul=&quot;Réalisé&quot;;[.$U389]*[.F389];[.$O389]*[.F389]))" office:value-type="float" office:value="0" calcext:value-type="float">
            <text:p>0 HETD</text:p>
          </table:table-cell>
          <table:table-cell table:style-name="ce33" table:formula="of:=IF([.$C389]=&quot;Référentiel&quot;;IF(contexte_calcul=&quot;Réalisé&quot;;[.$U389];[.$R389]);0)" office:value-type="float" office:value="0" calcext:value-type="float">
            <text:p>0 HETD</text:p>
          </table:table-cell>
          <table:table-cell table:style-name="ce33" table:formula="of:=IF(OR(ISBLANK([.$C389]);[.$C389]=&quot;Référentiel&quot;);0;IF(contexte_calcul=&quot;Réalisé&quot;;[.$W389]*[.D389];[.$R389]*[.D389]))" office:value-type="float" office:value="0" calcext:value-type="float">
            <text:p>0 HETD</text:p>
          </table:table-cell>
          <table:table-cell table:style-name="ce33" table:formula="of:=IF(OR(ISBLANK([.$C389]);[.$C389]=&quot;Référentiel&quot;);0;IF(contexte_calcul=&quot;Réalisé&quot;;[.$W389]*[.E389];[.$R389]*[.E389]))" office:value-type="float" office:value="0" calcext:value-type="float">
            <text:p>0 HETD</text:p>
          </table:table-cell>
          <table:table-cell table:style-name="ce33" table:formula="of:=IF(OR(ISBLANK([.$C389]);[.$C389]=&quot;Référentiel&quot;);0;IF(contexte_calcul=&quot;Réalisé&quot;;[.$W389]*[.F389];[.$R389]*[.F38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9]=&quot;Référentiel&quot;;IF(contexte_calcul=&quot;Réalisé&quot;;[.$W389];[.$R38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90]);[.C390]=&quot;Référentiel&quot;);&quot;&quot;;1-([.D390]+[.E39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90]);0;HLOOKUP(IF(AND([.C390]=&quot;TP&quot;;TP_vaut_TD=&quot;Oui&quot;);&quot;TD&quot;;[.C390]);types_intervention;2;0))*IF(ISBLANK([.G390]);1;[.G390])" office:value-type="float" office:value="0" calcext:value-type="float">
            <text:p>0 HETD</text:p>
          </table:table-cell>
          <table:table-cell table:style-name="ce12" table:formula="of:=IF(ISBLANK([.C390]);0;HLOOKUP([.C390];types_intervention;3;0))*IF(ISBLANK([.G390]);1;[.G390])" office:value-type="float" office:value="0" calcext:value-type="float">
            <text:p>0 HETD</text:p>
          </table:table-cell>
          <table:table-cell table:style-name="ce11" table:formula="of:=IF([.H390]=&quot;Oui&quot;;[.I390]*[.J39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0]/[.$L$522];0)" office:value-type="percentage" office:value="0" calcext:value-type="percentage">
            <text:p>0,00 %</text:p>
          </table:table-cell>
          <table:table-cell table:style-name="ce11" table:formula="of:=MIN(service_du;[.$L$522])*[.N390]" office:value-type="float" office:value="0" calcext:value-type="float">
            <text:p>0 HETD</text:p>
          </table:table-cell>
          <table:table-cell table:style-name="ce28" table:formula="of:=IF([.L390]&lt;&gt;0;[.O390]/[.L390];0)" office:value-type="percentage" office:value="0" calcext:value-type="percentage">
            <text:p>0,00 %</text:p>
          </table:table-cell>
          <table:table-cell table:style-name="ce28" table:formula="of:=IF([.$L$522]&gt;service_du;1-[.P390];0)" office:value-type="percentage" office:value="1" calcext:value-type="percentage">
            <text:p>100,00 %</text:p>
          </table:table-cell>
          <table:table-cell table:style-name="ce26" table:formula="of:=[.I390]*[.Q390]*[.K390]*IF(ISBLANK([.G390]);1;[.G39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9]+[.L390]&gt;service_du;service_du;[.T389]+[.L390]))" office:value-type="float" office:value="188" calcext:value-type="float">
            <text:p>188 HETD</text:p>
          </table:table-cell>
          <table:table-cell table:style-name="ce11" table:formula="of:=IF(service_du=0;0;IF([.T389]+[.L390]&gt;service_du;service_du-[.T389];[.L390]))" office:value-type="float" office:value="0" calcext:value-type="float">
            <text:p>0 HETD</text:p>
          </table:table-cell>
          <table:table-cell table:style-name="ce30" table:formula="of:=IF(service_du=0;[.I390];IF([.J390]&gt;0;IF([.T389]+[.L390]&lt;service_du;0;(([.T389]+[.L390])-service_du)/[.J39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0]+IF([.H390]&lt;&gt;&quot;Oui&quot;;[.I390];0))*[.K390])*IF(ISBLANK([.G390]);1;[.G390])" office:value-type="float" office:value="0" calcext:value-type="float">
            <text:p>0 HETD</text:p>
          </table:table-cell>
          <table:table-cell/>
          <table:table-cell table:style-name="ce33" table:formula="of:=IF(OR(ISBLANK([.$C390]);[.$C390]=&quot;Référentiel&quot;);0;IF(contexte_calcul=&quot;Réalisé&quot;;[.$U390]*[.D390];[.$O390]*[.D390]))" office:value-type="float" office:value="0" calcext:value-type="float">
            <text:p>0 HETD</text:p>
          </table:table-cell>
          <table:table-cell table:style-name="ce33" table:formula="of:=IF(OR(ISBLANK([.$C390]);[.$C390]=&quot;Référentiel&quot;);0;IF(contexte_calcul=&quot;Réalisé&quot;;[.$U390]*[.E390];[.$O390]*[.E390]))" office:value-type="float" office:value="0" calcext:value-type="float">
            <text:p>0 HETD</text:p>
          </table:table-cell>
          <table:table-cell table:style-name="ce33" table:formula="of:=IF(OR(ISBLANK([.$C390]);[.$C390]=&quot;Référentiel&quot;);0;IF(contexte_calcul=&quot;Réalisé&quot;;[.$U390]*[.F390];[.$O390]*[.F390]))" office:value-type="float" office:value="0" calcext:value-type="float">
            <text:p>0 HETD</text:p>
          </table:table-cell>
          <table:table-cell table:style-name="ce33" table:formula="of:=IF([.$C390]=&quot;Référentiel&quot;;IF(contexte_calcul=&quot;Réalisé&quot;;[.$U390];[.$R390]);0)" office:value-type="float" office:value="0" calcext:value-type="float">
            <text:p>0 HETD</text:p>
          </table:table-cell>
          <table:table-cell table:style-name="ce33" table:formula="of:=IF(OR(ISBLANK([.$C390]);[.$C390]=&quot;Référentiel&quot;);0;IF(contexte_calcul=&quot;Réalisé&quot;;[.$W390]*[.D390];[.$R390]*[.D390]))" office:value-type="float" office:value="0" calcext:value-type="float">
            <text:p>0 HETD</text:p>
          </table:table-cell>
          <table:table-cell table:style-name="ce33" table:formula="of:=IF(OR(ISBLANK([.$C390]);[.$C390]=&quot;Référentiel&quot;);0;IF(contexte_calcul=&quot;Réalisé&quot;;[.$W390]*[.E390];[.$R390]*[.E390]))" office:value-type="float" office:value="0" calcext:value-type="float">
            <text:p>0 HETD</text:p>
          </table:table-cell>
          <table:table-cell table:style-name="ce33" table:formula="of:=IF(OR(ISBLANK([.$C390]);[.$C390]=&quot;Référentiel&quot;);0;IF(contexte_calcul=&quot;Réalisé&quot;;[.$W390]*[.F390];[.$R390]*[.F39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0]=&quot;Référentiel&quot;;IF(contexte_calcul=&quot;Réalisé&quot;;[.$W390];[.$R39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91]);[.C391]=&quot;Référentiel&quot;);&quot;&quot;;1-([.D391]+[.E39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91]);0;HLOOKUP(IF(AND([.C391]=&quot;TP&quot;;TP_vaut_TD=&quot;Oui&quot;);&quot;TD&quot;;[.C391]);types_intervention;2;0))*IF(ISBLANK([.G391]);1;[.G391])" office:value-type="float" office:value="0" calcext:value-type="float">
            <text:p>0 HETD</text:p>
          </table:table-cell>
          <table:table-cell table:style-name="ce12" table:formula="of:=IF(ISBLANK([.C391]);0;HLOOKUP([.C391];types_intervention;3;0))*IF(ISBLANK([.G391]);1;[.G391])" office:value-type="float" office:value="0" calcext:value-type="float">
            <text:p>0 HETD</text:p>
          </table:table-cell>
          <table:table-cell table:style-name="ce11" table:formula="of:=IF([.H391]=&quot;Oui&quot;;[.I391]*[.J39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1]/[.$L$522];0)" office:value-type="percentage" office:value="0" calcext:value-type="percentage">
            <text:p>0,00 %</text:p>
          </table:table-cell>
          <table:table-cell table:style-name="ce11" table:formula="of:=MIN(service_du;[.$L$522])*[.N391]" office:value-type="float" office:value="0" calcext:value-type="float">
            <text:p>0 HETD</text:p>
          </table:table-cell>
          <table:table-cell table:style-name="ce28" table:formula="of:=IF([.L391]&lt;&gt;0;[.O391]/[.L391];0)" office:value-type="percentage" office:value="0" calcext:value-type="percentage">
            <text:p>0,00 %</text:p>
          </table:table-cell>
          <table:table-cell table:style-name="ce28" table:formula="of:=IF([.$L$522]&gt;service_du;1-[.P391];0)" office:value-type="percentage" office:value="1" calcext:value-type="percentage">
            <text:p>100,00 %</text:p>
          </table:table-cell>
          <table:table-cell table:style-name="ce26" table:formula="of:=[.I391]*[.Q391]*[.K391]*IF(ISBLANK([.G391]);1;[.G39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0]+[.L391]&gt;service_du;service_du;[.T390]+[.L391]))" office:value-type="float" office:value="188" calcext:value-type="float">
            <text:p>188 HETD</text:p>
          </table:table-cell>
          <table:table-cell table:style-name="ce11" table:formula="of:=IF(service_du=0;0;IF([.T390]+[.L391]&gt;service_du;service_du-[.T390];[.L391]))" office:value-type="float" office:value="0" calcext:value-type="float">
            <text:p>0 HETD</text:p>
          </table:table-cell>
          <table:table-cell table:style-name="ce30" table:formula="of:=IF(service_du=0;[.I391];IF([.J391]&gt;0;IF([.T390]+[.L391]&lt;service_du;0;(([.T390]+[.L391])-service_du)/[.J39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1]+IF([.H391]&lt;&gt;&quot;Oui&quot;;[.I391];0))*[.K391])*IF(ISBLANK([.G391]);1;[.G391])" office:value-type="float" office:value="0" calcext:value-type="float">
            <text:p>0 HETD</text:p>
          </table:table-cell>
          <table:table-cell/>
          <table:table-cell table:style-name="ce33" table:formula="of:=IF(OR(ISBLANK([.$C391]);[.$C391]=&quot;Référentiel&quot;);0;IF(contexte_calcul=&quot;Réalisé&quot;;[.$U391]*[.D391];[.$O391]*[.D391]))" office:value-type="float" office:value="0" calcext:value-type="float">
            <text:p>0 HETD</text:p>
          </table:table-cell>
          <table:table-cell table:style-name="ce33" table:formula="of:=IF(OR(ISBLANK([.$C391]);[.$C391]=&quot;Référentiel&quot;);0;IF(contexte_calcul=&quot;Réalisé&quot;;[.$U391]*[.E391];[.$O391]*[.E391]))" office:value-type="float" office:value="0" calcext:value-type="float">
            <text:p>0 HETD</text:p>
          </table:table-cell>
          <table:table-cell table:style-name="ce33" table:formula="of:=IF(OR(ISBLANK([.$C391]);[.$C391]=&quot;Référentiel&quot;);0;IF(contexte_calcul=&quot;Réalisé&quot;;[.$U391]*[.F391];[.$O391]*[.F391]))" office:value-type="float" office:value="0" calcext:value-type="float">
            <text:p>0 HETD</text:p>
          </table:table-cell>
          <table:table-cell table:style-name="ce33" table:formula="of:=IF([.$C391]=&quot;Référentiel&quot;;IF(contexte_calcul=&quot;Réalisé&quot;;[.$U391];[.$R391]);0)" office:value-type="float" office:value="0" calcext:value-type="float">
            <text:p>0 HETD</text:p>
          </table:table-cell>
          <table:table-cell table:style-name="ce33" table:formula="of:=IF(OR(ISBLANK([.$C391]);[.$C391]=&quot;Référentiel&quot;);0;IF(contexte_calcul=&quot;Réalisé&quot;;[.$W391]*[.D391];[.$R391]*[.D391]))" office:value-type="float" office:value="0" calcext:value-type="float">
            <text:p>0 HETD</text:p>
          </table:table-cell>
          <table:table-cell table:style-name="ce33" table:formula="of:=IF(OR(ISBLANK([.$C391]);[.$C391]=&quot;Référentiel&quot;);0;IF(contexte_calcul=&quot;Réalisé&quot;;[.$W391]*[.E391];[.$R391]*[.E391]))" office:value-type="float" office:value="0" calcext:value-type="float">
            <text:p>0 HETD</text:p>
          </table:table-cell>
          <table:table-cell table:style-name="ce33" table:formula="of:=IF(OR(ISBLANK([.$C391]);[.$C391]=&quot;Référentiel&quot;);0;IF(contexte_calcul=&quot;Réalisé&quot;;[.$W391]*[.F391];[.$R391]*[.F39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1]=&quot;Référentiel&quot;;IF(contexte_calcul=&quot;Réalisé&quot;;[.$W391];[.$R39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92]);[.C392]=&quot;Référentiel&quot;);&quot;&quot;;1-([.D392]+[.E39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92]);0;HLOOKUP(IF(AND([.C392]=&quot;TP&quot;;TP_vaut_TD=&quot;Oui&quot;);&quot;TD&quot;;[.C392]);types_intervention;2;0))*IF(ISBLANK([.G392]);1;[.G392])" office:value-type="float" office:value="0" calcext:value-type="float">
            <text:p>0 HETD</text:p>
          </table:table-cell>
          <table:table-cell table:style-name="ce12" table:formula="of:=IF(ISBLANK([.C392]);0;HLOOKUP([.C392];types_intervention;3;0))*IF(ISBLANK([.G392]);1;[.G392])" office:value-type="float" office:value="0" calcext:value-type="float">
            <text:p>0 HETD</text:p>
          </table:table-cell>
          <table:table-cell table:style-name="ce11" table:formula="of:=IF([.H392]=&quot;Oui&quot;;[.I392]*[.J39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2]/[.$L$522];0)" office:value-type="percentage" office:value="0" calcext:value-type="percentage">
            <text:p>0,00 %</text:p>
          </table:table-cell>
          <table:table-cell table:style-name="ce11" table:formula="of:=MIN(service_du;[.$L$522])*[.N392]" office:value-type="float" office:value="0" calcext:value-type="float">
            <text:p>0 HETD</text:p>
          </table:table-cell>
          <table:table-cell table:style-name="ce28" table:formula="of:=IF([.L392]&lt;&gt;0;[.O392]/[.L392];0)" office:value-type="percentage" office:value="0" calcext:value-type="percentage">
            <text:p>0,00 %</text:p>
          </table:table-cell>
          <table:table-cell table:style-name="ce28" table:formula="of:=IF([.$L$522]&gt;service_du;1-[.P392];0)" office:value-type="percentage" office:value="1" calcext:value-type="percentage">
            <text:p>100,00 %</text:p>
          </table:table-cell>
          <table:table-cell table:style-name="ce26" table:formula="of:=[.I392]*[.Q392]*[.K392]*IF(ISBLANK([.G392]);1;[.G39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1]+[.L392]&gt;service_du;service_du;[.T391]+[.L392]))" office:value-type="float" office:value="188" calcext:value-type="float">
            <text:p>188 HETD</text:p>
          </table:table-cell>
          <table:table-cell table:style-name="ce11" table:formula="of:=IF(service_du=0;0;IF([.T391]+[.L392]&gt;service_du;service_du-[.T391];[.L392]))" office:value-type="float" office:value="0" calcext:value-type="float">
            <text:p>0 HETD</text:p>
          </table:table-cell>
          <table:table-cell table:style-name="ce30" table:formula="of:=IF(service_du=0;[.I392];IF([.J392]&gt;0;IF([.T391]+[.L392]&lt;service_du;0;(([.T391]+[.L392])-service_du)/[.J39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2]+IF([.H392]&lt;&gt;&quot;Oui&quot;;[.I392];0))*[.K392])*IF(ISBLANK([.G392]);1;[.G392])" office:value-type="float" office:value="0" calcext:value-type="float">
            <text:p>0 HETD</text:p>
          </table:table-cell>
          <table:table-cell/>
          <table:table-cell table:style-name="ce33" table:formula="of:=IF(OR(ISBLANK([.$C392]);[.$C392]=&quot;Référentiel&quot;);0;IF(contexte_calcul=&quot;Réalisé&quot;;[.$U392]*[.D392];[.$O392]*[.D392]))" office:value-type="float" office:value="0" calcext:value-type="float">
            <text:p>0 HETD</text:p>
          </table:table-cell>
          <table:table-cell table:style-name="ce33" table:formula="of:=IF(OR(ISBLANK([.$C392]);[.$C392]=&quot;Référentiel&quot;);0;IF(contexte_calcul=&quot;Réalisé&quot;;[.$U392]*[.E392];[.$O392]*[.E392]))" office:value-type="float" office:value="0" calcext:value-type="float">
            <text:p>0 HETD</text:p>
          </table:table-cell>
          <table:table-cell table:style-name="ce33" table:formula="of:=IF(OR(ISBLANK([.$C392]);[.$C392]=&quot;Référentiel&quot;);0;IF(contexte_calcul=&quot;Réalisé&quot;;[.$U392]*[.F392];[.$O392]*[.F392]))" office:value-type="float" office:value="0" calcext:value-type="float">
            <text:p>0 HETD</text:p>
          </table:table-cell>
          <table:table-cell table:style-name="ce33" table:formula="of:=IF([.$C392]=&quot;Référentiel&quot;;IF(contexte_calcul=&quot;Réalisé&quot;;[.$U392];[.$R392]);0)" office:value-type="float" office:value="0" calcext:value-type="float">
            <text:p>0 HETD</text:p>
          </table:table-cell>
          <table:table-cell table:style-name="ce33" table:formula="of:=IF(OR(ISBLANK([.$C392]);[.$C392]=&quot;Référentiel&quot;);0;IF(contexte_calcul=&quot;Réalisé&quot;;[.$W392]*[.D392];[.$R392]*[.D392]))" office:value-type="float" office:value="0" calcext:value-type="float">
            <text:p>0 HETD</text:p>
          </table:table-cell>
          <table:table-cell table:style-name="ce33" table:formula="of:=IF(OR(ISBLANK([.$C392]);[.$C392]=&quot;Référentiel&quot;);0;IF(contexte_calcul=&quot;Réalisé&quot;;[.$W392]*[.E392];[.$R392]*[.E392]))" office:value-type="float" office:value="0" calcext:value-type="float">
            <text:p>0 HETD</text:p>
          </table:table-cell>
          <table:table-cell table:style-name="ce33" table:formula="of:=IF(OR(ISBLANK([.$C392]);[.$C392]=&quot;Référentiel&quot;);0;IF(contexte_calcul=&quot;Réalisé&quot;;[.$W392]*[.F392];[.$R392]*[.F39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2]=&quot;Référentiel&quot;;IF(contexte_calcul=&quot;Réalisé&quot;;[.$W392];[.$R39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93]);[.C393]=&quot;Référentiel&quot;);&quot;&quot;;1-([.D393]+[.E39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93]);0;HLOOKUP(IF(AND([.C393]=&quot;TP&quot;;TP_vaut_TD=&quot;Oui&quot;);&quot;TD&quot;;[.C393]);types_intervention;2;0))*IF(ISBLANK([.G393]);1;[.G393])" office:value-type="float" office:value="0" calcext:value-type="float">
            <text:p>0 HETD</text:p>
          </table:table-cell>
          <table:table-cell table:style-name="ce12" table:formula="of:=IF(ISBLANK([.C393]);0;HLOOKUP([.C393];types_intervention;3;0))*IF(ISBLANK([.G393]);1;[.G393])" office:value-type="float" office:value="0" calcext:value-type="float">
            <text:p>0 HETD</text:p>
          </table:table-cell>
          <table:table-cell table:style-name="ce11" table:formula="of:=IF([.H393]=&quot;Oui&quot;;[.I393]*[.J39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3]/[.$L$522];0)" office:value-type="percentage" office:value="0" calcext:value-type="percentage">
            <text:p>0,00 %</text:p>
          </table:table-cell>
          <table:table-cell table:style-name="ce11" table:formula="of:=MIN(service_du;[.$L$522])*[.N393]" office:value-type="float" office:value="0" calcext:value-type="float">
            <text:p>0 HETD</text:p>
          </table:table-cell>
          <table:table-cell table:style-name="ce28" table:formula="of:=IF([.L393]&lt;&gt;0;[.O393]/[.L393];0)" office:value-type="percentage" office:value="0" calcext:value-type="percentage">
            <text:p>0,00 %</text:p>
          </table:table-cell>
          <table:table-cell table:style-name="ce28" table:formula="of:=IF([.$L$522]&gt;service_du;1-[.P393];0)" office:value-type="percentage" office:value="1" calcext:value-type="percentage">
            <text:p>100,00 %</text:p>
          </table:table-cell>
          <table:table-cell table:style-name="ce26" table:formula="of:=[.I393]*[.Q393]*[.K393]*IF(ISBLANK([.G393]);1;[.G39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2]+[.L393]&gt;service_du;service_du;[.T392]+[.L393]))" office:value-type="float" office:value="188" calcext:value-type="float">
            <text:p>188 HETD</text:p>
          </table:table-cell>
          <table:table-cell table:style-name="ce11" table:formula="of:=IF(service_du=0;0;IF([.T392]+[.L393]&gt;service_du;service_du-[.T392];[.L393]))" office:value-type="float" office:value="0" calcext:value-type="float">
            <text:p>0 HETD</text:p>
          </table:table-cell>
          <table:table-cell table:style-name="ce30" table:formula="of:=IF(service_du=0;[.I393];IF([.J393]&gt;0;IF([.T392]+[.L393]&lt;service_du;0;(([.T392]+[.L393])-service_du)/[.J39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3]+IF([.H393]&lt;&gt;&quot;Oui&quot;;[.I393];0))*[.K393])*IF(ISBLANK([.G393]);1;[.G393])" office:value-type="float" office:value="0" calcext:value-type="float">
            <text:p>0 HETD</text:p>
          </table:table-cell>
          <table:table-cell/>
          <table:table-cell table:style-name="ce33" table:formula="of:=IF(OR(ISBLANK([.$C393]);[.$C393]=&quot;Référentiel&quot;);0;IF(contexte_calcul=&quot;Réalisé&quot;;[.$U393]*[.D393];[.$O393]*[.D393]))" office:value-type="float" office:value="0" calcext:value-type="float">
            <text:p>0 HETD</text:p>
          </table:table-cell>
          <table:table-cell table:style-name="ce33" table:formula="of:=IF(OR(ISBLANK([.$C393]);[.$C393]=&quot;Référentiel&quot;);0;IF(contexte_calcul=&quot;Réalisé&quot;;[.$U393]*[.E393];[.$O393]*[.E393]))" office:value-type="float" office:value="0" calcext:value-type="float">
            <text:p>0 HETD</text:p>
          </table:table-cell>
          <table:table-cell table:style-name="ce33" table:formula="of:=IF(OR(ISBLANK([.$C393]);[.$C393]=&quot;Référentiel&quot;);0;IF(contexte_calcul=&quot;Réalisé&quot;;[.$U393]*[.F393];[.$O393]*[.F393]))" office:value-type="float" office:value="0" calcext:value-type="float">
            <text:p>0 HETD</text:p>
          </table:table-cell>
          <table:table-cell table:style-name="ce33" table:formula="of:=IF([.$C393]=&quot;Référentiel&quot;;IF(contexte_calcul=&quot;Réalisé&quot;;[.$U393];[.$R393]);0)" office:value-type="float" office:value="0" calcext:value-type="float">
            <text:p>0 HETD</text:p>
          </table:table-cell>
          <table:table-cell table:style-name="ce33" table:formula="of:=IF(OR(ISBLANK([.$C393]);[.$C393]=&quot;Référentiel&quot;);0;IF(contexte_calcul=&quot;Réalisé&quot;;[.$W393]*[.D393];[.$R393]*[.D393]))" office:value-type="float" office:value="0" calcext:value-type="float">
            <text:p>0 HETD</text:p>
          </table:table-cell>
          <table:table-cell table:style-name="ce33" table:formula="of:=IF(OR(ISBLANK([.$C393]);[.$C393]=&quot;Référentiel&quot;);0;IF(contexte_calcul=&quot;Réalisé&quot;;[.$W393]*[.E393];[.$R393]*[.E393]))" office:value-type="float" office:value="0" calcext:value-type="float">
            <text:p>0 HETD</text:p>
          </table:table-cell>
          <table:table-cell table:style-name="ce33" table:formula="of:=IF(OR(ISBLANK([.$C393]);[.$C393]=&quot;Référentiel&quot;);0;IF(contexte_calcul=&quot;Réalisé&quot;;[.$W393]*[.F393];[.$R393]*[.F39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3]=&quot;Référentiel&quot;;IF(contexte_calcul=&quot;Réalisé&quot;;[.$W393];[.$R39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94]);[.C394]=&quot;Référentiel&quot;);&quot;&quot;;1-([.D394]+[.E39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94]);0;HLOOKUP(IF(AND([.C394]=&quot;TP&quot;;TP_vaut_TD=&quot;Oui&quot;);&quot;TD&quot;;[.C394]);types_intervention;2;0))*IF(ISBLANK([.G394]);1;[.G394])" office:value-type="float" office:value="0" calcext:value-type="float">
            <text:p>0 HETD</text:p>
          </table:table-cell>
          <table:table-cell table:style-name="ce12" table:formula="of:=IF(ISBLANK([.C394]);0;HLOOKUP([.C394];types_intervention;3;0))*IF(ISBLANK([.G394]);1;[.G394])" office:value-type="float" office:value="0" calcext:value-type="float">
            <text:p>0 HETD</text:p>
          </table:table-cell>
          <table:table-cell table:style-name="ce11" table:formula="of:=IF([.H394]=&quot;Oui&quot;;[.I394]*[.J39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4]/[.$L$522];0)" office:value-type="percentage" office:value="0" calcext:value-type="percentage">
            <text:p>0,00 %</text:p>
          </table:table-cell>
          <table:table-cell table:style-name="ce11" table:formula="of:=MIN(service_du;[.$L$522])*[.N394]" office:value-type="float" office:value="0" calcext:value-type="float">
            <text:p>0 HETD</text:p>
          </table:table-cell>
          <table:table-cell table:style-name="ce28" table:formula="of:=IF([.L394]&lt;&gt;0;[.O394]/[.L394];0)" office:value-type="percentage" office:value="0" calcext:value-type="percentage">
            <text:p>0,00 %</text:p>
          </table:table-cell>
          <table:table-cell table:style-name="ce28" table:formula="of:=IF([.$L$522]&gt;service_du;1-[.P394];0)" office:value-type="percentage" office:value="1" calcext:value-type="percentage">
            <text:p>100,00 %</text:p>
          </table:table-cell>
          <table:table-cell table:style-name="ce26" table:formula="of:=[.I394]*[.Q394]*[.K394]*IF(ISBLANK([.G394]);1;[.G39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3]+[.L394]&gt;service_du;service_du;[.T393]+[.L394]))" office:value-type="float" office:value="188" calcext:value-type="float">
            <text:p>188 HETD</text:p>
          </table:table-cell>
          <table:table-cell table:style-name="ce11" table:formula="of:=IF(service_du=0;0;IF([.T393]+[.L394]&gt;service_du;service_du-[.T393];[.L394]))" office:value-type="float" office:value="0" calcext:value-type="float">
            <text:p>0 HETD</text:p>
          </table:table-cell>
          <table:table-cell table:style-name="ce30" table:formula="of:=IF(service_du=0;[.I394];IF([.J394]&gt;0;IF([.T393]+[.L394]&lt;service_du;0;(([.T393]+[.L394])-service_du)/[.J39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4]+IF([.H394]&lt;&gt;&quot;Oui&quot;;[.I394];0))*[.K394])*IF(ISBLANK([.G394]);1;[.G394])" office:value-type="float" office:value="0" calcext:value-type="float">
            <text:p>0 HETD</text:p>
          </table:table-cell>
          <table:table-cell/>
          <table:table-cell table:style-name="ce33" table:formula="of:=IF(OR(ISBLANK([.$C394]);[.$C394]=&quot;Référentiel&quot;);0;IF(contexte_calcul=&quot;Réalisé&quot;;[.$U394]*[.D394];[.$O394]*[.D394]))" office:value-type="float" office:value="0" calcext:value-type="float">
            <text:p>0 HETD</text:p>
          </table:table-cell>
          <table:table-cell table:style-name="ce33" table:formula="of:=IF(OR(ISBLANK([.$C394]);[.$C394]=&quot;Référentiel&quot;);0;IF(contexte_calcul=&quot;Réalisé&quot;;[.$U394]*[.E394];[.$O394]*[.E394]))" office:value-type="float" office:value="0" calcext:value-type="float">
            <text:p>0 HETD</text:p>
          </table:table-cell>
          <table:table-cell table:style-name="ce33" table:formula="of:=IF(OR(ISBLANK([.$C394]);[.$C394]=&quot;Référentiel&quot;);0;IF(contexte_calcul=&quot;Réalisé&quot;;[.$U394]*[.F394];[.$O394]*[.F394]))" office:value-type="float" office:value="0" calcext:value-type="float">
            <text:p>0 HETD</text:p>
          </table:table-cell>
          <table:table-cell table:style-name="ce33" table:formula="of:=IF([.$C394]=&quot;Référentiel&quot;;IF(contexte_calcul=&quot;Réalisé&quot;;[.$U394];[.$R394]);0)" office:value-type="float" office:value="0" calcext:value-type="float">
            <text:p>0 HETD</text:p>
          </table:table-cell>
          <table:table-cell table:style-name="ce33" table:formula="of:=IF(OR(ISBLANK([.$C394]);[.$C394]=&quot;Référentiel&quot;);0;IF(contexte_calcul=&quot;Réalisé&quot;;[.$W394]*[.D394];[.$R394]*[.D394]))" office:value-type="float" office:value="0" calcext:value-type="float">
            <text:p>0 HETD</text:p>
          </table:table-cell>
          <table:table-cell table:style-name="ce33" table:formula="of:=IF(OR(ISBLANK([.$C394]);[.$C394]=&quot;Référentiel&quot;);0;IF(contexte_calcul=&quot;Réalisé&quot;;[.$W394]*[.E394];[.$R394]*[.E394]))" office:value-type="float" office:value="0" calcext:value-type="float">
            <text:p>0 HETD</text:p>
          </table:table-cell>
          <table:table-cell table:style-name="ce33" table:formula="of:=IF(OR(ISBLANK([.$C394]);[.$C394]=&quot;Référentiel&quot;);0;IF(contexte_calcul=&quot;Réalisé&quot;;[.$W394]*[.F394];[.$R394]*[.F39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4]=&quot;Référentiel&quot;;IF(contexte_calcul=&quot;Réalisé&quot;;[.$W394];[.$R39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95]);[.C395]=&quot;Référentiel&quot;);&quot;&quot;;1-([.D395]+[.E39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95]);0;HLOOKUP(IF(AND([.C395]=&quot;TP&quot;;TP_vaut_TD=&quot;Oui&quot;);&quot;TD&quot;;[.C395]);types_intervention;2;0))*IF(ISBLANK([.G395]);1;[.G395])" office:value-type="float" office:value="0" calcext:value-type="float">
            <text:p>0 HETD</text:p>
          </table:table-cell>
          <table:table-cell table:style-name="ce12" table:formula="of:=IF(ISBLANK([.C395]);0;HLOOKUP([.C395];types_intervention;3;0))*IF(ISBLANK([.G395]);1;[.G395])" office:value-type="float" office:value="0" calcext:value-type="float">
            <text:p>0 HETD</text:p>
          </table:table-cell>
          <table:table-cell table:style-name="ce11" table:formula="of:=IF([.H395]=&quot;Oui&quot;;[.I395]*[.J39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5]/[.$L$522];0)" office:value-type="percentage" office:value="0" calcext:value-type="percentage">
            <text:p>0,00 %</text:p>
          </table:table-cell>
          <table:table-cell table:style-name="ce11" table:formula="of:=MIN(service_du;[.$L$522])*[.N395]" office:value-type="float" office:value="0" calcext:value-type="float">
            <text:p>0 HETD</text:p>
          </table:table-cell>
          <table:table-cell table:style-name="ce28" table:formula="of:=IF([.L395]&lt;&gt;0;[.O395]/[.L395];0)" office:value-type="percentage" office:value="0" calcext:value-type="percentage">
            <text:p>0,00 %</text:p>
          </table:table-cell>
          <table:table-cell table:style-name="ce28" table:formula="of:=IF([.$L$522]&gt;service_du;1-[.P395];0)" office:value-type="percentage" office:value="1" calcext:value-type="percentage">
            <text:p>100,00 %</text:p>
          </table:table-cell>
          <table:table-cell table:style-name="ce26" table:formula="of:=[.I395]*[.Q395]*[.K395]*IF(ISBLANK([.G395]);1;[.G39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4]+[.L395]&gt;service_du;service_du;[.T394]+[.L395]))" office:value-type="float" office:value="188" calcext:value-type="float">
            <text:p>188 HETD</text:p>
          </table:table-cell>
          <table:table-cell table:style-name="ce11" table:formula="of:=IF(service_du=0;0;IF([.T394]+[.L395]&gt;service_du;service_du-[.T394];[.L395]))" office:value-type="float" office:value="0" calcext:value-type="float">
            <text:p>0 HETD</text:p>
          </table:table-cell>
          <table:table-cell table:style-name="ce30" table:formula="of:=IF(service_du=0;[.I395];IF([.J395]&gt;0;IF([.T394]+[.L395]&lt;service_du;0;(([.T394]+[.L395])-service_du)/[.J39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5]+IF([.H395]&lt;&gt;&quot;Oui&quot;;[.I395];0))*[.K395])*IF(ISBLANK([.G395]);1;[.G395])" office:value-type="float" office:value="0" calcext:value-type="float">
            <text:p>0 HETD</text:p>
          </table:table-cell>
          <table:table-cell/>
          <table:table-cell table:style-name="ce33" table:formula="of:=IF(OR(ISBLANK([.$C395]);[.$C395]=&quot;Référentiel&quot;);0;IF(contexte_calcul=&quot;Réalisé&quot;;[.$U395]*[.D395];[.$O395]*[.D395]))" office:value-type="float" office:value="0" calcext:value-type="float">
            <text:p>0 HETD</text:p>
          </table:table-cell>
          <table:table-cell table:style-name="ce33" table:formula="of:=IF(OR(ISBLANK([.$C395]);[.$C395]=&quot;Référentiel&quot;);0;IF(contexte_calcul=&quot;Réalisé&quot;;[.$U395]*[.E395];[.$O395]*[.E395]))" office:value-type="float" office:value="0" calcext:value-type="float">
            <text:p>0 HETD</text:p>
          </table:table-cell>
          <table:table-cell table:style-name="ce33" table:formula="of:=IF(OR(ISBLANK([.$C395]);[.$C395]=&quot;Référentiel&quot;);0;IF(contexte_calcul=&quot;Réalisé&quot;;[.$U395]*[.F395];[.$O395]*[.F395]))" office:value-type="float" office:value="0" calcext:value-type="float">
            <text:p>0 HETD</text:p>
          </table:table-cell>
          <table:table-cell table:style-name="ce33" table:formula="of:=IF([.$C395]=&quot;Référentiel&quot;;IF(contexte_calcul=&quot;Réalisé&quot;;[.$U395];[.$R395]);0)" office:value-type="float" office:value="0" calcext:value-type="float">
            <text:p>0 HETD</text:p>
          </table:table-cell>
          <table:table-cell table:style-name="ce33" table:formula="of:=IF(OR(ISBLANK([.$C395]);[.$C395]=&quot;Référentiel&quot;);0;IF(contexte_calcul=&quot;Réalisé&quot;;[.$W395]*[.D395];[.$R395]*[.D395]))" office:value-type="float" office:value="0" calcext:value-type="float">
            <text:p>0 HETD</text:p>
          </table:table-cell>
          <table:table-cell table:style-name="ce33" table:formula="of:=IF(OR(ISBLANK([.$C395]);[.$C395]=&quot;Référentiel&quot;);0;IF(contexte_calcul=&quot;Réalisé&quot;;[.$W395]*[.E395];[.$R395]*[.E395]))" office:value-type="float" office:value="0" calcext:value-type="float">
            <text:p>0 HETD</text:p>
          </table:table-cell>
          <table:table-cell table:style-name="ce33" table:formula="of:=IF(OR(ISBLANK([.$C395]);[.$C395]=&quot;Référentiel&quot;);0;IF(contexte_calcul=&quot;Réalisé&quot;;[.$W395]*[.F395];[.$R395]*[.F39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5]=&quot;Référentiel&quot;;IF(contexte_calcul=&quot;Réalisé&quot;;[.$W395];[.$R39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96]);[.C396]=&quot;Référentiel&quot;);&quot;&quot;;1-([.D396]+[.E39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96]);0;HLOOKUP(IF(AND([.C396]=&quot;TP&quot;;TP_vaut_TD=&quot;Oui&quot;);&quot;TD&quot;;[.C396]);types_intervention;2;0))*IF(ISBLANK([.G396]);1;[.G396])" office:value-type="float" office:value="0" calcext:value-type="float">
            <text:p>0 HETD</text:p>
          </table:table-cell>
          <table:table-cell table:style-name="ce12" table:formula="of:=IF(ISBLANK([.C396]);0;HLOOKUP([.C396];types_intervention;3;0))*IF(ISBLANK([.G396]);1;[.G396])" office:value-type="float" office:value="0" calcext:value-type="float">
            <text:p>0 HETD</text:p>
          </table:table-cell>
          <table:table-cell table:style-name="ce11" table:formula="of:=IF([.H396]=&quot;Oui&quot;;[.I396]*[.J39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6]/[.$L$522];0)" office:value-type="percentage" office:value="0" calcext:value-type="percentage">
            <text:p>0,00 %</text:p>
          </table:table-cell>
          <table:table-cell table:style-name="ce11" table:formula="of:=MIN(service_du;[.$L$522])*[.N396]" office:value-type="float" office:value="0" calcext:value-type="float">
            <text:p>0 HETD</text:p>
          </table:table-cell>
          <table:table-cell table:style-name="ce28" table:formula="of:=IF([.L396]&lt;&gt;0;[.O396]/[.L396];0)" office:value-type="percentage" office:value="0" calcext:value-type="percentage">
            <text:p>0,00 %</text:p>
          </table:table-cell>
          <table:table-cell table:style-name="ce28" table:formula="of:=IF([.$L$522]&gt;service_du;1-[.P396];0)" office:value-type="percentage" office:value="1" calcext:value-type="percentage">
            <text:p>100,00 %</text:p>
          </table:table-cell>
          <table:table-cell table:style-name="ce26" table:formula="of:=[.I396]*[.Q396]*[.K396]*IF(ISBLANK([.G396]);1;[.G39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5]+[.L396]&gt;service_du;service_du;[.T395]+[.L396]))" office:value-type="float" office:value="188" calcext:value-type="float">
            <text:p>188 HETD</text:p>
          </table:table-cell>
          <table:table-cell table:style-name="ce11" table:formula="of:=IF(service_du=0;0;IF([.T395]+[.L396]&gt;service_du;service_du-[.T395];[.L396]))" office:value-type="float" office:value="0" calcext:value-type="float">
            <text:p>0 HETD</text:p>
          </table:table-cell>
          <table:table-cell table:style-name="ce30" table:formula="of:=IF(service_du=0;[.I396];IF([.J396]&gt;0;IF([.T395]+[.L396]&lt;service_du;0;(([.T395]+[.L396])-service_du)/[.J39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6]+IF([.H396]&lt;&gt;&quot;Oui&quot;;[.I396];0))*[.K396])*IF(ISBLANK([.G396]);1;[.G396])" office:value-type="float" office:value="0" calcext:value-type="float">
            <text:p>0 HETD</text:p>
          </table:table-cell>
          <table:table-cell/>
          <table:table-cell table:style-name="ce33" table:formula="of:=IF(OR(ISBLANK([.$C396]);[.$C396]=&quot;Référentiel&quot;);0;IF(contexte_calcul=&quot;Réalisé&quot;;[.$U396]*[.D396];[.$O396]*[.D396]))" office:value-type="float" office:value="0" calcext:value-type="float">
            <text:p>0 HETD</text:p>
          </table:table-cell>
          <table:table-cell table:style-name="ce33" table:formula="of:=IF(OR(ISBLANK([.$C396]);[.$C396]=&quot;Référentiel&quot;);0;IF(contexte_calcul=&quot;Réalisé&quot;;[.$U396]*[.E396];[.$O396]*[.E396]))" office:value-type="float" office:value="0" calcext:value-type="float">
            <text:p>0 HETD</text:p>
          </table:table-cell>
          <table:table-cell table:style-name="ce33" table:formula="of:=IF(OR(ISBLANK([.$C396]);[.$C396]=&quot;Référentiel&quot;);0;IF(contexte_calcul=&quot;Réalisé&quot;;[.$U396]*[.F396];[.$O396]*[.F396]))" office:value-type="float" office:value="0" calcext:value-type="float">
            <text:p>0 HETD</text:p>
          </table:table-cell>
          <table:table-cell table:style-name="ce33" table:formula="of:=IF([.$C396]=&quot;Référentiel&quot;;IF(contexte_calcul=&quot;Réalisé&quot;;[.$U396];[.$R396]);0)" office:value-type="float" office:value="0" calcext:value-type="float">
            <text:p>0 HETD</text:p>
          </table:table-cell>
          <table:table-cell table:style-name="ce33" table:formula="of:=IF(OR(ISBLANK([.$C396]);[.$C396]=&quot;Référentiel&quot;);0;IF(contexte_calcul=&quot;Réalisé&quot;;[.$W396]*[.D396];[.$R396]*[.D396]))" office:value-type="float" office:value="0" calcext:value-type="float">
            <text:p>0 HETD</text:p>
          </table:table-cell>
          <table:table-cell table:style-name="ce33" table:formula="of:=IF(OR(ISBLANK([.$C396]);[.$C396]=&quot;Référentiel&quot;);0;IF(contexte_calcul=&quot;Réalisé&quot;;[.$W396]*[.E396];[.$R396]*[.E396]))" office:value-type="float" office:value="0" calcext:value-type="float">
            <text:p>0 HETD</text:p>
          </table:table-cell>
          <table:table-cell table:style-name="ce33" table:formula="of:=IF(OR(ISBLANK([.$C396]);[.$C396]=&quot;Référentiel&quot;);0;IF(contexte_calcul=&quot;Réalisé&quot;;[.$W396]*[.F396];[.$R396]*[.F39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6]=&quot;Référentiel&quot;;IF(contexte_calcul=&quot;Réalisé&quot;;[.$W396];[.$R39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97]);[.C397]=&quot;Référentiel&quot;);&quot;&quot;;1-([.D397]+[.E39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97]);0;HLOOKUP(IF(AND([.C397]=&quot;TP&quot;;TP_vaut_TD=&quot;Oui&quot;);&quot;TD&quot;;[.C397]);types_intervention;2;0))*IF(ISBLANK([.G397]);1;[.G397])" office:value-type="float" office:value="0" calcext:value-type="float">
            <text:p>0 HETD</text:p>
          </table:table-cell>
          <table:table-cell table:style-name="ce12" table:formula="of:=IF(ISBLANK([.C397]);0;HLOOKUP([.C397];types_intervention;3;0))*IF(ISBLANK([.G397]);1;[.G397])" office:value-type="float" office:value="0" calcext:value-type="float">
            <text:p>0 HETD</text:p>
          </table:table-cell>
          <table:table-cell table:style-name="ce11" table:formula="of:=IF([.H397]=&quot;Oui&quot;;[.I397]*[.J39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7]/[.$L$522];0)" office:value-type="percentage" office:value="0" calcext:value-type="percentage">
            <text:p>0,00 %</text:p>
          </table:table-cell>
          <table:table-cell table:style-name="ce11" table:formula="of:=MIN(service_du;[.$L$522])*[.N397]" office:value-type="float" office:value="0" calcext:value-type="float">
            <text:p>0 HETD</text:p>
          </table:table-cell>
          <table:table-cell table:style-name="ce28" table:formula="of:=IF([.L397]&lt;&gt;0;[.O397]/[.L397];0)" office:value-type="percentage" office:value="0" calcext:value-type="percentage">
            <text:p>0,00 %</text:p>
          </table:table-cell>
          <table:table-cell table:style-name="ce28" table:formula="of:=IF([.$L$522]&gt;service_du;1-[.P397];0)" office:value-type="percentage" office:value="1" calcext:value-type="percentage">
            <text:p>100,00 %</text:p>
          </table:table-cell>
          <table:table-cell table:style-name="ce26" table:formula="of:=[.I397]*[.Q397]*[.K397]*IF(ISBLANK([.G397]);1;[.G39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6]+[.L397]&gt;service_du;service_du;[.T396]+[.L397]))" office:value-type="float" office:value="188" calcext:value-type="float">
            <text:p>188 HETD</text:p>
          </table:table-cell>
          <table:table-cell table:style-name="ce11" table:formula="of:=IF(service_du=0;0;IF([.T396]+[.L397]&gt;service_du;service_du-[.T396];[.L397]))" office:value-type="float" office:value="0" calcext:value-type="float">
            <text:p>0 HETD</text:p>
          </table:table-cell>
          <table:table-cell table:style-name="ce30" table:formula="of:=IF(service_du=0;[.I397];IF([.J397]&gt;0;IF([.T396]+[.L397]&lt;service_du;0;(([.T396]+[.L397])-service_du)/[.J39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7]+IF([.H397]&lt;&gt;&quot;Oui&quot;;[.I397];0))*[.K397])*IF(ISBLANK([.G397]);1;[.G397])" office:value-type="float" office:value="0" calcext:value-type="float">
            <text:p>0 HETD</text:p>
          </table:table-cell>
          <table:table-cell/>
          <table:table-cell table:style-name="ce33" table:formula="of:=IF(OR(ISBLANK([.$C397]);[.$C397]=&quot;Référentiel&quot;);0;IF(contexte_calcul=&quot;Réalisé&quot;;[.$U397]*[.D397];[.$O397]*[.D397]))" office:value-type="float" office:value="0" calcext:value-type="float">
            <text:p>0 HETD</text:p>
          </table:table-cell>
          <table:table-cell table:style-name="ce33" table:formula="of:=IF(OR(ISBLANK([.$C397]);[.$C397]=&quot;Référentiel&quot;);0;IF(contexte_calcul=&quot;Réalisé&quot;;[.$U397]*[.E397];[.$O397]*[.E397]))" office:value-type="float" office:value="0" calcext:value-type="float">
            <text:p>0 HETD</text:p>
          </table:table-cell>
          <table:table-cell table:style-name="ce33" table:formula="of:=IF(OR(ISBLANK([.$C397]);[.$C397]=&quot;Référentiel&quot;);0;IF(contexte_calcul=&quot;Réalisé&quot;;[.$U397]*[.F397];[.$O397]*[.F397]))" office:value-type="float" office:value="0" calcext:value-type="float">
            <text:p>0 HETD</text:p>
          </table:table-cell>
          <table:table-cell table:style-name="ce33" table:formula="of:=IF([.$C397]=&quot;Référentiel&quot;;IF(contexte_calcul=&quot;Réalisé&quot;;[.$U397];[.$R397]);0)" office:value-type="float" office:value="0" calcext:value-type="float">
            <text:p>0 HETD</text:p>
          </table:table-cell>
          <table:table-cell table:style-name="ce33" table:formula="of:=IF(OR(ISBLANK([.$C397]);[.$C397]=&quot;Référentiel&quot;);0;IF(contexte_calcul=&quot;Réalisé&quot;;[.$W397]*[.D397];[.$R397]*[.D397]))" office:value-type="float" office:value="0" calcext:value-type="float">
            <text:p>0 HETD</text:p>
          </table:table-cell>
          <table:table-cell table:style-name="ce33" table:formula="of:=IF(OR(ISBLANK([.$C397]);[.$C397]=&quot;Référentiel&quot;);0;IF(contexte_calcul=&quot;Réalisé&quot;;[.$W397]*[.E397];[.$R397]*[.E397]))" office:value-type="float" office:value="0" calcext:value-type="float">
            <text:p>0 HETD</text:p>
          </table:table-cell>
          <table:table-cell table:style-name="ce33" table:formula="of:=IF(OR(ISBLANK([.$C397]);[.$C397]=&quot;Référentiel&quot;);0;IF(contexte_calcul=&quot;Réalisé&quot;;[.$W397]*[.F397];[.$R397]*[.F39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7]=&quot;Référentiel&quot;;IF(contexte_calcul=&quot;Réalisé&quot;;[.$W397];[.$R39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98]);[.C398]=&quot;Référentiel&quot;);&quot;&quot;;1-([.D398]+[.E39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98]);0;HLOOKUP(IF(AND([.C398]=&quot;TP&quot;;TP_vaut_TD=&quot;Oui&quot;);&quot;TD&quot;;[.C398]);types_intervention;2;0))*IF(ISBLANK([.G398]);1;[.G398])" office:value-type="float" office:value="0" calcext:value-type="float">
            <text:p>0 HETD</text:p>
          </table:table-cell>
          <table:table-cell table:style-name="ce12" table:formula="of:=IF(ISBLANK([.C398]);0;HLOOKUP([.C398];types_intervention;3;0))*IF(ISBLANK([.G398]);1;[.G398])" office:value-type="float" office:value="0" calcext:value-type="float">
            <text:p>0 HETD</text:p>
          </table:table-cell>
          <table:table-cell table:style-name="ce11" table:formula="of:=IF([.H398]=&quot;Oui&quot;;[.I398]*[.J39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8]/[.$L$522];0)" office:value-type="percentage" office:value="0" calcext:value-type="percentage">
            <text:p>0,00 %</text:p>
          </table:table-cell>
          <table:table-cell table:style-name="ce11" table:formula="of:=MIN(service_du;[.$L$522])*[.N398]" office:value-type="float" office:value="0" calcext:value-type="float">
            <text:p>0 HETD</text:p>
          </table:table-cell>
          <table:table-cell table:style-name="ce28" table:formula="of:=IF([.L398]&lt;&gt;0;[.O398]/[.L398];0)" office:value-type="percentage" office:value="0" calcext:value-type="percentage">
            <text:p>0,00 %</text:p>
          </table:table-cell>
          <table:table-cell table:style-name="ce28" table:formula="of:=IF([.$L$522]&gt;service_du;1-[.P398];0)" office:value-type="percentage" office:value="1" calcext:value-type="percentage">
            <text:p>100,00 %</text:p>
          </table:table-cell>
          <table:table-cell table:style-name="ce26" table:formula="of:=[.I398]*[.Q398]*[.K398]*IF(ISBLANK([.G398]);1;[.G39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7]+[.L398]&gt;service_du;service_du;[.T397]+[.L398]))" office:value-type="float" office:value="188" calcext:value-type="float">
            <text:p>188 HETD</text:p>
          </table:table-cell>
          <table:table-cell table:style-name="ce11" table:formula="of:=IF(service_du=0;0;IF([.T397]+[.L398]&gt;service_du;service_du-[.T397];[.L398]))" office:value-type="float" office:value="0" calcext:value-type="float">
            <text:p>0 HETD</text:p>
          </table:table-cell>
          <table:table-cell table:style-name="ce30" table:formula="of:=IF(service_du=0;[.I398];IF([.J398]&gt;0;IF([.T397]+[.L398]&lt;service_du;0;(([.T397]+[.L398])-service_du)/[.J39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8]+IF([.H398]&lt;&gt;&quot;Oui&quot;;[.I398];0))*[.K398])*IF(ISBLANK([.G398]);1;[.G398])" office:value-type="float" office:value="0" calcext:value-type="float">
            <text:p>0 HETD</text:p>
          </table:table-cell>
          <table:table-cell/>
          <table:table-cell table:style-name="ce33" table:formula="of:=IF(OR(ISBLANK([.$C398]);[.$C398]=&quot;Référentiel&quot;);0;IF(contexte_calcul=&quot;Réalisé&quot;;[.$U398]*[.D398];[.$O398]*[.D398]))" office:value-type="float" office:value="0" calcext:value-type="float">
            <text:p>0 HETD</text:p>
          </table:table-cell>
          <table:table-cell table:style-name="ce33" table:formula="of:=IF(OR(ISBLANK([.$C398]);[.$C398]=&quot;Référentiel&quot;);0;IF(contexte_calcul=&quot;Réalisé&quot;;[.$U398]*[.E398];[.$O398]*[.E398]))" office:value-type="float" office:value="0" calcext:value-type="float">
            <text:p>0 HETD</text:p>
          </table:table-cell>
          <table:table-cell table:style-name="ce33" table:formula="of:=IF(OR(ISBLANK([.$C398]);[.$C398]=&quot;Référentiel&quot;);0;IF(contexte_calcul=&quot;Réalisé&quot;;[.$U398]*[.F398];[.$O398]*[.F398]))" office:value-type="float" office:value="0" calcext:value-type="float">
            <text:p>0 HETD</text:p>
          </table:table-cell>
          <table:table-cell table:style-name="ce33" table:formula="of:=IF([.$C398]=&quot;Référentiel&quot;;IF(contexte_calcul=&quot;Réalisé&quot;;[.$U398];[.$R398]);0)" office:value-type="float" office:value="0" calcext:value-type="float">
            <text:p>0 HETD</text:p>
          </table:table-cell>
          <table:table-cell table:style-name="ce33" table:formula="of:=IF(OR(ISBLANK([.$C398]);[.$C398]=&quot;Référentiel&quot;);0;IF(contexte_calcul=&quot;Réalisé&quot;;[.$W398]*[.D398];[.$R398]*[.D398]))" office:value-type="float" office:value="0" calcext:value-type="float">
            <text:p>0 HETD</text:p>
          </table:table-cell>
          <table:table-cell table:style-name="ce33" table:formula="of:=IF(OR(ISBLANK([.$C398]);[.$C398]=&quot;Référentiel&quot;);0;IF(contexte_calcul=&quot;Réalisé&quot;;[.$W398]*[.E398];[.$R398]*[.E398]))" office:value-type="float" office:value="0" calcext:value-type="float">
            <text:p>0 HETD</text:p>
          </table:table-cell>
          <table:table-cell table:style-name="ce33" table:formula="of:=IF(OR(ISBLANK([.$C398]);[.$C398]=&quot;Référentiel&quot;);0;IF(contexte_calcul=&quot;Réalisé&quot;;[.$W398]*[.F398];[.$R398]*[.F39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8]=&quot;Référentiel&quot;;IF(contexte_calcul=&quot;Réalisé&quot;;[.$W398];[.$R39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399]);[.C399]=&quot;Référentiel&quot;);&quot;&quot;;1-([.D399]+[.E39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399]);0;HLOOKUP(IF(AND([.C399]=&quot;TP&quot;;TP_vaut_TD=&quot;Oui&quot;);&quot;TD&quot;;[.C399]);types_intervention;2;0))*IF(ISBLANK([.G399]);1;[.G399])" office:value-type="float" office:value="0" calcext:value-type="float">
            <text:p>0 HETD</text:p>
          </table:table-cell>
          <table:table-cell table:style-name="ce12" table:formula="of:=IF(ISBLANK([.C399]);0;HLOOKUP([.C399];types_intervention;3;0))*IF(ISBLANK([.G399]);1;[.G399])" office:value-type="float" office:value="0" calcext:value-type="float">
            <text:p>0 HETD</text:p>
          </table:table-cell>
          <table:table-cell table:style-name="ce11" table:formula="of:=IF([.H399]=&quot;Oui&quot;;[.I399]*[.J39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9]/[.$L$522];0)" office:value-type="percentage" office:value="0" calcext:value-type="percentage">
            <text:p>0,00 %</text:p>
          </table:table-cell>
          <table:table-cell table:style-name="ce11" table:formula="of:=MIN(service_du;[.$L$522])*[.N399]" office:value-type="float" office:value="0" calcext:value-type="float">
            <text:p>0 HETD</text:p>
          </table:table-cell>
          <table:table-cell table:style-name="ce28" table:formula="of:=IF([.L399]&lt;&gt;0;[.O399]/[.L399];0)" office:value-type="percentage" office:value="0" calcext:value-type="percentage">
            <text:p>0,00 %</text:p>
          </table:table-cell>
          <table:table-cell table:style-name="ce28" table:formula="of:=IF([.$L$522]&gt;service_du;1-[.P399];0)" office:value-type="percentage" office:value="1" calcext:value-type="percentage">
            <text:p>100,00 %</text:p>
          </table:table-cell>
          <table:table-cell table:style-name="ce26" table:formula="of:=[.I399]*[.Q399]*[.K399]*IF(ISBLANK([.G399]);1;[.G39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8]+[.L399]&gt;service_du;service_du;[.T398]+[.L399]))" office:value-type="float" office:value="188" calcext:value-type="float">
            <text:p>188 HETD</text:p>
          </table:table-cell>
          <table:table-cell table:style-name="ce11" table:formula="of:=IF(service_du=0;0;IF([.T398]+[.L399]&gt;service_du;service_du-[.T398];[.L399]))" office:value-type="float" office:value="0" calcext:value-type="float">
            <text:p>0 HETD</text:p>
          </table:table-cell>
          <table:table-cell table:style-name="ce30" table:formula="of:=IF(service_du=0;[.I399];IF([.J399]&gt;0;IF([.T398]+[.L399]&lt;service_du;0;(([.T398]+[.L399])-service_du)/[.J39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9]+IF([.H399]&lt;&gt;&quot;Oui&quot;;[.I399];0))*[.K399])*IF(ISBLANK([.G399]);1;[.G399])" office:value-type="float" office:value="0" calcext:value-type="float">
            <text:p>0 HETD</text:p>
          </table:table-cell>
          <table:table-cell/>
          <table:table-cell table:style-name="ce33" table:formula="of:=IF(OR(ISBLANK([.$C399]);[.$C399]=&quot;Référentiel&quot;);0;IF(contexte_calcul=&quot;Réalisé&quot;;[.$U399]*[.D399];[.$O399]*[.D399]))" office:value-type="float" office:value="0" calcext:value-type="float">
            <text:p>0 HETD</text:p>
          </table:table-cell>
          <table:table-cell table:style-name="ce33" table:formula="of:=IF(OR(ISBLANK([.$C399]);[.$C399]=&quot;Référentiel&quot;);0;IF(contexte_calcul=&quot;Réalisé&quot;;[.$U399]*[.E399];[.$O399]*[.E399]))" office:value-type="float" office:value="0" calcext:value-type="float">
            <text:p>0 HETD</text:p>
          </table:table-cell>
          <table:table-cell table:style-name="ce33" table:formula="of:=IF(OR(ISBLANK([.$C399]);[.$C399]=&quot;Référentiel&quot;);0;IF(contexte_calcul=&quot;Réalisé&quot;;[.$U399]*[.F399];[.$O399]*[.F399]))" office:value-type="float" office:value="0" calcext:value-type="float">
            <text:p>0 HETD</text:p>
          </table:table-cell>
          <table:table-cell table:style-name="ce33" table:formula="of:=IF([.$C399]=&quot;Référentiel&quot;;IF(contexte_calcul=&quot;Réalisé&quot;;[.$U399];[.$R399]);0)" office:value-type="float" office:value="0" calcext:value-type="float">
            <text:p>0 HETD</text:p>
          </table:table-cell>
          <table:table-cell table:style-name="ce33" table:formula="of:=IF(OR(ISBLANK([.$C399]);[.$C399]=&quot;Référentiel&quot;);0;IF(contexte_calcul=&quot;Réalisé&quot;;[.$W399]*[.D399];[.$R399]*[.D399]))" office:value-type="float" office:value="0" calcext:value-type="float">
            <text:p>0 HETD</text:p>
          </table:table-cell>
          <table:table-cell table:style-name="ce33" table:formula="of:=IF(OR(ISBLANK([.$C399]);[.$C399]=&quot;Référentiel&quot;);0;IF(contexte_calcul=&quot;Réalisé&quot;;[.$W399]*[.E399];[.$R399]*[.E399]))" office:value-type="float" office:value="0" calcext:value-type="float">
            <text:p>0 HETD</text:p>
          </table:table-cell>
          <table:table-cell table:style-name="ce33" table:formula="of:=IF(OR(ISBLANK([.$C399]);[.$C399]=&quot;Référentiel&quot;);0;IF(contexte_calcul=&quot;Réalisé&quot;;[.$W399]*[.F399];[.$R399]*[.F39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9]=&quot;Référentiel&quot;;IF(contexte_calcul=&quot;Réalisé&quot;;[.$W399];[.$R39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00]);[.C400]=&quot;Référentiel&quot;);&quot;&quot;;1-([.D400]+[.E40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00]);0;HLOOKUP(IF(AND([.C400]=&quot;TP&quot;;TP_vaut_TD=&quot;Oui&quot;);&quot;TD&quot;;[.C400]);types_intervention;2;0))*IF(ISBLANK([.G400]);1;[.G400])" office:value-type="float" office:value="0" calcext:value-type="float">
            <text:p>0 HETD</text:p>
          </table:table-cell>
          <table:table-cell table:style-name="ce12" table:formula="of:=IF(ISBLANK([.C400]);0;HLOOKUP([.C400];types_intervention;3;0))*IF(ISBLANK([.G400]);1;[.G400])" office:value-type="float" office:value="0" calcext:value-type="float">
            <text:p>0 HETD</text:p>
          </table:table-cell>
          <table:table-cell table:style-name="ce11" table:formula="of:=IF([.H400]=&quot;Oui&quot;;[.I400]*[.J40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0]/[.$L$522];0)" office:value-type="percentage" office:value="0" calcext:value-type="percentage">
            <text:p>0,00 %</text:p>
          </table:table-cell>
          <table:table-cell table:style-name="ce11" table:formula="of:=MIN(service_du;[.$L$522])*[.N400]" office:value-type="float" office:value="0" calcext:value-type="float">
            <text:p>0 HETD</text:p>
          </table:table-cell>
          <table:table-cell table:style-name="ce28" table:formula="of:=IF([.L400]&lt;&gt;0;[.O400]/[.L400];0)" office:value-type="percentage" office:value="0" calcext:value-type="percentage">
            <text:p>0,00 %</text:p>
          </table:table-cell>
          <table:table-cell table:style-name="ce28" table:formula="of:=IF([.$L$522]&gt;service_du;1-[.P400];0)" office:value-type="percentage" office:value="1" calcext:value-type="percentage">
            <text:p>100,00 %</text:p>
          </table:table-cell>
          <table:table-cell table:style-name="ce26" table:formula="of:=[.I400]*[.Q400]*[.K400]*IF(ISBLANK([.G400]);1;[.G40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9]+[.L400]&gt;service_du;service_du;[.T399]+[.L400]))" office:value-type="float" office:value="188" calcext:value-type="float">
            <text:p>188 HETD</text:p>
          </table:table-cell>
          <table:table-cell table:style-name="ce11" table:formula="of:=IF(service_du=0;0;IF([.T399]+[.L400]&gt;service_du;service_du-[.T399];[.L400]))" office:value-type="float" office:value="0" calcext:value-type="float">
            <text:p>0 HETD</text:p>
          </table:table-cell>
          <table:table-cell table:style-name="ce30" table:formula="of:=IF(service_du=0;[.I400];IF([.J400]&gt;0;IF([.T399]+[.L400]&lt;service_du;0;(([.T399]+[.L400])-service_du)/[.J40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0]+IF([.H400]&lt;&gt;&quot;Oui&quot;;[.I400];0))*[.K400])*IF(ISBLANK([.G400]);1;[.G400])" office:value-type="float" office:value="0" calcext:value-type="float">
            <text:p>0 HETD</text:p>
          </table:table-cell>
          <table:table-cell/>
          <table:table-cell table:style-name="ce33" table:formula="of:=IF(OR(ISBLANK([.$C400]);[.$C400]=&quot;Référentiel&quot;);0;IF(contexte_calcul=&quot;Réalisé&quot;;[.$U400]*[.D400];[.$O400]*[.D400]))" office:value-type="float" office:value="0" calcext:value-type="float">
            <text:p>0 HETD</text:p>
          </table:table-cell>
          <table:table-cell table:style-name="ce33" table:formula="of:=IF(OR(ISBLANK([.$C400]);[.$C400]=&quot;Référentiel&quot;);0;IF(contexte_calcul=&quot;Réalisé&quot;;[.$U400]*[.E400];[.$O400]*[.E400]))" office:value-type="float" office:value="0" calcext:value-type="float">
            <text:p>0 HETD</text:p>
          </table:table-cell>
          <table:table-cell table:style-name="ce33" table:formula="of:=IF(OR(ISBLANK([.$C400]);[.$C400]=&quot;Référentiel&quot;);0;IF(contexte_calcul=&quot;Réalisé&quot;;[.$U400]*[.F400];[.$O400]*[.F400]))" office:value-type="float" office:value="0" calcext:value-type="float">
            <text:p>0 HETD</text:p>
          </table:table-cell>
          <table:table-cell table:style-name="ce33" table:formula="of:=IF([.$C400]=&quot;Référentiel&quot;;IF(contexte_calcul=&quot;Réalisé&quot;;[.$U400];[.$R400]);0)" office:value-type="float" office:value="0" calcext:value-type="float">
            <text:p>0 HETD</text:p>
          </table:table-cell>
          <table:table-cell table:style-name="ce33" table:formula="of:=IF(OR(ISBLANK([.$C400]);[.$C400]=&quot;Référentiel&quot;);0;IF(contexte_calcul=&quot;Réalisé&quot;;[.$W400]*[.D400];[.$R400]*[.D400]))" office:value-type="float" office:value="0" calcext:value-type="float">
            <text:p>0 HETD</text:p>
          </table:table-cell>
          <table:table-cell table:style-name="ce33" table:formula="of:=IF(OR(ISBLANK([.$C400]);[.$C400]=&quot;Référentiel&quot;);0;IF(contexte_calcul=&quot;Réalisé&quot;;[.$W400]*[.E400];[.$R400]*[.E400]))" office:value-type="float" office:value="0" calcext:value-type="float">
            <text:p>0 HETD</text:p>
          </table:table-cell>
          <table:table-cell table:style-name="ce33" table:formula="of:=IF(OR(ISBLANK([.$C400]);[.$C400]=&quot;Référentiel&quot;);0;IF(contexte_calcul=&quot;Réalisé&quot;;[.$W400]*[.F400];[.$R400]*[.F40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0]=&quot;Référentiel&quot;;IF(contexte_calcul=&quot;Réalisé&quot;;[.$W400];[.$R40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01]);[.C401]=&quot;Référentiel&quot;);&quot;&quot;;1-([.D401]+[.E40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01]);0;HLOOKUP(IF(AND([.C401]=&quot;TP&quot;;TP_vaut_TD=&quot;Oui&quot;);&quot;TD&quot;;[.C401]);types_intervention;2;0))*IF(ISBLANK([.G401]);1;[.G401])" office:value-type="float" office:value="0" calcext:value-type="float">
            <text:p>0 HETD</text:p>
          </table:table-cell>
          <table:table-cell table:style-name="ce12" table:formula="of:=IF(ISBLANK([.C401]);0;HLOOKUP([.C401];types_intervention;3;0))*IF(ISBLANK([.G401]);1;[.G401])" office:value-type="float" office:value="0" calcext:value-type="float">
            <text:p>0 HETD</text:p>
          </table:table-cell>
          <table:table-cell table:style-name="ce11" table:formula="of:=IF([.H401]=&quot;Oui&quot;;[.I401]*[.J40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1]/[.$L$522];0)" office:value-type="percentage" office:value="0" calcext:value-type="percentage">
            <text:p>0,00 %</text:p>
          </table:table-cell>
          <table:table-cell table:style-name="ce11" table:formula="of:=MIN(service_du;[.$L$522])*[.N401]" office:value-type="float" office:value="0" calcext:value-type="float">
            <text:p>0 HETD</text:p>
          </table:table-cell>
          <table:table-cell table:style-name="ce28" table:formula="of:=IF([.L401]&lt;&gt;0;[.O401]/[.L401];0)" office:value-type="percentage" office:value="0" calcext:value-type="percentage">
            <text:p>0,00 %</text:p>
          </table:table-cell>
          <table:table-cell table:style-name="ce28" table:formula="of:=IF([.$L$522]&gt;service_du;1-[.P401];0)" office:value-type="percentage" office:value="1" calcext:value-type="percentage">
            <text:p>100,00 %</text:p>
          </table:table-cell>
          <table:table-cell table:style-name="ce26" table:formula="of:=[.I401]*[.Q401]*[.K401]*IF(ISBLANK([.G401]);1;[.G40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0]+[.L401]&gt;service_du;service_du;[.T400]+[.L401]))" office:value-type="float" office:value="188" calcext:value-type="float">
            <text:p>188 HETD</text:p>
          </table:table-cell>
          <table:table-cell table:style-name="ce11" table:formula="of:=IF(service_du=0;0;IF([.T400]+[.L401]&gt;service_du;service_du-[.T400];[.L401]))" office:value-type="float" office:value="0" calcext:value-type="float">
            <text:p>0 HETD</text:p>
          </table:table-cell>
          <table:table-cell table:style-name="ce30" table:formula="of:=IF(service_du=0;[.I401];IF([.J401]&gt;0;IF([.T400]+[.L401]&lt;service_du;0;(([.T400]+[.L401])-service_du)/[.J40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1]+IF([.H401]&lt;&gt;&quot;Oui&quot;;[.I401];0))*[.K401])*IF(ISBLANK([.G401]);1;[.G401])" office:value-type="float" office:value="0" calcext:value-type="float">
            <text:p>0 HETD</text:p>
          </table:table-cell>
          <table:table-cell/>
          <table:table-cell table:style-name="ce33" table:formula="of:=IF(OR(ISBLANK([.$C401]);[.$C401]=&quot;Référentiel&quot;);0;IF(contexte_calcul=&quot;Réalisé&quot;;[.$U401]*[.D401];[.$O401]*[.D401]))" office:value-type="float" office:value="0" calcext:value-type="float">
            <text:p>0 HETD</text:p>
          </table:table-cell>
          <table:table-cell table:style-name="ce33" table:formula="of:=IF(OR(ISBLANK([.$C401]);[.$C401]=&quot;Référentiel&quot;);0;IF(contexte_calcul=&quot;Réalisé&quot;;[.$U401]*[.E401];[.$O401]*[.E401]))" office:value-type="float" office:value="0" calcext:value-type="float">
            <text:p>0 HETD</text:p>
          </table:table-cell>
          <table:table-cell table:style-name="ce33" table:formula="of:=IF(OR(ISBLANK([.$C401]);[.$C401]=&quot;Référentiel&quot;);0;IF(contexte_calcul=&quot;Réalisé&quot;;[.$U401]*[.F401];[.$O401]*[.F401]))" office:value-type="float" office:value="0" calcext:value-type="float">
            <text:p>0 HETD</text:p>
          </table:table-cell>
          <table:table-cell table:style-name="ce33" table:formula="of:=IF([.$C401]=&quot;Référentiel&quot;;IF(contexte_calcul=&quot;Réalisé&quot;;[.$U401];[.$R401]);0)" office:value-type="float" office:value="0" calcext:value-type="float">
            <text:p>0 HETD</text:p>
          </table:table-cell>
          <table:table-cell table:style-name="ce33" table:formula="of:=IF(OR(ISBLANK([.$C401]);[.$C401]=&quot;Référentiel&quot;);0;IF(contexte_calcul=&quot;Réalisé&quot;;[.$W401]*[.D401];[.$R401]*[.D401]))" office:value-type="float" office:value="0" calcext:value-type="float">
            <text:p>0 HETD</text:p>
          </table:table-cell>
          <table:table-cell table:style-name="ce33" table:formula="of:=IF(OR(ISBLANK([.$C401]);[.$C401]=&quot;Référentiel&quot;);0;IF(contexte_calcul=&quot;Réalisé&quot;;[.$W401]*[.E401];[.$R401]*[.E401]))" office:value-type="float" office:value="0" calcext:value-type="float">
            <text:p>0 HETD</text:p>
          </table:table-cell>
          <table:table-cell table:style-name="ce33" table:formula="of:=IF(OR(ISBLANK([.$C401]);[.$C401]=&quot;Référentiel&quot;);0;IF(contexte_calcul=&quot;Réalisé&quot;;[.$W401]*[.F401];[.$R401]*[.F40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1]=&quot;Référentiel&quot;;IF(contexte_calcul=&quot;Réalisé&quot;;[.$W401];[.$R40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02]);[.C402]=&quot;Référentiel&quot;);&quot;&quot;;1-([.D402]+[.E40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02]);0;HLOOKUP(IF(AND([.C402]=&quot;TP&quot;;TP_vaut_TD=&quot;Oui&quot;);&quot;TD&quot;;[.C402]);types_intervention;2;0))*IF(ISBLANK([.G402]);1;[.G402])" office:value-type="float" office:value="0" calcext:value-type="float">
            <text:p>0 HETD</text:p>
          </table:table-cell>
          <table:table-cell table:style-name="ce12" table:formula="of:=IF(ISBLANK([.C402]);0;HLOOKUP([.C402];types_intervention;3;0))*IF(ISBLANK([.G402]);1;[.G402])" office:value-type="float" office:value="0" calcext:value-type="float">
            <text:p>0 HETD</text:p>
          </table:table-cell>
          <table:table-cell table:style-name="ce11" table:formula="of:=IF([.H402]=&quot;Oui&quot;;[.I402]*[.J40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2]/[.$L$522];0)" office:value-type="percentage" office:value="0" calcext:value-type="percentage">
            <text:p>0,00 %</text:p>
          </table:table-cell>
          <table:table-cell table:style-name="ce11" table:formula="of:=MIN(service_du;[.$L$522])*[.N402]" office:value-type="float" office:value="0" calcext:value-type="float">
            <text:p>0 HETD</text:p>
          </table:table-cell>
          <table:table-cell table:style-name="ce28" table:formula="of:=IF([.L402]&lt;&gt;0;[.O402]/[.L402];0)" office:value-type="percentage" office:value="0" calcext:value-type="percentage">
            <text:p>0,00 %</text:p>
          </table:table-cell>
          <table:table-cell table:style-name="ce28" table:formula="of:=IF([.$L$522]&gt;service_du;1-[.P402];0)" office:value-type="percentage" office:value="1" calcext:value-type="percentage">
            <text:p>100,00 %</text:p>
          </table:table-cell>
          <table:table-cell table:style-name="ce26" table:formula="of:=[.I402]*[.Q402]*[.K402]*IF(ISBLANK([.G402]);1;[.G40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1]+[.L402]&gt;service_du;service_du;[.T401]+[.L402]))" office:value-type="float" office:value="188" calcext:value-type="float">
            <text:p>188 HETD</text:p>
          </table:table-cell>
          <table:table-cell table:style-name="ce11" table:formula="of:=IF(service_du=0;0;IF([.T401]+[.L402]&gt;service_du;service_du-[.T401];[.L402]))" office:value-type="float" office:value="0" calcext:value-type="float">
            <text:p>0 HETD</text:p>
          </table:table-cell>
          <table:table-cell table:style-name="ce30" table:formula="of:=IF(service_du=0;[.I402];IF([.J402]&gt;0;IF([.T401]+[.L402]&lt;service_du;0;(([.T401]+[.L402])-service_du)/[.J40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2]+IF([.H402]&lt;&gt;&quot;Oui&quot;;[.I402];0))*[.K402])*IF(ISBLANK([.G402]);1;[.G402])" office:value-type="float" office:value="0" calcext:value-type="float">
            <text:p>0 HETD</text:p>
          </table:table-cell>
          <table:table-cell/>
          <table:table-cell table:style-name="ce33" table:formula="of:=IF(OR(ISBLANK([.$C402]);[.$C402]=&quot;Référentiel&quot;);0;IF(contexte_calcul=&quot;Réalisé&quot;;[.$U402]*[.D402];[.$O402]*[.D402]))" office:value-type="float" office:value="0" calcext:value-type="float">
            <text:p>0 HETD</text:p>
          </table:table-cell>
          <table:table-cell table:style-name="ce33" table:formula="of:=IF(OR(ISBLANK([.$C402]);[.$C402]=&quot;Référentiel&quot;);0;IF(contexte_calcul=&quot;Réalisé&quot;;[.$U402]*[.E402];[.$O402]*[.E402]))" office:value-type="float" office:value="0" calcext:value-type="float">
            <text:p>0 HETD</text:p>
          </table:table-cell>
          <table:table-cell table:style-name="ce33" table:formula="of:=IF(OR(ISBLANK([.$C402]);[.$C402]=&quot;Référentiel&quot;);0;IF(contexte_calcul=&quot;Réalisé&quot;;[.$U402]*[.F402];[.$O402]*[.F402]))" office:value-type="float" office:value="0" calcext:value-type="float">
            <text:p>0 HETD</text:p>
          </table:table-cell>
          <table:table-cell table:style-name="ce33" table:formula="of:=IF([.$C402]=&quot;Référentiel&quot;;IF(contexte_calcul=&quot;Réalisé&quot;;[.$U402];[.$R402]);0)" office:value-type="float" office:value="0" calcext:value-type="float">
            <text:p>0 HETD</text:p>
          </table:table-cell>
          <table:table-cell table:style-name="ce33" table:formula="of:=IF(OR(ISBLANK([.$C402]);[.$C402]=&quot;Référentiel&quot;);0;IF(contexte_calcul=&quot;Réalisé&quot;;[.$W402]*[.D402];[.$R402]*[.D402]))" office:value-type="float" office:value="0" calcext:value-type="float">
            <text:p>0 HETD</text:p>
          </table:table-cell>
          <table:table-cell table:style-name="ce33" table:formula="of:=IF(OR(ISBLANK([.$C402]);[.$C402]=&quot;Référentiel&quot;);0;IF(contexte_calcul=&quot;Réalisé&quot;;[.$W402]*[.E402];[.$R402]*[.E402]))" office:value-type="float" office:value="0" calcext:value-type="float">
            <text:p>0 HETD</text:p>
          </table:table-cell>
          <table:table-cell table:style-name="ce33" table:formula="of:=IF(OR(ISBLANK([.$C402]);[.$C402]=&quot;Référentiel&quot;);0;IF(contexte_calcul=&quot;Réalisé&quot;;[.$W402]*[.F402];[.$R402]*[.F40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2]=&quot;Référentiel&quot;;IF(contexte_calcul=&quot;Réalisé&quot;;[.$W402];[.$R40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03]);[.C403]=&quot;Référentiel&quot;);&quot;&quot;;1-([.D403]+[.E40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03]);0;HLOOKUP(IF(AND([.C403]=&quot;TP&quot;;TP_vaut_TD=&quot;Oui&quot;);&quot;TD&quot;;[.C403]);types_intervention;2;0))*IF(ISBLANK([.G403]);1;[.G403])" office:value-type="float" office:value="0" calcext:value-type="float">
            <text:p>0 HETD</text:p>
          </table:table-cell>
          <table:table-cell table:style-name="ce12" table:formula="of:=IF(ISBLANK([.C403]);0;HLOOKUP([.C403];types_intervention;3;0))*IF(ISBLANK([.G403]);1;[.G403])" office:value-type="float" office:value="0" calcext:value-type="float">
            <text:p>0 HETD</text:p>
          </table:table-cell>
          <table:table-cell table:style-name="ce11" table:formula="of:=IF([.H403]=&quot;Oui&quot;;[.I403]*[.J40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3]/[.$L$522];0)" office:value-type="percentage" office:value="0" calcext:value-type="percentage">
            <text:p>0,00 %</text:p>
          </table:table-cell>
          <table:table-cell table:style-name="ce11" table:formula="of:=MIN(service_du;[.$L$522])*[.N403]" office:value-type="float" office:value="0" calcext:value-type="float">
            <text:p>0 HETD</text:p>
          </table:table-cell>
          <table:table-cell table:style-name="ce28" table:formula="of:=IF([.L403]&lt;&gt;0;[.O403]/[.L403];0)" office:value-type="percentage" office:value="0" calcext:value-type="percentage">
            <text:p>0,00 %</text:p>
          </table:table-cell>
          <table:table-cell table:style-name="ce28" table:formula="of:=IF([.$L$522]&gt;service_du;1-[.P403];0)" office:value-type="percentage" office:value="1" calcext:value-type="percentage">
            <text:p>100,00 %</text:p>
          </table:table-cell>
          <table:table-cell table:style-name="ce26" table:formula="of:=[.I403]*[.Q403]*[.K403]*IF(ISBLANK([.G403]);1;[.G40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2]+[.L403]&gt;service_du;service_du;[.T402]+[.L403]))" office:value-type="float" office:value="188" calcext:value-type="float">
            <text:p>188 HETD</text:p>
          </table:table-cell>
          <table:table-cell table:style-name="ce11" table:formula="of:=IF(service_du=0;0;IF([.T402]+[.L403]&gt;service_du;service_du-[.T402];[.L403]))" office:value-type="float" office:value="0" calcext:value-type="float">
            <text:p>0 HETD</text:p>
          </table:table-cell>
          <table:table-cell table:style-name="ce30" table:formula="of:=IF(service_du=0;[.I403];IF([.J403]&gt;0;IF([.T402]+[.L403]&lt;service_du;0;(([.T402]+[.L403])-service_du)/[.J40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3]+IF([.H403]&lt;&gt;&quot;Oui&quot;;[.I403];0))*[.K403])*IF(ISBLANK([.G403]);1;[.G403])" office:value-type="float" office:value="0" calcext:value-type="float">
            <text:p>0 HETD</text:p>
          </table:table-cell>
          <table:table-cell/>
          <table:table-cell table:style-name="ce33" table:formula="of:=IF(OR(ISBLANK([.$C403]);[.$C403]=&quot;Référentiel&quot;);0;IF(contexte_calcul=&quot;Réalisé&quot;;[.$U403]*[.D403];[.$O403]*[.D403]))" office:value-type="float" office:value="0" calcext:value-type="float">
            <text:p>0 HETD</text:p>
          </table:table-cell>
          <table:table-cell table:style-name="ce33" table:formula="of:=IF(OR(ISBLANK([.$C403]);[.$C403]=&quot;Référentiel&quot;);0;IF(contexte_calcul=&quot;Réalisé&quot;;[.$U403]*[.E403];[.$O403]*[.E403]))" office:value-type="float" office:value="0" calcext:value-type="float">
            <text:p>0 HETD</text:p>
          </table:table-cell>
          <table:table-cell table:style-name="ce33" table:formula="of:=IF(OR(ISBLANK([.$C403]);[.$C403]=&quot;Référentiel&quot;);0;IF(contexte_calcul=&quot;Réalisé&quot;;[.$U403]*[.F403];[.$O403]*[.F403]))" office:value-type="float" office:value="0" calcext:value-type="float">
            <text:p>0 HETD</text:p>
          </table:table-cell>
          <table:table-cell table:style-name="ce33" table:formula="of:=IF([.$C403]=&quot;Référentiel&quot;;IF(contexte_calcul=&quot;Réalisé&quot;;[.$U403];[.$R403]);0)" office:value-type="float" office:value="0" calcext:value-type="float">
            <text:p>0 HETD</text:p>
          </table:table-cell>
          <table:table-cell table:style-name="ce33" table:formula="of:=IF(OR(ISBLANK([.$C403]);[.$C403]=&quot;Référentiel&quot;);0;IF(contexte_calcul=&quot;Réalisé&quot;;[.$W403]*[.D403];[.$R403]*[.D403]))" office:value-type="float" office:value="0" calcext:value-type="float">
            <text:p>0 HETD</text:p>
          </table:table-cell>
          <table:table-cell table:style-name="ce33" table:formula="of:=IF(OR(ISBLANK([.$C403]);[.$C403]=&quot;Référentiel&quot;);0;IF(contexte_calcul=&quot;Réalisé&quot;;[.$W403]*[.E403];[.$R403]*[.E403]))" office:value-type="float" office:value="0" calcext:value-type="float">
            <text:p>0 HETD</text:p>
          </table:table-cell>
          <table:table-cell table:style-name="ce33" table:formula="of:=IF(OR(ISBLANK([.$C403]);[.$C403]=&quot;Référentiel&quot;);0;IF(contexte_calcul=&quot;Réalisé&quot;;[.$W403]*[.F403];[.$R403]*[.F40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3]=&quot;Référentiel&quot;;IF(contexte_calcul=&quot;Réalisé&quot;;[.$W403];[.$R40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04]);[.C404]=&quot;Référentiel&quot;);&quot;&quot;;1-([.D404]+[.E40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04]);0;HLOOKUP(IF(AND([.C404]=&quot;TP&quot;;TP_vaut_TD=&quot;Oui&quot;);&quot;TD&quot;;[.C404]);types_intervention;2;0))*IF(ISBLANK([.G404]);1;[.G404])" office:value-type="float" office:value="0" calcext:value-type="float">
            <text:p>0 HETD</text:p>
          </table:table-cell>
          <table:table-cell table:style-name="ce12" table:formula="of:=IF(ISBLANK([.C404]);0;HLOOKUP([.C404];types_intervention;3;0))*IF(ISBLANK([.G404]);1;[.G404])" office:value-type="float" office:value="0" calcext:value-type="float">
            <text:p>0 HETD</text:p>
          </table:table-cell>
          <table:table-cell table:style-name="ce11" table:formula="of:=IF([.H404]=&quot;Oui&quot;;[.I404]*[.J40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4]/[.$L$522];0)" office:value-type="percentage" office:value="0" calcext:value-type="percentage">
            <text:p>0,00 %</text:p>
          </table:table-cell>
          <table:table-cell table:style-name="ce11" table:formula="of:=MIN(service_du;[.$L$522])*[.N404]" office:value-type="float" office:value="0" calcext:value-type="float">
            <text:p>0 HETD</text:p>
          </table:table-cell>
          <table:table-cell table:style-name="ce28" table:formula="of:=IF([.L404]&lt;&gt;0;[.O404]/[.L404];0)" office:value-type="percentage" office:value="0" calcext:value-type="percentage">
            <text:p>0,00 %</text:p>
          </table:table-cell>
          <table:table-cell table:style-name="ce28" table:formula="of:=IF([.$L$522]&gt;service_du;1-[.P404];0)" office:value-type="percentage" office:value="1" calcext:value-type="percentage">
            <text:p>100,00 %</text:p>
          </table:table-cell>
          <table:table-cell table:style-name="ce26" table:formula="of:=[.I404]*[.Q404]*[.K404]*IF(ISBLANK([.G404]);1;[.G40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3]+[.L404]&gt;service_du;service_du;[.T403]+[.L404]))" office:value-type="float" office:value="188" calcext:value-type="float">
            <text:p>188 HETD</text:p>
          </table:table-cell>
          <table:table-cell table:style-name="ce11" table:formula="of:=IF(service_du=0;0;IF([.T403]+[.L404]&gt;service_du;service_du-[.T403];[.L404]))" office:value-type="float" office:value="0" calcext:value-type="float">
            <text:p>0 HETD</text:p>
          </table:table-cell>
          <table:table-cell table:style-name="ce30" table:formula="of:=IF(service_du=0;[.I404];IF([.J404]&gt;0;IF([.T403]+[.L404]&lt;service_du;0;(([.T403]+[.L404])-service_du)/[.J40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4]+IF([.H404]&lt;&gt;&quot;Oui&quot;;[.I404];0))*[.K404])*IF(ISBLANK([.G404]);1;[.G404])" office:value-type="float" office:value="0" calcext:value-type="float">
            <text:p>0 HETD</text:p>
          </table:table-cell>
          <table:table-cell/>
          <table:table-cell table:style-name="ce33" table:formula="of:=IF(OR(ISBLANK([.$C404]);[.$C404]=&quot;Référentiel&quot;);0;IF(contexte_calcul=&quot;Réalisé&quot;;[.$U404]*[.D404];[.$O404]*[.D404]))" office:value-type="float" office:value="0" calcext:value-type="float">
            <text:p>0 HETD</text:p>
          </table:table-cell>
          <table:table-cell table:style-name="ce33" table:formula="of:=IF(OR(ISBLANK([.$C404]);[.$C404]=&quot;Référentiel&quot;);0;IF(contexte_calcul=&quot;Réalisé&quot;;[.$U404]*[.E404];[.$O404]*[.E404]))" office:value-type="float" office:value="0" calcext:value-type="float">
            <text:p>0 HETD</text:p>
          </table:table-cell>
          <table:table-cell table:style-name="ce33" table:formula="of:=IF(OR(ISBLANK([.$C404]);[.$C404]=&quot;Référentiel&quot;);0;IF(contexte_calcul=&quot;Réalisé&quot;;[.$U404]*[.F404];[.$O404]*[.F404]))" office:value-type="float" office:value="0" calcext:value-type="float">
            <text:p>0 HETD</text:p>
          </table:table-cell>
          <table:table-cell table:style-name="ce33" table:formula="of:=IF([.$C404]=&quot;Référentiel&quot;;IF(contexte_calcul=&quot;Réalisé&quot;;[.$U404];[.$R404]);0)" office:value-type="float" office:value="0" calcext:value-type="float">
            <text:p>0 HETD</text:p>
          </table:table-cell>
          <table:table-cell table:style-name="ce33" table:formula="of:=IF(OR(ISBLANK([.$C404]);[.$C404]=&quot;Référentiel&quot;);0;IF(contexte_calcul=&quot;Réalisé&quot;;[.$W404]*[.D404];[.$R404]*[.D404]))" office:value-type="float" office:value="0" calcext:value-type="float">
            <text:p>0 HETD</text:p>
          </table:table-cell>
          <table:table-cell table:style-name="ce33" table:formula="of:=IF(OR(ISBLANK([.$C404]);[.$C404]=&quot;Référentiel&quot;);0;IF(contexte_calcul=&quot;Réalisé&quot;;[.$W404]*[.E404];[.$R404]*[.E404]))" office:value-type="float" office:value="0" calcext:value-type="float">
            <text:p>0 HETD</text:p>
          </table:table-cell>
          <table:table-cell table:style-name="ce33" table:formula="of:=IF(OR(ISBLANK([.$C404]);[.$C404]=&quot;Référentiel&quot;);0;IF(contexte_calcul=&quot;Réalisé&quot;;[.$W404]*[.F404];[.$R404]*[.F40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4]=&quot;Référentiel&quot;;IF(contexte_calcul=&quot;Réalisé&quot;;[.$W404];[.$R40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05]);[.C405]=&quot;Référentiel&quot;);&quot;&quot;;1-([.D405]+[.E40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05]);0;HLOOKUP(IF(AND([.C405]=&quot;TP&quot;;TP_vaut_TD=&quot;Oui&quot;);&quot;TD&quot;;[.C405]);types_intervention;2;0))*IF(ISBLANK([.G405]);1;[.G405])" office:value-type="float" office:value="0" calcext:value-type="float">
            <text:p>0 HETD</text:p>
          </table:table-cell>
          <table:table-cell table:style-name="ce12" table:formula="of:=IF(ISBLANK([.C405]);0;HLOOKUP([.C405];types_intervention;3;0))*IF(ISBLANK([.G405]);1;[.G405])" office:value-type="float" office:value="0" calcext:value-type="float">
            <text:p>0 HETD</text:p>
          </table:table-cell>
          <table:table-cell table:style-name="ce11" table:formula="of:=IF([.H405]=&quot;Oui&quot;;[.I405]*[.J40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5]/[.$L$522];0)" office:value-type="percentage" office:value="0" calcext:value-type="percentage">
            <text:p>0,00 %</text:p>
          </table:table-cell>
          <table:table-cell table:style-name="ce11" table:formula="of:=MIN(service_du;[.$L$522])*[.N405]" office:value-type="float" office:value="0" calcext:value-type="float">
            <text:p>0 HETD</text:p>
          </table:table-cell>
          <table:table-cell table:style-name="ce28" table:formula="of:=IF([.L405]&lt;&gt;0;[.O405]/[.L405];0)" office:value-type="percentage" office:value="0" calcext:value-type="percentage">
            <text:p>0,00 %</text:p>
          </table:table-cell>
          <table:table-cell table:style-name="ce28" table:formula="of:=IF([.$L$522]&gt;service_du;1-[.P405];0)" office:value-type="percentage" office:value="1" calcext:value-type="percentage">
            <text:p>100,00 %</text:p>
          </table:table-cell>
          <table:table-cell table:style-name="ce26" table:formula="of:=[.I405]*[.Q405]*[.K405]*IF(ISBLANK([.G405]);1;[.G40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4]+[.L405]&gt;service_du;service_du;[.T404]+[.L405]))" office:value-type="float" office:value="188" calcext:value-type="float">
            <text:p>188 HETD</text:p>
          </table:table-cell>
          <table:table-cell table:style-name="ce11" table:formula="of:=IF(service_du=0;0;IF([.T404]+[.L405]&gt;service_du;service_du-[.T404];[.L405]))" office:value-type="float" office:value="0" calcext:value-type="float">
            <text:p>0 HETD</text:p>
          </table:table-cell>
          <table:table-cell table:style-name="ce30" table:formula="of:=IF(service_du=0;[.I405];IF([.J405]&gt;0;IF([.T404]+[.L405]&lt;service_du;0;(([.T404]+[.L405])-service_du)/[.J40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5]+IF([.H405]&lt;&gt;&quot;Oui&quot;;[.I405];0))*[.K405])*IF(ISBLANK([.G405]);1;[.G405])" office:value-type="float" office:value="0" calcext:value-type="float">
            <text:p>0 HETD</text:p>
          </table:table-cell>
          <table:table-cell/>
          <table:table-cell table:style-name="ce33" table:formula="of:=IF(OR(ISBLANK([.$C405]);[.$C405]=&quot;Référentiel&quot;);0;IF(contexte_calcul=&quot;Réalisé&quot;;[.$U405]*[.D405];[.$O405]*[.D405]))" office:value-type="float" office:value="0" calcext:value-type="float">
            <text:p>0 HETD</text:p>
          </table:table-cell>
          <table:table-cell table:style-name="ce33" table:formula="of:=IF(OR(ISBLANK([.$C405]);[.$C405]=&quot;Référentiel&quot;);0;IF(contexte_calcul=&quot;Réalisé&quot;;[.$U405]*[.E405];[.$O405]*[.E405]))" office:value-type="float" office:value="0" calcext:value-type="float">
            <text:p>0 HETD</text:p>
          </table:table-cell>
          <table:table-cell table:style-name="ce33" table:formula="of:=IF(OR(ISBLANK([.$C405]);[.$C405]=&quot;Référentiel&quot;);0;IF(contexte_calcul=&quot;Réalisé&quot;;[.$U405]*[.F405];[.$O405]*[.F405]))" office:value-type="float" office:value="0" calcext:value-type="float">
            <text:p>0 HETD</text:p>
          </table:table-cell>
          <table:table-cell table:style-name="ce33" table:formula="of:=IF([.$C405]=&quot;Référentiel&quot;;IF(contexte_calcul=&quot;Réalisé&quot;;[.$U405];[.$R405]);0)" office:value-type="float" office:value="0" calcext:value-type="float">
            <text:p>0 HETD</text:p>
          </table:table-cell>
          <table:table-cell table:style-name="ce33" table:formula="of:=IF(OR(ISBLANK([.$C405]);[.$C405]=&quot;Référentiel&quot;);0;IF(contexte_calcul=&quot;Réalisé&quot;;[.$W405]*[.D405];[.$R405]*[.D405]))" office:value-type="float" office:value="0" calcext:value-type="float">
            <text:p>0 HETD</text:p>
          </table:table-cell>
          <table:table-cell table:style-name="ce33" table:formula="of:=IF(OR(ISBLANK([.$C405]);[.$C405]=&quot;Référentiel&quot;);0;IF(contexte_calcul=&quot;Réalisé&quot;;[.$W405]*[.E405];[.$R405]*[.E405]))" office:value-type="float" office:value="0" calcext:value-type="float">
            <text:p>0 HETD</text:p>
          </table:table-cell>
          <table:table-cell table:style-name="ce33" table:formula="of:=IF(OR(ISBLANK([.$C405]);[.$C405]=&quot;Référentiel&quot;);0;IF(contexte_calcul=&quot;Réalisé&quot;;[.$W405]*[.F405];[.$R405]*[.F40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5]=&quot;Référentiel&quot;;IF(contexte_calcul=&quot;Réalisé&quot;;[.$W405];[.$R40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06]);[.C406]=&quot;Référentiel&quot;);&quot;&quot;;1-([.D406]+[.E40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06]);0;HLOOKUP(IF(AND([.C406]=&quot;TP&quot;;TP_vaut_TD=&quot;Oui&quot;);&quot;TD&quot;;[.C406]);types_intervention;2;0))*IF(ISBLANK([.G406]);1;[.G406])" office:value-type="float" office:value="0" calcext:value-type="float">
            <text:p>0 HETD</text:p>
          </table:table-cell>
          <table:table-cell table:style-name="ce12" table:formula="of:=IF(ISBLANK([.C406]);0;HLOOKUP([.C406];types_intervention;3;0))*IF(ISBLANK([.G406]);1;[.G406])" office:value-type="float" office:value="0" calcext:value-type="float">
            <text:p>0 HETD</text:p>
          </table:table-cell>
          <table:table-cell table:style-name="ce11" table:formula="of:=IF([.H406]=&quot;Oui&quot;;[.I406]*[.J40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6]/[.$L$522];0)" office:value-type="percentage" office:value="0" calcext:value-type="percentage">
            <text:p>0,00 %</text:p>
          </table:table-cell>
          <table:table-cell table:style-name="ce11" table:formula="of:=MIN(service_du;[.$L$522])*[.N406]" office:value-type="float" office:value="0" calcext:value-type="float">
            <text:p>0 HETD</text:p>
          </table:table-cell>
          <table:table-cell table:style-name="ce28" table:formula="of:=IF([.L406]&lt;&gt;0;[.O406]/[.L406];0)" office:value-type="percentage" office:value="0" calcext:value-type="percentage">
            <text:p>0,00 %</text:p>
          </table:table-cell>
          <table:table-cell table:style-name="ce28" table:formula="of:=IF([.$L$522]&gt;service_du;1-[.P406];0)" office:value-type="percentage" office:value="1" calcext:value-type="percentage">
            <text:p>100,00 %</text:p>
          </table:table-cell>
          <table:table-cell table:style-name="ce26" table:formula="of:=[.I406]*[.Q406]*[.K406]*IF(ISBLANK([.G406]);1;[.G40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5]+[.L406]&gt;service_du;service_du;[.T405]+[.L406]))" office:value-type="float" office:value="188" calcext:value-type="float">
            <text:p>188 HETD</text:p>
          </table:table-cell>
          <table:table-cell table:style-name="ce11" table:formula="of:=IF(service_du=0;0;IF([.T405]+[.L406]&gt;service_du;service_du-[.T405];[.L406]))" office:value-type="float" office:value="0" calcext:value-type="float">
            <text:p>0 HETD</text:p>
          </table:table-cell>
          <table:table-cell table:style-name="ce30" table:formula="of:=IF(service_du=0;[.I406];IF([.J406]&gt;0;IF([.T405]+[.L406]&lt;service_du;0;(([.T405]+[.L406])-service_du)/[.J40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6]+IF([.H406]&lt;&gt;&quot;Oui&quot;;[.I406];0))*[.K406])*IF(ISBLANK([.G406]);1;[.G406])" office:value-type="float" office:value="0" calcext:value-type="float">
            <text:p>0 HETD</text:p>
          </table:table-cell>
          <table:table-cell/>
          <table:table-cell table:style-name="ce33" table:formula="of:=IF(OR(ISBLANK([.$C406]);[.$C406]=&quot;Référentiel&quot;);0;IF(contexte_calcul=&quot;Réalisé&quot;;[.$U406]*[.D406];[.$O406]*[.D406]))" office:value-type="float" office:value="0" calcext:value-type="float">
            <text:p>0 HETD</text:p>
          </table:table-cell>
          <table:table-cell table:style-name="ce33" table:formula="of:=IF(OR(ISBLANK([.$C406]);[.$C406]=&quot;Référentiel&quot;);0;IF(contexte_calcul=&quot;Réalisé&quot;;[.$U406]*[.E406];[.$O406]*[.E406]))" office:value-type="float" office:value="0" calcext:value-type="float">
            <text:p>0 HETD</text:p>
          </table:table-cell>
          <table:table-cell table:style-name="ce33" table:formula="of:=IF(OR(ISBLANK([.$C406]);[.$C406]=&quot;Référentiel&quot;);0;IF(contexte_calcul=&quot;Réalisé&quot;;[.$U406]*[.F406];[.$O406]*[.F406]))" office:value-type="float" office:value="0" calcext:value-type="float">
            <text:p>0 HETD</text:p>
          </table:table-cell>
          <table:table-cell table:style-name="ce33" table:formula="of:=IF([.$C406]=&quot;Référentiel&quot;;IF(contexte_calcul=&quot;Réalisé&quot;;[.$U406];[.$R406]);0)" office:value-type="float" office:value="0" calcext:value-type="float">
            <text:p>0 HETD</text:p>
          </table:table-cell>
          <table:table-cell table:style-name="ce33" table:formula="of:=IF(OR(ISBLANK([.$C406]);[.$C406]=&quot;Référentiel&quot;);0;IF(contexte_calcul=&quot;Réalisé&quot;;[.$W406]*[.D406];[.$R406]*[.D406]))" office:value-type="float" office:value="0" calcext:value-type="float">
            <text:p>0 HETD</text:p>
          </table:table-cell>
          <table:table-cell table:style-name="ce33" table:formula="of:=IF(OR(ISBLANK([.$C406]);[.$C406]=&quot;Référentiel&quot;);0;IF(contexte_calcul=&quot;Réalisé&quot;;[.$W406]*[.E406];[.$R406]*[.E406]))" office:value-type="float" office:value="0" calcext:value-type="float">
            <text:p>0 HETD</text:p>
          </table:table-cell>
          <table:table-cell table:style-name="ce33" table:formula="of:=IF(OR(ISBLANK([.$C406]);[.$C406]=&quot;Référentiel&quot;);0;IF(contexte_calcul=&quot;Réalisé&quot;;[.$W406]*[.F406];[.$R406]*[.F40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6]=&quot;Référentiel&quot;;IF(contexte_calcul=&quot;Réalisé&quot;;[.$W406];[.$R40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07]);[.C407]=&quot;Référentiel&quot;);&quot;&quot;;1-([.D407]+[.E40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07]);0;HLOOKUP(IF(AND([.C407]=&quot;TP&quot;;TP_vaut_TD=&quot;Oui&quot;);&quot;TD&quot;;[.C407]);types_intervention;2;0))*IF(ISBLANK([.G407]);1;[.G407])" office:value-type="float" office:value="0" calcext:value-type="float">
            <text:p>0 HETD</text:p>
          </table:table-cell>
          <table:table-cell table:style-name="ce12" table:formula="of:=IF(ISBLANK([.C407]);0;HLOOKUP([.C407];types_intervention;3;0))*IF(ISBLANK([.G407]);1;[.G407])" office:value-type="float" office:value="0" calcext:value-type="float">
            <text:p>0 HETD</text:p>
          </table:table-cell>
          <table:table-cell table:style-name="ce11" table:formula="of:=IF([.H407]=&quot;Oui&quot;;[.I407]*[.J40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7]/[.$L$522];0)" office:value-type="percentage" office:value="0" calcext:value-type="percentage">
            <text:p>0,00 %</text:p>
          </table:table-cell>
          <table:table-cell table:style-name="ce11" table:formula="of:=MIN(service_du;[.$L$522])*[.N407]" office:value-type="float" office:value="0" calcext:value-type="float">
            <text:p>0 HETD</text:p>
          </table:table-cell>
          <table:table-cell table:style-name="ce28" table:formula="of:=IF([.L407]&lt;&gt;0;[.O407]/[.L407];0)" office:value-type="percentage" office:value="0" calcext:value-type="percentage">
            <text:p>0,00 %</text:p>
          </table:table-cell>
          <table:table-cell table:style-name="ce28" table:formula="of:=IF([.$L$522]&gt;service_du;1-[.P407];0)" office:value-type="percentage" office:value="1" calcext:value-type="percentage">
            <text:p>100,00 %</text:p>
          </table:table-cell>
          <table:table-cell table:style-name="ce26" table:formula="of:=[.I407]*[.Q407]*[.K407]*IF(ISBLANK([.G407]);1;[.G40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6]+[.L407]&gt;service_du;service_du;[.T406]+[.L407]))" office:value-type="float" office:value="188" calcext:value-type="float">
            <text:p>188 HETD</text:p>
          </table:table-cell>
          <table:table-cell table:style-name="ce11" table:formula="of:=IF(service_du=0;0;IF([.T406]+[.L407]&gt;service_du;service_du-[.T406];[.L407]))" office:value-type="float" office:value="0" calcext:value-type="float">
            <text:p>0 HETD</text:p>
          </table:table-cell>
          <table:table-cell table:style-name="ce30" table:formula="of:=IF(service_du=0;[.I407];IF([.J407]&gt;0;IF([.T406]+[.L407]&lt;service_du;0;(([.T406]+[.L407])-service_du)/[.J40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7]+IF([.H407]&lt;&gt;&quot;Oui&quot;;[.I407];0))*[.K407])*IF(ISBLANK([.G407]);1;[.G407])" office:value-type="float" office:value="0" calcext:value-type="float">
            <text:p>0 HETD</text:p>
          </table:table-cell>
          <table:table-cell/>
          <table:table-cell table:style-name="ce33" table:formula="of:=IF(OR(ISBLANK([.$C407]);[.$C407]=&quot;Référentiel&quot;);0;IF(contexte_calcul=&quot;Réalisé&quot;;[.$U407]*[.D407];[.$O407]*[.D407]))" office:value-type="float" office:value="0" calcext:value-type="float">
            <text:p>0 HETD</text:p>
          </table:table-cell>
          <table:table-cell table:style-name="ce33" table:formula="of:=IF(OR(ISBLANK([.$C407]);[.$C407]=&quot;Référentiel&quot;);0;IF(contexte_calcul=&quot;Réalisé&quot;;[.$U407]*[.E407];[.$O407]*[.E407]))" office:value-type="float" office:value="0" calcext:value-type="float">
            <text:p>0 HETD</text:p>
          </table:table-cell>
          <table:table-cell table:style-name="ce33" table:formula="of:=IF(OR(ISBLANK([.$C407]);[.$C407]=&quot;Référentiel&quot;);0;IF(contexte_calcul=&quot;Réalisé&quot;;[.$U407]*[.F407];[.$O407]*[.F407]))" office:value-type="float" office:value="0" calcext:value-type="float">
            <text:p>0 HETD</text:p>
          </table:table-cell>
          <table:table-cell table:style-name="ce33" table:formula="of:=IF([.$C407]=&quot;Référentiel&quot;;IF(contexte_calcul=&quot;Réalisé&quot;;[.$U407];[.$R407]);0)" office:value-type="float" office:value="0" calcext:value-type="float">
            <text:p>0 HETD</text:p>
          </table:table-cell>
          <table:table-cell table:style-name="ce33" table:formula="of:=IF(OR(ISBLANK([.$C407]);[.$C407]=&quot;Référentiel&quot;);0;IF(contexte_calcul=&quot;Réalisé&quot;;[.$W407]*[.D407];[.$R407]*[.D407]))" office:value-type="float" office:value="0" calcext:value-type="float">
            <text:p>0 HETD</text:p>
          </table:table-cell>
          <table:table-cell table:style-name="ce33" table:formula="of:=IF(OR(ISBLANK([.$C407]);[.$C407]=&quot;Référentiel&quot;);0;IF(contexte_calcul=&quot;Réalisé&quot;;[.$W407]*[.E407];[.$R407]*[.E407]))" office:value-type="float" office:value="0" calcext:value-type="float">
            <text:p>0 HETD</text:p>
          </table:table-cell>
          <table:table-cell table:style-name="ce33" table:formula="of:=IF(OR(ISBLANK([.$C407]);[.$C407]=&quot;Référentiel&quot;);0;IF(contexte_calcul=&quot;Réalisé&quot;;[.$W407]*[.F407];[.$R407]*[.F40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7]=&quot;Référentiel&quot;;IF(contexte_calcul=&quot;Réalisé&quot;;[.$W407];[.$R40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08]);[.C408]=&quot;Référentiel&quot;);&quot;&quot;;1-([.D408]+[.E40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08]);0;HLOOKUP(IF(AND([.C408]=&quot;TP&quot;;TP_vaut_TD=&quot;Oui&quot;);&quot;TD&quot;;[.C408]);types_intervention;2;0))*IF(ISBLANK([.G408]);1;[.G408])" office:value-type="float" office:value="0" calcext:value-type="float">
            <text:p>0 HETD</text:p>
          </table:table-cell>
          <table:table-cell table:style-name="ce12" table:formula="of:=IF(ISBLANK([.C408]);0;HLOOKUP([.C408];types_intervention;3;0))*IF(ISBLANK([.G408]);1;[.G408])" office:value-type="float" office:value="0" calcext:value-type="float">
            <text:p>0 HETD</text:p>
          </table:table-cell>
          <table:table-cell table:style-name="ce11" table:formula="of:=IF([.H408]=&quot;Oui&quot;;[.I408]*[.J40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8]/[.$L$522];0)" office:value-type="percentage" office:value="0" calcext:value-type="percentage">
            <text:p>0,00 %</text:p>
          </table:table-cell>
          <table:table-cell table:style-name="ce11" table:formula="of:=MIN(service_du;[.$L$522])*[.N408]" office:value-type="float" office:value="0" calcext:value-type="float">
            <text:p>0 HETD</text:p>
          </table:table-cell>
          <table:table-cell table:style-name="ce28" table:formula="of:=IF([.L408]&lt;&gt;0;[.O408]/[.L408];0)" office:value-type="percentage" office:value="0" calcext:value-type="percentage">
            <text:p>0,00 %</text:p>
          </table:table-cell>
          <table:table-cell table:style-name="ce28" table:formula="of:=IF([.$L$522]&gt;service_du;1-[.P408];0)" office:value-type="percentage" office:value="1" calcext:value-type="percentage">
            <text:p>100,00 %</text:p>
          </table:table-cell>
          <table:table-cell table:style-name="ce26" table:formula="of:=[.I408]*[.Q408]*[.K408]*IF(ISBLANK([.G408]);1;[.G40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7]+[.L408]&gt;service_du;service_du;[.T407]+[.L408]))" office:value-type="float" office:value="188" calcext:value-type="float">
            <text:p>188 HETD</text:p>
          </table:table-cell>
          <table:table-cell table:style-name="ce11" table:formula="of:=IF(service_du=0;0;IF([.T407]+[.L408]&gt;service_du;service_du-[.T407];[.L408]))" office:value-type="float" office:value="0" calcext:value-type="float">
            <text:p>0 HETD</text:p>
          </table:table-cell>
          <table:table-cell table:style-name="ce30" table:formula="of:=IF(service_du=0;[.I408];IF([.J408]&gt;0;IF([.T407]+[.L408]&lt;service_du;0;(([.T407]+[.L408])-service_du)/[.J40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8]+IF([.H408]&lt;&gt;&quot;Oui&quot;;[.I408];0))*[.K408])*IF(ISBLANK([.G408]);1;[.G408])" office:value-type="float" office:value="0" calcext:value-type="float">
            <text:p>0 HETD</text:p>
          </table:table-cell>
          <table:table-cell/>
          <table:table-cell table:style-name="ce33" table:formula="of:=IF(OR(ISBLANK([.$C408]);[.$C408]=&quot;Référentiel&quot;);0;IF(contexte_calcul=&quot;Réalisé&quot;;[.$U408]*[.D408];[.$O408]*[.D408]))" office:value-type="float" office:value="0" calcext:value-type="float">
            <text:p>0 HETD</text:p>
          </table:table-cell>
          <table:table-cell table:style-name="ce33" table:formula="of:=IF(OR(ISBLANK([.$C408]);[.$C408]=&quot;Référentiel&quot;);0;IF(contexte_calcul=&quot;Réalisé&quot;;[.$U408]*[.E408];[.$O408]*[.E408]))" office:value-type="float" office:value="0" calcext:value-type="float">
            <text:p>0 HETD</text:p>
          </table:table-cell>
          <table:table-cell table:style-name="ce33" table:formula="of:=IF(OR(ISBLANK([.$C408]);[.$C408]=&quot;Référentiel&quot;);0;IF(contexte_calcul=&quot;Réalisé&quot;;[.$U408]*[.F408];[.$O408]*[.F408]))" office:value-type="float" office:value="0" calcext:value-type="float">
            <text:p>0 HETD</text:p>
          </table:table-cell>
          <table:table-cell table:style-name="ce33" table:formula="of:=IF([.$C408]=&quot;Référentiel&quot;;IF(contexte_calcul=&quot;Réalisé&quot;;[.$U408];[.$R408]);0)" office:value-type="float" office:value="0" calcext:value-type="float">
            <text:p>0 HETD</text:p>
          </table:table-cell>
          <table:table-cell table:style-name="ce33" table:formula="of:=IF(OR(ISBLANK([.$C408]);[.$C408]=&quot;Référentiel&quot;);0;IF(contexte_calcul=&quot;Réalisé&quot;;[.$W408]*[.D408];[.$R408]*[.D408]))" office:value-type="float" office:value="0" calcext:value-type="float">
            <text:p>0 HETD</text:p>
          </table:table-cell>
          <table:table-cell table:style-name="ce33" table:formula="of:=IF(OR(ISBLANK([.$C408]);[.$C408]=&quot;Référentiel&quot;);0;IF(contexte_calcul=&quot;Réalisé&quot;;[.$W408]*[.E408];[.$R408]*[.E408]))" office:value-type="float" office:value="0" calcext:value-type="float">
            <text:p>0 HETD</text:p>
          </table:table-cell>
          <table:table-cell table:style-name="ce33" table:formula="of:=IF(OR(ISBLANK([.$C408]);[.$C408]=&quot;Référentiel&quot;);0;IF(contexte_calcul=&quot;Réalisé&quot;;[.$W408]*[.F408];[.$R408]*[.F40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8]=&quot;Référentiel&quot;;IF(contexte_calcul=&quot;Réalisé&quot;;[.$W408];[.$R40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09]);[.C409]=&quot;Référentiel&quot;);&quot;&quot;;1-([.D409]+[.E40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09]);0;HLOOKUP(IF(AND([.C409]=&quot;TP&quot;;TP_vaut_TD=&quot;Oui&quot;);&quot;TD&quot;;[.C409]);types_intervention;2;0))*IF(ISBLANK([.G409]);1;[.G409])" office:value-type="float" office:value="0" calcext:value-type="float">
            <text:p>0 HETD</text:p>
          </table:table-cell>
          <table:table-cell table:style-name="ce12" table:formula="of:=IF(ISBLANK([.C409]);0;HLOOKUP([.C409];types_intervention;3;0))*IF(ISBLANK([.G409]);1;[.G409])" office:value-type="float" office:value="0" calcext:value-type="float">
            <text:p>0 HETD</text:p>
          </table:table-cell>
          <table:table-cell table:style-name="ce11" table:formula="of:=IF([.H409]=&quot;Oui&quot;;[.I409]*[.J40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9]/[.$L$522];0)" office:value-type="percentage" office:value="0" calcext:value-type="percentage">
            <text:p>0,00 %</text:p>
          </table:table-cell>
          <table:table-cell table:style-name="ce11" table:formula="of:=MIN(service_du;[.$L$522])*[.N409]" office:value-type="float" office:value="0" calcext:value-type="float">
            <text:p>0 HETD</text:p>
          </table:table-cell>
          <table:table-cell table:style-name="ce28" table:formula="of:=IF([.L409]&lt;&gt;0;[.O409]/[.L409];0)" office:value-type="percentage" office:value="0" calcext:value-type="percentage">
            <text:p>0,00 %</text:p>
          </table:table-cell>
          <table:table-cell table:style-name="ce28" table:formula="of:=IF([.$L$522]&gt;service_du;1-[.P409];0)" office:value-type="percentage" office:value="1" calcext:value-type="percentage">
            <text:p>100,00 %</text:p>
          </table:table-cell>
          <table:table-cell table:style-name="ce26" table:formula="of:=[.I409]*[.Q409]*[.K409]*IF(ISBLANK([.G409]);1;[.G40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8]+[.L409]&gt;service_du;service_du;[.T408]+[.L409]))" office:value-type="float" office:value="188" calcext:value-type="float">
            <text:p>188 HETD</text:p>
          </table:table-cell>
          <table:table-cell table:style-name="ce11" table:formula="of:=IF(service_du=0;0;IF([.T408]+[.L409]&gt;service_du;service_du-[.T408];[.L409]))" office:value-type="float" office:value="0" calcext:value-type="float">
            <text:p>0 HETD</text:p>
          </table:table-cell>
          <table:table-cell table:style-name="ce30" table:formula="of:=IF(service_du=0;[.I409];IF([.J409]&gt;0;IF([.T408]+[.L409]&lt;service_du;0;(([.T408]+[.L409])-service_du)/[.J40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9]+IF([.H409]&lt;&gt;&quot;Oui&quot;;[.I409];0))*[.K409])*IF(ISBLANK([.G409]);1;[.G409])" office:value-type="float" office:value="0" calcext:value-type="float">
            <text:p>0 HETD</text:p>
          </table:table-cell>
          <table:table-cell/>
          <table:table-cell table:style-name="ce33" table:formula="of:=IF(OR(ISBLANK([.$C409]);[.$C409]=&quot;Référentiel&quot;);0;IF(contexte_calcul=&quot;Réalisé&quot;;[.$U409]*[.D409];[.$O409]*[.D409]))" office:value-type="float" office:value="0" calcext:value-type="float">
            <text:p>0 HETD</text:p>
          </table:table-cell>
          <table:table-cell table:style-name="ce33" table:formula="of:=IF(OR(ISBLANK([.$C409]);[.$C409]=&quot;Référentiel&quot;);0;IF(contexte_calcul=&quot;Réalisé&quot;;[.$U409]*[.E409];[.$O409]*[.E409]))" office:value-type="float" office:value="0" calcext:value-type="float">
            <text:p>0 HETD</text:p>
          </table:table-cell>
          <table:table-cell table:style-name="ce33" table:formula="of:=IF(OR(ISBLANK([.$C409]);[.$C409]=&quot;Référentiel&quot;);0;IF(contexte_calcul=&quot;Réalisé&quot;;[.$U409]*[.F409];[.$O409]*[.F409]))" office:value-type="float" office:value="0" calcext:value-type="float">
            <text:p>0 HETD</text:p>
          </table:table-cell>
          <table:table-cell table:style-name="ce33" table:formula="of:=IF([.$C409]=&quot;Référentiel&quot;;IF(contexte_calcul=&quot;Réalisé&quot;;[.$U409];[.$R409]);0)" office:value-type="float" office:value="0" calcext:value-type="float">
            <text:p>0 HETD</text:p>
          </table:table-cell>
          <table:table-cell table:style-name="ce33" table:formula="of:=IF(OR(ISBLANK([.$C409]);[.$C409]=&quot;Référentiel&quot;);0;IF(contexte_calcul=&quot;Réalisé&quot;;[.$W409]*[.D409];[.$R409]*[.D409]))" office:value-type="float" office:value="0" calcext:value-type="float">
            <text:p>0 HETD</text:p>
          </table:table-cell>
          <table:table-cell table:style-name="ce33" table:formula="of:=IF(OR(ISBLANK([.$C409]);[.$C409]=&quot;Référentiel&quot;);0;IF(contexte_calcul=&quot;Réalisé&quot;;[.$W409]*[.E409];[.$R409]*[.E409]))" office:value-type="float" office:value="0" calcext:value-type="float">
            <text:p>0 HETD</text:p>
          </table:table-cell>
          <table:table-cell table:style-name="ce33" table:formula="of:=IF(OR(ISBLANK([.$C409]);[.$C409]=&quot;Référentiel&quot;);0;IF(contexte_calcul=&quot;Réalisé&quot;;[.$W409]*[.F409];[.$R409]*[.F40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9]=&quot;Référentiel&quot;;IF(contexte_calcul=&quot;Réalisé&quot;;[.$W409];[.$R40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10]);[.C410]=&quot;Référentiel&quot;);&quot;&quot;;1-([.D410]+[.E41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10]);0;HLOOKUP(IF(AND([.C410]=&quot;TP&quot;;TP_vaut_TD=&quot;Oui&quot;);&quot;TD&quot;;[.C410]);types_intervention;2;0))*IF(ISBLANK([.G410]);1;[.G410])" office:value-type="float" office:value="0" calcext:value-type="float">
            <text:p>0 HETD</text:p>
          </table:table-cell>
          <table:table-cell table:style-name="ce12" table:formula="of:=IF(ISBLANK([.C410]);0;HLOOKUP([.C410];types_intervention;3;0))*IF(ISBLANK([.G410]);1;[.G410])" office:value-type="float" office:value="0" calcext:value-type="float">
            <text:p>0 HETD</text:p>
          </table:table-cell>
          <table:table-cell table:style-name="ce11" table:formula="of:=IF([.H410]=&quot;Oui&quot;;[.I410]*[.J41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0]/[.$L$522];0)" office:value-type="percentage" office:value="0" calcext:value-type="percentage">
            <text:p>0,00 %</text:p>
          </table:table-cell>
          <table:table-cell table:style-name="ce11" table:formula="of:=MIN(service_du;[.$L$522])*[.N410]" office:value-type="float" office:value="0" calcext:value-type="float">
            <text:p>0 HETD</text:p>
          </table:table-cell>
          <table:table-cell table:style-name="ce28" table:formula="of:=IF([.L410]&lt;&gt;0;[.O410]/[.L410];0)" office:value-type="percentage" office:value="0" calcext:value-type="percentage">
            <text:p>0,00 %</text:p>
          </table:table-cell>
          <table:table-cell table:style-name="ce28" table:formula="of:=IF([.$L$522]&gt;service_du;1-[.P410];0)" office:value-type="percentage" office:value="1" calcext:value-type="percentage">
            <text:p>100,00 %</text:p>
          </table:table-cell>
          <table:table-cell table:style-name="ce26" table:formula="of:=[.I410]*[.Q410]*[.K410]*IF(ISBLANK([.G410]);1;[.G41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9]+[.L410]&gt;service_du;service_du;[.T409]+[.L410]))" office:value-type="float" office:value="188" calcext:value-type="float">
            <text:p>188 HETD</text:p>
          </table:table-cell>
          <table:table-cell table:style-name="ce11" table:formula="of:=IF(service_du=0;0;IF([.T409]+[.L410]&gt;service_du;service_du-[.T409];[.L410]))" office:value-type="float" office:value="0" calcext:value-type="float">
            <text:p>0 HETD</text:p>
          </table:table-cell>
          <table:table-cell table:style-name="ce30" table:formula="of:=IF(service_du=0;[.I410];IF([.J410]&gt;0;IF([.T409]+[.L410]&lt;service_du;0;(([.T409]+[.L410])-service_du)/[.J41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0]+IF([.H410]&lt;&gt;&quot;Oui&quot;;[.I410];0))*[.K410])*IF(ISBLANK([.G410]);1;[.G410])" office:value-type="float" office:value="0" calcext:value-type="float">
            <text:p>0 HETD</text:p>
          </table:table-cell>
          <table:table-cell/>
          <table:table-cell table:style-name="ce33" table:formula="of:=IF(OR(ISBLANK([.$C410]);[.$C410]=&quot;Référentiel&quot;);0;IF(contexte_calcul=&quot;Réalisé&quot;;[.$U410]*[.D410];[.$O410]*[.D410]))" office:value-type="float" office:value="0" calcext:value-type="float">
            <text:p>0 HETD</text:p>
          </table:table-cell>
          <table:table-cell table:style-name="ce33" table:formula="of:=IF(OR(ISBLANK([.$C410]);[.$C410]=&quot;Référentiel&quot;);0;IF(contexte_calcul=&quot;Réalisé&quot;;[.$U410]*[.E410];[.$O410]*[.E410]))" office:value-type="float" office:value="0" calcext:value-type="float">
            <text:p>0 HETD</text:p>
          </table:table-cell>
          <table:table-cell table:style-name="ce33" table:formula="of:=IF(OR(ISBLANK([.$C410]);[.$C410]=&quot;Référentiel&quot;);0;IF(contexte_calcul=&quot;Réalisé&quot;;[.$U410]*[.F410];[.$O410]*[.F410]))" office:value-type="float" office:value="0" calcext:value-type="float">
            <text:p>0 HETD</text:p>
          </table:table-cell>
          <table:table-cell table:style-name="ce33" table:formula="of:=IF([.$C410]=&quot;Référentiel&quot;;IF(contexte_calcul=&quot;Réalisé&quot;;[.$U410];[.$R410]);0)" office:value-type="float" office:value="0" calcext:value-type="float">
            <text:p>0 HETD</text:p>
          </table:table-cell>
          <table:table-cell table:style-name="ce33" table:formula="of:=IF(OR(ISBLANK([.$C410]);[.$C410]=&quot;Référentiel&quot;);0;IF(contexte_calcul=&quot;Réalisé&quot;;[.$W410]*[.D410];[.$R410]*[.D410]))" office:value-type="float" office:value="0" calcext:value-type="float">
            <text:p>0 HETD</text:p>
          </table:table-cell>
          <table:table-cell table:style-name="ce33" table:formula="of:=IF(OR(ISBLANK([.$C410]);[.$C410]=&quot;Référentiel&quot;);0;IF(contexte_calcul=&quot;Réalisé&quot;;[.$W410]*[.E410];[.$R410]*[.E410]))" office:value-type="float" office:value="0" calcext:value-type="float">
            <text:p>0 HETD</text:p>
          </table:table-cell>
          <table:table-cell table:style-name="ce33" table:formula="of:=IF(OR(ISBLANK([.$C410]);[.$C410]=&quot;Référentiel&quot;);0;IF(contexte_calcul=&quot;Réalisé&quot;;[.$W410]*[.F410];[.$R410]*[.F41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0]=&quot;Référentiel&quot;;IF(contexte_calcul=&quot;Réalisé&quot;;[.$W410];[.$R41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11]);[.C411]=&quot;Référentiel&quot;);&quot;&quot;;1-([.D411]+[.E41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11]);0;HLOOKUP(IF(AND([.C411]=&quot;TP&quot;;TP_vaut_TD=&quot;Oui&quot;);&quot;TD&quot;;[.C411]);types_intervention;2;0))*IF(ISBLANK([.G411]);1;[.G411])" office:value-type="float" office:value="0" calcext:value-type="float">
            <text:p>0 HETD</text:p>
          </table:table-cell>
          <table:table-cell table:style-name="ce12" table:formula="of:=IF(ISBLANK([.C411]);0;HLOOKUP([.C411];types_intervention;3;0))*IF(ISBLANK([.G411]);1;[.G411])" office:value-type="float" office:value="0" calcext:value-type="float">
            <text:p>0 HETD</text:p>
          </table:table-cell>
          <table:table-cell table:style-name="ce11" table:formula="of:=IF([.H411]=&quot;Oui&quot;;[.I411]*[.J41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1]/[.$L$522];0)" office:value-type="percentage" office:value="0" calcext:value-type="percentage">
            <text:p>0,00 %</text:p>
          </table:table-cell>
          <table:table-cell table:style-name="ce11" table:formula="of:=MIN(service_du;[.$L$522])*[.N411]" office:value-type="float" office:value="0" calcext:value-type="float">
            <text:p>0 HETD</text:p>
          </table:table-cell>
          <table:table-cell table:style-name="ce28" table:formula="of:=IF([.L411]&lt;&gt;0;[.O411]/[.L411];0)" office:value-type="percentage" office:value="0" calcext:value-type="percentage">
            <text:p>0,00 %</text:p>
          </table:table-cell>
          <table:table-cell table:style-name="ce28" table:formula="of:=IF([.$L$522]&gt;service_du;1-[.P411];0)" office:value-type="percentage" office:value="1" calcext:value-type="percentage">
            <text:p>100,00 %</text:p>
          </table:table-cell>
          <table:table-cell table:style-name="ce26" table:formula="of:=[.I411]*[.Q411]*[.K411]*IF(ISBLANK([.G411]);1;[.G41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0]+[.L411]&gt;service_du;service_du;[.T410]+[.L411]))" office:value-type="float" office:value="188" calcext:value-type="float">
            <text:p>188 HETD</text:p>
          </table:table-cell>
          <table:table-cell table:style-name="ce11" table:formula="of:=IF(service_du=0;0;IF([.T410]+[.L411]&gt;service_du;service_du-[.T410];[.L411]))" office:value-type="float" office:value="0" calcext:value-type="float">
            <text:p>0 HETD</text:p>
          </table:table-cell>
          <table:table-cell table:style-name="ce30" table:formula="of:=IF(service_du=0;[.I411];IF([.J411]&gt;0;IF([.T410]+[.L411]&lt;service_du;0;(([.T410]+[.L411])-service_du)/[.J41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1]+IF([.H411]&lt;&gt;&quot;Oui&quot;;[.I411];0))*[.K411])*IF(ISBLANK([.G411]);1;[.G411])" office:value-type="float" office:value="0" calcext:value-type="float">
            <text:p>0 HETD</text:p>
          </table:table-cell>
          <table:table-cell/>
          <table:table-cell table:style-name="ce33" table:formula="of:=IF(OR(ISBLANK([.$C411]);[.$C411]=&quot;Référentiel&quot;);0;IF(contexte_calcul=&quot;Réalisé&quot;;[.$U411]*[.D411];[.$O411]*[.D411]))" office:value-type="float" office:value="0" calcext:value-type="float">
            <text:p>0 HETD</text:p>
          </table:table-cell>
          <table:table-cell table:style-name="ce33" table:formula="of:=IF(OR(ISBLANK([.$C411]);[.$C411]=&quot;Référentiel&quot;);0;IF(contexte_calcul=&quot;Réalisé&quot;;[.$U411]*[.E411];[.$O411]*[.E411]))" office:value-type="float" office:value="0" calcext:value-type="float">
            <text:p>0 HETD</text:p>
          </table:table-cell>
          <table:table-cell table:style-name="ce33" table:formula="of:=IF(OR(ISBLANK([.$C411]);[.$C411]=&quot;Référentiel&quot;);0;IF(contexte_calcul=&quot;Réalisé&quot;;[.$U411]*[.F411];[.$O411]*[.F411]))" office:value-type="float" office:value="0" calcext:value-type="float">
            <text:p>0 HETD</text:p>
          </table:table-cell>
          <table:table-cell table:style-name="ce33" table:formula="of:=IF([.$C411]=&quot;Référentiel&quot;;IF(contexte_calcul=&quot;Réalisé&quot;;[.$U411];[.$R411]);0)" office:value-type="float" office:value="0" calcext:value-type="float">
            <text:p>0 HETD</text:p>
          </table:table-cell>
          <table:table-cell table:style-name="ce33" table:formula="of:=IF(OR(ISBLANK([.$C411]);[.$C411]=&quot;Référentiel&quot;);0;IF(contexte_calcul=&quot;Réalisé&quot;;[.$W411]*[.D411];[.$R411]*[.D411]))" office:value-type="float" office:value="0" calcext:value-type="float">
            <text:p>0 HETD</text:p>
          </table:table-cell>
          <table:table-cell table:style-name="ce33" table:formula="of:=IF(OR(ISBLANK([.$C411]);[.$C411]=&quot;Référentiel&quot;);0;IF(contexte_calcul=&quot;Réalisé&quot;;[.$W411]*[.E411];[.$R411]*[.E411]))" office:value-type="float" office:value="0" calcext:value-type="float">
            <text:p>0 HETD</text:p>
          </table:table-cell>
          <table:table-cell table:style-name="ce33" table:formula="of:=IF(OR(ISBLANK([.$C411]);[.$C411]=&quot;Référentiel&quot;);0;IF(contexte_calcul=&quot;Réalisé&quot;;[.$W411]*[.F411];[.$R411]*[.F41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1]=&quot;Référentiel&quot;;IF(contexte_calcul=&quot;Réalisé&quot;;[.$W411];[.$R41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12]);[.C412]=&quot;Référentiel&quot;);&quot;&quot;;1-([.D412]+[.E41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12]);0;HLOOKUP(IF(AND([.C412]=&quot;TP&quot;;TP_vaut_TD=&quot;Oui&quot;);&quot;TD&quot;;[.C412]);types_intervention;2;0))*IF(ISBLANK([.G412]);1;[.G412])" office:value-type="float" office:value="0" calcext:value-type="float">
            <text:p>0 HETD</text:p>
          </table:table-cell>
          <table:table-cell table:style-name="ce12" table:formula="of:=IF(ISBLANK([.C412]);0;HLOOKUP([.C412];types_intervention;3;0))*IF(ISBLANK([.G412]);1;[.G412])" office:value-type="float" office:value="0" calcext:value-type="float">
            <text:p>0 HETD</text:p>
          </table:table-cell>
          <table:table-cell table:style-name="ce11" table:formula="of:=IF([.H412]=&quot;Oui&quot;;[.I412]*[.J41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2]/[.$L$522];0)" office:value-type="percentage" office:value="0" calcext:value-type="percentage">
            <text:p>0,00 %</text:p>
          </table:table-cell>
          <table:table-cell table:style-name="ce11" table:formula="of:=MIN(service_du;[.$L$522])*[.N412]" office:value-type="float" office:value="0" calcext:value-type="float">
            <text:p>0 HETD</text:p>
          </table:table-cell>
          <table:table-cell table:style-name="ce28" table:formula="of:=IF([.L412]&lt;&gt;0;[.O412]/[.L412];0)" office:value-type="percentage" office:value="0" calcext:value-type="percentage">
            <text:p>0,00 %</text:p>
          </table:table-cell>
          <table:table-cell table:style-name="ce28" table:formula="of:=IF([.$L$522]&gt;service_du;1-[.P412];0)" office:value-type="percentage" office:value="1" calcext:value-type="percentage">
            <text:p>100,00 %</text:p>
          </table:table-cell>
          <table:table-cell table:style-name="ce26" table:formula="of:=[.I412]*[.Q412]*[.K412]*IF(ISBLANK([.G412]);1;[.G41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1]+[.L412]&gt;service_du;service_du;[.T411]+[.L412]))" office:value-type="float" office:value="188" calcext:value-type="float">
            <text:p>188 HETD</text:p>
          </table:table-cell>
          <table:table-cell table:style-name="ce11" table:formula="of:=IF(service_du=0;0;IF([.T411]+[.L412]&gt;service_du;service_du-[.T411];[.L412]))" office:value-type="float" office:value="0" calcext:value-type="float">
            <text:p>0 HETD</text:p>
          </table:table-cell>
          <table:table-cell table:style-name="ce30" table:formula="of:=IF(service_du=0;[.I412];IF([.J412]&gt;0;IF([.T411]+[.L412]&lt;service_du;0;(([.T411]+[.L412])-service_du)/[.J41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2]+IF([.H412]&lt;&gt;&quot;Oui&quot;;[.I412];0))*[.K412])*IF(ISBLANK([.G412]);1;[.G412])" office:value-type="float" office:value="0" calcext:value-type="float">
            <text:p>0 HETD</text:p>
          </table:table-cell>
          <table:table-cell/>
          <table:table-cell table:style-name="ce33" table:formula="of:=IF(OR(ISBLANK([.$C412]);[.$C412]=&quot;Référentiel&quot;);0;IF(contexte_calcul=&quot;Réalisé&quot;;[.$U412]*[.D412];[.$O412]*[.D412]))" office:value-type="float" office:value="0" calcext:value-type="float">
            <text:p>0 HETD</text:p>
          </table:table-cell>
          <table:table-cell table:style-name="ce33" table:formula="of:=IF(OR(ISBLANK([.$C412]);[.$C412]=&quot;Référentiel&quot;);0;IF(contexte_calcul=&quot;Réalisé&quot;;[.$U412]*[.E412];[.$O412]*[.E412]))" office:value-type="float" office:value="0" calcext:value-type="float">
            <text:p>0 HETD</text:p>
          </table:table-cell>
          <table:table-cell table:style-name="ce33" table:formula="of:=IF(OR(ISBLANK([.$C412]);[.$C412]=&quot;Référentiel&quot;);0;IF(contexte_calcul=&quot;Réalisé&quot;;[.$U412]*[.F412];[.$O412]*[.F412]))" office:value-type="float" office:value="0" calcext:value-type="float">
            <text:p>0 HETD</text:p>
          </table:table-cell>
          <table:table-cell table:style-name="ce33" table:formula="of:=IF([.$C412]=&quot;Référentiel&quot;;IF(contexte_calcul=&quot;Réalisé&quot;;[.$U412];[.$R412]);0)" office:value-type="float" office:value="0" calcext:value-type="float">
            <text:p>0 HETD</text:p>
          </table:table-cell>
          <table:table-cell table:style-name="ce33" table:formula="of:=IF(OR(ISBLANK([.$C412]);[.$C412]=&quot;Référentiel&quot;);0;IF(contexte_calcul=&quot;Réalisé&quot;;[.$W412]*[.D412];[.$R412]*[.D412]))" office:value-type="float" office:value="0" calcext:value-type="float">
            <text:p>0 HETD</text:p>
          </table:table-cell>
          <table:table-cell table:style-name="ce33" table:formula="of:=IF(OR(ISBLANK([.$C412]);[.$C412]=&quot;Référentiel&quot;);0;IF(contexte_calcul=&quot;Réalisé&quot;;[.$W412]*[.E412];[.$R412]*[.E412]))" office:value-type="float" office:value="0" calcext:value-type="float">
            <text:p>0 HETD</text:p>
          </table:table-cell>
          <table:table-cell table:style-name="ce33" table:formula="of:=IF(OR(ISBLANK([.$C412]);[.$C412]=&quot;Référentiel&quot;);0;IF(contexte_calcul=&quot;Réalisé&quot;;[.$W412]*[.F412];[.$R412]*[.F41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2]=&quot;Référentiel&quot;;IF(contexte_calcul=&quot;Réalisé&quot;;[.$W412];[.$R41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13]);[.C413]=&quot;Référentiel&quot;);&quot;&quot;;1-([.D413]+[.E41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13]);0;HLOOKUP(IF(AND([.C413]=&quot;TP&quot;;TP_vaut_TD=&quot;Oui&quot;);&quot;TD&quot;;[.C413]);types_intervention;2;0))*IF(ISBLANK([.G413]);1;[.G413])" office:value-type="float" office:value="0" calcext:value-type="float">
            <text:p>0 HETD</text:p>
          </table:table-cell>
          <table:table-cell table:style-name="ce12" table:formula="of:=IF(ISBLANK([.C413]);0;HLOOKUP([.C413];types_intervention;3;0))*IF(ISBLANK([.G413]);1;[.G413])" office:value-type="float" office:value="0" calcext:value-type="float">
            <text:p>0 HETD</text:p>
          </table:table-cell>
          <table:table-cell table:style-name="ce11" table:formula="of:=IF([.H413]=&quot;Oui&quot;;[.I413]*[.J41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3]/[.$L$522];0)" office:value-type="percentage" office:value="0" calcext:value-type="percentage">
            <text:p>0,00 %</text:p>
          </table:table-cell>
          <table:table-cell table:style-name="ce11" table:formula="of:=MIN(service_du;[.$L$522])*[.N413]" office:value-type="float" office:value="0" calcext:value-type="float">
            <text:p>0 HETD</text:p>
          </table:table-cell>
          <table:table-cell table:style-name="ce28" table:formula="of:=IF([.L413]&lt;&gt;0;[.O413]/[.L413];0)" office:value-type="percentage" office:value="0" calcext:value-type="percentage">
            <text:p>0,00 %</text:p>
          </table:table-cell>
          <table:table-cell table:style-name="ce28" table:formula="of:=IF([.$L$522]&gt;service_du;1-[.P413];0)" office:value-type="percentage" office:value="1" calcext:value-type="percentage">
            <text:p>100,00 %</text:p>
          </table:table-cell>
          <table:table-cell table:style-name="ce26" table:formula="of:=[.I413]*[.Q413]*[.K413]*IF(ISBLANK([.G413]);1;[.G41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2]+[.L413]&gt;service_du;service_du;[.T412]+[.L413]))" office:value-type="float" office:value="188" calcext:value-type="float">
            <text:p>188 HETD</text:p>
          </table:table-cell>
          <table:table-cell table:style-name="ce11" table:formula="of:=IF(service_du=0;0;IF([.T412]+[.L413]&gt;service_du;service_du-[.T412];[.L413]))" office:value-type="float" office:value="0" calcext:value-type="float">
            <text:p>0 HETD</text:p>
          </table:table-cell>
          <table:table-cell table:style-name="ce30" table:formula="of:=IF(service_du=0;[.I413];IF([.J413]&gt;0;IF([.T412]+[.L413]&lt;service_du;0;(([.T412]+[.L413])-service_du)/[.J41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3]+IF([.H413]&lt;&gt;&quot;Oui&quot;;[.I413];0))*[.K413])*IF(ISBLANK([.G413]);1;[.G413])" office:value-type="float" office:value="0" calcext:value-type="float">
            <text:p>0 HETD</text:p>
          </table:table-cell>
          <table:table-cell/>
          <table:table-cell table:style-name="ce33" table:formula="of:=IF(OR(ISBLANK([.$C413]);[.$C413]=&quot;Référentiel&quot;);0;IF(contexte_calcul=&quot;Réalisé&quot;;[.$U413]*[.D413];[.$O413]*[.D413]))" office:value-type="float" office:value="0" calcext:value-type="float">
            <text:p>0 HETD</text:p>
          </table:table-cell>
          <table:table-cell table:style-name="ce33" table:formula="of:=IF(OR(ISBLANK([.$C413]);[.$C413]=&quot;Référentiel&quot;);0;IF(contexte_calcul=&quot;Réalisé&quot;;[.$U413]*[.E413];[.$O413]*[.E413]))" office:value-type="float" office:value="0" calcext:value-type="float">
            <text:p>0 HETD</text:p>
          </table:table-cell>
          <table:table-cell table:style-name="ce33" table:formula="of:=IF(OR(ISBLANK([.$C413]);[.$C413]=&quot;Référentiel&quot;);0;IF(contexte_calcul=&quot;Réalisé&quot;;[.$U413]*[.F413];[.$O413]*[.F413]))" office:value-type="float" office:value="0" calcext:value-type="float">
            <text:p>0 HETD</text:p>
          </table:table-cell>
          <table:table-cell table:style-name="ce33" table:formula="of:=IF([.$C413]=&quot;Référentiel&quot;;IF(contexte_calcul=&quot;Réalisé&quot;;[.$U413];[.$R413]);0)" office:value-type="float" office:value="0" calcext:value-type="float">
            <text:p>0 HETD</text:p>
          </table:table-cell>
          <table:table-cell table:style-name="ce33" table:formula="of:=IF(OR(ISBLANK([.$C413]);[.$C413]=&quot;Référentiel&quot;);0;IF(contexte_calcul=&quot;Réalisé&quot;;[.$W413]*[.D413];[.$R413]*[.D413]))" office:value-type="float" office:value="0" calcext:value-type="float">
            <text:p>0 HETD</text:p>
          </table:table-cell>
          <table:table-cell table:style-name="ce33" table:formula="of:=IF(OR(ISBLANK([.$C413]);[.$C413]=&quot;Référentiel&quot;);0;IF(contexte_calcul=&quot;Réalisé&quot;;[.$W413]*[.E413];[.$R413]*[.E413]))" office:value-type="float" office:value="0" calcext:value-type="float">
            <text:p>0 HETD</text:p>
          </table:table-cell>
          <table:table-cell table:style-name="ce33" table:formula="of:=IF(OR(ISBLANK([.$C413]);[.$C413]=&quot;Référentiel&quot;);0;IF(contexte_calcul=&quot;Réalisé&quot;;[.$W413]*[.F413];[.$R413]*[.F41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3]=&quot;Référentiel&quot;;IF(contexte_calcul=&quot;Réalisé&quot;;[.$W413];[.$R41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14]);[.C414]=&quot;Référentiel&quot;);&quot;&quot;;1-([.D414]+[.E41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14]);0;HLOOKUP(IF(AND([.C414]=&quot;TP&quot;;TP_vaut_TD=&quot;Oui&quot;);&quot;TD&quot;;[.C414]);types_intervention;2;0))*IF(ISBLANK([.G414]);1;[.G414])" office:value-type="float" office:value="0" calcext:value-type="float">
            <text:p>0 HETD</text:p>
          </table:table-cell>
          <table:table-cell table:style-name="ce12" table:formula="of:=IF(ISBLANK([.C414]);0;HLOOKUP([.C414];types_intervention;3;0))*IF(ISBLANK([.G414]);1;[.G414])" office:value-type="float" office:value="0" calcext:value-type="float">
            <text:p>0 HETD</text:p>
          </table:table-cell>
          <table:table-cell table:style-name="ce11" table:formula="of:=IF([.H414]=&quot;Oui&quot;;[.I414]*[.J41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4]/[.$L$522];0)" office:value-type="percentage" office:value="0" calcext:value-type="percentage">
            <text:p>0,00 %</text:p>
          </table:table-cell>
          <table:table-cell table:style-name="ce11" table:formula="of:=MIN(service_du;[.$L$522])*[.N414]" office:value-type="float" office:value="0" calcext:value-type="float">
            <text:p>0 HETD</text:p>
          </table:table-cell>
          <table:table-cell table:style-name="ce28" table:formula="of:=IF([.L414]&lt;&gt;0;[.O414]/[.L414];0)" office:value-type="percentage" office:value="0" calcext:value-type="percentage">
            <text:p>0,00 %</text:p>
          </table:table-cell>
          <table:table-cell table:style-name="ce28" table:formula="of:=IF([.$L$522]&gt;service_du;1-[.P414];0)" office:value-type="percentage" office:value="1" calcext:value-type="percentage">
            <text:p>100,00 %</text:p>
          </table:table-cell>
          <table:table-cell table:style-name="ce26" table:formula="of:=[.I414]*[.Q414]*[.K414]*IF(ISBLANK([.G414]);1;[.G41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3]+[.L414]&gt;service_du;service_du;[.T413]+[.L414]))" office:value-type="float" office:value="188" calcext:value-type="float">
            <text:p>188 HETD</text:p>
          </table:table-cell>
          <table:table-cell table:style-name="ce11" table:formula="of:=IF(service_du=0;0;IF([.T413]+[.L414]&gt;service_du;service_du-[.T413];[.L414]))" office:value-type="float" office:value="0" calcext:value-type="float">
            <text:p>0 HETD</text:p>
          </table:table-cell>
          <table:table-cell table:style-name="ce30" table:formula="of:=IF(service_du=0;[.I414];IF([.J414]&gt;0;IF([.T413]+[.L414]&lt;service_du;0;(([.T413]+[.L414])-service_du)/[.J41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4]+IF([.H414]&lt;&gt;&quot;Oui&quot;;[.I414];0))*[.K414])*IF(ISBLANK([.G414]);1;[.G414])" office:value-type="float" office:value="0" calcext:value-type="float">
            <text:p>0 HETD</text:p>
          </table:table-cell>
          <table:table-cell/>
          <table:table-cell table:style-name="ce33" table:formula="of:=IF(OR(ISBLANK([.$C414]);[.$C414]=&quot;Référentiel&quot;);0;IF(contexte_calcul=&quot;Réalisé&quot;;[.$U414]*[.D414];[.$O414]*[.D414]))" office:value-type="float" office:value="0" calcext:value-type="float">
            <text:p>0 HETD</text:p>
          </table:table-cell>
          <table:table-cell table:style-name="ce33" table:formula="of:=IF(OR(ISBLANK([.$C414]);[.$C414]=&quot;Référentiel&quot;);0;IF(contexte_calcul=&quot;Réalisé&quot;;[.$U414]*[.E414];[.$O414]*[.E414]))" office:value-type="float" office:value="0" calcext:value-type="float">
            <text:p>0 HETD</text:p>
          </table:table-cell>
          <table:table-cell table:style-name="ce33" table:formula="of:=IF(OR(ISBLANK([.$C414]);[.$C414]=&quot;Référentiel&quot;);0;IF(contexte_calcul=&quot;Réalisé&quot;;[.$U414]*[.F414];[.$O414]*[.F414]))" office:value-type="float" office:value="0" calcext:value-type="float">
            <text:p>0 HETD</text:p>
          </table:table-cell>
          <table:table-cell table:style-name="ce33" table:formula="of:=IF([.$C414]=&quot;Référentiel&quot;;IF(contexte_calcul=&quot;Réalisé&quot;;[.$U414];[.$R414]);0)" office:value-type="float" office:value="0" calcext:value-type="float">
            <text:p>0 HETD</text:p>
          </table:table-cell>
          <table:table-cell table:style-name="ce33" table:formula="of:=IF(OR(ISBLANK([.$C414]);[.$C414]=&quot;Référentiel&quot;);0;IF(contexte_calcul=&quot;Réalisé&quot;;[.$W414]*[.D414];[.$R414]*[.D414]))" office:value-type="float" office:value="0" calcext:value-type="float">
            <text:p>0 HETD</text:p>
          </table:table-cell>
          <table:table-cell table:style-name="ce33" table:formula="of:=IF(OR(ISBLANK([.$C414]);[.$C414]=&quot;Référentiel&quot;);0;IF(contexte_calcul=&quot;Réalisé&quot;;[.$W414]*[.E414];[.$R414]*[.E414]))" office:value-type="float" office:value="0" calcext:value-type="float">
            <text:p>0 HETD</text:p>
          </table:table-cell>
          <table:table-cell table:style-name="ce33" table:formula="of:=IF(OR(ISBLANK([.$C414]);[.$C414]=&quot;Référentiel&quot;);0;IF(contexte_calcul=&quot;Réalisé&quot;;[.$W414]*[.F414];[.$R414]*[.F41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4]=&quot;Référentiel&quot;;IF(contexte_calcul=&quot;Réalisé&quot;;[.$W414];[.$R41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15]);[.C415]=&quot;Référentiel&quot;);&quot;&quot;;1-([.D415]+[.E41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15]);0;HLOOKUP(IF(AND([.C415]=&quot;TP&quot;;TP_vaut_TD=&quot;Oui&quot;);&quot;TD&quot;;[.C415]);types_intervention;2;0))*IF(ISBLANK([.G415]);1;[.G415])" office:value-type="float" office:value="0" calcext:value-type="float">
            <text:p>0 HETD</text:p>
          </table:table-cell>
          <table:table-cell table:style-name="ce12" table:formula="of:=IF(ISBLANK([.C415]);0;HLOOKUP([.C415];types_intervention;3;0))*IF(ISBLANK([.G415]);1;[.G415])" office:value-type="float" office:value="0" calcext:value-type="float">
            <text:p>0 HETD</text:p>
          </table:table-cell>
          <table:table-cell table:style-name="ce11" table:formula="of:=IF([.H415]=&quot;Oui&quot;;[.I415]*[.J41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5]/[.$L$522];0)" office:value-type="percentage" office:value="0" calcext:value-type="percentage">
            <text:p>0,00 %</text:p>
          </table:table-cell>
          <table:table-cell table:style-name="ce11" table:formula="of:=MIN(service_du;[.$L$522])*[.N415]" office:value-type="float" office:value="0" calcext:value-type="float">
            <text:p>0 HETD</text:p>
          </table:table-cell>
          <table:table-cell table:style-name="ce28" table:formula="of:=IF([.L415]&lt;&gt;0;[.O415]/[.L415];0)" office:value-type="percentage" office:value="0" calcext:value-type="percentage">
            <text:p>0,00 %</text:p>
          </table:table-cell>
          <table:table-cell table:style-name="ce28" table:formula="of:=IF([.$L$522]&gt;service_du;1-[.P415];0)" office:value-type="percentage" office:value="1" calcext:value-type="percentage">
            <text:p>100,00 %</text:p>
          </table:table-cell>
          <table:table-cell table:style-name="ce26" table:formula="of:=[.I415]*[.Q415]*[.K415]*IF(ISBLANK([.G415]);1;[.G41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4]+[.L415]&gt;service_du;service_du;[.T414]+[.L415]))" office:value-type="float" office:value="188" calcext:value-type="float">
            <text:p>188 HETD</text:p>
          </table:table-cell>
          <table:table-cell table:style-name="ce11" table:formula="of:=IF(service_du=0;0;IF([.T414]+[.L415]&gt;service_du;service_du-[.T414];[.L415]))" office:value-type="float" office:value="0" calcext:value-type="float">
            <text:p>0 HETD</text:p>
          </table:table-cell>
          <table:table-cell table:style-name="ce30" table:formula="of:=IF(service_du=0;[.I415];IF([.J415]&gt;0;IF([.T414]+[.L415]&lt;service_du;0;(([.T414]+[.L415])-service_du)/[.J41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5]+IF([.H415]&lt;&gt;&quot;Oui&quot;;[.I415];0))*[.K415])*IF(ISBLANK([.G415]);1;[.G415])" office:value-type="float" office:value="0" calcext:value-type="float">
            <text:p>0 HETD</text:p>
          </table:table-cell>
          <table:table-cell/>
          <table:table-cell table:style-name="ce33" table:formula="of:=IF(OR(ISBLANK([.$C415]);[.$C415]=&quot;Référentiel&quot;);0;IF(contexte_calcul=&quot;Réalisé&quot;;[.$U415]*[.D415];[.$O415]*[.D415]))" office:value-type="float" office:value="0" calcext:value-type="float">
            <text:p>0 HETD</text:p>
          </table:table-cell>
          <table:table-cell table:style-name="ce33" table:formula="of:=IF(OR(ISBLANK([.$C415]);[.$C415]=&quot;Référentiel&quot;);0;IF(contexte_calcul=&quot;Réalisé&quot;;[.$U415]*[.E415];[.$O415]*[.E415]))" office:value-type="float" office:value="0" calcext:value-type="float">
            <text:p>0 HETD</text:p>
          </table:table-cell>
          <table:table-cell table:style-name="ce33" table:formula="of:=IF(OR(ISBLANK([.$C415]);[.$C415]=&quot;Référentiel&quot;);0;IF(contexte_calcul=&quot;Réalisé&quot;;[.$U415]*[.F415];[.$O415]*[.F415]))" office:value-type="float" office:value="0" calcext:value-type="float">
            <text:p>0 HETD</text:p>
          </table:table-cell>
          <table:table-cell table:style-name="ce33" table:formula="of:=IF([.$C415]=&quot;Référentiel&quot;;IF(contexte_calcul=&quot;Réalisé&quot;;[.$U415];[.$R415]);0)" office:value-type="float" office:value="0" calcext:value-type="float">
            <text:p>0 HETD</text:p>
          </table:table-cell>
          <table:table-cell table:style-name="ce33" table:formula="of:=IF(OR(ISBLANK([.$C415]);[.$C415]=&quot;Référentiel&quot;);0;IF(contexte_calcul=&quot;Réalisé&quot;;[.$W415]*[.D415];[.$R415]*[.D415]))" office:value-type="float" office:value="0" calcext:value-type="float">
            <text:p>0 HETD</text:p>
          </table:table-cell>
          <table:table-cell table:style-name="ce33" table:formula="of:=IF(OR(ISBLANK([.$C415]);[.$C415]=&quot;Référentiel&quot;);0;IF(contexte_calcul=&quot;Réalisé&quot;;[.$W415]*[.E415];[.$R415]*[.E415]))" office:value-type="float" office:value="0" calcext:value-type="float">
            <text:p>0 HETD</text:p>
          </table:table-cell>
          <table:table-cell table:style-name="ce33" table:formula="of:=IF(OR(ISBLANK([.$C415]);[.$C415]=&quot;Référentiel&quot;);0;IF(contexte_calcul=&quot;Réalisé&quot;;[.$W415]*[.F415];[.$R415]*[.F41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5]=&quot;Référentiel&quot;;IF(contexte_calcul=&quot;Réalisé&quot;;[.$W415];[.$R41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16]);[.C416]=&quot;Référentiel&quot;);&quot;&quot;;1-([.D416]+[.E41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16]);0;HLOOKUP(IF(AND([.C416]=&quot;TP&quot;;TP_vaut_TD=&quot;Oui&quot;);&quot;TD&quot;;[.C416]);types_intervention;2;0))*IF(ISBLANK([.G416]);1;[.G416])" office:value-type="float" office:value="0" calcext:value-type="float">
            <text:p>0 HETD</text:p>
          </table:table-cell>
          <table:table-cell table:style-name="ce12" table:formula="of:=IF(ISBLANK([.C416]);0;HLOOKUP([.C416];types_intervention;3;0))*IF(ISBLANK([.G416]);1;[.G416])" office:value-type="float" office:value="0" calcext:value-type="float">
            <text:p>0 HETD</text:p>
          </table:table-cell>
          <table:table-cell table:style-name="ce11" table:formula="of:=IF([.H416]=&quot;Oui&quot;;[.I416]*[.J41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6]/[.$L$522];0)" office:value-type="percentage" office:value="0" calcext:value-type="percentage">
            <text:p>0,00 %</text:p>
          </table:table-cell>
          <table:table-cell table:style-name="ce11" table:formula="of:=MIN(service_du;[.$L$522])*[.N416]" office:value-type="float" office:value="0" calcext:value-type="float">
            <text:p>0 HETD</text:p>
          </table:table-cell>
          <table:table-cell table:style-name="ce28" table:formula="of:=IF([.L416]&lt;&gt;0;[.O416]/[.L416];0)" office:value-type="percentage" office:value="0" calcext:value-type="percentage">
            <text:p>0,00 %</text:p>
          </table:table-cell>
          <table:table-cell table:style-name="ce28" table:formula="of:=IF([.$L$522]&gt;service_du;1-[.P416];0)" office:value-type="percentage" office:value="1" calcext:value-type="percentage">
            <text:p>100,00 %</text:p>
          </table:table-cell>
          <table:table-cell table:style-name="ce26" table:formula="of:=[.I416]*[.Q416]*[.K416]*IF(ISBLANK([.G416]);1;[.G41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5]+[.L416]&gt;service_du;service_du;[.T415]+[.L416]))" office:value-type="float" office:value="188" calcext:value-type="float">
            <text:p>188 HETD</text:p>
          </table:table-cell>
          <table:table-cell table:style-name="ce11" table:formula="of:=IF(service_du=0;0;IF([.T415]+[.L416]&gt;service_du;service_du-[.T415];[.L416]))" office:value-type="float" office:value="0" calcext:value-type="float">
            <text:p>0 HETD</text:p>
          </table:table-cell>
          <table:table-cell table:style-name="ce30" table:formula="of:=IF(service_du=0;[.I416];IF([.J416]&gt;0;IF([.T415]+[.L416]&lt;service_du;0;(([.T415]+[.L416])-service_du)/[.J41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6]+IF([.H416]&lt;&gt;&quot;Oui&quot;;[.I416];0))*[.K416])*IF(ISBLANK([.G416]);1;[.G416])" office:value-type="float" office:value="0" calcext:value-type="float">
            <text:p>0 HETD</text:p>
          </table:table-cell>
          <table:table-cell/>
          <table:table-cell table:style-name="ce33" table:formula="of:=IF(OR(ISBLANK([.$C416]);[.$C416]=&quot;Référentiel&quot;);0;IF(contexte_calcul=&quot;Réalisé&quot;;[.$U416]*[.D416];[.$O416]*[.D416]))" office:value-type="float" office:value="0" calcext:value-type="float">
            <text:p>0 HETD</text:p>
          </table:table-cell>
          <table:table-cell table:style-name="ce33" table:formula="of:=IF(OR(ISBLANK([.$C416]);[.$C416]=&quot;Référentiel&quot;);0;IF(contexte_calcul=&quot;Réalisé&quot;;[.$U416]*[.E416];[.$O416]*[.E416]))" office:value-type="float" office:value="0" calcext:value-type="float">
            <text:p>0 HETD</text:p>
          </table:table-cell>
          <table:table-cell table:style-name="ce33" table:formula="of:=IF(OR(ISBLANK([.$C416]);[.$C416]=&quot;Référentiel&quot;);0;IF(contexte_calcul=&quot;Réalisé&quot;;[.$U416]*[.F416];[.$O416]*[.F416]))" office:value-type="float" office:value="0" calcext:value-type="float">
            <text:p>0 HETD</text:p>
          </table:table-cell>
          <table:table-cell table:style-name="ce33" table:formula="of:=IF([.$C416]=&quot;Référentiel&quot;;IF(contexte_calcul=&quot;Réalisé&quot;;[.$U416];[.$R416]);0)" office:value-type="float" office:value="0" calcext:value-type="float">
            <text:p>0 HETD</text:p>
          </table:table-cell>
          <table:table-cell table:style-name="ce33" table:formula="of:=IF(OR(ISBLANK([.$C416]);[.$C416]=&quot;Référentiel&quot;);0;IF(contexte_calcul=&quot;Réalisé&quot;;[.$W416]*[.D416];[.$R416]*[.D416]))" office:value-type="float" office:value="0" calcext:value-type="float">
            <text:p>0 HETD</text:p>
          </table:table-cell>
          <table:table-cell table:style-name="ce33" table:formula="of:=IF(OR(ISBLANK([.$C416]);[.$C416]=&quot;Référentiel&quot;);0;IF(contexte_calcul=&quot;Réalisé&quot;;[.$W416]*[.E416];[.$R416]*[.E416]))" office:value-type="float" office:value="0" calcext:value-type="float">
            <text:p>0 HETD</text:p>
          </table:table-cell>
          <table:table-cell table:style-name="ce33" table:formula="of:=IF(OR(ISBLANK([.$C416]);[.$C416]=&quot;Référentiel&quot;);0;IF(contexte_calcul=&quot;Réalisé&quot;;[.$W416]*[.F416];[.$R416]*[.F41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6]=&quot;Référentiel&quot;;IF(contexte_calcul=&quot;Réalisé&quot;;[.$W416];[.$R41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17]);[.C417]=&quot;Référentiel&quot;);&quot;&quot;;1-([.D417]+[.E41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17]);0;HLOOKUP(IF(AND([.C417]=&quot;TP&quot;;TP_vaut_TD=&quot;Oui&quot;);&quot;TD&quot;;[.C417]);types_intervention;2;0))*IF(ISBLANK([.G417]);1;[.G417])" office:value-type="float" office:value="0" calcext:value-type="float">
            <text:p>0 HETD</text:p>
          </table:table-cell>
          <table:table-cell table:style-name="ce12" table:formula="of:=IF(ISBLANK([.C417]);0;HLOOKUP([.C417];types_intervention;3;0))*IF(ISBLANK([.G417]);1;[.G417])" office:value-type="float" office:value="0" calcext:value-type="float">
            <text:p>0 HETD</text:p>
          </table:table-cell>
          <table:table-cell table:style-name="ce11" table:formula="of:=IF([.H417]=&quot;Oui&quot;;[.I417]*[.J41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7]/[.$L$522];0)" office:value-type="percentage" office:value="0" calcext:value-type="percentage">
            <text:p>0,00 %</text:p>
          </table:table-cell>
          <table:table-cell table:style-name="ce11" table:formula="of:=MIN(service_du;[.$L$522])*[.N417]" office:value-type="float" office:value="0" calcext:value-type="float">
            <text:p>0 HETD</text:p>
          </table:table-cell>
          <table:table-cell table:style-name="ce28" table:formula="of:=IF([.L417]&lt;&gt;0;[.O417]/[.L417];0)" office:value-type="percentage" office:value="0" calcext:value-type="percentage">
            <text:p>0,00 %</text:p>
          </table:table-cell>
          <table:table-cell table:style-name="ce28" table:formula="of:=IF([.$L$522]&gt;service_du;1-[.P417];0)" office:value-type="percentage" office:value="1" calcext:value-type="percentage">
            <text:p>100,00 %</text:p>
          </table:table-cell>
          <table:table-cell table:style-name="ce26" table:formula="of:=[.I417]*[.Q417]*[.K417]*IF(ISBLANK([.G417]);1;[.G41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6]+[.L417]&gt;service_du;service_du;[.T416]+[.L417]))" office:value-type="float" office:value="188" calcext:value-type="float">
            <text:p>188 HETD</text:p>
          </table:table-cell>
          <table:table-cell table:style-name="ce11" table:formula="of:=IF(service_du=0;0;IF([.T416]+[.L417]&gt;service_du;service_du-[.T416];[.L417]))" office:value-type="float" office:value="0" calcext:value-type="float">
            <text:p>0 HETD</text:p>
          </table:table-cell>
          <table:table-cell table:style-name="ce30" table:formula="of:=IF(service_du=0;[.I417];IF([.J417]&gt;0;IF([.T416]+[.L417]&lt;service_du;0;(([.T416]+[.L417])-service_du)/[.J41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7]+IF([.H417]&lt;&gt;&quot;Oui&quot;;[.I417];0))*[.K417])*IF(ISBLANK([.G417]);1;[.G417])" office:value-type="float" office:value="0" calcext:value-type="float">
            <text:p>0 HETD</text:p>
          </table:table-cell>
          <table:table-cell/>
          <table:table-cell table:style-name="ce33" table:formula="of:=IF(OR(ISBLANK([.$C417]);[.$C417]=&quot;Référentiel&quot;);0;IF(contexte_calcul=&quot;Réalisé&quot;;[.$U417]*[.D417];[.$O417]*[.D417]))" office:value-type="float" office:value="0" calcext:value-type="float">
            <text:p>0 HETD</text:p>
          </table:table-cell>
          <table:table-cell table:style-name="ce33" table:formula="of:=IF(OR(ISBLANK([.$C417]);[.$C417]=&quot;Référentiel&quot;);0;IF(contexte_calcul=&quot;Réalisé&quot;;[.$U417]*[.E417];[.$O417]*[.E417]))" office:value-type="float" office:value="0" calcext:value-type="float">
            <text:p>0 HETD</text:p>
          </table:table-cell>
          <table:table-cell table:style-name="ce33" table:formula="of:=IF(OR(ISBLANK([.$C417]);[.$C417]=&quot;Référentiel&quot;);0;IF(contexte_calcul=&quot;Réalisé&quot;;[.$U417]*[.F417];[.$O417]*[.F417]))" office:value-type="float" office:value="0" calcext:value-type="float">
            <text:p>0 HETD</text:p>
          </table:table-cell>
          <table:table-cell table:style-name="ce33" table:formula="of:=IF([.$C417]=&quot;Référentiel&quot;;IF(contexte_calcul=&quot;Réalisé&quot;;[.$U417];[.$R417]);0)" office:value-type="float" office:value="0" calcext:value-type="float">
            <text:p>0 HETD</text:p>
          </table:table-cell>
          <table:table-cell table:style-name="ce33" table:formula="of:=IF(OR(ISBLANK([.$C417]);[.$C417]=&quot;Référentiel&quot;);0;IF(contexte_calcul=&quot;Réalisé&quot;;[.$W417]*[.D417];[.$R417]*[.D417]))" office:value-type="float" office:value="0" calcext:value-type="float">
            <text:p>0 HETD</text:p>
          </table:table-cell>
          <table:table-cell table:style-name="ce33" table:formula="of:=IF(OR(ISBLANK([.$C417]);[.$C417]=&quot;Référentiel&quot;);0;IF(contexte_calcul=&quot;Réalisé&quot;;[.$W417]*[.E417];[.$R417]*[.E417]))" office:value-type="float" office:value="0" calcext:value-type="float">
            <text:p>0 HETD</text:p>
          </table:table-cell>
          <table:table-cell table:style-name="ce33" table:formula="of:=IF(OR(ISBLANK([.$C417]);[.$C417]=&quot;Référentiel&quot;);0;IF(contexte_calcul=&quot;Réalisé&quot;;[.$W417]*[.F417];[.$R417]*[.F41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7]=&quot;Référentiel&quot;;IF(contexte_calcul=&quot;Réalisé&quot;;[.$W417];[.$R41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18]);[.C418]=&quot;Référentiel&quot;);&quot;&quot;;1-([.D418]+[.E41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18]);0;HLOOKUP(IF(AND([.C418]=&quot;TP&quot;;TP_vaut_TD=&quot;Oui&quot;);&quot;TD&quot;;[.C418]);types_intervention;2;0))*IF(ISBLANK([.G418]);1;[.G418])" office:value-type="float" office:value="0" calcext:value-type="float">
            <text:p>0 HETD</text:p>
          </table:table-cell>
          <table:table-cell table:style-name="ce12" table:formula="of:=IF(ISBLANK([.C418]);0;HLOOKUP([.C418];types_intervention;3;0))*IF(ISBLANK([.G418]);1;[.G418])" office:value-type="float" office:value="0" calcext:value-type="float">
            <text:p>0 HETD</text:p>
          </table:table-cell>
          <table:table-cell table:style-name="ce11" table:formula="of:=IF([.H418]=&quot;Oui&quot;;[.I418]*[.J41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8]/[.$L$522];0)" office:value-type="percentage" office:value="0" calcext:value-type="percentage">
            <text:p>0,00 %</text:p>
          </table:table-cell>
          <table:table-cell table:style-name="ce11" table:formula="of:=MIN(service_du;[.$L$522])*[.N418]" office:value-type="float" office:value="0" calcext:value-type="float">
            <text:p>0 HETD</text:p>
          </table:table-cell>
          <table:table-cell table:style-name="ce28" table:formula="of:=IF([.L418]&lt;&gt;0;[.O418]/[.L418];0)" office:value-type="percentage" office:value="0" calcext:value-type="percentage">
            <text:p>0,00 %</text:p>
          </table:table-cell>
          <table:table-cell table:style-name="ce28" table:formula="of:=IF([.$L$522]&gt;service_du;1-[.P418];0)" office:value-type="percentage" office:value="1" calcext:value-type="percentage">
            <text:p>100,00 %</text:p>
          </table:table-cell>
          <table:table-cell table:style-name="ce26" table:formula="of:=[.I418]*[.Q418]*[.K418]*IF(ISBLANK([.G418]);1;[.G41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7]+[.L418]&gt;service_du;service_du;[.T417]+[.L418]))" office:value-type="float" office:value="188" calcext:value-type="float">
            <text:p>188 HETD</text:p>
          </table:table-cell>
          <table:table-cell table:style-name="ce11" table:formula="of:=IF(service_du=0;0;IF([.T417]+[.L418]&gt;service_du;service_du-[.T417];[.L418]))" office:value-type="float" office:value="0" calcext:value-type="float">
            <text:p>0 HETD</text:p>
          </table:table-cell>
          <table:table-cell table:style-name="ce30" table:formula="of:=IF(service_du=0;[.I418];IF([.J418]&gt;0;IF([.T417]+[.L418]&lt;service_du;0;(([.T417]+[.L418])-service_du)/[.J41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8]+IF([.H418]&lt;&gt;&quot;Oui&quot;;[.I418];0))*[.K418])*IF(ISBLANK([.G418]);1;[.G418])" office:value-type="float" office:value="0" calcext:value-type="float">
            <text:p>0 HETD</text:p>
          </table:table-cell>
          <table:table-cell/>
          <table:table-cell table:style-name="ce33" table:formula="of:=IF(OR(ISBLANK([.$C418]);[.$C418]=&quot;Référentiel&quot;);0;IF(contexte_calcul=&quot;Réalisé&quot;;[.$U418]*[.D418];[.$O418]*[.D418]))" office:value-type="float" office:value="0" calcext:value-type="float">
            <text:p>0 HETD</text:p>
          </table:table-cell>
          <table:table-cell table:style-name="ce33" table:formula="of:=IF(OR(ISBLANK([.$C418]);[.$C418]=&quot;Référentiel&quot;);0;IF(contexte_calcul=&quot;Réalisé&quot;;[.$U418]*[.E418];[.$O418]*[.E418]))" office:value-type="float" office:value="0" calcext:value-type="float">
            <text:p>0 HETD</text:p>
          </table:table-cell>
          <table:table-cell table:style-name="ce33" table:formula="of:=IF(OR(ISBLANK([.$C418]);[.$C418]=&quot;Référentiel&quot;);0;IF(contexte_calcul=&quot;Réalisé&quot;;[.$U418]*[.F418];[.$O418]*[.F418]))" office:value-type="float" office:value="0" calcext:value-type="float">
            <text:p>0 HETD</text:p>
          </table:table-cell>
          <table:table-cell table:style-name="ce33" table:formula="of:=IF([.$C418]=&quot;Référentiel&quot;;IF(contexte_calcul=&quot;Réalisé&quot;;[.$U418];[.$R418]);0)" office:value-type="float" office:value="0" calcext:value-type="float">
            <text:p>0 HETD</text:p>
          </table:table-cell>
          <table:table-cell table:style-name="ce33" table:formula="of:=IF(OR(ISBLANK([.$C418]);[.$C418]=&quot;Référentiel&quot;);0;IF(contexte_calcul=&quot;Réalisé&quot;;[.$W418]*[.D418];[.$R418]*[.D418]))" office:value-type="float" office:value="0" calcext:value-type="float">
            <text:p>0 HETD</text:p>
          </table:table-cell>
          <table:table-cell table:style-name="ce33" table:formula="of:=IF(OR(ISBLANK([.$C418]);[.$C418]=&quot;Référentiel&quot;);0;IF(contexte_calcul=&quot;Réalisé&quot;;[.$W418]*[.E418];[.$R418]*[.E418]))" office:value-type="float" office:value="0" calcext:value-type="float">
            <text:p>0 HETD</text:p>
          </table:table-cell>
          <table:table-cell table:style-name="ce33" table:formula="of:=IF(OR(ISBLANK([.$C418]);[.$C418]=&quot;Référentiel&quot;);0;IF(contexte_calcul=&quot;Réalisé&quot;;[.$W418]*[.F418];[.$R418]*[.F41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8]=&quot;Référentiel&quot;;IF(contexte_calcul=&quot;Réalisé&quot;;[.$W418];[.$R41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19]);[.C419]=&quot;Référentiel&quot;);&quot;&quot;;1-([.D419]+[.E41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19]);0;HLOOKUP(IF(AND([.C419]=&quot;TP&quot;;TP_vaut_TD=&quot;Oui&quot;);&quot;TD&quot;;[.C419]);types_intervention;2;0))*IF(ISBLANK([.G419]);1;[.G419])" office:value-type="float" office:value="0" calcext:value-type="float">
            <text:p>0 HETD</text:p>
          </table:table-cell>
          <table:table-cell table:style-name="ce12" table:formula="of:=IF(ISBLANK([.C419]);0;HLOOKUP([.C419];types_intervention;3;0))*IF(ISBLANK([.G419]);1;[.G419])" office:value-type="float" office:value="0" calcext:value-type="float">
            <text:p>0 HETD</text:p>
          </table:table-cell>
          <table:table-cell table:style-name="ce11" table:formula="of:=IF([.H419]=&quot;Oui&quot;;[.I419]*[.J41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9]/[.$L$522];0)" office:value-type="percentage" office:value="0" calcext:value-type="percentage">
            <text:p>0,00 %</text:p>
          </table:table-cell>
          <table:table-cell table:style-name="ce11" table:formula="of:=MIN(service_du;[.$L$522])*[.N419]" office:value-type="float" office:value="0" calcext:value-type="float">
            <text:p>0 HETD</text:p>
          </table:table-cell>
          <table:table-cell table:style-name="ce28" table:formula="of:=IF([.L419]&lt;&gt;0;[.O419]/[.L419];0)" office:value-type="percentage" office:value="0" calcext:value-type="percentage">
            <text:p>0,00 %</text:p>
          </table:table-cell>
          <table:table-cell table:style-name="ce28" table:formula="of:=IF([.$L$522]&gt;service_du;1-[.P419];0)" office:value-type="percentage" office:value="1" calcext:value-type="percentage">
            <text:p>100,00 %</text:p>
          </table:table-cell>
          <table:table-cell table:style-name="ce26" table:formula="of:=[.I419]*[.Q419]*[.K419]*IF(ISBLANK([.G419]);1;[.G41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8]+[.L419]&gt;service_du;service_du;[.T418]+[.L419]))" office:value-type="float" office:value="188" calcext:value-type="float">
            <text:p>188 HETD</text:p>
          </table:table-cell>
          <table:table-cell table:style-name="ce11" table:formula="of:=IF(service_du=0;0;IF([.T418]+[.L419]&gt;service_du;service_du-[.T418];[.L419]))" office:value-type="float" office:value="0" calcext:value-type="float">
            <text:p>0 HETD</text:p>
          </table:table-cell>
          <table:table-cell table:style-name="ce30" table:formula="of:=IF(service_du=0;[.I419];IF([.J419]&gt;0;IF([.T418]+[.L419]&lt;service_du;0;(([.T418]+[.L419])-service_du)/[.J41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9]+IF([.H419]&lt;&gt;&quot;Oui&quot;;[.I419];0))*[.K419])*IF(ISBLANK([.G419]);1;[.G419])" office:value-type="float" office:value="0" calcext:value-type="float">
            <text:p>0 HETD</text:p>
          </table:table-cell>
          <table:table-cell/>
          <table:table-cell table:style-name="ce33" table:formula="of:=IF(OR(ISBLANK([.$C419]);[.$C419]=&quot;Référentiel&quot;);0;IF(contexte_calcul=&quot;Réalisé&quot;;[.$U419]*[.D419];[.$O419]*[.D419]))" office:value-type="float" office:value="0" calcext:value-type="float">
            <text:p>0 HETD</text:p>
          </table:table-cell>
          <table:table-cell table:style-name="ce33" table:formula="of:=IF(OR(ISBLANK([.$C419]);[.$C419]=&quot;Référentiel&quot;);0;IF(contexte_calcul=&quot;Réalisé&quot;;[.$U419]*[.E419];[.$O419]*[.E419]))" office:value-type="float" office:value="0" calcext:value-type="float">
            <text:p>0 HETD</text:p>
          </table:table-cell>
          <table:table-cell table:style-name="ce33" table:formula="of:=IF(OR(ISBLANK([.$C419]);[.$C419]=&quot;Référentiel&quot;);0;IF(contexte_calcul=&quot;Réalisé&quot;;[.$U419]*[.F419];[.$O419]*[.F419]))" office:value-type="float" office:value="0" calcext:value-type="float">
            <text:p>0 HETD</text:p>
          </table:table-cell>
          <table:table-cell table:style-name="ce33" table:formula="of:=IF([.$C419]=&quot;Référentiel&quot;;IF(contexte_calcul=&quot;Réalisé&quot;;[.$U419];[.$R419]);0)" office:value-type="float" office:value="0" calcext:value-type="float">
            <text:p>0 HETD</text:p>
          </table:table-cell>
          <table:table-cell table:style-name="ce33" table:formula="of:=IF(OR(ISBLANK([.$C419]);[.$C419]=&quot;Référentiel&quot;);0;IF(contexte_calcul=&quot;Réalisé&quot;;[.$W419]*[.D419];[.$R419]*[.D419]))" office:value-type="float" office:value="0" calcext:value-type="float">
            <text:p>0 HETD</text:p>
          </table:table-cell>
          <table:table-cell table:style-name="ce33" table:formula="of:=IF(OR(ISBLANK([.$C419]);[.$C419]=&quot;Référentiel&quot;);0;IF(contexte_calcul=&quot;Réalisé&quot;;[.$W419]*[.E419];[.$R419]*[.E419]))" office:value-type="float" office:value="0" calcext:value-type="float">
            <text:p>0 HETD</text:p>
          </table:table-cell>
          <table:table-cell table:style-name="ce33" table:formula="of:=IF(OR(ISBLANK([.$C419]);[.$C419]=&quot;Référentiel&quot;);0;IF(contexte_calcul=&quot;Réalisé&quot;;[.$W419]*[.F419];[.$R419]*[.F41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9]=&quot;Référentiel&quot;;IF(contexte_calcul=&quot;Réalisé&quot;;[.$W419];[.$R41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20]);[.C420]=&quot;Référentiel&quot;);&quot;&quot;;1-([.D420]+[.E42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20]);0;HLOOKUP(IF(AND([.C420]=&quot;TP&quot;;TP_vaut_TD=&quot;Oui&quot;);&quot;TD&quot;;[.C420]);types_intervention;2;0))*IF(ISBLANK([.G420]);1;[.G420])" office:value-type="float" office:value="0" calcext:value-type="float">
            <text:p>0 HETD</text:p>
          </table:table-cell>
          <table:table-cell table:style-name="ce12" table:formula="of:=IF(ISBLANK([.C420]);0;HLOOKUP([.C420];types_intervention;3;0))*IF(ISBLANK([.G420]);1;[.G420])" office:value-type="float" office:value="0" calcext:value-type="float">
            <text:p>0 HETD</text:p>
          </table:table-cell>
          <table:table-cell table:style-name="ce11" table:formula="of:=IF([.H420]=&quot;Oui&quot;;[.I420]*[.J42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0]/[.$L$522];0)" office:value-type="percentage" office:value="0" calcext:value-type="percentage">
            <text:p>0,00 %</text:p>
          </table:table-cell>
          <table:table-cell table:style-name="ce11" table:formula="of:=MIN(service_du;[.$L$522])*[.N420]" office:value-type="float" office:value="0" calcext:value-type="float">
            <text:p>0 HETD</text:p>
          </table:table-cell>
          <table:table-cell table:style-name="ce28" table:formula="of:=IF([.L420]&lt;&gt;0;[.O420]/[.L420];0)" office:value-type="percentage" office:value="0" calcext:value-type="percentage">
            <text:p>0,00 %</text:p>
          </table:table-cell>
          <table:table-cell table:style-name="ce28" table:formula="of:=IF([.$L$522]&gt;service_du;1-[.P420];0)" office:value-type="percentage" office:value="1" calcext:value-type="percentage">
            <text:p>100,00 %</text:p>
          </table:table-cell>
          <table:table-cell table:style-name="ce26" table:formula="of:=[.I420]*[.Q420]*[.K420]*IF(ISBLANK([.G420]);1;[.G42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9]+[.L420]&gt;service_du;service_du;[.T419]+[.L420]))" office:value-type="float" office:value="188" calcext:value-type="float">
            <text:p>188 HETD</text:p>
          </table:table-cell>
          <table:table-cell table:style-name="ce11" table:formula="of:=IF(service_du=0;0;IF([.T419]+[.L420]&gt;service_du;service_du-[.T419];[.L420]))" office:value-type="float" office:value="0" calcext:value-type="float">
            <text:p>0 HETD</text:p>
          </table:table-cell>
          <table:table-cell table:style-name="ce30" table:formula="of:=IF(service_du=0;[.I420];IF([.J420]&gt;0;IF([.T419]+[.L420]&lt;service_du;0;(([.T419]+[.L420])-service_du)/[.J42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0]+IF([.H420]&lt;&gt;&quot;Oui&quot;;[.I420];0))*[.K420])*IF(ISBLANK([.G420]);1;[.G420])" office:value-type="float" office:value="0" calcext:value-type="float">
            <text:p>0 HETD</text:p>
          </table:table-cell>
          <table:table-cell/>
          <table:table-cell table:style-name="ce33" table:formula="of:=IF(OR(ISBLANK([.$C420]);[.$C420]=&quot;Référentiel&quot;);0;IF(contexte_calcul=&quot;Réalisé&quot;;[.$U420]*[.D420];[.$O420]*[.D420]))" office:value-type="float" office:value="0" calcext:value-type="float">
            <text:p>0 HETD</text:p>
          </table:table-cell>
          <table:table-cell table:style-name="ce33" table:formula="of:=IF(OR(ISBLANK([.$C420]);[.$C420]=&quot;Référentiel&quot;);0;IF(contexte_calcul=&quot;Réalisé&quot;;[.$U420]*[.E420];[.$O420]*[.E420]))" office:value-type="float" office:value="0" calcext:value-type="float">
            <text:p>0 HETD</text:p>
          </table:table-cell>
          <table:table-cell table:style-name="ce33" table:formula="of:=IF(OR(ISBLANK([.$C420]);[.$C420]=&quot;Référentiel&quot;);0;IF(contexte_calcul=&quot;Réalisé&quot;;[.$U420]*[.F420];[.$O420]*[.F420]))" office:value-type="float" office:value="0" calcext:value-type="float">
            <text:p>0 HETD</text:p>
          </table:table-cell>
          <table:table-cell table:style-name="ce33" table:formula="of:=IF([.$C420]=&quot;Référentiel&quot;;IF(contexte_calcul=&quot;Réalisé&quot;;[.$U420];[.$R420]);0)" office:value-type="float" office:value="0" calcext:value-type="float">
            <text:p>0 HETD</text:p>
          </table:table-cell>
          <table:table-cell table:style-name="ce33" table:formula="of:=IF(OR(ISBLANK([.$C420]);[.$C420]=&quot;Référentiel&quot;);0;IF(contexte_calcul=&quot;Réalisé&quot;;[.$W420]*[.D420];[.$R420]*[.D420]))" office:value-type="float" office:value="0" calcext:value-type="float">
            <text:p>0 HETD</text:p>
          </table:table-cell>
          <table:table-cell table:style-name="ce33" table:formula="of:=IF(OR(ISBLANK([.$C420]);[.$C420]=&quot;Référentiel&quot;);0;IF(contexte_calcul=&quot;Réalisé&quot;;[.$W420]*[.E420];[.$R420]*[.E420]))" office:value-type="float" office:value="0" calcext:value-type="float">
            <text:p>0 HETD</text:p>
          </table:table-cell>
          <table:table-cell table:style-name="ce33" table:formula="of:=IF(OR(ISBLANK([.$C420]);[.$C420]=&quot;Référentiel&quot;);0;IF(contexte_calcul=&quot;Réalisé&quot;;[.$W420]*[.F420];[.$R420]*[.F42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0]=&quot;Référentiel&quot;;IF(contexte_calcul=&quot;Réalisé&quot;;[.$W420];[.$R42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21]);[.C421]=&quot;Référentiel&quot;);&quot;&quot;;1-([.D421]+[.E42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21]);0;HLOOKUP(IF(AND([.C421]=&quot;TP&quot;;TP_vaut_TD=&quot;Oui&quot;);&quot;TD&quot;;[.C421]);types_intervention;2;0))*IF(ISBLANK([.G421]);1;[.G421])" office:value-type="float" office:value="0" calcext:value-type="float">
            <text:p>0 HETD</text:p>
          </table:table-cell>
          <table:table-cell table:style-name="ce12" table:formula="of:=IF(ISBLANK([.C421]);0;HLOOKUP([.C421];types_intervention;3;0))*IF(ISBLANK([.G421]);1;[.G421])" office:value-type="float" office:value="0" calcext:value-type="float">
            <text:p>0 HETD</text:p>
          </table:table-cell>
          <table:table-cell table:style-name="ce11" table:formula="of:=IF([.H421]=&quot;Oui&quot;;[.I421]*[.J42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1]/[.$L$522];0)" office:value-type="percentage" office:value="0" calcext:value-type="percentage">
            <text:p>0,00 %</text:p>
          </table:table-cell>
          <table:table-cell table:style-name="ce11" table:formula="of:=MIN(service_du;[.$L$522])*[.N421]" office:value-type="float" office:value="0" calcext:value-type="float">
            <text:p>0 HETD</text:p>
          </table:table-cell>
          <table:table-cell table:style-name="ce28" table:formula="of:=IF([.L421]&lt;&gt;0;[.O421]/[.L421];0)" office:value-type="percentage" office:value="0" calcext:value-type="percentage">
            <text:p>0,00 %</text:p>
          </table:table-cell>
          <table:table-cell table:style-name="ce28" table:formula="of:=IF([.$L$522]&gt;service_du;1-[.P421];0)" office:value-type="percentage" office:value="1" calcext:value-type="percentage">
            <text:p>100,00 %</text:p>
          </table:table-cell>
          <table:table-cell table:style-name="ce26" table:formula="of:=[.I421]*[.Q421]*[.K421]*IF(ISBLANK([.G421]);1;[.G42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0]+[.L421]&gt;service_du;service_du;[.T420]+[.L421]))" office:value-type="float" office:value="188" calcext:value-type="float">
            <text:p>188 HETD</text:p>
          </table:table-cell>
          <table:table-cell table:style-name="ce11" table:formula="of:=IF(service_du=0;0;IF([.T420]+[.L421]&gt;service_du;service_du-[.T420];[.L421]))" office:value-type="float" office:value="0" calcext:value-type="float">
            <text:p>0 HETD</text:p>
          </table:table-cell>
          <table:table-cell table:style-name="ce30" table:formula="of:=IF(service_du=0;[.I421];IF([.J421]&gt;0;IF([.T420]+[.L421]&lt;service_du;0;(([.T420]+[.L421])-service_du)/[.J42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1]+IF([.H421]&lt;&gt;&quot;Oui&quot;;[.I421];0))*[.K421])*IF(ISBLANK([.G421]);1;[.G421])" office:value-type="float" office:value="0" calcext:value-type="float">
            <text:p>0 HETD</text:p>
          </table:table-cell>
          <table:table-cell/>
          <table:table-cell table:style-name="ce33" table:formula="of:=IF(OR(ISBLANK([.$C421]);[.$C421]=&quot;Référentiel&quot;);0;IF(contexte_calcul=&quot;Réalisé&quot;;[.$U421]*[.D421];[.$O421]*[.D421]))" office:value-type="float" office:value="0" calcext:value-type="float">
            <text:p>0 HETD</text:p>
          </table:table-cell>
          <table:table-cell table:style-name="ce33" table:formula="of:=IF(OR(ISBLANK([.$C421]);[.$C421]=&quot;Référentiel&quot;);0;IF(contexte_calcul=&quot;Réalisé&quot;;[.$U421]*[.E421];[.$O421]*[.E421]))" office:value-type="float" office:value="0" calcext:value-type="float">
            <text:p>0 HETD</text:p>
          </table:table-cell>
          <table:table-cell table:style-name="ce33" table:formula="of:=IF(OR(ISBLANK([.$C421]);[.$C421]=&quot;Référentiel&quot;);0;IF(contexte_calcul=&quot;Réalisé&quot;;[.$U421]*[.F421];[.$O421]*[.F421]))" office:value-type="float" office:value="0" calcext:value-type="float">
            <text:p>0 HETD</text:p>
          </table:table-cell>
          <table:table-cell table:style-name="ce33" table:formula="of:=IF([.$C421]=&quot;Référentiel&quot;;IF(contexte_calcul=&quot;Réalisé&quot;;[.$U421];[.$R421]);0)" office:value-type="float" office:value="0" calcext:value-type="float">
            <text:p>0 HETD</text:p>
          </table:table-cell>
          <table:table-cell table:style-name="ce33" table:formula="of:=IF(OR(ISBLANK([.$C421]);[.$C421]=&quot;Référentiel&quot;);0;IF(contexte_calcul=&quot;Réalisé&quot;;[.$W421]*[.D421];[.$R421]*[.D421]))" office:value-type="float" office:value="0" calcext:value-type="float">
            <text:p>0 HETD</text:p>
          </table:table-cell>
          <table:table-cell table:style-name="ce33" table:formula="of:=IF(OR(ISBLANK([.$C421]);[.$C421]=&quot;Référentiel&quot;);0;IF(contexte_calcul=&quot;Réalisé&quot;;[.$W421]*[.E421];[.$R421]*[.E421]))" office:value-type="float" office:value="0" calcext:value-type="float">
            <text:p>0 HETD</text:p>
          </table:table-cell>
          <table:table-cell table:style-name="ce33" table:formula="of:=IF(OR(ISBLANK([.$C421]);[.$C421]=&quot;Référentiel&quot;);0;IF(contexte_calcul=&quot;Réalisé&quot;;[.$W421]*[.F421];[.$R421]*[.F42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1]=&quot;Référentiel&quot;;IF(contexte_calcul=&quot;Réalisé&quot;;[.$W421];[.$R42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22]);[.C422]=&quot;Référentiel&quot;);&quot;&quot;;1-([.D422]+[.E42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22]);0;HLOOKUP(IF(AND([.C422]=&quot;TP&quot;;TP_vaut_TD=&quot;Oui&quot;);&quot;TD&quot;;[.C422]);types_intervention;2;0))*IF(ISBLANK([.G422]);1;[.G422])" office:value-type="float" office:value="0" calcext:value-type="float">
            <text:p>0 HETD</text:p>
          </table:table-cell>
          <table:table-cell table:style-name="ce12" table:formula="of:=IF(ISBLANK([.C422]);0;HLOOKUP([.C422];types_intervention;3;0))*IF(ISBLANK([.G422]);1;[.G422])" office:value-type="float" office:value="0" calcext:value-type="float">
            <text:p>0 HETD</text:p>
          </table:table-cell>
          <table:table-cell table:style-name="ce11" table:formula="of:=IF([.H422]=&quot;Oui&quot;;[.I422]*[.J42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2]/[.$L$522];0)" office:value-type="percentage" office:value="0" calcext:value-type="percentage">
            <text:p>0,00 %</text:p>
          </table:table-cell>
          <table:table-cell table:style-name="ce11" table:formula="of:=MIN(service_du;[.$L$522])*[.N422]" office:value-type="float" office:value="0" calcext:value-type="float">
            <text:p>0 HETD</text:p>
          </table:table-cell>
          <table:table-cell table:style-name="ce28" table:formula="of:=IF([.L422]&lt;&gt;0;[.O422]/[.L422];0)" office:value-type="percentage" office:value="0" calcext:value-type="percentage">
            <text:p>0,00 %</text:p>
          </table:table-cell>
          <table:table-cell table:style-name="ce28" table:formula="of:=IF([.$L$522]&gt;service_du;1-[.P422];0)" office:value-type="percentage" office:value="1" calcext:value-type="percentage">
            <text:p>100,00 %</text:p>
          </table:table-cell>
          <table:table-cell table:style-name="ce26" table:formula="of:=[.I422]*[.Q422]*[.K422]*IF(ISBLANK([.G422]);1;[.G42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1]+[.L422]&gt;service_du;service_du;[.T421]+[.L422]))" office:value-type="float" office:value="188" calcext:value-type="float">
            <text:p>188 HETD</text:p>
          </table:table-cell>
          <table:table-cell table:style-name="ce11" table:formula="of:=IF(service_du=0;0;IF([.T421]+[.L422]&gt;service_du;service_du-[.T421];[.L422]))" office:value-type="float" office:value="0" calcext:value-type="float">
            <text:p>0 HETD</text:p>
          </table:table-cell>
          <table:table-cell table:style-name="ce30" table:formula="of:=IF(service_du=0;[.I422];IF([.J422]&gt;0;IF([.T421]+[.L422]&lt;service_du;0;(([.T421]+[.L422])-service_du)/[.J42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2]+IF([.H422]&lt;&gt;&quot;Oui&quot;;[.I422];0))*[.K422])*IF(ISBLANK([.G422]);1;[.G422])" office:value-type="float" office:value="0" calcext:value-type="float">
            <text:p>0 HETD</text:p>
          </table:table-cell>
          <table:table-cell/>
          <table:table-cell table:style-name="ce33" table:formula="of:=IF(OR(ISBLANK([.$C422]);[.$C422]=&quot;Référentiel&quot;);0;IF(contexte_calcul=&quot;Réalisé&quot;;[.$U422]*[.D422];[.$O422]*[.D422]))" office:value-type="float" office:value="0" calcext:value-type="float">
            <text:p>0 HETD</text:p>
          </table:table-cell>
          <table:table-cell table:style-name="ce33" table:formula="of:=IF(OR(ISBLANK([.$C422]);[.$C422]=&quot;Référentiel&quot;);0;IF(contexte_calcul=&quot;Réalisé&quot;;[.$U422]*[.E422];[.$O422]*[.E422]))" office:value-type="float" office:value="0" calcext:value-type="float">
            <text:p>0 HETD</text:p>
          </table:table-cell>
          <table:table-cell table:style-name="ce33" table:formula="of:=IF(OR(ISBLANK([.$C422]);[.$C422]=&quot;Référentiel&quot;);0;IF(contexte_calcul=&quot;Réalisé&quot;;[.$U422]*[.F422];[.$O422]*[.F422]))" office:value-type="float" office:value="0" calcext:value-type="float">
            <text:p>0 HETD</text:p>
          </table:table-cell>
          <table:table-cell table:style-name="ce33" table:formula="of:=IF([.$C422]=&quot;Référentiel&quot;;IF(contexte_calcul=&quot;Réalisé&quot;;[.$U422];[.$R422]);0)" office:value-type="float" office:value="0" calcext:value-type="float">
            <text:p>0 HETD</text:p>
          </table:table-cell>
          <table:table-cell table:style-name="ce33" table:formula="of:=IF(OR(ISBLANK([.$C422]);[.$C422]=&quot;Référentiel&quot;);0;IF(contexte_calcul=&quot;Réalisé&quot;;[.$W422]*[.D422];[.$R422]*[.D422]))" office:value-type="float" office:value="0" calcext:value-type="float">
            <text:p>0 HETD</text:p>
          </table:table-cell>
          <table:table-cell table:style-name="ce33" table:formula="of:=IF(OR(ISBLANK([.$C422]);[.$C422]=&quot;Référentiel&quot;);0;IF(contexte_calcul=&quot;Réalisé&quot;;[.$W422]*[.E422];[.$R422]*[.E422]))" office:value-type="float" office:value="0" calcext:value-type="float">
            <text:p>0 HETD</text:p>
          </table:table-cell>
          <table:table-cell table:style-name="ce33" table:formula="of:=IF(OR(ISBLANK([.$C422]);[.$C422]=&quot;Référentiel&quot;);0;IF(contexte_calcul=&quot;Réalisé&quot;;[.$W422]*[.F422];[.$R422]*[.F42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2]=&quot;Référentiel&quot;;IF(contexte_calcul=&quot;Réalisé&quot;;[.$W422];[.$R42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23]);[.C423]=&quot;Référentiel&quot;);&quot;&quot;;1-([.D423]+[.E42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23]);0;HLOOKUP(IF(AND([.C423]=&quot;TP&quot;;TP_vaut_TD=&quot;Oui&quot;);&quot;TD&quot;;[.C423]);types_intervention;2;0))*IF(ISBLANK([.G423]);1;[.G423])" office:value-type="float" office:value="0" calcext:value-type="float">
            <text:p>0 HETD</text:p>
          </table:table-cell>
          <table:table-cell table:style-name="ce12" table:formula="of:=IF(ISBLANK([.C423]);0;HLOOKUP([.C423];types_intervention;3;0))*IF(ISBLANK([.G423]);1;[.G423])" office:value-type="float" office:value="0" calcext:value-type="float">
            <text:p>0 HETD</text:p>
          </table:table-cell>
          <table:table-cell table:style-name="ce11" table:formula="of:=IF([.H423]=&quot;Oui&quot;;[.I423]*[.J42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3]/[.$L$522];0)" office:value-type="percentage" office:value="0" calcext:value-type="percentage">
            <text:p>0,00 %</text:p>
          </table:table-cell>
          <table:table-cell table:style-name="ce11" table:formula="of:=MIN(service_du;[.$L$522])*[.N423]" office:value-type="float" office:value="0" calcext:value-type="float">
            <text:p>0 HETD</text:p>
          </table:table-cell>
          <table:table-cell table:style-name="ce28" table:formula="of:=IF([.L423]&lt;&gt;0;[.O423]/[.L423];0)" office:value-type="percentage" office:value="0" calcext:value-type="percentage">
            <text:p>0,00 %</text:p>
          </table:table-cell>
          <table:table-cell table:style-name="ce28" table:formula="of:=IF([.$L$522]&gt;service_du;1-[.P423];0)" office:value-type="percentage" office:value="1" calcext:value-type="percentage">
            <text:p>100,00 %</text:p>
          </table:table-cell>
          <table:table-cell table:style-name="ce26" table:formula="of:=[.I423]*[.Q423]*[.K423]*IF(ISBLANK([.G423]);1;[.G42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2]+[.L423]&gt;service_du;service_du;[.T422]+[.L423]))" office:value-type="float" office:value="188" calcext:value-type="float">
            <text:p>188 HETD</text:p>
          </table:table-cell>
          <table:table-cell table:style-name="ce11" table:formula="of:=IF(service_du=0;0;IF([.T422]+[.L423]&gt;service_du;service_du-[.T422];[.L423]))" office:value-type="float" office:value="0" calcext:value-type="float">
            <text:p>0 HETD</text:p>
          </table:table-cell>
          <table:table-cell table:style-name="ce30" table:formula="of:=IF(service_du=0;[.I423];IF([.J423]&gt;0;IF([.T422]+[.L423]&lt;service_du;0;(([.T422]+[.L423])-service_du)/[.J42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3]+IF([.H423]&lt;&gt;&quot;Oui&quot;;[.I423];0))*[.K423])*IF(ISBLANK([.G423]);1;[.G423])" office:value-type="float" office:value="0" calcext:value-type="float">
            <text:p>0 HETD</text:p>
          </table:table-cell>
          <table:table-cell/>
          <table:table-cell table:style-name="ce33" table:formula="of:=IF(OR(ISBLANK([.$C423]);[.$C423]=&quot;Référentiel&quot;);0;IF(contexte_calcul=&quot;Réalisé&quot;;[.$U423]*[.D423];[.$O423]*[.D423]))" office:value-type="float" office:value="0" calcext:value-type="float">
            <text:p>0 HETD</text:p>
          </table:table-cell>
          <table:table-cell table:style-name="ce33" table:formula="of:=IF(OR(ISBLANK([.$C423]);[.$C423]=&quot;Référentiel&quot;);0;IF(contexte_calcul=&quot;Réalisé&quot;;[.$U423]*[.E423];[.$O423]*[.E423]))" office:value-type="float" office:value="0" calcext:value-type="float">
            <text:p>0 HETD</text:p>
          </table:table-cell>
          <table:table-cell table:style-name="ce33" table:formula="of:=IF(OR(ISBLANK([.$C423]);[.$C423]=&quot;Référentiel&quot;);0;IF(contexte_calcul=&quot;Réalisé&quot;;[.$U423]*[.F423];[.$O423]*[.F423]))" office:value-type="float" office:value="0" calcext:value-type="float">
            <text:p>0 HETD</text:p>
          </table:table-cell>
          <table:table-cell table:style-name="ce33" table:formula="of:=IF([.$C423]=&quot;Référentiel&quot;;IF(contexte_calcul=&quot;Réalisé&quot;;[.$U423];[.$R423]);0)" office:value-type="float" office:value="0" calcext:value-type="float">
            <text:p>0 HETD</text:p>
          </table:table-cell>
          <table:table-cell table:style-name="ce33" table:formula="of:=IF(OR(ISBLANK([.$C423]);[.$C423]=&quot;Référentiel&quot;);0;IF(contexte_calcul=&quot;Réalisé&quot;;[.$W423]*[.D423];[.$R423]*[.D423]))" office:value-type="float" office:value="0" calcext:value-type="float">
            <text:p>0 HETD</text:p>
          </table:table-cell>
          <table:table-cell table:style-name="ce33" table:formula="of:=IF(OR(ISBLANK([.$C423]);[.$C423]=&quot;Référentiel&quot;);0;IF(contexte_calcul=&quot;Réalisé&quot;;[.$W423]*[.E423];[.$R423]*[.E423]))" office:value-type="float" office:value="0" calcext:value-type="float">
            <text:p>0 HETD</text:p>
          </table:table-cell>
          <table:table-cell table:style-name="ce33" table:formula="of:=IF(OR(ISBLANK([.$C423]);[.$C423]=&quot;Référentiel&quot;);0;IF(contexte_calcul=&quot;Réalisé&quot;;[.$W423]*[.F423];[.$R423]*[.F42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3]=&quot;Référentiel&quot;;IF(contexte_calcul=&quot;Réalisé&quot;;[.$W423];[.$R42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24]);[.C424]=&quot;Référentiel&quot;);&quot;&quot;;1-([.D424]+[.E42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24]);0;HLOOKUP(IF(AND([.C424]=&quot;TP&quot;;TP_vaut_TD=&quot;Oui&quot;);&quot;TD&quot;;[.C424]);types_intervention;2;0))*IF(ISBLANK([.G424]);1;[.G424])" office:value-type="float" office:value="0" calcext:value-type="float">
            <text:p>0 HETD</text:p>
          </table:table-cell>
          <table:table-cell table:style-name="ce12" table:formula="of:=IF(ISBLANK([.C424]);0;HLOOKUP([.C424];types_intervention;3;0))*IF(ISBLANK([.G424]);1;[.G424])" office:value-type="float" office:value="0" calcext:value-type="float">
            <text:p>0 HETD</text:p>
          </table:table-cell>
          <table:table-cell table:style-name="ce11" table:formula="of:=IF([.H424]=&quot;Oui&quot;;[.I424]*[.J42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4]/[.$L$522];0)" office:value-type="percentage" office:value="0" calcext:value-type="percentage">
            <text:p>0,00 %</text:p>
          </table:table-cell>
          <table:table-cell table:style-name="ce11" table:formula="of:=MIN(service_du;[.$L$522])*[.N424]" office:value-type="float" office:value="0" calcext:value-type="float">
            <text:p>0 HETD</text:p>
          </table:table-cell>
          <table:table-cell table:style-name="ce28" table:formula="of:=IF([.L424]&lt;&gt;0;[.O424]/[.L424];0)" office:value-type="percentage" office:value="0" calcext:value-type="percentage">
            <text:p>0,00 %</text:p>
          </table:table-cell>
          <table:table-cell table:style-name="ce28" table:formula="of:=IF([.$L$522]&gt;service_du;1-[.P424];0)" office:value-type="percentage" office:value="1" calcext:value-type="percentage">
            <text:p>100,00 %</text:p>
          </table:table-cell>
          <table:table-cell table:style-name="ce26" table:formula="of:=[.I424]*[.Q424]*[.K424]*IF(ISBLANK([.G424]);1;[.G42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3]+[.L424]&gt;service_du;service_du;[.T423]+[.L424]))" office:value-type="float" office:value="188" calcext:value-type="float">
            <text:p>188 HETD</text:p>
          </table:table-cell>
          <table:table-cell table:style-name="ce11" table:formula="of:=IF(service_du=0;0;IF([.T423]+[.L424]&gt;service_du;service_du-[.T423];[.L424]))" office:value-type="float" office:value="0" calcext:value-type="float">
            <text:p>0 HETD</text:p>
          </table:table-cell>
          <table:table-cell table:style-name="ce30" table:formula="of:=IF(service_du=0;[.I424];IF([.J424]&gt;0;IF([.T423]+[.L424]&lt;service_du;0;(([.T423]+[.L424])-service_du)/[.J42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4]+IF([.H424]&lt;&gt;&quot;Oui&quot;;[.I424];0))*[.K424])*IF(ISBLANK([.G424]);1;[.G424])" office:value-type="float" office:value="0" calcext:value-type="float">
            <text:p>0 HETD</text:p>
          </table:table-cell>
          <table:table-cell/>
          <table:table-cell table:style-name="ce33" table:formula="of:=IF(OR(ISBLANK([.$C424]);[.$C424]=&quot;Référentiel&quot;);0;IF(contexte_calcul=&quot;Réalisé&quot;;[.$U424]*[.D424];[.$O424]*[.D424]))" office:value-type="float" office:value="0" calcext:value-type="float">
            <text:p>0 HETD</text:p>
          </table:table-cell>
          <table:table-cell table:style-name="ce33" table:formula="of:=IF(OR(ISBLANK([.$C424]);[.$C424]=&quot;Référentiel&quot;);0;IF(contexte_calcul=&quot;Réalisé&quot;;[.$U424]*[.E424];[.$O424]*[.E424]))" office:value-type="float" office:value="0" calcext:value-type="float">
            <text:p>0 HETD</text:p>
          </table:table-cell>
          <table:table-cell table:style-name="ce33" table:formula="of:=IF(OR(ISBLANK([.$C424]);[.$C424]=&quot;Référentiel&quot;);0;IF(contexte_calcul=&quot;Réalisé&quot;;[.$U424]*[.F424];[.$O424]*[.F424]))" office:value-type="float" office:value="0" calcext:value-type="float">
            <text:p>0 HETD</text:p>
          </table:table-cell>
          <table:table-cell table:style-name="ce33" table:formula="of:=IF([.$C424]=&quot;Référentiel&quot;;IF(contexte_calcul=&quot;Réalisé&quot;;[.$U424];[.$R424]);0)" office:value-type="float" office:value="0" calcext:value-type="float">
            <text:p>0 HETD</text:p>
          </table:table-cell>
          <table:table-cell table:style-name="ce33" table:formula="of:=IF(OR(ISBLANK([.$C424]);[.$C424]=&quot;Référentiel&quot;);0;IF(contexte_calcul=&quot;Réalisé&quot;;[.$W424]*[.D424];[.$R424]*[.D424]))" office:value-type="float" office:value="0" calcext:value-type="float">
            <text:p>0 HETD</text:p>
          </table:table-cell>
          <table:table-cell table:style-name="ce33" table:formula="of:=IF(OR(ISBLANK([.$C424]);[.$C424]=&quot;Référentiel&quot;);0;IF(contexte_calcul=&quot;Réalisé&quot;;[.$W424]*[.E424];[.$R424]*[.E424]))" office:value-type="float" office:value="0" calcext:value-type="float">
            <text:p>0 HETD</text:p>
          </table:table-cell>
          <table:table-cell table:style-name="ce33" table:formula="of:=IF(OR(ISBLANK([.$C424]);[.$C424]=&quot;Référentiel&quot;);0;IF(contexte_calcul=&quot;Réalisé&quot;;[.$W424]*[.F424];[.$R424]*[.F42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4]=&quot;Référentiel&quot;;IF(contexte_calcul=&quot;Réalisé&quot;;[.$W424];[.$R42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25]);[.C425]=&quot;Référentiel&quot;);&quot;&quot;;1-([.D425]+[.E42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25]);0;HLOOKUP(IF(AND([.C425]=&quot;TP&quot;;TP_vaut_TD=&quot;Oui&quot;);&quot;TD&quot;;[.C425]);types_intervention;2;0))*IF(ISBLANK([.G425]);1;[.G425])" office:value-type="float" office:value="0" calcext:value-type="float">
            <text:p>0 HETD</text:p>
          </table:table-cell>
          <table:table-cell table:style-name="ce12" table:formula="of:=IF(ISBLANK([.C425]);0;HLOOKUP([.C425];types_intervention;3;0))*IF(ISBLANK([.G425]);1;[.G425])" office:value-type="float" office:value="0" calcext:value-type="float">
            <text:p>0 HETD</text:p>
          </table:table-cell>
          <table:table-cell table:style-name="ce11" table:formula="of:=IF([.H425]=&quot;Oui&quot;;[.I425]*[.J42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5]/[.$L$522];0)" office:value-type="percentage" office:value="0" calcext:value-type="percentage">
            <text:p>0,00 %</text:p>
          </table:table-cell>
          <table:table-cell table:style-name="ce11" table:formula="of:=MIN(service_du;[.$L$522])*[.N425]" office:value-type="float" office:value="0" calcext:value-type="float">
            <text:p>0 HETD</text:p>
          </table:table-cell>
          <table:table-cell table:style-name="ce28" table:formula="of:=IF([.L425]&lt;&gt;0;[.O425]/[.L425];0)" office:value-type="percentage" office:value="0" calcext:value-type="percentage">
            <text:p>0,00 %</text:p>
          </table:table-cell>
          <table:table-cell table:style-name="ce28" table:formula="of:=IF([.$L$522]&gt;service_du;1-[.P425];0)" office:value-type="percentage" office:value="1" calcext:value-type="percentage">
            <text:p>100,00 %</text:p>
          </table:table-cell>
          <table:table-cell table:style-name="ce26" table:formula="of:=[.I425]*[.Q425]*[.K425]*IF(ISBLANK([.G425]);1;[.G42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4]+[.L425]&gt;service_du;service_du;[.T424]+[.L425]))" office:value-type="float" office:value="188" calcext:value-type="float">
            <text:p>188 HETD</text:p>
          </table:table-cell>
          <table:table-cell table:style-name="ce11" table:formula="of:=IF(service_du=0;0;IF([.T424]+[.L425]&gt;service_du;service_du-[.T424];[.L425]))" office:value-type="float" office:value="0" calcext:value-type="float">
            <text:p>0 HETD</text:p>
          </table:table-cell>
          <table:table-cell table:style-name="ce30" table:formula="of:=IF(service_du=0;[.I425];IF([.J425]&gt;0;IF([.T424]+[.L425]&lt;service_du;0;(([.T424]+[.L425])-service_du)/[.J42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5]+IF([.H425]&lt;&gt;&quot;Oui&quot;;[.I425];0))*[.K425])*IF(ISBLANK([.G425]);1;[.G425])" office:value-type="float" office:value="0" calcext:value-type="float">
            <text:p>0 HETD</text:p>
          </table:table-cell>
          <table:table-cell/>
          <table:table-cell table:style-name="ce33" table:formula="of:=IF(OR(ISBLANK([.$C425]);[.$C425]=&quot;Référentiel&quot;);0;IF(contexte_calcul=&quot;Réalisé&quot;;[.$U425]*[.D425];[.$O425]*[.D425]))" office:value-type="float" office:value="0" calcext:value-type="float">
            <text:p>0 HETD</text:p>
          </table:table-cell>
          <table:table-cell table:style-name="ce33" table:formula="of:=IF(OR(ISBLANK([.$C425]);[.$C425]=&quot;Référentiel&quot;);0;IF(contexte_calcul=&quot;Réalisé&quot;;[.$U425]*[.E425];[.$O425]*[.E425]))" office:value-type="float" office:value="0" calcext:value-type="float">
            <text:p>0 HETD</text:p>
          </table:table-cell>
          <table:table-cell table:style-name="ce33" table:formula="of:=IF(OR(ISBLANK([.$C425]);[.$C425]=&quot;Référentiel&quot;);0;IF(contexte_calcul=&quot;Réalisé&quot;;[.$U425]*[.F425];[.$O425]*[.F425]))" office:value-type="float" office:value="0" calcext:value-type="float">
            <text:p>0 HETD</text:p>
          </table:table-cell>
          <table:table-cell table:style-name="ce33" table:formula="of:=IF([.$C425]=&quot;Référentiel&quot;;IF(contexte_calcul=&quot;Réalisé&quot;;[.$U425];[.$R425]);0)" office:value-type="float" office:value="0" calcext:value-type="float">
            <text:p>0 HETD</text:p>
          </table:table-cell>
          <table:table-cell table:style-name="ce33" table:formula="of:=IF(OR(ISBLANK([.$C425]);[.$C425]=&quot;Référentiel&quot;);0;IF(contexte_calcul=&quot;Réalisé&quot;;[.$W425]*[.D425];[.$R425]*[.D425]))" office:value-type="float" office:value="0" calcext:value-type="float">
            <text:p>0 HETD</text:p>
          </table:table-cell>
          <table:table-cell table:style-name="ce33" table:formula="of:=IF(OR(ISBLANK([.$C425]);[.$C425]=&quot;Référentiel&quot;);0;IF(contexte_calcul=&quot;Réalisé&quot;;[.$W425]*[.E425];[.$R425]*[.E425]))" office:value-type="float" office:value="0" calcext:value-type="float">
            <text:p>0 HETD</text:p>
          </table:table-cell>
          <table:table-cell table:style-name="ce33" table:formula="of:=IF(OR(ISBLANK([.$C425]);[.$C425]=&quot;Référentiel&quot;);0;IF(contexte_calcul=&quot;Réalisé&quot;;[.$W425]*[.F425];[.$R425]*[.F42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5]=&quot;Référentiel&quot;;IF(contexte_calcul=&quot;Réalisé&quot;;[.$W425];[.$R42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26]);[.C426]=&quot;Référentiel&quot;);&quot;&quot;;1-([.D426]+[.E42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26]);0;HLOOKUP(IF(AND([.C426]=&quot;TP&quot;;TP_vaut_TD=&quot;Oui&quot;);&quot;TD&quot;;[.C426]);types_intervention;2;0))*IF(ISBLANK([.G426]);1;[.G426])" office:value-type="float" office:value="0" calcext:value-type="float">
            <text:p>0 HETD</text:p>
          </table:table-cell>
          <table:table-cell table:style-name="ce12" table:formula="of:=IF(ISBLANK([.C426]);0;HLOOKUP([.C426];types_intervention;3;0))*IF(ISBLANK([.G426]);1;[.G426])" office:value-type="float" office:value="0" calcext:value-type="float">
            <text:p>0 HETD</text:p>
          </table:table-cell>
          <table:table-cell table:style-name="ce11" table:formula="of:=IF([.H426]=&quot;Oui&quot;;[.I426]*[.J42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6]/[.$L$522];0)" office:value-type="percentage" office:value="0" calcext:value-type="percentage">
            <text:p>0,00 %</text:p>
          </table:table-cell>
          <table:table-cell table:style-name="ce11" table:formula="of:=MIN(service_du;[.$L$522])*[.N426]" office:value-type="float" office:value="0" calcext:value-type="float">
            <text:p>0 HETD</text:p>
          </table:table-cell>
          <table:table-cell table:style-name="ce28" table:formula="of:=IF([.L426]&lt;&gt;0;[.O426]/[.L426];0)" office:value-type="percentage" office:value="0" calcext:value-type="percentage">
            <text:p>0,00 %</text:p>
          </table:table-cell>
          <table:table-cell table:style-name="ce28" table:formula="of:=IF([.$L$522]&gt;service_du;1-[.P426];0)" office:value-type="percentage" office:value="1" calcext:value-type="percentage">
            <text:p>100,00 %</text:p>
          </table:table-cell>
          <table:table-cell table:style-name="ce26" table:formula="of:=[.I426]*[.Q426]*[.K426]*IF(ISBLANK([.G426]);1;[.G42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5]+[.L426]&gt;service_du;service_du;[.T425]+[.L426]))" office:value-type="float" office:value="188" calcext:value-type="float">
            <text:p>188 HETD</text:p>
          </table:table-cell>
          <table:table-cell table:style-name="ce11" table:formula="of:=IF(service_du=0;0;IF([.T425]+[.L426]&gt;service_du;service_du-[.T425];[.L426]))" office:value-type="float" office:value="0" calcext:value-type="float">
            <text:p>0 HETD</text:p>
          </table:table-cell>
          <table:table-cell table:style-name="ce30" table:formula="of:=IF(service_du=0;[.I426];IF([.J426]&gt;0;IF([.T425]+[.L426]&lt;service_du;0;(([.T425]+[.L426])-service_du)/[.J42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6]+IF([.H426]&lt;&gt;&quot;Oui&quot;;[.I426];0))*[.K426])*IF(ISBLANK([.G426]);1;[.G426])" office:value-type="float" office:value="0" calcext:value-type="float">
            <text:p>0 HETD</text:p>
          </table:table-cell>
          <table:table-cell/>
          <table:table-cell table:style-name="ce33" table:formula="of:=IF(OR(ISBLANK([.$C426]);[.$C426]=&quot;Référentiel&quot;);0;IF(contexte_calcul=&quot;Réalisé&quot;;[.$U426]*[.D426];[.$O426]*[.D426]))" office:value-type="float" office:value="0" calcext:value-type="float">
            <text:p>0 HETD</text:p>
          </table:table-cell>
          <table:table-cell table:style-name="ce33" table:formula="of:=IF(OR(ISBLANK([.$C426]);[.$C426]=&quot;Référentiel&quot;);0;IF(contexte_calcul=&quot;Réalisé&quot;;[.$U426]*[.E426];[.$O426]*[.E426]))" office:value-type="float" office:value="0" calcext:value-type="float">
            <text:p>0 HETD</text:p>
          </table:table-cell>
          <table:table-cell table:style-name="ce33" table:formula="of:=IF(OR(ISBLANK([.$C426]);[.$C426]=&quot;Référentiel&quot;);0;IF(contexte_calcul=&quot;Réalisé&quot;;[.$U426]*[.F426];[.$O426]*[.F426]))" office:value-type="float" office:value="0" calcext:value-type="float">
            <text:p>0 HETD</text:p>
          </table:table-cell>
          <table:table-cell table:style-name="ce33" table:formula="of:=IF([.$C426]=&quot;Référentiel&quot;;IF(contexte_calcul=&quot;Réalisé&quot;;[.$U426];[.$R426]);0)" office:value-type="float" office:value="0" calcext:value-type="float">
            <text:p>0 HETD</text:p>
          </table:table-cell>
          <table:table-cell table:style-name="ce33" table:formula="of:=IF(OR(ISBLANK([.$C426]);[.$C426]=&quot;Référentiel&quot;);0;IF(contexte_calcul=&quot;Réalisé&quot;;[.$W426]*[.D426];[.$R426]*[.D426]))" office:value-type="float" office:value="0" calcext:value-type="float">
            <text:p>0 HETD</text:p>
          </table:table-cell>
          <table:table-cell table:style-name="ce33" table:formula="of:=IF(OR(ISBLANK([.$C426]);[.$C426]=&quot;Référentiel&quot;);0;IF(contexte_calcul=&quot;Réalisé&quot;;[.$W426]*[.E426];[.$R426]*[.E426]))" office:value-type="float" office:value="0" calcext:value-type="float">
            <text:p>0 HETD</text:p>
          </table:table-cell>
          <table:table-cell table:style-name="ce33" table:formula="of:=IF(OR(ISBLANK([.$C426]);[.$C426]=&quot;Référentiel&quot;);0;IF(contexte_calcul=&quot;Réalisé&quot;;[.$W426]*[.F426];[.$R426]*[.F42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6]=&quot;Référentiel&quot;;IF(contexte_calcul=&quot;Réalisé&quot;;[.$W426];[.$R42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27]);[.C427]=&quot;Référentiel&quot;);&quot;&quot;;1-([.D427]+[.E42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27]);0;HLOOKUP(IF(AND([.C427]=&quot;TP&quot;;TP_vaut_TD=&quot;Oui&quot;);&quot;TD&quot;;[.C427]);types_intervention;2;0))*IF(ISBLANK([.G427]);1;[.G427])" office:value-type="float" office:value="0" calcext:value-type="float">
            <text:p>0 HETD</text:p>
          </table:table-cell>
          <table:table-cell table:style-name="ce12" table:formula="of:=IF(ISBLANK([.C427]);0;HLOOKUP([.C427];types_intervention;3;0))*IF(ISBLANK([.G427]);1;[.G427])" office:value-type="float" office:value="0" calcext:value-type="float">
            <text:p>0 HETD</text:p>
          </table:table-cell>
          <table:table-cell table:style-name="ce11" table:formula="of:=IF([.H427]=&quot;Oui&quot;;[.I427]*[.J42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7]/[.$L$522];0)" office:value-type="percentage" office:value="0" calcext:value-type="percentage">
            <text:p>0,00 %</text:p>
          </table:table-cell>
          <table:table-cell table:style-name="ce11" table:formula="of:=MIN(service_du;[.$L$522])*[.N427]" office:value-type="float" office:value="0" calcext:value-type="float">
            <text:p>0 HETD</text:p>
          </table:table-cell>
          <table:table-cell table:style-name="ce28" table:formula="of:=IF([.L427]&lt;&gt;0;[.O427]/[.L427];0)" office:value-type="percentage" office:value="0" calcext:value-type="percentage">
            <text:p>0,00 %</text:p>
          </table:table-cell>
          <table:table-cell table:style-name="ce28" table:formula="of:=IF([.$L$522]&gt;service_du;1-[.P427];0)" office:value-type="percentage" office:value="1" calcext:value-type="percentage">
            <text:p>100,00 %</text:p>
          </table:table-cell>
          <table:table-cell table:style-name="ce26" table:formula="of:=[.I427]*[.Q427]*[.K427]*IF(ISBLANK([.G427]);1;[.G42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6]+[.L427]&gt;service_du;service_du;[.T426]+[.L427]))" office:value-type="float" office:value="188" calcext:value-type="float">
            <text:p>188 HETD</text:p>
          </table:table-cell>
          <table:table-cell table:style-name="ce11" table:formula="of:=IF(service_du=0;0;IF([.T426]+[.L427]&gt;service_du;service_du-[.T426];[.L427]))" office:value-type="float" office:value="0" calcext:value-type="float">
            <text:p>0 HETD</text:p>
          </table:table-cell>
          <table:table-cell table:style-name="ce30" table:formula="of:=IF(service_du=0;[.I427];IF([.J427]&gt;0;IF([.T426]+[.L427]&lt;service_du;0;(([.T426]+[.L427])-service_du)/[.J42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7]+IF([.H427]&lt;&gt;&quot;Oui&quot;;[.I427];0))*[.K427])*IF(ISBLANK([.G427]);1;[.G427])" office:value-type="float" office:value="0" calcext:value-type="float">
            <text:p>0 HETD</text:p>
          </table:table-cell>
          <table:table-cell/>
          <table:table-cell table:style-name="ce33" table:formula="of:=IF(OR(ISBLANK([.$C427]);[.$C427]=&quot;Référentiel&quot;);0;IF(contexte_calcul=&quot;Réalisé&quot;;[.$U427]*[.D427];[.$O427]*[.D427]))" office:value-type="float" office:value="0" calcext:value-type="float">
            <text:p>0 HETD</text:p>
          </table:table-cell>
          <table:table-cell table:style-name="ce33" table:formula="of:=IF(OR(ISBLANK([.$C427]);[.$C427]=&quot;Référentiel&quot;);0;IF(contexte_calcul=&quot;Réalisé&quot;;[.$U427]*[.E427];[.$O427]*[.E427]))" office:value-type="float" office:value="0" calcext:value-type="float">
            <text:p>0 HETD</text:p>
          </table:table-cell>
          <table:table-cell table:style-name="ce33" table:formula="of:=IF(OR(ISBLANK([.$C427]);[.$C427]=&quot;Référentiel&quot;);0;IF(contexte_calcul=&quot;Réalisé&quot;;[.$U427]*[.F427];[.$O427]*[.F427]))" office:value-type="float" office:value="0" calcext:value-type="float">
            <text:p>0 HETD</text:p>
          </table:table-cell>
          <table:table-cell table:style-name="ce33" table:formula="of:=IF([.$C427]=&quot;Référentiel&quot;;IF(contexte_calcul=&quot;Réalisé&quot;;[.$U427];[.$R427]);0)" office:value-type="float" office:value="0" calcext:value-type="float">
            <text:p>0 HETD</text:p>
          </table:table-cell>
          <table:table-cell table:style-name="ce33" table:formula="of:=IF(OR(ISBLANK([.$C427]);[.$C427]=&quot;Référentiel&quot;);0;IF(contexte_calcul=&quot;Réalisé&quot;;[.$W427]*[.D427];[.$R427]*[.D427]))" office:value-type="float" office:value="0" calcext:value-type="float">
            <text:p>0 HETD</text:p>
          </table:table-cell>
          <table:table-cell table:style-name="ce33" table:formula="of:=IF(OR(ISBLANK([.$C427]);[.$C427]=&quot;Référentiel&quot;);0;IF(contexte_calcul=&quot;Réalisé&quot;;[.$W427]*[.E427];[.$R427]*[.E427]))" office:value-type="float" office:value="0" calcext:value-type="float">
            <text:p>0 HETD</text:p>
          </table:table-cell>
          <table:table-cell table:style-name="ce33" table:formula="of:=IF(OR(ISBLANK([.$C427]);[.$C427]=&quot;Référentiel&quot;);0;IF(contexte_calcul=&quot;Réalisé&quot;;[.$W427]*[.F427];[.$R427]*[.F42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7]=&quot;Référentiel&quot;;IF(contexte_calcul=&quot;Réalisé&quot;;[.$W427];[.$R42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28]);[.C428]=&quot;Référentiel&quot;);&quot;&quot;;1-([.D428]+[.E42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28]);0;HLOOKUP(IF(AND([.C428]=&quot;TP&quot;;TP_vaut_TD=&quot;Oui&quot;);&quot;TD&quot;;[.C428]);types_intervention;2;0))*IF(ISBLANK([.G428]);1;[.G428])" office:value-type="float" office:value="0" calcext:value-type="float">
            <text:p>0 HETD</text:p>
          </table:table-cell>
          <table:table-cell table:style-name="ce12" table:formula="of:=IF(ISBLANK([.C428]);0;HLOOKUP([.C428];types_intervention;3;0))*IF(ISBLANK([.G428]);1;[.G428])" office:value-type="float" office:value="0" calcext:value-type="float">
            <text:p>0 HETD</text:p>
          </table:table-cell>
          <table:table-cell table:style-name="ce11" table:formula="of:=IF([.H428]=&quot;Oui&quot;;[.I428]*[.J42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8]/[.$L$522];0)" office:value-type="percentage" office:value="0" calcext:value-type="percentage">
            <text:p>0,00 %</text:p>
          </table:table-cell>
          <table:table-cell table:style-name="ce11" table:formula="of:=MIN(service_du;[.$L$522])*[.N428]" office:value-type="float" office:value="0" calcext:value-type="float">
            <text:p>0 HETD</text:p>
          </table:table-cell>
          <table:table-cell table:style-name="ce28" table:formula="of:=IF([.L428]&lt;&gt;0;[.O428]/[.L428];0)" office:value-type="percentage" office:value="0" calcext:value-type="percentage">
            <text:p>0,00 %</text:p>
          </table:table-cell>
          <table:table-cell table:style-name="ce28" table:formula="of:=IF([.$L$522]&gt;service_du;1-[.P428];0)" office:value-type="percentage" office:value="1" calcext:value-type="percentage">
            <text:p>100,00 %</text:p>
          </table:table-cell>
          <table:table-cell table:style-name="ce26" table:formula="of:=[.I428]*[.Q428]*[.K428]*IF(ISBLANK([.G428]);1;[.G42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7]+[.L428]&gt;service_du;service_du;[.T427]+[.L428]))" office:value-type="float" office:value="188" calcext:value-type="float">
            <text:p>188 HETD</text:p>
          </table:table-cell>
          <table:table-cell table:style-name="ce11" table:formula="of:=IF(service_du=0;0;IF([.T427]+[.L428]&gt;service_du;service_du-[.T427];[.L428]))" office:value-type="float" office:value="0" calcext:value-type="float">
            <text:p>0 HETD</text:p>
          </table:table-cell>
          <table:table-cell table:style-name="ce30" table:formula="of:=IF(service_du=0;[.I428];IF([.J428]&gt;0;IF([.T427]+[.L428]&lt;service_du;0;(([.T427]+[.L428])-service_du)/[.J42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8]+IF([.H428]&lt;&gt;&quot;Oui&quot;;[.I428];0))*[.K428])*IF(ISBLANK([.G428]);1;[.G428])" office:value-type="float" office:value="0" calcext:value-type="float">
            <text:p>0 HETD</text:p>
          </table:table-cell>
          <table:table-cell/>
          <table:table-cell table:style-name="ce33" table:formula="of:=IF(OR(ISBLANK([.$C428]);[.$C428]=&quot;Référentiel&quot;);0;IF(contexte_calcul=&quot;Réalisé&quot;;[.$U428]*[.D428];[.$O428]*[.D428]))" office:value-type="float" office:value="0" calcext:value-type="float">
            <text:p>0 HETD</text:p>
          </table:table-cell>
          <table:table-cell table:style-name="ce33" table:formula="of:=IF(OR(ISBLANK([.$C428]);[.$C428]=&quot;Référentiel&quot;);0;IF(contexte_calcul=&quot;Réalisé&quot;;[.$U428]*[.E428];[.$O428]*[.E428]))" office:value-type="float" office:value="0" calcext:value-type="float">
            <text:p>0 HETD</text:p>
          </table:table-cell>
          <table:table-cell table:style-name="ce33" table:formula="of:=IF(OR(ISBLANK([.$C428]);[.$C428]=&quot;Référentiel&quot;);0;IF(contexte_calcul=&quot;Réalisé&quot;;[.$U428]*[.F428];[.$O428]*[.F428]))" office:value-type="float" office:value="0" calcext:value-type="float">
            <text:p>0 HETD</text:p>
          </table:table-cell>
          <table:table-cell table:style-name="ce33" table:formula="of:=IF([.$C428]=&quot;Référentiel&quot;;IF(contexte_calcul=&quot;Réalisé&quot;;[.$U428];[.$R428]);0)" office:value-type="float" office:value="0" calcext:value-type="float">
            <text:p>0 HETD</text:p>
          </table:table-cell>
          <table:table-cell table:style-name="ce33" table:formula="of:=IF(OR(ISBLANK([.$C428]);[.$C428]=&quot;Référentiel&quot;);0;IF(contexte_calcul=&quot;Réalisé&quot;;[.$W428]*[.D428];[.$R428]*[.D428]))" office:value-type="float" office:value="0" calcext:value-type="float">
            <text:p>0 HETD</text:p>
          </table:table-cell>
          <table:table-cell table:style-name="ce33" table:formula="of:=IF(OR(ISBLANK([.$C428]);[.$C428]=&quot;Référentiel&quot;);0;IF(contexte_calcul=&quot;Réalisé&quot;;[.$W428]*[.E428];[.$R428]*[.E428]))" office:value-type="float" office:value="0" calcext:value-type="float">
            <text:p>0 HETD</text:p>
          </table:table-cell>
          <table:table-cell table:style-name="ce33" table:formula="of:=IF(OR(ISBLANK([.$C428]);[.$C428]=&quot;Référentiel&quot;);0;IF(contexte_calcul=&quot;Réalisé&quot;;[.$W428]*[.F428];[.$R428]*[.F42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8]=&quot;Référentiel&quot;;IF(contexte_calcul=&quot;Réalisé&quot;;[.$W428];[.$R42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29]);[.C429]=&quot;Référentiel&quot;);&quot;&quot;;1-([.D429]+[.E42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29]);0;HLOOKUP(IF(AND([.C429]=&quot;TP&quot;;TP_vaut_TD=&quot;Oui&quot;);&quot;TD&quot;;[.C429]);types_intervention;2;0))*IF(ISBLANK([.G429]);1;[.G429])" office:value-type="float" office:value="0" calcext:value-type="float">
            <text:p>0 HETD</text:p>
          </table:table-cell>
          <table:table-cell table:style-name="ce12" table:formula="of:=IF(ISBLANK([.C429]);0;HLOOKUP([.C429];types_intervention;3;0))*IF(ISBLANK([.G429]);1;[.G429])" office:value-type="float" office:value="0" calcext:value-type="float">
            <text:p>0 HETD</text:p>
          </table:table-cell>
          <table:table-cell table:style-name="ce11" table:formula="of:=IF([.H429]=&quot;Oui&quot;;[.I429]*[.J42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9]/[.$L$522];0)" office:value-type="percentage" office:value="0" calcext:value-type="percentage">
            <text:p>0,00 %</text:p>
          </table:table-cell>
          <table:table-cell table:style-name="ce11" table:formula="of:=MIN(service_du;[.$L$522])*[.N429]" office:value-type="float" office:value="0" calcext:value-type="float">
            <text:p>0 HETD</text:p>
          </table:table-cell>
          <table:table-cell table:style-name="ce28" table:formula="of:=IF([.L429]&lt;&gt;0;[.O429]/[.L429];0)" office:value-type="percentage" office:value="0" calcext:value-type="percentage">
            <text:p>0,00 %</text:p>
          </table:table-cell>
          <table:table-cell table:style-name="ce28" table:formula="of:=IF([.$L$522]&gt;service_du;1-[.P429];0)" office:value-type="percentage" office:value="1" calcext:value-type="percentage">
            <text:p>100,00 %</text:p>
          </table:table-cell>
          <table:table-cell table:style-name="ce26" table:formula="of:=[.I429]*[.Q429]*[.K429]*IF(ISBLANK([.G429]);1;[.G42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8]+[.L429]&gt;service_du;service_du;[.T428]+[.L429]))" office:value-type="float" office:value="188" calcext:value-type="float">
            <text:p>188 HETD</text:p>
          </table:table-cell>
          <table:table-cell table:style-name="ce11" table:formula="of:=IF(service_du=0;0;IF([.T428]+[.L429]&gt;service_du;service_du-[.T428];[.L429]))" office:value-type="float" office:value="0" calcext:value-type="float">
            <text:p>0 HETD</text:p>
          </table:table-cell>
          <table:table-cell table:style-name="ce30" table:formula="of:=IF(service_du=0;[.I429];IF([.J429]&gt;0;IF([.T428]+[.L429]&lt;service_du;0;(([.T428]+[.L429])-service_du)/[.J42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9]+IF([.H429]&lt;&gt;&quot;Oui&quot;;[.I429];0))*[.K429])*IF(ISBLANK([.G429]);1;[.G429])" office:value-type="float" office:value="0" calcext:value-type="float">
            <text:p>0 HETD</text:p>
          </table:table-cell>
          <table:table-cell/>
          <table:table-cell table:style-name="ce33" table:formula="of:=IF(OR(ISBLANK([.$C429]);[.$C429]=&quot;Référentiel&quot;);0;IF(contexte_calcul=&quot;Réalisé&quot;;[.$U429]*[.D429];[.$O429]*[.D429]))" office:value-type="float" office:value="0" calcext:value-type="float">
            <text:p>0 HETD</text:p>
          </table:table-cell>
          <table:table-cell table:style-name="ce33" table:formula="of:=IF(OR(ISBLANK([.$C429]);[.$C429]=&quot;Référentiel&quot;);0;IF(contexte_calcul=&quot;Réalisé&quot;;[.$U429]*[.E429];[.$O429]*[.E429]))" office:value-type="float" office:value="0" calcext:value-type="float">
            <text:p>0 HETD</text:p>
          </table:table-cell>
          <table:table-cell table:style-name="ce33" table:formula="of:=IF(OR(ISBLANK([.$C429]);[.$C429]=&quot;Référentiel&quot;);0;IF(contexte_calcul=&quot;Réalisé&quot;;[.$U429]*[.F429];[.$O429]*[.F429]))" office:value-type="float" office:value="0" calcext:value-type="float">
            <text:p>0 HETD</text:p>
          </table:table-cell>
          <table:table-cell table:style-name="ce33" table:formula="of:=IF([.$C429]=&quot;Référentiel&quot;;IF(contexte_calcul=&quot;Réalisé&quot;;[.$U429];[.$R429]);0)" office:value-type="float" office:value="0" calcext:value-type="float">
            <text:p>0 HETD</text:p>
          </table:table-cell>
          <table:table-cell table:style-name="ce33" table:formula="of:=IF(OR(ISBLANK([.$C429]);[.$C429]=&quot;Référentiel&quot;);0;IF(contexte_calcul=&quot;Réalisé&quot;;[.$W429]*[.D429];[.$R429]*[.D429]))" office:value-type="float" office:value="0" calcext:value-type="float">
            <text:p>0 HETD</text:p>
          </table:table-cell>
          <table:table-cell table:style-name="ce33" table:formula="of:=IF(OR(ISBLANK([.$C429]);[.$C429]=&quot;Référentiel&quot;);0;IF(contexte_calcul=&quot;Réalisé&quot;;[.$W429]*[.E429];[.$R429]*[.E429]))" office:value-type="float" office:value="0" calcext:value-type="float">
            <text:p>0 HETD</text:p>
          </table:table-cell>
          <table:table-cell table:style-name="ce33" table:formula="of:=IF(OR(ISBLANK([.$C429]);[.$C429]=&quot;Référentiel&quot;);0;IF(contexte_calcul=&quot;Réalisé&quot;;[.$W429]*[.F429];[.$R429]*[.F42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9]=&quot;Référentiel&quot;;IF(contexte_calcul=&quot;Réalisé&quot;;[.$W429];[.$R42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30]);[.C430]=&quot;Référentiel&quot;);&quot;&quot;;1-([.D430]+[.E43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30]);0;HLOOKUP(IF(AND([.C430]=&quot;TP&quot;;TP_vaut_TD=&quot;Oui&quot;);&quot;TD&quot;;[.C430]);types_intervention;2;0))*IF(ISBLANK([.G430]);1;[.G430])" office:value-type="float" office:value="0" calcext:value-type="float">
            <text:p>0 HETD</text:p>
          </table:table-cell>
          <table:table-cell table:style-name="ce12" table:formula="of:=IF(ISBLANK([.C430]);0;HLOOKUP([.C430];types_intervention;3;0))*IF(ISBLANK([.G430]);1;[.G430])" office:value-type="float" office:value="0" calcext:value-type="float">
            <text:p>0 HETD</text:p>
          </table:table-cell>
          <table:table-cell table:style-name="ce11" table:formula="of:=IF([.H430]=&quot;Oui&quot;;[.I430]*[.J43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0]/[.$L$522];0)" office:value-type="percentage" office:value="0" calcext:value-type="percentage">
            <text:p>0,00 %</text:p>
          </table:table-cell>
          <table:table-cell table:style-name="ce11" table:formula="of:=MIN(service_du;[.$L$522])*[.N430]" office:value-type="float" office:value="0" calcext:value-type="float">
            <text:p>0 HETD</text:p>
          </table:table-cell>
          <table:table-cell table:style-name="ce28" table:formula="of:=IF([.L430]&lt;&gt;0;[.O430]/[.L430];0)" office:value-type="percentage" office:value="0" calcext:value-type="percentage">
            <text:p>0,00 %</text:p>
          </table:table-cell>
          <table:table-cell table:style-name="ce28" table:formula="of:=IF([.$L$522]&gt;service_du;1-[.P430];0)" office:value-type="percentage" office:value="1" calcext:value-type="percentage">
            <text:p>100,00 %</text:p>
          </table:table-cell>
          <table:table-cell table:style-name="ce26" table:formula="of:=[.I430]*[.Q430]*[.K430]*IF(ISBLANK([.G430]);1;[.G43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9]+[.L430]&gt;service_du;service_du;[.T429]+[.L430]))" office:value-type="float" office:value="188" calcext:value-type="float">
            <text:p>188 HETD</text:p>
          </table:table-cell>
          <table:table-cell table:style-name="ce11" table:formula="of:=IF(service_du=0;0;IF([.T429]+[.L430]&gt;service_du;service_du-[.T429];[.L430]))" office:value-type="float" office:value="0" calcext:value-type="float">
            <text:p>0 HETD</text:p>
          </table:table-cell>
          <table:table-cell table:style-name="ce30" table:formula="of:=IF(service_du=0;[.I430];IF([.J430]&gt;0;IF([.T429]+[.L430]&lt;service_du;0;(([.T429]+[.L430])-service_du)/[.J43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0]+IF([.H430]&lt;&gt;&quot;Oui&quot;;[.I430];0))*[.K430])*IF(ISBLANK([.G430]);1;[.G430])" office:value-type="float" office:value="0" calcext:value-type="float">
            <text:p>0 HETD</text:p>
          </table:table-cell>
          <table:table-cell/>
          <table:table-cell table:style-name="ce33" table:formula="of:=IF(OR(ISBLANK([.$C430]);[.$C430]=&quot;Référentiel&quot;);0;IF(contexte_calcul=&quot;Réalisé&quot;;[.$U430]*[.D430];[.$O430]*[.D430]))" office:value-type="float" office:value="0" calcext:value-type="float">
            <text:p>0 HETD</text:p>
          </table:table-cell>
          <table:table-cell table:style-name="ce33" table:formula="of:=IF(OR(ISBLANK([.$C430]);[.$C430]=&quot;Référentiel&quot;);0;IF(contexte_calcul=&quot;Réalisé&quot;;[.$U430]*[.E430];[.$O430]*[.E430]))" office:value-type="float" office:value="0" calcext:value-type="float">
            <text:p>0 HETD</text:p>
          </table:table-cell>
          <table:table-cell table:style-name="ce33" table:formula="of:=IF(OR(ISBLANK([.$C430]);[.$C430]=&quot;Référentiel&quot;);0;IF(contexte_calcul=&quot;Réalisé&quot;;[.$U430]*[.F430];[.$O430]*[.F430]))" office:value-type="float" office:value="0" calcext:value-type="float">
            <text:p>0 HETD</text:p>
          </table:table-cell>
          <table:table-cell table:style-name="ce33" table:formula="of:=IF([.$C430]=&quot;Référentiel&quot;;IF(contexte_calcul=&quot;Réalisé&quot;;[.$U430];[.$R430]);0)" office:value-type="float" office:value="0" calcext:value-type="float">
            <text:p>0 HETD</text:p>
          </table:table-cell>
          <table:table-cell table:style-name="ce33" table:formula="of:=IF(OR(ISBLANK([.$C430]);[.$C430]=&quot;Référentiel&quot;);0;IF(contexte_calcul=&quot;Réalisé&quot;;[.$W430]*[.D430];[.$R430]*[.D430]))" office:value-type="float" office:value="0" calcext:value-type="float">
            <text:p>0 HETD</text:p>
          </table:table-cell>
          <table:table-cell table:style-name="ce33" table:formula="of:=IF(OR(ISBLANK([.$C430]);[.$C430]=&quot;Référentiel&quot;);0;IF(contexte_calcul=&quot;Réalisé&quot;;[.$W430]*[.E430];[.$R430]*[.E430]))" office:value-type="float" office:value="0" calcext:value-type="float">
            <text:p>0 HETD</text:p>
          </table:table-cell>
          <table:table-cell table:style-name="ce33" table:formula="of:=IF(OR(ISBLANK([.$C430]);[.$C430]=&quot;Référentiel&quot;);0;IF(contexte_calcul=&quot;Réalisé&quot;;[.$W430]*[.F430];[.$R430]*[.F43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0]=&quot;Référentiel&quot;;IF(contexte_calcul=&quot;Réalisé&quot;;[.$W430];[.$R43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31]);[.C431]=&quot;Référentiel&quot;);&quot;&quot;;1-([.D431]+[.E43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31]);0;HLOOKUP(IF(AND([.C431]=&quot;TP&quot;;TP_vaut_TD=&quot;Oui&quot;);&quot;TD&quot;;[.C431]);types_intervention;2;0))*IF(ISBLANK([.G431]);1;[.G431])" office:value-type="float" office:value="0" calcext:value-type="float">
            <text:p>0 HETD</text:p>
          </table:table-cell>
          <table:table-cell table:style-name="ce12" table:formula="of:=IF(ISBLANK([.C431]);0;HLOOKUP([.C431];types_intervention;3;0))*IF(ISBLANK([.G431]);1;[.G431])" office:value-type="float" office:value="0" calcext:value-type="float">
            <text:p>0 HETD</text:p>
          </table:table-cell>
          <table:table-cell table:style-name="ce11" table:formula="of:=IF([.H431]=&quot;Oui&quot;;[.I431]*[.J43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1]/[.$L$522];0)" office:value-type="percentage" office:value="0" calcext:value-type="percentage">
            <text:p>0,00 %</text:p>
          </table:table-cell>
          <table:table-cell table:style-name="ce11" table:formula="of:=MIN(service_du;[.$L$522])*[.N431]" office:value-type="float" office:value="0" calcext:value-type="float">
            <text:p>0 HETD</text:p>
          </table:table-cell>
          <table:table-cell table:style-name="ce28" table:formula="of:=IF([.L431]&lt;&gt;0;[.O431]/[.L431];0)" office:value-type="percentage" office:value="0" calcext:value-type="percentage">
            <text:p>0,00 %</text:p>
          </table:table-cell>
          <table:table-cell table:style-name="ce28" table:formula="of:=IF([.$L$522]&gt;service_du;1-[.P431];0)" office:value-type="percentage" office:value="1" calcext:value-type="percentage">
            <text:p>100,00 %</text:p>
          </table:table-cell>
          <table:table-cell table:style-name="ce26" table:formula="of:=[.I431]*[.Q431]*[.K431]*IF(ISBLANK([.G431]);1;[.G43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0]+[.L431]&gt;service_du;service_du;[.T430]+[.L431]))" office:value-type="float" office:value="188" calcext:value-type="float">
            <text:p>188 HETD</text:p>
          </table:table-cell>
          <table:table-cell table:style-name="ce11" table:formula="of:=IF(service_du=0;0;IF([.T430]+[.L431]&gt;service_du;service_du-[.T430];[.L431]))" office:value-type="float" office:value="0" calcext:value-type="float">
            <text:p>0 HETD</text:p>
          </table:table-cell>
          <table:table-cell table:style-name="ce30" table:formula="of:=IF(service_du=0;[.I431];IF([.J431]&gt;0;IF([.T430]+[.L431]&lt;service_du;0;(([.T430]+[.L431])-service_du)/[.J43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1]+IF([.H431]&lt;&gt;&quot;Oui&quot;;[.I431];0))*[.K431])*IF(ISBLANK([.G431]);1;[.G431])" office:value-type="float" office:value="0" calcext:value-type="float">
            <text:p>0 HETD</text:p>
          </table:table-cell>
          <table:table-cell/>
          <table:table-cell table:style-name="ce33" table:formula="of:=IF(OR(ISBLANK([.$C431]);[.$C431]=&quot;Référentiel&quot;);0;IF(contexte_calcul=&quot;Réalisé&quot;;[.$U431]*[.D431];[.$O431]*[.D431]))" office:value-type="float" office:value="0" calcext:value-type="float">
            <text:p>0 HETD</text:p>
          </table:table-cell>
          <table:table-cell table:style-name="ce33" table:formula="of:=IF(OR(ISBLANK([.$C431]);[.$C431]=&quot;Référentiel&quot;);0;IF(contexte_calcul=&quot;Réalisé&quot;;[.$U431]*[.E431];[.$O431]*[.E431]))" office:value-type="float" office:value="0" calcext:value-type="float">
            <text:p>0 HETD</text:p>
          </table:table-cell>
          <table:table-cell table:style-name="ce33" table:formula="of:=IF(OR(ISBLANK([.$C431]);[.$C431]=&quot;Référentiel&quot;);0;IF(contexte_calcul=&quot;Réalisé&quot;;[.$U431]*[.F431];[.$O431]*[.F431]))" office:value-type="float" office:value="0" calcext:value-type="float">
            <text:p>0 HETD</text:p>
          </table:table-cell>
          <table:table-cell table:style-name="ce33" table:formula="of:=IF([.$C431]=&quot;Référentiel&quot;;IF(contexte_calcul=&quot;Réalisé&quot;;[.$U431];[.$R431]);0)" office:value-type="float" office:value="0" calcext:value-type="float">
            <text:p>0 HETD</text:p>
          </table:table-cell>
          <table:table-cell table:style-name="ce33" table:formula="of:=IF(OR(ISBLANK([.$C431]);[.$C431]=&quot;Référentiel&quot;);0;IF(contexte_calcul=&quot;Réalisé&quot;;[.$W431]*[.D431];[.$R431]*[.D431]))" office:value-type="float" office:value="0" calcext:value-type="float">
            <text:p>0 HETD</text:p>
          </table:table-cell>
          <table:table-cell table:style-name="ce33" table:formula="of:=IF(OR(ISBLANK([.$C431]);[.$C431]=&quot;Référentiel&quot;);0;IF(contexte_calcul=&quot;Réalisé&quot;;[.$W431]*[.E431];[.$R431]*[.E431]))" office:value-type="float" office:value="0" calcext:value-type="float">
            <text:p>0 HETD</text:p>
          </table:table-cell>
          <table:table-cell table:style-name="ce33" table:formula="of:=IF(OR(ISBLANK([.$C431]);[.$C431]=&quot;Référentiel&quot;);0;IF(contexte_calcul=&quot;Réalisé&quot;;[.$W431]*[.F431];[.$R431]*[.F43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1]=&quot;Référentiel&quot;;IF(contexte_calcul=&quot;Réalisé&quot;;[.$W431];[.$R43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32]);[.C432]=&quot;Référentiel&quot;);&quot;&quot;;1-([.D432]+[.E43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32]);0;HLOOKUP(IF(AND([.C432]=&quot;TP&quot;;TP_vaut_TD=&quot;Oui&quot;);&quot;TD&quot;;[.C432]);types_intervention;2;0))*IF(ISBLANK([.G432]);1;[.G432])" office:value-type="float" office:value="0" calcext:value-type="float">
            <text:p>0 HETD</text:p>
          </table:table-cell>
          <table:table-cell table:style-name="ce12" table:formula="of:=IF(ISBLANK([.C432]);0;HLOOKUP([.C432];types_intervention;3;0))*IF(ISBLANK([.G432]);1;[.G432])" office:value-type="float" office:value="0" calcext:value-type="float">
            <text:p>0 HETD</text:p>
          </table:table-cell>
          <table:table-cell table:style-name="ce11" table:formula="of:=IF([.H432]=&quot;Oui&quot;;[.I432]*[.J43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2]/[.$L$522];0)" office:value-type="percentage" office:value="0" calcext:value-type="percentage">
            <text:p>0,00 %</text:p>
          </table:table-cell>
          <table:table-cell table:style-name="ce11" table:formula="of:=MIN(service_du;[.$L$522])*[.N432]" office:value-type="float" office:value="0" calcext:value-type="float">
            <text:p>0 HETD</text:p>
          </table:table-cell>
          <table:table-cell table:style-name="ce28" table:formula="of:=IF([.L432]&lt;&gt;0;[.O432]/[.L432];0)" office:value-type="percentage" office:value="0" calcext:value-type="percentage">
            <text:p>0,00 %</text:p>
          </table:table-cell>
          <table:table-cell table:style-name="ce28" table:formula="of:=IF([.$L$522]&gt;service_du;1-[.P432];0)" office:value-type="percentage" office:value="1" calcext:value-type="percentage">
            <text:p>100,00 %</text:p>
          </table:table-cell>
          <table:table-cell table:style-name="ce26" table:formula="of:=[.I432]*[.Q432]*[.K432]*IF(ISBLANK([.G432]);1;[.G43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1]+[.L432]&gt;service_du;service_du;[.T431]+[.L432]))" office:value-type="float" office:value="188" calcext:value-type="float">
            <text:p>188 HETD</text:p>
          </table:table-cell>
          <table:table-cell table:style-name="ce11" table:formula="of:=IF(service_du=0;0;IF([.T431]+[.L432]&gt;service_du;service_du-[.T431];[.L432]))" office:value-type="float" office:value="0" calcext:value-type="float">
            <text:p>0 HETD</text:p>
          </table:table-cell>
          <table:table-cell table:style-name="ce30" table:formula="of:=IF(service_du=0;[.I432];IF([.J432]&gt;0;IF([.T431]+[.L432]&lt;service_du;0;(([.T431]+[.L432])-service_du)/[.J43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2]+IF([.H432]&lt;&gt;&quot;Oui&quot;;[.I432];0))*[.K432])*IF(ISBLANK([.G432]);1;[.G432])" office:value-type="float" office:value="0" calcext:value-type="float">
            <text:p>0 HETD</text:p>
          </table:table-cell>
          <table:table-cell/>
          <table:table-cell table:style-name="ce33" table:formula="of:=IF(OR(ISBLANK([.$C432]);[.$C432]=&quot;Référentiel&quot;);0;IF(contexte_calcul=&quot;Réalisé&quot;;[.$U432]*[.D432];[.$O432]*[.D432]))" office:value-type="float" office:value="0" calcext:value-type="float">
            <text:p>0 HETD</text:p>
          </table:table-cell>
          <table:table-cell table:style-name="ce33" table:formula="of:=IF(OR(ISBLANK([.$C432]);[.$C432]=&quot;Référentiel&quot;);0;IF(contexte_calcul=&quot;Réalisé&quot;;[.$U432]*[.E432];[.$O432]*[.E432]))" office:value-type="float" office:value="0" calcext:value-type="float">
            <text:p>0 HETD</text:p>
          </table:table-cell>
          <table:table-cell table:style-name="ce33" table:formula="of:=IF(OR(ISBLANK([.$C432]);[.$C432]=&quot;Référentiel&quot;);0;IF(contexte_calcul=&quot;Réalisé&quot;;[.$U432]*[.F432];[.$O432]*[.F432]))" office:value-type="float" office:value="0" calcext:value-type="float">
            <text:p>0 HETD</text:p>
          </table:table-cell>
          <table:table-cell table:style-name="ce33" table:formula="of:=IF([.$C432]=&quot;Référentiel&quot;;IF(contexte_calcul=&quot;Réalisé&quot;;[.$U432];[.$R432]);0)" office:value-type="float" office:value="0" calcext:value-type="float">
            <text:p>0 HETD</text:p>
          </table:table-cell>
          <table:table-cell table:style-name="ce33" table:formula="of:=IF(OR(ISBLANK([.$C432]);[.$C432]=&quot;Référentiel&quot;);0;IF(contexte_calcul=&quot;Réalisé&quot;;[.$W432]*[.D432];[.$R432]*[.D432]))" office:value-type="float" office:value="0" calcext:value-type="float">
            <text:p>0 HETD</text:p>
          </table:table-cell>
          <table:table-cell table:style-name="ce33" table:formula="of:=IF(OR(ISBLANK([.$C432]);[.$C432]=&quot;Référentiel&quot;);0;IF(contexte_calcul=&quot;Réalisé&quot;;[.$W432]*[.E432];[.$R432]*[.E432]))" office:value-type="float" office:value="0" calcext:value-type="float">
            <text:p>0 HETD</text:p>
          </table:table-cell>
          <table:table-cell table:style-name="ce33" table:formula="of:=IF(OR(ISBLANK([.$C432]);[.$C432]=&quot;Référentiel&quot;);0;IF(contexte_calcul=&quot;Réalisé&quot;;[.$W432]*[.F432];[.$R432]*[.F43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2]=&quot;Référentiel&quot;;IF(contexte_calcul=&quot;Réalisé&quot;;[.$W432];[.$R43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33]);[.C433]=&quot;Référentiel&quot;);&quot;&quot;;1-([.D433]+[.E43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33]);0;HLOOKUP(IF(AND([.C433]=&quot;TP&quot;;TP_vaut_TD=&quot;Oui&quot;);&quot;TD&quot;;[.C433]);types_intervention;2;0))*IF(ISBLANK([.G433]);1;[.G433])" office:value-type="float" office:value="0" calcext:value-type="float">
            <text:p>0 HETD</text:p>
          </table:table-cell>
          <table:table-cell table:style-name="ce12" table:formula="of:=IF(ISBLANK([.C433]);0;HLOOKUP([.C433];types_intervention;3;0))*IF(ISBLANK([.G433]);1;[.G433])" office:value-type="float" office:value="0" calcext:value-type="float">
            <text:p>0 HETD</text:p>
          </table:table-cell>
          <table:table-cell table:style-name="ce11" table:formula="of:=IF([.H433]=&quot;Oui&quot;;[.I433]*[.J43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3]/[.$L$522];0)" office:value-type="percentage" office:value="0" calcext:value-type="percentage">
            <text:p>0,00 %</text:p>
          </table:table-cell>
          <table:table-cell table:style-name="ce11" table:formula="of:=MIN(service_du;[.$L$522])*[.N433]" office:value-type="float" office:value="0" calcext:value-type="float">
            <text:p>0 HETD</text:p>
          </table:table-cell>
          <table:table-cell table:style-name="ce28" table:formula="of:=IF([.L433]&lt;&gt;0;[.O433]/[.L433];0)" office:value-type="percentage" office:value="0" calcext:value-type="percentage">
            <text:p>0,00 %</text:p>
          </table:table-cell>
          <table:table-cell table:style-name="ce28" table:formula="of:=IF([.$L$522]&gt;service_du;1-[.P433];0)" office:value-type="percentage" office:value="1" calcext:value-type="percentage">
            <text:p>100,00 %</text:p>
          </table:table-cell>
          <table:table-cell table:style-name="ce26" table:formula="of:=[.I433]*[.Q433]*[.K433]*IF(ISBLANK([.G433]);1;[.G43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2]+[.L433]&gt;service_du;service_du;[.T432]+[.L433]))" office:value-type="float" office:value="188" calcext:value-type="float">
            <text:p>188 HETD</text:p>
          </table:table-cell>
          <table:table-cell table:style-name="ce11" table:formula="of:=IF(service_du=0;0;IF([.T432]+[.L433]&gt;service_du;service_du-[.T432];[.L433]))" office:value-type="float" office:value="0" calcext:value-type="float">
            <text:p>0 HETD</text:p>
          </table:table-cell>
          <table:table-cell table:style-name="ce30" table:formula="of:=IF(service_du=0;[.I433];IF([.J433]&gt;0;IF([.T432]+[.L433]&lt;service_du;0;(([.T432]+[.L433])-service_du)/[.J43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3]+IF([.H433]&lt;&gt;&quot;Oui&quot;;[.I433];0))*[.K433])*IF(ISBLANK([.G433]);1;[.G433])" office:value-type="float" office:value="0" calcext:value-type="float">
            <text:p>0 HETD</text:p>
          </table:table-cell>
          <table:table-cell/>
          <table:table-cell table:style-name="ce33" table:formula="of:=IF(OR(ISBLANK([.$C433]);[.$C433]=&quot;Référentiel&quot;);0;IF(contexte_calcul=&quot;Réalisé&quot;;[.$U433]*[.D433];[.$O433]*[.D433]))" office:value-type="float" office:value="0" calcext:value-type="float">
            <text:p>0 HETD</text:p>
          </table:table-cell>
          <table:table-cell table:style-name="ce33" table:formula="of:=IF(OR(ISBLANK([.$C433]);[.$C433]=&quot;Référentiel&quot;);0;IF(contexte_calcul=&quot;Réalisé&quot;;[.$U433]*[.E433];[.$O433]*[.E433]))" office:value-type="float" office:value="0" calcext:value-type="float">
            <text:p>0 HETD</text:p>
          </table:table-cell>
          <table:table-cell table:style-name="ce33" table:formula="of:=IF(OR(ISBLANK([.$C433]);[.$C433]=&quot;Référentiel&quot;);0;IF(contexte_calcul=&quot;Réalisé&quot;;[.$U433]*[.F433];[.$O433]*[.F433]))" office:value-type="float" office:value="0" calcext:value-type="float">
            <text:p>0 HETD</text:p>
          </table:table-cell>
          <table:table-cell table:style-name="ce33" table:formula="of:=IF([.$C433]=&quot;Référentiel&quot;;IF(contexte_calcul=&quot;Réalisé&quot;;[.$U433];[.$R433]);0)" office:value-type="float" office:value="0" calcext:value-type="float">
            <text:p>0 HETD</text:p>
          </table:table-cell>
          <table:table-cell table:style-name="ce33" table:formula="of:=IF(OR(ISBLANK([.$C433]);[.$C433]=&quot;Référentiel&quot;);0;IF(contexte_calcul=&quot;Réalisé&quot;;[.$W433]*[.D433];[.$R433]*[.D433]))" office:value-type="float" office:value="0" calcext:value-type="float">
            <text:p>0 HETD</text:p>
          </table:table-cell>
          <table:table-cell table:style-name="ce33" table:formula="of:=IF(OR(ISBLANK([.$C433]);[.$C433]=&quot;Référentiel&quot;);0;IF(contexte_calcul=&quot;Réalisé&quot;;[.$W433]*[.E433];[.$R433]*[.E433]))" office:value-type="float" office:value="0" calcext:value-type="float">
            <text:p>0 HETD</text:p>
          </table:table-cell>
          <table:table-cell table:style-name="ce33" table:formula="of:=IF(OR(ISBLANK([.$C433]);[.$C433]=&quot;Référentiel&quot;);0;IF(contexte_calcul=&quot;Réalisé&quot;;[.$W433]*[.F433];[.$R433]*[.F43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3]=&quot;Référentiel&quot;;IF(contexte_calcul=&quot;Réalisé&quot;;[.$W433];[.$R43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34]);[.C434]=&quot;Référentiel&quot;);&quot;&quot;;1-([.D434]+[.E43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34]);0;HLOOKUP(IF(AND([.C434]=&quot;TP&quot;;TP_vaut_TD=&quot;Oui&quot;);&quot;TD&quot;;[.C434]);types_intervention;2;0))*IF(ISBLANK([.G434]);1;[.G434])" office:value-type="float" office:value="0" calcext:value-type="float">
            <text:p>0 HETD</text:p>
          </table:table-cell>
          <table:table-cell table:style-name="ce12" table:formula="of:=IF(ISBLANK([.C434]);0;HLOOKUP([.C434];types_intervention;3;0))*IF(ISBLANK([.G434]);1;[.G434])" office:value-type="float" office:value="0" calcext:value-type="float">
            <text:p>0 HETD</text:p>
          </table:table-cell>
          <table:table-cell table:style-name="ce11" table:formula="of:=IF([.H434]=&quot;Oui&quot;;[.I434]*[.J43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4]/[.$L$522];0)" office:value-type="percentage" office:value="0" calcext:value-type="percentage">
            <text:p>0,00 %</text:p>
          </table:table-cell>
          <table:table-cell table:style-name="ce11" table:formula="of:=MIN(service_du;[.$L$522])*[.N434]" office:value-type="float" office:value="0" calcext:value-type="float">
            <text:p>0 HETD</text:p>
          </table:table-cell>
          <table:table-cell table:style-name="ce28" table:formula="of:=IF([.L434]&lt;&gt;0;[.O434]/[.L434];0)" office:value-type="percentage" office:value="0" calcext:value-type="percentage">
            <text:p>0,00 %</text:p>
          </table:table-cell>
          <table:table-cell table:style-name="ce28" table:formula="of:=IF([.$L$522]&gt;service_du;1-[.P434];0)" office:value-type="percentage" office:value="1" calcext:value-type="percentage">
            <text:p>100,00 %</text:p>
          </table:table-cell>
          <table:table-cell table:style-name="ce26" table:formula="of:=[.I434]*[.Q434]*[.K434]*IF(ISBLANK([.G434]);1;[.G43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3]+[.L434]&gt;service_du;service_du;[.T433]+[.L434]))" office:value-type="float" office:value="188" calcext:value-type="float">
            <text:p>188 HETD</text:p>
          </table:table-cell>
          <table:table-cell table:style-name="ce11" table:formula="of:=IF(service_du=0;0;IF([.T433]+[.L434]&gt;service_du;service_du-[.T433];[.L434]))" office:value-type="float" office:value="0" calcext:value-type="float">
            <text:p>0 HETD</text:p>
          </table:table-cell>
          <table:table-cell table:style-name="ce30" table:formula="of:=IF(service_du=0;[.I434];IF([.J434]&gt;0;IF([.T433]+[.L434]&lt;service_du;0;(([.T433]+[.L434])-service_du)/[.J43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4]+IF([.H434]&lt;&gt;&quot;Oui&quot;;[.I434];0))*[.K434])*IF(ISBLANK([.G434]);1;[.G434])" office:value-type="float" office:value="0" calcext:value-type="float">
            <text:p>0 HETD</text:p>
          </table:table-cell>
          <table:table-cell/>
          <table:table-cell table:style-name="ce33" table:formula="of:=IF(OR(ISBLANK([.$C434]);[.$C434]=&quot;Référentiel&quot;);0;IF(contexte_calcul=&quot;Réalisé&quot;;[.$U434]*[.D434];[.$O434]*[.D434]))" office:value-type="float" office:value="0" calcext:value-type="float">
            <text:p>0 HETD</text:p>
          </table:table-cell>
          <table:table-cell table:style-name="ce33" table:formula="of:=IF(OR(ISBLANK([.$C434]);[.$C434]=&quot;Référentiel&quot;);0;IF(contexte_calcul=&quot;Réalisé&quot;;[.$U434]*[.E434];[.$O434]*[.E434]))" office:value-type="float" office:value="0" calcext:value-type="float">
            <text:p>0 HETD</text:p>
          </table:table-cell>
          <table:table-cell table:style-name="ce33" table:formula="of:=IF(OR(ISBLANK([.$C434]);[.$C434]=&quot;Référentiel&quot;);0;IF(contexte_calcul=&quot;Réalisé&quot;;[.$U434]*[.F434];[.$O434]*[.F434]))" office:value-type="float" office:value="0" calcext:value-type="float">
            <text:p>0 HETD</text:p>
          </table:table-cell>
          <table:table-cell table:style-name="ce33" table:formula="of:=IF([.$C434]=&quot;Référentiel&quot;;IF(contexte_calcul=&quot;Réalisé&quot;;[.$U434];[.$R434]);0)" office:value-type="float" office:value="0" calcext:value-type="float">
            <text:p>0 HETD</text:p>
          </table:table-cell>
          <table:table-cell table:style-name="ce33" table:formula="of:=IF(OR(ISBLANK([.$C434]);[.$C434]=&quot;Référentiel&quot;);0;IF(contexte_calcul=&quot;Réalisé&quot;;[.$W434]*[.D434];[.$R434]*[.D434]))" office:value-type="float" office:value="0" calcext:value-type="float">
            <text:p>0 HETD</text:p>
          </table:table-cell>
          <table:table-cell table:style-name="ce33" table:formula="of:=IF(OR(ISBLANK([.$C434]);[.$C434]=&quot;Référentiel&quot;);0;IF(contexte_calcul=&quot;Réalisé&quot;;[.$W434]*[.E434];[.$R434]*[.E434]))" office:value-type="float" office:value="0" calcext:value-type="float">
            <text:p>0 HETD</text:p>
          </table:table-cell>
          <table:table-cell table:style-name="ce33" table:formula="of:=IF(OR(ISBLANK([.$C434]);[.$C434]=&quot;Référentiel&quot;);0;IF(contexte_calcul=&quot;Réalisé&quot;;[.$W434]*[.F434];[.$R434]*[.F43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4]=&quot;Référentiel&quot;;IF(contexte_calcul=&quot;Réalisé&quot;;[.$W434];[.$R43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35]);[.C435]=&quot;Référentiel&quot;);&quot;&quot;;1-([.D435]+[.E43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35]);0;HLOOKUP(IF(AND([.C435]=&quot;TP&quot;;TP_vaut_TD=&quot;Oui&quot;);&quot;TD&quot;;[.C435]);types_intervention;2;0))*IF(ISBLANK([.G435]);1;[.G435])" office:value-type="float" office:value="0" calcext:value-type="float">
            <text:p>0 HETD</text:p>
          </table:table-cell>
          <table:table-cell table:style-name="ce12" table:formula="of:=IF(ISBLANK([.C435]);0;HLOOKUP([.C435];types_intervention;3;0))*IF(ISBLANK([.G435]);1;[.G435])" office:value-type="float" office:value="0" calcext:value-type="float">
            <text:p>0 HETD</text:p>
          </table:table-cell>
          <table:table-cell table:style-name="ce11" table:formula="of:=IF([.H435]=&quot;Oui&quot;;[.I435]*[.J43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5]/[.$L$522];0)" office:value-type="percentage" office:value="0" calcext:value-type="percentage">
            <text:p>0,00 %</text:p>
          </table:table-cell>
          <table:table-cell table:style-name="ce11" table:formula="of:=MIN(service_du;[.$L$522])*[.N435]" office:value-type="float" office:value="0" calcext:value-type="float">
            <text:p>0 HETD</text:p>
          </table:table-cell>
          <table:table-cell table:style-name="ce28" table:formula="of:=IF([.L435]&lt;&gt;0;[.O435]/[.L435];0)" office:value-type="percentage" office:value="0" calcext:value-type="percentage">
            <text:p>0,00 %</text:p>
          </table:table-cell>
          <table:table-cell table:style-name="ce28" table:formula="of:=IF([.$L$522]&gt;service_du;1-[.P435];0)" office:value-type="percentage" office:value="1" calcext:value-type="percentage">
            <text:p>100,00 %</text:p>
          </table:table-cell>
          <table:table-cell table:style-name="ce26" table:formula="of:=[.I435]*[.Q435]*[.K435]*IF(ISBLANK([.G435]);1;[.G43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4]+[.L435]&gt;service_du;service_du;[.T434]+[.L435]))" office:value-type="float" office:value="188" calcext:value-type="float">
            <text:p>188 HETD</text:p>
          </table:table-cell>
          <table:table-cell table:style-name="ce11" table:formula="of:=IF(service_du=0;0;IF([.T434]+[.L435]&gt;service_du;service_du-[.T434];[.L435]))" office:value-type="float" office:value="0" calcext:value-type="float">
            <text:p>0 HETD</text:p>
          </table:table-cell>
          <table:table-cell table:style-name="ce30" table:formula="of:=IF(service_du=0;[.I435];IF([.J435]&gt;0;IF([.T434]+[.L435]&lt;service_du;0;(([.T434]+[.L435])-service_du)/[.J43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5]+IF([.H435]&lt;&gt;&quot;Oui&quot;;[.I435];0))*[.K435])*IF(ISBLANK([.G435]);1;[.G435])" office:value-type="float" office:value="0" calcext:value-type="float">
            <text:p>0 HETD</text:p>
          </table:table-cell>
          <table:table-cell/>
          <table:table-cell table:style-name="ce33" table:formula="of:=IF(OR(ISBLANK([.$C435]);[.$C435]=&quot;Référentiel&quot;);0;IF(contexte_calcul=&quot;Réalisé&quot;;[.$U435]*[.D435];[.$O435]*[.D435]))" office:value-type="float" office:value="0" calcext:value-type="float">
            <text:p>0 HETD</text:p>
          </table:table-cell>
          <table:table-cell table:style-name="ce33" table:formula="of:=IF(OR(ISBLANK([.$C435]);[.$C435]=&quot;Référentiel&quot;);0;IF(contexte_calcul=&quot;Réalisé&quot;;[.$U435]*[.E435];[.$O435]*[.E435]))" office:value-type="float" office:value="0" calcext:value-type="float">
            <text:p>0 HETD</text:p>
          </table:table-cell>
          <table:table-cell table:style-name="ce33" table:formula="of:=IF(OR(ISBLANK([.$C435]);[.$C435]=&quot;Référentiel&quot;);0;IF(contexte_calcul=&quot;Réalisé&quot;;[.$U435]*[.F435];[.$O435]*[.F435]))" office:value-type="float" office:value="0" calcext:value-type="float">
            <text:p>0 HETD</text:p>
          </table:table-cell>
          <table:table-cell table:style-name="ce33" table:formula="of:=IF([.$C435]=&quot;Référentiel&quot;;IF(contexte_calcul=&quot;Réalisé&quot;;[.$U435];[.$R435]);0)" office:value-type="float" office:value="0" calcext:value-type="float">
            <text:p>0 HETD</text:p>
          </table:table-cell>
          <table:table-cell table:style-name="ce33" table:formula="of:=IF(OR(ISBLANK([.$C435]);[.$C435]=&quot;Référentiel&quot;);0;IF(contexte_calcul=&quot;Réalisé&quot;;[.$W435]*[.D435];[.$R435]*[.D435]))" office:value-type="float" office:value="0" calcext:value-type="float">
            <text:p>0 HETD</text:p>
          </table:table-cell>
          <table:table-cell table:style-name="ce33" table:formula="of:=IF(OR(ISBLANK([.$C435]);[.$C435]=&quot;Référentiel&quot;);0;IF(contexte_calcul=&quot;Réalisé&quot;;[.$W435]*[.E435];[.$R435]*[.E435]))" office:value-type="float" office:value="0" calcext:value-type="float">
            <text:p>0 HETD</text:p>
          </table:table-cell>
          <table:table-cell table:style-name="ce33" table:formula="of:=IF(OR(ISBLANK([.$C435]);[.$C435]=&quot;Référentiel&quot;);0;IF(contexte_calcul=&quot;Réalisé&quot;;[.$W435]*[.F435];[.$R435]*[.F43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5]=&quot;Référentiel&quot;;IF(contexte_calcul=&quot;Réalisé&quot;;[.$W435];[.$R43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36]);[.C436]=&quot;Référentiel&quot;);&quot;&quot;;1-([.D436]+[.E43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36]);0;HLOOKUP(IF(AND([.C436]=&quot;TP&quot;;TP_vaut_TD=&quot;Oui&quot;);&quot;TD&quot;;[.C436]);types_intervention;2;0))*IF(ISBLANK([.G436]);1;[.G436])" office:value-type="float" office:value="0" calcext:value-type="float">
            <text:p>0 HETD</text:p>
          </table:table-cell>
          <table:table-cell table:style-name="ce12" table:formula="of:=IF(ISBLANK([.C436]);0;HLOOKUP([.C436];types_intervention;3;0))*IF(ISBLANK([.G436]);1;[.G436])" office:value-type="float" office:value="0" calcext:value-type="float">
            <text:p>0 HETD</text:p>
          </table:table-cell>
          <table:table-cell table:style-name="ce11" table:formula="of:=IF([.H436]=&quot;Oui&quot;;[.I436]*[.J43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6]/[.$L$522];0)" office:value-type="percentage" office:value="0" calcext:value-type="percentage">
            <text:p>0,00 %</text:p>
          </table:table-cell>
          <table:table-cell table:style-name="ce11" table:formula="of:=MIN(service_du;[.$L$522])*[.N436]" office:value-type="float" office:value="0" calcext:value-type="float">
            <text:p>0 HETD</text:p>
          </table:table-cell>
          <table:table-cell table:style-name="ce28" table:formula="of:=IF([.L436]&lt;&gt;0;[.O436]/[.L436];0)" office:value-type="percentage" office:value="0" calcext:value-type="percentage">
            <text:p>0,00 %</text:p>
          </table:table-cell>
          <table:table-cell table:style-name="ce28" table:formula="of:=IF([.$L$522]&gt;service_du;1-[.P436];0)" office:value-type="percentage" office:value="1" calcext:value-type="percentage">
            <text:p>100,00 %</text:p>
          </table:table-cell>
          <table:table-cell table:style-name="ce26" table:formula="of:=[.I436]*[.Q436]*[.K436]*IF(ISBLANK([.G436]);1;[.G43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5]+[.L436]&gt;service_du;service_du;[.T435]+[.L436]))" office:value-type="float" office:value="188" calcext:value-type="float">
            <text:p>188 HETD</text:p>
          </table:table-cell>
          <table:table-cell table:style-name="ce11" table:formula="of:=IF(service_du=0;0;IF([.T435]+[.L436]&gt;service_du;service_du-[.T435];[.L436]))" office:value-type="float" office:value="0" calcext:value-type="float">
            <text:p>0 HETD</text:p>
          </table:table-cell>
          <table:table-cell table:style-name="ce30" table:formula="of:=IF(service_du=0;[.I436];IF([.J436]&gt;0;IF([.T435]+[.L436]&lt;service_du;0;(([.T435]+[.L436])-service_du)/[.J43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6]+IF([.H436]&lt;&gt;&quot;Oui&quot;;[.I436];0))*[.K436])*IF(ISBLANK([.G436]);1;[.G436])" office:value-type="float" office:value="0" calcext:value-type="float">
            <text:p>0 HETD</text:p>
          </table:table-cell>
          <table:table-cell/>
          <table:table-cell table:style-name="ce33" table:formula="of:=IF(OR(ISBLANK([.$C436]);[.$C436]=&quot;Référentiel&quot;);0;IF(contexte_calcul=&quot;Réalisé&quot;;[.$U436]*[.D436];[.$O436]*[.D436]))" office:value-type="float" office:value="0" calcext:value-type="float">
            <text:p>0 HETD</text:p>
          </table:table-cell>
          <table:table-cell table:style-name="ce33" table:formula="of:=IF(OR(ISBLANK([.$C436]);[.$C436]=&quot;Référentiel&quot;);0;IF(contexte_calcul=&quot;Réalisé&quot;;[.$U436]*[.E436];[.$O436]*[.E436]))" office:value-type="float" office:value="0" calcext:value-type="float">
            <text:p>0 HETD</text:p>
          </table:table-cell>
          <table:table-cell table:style-name="ce33" table:formula="of:=IF(OR(ISBLANK([.$C436]);[.$C436]=&quot;Référentiel&quot;);0;IF(contexte_calcul=&quot;Réalisé&quot;;[.$U436]*[.F436];[.$O436]*[.F436]))" office:value-type="float" office:value="0" calcext:value-type="float">
            <text:p>0 HETD</text:p>
          </table:table-cell>
          <table:table-cell table:style-name="ce33" table:formula="of:=IF([.$C436]=&quot;Référentiel&quot;;IF(contexte_calcul=&quot;Réalisé&quot;;[.$U436];[.$R436]);0)" office:value-type="float" office:value="0" calcext:value-type="float">
            <text:p>0 HETD</text:p>
          </table:table-cell>
          <table:table-cell table:style-name="ce33" table:formula="of:=IF(OR(ISBLANK([.$C436]);[.$C436]=&quot;Référentiel&quot;);0;IF(contexte_calcul=&quot;Réalisé&quot;;[.$W436]*[.D436];[.$R436]*[.D436]))" office:value-type="float" office:value="0" calcext:value-type="float">
            <text:p>0 HETD</text:p>
          </table:table-cell>
          <table:table-cell table:style-name="ce33" table:formula="of:=IF(OR(ISBLANK([.$C436]);[.$C436]=&quot;Référentiel&quot;);0;IF(contexte_calcul=&quot;Réalisé&quot;;[.$W436]*[.E436];[.$R436]*[.E436]))" office:value-type="float" office:value="0" calcext:value-type="float">
            <text:p>0 HETD</text:p>
          </table:table-cell>
          <table:table-cell table:style-name="ce33" table:formula="of:=IF(OR(ISBLANK([.$C436]);[.$C436]=&quot;Référentiel&quot;);0;IF(contexte_calcul=&quot;Réalisé&quot;;[.$W436]*[.F436];[.$R436]*[.F43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6]=&quot;Référentiel&quot;;IF(contexte_calcul=&quot;Réalisé&quot;;[.$W436];[.$R43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37]);[.C437]=&quot;Référentiel&quot;);&quot;&quot;;1-([.D437]+[.E43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37]);0;HLOOKUP(IF(AND([.C437]=&quot;TP&quot;;TP_vaut_TD=&quot;Oui&quot;);&quot;TD&quot;;[.C437]);types_intervention;2;0))*IF(ISBLANK([.G437]);1;[.G437])" office:value-type="float" office:value="0" calcext:value-type="float">
            <text:p>0 HETD</text:p>
          </table:table-cell>
          <table:table-cell table:style-name="ce12" table:formula="of:=IF(ISBLANK([.C437]);0;HLOOKUP([.C437];types_intervention;3;0))*IF(ISBLANK([.G437]);1;[.G437])" office:value-type="float" office:value="0" calcext:value-type="float">
            <text:p>0 HETD</text:p>
          </table:table-cell>
          <table:table-cell table:style-name="ce11" table:formula="of:=IF([.H437]=&quot;Oui&quot;;[.I437]*[.J43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7]/[.$L$522];0)" office:value-type="percentage" office:value="0" calcext:value-type="percentage">
            <text:p>0,00 %</text:p>
          </table:table-cell>
          <table:table-cell table:style-name="ce11" table:formula="of:=MIN(service_du;[.$L$522])*[.N437]" office:value-type="float" office:value="0" calcext:value-type="float">
            <text:p>0 HETD</text:p>
          </table:table-cell>
          <table:table-cell table:style-name="ce28" table:formula="of:=IF([.L437]&lt;&gt;0;[.O437]/[.L437];0)" office:value-type="percentage" office:value="0" calcext:value-type="percentage">
            <text:p>0,00 %</text:p>
          </table:table-cell>
          <table:table-cell table:style-name="ce28" table:formula="of:=IF([.$L$522]&gt;service_du;1-[.P437];0)" office:value-type="percentage" office:value="1" calcext:value-type="percentage">
            <text:p>100,00 %</text:p>
          </table:table-cell>
          <table:table-cell table:style-name="ce26" table:formula="of:=[.I437]*[.Q437]*[.K437]*IF(ISBLANK([.G437]);1;[.G43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6]+[.L437]&gt;service_du;service_du;[.T436]+[.L437]))" office:value-type="float" office:value="188" calcext:value-type="float">
            <text:p>188 HETD</text:p>
          </table:table-cell>
          <table:table-cell table:style-name="ce11" table:formula="of:=IF(service_du=0;0;IF([.T436]+[.L437]&gt;service_du;service_du-[.T436];[.L437]))" office:value-type="float" office:value="0" calcext:value-type="float">
            <text:p>0 HETD</text:p>
          </table:table-cell>
          <table:table-cell table:style-name="ce30" table:formula="of:=IF(service_du=0;[.I437];IF([.J437]&gt;0;IF([.T436]+[.L437]&lt;service_du;0;(([.T436]+[.L437])-service_du)/[.J43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7]+IF([.H437]&lt;&gt;&quot;Oui&quot;;[.I437];0))*[.K437])*IF(ISBLANK([.G437]);1;[.G437])" office:value-type="float" office:value="0" calcext:value-type="float">
            <text:p>0 HETD</text:p>
          </table:table-cell>
          <table:table-cell/>
          <table:table-cell table:style-name="ce33" table:formula="of:=IF(OR(ISBLANK([.$C437]);[.$C437]=&quot;Référentiel&quot;);0;IF(contexte_calcul=&quot;Réalisé&quot;;[.$U437]*[.D437];[.$O437]*[.D437]))" office:value-type="float" office:value="0" calcext:value-type="float">
            <text:p>0 HETD</text:p>
          </table:table-cell>
          <table:table-cell table:style-name="ce33" table:formula="of:=IF(OR(ISBLANK([.$C437]);[.$C437]=&quot;Référentiel&quot;);0;IF(contexte_calcul=&quot;Réalisé&quot;;[.$U437]*[.E437];[.$O437]*[.E437]))" office:value-type="float" office:value="0" calcext:value-type="float">
            <text:p>0 HETD</text:p>
          </table:table-cell>
          <table:table-cell table:style-name="ce33" table:formula="of:=IF(OR(ISBLANK([.$C437]);[.$C437]=&quot;Référentiel&quot;);0;IF(contexte_calcul=&quot;Réalisé&quot;;[.$U437]*[.F437];[.$O437]*[.F437]))" office:value-type="float" office:value="0" calcext:value-type="float">
            <text:p>0 HETD</text:p>
          </table:table-cell>
          <table:table-cell table:style-name="ce33" table:formula="of:=IF([.$C437]=&quot;Référentiel&quot;;IF(contexte_calcul=&quot;Réalisé&quot;;[.$U437];[.$R437]);0)" office:value-type="float" office:value="0" calcext:value-type="float">
            <text:p>0 HETD</text:p>
          </table:table-cell>
          <table:table-cell table:style-name="ce33" table:formula="of:=IF(OR(ISBLANK([.$C437]);[.$C437]=&quot;Référentiel&quot;);0;IF(contexte_calcul=&quot;Réalisé&quot;;[.$W437]*[.D437];[.$R437]*[.D437]))" office:value-type="float" office:value="0" calcext:value-type="float">
            <text:p>0 HETD</text:p>
          </table:table-cell>
          <table:table-cell table:style-name="ce33" table:formula="of:=IF(OR(ISBLANK([.$C437]);[.$C437]=&quot;Référentiel&quot;);0;IF(contexte_calcul=&quot;Réalisé&quot;;[.$W437]*[.E437];[.$R437]*[.E437]))" office:value-type="float" office:value="0" calcext:value-type="float">
            <text:p>0 HETD</text:p>
          </table:table-cell>
          <table:table-cell table:style-name="ce33" table:formula="of:=IF(OR(ISBLANK([.$C437]);[.$C437]=&quot;Référentiel&quot;);0;IF(contexte_calcul=&quot;Réalisé&quot;;[.$W437]*[.F437];[.$R437]*[.F43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7]=&quot;Référentiel&quot;;IF(contexte_calcul=&quot;Réalisé&quot;;[.$W437];[.$R43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38]);[.C438]=&quot;Référentiel&quot;);&quot;&quot;;1-([.D438]+[.E43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38]);0;HLOOKUP(IF(AND([.C438]=&quot;TP&quot;;TP_vaut_TD=&quot;Oui&quot;);&quot;TD&quot;;[.C438]);types_intervention;2;0))*IF(ISBLANK([.G438]);1;[.G438])" office:value-type="float" office:value="0" calcext:value-type="float">
            <text:p>0 HETD</text:p>
          </table:table-cell>
          <table:table-cell table:style-name="ce12" table:formula="of:=IF(ISBLANK([.C438]);0;HLOOKUP([.C438];types_intervention;3;0))*IF(ISBLANK([.G438]);1;[.G438])" office:value-type="float" office:value="0" calcext:value-type="float">
            <text:p>0 HETD</text:p>
          </table:table-cell>
          <table:table-cell table:style-name="ce11" table:formula="of:=IF([.H438]=&quot;Oui&quot;;[.I438]*[.J43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8]/[.$L$522];0)" office:value-type="percentage" office:value="0" calcext:value-type="percentage">
            <text:p>0,00 %</text:p>
          </table:table-cell>
          <table:table-cell table:style-name="ce11" table:formula="of:=MIN(service_du;[.$L$522])*[.N438]" office:value-type="float" office:value="0" calcext:value-type="float">
            <text:p>0 HETD</text:p>
          </table:table-cell>
          <table:table-cell table:style-name="ce28" table:formula="of:=IF([.L438]&lt;&gt;0;[.O438]/[.L438];0)" office:value-type="percentage" office:value="0" calcext:value-type="percentage">
            <text:p>0,00 %</text:p>
          </table:table-cell>
          <table:table-cell table:style-name="ce28" table:formula="of:=IF([.$L$522]&gt;service_du;1-[.P438];0)" office:value-type="percentage" office:value="1" calcext:value-type="percentage">
            <text:p>100,00 %</text:p>
          </table:table-cell>
          <table:table-cell table:style-name="ce26" table:formula="of:=[.I438]*[.Q438]*[.K438]*IF(ISBLANK([.G438]);1;[.G43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7]+[.L438]&gt;service_du;service_du;[.T437]+[.L438]))" office:value-type="float" office:value="188" calcext:value-type="float">
            <text:p>188 HETD</text:p>
          </table:table-cell>
          <table:table-cell table:style-name="ce11" table:formula="of:=IF(service_du=0;0;IF([.T437]+[.L438]&gt;service_du;service_du-[.T437];[.L438]))" office:value-type="float" office:value="0" calcext:value-type="float">
            <text:p>0 HETD</text:p>
          </table:table-cell>
          <table:table-cell table:style-name="ce30" table:formula="of:=IF(service_du=0;[.I438];IF([.J438]&gt;0;IF([.T437]+[.L438]&lt;service_du;0;(([.T437]+[.L438])-service_du)/[.J43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8]+IF([.H438]&lt;&gt;&quot;Oui&quot;;[.I438];0))*[.K438])*IF(ISBLANK([.G438]);1;[.G438])" office:value-type="float" office:value="0" calcext:value-type="float">
            <text:p>0 HETD</text:p>
          </table:table-cell>
          <table:table-cell/>
          <table:table-cell table:style-name="ce33" table:formula="of:=IF(OR(ISBLANK([.$C438]);[.$C438]=&quot;Référentiel&quot;);0;IF(contexte_calcul=&quot;Réalisé&quot;;[.$U438]*[.D438];[.$O438]*[.D438]))" office:value-type="float" office:value="0" calcext:value-type="float">
            <text:p>0 HETD</text:p>
          </table:table-cell>
          <table:table-cell table:style-name="ce33" table:formula="of:=IF(OR(ISBLANK([.$C438]);[.$C438]=&quot;Référentiel&quot;);0;IF(contexte_calcul=&quot;Réalisé&quot;;[.$U438]*[.E438];[.$O438]*[.E438]))" office:value-type="float" office:value="0" calcext:value-type="float">
            <text:p>0 HETD</text:p>
          </table:table-cell>
          <table:table-cell table:style-name="ce33" table:formula="of:=IF(OR(ISBLANK([.$C438]);[.$C438]=&quot;Référentiel&quot;);0;IF(contexte_calcul=&quot;Réalisé&quot;;[.$U438]*[.F438];[.$O438]*[.F438]))" office:value-type="float" office:value="0" calcext:value-type="float">
            <text:p>0 HETD</text:p>
          </table:table-cell>
          <table:table-cell table:style-name="ce33" table:formula="of:=IF([.$C438]=&quot;Référentiel&quot;;IF(contexte_calcul=&quot;Réalisé&quot;;[.$U438];[.$R438]);0)" office:value-type="float" office:value="0" calcext:value-type="float">
            <text:p>0 HETD</text:p>
          </table:table-cell>
          <table:table-cell table:style-name="ce33" table:formula="of:=IF(OR(ISBLANK([.$C438]);[.$C438]=&quot;Référentiel&quot;);0;IF(contexte_calcul=&quot;Réalisé&quot;;[.$W438]*[.D438];[.$R438]*[.D438]))" office:value-type="float" office:value="0" calcext:value-type="float">
            <text:p>0 HETD</text:p>
          </table:table-cell>
          <table:table-cell table:style-name="ce33" table:formula="of:=IF(OR(ISBLANK([.$C438]);[.$C438]=&quot;Référentiel&quot;);0;IF(contexte_calcul=&quot;Réalisé&quot;;[.$W438]*[.E438];[.$R438]*[.E438]))" office:value-type="float" office:value="0" calcext:value-type="float">
            <text:p>0 HETD</text:p>
          </table:table-cell>
          <table:table-cell table:style-name="ce33" table:formula="of:=IF(OR(ISBLANK([.$C438]);[.$C438]=&quot;Référentiel&quot;);0;IF(contexte_calcul=&quot;Réalisé&quot;;[.$W438]*[.F438];[.$R438]*[.F43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8]=&quot;Référentiel&quot;;IF(contexte_calcul=&quot;Réalisé&quot;;[.$W438];[.$R43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39]);[.C439]=&quot;Référentiel&quot;);&quot;&quot;;1-([.D439]+[.E43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39]);0;HLOOKUP(IF(AND([.C439]=&quot;TP&quot;;TP_vaut_TD=&quot;Oui&quot;);&quot;TD&quot;;[.C439]);types_intervention;2;0))*IF(ISBLANK([.G439]);1;[.G439])" office:value-type="float" office:value="0" calcext:value-type="float">
            <text:p>0 HETD</text:p>
          </table:table-cell>
          <table:table-cell table:style-name="ce12" table:formula="of:=IF(ISBLANK([.C439]);0;HLOOKUP([.C439];types_intervention;3;0))*IF(ISBLANK([.G439]);1;[.G439])" office:value-type="float" office:value="0" calcext:value-type="float">
            <text:p>0 HETD</text:p>
          </table:table-cell>
          <table:table-cell table:style-name="ce11" table:formula="of:=IF([.H439]=&quot;Oui&quot;;[.I439]*[.J43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9]/[.$L$522];0)" office:value-type="percentage" office:value="0" calcext:value-type="percentage">
            <text:p>0,00 %</text:p>
          </table:table-cell>
          <table:table-cell table:style-name="ce11" table:formula="of:=MIN(service_du;[.$L$522])*[.N439]" office:value-type="float" office:value="0" calcext:value-type="float">
            <text:p>0 HETD</text:p>
          </table:table-cell>
          <table:table-cell table:style-name="ce28" table:formula="of:=IF([.L439]&lt;&gt;0;[.O439]/[.L439];0)" office:value-type="percentage" office:value="0" calcext:value-type="percentage">
            <text:p>0,00 %</text:p>
          </table:table-cell>
          <table:table-cell table:style-name="ce28" table:formula="of:=IF([.$L$522]&gt;service_du;1-[.P439];0)" office:value-type="percentage" office:value="1" calcext:value-type="percentage">
            <text:p>100,00 %</text:p>
          </table:table-cell>
          <table:table-cell table:style-name="ce26" table:formula="of:=[.I439]*[.Q439]*[.K439]*IF(ISBLANK([.G439]);1;[.G43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8]+[.L439]&gt;service_du;service_du;[.T438]+[.L439]))" office:value-type="float" office:value="188" calcext:value-type="float">
            <text:p>188 HETD</text:p>
          </table:table-cell>
          <table:table-cell table:style-name="ce11" table:formula="of:=IF(service_du=0;0;IF([.T438]+[.L439]&gt;service_du;service_du-[.T438];[.L439]))" office:value-type="float" office:value="0" calcext:value-type="float">
            <text:p>0 HETD</text:p>
          </table:table-cell>
          <table:table-cell table:style-name="ce30" table:formula="of:=IF(service_du=0;[.I439];IF([.J439]&gt;0;IF([.T438]+[.L439]&lt;service_du;0;(([.T438]+[.L439])-service_du)/[.J43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9]+IF([.H439]&lt;&gt;&quot;Oui&quot;;[.I439];0))*[.K439])*IF(ISBLANK([.G439]);1;[.G439])" office:value-type="float" office:value="0" calcext:value-type="float">
            <text:p>0 HETD</text:p>
          </table:table-cell>
          <table:table-cell/>
          <table:table-cell table:style-name="ce33" table:formula="of:=IF(OR(ISBLANK([.$C439]);[.$C439]=&quot;Référentiel&quot;);0;IF(contexte_calcul=&quot;Réalisé&quot;;[.$U439]*[.D439];[.$O439]*[.D439]))" office:value-type="float" office:value="0" calcext:value-type="float">
            <text:p>0 HETD</text:p>
          </table:table-cell>
          <table:table-cell table:style-name="ce33" table:formula="of:=IF(OR(ISBLANK([.$C439]);[.$C439]=&quot;Référentiel&quot;);0;IF(contexte_calcul=&quot;Réalisé&quot;;[.$U439]*[.E439];[.$O439]*[.E439]))" office:value-type="float" office:value="0" calcext:value-type="float">
            <text:p>0 HETD</text:p>
          </table:table-cell>
          <table:table-cell table:style-name="ce33" table:formula="of:=IF(OR(ISBLANK([.$C439]);[.$C439]=&quot;Référentiel&quot;);0;IF(contexte_calcul=&quot;Réalisé&quot;;[.$U439]*[.F439];[.$O439]*[.F439]))" office:value-type="float" office:value="0" calcext:value-type="float">
            <text:p>0 HETD</text:p>
          </table:table-cell>
          <table:table-cell table:style-name="ce33" table:formula="of:=IF([.$C439]=&quot;Référentiel&quot;;IF(contexte_calcul=&quot;Réalisé&quot;;[.$U439];[.$R439]);0)" office:value-type="float" office:value="0" calcext:value-type="float">
            <text:p>0 HETD</text:p>
          </table:table-cell>
          <table:table-cell table:style-name="ce33" table:formula="of:=IF(OR(ISBLANK([.$C439]);[.$C439]=&quot;Référentiel&quot;);0;IF(contexte_calcul=&quot;Réalisé&quot;;[.$W439]*[.D439];[.$R439]*[.D439]))" office:value-type="float" office:value="0" calcext:value-type="float">
            <text:p>0 HETD</text:p>
          </table:table-cell>
          <table:table-cell table:style-name="ce33" table:formula="of:=IF(OR(ISBLANK([.$C439]);[.$C439]=&quot;Référentiel&quot;);0;IF(contexte_calcul=&quot;Réalisé&quot;;[.$W439]*[.E439];[.$R439]*[.E439]))" office:value-type="float" office:value="0" calcext:value-type="float">
            <text:p>0 HETD</text:p>
          </table:table-cell>
          <table:table-cell table:style-name="ce33" table:formula="of:=IF(OR(ISBLANK([.$C439]);[.$C439]=&quot;Référentiel&quot;);0;IF(contexte_calcul=&quot;Réalisé&quot;;[.$W439]*[.F439];[.$R439]*[.F43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9]=&quot;Référentiel&quot;;IF(contexte_calcul=&quot;Réalisé&quot;;[.$W439];[.$R43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40]);[.C440]=&quot;Référentiel&quot;);&quot;&quot;;1-([.D440]+[.E44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40]);0;HLOOKUP(IF(AND([.C440]=&quot;TP&quot;;TP_vaut_TD=&quot;Oui&quot;);&quot;TD&quot;;[.C440]);types_intervention;2;0))*IF(ISBLANK([.G440]);1;[.G440])" office:value-type="float" office:value="0" calcext:value-type="float">
            <text:p>0 HETD</text:p>
          </table:table-cell>
          <table:table-cell table:style-name="ce12" table:formula="of:=IF(ISBLANK([.C440]);0;HLOOKUP([.C440];types_intervention;3;0))*IF(ISBLANK([.G440]);1;[.G440])" office:value-type="float" office:value="0" calcext:value-type="float">
            <text:p>0 HETD</text:p>
          </table:table-cell>
          <table:table-cell table:style-name="ce11" table:formula="of:=IF([.H440]=&quot;Oui&quot;;[.I440]*[.J44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0]/[.$L$522];0)" office:value-type="percentage" office:value="0" calcext:value-type="percentage">
            <text:p>0,00 %</text:p>
          </table:table-cell>
          <table:table-cell table:style-name="ce11" table:formula="of:=MIN(service_du;[.$L$522])*[.N440]" office:value-type="float" office:value="0" calcext:value-type="float">
            <text:p>0 HETD</text:p>
          </table:table-cell>
          <table:table-cell table:style-name="ce28" table:formula="of:=IF([.L440]&lt;&gt;0;[.O440]/[.L440];0)" office:value-type="percentage" office:value="0" calcext:value-type="percentage">
            <text:p>0,00 %</text:p>
          </table:table-cell>
          <table:table-cell table:style-name="ce28" table:formula="of:=IF([.$L$522]&gt;service_du;1-[.P440];0)" office:value-type="percentage" office:value="1" calcext:value-type="percentage">
            <text:p>100,00 %</text:p>
          </table:table-cell>
          <table:table-cell table:style-name="ce26" table:formula="of:=[.I440]*[.Q440]*[.K440]*IF(ISBLANK([.G440]);1;[.G44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9]+[.L440]&gt;service_du;service_du;[.T439]+[.L440]))" office:value-type="float" office:value="188" calcext:value-type="float">
            <text:p>188 HETD</text:p>
          </table:table-cell>
          <table:table-cell table:style-name="ce11" table:formula="of:=IF(service_du=0;0;IF([.T439]+[.L440]&gt;service_du;service_du-[.T439];[.L440]))" office:value-type="float" office:value="0" calcext:value-type="float">
            <text:p>0 HETD</text:p>
          </table:table-cell>
          <table:table-cell table:style-name="ce30" table:formula="of:=IF(service_du=0;[.I440];IF([.J440]&gt;0;IF([.T439]+[.L440]&lt;service_du;0;(([.T439]+[.L440])-service_du)/[.J44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0]+IF([.H440]&lt;&gt;&quot;Oui&quot;;[.I440];0))*[.K440])*IF(ISBLANK([.G440]);1;[.G440])" office:value-type="float" office:value="0" calcext:value-type="float">
            <text:p>0 HETD</text:p>
          </table:table-cell>
          <table:table-cell/>
          <table:table-cell table:style-name="ce33" table:formula="of:=IF(OR(ISBLANK([.$C440]);[.$C440]=&quot;Référentiel&quot;);0;IF(contexte_calcul=&quot;Réalisé&quot;;[.$U440]*[.D440];[.$O440]*[.D440]))" office:value-type="float" office:value="0" calcext:value-type="float">
            <text:p>0 HETD</text:p>
          </table:table-cell>
          <table:table-cell table:style-name="ce33" table:formula="of:=IF(OR(ISBLANK([.$C440]);[.$C440]=&quot;Référentiel&quot;);0;IF(contexte_calcul=&quot;Réalisé&quot;;[.$U440]*[.E440];[.$O440]*[.E440]))" office:value-type="float" office:value="0" calcext:value-type="float">
            <text:p>0 HETD</text:p>
          </table:table-cell>
          <table:table-cell table:style-name="ce33" table:formula="of:=IF(OR(ISBLANK([.$C440]);[.$C440]=&quot;Référentiel&quot;);0;IF(contexte_calcul=&quot;Réalisé&quot;;[.$U440]*[.F440];[.$O440]*[.F440]))" office:value-type="float" office:value="0" calcext:value-type="float">
            <text:p>0 HETD</text:p>
          </table:table-cell>
          <table:table-cell table:style-name="ce33" table:formula="of:=IF([.$C440]=&quot;Référentiel&quot;;IF(contexte_calcul=&quot;Réalisé&quot;;[.$U440];[.$R440]);0)" office:value-type="float" office:value="0" calcext:value-type="float">
            <text:p>0 HETD</text:p>
          </table:table-cell>
          <table:table-cell table:style-name="ce33" table:formula="of:=IF(OR(ISBLANK([.$C440]);[.$C440]=&quot;Référentiel&quot;);0;IF(contexte_calcul=&quot;Réalisé&quot;;[.$W440]*[.D440];[.$R440]*[.D440]))" office:value-type="float" office:value="0" calcext:value-type="float">
            <text:p>0 HETD</text:p>
          </table:table-cell>
          <table:table-cell table:style-name="ce33" table:formula="of:=IF(OR(ISBLANK([.$C440]);[.$C440]=&quot;Référentiel&quot;);0;IF(contexte_calcul=&quot;Réalisé&quot;;[.$W440]*[.E440];[.$R440]*[.E440]))" office:value-type="float" office:value="0" calcext:value-type="float">
            <text:p>0 HETD</text:p>
          </table:table-cell>
          <table:table-cell table:style-name="ce33" table:formula="of:=IF(OR(ISBLANK([.$C440]);[.$C440]=&quot;Référentiel&quot;);0;IF(contexte_calcul=&quot;Réalisé&quot;;[.$W440]*[.F440];[.$R440]*[.F44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0]=&quot;Référentiel&quot;;IF(contexte_calcul=&quot;Réalisé&quot;;[.$W440];[.$R44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41]);[.C441]=&quot;Référentiel&quot;);&quot;&quot;;1-([.D441]+[.E44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41]);0;HLOOKUP(IF(AND([.C441]=&quot;TP&quot;;TP_vaut_TD=&quot;Oui&quot;);&quot;TD&quot;;[.C441]);types_intervention;2;0))*IF(ISBLANK([.G441]);1;[.G441])" office:value-type="float" office:value="0" calcext:value-type="float">
            <text:p>0 HETD</text:p>
          </table:table-cell>
          <table:table-cell table:style-name="ce12" table:formula="of:=IF(ISBLANK([.C441]);0;HLOOKUP([.C441];types_intervention;3;0))*IF(ISBLANK([.G441]);1;[.G441])" office:value-type="float" office:value="0" calcext:value-type="float">
            <text:p>0 HETD</text:p>
          </table:table-cell>
          <table:table-cell table:style-name="ce11" table:formula="of:=IF([.H441]=&quot;Oui&quot;;[.I441]*[.J44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1]/[.$L$522];0)" office:value-type="percentage" office:value="0" calcext:value-type="percentage">
            <text:p>0,00 %</text:p>
          </table:table-cell>
          <table:table-cell table:style-name="ce11" table:formula="of:=MIN(service_du;[.$L$522])*[.N441]" office:value-type="float" office:value="0" calcext:value-type="float">
            <text:p>0 HETD</text:p>
          </table:table-cell>
          <table:table-cell table:style-name="ce28" table:formula="of:=IF([.L441]&lt;&gt;0;[.O441]/[.L441];0)" office:value-type="percentage" office:value="0" calcext:value-type="percentage">
            <text:p>0,00 %</text:p>
          </table:table-cell>
          <table:table-cell table:style-name="ce28" table:formula="of:=IF([.$L$522]&gt;service_du;1-[.P441];0)" office:value-type="percentage" office:value="1" calcext:value-type="percentage">
            <text:p>100,00 %</text:p>
          </table:table-cell>
          <table:table-cell table:style-name="ce26" table:formula="of:=[.I441]*[.Q441]*[.K441]*IF(ISBLANK([.G441]);1;[.G44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0]+[.L441]&gt;service_du;service_du;[.T440]+[.L441]))" office:value-type="float" office:value="188" calcext:value-type="float">
            <text:p>188 HETD</text:p>
          </table:table-cell>
          <table:table-cell table:style-name="ce11" table:formula="of:=IF(service_du=0;0;IF([.T440]+[.L441]&gt;service_du;service_du-[.T440];[.L441]))" office:value-type="float" office:value="0" calcext:value-type="float">
            <text:p>0 HETD</text:p>
          </table:table-cell>
          <table:table-cell table:style-name="ce30" table:formula="of:=IF(service_du=0;[.I441];IF([.J441]&gt;0;IF([.T440]+[.L441]&lt;service_du;0;(([.T440]+[.L441])-service_du)/[.J44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1]+IF([.H441]&lt;&gt;&quot;Oui&quot;;[.I441];0))*[.K441])*IF(ISBLANK([.G441]);1;[.G441])" office:value-type="float" office:value="0" calcext:value-type="float">
            <text:p>0 HETD</text:p>
          </table:table-cell>
          <table:table-cell/>
          <table:table-cell table:style-name="ce33" table:formula="of:=IF(OR(ISBLANK([.$C441]);[.$C441]=&quot;Référentiel&quot;);0;IF(contexte_calcul=&quot;Réalisé&quot;;[.$U441]*[.D441];[.$O441]*[.D441]))" office:value-type="float" office:value="0" calcext:value-type="float">
            <text:p>0 HETD</text:p>
          </table:table-cell>
          <table:table-cell table:style-name="ce33" table:formula="of:=IF(OR(ISBLANK([.$C441]);[.$C441]=&quot;Référentiel&quot;);0;IF(contexte_calcul=&quot;Réalisé&quot;;[.$U441]*[.E441];[.$O441]*[.E441]))" office:value-type="float" office:value="0" calcext:value-type="float">
            <text:p>0 HETD</text:p>
          </table:table-cell>
          <table:table-cell table:style-name="ce33" table:formula="of:=IF(OR(ISBLANK([.$C441]);[.$C441]=&quot;Référentiel&quot;);0;IF(contexte_calcul=&quot;Réalisé&quot;;[.$U441]*[.F441];[.$O441]*[.F441]))" office:value-type="float" office:value="0" calcext:value-type="float">
            <text:p>0 HETD</text:p>
          </table:table-cell>
          <table:table-cell table:style-name="ce33" table:formula="of:=IF([.$C441]=&quot;Référentiel&quot;;IF(contexte_calcul=&quot;Réalisé&quot;;[.$U441];[.$R441]);0)" office:value-type="float" office:value="0" calcext:value-type="float">
            <text:p>0 HETD</text:p>
          </table:table-cell>
          <table:table-cell table:style-name="ce33" table:formula="of:=IF(OR(ISBLANK([.$C441]);[.$C441]=&quot;Référentiel&quot;);0;IF(contexte_calcul=&quot;Réalisé&quot;;[.$W441]*[.D441];[.$R441]*[.D441]))" office:value-type="float" office:value="0" calcext:value-type="float">
            <text:p>0 HETD</text:p>
          </table:table-cell>
          <table:table-cell table:style-name="ce33" table:formula="of:=IF(OR(ISBLANK([.$C441]);[.$C441]=&quot;Référentiel&quot;);0;IF(contexte_calcul=&quot;Réalisé&quot;;[.$W441]*[.E441];[.$R441]*[.E441]))" office:value-type="float" office:value="0" calcext:value-type="float">
            <text:p>0 HETD</text:p>
          </table:table-cell>
          <table:table-cell table:style-name="ce33" table:formula="of:=IF(OR(ISBLANK([.$C441]);[.$C441]=&quot;Référentiel&quot;);0;IF(contexte_calcul=&quot;Réalisé&quot;;[.$W441]*[.F441];[.$R441]*[.F44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1]=&quot;Référentiel&quot;;IF(contexte_calcul=&quot;Réalisé&quot;;[.$W441];[.$R44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42]);[.C442]=&quot;Référentiel&quot;);&quot;&quot;;1-([.D442]+[.E44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42]);0;HLOOKUP(IF(AND([.C442]=&quot;TP&quot;;TP_vaut_TD=&quot;Oui&quot;);&quot;TD&quot;;[.C442]);types_intervention;2;0))*IF(ISBLANK([.G442]);1;[.G442])" office:value-type="float" office:value="0" calcext:value-type="float">
            <text:p>0 HETD</text:p>
          </table:table-cell>
          <table:table-cell table:style-name="ce12" table:formula="of:=IF(ISBLANK([.C442]);0;HLOOKUP([.C442];types_intervention;3;0))*IF(ISBLANK([.G442]);1;[.G442])" office:value-type="float" office:value="0" calcext:value-type="float">
            <text:p>0 HETD</text:p>
          </table:table-cell>
          <table:table-cell table:style-name="ce11" table:formula="of:=IF([.H442]=&quot;Oui&quot;;[.I442]*[.J44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2]/[.$L$522];0)" office:value-type="percentage" office:value="0" calcext:value-type="percentage">
            <text:p>0,00 %</text:p>
          </table:table-cell>
          <table:table-cell table:style-name="ce11" table:formula="of:=MIN(service_du;[.$L$522])*[.N442]" office:value-type="float" office:value="0" calcext:value-type="float">
            <text:p>0 HETD</text:p>
          </table:table-cell>
          <table:table-cell table:style-name="ce28" table:formula="of:=IF([.L442]&lt;&gt;0;[.O442]/[.L442];0)" office:value-type="percentage" office:value="0" calcext:value-type="percentage">
            <text:p>0,00 %</text:p>
          </table:table-cell>
          <table:table-cell table:style-name="ce28" table:formula="of:=IF([.$L$522]&gt;service_du;1-[.P442];0)" office:value-type="percentage" office:value="1" calcext:value-type="percentage">
            <text:p>100,00 %</text:p>
          </table:table-cell>
          <table:table-cell table:style-name="ce26" table:formula="of:=[.I442]*[.Q442]*[.K442]*IF(ISBLANK([.G442]);1;[.G44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1]+[.L442]&gt;service_du;service_du;[.T441]+[.L442]))" office:value-type="float" office:value="188" calcext:value-type="float">
            <text:p>188 HETD</text:p>
          </table:table-cell>
          <table:table-cell table:style-name="ce11" table:formula="of:=IF(service_du=0;0;IF([.T441]+[.L442]&gt;service_du;service_du-[.T441];[.L442]))" office:value-type="float" office:value="0" calcext:value-type="float">
            <text:p>0 HETD</text:p>
          </table:table-cell>
          <table:table-cell table:style-name="ce30" table:formula="of:=IF(service_du=0;[.I442];IF([.J442]&gt;0;IF([.T441]+[.L442]&lt;service_du;0;(([.T441]+[.L442])-service_du)/[.J44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2]+IF([.H442]&lt;&gt;&quot;Oui&quot;;[.I442];0))*[.K442])*IF(ISBLANK([.G442]);1;[.G442])" office:value-type="float" office:value="0" calcext:value-type="float">
            <text:p>0 HETD</text:p>
          </table:table-cell>
          <table:table-cell/>
          <table:table-cell table:style-name="ce33" table:formula="of:=IF(OR(ISBLANK([.$C442]);[.$C442]=&quot;Référentiel&quot;);0;IF(contexte_calcul=&quot;Réalisé&quot;;[.$U442]*[.D442];[.$O442]*[.D442]))" office:value-type="float" office:value="0" calcext:value-type="float">
            <text:p>0 HETD</text:p>
          </table:table-cell>
          <table:table-cell table:style-name="ce33" table:formula="of:=IF(OR(ISBLANK([.$C442]);[.$C442]=&quot;Référentiel&quot;);0;IF(contexte_calcul=&quot;Réalisé&quot;;[.$U442]*[.E442];[.$O442]*[.E442]))" office:value-type="float" office:value="0" calcext:value-type="float">
            <text:p>0 HETD</text:p>
          </table:table-cell>
          <table:table-cell table:style-name="ce33" table:formula="of:=IF(OR(ISBLANK([.$C442]);[.$C442]=&quot;Référentiel&quot;);0;IF(contexte_calcul=&quot;Réalisé&quot;;[.$U442]*[.F442];[.$O442]*[.F442]))" office:value-type="float" office:value="0" calcext:value-type="float">
            <text:p>0 HETD</text:p>
          </table:table-cell>
          <table:table-cell table:style-name="ce33" table:formula="of:=IF([.$C442]=&quot;Référentiel&quot;;IF(contexte_calcul=&quot;Réalisé&quot;;[.$U442];[.$R442]);0)" office:value-type="float" office:value="0" calcext:value-type="float">
            <text:p>0 HETD</text:p>
          </table:table-cell>
          <table:table-cell table:style-name="ce33" table:formula="of:=IF(OR(ISBLANK([.$C442]);[.$C442]=&quot;Référentiel&quot;);0;IF(contexte_calcul=&quot;Réalisé&quot;;[.$W442]*[.D442];[.$R442]*[.D442]))" office:value-type="float" office:value="0" calcext:value-type="float">
            <text:p>0 HETD</text:p>
          </table:table-cell>
          <table:table-cell table:style-name="ce33" table:formula="of:=IF(OR(ISBLANK([.$C442]);[.$C442]=&quot;Référentiel&quot;);0;IF(contexte_calcul=&quot;Réalisé&quot;;[.$W442]*[.E442];[.$R442]*[.E442]))" office:value-type="float" office:value="0" calcext:value-type="float">
            <text:p>0 HETD</text:p>
          </table:table-cell>
          <table:table-cell table:style-name="ce33" table:formula="of:=IF(OR(ISBLANK([.$C442]);[.$C442]=&quot;Référentiel&quot;);0;IF(contexte_calcul=&quot;Réalisé&quot;;[.$W442]*[.F442];[.$R442]*[.F44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2]=&quot;Référentiel&quot;;IF(contexte_calcul=&quot;Réalisé&quot;;[.$W442];[.$R44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43]);[.C443]=&quot;Référentiel&quot;);&quot;&quot;;1-([.D443]+[.E44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43]);0;HLOOKUP(IF(AND([.C443]=&quot;TP&quot;;TP_vaut_TD=&quot;Oui&quot;);&quot;TD&quot;;[.C443]);types_intervention;2;0))*IF(ISBLANK([.G443]);1;[.G443])" office:value-type="float" office:value="0" calcext:value-type="float">
            <text:p>0 HETD</text:p>
          </table:table-cell>
          <table:table-cell table:style-name="ce12" table:formula="of:=IF(ISBLANK([.C443]);0;HLOOKUP([.C443];types_intervention;3;0))*IF(ISBLANK([.G443]);1;[.G443])" office:value-type="float" office:value="0" calcext:value-type="float">
            <text:p>0 HETD</text:p>
          </table:table-cell>
          <table:table-cell table:style-name="ce11" table:formula="of:=IF([.H443]=&quot;Oui&quot;;[.I443]*[.J44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3]/[.$L$522];0)" office:value-type="percentage" office:value="0" calcext:value-type="percentage">
            <text:p>0,00 %</text:p>
          </table:table-cell>
          <table:table-cell table:style-name="ce11" table:formula="of:=MIN(service_du;[.$L$522])*[.N443]" office:value-type="float" office:value="0" calcext:value-type="float">
            <text:p>0 HETD</text:p>
          </table:table-cell>
          <table:table-cell table:style-name="ce28" table:formula="of:=IF([.L443]&lt;&gt;0;[.O443]/[.L443];0)" office:value-type="percentage" office:value="0" calcext:value-type="percentage">
            <text:p>0,00 %</text:p>
          </table:table-cell>
          <table:table-cell table:style-name="ce28" table:formula="of:=IF([.$L$522]&gt;service_du;1-[.P443];0)" office:value-type="percentage" office:value="1" calcext:value-type="percentage">
            <text:p>100,00 %</text:p>
          </table:table-cell>
          <table:table-cell table:style-name="ce26" table:formula="of:=[.I443]*[.Q443]*[.K443]*IF(ISBLANK([.G443]);1;[.G44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2]+[.L443]&gt;service_du;service_du;[.T442]+[.L443]))" office:value-type="float" office:value="188" calcext:value-type="float">
            <text:p>188 HETD</text:p>
          </table:table-cell>
          <table:table-cell table:style-name="ce11" table:formula="of:=IF(service_du=0;0;IF([.T442]+[.L443]&gt;service_du;service_du-[.T442];[.L443]))" office:value-type="float" office:value="0" calcext:value-type="float">
            <text:p>0 HETD</text:p>
          </table:table-cell>
          <table:table-cell table:style-name="ce30" table:formula="of:=IF(service_du=0;[.I443];IF([.J443]&gt;0;IF([.T442]+[.L443]&lt;service_du;0;(([.T442]+[.L443])-service_du)/[.J44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3]+IF([.H443]&lt;&gt;&quot;Oui&quot;;[.I443];0))*[.K443])*IF(ISBLANK([.G443]);1;[.G443])" office:value-type="float" office:value="0" calcext:value-type="float">
            <text:p>0 HETD</text:p>
          </table:table-cell>
          <table:table-cell/>
          <table:table-cell table:style-name="ce33" table:formula="of:=IF(OR(ISBLANK([.$C443]);[.$C443]=&quot;Référentiel&quot;);0;IF(contexte_calcul=&quot;Réalisé&quot;;[.$U443]*[.D443];[.$O443]*[.D443]))" office:value-type="float" office:value="0" calcext:value-type="float">
            <text:p>0 HETD</text:p>
          </table:table-cell>
          <table:table-cell table:style-name="ce33" table:formula="of:=IF(OR(ISBLANK([.$C443]);[.$C443]=&quot;Référentiel&quot;);0;IF(contexte_calcul=&quot;Réalisé&quot;;[.$U443]*[.E443];[.$O443]*[.E443]))" office:value-type="float" office:value="0" calcext:value-type="float">
            <text:p>0 HETD</text:p>
          </table:table-cell>
          <table:table-cell table:style-name="ce33" table:formula="of:=IF(OR(ISBLANK([.$C443]);[.$C443]=&quot;Référentiel&quot;);0;IF(contexte_calcul=&quot;Réalisé&quot;;[.$U443]*[.F443];[.$O443]*[.F443]))" office:value-type="float" office:value="0" calcext:value-type="float">
            <text:p>0 HETD</text:p>
          </table:table-cell>
          <table:table-cell table:style-name="ce33" table:formula="of:=IF([.$C443]=&quot;Référentiel&quot;;IF(contexte_calcul=&quot;Réalisé&quot;;[.$U443];[.$R443]);0)" office:value-type="float" office:value="0" calcext:value-type="float">
            <text:p>0 HETD</text:p>
          </table:table-cell>
          <table:table-cell table:style-name="ce33" table:formula="of:=IF(OR(ISBLANK([.$C443]);[.$C443]=&quot;Référentiel&quot;);0;IF(contexte_calcul=&quot;Réalisé&quot;;[.$W443]*[.D443];[.$R443]*[.D443]))" office:value-type="float" office:value="0" calcext:value-type="float">
            <text:p>0 HETD</text:p>
          </table:table-cell>
          <table:table-cell table:style-name="ce33" table:formula="of:=IF(OR(ISBLANK([.$C443]);[.$C443]=&quot;Référentiel&quot;);0;IF(contexte_calcul=&quot;Réalisé&quot;;[.$W443]*[.E443];[.$R443]*[.E443]))" office:value-type="float" office:value="0" calcext:value-type="float">
            <text:p>0 HETD</text:p>
          </table:table-cell>
          <table:table-cell table:style-name="ce33" table:formula="of:=IF(OR(ISBLANK([.$C443]);[.$C443]=&quot;Référentiel&quot;);0;IF(contexte_calcul=&quot;Réalisé&quot;;[.$W443]*[.F443];[.$R443]*[.F44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3]=&quot;Référentiel&quot;;IF(contexte_calcul=&quot;Réalisé&quot;;[.$W443];[.$R44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44]);[.C444]=&quot;Référentiel&quot;);&quot;&quot;;1-([.D444]+[.E44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44]);0;HLOOKUP(IF(AND([.C444]=&quot;TP&quot;;TP_vaut_TD=&quot;Oui&quot;);&quot;TD&quot;;[.C444]);types_intervention;2;0))*IF(ISBLANK([.G444]);1;[.G444])" office:value-type="float" office:value="0" calcext:value-type="float">
            <text:p>0 HETD</text:p>
          </table:table-cell>
          <table:table-cell table:style-name="ce12" table:formula="of:=IF(ISBLANK([.C444]);0;HLOOKUP([.C444];types_intervention;3;0))*IF(ISBLANK([.G444]);1;[.G444])" office:value-type="float" office:value="0" calcext:value-type="float">
            <text:p>0 HETD</text:p>
          </table:table-cell>
          <table:table-cell table:style-name="ce11" table:formula="of:=IF([.H444]=&quot;Oui&quot;;[.I444]*[.J44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4]/[.$L$522];0)" office:value-type="percentage" office:value="0" calcext:value-type="percentage">
            <text:p>0,00 %</text:p>
          </table:table-cell>
          <table:table-cell table:style-name="ce11" table:formula="of:=MIN(service_du;[.$L$522])*[.N444]" office:value-type="float" office:value="0" calcext:value-type="float">
            <text:p>0 HETD</text:p>
          </table:table-cell>
          <table:table-cell table:style-name="ce28" table:formula="of:=IF([.L444]&lt;&gt;0;[.O444]/[.L444];0)" office:value-type="percentage" office:value="0" calcext:value-type="percentage">
            <text:p>0,00 %</text:p>
          </table:table-cell>
          <table:table-cell table:style-name="ce28" table:formula="of:=IF([.$L$522]&gt;service_du;1-[.P444];0)" office:value-type="percentage" office:value="1" calcext:value-type="percentage">
            <text:p>100,00 %</text:p>
          </table:table-cell>
          <table:table-cell table:style-name="ce26" table:formula="of:=[.I444]*[.Q444]*[.K444]*IF(ISBLANK([.G444]);1;[.G44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3]+[.L444]&gt;service_du;service_du;[.T443]+[.L444]))" office:value-type="float" office:value="188" calcext:value-type="float">
            <text:p>188 HETD</text:p>
          </table:table-cell>
          <table:table-cell table:style-name="ce11" table:formula="of:=IF(service_du=0;0;IF([.T443]+[.L444]&gt;service_du;service_du-[.T443];[.L444]))" office:value-type="float" office:value="0" calcext:value-type="float">
            <text:p>0 HETD</text:p>
          </table:table-cell>
          <table:table-cell table:style-name="ce30" table:formula="of:=IF(service_du=0;[.I444];IF([.J444]&gt;0;IF([.T443]+[.L444]&lt;service_du;0;(([.T443]+[.L444])-service_du)/[.J44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4]+IF([.H444]&lt;&gt;&quot;Oui&quot;;[.I444];0))*[.K444])*IF(ISBLANK([.G444]);1;[.G444])" office:value-type="float" office:value="0" calcext:value-type="float">
            <text:p>0 HETD</text:p>
          </table:table-cell>
          <table:table-cell/>
          <table:table-cell table:style-name="ce33" table:formula="of:=IF(OR(ISBLANK([.$C444]);[.$C444]=&quot;Référentiel&quot;);0;IF(contexte_calcul=&quot;Réalisé&quot;;[.$U444]*[.D444];[.$O444]*[.D444]))" office:value-type="float" office:value="0" calcext:value-type="float">
            <text:p>0 HETD</text:p>
          </table:table-cell>
          <table:table-cell table:style-name="ce33" table:formula="of:=IF(OR(ISBLANK([.$C444]);[.$C444]=&quot;Référentiel&quot;);0;IF(contexte_calcul=&quot;Réalisé&quot;;[.$U444]*[.E444];[.$O444]*[.E444]))" office:value-type="float" office:value="0" calcext:value-type="float">
            <text:p>0 HETD</text:p>
          </table:table-cell>
          <table:table-cell table:style-name="ce33" table:formula="of:=IF(OR(ISBLANK([.$C444]);[.$C444]=&quot;Référentiel&quot;);0;IF(contexte_calcul=&quot;Réalisé&quot;;[.$U444]*[.F444];[.$O444]*[.F444]))" office:value-type="float" office:value="0" calcext:value-type="float">
            <text:p>0 HETD</text:p>
          </table:table-cell>
          <table:table-cell table:style-name="ce33" table:formula="of:=IF([.$C444]=&quot;Référentiel&quot;;IF(contexte_calcul=&quot;Réalisé&quot;;[.$U444];[.$R444]);0)" office:value-type="float" office:value="0" calcext:value-type="float">
            <text:p>0 HETD</text:p>
          </table:table-cell>
          <table:table-cell table:style-name="ce33" table:formula="of:=IF(OR(ISBLANK([.$C444]);[.$C444]=&quot;Référentiel&quot;);0;IF(contexte_calcul=&quot;Réalisé&quot;;[.$W444]*[.D444];[.$R444]*[.D444]))" office:value-type="float" office:value="0" calcext:value-type="float">
            <text:p>0 HETD</text:p>
          </table:table-cell>
          <table:table-cell table:style-name="ce33" table:formula="of:=IF(OR(ISBLANK([.$C444]);[.$C444]=&quot;Référentiel&quot;);0;IF(contexte_calcul=&quot;Réalisé&quot;;[.$W444]*[.E444];[.$R444]*[.E444]))" office:value-type="float" office:value="0" calcext:value-type="float">
            <text:p>0 HETD</text:p>
          </table:table-cell>
          <table:table-cell table:style-name="ce33" table:formula="of:=IF(OR(ISBLANK([.$C444]);[.$C444]=&quot;Référentiel&quot;);0;IF(contexte_calcul=&quot;Réalisé&quot;;[.$W444]*[.F444];[.$R444]*[.F44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4]=&quot;Référentiel&quot;;IF(contexte_calcul=&quot;Réalisé&quot;;[.$W444];[.$R44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45]);[.C445]=&quot;Référentiel&quot;);&quot;&quot;;1-([.D445]+[.E44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45]);0;HLOOKUP(IF(AND([.C445]=&quot;TP&quot;;TP_vaut_TD=&quot;Oui&quot;);&quot;TD&quot;;[.C445]);types_intervention;2;0))*IF(ISBLANK([.G445]);1;[.G445])" office:value-type="float" office:value="0" calcext:value-type="float">
            <text:p>0 HETD</text:p>
          </table:table-cell>
          <table:table-cell table:style-name="ce12" table:formula="of:=IF(ISBLANK([.C445]);0;HLOOKUP([.C445];types_intervention;3;0))*IF(ISBLANK([.G445]);1;[.G445])" office:value-type="float" office:value="0" calcext:value-type="float">
            <text:p>0 HETD</text:p>
          </table:table-cell>
          <table:table-cell table:style-name="ce11" table:formula="of:=IF([.H445]=&quot;Oui&quot;;[.I445]*[.J44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5]/[.$L$522];0)" office:value-type="percentage" office:value="0" calcext:value-type="percentage">
            <text:p>0,00 %</text:p>
          </table:table-cell>
          <table:table-cell table:style-name="ce11" table:formula="of:=MIN(service_du;[.$L$522])*[.N445]" office:value-type="float" office:value="0" calcext:value-type="float">
            <text:p>0 HETD</text:p>
          </table:table-cell>
          <table:table-cell table:style-name="ce28" table:formula="of:=IF([.L445]&lt;&gt;0;[.O445]/[.L445];0)" office:value-type="percentage" office:value="0" calcext:value-type="percentage">
            <text:p>0,00 %</text:p>
          </table:table-cell>
          <table:table-cell table:style-name="ce28" table:formula="of:=IF([.$L$522]&gt;service_du;1-[.P445];0)" office:value-type="percentage" office:value="1" calcext:value-type="percentage">
            <text:p>100,00 %</text:p>
          </table:table-cell>
          <table:table-cell table:style-name="ce26" table:formula="of:=[.I445]*[.Q445]*[.K445]*IF(ISBLANK([.G445]);1;[.G44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4]+[.L445]&gt;service_du;service_du;[.T444]+[.L445]))" office:value-type="float" office:value="188" calcext:value-type="float">
            <text:p>188 HETD</text:p>
          </table:table-cell>
          <table:table-cell table:style-name="ce11" table:formula="of:=IF(service_du=0;0;IF([.T444]+[.L445]&gt;service_du;service_du-[.T444];[.L445]))" office:value-type="float" office:value="0" calcext:value-type="float">
            <text:p>0 HETD</text:p>
          </table:table-cell>
          <table:table-cell table:style-name="ce30" table:formula="of:=IF(service_du=0;[.I445];IF([.J445]&gt;0;IF([.T444]+[.L445]&lt;service_du;0;(([.T444]+[.L445])-service_du)/[.J44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5]+IF([.H445]&lt;&gt;&quot;Oui&quot;;[.I445];0))*[.K445])*IF(ISBLANK([.G445]);1;[.G445])" office:value-type="float" office:value="0" calcext:value-type="float">
            <text:p>0 HETD</text:p>
          </table:table-cell>
          <table:table-cell/>
          <table:table-cell table:style-name="ce33" table:formula="of:=IF(OR(ISBLANK([.$C445]);[.$C445]=&quot;Référentiel&quot;);0;IF(contexte_calcul=&quot;Réalisé&quot;;[.$U445]*[.D445];[.$O445]*[.D445]))" office:value-type="float" office:value="0" calcext:value-type="float">
            <text:p>0 HETD</text:p>
          </table:table-cell>
          <table:table-cell table:style-name="ce33" table:formula="of:=IF(OR(ISBLANK([.$C445]);[.$C445]=&quot;Référentiel&quot;);0;IF(contexte_calcul=&quot;Réalisé&quot;;[.$U445]*[.E445];[.$O445]*[.E445]))" office:value-type="float" office:value="0" calcext:value-type="float">
            <text:p>0 HETD</text:p>
          </table:table-cell>
          <table:table-cell table:style-name="ce33" table:formula="of:=IF(OR(ISBLANK([.$C445]);[.$C445]=&quot;Référentiel&quot;);0;IF(contexte_calcul=&quot;Réalisé&quot;;[.$U445]*[.F445];[.$O445]*[.F445]))" office:value-type="float" office:value="0" calcext:value-type="float">
            <text:p>0 HETD</text:p>
          </table:table-cell>
          <table:table-cell table:style-name="ce33" table:formula="of:=IF([.$C445]=&quot;Référentiel&quot;;IF(contexte_calcul=&quot;Réalisé&quot;;[.$U445];[.$R445]);0)" office:value-type="float" office:value="0" calcext:value-type="float">
            <text:p>0 HETD</text:p>
          </table:table-cell>
          <table:table-cell table:style-name="ce33" table:formula="of:=IF(OR(ISBLANK([.$C445]);[.$C445]=&quot;Référentiel&quot;);0;IF(contexte_calcul=&quot;Réalisé&quot;;[.$W445]*[.D445];[.$R445]*[.D445]))" office:value-type="float" office:value="0" calcext:value-type="float">
            <text:p>0 HETD</text:p>
          </table:table-cell>
          <table:table-cell table:style-name="ce33" table:formula="of:=IF(OR(ISBLANK([.$C445]);[.$C445]=&quot;Référentiel&quot;);0;IF(contexte_calcul=&quot;Réalisé&quot;;[.$W445]*[.E445];[.$R445]*[.E445]))" office:value-type="float" office:value="0" calcext:value-type="float">
            <text:p>0 HETD</text:p>
          </table:table-cell>
          <table:table-cell table:style-name="ce33" table:formula="of:=IF(OR(ISBLANK([.$C445]);[.$C445]=&quot;Référentiel&quot;);0;IF(contexte_calcul=&quot;Réalisé&quot;;[.$W445]*[.F445];[.$R445]*[.F44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5]=&quot;Référentiel&quot;;IF(contexte_calcul=&quot;Réalisé&quot;;[.$W445];[.$R44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46]);[.C446]=&quot;Référentiel&quot;);&quot;&quot;;1-([.D446]+[.E44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46]);0;HLOOKUP(IF(AND([.C446]=&quot;TP&quot;;TP_vaut_TD=&quot;Oui&quot;);&quot;TD&quot;;[.C446]);types_intervention;2;0))*IF(ISBLANK([.G446]);1;[.G446])" office:value-type="float" office:value="0" calcext:value-type="float">
            <text:p>0 HETD</text:p>
          </table:table-cell>
          <table:table-cell table:style-name="ce12" table:formula="of:=IF(ISBLANK([.C446]);0;HLOOKUP([.C446];types_intervention;3;0))*IF(ISBLANK([.G446]);1;[.G446])" office:value-type="float" office:value="0" calcext:value-type="float">
            <text:p>0 HETD</text:p>
          </table:table-cell>
          <table:table-cell table:style-name="ce11" table:formula="of:=IF([.H446]=&quot;Oui&quot;;[.I446]*[.J44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6]/[.$L$522];0)" office:value-type="percentage" office:value="0" calcext:value-type="percentage">
            <text:p>0,00 %</text:p>
          </table:table-cell>
          <table:table-cell table:style-name="ce11" table:formula="of:=MIN(service_du;[.$L$522])*[.N446]" office:value-type="float" office:value="0" calcext:value-type="float">
            <text:p>0 HETD</text:p>
          </table:table-cell>
          <table:table-cell table:style-name="ce28" table:formula="of:=IF([.L446]&lt;&gt;0;[.O446]/[.L446];0)" office:value-type="percentage" office:value="0" calcext:value-type="percentage">
            <text:p>0,00 %</text:p>
          </table:table-cell>
          <table:table-cell table:style-name="ce28" table:formula="of:=IF([.$L$522]&gt;service_du;1-[.P446];0)" office:value-type="percentage" office:value="1" calcext:value-type="percentage">
            <text:p>100,00 %</text:p>
          </table:table-cell>
          <table:table-cell table:style-name="ce26" table:formula="of:=[.I446]*[.Q446]*[.K446]*IF(ISBLANK([.G446]);1;[.G44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5]+[.L446]&gt;service_du;service_du;[.T445]+[.L446]))" office:value-type="float" office:value="188" calcext:value-type="float">
            <text:p>188 HETD</text:p>
          </table:table-cell>
          <table:table-cell table:style-name="ce11" table:formula="of:=IF(service_du=0;0;IF([.T445]+[.L446]&gt;service_du;service_du-[.T445];[.L446]))" office:value-type="float" office:value="0" calcext:value-type="float">
            <text:p>0 HETD</text:p>
          </table:table-cell>
          <table:table-cell table:style-name="ce30" table:formula="of:=IF(service_du=0;[.I446];IF([.J446]&gt;0;IF([.T445]+[.L446]&lt;service_du;0;(([.T445]+[.L446])-service_du)/[.J44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6]+IF([.H446]&lt;&gt;&quot;Oui&quot;;[.I446];0))*[.K446])*IF(ISBLANK([.G446]);1;[.G446])" office:value-type="float" office:value="0" calcext:value-type="float">
            <text:p>0 HETD</text:p>
          </table:table-cell>
          <table:table-cell/>
          <table:table-cell table:style-name="ce33" table:formula="of:=IF(OR(ISBLANK([.$C446]);[.$C446]=&quot;Référentiel&quot;);0;IF(contexte_calcul=&quot;Réalisé&quot;;[.$U446]*[.D446];[.$O446]*[.D446]))" office:value-type="float" office:value="0" calcext:value-type="float">
            <text:p>0 HETD</text:p>
          </table:table-cell>
          <table:table-cell table:style-name="ce33" table:formula="of:=IF(OR(ISBLANK([.$C446]);[.$C446]=&quot;Référentiel&quot;);0;IF(contexte_calcul=&quot;Réalisé&quot;;[.$U446]*[.E446];[.$O446]*[.E446]))" office:value-type="float" office:value="0" calcext:value-type="float">
            <text:p>0 HETD</text:p>
          </table:table-cell>
          <table:table-cell table:style-name="ce33" table:formula="of:=IF(OR(ISBLANK([.$C446]);[.$C446]=&quot;Référentiel&quot;);0;IF(contexte_calcul=&quot;Réalisé&quot;;[.$U446]*[.F446];[.$O446]*[.F446]))" office:value-type="float" office:value="0" calcext:value-type="float">
            <text:p>0 HETD</text:p>
          </table:table-cell>
          <table:table-cell table:style-name="ce33" table:formula="of:=IF([.$C446]=&quot;Référentiel&quot;;IF(contexte_calcul=&quot;Réalisé&quot;;[.$U446];[.$R446]);0)" office:value-type="float" office:value="0" calcext:value-type="float">
            <text:p>0 HETD</text:p>
          </table:table-cell>
          <table:table-cell table:style-name="ce33" table:formula="of:=IF(OR(ISBLANK([.$C446]);[.$C446]=&quot;Référentiel&quot;);0;IF(contexte_calcul=&quot;Réalisé&quot;;[.$W446]*[.D446];[.$R446]*[.D446]))" office:value-type="float" office:value="0" calcext:value-type="float">
            <text:p>0 HETD</text:p>
          </table:table-cell>
          <table:table-cell table:style-name="ce33" table:formula="of:=IF(OR(ISBLANK([.$C446]);[.$C446]=&quot;Référentiel&quot;);0;IF(contexte_calcul=&quot;Réalisé&quot;;[.$W446]*[.E446];[.$R446]*[.E446]))" office:value-type="float" office:value="0" calcext:value-type="float">
            <text:p>0 HETD</text:p>
          </table:table-cell>
          <table:table-cell table:style-name="ce33" table:formula="of:=IF(OR(ISBLANK([.$C446]);[.$C446]=&quot;Référentiel&quot;);0;IF(contexte_calcul=&quot;Réalisé&quot;;[.$W446]*[.F446];[.$R446]*[.F44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6]=&quot;Référentiel&quot;;IF(contexte_calcul=&quot;Réalisé&quot;;[.$W446];[.$R44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47]);[.C447]=&quot;Référentiel&quot;);&quot;&quot;;1-([.D447]+[.E44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47]);0;HLOOKUP(IF(AND([.C447]=&quot;TP&quot;;TP_vaut_TD=&quot;Oui&quot;);&quot;TD&quot;;[.C447]);types_intervention;2;0))*IF(ISBLANK([.G447]);1;[.G447])" office:value-type="float" office:value="0" calcext:value-type="float">
            <text:p>0 HETD</text:p>
          </table:table-cell>
          <table:table-cell table:style-name="ce12" table:formula="of:=IF(ISBLANK([.C447]);0;HLOOKUP([.C447];types_intervention;3;0))*IF(ISBLANK([.G447]);1;[.G447])" office:value-type="float" office:value="0" calcext:value-type="float">
            <text:p>0 HETD</text:p>
          </table:table-cell>
          <table:table-cell table:style-name="ce11" table:formula="of:=IF([.H447]=&quot;Oui&quot;;[.I447]*[.J44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7]/[.$L$522];0)" office:value-type="percentage" office:value="0" calcext:value-type="percentage">
            <text:p>0,00 %</text:p>
          </table:table-cell>
          <table:table-cell table:style-name="ce11" table:formula="of:=MIN(service_du;[.$L$522])*[.N447]" office:value-type="float" office:value="0" calcext:value-type="float">
            <text:p>0 HETD</text:p>
          </table:table-cell>
          <table:table-cell table:style-name="ce28" table:formula="of:=IF([.L447]&lt;&gt;0;[.O447]/[.L447];0)" office:value-type="percentage" office:value="0" calcext:value-type="percentage">
            <text:p>0,00 %</text:p>
          </table:table-cell>
          <table:table-cell table:style-name="ce28" table:formula="of:=IF([.$L$522]&gt;service_du;1-[.P447];0)" office:value-type="percentage" office:value="1" calcext:value-type="percentage">
            <text:p>100,00 %</text:p>
          </table:table-cell>
          <table:table-cell table:style-name="ce26" table:formula="of:=[.I447]*[.Q447]*[.K447]*IF(ISBLANK([.G447]);1;[.G44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6]+[.L447]&gt;service_du;service_du;[.T446]+[.L447]))" office:value-type="float" office:value="188" calcext:value-type="float">
            <text:p>188 HETD</text:p>
          </table:table-cell>
          <table:table-cell table:style-name="ce11" table:formula="of:=IF(service_du=0;0;IF([.T446]+[.L447]&gt;service_du;service_du-[.T446];[.L447]))" office:value-type="float" office:value="0" calcext:value-type="float">
            <text:p>0 HETD</text:p>
          </table:table-cell>
          <table:table-cell table:style-name="ce30" table:formula="of:=IF(service_du=0;[.I447];IF([.J447]&gt;0;IF([.T446]+[.L447]&lt;service_du;0;(([.T446]+[.L447])-service_du)/[.J44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7]+IF([.H447]&lt;&gt;&quot;Oui&quot;;[.I447];0))*[.K447])*IF(ISBLANK([.G447]);1;[.G447])" office:value-type="float" office:value="0" calcext:value-type="float">
            <text:p>0 HETD</text:p>
          </table:table-cell>
          <table:table-cell/>
          <table:table-cell table:style-name="ce33" table:formula="of:=IF(OR(ISBLANK([.$C447]);[.$C447]=&quot;Référentiel&quot;);0;IF(contexte_calcul=&quot;Réalisé&quot;;[.$U447]*[.D447];[.$O447]*[.D447]))" office:value-type="float" office:value="0" calcext:value-type="float">
            <text:p>0 HETD</text:p>
          </table:table-cell>
          <table:table-cell table:style-name="ce33" table:formula="of:=IF(OR(ISBLANK([.$C447]);[.$C447]=&quot;Référentiel&quot;);0;IF(contexte_calcul=&quot;Réalisé&quot;;[.$U447]*[.E447];[.$O447]*[.E447]))" office:value-type="float" office:value="0" calcext:value-type="float">
            <text:p>0 HETD</text:p>
          </table:table-cell>
          <table:table-cell table:style-name="ce33" table:formula="of:=IF(OR(ISBLANK([.$C447]);[.$C447]=&quot;Référentiel&quot;);0;IF(contexte_calcul=&quot;Réalisé&quot;;[.$U447]*[.F447];[.$O447]*[.F447]))" office:value-type="float" office:value="0" calcext:value-type="float">
            <text:p>0 HETD</text:p>
          </table:table-cell>
          <table:table-cell table:style-name="ce33" table:formula="of:=IF([.$C447]=&quot;Référentiel&quot;;IF(contexte_calcul=&quot;Réalisé&quot;;[.$U447];[.$R447]);0)" office:value-type="float" office:value="0" calcext:value-type="float">
            <text:p>0 HETD</text:p>
          </table:table-cell>
          <table:table-cell table:style-name="ce33" table:formula="of:=IF(OR(ISBLANK([.$C447]);[.$C447]=&quot;Référentiel&quot;);0;IF(contexte_calcul=&quot;Réalisé&quot;;[.$W447]*[.D447];[.$R447]*[.D447]))" office:value-type="float" office:value="0" calcext:value-type="float">
            <text:p>0 HETD</text:p>
          </table:table-cell>
          <table:table-cell table:style-name="ce33" table:formula="of:=IF(OR(ISBLANK([.$C447]);[.$C447]=&quot;Référentiel&quot;);0;IF(contexte_calcul=&quot;Réalisé&quot;;[.$W447]*[.E447];[.$R447]*[.E447]))" office:value-type="float" office:value="0" calcext:value-type="float">
            <text:p>0 HETD</text:p>
          </table:table-cell>
          <table:table-cell table:style-name="ce33" table:formula="of:=IF(OR(ISBLANK([.$C447]);[.$C447]=&quot;Référentiel&quot;);0;IF(contexte_calcul=&quot;Réalisé&quot;;[.$W447]*[.F447];[.$R447]*[.F44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7]=&quot;Référentiel&quot;;IF(contexte_calcul=&quot;Réalisé&quot;;[.$W447];[.$R44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48]);[.C448]=&quot;Référentiel&quot;);&quot;&quot;;1-([.D448]+[.E44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48]);0;HLOOKUP(IF(AND([.C448]=&quot;TP&quot;;TP_vaut_TD=&quot;Oui&quot;);&quot;TD&quot;;[.C448]);types_intervention;2;0))*IF(ISBLANK([.G448]);1;[.G448])" office:value-type="float" office:value="0" calcext:value-type="float">
            <text:p>0 HETD</text:p>
          </table:table-cell>
          <table:table-cell table:style-name="ce12" table:formula="of:=IF(ISBLANK([.C448]);0;HLOOKUP([.C448];types_intervention;3;0))*IF(ISBLANK([.G448]);1;[.G448])" office:value-type="float" office:value="0" calcext:value-type="float">
            <text:p>0 HETD</text:p>
          </table:table-cell>
          <table:table-cell table:style-name="ce11" table:formula="of:=IF([.H448]=&quot;Oui&quot;;[.I448]*[.J44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8]/[.$L$522];0)" office:value-type="percentage" office:value="0" calcext:value-type="percentage">
            <text:p>0,00 %</text:p>
          </table:table-cell>
          <table:table-cell table:style-name="ce11" table:formula="of:=MIN(service_du;[.$L$522])*[.N448]" office:value-type="float" office:value="0" calcext:value-type="float">
            <text:p>0 HETD</text:p>
          </table:table-cell>
          <table:table-cell table:style-name="ce28" table:formula="of:=IF([.L448]&lt;&gt;0;[.O448]/[.L448];0)" office:value-type="percentage" office:value="0" calcext:value-type="percentage">
            <text:p>0,00 %</text:p>
          </table:table-cell>
          <table:table-cell table:style-name="ce28" table:formula="of:=IF([.$L$522]&gt;service_du;1-[.P448];0)" office:value-type="percentage" office:value="1" calcext:value-type="percentage">
            <text:p>100,00 %</text:p>
          </table:table-cell>
          <table:table-cell table:style-name="ce26" table:formula="of:=[.I448]*[.Q448]*[.K448]*IF(ISBLANK([.G448]);1;[.G44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7]+[.L448]&gt;service_du;service_du;[.T447]+[.L448]))" office:value-type="float" office:value="188" calcext:value-type="float">
            <text:p>188 HETD</text:p>
          </table:table-cell>
          <table:table-cell table:style-name="ce11" table:formula="of:=IF(service_du=0;0;IF([.T447]+[.L448]&gt;service_du;service_du-[.T447];[.L448]))" office:value-type="float" office:value="0" calcext:value-type="float">
            <text:p>0 HETD</text:p>
          </table:table-cell>
          <table:table-cell table:style-name="ce30" table:formula="of:=IF(service_du=0;[.I448];IF([.J448]&gt;0;IF([.T447]+[.L448]&lt;service_du;0;(([.T447]+[.L448])-service_du)/[.J44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8]+IF([.H448]&lt;&gt;&quot;Oui&quot;;[.I448];0))*[.K448])*IF(ISBLANK([.G448]);1;[.G448])" office:value-type="float" office:value="0" calcext:value-type="float">
            <text:p>0 HETD</text:p>
          </table:table-cell>
          <table:table-cell/>
          <table:table-cell table:style-name="ce33" table:formula="of:=IF(OR(ISBLANK([.$C448]);[.$C448]=&quot;Référentiel&quot;);0;IF(contexte_calcul=&quot;Réalisé&quot;;[.$U448]*[.D448];[.$O448]*[.D448]))" office:value-type="float" office:value="0" calcext:value-type="float">
            <text:p>0 HETD</text:p>
          </table:table-cell>
          <table:table-cell table:style-name="ce33" table:formula="of:=IF(OR(ISBLANK([.$C448]);[.$C448]=&quot;Référentiel&quot;);0;IF(contexte_calcul=&quot;Réalisé&quot;;[.$U448]*[.E448];[.$O448]*[.E448]))" office:value-type="float" office:value="0" calcext:value-type="float">
            <text:p>0 HETD</text:p>
          </table:table-cell>
          <table:table-cell table:style-name="ce33" table:formula="of:=IF(OR(ISBLANK([.$C448]);[.$C448]=&quot;Référentiel&quot;);0;IF(contexte_calcul=&quot;Réalisé&quot;;[.$U448]*[.F448];[.$O448]*[.F448]))" office:value-type="float" office:value="0" calcext:value-type="float">
            <text:p>0 HETD</text:p>
          </table:table-cell>
          <table:table-cell table:style-name="ce33" table:formula="of:=IF([.$C448]=&quot;Référentiel&quot;;IF(contexte_calcul=&quot;Réalisé&quot;;[.$U448];[.$R448]);0)" office:value-type="float" office:value="0" calcext:value-type="float">
            <text:p>0 HETD</text:p>
          </table:table-cell>
          <table:table-cell table:style-name="ce33" table:formula="of:=IF(OR(ISBLANK([.$C448]);[.$C448]=&quot;Référentiel&quot;);0;IF(contexte_calcul=&quot;Réalisé&quot;;[.$W448]*[.D448];[.$R448]*[.D448]))" office:value-type="float" office:value="0" calcext:value-type="float">
            <text:p>0 HETD</text:p>
          </table:table-cell>
          <table:table-cell table:style-name="ce33" table:formula="of:=IF(OR(ISBLANK([.$C448]);[.$C448]=&quot;Référentiel&quot;);0;IF(contexte_calcul=&quot;Réalisé&quot;;[.$W448]*[.E448];[.$R448]*[.E448]))" office:value-type="float" office:value="0" calcext:value-type="float">
            <text:p>0 HETD</text:p>
          </table:table-cell>
          <table:table-cell table:style-name="ce33" table:formula="of:=IF(OR(ISBLANK([.$C448]);[.$C448]=&quot;Référentiel&quot;);0;IF(contexte_calcul=&quot;Réalisé&quot;;[.$W448]*[.F448];[.$R448]*[.F44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8]=&quot;Référentiel&quot;;IF(contexte_calcul=&quot;Réalisé&quot;;[.$W448];[.$R44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49]);[.C449]=&quot;Référentiel&quot;);&quot;&quot;;1-([.D449]+[.E44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49]);0;HLOOKUP(IF(AND([.C449]=&quot;TP&quot;;TP_vaut_TD=&quot;Oui&quot;);&quot;TD&quot;;[.C449]);types_intervention;2;0))*IF(ISBLANK([.G449]);1;[.G449])" office:value-type="float" office:value="0" calcext:value-type="float">
            <text:p>0 HETD</text:p>
          </table:table-cell>
          <table:table-cell table:style-name="ce12" table:formula="of:=IF(ISBLANK([.C449]);0;HLOOKUP([.C449];types_intervention;3;0))*IF(ISBLANK([.G449]);1;[.G449])" office:value-type="float" office:value="0" calcext:value-type="float">
            <text:p>0 HETD</text:p>
          </table:table-cell>
          <table:table-cell table:style-name="ce11" table:formula="of:=IF([.H449]=&quot;Oui&quot;;[.I449]*[.J44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9]/[.$L$522];0)" office:value-type="percentage" office:value="0" calcext:value-type="percentage">
            <text:p>0,00 %</text:p>
          </table:table-cell>
          <table:table-cell table:style-name="ce11" table:formula="of:=MIN(service_du;[.$L$522])*[.N449]" office:value-type="float" office:value="0" calcext:value-type="float">
            <text:p>0 HETD</text:p>
          </table:table-cell>
          <table:table-cell table:style-name="ce28" table:formula="of:=IF([.L449]&lt;&gt;0;[.O449]/[.L449];0)" office:value-type="percentage" office:value="0" calcext:value-type="percentage">
            <text:p>0,00 %</text:p>
          </table:table-cell>
          <table:table-cell table:style-name="ce28" table:formula="of:=IF([.$L$522]&gt;service_du;1-[.P449];0)" office:value-type="percentage" office:value="1" calcext:value-type="percentage">
            <text:p>100,00 %</text:p>
          </table:table-cell>
          <table:table-cell table:style-name="ce26" table:formula="of:=[.I449]*[.Q449]*[.K449]*IF(ISBLANK([.G449]);1;[.G44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8]+[.L449]&gt;service_du;service_du;[.T448]+[.L449]))" office:value-type="float" office:value="188" calcext:value-type="float">
            <text:p>188 HETD</text:p>
          </table:table-cell>
          <table:table-cell table:style-name="ce11" table:formula="of:=IF(service_du=0;0;IF([.T448]+[.L449]&gt;service_du;service_du-[.T448];[.L449]))" office:value-type="float" office:value="0" calcext:value-type="float">
            <text:p>0 HETD</text:p>
          </table:table-cell>
          <table:table-cell table:style-name="ce30" table:formula="of:=IF(service_du=0;[.I449];IF([.J449]&gt;0;IF([.T448]+[.L449]&lt;service_du;0;(([.T448]+[.L449])-service_du)/[.J44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9]+IF([.H449]&lt;&gt;&quot;Oui&quot;;[.I449];0))*[.K449])*IF(ISBLANK([.G449]);1;[.G449])" office:value-type="float" office:value="0" calcext:value-type="float">
            <text:p>0 HETD</text:p>
          </table:table-cell>
          <table:table-cell/>
          <table:table-cell table:style-name="ce33" table:formula="of:=IF(OR(ISBLANK([.$C449]);[.$C449]=&quot;Référentiel&quot;);0;IF(contexte_calcul=&quot;Réalisé&quot;;[.$U449]*[.D449];[.$O449]*[.D449]))" office:value-type="float" office:value="0" calcext:value-type="float">
            <text:p>0 HETD</text:p>
          </table:table-cell>
          <table:table-cell table:style-name="ce33" table:formula="of:=IF(OR(ISBLANK([.$C449]);[.$C449]=&quot;Référentiel&quot;);0;IF(contexte_calcul=&quot;Réalisé&quot;;[.$U449]*[.E449];[.$O449]*[.E449]))" office:value-type="float" office:value="0" calcext:value-type="float">
            <text:p>0 HETD</text:p>
          </table:table-cell>
          <table:table-cell table:style-name="ce33" table:formula="of:=IF(OR(ISBLANK([.$C449]);[.$C449]=&quot;Référentiel&quot;);0;IF(contexte_calcul=&quot;Réalisé&quot;;[.$U449]*[.F449];[.$O449]*[.F449]))" office:value-type="float" office:value="0" calcext:value-type="float">
            <text:p>0 HETD</text:p>
          </table:table-cell>
          <table:table-cell table:style-name="ce33" table:formula="of:=IF([.$C449]=&quot;Référentiel&quot;;IF(contexte_calcul=&quot;Réalisé&quot;;[.$U449];[.$R449]);0)" office:value-type="float" office:value="0" calcext:value-type="float">
            <text:p>0 HETD</text:p>
          </table:table-cell>
          <table:table-cell table:style-name="ce33" table:formula="of:=IF(OR(ISBLANK([.$C449]);[.$C449]=&quot;Référentiel&quot;);0;IF(contexte_calcul=&quot;Réalisé&quot;;[.$W449]*[.D449];[.$R449]*[.D449]))" office:value-type="float" office:value="0" calcext:value-type="float">
            <text:p>0 HETD</text:p>
          </table:table-cell>
          <table:table-cell table:style-name="ce33" table:formula="of:=IF(OR(ISBLANK([.$C449]);[.$C449]=&quot;Référentiel&quot;);0;IF(contexte_calcul=&quot;Réalisé&quot;;[.$W449]*[.E449];[.$R449]*[.E449]))" office:value-type="float" office:value="0" calcext:value-type="float">
            <text:p>0 HETD</text:p>
          </table:table-cell>
          <table:table-cell table:style-name="ce33" table:formula="of:=IF(OR(ISBLANK([.$C449]);[.$C449]=&quot;Référentiel&quot;);0;IF(contexte_calcul=&quot;Réalisé&quot;;[.$W449]*[.F449];[.$R449]*[.F44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9]=&quot;Référentiel&quot;;IF(contexte_calcul=&quot;Réalisé&quot;;[.$W449];[.$R44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50]);[.C450]=&quot;Référentiel&quot;);&quot;&quot;;1-([.D450]+[.E45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50]);0;HLOOKUP(IF(AND([.C450]=&quot;TP&quot;;TP_vaut_TD=&quot;Oui&quot;);&quot;TD&quot;;[.C450]);types_intervention;2;0))*IF(ISBLANK([.G450]);1;[.G450])" office:value-type="float" office:value="0" calcext:value-type="float">
            <text:p>0 HETD</text:p>
          </table:table-cell>
          <table:table-cell table:style-name="ce12" table:formula="of:=IF(ISBLANK([.C450]);0;HLOOKUP([.C450];types_intervention;3;0))*IF(ISBLANK([.G450]);1;[.G450])" office:value-type="float" office:value="0" calcext:value-type="float">
            <text:p>0 HETD</text:p>
          </table:table-cell>
          <table:table-cell table:style-name="ce11" table:formula="of:=IF([.H450]=&quot;Oui&quot;;[.I450]*[.J45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0]/[.$L$522];0)" office:value-type="percentage" office:value="0" calcext:value-type="percentage">
            <text:p>0,00 %</text:p>
          </table:table-cell>
          <table:table-cell table:style-name="ce11" table:formula="of:=MIN(service_du;[.$L$522])*[.N450]" office:value-type="float" office:value="0" calcext:value-type="float">
            <text:p>0 HETD</text:p>
          </table:table-cell>
          <table:table-cell table:style-name="ce28" table:formula="of:=IF([.L450]&lt;&gt;0;[.O450]/[.L450];0)" office:value-type="percentage" office:value="0" calcext:value-type="percentage">
            <text:p>0,00 %</text:p>
          </table:table-cell>
          <table:table-cell table:style-name="ce28" table:formula="of:=IF([.$L$522]&gt;service_du;1-[.P450];0)" office:value-type="percentage" office:value="1" calcext:value-type="percentage">
            <text:p>100,00 %</text:p>
          </table:table-cell>
          <table:table-cell table:style-name="ce26" table:formula="of:=[.I450]*[.Q450]*[.K450]*IF(ISBLANK([.G450]);1;[.G45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9]+[.L450]&gt;service_du;service_du;[.T449]+[.L450]))" office:value-type="float" office:value="188" calcext:value-type="float">
            <text:p>188 HETD</text:p>
          </table:table-cell>
          <table:table-cell table:style-name="ce11" table:formula="of:=IF(service_du=0;0;IF([.T449]+[.L450]&gt;service_du;service_du-[.T449];[.L450]))" office:value-type="float" office:value="0" calcext:value-type="float">
            <text:p>0 HETD</text:p>
          </table:table-cell>
          <table:table-cell table:style-name="ce30" table:formula="of:=IF(service_du=0;[.I450];IF([.J450]&gt;0;IF([.T449]+[.L450]&lt;service_du;0;(([.T449]+[.L450])-service_du)/[.J45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0]+IF([.H450]&lt;&gt;&quot;Oui&quot;;[.I450];0))*[.K450])*IF(ISBLANK([.G450]);1;[.G450])" office:value-type="float" office:value="0" calcext:value-type="float">
            <text:p>0 HETD</text:p>
          </table:table-cell>
          <table:table-cell/>
          <table:table-cell table:style-name="ce33" table:formula="of:=IF(OR(ISBLANK([.$C450]);[.$C450]=&quot;Référentiel&quot;);0;IF(contexte_calcul=&quot;Réalisé&quot;;[.$U450]*[.D450];[.$O450]*[.D450]))" office:value-type="float" office:value="0" calcext:value-type="float">
            <text:p>0 HETD</text:p>
          </table:table-cell>
          <table:table-cell table:style-name="ce33" table:formula="of:=IF(OR(ISBLANK([.$C450]);[.$C450]=&quot;Référentiel&quot;);0;IF(contexte_calcul=&quot;Réalisé&quot;;[.$U450]*[.E450];[.$O450]*[.E450]))" office:value-type="float" office:value="0" calcext:value-type="float">
            <text:p>0 HETD</text:p>
          </table:table-cell>
          <table:table-cell table:style-name="ce33" table:formula="of:=IF(OR(ISBLANK([.$C450]);[.$C450]=&quot;Référentiel&quot;);0;IF(contexte_calcul=&quot;Réalisé&quot;;[.$U450]*[.F450];[.$O450]*[.F450]))" office:value-type="float" office:value="0" calcext:value-type="float">
            <text:p>0 HETD</text:p>
          </table:table-cell>
          <table:table-cell table:style-name="ce33" table:formula="of:=IF([.$C450]=&quot;Référentiel&quot;;IF(contexte_calcul=&quot;Réalisé&quot;;[.$U450];[.$R450]);0)" office:value-type="float" office:value="0" calcext:value-type="float">
            <text:p>0 HETD</text:p>
          </table:table-cell>
          <table:table-cell table:style-name="ce33" table:formula="of:=IF(OR(ISBLANK([.$C450]);[.$C450]=&quot;Référentiel&quot;);0;IF(contexte_calcul=&quot;Réalisé&quot;;[.$W450]*[.D450];[.$R450]*[.D450]))" office:value-type="float" office:value="0" calcext:value-type="float">
            <text:p>0 HETD</text:p>
          </table:table-cell>
          <table:table-cell table:style-name="ce33" table:formula="of:=IF(OR(ISBLANK([.$C450]);[.$C450]=&quot;Référentiel&quot;);0;IF(contexte_calcul=&quot;Réalisé&quot;;[.$W450]*[.E450];[.$R450]*[.E450]))" office:value-type="float" office:value="0" calcext:value-type="float">
            <text:p>0 HETD</text:p>
          </table:table-cell>
          <table:table-cell table:style-name="ce33" table:formula="of:=IF(OR(ISBLANK([.$C450]);[.$C450]=&quot;Référentiel&quot;);0;IF(contexte_calcul=&quot;Réalisé&quot;;[.$W450]*[.F450];[.$R450]*[.F45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0]=&quot;Référentiel&quot;;IF(contexte_calcul=&quot;Réalisé&quot;;[.$W450];[.$R45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51]);[.C451]=&quot;Référentiel&quot;);&quot;&quot;;1-([.D451]+[.E45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51]);0;HLOOKUP(IF(AND([.C451]=&quot;TP&quot;;TP_vaut_TD=&quot;Oui&quot;);&quot;TD&quot;;[.C451]);types_intervention;2;0))*IF(ISBLANK([.G451]);1;[.G451])" office:value-type="float" office:value="0" calcext:value-type="float">
            <text:p>0 HETD</text:p>
          </table:table-cell>
          <table:table-cell table:style-name="ce12" table:formula="of:=IF(ISBLANK([.C451]);0;HLOOKUP([.C451];types_intervention;3;0))*IF(ISBLANK([.G451]);1;[.G451])" office:value-type="float" office:value="0" calcext:value-type="float">
            <text:p>0 HETD</text:p>
          </table:table-cell>
          <table:table-cell table:style-name="ce11" table:formula="of:=IF([.H451]=&quot;Oui&quot;;[.I451]*[.J45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1]/[.$L$522];0)" office:value-type="percentage" office:value="0" calcext:value-type="percentage">
            <text:p>0,00 %</text:p>
          </table:table-cell>
          <table:table-cell table:style-name="ce11" table:formula="of:=MIN(service_du;[.$L$522])*[.N451]" office:value-type="float" office:value="0" calcext:value-type="float">
            <text:p>0 HETD</text:p>
          </table:table-cell>
          <table:table-cell table:style-name="ce28" table:formula="of:=IF([.L451]&lt;&gt;0;[.O451]/[.L451];0)" office:value-type="percentage" office:value="0" calcext:value-type="percentage">
            <text:p>0,00 %</text:p>
          </table:table-cell>
          <table:table-cell table:style-name="ce28" table:formula="of:=IF([.$L$522]&gt;service_du;1-[.P451];0)" office:value-type="percentage" office:value="1" calcext:value-type="percentage">
            <text:p>100,00 %</text:p>
          </table:table-cell>
          <table:table-cell table:style-name="ce26" table:formula="of:=[.I451]*[.Q451]*[.K451]*IF(ISBLANK([.G451]);1;[.G45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0]+[.L451]&gt;service_du;service_du;[.T450]+[.L451]))" office:value-type="float" office:value="188" calcext:value-type="float">
            <text:p>188 HETD</text:p>
          </table:table-cell>
          <table:table-cell table:style-name="ce11" table:formula="of:=IF(service_du=0;0;IF([.T450]+[.L451]&gt;service_du;service_du-[.T450];[.L451]))" office:value-type="float" office:value="0" calcext:value-type="float">
            <text:p>0 HETD</text:p>
          </table:table-cell>
          <table:table-cell table:style-name="ce30" table:formula="of:=IF(service_du=0;[.I451];IF([.J451]&gt;0;IF([.T450]+[.L451]&lt;service_du;0;(([.T450]+[.L451])-service_du)/[.J45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1]+IF([.H451]&lt;&gt;&quot;Oui&quot;;[.I451];0))*[.K451])*IF(ISBLANK([.G451]);1;[.G451])" office:value-type="float" office:value="0" calcext:value-type="float">
            <text:p>0 HETD</text:p>
          </table:table-cell>
          <table:table-cell/>
          <table:table-cell table:style-name="ce33" table:formula="of:=IF(OR(ISBLANK([.$C451]);[.$C451]=&quot;Référentiel&quot;);0;IF(contexte_calcul=&quot;Réalisé&quot;;[.$U451]*[.D451];[.$O451]*[.D451]))" office:value-type="float" office:value="0" calcext:value-type="float">
            <text:p>0 HETD</text:p>
          </table:table-cell>
          <table:table-cell table:style-name="ce33" table:formula="of:=IF(OR(ISBLANK([.$C451]);[.$C451]=&quot;Référentiel&quot;);0;IF(contexte_calcul=&quot;Réalisé&quot;;[.$U451]*[.E451];[.$O451]*[.E451]))" office:value-type="float" office:value="0" calcext:value-type="float">
            <text:p>0 HETD</text:p>
          </table:table-cell>
          <table:table-cell table:style-name="ce33" table:formula="of:=IF(OR(ISBLANK([.$C451]);[.$C451]=&quot;Référentiel&quot;);0;IF(contexte_calcul=&quot;Réalisé&quot;;[.$U451]*[.F451];[.$O451]*[.F451]))" office:value-type="float" office:value="0" calcext:value-type="float">
            <text:p>0 HETD</text:p>
          </table:table-cell>
          <table:table-cell table:style-name="ce33" table:formula="of:=IF([.$C451]=&quot;Référentiel&quot;;IF(contexte_calcul=&quot;Réalisé&quot;;[.$U451];[.$R451]);0)" office:value-type="float" office:value="0" calcext:value-type="float">
            <text:p>0 HETD</text:p>
          </table:table-cell>
          <table:table-cell table:style-name="ce33" table:formula="of:=IF(OR(ISBLANK([.$C451]);[.$C451]=&quot;Référentiel&quot;);0;IF(contexte_calcul=&quot;Réalisé&quot;;[.$W451]*[.D451];[.$R451]*[.D451]))" office:value-type="float" office:value="0" calcext:value-type="float">
            <text:p>0 HETD</text:p>
          </table:table-cell>
          <table:table-cell table:style-name="ce33" table:formula="of:=IF(OR(ISBLANK([.$C451]);[.$C451]=&quot;Référentiel&quot;);0;IF(contexte_calcul=&quot;Réalisé&quot;;[.$W451]*[.E451];[.$R451]*[.E451]))" office:value-type="float" office:value="0" calcext:value-type="float">
            <text:p>0 HETD</text:p>
          </table:table-cell>
          <table:table-cell table:style-name="ce33" table:formula="of:=IF(OR(ISBLANK([.$C451]);[.$C451]=&quot;Référentiel&quot;);0;IF(contexte_calcul=&quot;Réalisé&quot;;[.$W451]*[.F451];[.$R451]*[.F45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1]=&quot;Référentiel&quot;;IF(contexte_calcul=&quot;Réalisé&quot;;[.$W451];[.$R45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52]);[.C452]=&quot;Référentiel&quot;);&quot;&quot;;1-([.D452]+[.E45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52]);0;HLOOKUP(IF(AND([.C452]=&quot;TP&quot;;TP_vaut_TD=&quot;Oui&quot;);&quot;TD&quot;;[.C452]);types_intervention;2;0))*IF(ISBLANK([.G452]);1;[.G452])" office:value-type="float" office:value="0" calcext:value-type="float">
            <text:p>0 HETD</text:p>
          </table:table-cell>
          <table:table-cell table:style-name="ce12" table:formula="of:=IF(ISBLANK([.C452]);0;HLOOKUP([.C452];types_intervention;3;0))*IF(ISBLANK([.G452]);1;[.G452])" office:value-type="float" office:value="0" calcext:value-type="float">
            <text:p>0 HETD</text:p>
          </table:table-cell>
          <table:table-cell table:style-name="ce11" table:formula="of:=IF([.H452]=&quot;Oui&quot;;[.I452]*[.J45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2]/[.$L$522];0)" office:value-type="percentage" office:value="0" calcext:value-type="percentage">
            <text:p>0,00 %</text:p>
          </table:table-cell>
          <table:table-cell table:style-name="ce11" table:formula="of:=MIN(service_du;[.$L$522])*[.N452]" office:value-type="float" office:value="0" calcext:value-type="float">
            <text:p>0 HETD</text:p>
          </table:table-cell>
          <table:table-cell table:style-name="ce28" table:formula="of:=IF([.L452]&lt;&gt;0;[.O452]/[.L452];0)" office:value-type="percentage" office:value="0" calcext:value-type="percentage">
            <text:p>0,00 %</text:p>
          </table:table-cell>
          <table:table-cell table:style-name="ce28" table:formula="of:=IF([.$L$522]&gt;service_du;1-[.P452];0)" office:value-type="percentage" office:value="1" calcext:value-type="percentage">
            <text:p>100,00 %</text:p>
          </table:table-cell>
          <table:table-cell table:style-name="ce26" table:formula="of:=[.I452]*[.Q452]*[.K452]*IF(ISBLANK([.G452]);1;[.G45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1]+[.L452]&gt;service_du;service_du;[.T451]+[.L452]))" office:value-type="float" office:value="188" calcext:value-type="float">
            <text:p>188 HETD</text:p>
          </table:table-cell>
          <table:table-cell table:style-name="ce11" table:formula="of:=IF(service_du=0;0;IF([.T451]+[.L452]&gt;service_du;service_du-[.T451];[.L452]))" office:value-type="float" office:value="0" calcext:value-type="float">
            <text:p>0 HETD</text:p>
          </table:table-cell>
          <table:table-cell table:style-name="ce30" table:formula="of:=IF(service_du=0;[.I452];IF([.J452]&gt;0;IF([.T451]+[.L452]&lt;service_du;0;(([.T451]+[.L452])-service_du)/[.J45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2]+IF([.H452]&lt;&gt;&quot;Oui&quot;;[.I452];0))*[.K452])*IF(ISBLANK([.G452]);1;[.G452])" office:value-type="float" office:value="0" calcext:value-type="float">
            <text:p>0 HETD</text:p>
          </table:table-cell>
          <table:table-cell/>
          <table:table-cell table:style-name="ce33" table:formula="of:=IF(OR(ISBLANK([.$C452]);[.$C452]=&quot;Référentiel&quot;);0;IF(contexte_calcul=&quot;Réalisé&quot;;[.$U452]*[.D452];[.$O452]*[.D452]))" office:value-type="float" office:value="0" calcext:value-type="float">
            <text:p>0 HETD</text:p>
          </table:table-cell>
          <table:table-cell table:style-name="ce33" table:formula="of:=IF(OR(ISBLANK([.$C452]);[.$C452]=&quot;Référentiel&quot;);0;IF(contexte_calcul=&quot;Réalisé&quot;;[.$U452]*[.E452];[.$O452]*[.E452]))" office:value-type="float" office:value="0" calcext:value-type="float">
            <text:p>0 HETD</text:p>
          </table:table-cell>
          <table:table-cell table:style-name="ce33" table:formula="of:=IF(OR(ISBLANK([.$C452]);[.$C452]=&quot;Référentiel&quot;);0;IF(contexte_calcul=&quot;Réalisé&quot;;[.$U452]*[.F452];[.$O452]*[.F452]))" office:value-type="float" office:value="0" calcext:value-type="float">
            <text:p>0 HETD</text:p>
          </table:table-cell>
          <table:table-cell table:style-name="ce33" table:formula="of:=IF([.$C452]=&quot;Référentiel&quot;;IF(contexte_calcul=&quot;Réalisé&quot;;[.$U452];[.$R452]);0)" office:value-type="float" office:value="0" calcext:value-type="float">
            <text:p>0 HETD</text:p>
          </table:table-cell>
          <table:table-cell table:style-name="ce33" table:formula="of:=IF(OR(ISBLANK([.$C452]);[.$C452]=&quot;Référentiel&quot;);0;IF(contexte_calcul=&quot;Réalisé&quot;;[.$W452]*[.D452];[.$R452]*[.D452]))" office:value-type="float" office:value="0" calcext:value-type="float">
            <text:p>0 HETD</text:p>
          </table:table-cell>
          <table:table-cell table:style-name="ce33" table:formula="of:=IF(OR(ISBLANK([.$C452]);[.$C452]=&quot;Référentiel&quot;);0;IF(contexte_calcul=&quot;Réalisé&quot;;[.$W452]*[.E452];[.$R452]*[.E452]))" office:value-type="float" office:value="0" calcext:value-type="float">
            <text:p>0 HETD</text:p>
          </table:table-cell>
          <table:table-cell table:style-name="ce33" table:formula="of:=IF(OR(ISBLANK([.$C452]);[.$C452]=&quot;Référentiel&quot;);0;IF(contexte_calcul=&quot;Réalisé&quot;;[.$W452]*[.F452];[.$R452]*[.F45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2]=&quot;Référentiel&quot;;IF(contexte_calcul=&quot;Réalisé&quot;;[.$W452];[.$R45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53]);[.C453]=&quot;Référentiel&quot;);&quot;&quot;;1-([.D453]+[.E45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53]);0;HLOOKUP(IF(AND([.C453]=&quot;TP&quot;;TP_vaut_TD=&quot;Oui&quot;);&quot;TD&quot;;[.C453]);types_intervention;2;0))*IF(ISBLANK([.G453]);1;[.G453])" office:value-type="float" office:value="0" calcext:value-type="float">
            <text:p>0 HETD</text:p>
          </table:table-cell>
          <table:table-cell table:style-name="ce12" table:formula="of:=IF(ISBLANK([.C453]);0;HLOOKUP([.C453];types_intervention;3;0))*IF(ISBLANK([.G453]);1;[.G453])" office:value-type="float" office:value="0" calcext:value-type="float">
            <text:p>0 HETD</text:p>
          </table:table-cell>
          <table:table-cell table:style-name="ce11" table:formula="of:=IF([.H453]=&quot;Oui&quot;;[.I453]*[.J45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3]/[.$L$522];0)" office:value-type="percentage" office:value="0" calcext:value-type="percentage">
            <text:p>0,00 %</text:p>
          </table:table-cell>
          <table:table-cell table:style-name="ce11" table:formula="of:=MIN(service_du;[.$L$522])*[.N453]" office:value-type="float" office:value="0" calcext:value-type="float">
            <text:p>0 HETD</text:p>
          </table:table-cell>
          <table:table-cell table:style-name="ce28" table:formula="of:=IF([.L453]&lt;&gt;0;[.O453]/[.L453];0)" office:value-type="percentage" office:value="0" calcext:value-type="percentage">
            <text:p>0,00 %</text:p>
          </table:table-cell>
          <table:table-cell table:style-name="ce28" table:formula="of:=IF([.$L$522]&gt;service_du;1-[.P453];0)" office:value-type="percentage" office:value="1" calcext:value-type="percentage">
            <text:p>100,00 %</text:p>
          </table:table-cell>
          <table:table-cell table:style-name="ce26" table:formula="of:=[.I453]*[.Q453]*[.K453]*IF(ISBLANK([.G453]);1;[.G45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2]+[.L453]&gt;service_du;service_du;[.T452]+[.L453]))" office:value-type="float" office:value="188" calcext:value-type="float">
            <text:p>188 HETD</text:p>
          </table:table-cell>
          <table:table-cell table:style-name="ce11" table:formula="of:=IF(service_du=0;0;IF([.T452]+[.L453]&gt;service_du;service_du-[.T452];[.L453]))" office:value-type="float" office:value="0" calcext:value-type="float">
            <text:p>0 HETD</text:p>
          </table:table-cell>
          <table:table-cell table:style-name="ce30" table:formula="of:=IF(service_du=0;[.I453];IF([.J453]&gt;0;IF([.T452]+[.L453]&lt;service_du;0;(([.T452]+[.L453])-service_du)/[.J45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3]+IF([.H453]&lt;&gt;&quot;Oui&quot;;[.I453];0))*[.K453])*IF(ISBLANK([.G453]);1;[.G453])" office:value-type="float" office:value="0" calcext:value-type="float">
            <text:p>0 HETD</text:p>
          </table:table-cell>
          <table:table-cell/>
          <table:table-cell table:style-name="ce33" table:formula="of:=IF(OR(ISBLANK([.$C453]);[.$C453]=&quot;Référentiel&quot;);0;IF(contexte_calcul=&quot;Réalisé&quot;;[.$U453]*[.D453];[.$O453]*[.D453]))" office:value-type="float" office:value="0" calcext:value-type="float">
            <text:p>0 HETD</text:p>
          </table:table-cell>
          <table:table-cell table:style-name="ce33" table:formula="of:=IF(OR(ISBLANK([.$C453]);[.$C453]=&quot;Référentiel&quot;);0;IF(contexte_calcul=&quot;Réalisé&quot;;[.$U453]*[.E453];[.$O453]*[.E453]))" office:value-type="float" office:value="0" calcext:value-type="float">
            <text:p>0 HETD</text:p>
          </table:table-cell>
          <table:table-cell table:style-name="ce33" table:formula="of:=IF(OR(ISBLANK([.$C453]);[.$C453]=&quot;Référentiel&quot;);0;IF(contexte_calcul=&quot;Réalisé&quot;;[.$U453]*[.F453];[.$O453]*[.F453]))" office:value-type="float" office:value="0" calcext:value-type="float">
            <text:p>0 HETD</text:p>
          </table:table-cell>
          <table:table-cell table:style-name="ce33" table:formula="of:=IF([.$C453]=&quot;Référentiel&quot;;IF(contexte_calcul=&quot;Réalisé&quot;;[.$U453];[.$R453]);0)" office:value-type="float" office:value="0" calcext:value-type="float">
            <text:p>0 HETD</text:p>
          </table:table-cell>
          <table:table-cell table:style-name="ce33" table:formula="of:=IF(OR(ISBLANK([.$C453]);[.$C453]=&quot;Référentiel&quot;);0;IF(contexte_calcul=&quot;Réalisé&quot;;[.$W453]*[.D453];[.$R453]*[.D453]))" office:value-type="float" office:value="0" calcext:value-type="float">
            <text:p>0 HETD</text:p>
          </table:table-cell>
          <table:table-cell table:style-name="ce33" table:formula="of:=IF(OR(ISBLANK([.$C453]);[.$C453]=&quot;Référentiel&quot;);0;IF(contexte_calcul=&quot;Réalisé&quot;;[.$W453]*[.E453];[.$R453]*[.E453]))" office:value-type="float" office:value="0" calcext:value-type="float">
            <text:p>0 HETD</text:p>
          </table:table-cell>
          <table:table-cell table:style-name="ce33" table:formula="of:=IF(OR(ISBLANK([.$C453]);[.$C453]=&quot;Référentiel&quot;);0;IF(contexte_calcul=&quot;Réalisé&quot;;[.$W453]*[.F453];[.$R453]*[.F45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3]=&quot;Référentiel&quot;;IF(contexte_calcul=&quot;Réalisé&quot;;[.$W453];[.$R45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54]);[.C454]=&quot;Référentiel&quot;);&quot;&quot;;1-([.D454]+[.E45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54]);0;HLOOKUP(IF(AND([.C454]=&quot;TP&quot;;TP_vaut_TD=&quot;Oui&quot;);&quot;TD&quot;;[.C454]);types_intervention;2;0))*IF(ISBLANK([.G454]);1;[.G454])" office:value-type="float" office:value="0" calcext:value-type="float">
            <text:p>0 HETD</text:p>
          </table:table-cell>
          <table:table-cell table:style-name="ce12" table:formula="of:=IF(ISBLANK([.C454]);0;HLOOKUP([.C454];types_intervention;3;0))*IF(ISBLANK([.G454]);1;[.G454])" office:value-type="float" office:value="0" calcext:value-type="float">
            <text:p>0 HETD</text:p>
          </table:table-cell>
          <table:table-cell table:style-name="ce11" table:formula="of:=IF([.H454]=&quot;Oui&quot;;[.I454]*[.J45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4]/[.$L$522];0)" office:value-type="percentage" office:value="0" calcext:value-type="percentage">
            <text:p>0,00 %</text:p>
          </table:table-cell>
          <table:table-cell table:style-name="ce11" table:formula="of:=MIN(service_du;[.$L$522])*[.N454]" office:value-type="float" office:value="0" calcext:value-type="float">
            <text:p>0 HETD</text:p>
          </table:table-cell>
          <table:table-cell table:style-name="ce28" table:formula="of:=IF([.L454]&lt;&gt;0;[.O454]/[.L454];0)" office:value-type="percentage" office:value="0" calcext:value-type="percentage">
            <text:p>0,00 %</text:p>
          </table:table-cell>
          <table:table-cell table:style-name="ce28" table:formula="of:=IF([.$L$522]&gt;service_du;1-[.P454];0)" office:value-type="percentage" office:value="1" calcext:value-type="percentage">
            <text:p>100,00 %</text:p>
          </table:table-cell>
          <table:table-cell table:style-name="ce26" table:formula="of:=[.I454]*[.Q454]*[.K454]*IF(ISBLANK([.G454]);1;[.G45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3]+[.L454]&gt;service_du;service_du;[.T453]+[.L454]))" office:value-type="float" office:value="188" calcext:value-type="float">
            <text:p>188 HETD</text:p>
          </table:table-cell>
          <table:table-cell table:style-name="ce11" table:formula="of:=IF(service_du=0;0;IF([.T453]+[.L454]&gt;service_du;service_du-[.T453];[.L454]))" office:value-type="float" office:value="0" calcext:value-type="float">
            <text:p>0 HETD</text:p>
          </table:table-cell>
          <table:table-cell table:style-name="ce30" table:formula="of:=IF(service_du=0;[.I454];IF([.J454]&gt;0;IF([.T453]+[.L454]&lt;service_du;0;(([.T453]+[.L454])-service_du)/[.J45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4]+IF([.H454]&lt;&gt;&quot;Oui&quot;;[.I454];0))*[.K454])*IF(ISBLANK([.G454]);1;[.G454])" office:value-type="float" office:value="0" calcext:value-type="float">
            <text:p>0 HETD</text:p>
          </table:table-cell>
          <table:table-cell/>
          <table:table-cell table:style-name="ce33" table:formula="of:=IF(OR(ISBLANK([.$C454]);[.$C454]=&quot;Référentiel&quot;);0;IF(contexte_calcul=&quot;Réalisé&quot;;[.$U454]*[.D454];[.$O454]*[.D454]))" office:value-type="float" office:value="0" calcext:value-type="float">
            <text:p>0 HETD</text:p>
          </table:table-cell>
          <table:table-cell table:style-name="ce33" table:formula="of:=IF(OR(ISBLANK([.$C454]);[.$C454]=&quot;Référentiel&quot;);0;IF(contexte_calcul=&quot;Réalisé&quot;;[.$U454]*[.E454];[.$O454]*[.E454]))" office:value-type="float" office:value="0" calcext:value-type="float">
            <text:p>0 HETD</text:p>
          </table:table-cell>
          <table:table-cell table:style-name="ce33" table:formula="of:=IF(OR(ISBLANK([.$C454]);[.$C454]=&quot;Référentiel&quot;);0;IF(contexte_calcul=&quot;Réalisé&quot;;[.$U454]*[.F454];[.$O454]*[.F454]))" office:value-type="float" office:value="0" calcext:value-type="float">
            <text:p>0 HETD</text:p>
          </table:table-cell>
          <table:table-cell table:style-name="ce33" table:formula="of:=IF([.$C454]=&quot;Référentiel&quot;;IF(contexte_calcul=&quot;Réalisé&quot;;[.$U454];[.$R454]);0)" office:value-type="float" office:value="0" calcext:value-type="float">
            <text:p>0 HETD</text:p>
          </table:table-cell>
          <table:table-cell table:style-name="ce33" table:formula="of:=IF(OR(ISBLANK([.$C454]);[.$C454]=&quot;Référentiel&quot;);0;IF(contexte_calcul=&quot;Réalisé&quot;;[.$W454]*[.D454];[.$R454]*[.D454]))" office:value-type="float" office:value="0" calcext:value-type="float">
            <text:p>0 HETD</text:p>
          </table:table-cell>
          <table:table-cell table:style-name="ce33" table:formula="of:=IF(OR(ISBLANK([.$C454]);[.$C454]=&quot;Référentiel&quot;);0;IF(contexte_calcul=&quot;Réalisé&quot;;[.$W454]*[.E454];[.$R454]*[.E454]))" office:value-type="float" office:value="0" calcext:value-type="float">
            <text:p>0 HETD</text:p>
          </table:table-cell>
          <table:table-cell table:style-name="ce33" table:formula="of:=IF(OR(ISBLANK([.$C454]);[.$C454]=&quot;Référentiel&quot;);0;IF(contexte_calcul=&quot;Réalisé&quot;;[.$W454]*[.F454];[.$R454]*[.F45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4]=&quot;Référentiel&quot;;IF(contexte_calcul=&quot;Réalisé&quot;;[.$W454];[.$R45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55]);[.C455]=&quot;Référentiel&quot;);&quot;&quot;;1-([.D455]+[.E45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55]);0;HLOOKUP(IF(AND([.C455]=&quot;TP&quot;;TP_vaut_TD=&quot;Oui&quot;);&quot;TD&quot;;[.C455]);types_intervention;2;0))*IF(ISBLANK([.G455]);1;[.G455])" office:value-type="float" office:value="0" calcext:value-type="float">
            <text:p>0 HETD</text:p>
          </table:table-cell>
          <table:table-cell table:style-name="ce12" table:formula="of:=IF(ISBLANK([.C455]);0;HLOOKUP([.C455];types_intervention;3;0))*IF(ISBLANK([.G455]);1;[.G455])" office:value-type="float" office:value="0" calcext:value-type="float">
            <text:p>0 HETD</text:p>
          </table:table-cell>
          <table:table-cell table:style-name="ce11" table:formula="of:=IF([.H455]=&quot;Oui&quot;;[.I455]*[.J45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5]/[.$L$522];0)" office:value-type="percentage" office:value="0" calcext:value-type="percentage">
            <text:p>0,00 %</text:p>
          </table:table-cell>
          <table:table-cell table:style-name="ce11" table:formula="of:=MIN(service_du;[.$L$522])*[.N455]" office:value-type="float" office:value="0" calcext:value-type="float">
            <text:p>0 HETD</text:p>
          </table:table-cell>
          <table:table-cell table:style-name="ce28" table:formula="of:=IF([.L455]&lt;&gt;0;[.O455]/[.L455];0)" office:value-type="percentage" office:value="0" calcext:value-type="percentage">
            <text:p>0,00 %</text:p>
          </table:table-cell>
          <table:table-cell table:style-name="ce28" table:formula="of:=IF([.$L$522]&gt;service_du;1-[.P455];0)" office:value-type="percentage" office:value="1" calcext:value-type="percentage">
            <text:p>100,00 %</text:p>
          </table:table-cell>
          <table:table-cell table:style-name="ce26" table:formula="of:=[.I455]*[.Q455]*[.K455]*IF(ISBLANK([.G455]);1;[.G45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4]+[.L455]&gt;service_du;service_du;[.T454]+[.L455]))" office:value-type="float" office:value="188" calcext:value-type="float">
            <text:p>188 HETD</text:p>
          </table:table-cell>
          <table:table-cell table:style-name="ce11" table:formula="of:=IF(service_du=0;0;IF([.T454]+[.L455]&gt;service_du;service_du-[.T454];[.L455]))" office:value-type="float" office:value="0" calcext:value-type="float">
            <text:p>0 HETD</text:p>
          </table:table-cell>
          <table:table-cell table:style-name="ce30" table:formula="of:=IF(service_du=0;[.I455];IF([.J455]&gt;0;IF([.T454]+[.L455]&lt;service_du;0;(([.T454]+[.L455])-service_du)/[.J45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5]+IF([.H455]&lt;&gt;&quot;Oui&quot;;[.I455];0))*[.K455])*IF(ISBLANK([.G455]);1;[.G455])" office:value-type="float" office:value="0" calcext:value-type="float">
            <text:p>0 HETD</text:p>
          </table:table-cell>
          <table:table-cell/>
          <table:table-cell table:style-name="ce33" table:formula="of:=IF(OR(ISBLANK([.$C455]);[.$C455]=&quot;Référentiel&quot;);0;IF(contexte_calcul=&quot;Réalisé&quot;;[.$U455]*[.D455];[.$O455]*[.D455]))" office:value-type="float" office:value="0" calcext:value-type="float">
            <text:p>0 HETD</text:p>
          </table:table-cell>
          <table:table-cell table:style-name="ce33" table:formula="of:=IF(OR(ISBLANK([.$C455]);[.$C455]=&quot;Référentiel&quot;);0;IF(contexte_calcul=&quot;Réalisé&quot;;[.$U455]*[.E455];[.$O455]*[.E455]))" office:value-type="float" office:value="0" calcext:value-type="float">
            <text:p>0 HETD</text:p>
          </table:table-cell>
          <table:table-cell table:style-name="ce33" table:formula="of:=IF(OR(ISBLANK([.$C455]);[.$C455]=&quot;Référentiel&quot;);0;IF(contexte_calcul=&quot;Réalisé&quot;;[.$U455]*[.F455];[.$O455]*[.F455]))" office:value-type="float" office:value="0" calcext:value-type="float">
            <text:p>0 HETD</text:p>
          </table:table-cell>
          <table:table-cell table:style-name="ce33" table:formula="of:=IF([.$C455]=&quot;Référentiel&quot;;IF(contexte_calcul=&quot;Réalisé&quot;;[.$U455];[.$R455]);0)" office:value-type="float" office:value="0" calcext:value-type="float">
            <text:p>0 HETD</text:p>
          </table:table-cell>
          <table:table-cell table:style-name="ce33" table:formula="of:=IF(OR(ISBLANK([.$C455]);[.$C455]=&quot;Référentiel&quot;);0;IF(contexte_calcul=&quot;Réalisé&quot;;[.$W455]*[.D455];[.$R455]*[.D455]))" office:value-type="float" office:value="0" calcext:value-type="float">
            <text:p>0 HETD</text:p>
          </table:table-cell>
          <table:table-cell table:style-name="ce33" table:formula="of:=IF(OR(ISBLANK([.$C455]);[.$C455]=&quot;Référentiel&quot;);0;IF(contexte_calcul=&quot;Réalisé&quot;;[.$W455]*[.E455];[.$R455]*[.E455]))" office:value-type="float" office:value="0" calcext:value-type="float">
            <text:p>0 HETD</text:p>
          </table:table-cell>
          <table:table-cell table:style-name="ce33" table:formula="of:=IF(OR(ISBLANK([.$C455]);[.$C455]=&quot;Référentiel&quot;);0;IF(contexte_calcul=&quot;Réalisé&quot;;[.$W455]*[.F455];[.$R455]*[.F45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5]=&quot;Référentiel&quot;;IF(contexte_calcul=&quot;Réalisé&quot;;[.$W455];[.$R45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56]);[.C456]=&quot;Référentiel&quot;);&quot;&quot;;1-([.D456]+[.E45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56]);0;HLOOKUP(IF(AND([.C456]=&quot;TP&quot;;TP_vaut_TD=&quot;Oui&quot;);&quot;TD&quot;;[.C456]);types_intervention;2;0))*IF(ISBLANK([.G456]);1;[.G456])" office:value-type="float" office:value="0" calcext:value-type="float">
            <text:p>0 HETD</text:p>
          </table:table-cell>
          <table:table-cell table:style-name="ce12" table:formula="of:=IF(ISBLANK([.C456]);0;HLOOKUP([.C456];types_intervention;3;0))*IF(ISBLANK([.G456]);1;[.G456])" office:value-type="float" office:value="0" calcext:value-type="float">
            <text:p>0 HETD</text:p>
          </table:table-cell>
          <table:table-cell table:style-name="ce11" table:formula="of:=IF([.H456]=&quot;Oui&quot;;[.I456]*[.J45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6]/[.$L$522];0)" office:value-type="percentage" office:value="0" calcext:value-type="percentage">
            <text:p>0,00 %</text:p>
          </table:table-cell>
          <table:table-cell table:style-name="ce11" table:formula="of:=MIN(service_du;[.$L$522])*[.N456]" office:value-type="float" office:value="0" calcext:value-type="float">
            <text:p>0 HETD</text:p>
          </table:table-cell>
          <table:table-cell table:style-name="ce28" table:formula="of:=IF([.L456]&lt;&gt;0;[.O456]/[.L456];0)" office:value-type="percentage" office:value="0" calcext:value-type="percentage">
            <text:p>0,00 %</text:p>
          </table:table-cell>
          <table:table-cell table:style-name="ce28" table:formula="of:=IF([.$L$522]&gt;service_du;1-[.P456];0)" office:value-type="percentage" office:value="1" calcext:value-type="percentage">
            <text:p>100,00 %</text:p>
          </table:table-cell>
          <table:table-cell table:style-name="ce26" table:formula="of:=[.I456]*[.Q456]*[.K456]*IF(ISBLANK([.G456]);1;[.G45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5]+[.L456]&gt;service_du;service_du;[.T455]+[.L456]))" office:value-type="float" office:value="188" calcext:value-type="float">
            <text:p>188 HETD</text:p>
          </table:table-cell>
          <table:table-cell table:style-name="ce11" table:formula="of:=IF(service_du=0;0;IF([.T455]+[.L456]&gt;service_du;service_du-[.T455];[.L456]))" office:value-type="float" office:value="0" calcext:value-type="float">
            <text:p>0 HETD</text:p>
          </table:table-cell>
          <table:table-cell table:style-name="ce30" table:formula="of:=IF(service_du=0;[.I456];IF([.J456]&gt;0;IF([.T455]+[.L456]&lt;service_du;0;(([.T455]+[.L456])-service_du)/[.J45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6]+IF([.H456]&lt;&gt;&quot;Oui&quot;;[.I456];0))*[.K456])*IF(ISBLANK([.G456]);1;[.G456])" office:value-type="float" office:value="0" calcext:value-type="float">
            <text:p>0 HETD</text:p>
          </table:table-cell>
          <table:table-cell/>
          <table:table-cell table:style-name="ce33" table:formula="of:=IF(OR(ISBLANK([.$C456]);[.$C456]=&quot;Référentiel&quot;);0;IF(contexte_calcul=&quot;Réalisé&quot;;[.$U456]*[.D456];[.$O456]*[.D456]))" office:value-type="float" office:value="0" calcext:value-type="float">
            <text:p>0 HETD</text:p>
          </table:table-cell>
          <table:table-cell table:style-name="ce33" table:formula="of:=IF(OR(ISBLANK([.$C456]);[.$C456]=&quot;Référentiel&quot;);0;IF(contexte_calcul=&quot;Réalisé&quot;;[.$U456]*[.E456];[.$O456]*[.E456]))" office:value-type="float" office:value="0" calcext:value-type="float">
            <text:p>0 HETD</text:p>
          </table:table-cell>
          <table:table-cell table:style-name="ce33" table:formula="of:=IF(OR(ISBLANK([.$C456]);[.$C456]=&quot;Référentiel&quot;);0;IF(contexte_calcul=&quot;Réalisé&quot;;[.$U456]*[.F456];[.$O456]*[.F456]))" office:value-type="float" office:value="0" calcext:value-type="float">
            <text:p>0 HETD</text:p>
          </table:table-cell>
          <table:table-cell table:style-name="ce33" table:formula="of:=IF([.$C456]=&quot;Référentiel&quot;;IF(contexte_calcul=&quot;Réalisé&quot;;[.$U456];[.$R456]);0)" office:value-type="float" office:value="0" calcext:value-type="float">
            <text:p>0 HETD</text:p>
          </table:table-cell>
          <table:table-cell table:style-name="ce33" table:formula="of:=IF(OR(ISBLANK([.$C456]);[.$C456]=&quot;Référentiel&quot;);0;IF(contexte_calcul=&quot;Réalisé&quot;;[.$W456]*[.D456];[.$R456]*[.D456]))" office:value-type="float" office:value="0" calcext:value-type="float">
            <text:p>0 HETD</text:p>
          </table:table-cell>
          <table:table-cell table:style-name="ce33" table:formula="of:=IF(OR(ISBLANK([.$C456]);[.$C456]=&quot;Référentiel&quot;);0;IF(contexte_calcul=&quot;Réalisé&quot;;[.$W456]*[.E456];[.$R456]*[.E456]))" office:value-type="float" office:value="0" calcext:value-type="float">
            <text:p>0 HETD</text:p>
          </table:table-cell>
          <table:table-cell table:style-name="ce33" table:formula="of:=IF(OR(ISBLANK([.$C456]);[.$C456]=&quot;Référentiel&quot;);0;IF(contexte_calcul=&quot;Réalisé&quot;;[.$W456]*[.F456];[.$R456]*[.F45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6]=&quot;Référentiel&quot;;IF(contexte_calcul=&quot;Réalisé&quot;;[.$W456];[.$R45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57]);[.C457]=&quot;Référentiel&quot;);&quot;&quot;;1-([.D457]+[.E45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57]);0;HLOOKUP(IF(AND([.C457]=&quot;TP&quot;;TP_vaut_TD=&quot;Oui&quot;);&quot;TD&quot;;[.C457]);types_intervention;2;0))*IF(ISBLANK([.G457]);1;[.G457])" office:value-type="float" office:value="0" calcext:value-type="float">
            <text:p>0 HETD</text:p>
          </table:table-cell>
          <table:table-cell table:style-name="ce12" table:formula="of:=IF(ISBLANK([.C457]);0;HLOOKUP([.C457];types_intervention;3;0))*IF(ISBLANK([.G457]);1;[.G457])" office:value-type="float" office:value="0" calcext:value-type="float">
            <text:p>0 HETD</text:p>
          </table:table-cell>
          <table:table-cell table:style-name="ce11" table:formula="of:=IF([.H457]=&quot;Oui&quot;;[.I457]*[.J45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7]/[.$L$522];0)" office:value-type="percentage" office:value="0" calcext:value-type="percentage">
            <text:p>0,00 %</text:p>
          </table:table-cell>
          <table:table-cell table:style-name="ce11" table:formula="of:=MIN(service_du;[.$L$522])*[.N457]" office:value-type="float" office:value="0" calcext:value-type="float">
            <text:p>0 HETD</text:p>
          </table:table-cell>
          <table:table-cell table:style-name="ce28" table:formula="of:=IF([.L457]&lt;&gt;0;[.O457]/[.L457];0)" office:value-type="percentage" office:value="0" calcext:value-type="percentage">
            <text:p>0,00 %</text:p>
          </table:table-cell>
          <table:table-cell table:style-name="ce28" table:formula="of:=IF([.$L$522]&gt;service_du;1-[.P457];0)" office:value-type="percentage" office:value="1" calcext:value-type="percentage">
            <text:p>100,00 %</text:p>
          </table:table-cell>
          <table:table-cell table:style-name="ce26" table:formula="of:=[.I457]*[.Q457]*[.K457]*IF(ISBLANK([.G457]);1;[.G45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6]+[.L457]&gt;service_du;service_du;[.T456]+[.L457]))" office:value-type="float" office:value="188" calcext:value-type="float">
            <text:p>188 HETD</text:p>
          </table:table-cell>
          <table:table-cell table:style-name="ce11" table:formula="of:=IF(service_du=0;0;IF([.T456]+[.L457]&gt;service_du;service_du-[.T456];[.L457]))" office:value-type="float" office:value="0" calcext:value-type="float">
            <text:p>0 HETD</text:p>
          </table:table-cell>
          <table:table-cell table:style-name="ce30" table:formula="of:=IF(service_du=0;[.I457];IF([.J457]&gt;0;IF([.T456]+[.L457]&lt;service_du;0;(([.T456]+[.L457])-service_du)/[.J45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7]+IF([.H457]&lt;&gt;&quot;Oui&quot;;[.I457];0))*[.K457])*IF(ISBLANK([.G457]);1;[.G457])" office:value-type="float" office:value="0" calcext:value-type="float">
            <text:p>0 HETD</text:p>
          </table:table-cell>
          <table:table-cell/>
          <table:table-cell table:style-name="ce33" table:formula="of:=IF(OR(ISBLANK([.$C457]);[.$C457]=&quot;Référentiel&quot;);0;IF(contexte_calcul=&quot;Réalisé&quot;;[.$U457]*[.D457];[.$O457]*[.D457]))" office:value-type="float" office:value="0" calcext:value-type="float">
            <text:p>0 HETD</text:p>
          </table:table-cell>
          <table:table-cell table:style-name="ce33" table:formula="of:=IF(OR(ISBLANK([.$C457]);[.$C457]=&quot;Référentiel&quot;);0;IF(contexte_calcul=&quot;Réalisé&quot;;[.$U457]*[.E457];[.$O457]*[.E457]))" office:value-type="float" office:value="0" calcext:value-type="float">
            <text:p>0 HETD</text:p>
          </table:table-cell>
          <table:table-cell table:style-name="ce33" table:formula="of:=IF(OR(ISBLANK([.$C457]);[.$C457]=&quot;Référentiel&quot;);0;IF(contexte_calcul=&quot;Réalisé&quot;;[.$U457]*[.F457];[.$O457]*[.F457]))" office:value-type="float" office:value="0" calcext:value-type="float">
            <text:p>0 HETD</text:p>
          </table:table-cell>
          <table:table-cell table:style-name="ce33" table:formula="of:=IF([.$C457]=&quot;Référentiel&quot;;IF(contexte_calcul=&quot;Réalisé&quot;;[.$U457];[.$R457]);0)" office:value-type="float" office:value="0" calcext:value-type="float">
            <text:p>0 HETD</text:p>
          </table:table-cell>
          <table:table-cell table:style-name="ce33" table:formula="of:=IF(OR(ISBLANK([.$C457]);[.$C457]=&quot;Référentiel&quot;);0;IF(contexte_calcul=&quot;Réalisé&quot;;[.$W457]*[.D457];[.$R457]*[.D457]))" office:value-type="float" office:value="0" calcext:value-type="float">
            <text:p>0 HETD</text:p>
          </table:table-cell>
          <table:table-cell table:style-name="ce33" table:formula="of:=IF(OR(ISBLANK([.$C457]);[.$C457]=&quot;Référentiel&quot;);0;IF(contexte_calcul=&quot;Réalisé&quot;;[.$W457]*[.E457];[.$R457]*[.E457]))" office:value-type="float" office:value="0" calcext:value-type="float">
            <text:p>0 HETD</text:p>
          </table:table-cell>
          <table:table-cell table:style-name="ce33" table:formula="of:=IF(OR(ISBLANK([.$C457]);[.$C457]=&quot;Référentiel&quot;);0;IF(contexte_calcul=&quot;Réalisé&quot;;[.$W457]*[.F457];[.$R457]*[.F45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7]=&quot;Référentiel&quot;;IF(contexte_calcul=&quot;Réalisé&quot;;[.$W457];[.$R45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58]);[.C458]=&quot;Référentiel&quot;);&quot;&quot;;1-([.D458]+[.E45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58]);0;HLOOKUP(IF(AND([.C458]=&quot;TP&quot;;TP_vaut_TD=&quot;Oui&quot;);&quot;TD&quot;;[.C458]);types_intervention;2;0))*IF(ISBLANK([.G458]);1;[.G458])" office:value-type="float" office:value="0" calcext:value-type="float">
            <text:p>0 HETD</text:p>
          </table:table-cell>
          <table:table-cell table:style-name="ce12" table:formula="of:=IF(ISBLANK([.C458]);0;HLOOKUP([.C458];types_intervention;3;0))*IF(ISBLANK([.G458]);1;[.G458])" office:value-type="float" office:value="0" calcext:value-type="float">
            <text:p>0 HETD</text:p>
          </table:table-cell>
          <table:table-cell table:style-name="ce11" table:formula="of:=IF([.H458]=&quot;Oui&quot;;[.I458]*[.J45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8]/[.$L$522];0)" office:value-type="percentage" office:value="0" calcext:value-type="percentage">
            <text:p>0,00 %</text:p>
          </table:table-cell>
          <table:table-cell table:style-name="ce11" table:formula="of:=MIN(service_du;[.$L$522])*[.N458]" office:value-type="float" office:value="0" calcext:value-type="float">
            <text:p>0 HETD</text:p>
          </table:table-cell>
          <table:table-cell table:style-name="ce28" table:formula="of:=IF([.L458]&lt;&gt;0;[.O458]/[.L458];0)" office:value-type="percentage" office:value="0" calcext:value-type="percentage">
            <text:p>0,00 %</text:p>
          </table:table-cell>
          <table:table-cell table:style-name="ce28" table:formula="of:=IF([.$L$522]&gt;service_du;1-[.P458];0)" office:value-type="percentage" office:value="1" calcext:value-type="percentage">
            <text:p>100,00 %</text:p>
          </table:table-cell>
          <table:table-cell table:style-name="ce26" table:formula="of:=[.I458]*[.Q458]*[.K458]*IF(ISBLANK([.G458]);1;[.G45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7]+[.L458]&gt;service_du;service_du;[.T457]+[.L458]))" office:value-type="float" office:value="188" calcext:value-type="float">
            <text:p>188 HETD</text:p>
          </table:table-cell>
          <table:table-cell table:style-name="ce11" table:formula="of:=IF(service_du=0;0;IF([.T457]+[.L458]&gt;service_du;service_du-[.T457];[.L458]))" office:value-type="float" office:value="0" calcext:value-type="float">
            <text:p>0 HETD</text:p>
          </table:table-cell>
          <table:table-cell table:style-name="ce30" table:formula="of:=IF(service_du=0;[.I458];IF([.J458]&gt;0;IF([.T457]+[.L458]&lt;service_du;0;(([.T457]+[.L458])-service_du)/[.J45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8]+IF([.H458]&lt;&gt;&quot;Oui&quot;;[.I458];0))*[.K458])*IF(ISBLANK([.G458]);1;[.G458])" office:value-type="float" office:value="0" calcext:value-type="float">
            <text:p>0 HETD</text:p>
          </table:table-cell>
          <table:table-cell/>
          <table:table-cell table:style-name="ce33" table:formula="of:=IF(OR(ISBLANK([.$C458]);[.$C458]=&quot;Référentiel&quot;);0;IF(contexte_calcul=&quot;Réalisé&quot;;[.$U458]*[.D458];[.$O458]*[.D458]))" office:value-type="float" office:value="0" calcext:value-type="float">
            <text:p>0 HETD</text:p>
          </table:table-cell>
          <table:table-cell table:style-name="ce33" table:formula="of:=IF(OR(ISBLANK([.$C458]);[.$C458]=&quot;Référentiel&quot;);0;IF(contexte_calcul=&quot;Réalisé&quot;;[.$U458]*[.E458];[.$O458]*[.E458]))" office:value-type="float" office:value="0" calcext:value-type="float">
            <text:p>0 HETD</text:p>
          </table:table-cell>
          <table:table-cell table:style-name="ce33" table:formula="of:=IF(OR(ISBLANK([.$C458]);[.$C458]=&quot;Référentiel&quot;);0;IF(contexte_calcul=&quot;Réalisé&quot;;[.$U458]*[.F458];[.$O458]*[.F458]))" office:value-type="float" office:value="0" calcext:value-type="float">
            <text:p>0 HETD</text:p>
          </table:table-cell>
          <table:table-cell table:style-name="ce33" table:formula="of:=IF([.$C458]=&quot;Référentiel&quot;;IF(contexte_calcul=&quot;Réalisé&quot;;[.$U458];[.$R458]);0)" office:value-type="float" office:value="0" calcext:value-type="float">
            <text:p>0 HETD</text:p>
          </table:table-cell>
          <table:table-cell table:style-name="ce33" table:formula="of:=IF(OR(ISBLANK([.$C458]);[.$C458]=&quot;Référentiel&quot;);0;IF(contexte_calcul=&quot;Réalisé&quot;;[.$W458]*[.D458];[.$R458]*[.D458]))" office:value-type="float" office:value="0" calcext:value-type="float">
            <text:p>0 HETD</text:p>
          </table:table-cell>
          <table:table-cell table:style-name="ce33" table:formula="of:=IF(OR(ISBLANK([.$C458]);[.$C458]=&quot;Référentiel&quot;);0;IF(contexte_calcul=&quot;Réalisé&quot;;[.$W458]*[.E458];[.$R458]*[.E458]))" office:value-type="float" office:value="0" calcext:value-type="float">
            <text:p>0 HETD</text:p>
          </table:table-cell>
          <table:table-cell table:style-name="ce33" table:formula="of:=IF(OR(ISBLANK([.$C458]);[.$C458]=&quot;Référentiel&quot;);0;IF(contexte_calcul=&quot;Réalisé&quot;;[.$W458]*[.F458];[.$R458]*[.F45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8]=&quot;Référentiel&quot;;IF(contexte_calcul=&quot;Réalisé&quot;;[.$W458];[.$R45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59]);[.C459]=&quot;Référentiel&quot;);&quot;&quot;;1-([.D459]+[.E45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59]);0;HLOOKUP(IF(AND([.C459]=&quot;TP&quot;;TP_vaut_TD=&quot;Oui&quot;);&quot;TD&quot;;[.C459]);types_intervention;2;0))*IF(ISBLANK([.G459]);1;[.G459])" office:value-type="float" office:value="0" calcext:value-type="float">
            <text:p>0 HETD</text:p>
          </table:table-cell>
          <table:table-cell table:style-name="ce12" table:formula="of:=IF(ISBLANK([.C459]);0;HLOOKUP([.C459];types_intervention;3;0))*IF(ISBLANK([.G459]);1;[.G459])" office:value-type="float" office:value="0" calcext:value-type="float">
            <text:p>0 HETD</text:p>
          </table:table-cell>
          <table:table-cell table:style-name="ce11" table:formula="of:=IF([.H459]=&quot;Oui&quot;;[.I459]*[.J45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9]/[.$L$522];0)" office:value-type="percentage" office:value="0" calcext:value-type="percentage">
            <text:p>0,00 %</text:p>
          </table:table-cell>
          <table:table-cell table:style-name="ce11" table:formula="of:=MIN(service_du;[.$L$522])*[.N459]" office:value-type="float" office:value="0" calcext:value-type="float">
            <text:p>0 HETD</text:p>
          </table:table-cell>
          <table:table-cell table:style-name="ce28" table:formula="of:=IF([.L459]&lt;&gt;0;[.O459]/[.L459];0)" office:value-type="percentage" office:value="0" calcext:value-type="percentage">
            <text:p>0,00 %</text:p>
          </table:table-cell>
          <table:table-cell table:style-name="ce28" table:formula="of:=IF([.$L$522]&gt;service_du;1-[.P459];0)" office:value-type="percentage" office:value="1" calcext:value-type="percentage">
            <text:p>100,00 %</text:p>
          </table:table-cell>
          <table:table-cell table:style-name="ce26" table:formula="of:=[.I459]*[.Q459]*[.K459]*IF(ISBLANK([.G459]);1;[.G45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8]+[.L459]&gt;service_du;service_du;[.T458]+[.L459]))" office:value-type="float" office:value="188" calcext:value-type="float">
            <text:p>188 HETD</text:p>
          </table:table-cell>
          <table:table-cell table:style-name="ce11" table:formula="of:=IF(service_du=0;0;IF([.T458]+[.L459]&gt;service_du;service_du-[.T458];[.L459]))" office:value-type="float" office:value="0" calcext:value-type="float">
            <text:p>0 HETD</text:p>
          </table:table-cell>
          <table:table-cell table:style-name="ce30" table:formula="of:=IF(service_du=0;[.I459];IF([.J459]&gt;0;IF([.T458]+[.L459]&lt;service_du;0;(([.T458]+[.L459])-service_du)/[.J45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9]+IF([.H459]&lt;&gt;&quot;Oui&quot;;[.I459];0))*[.K459])*IF(ISBLANK([.G459]);1;[.G459])" office:value-type="float" office:value="0" calcext:value-type="float">
            <text:p>0 HETD</text:p>
          </table:table-cell>
          <table:table-cell/>
          <table:table-cell table:style-name="ce33" table:formula="of:=IF(OR(ISBLANK([.$C459]);[.$C459]=&quot;Référentiel&quot;);0;IF(contexte_calcul=&quot;Réalisé&quot;;[.$U459]*[.D459];[.$O459]*[.D459]))" office:value-type="float" office:value="0" calcext:value-type="float">
            <text:p>0 HETD</text:p>
          </table:table-cell>
          <table:table-cell table:style-name="ce33" table:formula="of:=IF(OR(ISBLANK([.$C459]);[.$C459]=&quot;Référentiel&quot;);0;IF(contexte_calcul=&quot;Réalisé&quot;;[.$U459]*[.E459];[.$O459]*[.E459]))" office:value-type="float" office:value="0" calcext:value-type="float">
            <text:p>0 HETD</text:p>
          </table:table-cell>
          <table:table-cell table:style-name="ce33" table:formula="of:=IF(OR(ISBLANK([.$C459]);[.$C459]=&quot;Référentiel&quot;);0;IF(contexte_calcul=&quot;Réalisé&quot;;[.$U459]*[.F459];[.$O459]*[.F459]))" office:value-type="float" office:value="0" calcext:value-type="float">
            <text:p>0 HETD</text:p>
          </table:table-cell>
          <table:table-cell table:style-name="ce33" table:formula="of:=IF([.$C459]=&quot;Référentiel&quot;;IF(contexte_calcul=&quot;Réalisé&quot;;[.$U459];[.$R459]);0)" office:value-type="float" office:value="0" calcext:value-type="float">
            <text:p>0 HETD</text:p>
          </table:table-cell>
          <table:table-cell table:style-name="ce33" table:formula="of:=IF(OR(ISBLANK([.$C459]);[.$C459]=&quot;Référentiel&quot;);0;IF(contexte_calcul=&quot;Réalisé&quot;;[.$W459]*[.D459];[.$R459]*[.D459]))" office:value-type="float" office:value="0" calcext:value-type="float">
            <text:p>0 HETD</text:p>
          </table:table-cell>
          <table:table-cell table:style-name="ce33" table:formula="of:=IF(OR(ISBLANK([.$C459]);[.$C459]=&quot;Référentiel&quot;);0;IF(contexte_calcul=&quot;Réalisé&quot;;[.$W459]*[.E459];[.$R459]*[.E459]))" office:value-type="float" office:value="0" calcext:value-type="float">
            <text:p>0 HETD</text:p>
          </table:table-cell>
          <table:table-cell table:style-name="ce33" table:formula="of:=IF(OR(ISBLANK([.$C459]);[.$C459]=&quot;Référentiel&quot;);0;IF(contexte_calcul=&quot;Réalisé&quot;;[.$W459]*[.F459];[.$R459]*[.F45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9]=&quot;Référentiel&quot;;IF(contexte_calcul=&quot;Réalisé&quot;;[.$W459];[.$R45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60]);[.C460]=&quot;Référentiel&quot;);&quot;&quot;;1-([.D460]+[.E46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60]);0;HLOOKUP(IF(AND([.C460]=&quot;TP&quot;;TP_vaut_TD=&quot;Oui&quot;);&quot;TD&quot;;[.C460]);types_intervention;2;0))*IF(ISBLANK([.G460]);1;[.G460])" office:value-type="float" office:value="0" calcext:value-type="float">
            <text:p>0 HETD</text:p>
          </table:table-cell>
          <table:table-cell table:style-name="ce12" table:formula="of:=IF(ISBLANK([.C460]);0;HLOOKUP([.C460];types_intervention;3;0))*IF(ISBLANK([.G460]);1;[.G460])" office:value-type="float" office:value="0" calcext:value-type="float">
            <text:p>0 HETD</text:p>
          </table:table-cell>
          <table:table-cell table:style-name="ce11" table:formula="of:=IF([.H460]=&quot;Oui&quot;;[.I460]*[.J46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0]/[.$L$522];0)" office:value-type="percentage" office:value="0" calcext:value-type="percentage">
            <text:p>0,00 %</text:p>
          </table:table-cell>
          <table:table-cell table:style-name="ce11" table:formula="of:=MIN(service_du;[.$L$522])*[.N460]" office:value-type="float" office:value="0" calcext:value-type="float">
            <text:p>0 HETD</text:p>
          </table:table-cell>
          <table:table-cell table:style-name="ce28" table:formula="of:=IF([.L460]&lt;&gt;0;[.O460]/[.L460];0)" office:value-type="percentage" office:value="0" calcext:value-type="percentage">
            <text:p>0,00 %</text:p>
          </table:table-cell>
          <table:table-cell table:style-name="ce28" table:formula="of:=IF([.$L$522]&gt;service_du;1-[.P460];0)" office:value-type="percentage" office:value="1" calcext:value-type="percentage">
            <text:p>100,00 %</text:p>
          </table:table-cell>
          <table:table-cell table:style-name="ce26" table:formula="of:=[.I460]*[.Q460]*[.K460]*IF(ISBLANK([.G460]);1;[.G46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9]+[.L460]&gt;service_du;service_du;[.T459]+[.L460]))" office:value-type="float" office:value="188" calcext:value-type="float">
            <text:p>188 HETD</text:p>
          </table:table-cell>
          <table:table-cell table:style-name="ce11" table:formula="of:=IF(service_du=0;0;IF([.T459]+[.L460]&gt;service_du;service_du-[.T459];[.L460]))" office:value-type="float" office:value="0" calcext:value-type="float">
            <text:p>0 HETD</text:p>
          </table:table-cell>
          <table:table-cell table:style-name="ce30" table:formula="of:=IF(service_du=0;[.I460];IF([.J460]&gt;0;IF([.T459]+[.L460]&lt;service_du;0;(([.T459]+[.L460])-service_du)/[.J46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0]+IF([.H460]&lt;&gt;&quot;Oui&quot;;[.I460];0))*[.K460])*IF(ISBLANK([.G460]);1;[.G460])" office:value-type="float" office:value="0" calcext:value-type="float">
            <text:p>0 HETD</text:p>
          </table:table-cell>
          <table:table-cell/>
          <table:table-cell table:style-name="ce33" table:formula="of:=IF(OR(ISBLANK([.$C460]);[.$C460]=&quot;Référentiel&quot;);0;IF(contexte_calcul=&quot;Réalisé&quot;;[.$U460]*[.D460];[.$O460]*[.D460]))" office:value-type="float" office:value="0" calcext:value-type="float">
            <text:p>0 HETD</text:p>
          </table:table-cell>
          <table:table-cell table:style-name="ce33" table:formula="of:=IF(OR(ISBLANK([.$C460]);[.$C460]=&quot;Référentiel&quot;);0;IF(contexte_calcul=&quot;Réalisé&quot;;[.$U460]*[.E460];[.$O460]*[.E460]))" office:value-type="float" office:value="0" calcext:value-type="float">
            <text:p>0 HETD</text:p>
          </table:table-cell>
          <table:table-cell table:style-name="ce33" table:formula="of:=IF(OR(ISBLANK([.$C460]);[.$C460]=&quot;Référentiel&quot;);0;IF(contexte_calcul=&quot;Réalisé&quot;;[.$U460]*[.F460];[.$O460]*[.F460]))" office:value-type="float" office:value="0" calcext:value-type="float">
            <text:p>0 HETD</text:p>
          </table:table-cell>
          <table:table-cell table:style-name="ce33" table:formula="of:=IF([.$C460]=&quot;Référentiel&quot;;IF(contexte_calcul=&quot;Réalisé&quot;;[.$U460];[.$R460]);0)" office:value-type="float" office:value="0" calcext:value-type="float">
            <text:p>0 HETD</text:p>
          </table:table-cell>
          <table:table-cell table:style-name="ce33" table:formula="of:=IF(OR(ISBLANK([.$C460]);[.$C460]=&quot;Référentiel&quot;);0;IF(contexte_calcul=&quot;Réalisé&quot;;[.$W460]*[.D460];[.$R460]*[.D460]))" office:value-type="float" office:value="0" calcext:value-type="float">
            <text:p>0 HETD</text:p>
          </table:table-cell>
          <table:table-cell table:style-name="ce33" table:formula="of:=IF(OR(ISBLANK([.$C460]);[.$C460]=&quot;Référentiel&quot;);0;IF(contexte_calcul=&quot;Réalisé&quot;;[.$W460]*[.E460];[.$R460]*[.E460]))" office:value-type="float" office:value="0" calcext:value-type="float">
            <text:p>0 HETD</text:p>
          </table:table-cell>
          <table:table-cell table:style-name="ce33" table:formula="of:=IF(OR(ISBLANK([.$C460]);[.$C460]=&quot;Référentiel&quot;);0;IF(contexte_calcul=&quot;Réalisé&quot;;[.$W460]*[.F460];[.$R460]*[.F46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0]=&quot;Référentiel&quot;;IF(contexte_calcul=&quot;Réalisé&quot;;[.$W460];[.$R46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61]);[.C461]=&quot;Référentiel&quot;);&quot;&quot;;1-([.D461]+[.E46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61]);0;HLOOKUP(IF(AND([.C461]=&quot;TP&quot;;TP_vaut_TD=&quot;Oui&quot;);&quot;TD&quot;;[.C461]);types_intervention;2;0))*IF(ISBLANK([.G461]);1;[.G461])" office:value-type="float" office:value="0" calcext:value-type="float">
            <text:p>0 HETD</text:p>
          </table:table-cell>
          <table:table-cell table:style-name="ce12" table:formula="of:=IF(ISBLANK([.C461]);0;HLOOKUP([.C461];types_intervention;3;0))*IF(ISBLANK([.G461]);1;[.G461])" office:value-type="float" office:value="0" calcext:value-type="float">
            <text:p>0 HETD</text:p>
          </table:table-cell>
          <table:table-cell table:style-name="ce11" table:formula="of:=IF([.H461]=&quot;Oui&quot;;[.I461]*[.J46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1]/[.$L$522];0)" office:value-type="percentage" office:value="0" calcext:value-type="percentage">
            <text:p>0,00 %</text:p>
          </table:table-cell>
          <table:table-cell table:style-name="ce11" table:formula="of:=MIN(service_du;[.$L$522])*[.N461]" office:value-type="float" office:value="0" calcext:value-type="float">
            <text:p>0 HETD</text:p>
          </table:table-cell>
          <table:table-cell table:style-name="ce28" table:formula="of:=IF([.L461]&lt;&gt;0;[.O461]/[.L461];0)" office:value-type="percentage" office:value="0" calcext:value-type="percentage">
            <text:p>0,00 %</text:p>
          </table:table-cell>
          <table:table-cell table:style-name="ce28" table:formula="of:=IF([.$L$522]&gt;service_du;1-[.P461];0)" office:value-type="percentage" office:value="1" calcext:value-type="percentage">
            <text:p>100,00 %</text:p>
          </table:table-cell>
          <table:table-cell table:style-name="ce26" table:formula="of:=[.I461]*[.Q461]*[.K461]*IF(ISBLANK([.G461]);1;[.G46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0]+[.L461]&gt;service_du;service_du;[.T460]+[.L461]))" office:value-type="float" office:value="188" calcext:value-type="float">
            <text:p>188 HETD</text:p>
          </table:table-cell>
          <table:table-cell table:style-name="ce11" table:formula="of:=IF(service_du=0;0;IF([.T460]+[.L461]&gt;service_du;service_du-[.T460];[.L461]))" office:value-type="float" office:value="0" calcext:value-type="float">
            <text:p>0 HETD</text:p>
          </table:table-cell>
          <table:table-cell table:style-name="ce30" table:formula="of:=IF(service_du=0;[.I461];IF([.J461]&gt;0;IF([.T460]+[.L461]&lt;service_du;0;(([.T460]+[.L461])-service_du)/[.J46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1]+IF([.H461]&lt;&gt;&quot;Oui&quot;;[.I461];0))*[.K461])*IF(ISBLANK([.G461]);1;[.G461])" office:value-type="float" office:value="0" calcext:value-type="float">
            <text:p>0 HETD</text:p>
          </table:table-cell>
          <table:table-cell/>
          <table:table-cell table:style-name="ce33" table:formula="of:=IF(OR(ISBLANK([.$C461]);[.$C461]=&quot;Référentiel&quot;);0;IF(contexte_calcul=&quot;Réalisé&quot;;[.$U461]*[.D461];[.$O461]*[.D461]))" office:value-type="float" office:value="0" calcext:value-type="float">
            <text:p>0 HETD</text:p>
          </table:table-cell>
          <table:table-cell table:style-name="ce33" table:formula="of:=IF(OR(ISBLANK([.$C461]);[.$C461]=&quot;Référentiel&quot;);0;IF(contexte_calcul=&quot;Réalisé&quot;;[.$U461]*[.E461];[.$O461]*[.E461]))" office:value-type="float" office:value="0" calcext:value-type="float">
            <text:p>0 HETD</text:p>
          </table:table-cell>
          <table:table-cell table:style-name="ce33" table:formula="of:=IF(OR(ISBLANK([.$C461]);[.$C461]=&quot;Référentiel&quot;);0;IF(contexte_calcul=&quot;Réalisé&quot;;[.$U461]*[.F461];[.$O461]*[.F461]))" office:value-type="float" office:value="0" calcext:value-type="float">
            <text:p>0 HETD</text:p>
          </table:table-cell>
          <table:table-cell table:style-name="ce33" table:formula="of:=IF([.$C461]=&quot;Référentiel&quot;;IF(contexte_calcul=&quot;Réalisé&quot;;[.$U461];[.$R461]);0)" office:value-type="float" office:value="0" calcext:value-type="float">
            <text:p>0 HETD</text:p>
          </table:table-cell>
          <table:table-cell table:style-name="ce33" table:formula="of:=IF(OR(ISBLANK([.$C461]);[.$C461]=&quot;Référentiel&quot;);0;IF(contexte_calcul=&quot;Réalisé&quot;;[.$W461]*[.D461];[.$R461]*[.D461]))" office:value-type="float" office:value="0" calcext:value-type="float">
            <text:p>0 HETD</text:p>
          </table:table-cell>
          <table:table-cell table:style-name="ce33" table:formula="of:=IF(OR(ISBLANK([.$C461]);[.$C461]=&quot;Référentiel&quot;);0;IF(contexte_calcul=&quot;Réalisé&quot;;[.$W461]*[.E461];[.$R461]*[.E461]))" office:value-type="float" office:value="0" calcext:value-type="float">
            <text:p>0 HETD</text:p>
          </table:table-cell>
          <table:table-cell table:style-name="ce33" table:formula="of:=IF(OR(ISBLANK([.$C461]);[.$C461]=&quot;Référentiel&quot;);0;IF(contexte_calcul=&quot;Réalisé&quot;;[.$W461]*[.F461];[.$R461]*[.F46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1]=&quot;Référentiel&quot;;IF(contexte_calcul=&quot;Réalisé&quot;;[.$W461];[.$R46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62]);[.C462]=&quot;Référentiel&quot;);&quot;&quot;;1-([.D462]+[.E46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62]);0;HLOOKUP(IF(AND([.C462]=&quot;TP&quot;;TP_vaut_TD=&quot;Oui&quot;);&quot;TD&quot;;[.C462]);types_intervention;2;0))*IF(ISBLANK([.G462]);1;[.G462])" office:value-type="float" office:value="0" calcext:value-type="float">
            <text:p>0 HETD</text:p>
          </table:table-cell>
          <table:table-cell table:style-name="ce12" table:formula="of:=IF(ISBLANK([.C462]);0;HLOOKUP([.C462];types_intervention;3;0))*IF(ISBLANK([.G462]);1;[.G462])" office:value-type="float" office:value="0" calcext:value-type="float">
            <text:p>0 HETD</text:p>
          </table:table-cell>
          <table:table-cell table:style-name="ce11" table:formula="of:=IF([.H462]=&quot;Oui&quot;;[.I462]*[.J46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2]/[.$L$522];0)" office:value-type="percentage" office:value="0" calcext:value-type="percentage">
            <text:p>0,00 %</text:p>
          </table:table-cell>
          <table:table-cell table:style-name="ce11" table:formula="of:=MIN(service_du;[.$L$522])*[.N462]" office:value-type="float" office:value="0" calcext:value-type="float">
            <text:p>0 HETD</text:p>
          </table:table-cell>
          <table:table-cell table:style-name="ce28" table:formula="of:=IF([.L462]&lt;&gt;0;[.O462]/[.L462];0)" office:value-type="percentage" office:value="0" calcext:value-type="percentage">
            <text:p>0,00 %</text:p>
          </table:table-cell>
          <table:table-cell table:style-name="ce28" table:formula="of:=IF([.$L$522]&gt;service_du;1-[.P462];0)" office:value-type="percentage" office:value="1" calcext:value-type="percentage">
            <text:p>100,00 %</text:p>
          </table:table-cell>
          <table:table-cell table:style-name="ce26" table:formula="of:=[.I462]*[.Q462]*[.K462]*IF(ISBLANK([.G462]);1;[.G46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1]+[.L462]&gt;service_du;service_du;[.T461]+[.L462]))" office:value-type="float" office:value="188" calcext:value-type="float">
            <text:p>188 HETD</text:p>
          </table:table-cell>
          <table:table-cell table:style-name="ce11" table:formula="of:=IF(service_du=0;0;IF([.T461]+[.L462]&gt;service_du;service_du-[.T461];[.L462]))" office:value-type="float" office:value="0" calcext:value-type="float">
            <text:p>0 HETD</text:p>
          </table:table-cell>
          <table:table-cell table:style-name="ce30" table:formula="of:=IF(service_du=0;[.I462];IF([.J462]&gt;0;IF([.T461]+[.L462]&lt;service_du;0;(([.T461]+[.L462])-service_du)/[.J46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2]+IF([.H462]&lt;&gt;&quot;Oui&quot;;[.I462];0))*[.K462])*IF(ISBLANK([.G462]);1;[.G462])" office:value-type="float" office:value="0" calcext:value-type="float">
            <text:p>0 HETD</text:p>
          </table:table-cell>
          <table:table-cell/>
          <table:table-cell table:style-name="ce33" table:formula="of:=IF(OR(ISBLANK([.$C462]);[.$C462]=&quot;Référentiel&quot;);0;IF(contexte_calcul=&quot;Réalisé&quot;;[.$U462]*[.D462];[.$O462]*[.D462]))" office:value-type="float" office:value="0" calcext:value-type="float">
            <text:p>0 HETD</text:p>
          </table:table-cell>
          <table:table-cell table:style-name="ce33" table:formula="of:=IF(OR(ISBLANK([.$C462]);[.$C462]=&quot;Référentiel&quot;);0;IF(contexte_calcul=&quot;Réalisé&quot;;[.$U462]*[.E462];[.$O462]*[.E462]))" office:value-type="float" office:value="0" calcext:value-type="float">
            <text:p>0 HETD</text:p>
          </table:table-cell>
          <table:table-cell table:style-name="ce33" table:formula="of:=IF(OR(ISBLANK([.$C462]);[.$C462]=&quot;Référentiel&quot;);0;IF(contexte_calcul=&quot;Réalisé&quot;;[.$U462]*[.F462];[.$O462]*[.F462]))" office:value-type="float" office:value="0" calcext:value-type="float">
            <text:p>0 HETD</text:p>
          </table:table-cell>
          <table:table-cell table:style-name="ce33" table:formula="of:=IF([.$C462]=&quot;Référentiel&quot;;IF(contexte_calcul=&quot;Réalisé&quot;;[.$U462];[.$R462]);0)" office:value-type="float" office:value="0" calcext:value-type="float">
            <text:p>0 HETD</text:p>
          </table:table-cell>
          <table:table-cell table:style-name="ce33" table:formula="of:=IF(OR(ISBLANK([.$C462]);[.$C462]=&quot;Référentiel&quot;);0;IF(contexte_calcul=&quot;Réalisé&quot;;[.$W462]*[.D462];[.$R462]*[.D462]))" office:value-type="float" office:value="0" calcext:value-type="float">
            <text:p>0 HETD</text:p>
          </table:table-cell>
          <table:table-cell table:style-name="ce33" table:formula="of:=IF(OR(ISBLANK([.$C462]);[.$C462]=&quot;Référentiel&quot;);0;IF(contexte_calcul=&quot;Réalisé&quot;;[.$W462]*[.E462];[.$R462]*[.E462]))" office:value-type="float" office:value="0" calcext:value-type="float">
            <text:p>0 HETD</text:p>
          </table:table-cell>
          <table:table-cell table:style-name="ce33" table:formula="of:=IF(OR(ISBLANK([.$C462]);[.$C462]=&quot;Référentiel&quot;);0;IF(contexte_calcul=&quot;Réalisé&quot;;[.$W462]*[.F462];[.$R462]*[.F46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2]=&quot;Référentiel&quot;;IF(contexte_calcul=&quot;Réalisé&quot;;[.$W462];[.$R46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63]);[.C463]=&quot;Référentiel&quot;);&quot;&quot;;1-([.D463]+[.E46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63]);0;HLOOKUP(IF(AND([.C463]=&quot;TP&quot;;TP_vaut_TD=&quot;Oui&quot;);&quot;TD&quot;;[.C463]);types_intervention;2;0))*IF(ISBLANK([.G463]);1;[.G463])" office:value-type="float" office:value="0" calcext:value-type="float">
            <text:p>0 HETD</text:p>
          </table:table-cell>
          <table:table-cell table:style-name="ce12" table:formula="of:=IF(ISBLANK([.C463]);0;HLOOKUP([.C463];types_intervention;3;0))*IF(ISBLANK([.G463]);1;[.G463])" office:value-type="float" office:value="0" calcext:value-type="float">
            <text:p>0 HETD</text:p>
          </table:table-cell>
          <table:table-cell table:style-name="ce11" table:formula="of:=IF([.H463]=&quot;Oui&quot;;[.I463]*[.J46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3]/[.$L$522];0)" office:value-type="percentage" office:value="0" calcext:value-type="percentage">
            <text:p>0,00 %</text:p>
          </table:table-cell>
          <table:table-cell table:style-name="ce11" table:formula="of:=MIN(service_du;[.$L$522])*[.N463]" office:value-type="float" office:value="0" calcext:value-type="float">
            <text:p>0 HETD</text:p>
          </table:table-cell>
          <table:table-cell table:style-name="ce28" table:formula="of:=IF([.L463]&lt;&gt;0;[.O463]/[.L463];0)" office:value-type="percentage" office:value="0" calcext:value-type="percentage">
            <text:p>0,00 %</text:p>
          </table:table-cell>
          <table:table-cell table:style-name="ce28" table:formula="of:=IF([.$L$522]&gt;service_du;1-[.P463];0)" office:value-type="percentage" office:value="1" calcext:value-type="percentage">
            <text:p>100,00 %</text:p>
          </table:table-cell>
          <table:table-cell table:style-name="ce26" table:formula="of:=[.I463]*[.Q463]*[.K463]*IF(ISBLANK([.G463]);1;[.G46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2]+[.L463]&gt;service_du;service_du;[.T462]+[.L463]))" office:value-type="float" office:value="188" calcext:value-type="float">
            <text:p>188 HETD</text:p>
          </table:table-cell>
          <table:table-cell table:style-name="ce11" table:formula="of:=IF(service_du=0;0;IF([.T462]+[.L463]&gt;service_du;service_du-[.T462];[.L463]))" office:value-type="float" office:value="0" calcext:value-type="float">
            <text:p>0 HETD</text:p>
          </table:table-cell>
          <table:table-cell table:style-name="ce30" table:formula="of:=IF(service_du=0;[.I463];IF([.J463]&gt;0;IF([.T462]+[.L463]&lt;service_du;0;(([.T462]+[.L463])-service_du)/[.J46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3]+IF([.H463]&lt;&gt;&quot;Oui&quot;;[.I463];0))*[.K463])*IF(ISBLANK([.G463]);1;[.G463])" office:value-type="float" office:value="0" calcext:value-type="float">
            <text:p>0 HETD</text:p>
          </table:table-cell>
          <table:table-cell/>
          <table:table-cell table:style-name="ce33" table:formula="of:=IF(OR(ISBLANK([.$C463]);[.$C463]=&quot;Référentiel&quot;);0;IF(contexte_calcul=&quot;Réalisé&quot;;[.$U463]*[.D463];[.$O463]*[.D463]))" office:value-type="float" office:value="0" calcext:value-type="float">
            <text:p>0 HETD</text:p>
          </table:table-cell>
          <table:table-cell table:style-name="ce33" table:formula="of:=IF(OR(ISBLANK([.$C463]);[.$C463]=&quot;Référentiel&quot;);0;IF(contexte_calcul=&quot;Réalisé&quot;;[.$U463]*[.E463];[.$O463]*[.E463]))" office:value-type="float" office:value="0" calcext:value-type="float">
            <text:p>0 HETD</text:p>
          </table:table-cell>
          <table:table-cell table:style-name="ce33" table:formula="of:=IF(OR(ISBLANK([.$C463]);[.$C463]=&quot;Référentiel&quot;);0;IF(contexte_calcul=&quot;Réalisé&quot;;[.$U463]*[.F463];[.$O463]*[.F463]))" office:value-type="float" office:value="0" calcext:value-type="float">
            <text:p>0 HETD</text:p>
          </table:table-cell>
          <table:table-cell table:style-name="ce33" table:formula="of:=IF([.$C463]=&quot;Référentiel&quot;;IF(contexte_calcul=&quot;Réalisé&quot;;[.$U463];[.$R463]);0)" office:value-type="float" office:value="0" calcext:value-type="float">
            <text:p>0 HETD</text:p>
          </table:table-cell>
          <table:table-cell table:style-name="ce33" table:formula="of:=IF(OR(ISBLANK([.$C463]);[.$C463]=&quot;Référentiel&quot;);0;IF(contexte_calcul=&quot;Réalisé&quot;;[.$W463]*[.D463];[.$R463]*[.D463]))" office:value-type="float" office:value="0" calcext:value-type="float">
            <text:p>0 HETD</text:p>
          </table:table-cell>
          <table:table-cell table:style-name="ce33" table:formula="of:=IF(OR(ISBLANK([.$C463]);[.$C463]=&quot;Référentiel&quot;);0;IF(contexte_calcul=&quot;Réalisé&quot;;[.$W463]*[.E463];[.$R463]*[.E463]))" office:value-type="float" office:value="0" calcext:value-type="float">
            <text:p>0 HETD</text:p>
          </table:table-cell>
          <table:table-cell table:style-name="ce33" table:formula="of:=IF(OR(ISBLANK([.$C463]);[.$C463]=&quot;Référentiel&quot;);0;IF(contexte_calcul=&quot;Réalisé&quot;;[.$W463]*[.F463];[.$R463]*[.F46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3]=&quot;Référentiel&quot;;IF(contexte_calcul=&quot;Réalisé&quot;;[.$W463];[.$R46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64]);[.C464]=&quot;Référentiel&quot;);&quot;&quot;;1-([.D464]+[.E46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64]);0;HLOOKUP(IF(AND([.C464]=&quot;TP&quot;;TP_vaut_TD=&quot;Oui&quot;);&quot;TD&quot;;[.C464]);types_intervention;2;0))*IF(ISBLANK([.G464]);1;[.G464])" office:value-type="float" office:value="0" calcext:value-type="float">
            <text:p>0 HETD</text:p>
          </table:table-cell>
          <table:table-cell table:style-name="ce12" table:formula="of:=IF(ISBLANK([.C464]);0;HLOOKUP([.C464];types_intervention;3;0))*IF(ISBLANK([.G464]);1;[.G464])" office:value-type="float" office:value="0" calcext:value-type="float">
            <text:p>0 HETD</text:p>
          </table:table-cell>
          <table:table-cell table:style-name="ce11" table:formula="of:=IF([.H464]=&quot;Oui&quot;;[.I464]*[.J46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4]/[.$L$522];0)" office:value-type="percentage" office:value="0" calcext:value-type="percentage">
            <text:p>0,00 %</text:p>
          </table:table-cell>
          <table:table-cell table:style-name="ce11" table:formula="of:=MIN(service_du;[.$L$522])*[.N464]" office:value-type="float" office:value="0" calcext:value-type="float">
            <text:p>0 HETD</text:p>
          </table:table-cell>
          <table:table-cell table:style-name="ce28" table:formula="of:=IF([.L464]&lt;&gt;0;[.O464]/[.L464];0)" office:value-type="percentage" office:value="0" calcext:value-type="percentage">
            <text:p>0,00 %</text:p>
          </table:table-cell>
          <table:table-cell table:style-name="ce28" table:formula="of:=IF([.$L$522]&gt;service_du;1-[.P464];0)" office:value-type="percentage" office:value="1" calcext:value-type="percentage">
            <text:p>100,00 %</text:p>
          </table:table-cell>
          <table:table-cell table:style-name="ce26" table:formula="of:=[.I464]*[.Q464]*[.K464]*IF(ISBLANK([.G464]);1;[.G46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3]+[.L464]&gt;service_du;service_du;[.T463]+[.L464]))" office:value-type="float" office:value="188" calcext:value-type="float">
            <text:p>188 HETD</text:p>
          </table:table-cell>
          <table:table-cell table:style-name="ce11" table:formula="of:=IF(service_du=0;0;IF([.T463]+[.L464]&gt;service_du;service_du-[.T463];[.L464]))" office:value-type="float" office:value="0" calcext:value-type="float">
            <text:p>0 HETD</text:p>
          </table:table-cell>
          <table:table-cell table:style-name="ce30" table:formula="of:=IF(service_du=0;[.I464];IF([.J464]&gt;0;IF([.T463]+[.L464]&lt;service_du;0;(([.T463]+[.L464])-service_du)/[.J46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4]+IF([.H464]&lt;&gt;&quot;Oui&quot;;[.I464];0))*[.K464])*IF(ISBLANK([.G464]);1;[.G464])" office:value-type="float" office:value="0" calcext:value-type="float">
            <text:p>0 HETD</text:p>
          </table:table-cell>
          <table:table-cell/>
          <table:table-cell table:style-name="ce33" table:formula="of:=IF(OR(ISBLANK([.$C464]);[.$C464]=&quot;Référentiel&quot;);0;IF(contexte_calcul=&quot;Réalisé&quot;;[.$U464]*[.D464];[.$O464]*[.D464]))" office:value-type="float" office:value="0" calcext:value-type="float">
            <text:p>0 HETD</text:p>
          </table:table-cell>
          <table:table-cell table:style-name="ce33" table:formula="of:=IF(OR(ISBLANK([.$C464]);[.$C464]=&quot;Référentiel&quot;);0;IF(contexte_calcul=&quot;Réalisé&quot;;[.$U464]*[.E464];[.$O464]*[.E464]))" office:value-type="float" office:value="0" calcext:value-type="float">
            <text:p>0 HETD</text:p>
          </table:table-cell>
          <table:table-cell table:style-name="ce33" table:formula="of:=IF(OR(ISBLANK([.$C464]);[.$C464]=&quot;Référentiel&quot;);0;IF(contexte_calcul=&quot;Réalisé&quot;;[.$U464]*[.F464];[.$O464]*[.F464]))" office:value-type="float" office:value="0" calcext:value-type="float">
            <text:p>0 HETD</text:p>
          </table:table-cell>
          <table:table-cell table:style-name="ce33" table:formula="of:=IF([.$C464]=&quot;Référentiel&quot;;IF(contexte_calcul=&quot;Réalisé&quot;;[.$U464];[.$R464]);0)" office:value-type="float" office:value="0" calcext:value-type="float">
            <text:p>0 HETD</text:p>
          </table:table-cell>
          <table:table-cell table:style-name="ce33" table:formula="of:=IF(OR(ISBLANK([.$C464]);[.$C464]=&quot;Référentiel&quot;);0;IF(contexte_calcul=&quot;Réalisé&quot;;[.$W464]*[.D464];[.$R464]*[.D464]))" office:value-type="float" office:value="0" calcext:value-type="float">
            <text:p>0 HETD</text:p>
          </table:table-cell>
          <table:table-cell table:style-name="ce33" table:formula="of:=IF(OR(ISBLANK([.$C464]);[.$C464]=&quot;Référentiel&quot;);0;IF(contexte_calcul=&quot;Réalisé&quot;;[.$W464]*[.E464];[.$R464]*[.E464]))" office:value-type="float" office:value="0" calcext:value-type="float">
            <text:p>0 HETD</text:p>
          </table:table-cell>
          <table:table-cell table:style-name="ce33" table:formula="of:=IF(OR(ISBLANK([.$C464]);[.$C464]=&quot;Référentiel&quot;);0;IF(contexte_calcul=&quot;Réalisé&quot;;[.$W464]*[.F464];[.$R464]*[.F46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4]=&quot;Référentiel&quot;;IF(contexte_calcul=&quot;Réalisé&quot;;[.$W464];[.$R46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65]);[.C465]=&quot;Référentiel&quot;);&quot;&quot;;1-([.D465]+[.E46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65]);0;HLOOKUP(IF(AND([.C465]=&quot;TP&quot;;TP_vaut_TD=&quot;Oui&quot;);&quot;TD&quot;;[.C465]);types_intervention;2;0))*IF(ISBLANK([.G465]);1;[.G465])" office:value-type="float" office:value="0" calcext:value-type="float">
            <text:p>0 HETD</text:p>
          </table:table-cell>
          <table:table-cell table:style-name="ce12" table:formula="of:=IF(ISBLANK([.C465]);0;HLOOKUP([.C465];types_intervention;3;0))*IF(ISBLANK([.G465]);1;[.G465])" office:value-type="float" office:value="0" calcext:value-type="float">
            <text:p>0 HETD</text:p>
          </table:table-cell>
          <table:table-cell table:style-name="ce11" table:formula="of:=IF([.H465]=&quot;Oui&quot;;[.I465]*[.J46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5]/[.$L$522];0)" office:value-type="percentage" office:value="0" calcext:value-type="percentage">
            <text:p>0,00 %</text:p>
          </table:table-cell>
          <table:table-cell table:style-name="ce11" table:formula="of:=MIN(service_du;[.$L$522])*[.N465]" office:value-type="float" office:value="0" calcext:value-type="float">
            <text:p>0 HETD</text:p>
          </table:table-cell>
          <table:table-cell table:style-name="ce28" table:formula="of:=IF([.L465]&lt;&gt;0;[.O465]/[.L465];0)" office:value-type="percentage" office:value="0" calcext:value-type="percentage">
            <text:p>0,00 %</text:p>
          </table:table-cell>
          <table:table-cell table:style-name="ce28" table:formula="of:=IF([.$L$522]&gt;service_du;1-[.P465];0)" office:value-type="percentage" office:value="1" calcext:value-type="percentage">
            <text:p>100,00 %</text:p>
          </table:table-cell>
          <table:table-cell table:style-name="ce26" table:formula="of:=[.I465]*[.Q465]*[.K465]*IF(ISBLANK([.G465]);1;[.G46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4]+[.L465]&gt;service_du;service_du;[.T464]+[.L465]))" office:value-type="float" office:value="188" calcext:value-type="float">
            <text:p>188 HETD</text:p>
          </table:table-cell>
          <table:table-cell table:style-name="ce11" table:formula="of:=IF(service_du=0;0;IF([.T464]+[.L465]&gt;service_du;service_du-[.T464];[.L465]))" office:value-type="float" office:value="0" calcext:value-type="float">
            <text:p>0 HETD</text:p>
          </table:table-cell>
          <table:table-cell table:style-name="ce30" table:formula="of:=IF(service_du=0;[.I465];IF([.J465]&gt;0;IF([.T464]+[.L465]&lt;service_du;0;(([.T464]+[.L465])-service_du)/[.J46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5]+IF([.H465]&lt;&gt;&quot;Oui&quot;;[.I465];0))*[.K465])*IF(ISBLANK([.G465]);1;[.G465])" office:value-type="float" office:value="0" calcext:value-type="float">
            <text:p>0 HETD</text:p>
          </table:table-cell>
          <table:table-cell/>
          <table:table-cell table:style-name="ce33" table:formula="of:=IF(OR(ISBLANK([.$C465]);[.$C465]=&quot;Référentiel&quot;);0;IF(contexte_calcul=&quot;Réalisé&quot;;[.$U465]*[.D465];[.$O465]*[.D465]))" office:value-type="float" office:value="0" calcext:value-type="float">
            <text:p>0 HETD</text:p>
          </table:table-cell>
          <table:table-cell table:style-name="ce33" table:formula="of:=IF(OR(ISBLANK([.$C465]);[.$C465]=&quot;Référentiel&quot;);0;IF(contexte_calcul=&quot;Réalisé&quot;;[.$U465]*[.E465];[.$O465]*[.E465]))" office:value-type="float" office:value="0" calcext:value-type="float">
            <text:p>0 HETD</text:p>
          </table:table-cell>
          <table:table-cell table:style-name="ce33" table:formula="of:=IF(OR(ISBLANK([.$C465]);[.$C465]=&quot;Référentiel&quot;);0;IF(contexte_calcul=&quot;Réalisé&quot;;[.$U465]*[.F465];[.$O465]*[.F465]))" office:value-type="float" office:value="0" calcext:value-type="float">
            <text:p>0 HETD</text:p>
          </table:table-cell>
          <table:table-cell table:style-name="ce33" table:formula="of:=IF([.$C465]=&quot;Référentiel&quot;;IF(contexte_calcul=&quot;Réalisé&quot;;[.$U465];[.$R465]);0)" office:value-type="float" office:value="0" calcext:value-type="float">
            <text:p>0 HETD</text:p>
          </table:table-cell>
          <table:table-cell table:style-name="ce33" table:formula="of:=IF(OR(ISBLANK([.$C465]);[.$C465]=&quot;Référentiel&quot;);0;IF(contexte_calcul=&quot;Réalisé&quot;;[.$W465]*[.D465];[.$R465]*[.D465]))" office:value-type="float" office:value="0" calcext:value-type="float">
            <text:p>0 HETD</text:p>
          </table:table-cell>
          <table:table-cell table:style-name="ce33" table:formula="of:=IF(OR(ISBLANK([.$C465]);[.$C465]=&quot;Référentiel&quot;);0;IF(contexte_calcul=&quot;Réalisé&quot;;[.$W465]*[.E465];[.$R465]*[.E465]))" office:value-type="float" office:value="0" calcext:value-type="float">
            <text:p>0 HETD</text:p>
          </table:table-cell>
          <table:table-cell table:style-name="ce33" table:formula="of:=IF(OR(ISBLANK([.$C465]);[.$C465]=&quot;Référentiel&quot;);0;IF(contexte_calcul=&quot;Réalisé&quot;;[.$W465]*[.F465];[.$R465]*[.F46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5]=&quot;Référentiel&quot;;IF(contexte_calcul=&quot;Réalisé&quot;;[.$W465];[.$R46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66]);[.C466]=&quot;Référentiel&quot;);&quot;&quot;;1-([.D466]+[.E46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66]);0;HLOOKUP(IF(AND([.C466]=&quot;TP&quot;;TP_vaut_TD=&quot;Oui&quot;);&quot;TD&quot;;[.C466]);types_intervention;2;0))*IF(ISBLANK([.G466]);1;[.G466])" office:value-type="float" office:value="0" calcext:value-type="float">
            <text:p>0 HETD</text:p>
          </table:table-cell>
          <table:table-cell table:style-name="ce12" table:formula="of:=IF(ISBLANK([.C466]);0;HLOOKUP([.C466];types_intervention;3;0))*IF(ISBLANK([.G466]);1;[.G466])" office:value-type="float" office:value="0" calcext:value-type="float">
            <text:p>0 HETD</text:p>
          </table:table-cell>
          <table:table-cell table:style-name="ce11" table:formula="of:=IF([.H466]=&quot;Oui&quot;;[.I466]*[.J46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6]/[.$L$522];0)" office:value-type="percentage" office:value="0" calcext:value-type="percentage">
            <text:p>0,00 %</text:p>
          </table:table-cell>
          <table:table-cell table:style-name="ce11" table:formula="of:=MIN(service_du;[.$L$522])*[.N466]" office:value-type="float" office:value="0" calcext:value-type="float">
            <text:p>0 HETD</text:p>
          </table:table-cell>
          <table:table-cell table:style-name="ce28" table:formula="of:=IF([.L466]&lt;&gt;0;[.O466]/[.L466];0)" office:value-type="percentage" office:value="0" calcext:value-type="percentage">
            <text:p>0,00 %</text:p>
          </table:table-cell>
          <table:table-cell table:style-name="ce28" table:formula="of:=IF([.$L$522]&gt;service_du;1-[.P466];0)" office:value-type="percentage" office:value="1" calcext:value-type="percentage">
            <text:p>100,00 %</text:p>
          </table:table-cell>
          <table:table-cell table:style-name="ce26" table:formula="of:=[.I466]*[.Q466]*[.K466]*IF(ISBLANK([.G466]);1;[.G46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5]+[.L466]&gt;service_du;service_du;[.T465]+[.L466]))" office:value-type="float" office:value="188" calcext:value-type="float">
            <text:p>188 HETD</text:p>
          </table:table-cell>
          <table:table-cell table:style-name="ce11" table:formula="of:=IF(service_du=0;0;IF([.T465]+[.L466]&gt;service_du;service_du-[.T465];[.L466]))" office:value-type="float" office:value="0" calcext:value-type="float">
            <text:p>0 HETD</text:p>
          </table:table-cell>
          <table:table-cell table:style-name="ce30" table:formula="of:=IF(service_du=0;[.I466];IF([.J466]&gt;0;IF([.T465]+[.L466]&lt;service_du;0;(([.T465]+[.L466])-service_du)/[.J46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6]+IF([.H466]&lt;&gt;&quot;Oui&quot;;[.I466];0))*[.K466])*IF(ISBLANK([.G466]);1;[.G466])" office:value-type="float" office:value="0" calcext:value-type="float">
            <text:p>0 HETD</text:p>
          </table:table-cell>
          <table:table-cell/>
          <table:table-cell table:style-name="ce33" table:formula="of:=IF(OR(ISBLANK([.$C466]);[.$C466]=&quot;Référentiel&quot;);0;IF(contexte_calcul=&quot;Réalisé&quot;;[.$U466]*[.D466];[.$O466]*[.D466]))" office:value-type="float" office:value="0" calcext:value-type="float">
            <text:p>0 HETD</text:p>
          </table:table-cell>
          <table:table-cell table:style-name="ce33" table:formula="of:=IF(OR(ISBLANK([.$C466]);[.$C466]=&quot;Référentiel&quot;);0;IF(contexte_calcul=&quot;Réalisé&quot;;[.$U466]*[.E466];[.$O466]*[.E466]))" office:value-type="float" office:value="0" calcext:value-type="float">
            <text:p>0 HETD</text:p>
          </table:table-cell>
          <table:table-cell table:style-name="ce33" table:formula="of:=IF(OR(ISBLANK([.$C466]);[.$C466]=&quot;Référentiel&quot;);0;IF(contexte_calcul=&quot;Réalisé&quot;;[.$U466]*[.F466];[.$O466]*[.F466]))" office:value-type="float" office:value="0" calcext:value-type="float">
            <text:p>0 HETD</text:p>
          </table:table-cell>
          <table:table-cell table:style-name="ce33" table:formula="of:=IF([.$C466]=&quot;Référentiel&quot;;IF(contexte_calcul=&quot;Réalisé&quot;;[.$U466];[.$R466]);0)" office:value-type="float" office:value="0" calcext:value-type="float">
            <text:p>0 HETD</text:p>
          </table:table-cell>
          <table:table-cell table:style-name="ce33" table:formula="of:=IF(OR(ISBLANK([.$C466]);[.$C466]=&quot;Référentiel&quot;);0;IF(contexte_calcul=&quot;Réalisé&quot;;[.$W466]*[.D466];[.$R466]*[.D466]))" office:value-type="float" office:value="0" calcext:value-type="float">
            <text:p>0 HETD</text:p>
          </table:table-cell>
          <table:table-cell table:style-name="ce33" table:formula="of:=IF(OR(ISBLANK([.$C466]);[.$C466]=&quot;Référentiel&quot;);0;IF(contexte_calcul=&quot;Réalisé&quot;;[.$W466]*[.E466];[.$R466]*[.E466]))" office:value-type="float" office:value="0" calcext:value-type="float">
            <text:p>0 HETD</text:p>
          </table:table-cell>
          <table:table-cell table:style-name="ce33" table:formula="of:=IF(OR(ISBLANK([.$C466]);[.$C466]=&quot;Référentiel&quot;);0;IF(contexte_calcul=&quot;Réalisé&quot;;[.$W466]*[.F466];[.$R466]*[.F46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6]=&quot;Référentiel&quot;;IF(contexte_calcul=&quot;Réalisé&quot;;[.$W466];[.$R46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67]);[.C467]=&quot;Référentiel&quot;);&quot;&quot;;1-([.D467]+[.E46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67]);0;HLOOKUP(IF(AND([.C467]=&quot;TP&quot;;TP_vaut_TD=&quot;Oui&quot;);&quot;TD&quot;;[.C467]);types_intervention;2;0))*IF(ISBLANK([.G467]);1;[.G467])" office:value-type="float" office:value="0" calcext:value-type="float">
            <text:p>0 HETD</text:p>
          </table:table-cell>
          <table:table-cell table:style-name="ce12" table:formula="of:=IF(ISBLANK([.C467]);0;HLOOKUP([.C467];types_intervention;3;0))*IF(ISBLANK([.G467]);1;[.G467])" office:value-type="float" office:value="0" calcext:value-type="float">
            <text:p>0 HETD</text:p>
          </table:table-cell>
          <table:table-cell table:style-name="ce11" table:formula="of:=IF([.H467]=&quot;Oui&quot;;[.I467]*[.J46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7]/[.$L$522];0)" office:value-type="percentage" office:value="0" calcext:value-type="percentage">
            <text:p>0,00 %</text:p>
          </table:table-cell>
          <table:table-cell table:style-name="ce11" table:formula="of:=MIN(service_du;[.$L$522])*[.N467]" office:value-type="float" office:value="0" calcext:value-type="float">
            <text:p>0 HETD</text:p>
          </table:table-cell>
          <table:table-cell table:style-name="ce28" table:formula="of:=IF([.L467]&lt;&gt;0;[.O467]/[.L467];0)" office:value-type="percentage" office:value="0" calcext:value-type="percentage">
            <text:p>0,00 %</text:p>
          </table:table-cell>
          <table:table-cell table:style-name="ce28" table:formula="of:=IF([.$L$522]&gt;service_du;1-[.P467];0)" office:value-type="percentage" office:value="1" calcext:value-type="percentage">
            <text:p>100,00 %</text:p>
          </table:table-cell>
          <table:table-cell table:style-name="ce26" table:formula="of:=[.I467]*[.Q467]*[.K467]*IF(ISBLANK([.G467]);1;[.G46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6]+[.L467]&gt;service_du;service_du;[.T466]+[.L467]))" office:value-type="float" office:value="188" calcext:value-type="float">
            <text:p>188 HETD</text:p>
          </table:table-cell>
          <table:table-cell table:style-name="ce11" table:formula="of:=IF(service_du=0;0;IF([.T466]+[.L467]&gt;service_du;service_du-[.T466];[.L467]))" office:value-type="float" office:value="0" calcext:value-type="float">
            <text:p>0 HETD</text:p>
          </table:table-cell>
          <table:table-cell table:style-name="ce30" table:formula="of:=IF(service_du=0;[.I467];IF([.J467]&gt;0;IF([.T466]+[.L467]&lt;service_du;0;(([.T466]+[.L467])-service_du)/[.J46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7]+IF([.H467]&lt;&gt;&quot;Oui&quot;;[.I467];0))*[.K467])*IF(ISBLANK([.G467]);1;[.G467])" office:value-type="float" office:value="0" calcext:value-type="float">
            <text:p>0 HETD</text:p>
          </table:table-cell>
          <table:table-cell/>
          <table:table-cell table:style-name="ce33" table:formula="of:=IF(OR(ISBLANK([.$C467]);[.$C467]=&quot;Référentiel&quot;);0;IF(contexte_calcul=&quot;Réalisé&quot;;[.$U467]*[.D467];[.$O467]*[.D467]))" office:value-type="float" office:value="0" calcext:value-type="float">
            <text:p>0 HETD</text:p>
          </table:table-cell>
          <table:table-cell table:style-name="ce33" table:formula="of:=IF(OR(ISBLANK([.$C467]);[.$C467]=&quot;Référentiel&quot;);0;IF(contexte_calcul=&quot;Réalisé&quot;;[.$U467]*[.E467];[.$O467]*[.E467]))" office:value-type="float" office:value="0" calcext:value-type="float">
            <text:p>0 HETD</text:p>
          </table:table-cell>
          <table:table-cell table:style-name="ce33" table:formula="of:=IF(OR(ISBLANK([.$C467]);[.$C467]=&quot;Référentiel&quot;);0;IF(contexte_calcul=&quot;Réalisé&quot;;[.$U467]*[.F467];[.$O467]*[.F467]))" office:value-type="float" office:value="0" calcext:value-type="float">
            <text:p>0 HETD</text:p>
          </table:table-cell>
          <table:table-cell table:style-name="ce33" table:formula="of:=IF([.$C467]=&quot;Référentiel&quot;;IF(contexte_calcul=&quot;Réalisé&quot;;[.$U467];[.$R467]);0)" office:value-type="float" office:value="0" calcext:value-type="float">
            <text:p>0 HETD</text:p>
          </table:table-cell>
          <table:table-cell table:style-name="ce33" table:formula="of:=IF(OR(ISBLANK([.$C467]);[.$C467]=&quot;Référentiel&quot;);0;IF(contexte_calcul=&quot;Réalisé&quot;;[.$W467]*[.D467];[.$R467]*[.D467]))" office:value-type="float" office:value="0" calcext:value-type="float">
            <text:p>0 HETD</text:p>
          </table:table-cell>
          <table:table-cell table:style-name="ce33" table:formula="of:=IF(OR(ISBLANK([.$C467]);[.$C467]=&quot;Référentiel&quot;);0;IF(contexte_calcul=&quot;Réalisé&quot;;[.$W467]*[.E467];[.$R467]*[.E467]))" office:value-type="float" office:value="0" calcext:value-type="float">
            <text:p>0 HETD</text:p>
          </table:table-cell>
          <table:table-cell table:style-name="ce33" table:formula="of:=IF(OR(ISBLANK([.$C467]);[.$C467]=&quot;Référentiel&quot;);0;IF(contexte_calcul=&quot;Réalisé&quot;;[.$W467]*[.F467];[.$R467]*[.F46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7]=&quot;Référentiel&quot;;IF(contexte_calcul=&quot;Réalisé&quot;;[.$W467];[.$R46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68]);[.C468]=&quot;Référentiel&quot;);&quot;&quot;;1-([.D468]+[.E46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68]);0;HLOOKUP(IF(AND([.C468]=&quot;TP&quot;;TP_vaut_TD=&quot;Oui&quot;);&quot;TD&quot;;[.C468]);types_intervention;2;0))*IF(ISBLANK([.G468]);1;[.G468])" office:value-type="float" office:value="0" calcext:value-type="float">
            <text:p>0 HETD</text:p>
          </table:table-cell>
          <table:table-cell table:style-name="ce12" table:formula="of:=IF(ISBLANK([.C468]);0;HLOOKUP([.C468];types_intervention;3;0))*IF(ISBLANK([.G468]);1;[.G468])" office:value-type="float" office:value="0" calcext:value-type="float">
            <text:p>0 HETD</text:p>
          </table:table-cell>
          <table:table-cell table:style-name="ce11" table:formula="of:=IF([.H468]=&quot;Oui&quot;;[.I468]*[.J46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8]/[.$L$522];0)" office:value-type="percentage" office:value="0" calcext:value-type="percentage">
            <text:p>0,00 %</text:p>
          </table:table-cell>
          <table:table-cell table:style-name="ce11" table:formula="of:=MIN(service_du;[.$L$522])*[.N468]" office:value-type="float" office:value="0" calcext:value-type="float">
            <text:p>0 HETD</text:p>
          </table:table-cell>
          <table:table-cell table:style-name="ce28" table:formula="of:=IF([.L468]&lt;&gt;0;[.O468]/[.L468];0)" office:value-type="percentage" office:value="0" calcext:value-type="percentage">
            <text:p>0,00 %</text:p>
          </table:table-cell>
          <table:table-cell table:style-name="ce28" table:formula="of:=IF([.$L$522]&gt;service_du;1-[.P468];0)" office:value-type="percentage" office:value="1" calcext:value-type="percentage">
            <text:p>100,00 %</text:p>
          </table:table-cell>
          <table:table-cell table:style-name="ce26" table:formula="of:=[.I468]*[.Q468]*[.K468]*IF(ISBLANK([.G468]);1;[.G46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7]+[.L468]&gt;service_du;service_du;[.T467]+[.L468]))" office:value-type="float" office:value="188" calcext:value-type="float">
            <text:p>188 HETD</text:p>
          </table:table-cell>
          <table:table-cell table:style-name="ce11" table:formula="of:=IF(service_du=0;0;IF([.T467]+[.L468]&gt;service_du;service_du-[.T467];[.L468]))" office:value-type="float" office:value="0" calcext:value-type="float">
            <text:p>0 HETD</text:p>
          </table:table-cell>
          <table:table-cell table:style-name="ce30" table:formula="of:=IF(service_du=0;[.I468];IF([.J468]&gt;0;IF([.T467]+[.L468]&lt;service_du;0;(([.T467]+[.L468])-service_du)/[.J46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8]+IF([.H468]&lt;&gt;&quot;Oui&quot;;[.I468];0))*[.K468])*IF(ISBLANK([.G468]);1;[.G468])" office:value-type="float" office:value="0" calcext:value-type="float">
            <text:p>0 HETD</text:p>
          </table:table-cell>
          <table:table-cell/>
          <table:table-cell table:style-name="ce33" table:formula="of:=IF(OR(ISBLANK([.$C468]);[.$C468]=&quot;Référentiel&quot;);0;IF(contexte_calcul=&quot;Réalisé&quot;;[.$U468]*[.D468];[.$O468]*[.D468]))" office:value-type="float" office:value="0" calcext:value-type="float">
            <text:p>0 HETD</text:p>
          </table:table-cell>
          <table:table-cell table:style-name="ce33" table:formula="of:=IF(OR(ISBLANK([.$C468]);[.$C468]=&quot;Référentiel&quot;);0;IF(contexte_calcul=&quot;Réalisé&quot;;[.$U468]*[.E468];[.$O468]*[.E468]))" office:value-type="float" office:value="0" calcext:value-type="float">
            <text:p>0 HETD</text:p>
          </table:table-cell>
          <table:table-cell table:style-name="ce33" table:formula="of:=IF(OR(ISBLANK([.$C468]);[.$C468]=&quot;Référentiel&quot;);0;IF(contexte_calcul=&quot;Réalisé&quot;;[.$U468]*[.F468];[.$O468]*[.F468]))" office:value-type="float" office:value="0" calcext:value-type="float">
            <text:p>0 HETD</text:p>
          </table:table-cell>
          <table:table-cell table:style-name="ce33" table:formula="of:=IF([.$C468]=&quot;Référentiel&quot;;IF(contexte_calcul=&quot;Réalisé&quot;;[.$U468];[.$R468]);0)" office:value-type="float" office:value="0" calcext:value-type="float">
            <text:p>0 HETD</text:p>
          </table:table-cell>
          <table:table-cell table:style-name="ce33" table:formula="of:=IF(OR(ISBLANK([.$C468]);[.$C468]=&quot;Référentiel&quot;);0;IF(contexte_calcul=&quot;Réalisé&quot;;[.$W468]*[.D468];[.$R468]*[.D468]))" office:value-type="float" office:value="0" calcext:value-type="float">
            <text:p>0 HETD</text:p>
          </table:table-cell>
          <table:table-cell table:style-name="ce33" table:formula="of:=IF(OR(ISBLANK([.$C468]);[.$C468]=&quot;Référentiel&quot;);0;IF(contexte_calcul=&quot;Réalisé&quot;;[.$W468]*[.E468];[.$R468]*[.E468]))" office:value-type="float" office:value="0" calcext:value-type="float">
            <text:p>0 HETD</text:p>
          </table:table-cell>
          <table:table-cell table:style-name="ce33" table:formula="of:=IF(OR(ISBLANK([.$C468]);[.$C468]=&quot;Référentiel&quot;);0;IF(contexte_calcul=&quot;Réalisé&quot;;[.$W468]*[.F468];[.$R468]*[.F46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8]=&quot;Référentiel&quot;;IF(contexte_calcul=&quot;Réalisé&quot;;[.$W468];[.$R46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69]);[.C469]=&quot;Référentiel&quot;);&quot;&quot;;1-([.D469]+[.E46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69]);0;HLOOKUP(IF(AND([.C469]=&quot;TP&quot;;TP_vaut_TD=&quot;Oui&quot;);&quot;TD&quot;;[.C469]);types_intervention;2;0))*IF(ISBLANK([.G469]);1;[.G469])" office:value-type="float" office:value="0" calcext:value-type="float">
            <text:p>0 HETD</text:p>
          </table:table-cell>
          <table:table-cell table:style-name="ce12" table:formula="of:=IF(ISBLANK([.C469]);0;HLOOKUP([.C469];types_intervention;3;0))*IF(ISBLANK([.G469]);1;[.G469])" office:value-type="float" office:value="0" calcext:value-type="float">
            <text:p>0 HETD</text:p>
          </table:table-cell>
          <table:table-cell table:style-name="ce11" table:formula="of:=IF([.H469]=&quot;Oui&quot;;[.I469]*[.J46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9]/[.$L$522];0)" office:value-type="percentage" office:value="0" calcext:value-type="percentage">
            <text:p>0,00 %</text:p>
          </table:table-cell>
          <table:table-cell table:style-name="ce11" table:formula="of:=MIN(service_du;[.$L$522])*[.N469]" office:value-type="float" office:value="0" calcext:value-type="float">
            <text:p>0 HETD</text:p>
          </table:table-cell>
          <table:table-cell table:style-name="ce28" table:formula="of:=IF([.L469]&lt;&gt;0;[.O469]/[.L469];0)" office:value-type="percentage" office:value="0" calcext:value-type="percentage">
            <text:p>0,00 %</text:p>
          </table:table-cell>
          <table:table-cell table:style-name="ce28" table:formula="of:=IF([.$L$522]&gt;service_du;1-[.P469];0)" office:value-type="percentage" office:value="1" calcext:value-type="percentage">
            <text:p>100,00 %</text:p>
          </table:table-cell>
          <table:table-cell table:style-name="ce26" table:formula="of:=[.I469]*[.Q469]*[.K469]*IF(ISBLANK([.G469]);1;[.G46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8]+[.L469]&gt;service_du;service_du;[.T468]+[.L469]))" office:value-type="float" office:value="188" calcext:value-type="float">
            <text:p>188 HETD</text:p>
          </table:table-cell>
          <table:table-cell table:style-name="ce11" table:formula="of:=IF(service_du=0;0;IF([.T468]+[.L469]&gt;service_du;service_du-[.T468];[.L469]))" office:value-type="float" office:value="0" calcext:value-type="float">
            <text:p>0 HETD</text:p>
          </table:table-cell>
          <table:table-cell table:style-name="ce30" table:formula="of:=IF(service_du=0;[.I469];IF([.J469]&gt;0;IF([.T468]+[.L469]&lt;service_du;0;(([.T468]+[.L469])-service_du)/[.J46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9]+IF([.H469]&lt;&gt;&quot;Oui&quot;;[.I469];0))*[.K469])*IF(ISBLANK([.G469]);1;[.G469])" office:value-type="float" office:value="0" calcext:value-type="float">
            <text:p>0 HETD</text:p>
          </table:table-cell>
          <table:table-cell/>
          <table:table-cell table:style-name="ce33" table:formula="of:=IF(OR(ISBLANK([.$C469]);[.$C469]=&quot;Référentiel&quot;);0;IF(contexte_calcul=&quot;Réalisé&quot;;[.$U469]*[.D469];[.$O469]*[.D469]))" office:value-type="float" office:value="0" calcext:value-type="float">
            <text:p>0 HETD</text:p>
          </table:table-cell>
          <table:table-cell table:style-name="ce33" table:formula="of:=IF(OR(ISBLANK([.$C469]);[.$C469]=&quot;Référentiel&quot;);0;IF(contexte_calcul=&quot;Réalisé&quot;;[.$U469]*[.E469];[.$O469]*[.E469]))" office:value-type="float" office:value="0" calcext:value-type="float">
            <text:p>0 HETD</text:p>
          </table:table-cell>
          <table:table-cell table:style-name="ce33" table:formula="of:=IF(OR(ISBLANK([.$C469]);[.$C469]=&quot;Référentiel&quot;);0;IF(contexte_calcul=&quot;Réalisé&quot;;[.$U469]*[.F469];[.$O469]*[.F469]))" office:value-type="float" office:value="0" calcext:value-type="float">
            <text:p>0 HETD</text:p>
          </table:table-cell>
          <table:table-cell table:style-name="ce33" table:formula="of:=IF([.$C469]=&quot;Référentiel&quot;;IF(contexte_calcul=&quot;Réalisé&quot;;[.$U469];[.$R469]);0)" office:value-type="float" office:value="0" calcext:value-type="float">
            <text:p>0 HETD</text:p>
          </table:table-cell>
          <table:table-cell table:style-name="ce33" table:formula="of:=IF(OR(ISBLANK([.$C469]);[.$C469]=&quot;Référentiel&quot;);0;IF(contexte_calcul=&quot;Réalisé&quot;;[.$W469]*[.D469];[.$R469]*[.D469]))" office:value-type="float" office:value="0" calcext:value-type="float">
            <text:p>0 HETD</text:p>
          </table:table-cell>
          <table:table-cell table:style-name="ce33" table:formula="of:=IF(OR(ISBLANK([.$C469]);[.$C469]=&quot;Référentiel&quot;);0;IF(contexte_calcul=&quot;Réalisé&quot;;[.$W469]*[.E469];[.$R469]*[.E469]))" office:value-type="float" office:value="0" calcext:value-type="float">
            <text:p>0 HETD</text:p>
          </table:table-cell>
          <table:table-cell table:style-name="ce33" table:formula="of:=IF(OR(ISBLANK([.$C469]);[.$C469]=&quot;Référentiel&quot;);0;IF(contexte_calcul=&quot;Réalisé&quot;;[.$W469]*[.F469];[.$R469]*[.F46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9]=&quot;Référentiel&quot;;IF(contexte_calcul=&quot;Réalisé&quot;;[.$W469];[.$R46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70]);[.C470]=&quot;Référentiel&quot;);&quot;&quot;;1-([.D470]+[.E47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70]);0;HLOOKUP(IF(AND([.C470]=&quot;TP&quot;;TP_vaut_TD=&quot;Oui&quot;);&quot;TD&quot;;[.C470]);types_intervention;2;0))*IF(ISBLANK([.G470]);1;[.G470])" office:value-type="float" office:value="0" calcext:value-type="float">
            <text:p>0 HETD</text:p>
          </table:table-cell>
          <table:table-cell table:style-name="ce12" table:formula="of:=IF(ISBLANK([.C470]);0;HLOOKUP([.C470];types_intervention;3;0))*IF(ISBLANK([.G470]);1;[.G470])" office:value-type="float" office:value="0" calcext:value-type="float">
            <text:p>0 HETD</text:p>
          </table:table-cell>
          <table:table-cell table:style-name="ce11" table:formula="of:=IF([.H470]=&quot;Oui&quot;;[.I470]*[.J47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0]/[.$L$522];0)" office:value-type="percentage" office:value="0" calcext:value-type="percentage">
            <text:p>0,00 %</text:p>
          </table:table-cell>
          <table:table-cell table:style-name="ce11" table:formula="of:=MIN(service_du;[.$L$522])*[.N470]" office:value-type="float" office:value="0" calcext:value-type="float">
            <text:p>0 HETD</text:p>
          </table:table-cell>
          <table:table-cell table:style-name="ce28" table:formula="of:=IF([.L470]&lt;&gt;0;[.O470]/[.L470];0)" office:value-type="percentage" office:value="0" calcext:value-type="percentage">
            <text:p>0,00 %</text:p>
          </table:table-cell>
          <table:table-cell table:style-name="ce28" table:formula="of:=IF([.$L$522]&gt;service_du;1-[.P470];0)" office:value-type="percentage" office:value="1" calcext:value-type="percentage">
            <text:p>100,00 %</text:p>
          </table:table-cell>
          <table:table-cell table:style-name="ce26" table:formula="of:=[.I470]*[.Q470]*[.K470]*IF(ISBLANK([.G470]);1;[.G47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9]+[.L470]&gt;service_du;service_du;[.T469]+[.L470]))" office:value-type="float" office:value="188" calcext:value-type="float">
            <text:p>188 HETD</text:p>
          </table:table-cell>
          <table:table-cell table:style-name="ce11" table:formula="of:=IF(service_du=0;0;IF([.T469]+[.L470]&gt;service_du;service_du-[.T469];[.L470]))" office:value-type="float" office:value="0" calcext:value-type="float">
            <text:p>0 HETD</text:p>
          </table:table-cell>
          <table:table-cell table:style-name="ce30" table:formula="of:=IF(service_du=0;[.I470];IF([.J470]&gt;0;IF([.T469]+[.L470]&lt;service_du;0;(([.T469]+[.L470])-service_du)/[.J47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0]+IF([.H470]&lt;&gt;&quot;Oui&quot;;[.I470];0))*[.K470])*IF(ISBLANK([.G470]);1;[.G470])" office:value-type="float" office:value="0" calcext:value-type="float">
            <text:p>0 HETD</text:p>
          </table:table-cell>
          <table:table-cell/>
          <table:table-cell table:style-name="ce33" table:formula="of:=IF(OR(ISBLANK([.$C470]);[.$C470]=&quot;Référentiel&quot;);0;IF(contexte_calcul=&quot;Réalisé&quot;;[.$U470]*[.D470];[.$O470]*[.D470]))" office:value-type="float" office:value="0" calcext:value-type="float">
            <text:p>0 HETD</text:p>
          </table:table-cell>
          <table:table-cell table:style-name="ce33" table:formula="of:=IF(OR(ISBLANK([.$C470]);[.$C470]=&quot;Référentiel&quot;);0;IF(contexte_calcul=&quot;Réalisé&quot;;[.$U470]*[.E470];[.$O470]*[.E470]))" office:value-type="float" office:value="0" calcext:value-type="float">
            <text:p>0 HETD</text:p>
          </table:table-cell>
          <table:table-cell table:style-name="ce33" table:formula="of:=IF(OR(ISBLANK([.$C470]);[.$C470]=&quot;Référentiel&quot;);0;IF(contexte_calcul=&quot;Réalisé&quot;;[.$U470]*[.F470];[.$O470]*[.F470]))" office:value-type="float" office:value="0" calcext:value-type="float">
            <text:p>0 HETD</text:p>
          </table:table-cell>
          <table:table-cell table:style-name="ce33" table:formula="of:=IF([.$C470]=&quot;Référentiel&quot;;IF(contexte_calcul=&quot;Réalisé&quot;;[.$U470];[.$R470]);0)" office:value-type="float" office:value="0" calcext:value-type="float">
            <text:p>0 HETD</text:p>
          </table:table-cell>
          <table:table-cell table:style-name="ce33" table:formula="of:=IF(OR(ISBLANK([.$C470]);[.$C470]=&quot;Référentiel&quot;);0;IF(contexte_calcul=&quot;Réalisé&quot;;[.$W470]*[.D470];[.$R470]*[.D470]))" office:value-type="float" office:value="0" calcext:value-type="float">
            <text:p>0 HETD</text:p>
          </table:table-cell>
          <table:table-cell table:style-name="ce33" table:formula="of:=IF(OR(ISBLANK([.$C470]);[.$C470]=&quot;Référentiel&quot;);0;IF(contexte_calcul=&quot;Réalisé&quot;;[.$W470]*[.E470];[.$R470]*[.E470]))" office:value-type="float" office:value="0" calcext:value-type="float">
            <text:p>0 HETD</text:p>
          </table:table-cell>
          <table:table-cell table:style-name="ce33" table:formula="of:=IF(OR(ISBLANK([.$C470]);[.$C470]=&quot;Référentiel&quot;);0;IF(contexte_calcul=&quot;Réalisé&quot;;[.$W470]*[.F470];[.$R470]*[.F47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0]=&quot;Référentiel&quot;;IF(contexte_calcul=&quot;Réalisé&quot;;[.$W470];[.$R47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71]);[.C471]=&quot;Référentiel&quot;);&quot;&quot;;1-([.D471]+[.E47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71]);0;HLOOKUP(IF(AND([.C471]=&quot;TP&quot;;TP_vaut_TD=&quot;Oui&quot;);&quot;TD&quot;;[.C471]);types_intervention;2;0))*IF(ISBLANK([.G471]);1;[.G471])" office:value-type="float" office:value="0" calcext:value-type="float">
            <text:p>0 HETD</text:p>
          </table:table-cell>
          <table:table-cell table:style-name="ce12" table:formula="of:=IF(ISBLANK([.C471]);0;HLOOKUP([.C471];types_intervention;3;0))*IF(ISBLANK([.G471]);1;[.G471])" office:value-type="float" office:value="0" calcext:value-type="float">
            <text:p>0 HETD</text:p>
          </table:table-cell>
          <table:table-cell table:style-name="ce11" table:formula="of:=IF([.H471]=&quot;Oui&quot;;[.I471]*[.J47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1]/[.$L$522];0)" office:value-type="percentage" office:value="0" calcext:value-type="percentage">
            <text:p>0,00 %</text:p>
          </table:table-cell>
          <table:table-cell table:style-name="ce11" table:formula="of:=MIN(service_du;[.$L$522])*[.N471]" office:value-type="float" office:value="0" calcext:value-type="float">
            <text:p>0 HETD</text:p>
          </table:table-cell>
          <table:table-cell table:style-name="ce28" table:formula="of:=IF([.L471]&lt;&gt;0;[.O471]/[.L471];0)" office:value-type="percentage" office:value="0" calcext:value-type="percentage">
            <text:p>0,00 %</text:p>
          </table:table-cell>
          <table:table-cell table:style-name="ce28" table:formula="of:=IF([.$L$522]&gt;service_du;1-[.P471];0)" office:value-type="percentage" office:value="1" calcext:value-type="percentage">
            <text:p>100,00 %</text:p>
          </table:table-cell>
          <table:table-cell table:style-name="ce26" table:formula="of:=[.I471]*[.Q471]*[.K471]*IF(ISBLANK([.G471]);1;[.G47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0]+[.L471]&gt;service_du;service_du;[.T470]+[.L471]))" office:value-type="float" office:value="188" calcext:value-type="float">
            <text:p>188 HETD</text:p>
          </table:table-cell>
          <table:table-cell table:style-name="ce11" table:formula="of:=IF(service_du=0;0;IF([.T470]+[.L471]&gt;service_du;service_du-[.T470];[.L471]))" office:value-type="float" office:value="0" calcext:value-type="float">
            <text:p>0 HETD</text:p>
          </table:table-cell>
          <table:table-cell table:style-name="ce30" table:formula="of:=IF(service_du=0;[.I471];IF([.J471]&gt;0;IF([.T470]+[.L471]&lt;service_du;0;(([.T470]+[.L471])-service_du)/[.J47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1]+IF([.H471]&lt;&gt;&quot;Oui&quot;;[.I471];0))*[.K471])*IF(ISBLANK([.G471]);1;[.G471])" office:value-type="float" office:value="0" calcext:value-type="float">
            <text:p>0 HETD</text:p>
          </table:table-cell>
          <table:table-cell/>
          <table:table-cell table:style-name="ce33" table:formula="of:=IF(OR(ISBLANK([.$C471]);[.$C471]=&quot;Référentiel&quot;);0;IF(contexte_calcul=&quot;Réalisé&quot;;[.$U471]*[.D471];[.$O471]*[.D471]))" office:value-type="float" office:value="0" calcext:value-type="float">
            <text:p>0 HETD</text:p>
          </table:table-cell>
          <table:table-cell table:style-name="ce33" table:formula="of:=IF(OR(ISBLANK([.$C471]);[.$C471]=&quot;Référentiel&quot;);0;IF(contexte_calcul=&quot;Réalisé&quot;;[.$U471]*[.E471];[.$O471]*[.E471]))" office:value-type="float" office:value="0" calcext:value-type="float">
            <text:p>0 HETD</text:p>
          </table:table-cell>
          <table:table-cell table:style-name="ce33" table:formula="of:=IF(OR(ISBLANK([.$C471]);[.$C471]=&quot;Référentiel&quot;);0;IF(contexte_calcul=&quot;Réalisé&quot;;[.$U471]*[.F471];[.$O471]*[.F471]))" office:value-type="float" office:value="0" calcext:value-type="float">
            <text:p>0 HETD</text:p>
          </table:table-cell>
          <table:table-cell table:style-name="ce33" table:formula="of:=IF([.$C471]=&quot;Référentiel&quot;;IF(contexte_calcul=&quot;Réalisé&quot;;[.$U471];[.$R471]);0)" office:value-type="float" office:value="0" calcext:value-type="float">
            <text:p>0 HETD</text:p>
          </table:table-cell>
          <table:table-cell table:style-name="ce33" table:formula="of:=IF(OR(ISBLANK([.$C471]);[.$C471]=&quot;Référentiel&quot;);0;IF(contexte_calcul=&quot;Réalisé&quot;;[.$W471]*[.D471];[.$R471]*[.D471]))" office:value-type="float" office:value="0" calcext:value-type="float">
            <text:p>0 HETD</text:p>
          </table:table-cell>
          <table:table-cell table:style-name="ce33" table:formula="of:=IF(OR(ISBLANK([.$C471]);[.$C471]=&quot;Référentiel&quot;);0;IF(contexte_calcul=&quot;Réalisé&quot;;[.$W471]*[.E471];[.$R471]*[.E471]))" office:value-type="float" office:value="0" calcext:value-type="float">
            <text:p>0 HETD</text:p>
          </table:table-cell>
          <table:table-cell table:style-name="ce33" table:formula="of:=IF(OR(ISBLANK([.$C471]);[.$C471]=&quot;Référentiel&quot;);0;IF(contexte_calcul=&quot;Réalisé&quot;;[.$W471]*[.F471];[.$R471]*[.F47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1]=&quot;Référentiel&quot;;IF(contexte_calcul=&quot;Réalisé&quot;;[.$W471];[.$R47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72]);[.C472]=&quot;Référentiel&quot;);&quot;&quot;;1-([.D472]+[.E47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72]);0;HLOOKUP(IF(AND([.C472]=&quot;TP&quot;;TP_vaut_TD=&quot;Oui&quot;);&quot;TD&quot;;[.C472]);types_intervention;2;0))*IF(ISBLANK([.G472]);1;[.G472])" office:value-type="float" office:value="0" calcext:value-type="float">
            <text:p>0 HETD</text:p>
          </table:table-cell>
          <table:table-cell table:style-name="ce12" table:formula="of:=IF(ISBLANK([.C472]);0;HLOOKUP([.C472];types_intervention;3;0))*IF(ISBLANK([.G472]);1;[.G472])" office:value-type="float" office:value="0" calcext:value-type="float">
            <text:p>0 HETD</text:p>
          </table:table-cell>
          <table:table-cell table:style-name="ce11" table:formula="of:=IF([.H472]=&quot;Oui&quot;;[.I472]*[.J47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2]/[.$L$522];0)" office:value-type="percentage" office:value="0" calcext:value-type="percentage">
            <text:p>0,00 %</text:p>
          </table:table-cell>
          <table:table-cell table:style-name="ce11" table:formula="of:=MIN(service_du;[.$L$522])*[.N472]" office:value-type="float" office:value="0" calcext:value-type="float">
            <text:p>0 HETD</text:p>
          </table:table-cell>
          <table:table-cell table:style-name="ce28" table:formula="of:=IF([.L472]&lt;&gt;0;[.O472]/[.L472];0)" office:value-type="percentage" office:value="0" calcext:value-type="percentage">
            <text:p>0,00 %</text:p>
          </table:table-cell>
          <table:table-cell table:style-name="ce28" table:formula="of:=IF([.$L$522]&gt;service_du;1-[.P472];0)" office:value-type="percentage" office:value="1" calcext:value-type="percentage">
            <text:p>100,00 %</text:p>
          </table:table-cell>
          <table:table-cell table:style-name="ce26" table:formula="of:=[.I472]*[.Q472]*[.K472]*IF(ISBLANK([.G472]);1;[.G47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1]+[.L472]&gt;service_du;service_du;[.T471]+[.L472]))" office:value-type="float" office:value="188" calcext:value-type="float">
            <text:p>188 HETD</text:p>
          </table:table-cell>
          <table:table-cell table:style-name="ce11" table:formula="of:=IF(service_du=0;0;IF([.T471]+[.L472]&gt;service_du;service_du-[.T471];[.L472]))" office:value-type="float" office:value="0" calcext:value-type="float">
            <text:p>0 HETD</text:p>
          </table:table-cell>
          <table:table-cell table:style-name="ce30" table:formula="of:=IF(service_du=0;[.I472];IF([.J472]&gt;0;IF([.T471]+[.L472]&lt;service_du;0;(([.T471]+[.L472])-service_du)/[.J47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2]+IF([.H472]&lt;&gt;&quot;Oui&quot;;[.I472];0))*[.K472])*IF(ISBLANK([.G472]);1;[.G472])" office:value-type="float" office:value="0" calcext:value-type="float">
            <text:p>0 HETD</text:p>
          </table:table-cell>
          <table:table-cell/>
          <table:table-cell table:style-name="ce33" table:formula="of:=IF(OR(ISBLANK([.$C472]);[.$C472]=&quot;Référentiel&quot;);0;IF(contexte_calcul=&quot;Réalisé&quot;;[.$U472]*[.D472];[.$O472]*[.D472]))" office:value-type="float" office:value="0" calcext:value-type="float">
            <text:p>0 HETD</text:p>
          </table:table-cell>
          <table:table-cell table:style-name="ce33" table:formula="of:=IF(OR(ISBLANK([.$C472]);[.$C472]=&quot;Référentiel&quot;);0;IF(contexte_calcul=&quot;Réalisé&quot;;[.$U472]*[.E472];[.$O472]*[.E472]))" office:value-type="float" office:value="0" calcext:value-type="float">
            <text:p>0 HETD</text:p>
          </table:table-cell>
          <table:table-cell table:style-name="ce33" table:formula="of:=IF(OR(ISBLANK([.$C472]);[.$C472]=&quot;Référentiel&quot;);0;IF(contexte_calcul=&quot;Réalisé&quot;;[.$U472]*[.F472];[.$O472]*[.F472]))" office:value-type="float" office:value="0" calcext:value-type="float">
            <text:p>0 HETD</text:p>
          </table:table-cell>
          <table:table-cell table:style-name="ce33" table:formula="of:=IF([.$C472]=&quot;Référentiel&quot;;IF(contexte_calcul=&quot;Réalisé&quot;;[.$U472];[.$R472]);0)" office:value-type="float" office:value="0" calcext:value-type="float">
            <text:p>0 HETD</text:p>
          </table:table-cell>
          <table:table-cell table:style-name="ce33" table:formula="of:=IF(OR(ISBLANK([.$C472]);[.$C472]=&quot;Référentiel&quot;);0;IF(contexte_calcul=&quot;Réalisé&quot;;[.$W472]*[.D472];[.$R472]*[.D472]))" office:value-type="float" office:value="0" calcext:value-type="float">
            <text:p>0 HETD</text:p>
          </table:table-cell>
          <table:table-cell table:style-name="ce33" table:formula="of:=IF(OR(ISBLANK([.$C472]);[.$C472]=&quot;Référentiel&quot;);0;IF(contexte_calcul=&quot;Réalisé&quot;;[.$W472]*[.E472];[.$R472]*[.E472]))" office:value-type="float" office:value="0" calcext:value-type="float">
            <text:p>0 HETD</text:p>
          </table:table-cell>
          <table:table-cell table:style-name="ce33" table:formula="of:=IF(OR(ISBLANK([.$C472]);[.$C472]=&quot;Référentiel&quot;);0;IF(contexte_calcul=&quot;Réalisé&quot;;[.$W472]*[.F472];[.$R472]*[.F47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2]=&quot;Référentiel&quot;;IF(contexte_calcul=&quot;Réalisé&quot;;[.$W472];[.$R47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73]);[.C473]=&quot;Référentiel&quot;);&quot;&quot;;1-([.D473]+[.E47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73]);0;HLOOKUP(IF(AND([.C473]=&quot;TP&quot;;TP_vaut_TD=&quot;Oui&quot;);&quot;TD&quot;;[.C473]);types_intervention;2;0))*IF(ISBLANK([.G473]);1;[.G473])" office:value-type="float" office:value="0" calcext:value-type="float">
            <text:p>0 HETD</text:p>
          </table:table-cell>
          <table:table-cell table:style-name="ce12" table:formula="of:=IF(ISBLANK([.C473]);0;HLOOKUP([.C473];types_intervention;3;0))*IF(ISBLANK([.G473]);1;[.G473])" office:value-type="float" office:value="0" calcext:value-type="float">
            <text:p>0 HETD</text:p>
          </table:table-cell>
          <table:table-cell table:style-name="ce11" table:formula="of:=IF([.H473]=&quot;Oui&quot;;[.I473]*[.J47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3]/[.$L$522];0)" office:value-type="percentage" office:value="0" calcext:value-type="percentage">
            <text:p>0,00 %</text:p>
          </table:table-cell>
          <table:table-cell table:style-name="ce11" table:formula="of:=MIN(service_du;[.$L$522])*[.N473]" office:value-type="float" office:value="0" calcext:value-type="float">
            <text:p>0 HETD</text:p>
          </table:table-cell>
          <table:table-cell table:style-name="ce28" table:formula="of:=IF([.L473]&lt;&gt;0;[.O473]/[.L473];0)" office:value-type="percentage" office:value="0" calcext:value-type="percentage">
            <text:p>0,00 %</text:p>
          </table:table-cell>
          <table:table-cell table:style-name="ce28" table:formula="of:=IF([.$L$522]&gt;service_du;1-[.P473];0)" office:value-type="percentage" office:value="1" calcext:value-type="percentage">
            <text:p>100,00 %</text:p>
          </table:table-cell>
          <table:table-cell table:style-name="ce26" table:formula="of:=[.I473]*[.Q473]*[.K473]*IF(ISBLANK([.G473]);1;[.G47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2]+[.L473]&gt;service_du;service_du;[.T472]+[.L473]))" office:value-type="float" office:value="188" calcext:value-type="float">
            <text:p>188 HETD</text:p>
          </table:table-cell>
          <table:table-cell table:style-name="ce11" table:formula="of:=IF(service_du=0;0;IF([.T472]+[.L473]&gt;service_du;service_du-[.T472];[.L473]))" office:value-type="float" office:value="0" calcext:value-type="float">
            <text:p>0 HETD</text:p>
          </table:table-cell>
          <table:table-cell table:style-name="ce30" table:formula="of:=IF(service_du=0;[.I473];IF([.J473]&gt;0;IF([.T472]+[.L473]&lt;service_du;0;(([.T472]+[.L473])-service_du)/[.J47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3]+IF([.H473]&lt;&gt;&quot;Oui&quot;;[.I473];0))*[.K473])*IF(ISBLANK([.G473]);1;[.G473])" office:value-type="float" office:value="0" calcext:value-type="float">
            <text:p>0 HETD</text:p>
          </table:table-cell>
          <table:table-cell/>
          <table:table-cell table:style-name="ce33" table:formula="of:=IF(OR(ISBLANK([.$C473]);[.$C473]=&quot;Référentiel&quot;);0;IF(contexte_calcul=&quot;Réalisé&quot;;[.$U473]*[.D473];[.$O473]*[.D473]))" office:value-type="float" office:value="0" calcext:value-type="float">
            <text:p>0 HETD</text:p>
          </table:table-cell>
          <table:table-cell table:style-name="ce33" table:formula="of:=IF(OR(ISBLANK([.$C473]);[.$C473]=&quot;Référentiel&quot;);0;IF(contexte_calcul=&quot;Réalisé&quot;;[.$U473]*[.E473];[.$O473]*[.E473]))" office:value-type="float" office:value="0" calcext:value-type="float">
            <text:p>0 HETD</text:p>
          </table:table-cell>
          <table:table-cell table:style-name="ce33" table:formula="of:=IF(OR(ISBLANK([.$C473]);[.$C473]=&quot;Référentiel&quot;);0;IF(contexte_calcul=&quot;Réalisé&quot;;[.$U473]*[.F473];[.$O473]*[.F473]))" office:value-type="float" office:value="0" calcext:value-type="float">
            <text:p>0 HETD</text:p>
          </table:table-cell>
          <table:table-cell table:style-name="ce33" table:formula="of:=IF([.$C473]=&quot;Référentiel&quot;;IF(contexte_calcul=&quot;Réalisé&quot;;[.$U473];[.$R473]);0)" office:value-type="float" office:value="0" calcext:value-type="float">
            <text:p>0 HETD</text:p>
          </table:table-cell>
          <table:table-cell table:style-name="ce33" table:formula="of:=IF(OR(ISBLANK([.$C473]);[.$C473]=&quot;Référentiel&quot;);0;IF(contexte_calcul=&quot;Réalisé&quot;;[.$W473]*[.D473];[.$R473]*[.D473]))" office:value-type="float" office:value="0" calcext:value-type="float">
            <text:p>0 HETD</text:p>
          </table:table-cell>
          <table:table-cell table:style-name="ce33" table:formula="of:=IF(OR(ISBLANK([.$C473]);[.$C473]=&quot;Référentiel&quot;);0;IF(contexte_calcul=&quot;Réalisé&quot;;[.$W473]*[.E473];[.$R473]*[.E473]))" office:value-type="float" office:value="0" calcext:value-type="float">
            <text:p>0 HETD</text:p>
          </table:table-cell>
          <table:table-cell table:style-name="ce33" table:formula="of:=IF(OR(ISBLANK([.$C473]);[.$C473]=&quot;Référentiel&quot;);0;IF(contexte_calcul=&quot;Réalisé&quot;;[.$W473]*[.F473];[.$R473]*[.F47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3]=&quot;Référentiel&quot;;IF(contexte_calcul=&quot;Réalisé&quot;;[.$W473];[.$R47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74]);[.C474]=&quot;Référentiel&quot;);&quot;&quot;;1-([.D474]+[.E47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74]);0;HLOOKUP(IF(AND([.C474]=&quot;TP&quot;;TP_vaut_TD=&quot;Oui&quot;);&quot;TD&quot;;[.C474]);types_intervention;2;0))*IF(ISBLANK([.G474]);1;[.G474])" office:value-type="float" office:value="0" calcext:value-type="float">
            <text:p>0 HETD</text:p>
          </table:table-cell>
          <table:table-cell table:style-name="ce12" table:formula="of:=IF(ISBLANK([.C474]);0;HLOOKUP([.C474];types_intervention;3;0))*IF(ISBLANK([.G474]);1;[.G474])" office:value-type="float" office:value="0" calcext:value-type="float">
            <text:p>0 HETD</text:p>
          </table:table-cell>
          <table:table-cell table:style-name="ce11" table:formula="of:=IF([.H474]=&quot;Oui&quot;;[.I474]*[.J47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4]/[.$L$522];0)" office:value-type="percentage" office:value="0" calcext:value-type="percentage">
            <text:p>0,00 %</text:p>
          </table:table-cell>
          <table:table-cell table:style-name="ce11" table:formula="of:=MIN(service_du;[.$L$522])*[.N474]" office:value-type="float" office:value="0" calcext:value-type="float">
            <text:p>0 HETD</text:p>
          </table:table-cell>
          <table:table-cell table:style-name="ce28" table:formula="of:=IF([.L474]&lt;&gt;0;[.O474]/[.L474];0)" office:value-type="percentage" office:value="0" calcext:value-type="percentage">
            <text:p>0,00 %</text:p>
          </table:table-cell>
          <table:table-cell table:style-name="ce28" table:formula="of:=IF([.$L$522]&gt;service_du;1-[.P474];0)" office:value-type="percentage" office:value="1" calcext:value-type="percentage">
            <text:p>100,00 %</text:p>
          </table:table-cell>
          <table:table-cell table:style-name="ce26" table:formula="of:=[.I474]*[.Q474]*[.K474]*IF(ISBLANK([.G474]);1;[.G47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3]+[.L474]&gt;service_du;service_du;[.T473]+[.L474]))" office:value-type="float" office:value="188" calcext:value-type="float">
            <text:p>188 HETD</text:p>
          </table:table-cell>
          <table:table-cell table:style-name="ce11" table:formula="of:=IF(service_du=0;0;IF([.T473]+[.L474]&gt;service_du;service_du-[.T473];[.L474]))" office:value-type="float" office:value="0" calcext:value-type="float">
            <text:p>0 HETD</text:p>
          </table:table-cell>
          <table:table-cell table:style-name="ce30" table:formula="of:=IF(service_du=0;[.I474];IF([.J474]&gt;0;IF([.T473]+[.L474]&lt;service_du;0;(([.T473]+[.L474])-service_du)/[.J47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4]+IF([.H474]&lt;&gt;&quot;Oui&quot;;[.I474];0))*[.K474])*IF(ISBLANK([.G474]);1;[.G474])" office:value-type="float" office:value="0" calcext:value-type="float">
            <text:p>0 HETD</text:p>
          </table:table-cell>
          <table:table-cell/>
          <table:table-cell table:style-name="ce33" table:formula="of:=IF(OR(ISBLANK([.$C474]);[.$C474]=&quot;Référentiel&quot;);0;IF(contexte_calcul=&quot;Réalisé&quot;;[.$U474]*[.D474];[.$O474]*[.D474]))" office:value-type="float" office:value="0" calcext:value-type="float">
            <text:p>0 HETD</text:p>
          </table:table-cell>
          <table:table-cell table:style-name="ce33" table:formula="of:=IF(OR(ISBLANK([.$C474]);[.$C474]=&quot;Référentiel&quot;);0;IF(contexte_calcul=&quot;Réalisé&quot;;[.$U474]*[.E474];[.$O474]*[.E474]))" office:value-type="float" office:value="0" calcext:value-type="float">
            <text:p>0 HETD</text:p>
          </table:table-cell>
          <table:table-cell table:style-name="ce33" table:formula="of:=IF(OR(ISBLANK([.$C474]);[.$C474]=&quot;Référentiel&quot;);0;IF(contexte_calcul=&quot;Réalisé&quot;;[.$U474]*[.F474];[.$O474]*[.F474]))" office:value-type="float" office:value="0" calcext:value-type="float">
            <text:p>0 HETD</text:p>
          </table:table-cell>
          <table:table-cell table:style-name="ce33" table:formula="of:=IF([.$C474]=&quot;Référentiel&quot;;IF(contexte_calcul=&quot;Réalisé&quot;;[.$U474];[.$R474]);0)" office:value-type="float" office:value="0" calcext:value-type="float">
            <text:p>0 HETD</text:p>
          </table:table-cell>
          <table:table-cell table:style-name="ce33" table:formula="of:=IF(OR(ISBLANK([.$C474]);[.$C474]=&quot;Référentiel&quot;);0;IF(contexte_calcul=&quot;Réalisé&quot;;[.$W474]*[.D474];[.$R474]*[.D474]))" office:value-type="float" office:value="0" calcext:value-type="float">
            <text:p>0 HETD</text:p>
          </table:table-cell>
          <table:table-cell table:style-name="ce33" table:formula="of:=IF(OR(ISBLANK([.$C474]);[.$C474]=&quot;Référentiel&quot;);0;IF(contexte_calcul=&quot;Réalisé&quot;;[.$W474]*[.E474];[.$R474]*[.E474]))" office:value-type="float" office:value="0" calcext:value-type="float">
            <text:p>0 HETD</text:p>
          </table:table-cell>
          <table:table-cell table:style-name="ce33" table:formula="of:=IF(OR(ISBLANK([.$C474]);[.$C474]=&quot;Référentiel&quot;);0;IF(contexte_calcul=&quot;Réalisé&quot;;[.$W474]*[.F474];[.$R474]*[.F47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4]=&quot;Référentiel&quot;;IF(contexte_calcul=&quot;Réalisé&quot;;[.$W474];[.$R47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75]);[.C475]=&quot;Référentiel&quot;);&quot;&quot;;1-([.D475]+[.E47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75]);0;HLOOKUP(IF(AND([.C475]=&quot;TP&quot;;TP_vaut_TD=&quot;Oui&quot;);&quot;TD&quot;;[.C475]);types_intervention;2;0))*IF(ISBLANK([.G475]);1;[.G475])" office:value-type="float" office:value="0" calcext:value-type="float">
            <text:p>0 HETD</text:p>
          </table:table-cell>
          <table:table-cell table:style-name="ce12" table:formula="of:=IF(ISBLANK([.C475]);0;HLOOKUP([.C475];types_intervention;3;0))*IF(ISBLANK([.G475]);1;[.G475])" office:value-type="float" office:value="0" calcext:value-type="float">
            <text:p>0 HETD</text:p>
          </table:table-cell>
          <table:table-cell table:style-name="ce11" table:formula="of:=IF([.H475]=&quot;Oui&quot;;[.I475]*[.J47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5]/[.$L$522];0)" office:value-type="percentage" office:value="0" calcext:value-type="percentage">
            <text:p>0,00 %</text:p>
          </table:table-cell>
          <table:table-cell table:style-name="ce11" table:formula="of:=MIN(service_du;[.$L$522])*[.N475]" office:value-type="float" office:value="0" calcext:value-type="float">
            <text:p>0 HETD</text:p>
          </table:table-cell>
          <table:table-cell table:style-name="ce28" table:formula="of:=IF([.L475]&lt;&gt;0;[.O475]/[.L475];0)" office:value-type="percentage" office:value="0" calcext:value-type="percentage">
            <text:p>0,00 %</text:p>
          </table:table-cell>
          <table:table-cell table:style-name="ce28" table:formula="of:=IF([.$L$522]&gt;service_du;1-[.P475];0)" office:value-type="percentage" office:value="1" calcext:value-type="percentage">
            <text:p>100,00 %</text:p>
          </table:table-cell>
          <table:table-cell table:style-name="ce26" table:formula="of:=[.I475]*[.Q475]*[.K475]*IF(ISBLANK([.G475]);1;[.G47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4]+[.L475]&gt;service_du;service_du;[.T474]+[.L475]))" office:value-type="float" office:value="188" calcext:value-type="float">
            <text:p>188 HETD</text:p>
          </table:table-cell>
          <table:table-cell table:style-name="ce11" table:formula="of:=IF(service_du=0;0;IF([.T474]+[.L475]&gt;service_du;service_du-[.T474];[.L475]))" office:value-type="float" office:value="0" calcext:value-type="float">
            <text:p>0 HETD</text:p>
          </table:table-cell>
          <table:table-cell table:style-name="ce30" table:formula="of:=IF(service_du=0;[.I475];IF([.J475]&gt;0;IF([.T474]+[.L475]&lt;service_du;0;(([.T474]+[.L475])-service_du)/[.J47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5]+IF([.H475]&lt;&gt;&quot;Oui&quot;;[.I475];0))*[.K475])*IF(ISBLANK([.G475]);1;[.G475])" office:value-type="float" office:value="0" calcext:value-type="float">
            <text:p>0 HETD</text:p>
          </table:table-cell>
          <table:table-cell/>
          <table:table-cell table:style-name="ce33" table:formula="of:=IF(OR(ISBLANK([.$C475]);[.$C475]=&quot;Référentiel&quot;);0;IF(contexte_calcul=&quot;Réalisé&quot;;[.$U475]*[.D475];[.$O475]*[.D475]))" office:value-type="float" office:value="0" calcext:value-type="float">
            <text:p>0 HETD</text:p>
          </table:table-cell>
          <table:table-cell table:style-name="ce33" table:formula="of:=IF(OR(ISBLANK([.$C475]);[.$C475]=&quot;Référentiel&quot;);0;IF(contexte_calcul=&quot;Réalisé&quot;;[.$U475]*[.E475];[.$O475]*[.E475]))" office:value-type="float" office:value="0" calcext:value-type="float">
            <text:p>0 HETD</text:p>
          </table:table-cell>
          <table:table-cell table:style-name="ce33" table:formula="of:=IF(OR(ISBLANK([.$C475]);[.$C475]=&quot;Référentiel&quot;);0;IF(contexte_calcul=&quot;Réalisé&quot;;[.$U475]*[.F475];[.$O475]*[.F475]))" office:value-type="float" office:value="0" calcext:value-type="float">
            <text:p>0 HETD</text:p>
          </table:table-cell>
          <table:table-cell table:style-name="ce33" table:formula="of:=IF([.$C475]=&quot;Référentiel&quot;;IF(contexte_calcul=&quot;Réalisé&quot;;[.$U475];[.$R475]);0)" office:value-type="float" office:value="0" calcext:value-type="float">
            <text:p>0 HETD</text:p>
          </table:table-cell>
          <table:table-cell table:style-name="ce33" table:formula="of:=IF(OR(ISBLANK([.$C475]);[.$C475]=&quot;Référentiel&quot;);0;IF(contexte_calcul=&quot;Réalisé&quot;;[.$W475]*[.D475];[.$R475]*[.D475]))" office:value-type="float" office:value="0" calcext:value-type="float">
            <text:p>0 HETD</text:p>
          </table:table-cell>
          <table:table-cell table:style-name="ce33" table:formula="of:=IF(OR(ISBLANK([.$C475]);[.$C475]=&quot;Référentiel&quot;);0;IF(contexte_calcul=&quot;Réalisé&quot;;[.$W475]*[.E475];[.$R475]*[.E475]))" office:value-type="float" office:value="0" calcext:value-type="float">
            <text:p>0 HETD</text:p>
          </table:table-cell>
          <table:table-cell table:style-name="ce33" table:formula="of:=IF(OR(ISBLANK([.$C475]);[.$C475]=&quot;Référentiel&quot;);0;IF(contexte_calcul=&quot;Réalisé&quot;;[.$W475]*[.F475];[.$R475]*[.F47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5]=&quot;Référentiel&quot;;IF(contexte_calcul=&quot;Réalisé&quot;;[.$W475];[.$R47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76]);[.C476]=&quot;Référentiel&quot;);&quot;&quot;;1-([.D476]+[.E47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76]);0;HLOOKUP(IF(AND([.C476]=&quot;TP&quot;;TP_vaut_TD=&quot;Oui&quot;);&quot;TD&quot;;[.C476]);types_intervention;2;0))*IF(ISBLANK([.G476]);1;[.G476])" office:value-type="float" office:value="0" calcext:value-type="float">
            <text:p>0 HETD</text:p>
          </table:table-cell>
          <table:table-cell table:style-name="ce12" table:formula="of:=IF(ISBLANK([.C476]);0;HLOOKUP([.C476];types_intervention;3;0))*IF(ISBLANK([.G476]);1;[.G476])" office:value-type="float" office:value="0" calcext:value-type="float">
            <text:p>0 HETD</text:p>
          </table:table-cell>
          <table:table-cell table:style-name="ce11" table:formula="of:=IF([.H476]=&quot;Oui&quot;;[.I476]*[.J47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6]/[.$L$522];0)" office:value-type="percentage" office:value="0" calcext:value-type="percentage">
            <text:p>0,00 %</text:p>
          </table:table-cell>
          <table:table-cell table:style-name="ce11" table:formula="of:=MIN(service_du;[.$L$522])*[.N476]" office:value-type="float" office:value="0" calcext:value-type="float">
            <text:p>0 HETD</text:p>
          </table:table-cell>
          <table:table-cell table:style-name="ce28" table:formula="of:=IF([.L476]&lt;&gt;0;[.O476]/[.L476];0)" office:value-type="percentage" office:value="0" calcext:value-type="percentage">
            <text:p>0,00 %</text:p>
          </table:table-cell>
          <table:table-cell table:style-name="ce28" table:formula="of:=IF([.$L$522]&gt;service_du;1-[.P476];0)" office:value-type="percentage" office:value="1" calcext:value-type="percentage">
            <text:p>100,00 %</text:p>
          </table:table-cell>
          <table:table-cell table:style-name="ce26" table:formula="of:=[.I476]*[.Q476]*[.K476]*IF(ISBLANK([.G476]);1;[.G47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5]+[.L476]&gt;service_du;service_du;[.T475]+[.L476]))" office:value-type="float" office:value="188" calcext:value-type="float">
            <text:p>188 HETD</text:p>
          </table:table-cell>
          <table:table-cell table:style-name="ce11" table:formula="of:=IF(service_du=0;0;IF([.T475]+[.L476]&gt;service_du;service_du-[.T475];[.L476]))" office:value-type="float" office:value="0" calcext:value-type="float">
            <text:p>0 HETD</text:p>
          </table:table-cell>
          <table:table-cell table:style-name="ce30" table:formula="of:=IF(service_du=0;[.I476];IF([.J476]&gt;0;IF([.T475]+[.L476]&lt;service_du;0;(([.T475]+[.L476])-service_du)/[.J47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6]+IF([.H476]&lt;&gt;&quot;Oui&quot;;[.I476];0))*[.K476])*IF(ISBLANK([.G476]);1;[.G476])" office:value-type="float" office:value="0" calcext:value-type="float">
            <text:p>0 HETD</text:p>
          </table:table-cell>
          <table:table-cell/>
          <table:table-cell table:style-name="ce33" table:formula="of:=IF(OR(ISBLANK([.$C476]);[.$C476]=&quot;Référentiel&quot;);0;IF(contexte_calcul=&quot;Réalisé&quot;;[.$U476]*[.D476];[.$O476]*[.D476]))" office:value-type="float" office:value="0" calcext:value-type="float">
            <text:p>0 HETD</text:p>
          </table:table-cell>
          <table:table-cell table:style-name="ce33" table:formula="of:=IF(OR(ISBLANK([.$C476]);[.$C476]=&quot;Référentiel&quot;);0;IF(contexte_calcul=&quot;Réalisé&quot;;[.$U476]*[.E476];[.$O476]*[.E476]))" office:value-type="float" office:value="0" calcext:value-type="float">
            <text:p>0 HETD</text:p>
          </table:table-cell>
          <table:table-cell table:style-name="ce33" table:formula="of:=IF(OR(ISBLANK([.$C476]);[.$C476]=&quot;Référentiel&quot;);0;IF(contexte_calcul=&quot;Réalisé&quot;;[.$U476]*[.F476];[.$O476]*[.F476]))" office:value-type="float" office:value="0" calcext:value-type="float">
            <text:p>0 HETD</text:p>
          </table:table-cell>
          <table:table-cell table:style-name="ce33" table:formula="of:=IF([.$C476]=&quot;Référentiel&quot;;IF(contexte_calcul=&quot;Réalisé&quot;;[.$U476];[.$R476]);0)" office:value-type="float" office:value="0" calcext:value-type="float">
            <text:p>0 HETD</text:p>
          </table:table-cell>
          <table:table-cell table:style-name="ce33" table:formula="of:=IF(OR(ISBLANK([.$C476]);[.$C476]=&quot;Référentiel&quot;);0;IF(contexte_calcul=&quot;Réalisé&quot;;[.$W476]*[.D476];[.$R476]*[.D476]))" office:value-type="float" office:value="0" calcext:value-type="float">
            <text:p>0 HETD</text:p>
          </table:table-cell>
          <table:table-cell table:style-name="ce33" table:formula="of:=IF(OR(ISBLANK([.$C476]);[.$C476]=&quot;Référentiel&quot;);0;IF(contexte_calcul=&quot;Réalisé&quot;;[.$W476]*[.E476];[.$R476]*[.E476]))" office:value-type="float" office:value="0" calcext:value-type="float">
            <text:p>0 HETD</text:p>
          </table:table-cell>
          <table:table-cell table:style-name="ce33" table:formula="of:=IF(OR(ISBLANK([.$C476]);[.$C476]=&quot;Référentiel&quot;);0;IF(contexte_calcul=&quot;Réalisé&quot;;[.$W476]*[.F476];[.$R476]*[.F47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6]=&quot;Référentiel&quot;;IF(contexte_calcul=&quot;Réalisé&quot;;[.$W476];[.$R47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77]);[.C477]=&quot;Référentiel&quot;);&quot;&quot;;1-([.D477]+[.E47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77]);0;HLOOKUP(IF(AND([.C477]=&quot;TP&quot;;TP_vaut_TD=&quot;Oui&quot;);&quot;TD&quot;;[.C477]);types_intervention;2;0))*IF(ISBLANK([.G477]);1;[.G477])" office:value-type="float" office:value="0" calcext:value-type="float">
            <text:p>0 HETD</text:p>
          </table:table-cell>
          <table:table-cell table:style-name="ce12" table:formula="of:=IF(ISBLANK([.C477]);0;HLOOKUP([.C477];types_intervention;3;0))*IF(ISBLANK([.G477]);1;[.G477])" office:value-type="float" office:value="0" calcext:value-type="float">
            <text:p>0 HETD</text:p>
          </table:table-cell>
          <table:table-cell table:style-name="ce11" table:formula="of:=IF([.H477]=&quot;Oui&quot;;[.I477]*[.J47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7]/[.$L$522];0)" office:value-type="percentage" office:value="0" calcext:value-type="percentage">
            <text:p>0,00 %</text:p>
          </table:table-cell>
          <table:table-cell table:style-name="ce11" table:formula="of:=MIN(service_du;[.$L$522])*[.N477]" office:value-type="float" office:value="0" calcext:value-type="float">
            <text:p>0 HETD</text:p>
          </table:table-cell>
          <table:table-cell table:style-name="ce28" table:formula="of:=IF([.L477]&lt;&gt;0;[.O477]/[.L477];0)" office:value-type="percentage" office:value="0" calcext:value-type="percentage">
            <text:p>0,00 %</text:p>
          </table:table-cell>
          <table:table-cell table:style-name="ce28" table:formula="of:=IF([.$L$522]&gt;service_du;1-[.P477];0)" office:value-type="percentage" office:value="1" calcext:value-type="percentage">
            <text:p>100,00 %</text:p>
          </table:table-cell>
          <table:table-cell table:style-name="ce26" table:formula="of:=[.I477]*[.Q477]*[.K477]*IF(ISBLANK([.G477]);1;[.G47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6]+[.L477]&gt;service_du;service_du;[.T476]+[.L477]))" office:value-type="float" office:value="188" calcext:value-type="float">
            <text:p>188 HETD</text:p>
          </table:table-cell>
          <table:table-cell table:style-name="ce11" table:formula="of:=IF(service_du=0;0;IF([.T476]+[.L477]&gt;service_du;service_du-[.T476];[.L477]))" office:value-type="float" office:value="0" calcext:value-type="float">
            <text:p>0 HETD</text:p>
          </table:table-cell>
          <table:table-cell table:style-name="ce30" table:formula="of:=IF(service_du=0;[.I477];IF([.J477]&gt;0;IF([.T476]+[.L477]&lt;service_du;0;(([.T476]+[.L477])-service_du)/[.J47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7]+IF([.H477]&lt;&gt;&quot;Oui&quot;;[.I477];0))*[.K477])*IF(ISBLANK([.G477]);1;[.G477])" office:value-type="float" office:value="0" calcext:value-type="float">
            <text:p>0 HETD</text:p>
          </table:table-cell>
          <table:table-cell/>
          <table:table-cell table:style-name="ce33" table:formula="of:=IF(OR(ISBLANK([.$C477]);[.$C477]=&quot;Référentiel&quot;);0;IF(contexte_calcul=&quot;Réalisé&quot;;[.$U477]*[.D477];[.$O477]*[.D477]))" office:value-type="float" office:value="0" calcext:value-type="float">
            <text:p>0 HETD</text:p>
          </table:table-cell>
          <table:table-cell table:style-name="ce33" table:formula="of:=IF(OR(ISBLANK([.$C477]);[.$C477]=&quot;Référentiel&quot;);0;IF(contexte_calcul=&quot;Réalisé&quot;;[.$U477]*[.E477];[.$O477]*[.E477]))" office:value-type="float" office:value="0" calcext:value-type="float">
            <text:p>0 HETD</text:p>
          </table:table-cell>
          <table:table-cell table:style-name="ce33" table:formula="of:=IF(OR(ISBLANK([.$C477]);[.$C477]=&quot;Référentiel&quot;);0;IF(contexte_calcul=&quot;Réalisé&quot;;[.$U477]*[.F477];[.$O477]*[.F477]))" office:value-type="float" office:value="0" calcext:value-type="float">
            <text:p>0 HETD</text:p>
          </table:table-cell>
          <table:table-cell table:style-name="ce33" table:formula="of:=IF([.$C477]=&quot;Référentiel&quot;;IF(contexte_calcul=&quot;Réalisé&quot;;[.$U477];[.$R477]);0)" office:value-type="float" office:value="0" calcext:value-type="float">
            <text:p>0 HETD</text:p>
          </table:table-cell>
          <table:table-cell table:style-name="ce33" table:formula="of:=IF(OR(ISBLANK([.$C477]);[.$C477]=&quot;Référentiel&quot;);0;IF(contexte_calcul=&quot;Réalisé&quot;;[.$W477]*[.D477];[.$R477]*[.D477]))" office:value-type="float" office:value="0" calcext:value-type="float">
            <text:p>0 HETD</text:p>
          </table:table-cell>
          <table:table-cell table:style-name="ce33" table:formula="of:=IF(OR(ISBLANK([.$C477]);[.$C477]=&quot;Référentiel&quot;);0;IF(contexte_calcul=&quot;Réalisé&quot;;[.$W477]*[.E477];[.$R477]*[.E477]))" office:value-type="float" office:value="0" calcext:value-type="float">
            <text:p>0 HETD</text:p>
          </table:table-cell>
          <table:table-cell table:style-name="ce33" table:formula="of:=IF(OR(ISBLANK([.$C477]);[.$C477]=&quot;Référentiel&quot;);0;IF(contexte_calcul=&quot;Réalisé&quot;;[.$W477]*[.F477];[.$R477]*[.F47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7]=&quot;Référentiel&quot;;IF(contexte_calcul=&quot;Réalisé&quot;;[.$W477];[.$R47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78]);[.C478]=&quot;Référentiel&quot;);&quot;&quot;;1-([.D478]+[.E47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78]);0;HLOOKUP(IF(AND([.C478]=&quot;TP&quot;;TP_vaut_TD=&quot;Oui&quot;);&quot;TD&quot;;[.C478]);types_intervention;2;0))*IF(ISBLANK([.G478]);1;[.G478])" office:value-type="float" office:value="0" calcext:value-type="float">
            <text:p>0 HETD</text:p>
          </table:table-cell>
          <table:table-cell table:style-name="ce12" table:formula="of:=IF(ISBLANK([.C478]);0;HLOOKUP([.C478];types_intervention;3;0))*IF(ISBLANK([.G478]);1;[.G478])" office:value-type="float" office:value="0" calcext:value-type="float">
            <text:p>0 HETD</text:p>
          </table:table-cell>
          <table:table-cell table:style-name="ce11" table:formula="of:=IF([.H478]=&quot;Oui&quot;;[.I478]*[.J47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8]/[.$L$522];0)" office:value-type="percentage" office:value="0" calcext:value-type="percentage">
            <text:p>0,00 %</text:p>
          </table:table-cell>
          <table:table-cell table:style-name="ce11" table:formula="of:=MIN(service_du;[.$L$522])*[.N478]" office:value-type="float" office:value="0" calcext:value-type="float">
            <text:p>0 HETD</text:p>
          </table:table-cell>
          <table:table-cell table:style-name="ce28" table:formula="of:=IF([.L478]&lt;&gt;0;[.O478]/[.L478];0)" office:value-type="percentage" office:value="0" calcext:value-type="percentage">
            <text:p>0,00 %</text:p>
          </table:table-cell>
          <table:table-cell table:style-name="ce28" table:formula="of:=IF([.$L$522]&gt;service_du;1-[.P478];0)" office:value-type="percentage" office:value="1" calcext:value-type="percentage">
            <text:p>100,00 %</text:p>
          </table:table-cell>
          <table:table-cell table:style-name="ce26" table:formula="of:=[.I478]*[.Q478]*[.K478]*IF(ISBLANK([.G478]);1;[.G47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7]+[.L478]&gt;service_du;service_du;[.T477]+[.L478]))" office:value-type="float" office:value="188" calcext:value-type="float">
            <text:p>188 HETD</text:p>
          </table:table-cell>
          <table:table-cell table:style-name="ce11" table:formula="of:=IF(service_du=0;0;IF([.T477]+[.L478]&gt;service_du;service_du-[.T477];[.L478]))" office:value-type="float" office:value="0" calcext:value-type="float">
            <text:p>0 HETD</text:p>
          </table:table-cell>
          <table:table-cell table:style-name="ce30" table:formula="of:=IF(service_du=0;[.I478];IF([.J478]&gt;0;IF([.T477]+[.L478]&lt;service_du;0;(([.T477]+[.L478])-service_du)/[.J47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8]+IF([.H478]&lt;&gt;&quot;Oui&quot;;[.I478];0))*[.K478])*IF(ISBLANK([.G478]);1;[.G478])" office:value-type="float" office:value="0" calcext:value-type="float">
            <text:p>0 HETD</text:p>
          </table:table-cell>
          <table:table-cell/>
          <table:table-cell table:style-name="ce33" table:formula="of:=IF(OR(ISBLANK([.$C478]);[.$C478]=&quot;Référentiel&quot;);0;IF(contexte_calcul=&quot;Réalisé&quot;;[.$U478]*[.D478];[.$O478]*[.D478]))" office:value-type="float" office:value="0" calcext:value-type="float">
            <text:p>0 HETD</text:p>
          </table:table-cell>
          <table:table-cell table:style-name="ce33" table:formula="of:=IF(OR(ISBLANK([.$C478]);[.$C478]=&quot;Référentiel&quot;);0;IF(contexte_calcul=&quot;Réalisé&quot;;[.$U478]*[.E478];[.$O478]*[.E478]))" office:value-type="float" office:value="0" calcext:value-type="float">
            <text:p>0 HETD</text:p>
          </table:table-cell>
          <table:table-cell table:style-name="ce33" table:formula="of:=IF(OR(ISBLANK([.$C478]);[.$C478]=&quot;Référentiel&quot;);0;IF(contexte_calcul=&quot;Réalisé&quot;;[.$U478]*[.F478];[.$O478]*[.F478]))" office:value-type="float" office:value="0" calcext:value-type="float">
            <text:p>0 HETD</text:p>
          </table:table-cell>
          <table:table-cell table:style-name="ce33" table:formula="of:=IF([.$C478]=&quot;Référentiel&quot;;IF(contexte_calcul=&quot;Réalisé&quot;;[.$U478];[.$R478]);0)" office:value-type="float" office:value="0" calcext:value-type="float">
            <text:p>0 HETD</text:p>
          </table:table-cell>
          <table:table-cell table:style-name="ce33" table:formula="of:=IF(OR(ISBLANK([.$C478]);[.$C478]=&quot;Référentiel&quot;);0;IF(contexte_calcul=&quot;Réalisé&quot;;[.$W478]*[.D478];[.$R478]*[.D478]))" office:value-type="float" office:value="0" calcext:value-type="float">
            <text:p>0 HETD</text:p>
          </table:table-cell>
          <table:table-cell table:style-name="ce33" table:formula="of:=IF(OR(ISBLANK([.$C478]);[.$C478]=&quot;Référentiel&quot;);0;IF(contexte_calcul=&quot;Réalisé&quot;;[.$W478]*[.E478];[.$R478]*[.E478]))" office:value-type="float" office:value="0" calcext:value-type="float">
            <text:p>0 HETD</text:p>
          </table:table-cell>
          <table:table-cell table:style-name="ce33" table:formula="of:=IF(OR(ISBLANK([.$C478]);[.$C478]=&quot;Référentiel&quot;);0;IF(contexte_calcul=&quot;Réalisé&quot;;[.$W478]*[.F478];[.$R478]*[.F47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8]=&quot;Référentiel&quot;;IF(contexte_calcul=&quot;Réalisé&quot;;[.$W478];[.$R47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79]);[.C479]=&quot;Référentiel&quot;);&quot;&quot;;1-([.D479]+[.E47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79]);0;HLOOKUP(IF(AND([.C479]=&quot;TP&quot;;TP_vaut_TD=&quot;Oui&quot;);&quot;TD&quot;;[.C479]);types_intervention;2;0))*IF(ISBLANK([.G479]);1;[.G479])" office:value-type="float" office:value="0" calcext:value-type="float">
            <text:p>0 HETD</text:p>
          </table:table-cell>
          <table:table-cell table:style-name="ce12" table:formula="of:=IF(ISBLANK([.C479]);0;HLOOKUP([.C479];types_intervention;3;0))*IF(ISBLANK([.G479]);1;[.G479])" office:value-type="float" office:value="0" calcext:value-type="float">
            <text:p>0 HETD</text:p>
          </table:table-cell>
          <table:table-cell table:style-name="ce11" table:formula="of:=IF([.H479]=&quot;Oui&quot;;[.I479]*[.J47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9]/[.$L$522];0)" office:value-type="percentage" office:value="0" calcext:value-type="percentage">
            <text:p>0,00 %</text:p>
          </table:table-cell>
          <table:table-cell table:style-name="ce11" table:formula="of:=MIN(service_du;[.$L$522])*[.N479]" office:value-type="float" office:value="0" calcext:value-type="float">
            <text:p>0 HETD</text:p>
          </table:table-cell>
          <table:table-cell table:style-name="ce28" table:formula="of:=IF([.L479]&lt;&gt;0;[.O479]/[.L479];0)" office:value-type="percentage" office:value="0" calcext:value-type="percentage">
            <text:p>0,00 %</text:p>
          </table:table-cell>
          <table:table-cell table:style-name="ce28" table:formula="of:=IF([.$L$522]&gt;service_du;1-[.P479];0)" office:value-type="percentage" office:value="1" calcext:value-type="percentage">
            <text:p>100,00 %</text:p>
          </table:table-cell>
          <table:table-cell table:style-name="ce26" table:formula="of:=[.I479]*[.Q479]*[.K479]*IF(ISBLANK([.G479]);1;[.G47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8]+[.L479]&gt;service_du;service_du;[.T478]+[.L479]))" office:value-type="float" office:value="188" calcext:value-type="float">
            <text:p>188 HETD</text:p>
          </table:table-cell>
          <table:table-cell table:style-name="ce11" table:formula="of:=IF(service_du=0;0;IF([.T478]+[.L479]&gt;service_du;service_du-[.T478];[.L479]))" office:value-type="float" office:value="0" calcext:value-type="float">
            <text:p>0 HETD</text:p>
          </table:table-cell>
          <table:table-cell table:style-name="ce30" table:formula="of:=IF(service_du=0;[.I479];IF([.J479]&gt;0;IF([.T478]+[.L479]&lt;service_du;0;(([.T478]+[.L479])-service_du)/[.J47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9]+IF([.H479]&lt;&gt;&quot;Oui&quot;;[.I479];0))*[.K479])*IF(ISBLANK([.G479]);1;[.G479])" office:value-type="float" office:value="0" calcext:value-type="float">
            <text:p>0 HETD</text:p>
          </table:table-cell>
          <table:table-cell/>
          <table:table-cell table:style-name="ce33" table:formula="of:=IF(OR(ISBLANK([.$C479]);[.$C479]=&quot;Référentiel&quot;);0;IF(contexte_calcul=&quot;Réalisé&quot;;[.$U479]*[.D479];[.$O479]*[.D479]))" office:value-type="float" office:value="0" calcext:value-type="float">
            <text:p>0 HETD</text:p>
          </table:table-cell>
          <table:table-cell table:style-name="ce33" table:formula="of:=IF(OR(ISBLANK([.$C479]);[.$C479]=&quot;Référentiel&quot;);0;IF(contexte_calcul=&quot;Réalisé&quot;;[.$U479]*[.E479];[.$O479]*[.E479]))" office:value-type="float" office:value="0" calcext:value-type="float">
            <text:p>0 HETD</text:p>
          </table:table-cell>
          <table:table-cell table:style-name="ce33" table:formula="of:=IF(OR(ISBLANK([.$C479]);[.$C479]=&quot;Référentiel&quot;);0;IF(contexte_calcul=&quot;Réalisé&quot;;[.$U479]*[.F479];[.$O479]*[.F479]))" office:value-type="float" office:value="0" calcext:value-type="float">
            <text:p>0 HETD</text:p>
          </table:table-cell>
          <table:table-cell table:style-name="ce33" table:formula="of:=IF([.$C479]=&quot;Référentiel&quot;;IF(contexte_calcul=&quot;Réalisé&quot;;[.$U479];[.$R479]);0)" office:value-type="float" office:value="0" calcext:value-type="float">
            <text:p>0 HETD</text:p>
          </table:table-cell>
          <table:table-cell table:style-name="ce33" table:formula="of:=IF(OR(ISBLANK([.$C479]);[.$C479]=&quot;Référentiel&quot;);0;IF(contexte_calcul=&quot;Réalisé&quot;;[.$W479]*[.D479];[.$R479]*[.D479]))" office:value-type="float" office:value="0" calcext:value-type="float">
            <text:p>0 HETD</text:p>
          </table:table-cell>
          <table:table-cell table:style-name="ce33" table:formula="of:=IF(OR(ISBLANK([.$C479]);[.$C479]=&quot;Référentiel&quot;);0;IF(contexte_calcul=&quot;Réalisé&quot;;[.$W479]*[.E479];[.$R479]*[.E479]))" office:value-type="float" office:value="0" calcext:value-type="float">
            <text:p>0 HETD</text:p>
          </table:table-cell>
          <table:table-cell table:style-name="ce33" table:formula="of:=IF(OR(ISBLANK([.$C479]);[.$C479]=&quot;Référentiel&quot;);0;IF(contexte_calcul=&quot;Réalisé&quot;;[.$W479]*[.F479];[.$R479]*[.F47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9]=&quot;Référentiel&quot;;IF(contexte_calcul=&quot;Réalisé&quot;;[.$W479];[.$R47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80]);[.C480]=&quot;Référentiel&quot;);&quot;&quot;;1-([.D480]+[.E48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80]);0;HLOOKUP(IF(AND([.C480]=&quot;TP&quot;;TP_vaut_TD=&quot;Oui&quot;);&quot;TD&quot;;[.C480]);types_intervention;2;0))*IF(ISBLANK([.G480]);1;[.G480])" office:value-type="float" office:value="0" calcext:value-type="float">
            <text:p>0 HETD</text:p>
          </table:table-cell>
          <table:table-cell table:style-name="ce12" table:formula="of:=IF(ISBLANK([.C480]);0;HLOOKUP([.C480];types_intervention;3;0))*IF(ISBLANK([.G480]);1;[.G480])" office:value-type="float" office:value="0" calcext:value-type="float">
            <text:p>0 HETD</text:p>
          </table:table-cell>
          <table:table-cell table:style-name="ce11" table:formula="of:=IF([.H480]=&quot;Oui&quot;;[.I480]*[.J48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0]/[.$L$522];0)" office:value-type="percentage" office:value="0" calcext:value-type="percentage">
            <text:p>0,00 %</text:p>
          </table:table-cell>
          <table:table-cell table:style-name="ce11" table:formula="of:=MIN(service_du;[.$L$522])*[.N480]" office:value-type="float" office:value="0" calcext:value-type="float">
            <text:p>0 HETD</text:p>
          </table:table-cell>
          <table:table-cell table:style-name="ce28" table:formula="of:=IF([.L480]&lt;&gt;0;[.O480]/[.L480];0)" office:value-type="percentage" office:value="0" calcext:value-type="percentage">
            <text:p>0,00 %</text:p>
          </table:table-cell>
          <table:table-cell table:style-name="ce28" table:formula="of:=IF([.$L$522]&gt;service_du;1-[.P480];0)" office:value-type="percentage" office:value="1" calcext:value-type="percentage">
            <text:p>100,00 %</text:p>
          </table:table-cell>
          <table:table-cell table:style-name="ce26" table:formula="of:=[.I480]*[.Q480]*[.K480]*IF(ISBLANK([.G480]);1;[.G48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9]+[.L480]&gt;service_du;service_du;[.T479]+[.L480]))" office:value-type="float" office:value="188" calcext:value-type="float">
            <text:p>188 HETD</text:p>
          </table:table-cell>
          <table:table-cell table:style-name="ce11" table:formula="of:=IF(service_du=0;0;IF([.T479]+[.L480]&gt;service_du;service_du-[.T479];[.L480]))" office:value-type="float" office:value="0" calcext:value-type="float">
            <text:p>0 HETD</text:p>
          </table:table-cell>
          <table:table-cell table:style-name="ce30" table:formula="of:=IF(service_du=0;[.I480];IF([.J480]&gt;0;IF([.T479]+[.L480]&lt;service_du;0;(([.T479]+[.L480])-service_du)/[.J48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0]+IF([.H480]&lt;&gt;&quot;Oui&quot;;[.I480];0))*[.K480])*IF(ISBLANK([.G480]);1;[.G480])" office:value-type="float" office:value="0" calcext:value-type="float">
            <text:p>0 HETD</text:p>
          </table:table-cell>
          <table:table-cell/>
          <table:table-cell table:style-name="ce33" table:formula="of:=IF(OR(ISBLANK([.$C480]);[.$C480]=&quot;Référentiel&quot;);0;IF(contexte_calcul=&quot;Réalisé&quot;;[.$U480]*[.D480];[.$O480]*[.D480]))" office:value-type="float" office:value="0" calcext:value-type="float">
            <text:p>0 HETD</text:p>
          </table:table-cell>
          <table:table-cell table:style-name="ce33" table:formula="of:=IF(OR(ISBLANK([.$C480]);[.$C480]=&quot;Référentiel&quot;);0;IF(contexte_calcul=&quot;Réalisé&quot;;[.$U480]*[.E480];[.$O480]*[.E480]))" office:value-type="float" office:value="0" calcext:value-type="float">
            <text:p>0 HETD</text:p>
          </table:table-cell>
          <table:table-cell table:style-name="ce33" table:formula="of:=IF(OR(ISBLANK([.$C480]);[.$C480]=&quot;Référentiel&quot;);0;IF(contexte_calcul=&quot;Réalisé&quot;;[.$U480]*[.F480];[.$O480]*[.F480]))" office:value-type="float" office:value="0" calcext:value-type="float">
            <text:p>0 HETD</text:p>
          </table:table-cell>
          <table:table-cell table:style-name="ce33" table:formula="of:=IF([.$C480]=&quot;Référentiel&quot;;IF(contexte_calcul=&quot;Réalisé&quot;;[.$U480];[.$R480]);0)" office:value-type="float" office:value="0" calcext:value-type="float">
            <text:p>0 HETD</text:p>
          </table:table-cell>
          <table:table-cell table:style-name="ce33" table:formula="of:=IF(OR(ISBLANK([.$C480]);[.$C480]=&quot;Référentiel&quot;);0;IF(contexte_calcul=&quot;Réalisé&quot;;[.$W480]*[.D480];[.$R480]*[.D480]))" office:value-type="float" office:value="0" calcext:value-type="float">
            <text:p>0 HETD</text:p>
          </table:table-cell>
          <table:table-cell table:style-name="ce33" table:formula="of:=IF(OR(ISBLANK([.$C480]);[.$C480]=&quot;Référentiel&quot;);0;IF(contexte_calcul=&quot;Réalisé&quot;;[.$W480]*[.E480];[.$R480]*[.E480]))" office:value-type="float" office:value="0" calcext:value-type="float">
            <text:p>0 HETD</text:p>
          </table:table-cell>
          <table:table-cell table:style-name="ce33" table:formula="of:=IF(OR(ISBLANK([.$C480]);[.$C480]=&quot;Référentiel&quot;);0;IF(contexte_calcul=&quot;Réalisé&quot;;[.$W480]*[.F480];[.$R480]*[.F48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0]=&quot;Référentiel&quot;;IF(contexte_calcul=&quot;Réalisé&quot;;[.$W480];[.$R48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81]);[.C481]=&quot;Référentiel&quot;);&quot;&quot;;1-([.D481]+[.E48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81]);0;HLOOKUP(IF(AND([.C481]=&quot;TP&quot;;TP_vaut_TD=&quot;Oui&quot;);&quot;TD&quot;;[.C481]);types_intervention;2;0))*IF(ISBLANK([.G481]);1;[.G481])" office:value-type="float" office:value="0" calcext:value-type="float">
            <text:p>0 HETD</text:p>
          </table:table-cell>
          <table:table-cell table:style-name="ce12" table:formula="of:=IF(ISBLANK([.C481]);0;HLOOKUP([.C481];types_intervention;3;0))*IF(ISBLANK([.G481]);1;[.G481])" office:value-type="float" office:value="0" calcext:value-type="float">
            <text:p>0 HETD</text:p>
          </table:table-cell>
          <table:table-cell table:style-name="ce11" table:formula="of:=IF([.H481]=&quot;Oui&quot;;[.I481]*[.J48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1]/[.$L$522];0)" office:value-type="percentage" office:value="0" calcext:value-type="percentage">
            <text:p>0,00 %</text:p>
          </table:table-cell>
          <table:table-cell table:style-name="ce11" table:formula="of:=MIN(service_du;[.$L$522])*[.N481]" office:value-type="float" office:value="0" calcext:value-type="float">
            <text:p>0 HETD</text:p>
          </table:table-cell>
          <table:table-cell table:style-name="ce28" table:formula="of:=IF([.L481]&lt;&gt;0;[.O481]/[.L481];0)" office:value-type="percentage" office:value="0" calcext:value-type="percentage">
            <text:p>0,00 %</text:p>
          </table:table-cell>
          <table:table-cell table:style-name="ce28" table:formula="of:=IF([.$L$522]&gt;service_du;1-[.P481];0)" office:value-type="percentage" office:value="1" calcext:value-type="percentage">
            <text:p>100,00 %</text:p>
          </table:table-cell>
          <table:table-cell table:style-name="ce26" table:formula="of:=[.I481]*[.Q481]*[.K481]*IF(ISBLANK([.G481]);1;[.G48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0]+[.L481]&gt;service_du;service_du;[.T480]+[.L481]))" office:value-type="float" office:value="188" calcext:value-type="float">
            <text:p>188 HETD</text:p>
          </table:table-cell>
          <table:table-cell table:style-name="ce11" table:formula="of:=IF(service_du=0;0;IF([.T480]+[.L481]&gt;service_du;service_du-[.T480];[.L481]))" office:value-type="float" office:value="0" calcext:value-type="float">
            <text:p>0 HETD</text:p>
          </table:table-cell>
          <table:table-cell table:style-name="ce30" table:formula="of:=IF(service_du=0;[.I481];IF([.J481]&gt;0;IF([.T480]+[.L481]&lt;service_du;0;(([.T480]+[.L481])-service_du)/[.J48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1]+IF([.H481]&lt;&gt;&quot;Oui&quot;;[.I481];0))*[.K481])*IF(ISBLANK([.G481]);1;[.G481])" office:value-type="float" office:value="0" calcext:value-type="float">
            <text:p>0 HETD</text:p>
          </table:table-cell>
          <table:table-cell/>
          <table:table-cell table:style-name="ce33" table:formula="of:=IF(OR(ISBLANK([.$C481]);[.$C481]=&quot;Référentiel&quot;);0;IF(contexte_calcul=&quot;Réalisé&quot;;[.$U481]*[.D481];[.$O481]*[.D481]))" office:value-type="float" office:value="0" calcext:value-type="float">
            <text:p>0 HETD</text:p>
          </table:table-cell>
          <table:table-cell table:style-name="ce33" table:formula="of:=IF(OR(ISBLANK([.$C481]);[.$C481]=&quot;Référentiel&quot;);0;IF(contexte_calcul=&quot;Réalisé&quot;;[.$U481]*[.E481];[.$O481]*[.E481]))" office:value-type="float" office:value="0" calcext:value-type="float">
            <text:p>0 HETD</text:p>
          </table:table-cell>
          <table:table-cell table:style-name="ce33" table:formula="of:=IF(OR(ISBLANK([.$C481]);[.$C481]=&quot;Référentiel&quot;);0;IF(contexte_calcul=&quot;Réalisé&quot;;[.$U481]*[.F481];[.$O481]*[.F481]))" office:value-type="float" office:value="0" calcext:value-type="float">
            <text:p>0 HETD</text:p>
          </table:table-cell>
          <table:table-cell table:style-name="ce33" table:formula="of:=IF([.$C481]=&quot;Référentiel&quot;;IF(contexte_calcul=&quot;Réalisé&quot;;[.$U481];[.$R481]);0)" office:value-type="float" office:value="0" calcext:value-type="float">
            <text:p>0 HETD</text:p>
          </table:table-cell>
          <table:table-cell table:style-name="ce33" table:formula="of:=IF(OR(ISBLANK([.$C481]);[.$C481]=&quot;Référentiel&quot;);0;IF(contexte_calcul=&quot;Réalisé&quot;;[.$W481]*[.D481];[.$R481]*[.D481]))" office:value-type="float" office:value="0" calcext:value-type="float">
            <text:p>0 HETD</text:p>
          </table:table-cell>
          <table:table-cell table:style-name="ce33" table:formula="of:=IF(OR(ISBLANK([.$C481]);[.$C481]=&quot;Référentiel&quot;);0;IF(contexte_calcul=&quot;Réalisé&quot;;[.$W481]*[.E481];[.$R481]*[.E481]))" office:value-type="float" office:value="0" calcext:value-type="float">
            <text:p>0 HETD</text:p>
          </table:table-cell>
          <table:table-cell table:style-name="ce33" table:formula="of:=IF(OR(ISBLANK([.$C481]);[.$C481]=&quot;Référentiel&quot;);0;IF(contexte_calcul=&quot;Réalisé&quot;;[.$W481]*[.F481];[.$R481]*[.F48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1]=&quot;Référentiel&quot;;IF(contexte_calcul=&quot;Réalisé&quot;;[.$W481];[.$R48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82]);[.C482]=&quot;Référentiel&quot;);&quot;&quot;;1-([.D482]+[.E48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82]);0;HLOOKUP(IF(AND([.C482]=&quot;TP&quot;;TP_vaut_TD=&quot;Oui&quot;);&quot;TD&quot;;[.C482]);types_intervention;2;0))*IF(ISBLANK([.G482]);1;[.G482])" office:value-type="float" office:value="0" calcext:value-type="float">
            <text:p>0 HETD</text:p>
          </table:table-cell>
          <table:table-cell table:style-name="ce12" table:formula="of:=IF(ISBLANK([.C482]);0;HLOOKUP([.C482];types_intervention;3;0))*IF(ISBLANK([.G482]);1;[.G482])" office:value-type="float" office:value="0" calcext:value-type="float">
            <text:p>0 HETD</text:p>
          </table:table-cell>
          <table:table-cell table:style-name="ce11" table:formula="of:=IF([.H482]=&quot;Oui&quot;;[.I482]*[.J48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2]/[.$L$522];0)" office:value-type="percentage" office:value="0" calcext:value-type="percentage">
            <text:p>0,00 %</text:p>
          </table:table-cell>
          <table:table-cell table:style-name="ce11" table:formula="of:=MIN(service_du;[.$L$522])*[.N482]" office:value-type="float" office:value="0" calcext:value-type="float">
            <text:p>0 HETD</text:p>
          </table:table-cell>
          <table:table-cell table:style-name="ce28" table:formula="of:=IF([.L482]&lt;&gt;0;[.O482]/[.L482];0)" office:value-type="percentage" office:value="0" calcext:value-type="percentage">
            <text:p>0,00 %</text:p>
          </table:table-cell>
          <table:table-cell table:style-name="ce28" table:formula="of:=IF([.$L$522]&gt;service_du;1-[.P482];0)" office:value-type="percentage" office:value="1" calcext:value-type="percentage">
            <text:p>100,00 %</text:p>
          </table:table-cell>
          <table:table-cell table:style-name="ce26" table:formula="of:=[.I482]*[.Q482]*[.K482]*IF(ISBLANK([.G482]);1;[.G48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1]+[.L482]&gt;service_du;service_du;[.T481]+[.L482]))" office:value-type="float" office:value="188" calcext:value-type="float">
            <text:p>188 HETD</text:p>
          </table:table-cell>
          <table:table-cell table:style-name="ce11" table:formula="of:=IF(service_du=0;0;IF([.T481]+[.L482]&gt;service_du;service_du-[.T481];[.L482]))" office:value-type="float" office:value="0" calcext:value-type="float">
            <text:p>0 HETD</text:p>
          </table:table-cell>
          <table:table-cell table:style-name="ce30" table:formula="of:=IF(service_du=0;[.I482];IF([.J482]&gt;0;IF([.T481]+[.L482]&lt;service_du;0;(([.T481]+[.L482])-service_du)/[.J48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2]+IF([.H482]&lt;&gt;&quot;Oui&quot;;[.I482];0))*[.K482])*IF(ISBLANK([.G482]);1;[.G482])" office:value-type="float" office:value="0" calcext:value-type="float">
            <text:p>0 HETD</text:p>
          </table:table-cell>
          <table:table-cell/>
          <table:table-cell table:style-name="ce33" table:formula="of:=IF(OR(ISBLANK([.$C482]);[.$C482]=&quot;Référentiel&quot;);0;IF(contexte_calcul=&quot;Réalisé&quot;;[.$U482]*[.D482];[.$O482]*[.D482]))" office:value-type="float" office:value="0" calcext:value-type="float">
            <text:p>0 HETD</text:p>
          </table:table-cell>
          <table:table-cell table:style-name="ce33" table:formula="of:=IF(OR(ISBLANK([.$C482]);[.$C482]=&quot;Référentiel&quot;);0;IF(contexte_calcul=&quot;Réalisé&quot;;[.$U482]*[.E482];[.$O482]*[.E482]))" office:value-type="float" office:value="0" calcext:value-type="float">
            <text:p>0 HETD</text:p>
          </table:table-cell>
          <table:table-cell table:style-name="ce33" table:formula="of:=IF(OR(ISBLANK([.$C482]);[.$C482]=&quot;Référentiel&quot;);0;IF(contexte_calcul=&quot;Réalisé&quot;;[.$U482]*[.F482];[.$O482]*[.F482]))" office:value-type="float" office:value="0" calcext:value-type="float">
            <text:p>0 HETD</text:p>
          </table:table-cell>
          <table:table-cell table:style-name="ce33" table:formula="of:=IF([.$C482]=&quot;Référentiel&quot;;IF(contexte_calcul=&quot;Réalisé&quot;;[.$U482];[.$R482]);0)" office:value-type="float" office:value="0" calcext:value-type="float">
            <text:p>0 HETD</text:p>
          </table:table-cell>
          <table:table-cell table:style-name="ce33" table:formula="of:=IF(OR(ISBLANK([.$C482]);[.$C482]=&quot;Référentiel&quot;);0;IF(contexte_calcul=&quot;Réalisé&quot;;[.$W482]*[.D482];[.$R482]*[.D482]))" office:value-type="float" office:value="0" calcext:value-type="float">
            <text:p>0 HETD</text:p>
          </table:table-cell>
          <table:table-cell table:style-name="ce33" table:formula="of:=IF(OR(ISBLANK([.$C482]);[.$C482]=&quot;Référentiel&quot;);0;IF(contexte_calcul=&quot;Réalisé&quot;;[.$W482]*[.E482];[.$R482]*[.E482]))" office:value-type="float" office:value="0" calcext:value-type="float">
            <text:p>0 HETD</text:p>
          </table:table-cell>
          <table:table-cell table:style-name="ce33" table:formula="of:=IF(OR(ISBLANK([.$C482]);[.$C482]=&quot;Référentiel&quot;);0;IF(contexte_calcul=&quot;Réalisé&quot;;[.$W482]*[.F482];[.$R482]*[.F48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2]=&quot;Référentiel&quot;;IF(contexte_calcul=&quot;Réalisé&quot;;[.$W482];[.$R48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83]);[.C483]=&quot;Référentiel&quot;);&quot;&quot;;1-([.D483]+[.E48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83]);0;HLOOKUP(IF(AND([.C483]=&quot;TP&quot;;TP_vaut_TD=&quot;Oui&quot;);&quot;TD&quot;;[.C483]);types_intervention;2;0))*IF(ISBLANK([.G483]);1;[.G483])" office:value-type="float" office:value="0" calcext:value-type="float">
            <text:p>0 HETD</text:p>
          </table:table-cell>
          <table:table-cell table:style-name="ce12" table:formula="of:=IF(ISBLANK([.C483]);0;HLOOKUP([.C483];types_intervention;3;0))*IF(ISBLANK([.G483]);1;[.G483])" office:value-type="float" office:value="0" calcext:value-type="float">
            <text:p>0 HETD</text:p>
          </table:table-cell>
          <table:table-cell table:style-name="ce11" table:formula="of:=IF([.H483]=&quot;Oui&quot;;[.I483]*[.J48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3]/[.$L$522];0)" office:value-type="percentage" office:value="0" calcext:value-type="percentage">
            <text:p>0,00 %</text:p>
          </table:table-cell>
          <table:table-cell table:style-name="ce11" table:formula="of:=MIN(service_du;[.$L$522])*[.N483]" office:value-type="float" office:value="0" calcext:value-type="float">
            <text:p>0 HETD</text:p>
          </table:table-cell>
          <table:table-cell table:style-name="ce28" table:formula="of:=IF([.L483]&lt;&gt;0;[.O483]/[.L483];0)" office:value-type="percentage" office:value="0" calcext:value-type="percentage">
            <text:p>0,00 %</text:p>
          </table:table-cell>
          <table:table-cell table:style-name="ce28" table:formula="of:=IF([.$L$522]&gt;service_du;1-[.P483];0)" office:value-type="percentage" office:value="1" calcext:value-type="percentage">
            <text:p>100,00 %</text:p>
          </table:table-cell>
          <table:table-cell table:style-name="ce26" table:formula="of:=[.I483]*[.Q483]*[.K483]*IF(ISBLANK([.G483]);1;[.G48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2]+[.L483]&gt;service_du;service_du;[.T482]+[.L483]))" office:value-type="float" office:value="188" calcext:value-type="float">
            <text:p>188 HETD</text:p>
          </table:table-cell>
          <table:table-cell table:style-name="ce11" table:formula="of:=IF(service_du=0;0;IF([.T482]+[.L483]&gt;service_du;service_du-[.T482];[.L483]))" office:value-type="float" office:value="0" calcext:value-type="float">
            <text:p>0 HETD</text:p>
          </table:table-cell>
          <table:table-cell table:style-name="ce30" table:formula="of:=IF(service_du=0;[.I483];IF([.J483]&gt;0;IF([.T482]+[.L483]&lt;service_du;0;(([.T482]+[.L483])-service_du)/[.J48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3]+IF([.H483]&lt;&gt;&quot;Oui&quot;;[.I483];0))*[.K483])*IF(ISBLANK([.G483]);1;[.G483])" office:value-type="float" office:value="0" calcext:value-type="float">
            <text:p>0 HETD</text:p>
          </table:table-cell>
          <table:table-cell/>
          <table:table-cell table:style-name="ce33" table:formula="of:=IF(OR(ISBLANK([.$C483]);[.$C483]=&quot;Référentiel&quot;);0;IF(contexte_calcul=&quot;Réalisé&quot;;[.$U483]*[.D483];[.$O483]*[.D483]))" office:value-type="float" office:value="0" calcext:value-type="float">
            <text:p>0 HETD</text:p>
          </table:table-cell>
          <table:table-cell table:style-name="ce33" table:formula="of:=IF(OR(ISBLANK([.$C483]);[.$C483]=&quot;Référentiel&quot;);0;IF(contexte_calcul=&quot;Réalisé&quot;;[.$U483]*[.E483];[.$O483]*[.E483]))" office:value-type="float" office:value="0" calcext:value-type="float">
            <text:p>0 HETD</text:p>
          </table:table-cell>
          <table:table-cell table:style-name="ce33" table:formula="of:=IF(OR(ISBLANK([.$C483]);[.$C483]=&quot;Référentiel&quot;);0;IF(contexte_calcul=&quot;Réalisé&quot;;[.$U483]*[.F483];[.$O483]*[.F483]))" office:value-type="float" office:value="0" calcext:value-type="float">
            <text:p>0 HETD</text:p>
          </table:table-cell>
          <table:table-cell table:style-name="ce33" table:formula="of:=IF([.$C483]=&quot;Référentiel&quot;;IF(contexte_calcul=&quot;Réalisé&quot;;[.$U483];[.$R483]);0)" office:value-type="float" office:value="0" calcext:value-type="float">
            <text:p>0 HETD</text:p>
          </table:table-cell>
          <table:table-cell table:style-name="ce33" table:formula="of:=IF(OR(ISBLANK([.$C483]);[.$C483]=&quot;Référentiel&quot;);0;IF(contexte_calcul=&quot;Réalisé&quot;;[.$W483]*[.D483];[.$R483]*[.D483]))" office:value-type="float" office:value="0" calcext:value-type="float">
            <text:p>0 HETD</text:p>
          </table:table-cell>
          <table:table-cell table:style-name="ce33" table:formula="of:=IF(OR(ISBLANK([.$C483]);[.$C483]=&quot;Référentiel&quot;);0;IF(contexte_calcul=&quot;Réalisé&quot;;[.$W483]*[.E483];[.$R483]*[.E483]))" office:value-type="float" office:value="0" calcext:value-type="float">
            <text:p>0 HETD</text:p>
          </table:table-cell>
          <table:table-cell table:style-name="ce33" table:formula="of:=IF(OR(ISBLANK([.$C483]);[.$C483]=&quot;Référentiel&quot;);0;IF(contexte_calcul=&quot;Réalisé&quot;;[.$W483]*[.F483];[.$R483]*[.F48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3]=&quot;Référentiel&quot;;IF(contexte_calcul=&quot;Réalisé&quot;;[.$W483];[.$R48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84]);[.C484]=&quot;Référentiel&quot;);&quot;&quot;;1-([.D484]+[.E48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84]);0;HLOOKUP(IF(AND([.C484]=&quot;TP&quot;;TP_vaut_TD=&quot;Oui&quot;);&quot;TD&quot;;[.C484]);types_intervention;2;0))*IF(ISBLANK([.G484]);1;[.G484])" office:value-type="float" office:value="0" calcext:value-type="float">
            <text:p>0 HETD</text:p>
          </table:table-cell>
          <table:table-cell table:style-name="ce12" table:formula="of:=IF(ISBLANK([.C484]);0;HLOOKUP([.C484];types_intervention;3;0))*IF(ISBLANK([.G484]);1;[.G484])" office:value-type="float" office:value="0" calcext:value-type="float">
            <text:p>0 HETD</text:p>
          </table:table-cell>
          <table:table-cell table:style-name="ce11" table:formula="of:=IF([.H484]=&quot;Oui&quot;;[.I484]*[.J48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4]/[.$L$522];0)" office:value-type="percentage" office:value="0" calcext:value-type="percentage">
            <text:p>0,00 %</text:p>
          </table:table-cell>
          <table:table-cell table:style-name="ce11" table:formula="of:=MIN(service_du;[.$L$522])*[.N484]" office:value-type="float" office:value="0" calcext:value-type="float">
            <text:p>0 HETD</text:p>
          </table:table-cell>
          <table:table-cell table:style-name="ce28" table:formula="of:=IF([.L484]&lt;&gt;0;[.O484]/[.L484];0)" office:value-type="percentage" office:value="0" calcext:value-type="percentage">
            <text:p>0,00 %</text:p>
          </table:table-cell>
          <table:table-cell table:style-name="ce28" table:formula="of:=IF([.$L$522]&gt;service_du;1-[.P484];0)" office:value-type="percentage" office:value="1" calcext:value-type="percentage">
            <text:p>100,00 %</text:p>
          </table:table-cell>
          <table:table-cell table:style-name="ce26" table:formula="of:=[.I484]*[.Q484]*[.K484]*IF(ISBLANK([.G484]);1;[.G48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3]+[.L484]&gt;service_du;service_du;[.T483]+[.L484]))" office:value-type="float" office:value="188" calcext:value-type="float">
            <text:p>188 HETD</text:p>
          </table:table-cell>
          <table:table-cell table:style-name="ce11" table:formula="of:=IF(service_du=0;0;IF([.T483]+[.L484]&gt;service_du;service_du-[.T483];[.L484]))" office:value-type="float" office:value="0" calcext:value-type="float">
            <text:p>0 HETD</text:p>
          </table:table-cell>
          <table:table-cell table:style-name="ce30" table:formula="of:=IF(service_du=0;[.I484];IF([.J484]&gt;0;IF([.T483]+[.L484]&lt;service_du;0;(([.T483]+[.L484])-service_du)/[.J48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4]+IF([.H484]&lt;&gt;&quot;Oui&quot;;[.I484];0))*[.K484])*IF(ISBLANK([.G484]);1;[.G484])" office:value-type="float" office:value="0" calcext:value-type="float">
            <text:p>0 HETD</text:p>
          </table:table-cell>
          <table:table-cell/>
          <table:table-cell table:style-name="ce33" table:formula="of:=IF(OR(ISBLANK([.$C484]);[.$C484]=&quot;Référentiel&quot;);0;IF(contexte_calcul=&quot;Réalisé&quot;;[.$U484]*[.D484];[.$O484]*[.D484]))" office:value-type="float" office:value="0" calcext:value-type="float">
            <text:p>0 HETD</text:p>
          </table:table-cell>
          <table:table-cell table:style-name="ce33" table:formula="of:=IF(OR(ISBLANK([.$C484]);[.$C484]=&quot;Référentiel&quot;);0;IF(contexte_calcul=&quot;Réalisé&quot;;[.$U484]*[.E484];[.$O484]*[.E484]))" office:value-type="float" office:value="0" calcext:value-type="float">
            <text:p>0 HETD</text:p>
          </table:table-cell>
          <table:table-cell table:style-name="ce33" table:formula="of:=IF(OR(ISBLANK([.$C484]);[.$C484]=&quot;Référentiel&quot;);0;IF(contexte_calcul=&quot;Réalisé&quot;;[.$U484]*[.F484];[.$O484]*[.F484]))" office:value-type="float" office:value="0" calcext:value-type="float">
            <text:p>0 HETD</text:p>
          </table:table-cell>
          <table:table-cell table:style-name="ce33" table:formula="of:=IF([.$C484]=&quot;Référentiel&quot;;IF(contexte_calcul=&quot;Réalisé&quot;;[.$U484];[.$R484]);0)" office:value-type="float" office:value="0" calcext:value-type="float">
            <text:p>0 HETD</text:p>
          </table:table-cell>
          <table:table-cell table:style-name="ce33" table:formula="of:=IF(OR(ISBLANK([.$C484]);[.$C484]=&quot;Référentiel&quot;);0;IF(contexte_calcul=&quot;Réalisé&quot;;[.$W484]*[.D484];[.$R484]*[.D484]))" office:value-type="float" office:value="0" calcext:value-type="float">
            <text:p>0 HETD</text:p>
          </table:table-cell>
          <table:table-cell table:style-name="ce33" table:formula="of:=IF(OR(ISBLANK([.$C484]);[.$C484]=&quot;Référentiel&quot;);0;IF(contexte_calcul=&quot;Réalisé&quot;;[.$W484]*[.E484];[.$R484]*[.E484]))" office:value-type="float" office:value="0" calcext:value-type="float">
            <text:p>0 HETD</text:p>
          </table:table-cell>
          <table:table-cell table:style-name="ce33" table:formula="of:=IF(OR(ISBLANK([.$C484]);[.$C484]=&quot;Référentiel&quot;);0;IF(contexte_calcul=&quot;Réalisé&quot;;[.$W484]*[.F484];[.$R484]*[.F48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4]=&quot;Référentiel&quot;;IF(contexte_calcul=&quot;Réalisé&quot;;[.$W484];[.$R48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85]);[.C485]=&quot;Référentiel&quot;);&quot;&quot;;1-([.D485]+[.E48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85]);0;HLOOKUP(IF(AND([.C485]=&quot;TP&quot;;TP_vaut_TD=&quot;Oui&quot;);&quot;TD&quot;;[.C485]);types_intervention;2;0))*IF(ISBLANK([.G485]);1;[.G485])" office:value-type="float" office:value="0" calcext:value-type="float">
            <text:p>0 HETD</text:p>
          </table:table-cell>
          <table:table-cell table:style-name="ce12" table:formula="of:=IF(ISBLANK([.C485]);0;HLOOKUP([.C485];types_intervention;3;0))*IF(ISBLANK([.G485]);1;[.G485])" office:value-type="float" office:value="0" calcext:value-type="float">
            <text:p>0 HETD</text:p>
          </table:table-cell>
          <table:table-cell table:style-name="ce11" table:formula="of:=IF([.H485]=&quot;Oui&quot;;[.I485]*[.J48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5]/[.$L$522];0)" office:value-type="percentage" office:value="0" calcext:value-type="percentage">
            <text:p>0,00 %</text:p>
          </table:table-cell>
          <table:table-cell table:style-name="ce11" table:formula="of:=MIN(service_du;[.$L$522])*[.N485]" office:value-type="float" office:value="0" calcext:value-type="float">
            <text:p>0 HETD</text:p>
          </table:table-cell>
          <table:table-cell table:style-name="ce28" table:formula="of:=IF([.L485]&lt;&gt;0;[.O485]/[.L485];0)" office:value-type="percentage" office:value="0" calcext:value-type="percentage">
            <text:p>0,00 %</text:p>
          </table:table-cell>
          <table:table-cell table:style-name="ce28" table:formula="of:=IF([.$L$522]&gt;service_du;1-[.P485];0)" office:value-type="percentage" office:value="1" calcext:value-type="percentage">
            <text:p>100,00 %</text:p>
          </table:table-cell>
          <table:table-cell table:style-name="ce26" table:formula="of:=[.I485]*[.Q485]*[.K485]*IF(ISBLANK([.G485]);1;[.G48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4]+[.L485]&gt;service_du;service_du;[.T484]+[.L485]))" office:value-type="float" office:value="188" calcext:value-type="float">
            <text:p>188 HETD</text:p>
          </table:table-cell>
          <table:table-cell table:style-name="ce11" table:formula="of:=IF(service_du=0;0;IF([.T484]+[.L485]&gt;service_du;service_du-[.T484];[.L485]))" office:value-type="float" office:value="0" calcext:value-type="float">
            <text:p>0 HETD</text:p>
          </table:table-cell>
          <table:table-cell table:style-name="ce30" table:formula="of:=IF(service_du=0;[.I485];IF([.J485]&gt;0;IF([.T484]+[.L485]&lt;service_du;0;(([.T484]+[.L485])-service_du)/[.J48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5]+IF([.H485]&lt;&gt;&quot;Oui&quot;;[.I485];0))*[.K485])*IF(ISBLANK([.G485]);1;[.G485])" office:value-type="float" office:value="0" calcext:value-type="float">
            <text:p>0 HETD</text:p>
          </table:table-cell>
          <table:table-cell/>
          <table:table-cell table:style-name="ce33" table:formula="of:=IF(OR(ISBLANK([.$C485]);[.$C485]=&quot;Référentiel&quot;);0;IF(contexte_calcul=&quot;Réalisé&quot;;[.$U485]*[.D485];[.$O485]*[.D485]))" office:value-type="float" office:value="0" calcext:value-type="float">
            <text:p>0 HETD</text:p>
          </table:table-cell>
          <table:table-cell table:style-name="ce33" table:formula="of:=IF(OR(ISBLANK([.$C485]);[.$C485]=&quot;Référentiel&quot;);0;IF(contexte_calcul=&quot;Réalisé&quot;;[.$U485]*[.E485];[.$O485]*[.E485]))" office:value-type="float" office:value="0" calcext:value-type="float">
            <text:p>0 HETD</text:p>
          </table:table-cell>
          <table:table-cell table:style-name="ce33" table:formula="of:=IF(OR(ISBLANK([.$C485]);[.$C485]=&quot;Référentiel&quot;);0;IF(contexte_calcul=&quot;Réalisé&quot;;[.$U485]*[.F485];[.$O485]*[.F485]))" office:value-type="float" office:value="0" calcext:value-type="float">
            <text:p>0 HETD</text:p>
          </table:table-cell>
          <table:table-cell table:style-name="ce33" table:formula="of:=IF([.$C485]=&quot;Référentiel&quot;;IF(contexte_calcul=&quot;Réalisé&quot;;[.$U485];[.$R485]);0)" office:value-type="float" office:value="0" calcext:value-type="float">
            <text:p>0 HETD</text:p>
          </table:table-cell>
          <table:table-cell table:style-name="ce33" table:formula="of:=IF(OR(ISBLANK([.$C485]);[.$C485]=&quot;Référentiel&quot;);0;IF(contexte_calcul=&quot;Réalisé&quot;;[.$W485]*[.D485];[.$R485]*[.D485]))" office:value-type="float" office:value="0" calcext:value-type="float">
            <text:p>0 HETD</text:p>
          </table:table-cell>
          <table:table-cell table:style-name="ce33" table:formula="of:=IF(OR(ISBLANK([.$C485]);[.$C485]=&quot;Référentiel&quot;);0;IF(contexte_calcul=&quot;Réalisé&quot;;[.$W485]*[.E485];[.$R485]*[.E485]))" office:value-type="float" office:value="0" calcext:value-type="float">
            <text:p>0 HETD</text:p>
          </table:table-cell>
          <table:table-cell table:style-name="ce33" table:formula="of:=IF(OR(ISBLANK([.$C485]);[.$C485]=&quot;Référentiel&quot;);0;IF(contexte_calcul=&quot;Réalisé&quot;;[.$W485]*[.F485];[.$R485]*[.F48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5]=&quot;Référentiel&quot;;IF(contexte_calcul=&quot;Réalisé&quot;;[.$W485];[.$R48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86]);[.C486]=&quot;Référentiel&quot;);&quot;&quot;;1-([.D486]+[.E48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86]);0;HLOOKUP(IF(AND([.C486]=&quot;TP&quot;;TP_vaut_TD=&quot;Oui&quot;);&quot;TD&quot;;[.C486]);types_intervention;2;0))*IF(ISBLANK([.G486]);1;[.G486])" office:value-type="float" office:value="0" calcext:value-type="float">
            <text:p>0 HETD</text:p>
          </table:table-cell>
          <table:table-cell table:style-name="ce12" table:formula="of:=IF(ISBLANK([.C486]);0;HLOOKUP([.C486];types_intervention;3;0))*IF(ISBLANK([.G486]);1;[.G486])" office:value-type="float" office:value="0" calcext:value-type="float">
            <text:p>0 HETD</text:p>
          </table:table-cell>
          <table:table-cell table:style-name="ce11" table:formula="of:=IF([.H486]=&quot;Oui&quot;;[.I486]*[.J48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6]/[.$L$522];0)" office:value-type="percentage" office:value="0" calcext:value-type="percentage">
            <text:p>0,00 %</text:p>
          </table:table-cell>
          <table:table-cell table:style-name="ce11" table:formula="of:=MIN(service_du;[.$L$522])*[.N486]" office:value-type="float" office:value="0" calcext:value-type="float">
            <text:p>0 HETD</text:p>
          </table:table-cell>
          <table:table-cell table:style-name="ce28" table:formula="of:=IF([.L486]&lt;&gt;0;[.O486]/[.L486];0)" office:value-type="percentage" office:value="0" calcext:value-type="percentage">
            <text:p>0,00 %</text:p>
          </table:table-cell>
          <table:table-cell table:style-name="ce28" table:formula="of:=IF([.$L$522]&gt;service_du;1-[.P486];0)" office:value-type="percentage" office:value="1" calcext:value-type="percentage">
            <text:p>100,00 %</text:p>
          </table:table-cell>
          <table:table-cell table:style-name="ce26" table:formula="of:=[.I486]*[.Q486]*[.K486]*IF(ISBLANK([.G486]);1;[.G48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5]+[.L486]&gt;service_du;service_du;[.T485]+[.L486]))" office:value-type="float" office:value="188" calcext:value-type="float">
            <text:p>188 HETD</text:p>
          </table:table-cell>
          <table:table-cell table:style-name="ce11" table:formula="of:=IF(service_du=0;0;IF([.T485]+[.L486]&gt;service_du;service_du-[.T485];[.L486]))" office:value-type="float" office:value="0" calcext:value-type="float">
            <text:p>0 HETD</text:p>
          </table:table-cell>
          <table:table-cell table:style-name="ce30" table:formula="of:=IF(service_du=0;[.I486];IF([.J486]&gt;0;IF([.T485]+[.L486]&lt;service_du;0;(([.T485]+[.L486])-service_du)/[.J48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6]+IF([.H486]&lt;&gt;&quot;Oui&quot;;[.I486];0))*[.K486])*IF(ISBLANK([.G486]);1;[.G486])" office:value-type="float" office:value="0" calcext:value-type="float">
            <text:p>0 HETD</text:p>
          </table:table-cell>
          <table:table-cell/>
          <table:table-cell table:style-name="ce33" table:formula="of:=IF(OR(ISBLANK([.$C486]);[.$C486]=&quot;Référentiel&quot;);0;IF(contexte_calcul=&quot;Réalisé&quot;;[.$U486]*[.D486];[.$O486]*[.D486]))" office:value-type="float" office:value="0" calcext:value-type="float">
            <text:p>0 HETD</text:p>
          </table:table-cell>
          <table:table-cell table:style-name="ce33" table:formula="of:=IF(OR(ISBLANK([.$C486]);[.$C486]=&quot;Référentiel&quot;);0;IF(contexte_calcul=&quot;Réalisé&quot;;[.$U486]*[.E486];[.$O486]*[.E486]))" office:value-type="float" office:value="0" calcext:value-type="float">
            <text:p>0 HETD</text:p>
          </table:table-cell>
          <table:table-cell table:style-name="ce33" table:formula="of:=IF(OR(ISBLANK([.$C486]);[.$C486]=&quot;Référentiel&quot;);0;IF(contexte_calcul=&quot;Réalisé&quot;;[.$U486]*[.F486];[.$O486]*[.F486]))" office:value-type="float" office:value="0" calcext:value-type="float">
            <text:p>0 HETD</text:p>
          </table:table-cell>
          <table:table-cell table:style-name="ce33" table:formula="of:=IF([.$C486]=&quot;Référentiel&quot;;IF(contexte_calcul=&quot;Réalisé&quot;;[.$U486];[.$R486]);0)" office:value-type="float" office:value="0" calcext:value-type="float">
            <text:p>0 HETD</text:p>
          </table:table-cell>
          <table:table-cell table:style-name="ce33" table:formula="of:=IF(OR(ISBLANK([.$C486]);[.$C486]=&quot;Référentiel&quot;);0;IF(contexte_calcul=&quot;Réalisé&quot;;[.$W486]*[.D486];[.$R486]*[.D486]))" office:value-type="float" office:value="0" calcext:value-type="float">
            <text:p>0 HETD</text:p>
          </table:table-cell>
          <table:table-cell table:style-name="ce33" table:formula="of:=IF(OR(ISBLANK([.$C486]);[.$C486]=&quot;Référentiel&quot;);0;IF(contexte_calcul=&quot;Réalisé&quot;;[.$W486]*[.E486];[.$R486]*[.E486]))" office:value-type="float" office:value="0" calcext:value-type="float">
            <text:p>0 HETD</text:p>
          </table:table-cell>
          <table:table-cell table:style-name="ce33" table:formula="of:=IF(OR(ISBLANK([.$C486]);[.$C486]=&quot;Référentiel&quot;);0;IF(contexte_calcul=&quot;Réalisé&quot;;[.$W486]*[.F486];[.$R486]*[.F48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6]=&quot;Référentiel&quot;;IF(contexte_calcul=&quot;Réalisé&quot;;[.$W486];[.$R48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87]);[.C487]=&quot;Référentiel&quot;);&quot;&quot;;1-([.D487]+[.E48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87]);0;HLOOKUP(IF(AND([.C487]=&quot;TP&quot;;TP_vaut_TD=&quot;Oui&quot;);&quot;TD&quot;;[.C487]);types_intervention;2;0))*IF(ISBLANK([.G487]);1;[.G487])" office:value-type="float" office:value="0" calcext:value-type="float">
            <text:p>0 HETD</text:p>
          </table:table-cell>
          <table:table-cell table:style-name="ce12" table:formula="of:=IF(ISBLANK([.C487]);0;HLOOKUP([.C487];types_intervention;3;0))*IF(ISBLANK([.G487]);1;[.G487])" office:value-type="float" office:value="0" calcext:value-type="float">
            <text:p>0 HETD</text:p>
          </table:table-cell>
          <table:table-cell table:style-name="ce11" table:formula="of:=IF([.H487]=&quot;Oui&quot;;[.I487]*[.J48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7]/[.$L$522];0)" office:value-type="percentage" office:value="0" calcext:value-type="percentage">
            <text:p>0,00 %</text:p>
          </table:table-cell>
          <table:table-cell table:style-name="ce11" table:formula="of:=MIN(service_du;[.$L$522])*[.N487]" office:value-type="float" office:value="0" calcext:value-type="float">
            <text:p>0 HETD</text:p>
          </table:table-cell>
          <table:table-cell table:style-name="ce28" table:formula="of:=IF([.L487]&lt;&gt;0;[.O487]/[.L487];0)" office:value-type="percentage" office:value="0" calcext:value-type="percentage">
            <text:p>0,00 %</text:p>
          </table:table-cell>
          <table:table-cell table:style-name="ce28" table:formula="of:=IF([.$L$522]&gt;service_du;1-[.P487];0)" office:value-type="percentage" office:value="1" calcext:value-type="percentage">
            <text:p>100,00 %</text:p>
          </table:table-cell>
          <table:table-cell table:style-name="ce26" table:formula="of:=[.I487]*[.Q487]*[.K487]*IF(ISBLANK([.G487]);1;[.G48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6]+[.L487]&gt;service_du;service_du;[.T486]+[.L487]))" office:value-type="float" office:value="188" calcext:value-type="float">
            <text:p>188 HETD</text:p>
          </table:table-cell>
          <table:table-cell table:style-name="ce11" table:formula="of:=IF(service_du=0;0;IF([.T486]+[.L487]&gt;service_du;service_du-[.T486];[.L487]))" office:value-type="float" office:value="0" calcext:value-type="float">
            <text:p>0 HETD</text:p>
          </table:table-cell>
          <table:table-cell table:style-name="ce30" table:formula="of:=IF(service_du=0;[.I487];IF([.J487]&gt;0;IF([.T486]+[.L487]&lt;service_du;0;(([.T486]+[.L487])-service_du)/[.J48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7]+IF([.H487]&lt;&gt;&quot;Oui&quot;;[.I487];0))*[.K487])*IF(ISBLANK([.G487]);1;[.G487])" office:value-type="float" office:value="0" calcext:value-type="float">
            <text:p>0 HETD</text:p>
          </table:table-cell>
          <table:table-cell/>
          <table:table-cell table:style-name="ce33" table:formula="of:=IF(OR(ISBLANK([.$C487]);[.$C487]=&quot;Référentiel&quot;);0;IF(contexte_calcul=&quot;Réalisé&quot;;[.$U487]*[.D487];[.$O487]*[.D487]))" office:value-type="float" office:value="0" calcext:value-type="float">
            <text:p>0 HETD</text:p>
          </table:table-cell>
          <table:table-cell table:style-name="ce33" table:formula="of:=IF(OR(ISBLANK([.$C487]);[.$C487]=&quot;Référentiel&quot;);0;IF(contexte_calcul=&quot;Réalisé&quot;;[.$U487]*[.E487];[.$O487]*[.E487]))" office:value-type="float" office:value="0" calcext:value-type="float">
            <text:p>0 HETD</text:p>
          </table:table-cell>
          <table:table-cell table:style-name="ce33" table:formula="of:=IF(OR(ISBLANK([.$C487]);[.$C487]=&quot;Référentiel&quot;);0;IF(contexte_calcul=&quot;Réalisé&quot;;[.$U487]*[.F487];[.$O487]*[.F487]))" office:value-type="float" office:value="0" calcext:value-type="float">
            <text:p>0 HETD</text:p>
          </table:table-cell>
          <table:table-cell table:style-name="ce33" table:formula="of:=IF([.$C487]=&quot;Référentiel&quot;;IF(contexte_calcul=&quot;Réalisé&quot;;[.$U487];[.$R487]);0)" office:value-type="float" office:value="0" calcext:value-type="float">
            <text:p>0 HETD</text:p>
          </table:table-cell>
          <table:table-cell table:style-name="ce33" table:formula="of:=IF(OR(ISBLANK([.$C487]);[.$C487]=&quot;Référentiel&quot;);0;IF(contexte_calcul=&quot;Réalisé&quot;;[.$W487]*[.D487];[.$R487]*[.D487]))" office:value-type="float" office:value="0" calcext:value-type="float">
            <text:p>0 HETD</text:p>
          </table:table-cell>
          <table:table-cell table:style-name="ce33" table:formula="of:=IF(OR(ISBLANK([.$C487]);[.$C487]=&quot;Référentiel&quot;);0;IF(contexte_calcul=&quot;Réalisé&quot;;[.$W487]*[.E487];[.$R487]*[.E487]))" office:value-type="float" office:value="0" calcext:value-type="float">
            <text:p>0 HETD</text:p>
          </table:table-cell>
          <table:table-cell table:style-name="ce33" table:formula="of:=IF(OR(ISBLANK([.$C487]);[.$C487]=&quot;Référentiel&quot;);0;IF(contexte_calcul=&quot;Réalisé&quot;;[.$W487]*[.F487];[.$R487]*[.F48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7]=&quot;Référentiel&quot;;IF(contexte_calcul=&quot;Réalisé&quot;;[.$W487];[.$R48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88]);[.C488]=&quot;Référentiel&quot;);&quot;&quot;;1-([.D488]+[.E48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88]);0;HLOOKUP(IF(AND([.C488]=&quot;TP&quot;;TP_vaut_TD=&quot;Oui&quot;);&quot;TD&quot;;[.C488]);types_intervention;2;0))*IF(ISBLANK([.G488]);1;[.G488])" office:value-type="float" office:value="0" calcext:value-type="float">
            <text:p>0 HETD</text:p>
          </table:table-cell>
          <table:table-cell table:style-name="ce12" table:formula="of:=IF(ISBLANK([.C488]);0;HLOOKUP([.C488];types_intervention;3;0))*IF(ISBLANK([.G488]);1;[.G488])" office:value-type="float" office:value="0" calcext:value-type="float">
            <text:p>0 HETD</text:p>
          </table:table-cell>
          <table:table-cell table:style-name="ce11" table:formula="of:=IF([.H488]=&quot;Oui&quot;;[.I488]*[.J48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8]/[.$L$522];0)" office:value-type="percentage" office:value="0" calcext:value-type="percentage">
            <text:p>0,00 %</text:p>
          </table:table-cell>
          <table:table-cell table:style-name="ce11" table:formula="of:=MIN(service_du;[.$L$522])*[.N488]" office:value-type="float" office:value="0" calcext:value-type="float">
            <text:p>0 HETD</text:p>
          </table:table-cell>
          <table:table-cell table:style-name="ce28" table:formula="of:=IF([.L488]&lt;&gt;0;[.O488]/[.L488];0)" office:value-type="percentage" office:value="0" calcext:value-type="percentage">
            <text:p>0,00 %</text:p>
          </table:table-cell>
          <table:table-cell table:style-name="ce28" table:formula="of:=IF([.$L$522]&gt;service_du;1-[.P488];0)" office:value-type="percentage" office:value="1" calcext:value-type="percentage">
            <text:p>100,00 %</text:p>
          </table:table-cell>
          <table:table-cell table:style-name="ce26" table:formula="of:=[.I488]*[.Q488]*[.K488]*IF(ISBLANK([.G488]);1;[.G48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7]+[.L488]&gt;service_du;service_du;[.T487]+[.L488]))" office:value-type="float" office:value="188" calcext:value-type="float">
            <text:p>188 HETD</text:p>
          </table:table-cell>
          <table:table-cell table:style-name="ce11" table:formula="of:=IF(service_du=0;0;IF([.T487]+[.L488]&gt;service_du;service_du-[.T487];[.L488]))" office:value-type="float" office:value="0" calcext:value-type="float">
            <text:p>0 HETD</text:p>
          </table:table-cell>
          <table:table-cell table:style-name="ce30" table:formula="of:=IF(service_du=0;[.I488];IF([.J488]&gt;0;IF([.T487]+[.L488]&lt;service_du;0;(([.T487]+[.L488])-service_du)/[.J48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8]+IF([.H488]&lt;&gt;&quot;Oui&quot;;[.I488];0))*[.K488])*IF(ISBLANK([.G488]);1;[.G488])" office:value-type="float" office:value="0" calcext:value-type="float">
            <text:p>0 HETD</text:p>
          </table:table-cell>
          <table:table-cell/>
          <table:table-cell table:style-name="ce33" table:formula="of:=IF(OR(ISBLANK([.$C488]);[.$C488]=&quot;Référentiel&quot;);0;IF(contexte_calcul=&quot;Réalisé&quot;;[.$U488]*[.D488];[.$O488]*[.D488]))" office:value-type="float" office:value="0" calcext:value-type="float">
            <text:p>0 HETD</text:p>
          </table:table-cell>
          <table:table-cell table:style-name="ce33" table:formula="of:=IF(OR(ISBLANK([.$C488]);[.$C488]=&quot;Référentiel&quot;);0;IF(contexte_calcul=&quot;Réalisé&quot;;[.$U488]*[.E488];[.$O488]*[.E488]))" office:value-type="float" office:value="0" calcext:value-type="float">
            <text:p>0 HETD</text:p>
          </table:table-cell>
          <table:table-cell table:style-name="ce33" table:formula="of:=IF(OR(ISBLANK([.$C488]);[.$C488]=&quot;Référentiel&quot;);0;IF(contexte_calcul=&quot;Réalisé&quot;;[.$U488]*[.F488];[.$O488]*[.F488]))" office:value-type="float" office:value="0" calcext:value-type="float">
            <text:p>0 HETD</text:p>
          </table:table-cell>
          <table:table-cell table:style-name="ce33" table:formula="of:=IF([.$C488]=&quot;Référentiel&quot;;IF(contexte_calcul=&quot;Réalisé&quot;;[.$U488];[.$R488]);0)" office:value-type="float" office:value="0" calcext:value-type="float">
            <text:p>0 HETD</text:p>
          </table:table-cell>
          <table:table-cell table:style-name="ce33" table:formula="of:=IF(OR(ISBLANK([.$C488]);[.$C488]=&quot;Référentiel&quot;);0;IF(contexte_calcul=&quot;Réalisé&quot;;[.$W488]*[.D488];[.$R488]*[.D488]))" office:value-type="float" office:value="0" calcext:value-type="float">
            <text:p>0 HETD</text:p>
          </table:table-cell>
          <table:table-cell table:style-name="ce33" table:formula="of:=IF(OR(ISBLANK([.$C488]);[.$C488]=&quot;Référentiel&quot;);0;IF(contexte_calcul=&quot;Réalisé&quot;;[.$W488]*[.E488];[.$R488]*[.E488]))" office:value-type="float" office:value="0" calcext:value-type="float">
            <text:p>0 HETD</text:p>
          </table:table-cell>
          <table:table-cell table:style-name="ce33" table:formula="of:=IF(OR(ISBLANK([.$C488]);[.$C488]=&quot;Référentiel&quot;);0;IF(contexte_calcul=&quot;Réalisé&quot;;[.$W488]*[.F488];[.$R488]*[.F48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8]=&quot;Référentiel&quot;;IF(contexte_calcul=&quot;Réalisé&quot;;[.$W488];[.$R48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89]);[.C489]=&quot;Référentiel&quot;);&quot;&quot;;1-([.D489]+[.E48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89]);0;HLOOKUP(IF(AND([.C489]=&quot;TP&quot;;TP_vaut_TD=&quot;Oui&quot;);&quot;TD&quot;;[.C489]);types_intervention;2;0))*IF(ISBLANK([.G489]);1;[.G489])" office:value-type="float" office:value="0" calcext:value-type="float">
            <text:p>0 HETD</text:p>
          </table:table-cell>
          <table:table-cell table:style-name="ce12" table:formula="of:=IF(ISBLANK([.C489]);0;HLOOKUP([.C489];types_intervention;3;0))*IF(ISBLANK([.G489]);1;[.G489])" office:value-type="float" office:value="0" calcext:value-type="float">
            <text:p>0 HETD</text:p>
          </table:table-cell>
          <table:table-cell table:style-name="ce11" table:formula="of:=IF([.H489]=&quot;Oui&quot;;[.I489]*[.J48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9]/[.$L$522];0)" office:value-type="percentage" office:value="0" calcext:value-type="percentage">
            <text:p>0,00 %</text:p>
          </table:table-cell>
          <table:table-cell table:style-name="ce11" table:formula="of:=MIN(service_du;[.$L$522])*[.N489]" office:value-type="float" office:value="0" calcext:value-type="float">
            <text:p>0 HETD</text:p>
          </table:table-cell>
          <table:table-cell table:style-name="ce28" table:formula="of:=IF([.L489]&lt;&gt;0;[.O489]/[.L489];0)" office:value-type="percentage" office:value="0" calcext:value-type="percentage">
            <text:p>0,00 %</text:p>
          </table:table-cell>
          <table:table-cell table:style-name="ce28" table:formula="of:=IF([.$L$522]&gt;service_du;1-[.P489];0)" office:value-type="percentage" office:value="1" calcext:value-type="percentage">
            <text:p>100,00 %</text:p>
          </table:table-cell>
          <table:table-cell table:style-name="ce26" table:formula="of:=[.I489]*[.Q489]*[.K489]*IF(ISBLANK([.G489]);1;[.G48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8]+[.L489]&gt;service_du;service_du;[.T488]+[.L489]))" office:value-type="float" office:value="188" calcext:value-type="float">
            <text:p>188 HETD</text:p>
          </table:table-cell>
          <table:table-cell table:style-name="ce11" table:formula="of:=IF(service_du=0;0;IF([.T488]+[.L489]&gt;service_du;service_du-[.T488];[.L489]))" office:value-type="float" office:value="0" calcext:value-type="float">
            <text:p>0 HETD</text:p>
          </table:table-cell>
          <table:table-cell table:style-name="ce30" table:formula="of:=IF(service_du=0;[.I489];IF([.J489]&gt;0;IF([.T488]+[.L489]&lt;service_du;0;(([.T488]+[.L489])-service_du)/[.J48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9]+IF([.H489]&lt;&gt;&quot;Oui&quot;;[.I489];0))*[.K489])*IF(ISBLANK([.G489]);1;[.G489])" office:value-type="float" office:value="0" calcext:value-type="float">
            <text:p>0 HETD</text:p>
          </table:table-cell>
          <table:table-cell/>
          <table:table-cell table:style-name="ce33" table:formula="of:=IF(OR(ISBLANK([.$C489]);[.$C489]=&quot;Référentiel&quot;);0;IF(contexte_calcul=&quot;Réalisé&quot;;[.$U489]*[.D489];[.$O489]*[.D489]))" office:value-type="float" office:value="0" calcext:value-type="float">
            <text:p>0 HETD</text:p>
          </table:table-cell>
          <table:table-cell table:style-name="ce33" table:formula="of:=IF(OR(ISBLANK([.$C489]);[.$C489]=&quot;Référentiel&quot;);0;IF(contexte_calcul=&quot;Réalisé&quot;;[.$U489]*[.E489];[.$O489]*[.E489]))" office:value-type="float" office:value="0" calcext:value-type="float">
            <text:p>0 HETD</text:p>
          </table:table-cell>
          <table:table-cell table:style-name="ce33" table:formula="of:=IF(OR(ISBLANK([.$C489]);[.$C489]=&quot;Référentiel&quot;);0;IF(contexte_calcul=&quot;Réalisé&quot;;[.$U489]*[.F489];[.$O489]*[.F489]))" office:value-type="float" office:value="0" calcext:value-type="float">
            <text:p>0 HETD</text:p>
          </table:table-cell>
          <table:table-cell table:style-name="ce33" table:formula="of:=IF([.$C489]=&quot;Référentiel&quot;;IF(contexte_calcul=&quot;Réalisé&quot;;[.$U489];[.$R489]);0)" office:value-type="float" office:value="0" calcext:value-type="float">
            <text:p>0 HETD</text:p>
          </table:table-cell>
          <table:table-cell table:style-name="ce33" table:formula="of:=IF(OR(ISBLANK([.$C489]);[.$C489]=&quot;Référentiel&quot;);0;IF(contexte_calcul=&quot;Réalisé&quot;;[.$W489]*[.D489];[.$R489]*[.D489]))" office:value-type="float" office:value="0" calcext:value-type="float">
            <text:p>0 HETD</text:p>
          </table:table-cell>
          <table:table-cell table:style-name="ce33" table:formula="of:=IF(OR(ISBLANK([.$C489]);[.$C489]=&quot;Référentiel&quot;);0;IF(contexte_calcul=&quot;Réalisé&quot;;[.$W489]*[.E489];[.$R489]*[.E489]))" office:value-type="float" office:value="0" calcext:value-type="float">
            <text:p>0 HETD</text:p>
          </table:table-cell>
          <table:table-cell table:style-name="ce33" table:formula="of:=IF(OR(ISBLANK([.$C489]);[.$C489]=&quot;Référentiel&quot;);0;IF(contexte_calcul=&quot;Réalisé&quot;;[.$W489]*[.F489];[.$R489]*[.F48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9]=&quot;Référentiel&quot;;IF(contexte_calcul=&quot;Réalisé&quot;;[.$W489];[.$R48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90]);[.C490]=&quot;Référentiel&quot;);&quot;&quot;;1-([.D490]+[.E49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90]);0;HLOOKUP(IF(AND([.C490]=&quot;TP&quot;;TP_vaut_TD=&quot;Oui&quot;);&quot;TD&quot;;[.C490]);types_intervention;2;0))*IF(ISBLANK([.G490]);1;[.G490])" office:value-type="float" office:value="0" calcext:value-type="float">
            <text:p>0 HETD</text:p>
          </table:table-cell>
          <table:table-cell table:style-name="ce12" table:formula="of:=IF(ISBLANK([.C490]);0;HLOOKUP([.C490];types_intervention;3;0))*IF(ISBLANK([.G490]);1;[.G490])" office:value-type="float" office:value="0" calcext:value-type="float">
            <text:p>0 HETD</text:p>
          </table:table-cell>
          <table:table-cell table:style-name="ce11" table:formula="of:=IF([.H490]=&quot;Oui&quot;;[.I490]*[.J49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0]/[.$L$522];0)" office:value-type="percentage" office:value="0" calcext:value-type="percentage">
            <text:p>0,00 %</text:p>
          </table:table-cell>
          <table:table-cell table:style-name="ce11" table:formula="of:=MIN(service_du;[.$L$522])*[.N490]" office:value-type="float" office:value="0" calcext:value-type="float">
            <text:p>0 HETD</text:p>
          </table:table-cell>
          <table:table-cell table:style-name="ce28" table:formula="of:=IF([.L490]&lt;&gt;0;[.O490]/[.L490];0)" office:value-type="percentage" office:value="0" calcext:value-type="percentage">
            <text:p>0,00 %</text:p>
          </table:table-cell>
          <table:table-cell table:style-name="ce28" table:formula="of:=IF([.$L$522]&gt;service_du;1-[.P490];0)" office:value-type="percentage" office:value="1" calcext:value-type="percentage">
            <text:p>100,00 %</text:p>
          </table:table-cell>
          <table:table-cell table:style-name="ce26" table:formula="of:=[.I490]*[.Q490]*[.K490]*IF(ISBLANK([.G490]);1;[.G49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9]+[.L490]&gt;service_du;service_du;[.T489]+[.L490]))" office:value-type="float" office:value="188" calcext:value-type="float">
            <text:p>188 HETD</text:p>
          </table:table-cell>
          <table:table-cell table:style-name="ce11" table:formula="of:=IF(service_du=0;0;IF([.T489]+[.L490]&gt;service_du;service_du-[.T489];[.L490]))" office:value-type="float" office:value="0" calcext:value-type="float">
            <text:p>0 HETD</text:p>
          </table:table-cell>
          <table:table-cell table:style-name="ce30" table:formula="of:=IF(service_du=0;[.I490];IF([.J490]&gt;0;IF([.T489]+[.L490]&lt;service_du;0;(([.T489]+[.L490])-service_du)/[.J49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0]+IF([.H490]&lt;&gt;&quot;Oui&quot;;[.I490];0))*[.K490])*IF(ISBLANK([.G490]);1;[.G490])" office:value-type="float" office:value="0" calcext:value-type="float">
            <text:p>0 HETD</text:p>
          </table:table-cell>
          <table:table-cell/>
          <table:table-cell table:style-name="ce33" table:formula="of:=IF(OR(ISBLANK([.$C490]);[.$C490]=&quot;Référentiel&quot;);0;IF(contexte_calcul=&quot;Réalisé&quot;;[.$U490]*[.D490];[.$O490]*[.D490]))" office:value-type="float" office:value="0" calcext:value-type="float">
            <text:p>0 HETD</text:p>
          </table:table-cell>
          <table:table-cell table:style-name="ce33" table:formula="of:=IF(OR(ISBLANK([.$C490]);[.$C490]=&quot;Référentiel&quot;);0;IF(contexte_calcul=&quot;Réalisé&quot;;[.$U490]*[.E490];[.$O490]*[.E490]))" office:value-type="float" office:value="0" calcext:value-type="float">
            <text:p>0 HETD</text:p>
          </table:table-cell>
          <table:table-cell table:style-name="ce33" table:formula="of:=IF(OR(ISBLANK([.$C490]);[.$C490]=&quot;Référentiel&quot;);0;IF(contexte_calcul=&quot;Réalisé&quot;;[.$U490]*[.F490];[.$O490]*[.F490]))" office:value-type="float" office:value="0" calcext:value-type="float">
            <text:p>0 HETD</text:p>
          </table:table-cell>
          <table:table-cell table:style-name="ce33" table:formula="of:=IF([.$C490]=&quot;Référentiel&quot;;IF(contexte_calcul=&quot;Réalisé&quot;;[.$U490];[.$R490]);0)" office:value-type="float" office:value="0" calcext:value-type="float">
            <text:p>0 HETD</text:p>
          </table:table-cell>
          <table:table-cell table:style-name="ce33" table:formula="of:=IF(OR(ISBLANK([.$C490]);[.$C490]=&quot;Référentiel&quot;);0;IF(contexte_calcul=&quot;Réalisé&quot;;[.$W490]*[.D490];[.$R490]*[.D490]))" office:value-type="float" office:value="0" calcext:value-type="float">
            <text:p>0 HETD</text:p>
          </table:table-cell>
          <table:table-cell table:style-name="ce33" table:formula="of:=IF(OR(ISBLANK([.$C490]);[.$C490]=&quot;Référentiel&quot;);0;IF(contexte_calcul=&quot;Réalisé&quot;;[.$W490]*[.E490];[.$R490]*[.E490]))" office:value-type="float" office:value="0" calcext:value-type="float">
            <text:p>0 HETD</text:p>
          </table:table-cell>
          <table:table-cell table:style-name="ce33" table:formula="of:=IF(OR(ISBLANK([.$C490]);[.$C490]=&quot;Référentiel&quot;);0;IF(contexte_calcul=&quot;Réalisé&quot;;[.$W490]*[.F490];[.$R490]*[.F49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0]=&quot;Référentiel&quot;;IF(contexte_calcul=&quot;Réalisé&quot;;[.$W490];[.$R49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91]);[.C491]=&quot;Référentiel&quot;);&quot;&quot;;1-([.D491]+[.E49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91]);0;HLOOKUP(IF(AND([.C491]=&quot;TP&quot;;TP_vaut_TD=&quot;Oui&quot;);&quot;TD&quot;;[.C491]);types_intervention;2;0))*IF(ISBLANK([.G491]);1;[.G491])" office:value-type="float" office:value="0" calcext:value-type="float">
            <text:p>0 HETD</text:p>
          </table:table-cell>
          <table:table-cell table:style-name="ce12" table:formula="of:=IF(ISBLANK([.C491]);0;HLOOKUP([.C491];types_intervention;3;0))*IF(ISBLANK([.G491]);1;[.G491])" office:value-type="float" office:value="0" calcext:value-type="float">
            <text:p>0 HETD</text:p>
          </table:table-cell>
          <table:table-cell table:style-name="ce11" table:formula="of:=IF([.H491]=&quot;Oui&quot;;[.I491]*[.J49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1]/[.$L$522];0)" office:value-type="percentage" office:value="0" calcext:value-type="percentage">
            <text:p>0,00 %</text:p>
          </table:table-cell>
          <table:table-cell table:style-name="ce11" table:formula="of:=MIN(service_du;[.$L$522])*[.N491]" office:value-type="float" office:value="0" calcext:value-type="float">
            <text:p>0 HETD</text:p>
          </table:table-cell>
          <table:table-cell table:style-name="ce28" table:formula="of:=IF([.L491]&lt;&gt;0;[.O491]/[.L491];0)" office:value-type="percentage" office:value="0" calcext:value-type="percentage">
            <text:p>0,00 %</text:p>
          </table:table-cell>
          <table:table-cell table:style-name="ce28" table:formula="of:=IF([.$L$522]&gt;service_du;1-[.P491];0)" office:value-type="percentage" office:value="1" calcext:value-type="percentage">
            <text:p>100,00 %</text:p>
          </table:table-cell>
          <table:table-cell table:style-name="ce26" table:formula="of:=[.I491]*[.Q491]*[.K491]*IF(ISBLANK([.G491]);1;[.G49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0]+[.L491]&gt;service_du;service_du;[.T490]+[.L491]))" office:value-type="float" office:value="188" calcext:value-type="float">
            <text:p>188 HETD</text:p>
          </table:table-cell>
          <table:table-cell table:style-name="ce11" table:formula="of:=IF(service_du=0;0;IF([.T490]+[.L491]&gt;service_du;service_du-[.T490];[.L491]))" office:value-type="float" office:value="0" calcext:value-type="float">
            <text:p>0 HETD</text:p>
          </table:table-cell>
          <table:table-cell table:style-name="ce30" table:formula="of:=IF(service_du=0;[.I491];IF([.J491]&gt;0;IF([.T490]+[.L491]&lt;service_du;0;(([.T490]+[.L491])-service_du)/[.J49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1]+IF([.H491]&lt;&gt;&quot;Oui&quot;;[.I491];0))*[.K491])*IF(ISBLANK([.G491]);1;[.G491])" office:value-type="float" office:value="0" calcext:value-type="float">
            <text:p>0 HETD</text:p>
          </table:table-cell>
          <table:table-cell/>
          <table:table-cell table:style-name="ce33" table:formula="of:=IF(OR(ISBLANK([.$C491]);[.$C491]=&quot;Référentiel&quot;);0;IF(contexte_calcul=&quot;Réalisé&quot;;[.$U491]*[.D491];[.$O491]*[.D491]))" office:value-type="float" office:value="0" calcext:value-type="float">
            <text:p>0 HETD</text:p>
          </table:table-cell>
          <table:table-cell table:style-name="ce33" table:formula="of:=IF(OR(ISBLANK([.$C491]);[.$C491]=&quot;Référentiel&quot;);0;IF(contexte_calcul=&quot;Réalisé&quot;;[.$U491]*[.E491];[.$O491]*[.E491]))" office:value-type="float" office:value="0" calcext:value-type="float">
            <text:p>0 HETD</text:p>
          </table:table-cell>
          <table:table-cell table:style-name="ce33" table:formula="of:=IF(OR(ISBLANK([.$C491]);[.$C491]=&quot;Référentiel&quot;);0;IF(contexte_calcul=&quot;Réalisé&quot;;[.$U491]*[.F491];[.$O491]*[.F491]))" office:value-type="float" office:value="0" calcext:value-type="float">
            <text:p>0 HETD</text:p>
          </table:table-cell>
          <table:table-cell table:style-name="ce33" table:formula="of:=IF([.$C491]=&quot;Référentiel&quot;;IF(contexte_calcul=&quot;Réalisé&quot;;[.$U491];[.$R491]);0)" office:value-type="float" office:value="0" calcext:value-type="float">
            <text:p>0 HETD</text:p>
          </table:table-cell>
          <table:table-cell table:style-name="ce33" table:formula="of:=IF(OR(ISBLANK([.$C491]);[.$C491]=&quot;Référentiel&quot;);0;IF(contexte_calcul=&quot;Réalisé&quot;;[.$W491]*[.D491];[.$R491]*[.D491]))" office:value-type="float" office:value="0" calcext:value-type="float">
            <text:p>0 HETD</text:p>
          </table:table-cell>
          <table:table-cell table:style-name="ce33" table:formula="of:=IF(OR(ISBLANK([.$C491]);[.$C491]=&quot;Référentiel&quot;);0;IF(contexte_calcul=&quot;Réalisé&quot;;[.$W491]*[.E491];[.$R491]*[.E491]))" office:value-type="float" office:value="0" calcext:value-type="float">
            <text:p>0 HETD</text:p>
          </table:table-cell>
          <table:table-cell table:style-name="ce33" table:formula="of:=IF(OR(ISBLANK([.$C491]);[.$C491]=&quot;Référentiel&quot;);0;IF(contexte_calcul=&quot;Réalisé&quot;;[.$W491]*[.F491];[.$R491]*[.F49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1]=&quot;Référentiel&quot;;IF(contexte_calcul=&quot;Réalisé&quot;;[.$W491];[.$R49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92]);[.C492]=&quot;Référentiel&quot;);&quot;&quot;;1-([.D492]+[.E49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92]);0;HLOOKUP(IF(AND([.C492]=&quot;TP&quot;;TP_vaut_TD=&quot;Oui&quot;);&quot;TD&quot;;[.C492]);types_intervention;2;0))*IF(ISBLANK([.G492]);1;[.G492])" office:value-type="float" office:value="0" calcext:value-type="float">
            <text:p>0 HETD</text:p>
          </table:table-cell>
          <table:table-cell table:style-name="ce12" table:formula="of:=IF(ISBLANK([.C492]);0;HLOOKUP([.C492];types_intervention;3;0))*IF(ISBLANK([.G492]);1;[.G492])" office:value-type="float" office:value="0" calcext:value-type="float">
            <text:p>0 HETD</text:p>
          </table:table-cell>
          <table:table-cell table:style-name="ce11" table:formula="of:=IF([.H492]=&quot;Oui&quot;;[.I492]*[.J49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2]/[.$L$522];0)" office:value-type="percentage" office:value="0" calcext:value-type="percentage">
            <text:p>0,00 %</text:p>
          </table:table-cell>
          <table:table-cell table:style-name="ce11" table:formula="of:=MIN(service_du;[.$L$522])*[.N492]" office:value-type="float" office:value="0" calcext:value-type="float">
            <text:p>0 HETD</text:p>
          </table:table-cell>
          <table:table-cell table:style-name="ce28" table:formula="of:=IF([.L492]&lt;&gt;0;[.O492]/[.L492];0)" office:value-type="percentage" office:value="0" calcext:value-type="percentage">
            <text:p>0,00 %</text:p>
          </table:table-cell>
          <table:table-cell table:style-name="ce28" table:formula="of:=IF([.$L$522]&gt;service_du;1-[.P492];0)" office:value-type="percentage" office:value="1" calcext:value-type="percentage">
            <text:p>100,00 %</text:p>
          </table:table-cell>
          <table:table-cell table:style-name="ce26" table:formula="of:=[.I492]*[.Q492]*[.K492]*IF(ISBLANK([.G492]);1;[.G49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1]+[.L492]&gt;service_du;service_du;[.T491]+[.L492]))" office:value-type="float" office:value="188" calcext:value-type="float">
            <text:p>188 HETD</text:p>
          </table:table-cell>
          <table:table-cell table:style-name="ce11" table:formula="of:=IF(service_du=0;0;IF([.T491]+[.L492]&gt;service_du;service_du-[.T491];[.L492]))" office:value-type="float" office:value="0" calcext:value-type="float">
            <text:p>0 HETD</text:p>
          </table:table-cell>
          <table:table-cell table:style-name="ce30" table:formula="of:=IF(service_du=0;[.I492];IF([.J492]&gt;0;IF([.T491]+[.L492]&lt;service_du;0;(([.T491]+[.L492])-service_du)/[.J49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2]+IF([.H492]&lt;&gt;&quot;Oui&quot;;[.I492];0))*[.K492])*IF(ISBLANK([.G492]);1;[.G492])" office:value-type="float" office:value="0" calcext:value-type="float">
            <text:p>0 HETD</text:p>
          </table:table-cell>
          <table:table-cell/>
          <table:table-cell table:style-name="ce33" table:formula="of:=IF(OR(ISBLANK([.$C492]);[.$C492]=&quot;Référentiel&quot;);0;IF(contexte_calcul=&quot;Réalisé&quot;;[.$U492]*[.D492];[.$O492]*[.D492]))" office:value-type="float" office:value="0" calcext:value-type="float">
            <text:p>0 HETD</text:p>
          </table:table-cell>
          <table:table-cell table:style-name="ce33" table:formula="of:=IF(OR(ISBLANK([.$C492]);[.$C492]=&quot;Référentiel&quot;);0;IF(contexte_calcul=&quot;Réalisé&quot;;[.$U492]*[.E492];[.$O492]*[.E492]))" office:value-type="float" office:value="0" calcext:value-type="float">
            <text:p>0 HETD</text:p>
          </table:table-cell>
          <table:table-cell table:style-name="ce33" table:formula="of:=IF(OR(ISBLANK([.$C492]);[.$C492]=&quot;Référentiel&quot;);0;IF(contexte_calcul=&quot;Réalisé&quot;;[.$U492]*[.F492];[.$O492]*[.F492]))" office:value-type="float" office:value="0" calcext:value-type="float">
            <text:p>0 HETD</text:p>
          </table:table-cell>
          <table:table-cell table:style-name="ce33" table:formula="of:=IF([.$C492]=&quot;Référentiel&quot;;IF(contexte_calcul=&quot;Réalisé&quot;;[.$U492];[.$R492]);0)" office:value-type="float" office:value="0" calcext:value-type="float">
            <text:p>0 HETD</text:p>
          </table:table-cell>
          <table:table-cell table:style-name="ce33" table:formula="of:=IF(OR(ISBLANK([.$C492]);[.$C492]=&quot;Référentiel&quot;);0;IF(contexte_calcul=&quot;Réalisé&quot;;[.$W492]*[.D492];[.$R492]*[.D492]))" office:value-type="float" office:value="0" calcext:value-type="float">
            <text:p>0 HETD</text:p>
          </table:table-cell>
          <table:table-cell table:style-name="ce33" table:formula="of:=IF(OR(ISBLANK([.$C492]);[.$C492]=&quot;Référentiel&quot;);0;IF(contexte_calcul=&quot;Réalisé&quot;;[.$W492]*[.E492];[.$R492]*[.E492]))" office:value-type="float" office:value="0" calcext:value-type="float">
            <text:p>0 HETD</text:p>
          </table:table-cell>
          <table:table-cell table:style-name="ce33" table:formula="of:=IF(OR(ISBLANK([.$C492]);[.$C492]=&quot;Référentiel&quot;);0;IF(contexte_calcul=&quot;Réalisé&quot;;[.$W492]*[.F492];[.$R492]*[.F49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2]=&quot;Référentiel&quot;;IF(contexte_calcul=&quot;Réalisé&quot;;[.$W492];[.$R49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93]);[.C493]=&quot;Référentiel&quot;);&quot;&quot;;1-([.D493]+[.E49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93]);0;HLOOKUP(IF(AND([.C493]=&quot;TP&quot;;TP_vaut_TD=&quot;Oui&quot;);&quot;TD&quot;;[.C493]);types_intervention;2;0))*IF(ISBLANK([.G493]);1;[.G493])" office:value-type="float" office:value="0" calcext:value-type="float">
            <text:p>0 HETD</text:p>
          </table:table-cell>
          <table:table-cell table:style-name="ce12" table:formula="of:=IF(ISBLANK([.C493]);0;HLOOKUP([.C493];types_intervention;3;0))*IF(ISBLANK([.G493]);1;[.G493])" office:value-type="float" office:value="0" calcext:value-type="float">
            <text:p>0 HETD</text:p>
          </table:table-cell>
          <table:table-cell table:style-name="ce11" table:formula="of:=IF([.H493]=&quot;Oui&quot;;[.I493]*[.J49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3]/[.$L$522];0)" office:value-type="percentage" office:value="0" calcext:value-type="percentage">
            <text:p>0,00 %</text:p>
          </table:table-cell>
          <table:table-cell table:style-name="ce11" table:formula="of:=MIN(service_du;[.$L$522])*[.N493]" office:value-type="float" office:value="0" calcext:value-type="float">
            <text:p>0 HETD</text:p>
          </table:table-cell>
          <table:table-cell table:style-name="ce28" table:formula="of:=IF([.L493]&lt;&gt;0;[.O493]/[.L493];0)" office:value-type="percentage" office:value="0" calcext:value-type="percentage">
            <text:p>0,00 %</text:p>
          </table:table-cell>
          <table:table-cell table:style-name="ce28" table:formula="of:=IF([.$L$522]&gt;service_du;1-[.P493];0)" office:value-type="percentage" office:value="1" calcext:value-type="percentage">
            <text:p>100,00 %</text:p>
          </table:table-cell>
          <table:table-cell table:style-name="ce26" table:formula="of:=[.I493]*[.Q493]*[.K493]*IF(ISBLANK([.G493]);1;[.G49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2]+[.L493]&gt;service_du;service_du;[.T492]+[.L493]))" office:value-type="float" office:value="188" calcext:value-type="float">
            <text:p>188 HETD</text:p>
          </table:table-cell>
          <table:table-cell table:style-name="ce11" table:formula="of:=IF(service_du=0;0;IF([.T492]+[.L493]&gt;service_du;service_du-[.T492];[.L493]))" office:value-type="float" office:value="0" calcext:value-type="float">
            <text:p>0 HETD</text:p>
          </table:table-cell>
          <table:table-cell table:style-name="ce30" table:formula="of:=IF(service_du=0;[.I493];IF([.J493]&gt;0;IF([.T492]+[.L493]&lt;service_du;0;(([.T492]+[.L493])-service_du)/[.J49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3]+IF([.H493]&lt;&gt;&quot;Oui&quot;;[.I493];0))*[.K493])*IF(ISBLANK([.G493]);1;[.G493])" office:value-type="float" office:value="0" calcext:value-type="float">
            <text:p>0 HETD</text:p>
          </table:table-cell>
          <table:table-cell/>
          <table:table-cell table:style-name="ce33" table:formula="of:=IF(OR(ISBLANK([.$C493]);[.$C493]=&quot;Référentiel&quot;);0;IF(contexte_calcul=&quot;Réalisé&quot;;[.$U493]*[.D493];[.$O493]*[.D493]))" office:value-type="float" office:value="0" calcext:value-type="float">
            <text:p>0 HETD</text:p>
          </table:table-cell>
          <table:table-cell table:style-name="ce33" table:formula="of:=IF(OR(ISBLANK([.$C493]);[.$C493]=&quot;Référentiel&quot;);0;IF(contexte_calcul=&quot;Réalisé&quot;;[.$U493]*[.E493];[.$O493]*[.E493]))" office:value-type="float" office:value="0" calcext:value-type="float">
            <text:p>0 HETD</text:p>
          </table:table-cell>
          <table:table-cell table:style-name="ce33" table:formula="of:=IF(OR(ISBLANK([.$C493]);[.$C493]=&quot;Référentiel&quot;);0;IF(contexte_calcul=&quot;Réalisé&quot;;[.$U493]*[.F493];[.$O493]*[.F493]))" office:value-type="float" office:value="0" calcext:value-type="float">
            <text:p>0 HETD</text:p>
          </table:table-cell>
          <table:table-cell table:style-name="ce33" table:formula="of:=IF([.$C493]=&quot;Référentiel&quot;;IF(contexte_calcul=&quot;Réalisé&quot;;[.$U493];[.$R493]);0)" office:value-type="float" office:value="0" calcext:value-type="float">
            <text:p>0 HETD</text:p>
          </table:table-cell>
          <table:table-cell table:style-name="ce33" table:formula="of:=IF(OR(ISBLANK([.$C493]);[.$C493]=&quot;Référentiel&quot;);0;IF(contexte_calcul=&quot;Réalisé&quot;;[.$W493]*[.D493];[.$R493]*[.D493]))" office:value-type="float" office:value="0" calcext:value-type="float">
            <text:p>0 HETD</text:p>
          </table:table-cell>
          <table:table-cell table:style-name="ce33" table:formula="of:=IF(OR(ISBLANK([.$C493]);[.$C493]=&quot;Référentiel&quot;);0;IF(contexte_calcul=&quot;Réalisé&quot;;[.$W493]*[.E493];[.$R493]*[.E493]))" office:value-type="float" office:value="0" calcext:value-type="float">
            <text:p>0 HETD</text:p>
          </table:table-cell>
          <table:table-cell table:style-name="ce33" table:formula="of:=IF(OR(ISBLANK([.$C493]);[.$C493]=&quot;Référentiel&quot;);0;IF(contexte_calcul=&quot;Réalisé&quot;;[.$W493]*[.F493];[.$R493]*[.F49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3]=&quot;Référentiel&quot;;IF(contexte_calcul=&quot;Réalisé&quot;;[.$W493];[.$R49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94]);[.C494]=&quot;Référentiel&quot;);&quot;&quot;;1-([.D494]+[.E49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94]);0;HLOOKUP(IF(AND([.C494]=&quot;TP&quot;;TP_vaut_TD=&quot;Oui&quot;);&quot;TD&quot;;[.C494]);types_intervention;2;0))*IF(ISBLANK([.G494]);1;[.G494])" office:value-type="float" office:value="0" calcext:value-type="float">
            <text:p>0 HETD</text:p>
          </table:table-cell>
          <table:table-cell table:style-name="ce12" table:formula="of:=IF(ISBLANK([.C494]);0;HLOOKUP([.C494];types_intervention;3;0))*IF(ISBLANK([.G494]);1;[.G494])" office:value-type="float" office:value="0" calcext:value-type="float">
            <text:p>0 HETD</text:p>
          </table:table-cell>
          <table:table-cell table:style-name="ce11" table:formula="of:=IF([.H494]=&quot;Oui&quot;;[.I494]*[.J49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4]/[.$L$522];0)" office:value-type="percentage" office:value="0" calcext:value-type="percentage">
            <text:p>0,00 %</text:p>
          </table:table-cell>
          <table:table-cell table:style-name="ce11" table:formula="of:=MIN(service_du;[.$L$522])*[.N494]" office:value-type="float" office:value="0" calcext:value-type="float">
            <text:p>0 HETD</text:p>
          </table:table-cell>
          <table:table-cell table:style-name="ce28" table:formula="of:=IF([.L494]&lt;&gt;0;[.O494]/[.L494];0)" office:value-type="percentage" office:value="0" calcext:value-type="percentage">
            <text:p>0,00 %</text:p>
          </table:table-cell>
          <table:table-cell table:style-name="ce28" table:formula="of:=IF([.$L$522]&gt;service_du;1-[.P494];0)" office:value-type="percentage" office:value="1" calcext:value-type="percentage">
            <text:p>100,00 %</text:p>
          </table:table-cell>
          <table:table-cell table:style-name="ce26" table:formula="of:=[.I494]*[.Q494]*[.K494]*IF(ISBLANK([.G494]);1;[.G49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3]+[.L494]&gt;service_du;service_du;[.T493]+[.L494]))" office:value-type="float" office:value="188" calcext:value-type="float">
            <text:p>188 HETD</text:p>
          </table:table-cell>
          <table:table-cell table:style-name="ce11" table:formula="of:=IF(service_du=0;0;IF([.T493]+[.L494]&gt;service_du;service_du-[.T493];[.L494]))" office:value-type="float" office:value="0" calcext:value-type="float">
            <text:p>0 HETD</text:p>
          </table:table-cell>
          <table:table-cell table:style-name="ce30" table:formula="of:=IF(service_du=0;[.I494];IF([.J494]&gt;0;IF([.T493]+[.L494]&lt;service_du;0;(([.T493]+[.L494])-service_du)/[.J49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4]+IF([.H494]&lt;&gt;&quot;Oui&quot;;[.I494];0))*[.K494])*IF(ISBLANK([.G494]);1;[.G494])" office:value-type="float" office:value="0" calcext:value-type="float">
            <text:p>0 HETD</text:p>
          </table:table-cell>
          <table:table-cell/>
          <table:table-cell table:style-name="ce33" table:formula="of:=IF(OR(ISBLANK([.$C494]);[.$C494]=&quot;Référentiel&quot;);0;IF(contexte_calcul=&quot;Réalisé&quot;;[.$U494]*[.D494];[.$O494]*[.D494]))" office:value-type="float" office:value="0" calcext:value-type="float">
            <text:p>0 HETD</text:p>
          </table:table-cell>
          <table:table-cell table:style-name="ce33" table:formula="of:=IF(OR(ISBLANK([.$C494]);[.$C494]=&quot;Référentiel&quot;);0;IF(contexte_calcul=&quot;Réalisé&quot;;[.$U494]*[.E494];[.$O494]*[.E494]))" office:value-type="float" office:value="0" calcext:value-type="float">
            <text:p>0 HETD</text:p>
          </table:table-cell>
          <table:table-cell table:style-name="ce33" table:formula="of:=IF(OR(ISBLANK([.$C494]);[.$C494]=&quot;Référentiel&quot;);0;IF(contexte_calcul=&quot;Réalisé&quot;;[.$U494]*[.F494];[.$O494]*[.F494]))" office:value-type="float" office:value="0" calcext:value-type="float">
            <text:p>0 HETD</text:p>
          </table:table-cell>
          <table:table-cell table:style-name="ce33" table:formula="of:=IF([.$C494]=&quot;Référentiel&quot;;IF(contexte_calcul=&quot;Réalisé&quot;;[.$U494];[.$R494]);0)" office:value-type="float" office:value="0" calcext:value-type="float">
            <text:p>0 HETD</text:p>
          </table:table-cell>
          <table:table-cell table:style-name="ce33" table:formula="of:=IF(OR(ISBLANK([.$C494]);[.$C494]=&quot;Référentiel&quot;);0;IF(contexte_calcul=&quot;Réalisé&quot;;[.$W494]*[.D494];[.$R494]*[.D494]))" office:value-type="float" office:value="0" calcext:value-type="float">
            <text:p>0 HETD</text:p>
          </table:table-cell>
          <table:table-cell table:style-name="ce33" table:formula="of:=IF(OR(ISBLANK([.$C494]);[.$C494]=&quot;Référentiel&quot;);0;IF(contexte_calcul=&quot;Réalisé&quot;;[.$W494]*[.E494];[.$R494]*[.E494]))" office:value-type="float" office:value="0" calcext:value-type="float">
            <text:p>0 HETD</text:p>
          </table:table-cell>
          <table:table-cell table:style-name="ce33" table:formula="of:=IF(OR(ISBLANK([.$C494]);[.$C494]=&quot;Référentiel&quot;);0;IF(contexte_calcul=&quot;Réalisé&quot;;[.$W494]*[.F494];[.$R494]*[.F49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4]=&quot;Référentiel&quot;;IF(contexte_calcul=&quot;Réalisé&quot;;[.$W494];[.$R49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95]);[.C495]=&quot;Référentiel&quot;);&quot;&quot;;1-([.D495]+[.E49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95]);0;HLOOKUP(IF(AND([.C495]=&quot;TP&quot;;TP_vaut_TD=&quot;Oui&quot;);&quot;TD&quot;;[.C495]);types_intervention;2;0))*IF(ISBLANK([.G495]);1;[.G495])" office:value-type="float" office:value="0" calcext:value-type="float">
            <text:p>0 HETD</text:p>
          </table:table-cell>
          <table:table-cell table:style-name="ce12" table:formula="of:=IF(ISBLANK([.C495]);0;HLOOKUP([.C495];types_intervention;3;0))*IF(ISBLANK([.G495]);1;[.G495])" office:value-type="float" office:value="0" calcext:value-type="float">
            <text:p>0 HETD</text:p>
          </table:table-cell>
          <table:table-cell table:style-name="ce11" table:formula="of:=IF([.H495]=&quot;Oui&quot;;[.I495]*[.J49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5]/[.$L$522];0)" office:value-type="percentage" office:value="0" calcext:value-type="percentage">
            <text:p>0,00 %</text:p>
          </table:table-cell>
          <table:table-cell table:style-name="ce11" table:formula="of:=MIN(service_du;[.$L$522])*[.N495]" office:value-type="float" office:value="0" calcext:value-type="float">
            <text:p>0 HETD</text:p>
          </table:table-cell>
          <table:table-cell table:style-name="ce28" table:formula="of:=IF([.L495]&lt;&gt;0;[.O495]/[.L495];0)" office:value-type="percentage" office:value="0" calcext:value-type="percentage">
            <text:p>0,00 %</text:p>
          </table:table-cell>
          <table:table-cell table:style-name="ce28" table:formula="of:=IF([.$L$522]&gt;service_du;1-[.P495];0)" office:value-type="percentage" office:value="1" calcext:value-type="percentage">
            <text:p>100,00 %</text:p>
          </table:table-cell>
          <table:table-cell table:style-name="ce26" table:formula="of:=[.I495]*[.Q495]*[.K495]*IF(ISBLANK([.G495]);1;[.G49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4]+[.L495]&gt;service_du;service_du;[.T494]+[.L495]))" office:value-type="float" office:value="188" calcext:value-type="float">
            <text:p>188 HETD</text:p>
          </table:table-cell>
          <table:table-cell table:style-name="ce11" table:formula="of:=IF(service_du=0;0;IF([.T494]+[.L495]&gt;service_du;service_du-[.T494];[.L495]))" office:value-type="float" office:value="0" calcext:value-type="float">
            <text:p>0 HETD</text:p>
          </table:table-cell>
          <table:table-cell table:style-name="ce30" table:formula="of:=IF(service_du=0;[.I495];IF([.J495]&gt;0;IF([.T494]+[.L495]&lt;service_du;0;(([.T494]+[.L495])-service_du)/[.J49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5]+IF([.H495]&lt;&gt;&quot;Oui&quot;;[.I495];0))*[.K495])*IF(ISBLANK([.G495]);1;[.G495])" office:value-type="float" office:value="0" calcext:value-type="float">
            <text:p>0 HETD</text:p>
          </table:table-cell>
          <table:table-cell/>
          <table:table-cell table:style-name="ce33" table:formula="of:=IF(OR(ISBLANK([.$C495]);[.$C495]=&quot;Référentiel&quot;);0;IF(contexte_calcul=&quot;Réalisé&quot;;[.$U495]*[.D495];[.$O495]*[.D495]))" office:value-type="float" office:value="0" calcext:value-type="float">
            <text:p>0 HETD</text:p>
          </table:table-cell>
          <table:table-cell table:style-name="ce33" table:formula="of:=IF(OR(ISBLANK([.$C495]);[.$C495]=&quot;Référentiel&quot;);0;IF(contexte_calcul=&quot;Réalisé&quot;;[.$U495]*[.E495];[.$O495]*[.E495]))" office:value-type="float" office:value="0" calcext:value-type="float">
            <text:p>0 HETD</text:p>
          </table:table-cell>
          <table:table-cell table:style-name="ce33" table:formula="of:=IF(OR(ISBLANK([.$C495]);[.$C495]=&quot;Référentiel&quot;);0;IF(contexte_calcul=&quot;Réalisé&quot;;[.$U495]*[.F495];[.$O495]*[.F495]))" office:value-type="float" office:value="0" calcext:value-type="float">
            <text:p>0 HETD</text:p>
          </table:table-cell>
          <table:table-cell table:style-name="ce33" table:formula="of:=IF([.$C495]=&quot;Référentiel&quot;;IF(contexte_calcul=&quot;Réalisé&quot;;[.$U495];[.$R495]);0)" office:value-type="float" office:value="0" calcext:value-type="float">
            <text:p>0 HETD</text:p>
          </table:table-cell>
          <table:table-cell table:style-name="ce33" table:formula="of:=IF(OR(ISBLANK([.$C495]);[.$C495]=&quot;Référentiel&quot;);0;IF(contexte_calcul=&quot;Réalisé&quot;;[.$W495]*[.D495];[.$R495]*[.D495]))" office:value-type="float" office:value="0" calcext:value-type="float">
            <text:p>0 HETD</text:p>
          </table:table-cell>
          <table:table-cell table:style-name="ce33" table:formula="of:=IF(OR(ISBLANK([.$C495]);[.$C495]=&quot;Référentiel&quot;);0;IF(contexte_calcul=&quot;Réalisé&quot;;[.$W495]*[.E495];[.$R495]*[.E495]))" office:value-type="float" office:value="0" calcext:value-type="float">
            <text:p>0 HETD</text:p>
          </table:table-cell>
          <table:table-cell table:style-name="ce33" table:formula="of:=IF(OR(ISBLANK([.$C495]);[.$C495]=&quot;Référentiel&quot;);0;IF(contexte_calcul=&quot;Réalisé&quot;;[.$W495]*[.F495];[.$R495]*[.F49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5]=&quot;Référentiel&quot;;IF(contexte_calcul=&quot;Réalisé&quot;;[.$W495];[.$R49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96]);[.C496]=&quot;Référentiel&quot;);&quot;&quot;;1-([.D496]+[.E49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96]);0;HLOOKUP(IF(AND([.C496]=&quot;TP&quot;;TP_vaut_TD=&quot;Oui&quot;);&quot;TD&quot;;[.C496]);types_intervention;2;0))*IF(ISBLANK([.G496]);1;[.G496])" office:value-type="float" office:value="0" calcext:value-type="float">
            <text:p>0 HETD</text:p>
          </table:table-cell>
          <table:table-cell table:style-name="ce12" table:formula="of:=IF(ISBLANK([.C496]);0;HLOOKUP([.C496];types_intervention;3;0))*IF(ISBLANK([.G496]);1;[.G496])" office:value-type="float" office:value="0" calcext:value-type="float">
            <text:p>0 HETD</text:p>
          </table:table-cell>
          <table:table-cell table:style-name="ce11" table:formula="of:=IF([.H496]=&quot;Oui&quot;;[.I496]*[.J49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6]/[.$L$522];0)" office:value-type="percentage" office:value="0" calcext:value-type="percentage">
            <text:p>0,00 %</text:p>
          </table:table-cell>
          <table:table-cell table:style-name="ce11" table:formula="of:=MIN(service_du;[.$L$522])*[.N496]" office:value-type="float" office:value="0" calcext:value-type="float">
            <text:p>0 HETD</text:p>
          </table:table-cell>
          <table:table-cell table:style-name="ce28" table:formula="of:=IF([.L496]&lt;&gt;0;[.O496]/[.L496];0)" office:value-type="percentage" office:value="0" calcext:value-type="percentage">
            <text:p>0,00 %</text:p>
          </table:table-cell>
          <table:table-cell table:style-name="ce28" table:formula="of:=IF([.$L$522]&gt;service_du;1-[.P496];0)" office:value-type="percentage" office:value="1" calcext:value-type="percentage">
            <text:p>100,00 %</text:p>
          </table:table-cell>
          <table:table-cell table:style-name="ce26" table:formula="of:=[.I496]*[.Q496]*[.K496]*IF(ISBLANK([.G496]);1;[.G49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5]+[.L496]&gt;service_du;service_du;[.T495]+[.L496]))" office:value-type="float" office:value="188" calcext:value-type="float">
            <text:p>188 HETD</text:p>
          </table:table-cell>
          <table:table-cell table:style-name="ce11" table:formula="of:=IF(service_du=0;0;IF([.T495]+[.L496]&gt;service_du;service_du-[.T495];[.L496]))" office:value-type="float" office:value="0" calcext:value-type="float">
            <text:p>0 HETD</text:p>
          </table:table-cell>
          <table:table-cell table:style-name="ce30" table:formula="of:=IF(service_du=0;[.I496];IF([.J496]&gt;0;IF([.T495]+[.L496]&lt;service_du;0;(([.T495]+[.L496])-service_du)/[.J49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6]+IF([.H496]&lt;&gt;&quot;Oui&quot;;[.I496];0))*[.K496])*IF(ISBLANK([.G496]);1;[.G496])" office:value-type="float" office:value="0" calcext:value-type="float">
            <text:p>0 HETD</text:p>
          </table:table-cell>
          <table:table-cell/>
          <table:table-cell table:style-name="ce33" table:formula="of:=IF(OR(ISBLANK([.$C496]);[.$C496]=&quot;Référentiel&quot;);0;IF(contexte_calcul=&quot;Réalisé&quot;;[.$U496]*[.D496];[.$O496]*[.D496]))" office:value-type="float" office:value="0" calcext:value-type="float">
            <text:p>0 HETD</text:p>
          </table:table-cell>
          <table:table-cell table:style-name="ce33" table:formula="of:=IF(OR(ISBLANK([.$C496]);[.$C496]=&quot;Référentiel&quot;);0;IF(contexte_calcul=&quot;Réalisé&quot;;[.$U496]*[.E496];[.$O496]*[.E496]))" office:value-type="float" office:value="0" calcext:value-type="float">
            <text:p>0 HETD</text:p>
          </table:table-cell>
          <table:table-cell table:style-name="ce33" table:formula="of:=IF(OR(ISBLANK([.$C496]);[.$C496]=&quot;Référentiel&quot;);0;IF(contexte_calcul=&quot;Réalisé&quot;;[.$U496]*[.F496];[.$O496]*[.F496]))" office:value-type="float" office:value="0" calcext:value-type="float">
            <text:p>0 HETD</text:p>
          </table:table-cell>
          <table:table-cell table:style-name="ce33" table:formula="of:=IF([.$C496]=&quot;Référentiel&quot;;IF(contexte_calcul=&quot;Réalisé&quot;;[.$U496];[.$R496]);0)" office:value-type="float" office:value="0" calcext:value-type="float">
            <text:p>0 HETD</text:p>
          </table:table-cell>
          <table:table-cell table:style-name="ce33" table:formula="of:=IF(OR(ISBLANK([.$C496]);[.$C496]=&quot;Référentiel&quot;);0;IF(contexte_calcul=&quot;Réalisé&quot;;[.$W496]*[.D496];[.$R496]*[.D496]))" office:value-type="float" office:value="0" calcext:value-type="float">
            <text:p>0 HETD</text:p>
          </table:table-cell>
          <table:table-cell table:style-name="ce33" table:formula="of:=IF(OR(ISBLANK([.$C496]);[.$C496]=&quot;Référentiel&quot;);0;IF(contexte_calcul=&quot;Réalisé&quot;;[.$W496]*[.E496];[.$R496]*[.E496]))" office:value-type="float" office:value="0" calcext:value-type="float">
            <text:p>0 HETD</text:p>
          </table:table-cell>
          <table:table-cell table:style-name="ce33" table:formula="of:=IF(OR(ISBLANK([.$C496]);[.$C496]=&quot;Référentiel&quot;);0;IF(contexte_calcul=&quot;Réalisé&quot;;[.$W496]*[.F496];[.$R496]*[.F49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6]=&quot;Référentiel&quot;;IF(contexte_calcul=&quot;Réalisé&quot;;[.$W496];[.$R49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97]);[.C497]=&quot;Référentiel&quot;);&quot;&quot;;1-([.D497]+[.E49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97]);0;HLOOKUP(IF(AND([.C497]=&quot;TP&quot;;TP_vaut_TD=&quot;Oui&quot;);&quot;TD&quot;;[.C497]);types_intervention;2;0))*IF(ISBLANK([.G497]);1;[.G497])" office:value-type="float" office:value="0" calcext:value-type="float">
            <text:p>0 HETD</text:p>
          </table:table-cell>
          <table:table-cell table:style-name="ce12" table:formula="of:=IF(ISBLANK([.C497]);0;HLOOKUP([.C497];types_intervention;3;0))*IF(ISBLANK([.G497]);1;[.G497])" office:value-type="float" office:value="0" calcext:value-type="float">
            <text:p>0 HETD</text:p>
          </table:table-cell>
          <table:table-cell table:style-name="ce11" table:formula="of:=IF([.H497]=&quot;Oui&quot;;[.I497]*[.J49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7]/[.$L$522];0)" office:value-type="percentage" office:value="0" calcext:value-type="percentage">
            <text:p>0,00 %</text:p>
          </table:table-cell>
          <table:table-cell table:style-name="ce11" table:formula="of:=MIN(service_du;[.$L$522])*[.N497]" office:value-type="float" office:value="0" calcext:value-type="float">
            <text:p>0 HETD</text:p>
          </table:table-cell>
          <table:table-cell table:style-name="ce28" table:formula="of:=IF([.L497]&lt;&gt;0;[.O497]/[.L497];0)" office:value-type="percentage" office:value="0" calcext:value-type="percentage">
            <text:p>0,00 %</text:p>
          </table:table-cell>
          <table:table-cell table:style-name="ce28" table:formula="of:=IF([.$L$522]&gt;service_du;1-[.P497];0)" office:value-type="percentage" office:value="1" calcext:value-type="percentage">
            <text:p>100,00 %</text:p>
          </table:table-cell>
          <table:table-cell table:style-name="ce26" table:formula="of:=[.I497]*[.Q497]*[.K497]*IF(ISBLANK([.G497]);1;[.G49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6]+[.L497]&gt;service_du;service_du;[.T496]+[.L497]))" office:value-type="float" office:value="188" calcext:value-type="float">
            <text:p>188 HETD</text:p>
          </table:table-cell>
          <table:table-cell table:style-name="ce11" table:formula="of:=IF(service_du=0;0;IF([.T496]+[.L497]&gt;service_du;service_du-[.T496];[.L497]))" office:value-type="float" office:value="0" calcext:value-type="float">
            <text:p>0 HETD</text:p>
          </table:table-cell>
          <table:table-cell table:style-name="ce30" table:formula="of:=IF(service_du=0;[.I497];IF([.J497]&gt;0;IF([.T496]+[.L497]&lt;service_du;0;(([.T496]+[.L497])-service_du)/[.J49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7]+IF([.H497]&lt;&gt;&quot;Oui&quot;;[.I497];0))*[.K497])*IF(ISBLANK([.G497]);1;[.G497])" office:value-type="float" office:value="0" calcext:value-type="float">
            <text:p>0 HETD</text:p>
          </table:table-cell>
          <table:table-cell/>
          <table:table-cell table:style-name="ce33" table:formula="of:=IF(OR(ISBLANK([.$C497]);[.$C497]=&quot;Référentiel&quot;);0;IF(contexte_calcul=&quot;Réalisé&quot;;[.$U497]*[.D497];[.$O497]*[.D497]))" office:value-type="float" office:value="0" calcext:value-type="float">
            <text:p>0 HETD</text:p>
          </table:table-cell>
          <table:table-cell table:style-name="ce33" table:formula="of:=IF(OR(ISBLANK([.$C497]);[.$C497]=&quot;Référentiel&quot;);0;IF(contexte_calcul=&quot;Réalisé&quot;;[.$U497]*[.E497];[.$O497]*[.E497]))" office:value-type="float" office:value="0" calcext:value-type="float">
            <text:p>0 HETD</text:p>
          </table:table-cell>
          <table:table-cell table:style-name="ce33" table:formula="of:=IF(OR(ISBLANK([.$C497]);[.$C497]=&quot;Référentiel&quot;);0;IF(contexte_calcul=&quot;Réalisé&quot;;[.$U497]*[.F497];[.$O497]*[.F497]))" office:value-type="float" office:value="0" calcext:value-type="float">
            <text:p>0 HETD</text:p>
          </table:table-cell>
          <table:table-cell table:style-name="ce33" table:formula="of:=IF([.$C497]=&quot;Référentiel&quot;;IF(contexte_calcul=&quot;Réalisé&quot;;[.$U497];[.$R497]);0)" office:value-type="float" office:value="0" calcext:value-type="float">
            <text:p>0 HETD</text:p>
          </table:table-cell>
          <table:table-cell table:style-name="ce33" table:formula="of:=IF(OR(ISBLANK([.$C497]);[.$C497]=&quot;Référentiel&quot;);0;IF(contexte_calcul=&quot;Réalisé&quot;;[.$W497]*[.D497];[.$R497]*[.D497]))" office:value-type="float" office:value="0" calcext:value-type="float">
            <text:p>0 HETD</text:p>
          </table:table-cell>
          <table:table-cell table:style-name="ce33" table:formula="of:=IF(OR(ISBLANK([.$C497]);[.$C497]=&quot;Référentiel&quot;);0;IF(contexte_calcul=&quot;Réalisé&quot;;[.$W497]*[.E497];[.$R497]*[.E497]))" office:value-type="float" office:value="0" calcext:value-type="float">
            <text:p>0 HETD</text:p>
          </table:table-cell>
          <table:table-cell table:style-name="ce33" table:formula="of:=IF(OR(ISBLANK([.$C497]);[.$C497]=&quot;Référentiel&quot;);0;IF(contexte_calcul=&quot;Réalisé&quot;;[.$W497]*[.F497];[.$R497]*[.F49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7]=&quot;Référentiel&quot;;IF(contexte_calcul=&quot;Réalisé&quot;;[.$W497];[.$R49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98]);[.C498]=&quot;Référentiel&quot;);&quot;&quot;;1-([.D498]+[.E49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98]);0;HLOOKUP(IF(AND([.C498]=&quot;TP&quot;;TP_vaut_TD=&quot;Oui&quot;);&quot;TD&quot;;[.C498]);types_intervention;2;0))*IF(ISBLANK([.G498]);1;[.G498])" office:value-type="float" office:value="0" calcext:value-type="float">
            <text:p>0 HETD</text:p>
          </table:table-cell>
          <table:table-cell table:style-name="ce12" table:formula="of:=IF(ISBLANK([.C498]);0;HLOOKUP([.C498];types_intervention;3;0))*IF(ISBLANK([.G498]);1;[.G498])" office:value-type="float" office:value="0" calcext:value-type="float">
            <text:p>0 HETD</text:p>
          </table:table-cell>
          <table:table-cell table:style-name="ce11" table:formula="of:=IF([.H498]=&quot;Oui&quot;;[.I498]*[.J49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8]/[.$L$522];0)" office:value-type="percentage" office:value="0" calcext:value-type="percentage">
            <text:p>0,00 %</text:p>
          </table:table-cell>
          <table:table-cell table:style-name="ce11" table:formula="of:=MIN(service_du;[.$L$522])*[.N498]" office:value-type="float" office:value="0" calcext:value-type="float">
            <text:p>0 HETD</text:p>
          </table:table-cell>
          <table:table-cell table:style-name="ce28" table:formula="of:=IF([.L498]&lt;&gt;0;[.O498]/[.L498];0)" office:value-type="percentage" office:value="0" calcext:value-type="percentage">
            <text:p>0,00 %</text:p>
          </table:table-cell>
          <table:table-cell table:style-name="ce28" table:formula="of:=IF([.$L$522]&gt;service_du;1-[.P498];0)" office:value-type="percentage" office:value="1" calcext:value-type="percentage">
            <text:p>100,00 %</text:p>
          </table:table-cell>
          <table:table-cell table:style-name="ce26" table:formula="of:=[.I498]*[.Q498]*[.K498]*IF(ISBLANK([.G498]);1;[.G49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7]+[.L498]&gt;service_du;service_du;[.T497]+[.L498]))" office:value-type="float" office:value="188" calcext:value-type="float">
            <text:p>188 HETD</text:p>
          </table:table-cell>
          <table:table-cell table:style-name="ce11" table:formula="of:=IF(service_du=0;0;IF([.T497]+[.L498]&gt;service_du;service_du-[.T497];[.L498]))" office:value-type="float" office:value="0" calcext:value-type="float">
            <text:p>0 HETD</text:p>
          </table:table-cell>
          <table:table-cell table:style-name="ce30" table:formula="of:=IF(service_du=0;[.I498];IF([.J498]&gt;0;IF([.T497]+[.L498]&lt;service_du;0;(([.T497]+[.L498])-service_du)/[.J49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8]+IF([.H498]&lt;&gt;&quot;Oui&quot;;[.I498];0))*[.K498])*IF(ISBLANK([.G498]);1;[.G498])" office:value-type="float" office:value="0" calcext:value-type="float">
            <text:p>0 HETD</text:p>
          </table:table-cell>
          <table:table-cell/>
          <table:table-cell table:style-name="ce33" table:formula="of:=IF(OR(ISBLANK([.$C498]);[.$C498]=&quot;Référentiel&quot;);0;IF(contexte_calcul=&quot;Réalisé&quot;;[.$U498]*[.D498];[.$O498]*[.D498]))" office:value-type="float" office:value="0" calcext:value-type="float">
            <text:p>0 HETD</text:p>
          </table:table-cell>
          <table:table-cell table:style-name="ce33" table:formula="of:=IF(OR(ISBLANK([.$C498]);[.$C498]=&quot;Référentiel&quot;);0;IF(contexte_calcul=&quot;Réalisé&quot;;[.$U498]*[.E498];[.$O498]*[.E498]))" office:value-type="float" office:value="0" calcext:value-type="float">
            <text:p>0 HETD</text:p>
          </table:table-cell>
          <table:table-cell table:style-name="ce33" table:formula="of:=IF(OR(ISBLANK([.$C498]);[.$C498]=&quot;Référentiel&quot;);0;IF(contexte_calcul=&quot;Réalisé&quot;;[.$U498]*[.F498];[.$O498]*[.F498]))" office:value-type="float" office:value="0" calcext:value-type="float">
            <text:p>0 HETD</text:p>
          </table:table-cell>
          <table:table-cell table:style-name="ce33" table:formula="of:=IF([.$C498]=&quot;Référentiel&quot;;IF(contexte_calcul=&quot;Réalisé&quot;;[.$U498];[.$R498]);0)" office:value-type="float" office:value="0" calcext:value-type="float">
            <text:p>0 HETD</text:p>
          </table:table-cell>
          <table:table-cell table:style-name="ce33" table:formula="of:=IF(OR(ISBLANK([.$C498]);[.$C498]=&quot;Référentiel&quot;);0;IF(contexte_calcul=&quot;Réalisé&quot;;[.$W498]*[.D498];[.$R498]*[.D498]))" office:value-type="float" office:value="0" calcext:value-type="float">
            <text:p>0 HETD</text:p>
          </table:table-cell>
          <table:table-cell table:style-name="ce33" table:formula="of:=IF(OR(ISBLANK([.$C498]);[.$C498]=&quot;Référentiel&quot;);0;IF(contexte_calcul=&quot;Réalisé&quot;;[.$W498]*[.E498];[.$R498]*[.E498]))" office:value-type="float" office:value="0" calcext:value-type="float">
            <text:p>0 HETD</text:p>
          </table:table-cell>
          <table:table-cell table:style-name="ce33" table:formula="of:=IF(OR(ISBLANK([.$C498]);[.$C498]=&quot;Référentiel&quot;);0;IF(contexte_calcul=&quot;Réalisé&quot;;[.$W498]*[.F498];[.$R498]*[.F49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8]=&quot;Référentiel&quot;;IF(contexte_calcul=&quot;Réalisé&quot;;[.$W498];[.$R49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499]);[.C499]=&quot;Référentiel&quot;);&quot;&quot;;1-([.D499]+[.E49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499]);0;HLOOKUP(IF(AND([.C499]=&quot;TP&quot;;TP_vaut_TD=&quot;Oui&quot;);&quot;TD&quot;;[.C499]);types_intervention;2;0))*IF(ISBLANK([.G499]);1;[.G499])" office:value-type="float" office:value="0" calcext:value-type="float">
            <text:p>0 HETD</text:p>
          </table:table-cell>
          <table:table-cell table:style-name="ce12" table:formula="of:=IF(ISBLANK([.C499]);0;HLOOKUP([.C499];types_intervention;3;0))*IF(ISBLANK([.G499]);1;[.G499])" office:value-type="float" office:value="0" calcext:value-type="float">
            <text:p>0 HETD</text:p>
          </table:table-cell>
          <table:table-cell table:style-name="ce11" table:formula="of:=IF([.H499]=&quot;Oui&quot;;[.I499]*[.J49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9]/[.$L$522];0)" office:value-type="percentage" office:value="0" calcext:value-type="percentage">
            <text:p>0,00 %</text:p>
          </table:table-cell>
          <table:table-cell table:style-name="ce11" table:formula="of:=MIN(service_du;[.$L$522])*[.N499]" office:value-type="float" office:value="0" calcext:value-type="float">
            <text:p>0 HETD</text:p>
          </table:table-cell>
          <table:table-cell table:style-name="ce28" table:formula="of:=IF([.L499]&lt;&gt;0;[.O499]/[.L499];0)" office:value-type="percentage" office:value="0" calcext:value-type="percentage">
            <text:p>0,00 %</text:p>
          </table:table-cell>
          <table:table-cell table:style-name="ce28" table:formula="of:=IF([.$L$522]&gt;service_du;1-[.P499];0)" office:value-type="percentage" office:value="1" calcext:value-type="percentage">
            <text:p>100,00 %</text:p>
          </table:table-cell>
          <table:table-cell table:style-name="ce26" table:formula="of:=[.I499]*[.Q499]*[.K499]*IF(ISBLANK([.G499]);1;[.G49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8]+[.L499]&gt;service_du;service_du;[.T498]+[.L499]))" office:value-type="float" office:value="188" calcext:value-type="float">
            <text:p>188 HETD</text:p>
          </table:table-cell>
          <table:table-cell table:style-name="ce11" table:formula="of:=IF(service_du=0;0;IF([.T498]+[.L499]&gt;service_du;service_du-[.T498];[.L499]))" office:value-type="float" office:value="0" calcext:value-type="float">
            <text:p>0 HETD</text:p>
          </table:table-cell>
          <table:table-cell table:style-name="ce30" table:formula="of:=IF(service_du=0;[.I499];IF([.J499]&gt;0;IF([.T498]+[.L499]&lt;service_du;0;(([.T498]+[.L499])-service_du)/[.J49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9]+IF([.H499]&lt;&gt;&quot;Oui&quot;;[.I499];0))*[.K499])*IF(ISBLANK([.G499]);1;[.G499])" office:value-type="float" office:value="0" calcext:value-type="float">
            <text:p>0 HETD</text:p>
          </table:table-cell>
          <table:table-cell/>
          <table:table-cell table:style-name="ce33" table:formula="of:=IF(OR(ISBLANK([.$C499]);[.$C499]=&quot;Référentiel&quot;);0;IF(contexte_calcul=&quot;Réalisé&quot;;[.$U499]*[.D499];[.$O499]*[.D499]))" office:value-type="float" office:value="0" calcext:value-type="float">
            <text:p>0 HETD</text:p>
          </table:table-cell>
          <table:table-cell table:style-name="ce33" table:formula="of:=IF(OR(ISBLANK([.$C499]);[.$C499]=&quot;Référentiel&quot;);0;IF(contexte_calcul=&quot;Réalisé&quot;;[.$U499]*[.E499];[.$O499]*[.E499]))" office:value-type="float" office:value="0" calcext:value-type="float">
            <text:p>0 HETD</text:p>
          </table:table-cell>
          <table:table-cell table:style-name="ce33" table:formula="of:=IF(OR(ISBLANK([.$C499]);[.$C499]=&quot;Référentiel&quot;);0;IF(contexte_calcul=&quot;Réalisé&quot;;[.$U499]*[.F499];[.$O499]*[.F499]))" office:value-type="float" office:value="0" calcext:value-type="float">
            <text:p>0 HETD</text:p>
          </table:table-cell>
          <table:table-cell table:style-name="ce33" table:formula="of:=IF([.$C499]=&quot;Référentiel&quot;;IF(contexte_calcul=&quot;Réalisé&quot;;[.$U499];[.$R499]);0)" office:value-type="float" office:value="0" calcext:value-type="float">
            <text:p>0 HETD</text:p>
          </table:table-cell>
          <table:table-cell table:style-name="ce33" table:formula="of:=IF(OR(ISBLANK([.$C499]);[.$C499]=&quot;Référentiel&quot;);0;IF(contexte_calcul=&quot;Réalisé&quot;;[.$W499]*[.D499];[.$R499]*[.D499]))" office:value-type="float" office:value="0" calcext:value-type="float">
            <text:p>0 HETD</text:p>
          </table:table-cell>
          <table:table-cell table:style-name="ce33" table:formula="of:=IF(OR(ISBLANK([.$C499]);[.$C499]=&quot;Référentiel&quot;);0;IF(contexte_calcul=&quot;Réalisé&quot;;[.$W499]*[.E499];[.$R499]*[.E499]))" office:value-type="float" office:value="0" calcext:value-type="float">
            <text:p>0 HETD</text:p>
          </table:table-cell>
          <table:table-cell table:style-name="ce33" table:formula="of:=IF(OR(ISBLANK([.$C499]);[.$C499]=&quot;Référentiel&quot;);0;IF(contexte_calcul=&quot;Réalisé&quot;;[.$W499]*[.F499];[.$R499]*[.F49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9]=&quot;Référentiel&quot;;IF(contexte_calcul=&quot;Réalisé&quot;;[.$W499];[.$R49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00]);[.C500]=&quot;Référentiel&quot;);&quot;&quot;;1-([.D500]+[.E50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00]);0;HLOOKUP(IF(AND([.C500]=&quot;TP&quot;;TP_vaut_TD=&quot;Oui&quot;);&quot;TD&quot;;[.C500]);types_intervention;2;0))*IF(ISBLANK([.G500]);1;[.G500])" office:value-type="float" office:value="0" calcext:value-type="float">
            <text:p>0 HETD</text:p>
          </table:table-cell>
          <table:table-cell table:style-name="ce12" table:formula="of:=IF(ISBLANK([.C500]);0;HLOOKUP([.C500];types_intervention;3;0))*IF(ISBLANK([.G500]);1;[.G500])" office:value-type="float" office:value="0" calcext:value-type="float">
            <text:p>0 HETD</text:p>
          </table:table-cell>
          <table:table-cell table:style-name="ce11" table:formula="of:=IF([.H500]=&quot;Oui&quot;;[.I500]*[.J50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0]/[.$L$522];0)" office:value-type="percentage" office:value="0" calcext:value-type="percentage">
            <text:p>0,00 %</text:p>
          </table:table-cell>
          <table:table-cell table:style-name="ce11" table:formula="of:=MIN(service_du;[.$L$522])*[.N500]" office:value-type="float" office:value="0" calcext:value-type="float">
            <text:p>0 HETD</text:p>
          </table:table-cell>
          <table:table-cell table:style-name="ce28" table:formula="of:=IF([.L500]&lt;&gt;0;[.O500]/[.L500];0)" office:value-type="percentage" office:value="0" calcext:value-type="percentage">
            <text:p>0,00 %</text:p>
          </table:table-cell>
          <table:table-cell table:style-name="ce28" table:formula="of:=IF([.$L$522]&gt;service_du;1-[.P500];0)" office:value-type="percentage" office:value="1" calcext:value-type="percentage">
            <text:p>100,00 %</text:p>
          </table:table-cell>
          <table:table-cell table:style-name="ce26" table:formula="of:=[.I500]*[.Q500]*[.K500]*IF(ISBLANK([.G500]);1;[.G50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9]+[.L500]&gt;service_du;service_du;[.T499]+[.L500]))" office:value-type="float" office:value="188" calcext:value-type="float">
            <text:p>188 HETD</text:p>
          </table:table-cell>
          <table:table-cell table:style-name="ce11" table:formula="of:=IF(service_du=0;0;IF([.T499]+[.L500]&gt;service_du;service_du-[.T499];[.L500]))" office:value-type="float" office:value="0" calcext:value-type="float">
            <text:p>0 HETD</text:p>
          </table:table-cell>
          <table:table-cell table:style-name="ce30" table:formula="of:=IF(service_du=0;[.I500];IF([.J500]&gt;0;IF([.T499]+[.L500]&lt;service_du;0;(([.T499]+[.L500])-service_du)/[.J50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0]+IF([.H500]&lt;&gt;&quot;Oui&quot;;[.I500];0))*[.K500])*IF(ISBLANK([.G500]);1;[.G500])" office:value-type="float" office:value="0" calcext:value-type="float">
            <text:p>0 HETD</text:p>
          </table:table-cell>
          <table:table-cell/>
          <table:table-cell table:style-name="ce33" table:formula="of:=IF(OR(ISBLANK([.$C500]);[.$C500]=&quot;Référentiel&quot;);0;IF(contexte_calcul=&quot;Réalisé&quot;;[.$U500]*[.D500];[.$O500]*[.D500]))" office:value-type="float" office:value="0" calcext:value-type="float">
            <text:p>0 HETD</text:p>
          </table:table-cell>
          <table:table-cell table:style-name="ce33" table:formula="of:=IF(OR(ISBLANK([.$C500]);[.$C500]=&quot;Référentiel&quot;);0;IF(contexte_calcul=&quot;Réalisé&quot;;[.$U500]*[.E500];[.$O500]*[.E500]))" office:value-type="float" office:value="0" calcext:value-type="float">
            <text:p>0 HETD</text:p>
          </table:table-cell>
          <table:table-cell table:style-name="ce33" table:formula="of:=IF(OR(ISBLANK([.$C500]);[.$C500]=&quot;Référentiel&quot;);0;IF(contexte_calcul=&quot;Réalisé&quot;;[.$U500]*[.F500];[.$O500]*[.F500]))" office:value-type="float" office:value="0" calcext:value-type="float">
            <text:p>0 HETD</text:p>
          </table:table-cell>
          <table:table-cell table:style-name="ce33" table:formula="of:=IF([.$C500]=&quot;Référentiel&quot;;IF(contexte_calcul=&quot;Réalisé&quot;;[.$U500];[.$R500]);0)" office:value-type="float" office:value="0" calcext:value-type="float">
            <text:p>0 HETD</text:p>
          </table:table-cell>
          <table:table-cell table:style-name="ce33" table:formula="of:=IF(OR(ISBLANK([.$C500]);[.$C500]=&quot;Référentiel&quot;);0;IF(contexte_calcul=&quot;Réalisé&quot;;[.$W500]*[.D500];[.$R500]*[.D500]))" office:value-type="float" office:value="0" calcext:value-type="float">
            <text:p>0 HETD</text:p>
          </table:table-cell>
          <table:table-cell table:style-name="ce33" table:formula="of:=IF(OR(ISBLANK([.$C500]);[.$C500]=&quot;Référentiel&quot;);0;IF(contexte_calcul=&quot;Réalisé&quot;;[.$W500]*[.E500];[.$R500]*[.E500]))" office:value-type="float" office:value="0" calcext:value-type="float">
            <text:p>0 HETD</text:p>
          </table:table-cell>
          <table:table-cell table:style-name="ce33" table:formula="of:=IF(OR(ISBLANK([.$C500]);[.$C500]=&quot;Référentiel&quot;);0;IF(contexte_calcul=&quot;Réalisé&quot;;[.$W500]*[.F500];[.$R500]*[.F50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0]=&quot;Référentiel&quot;;IF(contexte_calcul=&quot;Réalisé&quot;;[.$W500];[.$R50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01]);[.C501]=&quot;Référentiel&quot;);&quot;&quot;;1-([.D501]+[.E50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01]);0;HLOOKUP(IF(AND([.C501]=&quot;TP&quot;;TP_vaut_TD=&quot;Oui&quot;);&quot;TD&quot;;[.C501]);types_intervention;2;0))*IF(ISBLANK([.G501]);1;[.G501])" office:value-type="float" office:value="0" calcext:value-type="float">
            <text:p>0 HETD</text:p>
          </table:table-cell>
          <table:table-cell table:style-name="ce12" table:formula="of:=IF(ISBLANK([.C501]);0;HLOOKUP([.C501];types_intervention;3;0))*IF(ISBLANK([.G501]);1;[.G501])" office:value-type="float" office:value="0" calcext:value-type="float">
            <text:p>0 HETD</text:p>
          </table:table-cell>
          <table:table-cell table:style-name="ce11" table:formula="of:=IF([.H501]=&quot;Oui&quot;;[.I501]*[.J50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1]/[.$L$522];0)" office:value-type="percentage" office:value="0" calcext:value-type="percentage">
            <text:p>0,00 %</text:p>
          </table:table-cell>
          <table:table-cell table:style-name="ce11" table:formula="of:=MIN(service_du;[.$L$522])*[.N501]" office:value-type="float" office:value="0" calcext:value-type="float">
            <text:p>0 HETD</text:p>
          </table:table-cell>
          <table:table-cell table:style-name="ce28" table:formula="of:=IF([.L501]&lt;&gt;0;[.O501]/[.L501];0)" office:value-type="percentage" office:value="0" calcext:value-type="percentage">
            <text:p>0,00 %</text:p>
          </table:table-cell>
          <table:table-cell table:style-name="ce28" table:formula="of:=IF([.$L$522]&gt;service_du;1-[.P501];0)" office:value-type="percentage" office:value="1" calcext:value-type="percentage">
            <text:p>100,00 %</text:p>
          </table:table-cell>
          <table:table-cell table:style-name="ce26" table:formula="of:=[.I501]*[.Q501]*[.K501]*IF(ISBLANK([.G501]);1;[.G50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0]+[.L501]&gt;service_du;service_du;[.T500]+[.L501]))" office:value-type="float" office:value="188" calcext:value-type="float">
            <text:p>188 HETD</text:p>
          </table:table-cell>
          <table:table-cell table:style-name="ce11" table:formula="of:=IF(service_du=0;0;IF([.T500]+[.L501]&gt;service_du;service_du-[.T500];[.L501]))" office:value-type="float" office:value="0" calcext:value-type="float">
            <text:p>0 HETD</text:p>
          </table:table-cell>
          <table:table-cell table:style-name="ce30" table:formula="of:=IF(service_du=0;[.I501];IF([.J501]&gt;0;IF([.T500]+[.L501]&lt;service_du;0;(([.T500]+[.L501])-service_du)/[.J50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1]+IF([.H501]&lt;&gt;&quot;Oui&quot;;[.I501];0))*[.K501])*IF(ISBLANK([.G501]);1;[.G501])" office:value-type="float" office:value="0" calcext:value-type="float">
            <text:p>0 HETD</text:p>
          </table:table-cell>
          <table:table-cell/>
          <table:table-cell table:style-name="ce33" table:formula="of:=IF(OR(ISBLANK([.$C501]);[.$C501]=&quot;Référentiel&quot;);0;IF(contexte_calcul=&quot;Réalisé&quot;;[.$U501]*[.D501];[.$O501]*[.D501]))" office:value-type="float" office:value="0" calcext:value-type="float">
            <text:p>0 HETD</text:p>
          </table:table-cell>
          <table:table-cell table:style-name="ce33" table:formula="of:=IF(OR(ISBLANK([.$C501]);[.$C501]=&quot;Référentiel&quot;);0;IF(contexte_calcul=&quot;Réalisé&quot;;[.$U501]*[.E501];[.$O501]*[.E501]))" office:value-type="float" office:value="0" calcext:value-type="float">
            <text:p>0 HETD</text:p>
          </table:table-cell>
          <table:table-cell table:style-name="ce33" table:formula="of:=IF(OR(ISBLANK([.$C501]);[.$C501]=&quot;Référentiel&quot;);0;IF(contexte_calcul=&quot;Réalisé&quot;;[.$U501]*[.F501];[.$O501]*[.F501]))" office:value-type="float" office:value="0" calcext:value-type="float">
            <text:p>0 HETD</text:p>
          </table:table-cell>
          <table:table-cell table:style-name="ce33" table:formula="of:=IF([.$C501]=&quot;Référentiel&quot;;IF(contexte_calcul=&quot;Réalisé&quot;;[.$U501];[.$R501]);0)" office:value-type="float" office:value="0" calcext:value-type="float">
            <text:p>0 HETD</text:p>
          </table:table-cell>
          <table:table-cell table:style-name="ce33" table:formula="of:=IF(OR(ISBLANK([.$C501]);[.$C501]=&quot;Référentiel&quot;);0;IF(contexte_calcul=&quot;Réalisé&quot;;[.$W501]*[.D501];[.$R501]*[.D501]))" office:value-type="float" office:value="0" calcext:value-type="float">
            <text:p>0 HETD</text:p>
          </table:table-cell>
          <table:table-cell table:style-name="ce33" table:formula="of:=IF(OR(ISBLANK([.$C501]);[.$C501]=&quot;Référentiel&quot;);0;IF(contexte_calcul=&quot;Réalisé&quot;;[.$W501]*[.E501];[.$R501]*[.E501]))" office:value-type="float" office:value="0" calcext:value-type="float">
            <text:p>0 HETD</text:p>
          </table:table-cell>
          <table:table-cell table:style-name="ce33" table:formula="of:=IF(OR(ISBLANK([.$C501]);[.$C501]=&quot;Référentiel&quot;);0;IF(contexte_calcul=&quot;Réalisé&quot;;[.$W501]*[.F501];[.$R501]*[.F50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1]=&quot;Référentiel&quot;;IF(contexte_calcul=&quot;Réalisé&quot;;[.$W501];[.$R50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02]);[.C502]=&quot;Référentiel&quot;);&quot;&quot;;1-([.D502]+[.E50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02]);0;HLOOKUP(IF(AND([.C502]=&quot;TP&quot;;TP_vaut_TD=&quot;Oui&quot;);&quot;TD&quot;;[.C502]);types_intervention;2;0))*IF(ISBLANK([.G502]);1;[.G502])" office:value-type="float" office:value="0" calcext:value-type="float">
            <text:p>0 HETD</text:p>
          </table:table-cell>
          <table:table-cell table:style-name="ce12" table:formula="of:=IF(ISBLANK([.C502]);0;HLOOKUP([.C502];types_intervention;3;0))*IF(ISBLANK([.G502]);1;[.G502])" office:value-type="float" office:value="0" calcext:value-type="float">
            <text:p>0 HETD</text:p>
          </table:table-cell>
          <table:table-cell table:style-name="ce11" table:formula="of:=IF([.H502]=&quot;Oui&quot;;[.I502]*[.J50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2]/[.$L$522];0)" office:value-type="percentage" office:value="0" calcext:value-type="percentage">
            <text:p>0,00 %</text:p>
          </table:table-cell>
          <table:table-cell table:style-name="ce11" table:formula="of:=MIN(service_du;[.$L$522])*[.N502]" office:value-type="float" office:value="0" calcext:value-type="float">
            <text:p>0 HETD</text:p>
          </table:table-cell>
          <table:table-cell table:style-name="ce28" table:formula="of:=IF([.L502]&lt;&gt;0;[.O502]/[.L502];0)" office:value-type="percentage" office:value="0" calcext:value-type="percentage">
            <text:p>0,00 %</text:p>
          </table:table-cell>
          <table:table-cell table:style-name="ce28" table:formula="of:=IF([.$L$522]&gt;service_du;1-[.P502];0)" office:value-type="percentage" office:value="1" calcext:value-type="percentage">
            <text:p>100,00 %</text:p>
          </table:table-cell>
          <table:table-cell table:style-name="ce26" table:formula="of:=[.I502]*[.Q502]*[.K502]*IF(ISBLANK([.G502]);1;[.G50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1]+[.L502]&gt;service_du;service_du;[.T501]+[.L502]))" office:value-type="float" office:value="188" calcext:value-type="float">
            <text:p>188 HETD</text:p>
          </table:table-cell>
          <table:table-cell table:style-name="ce11" table:formula="of:=IF(service_du=0;0;IF([.T501]+[.L502]&gt;service_du;service_du-[.T501];[.L502]))" office:value-type="float" office:value="0" calcext:value-type="float">
            <text:p>0 HETD</text:p>
          </table:table-cell>
          <table:table-cell table:style-name="ce30" table:formula="of:=IF(service_du=0;[.I502];IF([.J502]&gt;0;IF([.T501]+[.L502]&lt;service_du;0;(([.T501]+[.L502])-service_du)/[.J50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2]+IF([.H502]&lt;&gt;&quot;Oui&quot;;[.I502];0))*[.K502])*IF(ISBLANK([.G502]);1;[.G502])" office:value-type="float" office:value="0" calcext:value-type="float">
            <text:p>0 HETD</text:p>
          </table:table-cell>
          <table:table-cell/>
          <table:table-cell table:style-name="ce33" table:formula="of:=IF(OR(ISBLANK([.$C502]);[.$C502]=&quot;Référentiel&quot;);0;IF(contexte_calcul=&quot;Réalisé&quot;;[.$U502]*[.D502];[.$O502]*[.D502]))" office:value-type="float" office:value="0" calcext:value-type="float">
            <text:p>0 HETD</text:p>
          </table:table-cell>
          <table:table-cell table:style-name="ce33" table:formula="of:=IF(OR(ISBLANK([.$C502]);[.$C502]=&quot;Référentiel&quot;);0;IF(contexte_calcul=&quot;Réalisé&quot;;[.$U502]*[.E502];[.$O502]*[.E502]))" office:value-type="float" office:value="0" calcext:value-type="float">
            <text:p>0 HETD</text:p>
          </table:table-cell>
          <table:table-cell table:style-name="ce33" table:formula="of:=IF(OR(ISBLANK([.$C502]);[.$C502]=&quot;Référentiel&quot;);0;IF(contexte_calcul=&quot;Réalisé&quot;;[.$U502]*[.F502];[.$O502]*[.F502]))" office:value-type="float" office:value="0" calcext:value-type="float">
            <text:p>0 HETD</text:p>
          </table:table-cell>
          <table:table-cell table:style-name="ce33" table:formula="of:=IF([.$C502]=&quot;Référentiel&quot;;IF(contexte_calcul=&quot;Réalisé&quot;;[.$U502];[.$R502]);0)" office:value-type="float" office:value="0" calcext:value-type="float">
            <text:p>0 HETD</text:p>
          </table:table-cell>
          <table:table-cell table:style-name="ce33" table:formula="of:=IF(OR(ISBLANK([.$C502]);[.$C502]=&quot;Référentiel&quot;);0;IF(contexte_calcul=&quot;Réalisé&quot;;[.$W502]*[.D502];[.$R502]*[.D502]))" office:value-type="float" office:value="0" calcext:value-type="float">
            <text:p>0 HETD</text:p>
          </table:table-cell>
          <table:table-cell table:style-name="ce33" table:formula="of:=IF(OR(ISBLANK([.$C502]);[.$C502]=&quot;Référentiel&quot;);0;IF(contexte_calcul=&quot;Réalisé&quot;;[.$W502]*[.E502];[.$R502]*[.E502]))" office:value-type="float" office:value="0" calcext:value-type="float">
            <text:p>0 HETD</text:p>
          </table:table-cell>
          <table:table-cell table:style-name="ce33" table:formula="of:=IF(OR(ISBLANK([.$C502]);[.$C502]=&quot;Référentiel&quot;);0;IF(contexte_calcul=&quot;Réalisé&quot;;[.$W502]*[.F502];[.$R502]*[.F50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2]=&quot;Référentiel&quot;;IF(contexte_calcul=&quot;Réalisé&quot;;[.$W502];[.$R50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03]);[.C503]=&quot;Référentiel&quot;);&quot;&quot;;1-([.D503]+[.E50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03]);0;HLOOKUP(IF(AND([.C503]=&quot;TP&quot;;TP_vaut_TD=&quot;Oui&quot;);&quot;TD&quot;;[.C503]);types_intervention;2;0))*IF(ISBLANK([.G503]);1;[.G503])" office:value-type="float" office:value="0" calcext:value-type="float">
            <text:p>0 HETD</text:p>
          </table:table-cell>
          <table:table-cell table:style-name="ce12" table:formula="of:=IF(ISBLANK([.C503]);0;HLOOKUP([.C503];types_intervention;3;0))*IF(ISBLANK([.G503]);1;[.G503])" office:value-type="float" office:value="0" calcext:value-type="float">
            <text:p>0 HETD</text:p>
          </table:table-cell>
          <table:table-cell table:style-name="ce11" table:formula="of:=IF([.H503]=&quot;Oui&quot;;[.I503]*[.J50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3]/[.$L$522];0)" office:value-type="percentage" office:value="0" calcext:value-type="percentage">
            <text:p>0,00 %</text:p>
          </table:table-cell>
          <table:table-cell table:style-name="ce11" table:formula="of:=MIN(service_du;[.$L$522])*[.N503]" office:value-type="float" office:value="0" calcext:value-type="float">
            <text:p>0 HETD</text:p>
          </table:table-cell>
          <table:table-cell table:style-name="ce28" table:formula="of:=IF([.L503]&lt;&gt;0;[.O503]/[.L503];0)" office:value-type="percentage" office:value="0" calcext:value-type="percentage">
            <text:p>0,00 %</text:p>
          </table:table-cell>
          <table:table-cell table:style-name="ce28" table:formula="of:=IF([.$L$522]&gt;service_du;1-[.P503];0)" office:value-type="percentage" office:value="1" calcext:value-type="percentage">
            <text:p>100,00 %</text:p>
          </table:table-cell>
          <table:table-cell table:style-name="ce26" table:formula="of:=[.I503]*[.Q503]*[.K503]*IF(ISBLANK([.G503]);1;[.G50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2]+[.L503]&gt;service_du;service_du;[.T502]+[.L503]))" office:value-type="float" office:value="188" calcext:value-type="float">
            <text:p>188 HETD</text:p>
          </table:table-cell>
          <table:table-cell table:style-name="ce11" table:formula="of:=IF(service_du=0;0;IF([.T502]+[.L503]&gt;service_du;service_du-[.T502];[.L503]))" office:value-type="float" office:value="0" calcext:value-type="float">
            <text:p>0 HETD</text:p>
          </table:table-cell>
          <table:table-cell table:style-name="ce30" table:formula="of:=IF(service_du=0;[.I503];IF([.J503]&gt;0;IF([.T502]+[.L503]&lt;service_du;0;(([.T502]+[.L503])-service_du)/[.J50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3]+IF([.H503]&lt;&gt;&quot;Oui&quot;;[.I503];0))*[.K503])*IF(ISBLANK([.G503]);1;[.G503])" office:value-type="float" office:value="0" calcext:value-type="float">
            <text:p>0 HETD</text:p>
          </table:table-cell>
          <table:table-cell/>
          <table:table-cell table:style-name="ce33" table:formula="of:=IF(OR(ISBLANK([.$C503]);[.$C503]=&quot;Référentiel&quot;);0;IF(contexte_calcul=&quot;Réalisé&quot;;[.$U503]*[.D503];[.$O503]*[.D503]))" office:value-type="float" office:value="0" calcext:value-type="float">
            <text:p>0 HETD</text:p>
          </table:table-cell>
          <table:table-cell table:style-name="ce33" table:formula="of:=IF(OR(ISBLANK([.$C503]);[.$C503]=&quot;Référentiel&quot;);0;IF(contexte_calcul=&quot;Réalisé&quot;;[.$U503]*[.E503];[.$O503]*[.E503]))" office:value-type="float" office:value="0" calcext:value-type="float">
            <text:p>0 HETD</text:p>
          </table:table-cell>
          <table:table-cell table:style-name="ce33" table:formula="of:=IF(OR(ISBLANK([.$C503]);[.$C503]=&quot;Référentiel&quot;);0;IF(contexte_calcul=&quot;Réalisé&quot;;[.$U503]*[.F503];[.$O503]*[.F503]))" office:value-type="float" office:value="0" calcext:value-type="float">
            <text:p>0 HETD</text:p>
          </table:table-cell>
          <table:table-cell table:style-name="ce33" table:formula="of:=IF([.$C503]=&quot;Référentiel&quot;;IF(contexte_calcul=&quot;Réalisé&quot;;[.$U503];[.$R503]);0)" office:value-type="float" office:value="0" calcext:value-type="float">
            <text:p>0 HETD</text:p>
          </table:table-cell>
          <table:table-cell table:style-name="ce33" table:formula="of:=IF(OR(ISBLANK([.$C503]);[.$C503]=&quot;Référentiel&quot;);0;IF(contexte_calcul=&quot;Réalisé&quot;;[.$W503]*[.D503];[.$R503]*[.D503]))" office:value-type="float" office:value="0" calcext:value-type="float">
            <text:p>0 HETD</text:p>
          </table:table-cell>
          <table:table-cell table:style-name="ce33" table:formula="of:=IF(OR(ISBLANK([.$C503]);[.$C503]=&quot;Référentiel&quot;);0;IF(contexte_calcul=&quot;Réalisé&quot;;[.$W503]*[.E503];[.$R503]*[.E503]))" office:value-type="float" office:value="0" calcext:value-type="float">
            <text:p>0 HETD</text:p>
          </table:table-cell>
          <table:table-cell table:style-name="ce33" table:formula="of:=IF(OR(ISBLANK([.$C503]);[.$C503]=&quot;Référentiel&quot;);0;IF(contexte_calcul=&quot;Réalisé&quot;;[.$W503]*[.F503];[.$R503]*[.F50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3]=&quot;Référentiel&quot;;IF(contexte_calcul=&quot;Réalisé&quot;;[.$W503];[.$R50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04]);[.C504]=&quot;Référentiel&quot;);&quot;&quot;;1-([.D504]+[.E50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04]);0;HLOOKUP(IF(AND([.C504]=&quot;TP&quot;;TP_vaut_TD=&quot;Oui&quot;);&quot;TD&quot;;[.C504]);types_intervention;2;0))*IF(ISBLANK([.G504]);1;[.G504])" office:value-type="float" office:value="0" calcext:value-type="float">
            <text:p>0 HETD</text:p>
          </table:table-cell>
          <table:table-cell table:style-name="ce12" table:formula="of:=IF(ISBLANK([.C504]);0;HLOOKUP([.C504];types_intervention;3;0))*IF(ISBLANK([.G504]);1;[.G504])" office:value-type="float" office:value="0" calcext:value-type="float">
            <text:p>0 HETD</text:p>
          </table:table-cell>
          <table:table-cell table:style-name="ce11" table:formula="of:=IF([.H504]=&quot;Oui&quot;;[.I504]*[.J50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4]/[.$L$522];0)" office:value-type="percentage" office:value="0" calcext:value-type="percentage">
            <text:p>0,00 %</text:p>
          </table:table-cell>
          <table:table-cell table:style-name="ce11" table:formula="of:=MIN(service_du;[.$L$522])*[.N504]" office:value-type="float" office:value="0" calcext:value-type="float">
            <text:p>0 HETD</text:p>
          </table:table-cell>
          <table:table-cell table:style-name="ce28" table:formula="of:=IF([.L504]&lt;&gt;0;[.O504]/[.L504];0)" office:value-type="percentage" office:value="0" calcext:value-type="percentage">
            <text:p>0,00 %</text:p>
          </table:table-cell>
          <table:table-cell table:style-name="ce28" table:formula="of:=IF([.$L$522]&gt;service_du;1-[.P504];0)" office:value-type="percentage" office:value="1" calcext:value-type="percentage">
            <text:p>100,00 %</text:p>
          </table:table-cell>
          <table:table-cell table:style-name="ce26" table:formula="of:=[.I504]*[.Q504]*[.K504]*IF(ISBLANK([.G504]);1;[.G50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3]+[.L504]&gt;service_du;service_du;[.T503]+[.L504]))" office:value-type="float" office:value="188" calcext:value-type="float">
            <text:p>188 HETD</text:p>
          </table:table-cell>
          <table:table-cell table:style-name="ce11" table:formula="of:=IF(service_du=0;0;IF([.T503]+[.L504]&gt;service_du;service_du-[.T503];[.L504]))" office:value-type="float" office:value="0" calcext:value-type="float">
            <text:p>0 HETD</text:p>
          </table:table-cell>
          <table:table-cell table:style-name="ce30" table:formula="of:=IF(service_du=0;[.I504];IF([.J504]&gt;0;IF([.T503]+[.L504]&lt;service_du;0;(([.T503]+[.L504])-service_du)/[.J50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4]+IF([.H504]&lt;&gt;&quot;Oui&quot;;[.I504];0))*[.K504])*IF(ISBLANK([.G504]);1;[.G504])" office:value-type="float" office:value="0" calcext:value-type="float">
            <text:p>0 HETD</text:p>
          </table:table-cell>
          <table:table-cell/>
          <table:table-cell table:style-name="ce33" table:formula="of:=IF(OR(ISBLANK([.$C504]);[.$C504]=&quot;Référentiel&quot;);0;IF(contexte_calcul=&quot;Réalisé&quot;;[.$U504]*[.D504];[.$O504]*[.D504]))" office:value-type="float" office:value="0" calcext:value-type="float">
            <text:p>0 HETD</text:p>
          </table:table-cell>
          <table:table-cell table:style-name="ce33" table:formula="of:=IF(OR(ISBLANK([.$C504]);[.$C504]=&quot;Référentiel&quot;);0;IF(contexte_calcul=&quot;Réalisé&quot;;[.$U504]*[.E504];[.$O504]*[.E504]))" office:value-type="float" office:value="0" calcext:value-type="float">
            <text:p>0 HETD</text:p>
          </table:table-cell>
          <table:table-cell table:style-name="ce33" table:formula="of:=IF(OR(ISBLANK([.$C504]);[.$C504]=&quot;Référentiel&quot;);0;IF(contexte_calcul=&quot;Réalisé&quot;;[.$U504]*[.F504];[.$O504]*[.F504]))" office:value-type="float" office:value="0" calcext:value-type="float">
            <text:p>0 HETD</text:p>
          </table:table-cell>
          <table:table-cell table:style-name="ce33" table:formula="of:=IF([.$C504]=&quot;Référentiel&quot;;IF(contexte_calcul=&quot;Réalisé&quot;;[.$U504];[.$R504]);0)" office:value-type="float" office:value="0" calcext:value-type="float">
            <text:p>0 HETD</text:p>
          </table:table-cell>
          <table:table-cell table:style-name="ce33" table:formula="of:=IF(OR(ISBLANK([.$C504]);[.$C504]=&quot;Référentiel&quot;);0;IF(contexte_calcul=&quot;Réalisé&quot;;[.$W504]*[.D504];[.$R504]*[.D504]))" office:value-type="float" office:value="0" calcext:value-type="float">
            <text:p>0 HETD</text:p>
          </table:table-cell>
          <table:table-cell table:style-name="ce33" table:formula="of:=IF(OR(ISBLANK([.$C504]);[.$C504]=&quot;Référentiel&quot;);0;IF(contexte_calcul=&quot;Réalisé&quot;;[.$W504]*[.E504];[.$R504]*[.E504]))" office:value-type="float" office:value="0" calcext:value-type="float">
            <text:p>0 HETD</text:p>
          </table:table-cell>
          <table:table-cell table:style-name="ce33" table:formula="of:=IF(OR(ISBLANK([.$C504]);[.$C504]=&quot;Référentiel&quot;);0;IF(contexte_calcul=&quot;Réalisé&quot;;[.$W504]*[.F504];[.$R504]*[.F50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4]=&quot;Référentiel&quot;;IF(contexte_calcul=&quot;Réalisé&quot;;[.$W504];[.$R50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05]);[.C505]=&quot;Référentiel&quot;);&quot;&quot;;1-([.D505]+[.E50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05]);0;HLOOKUP(IF(AND([.C505]=&quot;TP&quot;;TP_vaut_TD=&quot;Oui&quot;);&quot;TD&quot;;[.C505]);types_intervention;2;0))*IF(ISBLANK([.G505]);1;[.G505])" office:value-type="float" office:value="0" calcext:value-type="float">
            <text:p>0 HETD</text:p>
          </table:table-cell>
          <table:table-cell table:style-name="ce12" table:formula="of:=IF(ISBLANK([.C505]);0;HLOOKUP([.C505];types_intervention;3;0))*IF(ISBLANK([.G505]);1;[.G505])" office:value-type="float" office:value="0" calcext:value-type="float">
            <text:p>0 HETD</text:p>
          </table:table-cell>
          <table:table-cell table:style-name="ce11" table:formula="of:=IF([.H505]=&quot;Oui&quot;;[.I505]*[.J50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5]/[.$L$522];0)" office:value-type="percentage" office:value="0" calcext:value-type="percentage">
            <text:p>0,00 %</text:p>
          </table:table-cell>
          <table:table-cell table:style-name="ce11" table:formula="of:=MIN(service_du;[.$L$522])*[.N505]" office:value-type="float" office:value="0" calcext:value-type="float">
            <text:p>0 HETD</text:p>
          </table:table-cell>
          <table:table-cell table:style-name="ce28" table:formula="of:=IF([.L505]&lt;&gt;0;[.O505]/[.L505];0)" office:value-type="percentage" office:value="0" calcext:value-type="percentage">
            <text:p>0,00 %</text:p>
          </table:table-cell>
          <table:table-cell table:style-name="ce28" table:formula="of:=IF([.$L$522]&gt;service_du;1-[.P505];0)" office:value-type="percentage" office:value="1" calcext:value-type="percentage">
            <text:p>100,00 %</text:p>
          </table:table-cell>
          <table:table-cell table:style-name="ce26" table:formula="of:=[.I505]*[.Q505]*[.K505]*IF(ISBLANK([.G505]);1;[.G50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4]+[.L505]&gt;service_du;service_du;[.T504]+[.L505]))" office:value-type="float" office:value="188" calcext:value-type="float">
            <text:p>188 HETD</text:p>
          </table:table-cell>
          <table:table-cell table:style-name="ce11" table:formula="of:=IF(service_du=0;0;IF([.T504]+[.L505]&gt;service_du;service_du-[.T504];[.L505]))" office:value-type="float" office:value="0" calcext:value-type="float">
            <text:p>0 HETD</text:p>
          </table:table-cell>
          <table:table-cell table:style-name="ce30" table:formula="of:=IF(service_du=0;[.I505];IF([.J505]&gt;0;IF([.T504]+[.L505]&lt;service_du;0;(([.T504]+[.L505])-service_du)/[.J50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5]+IF([.H505]&lt;&gt;&quot;Oui&quot;;[.I505];0))*[.K505])*IF(ISBLANK([.G505]);1;[.G505])" office:value-type="float" office:value="0" calcext:value-type="float">
            <text:p>0 HETD</text:p>
          </table:table-cell>
          <table:table-cell/>
          <table:table-cell table:style-name="ce33" table:formula="of:=IF(OR(ISBLANK([.$C505]);[.$C505]=&quot;Référentiel&quot;);0;IF(contexte_calcul=&quot;Réalisé&quot;;[.$U505]*[.D505];[.$O505]*[.D505]))" office:value-type="float" office:value="0" calcext:value-type="float">
            <text:p>0 HETD</text:p>
          </table:table-cell>
          <table:table-cell table:style-name="ce33" table:formula="of:=IF(OR(ISBLANK([.$C505]);[.$C505]=&quot;Référentiel&quot;);0;IF(contexte_calcul=&quot;Réalisé&quot;;[.$U505]*[.E505];[.$O505]*[.E505]))" office:value-type="float" office:value="0" calcext:value-type="float">
            <text:p>0 HETD</text:p>
          </table:table-cell>
          <table:table-cell table:style-name="ce33" table:formula="of:=IF(OR(ISBLANK([.$C505]);[.$C505]=&quot;Référentiel&quot;);0;IF(contexte_calcul=&quot;Réalisé&quot;;[.$U505]*[.F505];[.$O505]*[.F505]))" office:value-type="float" office:value="0" calcext:value-type="float">
            <text:p>0 HETD</text:p>
          </table:table-cell>
          <table:table-cell table:style-name="ce33" table:formula="of:=IF([.$C505]=&quot;Référentiel&quot;;IF(contexte_calcul=&quot;Réalisé&quot;;[.$U505];[.$R505]);0)" office:value-type="float" office:value="0" calcext:value-type="float">
            <text:p>0 HETD</text:p>
          </table:table-cell>
          <table:table-cell table:style-name="ce33" table:formula="of:=IF(OR(ISBLANK([.$C505]);[.$C505]=&quot;Référentiel&quot;);0;IF(contexte_calcul=&quot;Réalisé&quot;;[.$W505]*[.D505];[.$R505]*[.D505]))" office:value-type="float" office:value="0" calcext:value-type="float">
            <text:p>0 HETD</text:p>
          </table:table-cell>
          <table:table-cell table:style-name="ce33" table:formula="of:=IF(OR(ISBLANK([.$C505]);[.$C505]=&quot;Référentiel&quot;);0;IF(contexte_calcul=&quot;Réalisé&quot;;[.$W505]*[.E505];[.$R505]*[.E505]))" office:value-type="float" office:value="0" calcext:value-type="float">
            <text:p>0 HETD</text:p>
          </table:table-cell>
          <table:table-cell table:style-name="ce33" table:formula="of:=IF(OR(ISBLANK([.$C505]);[.$C505]=&quot;Référentiel&quot;);0;IF(contexte_calcul=&quot;Réalisé&quot;;[.$W505]*[.F505];[.$R505]*[.F50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5]=&quot;Référentiel&quot;;IF(contexte_calcul=&quot;Réalisé&quot;;[.$W505];[.$R50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06]);[.C506]=&quot;Référentiel&quot;);&quot;&quot;;1-([.D506]+[.E50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06]);0;HLOOKUP(IF(AND([.C506]=&quot;TP&quot;;TP_vaut_TD=&quot;Oui&quot;);&quot;TD&quot;;[.C506]);types_intervention;2;0))*IF(ISBLANK([.G506]);1;[.G506])" office:value-type="float" office:value="0" calcext:value-type="float">
            <text:p>0 HETD</text:p>
          </table:table-cell>
          <table:table-cell table:style-name="ce12" table:formula="of:=IF(ISBLANK([.C506]);0;HLOOKUP([.C506];types_intervention;3;0))*IF(ISBLANK([.G506]);1;[.G506])" office:value-type="float" office:value="0" calcext:value-type="float">
            <text:p>0 HETD</text:p>
          </table:table-cell>
          <table:table-cell table:style-name="ce11" table:formula="of:=IF([.H506]=&quot;Oui&quot;;[.I506]*[.J50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6]/[.$L$522];0)" office:value-type="percentage" office:value="0" calcext:value-type="percentage">
            <text:p>0,00 %</text:p>
          </table:table-cell>
          <table:table-cell table:style-name="ce11" table:formula="of:=MIN(service_du;[.$L$522])*[.N506]" office:value-type="float" office:value="0" calcext:value-type="float">
            <text:p>0 HETD</text:p>
          </table:table-cell>
          <table:table-cell table:style-name="ce28" table:formula="of:=IF([.L506]&lt;&gt;0;[.O506]/[.L506];0)" office:value-type="percentage" office:value="0" calcext:value-type="percentage">
            <text:p>0,00 %</text:p>
          </table:table-cell>
          <table:table-cell table:style-name="ce28" table:formula="of:=IF([.$L$522]&gt;service_du;1-[.P506];0)" office:value-type="percentage" office:value="1" calcext:value-type="percentage">
            <text:p>100,00 %</text:p>
          </table:table-cell>
          <table:table-cell table:style-name="ce26" table:formula="of:=[.I506]*[.Q506]*[.K506]*IF(ISBLANK([.G506]);1;[.G50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5]+[.L506]&gt;service_du;service_du;[.T505]+[.L506]))" office:value-type="float" office:value="188" calcext:value-type="float">
            <text:p>188 HETD</text:p>
          </table:table-cell>
          <table:table-cell table:style-name="ce11" table:formula="of:=IF(service_du=0;0;IF([.T505]+[.L506]&gt;service_du;service_du-[.T505];[.L506]))" office:value-type="float" office:value="0" calcext:value-type="float">
            <text:p>0 HETD</text:p>
          </table:table-cell>
          <table:table-cell table:style-name="ce30" table:formula="of:=IF(service_du=0;[.I506];IF([.J506]&gt;0;IF([.T505]+[.L506]&lt;service_du;0;(([.T505]+[.L506])-service_du)/[.J50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6]+IF([.H506]&lt;&gt;&quot;Oui&quot;;[.I506];0))*[.K506])*IF(ISBLANK([.G506]);1;[.G506])" office:value-type="float" office:value="0" calcext:value-type="float">
            <text:p>0 HETD</text:p>
          </table:table-cell>
          <table:table-cell/>
          <table:table-cell table:style-name="ce33" table:formula="of:=IF(OR(ISBLANK([.$C506]);[.$C506]=&quot;Référentiel&quot;);0;IF(contexte_calcul=&quot;Réalisé&quot;;[.$U506]*[.D506];[.$O506]*[.D506]))" office:value-type="float" office:value="0" calcext:value-type="float">
            <text:p>0 HETD</text:p>
          </table:table-cell>
          <table:table-cell table:style-name="ce33" table:formula="of:=IF(OR(ISBLANK([.$C506]);[.$C506]=&quot;Référentiel&quot;);0;IF(contexte_calcul=&quot;Réalisé&quot;;[.$U506]*[.E506];[.$O506]*[.E506]))" office:value-type="float" office:value="0" calcext:value-type="float">
            <text:p>0 HETD</text:p>
          </table:table-cell>
          <table:table-cell table:style-name="ce33" table:formula="of:=IF(OR(ISBLANK([.$C506]);[.$C506]=&quot;Référentiel&quot;);0;IF(contexte_calcul=&quot;Réalisé&quot;;[.$U506]*[.F506];[.$O506]*[.F506]))" office:value-type="float" office:value="0" calcext:value-type="float">
            <text:p>0 HETD</text:p>
          </table:table-cell>
          <table:table-cell table:style-name="ce33" table:formula="of:=IF([.$C506]=&quot;Référentiel&quot;;IF(contexte_calcul=&quot;Réalisé&quot;;[.$U506];[.$R506]);0)" office:value-type="float" office:value="0" calcext:value-type="float">
            <text:p>0 HETD</text:p>
          </table:table-cell>
          <table:table-cell table:style-name="ce33" table:formula="of:=IF(OR(ISBLANK([.$C506]);[.$C506]=&quot;Référentiel&quot;);0;IF(contexte_calcul=&quot;Réalisé&quot;;[.$W506]*[.D506];[.$R506]*[.D506]))" office:value-type="float" office:value="0" calcext:value-type="float">
            <text:p>0 HETD</text:p>
          </table:table-cell>
          <table:table-cell table:style-name="ce33" table:formula="of:=IF(OR(ISBLANK([.$C506]);[.$C506]=&quot;Référentiel&quot;);0;IF(contexte_calcul=&quot;Réalisé&quot;;[.$W506]*[.E506];[.$R506]*[.E506]))" office:value-type="float" office:value="0" calcext:value-type="float">
            <text:p>0 HETD</text:p>
          </table:table-cell>
          <table:table-cell table:style-name="ce33" table:formula="of:=IF(OR(ISBLANK([.$C506]);[.$C506]=&quot;Référentiel&quot;);0;IF(contexte_calcul=&quot;Réalisé&quot;;[.$W506]*[.F506];[.$R506]*[.F50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6]=&quot;Référentiel&quot;;IF(contexte_calcul=&quot;Réalisé&quot;;[.$W506];[.$R50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07]);[.C507]=&quot;Référentiel&quot;);&quot;&quot;;1-([.D507]+[.E50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07]);0;HLOOKUP(IF(AND([.C507]=&quot;TP&quot;;TP_vaut_TD=&quot;Oui&quot;);&quot;TD&quot;;[.C507]);types_intervention;2;0))*IF(ISBLANK([.G507]);1;[.G507])" office:value-type="float" office:value="0" calcext:value-type="float">
            <text:p>0 HETD</text:p>
          </table:table-cell>
          <table:table-cell table:style-name="ce12" table:formula="of:=IF(ISBLANK([.C507]);0;HLOOKUP([.C507];types_intervention;3;0))*IF(ISBLANK([.G507]);1;[.G507])" office:value-type="float" office:value="0" calcext:value-type="float">
            <text:p>0 HETD</text:p>
          </table:table-cell>
          <table:table-cell table:style-name="ce11" table:formula="of:=IF([.H507]=&quot;Oui&quot;;[.I507]*[.J50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7]/[.$L$522];0)" office:value-type="percentage" office:value="0" calcext:value-type="percentage">
            <text:p>0,00 %</text:p>
          </table:table-cell>
          <table:table-cell table:style-name="ce11" table:formula="of:=MIN(service_du;[.$L$522])*[.N507]" office:value-type="float" office:value="0" calcext:value-type="float">
            <text:p>0 HETD</text:p>
          </table:table-cell>
          <table:table-cell table:style-name="ce28" table:formula="of:=IF([.L507]&lt;&gt;0;[.O507]/[.L507];0)" office:value-type="percentage" office:value="0" calcext:value-type="percentage">
            <text:p>0,00 %</text:p>
          </table:table-cell>
          <table:table-cell table:style-name="ce28" table:formula="of:=IF([.$L$522]&gt;service_du;1-[.P507];0)" office:value-type="percentage" office:value="1" calcext:value-type="percentage">
            <text:p>100,00 %</text:p>
          </table:table-cell>
          <table:table-cell table:style-name="ce26" table:formula="of:=[.I507]*[.Q507]*[.K507]*IF(ISBLANK([.G507]);1;[.G50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6]+[.L507]&gt;service_du;service_du;[.T506]+[.L507]))" office:value-type="float" office:value="188" calcext:value-type="float">
            <text:p>188 HETD</text:p>
          </table:table-cell>
          <table:table-cell table:style-name="ce11" table:formula="of:=IF(service_du=0;0;IF([.T506]+[.L507]&gt;service_du;service_du-[.T506];[.L507]))" office:value-type="float" office:value="0" calcext:value-type="float">
            <text:p>0 HETD</text:p>
          </table:table-cell>
          <table:table-cell table:style-name="ce30" table:formula="of:=IF(service_du=0;[.I507];IF([.J507]&gt;0;IF([.T506]+[.L507]&lt;service_du;0;(([.T506]+[.L507])-service_du)/[.J50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7]+IF([.H507]&lt;&gt;&quot;Oui&quot;;[.I507];0))*[.K507])*IF(ISBLANK([.G507]);1;[.G507])" office:value-type="float" office:value="0" calcext:value-type="float">
            <text:p>0 HETD</text:p>
          </table:table-cell>
          <table:table-cell/>
          <table:table-cell table:style-name="ce33" table:formula="of:=IF(OR(ISBLANK([.$C507]);[.$C507]=&quot;Référentiel&quot;);0;IF(contexte_calcul=&quot;Réalisé&quot;;[.$U507]*[.D507];[.$O507]*[.D507]))" office:value-type="float" office:value="0" calcext:value-type="float">
            <text:p>0 HETD</text:p>
          </table:table-cell>
          <table:table-cell table:style-name="ce33" table:formula="of:=IF(OR(ISBLANK([.$C507]);[.$C507]=&quot;Référentiel&quot;);0;IF(contexte_calcul=&quot;Réalisé&quot;;[.$U507]*[.E507];[.$O507]*[.E507]))" office:value-type="float" office:value="0" calcext:value-type="float">
            <text:p>0 HETD</text:p>
          </table:table-cell>
          <table:table-cell table:style-name="ce33" table:formula="of:=IF(OR(ISBLANK([.$C507]);[.$C507]=&quot;Référentiel&quot;);0;IF(contexte_calcul=&quot;Réalisé&quot;;[.$U507]*[.F507];[.$O507]*[.F507]))" office:value-type="float" office:value="0" calcext:value-type="float">
            <text:p>0 HETD</text:p>
          </table:table-cell>
          <table:table-cell table:style-name="ce33" table:formula="of:=IF([.$C507]=&quot;Référentiel&quot;;IF(contexte_calcul=&quot;Réalisé&quot;;[.$U507];[.$R507]);0)" office:value-type="float" office:value="0" calcext:value-type="float">
            <text:p>0 HETD</text:p>
          </table:table-cell>
          <table:table-cell table:style-name="ce33" table:formula="of:=IF(OR(ISBLANK([.$C507]);[.$C507]=&quot;Référentiel&quot;);0;IF(contexte_calcul=&quot;Réalisé&quot;;[.$W507]*[.D507];[.$R507]*[.D507]))" office:value-type="float" office:value="0" calcext:value-type="float">
            <text:p>0 HETD</text:p>
          </table:table-cell>
          <table:table-cell table:style-name="ce33" table:formula="of:=IF(OR(ISBLANK([.$C507]);[.$C507]=&quot;Référentiel&quot;);0;IF(contexte_calcul=&quot;Réalisé&quot;;[.$W507]*[.E507];[.$R507]*[.E507]))" office:value-type="float" office:value="0" calcext:value-type="float">
            <text:p>0 HETD</text:p>
          </table:table-cell>
          <table:table-cell table:style-name="ce33" table:formula="of:=IF(OR(ISBLANK([.$C507]);[.$C507]=&quot;Référentiel&quot;);0;IF(contexte_calcul=&quot;Réalisé&quot;;[.$W507]*[.F507];[.$R507]*[.F50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7]=&quot;Référentiel&quot;;IF(contexte_calcul=&quot;Réalisé&quot;;[.$W507];[.$R50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08]);[.C508]=&quot;Référentiel&quot;);&quot;&quot;;1-([.D508]+[.E50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08]);0;HLOOKUP(IF(AND([.C508]=&quot;TP&quot;;TP_vaut_TD=&quot;Oui&quot;);&quot;TD&quot;;[.C508]);types_intervention;2;0))*IF(ISBLANK([.G508]);1;[.G508])" office:value-type="float" office:value="0" calcext:value-type="float">
            <text:p>0 HETD</text:p>
          </table:table-cell>
          <table:table-cell table:style-name="ce12" table:formula="of:=IF(ISBLANK([.C508]);0;HLOOKUP([.C508];types_intervention;3;0))*IF(ISBLANK([.G508]);1;[.G508])" office:value-type="float" office:value="0" calcext:value-type="float">
            <text:p>0 HETD</text:p>
          </table:table-cell>
          <table:table-cell table:style-name="ce11" table:formula="of:=IF([.H508]=&quot;Oui&quot;;[.I508]*[.J50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8]/[.$L$522];0)" office:value-type="percentage" office:value="0" calcext:value-type="percentage">
            <text:p>0,00 %</text:p>
          </table:table-cell>
          <table:table-cell table:style-name="ce11" table:formula="of:=MIN(service_du;[.$L$522])*[.N508]" office:value-type="float" office:value="0" calcext:value-type="float">
            <text:p>0 HETD</text:p>
          </table:table-cell>
          <table:table-cell table:style-name="ce28" table:formula="of:=IF([.L508]&lt;&gt;0;[.O508]/[.L508];0)" office:value-type="percentage" office:value="0" calcext:value-type="percentage">
            <text:p>0,00 %</text:p>
          </table:table-cell>
          <table:table-cell table:style-name="ce28" table:formula="of:=IF([.$L$522]&gt;service_du;1-[.P508];0)" office:value-type="percentage" office:value="1" calcext:value-type="percentage">
            <text:p>100,00 %</text:p>
          </table:table-cell>
          <table:table-cell table:style-name="ce26" table:formula="of:=[.I508]*[.Q508]*[.K508]*IF(ISBLANK([.G508]);1;[.G50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7]+[.L508]&gt;service_du;service_du;[.T507]+[.L508]))" office:value-type="float" office:value="188" calcext:value-type="float">
            <text:p>188 HETD</text:p>
          </table:table-cell>
          <table:table-cell table:style-name="ce11" table:formula="of:=IF(service_du=0;0;IF([.T507]+[.L508]&gt;service_du;service_du-[.T507];[.L508]))" office:value-type="float" office:value="0" calcext:value-type="float">
            <text:p>0 HETD</text:p>
          </table:table-cell>
          <table:table-cell table:style-name="ce30" table:formula="of:=IF(service_du=0;[.I508];IF([.J508]&gt;0;IF([.T507]+[.L508]&lt;service_du;0;(([.T507]+[.L508])-service_du)/[.J50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8]+IF([.H508]&lt;&gt;&quot;Oui&quot;;[.I508];0))*[.K508])*IF(ISBLANK([.G508]);1;[.G508])" office:value-type="float" office:value="0" calcext:value-type="float">
            <text:p>0 HETD</text:p>
          </table:table-cell>
          <table:table-cell/>
          <table:table-cell table:style-name="ce33" table:formula="of:=IF(OR(ISBLANK([.$C508]);[.$C508]=&quot;Référentiel&quot;);0;IF(contexte_calcul=&quot;Réalisé&quot;;[.$U508]*[.D508];[.$O508]*[.D508]))" office:value-type="float" office:value="0" calcext:value-type="float">
            <text:p>0 HETD</text:p>
          </table:table-cell>
          <table:table-cell table:style-name="ce33" table:formula="of:=IF(OR(ISBLANK([.$C508]);[.$C508]=&quot;Référentiel&quot;);0;IF(contexte_calcul=&quot;Réalisé&quot;;[.$U508]*[.E508];[.$O508]*[.E508]))" office:value-type="float" office:value="0" calcext:value-type="float">
            <text:p>0 HETD</text:p>
          </table:table-cell>
          <table:table-cell table:style-name="ce33" table:formula="of:=IF(OR(ISBLANK([.$C508]);[.$C508]=&quot;Référentiel&quot;);0;IF(contexte_calcul=&quot;Réalisé&quot;;[.$U508]*[.F508];[.$O508]*[.F508]))" office:value-type="float" office:value="0" calcext:value-type="float">
            <text:p>0 HETD</text:p>
          </table:table-cell>
          <table:table-cell table:style-name="ce33" table:formula="of:=IF([.$C508]=&quot;Référentiel&quot;;IF(contexte_calcul=&quot;Réalisé&quot;;[.$U508];[.$R508]);0)" office:value-type="float" office:value="0" calcext:value-type="float">
            <text:p>0 HETD</text:p>
          </table:table-cell>
          <table:table-cell table:style-name="ce33" table:formula="of:=IF(OR(ISBLANK([.$C508]);[.$C508]=&quot;Référentiel&quot;);0;IF(contexte_calcul=&quot;Réalisé&quot;;[.$W508]*[.D508];[.$R508]*[.D508]))" office:value-type="float" office:value="0" calcext:value-type="float">
            <text:p>0 HETD</text:p>
          </table:table-cell>
          <table:table-cell table:style-name="ce33" table:formula="of:=IF(OR(ISBLANK([.$C508]);[.$C508]=&quot;Référentiel&quot;);0;IF(contexte_calcul=&quot;Réalisé&quot;;[.$W508]*[.E508];[.$R508]*[.E508]))" office:value-type="float" office:value="0" calcext:value-type="float">
            <text:p>0 HETD</text:p>
          </table:table-cell>
          <table:table-cell table:style-name="ce33" table:formula="of:=IF(OR(ISBLANK([.$C508]);[.$C508]=&quot;Référentiel&quot;);0;IF(contexte_calcul=&quot;Réalisé&quot;;[.$W508]*[.F508];[.$R508]*[.F50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8]=&quot;Référentiel&quot;;IF(contexte_calcul=&quot;Réalisé&quot;;[.$W508];[.$R50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09]);[.C509]=&quot;Référentiel&quot;);&quot;&quot;;1-([.D509]+[.E50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09]);0;HLOOKUP(IF(AND([.C509]=&quot;TP&quot;;TP_vaut_TD=&quot;Oui&quot;);&quot;TD&quot;;[.C509]);types_intervention;2;0))*IF(ISBLANK([.G509]);1;[.G509])" office:value-type="float" office:value="0" calcext:value-type="float">
            <text:p>0 HETD</text:p>
          </table:table-cell>
          <table:table-cell table:style-name="ce12" table:formula="of:=IF(ISBLANK([.C509]);0;HLOOKUP([.C509];types_intervention;3;0))*IF(ISBLANK([.G509]);1;[.G509])" office:value-type="float" office:value="0" calcext:value-type="float">
            <text:p>0 HETD</text:p>
          </table:table-cell>
          <table:table-cell table:style-name="ce11" table:formula="of:=IF([.H509]=&quot;Oui&quot;;[.I509]*[.J50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9]/[.$L$522];0)" office:value-type="percentage" office:value="0" calcext:value-type="percentage">
            <text:p>0,00 %</text:p>
          </table:table-cell>
          <table:table-cell table:style-name="ce11" table:formula="of:=MIN(service_du;[.$L$522])*[.N509]" office:value-type="float" office:value="0" calcext:value-type="float">
            <text:p>0 HETD</text:p>
          </table:table-cell>
          <table:table-cell table:style-name="ce28" table:formula="of:=IF([.L509]&lt;&gt;0;[.O509]/[.L509];0)" office:value-type="percentage" office:value="0" calcext:value-type="percentage">
            <text:p>0,00 %</text:p>
          </table:table-cell>
          <table:table-cell table:style-name="ce28" table:formula="of:=IF([.$L$522]&gt;service_du;1-[.P509];0)" office:value-type="percentage" office:value="1" calcext:value-type="percentage">
            <text:p>100,00 %</text:p>
          </table:table-cell>
          <table:table-cell table:style-name="ce26" table:formula="of:=[.I509]*[.Q509]*[.K509]*IF(ISBLANK([.G509]);1;[.G50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8]+[.L509]&gt;service_du;service_du;[.T508]+[.L509]))" office:value-type="float" office:value="188" calcext:value-type="float">
            <text:p>188 HETD</text:p>
          </table:table-cell>
          <table:table-cell table:style-name="ce11" table:formula="of:=IF(service_du=0;0;IF([.T508]+[.L509]&gt;service_du;service_du-[.T508];[.L509]))" office:value-type="float" office:value="0" calcext:value-type="float">
            <text:p>0 HETD</text:p>
          </table:table-cell>
          <table:table-cell table:style-name="ce30" table:formula="of:=IF(service_du=0;[.I509];IF([.J509]&gt;0;IF([.T508]+[.L509]&lt;service_du;0;(([.T508]+[.L509])-service_du)/[.J50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9]+IF([.H509]&lt;&gt;&quot;Oui&quot;;[.I509];0))*[.K509])*IF(ISBLANK([.G509]);1;[.G509])" office:value-type="float" office:value="0" calcext:value-type="float">
            <text:p>0 HETD</text:p>
          </table:table-cell>
          <table:table-cell/>
          <table:table-cell table:style-name="ce33" table:formula="of:=IF(OR(ISBLANK([.$C509]);[.$C509]=&quot;Référentiel&quot;);0;IF(contexte_calcul=&quot;Réalisé&quot;;[.$U509]*[.D509];[.$O509]*[.D509]))" office:value-type="float" office:value="0" calcext:value-type="float">
            <text:p>0 HETD</text:p>
          </table:table-cell>
          <table:table-cell table:style-name="ce33" table:formula="of:=IF(OR(ISBLANK([.$C509]);[.$C509]=&quot;Référentiel&quot;);0;IF(contexte_calcul=&quot;Réalisé&quot;;[.$U509]*[.E509];[.$O509]*[.E509]))" office:value-type="float" office:value="0" calcext:value-type="float">
            <text:p>0 HETD</text:p>
          </table:table-cell>
          <table:table-cell table:style-name="ce33" table:formula="of:=IF(OR(ISBLANK([.$C509]);[.$C509]=&quot;Référentiel&quot;);0;IF(contexte_calcul=&quot;Réalisé&quot;;[.$U509]*[.F509];[.$O509]*[.F509]))" office:value-type="float" office:value="0" calcext:value-type="float">
            <text:p>0 HETD</text:p>
          </table:table-cell>
          <table:table-cell table:style-name="ce33" table:formula="of:=IF([.$C509]=&quot;Référentiel&quot;;IF(contexte_calcul=&quot;Réalisé&quot;;[.$U509];[.$R509]);0)" office:value-type="float" office:value="0" calcext:value-type="float">
            <text:p>0 HETD</text:p>
          </table:table-cell>
          <table:table-cell table:style-name="ce33" table:formula="of:=IF(OR(ISBLANK([.$C509]);[.$C509]=&quot;Référentiel&quot;);0;IF(contexte_calcul=&quot;Réalisé&quot;;[.$W509]*[.D509];[.$R509]*[.D509]))" office:value-type="float" office:value="0" calcext:value-type="float">
            <text:p>0 HETD</text:p>
          </table:table-cell>
          <table:table-cell table:style-name="ce33" table:formula="of:=IF(OR(ISBLANK([.$C509]);[.$C509]=&quot;Référentiel&quot;);0;IF(contexte_calcul=&quot;Réalisé&quot;;[.$W509]*[.E509];[.$R509]*[.E509]))" office:value-type="float" office:value="0" calcext:value-type="float">
            <text:p>0 HETD</text:p>
          </table:table-cell>
          <table:table-cell table:style-name="ce33" table:formula="of:=IF(OR(ISBLANK([.$C509]);[.$C509]=&quot;Référentiel&quot;);0;IF(contexte_calcul=&quot;Réalisé&quot;;[.$W509]*[.F509];[.$R509]*[.F50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9]=&quot;Référentiel&quot;;IF(contexte_calcul=&quot;Réalisé&quot;;[.$W509];[.$R50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10]);[.C510]=&quot;Référentiel&quot;);&quot;&quot;;1-([.D510]+[.E51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10]);0;HLOOKUP(IF(AND([.C510]=&quot;TP&quot;;TP_vaut_TD=&quot;Oui&quot;);&quot;TD&quot;;[.C510]);types_intervention;2;0))*IF(ISBLANK([.G510]);1;[.G510])" office:value-type="float" office:value="0" calcext:value-type="float">
            <text:p>0 HETD</text:p>
          </table:table-cell>
          <table:table-cell table:style-name="ce12" table:formula="of:=IF(ISBLANK([.C510]);0;HLOOKUP([.C510];types_intervention;3;0))*IF(ISBLANK([.G510]);1;[.G510])" office:value-type="float" office:value="0" calcext:value-type="float">
            <text:p>0 HETD</text:p>
          </table:table-cell>
          <table:table-cell table:style-name="ce11" table:formula="of:=IF([.H510]=&quot;Oui&quot;;[.I510]*[.J51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0]/[.$L$522];0)" office:value-type="percentage" office:value="0" calcext:value-type="percentage">
            <text:p>0,00 %</text:p>
          </table:table-cell>
          <table:table-cell table:style-name="ce11" table:formula="of:=MIN(service_du;[.$L$522])*[.N510]" office:value-type="float" office:value="0" calcext:value-type="float">
            <text:p>0 HETD</text:p>
          </table:table-cell>
          <table:table-cell table:style-name="ce28" table:formula="of:=IF([.L510]&lt;&gt;0;[.O510]/[.L510];0)" office:value-type="percentage" office:value="0" calcext:value-type="percentage">
            <text:p>0,00 %</text:p>
          </table:table-cell>
          <table:table-cell table:style-name="ce28" table:formula="of:=IF([.$L$522]&gt;service_du;1-[.P510];0)" office:value-type="percentage" office:value="1" calcext:value-type="percentage">
            <text:p>100,00 %</text:p>
          </table:table-cell>
          <table:table-cell table:style-name="ce26" table:formula="of:=[.I510]*[.Q510]*[.K510]*IF(ISBLANK([.G510]);1;[.G51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9]+[.L510]&gt;service_du;service_du;[.T509]+[.L510]))" office:value-type="float" office:value="188" calcext:value-type="float">
            <text:p>188 HETD</text:p>
          </table:table-cell>
          <table:table-cell table:style-name="ce11" table:formula="of:=IF(service_du=0;0;IF([.T509]+[.L510]&gt;service_du;service_du-[.T509];[.L510]))" office:value-type="float" office:value="0" calcext:value-type="float">
            <text:p>0 HETD</text:p>
          </table:table-cell>
          <table:table-cell table:style-name="ce30" table:formula="of:=IF(service_du=0;[.I510];IF([.J510]&gt;0;IF([.T509]+[.L510]&lt;service_du;0;(([.T509]+[.L510])-service_du)/[.J51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0]+IF([.H510]&lt;&gt;&quot;Oui&quot;;[.I510];0))*[.K510])*IF(ISBLANK([.G510]);1;[.G510])" office:value-type="float" office:value="0" calcext:value-type="float">
            <text:p>0 HETD</text:p>
          </table:table-cell>
          <table:table-cell/>
          <table:table-cell table:style-name="ce33" table:formula="of:=IF(OR(ISBLANK([.$C510]);[.$C510]=&quot;Référentiel&quot;);0;IF(contexte_calcul=&quot;Réalisé&quot;;[.$U510]*[.D510];[.$O510]*[.D510]))" office:value-type="float" office:value="0" calcext:value-type="float">
            <text:p>0 HETD</text:p>
          </table:table-cell>
          <table:table-cell table:style-name="ce33" table:formula="of:=IF(OR(ISBLANK([.$C510]);[.$C510]=&quot;Référentiel&quot;);0;IF(contexte_calcul=&quot;Réalisé&quot;;[.$U510]*[.E510];[.$O510]*[.E510]))" office:value-type="float" office:value="0" calcext:value-type="float">
            <text:p>0 HETD</text:p>
          </table:table-cell>
          <table:table-cell table:style-name="ce33" table:formula="of:=IF(OR(ISBLANK([.$C510]);[.$C510]=&quot;Référentiel&quot;);0;IF(contexte_calcul=&quot;Réalisé&quot;;[.$U510]*[.F510];[.$O510]*[.F510]))" office:value-type="float" office:value="0" calcext:value-type="float">
            <text:p>0 HETD</text:p>
          </table:table-cell>
          <table:table-cell table:style-name="ce33" table:formula="of:=IF([.$C510]=&quot;Référentiel&quot;;IF(contexte_calcul=&quot;Réalisé&quot;;[.$U510];[.$R510]);0)" office:value-type="float" office:value="0" calcext:value-type="float">
            <text:p>0 HETD</text:p>
          </table:table-cell>
          <table:table-cell table:style-name="ce33" table:formula="of:=IF(OR(ISBLANK([.$C510]);[.$C510]=&quot;Référentiel&quot;);0;IF(contexte_calcul=&quot;Réalisé&quot;;[.$W510]*[.D510];[.$R510]*[.D510]))" office:value-type="float" office:value="0" calcext:value-type="float">
            <text:p>0 HETD</text:p>
          </table:table-cell>
          <table:table-cell table:style-name="ce33" table:formula="of:=IF(OR(ISBLANK([.$C510]);[.$C510]=&quot;Référentiel&quot;);0;IF(contexte_calcul=&quot;Réalisé&quot;;[.$W510]*[.E510];[.$R510]*[.E510]))" office:value-type="float" office:value="0" calcext:value-type="float">
            <text:p>0 HETD</text:p>
          </table:table-cell>
          <table:table-cell table:style-name="ce33" table:formula="of:=IF(OR(ISBLANK([.$C510]);[.$C510]=&quot;Référentiel&quot;);0;IF(contexte_calcul=&quot;Réalisé&quot;;[.$W510]*[.F510];[.$R510]*[.F51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0]=&quot;Référentiel&quot;;IF(contexte_calcul=&quot;Réalisé&quot;;[.$W510];[.$R51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11]);[.C511]=&quot;Référentiel&quot;);&quot;&quot;;1-([.D511]+[.E51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11]);0;HLOOKUP(IF(AND([.C511]=&quot;TP&quot;;TP_vaut_TD=&quot;Oui&quot;);&quot;TD&quot;;[.C511]);types_intervention;2;0))*IF(ISBLANK([.G511]);1;[.G511])" office:value-type="float" office:value="0" calcext:value-type="float">
            <text:p>0 HETD</text:p>
          </table:table-cell>
          <table:table-cell table:style-name="ce12" table:formula="of:=IF(ISBLANK([.C511]);0;HLOOKUP([.C511];types_intervention;3;0))*IF(ISBLANK([.G511]);1;[.G511])" office:value-type="float" office:value="0" calcext:value-type="float">
            <text:p>0 HETD</text:p>
          </table:table-cell>
          <table:table-cell table:style-name="ce11" table:formula="of:=IF([.H511]=&quot;Oui&quot;;[.I511]*[.J51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1]/[.$L$522];0)" office:value-type="percentage" office:value="0" calcext:value-type="percentage">
            <text:p>0,00 %</text:p>
          </table:table-cell>
          <table:table-cell table:style-name="ce11" table:formula="of:=MIN(service_du;[.$L$522])*[.N511]" office:value-type="float" office:value="0" calcext:value-type="float">
            <text:p>0 HETD</text:p>
          </table:table-cell>
          <table:table-cell table:style-name="ce28" table:formula="of:=IF([.L511]&lt;&gt;0;[.O511]/[.L511];0)" office:value-type="percentage" office:value="0" calcext:value-type="percentage">
            <text:p>0,00 %</text:p>
          </table:table-cell>
          <table:table-cell table:style-name="ce28" table:formula="of:=IF([.$L$522]&gt;service_du;1-[.P511];0)" office:value-type="percentage" office:value="1" calcext:value-type="percentage">
            <text:p>100,00 %</text:p>
          </table:table-cell>
          <table:table-cell table:style-name="ce26" table:formula="of:=[.I511]*[.Q511]*[.K511]*IF(ISBLANK([.G511]);1;[.G51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0]+[.L511]&gt;service_du;service_du;[.T510]+[.L511]))" office:value-type="float" office:value="188" calcext:value-type="float">
            <text:p>188 HETD</text:p>
          </table:table-cell>
          <table:table-cell table:style-name="ce11" table:formula="of:=IF(service_du=0;0;IF([.T510]+[.L511]&gt;service_du;service_du-[.T510];[.L511]))" office:value-type="float" office:value="0" calcext:value-type="float">
            <text:p>0 HETD</text:p>
          </table:table-cell>
          <table:table-cell table:style-name="ce30" table:formula="of:=IF(service_du=0;[.I511];IF([.J511]&gt;0;IF([.T510]+[.L511]&lt;service_du;0;(([.T510]+[.L511])-service_du)/[.J51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1]+IF([.H511]&lt;&gt;&quot;Oui&quot;;[.I511];0))*[.K511])*IF(ISBLANK([.G511]);1;[.G511])" office:value-type="float" office:value="0" calcext:value-type="float">
            <text:p>0 HETD</text:p>
          </table:table-cell>
          <table:table-cell/>
          <table:table-cell table:style-name="ce33" table:formula="of:=IF(OR(ISBLANK([.$C511]);[.$C511]=&quot;Référentiel&quot;);0;IF(contexte_calcul=&quot;Réalisé&quot;;[.$U511]*[.D511];[.$O511]*[.D511]))" office:value-type="float" office:value="0" calcext:value-type="float">
            <text:p>0 HETD</text:p>
          </table:table-cell>
          <table:table-cell table:style-name="ce33" table:formula="of:=IF(OR(ISBLANK([.$C511]);[.$C511]=&quot;Référentiel&quot;);0;IF(contexte_calcul=&quot;Réalisé&quot;;[.$U511]*[.E511];[.$O511]*[.E511]))" office:value-type="float" office:value="0" calcext:value-type="float">
            <text:p>0 HETD</text:p>
          </table:table-cell>
          <table:table-cell table:style-name="ce33" table:formula="of:=IF(OR(ISBLANK([.$C511]);[.$C511]=&quot;Référentiel&quot;);0;IF(contexte_calcul=&quot;Réalisé&quot;;[.$U511]*[.F511];[.$O511]*[.F511]))" office:value-type="float" office:value="0" calcext:value-type="float">
            <text:p>0 HETD</text:p>
          </table:table-cell>
          <table:table-cell table:style-name="ce33" table:formula="of:=IF([.$C511]=&quot;Référentiel&quot;;IF(contexte_calcul=&quot;Réalisé&quot;;[.$U511];[.$R511]);0)" office:value-type="float" office:value="0" calcext:value-type="float">
            <text:p>0 HETD</text:p>
          </table:table-cell>
          <table:table-cell table:style-name="ce33" table:formula="of:=IF(OR(ISBLANK([.$C511]);[.$C511]=&quot;Référentiel&quot;);0;IF(contexte_calcul=&quot;Réalisé&quot;;[.$W511]*[.D511];[.$R511]*[.D511]))" office:value-type="float" office:value="0" calcext:value-type="float">
            <text:p>0 HETD</text:p>
          </table:table-cell>
          <table:table-cell table:style-name="ce33" table:formula="of:=IF(OR(ISBLANK([.$C511]);[.$C511]=&quot;Référentiel&quot;);0;IF(contexte_calcul=&quot;Réalisé&quot;;[.$W511]*[.E511];[.$R511]*[.E511]))" office:value-type="float" office:value="0" calcext:value-type="float">
            <text:p>0 HETD</text:p>
          </table:table-cell>
          <table:table-cell table:style-name="ce33" table:formula="of:=IF(OR(ISBLANK([.$C511]);[.$C511]=&quot;Référentiel&quot;);0;IF(contexte_calcul=&quot;Réalisé&quot;;[.$W511]*[.F511];[.$R511]*[.F51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1]=&quot;Référentiel&quot;;IF(contexte_calcul=&quot;Réalisé&quot;;[.$W511];[.$R51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12]);[.C512]=&quot;Référentiel&quot;);&quot;&quot;;1-([.D512]+[.E512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12]);0;HLOOKUP(IF(AND([.C512]=&quot;TP&quot;;TP_vaut_TD=&quot;Oui&quot;);&quot;TD&quot;;[.C512]);types_intervention;2;0))*IF(ISBLANK([.G512]);1;[.G512])" office:value-type="float" office:value="0" calcext:value-type="float">
            <text:p>0 HETD</text:p>
          </table:table-cell>
          <table:table-cell table:style-name="ce12" table:formula="of:=IF(ISBLANK([.C512]);0;HLOOKUP([.C512];types_intervention;3;0))*IF(ISBLANK([.G512]);1;[.G512])" office:value-type="float" office:value="0" calcext:value-type="float">
            <text:p>0 HETD</text:p>
          </table:table-cell>
          <table:table-cell table:style-name="ce11" table:formula="of:=IF([.H512]=&quot;Oui&quot;;[.I512]*[.J51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2]/[.$L$522];0)" office:value-type="percentage" office:value="0" calcext:value-type="percentage">
            <text:p>0,00 %</text:p>
          </table:table-cell>
          <table:table-cell table:style-name="ce11" table:formula="of:=MIN(service_du;[.$L$522])*[.N512]" office:value-type="float" office:value="0" calcext:value-type="float">
            <text:p>0 HETD</text:p>
          </table:table-cell>
          <table:table-cell table:style-name="ce28" table:formula="of:=IF([.L512]&lt;&gt;0;[.O512]/[.L512];0)" office:value-type="percentage" office:value="0" calcext:value-type="percentage">
            <text:p>0,00 %</text:p>
          </table:table-cell>
          <table:table-cell table:style-name="ce28" table:formula="of:=IF([.$L$522]&gt;service_du;1-[.P512];0)" office:value-type="percentage" office:value="1" calcext:value-type="percentage">
            <text:p>100,00 %</text:p>
          </table:table-cell>
          <table:table-cell table:style-name="ce26" table:formula="of:=[.I512]*[.Q512]*[.K512]*IF(ISBLANK([.G512]);1;[.G51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1]+[.L512]&gt;service_du;service_du;[.T511]+[.L512]))" office:value-type="float" office:value="188" calcext:value-type="float">
            <text:p>188 HETD</text:p>
          </table:table-cell>
          <table:table-cell table:style-name="ce11" table:formula="of:=IF(service_du=0;0;IF([.T511]+[.L512]&gt;service_du;service_du-[.T511];[.L512]))" office:value-type="float" office:value="0" calcext:value-type="float">
            <text:p>0 HETD</text:p>
          </table:table-cell>
          <table:table-cell table:style-name="ce30" table:formula="of:=IF(service_du=0;[.I512];IF([.J512]&gt;0;IF([.T511]+[.L512]&lt;service_du;0;(([.T511]+[.L512])-service_du)/[.J51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2]+IF([.H512]&lt;&gt;&quot;Oui&quot;;[.I512];0))*[.K512])*IF(ISBLANK([.G512]);1;[.G512])" office:value-type="float" office:value="0" calcext:value-type="float">
            <text:p>0 HETD</text:p>
          </table:table-cell>
          <table:table-cell/>
          <table:table-cell table:style-name="ce33" table:formula="of:=IF(OR(ISBLANK([.$C512]);[.$C512]=&quot;Référentiel&quot;);0;IF(contexte_calcul=&quot;Réalisé&quot;;[.$U512]*[.D512];[.$O512]*[.D512]))" office:value-type="float" office:value="0" calcext:value-type="float">
            <text:p>0 HETD</text:p>
          </table:table-cell>
          <table:table-cell table:style-name="ce33" table:formula="of:=IF(OR(ISBLANK([.$C512]);[.$C512]=&quot;Référentiel&quot;);0;IF(contexte_calcul=&quot;Réalisé&quot;;[.$U512]*[.E512];[.$O512]*[.E512]))" office:value-type="float" office:value="0" calcext:value-type="float">
            <text:p>0 HETD</text:p>
          </table:table-cell>
          <table:table-cell table:style-name="ce33" table:formula="of:=IF(OR(ISBLANK([.$C512]);[.$C512]=&quot;Référentiel&quot;);0;IF(contexte_calcul=&quot;Réalisé&quot;;[.$U512]*[.F512];[.$O512]*[.F512]))" office:value-type="float" office:value="0" calcext:value-type="float">
            <text:p>0 HETD</text:p>
          </table:table-cell>
          <table:table-cell table:style-name="ce33" table:formula="of:=IF([.$C512]=&quot;Référentiel&quot;;IF(contexte_calcul=&quot;Réalisé&quot;;[.$U512];[.$R512]);0)" office:value-type="float" office:value="0" calcext:value-type="float">
            <text:p>0 HETD</text:p>
          </table:table-cell>
          <table:table-cell table:style-name="ce33" table:formula="of:=IF(OR(ISBLANK([.$C512]);[.$C512]=&quot;Référentiel&quot;);0;IF(contexte_calcul=&quot;Réalisé&quot;;[.$W512]*[.D512];[.$R512]*[.D512]))" office:value-type="float" office:value="0" calcext:value-type="float">
            <text:p>0 HETD</text:p>
          </table:table-cell>
          <table:table-cell table:style-name="ce33" table:formula="of:=IF(OR(ISBLANK([.$C512]);[.$C512]=&quot;Référentiel&quot;);0;IF(contexte_calcul=&quot;Réalisé&quot;;[.$W512]*[.E512];[.$R512]*[.E512]))" office:value-type="float" office:value="0" calcext:value-type="float">
            <text:p>0 HETD</text:p>
          </table:table-cell>
          <table:table-cell table:style-name="ce33" table:formula="of:=IF(OR(ISBLANK([.$C512]);[.$C512]=&quot;Référentiel&quot;);0;IF(contexte_calcul=&quot;Réalisé&quot;;[.$W512]*[.F512];[.$R512]*[.F51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2]=&quot;Référentiel&quot;;IF(contexte_calcul=&quot;Réalisé&quot;;[.$W512];[.$R51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13]);[.C513]=&quot;Référentiel&quot;);&quot;&quot;;1-([.D513]+[.E513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13]);0;HLOOKUP(IF(AND([.C513]=&quot;TP&quot;;TP_vaut_TD=&quot;Oui&quot;);&quot;TD&quot;;[.C513]);types_intervention;2;0))*IF(ISBLANK([.G513]);1;[.G513])" office:value-type="float" office:value="0" calcext:value-type="float">
            <text:p>0 HETD</text:p>
          </table:table-cell>
          <table:table-cell table:style-name="ce12" table:formula="of:=IF(ISBLANK([.C513]);0;HLOOKUP([.C513];types_intervention;3;0))*IF(ISBLANK([.G513]);1;[.G513])" office:value-type="float" office:value="0" calcext:value-type="float">
            <text:p>0 HETD</text:p>
          </table:table-cell>
          <table:table-cell table:style-name="ce11" table:formula="of:=IF([.H513]=&quot;Oui&quot;;[.I513]*[.J51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3]/[.$L$522];0)" office:value-type="percentage" office:value="0" calcext:value-type="percentage">
            <text:p>0,00 %</text:p>
          </table:table-cell>
          <table:table-cell table:style-name="ce11" table:formula="of:=MIN(service_du;[.$L$522])*[.N513]" office:value-type="float" office:value="0" calcext:value-type="float">
            <text:p>0 HETD</text:p>
          </table:table-cell>
          <table:table-cell table:style-name="ce28" table:formula="of:=IF([.L513]&lt;&gt;0;[.O513]/[.L513];0)" office:value-type="percentage" office:value="0" calcext:value-type="percentage">
            <text:p>0,00 %</text:p>
          </table:table-cell>
          <table:table-cell table:style-name="ce28" table:formula="of:=IF([.$L$522]&gt;service_du;1-[.P513];0)" office:value-type="percentage" office:value="1" calcext:value-type="percentage">
            <text:p>100,00 %</text:p>
          </table:table-cell>
          <table:table-cell table:style-name="ce26" table:formula="of:=[.I513]*[.Q513]*[.K513]*IF(ISBLANK([.G513]);1;[.G51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2]+[.L513]&gt;service_du;service_du;[.T512]+[.L513]))" office:value-type="float" office:value="188" calcext:value-type="float">
            <text:p>188 HETD</text:p>
          </table:table-cell>
          <table:table-cell table:style-name="ce11" table:formula="of:=IF(service_du=0;0;IF([.T512]+[.L513]&gt;service_du;service_du-[.T512];[.L513]))" office:value-type="float" office:value="0" calcext:value-type="float">
            <text:p>0 HETD</text:p>
          </table:table-cell>
          <table:table-cell table:style-name="ce30" table:formula="of:=IF(service_du=0;[.I513];IF([.J513]&gt;0;IF([.T512]+[.L513]&lt;service_du;0;(([.T512]+[.L513])-service_du)/[.J51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3]+IF([.H513]&lt;&gt;&quot;Oui&quot;;[.I513];0))*[.K513])*IF(ISBLANK([.G513]);1;[.G513])" office:value-type="float" office:value="0" calcext:value-type="float">
            <text:p>0 HETD</text:p>
          </table:table-cell>
          <table:table-cell/>
          <table:table-cell table:style-name="ce33" table:formula="of:=IF(OR(ISBLANK([.$C513]);[.$C513]=&quot;Référentiel&quot;);0;IF(contexte_calcul=&quot;Réalisé&quot;;[.$U513]*[.D513];[.$O513]*[.D513]))" office:value-type="float" office:value="0" calcext:value-type="float">
            <text:p>0 HETD</text:p>
          </table:table-cell>
          <table:table-cell table:style-name="ce33" table:formula="of:=IF(OR(ISBLANK([.$C513]);[.$C513]=&quot;Référentiel&quot;);0;IF(contexte_calcul=&quot;Réalisé&quot;;[.$U513]*[.E513];[.$O513]*[.E513]))" office:value-type="float" office:value="0" calcext:value-type="float">
            <text:p>0 HETD</text:p>
          </table:table-cell>
          <table:table-cell table:style-name="ce33" table:formula="of:=IF(OR(ISBLANK([.$C513]);[.$C513]=&quot;Référentiel&quot;);0;IF(contexte_calcul=&quot;Réalisé&quot;;[.$U513]*[.F513];[.$O513]*[.F513]))" office:value-type="float" office:value="0" calcext:value-type="float">
            <text:p>0 HETD</text:p>
          </table:table-cell>
          <table:table-cell table:style-name="ce33" table:formula="of:=IF([.$C513]=&quot;Référentiel&quot;;IF(contexte_calcul=&quot;Réalisé&quot;;[.$U513];[.$R513]);0)" office:value-type="float" office:value="0" calcext:value-type="float">
            <text:p>0 HETD</text:p>
          </table:table-cell>
          <table:table-cell table:style-name="ce33" table:formula="of:=IF(OR(ISBLANK([.$C513]);[.$C513]=&quot;Référentiel&quot;);0;IF(contexte_calcul=&quot;Réalisé&quot;;[.$W513]*[.D513];[.$R513]*[.D513]))" office:value-type="float" office:value="0" calcext:value-type="float">
            <text:p>0 HETD</text:p>
          </table:table-cell>
          <table:table-cell table:style-name="ce33" table:formula="of:=IF(OR(ISBLANK([.$C513]);[.$C513]=&quot;Référentiel&quot;);0;IF(contexte_calcul=&quot;Réalisé&quot;;[.$W513]*[.E513];[.$R513]*[.E513]))" office:value-type="float" office:value="0" calcext:value-type="float">
            <text:p>0 HETD</text:p>
          </table:table-cell>
          <table:table-cell table:style-name="ce33" table:formula="of:=IF(OR(ISBLANK([.$C513]);[.$C513]=&quot;Référentiel&quot;);0;IF(contexte_calcul=&quot;Réalisé&quot;;[.$W513]*[.F513];[.$R513]*[.F51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3]=&quot;Référentiel&quot;;IF(contexte_calcul=&quot;Réalisé&quot;;[.$W513];[.$R51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14]);[.C514]=&quot;Référentiel&quot;);&quot;&quot;;1-([.D514]+[.E514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14]);0;HLOOKUP(IF(AND([.C514]=&quot;TP&quot;;TP_vaut_TD=&quot;Oui&quot;);&quot;TD&quot;;[.C514]);types_intervention;2;0))*IF(ISBLANK([.G514]);1;[.G514])" office:value-type="float" office:value="0" calcext:value-type="float">
            <text:p>0 HETD</text:p>
          </table:table-cell>
          <table:table-cell table:style-name="ce12" table:formula="of:=IF(ISBLANK([.C514]);0;HLOOKUP([.C514];types_intervention;3;0))*IF(ISBLANK([.G514]);1;[.G514])" office:value-type="float" office:value="0" calcext:value-type="float">
            <text:p>0 HETD</text:p>
          </table:table-cell>
          <table:table-cell table:style-name="ce11" table:formula="of:=IF([.H514]=&quot;Oui&quot;;[.I514]*[.J51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4]/[.$L$522];0)" office:value-type="percentage" office:value="0" calcext:value-type="percentage">
            <text:p>0,00 %</text:p>
          </table:table-cell>
          <table:table-cell table:style-name="ce11" table:formula="of:=MIN(service_du;[.$L$522])*[.N514]" office:value-type="float" office:value="0" calcext:value-type="float">
            <text:p>0 HETD</text:p>
          </table:table-cell>
          <table:table-cell table:style-name="ce28" table:formula="of:=IF([.L514]&lt;&gt;0;[.O514]/[.L514];0)" office:value-type="percentage" office:value="0" calcext:value-type="percentage">
            <text:p>0,00 %</text:p>
          </table:table-cell>
          <table:table-cell table:style-name="ce28" table:formula="of:=IF([.$L$522]&gt;service_du;1-[.P514];0)" office:value-type="percentage" office:value="1" calcext:value-type="percentage">
            <text:p>100,00 %</text:p>
          </table:table-cell>
          <table:table-cell table:style-name="ce26" table:formula="of:=[.I514]*[.Q514]*[.K514]*IF(ISBLANK([.G514]);1;[.G51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3]+[.L514]&gt;service_du;service_du;[.T513]+[.L514]))" office:value-type="float" office:value="188" calcext:value-type="float">
            <text:p>188 HETD</text:p>
          </table:table-cell>
          <table:table-cell table:style-name="ce11" table:formula="of:=IF(service_du=0;0;IF([.T513]+[.L514]&gt;service_du;service_du-[.T513];[.L514]))" office:value-type="float" office:value="0" calcext:value-type="float">
            <text:p>0 HETD</text:p>
          </table:table-cell>
          <table:table-cell table:style-name="ce30" table:formula="of:=IF(service_du=0;[.I514];IF([.J514]&gt;0;IF([.T513]+[.L514]&lt;service_du;0;(([.T513]+[.L514])-service_du)/[.J51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4]+IF([.H514]&lt;&gt;&quot;Oui&quot;;[.I514];0))*[.K514])*IF(ISBLANK([.G514]);1;[.G514])" office:value-type="float" office:value="0" calcext:value-type="float">
            <text:p>0 HETD</text:p>
          </table:table-cell>
          <table:table-cell/>
          <table:table-cell table:style-name="ce33" table:formula="of:=IF(OR(ISBLANK([.$C514]);[.$C514]=&quot;Référentiel&quot;);0;IF(contexte_calcul=&quot;Réalisé&quot;;[.$U514]*[.D514];[.$O514]*[.D514]))" office:value-type="float" office:value="0" calcext:value-type="float">
            <text:p>0 HETD</text:p>
          </table:table-cell>
          <table:table-cell table:style-name="ce33" table:formula="of:=IF(OR(ISBLANK([.$C514]);[.$C514]=&quot;Référentiel&quot;);0;IF(contexte_calcul=&quot;Réalisé&quot;;[.$U514]*[.E514];[.$O514]*[.E514]))" office:value-type="float" office:value="0" calcext:value-type="float">
            <text:p>0 HETD</text:p>
          </table:table-cell>
          <table:table-cell table:style-name="ce33" table:formula="of:=IF(OR(ISBLANK([.$C514]);[.$C514]=&quot;Référentiel&quot;);0;IF(contexte_calcul=&quot;Réalisé&quot;;[.$U514]*[.F514];[.$O514]*[.F514]))" office:value-type="float" office:value="0" calcext:value-type="float">
            <text:p>0 HETD</text:p>
          </table:table-cell>
          <table:table-cell table:style-name="ce33" table:formula="of:=IF([.$C514]=&quot;Référentiel&quot;;IF(contexte_calcul=&quot;Réalisé&quot;;[.$U514];[.$R514]);0)" office:value-type="float" office:value="0" calcext:value-type="float">
            <text:p>0 HETD</text:p>
          </table:table-cell>
          <table:table-cell table:style-name="ce33" table:formula="of:=IF(OR(ISBLANK([.$C514]);[.$C514]=&quot;Référentiel&quot;);0;IF(contexte_calcul=&quot;Réalisé&quot;;[.$W514]*[.D514];[.$R514]*[.D514]))" office:value-type="float" office:value="0" calcext:value-type="float">
            <text:p>0 HETD</text:p>
          </table:table-cell>
          <table:table-cell table:style-name="ce33" table:formula="of:=IF(OR(ISBLANK([.$C514]);[.$C514]=&quot;Référentiel&quot;);0;IF(contexte_calcul=&quot;Réalisé&quot;;[.$W514]*[.E514];[.$R514]*[.E514]))" office:value-type="float" office:value="0" calcext:value-type="float">
            <text:p>0 HETD</text:p>
          </table:table-cell>
          <table:table-cell table:style-name="ce33" table:formula="of:=IF(OR(ISBLANK([.$C514]);[.$C514]=&quot;Référentiel&quot;);0;IF(contexte_calcul=&quot;Réalisé&quot;;[.$W514]*[.F514];[.$R514]*[.F51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4]=&quot;Référentiel&quot;;IF(contexte_calcul=&quot;Réalisé&quot;;[.$W514];[.$R51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15]);[.C515]=&quot;Référentiel&quot;);&quot;&quot;;1-([.D515]+[.E515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15]);0;HLOOKUP(IF(AND([.C515]=&quot;TP&quot;;TP_vaut_TD=&quot;Oui&quot;);&quot;TD&quot;;[.C515]);types_intervention;2;0))*IF(ISBLANK([.G515]);1;[.G515])" office:value-type="float" office:value="0" calcext:value-type="float">
            <text:p>0 HETD</text:p>
          </table:table-cell>
          <table:table-cell table:style-name="ce12" table:formula="of:=IF(ISBLANK([.C515]);0;HLOOKUP([.C515];types_intervention;3;0))*IF(ISBLANK([.G515]);1;[.G515])" office:value-type="float" office:value="0" calcext:value-type="float">
            <text:p>0 HETD</text:p>
          </table:table-cell>
          <table:table-cell table:style-name="ce11" table:formula="of:=IF([.H515]=&quot;Oui&quot;;[.I515]*[.J51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5]/[.$L$522];0)" office:value-type="percentage" office:value="0" calcext:value-type="percentage">
            <text:p>0,00 %</text:p>
          </table:table-cell>
          <table:table-cell table:style-name="ce11" table:formula="of:=MIN(service_du;[.$L$522])*[.N515]" office:value-type="float" office:value="0" calcext:value-type="float">
            <text:p>0 HETD</text:p>
          </table:table-cell>
          <table:table-cell table:style-name="ce28" table:formula="of:=IF([.L515]&lt;&gt;0;[.O515]/[.L515];0)" office:value-type="percentage" office:value="0" calcext:value-type="percentage">
            <text:p>0,00 %</text:p>
          </table:table-cell>
          <table:table-cell table:style-name="ce28" table:formula="of:=IF([.$L$522]&gt;service_du;1-[.P515];0)" office:value-type="percentage" office:value="1" calcext:value-type="percentage">
            <text:p>100,00 %</text:p>
          </table:table-cell>
          <table:table-cell table:style-name="ce26" table:formula="of:=[.I515]*[.Q515]*[.K515]*IF(ISBLANK([.G515]);1;[.G51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4]+[.L515]&gt;service_du;service_du;[.T514]+[.L515]))" office:value-type="float" office:value="188" calcext:value-type="float">
            <text:p>188 HETD</text:p>
          </table:table-cell>
          <table:table-cell table:style-name="ce11" table:formula="of:=IF(service_du=0;0;IF([.T514]+[.L515]&gt;service_du;service_du-[.T514];[.L515]))" office:value-type="float" office:value="0" calcext:value-type="float">
            <text:p>0 HETD</text:p>
          </table:table-cell>
          <table:table-cell table:style-name="ce30" table:formula="of:=IF(service_du=0;[.I515];IF([.J515]&gt;0;IF([.T514]+[.L515]&lt;service_du;0;(([.T514]+[.L515])-service_du)/[.J51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5]+IF([.H515]&lt;&gt;&quot;Oui&quot;;[.I515];0))*[.K515])*IF(ISBLANK([.G515]);1;[.G515])" office:value-type="float" office:value="0" calcext:value-type="float">
            <text:p>0 HETD</text:p>
          </table:table-cell>
          <table:table-cell/>
          <table:table-cell table:style-name="ce33" table:formula="of:=IF(OR(ISBLANK([.$C515]);[.$C515]=&quot;Référentiel&quot;);0;IF(contexte_calcul=&quot;Réalisé&quot;;[.$U515]*[.D515];[.$O515]*[.D515]))" office:value-type="float" office:value="0" calcext:value-type="float">
            <text:p>0 HETD</text:p>
          </table:table-cell>
          <table:table-cell table:style-name="ce33" table:formula="of:=IF(OR(ISBLANK([.$C515]);[.$C515]=&quot;Référentiel&quot;);0;IF(contexte_calcul=&quot;Réalisé&quot;;[.$U515]*[.E515];[.$O515]*[.E515]))" office:value-type="float" office:value="0" calcext:value-type="float">
            <text:p>0 HETD</text:p>
          </table:table-cell>
          <table:table-cell table:style-name="ce33" table:formula="of:=IF(OR(ISBLANK([.$C515]);[.$C515]=&quot;Référentiel&quot;);0;IF(contexte_calcul=&quot;Réalisé&quot;;[.$U515]*[.F515];[.$O515]*[.F515]))" office:value-type="float" office:value="0" calcext:value-type="float">
            <text:p>0 HETD</text:p>
          </table:table-cell>
          <table:table-cell table:style-name="ce33" table:formula="of:=IF([.$C515]=&quot;Référentiel&quot;;IF(contexte_calcul=&quot;Réalisé&quot;;[.$U515];[.$R515]);0)" office:value-type="float" office:value="0" calcext:value-type="float">
            <text:p>0 HETD</text:p>
          </table:table-cell>
          <table:table-cell table:style-name="ce33" table:formula="of:=IF(OR(ISBLANK([.$C515]);[.$C515]=&quot;Référentiel&quot;);0;IF(contexte_calcul=&quot;Réalisé&quot;;[.$W515]*[.D515];[.$R515]*[.D515]))" office:value-type="float" office:value="0" calcext:value-type="float">
            <text:p>0 HETD</text:p>
          </table:table-cell>
          <table:table-cell table:style-name="ce33" table:formula="of:=IF(OR(ISBLANK([.$C515]);[.$C515]=&quot;Référentiel&quot;);0;IF(contexte_calcul=&quot;Réalisé&quot;;[.$W515]*[.E515];[.$R515]*[.E515]))" office:value-type="float" office:value="0" calcext:value-type="float">
            <text:p>0 HETD</text:p>
          </table:table-cell>
          <table:table-cell table:style-name="ce33" table:formula="of:=IF(OR(ISBLANK([.$C515]);[.$C515]=&quot;Référentiel&quot;);0;IF(contexte_calcul=&quot;Réalisé&quot;;[.$W515]*[.F515];[.$R515]*[.F51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5]=&quot;Référentiel&quot;;IF(contexte_calcul=&quot;Réalisé&quot;;[.$W515];[.$R51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16]);[.C516]=&quot;Référentiel&quot;);&quot;&quot;;1-([.D516]+[.E516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16]);0;HLOOKUP(IF(AND([.C516]=&quot;TP&quot;;TP_vaut_TD=&quot;Oui&quot;);&quot;TD&quot;;[.C516]);types_intervention;2;0))*IF(ISBLANK([.G516]);1;[.G516])" office:value-type="float" office:value="0" calcext:value-type="float">
            <text:p>0 HETD</text:p>
          </table:table-cell>
          <table:table-cell table:style-name="ce12" table:formula="of:=IF(ISBLANK([.C516]);0;HLOOKUP([.C516];types_intervention;3;0))*IF(ISBLANK([.G516]);1;[.G516])" office:value-type="float" office:value="0" calcext:value-type="float">
            <text:p>0 HETD</text:p>
          </table:table-cell>
          <table:table-cell table:style-name="ce11" table:formula="of:=IF([.H516]=&quot;Oui&quot;;[.I516]*[.J51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6]/[.$L$522];0)" office:value-type="percentage" office:value="0" calcext:value-type="percentage">
            <text:p>0,00 %</text:p>
          </table:table-cell>
          <table:table-cell table:style-name="ce11" table:formula="of:=MIN(service_du;[.$L$522])*[.N516]" office:value-type="float" office:value="0" calcext:value-type="float">
            <text:p>0 HETD</text:p>
          </table:table-cell>
          <table:table-cell table:style-name="ce28" table:formula="of:=IF([.L516]&lt;&gt;0;[.O516]/[.L516];0)" office:value-type="percentage" office:value="0" calcext:value-type="percentage">
            <text:p>0,00 %</text:p>
          </table:table-cell>
          <table:table-cell table:style-name="ce28" table:formula="of:=IF([.$L$522]&gt;service_du;1-[.P516];0)" office:value-type="percentage" office:value="1" calcext:value-type="percentage">
            <text:p>100,00 %</text:p>
          </table:table-cell>
          <table:table-cell table:style-name="ce26" table:formula="of:=[.I516]*[.Q516]*[.K516]*IF(ISBLANK([.G516]);1;[.G51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5]+[.L516]&gt;service_du;service_du;[.T515]+[.L516]))" office:value-type="float" office:value="188" calcext:value-type="float">
            <text:p>188 HETD</text:p>
          </table:table-cell>
          <table:table-cell table:style-name="ce11" table:formula="of:=IF(service_du=0;0;IF([.T515]+[.L516]&gt;service_du;service_du-[.T515];[.L516]))" office:value-type="float" office:value="0" calcext:value-type="float">
            <text:p>0 HETD</text:p>
          </table:table-cell>
          <table:table-cell table:style-name="ce30" table:formula="of:=IF(service_du=0;[.I516];IF([.J516]&gt;0;IF([.T515]+[.L516]&lt;service_du;0;(([.T515]+[.L516])-service_du)/[.J51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6]+IF([.H516]&lt;&gt;&quot;Oui&quot;;[.I516];0))*[.K516])*IF(ISBLANK([.G516]);1;[.G516])" office:value-type="float" office:value="0" calcext:value-type="float">
            <text:p>0 HETD</text:p>
          </table:table-cell>
          <table:table-cell/>
          <table:table-cell table:style-name="ce33" table:formula="of:=IF(OR(ISBLANK([.$C516]);[.$C516]=&quot;Référentiel&quot;);0;IF(contexte_calcul=&quot;Réalisé&quot;;[.$U516]*[.D516];[.$O516]*[.D516]))" office:value-type="float" office:value="0" calcext:value-type="float">
            <text:p>0 HETD</text:p>
          </table:table-cell>
          <table:table-cell table:style-name="ce33" table:formula="of:=IF(OR(ISBLANK([.$C516]);[.$C516]=&quot;Référentiel&quot;);0;IF(contexte_calcul=&quot;Réalisé&quot;;[.$U516]*[.E516];[.$O516]*[.E516]))" office:value-type="float" office:value="0" calcext:value-type="float">
            <text:p>0 HETD</text:p>
          </table:table-cell>
          <table:table-cell table:style-name="ce33" table:formula="of:=IF(OR(ISBLANK([.$C516]);[.$C516]=&quot;Référentiel&quot;);0;IF(contexte_calcul=&quot;Réalisé&quot;;[.$U516]*[.F516];[.$O516]*[.F516]))" office:value-type="float" office:value="0" calcext:value-type="float">
            <text:p>0 HETD</text:p>
          </table:table-cell>
          <table:table-cell table:style-name="ce33" table:formula="of:=IF([.$C516]=&quot;Référentiel&quot;;IF(contexte_calcul=&quot;Réalisé&quot;;[.$U516];[.$R516]);0)" office:value-type="float" office:value="0" calcext:value-type="float">
            <text:p>0 HETD</text:p>
          </table:table-cell>
          <table:table-cell table:style-name="ce33" table:formula="of:=IF(OR(ISBLANK([.$C516]);[.$C516]=&quot;Référentiel&quot;);0;IF(contexte_calcul=&quot;Réalisé&quot;;[.$W516]*[.D516];[.$R516]*[.D516]))" office:value-type="float" office:value="0" calcext:value-type="float">
            <text:p>0 HETD</text:p>
          </table:table-cell>
          <table:table-cell table:style-name="ce33" table:formula="of:=IF(OR(ISBLANK([.$C516]);[.$C516]=&quot;Référentiel&quot;);0;IF(contexte_calcul=&quot;Réalisé&quot;;[.$W516]*[.E516];[.$R516]*[.E516]))" office:value-type="float" office:value="0" calcext:value-type="float">
            <text:p>0 HETD</text:p>
          </table:table-cell>
          <table:table-cell table:style-name="ce33" table:formula="of:=IF(OR(ISBLANK([.$C516]);[.$C516]=&quot;Référentiel&quot;);0;IF(contexte_calcul=&quot;Réalisé&quot;;[.$W516]*[.F516];[.$R516]*[.F51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6]=&quot;Référentiel&quot;;IF(contexte_calcul=&quot;Réalisé&quot;;[.$W516];[.$R51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17]);[.C517]=&quot;Référentiel&quot;);&quot;&quot;;1-([.D517]+[.E517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17]);0;HLOOKUP(IF(AND([.C517]=&quot;TP&quot;;TP_vaut_TD=&quot;Oui&quot;);&quot;TD&quot;;[.C517]);types_intervention;2;0))*IF(ISBLANK([.G517]);1;[.G517])" office:value-type="float" office:value="0" calcext:value-type="float">
            <text:p>0 HETD</text:p>
          </table:table-cell>
          <table:table-cell table:style-name="ce12" table:formula="of:=IF(ISBLANK([.C517]);0;HLOOKUP([.C517];types_intervention;3;0))*IF(ISBLANK([.G517]);1;[.G517])" office:value-type="float" office:value="0" calcext:value-type="float">
            <text:p>0 HETD</text:p>
          </table:table-cell>
          <table:table-cell table:style-name="ce11" table:formula="of:=IF([.H517]=&quot;Oui&quot;;[.I517]*[.J51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7]/[.$L$522];0)" office:value-type="percentage" office:value="0" calcext:value-type="percentage">
            <text:p>0,00 %</text:p>
          </table:table-cell>
          <table:table-cell table:style-name="ce11" table:formula="of:=MIN(service_du;[.$L$522])*[.N517]" office:value-type="float" office:value="0" calcext:value-type="float">
            <text:p>0 HETD</text:p>
          </table:table-cell>
          <table:table-cell table:style-name="ce28" table:formula="of:=IF([.L517]&lt;&gt;0;[.O517]/[.L517];0)" office:value-type="percentage" office:value="0" calcext:value-type="percentage">
            <text:p>0,00 %</text:p>
          </table:table-cell>
          <table:table-cell table:style-name="ce28" table:formula="of:=IF([.$L$522]&gt;service_du;1-[.P517];0)" office:value-type="percentage" office:value="1" calcext:value-type="percentage">
            <text:p>100,00 %</text:p>
          </table:table-cell>
          <table:table-cell table:style-name="ce26" table:formula="of:=[.I517]*[.Q517]*[.K517]*IF(ISBLANK([.G517]);1;[.G51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6]+[.L517]&gt;service_du;service_du;[.T516]+[.L517]))" office:value-type="float" office:value="188" calcext:value-type="float">
            <text:p>188 HETD</text:p>
          </table:table-cell>
          <table:table-cell table:style-name="ce11" table:formula="of:=IF(service_du=0;0;IF([.T516]+[.L517]&gt;service_du;service_du-[.T516];[.L517]))" office:value-type="float" office:value="0" calcext:value-type="float">
            <text:p>0 HETD</text:p>
          </table:table-cell>
          <table:table-cell table:style-name="ce30" table:formula="of:=IF(service_du=0;[.I517];IF([.J517]&gt;0;IF([.T516]+[.L517]&lt;service_du;0;(([.T516]+[.L517])-service_du)/[.J51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7]+IF([.H517]&lt;&gt;&quot;Oui&quot;;[.I517];0))*[.K517])*IF(ISBLANK([.G517]);1;[.G517])" office:value-type="float" office:value="0" calcext:value-type="float">
            <text:p>0 HETD</text:p>
          </table:table-cell>
          <table:table-cell/>
          <table:table-cell table:style-name="ce33" table:formula="of:=IF(OR(ISBLANK([.$C517]);[.$C517]=&quot;Référentiel&quot;);0;IF(contexte_calcul=&quot;Réalisé&quot;;[.$U517]*[.D517];[.$O517]*[.D517]))" office:value-type="float" office:value="0" calcext:value-type="float">
            <text:p>0 HETD</text:p>
          </table:table-cell>
          <table:table-cell table:style-name="ce33" table:formula="of:=IF(OR(ISBLANK([.$C517]);[.$C517]=&quot;Référentiel&quot;);0;IF(contexte_calcul=&quot;Réalisé&quot;;[.$U517]*[.E517];[.$O517]*[.E517]))" office:value-type="float" office:value="0" calcext:value-type="float">
            <text:p>0 HETD</text:p>
          </table:table-cell>
          <table:table-cell table:style-name="ce33" table:formula="of:=IF(OR(ISBLANK([.$C517]);[.$C517]=&quot;Référentiel&quot;);0;IF(contexte_calcul=&quot;Réalisé&quot;;[.$U517]*[.F517];[.$O517]*[.F517]))" office:value-type="float" office:value="0" calcext:value-type="float">
            <text:p>0 HETD</text:p>
          </table:table-cell>
          <table:table-cell table:style-name="ce33" table:formula="of:=IF([.$C517]=&quot;Référentiel&quot;;IF(contexte_calcul=&quot;Réalisé&quot;;[.$U517];[.$R517]);0)" office:value-type="float" office:value="0" calcext:value-type="float">
            <text:p>0 HETD</text:p>
          </table:table-cell>
          <table:table-cell table:style-name="ce33" table:formula="of:=IF(OR(ISBLANK([.$C517]);[.$C517]=&quot;Référentiel&quot;);0;IF(contexte_calcul=&quot;Réalisé&quot;;[.$W517]*[.D517];[.$R517]*[.D517]))" office:value-type="float" office:value="0" calcext:value-type="float">
            <text:p>0 HETD</text:p>
          </table:table-cell>
          <table:table-cell table:style-name="ce33" table:formula="of:=IF(OR(ISBLANK([.$C517]);[.$C517]=&quot;Référentiel&quot;);0;IF(contexte_calcul=&quot;Réalisé&quot;;[.$W517]*[.E517];[.$R517]*[.E517]))" office:value-type="float" office:value="0" calcext:value-type="float">
            <text:p>0 HETD</text:p>
          </table:table-cell>
          <table:table-cell table:style-name="ce33" table:formula="of:=IF(OR(ISBLANK([.$C517]);[.$C517]=&quot;Référentiel&quot;);0;IF(contexte_calcul=&quot;Réalisé&quot;;[.$W517]*[.F517];[.$R517]*[.F51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7]=&quot;Référentiel&quot;;IF(contexte_calcul=&quot;Réalisé&quot;;[.$W517];[.$R51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18]);[.C518]=&quot;Référentiel&quot;);&quot;&quot;;1-([.D518]+[.E518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18]);0;HLOOKUP(IF(AND([.C518]=&quot;TP&quot;;TP_vaut_TD=&quot;Oui&quot;);&quot;TD&quot;;[.C518]);types_intervention;2;0))*IF(ISBLANK([.G518]);1;[.G518])" office:value-type="float" office:value="0" calcext:value-type="float">
            <text:p>0 HETD</text:p>
          </table:table-cell>
          <table:table-cell table:style-name="ce12" table:formula="of:=IF(ISBLANK([.C518]);0;HLOOKUP([.C518];types_intervention;3;0))*IF(ISBLANK([.G518]);1;[.G518])" office:value-type="float" office:value="0" calcext:value-type="float">
            <text:p>0 HETD</text:p>
          </table:table-cell>
          <table:table-cell table:style-name="ce11" table:formula="of:=IF([.H518]=&quot;Oui&quot;;[.I518]*[.J51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8]/[.$L$522];0)" office:value-type="percentage" office:value="0" calcext:value-type="percentage">
            <text:p>0,00 %</text:p>
          </table:table-cell>
          <table:table-cell table:style-name="ce11" table:formula="of:=MIN(service_du;[.$L$522])*[.N518]" office:value-type="float" office:value="0" calcext:value-type="float">
            <text:p>0 HETD</text:p>
          </table:table-cell>
          <table:table-cell table:style-name="ce28" table:formula="of:=IF([.L518]&lt;&gt;0;[.O518]/[.L518];0)" office:value-type="percentage" office:value="0" calcext:value-type="percentage">
            <text:p>0,00 %</text:p>
          </table:table-cell>
          <table:table-cell table:style-name="ce28" table:formula="of:=IF([.$L$522]&gt;service_du;1-[.P518];0)" office:value-type="percentage" office:value="1" calcext:value-type="percentage">
            <text:p>100,00 %</text:p>
          </table:table-cell>
          <table:table-cell table:style-name="ce26" table:formula="of:=[.I518]*[.Q518]*[.K518]*IF(ISBLANK([.G518]);1;[.G51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7]+[.L518]&gt;service_du;service_du;[.T517]+[.L518]))" office:value-type="float" office:value="188" calcext:value-type="float">
            <text:p>188 HETD</text:p>
          </table:table-cell>
          <table:table-cell table:style-name="ce11" table:formula="of:=IF(service_du=0;0;IF([.T517]+[.L518]&gt;service_du;service_du-[.T517];[.L518]))" office:value-type="float" office:value="0" calcext:value-type="float">
            <text:p>0 HETD</text:p>
          </table:table-cell>
          <table:table-cell table:style-name="ce30" table:formula="of:=IF(service_du=0;[.I518];IF([.J518]&gt;0;IF([.T517]+[.L518]&lt;service_du;0;(([.T517]+[.L518])-service_du)/[.J51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8]+IF([.H518]&lt;&gt;&quot;Oui&quot;;[.I518];0))*[.K518])*IF(ISBLANK([.G518]);1;[.G518])" office:value-type="float" office:value="0" calcext:value-type="float">
            <text:p>0 HETD</text:p>
          </table:table-cell>
          <table:table-cell/>
          <table:table-cell table:style-name="ce33" table:formula="of:=IF(OR(ISBLANK([.$C518]);[.$C518]=&quot;Référentiel&quot;);0;IF(contexte_calcul=&quot;Réalisé&quot;;[.$U518]*[.D518];[.$O518]*[.D518]))" office:value-type="float" office:value="0" calcext:value-type="float">
            <text:p>0 HETD</text:p>
          </table:table-cell>
          <table:table-cell table:style-name="ce33" table:formula="of:=IF(OR(ISBLANK([.$C518]);[.$C518]=&quot;Référentiel&quot;);0;IF(contexte_calcul=&quot;Réalisé&quot;;[.$U518]*[.E518];[.$O518]*[.E518]))" office:value-type="float" office:value="0" calcext:value-type="float">
            <text:p>0 HETD</text:p>
          </table:table-cell>
          <table:table-cell table:style-name="ce33" table:formula="of:=IF(OR(ISBLANK([.$C518]);[.$C518]=&quot;Référentiel&quot;);0;IF(contexte_calcul=&quot;Réalisé&quot;;[.$U518]*[.F518];[.$O518]*[.F518]))" office:value-type="float" office:value="0" calcext:value-type="float">
            <text:p>0 HETD</text:p>
          </table:table-cell>
          <table:table-cell table:style-name="ce33" table:formula="of:=IF([.$C518]=&quot;Référentiel&quot;;IF(contexte_calcul=&quot;Réalisé&quot;;[.$U518];[.$R518]);0)" office:value-type="float" office:value="0" calcext:value-type="float">
            <text:p>0 HETD</text:p>
          </table:table-cell>
          <table:table-cell table:style-name="ce33" table:formula="of:=IF(OR(ISBLANK([.$C518]);[.$C518]=&quot;Référentiel&quot;);0;IF(contexte_calcul=&quot;Réalisé&quot;;[.$W518]*[.D518];[.$R518]*[.D518]))" office:value-type="float" office:value="0" calcext:value-type="float">
            <text:p>0 HETD</text:p>
          </table:table-cell>
          <table:table-cell table:style-name="ce33" table:formula="of:=IF(OR(ISBLANK([.$C518]);[.$C518]=&quot;Référentiel&quot;);0;IF(contexte_calcul=&quot;Réalisé&quot;;[.$W518]*[.E518];[.$R518]*[.E518]))" office:value-type="float" office:value="0" calcext:value-type="float">
            <text:p>0 HETD</text:p>
          </table:table-cell>
          <table:table-cell table:style-name="ce33" table:formula="of:=IF(OR(ISBLANK([.$C518]);[.$C518]=&quot;Référentiel&quot;);0;IF(contexte_calcul=&quot;Réalisé&quot;;[.$W518]*[.F518];[.$R518]*[.F51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8]=&quot;Référentiel&quot;;IF(contexte_calcul=&quot;Réalisé&quot;;[.$W518];[.$R51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19]);[.C519]=&quot;Référentiel&quot;);&quot;&quot;;1-([.D519]+[.E519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19]);0;HLOOKUP(IF(AND([.C519]=&quot;TP&quot;;TP_vaut_TD=&quot;Oui&quot;);&quot;TD&quot;;[.C519]);types_intervention;2;0))*IF(ISBLANK([.G519]);1;[.G519])" office:value-type="float" office:value="0" calcext:value-type="float">
            <text:p>0 HETD</text:p>
          </table:table-cell>
          <table:table-cell table:style-name="ce12" table:formula="of:=IF(ISBLANK([.C519]);0;HLOOKUP([.C519];types_intervention;3;0))*IF(ISBLANK([.G519]);1;[.G519])" office:value-type="float" office:value="0" calcext:value-type="float">
            <text:p>0 HETD</text:p>
          </table:table-cell>
          <table:table-cell table:style-name="ce11" table:formula="of:=IF([.H519]=&quot;Oui&quot;;[.I519]*[.J51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9]/[.$L$522];0)" office:value-type="percentage" office:value="0" calcext:value-type="percentage">
            <text:p>0,00 %</text:p>
          </table:table-cell>
          <table:table-cell table:style-name="ce11" table:formula="of:=MIN(service_du;[.$L$522])*[.N519]" office:value-type="float" office:value="0" calcext:value-type="float">
            <text:p>0 HETD</text:p>
          </table:table-cell>
          <table:table-cell table:style-name="ce28" table:formula="of:=IF([.L519]&lt;&gt;0;[.O519]/[.L519];0)" office:value-type="percentage" office:value="0" calcext:value-type="percentage">
            <text:p>0,00 %</text:p>
          </table:table-cell>
          <table:table-cell table:style-name="ce28" table:formula="of:=IF([.$L$522]&gt;service_du;1-[.P519];0)" office:value-type="percentage" office:value="1" calcext:value-type="percentage">
            <text:p>100,00 %</text:p>
          </table:table-cell>
          <table:table-cell table:style-name="ce26" table:formula="of:=[.I519]*[.Q519]*[.K519]*IF(ISBLANK([.G519]);1;[.G51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8]+[.L519]&gt;service_du;service_du;[.T518]+[.L519]))" office:value-type="float" office:value="188" calcext:value-type="float">
            <text:p>188 HETD</text:p>
          </table:table-cell>
          <table:table-cell table:style-name="ce11" table:formula="of:=IF(service_du=0;0;IF([.T518]+[.L519]&gt;service_du;service_du-[.T518];[.L519]))" office:value-type="float" office:value="0" calcext:value-type="float">
            <text:p>0 HETD</text:p>
          </table:table-cell>
          <table:table-cell table:style-name="ce30" table:formula="of:=IF(service_du=0;[.I519];IF([.J519]&gt;0;IF([.T518]+[.L519]&lt;service_du;0;(([.T518]+[.L519])-service_du)/[.J51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9]+IF([.H519]&lt;&gt;&quot;Oui&quot;;[.I519];0))*[.K519])*IF(ISBLANK([.G519]);1;[.G519])" office:value-type="float" office:value="0" calcext:value-type="float">
            <text:p>0 HETD</text:p>
          </table:table-cell>
          <table:table-cell/>
          <table:table-cell table:style-name="ce33" table:formula="of:=IF(OR(ISBLANK([.$C519]);[.$C519]=&quot;Référentiel&quot;);0;IF(contexte_calcul=&quot;Réalisé&quot;;[.$U519]*[.D519];[.$O519]*[.D519]))" office:value-type="float" office:value="0" calcext:value-type="float">
            <text:p>0 HETD</text:p>
          </table:table-cell>
          <table:table-cell table:style-name="ce33" table:formula="of:=IF(OR(ISBLANK([.$C519]);[.$C519]=&quot;Référentiel&quot;);0;IF(contexte_calcul=&quot;Réalisé&quot;;[.$U519]*[.E519];[.$O519]*[.E519]))" office:value-type="float" office:value="0" calcext:value-type="float">
            <text:p>0 HETD</text:p>
          </table:table-cell>
          <table:table-cell table:style-name="ce33" table:formula="of:=IF(OR(ISBLANK([.$C519]);[.$C519]=&quot;Référentiel&quot;);0;IF(contexte_calcul=&quot;Réalisé&quot;;[.$U519]*[.F519];[.$O519]*[.F519]))" office:value-type="float" office:value="0" calcext:value-type="float">
            <text:p>0 HETD</text:p>
          </table:table-cell>
          <table:table-cell table:style-name="ce33" table:formula="of:=IF([.$C519]=&quot;Référentiel&quot;;IF(contexte_calcul=&quot;Réalisé&quot;;[.$U519];[.$R519]);0)" office:value-type="float" office:value="0" calcext:value-type="float">
            <text:p>0 HETD</text:p>
          </table:table-cell>
          <table:table-cell table:style-name="ce33" table:formula="of:=IF(OR(ISBLANK([.$C519]);[.$C519]=&quot;Référentiel&quot;);0;IF(contexte_calcul=&quot;Réalisé&quot;;[.$W519]*[.D519];[.$R519]*[.D519]))" office:value-type="float" office:value="0" calcext:value-type="float">
            <text:p>0 HETD</text:p>
          </table:table-cell>
          <table:table-cell table:style-name="ce33" table:formula="of:=IF(OR(ISBLANK([.$C519]);[.$C519]=&quot;Référentiel&quot;);0;IF(contexte_calcul=&quot;Réalisé&quot;;[.$W519]*[.E519];[.$R519]*[.E519]))" office:value-type="float" office:value="0" calcext:value-type="float">
            <text:p>0 HETD</text:p>
          </table:table-cell>
          <table:table-cell table:style-name="ce33" table:formula="of:=IF(OR(ISBLANK([.$C519]);[.$C519]=&quot;Référentiel&quot;);0;IF(contexte_calcul=&quot;Réalisé&quot;;[.$W519]*[.F519];[.$R519]*[.F51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9]=&quot;Référentiel&quot;;IF(contexte_calcul=&quot;Réalisé&quot;;[.$W519];[.$R51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20]);[.C520]=&quot;Référentiel&quot;);&quot;&quot;;1-([.D520]+[.E520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20]);0;HLOOKUP(IF(AND([.C520]=&quot;TP&quot;;TP_vaut_TD=&quot;Oui&quot;);&quot;TD&quot;;[.C520]);types_intervention;2;0))*IF(ISBLANK([.G520]);1;[.G520])" office:value-type="float" office:value="0" calcext:value-type="float">
            <text:p>0 HETD</text:p>
          </table:table-cell>
          <table:table-cell table:style-name="ce12" table:formula="of:=IF(ISBLANK([.C520]);0;HLOOKUP([.C520];types_intervention;3;0))*IF(ISBLANK([.G520]);1;[.G520])" office:value-type="float" office:value="0" calcext:value-type="float">
            <text:p>0 HETD</text:p>
          </table:table-cell>
          <table:table-cell table:style-name="ce11" table:formula="of:=IF([.H520]=&quot;Oui&quot;;[.I520]*[.J52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20]/[.$L$522];0)" office:value-type="percentage" office:value="0" calcext:value-type="percentage">
            <text:p>0,00 %</text:p>
          </table:table-cell>
          <table:table-cell table:style-name="ce11" table:formula="of:=MIN(service_du;[.$L$522])*[.N520]" office:value-type="float" office:value="0" calcext:value-type="float">
            <text:p>0 HETD</text:p>
          </table:table-cell>
          <table:table-cell table:style-name="ce28" table:formula="of:=IF([.L520]&lt;&gt;0;[.O520]/[.L520];0)" office:value-type="percentage" office:value="0" calcext:value-type="percentage">
            <text:p>0,00 %</text:p>
          </table:table-cell>
          <table:table-cell table:style-name="ce28" table:formula="of:=IF([.$L$522]&gt;service_du;1-[.P520];0)" office:value-type="percentage" office:value="1" calcext:value-type="percentage">
            <text:p>100,00 %</text:p>
          </table:table-cell>
          <table:table-cell table:style-name="ce26" table:formula="of:=[.I520]*[.Q520]*[.K520]*IF(ISBLANK([.G520]);1;[.G52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9]+[.L520]&gt;service_du;service_du;[.T519]+[.L520]))" office:value-type="float" office:value="188" calcext:value-type="float">
            <text:p>188 HETD</text:p>
          </table:table-cell>
          <table:table-cell table:style-name="ce11" table:formula="of:=IF(service_du=0;0;IF([.T519]+[.L520]&gt;service_du;service_du-[.T519];[.L520]))" office:value-type="float" office:value="0" calcext:value-type="float">
            <text:p>0 HETD</text:p>
          </table:table-cell>
          <table:table-cell table:style-name="ce30" table:formula="of:=IF(service_du=0;[.I520];IF([.J520]&gt;0;IF([.T519]+[.L520]&lt;service_du;0;(([.T519]+[.L520])-service_du)/[.J52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20]+IF([.H520]&lt;&gt;&quot;Oui&quot;;[.I520];0))*[.K520])*IF(ISBLANK([.G520]);1;[.G520])" office:value-type="float" office:value="0" calcext:value-type="float">
            <text:p>0 HETD</text:p>
          </table:table-cell>
          <table:table-cell/>
          <table:table-cell table:style-name="ce33" table:formula="of:=IF(OR(ISBLANK([.$C520]);[.$C520]=&quot;Référentiel&quot;);0;IF(contexte_calcul=&quot;Réalisé&quot;;[.$U520]*[.D520];[.$O520]*[.D520]))" office:value-type="float" office:value="0" calcext:value-type="float">
            <text:p>0 HETD</text:p>
          </table:table-cell>
          <table:table-cell table:style-name="ce33" table:formula="of:=IF(OR(ISBLANK([.$C520]);[.$C520]=&quot;Référentiel&quot;);0;IF(contexte_calcul=&quot;Réalisé&quot;;[.$U520]*[.E520];[.$O520]*[.E520]))" office:value-type="float" office:value="0" calcext:value-type="float">
            <text:p>0 HETD</text:p>
          </table:table-cell>
          <table:table-cell table:style-name="ce33" table:formula="of:=IF(OR(ISBLANK([.$C520]);[.$C520]=&quot;Référentiel&quot;);0;IF(contexte_calcul=&quot;Réalisé&quot;;[.$U520]*[.F520];[.$O520]*[.F520]))" office:value-type="float" office:value="0" calcext:value-type="float">
            <text:p>0 HETD</text:p>
          </table:table-cell>
          <table:table-cell table:style-name="ce33" table:formula="of:=IF([.$C520]=&quot;Référentiel&quot;;IF(contexte_calcul=&quot;Réalisé&quot;;[.$U520];[.$R520]);0)" office:value-type="float" office:value="0" calcext:value-type="float">
            <text:p>0 HETD</text:p>
          </table:table-cell>
          <table:table-cell table:style-name="ce33" table:formula="of:=IF(OR(ISBLANK([.$C520]);[.$C520]=&quot;Référentiel&quot;);0;IF(contexte_calcul=&quot;Réalisé&quot;;[.$W520]*[.D520];[.$R520]*[.D520]))" office:value-type="float" office:value="0" calcext:value-type="float">
            <text:p>0 HETD</text:p>
          </table:table-cell>
          <table:table-cell table:style-name="ce33" table:formula="of:=IF(OR(ISBLANK([.$C520]);[.$C520]=&quot;Référentiel&quot;);0;IF(contexte_calcul=&quot;Réalisé&quot;;[.$W520]*[.E520];[.$R520]*[.E520]))" office:value-type="float" office:value="0" calcext:value-type="float">
            <text:p>0 HETD</text:p>
          </table:table-cell>
          <table:table-cell table:style-name="ce33" table:formula="of:=IF(OR(ISBLANK([.$C520]);[.$C520]=&quot;Référentiel&quot;);0;IF(contexte_calcul=&quot;Réalisé&quot;;[.$W520]*[.F520];[.$R520]*[.F52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20]=&quot;Référentiel&quot;;IF(contexte_calcul=&quot;Réalisé&quot;;[.$W520];[.$R52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5" table:content-validation-name="val1"/>
          <table:table-cell table:style-name="ce6" table:content-validation-name="val2"/>
          <table:table-cell table:style-name="ce14"/>
          <table:table-cell table:style-name="ce17"/>
          <table:table-cell table:style-name="ce19" table:formula="of:=IF(OR(ISBLANK([.C521]);[.C521]=&quot;Référentiel&quot;);&quot;&quot;;1-([.D521]+[.E521]))">
            <text:p/>
          </table:table-cell>
          <table:table-cell table:style-name="ce21"/>
          <table:table-cell table:style-name="ce6" table:content-validation-name="val6"/>
          <table:table-cell table:style-name="ce23"/>
          <table:table-cell table:style-name="ce26" table:formula="of:=IF(ISBLANK([.C521]);0;HLOOKUP(IF(AND([.C521]=&quot;TP&quot;;TP_vaut_TD=&quot;Oui&quot;);&quot;TD&quot;;[.C521]);types_intervention;2;0))*IF(ISBLANK([.G521]);1;[.G521])" office:value-type="float" office:value="0" calcext:value-type="float">
            <text:p>0 HETD</text:p>
          </table:table-cell>
          <table:table-cell table:style-name="ce12" table:formula="of:=IF(ISBLANK([.C521]);0;HLOOKUP([.C521];types_intervention;3;0))*IF(ISBLANK([.G521]);1;[.G521])" office:value-type="float" office:value="0" calcext:value-type="float">
            <text:p>0 HETD</text:p>
          </table:table-cell>
          <table:table-cell table:style-name="ce11" table:formula="of:=IF([.H521]=&quot;Oui&quot;;[.I521]*[.J52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21]/[.$L$522];0)" office:value-type="percentage" office:value="0" calcext:value-type="percentage">
            <text:p>0,00 %</text:p>
          </table:table-cell>
          <table:table-cell table:style-name="ce11" table:formula="of:=MIN(service_du;[.$L$522])*[.N521]" office:value-type="float" office:value="0" calcext:value-type="float">
            <text:p>0 HETD</text:p>
          </table:table-cell>
          <table:table-cell table:style-name="ce28" table:formula="of:=IF([.L521]&lt;&gt;0;[.O521]/[.L521];0)" office:value-type="percentage" office:value="0" calcext:value-type="percentage">
            <text:p>0,00 %</text:p>
          </table:table-cell>
          <table:table-cell table:style-name="ce28" table:formula="of:=IF([.$L$522]&gt;service_du;1-[.P521];0)" office:value-type="percentage" office:value="1" calcext:value-type="percentage">
            <text:p>100,00 %</text:p>
          </table:table-cell>
          <table:table-cell table:style-name="ce26" table:formula="of:=[.I521]*[.Q521]*[.K521]*IF(ISBLANK([.G521]);1;[.G52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20]+[.L521]&gt;service_du;service_du;[.T520]+[.L521]))" office:value-type="float" office:value="188" calcext:value-type="float">
            <text:p>188 HETD</text:p>
          </table:table-cell>
          <table:table-cell table:style-name="ce11" table:formula="of:=IF(service_du=0;0;IF([.T520]+[.L521]&gt;service_du;service_du-[.T520];[.L521]))" office:value-type="float" office:value="0" calcext:value-type="float">
            <text:p>0 HETD</text:p>
          </table:table-cell>
          <table:table-cell table:style-name="ce30" table:formula="of:=IF(service_du=0;[.I521];IF([.J521]&gt;0;IF([.T520]+[.L521]&lt;service_du;0;(([.T520]+[.L521])-service_du)/[.J52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21]+IF([.H521]&lt;&gt;&quot;Oui&quot;;[.I521];0))*[.K521])*IF(ISBLANK([.G521]);1;[.G521])" office:value-type="float" office:value="0" calcext:value-type="float">
            <text:p>0 HETD</text:p>
          </table:table-cell>
          <table:table-cell/>
          <table:table-cell table:style-name="ce33" table:formula="of:=IF(OR(ISBLANK([.$C521]);[.$C521]=&quot;Référentiel&quot;);0;IF(contexte_calcul=&quot;Réalisé&quot;;[.$U521]*[.D521];[.$O521]*[.D521]))" office:value-type="float" office:value="0" calcext:value-type="float">
            <text:p>0 HETD</text:p>
          </table:table-cell>
          <table:table-cell table:style-name="ce33" table:formula="of:=IF(OR(ISBLANK([.$C521]);[.$C521]=&quot;Référentiel&quot;);0;IF(contexte_calcul=&quot;Réalisé&quot;;[.$U521]*[.E521];[.$O521]*[.E521]))" office:value-type="float" office:value="0" calcext:value-type="float">
            <text:p>0 HETD</text:p>
          </table:table-cell>
          <table:table-cell table:style-name="ce33" table:formula="of:=IF(OR(ISBLANK([.$C521]);[.$C521]=&quot;Référentiel&quot;);0;IF(contexte_calcul=&quot;Réalisé&quot;;[.$U521]*[.F521];[.$O521]*[.F521]))" office:value-type="float" office:value="0" calcext:value-type="float">
            <text:p>0 HETD</text:p>
          </table:table-cell>
          <table:table-cell table:style-name="ce33" table:formula="of:=IF([.$C521]=&quot;Référentiel&quot;;IF(contexte_calcul=&quot;Réalisé&quot;;[.$U521];[.$R521]);0)" office:value-type="float" office:value="0" calcext:value-type="float">
            <text:p>0 HETD</text:p>
          </table:table-cell>
          <table:table-cell table:style-name="ce33" table:formula="of:=IF(OR(ISBLANK([.$C521]);[.$C521]=&quot;Référentiel&quot;);0;IF(contexte_calcul=&quot;Réalisé&quot;;[.$W521]*[.D521];[.$R521]*[.D521]))" office:value-type="float" office:value="0" calcext:value-type="float">
            <text:p>0 HETD</text:p>
          </table:table-cell>
          <table:table-cell table:style-name="ce33" table:formula="of:=IF(OR(ISBLANK([.$C521]);[.$C521]=&quot;Référentiel&quot;);0;IF(contexte_calcul=&quot;Réalisé&quot;;[.$W521]*[.E521];[.$R521]*[.E521]))" office:value-type="float" office:value="0" calcext:value-type="float">
            <text:p>0 HETD</text:p>
          </table:table-cell>
          <table:table-cell table:style-name="ce33" table:formula="of:=IF(OR(ISBLANK([.$C521]);[.$C521]=&quot;Référentiel&quot;);0;IF(contexte_calcul=&quot;Réalisé&quot;;[.$W521]*[.F521];[.$R521]*[.F52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21]=&quot;Référentiel&quot;;IF(contexte_calcul=&quot;Réalisé&quot;;[.$W521];[.$R52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table-cell table:number-columns-repeated="11"/>
          <table:table-cell table:style-name="ce27" table:formula="of:=SUM([.L22:.L521])" office:value-type="float" office:value="358.5" calcext:value-type="float">
            <text:p>358,5 HETD</text:p>
          </table:table-cell>
          <table:table-cell table:number-columns-repeated="1012"/>
        </table:table-row>
        <table:table-row table:style-name="ro1" table:number-rows-repeated="10480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posante_affectation" table:base-cell-address="$Feuille1.$A$1" table:cell-range-address="$Feuille1.$D$12"/>
        <table:named-range table:name="contexte_calcul" table:base-cell-address="$Feuille1.$A$1" table:cell-range-address="$Feuille1.$D$3"/>
        <table:named-range table:name="HC" table:base-cell-address="$Feuille1.$A$1" table:cell-range-address="$Feuille1.$D$18"/>
        <table:named-range table:name="HC_autorisees" table:base-cell-address="$Feuille1.$A$1" table:cell-range-address="$Feuille1.$D$14"/>
        <table:named-range table:name="service_du" table:base-cell-address="$Feuille1.$A$1" table:cell-range-address="$Feuille1.$D$16"/>
        <table:named-range table:name="service_realise" table:base-cell-address="$Feuille1.$A$1" table:cell-range-address="$Feuille1.$D$17"/>
        <table:named-range table:name="structure_etb" table:base-cell-address="$Feuille1.$A$1" table:cell-range-address="$Feuille1.$D$2"/>
        <table:named-range table:name="TP_vaut_TD" table:base-cell-address="$Feuille1.$A$1" table:cell-range-address="$Feuille1.$D$9"/>
        <table:named-range table:name="types_intervention" table:base-cell-address="$Feuille1.$A$1" table:cell-range-address="$Feuille1.$D$5:.$I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2" number:min-decimal-places="0" number:min-integer-digits="1" number:decimal-replacement=""/>
      <number:text> h</number:text>
    </number:number-style>
    <number:number-style style:name="N116">
      <number:number number:decimal-places="2" number:min-decimal-places="0" number:min-integer-digits="1" number:decimal-replacement="" number:grouping="true"/>
      <number:text> h</number:text>
    </number:number-style>
    <number:number-style style:name="N115">
      <number:text>x </number:text>
      <number:number number:decimal-places="2" number:min-decimal-places="0" number:min-integer-digits="1" number:decimal-replacement=""/>
    </number:number-style>
    <number:percentage-style style:name="N114">
      <number:number number:decimal-places="2" number:min-decimal-places="2" number:min-integer-digits="1"/>
      <number:text> %</number:text>
    </number:percentage-style>
    <number:number-style style:name="N113P0" style:volatile="true">
      <number:text>+</number:text>
      <number:number number:decimal-places="2" number:min-decimal-places="0" number:min-integer-digits="1" number:decimal-replacement=""/>
      <number:text> HETD</number:text>
    </number:number-style>
    <number:number-style style:name="N113">
      <number:text>-</number:text>
      <number:number number:decimal-places="2" number:min-decimal-places="0" number:min-integer-digits="1" number:decimal-replacement=""/>
      <number:text> HETD</number:text>
      <style:map style:condition="value()&gt;=0" style:apply-style-name="N113P0"/>
    </number:number-style>
    <number:number-style style:name="N112">
      <number:number number:decimal-places="2" number:min-decimal-places="0" number:min-integer-digits="1" number:decimal-replacement=""/>
      <number:text> HETD</number:text>
    </number:number-style>
    <number:number-style style:name="N111">
      <number:number number:decimal-places="2" number:min-decimal-places="0" number:min-integer-digits="1" number:decimal-replacement="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date-style style:name="N10109" number:language="fr" number:country="FR"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Feuille1" style:display-name="PageStyle_Feuille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grid Laignel</meta:initial-creator>
    <meta:creation-date>2018-12-10T08:09:01</meta:creation-date>
    <dc:date>2021-07-07T15:53:40.019341000</dc:date>
    <meta:editing-cycles>18</meta:editing-cycles>
    <meta:editing-duration>PT6H39M9S</meta:editing-duration>
    <meta:document-statistic meta:table-count="1" meta:cell-count="11527" meta:object-count="0"/>
    <meta:generator>LibreOffice/7.3.7.2$Linux_X86_64 LibreOffice_project/30$Build-2</meta:generator>
  </office:meta>
</office:document-meta>
</file>